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30">
      <style:table-cell-properties fo:background-color="transparent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" style:family="table-cell" style:parent-style-name="Default" style:data-style-name="N0">
      <style:table-cell-properties fo:background-color="transparent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" style:family="table-cell" style:parent-style-name="Default" style:data-style-name="N0">
      <style:table-cell-properties fo:background-color="transparent"/>
      <style:text-properties style:font-name="微軟正黑體" style:font-name-asian="微軟正黑體" style:font-name-complex="微軟正黑體" style:font-family-generic="swiss"/>
    </style:style>
    <style:style style:name="ce4" style:family="table-cell" style:parent-style-name="Default" style:data-style-name="N30">
      <style:table-cell-properties fo:border="thin solid #000000" fo:background-color="transparent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5" style:family="table-cell" style:parent-style-name="Default" style:data-style-name="N5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8" style:family="table-cell" style:parent-style-name="Default" style:data-style-name="N0"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9" style:family="table-cell" style:parent-style-name="Default" style:data-style-name="N30"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0" style:family="table-cell" style:parent-style-name="Default" style:data-style-name="N0">
      <style:text-properties style:font-name="微軟正黑體" style:font-name-asian="微軟正黑體" style:font-name-complex="微軟正黑體" style:font-family-generic="swiss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5" style:family="table-cell" style:parent-style-name="Default" style:data-style-name="N0">
      <style:table-cell-properties style:vertical-align="top" fo:background-color="transparent"/>
      <style:text-properties style:font-name="微軟正黑體" style:font-name-asian="微軟正黑體" style:font-name-complex="微軟正黑體" style:font-family-generic="swiss"/>
    </style:style>
    <style:style style:name="ce16" style:family="table-cell" style:parent-style-name="Default" style:data-style-name="N30">
      <style:table-cell-properties style:vertical-align="top" fo:background-color="transparent"/>
      <style:text-properties style:font-name="微軟正黑體" style:font-name-asian="微軟正黑體" style:font-name-complex="微軟正黑體" style:font-family-generic="swiss"/>
    </style:style>
    <style:style style:name="ce1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8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5pt" style:font-size-asian="5pt" style:font-size-complex="5pt" style:text-position="33%" style:font-family-generic="swiss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/>
      <style:text-properties style:font-name="微軟正黑體" style:font-name-asian="微軟正黑體" style:font-name-complex="微軟正黑體" style:font-family-generic="swiss"/>
    </style:style>
    <style:style style:name="ce20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1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2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/>
      <style:text-properties style:font-name="微軟正黑體" style:font-name-asian="微軟正黑體" style:font-name-complex="微軟正黑體" style:font-family-generic="swiss"/>
    </style:style>
    <style:style style:name="ce23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/>
      <style:text-properties style:font-name="微軟正黑體" style:font-name-asian="微軟正黑體" style:font-name-complex="微軟正黑體" style:font-family-generic="swiss"/>
    </style:style>
    <style:style style:name="ce24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/>
      <style:text-properties style:font-name="微軟正黑體" style:font-name-asian="微軟正黑體" style:font-name-complex="微軟正黑體" style:font-family-generic="swiss"/>
    </style:style>
    <style:style style:name="ce25" style:family="table-cell" style:parent-style-name="Default" style:data-style-name="N30">
      <style:table-cell-properties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6" style:family="table-cell" style:parent-style-name="Default" style:data-style-name="N30">
      <style:table-cell-properties style:vertical-align="top" fo:background-color="transparent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7" style:family="table-cell" style:parent-style-name="Default" style:data-style-name="N30">
      <style:table-cell-properties style:vertical-align="top" fo:background-color="transparent"/>
      <style:text-properties style:font-name="微軟正黑體" style:font-name-asian="微軟正黑體" style:font-name-complex="微軟正黑體" style:font-family-generic="swiss"/>
    </style:style>
    <style:style style:name="ce28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/>
      <style:text-properties style:font-name="微軟正黑體" style:font-name-asian="微軟正黑體" style:font-name-complex="微軟正黑體" style:font-family-generic="swiss"/>
    </style:style>
    <style:style style:name="ce29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0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1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5" style:family="table-cell" style:parent-style-name="Default" style:data-style-name="N30">
      <style:table-cell-properties style:vertical-align="top" fo:background-color="transparent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6" style:family="table-cell" style:parent-style-name="Default" style:data-style-name="N30">
      <style:table-cell-properties style:vertical-align="top" fo:background-color="transparent"/>
      <style:text-properties fo:color="#FFFFFF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7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/>
      <style:text-properties fo:color="#FFFFFF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8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style:font-family-generic="swiss"/>
    </style:style>
    <style:style style:name="ce39" style:family="table-cell" style:parent-style-name="Default" style:data-style-name="N0">
      <style:table-cell-properties style:vertical-align="top" fo:background-color="transparent"/>
      <style:text-properties style:font-name="微軟正黑體" style:font-name-asian="微軟正黑體" style:font-name-complex="微軟正黑體" style:font-family-generic="swiss"/>
    </style:style>
    <style:style style:name="ce40" style:family="table-cell" style:parent-style-name="Default" style:data-style-name="N0">
      <style:table-cell-properties fo:background-color="transparent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1" style:family="table-cell" style:parent-style-name="Default" style:data-style-name="N5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2" style:family="table-cell" style:parent-style-name="Default" style:data-style-name="N56">
      <style:table-cell-properties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3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fo:color="#A6A6A6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4" style:family="table-cell" style:parent-style-name="Default" style:data-style-name="N30">
      <style:table-cell-properties style:vertical-align="top" fo:background-color="transparent" style:repeat-content="false"/>
      <style:paragraph-properties fo:text-align="center"/>
      <style:text-properties fo:color="#A6A6A6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5" style:family="table-cell" style:parent-style-name="Default" style:data-style-name="N0">
      <style:table-cell-properties style:vertical-align="top" fo:background-color="transparent"/>
      <style:text-properties fo:color="#000000" style:font-name="微軟正黑體" style:font-name-asian="微軟正黑體" style:font-name-complex="微軟正黑體" style:font-family-generic="swiss"/>
    </style:style>
    <style:style style:name="ce46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5pt" style:font-size-asian="5pt" style:font-size-complex="5pt" style:text-position="33%" style:font-family-generic="swiss"/>
    </style:style>
    <style:style style:name="ce4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8" style:family="table-cell" style:parent-style-name="Default" style:data-style-name="N56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9" style:family="table-cell" style:parent-style-name="Default" style:data-style-name="N0">
      <style:table-cell-properties fo:background-color="transparent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50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1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4" style:family="table-cell" style:parent-style-name="Default" style:data-style-name="N30">
      <style:table-cell-properties style:vertical-align="top"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5" style:family="table-cell" style:parent-style-name="Default" style:data-style-name="N30">
      <style:table-cell-properties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7" style:family="table-cell" style:parent-style-name="Default" style:data-style-name="N30">
      <style:table-cell-properties style:vertical-align="top"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8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/>
      <style:text-properties style:font-name="微軟正黑體" style:font-name-asian="微軟正黑體" style:font-name-complex="微軟正黑體" fo:font-size="6pt" style:font-size-asian="6pt" style:font-size-complex="6pt" style:font-family-generic="swiss"/>
    </style:style>
    <style:style style:name="ce59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微軟正黑體" style:font-name-asian="微軟正黑體" style:font-name-complex="微軟正黑體" style:font-family-generic="swiss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微軟正黑體" style:font-name-asian="微軟正黑體" style:font-name-complex="微軟正黑體" style:font-family-generic="swiss"/>
    </style:style>
    <style:style style:name="ce61" style:family="table-cell" style:parent-style-name="Default" style:data-style-name="N0">
      <style:table-cell-properties style:vertical-align="middle" fo:background-color="transparent"/>
      <style:text-properties style:font-name="微軟正黑體" style:font-name-asian="微軟正黑體" style:font-name-complex="微軟正黑體" fo:font-size="9pt" style:font-size-asian="9pt" style:font-size-complex="9pt" style:font-family-generic="swiss"/>
    </style:style>
    <style:style style:name="ce62" style:family="table-cell" style:parent-style-name="Default" style:data-style-name="N30">
      <style:table-cell-properties style:vertical-align="middle" fo:background-color="transparent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3" style:family="table-cell" style:parent-style-name="Default" style:data-style-name="N0">
      <style:table-cell-properties style:vertical-align="middle" fo:background-color="transparent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4" style:family="table-cell" style:parent-style-name="Default" style:data-style-name="N0">
      <style:table-cell-properties style:vertical-align="middle" fo:background-color="transparent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5" style:family="table-cell" style:parent-style-name="Default" style:data-style-name="N0">
      <style:table-cell-properties style:vertical-align="middle" fo:background-color="transparent"/>
      <style:text-properties style:font-name="微軟正黑體" style:font-name-asian="微軟正黑體" style:font-name-complex="微軟正黑體" style:font-family-generic="swiss"/>
    </style:style>
    <style:style style:name="ce66" style:family="table-cell" style:parent-style-name="Default" style:data-style-name="N0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7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微軟正黑體" style:font-name-asian="微軟正黑體" style:font-name-complex="微軟正黑體" style:font-family-generic="swiss"/>
    </style:style>
    <style:style style:name="ce69" style:family="table-cell" style:parent-style-name="Default" style:data-style-name="N56">
      <style:table-cell-properties fo:border-top="thin solid #000000" fo:border-bottom="none" fo:border-left="thin solid #000000" fo:border-right="thin solid #000000" style:diagonal-tl-br="thin solid #000000" style:vertical-align="middle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70" style:family="table-cell" style:parent-style-name="Default" style:data-style-name="N56">
      <style:table-cell-properties fo:border-top="none" fo:border-bottom="none" fo:border-left="thin solid #000000" fo:border-right="thin solid #000000" style:diagonal-tl-br="thin solid #000000" style:vertical-align="middle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71" style:family="table-cell" style:parent-style-name="Default" style:data-style-name="N56">
      <style:table-cell-properties fo:border-top="none" fo:border-bottom="thin solid #000000" fo:border-left="thin solid #000000" fo:border-right="thin solid #000000" style:diagonal-tl-br="thin solid #000000" style:vertical-align="middle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72" style:family="table-cell" style:parent-style-name="Default" style:data-style-name="N30">
      <style:table-cell-properties fo:border-top="none" fo:border-bottom="none" fo:border-left="thin solid #000000" fo:border-right="none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73" style:family="table-cell" style:parent-style-name="Default" style:data-style-name="N30">
      <style:table-cell-properties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74" style:family="table-cell" style:parent-style-name="Default" style:data-style-name="N30">
      <style:table-cell-properties fo:border-top="thin solid #000000" fo:border-bottom="none" fo:border-left="thin solid #000000" fo:border-right="none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75" style:family="table-cell" style:parent-style-name="Default" style:data-style-name="N3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76" style:family="table-cell" style:parent-style-name="Default" style:data-style-name="N3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77" style:family="table-cell" style:parent-style-name="Default" style:data-style-name="N30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78" style:family="table-cell" style:parent-style-name="Default" style:data-style-name="N3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79" style:family="table-cell" style:parent-style-name="Default" style:data-style-name="N3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80" style:family="table-cell" style:parent-style-name="Default" style:data-style-name="N3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81" style:family="table-cell" style:parent-style-name="Default" style:data-style-name="N56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82" style:family="table-cell" style:parent-style-name="Default" style:data-style-name="N56">
      <style:table-cell-properties fo:border-top="none" fo:border-bottom="none" fo:border-left="thin solid #000000" fo:border-right="thin solid #000000" style:vertical-align="middle" fo:background-color="transparent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83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84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85" style:family="table-cell" style:parent-style-name="Default" style:data-style-name="N0">
      <style:table-cell-properties style:vertical-align="top" fo:background-color="transparent"/>
      <style:text-properties style:font-name="微軟正黑體" style:font-name-asian="微軟正黑體" style:font-name-complex="微軟正黑體" style:font-family-generic="swiss"/>
    </style:style>
    <style:style style:name="ce86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87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8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89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9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91" style:family="table-cell" style:parent-style-name="Default" style:data-style-name="N56">
      <style:table-cell-properties fo:border="thin solid #000000" style:diagonal-tl-br="thin solid #000000"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92" style:family="table-cell" style:parent-style-name="Default" style:data-style-name="N56">
      <style:table-cell-properties fo:border-top="thin solid #000000" fo:border-bottom="none" fo:border-left="thin solid #000000" fo:border-right="thin solid #000000" style:vertical-align="middle" fo:background-color="transparent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93" style:family="table-cell" style:parent-style-name="Default" style:data-style-name="N56">
      <style:table-cell-properties fo:border-top="none" fo:border-bottom="none" fo:border-left="thin solid #000000" fo:border-right="thin solid #000000" style:vertical-align="middle" fo:background-color="transparent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94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95" style:family="table-cell" style:parent-style-name="Default" style:data-style-name="N56">
      <style:table-cell-properties fo:border-top="thin solid #000000" fo:border-bottom="none" fo:border-left="thin solid #000000" fo:border-right="thin solid #000000" style:diagonal-tl-br="thin solid #000000"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96" style:family="table-cell" style:parent-style-name="Default" style:data-style-name="N56">
      <style:table-cell-properties fo:border-top="none" fo:border-bottom="none" fo:border-left="thin solid #000000" fo:border-right="thin solid #000000" style:diagonal-tl-br="thin solid #000000"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97" style:family="table-cell" style:parent-style-name="Default" style:data-style-name="N56">
      <style:table-cell-properties fo:border-top="none" fo:border-bottom="thin solid #000000" fo:border-left="thin solid #000000" fo:border-right="thin solid #000000" style:diagonal-tl-br="thin solid #000000" style:vertical-align="middle" fo:background-color="transparent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9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99" style:family="table-cell" style:parent-style-name="Default" style:data-style-name="N56">
      <style:table-cell-properties fo:border="thin solid #000000" style:vertical-align="middle" fo:background-color="transparent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00" style:family="table-cell" style:parent-style-name="Default" style:data-style-name="N56">
      <style:table-cell-properties fo:border="thin solid #000000" style:vertical-align="middle" fo:background-color="transparent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01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02" style:family="table-cell" style:parent-style-name="Default" style:data-style-name="N3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0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04" style:family="table-cell" style:parent-style-name="Default" style:data-style-name="N56">
      <style:table-cell-properties fo:border="thin solid #000000" style:diagonal-tl-br="thin solid #000000" style:vertical-align="middle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9.6pt" style:use-optimal-row-height="false" fo:break-before="auto"/>
    </style:style>
    <style:style style:name="ro3" style:family="table-row">
      <style:table-row-properties style:row-height="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水產養殖面積0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1" table:default-cell-style-name="ce2"/>
        <table:table-column table:style-name="co3" table:default-cell-style-name="ce49"/>
        <table:table-column table:style-name="co3" table:number-columns-repeated="3" table:default-cell-style-name="ce2"/>
        <table:table-column table:style-name="co3" table:default-cell-style-name="ce3"/>
        <table:table-column table:style-name="co4" table:number-columns-repeated="16366" table:default-cell-style-name="ce3"/>
        <table:table-row table:style-name="ro1">
          <table:table-cell office:value-type="string" table:style-name="ce61">
            <text:p><text:s/>9．水產養殖面積</text:p>
          </table:table-cell>
          <table:table-cell table:style-name="ce62"/>
          <table:table-cell table:number-columns-repeated="8" table:style-name="ce63"/>
          <table:table-cell office:value-type="string" table:style-name="ce61">
            <text:p><text:s/>9．AQUACULTURE AREA BY SPECIES</text:p>
          </table:table-cell>
          <table:table-cell table:number-columns-repeated="2" table:style-name="ce63"/>
          <table:table-cell table:style-name="ce66"/>
          <table:table-cell table:number-columns-repeated="3" table:style-name="ce63"/>
          <table:table-cell table:number-columns-repeated="16367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number-columns-repeated="5"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style-name="ce15"/>
          <table:table-cell table:style-name="ce45"/>
          <table:table-cell table:number-columns-repeated="16370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2" table:number-rows-spanned="1" table:style-name="ce87">
            <text:p>箱網養殖：立方公尺</text:p>
          </table:table-cell>
          <table:covered-table-cell/>
          <table:table-cell table:number-columns-repeated="2"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8"/>
          <table:table-cell table:style-name="ce46"/>
          <table:table-cell table:number-columns-repeated="16370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table:style-name="ce19"/>
          <table:table-cell table:number-columns-repeated="3" table:style-name="ce22"/>
          <table:table-cell office:value-type="string" table:number-columns-spanned="12" table:number-rows-spanned="1" table:style-name="ce103">
            <text:p>海面養殖</text:p>
          </table:table-cell>
          <table:covered-table-cell table:number-columns-repeated="11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2">
            <text:p>總計</text:p>
          </table:table-cell>
          <table:covered-table-cell table:number-columns-repeated="3"/>
          <table:table-cell office:value-type="string" table:number-columns-spanned="12" table:number-rows-spanned="1" table:style-name="ce98">
            <text:p>Marine Culture</text:p>
          </table:table-cell>
          <table:covered-table-cell table:number-columns-repeated="11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2">
            <text:p><text:s/>Grand Total</text:p>
          </table:table-cell>
          <table:covered-table-cell table:number-columns-repeated="3"/>
          <table:table-cell office:value-type="string" table:number-columns-spanned="4" table:number-rows-spanned="1" table:style-name="ce103">
            <text:p>海面養殖合計</text:p>
          </table:table-cell>
          <table:covered-table-cell table:number-columns-repeated="3"/>
          <table:table-cell office:value-type="string" table:number-columns-spanned="4" table:number-rows-spanned="1" table:style-name="ce103">
            <text:p>淺海養殖</text:p>
          </table:table-cell>
          <table:covered-table-cell table:number-columns-repeated="3"/>
          <table:table-cell office:value-type="string" table:number-columns-spanned="4" table:number-rows-spanned="1" table:style-name="ce103">
            <text:p>其他海面養殖</text:p>
          </table:table-cell>
          <table:covered-table-cell table:number-columns-repeated="3"/>
          <table:table-cell table:number-columns-repeated="16366" table:style-name="ce15"/>
        </table:table-row>
        <table:table-row table:style-name="ro3">
          <table:covered-table-cell/>
          <table:covered-table-cell/>
          <table:table-cell table:number-columns-spanned="4" table:number-rows-spanned="1" table:style-name="ce98"/>
          <table:covered-table-cell table:number-columns-repeated="3"/>
          <table:table-cell office:value-type="string" table:number-columns-spanned="4" table:number-rows-spanned="1" table:style-name="ce98">
            <text:p>Total Marine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Shallow Sea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Other Marine Culture</text:p>
          </table:table-cell>
          <table:covered-table-cell table:number-columns-repeated="3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style-name="ce34">
            <text:p>合計</text:p>
          </table:table-cell>
          <table:table-cell office:value-type="string" table:style-name="ce34">
            <text:p>單養</text:p>
          </table:table-cell>
          <table:table-cell office:value-type="string" table:style-name="ce34">
            <text:p>混養</text:p>
          </table:table-cell>
          <table:table-cell office:value-type="string" table:style-name="ce34">
            <text:p>休養</text:p>
          </table:table-cell>
          <table:table-cell office:value-type="string" table:style-name="ce34">
            <text:p>合計</text:p>
          </table:table-cell>
          <table:table-cell office:value-type="string" table:style-name="ce34">
            <text:p>單養</text:p>
          </table:table-cell>
          <table:table-cell office:value-type="string" table:style-name="ce34">
            <text:p>混養</text:p>
          </table:table-cell>
          <table:table-cell office:value-type="string" table:style-name="ce33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47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1">
            <text:p>Suspend-Culture</text:p>
          </table:table-cell>
          <table:table-cell office:value-type="string" table:style-name="ce52">
            <text:p>Sub Total</text:p>
          </table:table-cell>
          <table:table-cell office:value-type="string" table:style-name="ce52">
            <text:p>Mono-Culture</text:p>
          </table:table-cell>
          <table:table-cell office:value-type="string" table:style-name="ce52">
            <text:p>Poly-Culture</text:p>
          </table:table-cell>
          <table:table-cell office:value-type="string" table:style-name="ce53">
            <text:p>Suspend-Culture</text:p>
          </table:table-cell>
          <table:table-cell office:value-type="string" table:style-name="ce52">
            <text:p>Sub Total</text:p>
          </table:table-cell>
          <table:table-cell office:value-type="string" table:style-name="ce52">
            <text:p>Mono-Culture</text:p>
          </table:table-cell>
          <table:table-cell office:value-type="string" table:style-name="ce52">
            <text:p>Poly-Culture</text:p>
          </table:table-cell>
          <table:table-cell office:value-type="string" table:style-name="ce50">
            <text:p>Suspend-Culture</text:p>
          </table:table-cell>
          <table:table-cell table:number-columns-repeated="16366" table:style-name="ce15"/>
        </table:table-row>
        <table:table-row table:style-name="ro3">
          <table:table-cell office:value-type="string" table:number-columns-spanned="1" table:number-rows-spanned="14" table:style-name="ce100">
            <text:p>總計</text:p>
          </table:table-cell>
          <table:table-cell office:value-type="string" table:style-name="ce4">
            <text:p>總計</text:p>
          </table:table-cell>
          <table:table-cell office:value-type="float" office:value="45213.610000000008" table:formula="msoxl:=  IF(SUM(D10:F10)=0,&quot;-&quot;,SUM(D10:F10))" table:style-name="ce5">
            <text:p>45,213.61<text:s/></text:p>
          </table:table-cell>
          <table:table-cell office:value-type="float" office:value="23904.65" table:formula="msoxl:=IF(SUM(H10,水產養殖面積1!D10)=0,&quot;-&quot;,SUM(H10,水產養殖面積1!D10))" table:style-name="ce5">
            <text:p>23,904.65<text:s/></text:p>
          </table:table-cell>
          <table:table-cell office:value-type="float" office:value="18901.560000000001" table:formula="msoxl:=IF(SUM(I10,水產養殖面積1!E10)=0,&quot;-&quot;,SUM(I10,水產養殖面積1!E10))" table:style-name="ce5">
            <text:p>18,901.56<text:s/></text:p>
          </table:table-cell>
          <table:table-cell office:value-type="float" office:value="2407.4" table:formula="msoxl:=IF(SUM(J10,水產養殖面積1!F10)=0,&quot;-&quot;,SUM(J10,水產養殖面積1!F10))" table:style-name="ce5">
            <text:p>2,407.40<text:s/></text:p>
          </table:table-cell>
          <table:table-cell office:value-type="float" office:value="11393.23" table:formula="msoxl:=  IF(SUM(H10:J10)=0,&quot;-&quot;,SUM(H10:J10))" table:style-name="ce5">
            <text:p>11,393.23<text:s/></text:p>
          </table:table-cell>
          <table:table-cell office:value-type="float" office:value="10911.51" table:formula="msoxl:=  IF(SUM(L10,P10)=0,&quot;-&quot;,SUM(L10,P10))" table:style-name="ce5">
            <text:p>10,911.51<text:s/></text:p>
          </table:table-cell>
          <table:table-cell office:value-type="float" office:value="208.92" table:formula="msoxl:=  IF(SUM(M10,Q10)=0,&quot;-&quot;,SUM(M10,Q10))" table:style-name="ce5">
            <text:p>208.92<text:s/></text:p>
          </table:table-cell>
          <table:table-cell office:value-type="float" office:value="272.8" table:formula="msoxl:=  IF(SUM(N10,R10)=0,&quot;-&quot;,SUM(N10,R10))" table:style-name="ce5">
            <text:p>272.80<text:s/></text:p>
          </table:table-cell>
          <table:table-cell office:value-type="float" office:value="11393.23" table:formula="msoxl:=  IF(SUM(L10:N10)=0,&quot;-&quot;,SUM(L10:N10))" table:style-name="ce5">
            <text:p>11,393.23<text:s/></text:p>
          </table:table-cell>
          <table:table-cell office:value-type="float" office:value="10911.51" table:style-name="ce5">
            <text:p>10,911.51<text:s/></text:p>
          </table:table-cell>
          <table:table-cell office:value-type="float" office:value="208.92" table:style-name="ce5">
            <text:p>208.92<text:s/></text:p>
          </table:table-cell>
          <table:table-cell office:value-type="float" office:value="272.8" table:style-name="ce48">
            <text:p>272.80<text:s/></text:p>
          </table:table-cell>
          <table:table-cell office:value-type="string" office:string-value="-" table:formula="msoxl:=  IF(SUM(P10:R10)=0,&quot;-&quot;,SUM(P10:R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8529.060000000001" table:formula="msoxl:=  IF(SUM(D11:E11)=0,&quot;-&quot;,SUM(D11:E11))" table:style-name="ce5">
            <text:p>18,529.06<text:s/></text:p>
          </table:table-cell>
          <table:table-cell office:value-type="float" office:value="8054.5800000000008" table:formula="msoxl:=IF(SUM(H11,水產養殖面積1!D11)=0,&quot;-&quot;,SUM(H11,水產養殖面積1!D11))" table:style-name="ce5">
            <text:p>8,054.58<text:s/></text:p>
          </table:table-cell>
          <table:table-cell office:value-type="float" office:value="10474.48" table:formula="msoxl:=IF(SUM(I11,水產養殖面積1!E11)=0,&quot;-&quot;,SUM(I11,水產養殖面積1!E11))" table:style-name="ce5">
            <text:p>10,474.48<text:s/></text:p>
          </table:table-cell>
          <table:table-cell table:number-columns-spanned="1" table:number-rows-spanned="13" table:style-name="ce91"/>
          <table:table-cell office:value-type="string" office:string-value="-" table:formula="msoxl:=  IF(SUM(H11:I11)=0,&quot;-&quot;,SUM(H11:I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office:value-type="string" office:string-value="-" table:formula="msoxl:=  IF(SUM(I12:I16)=0,&quot;-&quot;,SUM(I12:I16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11:M11)=0,&quot;-&quot;,SUM(L11:M11))" table:style-name="ce5">
            <text:p>-</text:p>
          </table:table-cell>
          <table:table-cell office:value-type="string" office:string-value="-" table:formula="msoxl:=  IF(SUM(L12:L16)=0,&quot;-&quot;,SUM(L12:L16))" table:style-name="ce5">
            <text:p>-</text:p>
          </table:table-cell>
          <table:table-cell office:value-type="string" office:string-value="-" table:formula="msoxl:=  IF(SUM(M12:M16)=0,&quot;-&quot;,SUM(M12:M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11:Q11)=0,&quot;-&quot;,SUM(P11:Q11))" table:style-name="ce5">
            <text:p>-</text:p>
          </table:table-cell>
          <table:table-cell office:value-type="string" office:string-value="-" table:formula="msoxl:=  IF(SUM(P12:P16)=0,&quot;-&quot;,SUM(P12:P16))" table:style-name="ce5">
            <text:p>-</text:p>
          </table:table-cell>
          <table:table-cell office:value-type="string" office:string-value="-" table:formula="msoxl:=  IF(SUM(Q12:Q16)=0,&quot;-&quot;,SUM(Q12:Q16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10037.82" table:formula="msoxl:=  IF(SUM(D12:E12)=0,&quot;-&quot;,SUM(D12:E12))" table:style-name="ce5">
            <text:p>10,037.82<text:s/></text:p>
          </table:table-cell>
          <table:table-cell office:value-type="float" office:value="2773.51" table:formula="msoxl:=IF(SUM(H12,水產養殖面積1!D12)=0,&quot;-&quot;,SUM(H12,水產養殖面積1!D12))" table:style-name="ce5">
            <text:p>2,773.51<text:s/></text:p>
          </table:table-cell>
          <table:table-cell office:value-type="float" office:value="7264.3099999999995" table:formula="msoxl:=IF(SUM(I12,水產養殖面積1!E12)=0,&quot;-&quot;,SUM(I12,水產養殖面積1!E12))" table:style-name="ce5">
            <text:p>7,264.31<text:s/></text:p>
          </table:table-cell>
          <table:covered-table-cell/>
          <table:table-cell office:value-type="string" office:string-value="-" table:formula="msoxl:=  IF(SUM(H12:I12)=0,&quot;-&quot;,SUM(H12:I12))" table:style-name="ce5">
            <text:p>-</text:p>
          </table:table-cell>
          <table:table-cell office:value-type="string" office:string-value="-" table:formula="msoxl:=  IF(SUM(L12,P12)=0,&quot;-&quot;,SUM(L12,P12))" table:style-name="ce5">
            <text:p>-</text:p>
          </table:table-cell>
          <table:table-cell office:value-type="string" office:string-value="-" table:formula="msoxl:=  IF(SUM(M12,Q12)=0,&quot;-&quot;,SUM(M12,Q12))" table:style-name="ce5">
            <text:p>-</text:p>
          </table:table-cell>
          <table:covered-table-cell/>
          <table:table-cell office:value-type="string" office:string-value="-" table:formula="msoxl:=  IF(SUM(L12:M12)=0,&quot;-&quot;,SUM(L12:M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2:Q12)=0,&quot;-&quot;,SUM(P12:Q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4754.34" table:formula="msoxl:=  IF(SUM(D13:E13)=0,&quot;-&quot;,SUM(D13:E13))" table:style-name="ce5">
            <text:p>4,754.34<text:s/></text:p>
          </table:table-cell>
          <table:table-cell office:value-type="float" office:value="2009.85" table:formula="msoxl:=IF(SUM(H13,水產養殖面積1!D13)=0,&quot;-&quot;,SUM(H13,水產養殖面積1!D13))" table:style-name="ce5">
            <text:p>2,009.85<text:s/></text:p>
          </table:table-cell>
          <table:table-cell office:value-type="float" office:value="2744.49" table:formula="msoxl:=IF(SUM(I13,水產養殖面積1!E13)=0,&quot;-&quot;,SUM(I13,水產養殖面積1!E13))" table:style-name="ce5">
            <text:p>2,744.49<text:s/></text:p>
          </table:table-cell>
          <table:covered-table-cell/>
          <table:table-cell office:value-type="string" office:string-value="-" table:formula="msoxl:=  IF(SUM(H13:I13)=0,&quot;-&quot;,SUM(H13:I13))" table:style-name="ce5">
            <text:p>-</text:p>
          </table:table-cell>
          <table:table-cell office:value-type="string" office:string-value="-" table:formula="msoxl:=  IF(SUM(L13,P13)=0,&quot;-&quot;,SUM(L13,P13))" table:style-name="ce5">
            <text:p>-</text:p>
          </table:table-cell>
          <table:table-cell office:value-type="string" office:string-value="-" table:formula="msoxl:=  IF(SUM(M13,Q13)=0,&quot;-&quot;,SUM(M13,Q13))" table:style-name="ce5">
            <text:p>-</text:p>
          </table:table-cell>
          <table:covered-table-cell/>
          <table:table-cell office:value-type="string" office:string-value="-" table:formula="msoxl:=  IF(SUM(L13:M13)=0,&quot;-&quot;,SUM(L13:M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3:Q13)=0,&quot;-&quot;,SUM(P13:Q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391.89" table:formula="msoxl:=  IF(SUM(D14:E14)=0,&quot;-&quot;,SUM(D14:E14))" table:style-name="ce5">
            <text:p>391.89<text:s/></text:p>
          </table:table-cell>
          <table:table-cell office:value-type="float" office:value="390.75" table:formula="msoxl:=IF(SUM(H14,水產養殖面積1!D14)=0,&quot;-&quot;,SUM(H14,水產養殖面積1!D14))" table:style-name="ce5">
            <text:p>390.75<text:s/></text:p>
          </table:table-cell>
          <table:table-cell office:value-type="float" office:value="1.1399999999999999" table:formula="msoxl:=IF(SUM(I14,水產養殖面積1!E14)=0,&quot;-&quot;,SUM(I14,水產養殖面積1!E14))" table:style-name="ce5">
            <text:p>1.14<text:s/></text:p>
          </table:table-cell>
          <table:covered-table-cell/>
          <table:table-cell office:value-type="string" office:string-value="-" table:formula="msoxl:=  IF(SUM(H14:I14)=0,&quot;-&quot;,SUM(H14:I14))" table:style-name="ce5">
            <text:p>-</text:p>
          </table:table-cell>
          <table:table-cell office:value-type="string" office:string-value="-" table:formula="msoxl:=  IF(SUM(L14,P14)=0,&quot;-&quot;,SUM(L14,P14))" table:style-name="ce5">
            <text:p>-</text:p>
          </table:table-cell>
          <table:table-cell office:value-type="string" office:string-value="-" table:formula="msoxl:=  IF(SUM(M14,Q14)=0,&quot;-&quot;,SUM(M14,Q14))" table:style-name="ce5">
            <text:p>-</text:p>
          </table:table-cell>
          <table:covered-table-cell/>
          <table:table-cell office:value-type="string" office:string-value="-" table:formula="msoxl:=  IF(SUM(L14:M14)=0,&quot;-&quot;,SUM(L14:M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4:Q14)=0,&quot;-&quot;,SUM(P14:Q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1260.2500000000002" table:formula="msoxl:=  IF(SUM(D15:E15)=0,&quot;-&quot;,SUM(D15:E15))" table:style-name="ce5">
            <text:p>1,260.25<text:s/></text:p>
          </table:table-cell>
          <table:table-cell office:value-type="float" office:value="1014.7900000000002" table:formula="msoxl:=IF(SUM(H15,水產養殖面積1!D15)=0,&quot;-&quot;,SUM(H15,水產養殖面積1!D15))" table:style-name="ce5">
            <text:p>1,014.79<text:s/></text:p>
          </table:table-cell>
          <table:table-cell office:value-type="float" office:value="245.45999999999998" table:formula="msoxl:=IF(SUM(I15,水產養殖面積1!E15)=0,&quot;-&quot;,SUM(I15,水產養殖面積1!E15))" table:style-name="ce5">
            <text:p>245.46<text:s/></text:p>
          </table:table-cell>
          <table:covered-table-cell/>
          <table:table-cell office:value-type="string" office:string-value="-" table:formula="msoxl:=  IF(SUM(H15:I15)=0,&quot;-&quot;,SUM(H15:I15))" table:style-name="ce5">
            <text:p>-</text:p>
          </table:table-cell>
          <table:table-cell office:value-type="string" office:string-value="-" table:formula="msoxl:=  IF(SUM(L15,P15)=0,&quot;-&quot;,SUM(L15,P15))" table:style-name="ce5">
            <text:p>-</text:p>
          </table:table-cell>
          <table:table-cell office:value-type="string" office:string-value="-" table:formula="msoxl:=  IF(SUM(M15,Q15)=0,&quot;-&quot;,SUM(M15,Q15))" table:style-name="ce5">
            <text:p>-</text:p>
          </table:table-cell>
          <table:covered-table-cell/>
          <table:table-cell office:value-type="string" office:string-value="-" table:formula="msoxl:=  IF(SUM(L15:M15)=0,&quot;-&quot;,SUM(L15:M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5:Q15)=0,&quot;-&quot;,SUM(P15:Q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2084.7600000000002" table:formula="msoxl:=  IF(SUM(D16:E16)=0,&quot;-&quot;,SUM(D16:E16))" table:style-name="ce5">
            <text:p>2,084.76<text:s/></text:p>
          </table:table-cell>
          <table:table-cell office:value-type="float" office:value="1865.68" table:formula="msoxl:=IF(SUM(H16,水產養殖面積1!D16)=0,&quot;-&quot;,SUM(H16,水產養殖面積1!D16))" table:style-name="ce5">
            <text:p>1,865.68<text:s/></text:p>
          </table:table-cell>
          <table:table-cell office:value-type="float" office:value="219.07999999999998" table:formula="msoxl:=IF(SUM(I16,水產養殖面積1!E16)=0,&quot;-&quot;,SUM(I16,水產養殖面積1!E16))" table:style-name="ce5">
            <text:p>219.08<text:s/></text:p>
          </table:table-cell>
          <table:covered-table-cell/>
          <table:table-cell office:value-type="string" office:string-value="-" table:formula="msoxl:=  IF(SUM(H16:I16)=0,&quot;-&quot;,SUM(H16:I16))" table:style-name="ce5">
            <text:p>-</text:p>
          </table:table-cell>
          <table:table-cell office:value-type="string" office:string-value="-" table:formula="msoxl:=  IF(SUM(L16,P16)=0,&quot;-&quot;,SUM(L16,P16))" table:style-name="ce5">
            <text:p>-</text:p>
          </table:table-cell>
          <table:table-cell office:value-type="string" office:string-value="-" table:formula="msoxl:=  IF(SUM(M16,Q16)=0,&quot;-&quot;,SUM(M16,Q16))" table:style-name="ce5">
            <text:p>-</text:p>
          </table:table-cell>
          <table:covered-table-cell/>
          <table:table-cell office:value-type="string" office:string-value="-" table:formula="msoxl:=  IF(SUM(L16:M16)=0,&quot;-&quot;,SUM(L16:M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6:Q16)=0,&quot;-&quot;,SUM(P16:Q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18409.63" table:formula="msoxl:=  IF(SUM(D17:E17)=0,&quot;-&quot;,SUM(D17:E17))" table:style-name="ce5">
            <text:p>18,409.63<text:s/></text:p>
          </table:table-cell>
          <table:table-cell office:value-type="float" office:value="12388.920000000002" table:formula="msoxl:=IF(SUM(H17,水產養殖面積1!D17)=0,&quot;-&quot;,SUM(H17,水產養殖面積1!D17))" table:style-name="ce5">
            <text:p>12,388.92<text:s/></text:p>
          </table:table-cell>
          <table:table-cell office:value-type="float" office:value="6020.71" table:formula="msoxl:=IF(SUM(I17,水產養殖面積1!E17)=0,&quot;-&quot;,SUM(I17,水產養殖面積1!E17))" table:style-name="ce5">
            <text:p>6,020.71<text:s/></text:p>
          </table:table-cell>
          <table:covered-table-cell/>
          <table:table-cell office:value-type="float" office:value="10875.310000000001" table:formula="msoxl:=  IF(SUM(H17:I17)=0,&quot;-&quot;,SUM(H17:I17))" table:style-name="ce5">
            <text:p>10,875.31<text:s/></text:p>
          </table:table-cell>
          <table:table-cell office:value-type="float" office:value="10875.310000000001" table:formula="msoxl:=  IF(SUM(H18:H20)=0,&quot;-&quot;,SUM(H18:H20))" table:style-name="ce5">
            <text:p>10,875.31<text:s/></text:p>
          </table:table-cell>
          <table:table-cell office:value-type="string" office:string-value="-" table:formula="msoxl:=  IF(SUM(I18:I20)=0,&quot;-&quot;,SUM(I18:I20))" table:style-name="ce5">
            <text:p>-</text:p>
          </table:table-cell>
          <table:covered-table-cell/>
          <table:table-cell office:value-type="float" office:value="10875.310000000001" table:formula="msoxl:=  IF(SUM(L17:M17)=0,&quot;-&quot;,SUM(L17:M17))" table:style-name="ce5">
            <text:p>10,875.31<text:s/></text:p>
          </table:table-cell>
          <table:table-cell office:value-type="float" office:value="10875.310000000001" table:formula="msoxl:=  IF(SUM(L18:L20)=0,&quot;-&quot;,SUM(L18:L20))" table:style-name="ce5">
            <text:p>10,875.31<text:s/></text:p>
          </table:table-cell>
          <table:table-cell office:value-type="string" office:string-value="-" table:formula="msoxl:=  IF(SUM(M18:M20)=0,&quot;-&quot;,SUM(M18:M20))" table:style-name="ce5">
            <text:p>-</text:p>
          </table:table-cell>
          <table:covered-table-cell/>
          <table:table-cell office:value-type="string" office:string-value="-" table:formula="msoxl:=  IF(SUM(P17:Q17)=0,&quot;-&quot;,SUM(P17:Q17))" table:style-name="ce5">
            <text:p>-</text:p>
          </table:table-cell>
          <table:table-cell office:value-type="string" office:string-value="-" table:formula="msoxl:=  IF(SUM(P18:P20)=0,&quot;-&quot;,SUM(P18:P20))" table:style-name="ce5">
            <text:p>-</text:p>
          </table:table-cell>
          <table:table-cell office:value-type="string" office:string-value="-" table:formula="msoxl:=  IF(SUM(Q18:Q20)=0,&quot;-&quot;,SUM(Q18:Q20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float" office:value="10408.61" table:formula="msoxl:=  IF(SUM(D18:E18)=0,&quot;-&quot;,SUM(D18:E18))" table:style-name="ce5">
            <text:p>10,408.61<text:s/></text:p>
          </table:table-cell>
          <table:table-cell office:value-type="float" office:value="10408.61" table:formula="msoxl:=IF(SUM(H18,水產養殖面積1!D18)=0,&quot;-&quot;,SUM(H18,水產養殖面積1!D18))" table:style-name="ce5">
            <text:p>10,408.61<text:s/></text:p>
          </table:table-cell>
          <table:table-cell office:value-type="string" office:string-value="-" table:formula="msoxl:=IF(SUM(I18,水產養殖面積1!E18)=0,&quot;-&quot;,SUM(I18,水產養殖面積1!E18))" table:style-name="ce5">
            <text:p>-</text:p>
          </table:table-cell>
          <table:covered-table-cell/>
          <table:table-cell office:value-type="float" office:value="10408.61" table:formula="msoxl:=  IF(SUM(H18:I18)=0,&quot;-&quot;,SUM(H18:I18))" table:style-name="ce5">
            <text:p>10,408.61<text:s/></text:p>
          </table:table-cell>
          <table:table-cell office:value-type="float" office:value="10408.61" table:formula="msoxl:=  IF(SUM(L18,P18)=0,&quot;-&quot;,SUM(L18,P18))" table:style-name="ce5">
            <text:p>10,408.61<text:s/></text:p>
          </table:table-cell>
          <table:table-cell office:value-type="string" office:string-value="-" table:formula="msoxl:=  IF(SUM(M18,Q18)=0,&quot;-&quot;,SUM(M18,Q18))" table:style-name="ce5">
            <text:p>-</text:p>
          </table:table-cell>
          <table:covered-table-cell/>
          <table:table-cell office:value-type="float" office:value="10408.61" table:formula="msoxl:=  IF(SUM(L18:M18)=0,&quot;-&quot;,SUM(L18:M18))" table:style-name="ce5">
            <text:p>10,408.61<text:s/></text:p>
          </table:table-cell>
          <table:table-cell office:value-type="float" office:value="10408.61" table:style-name="ce5">
            <text:p>10,408.61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8:Q18)=0,&quot;-&quot;,SUM(P18:Q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7171.2699999999995" table:formula="msoxl:=  IF(SUM(D19:E19)=0,&quot;-&quot;,SUM(D19:E19))" table:style-name="ce5">
            <text:p>7,171.27<text:s/></text:p>
          </table:table-cell>
          <table:table-cell office:value-type="float" office:value="1281.1600000000001" table:formula="msoxl:=IF(SUM(H19,水產養殖面積1!D19)=0,&quot;-&quot;,SUM(H19,水產養殖面積1!D19))" table:style-name="ce5">
            <text:p>1,281.16<text:s/></text:p>
          </table:table-cell>
          <table:table-cell office:value-type="float" office:value="5890.11" table:formula="msoxl:=IF(SUM(I19,水產養殖面積1!E19)=0,&quot;-&quot;,SUM(I19,水產養殖面積1!E19))" table:style-name="ce5">
            <text:p>5,890.11<text:s/></text:p>
          </table:table-cell>
          <table:covered-table-cell/>
          <table:table-cell office:value-type="float" office:value="466.7" table:formula="msoxl:=  IF(SUM(H19:I19)=0,&quot;-&quot;,SUM(H19:I19))" table:style-name="ce5">
            <text:p>466.70<text:s/></text:p>
          </table:table-cell>
          <table:table-cell office:value-type="float" office:value="466.7" table:formula="msoxl:=  IF(SUM(L19,P19)=0,&quot;-&quot;,SUM(L19,P19))" table:style-name="ce5">
            <text:p>466.70<text:s/></text:p>
          </table:table-cell>
          <table:table-cell office:value-type="string" office:string-value="-" table:formula="msoxl:=  IF(SUM(M19,Q19)=0,&quot;-&quot;,SUM(M19,Q19))" table:style-name="ce5">
            <text:p>-</text:p>
          </table:table-cell>
          <table:covered-table-cell/>
          <table:table-cell office:value-type="float" office:value="466.7" table:formula="msoxl:=  IF(SUM(L19:M19)=0,&quot;-&quot;,SUM(L19:M19))" table:style-name="ce5">
            <text:p>466.70<text:s/></text:p>
          </table:table-cell>
          <table:table-cell office:value-type="float" office:value="466.7" table:style-name="ce5">
            <text:p>466.7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9:Q19)=0,&quot;-&quot;,SUM(P19:Q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829.75" table:formula="msoxl:=  IF(SUM(D20:E20)=0,&quot;-&quot;,SUM(D20:E20))" table:style-name="ce5">
            <text:p>829.75<text:s/></text:p>
          </table:table-cell>
          <table:table-cell office:value-type="float" office:value="699.15" table:formula="msoxl:=IF(SUM(H20,水產養殖面積1!D20)=0,&quot;-&quot;,SUM(H20,水產養殖面積1!D20))" table:style-name="ce5">
            <text:p>699.15<text:s/></text:p>
          </table:table-cell>
          <table:table-cell office:value-type="float" office:value="130.6" table:formula="msoxl:=IF(SUM(I20,水產養殖面積1!E20)=0,&quot;-&quot;,SUM(I20,水產養殖面積1!E20))" table:style-name="ce5">
            <text:p>130.60<text:s/></text:p>
          </table:table-cell>
          <table:covered-table-cell/>
          <table:table-cell office:value-type="string" office:string-value="-" table:formula="msoxl:=  IF(SUM(H20:I20)=0,&quot;-&quot;,SUM(H20:I20))" table:style-name="ce5">
            <text:p>-</text:p>
          </table:table-cell>
          <table:table-cell office:value-type="string" office:string-value="-" table:formula="msoxl:=  IF(SUM(L20,P20)=0,&quot;-&quot;,SUM(L20,P20))" table:style-name="ce5">
            <text:p>-</text:p>
          </table:table-cell>
          <table:table-cell office:value-type="string" office:string-value="-" table:formula="msoxl:=  IF(SUM(M20,Q20)=0,&quot;-&quot;,SUM(M20,Q20))" table:style-name="ce5">
            <text:p>-</text:p>
          </table:table-cell>
          <table:covered-table-cell/>
          <table:table-cell office:value-type="string" office:string-value="-" table:formula="msoxl:=  IF(SUM(L20:M20)=0,&quot;-&quot;,SUM(L20:M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0:Q20)=0,&quot;-&quot;,SUM(P20:Q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2629.17" table:formula="msoxl:=  IF(SUM(D21:E21)=0,&quot;-&quot;,SUM(D21:E21))" table:style-name="ce5">
            <text:p>2,629.17<text:s/></text:p>
          </table:table-cell>
          <table:table-cell office:value-type="float" office:value="1936.6399999999999" table:formula="msoxl:=IF(SUM(H21,水產養殖面積1!D21)=0,&quot;-&quot;,SUM(H21,水產養殖面積1!D21))" table:style-name="ce5">
            <text:p>1,936.64<text:s/></text:p>
          </table:table-cell>
          <table:table-cell office:value-type="float" office:value="692.53" table:formula="msoxl:=IF(SUM(I21,水產養殖面積1!E21)=0,&quot;-&quot;,SUM(I21,水產養殖面積1!E21))" table:style-name="ce5">
            <text:p>692.53<text:s/></text:p>
          </table:table-cell>
          <table:covered-table-cell/>
          <table:table-cell office:value-type="string" office:string-value="-" table:formula="msoxl:=  IF(SUM(H21:I21)=0,&quot;-&quot;,SUM(H21:I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office:value-type="string" office:string-value="-" table:formula="msoxl:=  IF(SUM(I22:I23)=0,&quot;-&quot;,SUM(I22:I23))" table:style-name="ce5">
            <text:p>-</text:p>
          </table:table-cell>
          <table:covered-table-cell/>
          <table:table-cell office:value-type="string" office:string-value="-" table:formula="msoxl:=  IF(SUM(L21:M21)=0,&quot;-&quot;,SUM(L21:M21))" table:style-name="ce5">
            <text:p>-</text:p>
          </table:table-cell>
          <table:table-cell office:value-type="string" office:string-value="-" table:formula="msoxl:=  IF(SUM(L22:L23)=0,&quot;-&quot;,SUM(L22:L23))" table:style-name="ce5">
            <text:p>-</text:p>
          </table:table-cell>
          <table:table-cell office:value-type="string" office:string-value="-" table:formula="msoxl:=  IF(SUM(M22:M23)=0,&quot;-&quot;,SUM(M22:M23))" table:style-name="ce5">
            <text:p>-</text:p>
          </table:table-cell>
          <table:covered-table-cell/>
          <table:table-cell office:value-type="string" office:string-value="-" table:formula="msoxl:=  IF(SUM(P21:Q21)=0,&quot;-&quot;,SUM(P21:Q21))" table:style-name="ce5">
            <text:p>-</text:p>
          </table:table-cell>
          <table:table-cell office:value-type="string" office:string-value="-" table:formula="msoxl:=  IF(SUM(P22:P23)=0,&quot;-&quot;,SUM(P22:P23))" table:style-name="ce5">
            <text:p>-</text:p>
          </table:table-cell>
          <table:table-cell office:value-type="string" office:string-value="-" table:formula="msoxl:=  IF(SUM(Q22:Q23)=0,&quot;-&quot;,SUM(Q22:Q23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1235.9000000000001" table:formula="msoxl:=  IF(SUM(D22:E22)=0,&quot;-&quot;,SUM(D22:E22))" table:style-name="ce5">
            <text:p>1,235.90<text:s/></text:p>
          </table:table-cell>
          <table:table-cell office:value-type="float" office:value="593.51" table:formula="msoxl:=IF(SUM(H22,水產養殖面積1!D22)=0,&quot;-&quot;,SUM(H22,水產養殖面積1!D22))" table:style-name="ce5">
            <text:p>593.51<text:s/></text:p>
          </table:table-cell>
          <table:table-cell office:value-type="float" office:value="642.39" table:formula="msoxl:=IF(SUM(I22,水產養殖面積1!E22)=0,&quot;-&quot;,SUM(I22,水產養殖面積1!E22))" table:style-name="ce5">
            <text:p>642.39<text:s/></text:p>
          </table:table-cell>
          <table:covered-table-cell/>
          <table:table-cell office:value-type="string" office:string-value="-" table:formula="msoxl:=  IF(SUM(H22:I22)=0,&quot;-&quot;,SUM(H22:I22))" table:style-name="ce5">
            <text:p>-</text:p>
          </table:table-cell>
          <table:table-cell office:value-type="string" office:string-value="-" table:formula="msoxl:=  IF(SUM(L22,P22)=0,&quot;-&quot;,SUM(L22,P22))" table:style-name="ce5">
            <text:p>-</text:p>
          </table:table-cell>
          <table:table-cell office:value-type="string" office:string-value="-" table:formula="msoxl:=  IF(SUM(M22,Q22)=0,&quot;-&quot;,SUM(M22,Q22))" table:style-name="ce5">
            <text:p>-</text:p>
          </table:table-cell>
          <table:covered-table-cell/>
          <table:table-cell office:value-type="string" office:string-value="-" table:formula="msoxl:=  IF(SUM(L22:M22)=0,&quot;-&quot;,SUM(L22:M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2:Q22)=0,&quot;-&quot;,SUM(P22:Q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1393.27" table:formula="msoxl:=  IF(SUM(D23:E23)=0,&quot;-&quot;,SUM(D23:E23))" table:style-name="ce5">
            <text:p>1,393.27<text:s/></text:p>
          </table:table-cell>
          <table:table-cell office:value-type="float" office:value="1343.1299999999999" table:formula="msoxl:=IF(SUM(H23,水產養殖面積1!D23)=0,&quot;-&quot;,SUM(H23,水產養殖面積1!D23))" table:style-name="ce5">
            <text:p>1,343.13<text:s/></text:p>
          </table:table-cell>
          <table:table-cell office:value-type="float" office:value="50.14" table:formula="msoxl:=IF(SUM(I23,水產養殖面積1!E23)=0,&quot;-&quot;,SUM(I23,水產養殖面積1!E23))" table:style-name="ce5">
            <text:p>50.14<text:s/></text:p>
          </table:table-cell>
          <table:covered-table-cell/>
          <table:table-cell office:value-type="string" office:string-value="-" table:formula="msoxl:=  IF(SUM(H23:I23)=0,&quot;-&quot;,SUM(H23:I23))" table:style-name="ce5">
            <text:p>-</text:p>
          </table:table-cell>
          <table:table-cell office:value-type="string" office:string-value="-" table:formula="msoxl:=  IF(SUM(L23,P23)=0,&quot;-&quot;,SUM(L23,P23))" table:style-name="ce5">
            <text:p>-</text:p>
          </table:table-cell>
          <table:table-cell office:value-type="string" office:string-value="-" table:formula="msoxl:=  IF(SUM(M23,Q23)=0,&quot;-&quot;,SUM(M23,Q23))" table:style-name="ce5">
            <text:p>-</text:p>
          </table:table-cell>
          <table:covered-table-cell/>
          <table:table-cell office:value-type="string" office:string-value="-" table:formula="msoxl:=  IF(SUM(L23:M23)=0,&quot;-&quot;,SUM(L23:M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3:Q23)=0,&quot;-&quot;,SUM(P23:Q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table-cell office:value-type="string" table:number-columns-spanned="1" table:number-rows-spanned="14" table:style-name="ce100">
            <text:p>臺灣地區</text:p>
          </table:table-cell>
          <table:table-cell office:value-type="string" table:style-name="ce4">
            <text:p>總計</text:p>
          </table:table-cell>
          <table:table-cell office:value-type="float" office:value="44730.610000000008" table:formula="msoxl:=  IF(SUM(D24:F24)=0,&quot;-&quot;,SUM(D24:F24))" table:style-name="ce5">
            <text:p>44,730.61<text:s/></text:p>
          </table:table-cell>
          <table:table-cell office:value-type="float" office:value="23633.65" table:formula="msoxl:=IF(SUM(H24,水產養殖面積1!D24)=0,&quot;-&quot;,SUM(H24,水產養殖面積1!D24))" table:style-name="ce5">
            <text:p>23,633.65<text:s/></text:p>
          </table:table-cell>
          <table:table-cell office:value-type="float" office:value="18689.560000000001" table:formula="msoxl:=IF(SUM(I24,水產養殖面積1!E24)=0,&quot;-&quot;,SUM(I24,水產養殖面積1!E24))" table:style-name="ce5">
            <text:p>18,689.56<text:s/></text:p>
          </table:table-cell>
          <table:table-cell office:value-type="float" office:value="2407.4" table:formula="msoxl:=IF(SUM(J24,水產養殖面積1!F24)=0,&quot;-&quot;,SUM(J24,水產養殖面積1!F24))" table:style-name="ce5">
            <text:p>2,407.40<text:s/></text:p>
          </table:table-cell>
          <table:table-cell office:value-type="float" office:value="10946.23" table:formula="msoxl:=  IF(SUM(H24:J24)=0,&quot;-&quot;,SUM(H24:J24))" table:style-name="ce5">
            <text:p>10,946.23<text:s/></text:p>
          </table:table-cell>
          <table:table-cell office:value-type="float" office:value="10662.51" table:formula="msoxl:=  IF(SUM(L24,P24)=0,&quot;-&quot;,SUM(L24,P24))" table:style-name="ce5">
            <text:p>10,662.51<text:s/></text:p>
          </table:table-cell>
          <table:table-cell office:value-type="float" office:value="10.92" table:formula="msoxl:=  IF(SUM(M24,Q24)=0,&quot;-&quot;,SUM(M24,Q24))" table:style-name="ce5">
            <text:p>10.92<text:s/></text:p>
          </table:table-cell>
          <table:table-cell office:value-type="float" office:value="272.8" table:formula="msoxl:=  IF(SUM(N24,R24)=0,&quot;-&quot;,SUM(N24,R24))" table:style-name="ce5">
            <text:p>272.80<text:s/></text:p>
          </table:table-cell>
          <table:table-cell office:value-type="float" office:value="10946.23" table:formula="msoxl:=  IF(SUM(L24:N24)=0,&quot;-&quot;,SUM(L24:N24))" table:style-name="ce5">
            <text:p>10,946.23<text:s/></text:p>
          </table:table-cell>
          <table:table-cell office:value-type="float" office:value="10662.51" table:style-name="ce5">
            <text:p>10,662.51<text:s/></text:p>
          </table:table-cell>
          <table:table-cell office:value-type="float" office:value="10.92" table:style-name="ce5">
            <text:p>10.92<text:s/></text:p>
          </table:table-cell>
          <table:table-cell office:value-type="float" office:value="272.8" table:style-name="ce48">
            <text:p>272.80<text:s/></text:p>
          </table:table-cell>
          <table:table-cell office:value-type="string" office:string-value="-" table:formula="msoxl:=  IF(SUM(P24:R24)=0,&quot;-&quot;,SUM(P24:R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8513.060000000001" table:formula="msoxl:=  IF(SUM(D25:E25)=0,&quot;-&quot;,SUM(D25:E25))" table:style-name="ce5">
            <text:p>18,513.06<text:s/></text:p>
          </table:table-cell>
          <table:table-cell office:value-type="float" office:value="8038.5800000000008" table:formula="msoxl:=IF(SUM(H25,水產養殖面積1!D25)=0,&quot;-&quot;,SUM(H25,水產養殖面積1!D25))" table:style-name="ce5">
            <text:p>8,038.58<text:s/></text:p>
          </table:table-cell>
          <table:table-cell office:value-type="float" office:value="10474.48" table:formula="msoxl:=IF(SUM(I25,水產養殖面積1!E25)=0,&quot;-&quot;,SUM(I25,水產養殖面積1!E25))" table:style-name="ce5">
            <text:p>10,474.48<text:s/></text:p>
          </table:table-cell>
          <table:table-cell table:number-columns-spanned="1" table:number-rows-spanned="13" table:style-name="ce91"/>
          <table:table-cell office:value-type="string" office:string-value="-" table:formula="msoxl:=  IF(SUM(H25:I25)=0,&quot;-&quot;,SUM(H25:I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office:value-type="string" office:string-value="-" table:formula="msoxl:=  IF(SUM(I26:I30)=0,&quot;-&quot;,SUM(I26:I30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25:M25)=0,&quot;-&quot;,SUM(L25:M25))" table:style-name="ce5">
            <text:p>-</text:p>
          </table:table-cell>
          <table:table-cell office:value-type="string" office:string-value="-" table:formula="msoxl:=  IF(SUM(L26:L30)=0,&quot;-&quot;,SUM(L26:L30))" table:style-name="ce5">
            <text:p>-</text:p>
          </table:table-cell>
          <table:table-cell office:value-type="string" office:string-value="-" table:formula="msoxl:=  IF(SUM(M26:M30)=0,&quot;-&quot;,SUM(M26:M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25:Q25)=0,&quot;-&quot;,SUM(P25:Q25))" table:style-name="ce5">
            <text:p>-</text:p>
          </table:table-cell>
          <table:table-cell office:value-type="string" office:string-value="-" table:formula="msoxl:=  IF(SUM(P26:P30)=0,&quot;-&quot;,SUM(P26:P30))" table:style-name="ce5">
            <text:p>-</text:p>
          </table:table-cell>
          <table:table-cell office:value-type="string" office:string-value="-" table:formula="msoxl:=  IF(SUM(Q26:Q30)=0,&quot;-&quot;,SUM(Q26:Q30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10037.82" table:formula="msoxl:=  IF(SUM(D26:E26)=0,&quot;-&quot;,SUM(D26:E26))" table:style-name="ce5">
            <text:p>10,037.82<text:s/></text:p>
          </table:table-cell>
          <table:table-cell office:value-type="float" office:value="2773.51" table:formula="msoxl:=IF(SUM(H26,水產養殖面積1!D26)=0,&quot;-&quot;,SUM(H26,水產養殖面積1!D26))" table:style-name="ce5">
            <text:p>2,773.51<text:s/></text:p>
          </table:table-cell>
          <table:table-cell office:value-type="float" office:value="7264.3099999999995" table:formula="msoxl:=IF(SUM(I26,水產養殖面積1!E26)=0,&quot;-&quot;,SUM(I26,水產養殖面積1!E26))" table:style-name="ce5">
            <text:p>7,264.31<text:s/></text:p>
          </table:table-cell>
          <table:covered-table-cell/>
          <table:table-cell office:value-type="string" office:string-value="-" table:formula="msoxl:=  IF(SUM(H26:I26)=0,&quot;-&quot;,SUM(H26:I26))" table:style-name="ce5">
            <text:p>-</text:p>
          </table:table-cell>
          <table:table-cell office:value-type="string" office:string-value="-" table:formula="msoxl:=  IF(SUM(L26,P26)=0,&quot;-&quot;,SUM(L26,P26))" table:style-name="ce5">
            <text:p>-</text:p>
          </table:table-cell>
          <table:table-cell office:value-type="string" office:string-value="-" table:formula="msoxl:=  IF(SUM(M26,Q26)=0,&quot;-&quot;,SUM(M26,Q26))" table:style-name="ce5">
            <text:p>-</text:p>
          </table:table-cell>
          <table:covered-table-cell/>
          <table:table-cell office:value-type="string" office:string-value="-" table:formula="msoxl:=  IF(SUM(L26:M26)=0,&quot;-&quot;,SUM(L26:M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6:Q26)=0,&quot;-&quot;,SUM(P26:Q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4739.34" table:formula="msoxl:=  IF(SUM(D27:E27)=0,&quot;-&quot;,SUM(D27:E27))" table:style-name="ce5">
            <text:p>4,739.34<text:s/></text:p>
          </table:table-cell>
          <table:table-cell office:value-type="float" office:value="1994.85" table:formula="msoxl:=IF(SUM(H27,水產養殖面積1!D27)=0,&quot;-&quot;,SUM(H27,水產養殖面積1!D27))" table:style-name="ce5">
            <text:p>1,994.85<text:s/></text:p>
          </table:table-cell>
          <table:table-cell office:value-type="float" office:value="2744.49" table:formula="msoxl:=IF(SUM(I27,水產養殖面積1!E27)=0,&quot;-&quot;,SUM(I27,水產養殖面積1!E27))" table:style-name="ce5">
            <text:p>2,744.49<text:s/></text:p>
          </table:table-cell>
          <table:covered-table-cell/>
          <table:table-cell office:value-type="string" office:string-value="-" table:formula="msoxl:=  IF(SUM(H27:I27)=0,&quot;-&quot;,SUM(H27:I27))" table:style-name="ce5">
            <text:p>-</text:p>
          </table:table-cell>
          <table:table-cell office:value-type="string" office:string-value="-" table:formula="msoxl:=  IF(SUM(L27,P27)=0,&quot;-&quot;,SUM(L27,P27))" table:style-name="ce5">
            <text:p>-</text:p>
          </table:table-cell>
          <table:table-cell office:value-type="string" office:string-value="-" table:formula="msoxl:=  IF(SUM(M27,Q27)=0,&quot;-&quot;,SUM(M27,Q27))" table:style-name="ce5">
            <text:p>-</text:p>
          </table:table-cell>
          <table:covered-table-cell/>
          <table:table-cell office:value-type="string" office:string-value="-" table:formula="msoxl:=  IF(SUM(L27:M27)=0,&quot;-&quot;,SUM(L27:M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7:Q27)=0,&quot;-&quot;,SUM(P27:Q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391.89" table:formula="msoxl:=  IF(SUM(D28:E28)=0,&quot;-&quot;,SUM(D28:E28))" table:style-name="ce5">
            <text:p>391.89<text:s/></text:p>
          </table:table-cell>
          <table:table-cell office:value-type="float" office:value="390.75" table:formula="msoxl:=IF(SUM(H28,水產養殖面積1!D28)=0,&quot;-&quot;,SUM(H28,水產養殖面積1!D28))" table:style-name="ce5">
            <text:p>390.75<text:s/></text:p>
          </table:table-cell>
          <table:table-cell office:value-type="float" office:value="1.1399999999999999" table:formula="msoxl:=IF(SUM(I28,水產養殖面積1!E28)=0,&quot;-&quot;,SUM(I28,水產養殖面積1!E28))" table:style-name="ce5">
            <text:p>1.14<text:s/></text:p>
          </table:table-cell>
          <table:covered-table-cell/>
          <table:table-cell office:value-type="string" office:string-value="-" table:formula="msoxl:=  IF(SUM(H28:I28)=0,&quot;-&quot;,SUM(H28:I28))" table:style-name="ce5">
            <text:p>-</text:p>
          </table:table-cell>
          <table:table-cell office:value-type="string" office:string-value="-" table:formula="msoxl:=  IF(SUM(L28,P28)=0,&quot;-&quot;,SUM(L28,P28))" table:style-name="ce5">
            <text:p>-</text:p>
          </table:table-cell>
          <table:table-cell office:value-type="string" office:string-value="-" table:formula="msoxl:=  IF(SUM(M28,Q28)=0,&quot;-&quot;,SUM(M28,Q28))" table:style-name="ce5">
            <text:p>-</text:p>
          </table:table-cell>
          <table:covered-table-cell/>
          <table:table-cell office:value-type="string" office:string-value="-" table:formula="msoxl:=  IF(SUM(L28:M28)=0,&quot;-&quot;,SUM(L28:M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8:Q28)=0,&quot;-&quot;,SUM(P28:Q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1259.2500000000002" table:formula="msoxl:=  IF(SUM(D29:E29)=0,&quot;-&quot;,SUM(D29:E29))" table:style-name="ce5">
            <text:p>1,259.25<text:s/></text:p>
          </table:table-cell>
          <table:table-cell office:value-type="float" office:value="1013.7900000000002" table:formula="msoxl:=IF(SUM(H29,水產養殖面積1!D29)=0,&quot;-&quot;,SUM(H29,水產養殖面積1!D29))" table:style-name="ce5">
            <text:p>1,013.79<text:s/></text:p>
          </table:table-cell>
          <table:table-cell office:value-type="float" office:value="245.45999999999998" table:formula="msoxl:=IF(SUM(I29,水產養殖面積1!E29)=0,&quot;-&quot;,SUM(I29,水產養殖面積1!E29))" table:style-name="ce5">
            <text:p>245.46<text:s/></text:p>
          </table:table-cell>
          <table:covered-table-cell/>
          <table:table-cell office:value-type="string" office:string-value="-" table:formula="msoxl:=  IF(SUM(H29:I29)=0,&quot;-&quot;,SUM(H29:I29))" table:style-name="ce5">
            <text:p>-</text:p>
          </table:table-cell>
          <table:table-cell office:value-type="string" office:string-value="-" table:formula="msoxl:=  IF(SUM(L29,P29)=0,&quot;-&quot;,SUM(L29,P29))" table:style-name="ce5">
            <text:p>-</text:p>
          </table:table-cell>
          <table:table-cell office:value-type="string" office:string-value="-" table:formula="msoxl:=  IF(SUM(M29,Q29)=0,&quot;-&quot;,SUM(M29,Q29))" table:style-name="ce5">
            <text:p>-</text:p>
          </table:table-cell>
          <table:covered-table-cell/>
          <table:table-cell office:value-type="string" office:string-value="-" table:formula="msoxl:=  IF(SUM(L29:M29)=0,&quot;-&quot;,SUM(L29:M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9:Q29)=0,&quot;-&quot;,SUM(P29:Q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2084.7600000000002" table:formula="msoxl:=  IF(SUM(D30:E30)=0,&quot;-&quot;,SUM(D30:E30))" table:style-name="ce5">
            <text:p>2,084.76<text:s/></text:p>
          </table:table-cell>
          <table:table-cell office:value-type="float" office:value="1865.68" table:formula="msoxl:=IF(SUM(H30,水產養殖面積1!D30)=0,&quot;-&quot;,SUM(H30,水產養殖面積1!D30))" table:style-name="ce5">
            <text:p>1,865.68<text:s/></text:p>
          </table:table-cell>
          <table:table-cell office:value-type="float" office:value="219.07999999999998" table:formula="msoxl:=IF(SUM(I30,水產養殖面積1!E30)=0,&quot;-&quot;,SUM(I30,水產養殖面積1!E30))" table:style-name="ce5">
            <text:p>219.08<text:s/></text:p>
          </table:table-cell>
          <table:covered-table-cell/>
          <table:table-cell office:value-type="string" office:string-value="-" table:formula="msoxl:=  IF(SUM(H30:I30)=0,&quot;-&quot;,SUM(H30:I30))" table:style-name="ce5">
            <text:p>-</text:p>
          </table:table-cell>
          <table:table-cell office:value-type="string" office:string-value="-" table:formula="msoxl:=  IF(SUM(L30,P30)=0,&quot;-&quot;,SUM(L30,P30))" table:style-name="ce5">
            <text:p>-</text:p>
          </table:table-cell>
          <table:table-cell office:value-type="string" office:string-value="-" table:formula="msoxl:=  IF(SUM(M30,Q30)=0,&quot;-&quot;,SUM(M30,Q30))" table:style-name="ce5">
            <text:p>-</text:p>
          </table:table-cell>
          <table:covered-table-cell/>
          <table:table-cell office:value-type="string" office:string-value="-" table:formula="msoxl:=  IF(SUM(L30:M30)=0,&quot;-&quot;,SUM(L30:M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0:Q30)=0,&quot;-&quot;,SUM(P30:Q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18165.63" table:formula="msoxl:=  IF(SUM(D31:E31)=0,&quot;-&quot;,SUM(D31:E31))" table:style-name="ce5">
            <text:p>18,165.63<text:s/></text:p>
          </table:table-cell>
          <table:table-cell office:value-type="float" office:value="12144.920000000002" table:formula="msoxl:=IF(SUM(H31,水產養殖面積1!D31)=0,&quot;-&quot;,SUM(H31,水產養殖面積1!D31))" table:style-name="ce5">
            <text:p>12,144.92<text:s/></text:p>
          </table:table-cell>
          <table:table-cell office:value-type="float" office:value="6020.71" table:formula="msoxl:=IF(SUM(I31,水產養殖面積1!E31)=0,&quot;-&quot;,SUM(I31,水產養殖面積1!E31))" table:style-name="ce5">
            <text:p>6,020.71<text:s/></text:p>
          </table:table-cell>
          <table:covered-table-cell/>
          <table:table-cell office:value-type="float" office:value="10631.310000000001" table:formula="msoxl:=  IF(SUM(H31:I31)=0,&quot;-&quot;,SUM(H31:I31))" table:style-name="ce5">
            <text:p>10,631.31<text:s/></text:p>
          </table:table-cell>
          <table:table-cell office:value-type="float" office:value="10631.310000000001" table:formula="msoxl:=  IF(SUM(H32:H34)=0,&quot;-&quot;,SUM(H32:H34))" table:style-name="ce5">
            <text:p>10,631.31<text:s/></text:p>
          </table:table-cell>
          <table:table-cell office:value-type="string" office:string-value="-" table:formula="msoxl:=  IF(SUM(I32:I34)=0,&quot;-&quot;,SUM(I32:I34))" table:style-name="ce5">
            <text:p>-</text:p>
          </table:table-cell>
          <table:covered-table-cell/>
          <table:table-cell office:value-type="float" office:value="10631.310000000001" table:formula="msoxl:=  IF(SUM(L31:M31)=0,&quot;-&quot;,SUM(L31:M31))" table:style-name="ce5">
            <text:p>10,631.31<text:s/></text:p>
          </table:table-cell>
          <table:table-cell office:value-type="float" office:value="10631.310000000001" table:formula="msoxl:=  IF(SUM(L32:L34)=0,&quot;-&quot;,SUM(L32:L34))" table:style-name="ce5">
            <text:p>10,631.31<text:s/></text:p>
          </table:table-cell>
          <table:table-cell office:value-type="string" office:string-value="-" table:formula="msoxl:=  IF(SUM(M32:M34)=0,&quot;-&quot;,SUM(M32:M34))" table:style-name="ce5">
            <text:p>-</text:p>
          </table:table-cell>
          <table:covered-table-cell/>
          <table:table-cell office:value-type="string" office:string-value="-" table:formula="msoxl:=  IF(SUM(P31:Q31)=0,&quot;-&quot;,SUM(P31:Q31))" table:style-name="ce5">
            <text:p>-</text:p>
          </table:table-cell>
          <table:table-cell office:value-type="string" office:string-value="-" table:formula="msoxl:=  IF(SUM(P32:P34)=0,&quot;-&quot;,SUM(P32:P34))" table:style-name="ce5">
            <text:p>-</text:p>
          </table:table-cell>
          <table:table-cell office:value-type="string" office:string-value="-" table:formula="msoxl:=  IF(SUM(Q32:Q34)=0,&quot;-&quot;,SUM(Q32:Q34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float" office:value="10166.61" table:formula="msoxl:=  IF(SUM(D32:E32)=0,&quot;-&quot;,SUM(D32:E32))" table:style-name="ce5">
            <text:p>10,166.61<text:s/></text:p>
          </table:table-cell>
          <table:table-cell office:value-type="float" office:value="10166.61" table:formula="msoxl:=IF(SUM(H32,水產養殖面積1!D32)=0,&quot;-&quot;,SUM(H32,水產養殖面積1!D32))" table:style-name="ce5">
            <text:p>10,166.61<text:s/></text:p>
          </table:table-cell>
          <table:table-cell office:value-type="string" office:string-value="-" table:formula="msoxl:=IF(SUM(I32,水產養殖面積1!E32)=0,&quot;-&quot;,SUM(I32,水產養殖面積1!E32))" table:style-name="ce5">
            <text:p>-</text:p>
          </table:table-cell>
          <table:covered-table-cell/>
          <table:table-cell office:value-type="float" office:value="10166.61" table:formula="msoxl:=  IF(SUM(H32:I32)=0,&quot;-&quot;,SUM(H32:I32))" table:style-name="ce5">
            <text:p>10,166.61<text:s/></text:p>
          </table:table-cell>
          <table:table-cell office:value-type="float" office:value="10166.61" table:formula="msoxl:=  IF(SUM(L32,P32)=0,&quot;-&quot;,SUM(L32,P32))" table:style-name="ce5">
            <text:p>10,166.61<text:s/></text:p>
          </table:table-cell>
          <table:table-cell office:value-type="string" office:string-value="-" table:formula="msoxl:=  IF(SUM(M32,Q32)=0,&quot;-&quot;,SUM(M32,Q32))" table:style-name="ce5">
            <text:p>-</text:p>
          </table:table-cell>
          <table:covered-table-cell/>
          <table:table-cell office:value-type="float" office:value="10166.61" table:formula="msoxl:=  IF(SUM(L32:M32)=0,&quot;-&quot;,SUM(L32:M32))" table:style-name="ce5">
            <text:p>10,166.61<text:s/></text:p>
          </table:table-cell>
          <table:table-cell office:value-type="float" office:value="10166.61" table:style-name="ce5">
            <text:p>10,166.61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2:Q32)=0,&quot;-&quot;,SUM(P32:Q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7169.2699999999995" table:formula="msoxl:=  IF(SUM(D33:E33)=0,&quot;-&quot;,SUM(D33:E33))" table:style-name="ce5">
            <text:p>7,169.27<text:s/></text:p>
          </table:table-cell>
          <table:table-cell office:value-type="float" office:value="1279.1600000000001" table:formula="msoxl:=IF(SUM(H33,水產養殖面積1!D33)=0,&quot;-&quot;,SUM(H33,水產養殖面積1!D33))" table:style-name="ce5">
            <text:p>1,279.16<text:s/></text:p>
          </table:table-cell>
          <table:table-cell office:value-type="float" office:value="5890.11" table:formula="msoxl:=IF(SUM(I33,水產養殖面積1!E33)=0,&quot;-&quot;,SUM(I33,水產養殖面積1!E33))" table:style-name="ce5">
            <text:p>5,890.11<text:s/></text:p>
          </table:table-cell>
          <table:covered-table-cell/>
          <table:table-cell office:value-type="float" office:value="464.7" table:formula="msoxl:=  IF(SUM(H33:I33)=0,&quot;-&quot;,SUM(H33:I33))" table:style-name="ce5">
            <text:p>464.70<text:s/></text:p>
          </table:table-cell>
          <table:table-cell office:value-type="float" office:value="464.7" table:formula="msoxl:=  IF(SUM(L33,P33)=0,&quot;-&quot;,SUM(L33,P33))" table:style-name="ce5">
            <text:p>464.70<text:s/></text:p>
          </table:table-cell>
          <table:table-cell office:value-type="string" office:string-value="-" table:formula="msoxl:=  IF(SUM(M33,Q33)=0,&quot;-&quot;,SUM(M33,Q33))" table:style-name="ce5">
            <text:p>-</text:p>
          </table:table-cell>
          <table:covered-table-cell/>
          <table:table-cell office:value-type="float" office:value="464.7" table:formula="msoxl:=  IF(SUM(L33:M33)=0,&quot;-&quot;,SUM(L33:M33))" table:style-name="ce5">
            <text:p>464.70<text:s/></text:p>
          </table:table-cell>
          <table:table-cell office:value-type="float" office:value="464.7" table:style-name="ce5">
            <text:p>464.7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3:Q33)=0,&quot;-&quot;,SUM(P33:Q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829.75" table:formula="msoxl:=  IF(SUM(D34:E34)=0,&quot;-&quot;,SUM(D34:E34))" table:style-name="ce5">
            <text:p>829.75<text:s/></text:p>
          </table:table-cell>
          <table:table-cell office:value-type="float" office:value="699.15" table:formula="msoxl:=IF(SUM(H34,水產養殖面積1!D34)=0,&quot;-&quot;,SUM(H34,水產養殖面積1!D34))" table:style-name="ce5">
            <text:p>699.15<text:s/></text:p>
          </table:table-cell>
          <table:table-cell office:value-type="float" office:value="130.6" table:formula="msoxl:=IF(SUM(I34,水產養殖面積1!E34)=0,&quot;-&quot;,SUM(I34,水產養殖面積1!E34))" table:style-name="ce5">
            <text:p>130.60<text:s/></text:p>
          </table:table-cell>
          <table:covered-table-cell/>
          <table:table-cell office:value-type="string" office:string-value="-" table:formula="msoxl:=  IF(SUM(H34:I34)=0,&quot;-&quot;,SUM(H34:I34))" table:style-name="ce5">
            <text:p>-</text:p>
          </table:table-cell>
          <table:table-cell office:value-type="string" office:string-value="-" table:formula="msoxl:=  IF(SUM(L34,P34)=0,&quot;-&quot;,SUM(L34,P34))" table:style-name="ce5">
            <text:p>-</text:p>
          </table:table-cell>
          <table:table-cell office:value-type="string" office:string-value="-" table:formula="msoxl:=  IF(SUM(M34,Q34)=0,&quot;-&quot;,SUM(M34,Q34))" table:style-name="ce5">
            <text:p>-</text:p>
          </table:table-cell>
          <table:covered-table-cell/>
          <table:table-cell office:value-type="string" office:string-value="-" table:formula="msoxl:=  IF(SUM(L34:M34)=0,&quot;-&quot;,SUM(L34:M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4:Q34)=0,&quot;-&quot;,SUM(P34:Q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2620.17" table:formula="msoxl:=  IF(SUM(D35:E35)=0,&quot;-&quot;,SUM(D35:E35))" table:style-name="ce5">
            <text:p>2,620.17<text:s/></text:p>
          </table:table-cell>
          <table:table-cell office:value-type="float" office:value="1932.6399999999999" table:formula="msoxl:=IF(SUM(H35,水產養殖面積1!D35)=0,&quot;-&quot;,SUM(H35,水產養殖面積1!D35))" table:style-name="ce5">
            <text:p>1,932.64<text:s/></text:p>
          </table:table-cell>
          <table:table-cell office:value-type="float" office:value="687.53" table:formula="msoxl:=IF(SUM(I35,水產養殖面積1!E35)=0,&quot;-&quot;,SUM(I35,水產養殖面積1!E35))" table:style-name="ce5">
            <text:p>687.53<text:s/></text:p>
          </table:table-cell>
          <table:covered-table-cell/>
          <table:table-cell office:value-type="string" office:string-value="-" table:formula="msoxl:=  IF(SUM(H35:I35)=0,&quot;-&quot;,SUM(H35:I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office:value-type="string" office:string-value="-" table:formula="msoxl:=  IF(SUM(I36:I37)=0,&quot;-&quot;,SUM(I36:I37))" table:style-name="ce5">
            <text:p>-</text:p>
          </table:table-cell>
          <table:covered-table-cell/>
          <table:table-cell office:value-type="string" office:string-value="-" table:formula="msoxl:=  IF(SUM(L35:M35)=0,&quot;-&quot;,SUM(L35:M35))" table:style-name="ce5">
            <text:p>-</text:p>
          </table:table-cell>
          <table:table-cell office:value-type="string" office:string-value="-" table:formula="msoxl:=  IF(SUM(L36:L37)=0,&quot;-&quot;,SUM(L36:L37))" table:style-name="ce5">
            <text:p>-</text:p>
          </table:table-cell>
          <table:table-cell office:value-type="string" office:string-value="-" table:formula="msoxl:=  IF(SUM(M36:M37)=0,&quot;-&quot;,SUM(M36:M37))" table:style-name="ce5">
            <text:p>-</text:p>
          </table:table-cell>
          <table:covered-table-cell/>
          <table:table-cell office:value-type="string" office:string-value="-" table:formula="msoxl:=  IF(SUM(P35:Q35)=0,&quot;-&quot;,SUM(P35:Q35))" table:style-name="ce5">
            <text:p>-</text:p>
          </table:table-cell>
          <table:table-cell office:value-type="string" office:string-value="-" table:formula="msoxl:=  IF(SUM(P36:P37)=0,&quot;-&quot;,SUM(P36:P37))" table:style-name="ce5">
            <text:p>-</text:p>
          </table:table-cell>
          <table:table-cell office:value-type="string" office:string-value="-" table:formula="msoxl:=  IF(SUM(Q36:Q37)=0,&quot;-&quot;,SUM(Q36:Q37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1226.9000000000001" table:formula="msoxl:=  IF(SUM(D36:E36)=0,&quot;-&quot;,SUM(D36:E36))" table:style-name="ce5">
            <text:p>1,226.90<text:s/></text:p>
          </table:table-cell>
          <table:table-cell office:value-type="float" office:value="589.51" table:formula="msoxl:=IF(SUM(H36,水產養殖面積1!D36)=0,&quot;-&quot;,SUM(H36,水產養殖面積1!D36))" table:style-name="ce5">
            <text:p>589.51<text:s/></text:p>
          </table:table-cell>
          <table:table-cell office:value-type="float" office:value="637.39" table:formula="msoxl:=IF(SUM(I36,水產養殖面積1!E36)=0,&quot;-&quot;,SUM(I36,水產養殖面積1!E36))" table:style-name="ce5">
            <text:p>637.39<text:s/></text:p>
          </table:table-cell>
          <table:covered-table-cell/>
          <table:table-cell office:value-type="string" office:string-value="-" table:formula="msoxl:=  IF(SUM(H36:I36)=0,&quot;-&quot;,SUM(H36:I36))" table:style-name="ce5">
            <text:p>-</text:p>
          </table:table-cell>
          <table:table-cell office:value-type="string" office:string-value="-" table:formula="msoxl:=  IF(SUM(L36,P36)=0,&quot;-&quot;,SUM(L36,P36))" table:style-name="ce5">
            <text:p>-</text:p>
          </table:table-cell>
          <table:table-cell office:value-type="string" office:string-value="-" table:formula="msoxl:=  IF(SUM(M36,Q36)=0,&quot;-&quot;,SUM(M36,Q36))" table:style-name="ce5">
            <text:p>-</text:p>
          </table:table-cell>
          <table:covered-table-cell/>
          <table:table-cell office:value-type="string" office:string-value="-" table:formula="msoxl:=  IF(SUM(L36:M36)=0,&quot;-&quot;,SUM(L36:M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6:Q36)=0,&quot;-&quot;,SUM(P36:Q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1393.27" table:formula="msoxl:=  IF(SUM(D37:E37)=0,&quot;-&quot;,SUM(D37:E37))" table:style-name="ce5">
            <text:p>1,393.27<text:s/></text:p>
          </table:table-cell>
          <table:table-cell office:value-type="float" office:value="1343.1299999999999" table:formula="msoxl:=IF(SUM(H37,水產養殖面積1!D37)=0,&quot;-&quot;,SUM(H37,水產養殖面積1!D37))" table:style-name="ce5">
            <text:p>1,343.13<text:s/></text:p>
          </table:table-cell>
          <table:table-cell office:value-type="float" office:value="50.14" table:formula="msoxl:=IF(SUM(I37,水產養殖面積1!E37)=0,&quot;-&quot;,SUM(I37,水產養殖面積1!E37))" table:style-name="ce5">
            <text:p>50.14<text:s/></text:p>
          </table:table-cell>
          <table:covered-table-cell/>
          <table:table-cell office:value-type="string" office:string-value="-" table:formula="msoxl:=  IF(SUM(H37:I37)=0,&quot;-&quot;,SUM(H37:I37))" table:style-name="ce5">
            <text:p>-</text:p>
          </table:table-cell>
          <table:table-cell office:value-type="string" office:string-value="-" table:formula="msoxl:=  IF(SUM(L37,P37)=0,&quot;-&quot;,SUM(L37,P37))" table:style-name="ce5">
            <text:p>-</text:p>
          </table:table-cell>
          <table:table-cell office:value-type="string" office:string-value="-" table:formula="msoxl:=  IF(SUM(M37,Q37)=0,&quot;-&quot;,SUM(M37,Q37))" table:style-name="ce5">
            <text:p>-</text:p>
          </table:table-cell>
          <table:covered-table-cell/>
          <table:table-cell office:value-type="string" office:string-value="-" table:formula="msoxl:=  IF(SUM(L37:M37)=0,&quot;-&quot;,SUM(L37:M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7:Q37)=0,&quot;-&quot;,SUM(P37:Q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table-cell office:value-type="string" table:number-columns-spanned="1" table:number-rows-spanned="14" table:style-name="ce99">
            <text:p>新北市</text:p>
          </table:table-cell>
          <table:table-cell office:value-type="string" table:style-name="ce4">
            <text:p>總計</text:p>
          </table:table-cell>
          <table:table-cell office:value-type="float" office:value="137.85000000000002" table:formula="msoxl:=  IF(SUM(D38:F38)=0,&quot;-&quot;,SUM(D38:F38))" table:style-name="ce5">
            <text:p>137.85<text:s/></text:p>
          </table:table-cell>
          <table:table-cell office:value-type="float" office:value="125.06" table:formula="msoxl:=IF(SUM(H38,水產養殖面積1!D38)=0,&quot;-&quot;,SUM(H38,水產養殖面積1!D38))" table:style-name="ce5">
            <text:p>125.06<text:s/></text:p>
          </table:table-cell>
          <table:table-cell office:value-type="float" office:value="10.99" table:formula="msoxl:=IF(SUM(I38,水產養殖面積1!E38)=0,&quot;-&quot;,SUM(I38,水產養殖面積1!E38))" table:style-name="ce5">
            <text:p>10.99<text:s/></text:p>
          </table:table-cell>
          <table:table-cell office:value-type="float" office:value="1.8" table:formula="msoxl:=IF(SUM(J38,水產養殖面積1!F38)=0,&quot;-&quot;,SUM(J38,水產養殖面積1!F38))" table:style-name="ce5">
            <text:p>1.80<text:s/></text:p>
          </table:table-cell>
          <table:table-cell office:value-type="float" office:value="33.919999999999995" table:formula="msoxl:=  IF(SUM(H38:J38)=0,&quot;-&quot;,SUM(H38:J38))" table:style-name="ce5">
            <text:p>33.92<text:s/></text:p>
          </table:table-cell>
          <table:table-cell office:value-type="float" office:value="21.2" table:formula="msoxl:=  IF(SUM(L38,P38)=0,&quot;-&quot;,SUM(L38,P38))" table:style-name="ce5">
            <text:p>21.20<text:s/></text:p>
          </table:table-cell>
          <table:table-cell office:value-type="float" office:value="10.92" table:formula="msoxl:=  IF(SUM(M38,Q38)=0,&quot;-&quot;,SUM(M38,Q38))" table:style-name="ce5">
            <text:p>10.92<text:s/></text:p>
          </table:table-cell>
          <table:table-cell office:value-type="float" office:value="1.8" table:formula="msoxl:=  IF(SUM(N38,R38)=0,&quot;-&quot;,SUM(N38,R38))" table:style-name="ce5">
            <text:p>1.80<text:s/></text:p>
          </table:table-cell>
          <table:table-cell office:value-type="float" office:value="33.919999999999995" table:formula="msoxl:=  IF(SUM(L38:N38)=0,&quot;-&quot;,SUM(L38:N38))" table:style-name="ce5">
            <text:p>33.92<text:s/></text:p>
          </table:table-cell>
          <table:table-cell office:value-type="float" office:value="21.2" table:style-name="ce5">
            <text:p>21.20<text:s/></text:p>
          </table:table-cell>
          <table:table-cell office:value-type="float" office:value="10.92" table:style-name="ce5">
            <text:p>10.92<text:s/></text:p>
          </table:table-cell>
          <table:table-cell office:value-type="float" office:value="1.8" table:style-name="ce48">
            <text:p>1.80<text:s/></text:p>
          </table:table-cell>
          <table:table-cell office:value-type="string" office:string-value="-" table:formula="msoxl:=  IF(SUM(P38:R38)=0,&quot;-&quot;,SUM(P38:R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.9500000000000002" table:formula="msoxl:=  IF(SUM(D39:E39)=0,&quot;-&quot;,SUM(D39:E39))" table:style-name="ce5">
            <text:p>1.95<text:s/></text:p>
          </table:table-cell>
          <table:table-cell office:value-type="float" office:value="1.9500000000000002" table:formula="msoxl:=IF(SUM(H39,水產養殖面積1!D39)=0,&quot;-&quot;,SUM(H39,水產養殖面積1!D39))" table:style-name="ce5">
            <text:p>1.95<text:s/></text:p>
          </table:table-cell>
          <table:table-cell office:value-type="string" office:string-value="-" table:formula="msoxl:=IF(SUM(I39,水產養殖面積1!E39)=0,&quot;-&quot;,SUM(I39,水產養殖面積1!E39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H39:I39)=0,&quot;-&quot;,SUM(H39:I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office:value-type="string" office:string-value="-" table:formula="msoxl:=  IF(SUM(I40:I44)=0,&quot;-&quot;,SUM(I40:I44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39:M39)=0,&quot;-&quot;,SUM(L39:M39))" table:style-name="ce5">
            <text:p>-</text:p>
          </table:table-cell>
          <table:table-cell office:value-type="string" office:string-value="-" table:formula="msoxl:=  IF(SUM(L40:L44)=0,&quot;-&quot;,SUM(L40:L44))" table:style-name="ce5">
            <text:p>-</text:p>
          </table:table-cell>
          <table:table-cell office:value-type="string" office:string-value="-" table:formula="msoxl:=  IF(SUM(M40:M44)=0,&quot;-&quot;,SUM(M40:M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39:Q39)=0,&quot;-&quot;,SUM(P39:Q39))" table:style-name="ce5">
            <text:p>-</text:p>
          </table:table-cell>
          <table:table-cell office:value-type="string" office:string-value="-" table:formula="msoxl:=  IF(SUM(P40:P44)=0,&quot;-&quot;,SUM(P40:P44))" table:style-name="ce5">
            <text:p>-</text:p>
          </table:table-cell>
          <table:table-cell office:value-type="string" office:string-value="-" table:formula="msoxl:=  IF(SUM(Q40:Q44)=0,&quot;-&quot;,SUM(Q40:Q44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office:string-value="-" table:formula="msoxl:=IF(SUM(H40,水產養殖面積1!D40)=0,&quot;-&quot;,SUM(H40,水產養殖面積1!D40))" table:style-name="ce5">
            <text:p>-</text:p>
          </table:table-cell>
          <table:table-cell office:value-type="string" office:string-value="-" table:formula="msoxl:=IF(SUM(I40,水產養殖面積1!E40)=0,&quot;-&quot;,SUM(I40,水產養殖面積1!E40))" table:style-name="ce5">
            <text:p>-</text:p>
          </table:table-cell>
          <table:covered-table-cell/>
          <table:table-cell office:value-type="string" office:string-value="-" table:formula="msoxl:=  IF(SUM(H40:I40)=0,&quot;-&quot;,SUM(H40:I40))" table:style-name="ce5">
            <text:p>-</text:p>
          </table:table-cell>
          <table:table-cell office:value-type="string" office:string-value="-" table:formula="msoxl:=  IF(SUM(L40,P40)=0,&quot;-&quot;,SUM(L40,P40))" table:style-name="ce5">
            <text:p>-</text:p>
          </table:table-cell>
          <table:table-cell office:value-type="string" office:string-value="-" table:formula="msoxl:=  IF(SUM(M40,Q40)=0,&quot;-&quot;,SUM(M40,Q40))" table:style-name="ce5">
            <text:p>-</text:p>
          </table:table-cell>
          <table:covered-table-cell/>
          <table:table-cell office:value-type="string" office:string-value="-" table:formula="msoxl:=  IF(SUM(L40:M40)=0,&quot;-&quot;,SUM(L40:M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0:Q40)=0,&quot;-&quot;,SUM(P40:Q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41:E41)=0,&quot;-&quot;,SUM(D41:E41))" table:style-name="ce5">
            <text:p>-</text:p>
          </table:table-cell>
          <table:table-cell office:value-type="string" office:string-value="-" table:formula="msoxl:=IF(SUM(H41,水產養殖面積1!D41)=0,&quot;-&quot;,SUM(H41,水產養殖面積1!D41))" table:style-name="ce5">
            <text:p>-</text:p>
          </table:table-cell>
          <table:table-cell office:value-type="string" office:string-value="-" table:formula="msoxl:=IF(SUM(I41,水產養殖面積1!E41)=0,&quot;-&quot;,SUM(I41,水產養殖面積1!E41))" table:style-name="ce5">
            <text:p>-</text:p>
          </table:table-cell>
          <table:covered-table-cell/>
          <table:table-cell office:value-type="string" office:string-value="-" table:formula="msoxl:=  IF(SUM(H41:I41)=0,&quot;-&quot;,SUM(H41:I41))" table:style-name="ce5">
            <text:p>-</text:p>
          </table:table-cell>
          <table:table-cell office:value-type="string" office:string-value="-" table:formula="msoxl:=  IF(SUM(L41,P41)=0,&quot;-&quot;,SUM(L41,P41))" table:style-name="ce5">
            <text:p>-</text:p>
          </table:table-cell>
          <table:table-cell office:value-type="string" office:string-value="-" table:formula="msoxl:=  IF(SUM(M41,Q41)=0,&quot;-&quot;,SUM(M41,Q41))" table:style-name="ce5">
            <text:p>-</text:p>
          </table:table-cell>
          <table:covered-table-cell/>
          <table:table-cell office:value-type="string" office:string-value="-" table:formula="msoxl:=  IF(SUM(L41:M41)=0,&quot;-&quot;,SUM(L41:M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1:Q41)=0,&quot;-&quot;,SUM(P41:Q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0.1" table:formula="msoxl:=  IF(SUM(D42:E42)=0,&quot;-&quot;,SUM(D42:E42))" table:style-name="ce5">
            <text:p>0.10<text:s/></text:p>
          </table:table-cell>
          <table:table-cell office:value-type="float" office:value="0.1" table:formula="msoxl:=IF(SUM(H42,水產養殖面積1!D42)=0,&quot;-&quot;,SUM(H42,水產養殖面積1!D42))" table:style-name="ce5">
            <text:p>0.10<text:s/></text:p>
          </table:table-cell>
          <table:table-cell office:value-type="string" office:string-value="-" table:formula="msoxl:=IF(SUM(I42,水產養殖面積1!E42)=0,&quot;-&quot;,SUM(I42,水產養殖面積1!E42))" table:style-name="ce5">
            <text:p>-</text:p>
          </table:table-cell>
          <table:covered-table-cell/>
          <table:table-cell office:value-type="string" office:string-value="-" table:formula="msoxl:=  IF(SUM(H42:I42)=0,&quot;-&quot;,SUM(H42:I42))" table:style-name="ce5">
            <text:p>-</text:p>
          </table:table-cell>
          <table:table-cell office:value-type="string" office:string-value="-" table:formula="msoxl:=  IF(SUM(L42,P42)=0,&quot;-&quot;,SUM(L42,P42))" table:style-name="ce5">
            <text:p>-</text:p>
          </table:table-cell>
          <table:table-cell office:value-type="string" office:string-value="-" table:formula="msoxl:=  IF(SUM(M42,Q42)=0,&quot;-&quot;,SUM(M42,Q42))" table:style-name="ce5">
            <text:p>-</text:p>
          </table:table-cell>
          <table:covered-table-cell/>
          <table:table-cell office:value-type="string" office:string-value="-" table:formula="msoxl:=  IF(SUM(L42:M42)=0,&quot;-&quot;,SUM(L42:M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2:Q42)=0,&quot;-&quot;,SUM(P42:Q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1.85" table:formula="msoxl:=  IF(SUM(D43:E43)=0,&quot;-&quot;,SUM(D43:E43))" table:style-name="ce5">
            <text:p>1.85<text:s/></text:p>
          </table:table-cell>
          <table:table-cell office:value-type="float" office:value="1.85" table:formula="msoxl:=IF(SUM(H43,水產養殖面積1!D43)=0,&quot;-&quot;,SUM(H43,水產養殖面積1!D43))" table:style-name="ce5">
            <text:p>1.85<text:s/></text:p>
          </table:table-cell>
          <table:table-cell office:value-type="string" office:string-value="-" table:formula="msoxl:=IF(SUM(I43,水產養殖面積1!E43)=0,&quot;-&quot;,SUM(I43,水產養殖面積1!E43))" table:style-name="ce5">
            <text:p>-</text:p>
          </table:table-cell>
          <table:covered-table-cell/>
          <table:table-cell office:value-type="string" office:string-value="-" table:formula="msoxl:=  IF(SUM(H43:I43)=0,&quot;-&quot;,SUM(H43:I43))" table:style-name="ce5">
            <text:p>-</text:p>
          </table:table-cell>
          <table:table-cell office:value-type="string" office:string-value="-" table:formula="msoxl:=  IF(SUM(L43,P43)=0,&quot;-&quot;,SUM(L43,P43))" table:style-name="ce5">
            <text:p>-</text:p>
          </table:table-cell>
          <table:table-cell office:value-type="string" office:string-value="-" table:formula="msoxl:=  IF(SUM(M43,Q43)=0,&quot;-&quot;,SUM(M43,Q43))" table:style-name="ce5">
            <text:p>-</text:p>
          </table:table-cell>
          <table:covered-table-cell/>
          <table:table-cell office:value-type="string" office:string-value="-" table:formula="msoxl:=  IF(SUM(L43:M43)=0,&quot;-&quot;,SUM(L43:M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3:Q43)=0,&quot;-&quot;,SUM(P43:Q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office:string-value="-" table:formula="msoxl:=IF(SUM(H44,水產養殖面積1!D44)=0,&quot;-&quot;,SUM(H44,水產養殖面積1!D44))" table:style-name="ce5">
            <text:p>-</text:p>
          </table:table-cell>
          <table:table-cell office:value-type="string" office:string-value="-" table:formula="msoxl:=IF(SUM(I44,水產養殖面積1!E44)=0,&quot;-&quot;,SUM(I44,水產養殖面積1!E44))" table:style-name="ce5">
            <text:p>-</text:p>
          </table:table-cell>
          <table:covered-table-cell/>
          <table:table-cell office:value-type="string" office:string-value="-" table:formula="msoxl:=  IF(SUM(H44:I44)=0,&quot;-&quot;,SUM(H44:I44))" table:style-name="ce5">
            <text:p>-</text:p>
          </table:table-cell>
          <table:table-cell office:value-type="string" office:string-value="-" table:formula="msoxl:=  IF(SUM(L44,P44)=0,&quot;-&quot;,SUM(L44,P44))" table:style-name="ce5">
            <text:p>-</text:p>
          </table:table-cell>
          <table:table-cell office:value-type="string" office:string-value="-" table:formula="msoxl:=  IF(SUM(M44,Q44)=0,&quot;-&quot;,SUM(M44,Q44))" table:style-name="ce5">
            <text:p>-</text:p>
          </table:table-cell>
          <table:covered-table-cell/>
          <table:table-cell office:value-type="string" office:string-value="-" table:formula="msoxl:=  IF(SUM(L44:M44)=0,&quot;-&quot;,SUM(L44:M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4:Q44)=0,&quot;-&quot;,SUM(P44:Q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IF(SUM(H45,水產養殖面積1!D45)=0,&quot;-&quot;,SUM(H45,水產養殖面積1!D45))" table:style-name="ce5">
            <text:p>-</text:p>
          </table:table-cell>
          <table:table-cell office:value-type="string" office:string-value="-" table:formula="msoxl:=IF(SUM(I45,水產養殖面積1!E45)=0,&quot;-&quot;,SUM(I45,水產養殖面積1!E45))" table:style-name="ce5">
            <text:p>-</text:p>
          </table:table-cell>
          <table:covered-table-cell/>
          <table:table-cell office:value-type="string" office:string-value="-" table:formula="msoxl:=  IF(SUM(H45:I45)=0,&quot;-&quot;,SUM(H45:I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office:value-type="string" office:string-value="-" table:formula="msoxl:=  IF(SUM(I46:I48)=0,&quot;-&quot;,SUM(I46:I48))" table:style-name="ce5">
            <text:p>-</text:p>
          </table:table-cell>
          <table:covered-table-cell/>
          <table:table-cell office:value-type="string" office:string-value="-" table:formula="msoxl:=  IF(SUM(L45:M45)=0,&quot;-&quot;,SUM(L45:M45))" table:style-name="ce5">
            <text:p>-</text:p>
          </table:table-cell>
          <table:table-cell office:value-type="string" office:string-value="-" table:formula="msoxl:=  IF(SUM(L46:L48)=0,&quot;-&quot;,SUM(L46:L48))" table:style-name="ce5">
            <text:p>-</text:p>
          </table:table-cell>
          <table:table-cell office:value-type="string" office:string-value="-" table:formula="msoxl:=  IF(SUM(M46:M48)=0,&quot;-&quot;,SUM(M46:M48))" table:style-name="ce5">
            <text:p>-</text:p>
          </table:table-cell>
          <table:covered-table-cell/>
          <table:table-cell office:value-type="string" office:string-value="-" table:formula="msoxl:=  IF(SUM(P45:Q45)=0,&quot;-&quot;,SUM(P45:Q45))" table:style-name="ce5">
            <text:p>-</text:p>
          </table:table-cell>
          <table:table-cell office:value-type="string" office:string-value="-" table:formula="msoxl:=  IF(SUM(P46:P48)=0,&quot;-&quot;,SUM(P46:P48))" table:style-name="ce5">
            <text:p>-</text:p>
          </table:table-cell>
          <table:table-cell office:value-type="string" office:string-value="-" table:formula="msoxl:=  IF(SUM(Q46:Q48)=0,&quot;-&quot;,SUM(Q46:Q48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office:string-value="-" table:formula="msoxl:=IF(SUM(H46,水產養殖面積1!D46)=0,&quot;-&quot;,SUM(H46,水產養殖面積1!D46))" table:style-name="ce5">
            <text:p>-</text:p>
          </table:table-cell>
          <table:table-cell office:value-type="string" office:string-value="-" table:formula="msoxl:=IF(SUM(I46,水產養殖面積1!E46)=0,&quot;-&quot;,SUM(I46,水產養殖面積1!E46))" table:style-name="ce5">
            <text:p>-</text:p>
          </table:table-cell>
          <table:covered-table-cell/>
          <table:table-cell office:value-type="string" office:string-value="-" table:formula="msoxl:=  IF(SUM(H46:I46)=0,&quot;-&quot;,SUM(H46:I46))" table:style-name="ce5">
            <text:p>-</text:p>
          </table:table-cell>
          <table:table-cell office:value-type="string" office:string-value="-" table:formula="msoxl:=  IF(SUM(L46,P46)=0,&quot;-&quot;,SUM(L46,P46))" table:style-name="ce5">
            <text:p>-</text:p>
          </table:table-cell>
          <table:table-cell office:value-type="string" office:string-value="-" table:formula="msoxl:=  IF(SUM(M46,Q46)=0,&quot;-&quot;,SUM(M46,Q46))" table:style-name="ce5">
            <text:p>-</text:p>
          </table:table-cell>
          <table:covered-table-cell/>
          <table:table-cell office:value-type="string" office:string-value="-" table:formula="msoxl:=  IF(SUM(L46:M46)=0,&quot;-&quot;,SUM(L46:M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6:Q46)=0,&quot;-&quot;,SUM(P46:Q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office:string-value="-" table:formula="msoxl:=IF(SUM(H47,水產養殖面積1!D47)=0,&quot;-&quot;,SUM(H47,水產養殖面積1!D47))" table:style-name="ce5">
            <text:p>-</text:p>
          </table:table-cell>
          <table:table-cell office:value-type="string" office:string-value="-" table:formula="msoxl:=IF(SUM(I47,水產養殖面積1!E47)=0,&quot;-&quot;,SUM(I47,水產養殖面積1!E47))" table:style-name="ce5">
            <text:p>-</text:p>
          </table:table-cell>
          <table:covered-table-cell/>
          <table:table-cell office:value-type="string" office:string-value="-" table:formula="msoxl:=  IF(SUM(H47:I47)=0,&quot;-&quot;,SUM(H47:I47))" table:style-name="ce5">
            <text:p>-</text:p>
          </table:table-cell>
          <table:table-cell office:value-type="string" office:string-value="-" table:formula="msoxl:=  IF(SUM(L47,P47)=0,&quot;-&quot;,SUM(L47,P47))" table:style-name="ce5">
            <text:p>-</text:p>
          </table:table-cell>
          <table:table-cell office:value-type="string" office:string-value="-" table:formula="msoxl:=  IF(SUM(M47,Q47)=0,&quot;-&quot;,SUM(M47,Q47))" table:style-name="ce5">
            <text:p>-</text:p>
          </table:table-cell>
          <table:covered-table-cell/>
          <table:table-cell office:value-type="string" office:string-value="-" table:formula="msoxl:=  IF(SUM(L47:M47)=0,&quot;-&quot;,SUM(L47:M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7:Q47)=0,&quot;-&quot;,SUM(P47:Q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office:string-value="-" table:formula="msoxl:=IF(SUM(H48,水產養殖面積1!D48)=0,&quot;-&quot;,SUM(H48,水產養殖面積1!D48))" table:style-name="ce5">
            <text:p>-</text:p>
          </table:table-cell>
          <table:table-cell office:value-type="string" office:string-value="-" table:formula="msoxl:=IF(SUM(I48,水產養殖面積1!E48)=0,&quot;-&quot;,SUM(I48,水產養殖面積1!E48))" table:style-name="ce5">
            <text:p>-</text:p>
          </table:table-cell>
          <table:covered-table-cell/>
          <table:table-cell office:value-type="string" office:string-value="-" table:formula="msoxl:=  IF(SUM(H48:I48)=0,&quot;-&quot;,SUM(H48:I48))" table:style-name="ce5">
            <text:p>-</text:p>
          </table:table-cell>
          <table:table-cell office:value-type="string" office:string-value="-" table:formula="msoxl:=  IF(SUM(L48,P48)=0,&quot;-&quot;,SUM(L48,P48))" table:style-name="ce5">
            <text:p>-</text:p>
          </table:table-cell>
          <table:table-cell office:value-type="string" office:string-value="-" table:formula="msoxl:=  IF(SUM(M48,Q48)=0,&quot;-&quot;,SUM(M48,Q48))" table:style-name="ce5">
            <text:p>-</text:p>
          </table:table-cell>
          <table:covered-table-cell/>
          <table:table-cell office:value-type="string" office:string-value="-" table:formula="msoxl:=  IF(SUM(L48:M48)=0,&quot;-&quot;,SUM(L48:M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8:Q48)=0,&quot;-&quot;,SUM(P48:Q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49:E49)=0,&quot;-&quot;,SUM(D49:E49))" table:style-name="ce5">
            <text:p>-</text:p>
          </table:table-cell>
          <table:table-cell office:value-type="string" office:string-value="-" table:formula="msoxl:=IF(SUM(H49,水產養殖面積1!D49)=0,&quot;-&quot;,SUM(H49,水產養殖面積1!D49))" table:style-name="ce5">
            <text:p>-</text:p>
          </table:table-cell>
          <table:table-cell office:value-type="string" office:string-value="-" table:formula="msoxl:=IF(SUM(I49,水產養殖面積1!E49)=0,&quot;-&quot;,SUM(I49,水產養殖面積1!E49))" table:style-name="ce5">
            <text:p>-</text:p>
          </table:table-cell>
          <table:covered-table-cell/>
          <table:table-cell office:value-type="string" office:string-value="-" table:formula="msoxl:=  IF(SUM(H49:I49)=0,&quot;-&quot;,SUM(H49:I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office:value-type="string" office:string-value="-" table:formula="msoxl:=  IF(SUM(I50:I51)=0,&quot;-&quot;,SUM(I50:I51))" table:style-name="ce5">
            <text:p>-</text:p>
          </table:table-cell>
          <table:covered-table-cell/>
          <table:table-cell office:value-type="string" office:string-value="-" table:formula="msoxl:=  IF(SUM(L49:M49)=0,&quot;-&quot;,SUM(L49:M49))" table:style-name="ce5">
            <text:p>-</text:p>
          </table:table-cell>
          <table:table-cell office:value-type="string" office:string-value="-" table:formula="msoxl:=  IF(SUM(L50:L51)=0,&quot;-&quot;,SUM(L50:L51))" table:style-name="ce5">
            <text:p>-</text:p>
          </table:table-cell>
          <table:table-cell office:value-type="string" office:string-value="-" table:formula="msoxl:=  IF(SUM(M50:M51)=0,&quot;-&quot;,SUM(M50:M51))" table:style-name="ce5">
            <text:p>-</text:p>
          </table:table-cell>
          <table:covered-table-cell/>
          <table:table-cell office:value-type="string" office:string-value="-" table:formula="msoxl:=  IF(SUM(P49:Q49)=0,&quot;-&quot;,SUM(P49:Q49))" table:style-name="ce5">
            <text:p>-</text:p>
          </table:table-cell>
          <table:table-cell office:value-type="string" office:string-value="-" table:formula="msoxl:=  IF(SUM(P50:P51)=0,&quot;-&quot;,SUM(P50:P51))" table:style-name="ce5">
            <text:p>-</text:p>
          </table:table-cell>
          <table:table-cell office:value-type="string" office:string-value="-" table:formula="msoxl:=  IF(SUM(Q50:Q51)=0,&quot;-&quot;,SUM(Q50:Q51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50:E50)=0,&quot;-&quot;,SUM(D50:E50))" table:style-name="ce5">
            <text:p>-</text:p>
          </table:table-cell>
          <table:table-cell office:value-type="string" office:string-value="-" table:formula="msoxl:=IF(SUM(H50,水產養殖面積1!D50)=0,&quot;-&quot;,SUM(H50,水產養殖面積1!D50))" table:style-name="ce5">
            <text:p>-</text:p>
          </table:table-cell>
          <table:table-cell office:value-type="string" office:string-value="-" table:formula="msoxl:=IF(SUM(I50,水產養殖面積1!E50)=0,&quot;-&quot;,SUM(I50,水產養殖面積1!E50))" table:style-name="ce5">
            <text:p>-</text:p>
          </table:table-cell>
          <table:covered-table-cell/>
          <table:table-cell office:value-type="string" office:string-value="-" table:formula="msoxl:=  IF(SUM(H50:I50)=0,&quot;-&quot;,SUM(H50:I50))" table:style-name="ce5">
            <text:p>-</text:p>
          </table:table-cell>
          <table:table-cell office:value-type="string" office:string-value="-" table:formula="msoxl:=  IF(SUM(L50,P50)=0,&quot;-&quot;,SUM(L50,P50))" table:style-name="ce5">
            <text:p>-</text:p>
          </table:table-cell>
          <table:table-cell office:value-type="string" office:string-value="-" table:formula="msoxl:=  IF(SUM(M50,Q50)=0,&quot;-&quot;,SUM(M50,Q50))" table:style-name="ce5">
            <text:p>-</text:p>
          </table:table-cell>
          <table:covered-table-cell/>
          <table:table-cell office:value-type="string" office:string-value="-" table:formula="msoxl:=  IF(SUM(L50:M50)=0,&quot;-&quot;,SUM(L50:M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0:Q50)=0,&quot;-&quot;,SUM(P50:Q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office:string-value="-" table:formula="msoxl:=IF(SUM(H51,水產養殖面積1!D51)=0,&quot;-&quot;,SUM(H51,水產養殖面積1!D51))" table:style-name="ce5">
            <text:p>-</text:p>
          </table:table-cell>
          <table:table-cell office:value-type="string" office:string-value="-" table:formula="msoxl:=IF(SUM(I51,水產養殖面積1!E51)=0,&quot;-&quot;,SUM(I51,水產養殖面積1!E51))" table:style-name="ce5">
            <text:p>-</text:p>
          </table:table-cell>
          <table:covered-table-cell/>
          <table:table-cell office:value-type="string" office:string-value="-" table:formula="msoxl:=  IF(SUM(H51:I51)=0,&quot;-&quot;,SUM(H51:I51))" table:style-name="ce5">
            <text:p>-</text:p>
          </table:table-cell>
          <table:table-cell office:value-type="string" office:string-value="-" table:formula="msoxl:=  IF(SUM(L51,P51)=0,&quot;-&quot;,SUM(L51,P51))" table:style-name="ce5">
            <text:p>-</text:p>
          </table:table-cell>
          <table:table-cell office:value-type="string" office:string-value="-" table:formula="msoxl:=  IF(SUM(M51,Q51)=0,&quot;-&quot;,SUM(M51,Q51))" table:style-name="ce5">
            <text:p>-</text:p>
          </table:table-cell>
          <table:covered-table-cell/>
          <table:table-cell office:value-type="string" office:string-value="-" table:formula="msoxl:=  IF(SUM(L51:M51)=0,&quot;-&quot;,SUM(L51:M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1:Q51)=0,&quot;-&quot;,SUM(P51:Q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2">
            <text:p>註 本表只揭露主要魚種，各魚種養殖面積之合計，將不等於總養殖面積。</text:p>
          </table:table-cell>
          <table:table-cell table:number-columns-repeated="5" table:style-name="ce2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number-columns-repeated="7" table:style-name="ce68"/>
          <table:table-cell table:style-name="ce2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7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7" table:default-cell-style-name="ce2"/>
        <table:table-column table:style-name="co3" table:default-cell-style-name="ce40"/>
        <table:table-column table:style-name="co3" table:number-columns-repeated="8" table:default-cell-style-name="ce2"/>
        <table:table-column table:style-name="co5" table:number-columns-repeated="5" table:default-cell-style-name="ce2"/>
        <table:table-column table:style-name="co4" table:number-columns-repeated="16361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7" table:style-name="ce63"/>
          <table:table-cell table:style-name="ce64"/>
          <table:table-cell table:style-name="ce63"/>
          <table:table-cell office:value-type="string" table:style-name="ce61">
            <text:p><text:s/>9．AQUACULTURE AREA BY SPECIES(Continued)</text:p>
          </table:table-cell>
          <table:table-cell table:number-columns-repeated="11" table:style-name="ce63"/>
          <table:table-cell table:number-columns-repeated="16361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number-columns-repeated="4" table:style-name="ce15"/>
          <table:table-cell table:style-name="ce39"/>
          <table:table-cell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style-name="ce17"/>
          <table:table-cell table:number-columns-repeated="16370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2" table:number-rows-spanned="1" table:style-name="ce87">
            <text:p>箱網養殖：立方公尺</text:p>
          </table:table-cell>
          <table:covered-table-cell/>
          <table:table-cell table:number-columns-repeated="2" table:style-name="ce15"/>
          <table:table-cell table:number-columns-spanned="3" table:number-rows-spanned="1" table:style-name="ce86"/>
          <table:covered-table-cell table:number-columns-repeated="2"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7"/>
          <table:table-cell table:style-name="ce18"/>
          <table:table-cell table:number-columns-repeated="16369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office:value-type="string" table:number-columns-spanned="16" table:number-rows-spanned="1" table:style-name="ce103">
            <text:p>內陸養殖</text:p>
          </table:table-cell>
          <table:covered-table-cell table:number-columns-repeated="15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16" table:number-rows-spanned="1" table:style-name="ce98">
            <text:p>Inland Water Culture</text:p>
          </table:table-cell>
          <table:covered-table-cell table:number-columns-repeated="15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3">
            <text:p>內陸養殖合計</text:p>
          </table:table-cell>
          <table:covered-table-cell table:number-columns-repeated="3"/>
          <table:table-cell office:value-type="string" table:number-columns-spanned="4" table:number-rows-spanned="1" table:style-name="ce103">
            <text:p>鹹水魚塭</text:p>
          </table:table-cell>
          <table:covered-table-cell table:number-columns-repeated="3"/>
          <table:table-cell office:value-type="string" table:number-columns-spanned="4" table:number-rows-spanned="1" table:style-name="ce103">
            <text:p>淡水魚塭</text:p>
          </table:table-cell>
          <table:covered-table-cell table:number-columns-repeated="3"/>
          <table:table-cell office:value-type="string" table:number-columns-spanned="4" table:number-rows-spanned="1" table:style-name="ce103">
            <text:p>觀賞魚養殖</text:p>
          </table:table-cell>
          <table:covered-table-cell table:number-columns-repeated="3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Total Inland Water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Brackish Water Pond</text:p>
          </table:table-cell>
          <table:covered-table-cell table:number-columns-repeated="3"/>
          <table:table-cell office:value-type="string" table:number-columns-spanned="4" table:number-rows-spanned="1" table:style-name="ce98">
            <text:p>Fresh Water Pond</text:p>
          </table:table-cell>
          <table:covered-table-cell table:number-columns-repeated="3"/>
          <table:table-cell office:value-type="string" table:number-columns-spanned="4" table:number-rows-spanned="1" table:style-name="ce98">
            <text:p>Ornamental Fish Culture</text:p>
          </table:table-cell>
          <table:covered-table-cell table:number-columns-repeated="3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style-name="ce32">
            <text:p>合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29">
            <text:p>混養</text:p>
          </table:table-cell>
          <table:table-cell office:value-type="string" table:style-name="ce32">
            <text:p>休養</text:p>
          </table:table-cell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1">
            <text:p>Poly-Culture</text:p>
          </table:table-cell>
          <table:table-cell office:value-type="string" table:style-name="ce50">
            <text:p>Suspend-Culture</text:p>
          </table:table-cell>
          <table:table-cell table:number-columns-repeated="16366" table:style-name="ce54"/>
        </table:table-row>
        <table:table-row table:style-name="ro3">
          <table:table-cell office:value-type="string" table:number-columns-spanned="1" table:number-rows-spanned="14" table:style-name="ce100">
            <text:p>總計</text:p>
          </table:table-cell>
          <table:table-cell office:value-type="string" table:style-name="ce4">
            <text:p>總計</text:p>
          </table:table-cell>
          <table:table-cell office:value-type="float" office:value="33820.380000000005" table:formula="msoxl:=  IF(SUM(D10:F10)=0,&quot;-&quot;,SUM(D10:F10))" table:style-name="ce5">
            <text:p>33,820.38<text:s/></text:p>
          </table:table-cell>
          <table:table-cell office:value-type="float" office:value="12993.14" table:formula="msoxl:=IF(SUM(H10,L10,P10,水產養殖面積2!D10)=0,&quot;-&quot;,SUM(H10,L10,P10,水產養殖面積2!D10))" table:style-name="ce5">
            <text:p>12,993.14<text:s/></text:p>
          </table:table-cell>
          <table:table-cell office:value-type="float" office:value="18692.640000000003" table:formula="msoxl:=IF(SUM(I10,M10,Q10,水產養殖面積2!E10)=0,&quot;-&quot;,SUM(I10,M10,Q10,水產養殖面積2!E10))" table:style-name="ce5">
            <text:p>18,692.64<text:s/></text:p>
          </table:table-cell>
          <table:table-cell office:value-type="float" office:value="2134.6" table:formula="msoxl:=IF(SUM(J10,N10,R10,水產養殖面積2!F10)=0,&quot;-&quot;,SUM(J10,N10,R10,水產養殖面積2!F10))" table:style-name="ce5">
            <text:p>2,134.60<text:s/></text:p>
          </table:table-cell>
          <table:table-cell office:value-type="float" office:value="19640.879999999997" table:formula="msoxl:=  IF(SUM(H10:J10)=0,&quot;-&quot;,SUM(H10:J10))" table:style-name="ce5">
            <text:p>19,640.88<text:s/></text:p>
          </table:table-cell>
          <table:table-cell office:value-type="float" office:value="7195" table:style-name="ce5">
            <text:p>7,195.00<text:s/></text:p>
          </table:table-cell>
          <table:table-cell office:value-type="float" office:value="10967.78" table:style-name="ce5">
            <text:p>10,967.78<text:s/></text:p>
          </table:table-cell>
          <table:table-cell office:value-type="float" office:value="1478.1" table:style-name="ce48">
            <text:p>1,478.10<text:s/></text:p>
          </table:table-cell>
          <table:table-cell office:value-type="float" office:value="13904.67" table:formula="msoxl:=  IF(SUM(L10:N10)=0,&quot;-&quot;,SUM(L10:N10))" table:style-name="ce5">
            <text:p>13,904.67<text:s/></text:p>
          </table:table-cell>
          <table:table-cell office:value-type="float" office:value="5702.64" table:style-name="ce5">
            <text:p>5,702.64<text:s/></text:p>
          </table:table-cell>
          <table:table-cell office:value-type="float" office:value="7573.34" table:style-name="ce5">
            <text:p>7,573.34<text:s/></text:p>
          </table:table-cell>
          <table:table-cell office:value-type="float" office:value="628.69000000000005" table:style-name="ce48">
            <text:p>628.69<text:s/></text:p>
          </table:table-cell>
          <table:table-cell office:value-type="float" office:value="54.73" table:formula="msoxl:=  IF(SUM(P10:R10)=0,&quot;-&quot;,SUM(P10:R10))" table:style-name="ce5">
            <text:p>54.73<text:s/></text:p>
          </table:table-cell>
          <table:table-cell office:value-type="float" office:value="54.73" table:style-name="ce5">
            <text:p>54.73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8529.060000000001" table:formula="msoxl:=  IF(SUM(D11:E11)=0,&quot;-&quot;,SUM(D11:E11))" table:style-name="ce5">
            <text:p>18,529.06<text:s/></text:p>
          </table:table-cell>
          <table:table-cell office:value-type="float" office:value="8054.5800000000008" table:formula="msoxl:=IF(SUM(H11,L11,P11,水產養殖面積2!D11)=0,&quot;-&quot;,SUM(H11,L11,P11,水產養殖面積2!D11))" table:style-name="ce5">
            <text:p>8,054.58<text:s/></text:p>
          </table:table-cell>
          <table:table-cell office:value-type="float" office:value="10474.48" table:formula="msoxl:=IF(SUM(I11,M11,Q11,水產養殖面積2!E11)=0,&quot;-&quot;,SUM(I11,M11,Q11,水產養殖面積2!E11))" table:style-name="ce5">
            <text:p>10,474.48<text:s/></text:p>
          </table:table-cell>
          <table:table-cell table:number-columns-spanned="1" table:number-rows-spanned="13" table:style-name="ce91"/>
          <table:table-cell office:value-type="float" office:value="9672.0600000000013" table:formula="msoxl:=  IF(SUM(H11:I11)=0,&quot;-&quot;,SUM(H11:I11))" table:style-name="ce5">
            <text:p>9,672.06<text:s/></text:p>
          </table:table-cell>
          <table:table-cell office:value-type="float" office:value="5122.4600000000009" table:formula="msoxl:=  IF(SUM(H12:H16)=0,&quot;-&quot;,SUM(H12:H16))" table:style-name="ce5">
            <text:p>5,122.46<text:s/></text:p>
          </table:table-cell>
          <table:table-cell office:value-type="float" office:value="4549.5999999999995" table:formula="msoxl:=  IF(SUM(I12:I16)=0,&quot;-&quot;,SUM(I12:I16))" table:style-name="ce5">
            <text:p>4,549.60<text:s/></text:p>
          </table:table-cell>
          <table:table-cell table:number-columns-spanned="1" table:number-rows-spanned="13" table:style-name="ce104"/>
          <table:table-cell office:value-type="float" office:value="8691.36" table:formula="msoxl:=  IF(SUM(L11:M11)=0,&quot;-&quot;,SUM(L11:M11))" table:style-name="ce5">
            <text:p>8,691.36<text:s/></text:p>
          </table:table-cell>
          <table:table-cell office:value-type="float" office:value="2913.48" table:formula="msoxl:=  IF(SUM(L12:L16)=0,&quot;-&quot;,SUM(L12:L16))" table:style-name="ce5">
            <text:p>2,913.48<text:s/></text:p>
          </table:table-cell>
          <table:table-cell office:value-type="float" office:value="5777.880000000001" table:formula="msoxl:=  IF(SUM(M12:M16)=0,&quot;-&quot;,SUM(M12:M16))" table:style-name="ce5">
            <text:p>5,777.88<text:s/></text:p>
          </table:table-cell>
          <table:table-cell table:number-columns-spanned="1" table:number-rows-spanned="13" table:style-name="ce104"/>
          <table:table-cell office:value-type="string" office:string-value="-" table:formula="msoxl:=  IF(SUM(P11:Q11)=0,&quot;-&quot;,SUM(P11:Q11))" table:style-name="ce5">
            <text:p>-</text:p>
          </table:table-cell>
          <table:table-cell office:value-type="string" office:string-value="-" table:formula="msoxl:=  IF(SUM(P12:P16)=0,&quot;-&quot;,SUM(P12:P16))" table:style-name="ce5">
            <text:p>-</text:p>
          </table:table-cell>
          <table:table-cell office:value-type="string" office:string-value="-" table:formula="msoxl:=  IF(SUM(Q12:Q16)=0,&quot;-&quot;,SUM(Q12:Q16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10037.82" table:formula="msoxl:=  IF(SUM(D12:E12)=0,&quot;-&quot;,SUM(D12:E12))" table:style-name="ce5">
            <text:p>10,037.82<text:s/></text:p>
          </table:table-cell>
          <table:table-cell office:value-type="float" office:value="2773.51" table:formula="msoxl:=IF(SUM(H12,L12,P12,水產養殖面積2!D12)=0,&quot;-&quot;,SUM(H12,L12,P12,水產養殖面積2!D12))" table:style-name="ce5">
            <text:p>2,773.51<text:s/></text:p>
          </table:table-cell>
          <table:table-cell office:value-type="float" office:value="7264.3099999999995" table:formula="msoxl:=IF(SUM(I12,M12,Q12,水產養殖面積2!E12)=0,&quot;-&quot;,SUM(I12,M12,Q12,水產養殖面積2!E12))" table:style-name="ce5">
            <text:p>7,264.31<text:s/></text:p>
          </table:table-cell>
          <table:covered-table-cell/>
          <table:table-cell office:value-type="float" office:value="6558.16" table:formula="msoxl:=  IF(SUM(H12:I12)=0,&quot;-&quot;,SUM(H12:I12))" table:style-name="ce5">
            <text:p>6,558.16<text:s/></text:p>
          </table:table-cell>
          <table:table-cell office:value-type="float" office:value="2515.73" table:style-name="ce5">
            <text:p>2,515.73<text:s/></text:p>
          </table:table-cell>
          <table:table-cell office:value-type="float" office:value="4042.43" table:style-name="ce5">
            <text:p>4,042.43<text:s/></text:p>
          </table:table-cell>
          <table:covered-table-cell/>
          <table:table-cell office:value-type="float" office:value="3479.66" table:formula="msoxl:=  IF(SUM(L12:M12)=0,&quot;-&quot;,SUM(L12:M12))" table:style-name="ce5">
            <text:p>3,479.66<text:s/></text:p>
          </table:table-cell>
          <table:table-cell office:value-type="float" office:value="257.77999999999997" table:style-name="ce5">
            <text:p>257.78<text:s/></text:p>
          </table:table-cell>
          <table:table-cell office:value-type="float" office:value="3221.88" table:style-name="ce5">
            <text:p>3,221.88<text:s/></text:p>
          </table:table-cell>
          <table:covered-table-cell/>
          <table:table-cell office:value-type="string" office:string-value="-" table:formula="msoxl:=  IF(SUM(P12:Q12)=0,&quot;-&quot;,SUM(P12:Q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4754.34" table:formula="msoxl:=  IF(SUM(D13:E13)=0,&quot;-&quot;,SUM(D13:E13))" table:style-name="ce5">
            <text:p>4,754.34<text:s/></text:p>
          </table:table-cell>
          <table:table-cell office:value-type="float" office:value="2009.85" table:formula="msoxl:=IF(SUM(H13,L13,P13,水產養殖面積2!D13)=0,&quot;-&quot;,SUM(H13,L13,P13,水產養殖面積2!D13))" table:style-name="ce5">
            <text:p>2,009.85<text:s/></text:p>
          </table:table-cell>
          <table:table-cell office:value-type="float" office:value="2744.49" table:formula="msoxl:=IF(SUM(I13,M13,Q13,水產養殖面積2!E13)=0,&quot;-&quot;,SUM(I13,M13,Q13,水產養殖面積2!E13))" table:style-name="ce5">
            <text:p>2,744.49<text:s/></text:p>
          </table:table-cell>
          <table:covered-table-cell/>
          <table:table-cell office:value-type="float" office:value="433.1" table:formula="msoxl:=  IF(SUM(H13:I13)=0,&quot;-&quot;,SUM(H13:I13))" table:style-name="ce5">
            <text:p>433.10<text:s/></text:p>
          </table:table-cell>
          <table:table-cell office:value-type="float" office:value="234.59" table:style-name="ce5">
            <text:p>234.59<text:s/></text:p>
          </table:table-cell>
          <table:table-cell office:value-type="float" office:value="198.51" table:style-name="ce5">
            <text:p>198.51<text:s/></text:p>
          </table:table-cell>
          <table:covered-table-cell/>
          <table:table-cell office:value-type="float" office:value="4198.6000000000004" table:formula="msoxl:=  IF(SUM(L13:M13)=0,&quot;-&quot;,SUM(L13:M13))" table:style-name="ce5">
            <text:p>4,198.60<text:s/></text:p>
          </table:table-cell>
          <table:table-cell office:value-type="float" office:value="1766.62" table:style-name="ce5">
            <text:p>1,766.62<text:s/></text:p>
          </table:table-cell>
          <table:table-cell office:value-type="float" office:value="2431.98" table:style-name="ce5">
            <text:p>2,431.98<text:s/></text:p>
          </table:table-cell>
          <table:covered-table-cell/>
          <table:table-cell office:value-type="string" office:string-value="-" table:formula="msoxl:=  IF(SUM(P13:Q13)=0,&quot;-&quot;,SUM(P13:Q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391.89" table:formula="msoxl:=  IF(SUM(D14:E14)=0,&quot;-&quot;,SUM(D14:E14))" table:style-name="ce5">
            <text:p>391.89<text:s/></text:p>
          </table:table-cell>
          <table:table-cell office:value-type="float" office:value="390.75" table:formula="msoxl:=IF(SUM(H14,L14,P14,水產養殖面積2!D14)=0,&quot;-&quot;,SUM(H14,L14,P14,水產養殖面積2!D14))" table:style-name="ce5">
            <text:p>390.75<text:s/></text:p>
          </table:table-cell>
          <table:table-cell office:value-type="float" office:value="1.1399999999999999" table:formula="msoxl:=IF(SUM(I14,M14,Q14,水產養殖面積2!E14)=0,&quot;-&quot;,SUM(I14,M14,Q14,水產養殖面積2!E14))" table:style-name="ce5">
            <text:p>1.14<text:s/></text:p>
          </table:table-cell>
          <table:covered-table-cell/>
          <table:table-cell office:value-type="float" office:value="24.34" table:formula="msoxl:=  IF(SUM(H14:I14)=0,&quot;-&quot;,SUM(H14:I14))" table:style-name="ce5">
            <text:p>24.34<text:s/></text:p>
          </table:table-cell>
          <table:table-cell office:value-type="float" office:value="24.34" table:style-name="ce5">
            <text:p>24.34<text:s/>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357.55" table:formula="msoxl:=  IF(SUM(L14:M14)=0,&quot;-&quot;,SUM(L14:M14))" table:style-name="ce5">
            <text:p>357.55<text:s/></text:p>
          </table:table-cell>
          <table:table-cell office:value-type="float" office:value="356.41" table:style-name="ce5">
            <text:p>356.41<text:s/></text:p>
          </table:table-cell>
          <table:table-cell office:value-type="float" office:value="1.1399999999999999" table:style-name="ce5">
            <text:p>1.14<text:s/></text:p>
          </table:table-cell>
          <table:covered-table-cell/>
          <table:table-cell office:value-type="string" office:string-value="-" table:formula="msoxl:=  IF(SUM(P14:Q14)=0,&quot;-&quot;,SUM(P14:Q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1260.2500000000002" table:formula="msoxl:=  IF(SUM(D15:E15)=0,&quot;-&quot;,SUM(D15:E15))" table:style-name="ce5">
            <text:p>1,260.25<text:s/></text:p>
          </table:table-cell>
          <table:table-cell office:value-type="float" office:value="1014.7900000000002" table:formula="msoxl:=IF(SUM(H15,L15,P15,水產養殖面積2!D15)=0,&quot;-&quot;,SUM(H15,L15,P15,水產養殖面積2!D15))" table:style-name="ce5">
            <text:p>1,014.79<text:s/></text:p>
          </table:table-cell>
          <table:table-cell office:value-type="float" office:value="245.45999999999998" table:formula="msoxl:=IF(SUM(I15,M15,Q15,水產養殖面積2!E15)=0,&quot;-&quot;,SUM(I15,M15,Q15,水產養殖面積2!E15))" table:style-name="ce5">
            <text:p>245.46<text:s/></text:p>
          </table:table-cell>
          <table:covered-table-cell/>
          <table:table-cell office:value-type="float" office:value="571.88" table:formula="msoxl:=  IF(SUM(H15:I15)=0,&quot;-&quot;,SUM(H15:I15))" table:style-name="ce5">
            <text:p>571.88<text:s/></text:p>
          </table:table-cell>
          <table:table-cell office:value-type="float" office:value="482.3" table:style-name="ce5">
            <text:p>482.30<text:s/></text:p>
          </table:table-cell>
          <table:table-cell office:value-type="float" office:value="89.58" table:style-name="ce5">
            <text:p>89.58<text:s/></text:p>
          </table:table-cell>
          <table:covered-table-cell/>
          <table:table-cell office:value-type="float" office:value="655.37000000000012" table:formula="msoxl:=  IF(SUM(L15:M15)=0,&quot;-&quot;,SUM(L15:M15))" table:style-name="ce5">
            <text:p>655.37<text:s/></text:p>
          </table:table-cell>
          <table:table-cell office:value-type="float" office:value="532.49000000000012" table:style-name="ce5">
            <text:p>532.49<text:s/></text:p>
          </table:table-cell>
          <table:table-cell office:value-type="float" office:value="122.88" table:style-name="ce5">
            <text:p>122.88<text:s/></text:p>
          </table:table-cell>
          <table:covered-table-cell/>
          <table:table-cell office:value-type="string" office:string-value="-" table:formula="msoxl:=  IF(SUM(P15:Q15)=0,&quot;-&quot;,SUM(P15:Q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2084.7600000000002" table:formula="msoxl:=  IF(SUM(D16:E16)=0,&quot;-&quot;,SUM(D16:E16))" table:style-name="ce5">
            <text:p>2,084.76<text:s/></text:p>
          </table:table-cell>
          <table:table-cell office:value-type="float" office:value="1865.68" table:formula="msoxl:=IF(SUM(H16,L16,P16,水產養殖面積2!D16)=0,&quot;-&quot;,SUM(H16,L16,P16,水產養殖面積2!D16))" table:style-name="ce5">
            <text:p>1,865.68<text:s/></text:p>
          </table:table-cell>
          <table:table-cell office:value-type="float" office:value="219.07999999999998" table:formula="msoxl:=IF(SUM(I16,M16,Q16,水產養殖面積2!E16)=0,&quot;-&quot;,SUM(I16,M16,Q16,水產養殖面積2!E16))" table:style-name="ce5">
            <text:p>219.08<text:s/></text:p>
          </table:table-cell>
          <table:covered-table-cell/>
          <table:table-cell office:value-type="float" office:value="2084.58" table:formula="msoxl:=  IF(SUM(H16:I16)=0,&quot;-&quot;,SUM(H16:I16))" table:style-name="ce5">
            <text:p>2,084.58<text:s/></text:p>
          </table:table-cell>
          <table:table-cell office:value-type="float" office:value="1865.5" table:style-name="ce5">
            <text:p>1,865.50<text:s/></text:p>
          </table:table-cell>
          <table:table-cell office:value-type="float" office:value="219.07999999999998" table:style-name="ce5">
            <text:p>219.08<text:s/></text:p>
          </table:table-cell>
          <table:covered-table-cell/>
          <table:table-cell office:value-type="float" office:value="0.18000000000000002" table:formula="msoxl:=  IF(SUM(L16:M16)=0,&quot;-&quot;,SUM(L16:M16))" table:style-name="ce5">
            <text:p>0.18<text:s/></text:p>
          </table:table-cell>
          <table:table-cell office:value-type="float" office:value="0.18000000000000002" table:style-name="ce5">
            <text:p>0.18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6:Q16)=0,&quot;-&quot;,SUM(P16:Q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7534.32" table:formula="msoxl:=  IF(SUM(D17:E17)=0,&quot;-&quot;,SUM(D17:E17))" table:style-name="ce5">
            <text:p>7,534.32<text:s/></text:p>
          </table:table-cell>
          <table:table-cell office:value-type="float" office:value="1513.6100000000001" table:formula="msoxl:=IF(SUM(H17,L17,P17,水產養殖面積2!D17)=0,&quot;-&quot;,SUM(H17,L17,P17,水產養殖面積2!D17))" table:style-name="ce5">
            <text:p>1,513.61<text:s/></text:p>
          </table:table-cell>
          <table:table-cell office:value-type="float" office:value="6020.71" table:formula="msoxl:=IF(SUM(I17,M17,Q17,水產養殖面積2!E17)=0,&quot;-&quot;,SUM(I17,M17,Q17,水產養殖面積2!E17))" table:style-name="ce5">
            <text:p>6,020.71<text:s/></text:p>
          </table:table-cell>
          <table:covered-table-cell/>
          <table:table-cell office:value-type="float" office:value="6704.57" table:formula="msoxl:=  IF(SUM(H17:I17)=0,&quot;-&quot;,SUM(H17:I17))" table:style-name="ce5">
            <text:p>6,704.57<text:s/></text:p>
          </table:table-cell>
          <table:table-cell office:value-type="float" office:value="814.46" table:formula="msoxl:=  IF(SUM(H18:H20)=0,&quot;-&quot;,SUM(H18:H20))" table:style-name="ce5">
            <text:p>814.46<text:s/></text:p>
          </table:table-cell>
          <table:table-cell office:value-type="float" office:value="5890.11" table:formula="msoxl:=  IF(SUM(I18:I20)=0,&quot;-&quot;,SUM(I18:I20))" table:style-name="ce5">
            <text:p>5,890.11<text:s/></text:p>
          </table:table-cell>
          <table:covered-table-cell/>
          <table:table-cell office:value-type="float" office:value="826.25" table:formula="msoxl:=  IF(SUM(L17:M17)=0,&quot;-&quot;,SUM(L17:M17))" table:style-name="ce5">
            <text:p>826.25<text:s/></text:p>
          </table:table-cell>
          <table:table-cell office:value-type="float" office:value="695.65" table:formula="msoxl:=  IF(SUM(L18:L20)=0,&quot;-&quot;,SUM(L18:L20))" table:style-name="ce5">
            <text:p>695.65<text:s/></text:p>
          </table:table-cell>
          <table:table-cell office:value-type="float" office:value="130.6" table:formula="msoxl:=  IF(SUM(M18:M20)=0,&quot;-&quot;,SUM(M18:M20))" table:style-name="ce5">
            <text:p>130.60<text:s/></text:p>
          </table:table-cell>
          <table:covered-table-cell/>
          <table:table-cell office:value-type="string" office:string-value="-" table:formula="msoxl:=  IF(SUM(P17:Q17)=0,&quot;-&quot;,SUM(P17:Q17))" table:style-name="ce5">
            <text:p>-</text:p>
          </table:table-cell>
          <table:table-cell office:value-type="string" office:string-value="-" table:formula="msoxl:=  IF(SUM(P18:P20)=0,&quot;-&quot;,SUM(P18:P20))" table:style-name="ce5">
            <text:p>-</text:p>
          </table:table-cell>
          <table:table-cell office:value-type="string" office:string-value="-" table:formula="msoxl:=  IF(SUM(Q18:Q20)=0,&quot;-&quot;,SUM(Q18:Q20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office:string-value="-" table:formula="msoxl:=IF(SUM(H18,L18,P18,水產養殖面積2!D18)=0,&quot;-&quot;,SUM(H18,L18,P18,水產養殖面積2!D18))" table:style-name="ce5">
            <text:p>-</text:p>
          </table:table-cell>
          <table:table-cell office:value-type="string" office:string-value="-" table:formula="msoxl:=IF(SUM(I18,M18,Q18,水產養殖面積2!E18)=0,&quot;-&quot;,SUM(I18,M18,Q18,水產養殖面積2!E18))" table:style-name="ce5">
            <text:p>-</text:p>
          </table:table-cell>
          <table:covered-table-cell/>
          <table:table-cell office:value-type="string" office:string-value="-" table:formula="msoxl:=  IF(SUM(H18:I18)=0,&quot;-&quot;,SUM(H18:I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8:M18)=0,&quot;-&quot;,SUM(L18:M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8:Q18)=0,&quot;-&quot;,SUM(P18:Q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6704.57" table:formula="msoxl:=  IF(SUM(D19:E19)=0,&quot;-&quot;,SUM(D19:E19))" table:style-name="ce5">
            <text:p>6,704.57<text:s/></text:p>
          </table:table-cell>
          <table:table-cell office:value-type="float" office:value="814.46" table:formula="msoxl:=IF(SUM(H19,L19,P19,水產養殖面積2!D19)=0,&quot;-&quot;,SUM(H19,L19,P19,水產養殖面積2!D19))" table:style-name="ce5">
            <text:p>814.46<text:s/></text:p>
          </table:table-cell>
          <table:table-cell office:value-type="float" office:value="5890.11" table:formula="msoxl:=IF(SUM(I19,M19,Q19,水產養殖面積2!E19)=0,&quot;-&quot;,SUM(I19,M19,Q19,水產養殖面積2!E19))" table:style-name="ce5">
            <text:p>5,890.11<text:s/></text:p>
          </table:table-cell>
          <table:covered-table-cell/>
          <table:table-cell office:value-type="float" office:value="6704.57" table:formula="msoxl:=  IF(SUM(H19:I19)=0,&quot;-&quot;,SUM(H19:I19))" table:style-name="ce5">
            <text:p>6,704.57<text:s/></text:p>
          </table:table-cell>
          <table:table-cell office:value-type="float" office:value="814.46" table:style-name="ce5">
            <text:p>814.46<text:s/></text:p>
          </table:table-cell>
          <table:table-cell office:value-type="float" office:value="5890.11" table:style-name="ce5">
            <text:p>5,890.11<text:s/></text:p>
          </table:table-cell>
          <table:covered-table-cell/>
          <table:table-cell office:value-type="string" office:string-value="-" table:formula="msoxl:=  IF(SUM(L19:M19)=0,&quot;-&quot;,SUM(L19:M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9:Q19)=0,&quot;-&quot;,SUM(P19:Q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829.75" table:formula="msoxl:=  IF(SUM(D20:E20)=0,&quot;-&quot;,SUM(D20:E20))" table:style-name="ce5">
            <text:p>829.75<text:s/></text:p>
          </table:table-cell>
          <table:table-cell office:value-type="float" office:value="699.15" table:formula="msoxl:=IF(SUM(H20,L20,P20,水產養殖面積2!D20)=0,&quot;-&quot;,SUM(H20,L20,P20,水產養殖面積2!D20))" table:style-name="ce5">
            <text:p>699.15<text:s/></text:p>
          </table:table-cell>
          <table:table-cell office:value-type="float" office:value="130.6" table:formula="msoxl:=IF(SUM(I20,M20,Q20,水產養殖面積2!E20)=0,&quot;-&quot;,SUM(I20,M20,Q20,水產養殖面積2!E20))" table:style-name="ce5">
            <text:p>130.60<text:s/></text:p>
          </table:table-cell>
          <table:covered-table-cell/>
          <table:table-cell office:value-type="string" office:string-value="-" table:formula="msoxl:=  IF(SUM(H20:I20)=0,&quot;-&quot;,SUM(H20:I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826.25" table:formula="msoxl:=  IF(SUM(L20:M20)=0,&quot;-&quot;,SUM(L20:M20))" table:style-name="ce5">
            <text:p>826.25<text:s/></text:p>
          </table:table-cell>
          <table:table-cell office:value-type="float" office:value="695.65" table:style-name="ce5">
            <text:p>695.65<text:s/></text:p>
          </table:table-cell>
          <table:table-cell office:value-type="float" office:value="130.6" table:style-name="ce5">
            <text:p>130.60<text:s/></text:p>
          </table:table-cell>
          <table:covered-table-cell/>
          <table:table-cell office:value-type="string" office:string-value="-" table:formula="msoxl:=  IF(SUM(P20:Q20)=0,&quot;-&quot;,SUM(P20:Q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2629.17" table:formula="msoxl:=  IF(SUM(D21:E21)=0,&quot;-&quot;,SUM(D21:E21))" table:style-name="ce5">
            <text:p>2,629.17<text:s/></text:p>
          </table:table-cell>
          <table:table-cell office:value-type="float" office:value="1936.6399999999999" table:formula="msoxl:=IF(SUM(H21,L21,P21,水產養殖面積2!D21)=0,&quot;-&quot;,SUM(H21,L21,P21,水產養殖面積2!D21))" table:style-name="ce5">
            <text:p>1,936.64<text:s/></text:p>
          </table:table-cell>
          <table:table-cell office:value-type="float" office:value="692.53" table:formula="msoxl:=IF(SUM(I21,M21,Q21,水產養殖面積2!E21)=0,&quot;-&quot;,SUM(I21,M21,Q21,水產養殖面積2!E21))" table:style-name="ce5">
            <text:p>692.53<text:s/></text:p>
          </table:table-cell>
          <table:covered-table-cell/>
          <table:table-cell office:value-type="float" office:value="650.16" table:formula="msoxl:=  IF(SUM(H21:I21)=0,&quot;-&quot;,SUM(H21:I21))" table:style-name="ce5">
            <text:p>650.16<text:s/></text:p>
          </table:table-cell>
          <table:table-cell office:value-type="float" office:value="407" table:formula="msoxl:=  IF(SUM(H22:H23)=0,&quot;-&quot;,SUM(H22:H23))" table:style-name="ce5">
            <text:p>407.00<text:s/></text:p>
          </table:table-cell>
          <table:table-cell office:value-type="float" office:value="243.16" table:formula="msoxl:=  IF(SUM(I22:I23)=0,&quot;-&quot;,SUM(I22:I23))" table:style-name="ce5">
            <text:p>243.16<text:s/></text:p>
          </table:table-cell>
          <table:covered-table-cell/>
          <table:table-cell office:value-type="float" office:value="1979.0099999999998" table:formula="msoxl:=  IF(SUM(L21:M21)=0,&quot;-&quot;,SUM(L21:M21))" table:style-name="ce5">
            <text:p>1,979.01<text:s/></text:p>
          </table:table-cell>
          <table:table-cell office:value-type="float" office:value="1529.6399999999999" table:formula="msoxl:=  IF(SUM(L22:L23)=0,&quot;-&quot;,SUM(L22:L23))" table:style-name="ce5">
            <text:p>1,529.64<text:s/></text:p>
          </table:table-cell>
          <table:table-cell office:value-type="float" office:value="449.37" table:formula="msoxl:=  IF(SUM(M22:M23)=0,&quot;-&quot;,SUM(M22:M23))" table:style-name="ce5">
            <text:p>449.37<text:s/></text:p>
          </table:table-cell>
          <table:covered-table-cell/>
          <table:table-cell office:value-type="string" office:string-value="-" table:formula="msoxl:=  IF(SUM(P21:Q21)=0,&quot;-&quot;,SUM(P21:Q21))" table:style-name="ce5">
            <text:p>-</text:p>
          </table:table-cell>
          <table:table-cell office:value-type="string" office:string-value="-" table:formula="msoxl:=  IF(SUM(P22:P23)=0,&quot;-&quot;,SUM(P22:P23))" table:style-name="ce5">
            <text:p>-</text:p>
          </table:table-cell>
          <table:table-cell office:value-type="string" office:string-value="-" table:formula="msoxl:=  IF(SUM(Q22:Q23)=0,&quot;-&quot;,SUM(Q22:Q23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1235.9000000000001" table:formula="msoxl:=  IF(SUM(D22:E22)=0,&quot;-&quot;,SUM(D22:E22))" table:style-name="ce5">
            <text:p>1,235.90<text:s/></text:p>
          </table:table-cell>
          <table:table-cell office:value-type="float" office:value="593.51" table:formula="msoxl:=IF(SUM(H22,L22,P22,水產養殖面積2!D22)=0,&quot;-&quot;,SUM(H22,L22,P22,水產養殖面積2!D22))" table:style-name="ce5">
            <text:p>593.51<text:s/></text:p>
          </table:table-cell>
          <table:table-cell office:value-type="float" office:value="642.39" table:formula="msoxl:=IF(SUM(I22,M22,Q22,水產養殖面積2!E22)=0,&quot;-&quot;,SUM(I22,M22,Q22,水產養殖面積2!E22))" table:style-name="ce5">
            <text:p>642.39<text:s/></text:p>
          </table:table-cell>
          <table:covered-table-cell/>
          <table:table-cell office:value-type="float" office:value="635.9" table:formula="msoxl:=  IF(SUM(H22:I22)=0,&quot;-&quot;,SUM(H22:I22))" table:style-name="ce5">
            <text:p>635.90<text:s/></text:p>
          </table:table-cell>
          <table:table-cell office:value-type="float" office:value="392.89" table:style-name="ce5">
            <text:p>392.89<text:s/></text:p>
          </table:table-cell>
          <table:table-cell office:value-type="float" office:value="243.01" table:style-name="ce5">
            <text:p>243.01<text:s/></text:p>
          </table:table-cell>
          <table:covered-table-cell/>
          <table:table-cell office:value-type="float" office:value="600" table:formula="msoxl:=  IF(SUM(L22:M22)=0,&quot;-&quot;,SUM(L22:M22))" table:style-name="ce5">
            <text:p>600.00<text:s/></text:p>
          </table:table-cell>
          <table:table-cell office:value-type="float" office:value="200.62" table:style-name="ce5">
            <text:p>200.62<text:s/></text:p>
          </table:table-cell>
          <table:table-cell office:value-type="float" office:value="399.38" table:style-name="ce5">
            <text:p>399.38<text:s/></text:p>
          </table:table-cell>
          <table:covered-table-cell/>
          <table:table-cell office:value-type="string" office:string-value="-" table:formula="msoxl:=  IF(SUM(P22:Q22)=0,&quot;-&quot;,SUM(P22:Q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1393.27" table:formula="msoxl:=  IF(SUM(D23:E23)=0,&quot;-&quot;,SUM(D23:E23))" table:style-name="ce5">
            <text:p>1,393.27<text:s/></text:p>
          </table:table-cell>
          <table:table-cell office:value-type="float" office:value="1343.1299999999999" table:formula="msoxl:=IF(SUM(H23,L23,P23,水產養殖面積2!D23)=0,&quot;-&quot;,SUM(H23,L23,P23,水產養殖面積2!D23))" table:style-name="ce5">
            <text:p>1,343.13<text:s/></text:p>
          </table:table-cell>
          <table:table-cell office:value-type="float" office:value="50.14" table:formula="msoxl:=IF(SUM(I23,M23,Q23,水產養殖面積2!E23)=0,&quot;-&quot;,SUM(I23,M23,Q23,水產養殖面積2!E23))" table:style-name="ce5">
            <text:p>50.14<text:s/></text:p>
          </table:table-cell>
          <table:covered-table-cell/>
          <table:table-cell office:value-type="float" office:value="14.26" table:formula="msoxl:=  IF(SUM(H23:I23)=0,&quot;-&quot;,SUM(H23:I23))" table:style-name="ce5">
            <text:p>14.26<text:s/></text:p>
          </table:table-cell>
          <table:table-cell office:value-type="float" office:value="14.11" table:style-name="ce5">
            <text:p>14.11<text:s/></text:p>
          </table:table-cell>
          <table:table-cell office:value-type="float" office:value="0.15" table:style-name="ce5">
            <text:p>0.15<text:s/></text:p>
          </table:table-cell>
          <table:covered-table-cell/>
          <table:table-cell office:value-type="float" office:value="1379.01" table:formula="msoxl:=  IF(SUM(L23:M23)=0,&quot;-&quot;,SUM(L23:M23))" table:style-name="ce5">
            <text:p>1,379.01<text:s/></text:p>
          </table:table-cell>
          <table:table-cell office:value-type="float" office:value="1329.02" table:style-name="ce5">
            <text:p>1,329.02<text:s/></text:p>
          </table:table-cell>
          <table:table-cell office:value-type="float" office:value="49.99" table:style-name="ce5">
            <text:p>49.99<text:s/></text:p>
          </table:table-cell>
          <table:covered-table-cell/>
          <table:table-cell office:value-type="string" office:string-value="-" table:formula="msoxl:=  IF(SUM(P23:Q23)=0,&quot;-&quot;,SUM(P23:Q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table-cell office:value-type="string" table:number-columns-spanned="1" table:number-rows-spanned="14" table:style-name="ce100">
            <text:p>臺灣地區</text:p>
          </table:table-cell>
          <table:table-cell office:value-type="string" table:style-name="ce4">
            <text:p>總計</text:p>
          </table:table-cell>
          <table:table-cell office:value-type="float" office:value="33784.380000000005" table:formula="msoxl:=  IF(SUM(D24:F24)=0,&quot;-&quot;,SUM(D24:F24))" table:style-name="ce5">
            <text:p>33,784.38<text:s/></text:p>
          </table:table-cell>
          <table:table-cell office:value-type="float" office:value="12971.14" table:formula="msoxl:=IF(SUM(H24,L24,P24,水產養殖面積2!D24)=0,&quot;-&quot;,SUM(H24,L24,P24,水產養殖面積2!D24))" table:style-name="ce5">
            <text:p>12,971.14<text:s/></text:p>
          </table:table-cell>
          <table:table-cell office:value-type="float" office:value="18678.640000000003" table:formula="msoxl:=IF(SUM(I24,M24,Q24,水產養殖面積2!E24)=0,&quot;-&quot;,SUM(I24,M24,Q24,水產養殖面積2!E24))" table:style-name="ce5">
            <text:p>18,678.64<text:s/></text:p>
          </table:table-cell>
          <table:table-cell office:value-type="float" office:value="2134.6" table:formula="msoxl:=IF(SUM(J24,N24,R24,水產養殖面積2!F24)=0,&quot;-&quot;,SUM(J24,N24,R24,水產養殖面積2!F24))" table:style-name="ce5">
            <text:p>2,134.60<text:s/></text:p>
          </table:table-cell>
          <table:table-cell office:value-type="float" office:value="19619.879999999997" table:formula="msoxl:=  IF(SUM(H24:J24)=0,&quot;-&quot;,SUM(H24:J24))" table:style-name="ce5">
            <text:p>19,619.88<text:s/></text:p>
          </table:table-cell>
          <table:table-cell office:value-type="float" office:value="7188" table:style-name="ce5">
            <text:p>7,188.00<text:s/></text:p>
          </table:table-cell>
          <table:table-cell office:value-type="float" office:value="10953.78" table:style-name="ce5">
            <text:p>10,953.78<text:s/></text:p>
          </table:table-cell>
          <table:table-cell office:value-type="float" office:value="1478.1" table:style-name="ce48">
            <text:p>1,478.10<text:s/></text:p>
          </table:table-cell>
          <table:table-cell office:value-type="float" office:value="13889.67" table:formula="msoxl:=  IF(SUM(L24:N24)=0,&quot;-&quot;,SUM(L24:N24))" table:style-name="ce5">
            <text:p>13,889.67<text:s/></text:p>
          </table:table-cell>
          <table:table-cell office:value-type="float" office:value="5687.64" table:style-name="ce5">
            <text:p>5,687.64<text:s/></text:p>
          </table:table-cell>
          <table:table-cell office:value-type="float" office:value="7573.34" table:style-name="ce5">
            <text:p>7,573.34<text:s/></text:p>
          </table:table-cell>
          <table:table-cell office:value-type="float" office:value="628.69000000000005" table:style-name="ce48">
            <text:p>628.69<text:s/></text:p>
          </table:table-cell>
          <table:table-cell office:value-type="float" office:value="54.73" table:formula="msoxl:=  IF(SUM(P24:R24)=0,&quot;-&quot;,SUM(P24:R24))" table:style-name="ce5">
            <text:p>54.73<text:s/></text:p>
          </table:table-cell>
          <table:table-cell office:value-type="float" office:value="54.73" table:style-name="ce5">
            <text:p>54.73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8513.060000000001" table:formula="msoxl:=  IF(SUM(D25:E25)=0,&quot;-&quot;,SUM(D25:E25))" table:style-name="ce5">
            <text:p>18,513.06<text:s/></text:p>
          </table:table-cell>
          <table:table-cell office:value-type="float" office:value="8038.5800000000008" table:formula="msoxl:=IF(SUM(H25,L25,P25,水產養殖面積2!D25)=0,&quot;-&quot;,SUM(H25,L25,P25,水產養殖面積2!D25))" table:style-name="ce5">
            <text:p>8,038.58<text:s/></text:p>
          </table:table-cell>
          <table:table-cell office:value-type="float" office:value="10474.48" table:formula="msoxl:=IF(SUM(I25,M25,Q25,水產養殖面積2!E25)=0,&quot;-&quot;,SUM(I25,M25,Q25,水產養殖面積2!E25))" table:style-name="ce5">
            <text:p>10,474.48<text:s/></text:p>
          </table:table-cell>
          <table:table-cell table:number-columns-spanned="1" table:number-rows-spanned="13" table:style-name="ce91"/>
          <table:table-cell office:value-type="float" office:value="9671.0600000000013" table:formula="msoxl:=  IF(SUM(H25:I25)=0,&quot;-&quot;,SUM(H25:I25))" table:style-name="ce5">
            <text:p>9,671.06<text:s/></text:p>
          </table:table-cell>
          <table:table-cell office:value-type="float" office:value="5121.4600000000009" table:formula="msoxl:=  IF(SUM(H26:H30)=0,&quot;-&quot;,SUM(H26:H30))" table:style-name="ce5">
            <text:p>5,121.46<text:s/></text:p>
          </table:table-cell>
          <table:table-cell office:value-type="float" office:value="4549.5999999999995" table:formula="msoxl:=  IF(SUM(I26:I30)=0,&quot;-&quot;,SUM(I26:I30))" table:style-name="ce5">
            <text:p>4,549.60<text:s/></text:p>
          </table:table-cell>
          <table:table-cell table:number-columns-spanned="1" table:number-rows-spanned="13" table:style-name="ce104"/>
          <table:table-cell office:value-type="float" office:value="8676.36" table:formula="msoxl:=  IF(SUM(L25:M25)=0,&quot;-&quot;,SUM(L25:M25))" table:style-name="ce5">
            <text:p>8,676.36<text:s/></text:p>
          </table:table-cell>
          <table:table-cell office:value-type="float" office:value="2898.48" table:formula="msoxl:=  IF(SUM(L26:L30)=0,&quot;-&quot;,SUM(L26:L30))" table:style-name="ce5">
            <text:p>2,898.48<text:s/></text:p>
          </table:table-cell>
          <table:table-cell office:value-type="float" office:value="5777.880000000001" table:formula="msoxl:=  IF(SUM(M26:M30)=0,&quot;-&quot;,SUM(M26:M30))" table:style-name="ce5">
            <text:p>5,777.88<text:s/></text:p>
          </table:table-cell>
          <table:table-cell table:number-columns-spanned="1" table:number-rows-spanned="13" table:style-name="ce104"/>
          <table:table-cell office:value-type="string" office:string-value="-" table:formula="msoxl:=  IF(SUM(P25:Q25)=0,&quot;-&quot;,SUM(P25:Q25))" table:style-name="ce5">
            <text:p>-</text:p>
          </table:table-cell>
          <table:table-cell office:value-type="string" office:string-value="-" table:formula="msoxl:=  IF(SUM(P26:P30)=0,&quot;-&quot;,SUM(P26:P30))" table:style-name="ce5">
            <text:p>-</text:p>
          </table:table-cell>
          <table:table-cell office:value-type="string" office:string-value="-" table:formula="msoxl:=  IF(SUM(Q26:Q30)=0,&quot;-&quot;,SUM(Q26:Q30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10037.82" table:formula="msoxl:=  IF(SUM(D26:E26)=0,&quot;-&quot;,SUM(D26:E26))" table:style-name="ce5">
            <text:p>10,037.82<text:s/></text:p>
          </table:table-cell>
          <table:table-cell office:value-type="float" office:value="2773.51" table:formula="msoxl:=IF(SUM(H26,L26,P26,水產養殖面積2!D26)=0,&quot;-&quot;,SUM(H26,L26,P26,水產養殖面積2!D26))" table:style-name="ce5">
            <text:p>2,773.51<text:s/></text:p>
          </table:table-cell>
          <table:table-cell office:value-type="float" office:value="7264.3099999999995" table:formula="msoxl:=IF(SUM(I26,M26,Q26,水產養殖面積2!E26)=0,&quot;-&quot;,SUM(I26,M26,Q26,水產養殖面積2!E26))" table:style-name="ce5">
            <text:p>7,264.31<text:s/></text:p>
          </table:table-cell>
          <table:covered-table-cell/>
          <table:table-cell office:value-type="float" office:value="6558.16" table:formula="msoxl:=  IF(SUM(H26:I26)=0,&quot;-&quot;,SUM(H26:I26))" table:style-name="ce5">
            <text:p>6,558.16<text:s/></text:p>
          </table:table-cell>
          <table:table-cell office:value-type="float" office:value="2515.73" table:style-name="ce5">
            <text:p>2,515.73<text:s/></text:p>
          </table:table-cell>
          <table:table-cell office:value-type="float" office:value="4042.43" table:style-name="ce5">
            <text:p>4,042.43<text:s/></text:p>
          </table:table-cell>
          <table:covered-table-cell/>
          <table:table-cell office:value-type="float" office:value="3479.66" table:formula="msoxl:=  IF(SUM(L26:M26)=0,&quot;-&quot;,SUM(L26:M26))" table:style-name="ce5">
            <text:p>3,479.66<text:s/></text:p>
          </table:table-cell>
          <table:table-cell office:value-type="float" office:value="257.77999999999997" table:style-name="ce5">
            <text:p>257.78<text:s/></text:p>
          </table:table-cell>
          <table:table-cell office:value-type="float" office:value="3221.88" table:style-name="ce5">
            <text:p>3,221.88<text:s/></text:p>
          </table:table-cell>
          <table:covered-table-cell/>
          <table:table-cell office:value-type="string" office:string-value="-" table:formula="msoxl:=  IF(SUM(P26:Q26)=0,&quot;-&quot;,SUM(P26:Q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4739.34" table:formula="msoxl:=  IF(SUM(D27:E27)=0,&quot;-&quot;,SUM(D27:E27))" table:style-name="ce5">
            <text:p>4,739.34<text:s/></text:p>
          </table:table-cell>
          <table:table-cell office:value-type="float" office:value="1994.85" table:formula="msoxl:=IF(SUM(H27,L27,P27,水產養殖面積2!D27)=0,&quot;-&quot;,SUM(H27,L27,P27,水產養殖面積2!D27))" table:style-name="ce5">
            <text:p>1,994.85<text:s/></text:p>
          </table:table-cell>
          <table:table-cell office:value-type="float" office:value="2744.49" table:formula="msoxl:=IF(SUM(I27,M27,Q27,水產養殖面積2!E27)=0,&quot;-&quot;,SUM(I27,M27,Q27,水產養殖面積2!E27))" table:style-name="ce5">
            <text:p>2,744.49<text:s/></text:p>
          </table:table-cell>
          <table:covered-table-cell/>
          <table:table-cell office:value-type="float" office:value="433.1" table:formula="msoxl:=  IF(SUM(H27:I27)=0,&quot;-&quot;,SUM(H27:I27))" table:style-name="ce5">
            <text:p>433.10<text:s/></text:p>
          </table:table-cell>
          <table:table-cell office:value-type="float" office:value="234.59" table:style-name="ce5">
            <text:p>234.59<text:s/></text:p>
          </table:table-cell>
          <table:table-cell office:value-type="float" office:value="198.51" table:style-name="ce5">
            <text:p>198.51<text:s/></text:p>
          </table:table-cell>
          <table:covered-table-cell/>
          <table:table-cell office:value-type="float" office:value="4183.6000000000004" table:formula="msoxl:=  IF(SUM(L27:M27)=0,&quot;-&quot;,SUM(L27:M27))" table:style-name="ce5">
            <text:p>4,183.60<text:s/></text:p>
          </table:table-cell>
          <table:table-cell office:value-type="float" office:value="1751.62" table:style-name="ce5">
            <text:p>1,751.62<text:s/></text:p>
          </table:table-cell>
          <table:table-cell office:value-type="float" office:value="2431.98" table:style-name="ce5">
            <text:p>2,431.98<text:s/></text:p>
          </table:table-cell>
          <table:covered-table-cell/>
          <table:table-cell office:value-type="string" office:string-value="-" table:formula="msoxl:=  IF(SUM(P27:Q27)=0,&quot;-&quot;,SUM(P27:Q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391.89" table:formula="msoxl:=  IF(SUM(D28:E28)=0,&quot;-&quot;,SUM(D28:E28))" table:style-name="ce5">
            <text:p>391.89<text:s/></text:p>
          </table:table-cell>
          <table:table-cell office:value-type="float" office:value="390.75" table:formula="msoxl:=IF(SUM(H28,L28,P28,水產養殖面積2!D28)=0,&quot;-&quot;,SUM(H28,L28,P28,水產養殖面積2!D28))" table:style-name="ce5">
            <text:p>390.75<text:s/></text:p>
          </table:table-cell>
          <table:table-cell office:value-type="float" office:value="1.1399999999999999" table:formula="msoxl:=IF(SUM(I28,M28,Q28,水產養殖面積2!E28)=0,&quot;-&quot;,SUM(I28,M28,Q28,水產養殖面積2!E28))" table:style-name="ce5">
            <text:p>1.14<text:s/></text:p>
          </table:table-cell>
          <table:covered-table-cell/>
          <table:table-cell office:value-type="float" office:value="24.34" table:formula="msoxl:=  IF(SUM(H28:I28)=0,&quot;-&quot;,SUM(H28:I28))" table:style-name="ce5">
            <text:p>24.34<text:s/></text:p>
          </table:table-cell>
          <table:table-cell office:value-type="float" office:value="24.34" table:style-name="ce5">
            <text:p>24.34<text:s/>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357.55" table:formula="msoxl:=  IF(SUM(L28:M28)=0,&quot;-&quot;,SUM(L28:M28))" table:style-name="ce5">
            <text:p>357.55<text:s/></text:p>
          </table:table-cell>
          <table:table-cell office:value-type="float" office:value="356.41" table:style-name="ce5">
            <text:p>356.41<text:s/></text:p>
          </table:table-cell>
          <table:table-cell office:value-type="float" office:value="1.1399999999999999" table:style-name="ce5">
            <text:p>1.14<text:s/></text:p>
          </table:table-cell>
          <table:covered-table-cell/>
          <table:table-cell office:value-type="string" office:string-value="-" table:formula="msoxl:=  IF(SUM(P28:Q28)=0,&quot;-&quot;,SUM(P28:Q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1259.2500000000002" table:formula="msoxl:=  IF(SUM(D29:E29)=0,&quot;-&quot;,SUM(D29:E29))" table:style-name="ce5">
            <text:p>1,259.25<text:s/></text:p>
          </table:table-cell>
          <table:table-cell office:value-type="float" office:value="1013.7900000000002" table:formula="msoxl:=IF(SUM(H29,L29,P29,水產養殖面積2!D29)=0,&quot;-&quot;,SUM(H29,L29,P29,水產養殖面積2!D29))" table:style-name="ce5">
            <text:p>1,013.79<text:s/></text:p>
          </table:table-cell>
          <table:table-cell office:value-type="float" office:value="245.45999999999998" table:formula="msoxl:=IF(SUM(I29,M29,Q29,水產養殖面積2!E29)=0,&quot;-&quot;,SUM(I29,M29,Q29,水產養殖面積2!E29))" table:style-name="ce5">
            <text:p>245.46<text:s/></text:p>
          </table:table-cell>
          <table:covered-table-cell/>
          <table:table-cell office:value-type="float" office:value="570.88" table:formula="msoxl:=  IF(SUM(H29:I29)=0,&quot;-&quot;,SUM(H29:I29))" table:style-name="ce5">
            <text:p>570.88<text:s/></text:p>
          </table:table-cell>
          <table:table-cell office:value-type="float" office:value="481.3" table:style-name="ce5">
            <text:p>481.30<text:s/></text:p>
          </table:table-cell>
          <table:table-cell office:value-type="float" office:value="89.58" table:style-name="ce5">
            <text:p>89.58<text:s/></text:p>
          </table:table-cell>
          <table:covered-table-cell/>
          <table:table-cell office:value-type="float" office:value="655.37000000000012" table:formula="msoxl:=  IF(SUM(L29:M29)=0,&quot;-&quot;,SUM(L29:M29))" table:style-name="ce5">
            <text:p>655.37<text:s/></text:p>
          </table:table-cell>
          <table:table-cell office:value-type="float" office:value="532.49000000000012" table:style-name="ce5">
            <text:p>532.49<text:s/></text:p>
          </table:table-cell>
          <table:table-cell office:value-type="float" office:value="122.88" table:style-name="ce5">
            <text:p>122.88<text:s/></text:p>
          </table:table-cell>
          <table:covered-table-cell/>
          <table:table-cell office:value-type="string" office:string-value="-" table:formula="msoxl:=  IF(SUM(P29:Q29)=0,&quot;-&quot;,SUM(P29:Q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2084.7600000000002" table:formula="msoxl:=  IF(SUM(D30:E30)=0,&quot;-&quot;,SUM(D30:E30))" table:style-name="ce5">
            <text:p>2,084.76<text:s/></text:p>
          </table:table-cell>
          <table:table-cell office:value-type="float" office:value="1865.68" table:formula="msoxl:=IF(SUM(H30,L30,P30,水產養殖面積2!D30)=0,&quot;-&quot;,SUM(H30,L30,P30,水產養殖面積2!D30))" table:style-name="ce5">
            <text:p>1,865.68<text:s/></text:p>
          </table:table-cell>
          <table:table-cell office:value-type="float" office:value="219.07999999999998" table:formula="msoxl:=IF(SUM(I30,M30,Q30,水產養殖面積2!E30)=0,&quot;-&quot;,SUM(I30,M30,Q30,水產養殖面積2!E30))" table:style-name="ce5">
            <text:p>219.08<text:s/></text:p>
          </table:table-cell>
          <table:covered-table-cell/>
          <table:table-cell office:value-type="float" office:value="2084.58" table:formula="msoxl:=  IF(SUM(H30:I30)=0,&quot;-&quot;,SUM(H30:I30))" table:style-name="ce5">
            <text:p>2,084.58<text:s/></text:p>
          </table:table-cell>
          <table:table-cell office:value-type="float" office:value="1865.5" table:style-name="ce5">
            <text:p>1,865.50<text:s/></text:p>
          </table:table-cell>
          <table:table-cell office:value-type="float" office:value="219.07999999999998" table:style-name="ce5">
            <text:p>219.08<text:s/></text:p>
          </table:table-cell>
          <table:covered-table-cell/>
          <table:table-cell office:value-type="float" office:value="0.18000000000000002" table:formula="msoxl:=  IF(SUM(L30:M30)=0,&quot;-&quot;,SUM(L30:M30))" table:style-name="ce5">
            <text:p>0.18<text:s/></text:p>
          </table:table-cell>
          <table:table-cell office:value-type="float" office:value="0.18000000000000002" table:style-name="ce5">
            <text:p>0.18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0:Q30)=0,&quot;-&quot;,SUM(P30:Q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7534.32" table:formula="msoxl:=  IF(SUM(D31:E31)=0,&quot;-&quot;,SUM(D31:E31))" table:style-name="ce5">
            <text:p>7,534.32<text:s/></text:p>
          </table:table-cell>
          <table:table-cell office:value-type="float" office:value="1513.6100000000001" table:formula="msoxl:=IF(SUM(H31,L31,P31,水產養殖面積2!D31)=0,&quot;-&quot;,SUM(H31,L31,P31,水產養殖面積2!D31))" table:style-name="ce5">
            <text:p>1,513.61<text:s/></text:p>
          </table:table-cell>
          <table:table-cell office:value-type="float" office:value="6020.71" table:formula="msoxl:=IF(SUM(I31,M31,Q31,水產養殖面積2!E31)=0,&quot;-&quot;,SUM(I31,M31,Q31,水產養殖面積2!E31))" table:style-name="ce5">
            <text:p>6,020.71<text:s/></text:p>
          </table:table-cell>
          <table:covered-table-cell/>
          <table:table-cell office:value-type="float" office:value="6704.57" table:formula="msoxl:=  IF(SUM(H31:I31)=0,&quot;-&quot;,SUM(H31:I31))" table:style-name="ce5">
            <text:p>6,704.57<text:s/></text:p>
          </table:table-cell>
          <table:table-cell office:value-type="float" office:value="814.46" table:formula="msoxl:=  IF(SUM(H32:H34)=0,&quot;-&quot;,SUM(H32:H34))" table:style-name="ce5">
            <text:p>814.46<text:s/></text:p>
          </table:table-cell>
          <table:table-cell office:value-type="float" office:value="5890.11" table:formula="msoxl:=  IF(SUM(I32:I34)=0,&quot;-&quot;,SUM(I32:I34))" table:style-name="ce5">
            <text:p>5,890.11<text:s/></text:p>
          </table:table-cell>
          <table:covered-table-cell/>
          <table:table-cell office:value-type="float" office:value="826.25" table:formula="msoxl:=  IF(SUM(L31:M31)=0,&quot;-&quot;,SUM(L31:M31))" table:style-name="ce5">
            <text:p>826.25<text:s/></text:p>
          </table:table-cell>
          <table:table-cell office:value-type="float" office:value="695.65" table:formula="msoxl:=  IF(SUM(L32:L34)=0,&quot;-&quot;,SUM(L32:L34))" table:style-name="ce5">
            <text:p>695.65<text:s/></text:p>
          </table:table-cell>
          <table:table-cell office:value-type="float" office:value="130.6" table:formula="msoxl:=  IF(SUM(M32:M34)=0,&quot;-&quot;,SUM(M32:M34))" table:style-name="ce5">
            <text:p>130.60<text:s/></text:p>
          </table:table-cell>
          <table:covered-table-cell/>
          <table:table-cell office:value-type="string" office:string-value="-" table:formula="msoxl:=  IF(SUM(P31:Q31)=0,&quot;-&quot;,SUM(P31:Q31))" table:style-name="ce5">
            <text:p>-</text:p>
          </table:table-cell>
          <table:table-cell office:value-type="string" office:string-value="-" table:formula="msoxl:=  IF(SUM(P32:P34)=0,&quot;-&quot;,SUM(P32:P34))" table:style-name="ce5">
            <text:p>-</text:p>
          </table:table-cell>
          <table:table-cell office:value-type="string" office:string-value="-" table:formula="msoxl:=  IF(SUM(Q32:Q34)=0,&quot;-&quot;,SUM(Q32:Q34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office:string-value="-" table:formula="msoxl:=IF(SUM(H32,L32,P32,水產養殖面積2!D32)=0,&quot;-&quot;,SUM(H32,L32,P32,水產養殖面積2!D32))" table:style-name="ce5">
            <text:p>-</text:p>
          </table:table-cell>
          <table:table-cell office:value-type="string" office:string-value="-" table:formula="msoxl:=IF(SUM(I32,M32,Q32,水產養殖面積2!E32)=0,&quot;-&quot;,SUM(I32,M32,Q32,水產養殖面積2!E32))" table:style-name="ce5">
            <text:p>-</text:p>
          </table:table-cell>
          <table:covered-table-cell/>
          <table:table-cell office:value-type="string" office:string-value="-" table:formula="msoxl:=  IF(SUM(H32:I32)=0,&quot;-&quot;,SUM(H32:I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2:M32)=0,&quot;-&quot;,SUM(L32:M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2:Q32)=0,&quot;-&quot;,SUM(P32:Q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6704.57" table:formula="msoxl:=  IF(SUM(D33:E33)=0,&quot;-&quot;,SUM(D33:E33))" table:style-name="ce5">
            <text:p>6,704.57<text:s/></text:p>
          </table:table-cell>
          <table:table-cell office:value-type="float" office:value="814.46" table:formula="msoxl:=IF(SUM(H33,L33,P33,水產養殖面積2!D33)=0,&quot;-&quot;,SUM(H33,L33,P33,水產養殖面積2!D33))" table:style-name="ce5">
            <text:p>814.46<text:s/></text:p>
          </table:table-cell>
          <table:table-cell office:value-type="float" office:value="5890.11" table:formula="msoxl:=IF(SUM(I33,M33,Q33,水產養殖面積2!E33)=0,&quot;-&quot;,SUM(I33,M33,Q33,水產養殖面積2!E33))" table:style-name="ce5">
            <text:p>5,890.11<text:s/></text:p>
          </table:table-cell>
          <table:covered-table-cell/>
          <table:table-cell office:value-type="float" office:value="6704.57" table:formula="msoxl:=  IF(SUM(H33:I33)=0,&quot;-&quot;,SUM(H33:I33))" table:style-name="ce5">
            <text:p>6,704.57<text:s/></text:p>
          </table:table-cell>
          <table:table-cell office:value-type="float" office:value="814.46" table:style-name="ce5">
            <text:p>814.46<text:s/></text:p>
          </table:table-cell>
          <table:table-cell office:value-type="float" office:value="5890.11" table:style-name="ce5">
            <text:p>5,890.11<text:s/></text:p>
          </table:table-cell>
          <table:covered-table-cell/>
          <table:table-cell office:value-type="string" office:string-value="-" table:formula="msoxl:=  IF(SUM(L33:M33)=0,&quot;-&quot;,SUM(L33:M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3:Q33)=0,&quot;-&quot;,SUM(P33:Q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829.75" table:formula="msoxl:=  IF(SUM(D34:E34)=0,&quot;-&quot;,SUM(D34:E34))" table:style-name="ce5">
            <text:p>829.75<text:s/></text:p>
          </table:table-cell>
          <table:table-cell office:value-type="float" office:value="699.15" table:formula="msoxl:=IF(SUM(H34,L34,P34,水產養殖面積2!D34)=0,&quot;-&quot;,SUM(H34,L34,P34,水產養殖面積2!D34))" table:style-name="ce5">
            <text:p>699.15<text:s/></text:p>
          </table:table-cell>
          <table:table-cell office:value-type="float" office:value="130.6" table:formula="msoxl:=IF(SUM(I34,M34,Q34,水產養殖面積2!E34)=0,&quot;-&quot;,SUM(I34,M34,Q34,水產養殖面積2!E34))" table:style-name="ce5">
            <text:p>130.60<text:s/></text:p>
          </table:table-cell>
          <table:covered-table-cell/>
          <table:table-cell office:value-type="string" office:string-value="-" table:formula="msoxl:=  IF(SUM(H34:I34)=0,&quot;-&quot;,SUM(H34:I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826.25" table:formula="msoxl:=  IF(SUM(L34:M34)=0,&quot;-&quot;,SUM(L34:M34))" table:style-name="ce5">
            <text:p>826.25<text:s/></text:p>
          </table:table-cell>
          <table:table-cell office:value-type="float" office:value="695.65" table:style-name="ce5">
            <text:p>695.65<text:s/></text:p>
          </table:table-cell>
          <table:table-cell office:value-type="float" office:value="130.6" table:style-name="ce5">
            <text:p>130.60<text:s/></text:p>
          </table:table-cell>
          <table:covered-table-cell/>
          <table:table-cell office:value-type="string" office:string-value="-" table:formula="msoxl:=  IF(SUM(P34:Q34)=0,&quot;-&quot;,SUM(P34:Q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2620.17" table:formula="msoxl:=  IF(SUM(D35:E35)=0,&quot;-&quot;,SUM(D35:E35))" table:style-name="ce5">
            <text:p>2,620.17<text:s/></text:p>
          </table:table-cell>
          <table:table-cell office:value-type="float" office:value="1932.6399999999999" table:formula="msoxl:=IF(SUM(H35,L35,P35,水產養殖面積2!D35)=0,&quot;-&quot;,SUM(H35,L35,P35,水產養殖面積2!D35))" table:style-name="ce5">
            <text:p>1,932.64<text:s/></text:p>
          </table:table-cell>
          <table:table-cell office:value-type="float" office:value="687.53" table:formula="msoxl:=IF(SUM(I35,M35,Q35,水產養殖面積2!E35)=0,&quot;-&quot;,SUM(I35,M35,Q35,水產養殖面積2!E35))" table:style-name="ce5">
            <text:p>687.53<text:s/></text:p>
          </table:table-cell>
          <table:covered-table-cell/>
          <table:table-cell office:value-type="float" office:value="641.16" table:formula="msoxl:=  IF(SUM(H35:I35)=0,&quot;-&quot;,SUM(H35:I35))" table:style-name="ce5">
            <text:p>641.16<text:s/></text:p>
          </table:table-cell>
          <table:table-cell office:value-type="float" office:value="403" table:formula="msoxl:=  IF(SUM(H36:H37)=0,&quot;-&quot;,SUM(H36:H37))" table:style-name="ce5">
            <text:p>403.00<text:s/></text:p>
          </table:table-cell>
          <table:table-cell office:value-type="float" office:value="238.16" table:formula="msoxl:=  IF(SUM(I36:I37)=0,&quot;-&quot;,SUM(I36:I37))" table:style-name="ce5">
            <text:p>238.16<text:s/></text:p>
          </table:table-cell>
          <table:covered-table-cell/>
          <table:table-cell office:value-type="float" office:value="1979.0099999999998" table:formula="msoxl:=  IF(SUM(L35:M35)=0,&quot;-&quot;,SUM(L35:M35))" table:style-name="ce5">
            <text:p>1,979.01<text:s/></text:p>
          </table:table-cell>
          <table:table-cell office:value-type="float" office:value="1529.6399999999999" table:formula="msoxl:=  IF(SUM(L36:L37)=0,&quot;-&quot;,SUM(L36:L37))" table:style-name="ce5">
            <text:p>1,529.64<text:s/></text:p>
          </table:table-cell>
          <table:table-cell office:value-type="float" office:value="449.37" table:formula="msoxl:=  IF(SUM(M36:M37)=0,&quot;-&quot;,SUM(M36:M37))" table:style-name="ce5">
            <text:p>449.37<text:s/></text:p>
          </table:table-cell>
          <table:covered-table-cell/>
          <table:table-cell office:value-type="string" office:string-value="-" table:formula="msoxl:=  IF(SUM(P35:Q35)=0,&quot;-&quot;,SUM(P35:Q35))" table:style-name="ce5">
            <text:p>-</text:p>
          </table:table-cell>
          <table:table-cell office:value-type="string" office:string-value="-" table:formula="msoxl:=  IF(SUM(P36:P37)=0,&quot;-&quot;,SUM(P36:P37))" table:style-name="ce5">
            <text:p>-</text:p>
          </table:table-cell>
          <table:table-cell office:value-type="string" office:string-value="-" table:formula="msoxl:=  IF(SUM(Q36:Q37)=0,&quot;-&quot;,SUM(Q36:Q37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1226.9000000000001" table:formula="msoxl:=  IF(SUM(D36:E36)=0,&quot;-&quot;,SUM(D36:E36))" table:style-name="ce5">
            <text:p>1,226.90<text:s/></text:p>
          </table:table-cell>
          <table:table-cell office:value-type="float" office:value="589.51" table:formula="msoxl:=IF(SUM(H36,L36,P36,水產養殖面積2!D36)=0,&quot;-&quot;,SUM(H36,L36,P36,水產養殖面積2!D36))" table:style-name="ce5">
            <text:p>589.51<text:s/></text:p>
          </table:table-cell>
          <table:table-cell office:value-type="float" office:value="637.39" table:formula="msoxl:=IF(SUM(I36,M36,Q36,水產養殖面積2!E36)=0,&quot;-&quot;,SUM(I36,M36,Q36,水產養殖面積2!E36))" table:style-name="ce5">
            <text:p>637.39<text:s/></text:p>
          </table:table-cell>
          <table:covered-table-cell/>
          <table:table-cell office:value-type="float" office:value="626.9" table:formula="msoxl:=  IF(SUM(H36:I36)=0,&quot;-&quot;,SUM(H36:I36))" table:style-name="ce5">
            <text:p>626.90<text:s/></text:p>
          </table:table-cell>
          <table:table-cell office:value-type="float" office:value="388.89" table:style-name="ce5">
            <text:p>388.89<text:s/></text:p>
          </table:table-cell>
          <table:table-cell office:value-type="float" office:value="238.01" table:style-name="ce5">
            <text:p>238.01<text:s/></text:p>
          </table:table-cell>
          <table:covered-table-cell/>
          <table:table-cell office:value-type="float" office:value="600" table:formula="msoxl:=  IF(SUM(L36:M36)=0,&quot;-&quot;,SUM(L36:M36))" table:style-name="ce5">
            <text:p>600.00<text:s/></text:p>
          </table:table-cell>
          <table:table-cell office:value-type="float" office:value="200.62" table:style-name="ce5">
            <text:p>200.62<text:s/></text:p>
          </table:table-cell>
          <table:table-cell office:value-type="float" office:value="399.38" table:style-name="ce5">
            <text:p>399.38<text:s/></text:p>
          </table:table-cell>
          <table:covered-table-cell/>
          <table:table-cell office:value-type="string" office:string-value="-" table:formula="msoxl:=  IF(SUM(P36:Q36)=0,&quot;-&quot;,SUM(P36:Q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1393.27" table:formula="msoxl:=  IF(SUM(D37:E37)=0,&quot;-&quot;,SUM(D37:E37))" table:style-name="ce5">
            <text:p>1,393.27<text:s/></text:p>
          </table:table-cell>
          <table:table-cell office:value-type="float" office:value="1343.1299999999999" table:formula="msoxl:=IF(SUM(H37,L37,P37,水產養殖面積2!D37)=0,&quot;-&quot;,SUM(H37,L37,P37,水產養殖面積2!D37))" table:style-name="ce5">
            <text:p>1,343.13<text:s/></text:p>
          </table:table-cell>
          <table:table-cell office:value-type="float" office:value="50.14" table:formula="msoxl:=IF(SUM(I37,M37,Q37,水產養殖面積2!E37)=0,&quot;-&quot;,SUM(I37,M37,Q37,水產養殖面積2!E37))" table:style-name="ce5">
            <text:p>50.14<text:s/></text:p>
          </table:table-cell>
          <table:covered-table-cell/>
          <table:table-cell office:value-type="float" office:value="14.26" table:formula="msoxl:=  IF(SUM(H37:I37)=0,&quot;-&quot;,SUM(H37:I37))" table:style-name="ce5">
            <text:p>14.26<text:s/></text:p>
          </table:table-cell>
          <table:table-cell office:value-type="float" office:value="14.11" table:style-name="ce5">
            <text:p>14.11<text:s/></text:p>
          </table:table-cell>
          <table:table-cell office:value-type="float" office:value="0.15" table:style-name="ce5">
            <text:p>0.15<text:s/></text:p>
          </table:table-cell>
          <table:covered-table-cell/>
          <table:table-cell office:value-type="float" office:value="1379.01" table:formula="msoxl:=  IF(SUM(L37:M37)=0,&quot;-&quot;,SUM(L37:M37))" table:style-name="ce5">
            <text:p>1,379.01<text:s/></text:p>
          </table:table-cell>
          <table:table-cell office:value-type="float" office:value="1329.02" table:style-name="ce5">
            <text:p>1,329.02<text:s/></text:p>
          </table:table-cell>
          <table:table-cell office:value-type="float" office:value="49.99" table:style-name="ce5">
            <text:p>49.99<text:s/></text:p>
          </table:table-cell>
          <table:covered-table-cell/>
          <table:table-cell office:value-type="string" office:string-value="-" table:formula="msoxl:=  IF(SUM(P37:Q37)=0,&quot;-&quot;,SUM(P37:Q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table-cell office:value-type="string" table:number-columns-spanned="1" table:number-rows-spanned="14" table:style-name="ce99">
            <text:p>新北市</text:p>
          </table:table-cell>
          <table:table-cell office:value-type="string" table:style-name="ce4">
            <text:p>總計</text:p>
          </table:table-cell>
          <table:table-cell office:value-type="float" office:value="103.92999999999999" table:formula="msoxl:=  IF(SUM(D38:F38)=0,&quot;-&quot;,SUM(D38:F38))" table:style-name="ce5">
            <text:p>103.93<text:s/></text:p>
          </table:table-cell>
          <table:table-cell office:value-type="float" office:value="103.86" table:formula="msoxl:=IF(SUM(H38,L38,P38,水產養殖面積2!D38)=0,&quot;-&quot;,SUM(H38,L38,P38,水產養殖面積2!D38))" table:style-name="ce5">
            <text:p>103.86<text:s/></text:p>
          </table:table-cell>
          <table:table-cell office:value-type="float" office:value="7.0000000000000007E-2" table:formula="msoxl:=IF(SUM(I38,M38,Q38,水產養殖面積2!E38)=0,&quot;-&quot;,SUM(I38,M38,Q38,水產養殖面積2!E38))" table:style-name="ce5">
            <text:p>0.07<text:s/></text:p>
          </table:table-cell>
          <table:table-cell office:value-type="string" office:string-value="-" table:formula="msoxl:=IF(SUM(J38,N38,R38,水產養殖面積2!F38)=0,&quot;-&quot;,SUM(J38,N38,R38,水產養殖面積2!F38))" table:style-name="ce5">
            <text:p>-</text:p>
          </table:table-cell>
          <table:table-cell office:value-type="string" office:string-value="-" table:formula="msoxl:=  IF(SUM(H38:J38)=0,&quot;-&quot;,SUM(H38:J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float" office:value="103.92999999999999" table:formula="msoxl:=  IF(SUM(L38:N38)=0,&quot;-&quot;,SUM(L38:N38))" table:style-name="ce5">
            <text:p>103.93<text:s/></text:p>
          </table:table-cell>
          <table:table-cell office:value-type="float" office:value="103.86" table:style-name="ce5">
            <text:p>103.86<text:s/></text:p>
          </table:table-cell>
          <table:table-cell office:value-type="float" office:value="7.0000000000000007E-2" table:style-name="ce5">
            <text:p>0.07<text:s/>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38:R38)=0,&quot;-&quot;,SUM(P38:R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.9500000000000002" table:formula="msoxl:=  IF(SUM(D39:E39)=0,&quot;-&quot;,SUM(D39:E39))" table:style-name="ce5">
            <text:p>1.95<text:s/></text:p>
          </table:table-cell>
          <table:table-cell office:value-type="float" office:value="1.9500000000000002" table:formula="msoxl:=IF(SUM(H39,L39,P39,水產養殖面積2!D39)=0,&quot;-&quot;,SUM(H39,L39,P39,水產養殖面積2!D39))" table:style-name="ce5">
            <text:p>1.95<text:s/></text:p>
          </table:table-cell>
          <table:table-cell office:value-type="string" office:string-value="-" table:formula="msoxl:=IF(SUM(I39,M39,Q39,水產養殖面積2!E39)=0,&quot;-&quot;,SUM(I39,M39,Q39,水產養殖面積2!E39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H39:I39)=0,&quot;-&quot;,SUM(H39:I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office:value-type="string" office:string-value="-" table:formula="msoxl:=  IF(SUM(I40:I44)=0,&quot;-&quot;,SUM(I40:I44))" table:style-name="ce5">
            <text:p>-</text:p>
          </table:table-cell>
          <table:table-cell table:number-columns-spanned="1" table:number-rows-spanned="13" table:style-name="ce104"/>
          <table:table-cell office:value-type="float" office:value="1.9500000000000002" table:formula="msoxl:=  IF(SUM(L39:M39)=0,&quot;-&quot;,SUM(L39:M39))" table:style-name="ce5">
            <text:p>1.95<text:s/></text:p>
          </table:table-cell>
          <table:table-cell office:value-type="float" office:value="1.9500000000000002" table:formula="msoxl:=  IF(SUM(L40:L44)=0,&quot;-&quot;,SUM(L40:L44))" table:style-name="ce5">
            <text:p>1.95<text:s/></text:p>
          </table:table-cell>
          <table:table-cell office:value-type="string" office:string-value="-" table:formula="msoxl:=  IF(SUM(M40:M44)=0,&quot;-&quot;,SUM(M40:M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39:Q39)=0,&quot;-&quot;,SUM(P39:Q39))" table:style-name="ce5">
            <text:p>-</text:p>
          </table:table-cell>
          <table:table-cell office:value-type="string" office:string-value="-" table:formula="msoxl:=  IF(SUM(P40:P44)=0,&quot;-&quot;,SUM(P40:P44))" table:style-name="ce5">
            <text:p>-</text:p>
          </table:table-cell>
          <table:table-cell office:value-type="string" office:string-value="-" table:formula="msoxl:=  IF(SUM(Q40:Q44)=0,&quot;-&quot;,SUM(Q40:Q44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office:string-value="-" table:formula="msoxl:=IF(SUM(H40,L40,P40,水產養殖面積2!D40)=0,&quot;-&quot;,SUM(H40,L40,P40,水產養殖面積2!D40))" table:style-name="ce5">
            <text:p>-</text:p>
          </table:table-cell>
          <table:table-cell office:value-type="string" office:string-value="-" table:formula="msoxl:=IF(SUM(I40,M40,Q40,水產養殖面積2!E40)=0,&quot;-&quot;,SUM(I40,M40,Q40,水產養殖面積2!E40))" table:style-name="ce5">
            <text:p>-</text:p>
          </table:table-cell>
          <table:covered-table-cell/>
          <table:table-cell office:value-type="string" office:string-value="-" table:formula="msoxl:=  IF(SUM(H40:I40)=0,&quot;-&quot;,SUM(H40:I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0:M40)=0,&quot;-&quot;,SUM(L40:M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0:Q40)=0,&quot;-&quot;,SUM(P40:Q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41:E41)=0,&quot;-&quot;,SUM(D41:E41))" table:style-name="ce5">
            <text:p>-</text:p>
          </table:table-cell>
          <table:table-cell office:value-type="string" office:string-value="-" table:formula="msoxl:=IF(SUM(H41,L41,P41,水產養殖面積2!D41)=0,&quot;-&quot;,SUM(H41,L41,P41,水產養殖面積2!D41))" table:style-name="ce5">
            <text:p>-</text:p>
          </table:table-cell>
          <table:table-cell office:value-type="string" office:string-value="-" table:formula="msoxl:=IF(SUM(I41,M41,Q41,水產養殖面積2!E41)=0,&quot;-&quot;,SUM(I41,M41,Q41,水產養殖面積2!E41))" table:style-name="ce5">
            <text:p>-</text:p>
          </table:table-cell>
          <table:covered-table-cell/>
          <table:table-cell office:value-type="string" office:string-value="-" table:formula="msoxl:=  IF(SUM(H41:I41)=0,&quot;-&quot;,SUM(H41:I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1:M41)=0,&quot;-&quot;,SUM(L41:M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1:Q41)=0,&quot;-&quot;,SUM(P41:Q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0.1" table:formula="msoxl:=  IF(SUM(D42:E42)=0,&quot;-&quot;,SUM(D42:E42))" table:style-name="ce5">
            <text:p>0.10<text:s/></text:p>
          </table:table-cell>
          <table:table-cell office:value-type="float" office:value="0.1" table:formula="msoxl:=IF(SUM(H42,L42,P42,水產養殖面積2!D42)=0,&quot;-&quot;,SUM(H42,L42,P42,水產養殖面積2!D42))" table:style-name="ce5">
            <text:p>0.10<text:s/></text:p>
          </table:table-cell>
          <table:table-cell office:value-type="string" office:string-value="-" table:formula="msoxl:=IF(SUM(I42,M42,Q42,水產養殖面積2!E42)=0,&quot;-&quot;,SUM(I42,M42,Q42,水產養殖面積2!E42))" table:style-name="ce5">
            <text:p>-</text:p>
          </table:table-cell>
          <table:covered-table-cell/>
          <table:table-cell office:value-type="string" office:string-value="-" table:formula="msoxl:=  IF(SUM(H42:I42)=0,&quot;-&quot;,SUM(H42:I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0.1" table:formula="msoxl:=  IF(SUM(L42:M42)=0,&quot;-&quot;,SUM(L42:M42))" table:style-name="ce5">
            <text:p>0.10<text:s/></text:p>
          </table:table-cell>
          <table:table-cell office:value-type="float" office:value="0.1" table:style-name="ce5">
            <text:p>0.1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2:Q42)=0,&quot;-&quot;,SUM(P42:Q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1.85" table:formula="msoxl:=  IF(SUM(D43:E43)=0,&quot;-&quot;,SUM(D43:E43))" table:style-name="ce5">
            <text:p>1.85<text:s/></text:p>
          </table:table-cell>
          <table:table-cell office:value-type="float" office:value="1.85" table:formula="msoxl:=IF(SUM(H43,L43,P43,水產養殖面積2!D43)=0,&quot;-&quot;,SUM(H43,L43,P43,水產養殖面積2!D43))" table:style-name="ce5">
            <text:p>1.85<text:s/></text:p>
          </table:table-cell>
          <table:table-cell office:value-type="string" office:string-value="-" table:formula="msoxl:=IF(SUM(I43,M43,Q43,水產養殖面積2!E43)=0,&quot;-&quot;,SUM(I43,M43,Q43,水產養殖面積2!E43))" table:style-name="ce5">
            <text:p>-</text:p>
          </table:table-cell>
          <table:covered-table-cell/>
          <table:table-cell office:value-type="string" office:string-value="-" table:formula="msoxl:=  IF(SUM(H43:I43)=0,&quot;-&quot;,SUM(H43:I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1.85" table:formula="msoxl:=  IF(SUM(L43:M43)=0,&quot;-&quot;,SUM(L43:M43))" table:style-name="ce5">
            <text:p>1.85<text:s/></text:p>
          </table:table-cell>
          <table:table-cell office:value-type="float" office:value="1.85" table:style-name="ce5">
            <text:p>1.85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3:Q43)=0,&quot;-&quot;,SUM(P43:Q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office:string-value="-" table:formula="msoxl:=IF(SUM(H44,L44,P44,水產養殖面積2!D44)=0,&quot;-&quot;,SUM(H44,L44,P44,水產養殖面積2!D44))" table:style-name="ce5">
            <text:p>-</text:p>
          </table:table-cell>
          <table:table-cell office:value-type="string" office:string-value="-" table:formula="msoxl:=IF(SUM(I44,M44,Q44,水產養殖面積2!E44)=0,&quot;-&quot;,SUM(I44,M44,Q44,水產養殖面積2!E44))" table:style-name="ce5">
            <text:p>-</text:p>
          </table:table-cell>
          <table:covered-table-cell/>
          <table:table-cell office:value-type="string" office:string-value="-" table:formula="msoxl:=  IF(SUM(H44:I44)=0,&quot;-&quot;,SUM(H44:I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4:M44)=0,&quot;-&quot;,SUM(L44:M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4:Q44)=0,&quot;-&quot;,SUM(P44:Q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IF(SUM(H45,L45,P45,水產養殖面積2!D45)=0,&quot;-&quot;,SUM(H45,L45,P45,水產養殖面積2!D45))" table:style-name="ce5">
            <text:p>-</text:p>
          </table:table-cell>
          <table:table-cell office:value-type="string" office:string-value="-" table:formula="msoxl:=IF(SUM(I45,M45,Q45,水產養殖面積2!E45)=0,&quot;-&quot;,SUM(I45,M45,Q45,水產養殖面積2!E45))" table:style-name="ce5">
            <text:p>-</text:p>
          </table:table-cell>
          <table:covered-table-cell/>
          <table:table-cell office:value-type="string" office:string-value="-" table:formula="msoxl:=  IF(SUM(H45:I45)=0,&quot;-&quot;,SUM(H45:I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office:value-type="string" office:string-value="-" table:formula="msoxl:=  IF(SUM(I46:I48)=0,&quot;-&quot;,SUM(I46:I48))" table:style-name="ce5">
            <text:p>-</text:p>
          </table:table-cell>
          <table:covered-table-cell/>
          <table:table-cell office:value-type="string" office:string-value="-" table:formula="msoxl:=  IF(SUM(L45:M45)=0,&quot;-&quot;,SUM(L45:M45))" table:style-name="ce5">
            <text:p>-</text:p>
          </table:table-cell>
          <table:table-cell office:value-type="string" office:string-value="-" table:formula="msoxl:=  IF(SUM(L46:L48)=0,&quot;-&quot;,SUM(L46:L48))" table:style-name="ce5">
            <text:p>-</text:p>
          </table:table-cell>
          <table:table-cell office:value-type="string" office:string-value="-" table:formula="msoxl:=  IF(SUM(M46:M48)=0,&quot;-&quot;,SUM(M46:M48))" table:style-name="ce5">
            <text:p>-</text:p>
          </table:table-cell>
          <table:covered-table-cell/>
          <table:table-cell office:value-type="string" office:string-value="-" table:formula="msoxl:=  IF(SUM(P45:Q45)=0,&quot;-&quot;,SUM(P45:Q45))" table:style-name="ce5">
            <text:p>-</text:p>
          </table:table-cell>
          <table:table-cell office:value-type="string" office:string-value="-" table:formula="msoxl:=  IF(SUM(P46:P48)=0,&quot;-&quot;,SUM(P46:P48))" table:style-name="ce5">
            <text:p>-</text:p>
          </table:table-cell>
          <table:table-cell office:value-type="string" office:string-value="-" table:formula="msoxl:=  IF(SUM(Q46:Q48)=0,&quot;-&quot;,SUM(Q46:Q48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office:string-value="-" table:formula="msoxl:=IF(SUM(H46,L46,P46,水產養殖面積2!D46)=0,&quot;-&quot;,SUM(H46,L46,P46,水產養殖面積2!D46))" table:style-name="ce5">
            <text:p>-</text:p>
          </table:table-cell>
          <table:table-cell office:value-type="string" office:string-value="-" table:formula="msoxl:=IF(SUM(I46,M46,Q46,水產養殖面積2!E46)=0,&quot;-&quot;,SUM(I46,M46,Q46,水產養殖面積2!E46))" table:style-name="ce5">
            <text:p>-</text:p>
          </table:table-cell>
          <table:covered-table-cell/>
          <table:table-cell office:value-type="string" office:string-value="-" table:formula="msoxl:=  IF(SUM(H46:I46)=0,&quot;-&quot;,SUM(H46:I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6:M46)=0,&quot;-&quot;,SUM(L46:M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6:Q46)=0,&quot;-&quot;,SUM(P46:Q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office:string-value="-" table:formula="msoxl:=IF(SUM(H47,L47,P47,水產養殖面積2!D47)=0,&quot;-&quot;,SUM(H47,L47,P47,水產養殖面積2!D47))" table:style-name="ce5">
            <text:p>-</text:p>
          </table:table-cell>
          <table:table-cell office:value-type="string" office:string-value="-" table:formula="msoxl:=IF(SUM(I47,M47,Q47,水產養殖面積2!E47)=0,&quot;-&quot;,SUM(I47,M47,Q47,水產養殖面積2!E47))" table:style-name="ce5">
            <text:p>-</text:p>
          </table:table-cell>
          <table:covered-table-cell/>
          <table:table-cell office:value-type="string" office:string-value="-" table:formula="msoxl:=  IF(SUM(H47:I47)=0,&quot;-&quot;,SUM(H47:I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7:M47)=0,&quot;-&quot;,SUM(L47:M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7:Q47)=0,&quot;-&quot;,SUM(P47:Q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office:string-value="-" table:formula="msoxl:=IF(SUM(H48,L48,P48,水產養殖面積2!D48)=0,&quot;-&quot;,SUM(H48,L48,P48,水產養殖面積2!D48))" table:style-name="ce5">
            <text:p>-</text:p>
          </table:table-cell>
          <table:table-cell office:value-type="string" office:string-value="-" table:formula="msoxl:=IF(SUM(I48,M48,Q48,水產養殖面積2!E48)=0,&quot;-&quot;,SUM(I48,M48,Q48,水產養殖面積2!E48))" table:style-name="ce5">
            <text:p>-</text:p>
          </table:table-cell>
          <table:covered-table-cell/>
          <table:table-cell office:value-type="string" office:string-value="-" table:formula="msoxl:=  IF(SUM(H48:I48)=0,&quot;-&quot;,SUM(H48:I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8:M48)=0,&quot;-&quot;,SUM(L48:M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8:Q48)=0,&quot;-&quot;,SUM(P48:Q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49:E49)=0,&quot;-&quot;,SUM(D49:E49))" table:style-name="ce5">
            <text:p>-</text:p>
          </table:table-cell>
          <table:table-cell office:value-type="string" office:string-value="-" table:formula="msoxl:=IF(SUM(H49,L49,P49,水產養殖面積2!D49)=0,&quot;-&quot;,SUM(H49,L49,P49,水產養殖面積2!D49))" table:style-name="ce5">
            <text:p>-</text:p>
          </table:table-cell>
          <table:table-cell office:value-type="string" office:string-value="-" table:formula="msoxl:=IF(SUM(I49,M49,Q49,水產養殖面積2!E49)=0,&quot;-&quot;,SUM(I49,M49,Q49,水產養殖面積2!E49))" table:style-name="ce5">
            <text:p>-</text:p>
          </table:table-cell>
          <table:covered-table-cell/>
          <table:table-cell office:value-type="string" office:string-value="-" table:formula="msoxl:=  IF(SUM(H49:I49)=0,&quot;-&quot;,SUM(H49:I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office:value-type="string" office:string-value="-" table:formula="msoxl:=  IF(SUM(I50:I51)=0,&quot;-&quot;,SUM(I50:I51))" table:style-name="ce5">
            <text:p>-</text:p>
          </table:table-cell>
          <table:covered-table-cell/>
          <table:table-cell office:value-type="string" office:string-value="-" table:formula="msoxl:=  IF(SUM(L49:M49)=0,&quot;-&quot;,SUM(L49:M49))" table:style-name="ce5">
            <text:p>-</text:p>
          </table:table-cell>
          <table:table-cell office:value-type="string" office:string-value="-" table:formula="msoxl:=  IF(SUM(L50:L51)=0,&quot;-&quot;,SUM(L50:L51))" table:style-name="ce5">
            <text:p>-</text:p>
          </table:table-cell>
          <table:table-cell office:value-type="string" office:string-value="-" table:formula="msoxl:=  IF(SUM(M50:M51)=0,&quot;-&quot;,SUM(M50:M51))" table:style-name="ce5">
            <text:p>-</text:p>
          </table:table-cell>
          <table:covered-table-cell/>
          <table:table-cell office:value-type="string" office:string-value="-" table:formula="msoxl:=  IF(SUM(P49:Q49)=0,&quot;-&quot;,SUM(P49:Q49))" table:style-name="ce5">
            <text:p>-</text:p>
          </table:table-cell>
          <table:table-cell office:value-type="string" office:string-value="-" table:formula="msoxl:=  IF(SUM(P50:P51)=0,&quot;-&quot;,SUM(P50:P51))" table:style-name="ce5">
            <text:p>-</text:p>
          </table:table-cell>
          <table:table-cell office:value-type="string" office:string-value="-" table:formula="msoxl:=  IF(SUM(Q50:Q51)=0,&quot;-&quot;,SUM(Q50:Q51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50:E50)=0,&quot;-&quot;,SUM(D50:E50))" table:style-name="ce5">
            <text:p>-</text:p>
          </table:table-cell>
          <table:table-cell office:value-type="string" office:string-value="-" table:formula="msoxl:=IF(SUM(H50,L50,P50,水產養殖面積2!D50)=0,&quot;-&quot;,SUM(H50,L50,P50,水產養殖面積2!D50))" table:style-name="ce5">
            <text:p>-</text:p>
          </table:table-cell>
          <table:table-cell office:value-type="string" office:string-value="-" table:formula="msoxl:=IF(SUM(I50,M50,Q50,水產養殖面積2!E50)=0,&quot;-&quot;,SUM(I50,M50,Q50,水產養殖面積2!E50))" table:style-name="ce5">
            <text:p>-</text:p>
          </table:table-cell>
          <table:covered-table-cell/>
          <table:table-cell office:value-type="string" office:string-value="-" table:formula="msoxl:=  IF(SUM(H50:I50)=0,&quot;-&quot;,SUM(H50:I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50:M50)=0,&quot;-&quot;,SUM(L50:M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0:Q50)=0,&quot;-&quot;,SUM(P50:Q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office:string-value="-" table:formula="msoxl:=IF(SUM(H51,L51,P51,水產養殖面積2!D51)=0,&quot;-&quot;,SUM(H51,L51,P51,水產養殖面積2!D51))" table:style-name="ce5">
            <text:p>-</text:p>
          </table:table-cell>
          <table:table-cell office:value-type="string" office:string-value="-" table:formula="msoxl:=IF(SUM(I51,M51,Q51,水產養殖面積2!E51)=0,&quot;-&quot;,SUM(I51,M51,Q51,水產養殖面積2!E51))" table:style-name="ce5">
            <text:p>-</text:p>
          </table:table-cell>
          <table:covered-table-cell/>
          <table:table-cell office:value-type="string" office:string-value="-" table:formula="msoxl:=  IF(SUM(H51:I51)=0,&quot;-&quot;,SUM(H51:I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51:M51)=0,&quot;-&quot;,SUM(L51:M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1:Q51)=0,&quot;-&quot;,SUM(P51:Q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2">
            <text:p>註 本表只揭露主要魚種，各魚種養殖面積之合計，將不等於總養殖面積。</text:p>
          </table:table-cell>
          <table:table-cell table:number-columns-repeated="3" table:style-name="ce2"/>
          <table:table-cell table:number-columns-repeated="2" table:style-name="ce8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style-name="ce67"/>
          <table:table-cell table:number-columns-repeated="7" table:style-name="ce68"/>
          <table:table-cell table:style-name="ce38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6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2" table:style-name="ta2">
        <table:table-column table:style-name="co1" table:default-cell-style-name="ce2"/>
        <table:table-column table:style-name="co2" table:default-cell-style-name="ce1"/>
        <table:table-column table:style-name="co3" table:number-columns-repeated="6" table:default-cell-style-name="ce2"/>
        <table:table-column table:style-name="co3" table:number-columns-repeated="3" table:default-cell-style-name="ce2" table:visibility="collapse"/>
        <table:table-column table:style-name="co3" table:default-cell-style-name="ce2"/>
        <table:table-column table:style-name="co3" table:number-columns-repeated="3" table:default-cell-style-name="ce2" table:visibility="collapse"/>
        <table:table-column table:style-name="co3" table:number-columns-repeated="9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6" table:default-cell-style-name="ce2"/>
        <table:table-column table:style-name="co4" table:number-columns-repeated="16341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15" table:style-name="ce63"/>
          <table:table-cell office:value-type="string" table:style-name="ce61">
            <text:p><text:s/>9．AQUACULTURE AREA BY SPECIES(Continued)</text:p>
          </table:table-cell>
          <table:table-cell table:number-columns-repeated="25" table:style-name="ce63"/>
          <table:table-cell table:number-columns-repeated="16341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style-name="ce17"/>
          <table:table-cell table:number-columns-repeated="11"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number-columns-repeated="16365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3" table:number-rows-spanned="1" table:style-name="ce87">
            <text:p>箱網養殖：立方公尺</text:p>
          </table:table-cell>
          <table:covered-table-cell table:number-columns-repeated="2"/>
          <table:table-cell table:number-columns-repeated="8"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8"/>
          <table:table-cell table:number-columns-repeated="16364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office:value-type="string" table:number-columns-spanned="4" table:number-rows-spanned="1" table:style-name="ce103">
            <text:p>內陸養殖</text:p>
          </table:table-cell>
          <table:covered-table-cell table:number-columns-repeated="3"/>
          <table:table-cell table:style-name="ce19"/>
          <table:table-cell office:value-type="string" table:style-name="ce20">
            <text:p>箱網養殖</text:p>
          </table:table-cell>
          <table:table-cell table:number-columns-repeated="7" table:style-name="ce21"/>
          <table:table-cell table:style-name="ce19"/>
          <table:table-cell table:number-columns-repeated="7" table:style-name="ce22"/>
          <table:table-cell table:style-name="ce23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Inland Water Culture</text:p>
          </table:table-cell>
          <table:covered-table-cell table:number-columns-repeated="3"/>
          <table:table-cell table:style-name="ce24"/>
          <table:table-cell office:value-type="string" table:style-name="ce25">
            <text:p>Cage Culture</text:p>
          </table:table-cell>
          <table:table-cell table:number-columns-repeated="7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3">
            <text:p>其他內陸養殖</text:p>
          </table:table-cell>
          <table:covered-table-cell table:number-columns-repeated="3"/>
          <table:table-cell table:style-name="ce30"/>
          <table:table-cell office:value-type="string" table:style-name="ce35">
            <text:p>箱網養殖</text:p>
          </table:table-cell>
          <table:table-cell table:number-columns-repeated="3" table:style-name="ce36"/>
          <table:table-cell office:value-type="string" table:style-name="ce35">
            <text:p>箱網養殖</text:p>
          </table:table-cell>
          <table:table-cell table:number-columns-repeated="3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Other Inland Culture</text:p>
          </table:table-cell>
          <table:covered-table-cell table:number-columns-repeated="3"/>
          <table:table-cell table:style-name="ce31"/>
          <table:table-cell office:value-type="string" table:style-name="ce37">
            <text:p>Cage Culture</text:p>
          </table:table-cell>
          <table:table-cell table:number-columns-repeated="3" table:style-name="ce36"/>
          <table:table-cell office:value-type="string" table:style-name="ce37">
            <text:p>Cage Culture</text:p>
          </table:table-cell>
          <table:table-cell table:number-columns-repeated="3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29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合計</text:p>
          </table:table-cell>
          <table:table-cell office:value-type="string" table:style-name="ce32">
            <text:p>海面養殖</text:p>
          </table:table-cell>
          <table:table-cell office:value-type="string" table:style-name="ce43">
            <text:p>單養</text:p>
          </table:table-cell>
          <table:table-cell office:value-type="string" table:style-name="ce44">
            <text:p><text:s/>混養</text:p>
          </table:table-cell>
          <table:table-cell office:value-type="string" table:style-name="ce44">
            <text:p>休養</text:p>
          </table:table-cell>
          <table:table-cell office:value-type="string" table:style-name="ce32">
            <text:p>內陸養殖</text:p>
          </table:table-cell>
          <table:table-cell office:value-type="string" table:style-name="ce43">
            <text:p>單養</text:p>
          </table:table-cell>
          <table:table-cell office:value-type="string" table:style-name="ce44">
            <text:p><text:s/>混養</text:p>
          </table:table-cell>
          <table:table-cell office:value-type="string" table:style-name="ce44">
            <text:p>休養</text:p>
          </table:table-cell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1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Total</text:p>
          </table:table-cell>
          <table:table-cell office:value-type="string" table:style-name="ce50">
            <text:p>Marine</text:p>
          </table:table-cell>
          <table:table-cell table:style-name="ce51"/>
          <table:table-cell table:number-columns-repeated="2" table:style-name="ce55"/>
          <table:table-cell office:value-type="string" table:style-name="ce50">
            <text:p>Inland</text:p>
          </table:table-cell>
          <table:table-cell table:style-name="ce51"/>
          <table:table-cell table:number-columns-repeated="2" table:style-name="ce55"/>
          <table:table-cell table:style-name="ce56"/>
          <table:table-cell table:number-columns-repeated="7" table:style-name="ce57"/>
          <table:table-cell table:style-name="ce58"/>
          <table:table-cell table:number-columns-repeated="16360" table:style-name="ce54"/>
        </table:table-row>
        <table:table-row table:style-name="ro3">
          <table:table-cell office:value-type="string" table:number-columns-spanned="1" table:number-rows-spanned="14" table:style-name="ce100">
            <text:p>總計</text:p>
          </table:table-cell>
          <table:table-cell office:value-type="string" table:style-name="ce4">
            <text:p>總計</text:p>
          </table:table-cell>
          <table:table-cell office:value-type="float" office:value="220.10000000000002" table:formula="msoxl:=  IF(SUM(D10:F10)=0,&quot;-&quot;,SUM(D10:F10))" table:style-name="ce5">
            <text:p>220.10<text:s/></text:p>
          </table:table-cell>
          <table:table-cell office:value-type="float" office:value="40.770000000000003" table:style-name="ce5">
            <text:p>40.77<text:s/></text:p>
          </table:table-cell>
          <table:table-cell office:value-type="float" office:value="151.52000000000001" table:style-name="ce5">
            <text:p>151.52<text:s/></text:p>
          </table:table-cell>
          <table:table-cell office:value-type="float" office:value="27.81" table:style-name="ce48">
            <text:p>27.81<text:s/></text:p>
          </table:table-cell>
          <table:table-cell office:value-type="float" office:value="296616" table:formula="msoxl:=  IF(SUM(H10,L10)=0,&quot;-&quot;,SUM(H10,L10))" table:style-name="ce5">
            <text:p>296,616.00<text:s/></text:p>
          </table:table-cell>
          <table:table-cell office:value-type="float" office:value="296616" table:formula="msoxl:=  IF(SUM(I10:K10)=0,&quot;-&quot;,SUM(I10:K10))" table:style-name="ce5">
            <text:p>296,616.00<text:s/></text:p>
          </table:table-cell>
          <table:table-cell office:value-type="float" office:value="296616" table:style-name="ce41">
            <text:p>296,616.00<text:s/></text:p>
          </table:table-cell>
          <table:table-cell table:number-columns-repeated="2" table:style-name="ce42"/>
          <table:table-cell office:value-type="string" office:string-value="-" table:formula="msoxl:=  IF(SUM(M10:O10)=0,&quot;-&quot;,SUM(M10:O1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65.64" table:formula="msoxl:=  IF(SUM(D11:E11)=0,&quot;-&quot;,SUM(D11:E11))" table:style-name="ce5">
            <text:p>165.64<text:s/></text:p>
          </table:table-cell>
          <table:table-cell office:value-type="float" office:value="18.64" table:formula="msoxl:=  IF(SUM(D12:D16)=0,&quot;-&quot;,SUM(D12:D16))" table:style-name="ce5">
            <text:p>18.64<text:s/></text:p>
          </table:table-cell>
          <table:table-cell office:value-type="float" office:value="147" table:formula="msoxl:=  IF(SUM(E12:E16)=0,&quot;-&quot;,SUM(E12:E16))" table:style-name="ce5">
            <text:p>147.00<text:s/></text:p>
          </table:table-cell>
          <table:table-cell table:number-columns-spanned="1" table:number-rows-spanned="13" table:style-name="ce104"/>
          <table:table-cell office:value-type="float" office:value="49500" table:formula="msoxl:=  IF(SUM(H11,L11)=0,&quot;-&quot;,SUM(H11,L11))" table:style-name="ce5">
            <text:p>49,500.00<text:s/></text:p>
          </table:table-cell>
          <table:table-cell office:value-type="float" office:value="49500" table:formula="msoxl:=  IF(SUM(H12:H16)=0,&quot;-&quot;,SUM(H12:H16))" table:style-name="ce5">
            <text:p>49,500.00<text:s/>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12:L16)=0,&quot;-&quot;,SUM(L12:L1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12:E12)=0,&quot;-&quot;,SUM(D12:E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2,L12)=0,&quot;-&quot;,SUM(H12,L12))" table:style-name="ce5">
            <text:p>-</text:p>
          </table:table-cell>
          <table:table-cell office:value-type="string" office:string-value="-" table:formula="msoxl:=  IF(SUM(I12:J12)=0,&quot;-&quot;,SUM(I12:J1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2:N12)=0,&quot;-&quot;,SUM(M12:N1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22.64" table:formula="msoxl:=  IF(SUM(D13:E13)=0,&quot;-&quot;,SUM(D13:E13))" table:style-name="ce5">
            <text:p>122.64<text:s/></text:p>
          </table:table-cell>
          <table:table-cell office:value-type="float" office:value="8.64" table:style-name="ce5">
            <text:p>8.64<text:s/></text:p>
          </table:table-cell>
          <table:table-cell office:value-type="float" office:value="114" table:style-name="ce5">
            <text:p>114.00<text:s/></text:p>
          </table:table-cell>
          <table:covered-table-cell/>
          <table:table-cell office:value-type="string" office:string-value="-" table:formula="msoxl:=  IF(SUM(H13,L13)=0,&quot;-&quot;,SUM(H13,L13))" table:style-name="ce5">
            <text:p>-</text:p>
          </table:table-cell>
          <table:table-cell office:value-type="string" office:string-value="-" table:formula="msoxl:=  IF(SUM(I13:J13)=0,&quot;-&quot;,SUM(I13:J1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3:N13)=0,&quot;-&quot;,SUM(M13:N1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10" table:formula="msoxl:=  IF(SUM(D14:E14)=0,&quot;-&quot;,SUM(D14:E14))" table:style-name="ce5">
            <text:p>10.00<text:s/></text:p>
          </table:table-cell>
          <table:table-cell office:value-type="float" office:value="10" table:style-name="ce5">
            <text:p>10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4,L14)=0,&quot;-&quot;,SUM(H14,L14))" table:style-name="ce5">
            <text:p>-</text:p>
          </table:table-cell>
          <table:table-cell office:value-type="string" office:string-value="-" table:formula="msoxl:=  IF(SUM(I14:J14)=0,&quot;-&quot;,SUM(I14:J1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4:N14)=0,&quot;-&quot;,SUM(M14:N1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33" table:formula="msoxl:=  IF(SUM(D15:E15)=0,&quot;-&quot;,SUM(D15:E15))" table:style-name="ce5">
            <text:p>33.00<text:s/></text:p>
          </table:table-cell>
          <table:table-cell office:value-type="string" table:style-name="ce5">
            <text:p>-</text:p>
          </table:table-cell>
          <table:table-cell office:value-type="float" office:value="33" table:style-name="ce5">
            <text:p>33.00<text:s/></text:p>
          </table:table-cell>
          <table:covered-table-cell/>
          <table:table-cell office:value-type="string" office:string-value="-" table:formula="msoxl:=  IF(SUM(H15,L15)=0,&quot;-&quot;,SUM(H15,L15))" table:style-name="ce5">
            <text:p>-</text:p>
          </table:table-cell>
          <table:table-cell office:value-type="string" office:string-value="-" table:formula="msoxl:=  IF(SUM(I15:J15)=0,&quot;-&quot;,SUM(I15:J15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5:N15)=0,&quot;-&quot;,SUM(M15:N15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16:E16)=0,&quot;-&quot;,SUM(D16:E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49500" table:formula="msoxl:=  IF(SUM(H16,L16)=0,&quot;-&quot;,SUM(H16,L16))" table:style-name="ce5">
            <text:p>49,500.00<text:s/></text:p>
          </table:table-cell>
          <table:table-cell office:value-type="float" office:value="49500" table:formula="msoxl:=  IF(SUM(I16:J16)=0,&quot;-&quot;,SUM(I16:J16))" table:style-name="ce5">
            <text:p>49,500.00<text:s/></text:p>
          </table:table-cell>
          <table:table-cell office:value-type="float" office:value="49500" table:style-name="ce41">
            <text:p>49,500.00<text:s/></text:p>
          </table:table-cell>
          <table:table-cell table:number-columns-repeated="2" table:style-name="ce42"/>
          <table:table-cell office:value-type="string" office:string-value="-" table:formula="msoxl:=  IF(SUM(M16:N16)=0,&quot;-&quot;,SUM(M16:N1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3.5" table:formula="msoxl:=  IF(SUM(D17:E17)=0,&quot;-&quot;,SUM(D17:E17))" table:style-name="ce5">
            <text:p>3.50<text:s/></text:p>
          </table:table-cell>
          <table:table-cell office:value-type="float" office:value="3.5" table:formula="msoxl:=  IF(SUM(D18:D20)=0,&quot;-&quot;,SUM(D18:D20))" table:style-name="ce5">
            <text:p>3.50<text:s/></text:p>
          </table:table-cell>
          <table:table-cell office:value-type="string" office:string-value="-" table:formula="msoxl:=  IF(SUM(E18:E20)=0,&quot;-&quot;,SUM(E18:E20))" table:style-name="ce5">
            <text:p>-</text:p>
          </table:table-cell>
          <table:covered-table-cell/>
          <table:table-cell office:value-type="string" office:string-value="-" table:formula="msoxl:=  IF(SUM(H17,L17)=0,&quot;-&quot;,SUM(H17,L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18:L20)=0,&quot;-&quot;,SUM(L18:L2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8,L18)=0,&quot;-&quot;,SUM(H18,L18))" table:style-name="ce5">
            <text:p>-</text:p>
          </table:table-cell>
          <table:table-cell office:value-type="string" office:string-value="-" table:formula="msoxl:=  IF(SUM(I18:J18)=0,&quot;-&quot;,SUM(I18:J1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8:N18)=0,&quot;-&quot;,SUM(M18:N1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9,L19)=0,&quot;-&quot;,SUM(H19,L19))" table:style-name="ce5">
            <text:p>-</text:p>
          </table:table-cell>
          <table:table-cell office:value-type="string" office:string-value="-" table:formula="msoxl:=  IF(SUM(I19:J19)=0,&quot;-&quot;,SUM(I19:J19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9:N19)=0,&quot;-&quot;,SUM(M19:N19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3.5" table:formula="msoxl:=  IF(SUM(D20:E20)=0,&quot;-&quot;,SUM(D20:E20))" table:style-name="ce5">
            <text:p>3.50<text:s/></text:p>
          </table:table-cell>
          <table:table-cell office:value-type="float" office:value="3.5" table:style-name="ce5">
            <text:p>3.5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0,L20)=0,&quot;-&quot;,SUM(H20,L20))" table:style-name="ce5">
            <text:p>-</text:p>
          </table:table-cell>
          <table:table-cell office:value-type="string" office:string-value="-" table:formula="msoxl:=  IF(SUM(I20:J20)=0,&quot;-&quot;,SUM(I20:J2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0:N20)=0,&quot;-&quot;,SUM(M20:N2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21:E21)=0,&quot;-&quot;,SUM(D21:E21))" table:style-name="ce5">
            <text:p>-</text:p>
          </table:table-cell>
          <table:table-cell office:value-type="string" office:string-value="-" table:formula="msoxl:=  IF(SUM(D22:D23)=0,&quot;-&quot;,SUM(D22:D23))" table:style-name="ce5">
            <text:p>-</text:p>
          </table:table-cell>
          <table:table-cell office:value-type="string" office:string-value="-" table:formula="msoxl:=  IF(SUM(E22:E23)=0,&quot;-&quot;,SUM(E22:E23))" table:style-name="ce5">
            <text:p>-</text:p>
          </table:table-cell>
          <table:covered-table-cell/>
          <table:table-cell office:value-type="string" office:string-value="-" table:formula="msoxl:=  IF(SUM(H21,L21)=0,&quot;-&quot;,SUM(H21,L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22:L23)=0,&quot;-&quot;,SUM(L22:L2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22:E22)=0,&quot;-&quot;,SUM(D22:E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2,L22)=0,&quot;-&quot;,SUM(H22,L22))" table:style-name="ce5">
            <text:p>-</text:p>
          </table:table-cell>
          <table:table-cell office:value-type="string" office:string-value="-" table:formula="msoxl:=  IF(SUM(I22:J22)=0,&quot;-&quot;,SUM(I22:J2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2:N22)=0,&quot;-&quot;,SUM(M22:N2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3,L23)=0,&quot;-&quot;,SUM(H23,L23))" table:style-name="ce5">
            <text:p>-</text:p>
          </table:table-cell>
          <table:table-cell office:value-type="string" office:string-value="-" table:formula="msoxl:=  IF(SUM(I23:J23)=0,&quot;-&quot;,SUM(I23:J2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3:N23)=0,&quot;-&quot;,SUM(M23:N2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table-cell office:value-type="string" table:number-columns-spanned="1" table:number-rows-spanned="14" table:style-name="ce100">
            <text:p>臺灣地區</text:p>
          </table:table-cell>
          <table:table-cell office:value-type="string" table:style-name="ce4">
            <text:p>總計</text:p>
          </table:table-cell>
          <table:table-cell office:value-type="float" office:value="220.10000000000002" table:formula="msoxl:=  IF(SUM(D24:F24)=0,&quot;-&quot;,SUM(D24:F24))" table:style-name="ce5">
            <text:p>220.10<text:s/></text:p>
          </table:table-cell>
          <table:table-cell office:value-type="float" office:value="40.770000000000003" table:style-name="ce5">
            <text:p>40.77<text:s/></text:p>
          </table:table-cell>
          <table:table-cell office:value-type="float" office:value="151.52000000000001" table:style-name="ce5">
            <text:p>151.52<text:s/></text:p>
          </table:table-cell>
          <table:table-cell office:value-type="float" office:value="27.81" table:style-name="ce48">
            <text:p>27.81<text:s/></text:p>
          </table:table-cell>
          <table:table-cell office:value-type="float" office:value="296616" table:formula="msoxl:=  IF(SUM(H24,L24)=0,&quot;-&quot;,SUM(H24,L24))" table:style-name="ce5">
            <text:p>296,616.00<text:s/></text:p>
          </table:table-cell>
          <table:table-cell office:value-type="float" office:value="296616" table:formula="msoxl:=  IF(SUM(I24:K24)=0,&quot;-&quot;,SUM(I24:K24))" table:style-name="ce5">
            <text:p>296,616.00<text:s/></text:p>
          </table:table-cell>
          <table:table-cell office:value-type="float" office:value="296616" table:style-name="ce41">
            <text:p>296,616.00<text:s/></text:p>
          </table:table-cell>
          <table:table-cell table:number-columns-repeated="2" table:style-name="ce42"/>
          <table:table-cell office:value-type="string" office:string-value="-" table:formula="msoxl:=  IF(SUM(M24:O24)=0,&quot;-&quot;,SUM(M24:O2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65.64" table:formula="msoxl:=  IF(SUM(D25:E25)=0,&quot;-&quot;,SUM(D25:E25))" table:style-name="ce5">
            <text:p>165.64<text:s/></text:p>
          </table:table-cell>
          <table:table-cell office:value-type="float" office:value="18.64" table:formula="msoxl:=  IF(SUM(D26:D30)=0,&quot;-&quot;,SUM(D26:D30))" table:style-name="ce5">
            <text:p>18.64<text:s/></text:p>
          </table:table-cell>
          <table:table-cell office:value-type="float" office:value="147" table:formula="msoxl:=  IF(SUM(E26:E30)=0,&quot;-&quot;,SUM(E26:E30))" table:style-name="ce5">
            <text:p>147.00<text:s/></text:p>
          </table:table-cell>
          <table:table-cell table:number-columns-spanned="1" table:number-rows-spanned="13" table:style-name="ce104"/>
          <table:table-cell office:value-type="float" office:value="49500" table:formula="msoxl:=  IF(SUM(H25,L25)=0,&quot;-&quot;,SUM(H25,L25))" table:style-name="ce5">
            <text:p>49,500.00<text:s/></text:p>
          </table:table-cell>
          <table:table-cell office:value-type="float" office:value="49500" table:formula="msoxl:=  IF(SUM(H26:H30)=0,&quot;-&quot;,SUM(H26:H30))" table:style-name="ce5">
            <text:p>49,500.00<text:s/>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26:L30)=0,&quot;-&quot;,SUM(L26:L3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26:E26)=0,&quot;-&quot;,SUM(D26:E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6,L26)=0,&quot;-&quot;,SUM(H26,L26))" table:style-name="ce5">
            <text:p>-</text:p>
          </table:table-cell>
          <table:table-cell office:value-type="string" office:string-value="-" table:formula="msoxl:=  IF(SUM(I26:J26)=0,&quot;-&quot;,SUM(I26:J2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6:N26)=0,&quot;-&quot;,SUM(M26:N2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22.64" table:formula="msoxl:=  IF(SUM(D27:E27)=0,&quot;-&quot;,SUM(D27:E27))" table:style-name="ce5">
            <text:p>122.64<text:s/></text:p>
          </table:table-cell>
          <table:table-cell office:value-type="float" office:value="8.64" table:style-name="ce5">
            <text:p>8.64<text:s/></text:p>
          </table:table-cell>
          <table:table-cell office:value-type="float" office:value="114" table:style-name="ce5">
            <text:p>114.00<text:s/></text:p>
          </table:table-cell>
          <table:covered-table-cell/>
          <table:table-cell office:value-type="string" office:string-value="-" table:formula="msoxl:=  IF(SUM(H27,L27)=0,&quot;-&quot;,SUM(H27,L27))" table:style-name="ce5">
            <text:p>-</text:p>
          </table:table-cell>
          <table:table-cell office:value-type="string" office:string-value="-" table:formula="msoxl:=  IF(SUM(I27:J27)=0,&quot;-&quot;,SUM(I27:J2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7:N27)=0,&quot;-&quot;,SUM(M27:N2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10" table:formula="msoxl:=  IF(SUM(D28:E28)=0,&quot;-&quot;,SUM(D28:E28))" table:style-name="ce5">
            <text:p>10.00<text:s/></text:p>
          </table:table-cell>
          <table:table-cell office:value-type="float" office:value="10" table:style-name="ce5">
            <text:p>10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8,L28)=0,&quot;-&quot;,SUM(H28,L28))" table:style-name="ce5">
            <text:p>-</text:p>
          </table:table-cell>
          <table:table-cell office:value-type="string" office:string-value="-" table:formula="msoxl:=  IF(SUM(I28:J28)=0,&quot;-&quot;,SUM(I28:J2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8:N28)=0,&quot;-&quot;,SUM(M28:N2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33" table:formula="msoxl:=  IF(SUM(D29:E29)=0,&quot;-&quot;,SUM(D29:E29))" table:style-name="ce5">
            <text:p>33.00<text:s/></text:p>
          </table:table-cell>
          <table:table-cell office:value-type="string" table:style-name="ce5">
            <text:p>-</text:p>
          </table:table-cell>
          <table:table-cell office:value-type="float" office:value="33" table:style-name="ce5">
            <text:p>33.00<text:s/></text:p>
          </table:table-cell>
          <table:covered-table-cell/>
          <table:table-cell office:value-type="string" office:string-value="-" table:formula="msoxl:=  IF(SUM(H29,L29)=0,&quot;-&quot;,SUM(H29,L29))" table:style-name="ce5">
            <text:p>-</text:p>
          </table:table-cell>
          <table:table-cell office:value-type="string" office:string-value="-" table:formula="msoxl:=  IF(SUM(I29:J29)=0,&quot;-&quot;,SUM(I29:J29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9:N29)=0,&quot;-&quot;,SUM(M29:N29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30:E30)=0,&quot;-&quot;,SUM(D30:E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49500" table:formula="msoxl:=  IF(SUM(H30,L30)=0,&quot;-&quot;,SUM(H30,L30))" table:style-name="ce5">
            <text:p>49,500.00<text:s/></text:p>
          </table:table-cell>
          <table:table-cell office:value-type="float" office:value="49500" table:formula="msoxl:=  IF(SUM(I30:J30)=0,&quot;-&quot;,SUM(I30:J30))" table:style-name="ce5">
            <text:p>49,500.00<text:s/></text:p>
          </table:table-cell>
          <table:table-cell office:value-type="float" office:value="49500" table:style-name="ce41">
            <text:p>49,500.00<text:s/></text:p>
          </table:table-cell>
          <table:table-cell table:number-columns-repeated="2" table:style-name="ce42"/>
          <table:table-cell office:value-type="string" office:string-value="-" table:formula="msoxl:=  IF(SUM(M30:N30)=0,&quot;-&quot;,SUM(M30:N3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3.5" table:formula="msoxl:=  IF(SUM(D31:E31)=0,&quot;-&quot;,SUM(D31:E31))" table:style-name="ce5">
            <text:p>3.50<text:s/></text:p>
          </table:table-cell>
          <table:table-cell office:value-type="float" office:value="3.5" table:formula="msoxl:=  IF(SUM(D32:D34)=0,&quot;-&quot;,SUM(D32:D34))" table:style-name="ce5">
            <text:p>3.50<text:s/></text:p>
          </table:table-cell>
          <table:table-cell office:value-type="string" office:string-value="-" table:formula="msoxl:=  IF(SUM(E32:E34)=0,&quot;-&quot;,SUM(E32:E34))" table:style-name="ce5">
            <text:p>-</text:p>
          </table:table-cell>
          <table:covered-table-cell/>
          <table:table-cell office:value-type="string" office:string-value="-" table:formula="msoxl:=  IF(SUM(H31,L31)=0,&quot;-&quot;,SUM(H31,L31))" table:style-name="ce5">
            <text:p>-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32:L34)=0,&quot;-&quot;,SUM(L32:L3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2,L32)=0,&quot;-&quot;,SUM(H32,L32))" table:style-name="ce5">
            <text:p>-</text:p>
          </table:table-cell>
          <table:table-cell office:value-type="string" office:string-value="-" table:formula="msoxl:=  IF(SUM(I32:J32)=0,&quot;-&quot;,SUM(I32:J3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2:N32)=0,&quot;-&quot;,SUM(M32:N3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33:E33)=0,&quot;-&quot;,SUM(D33:E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3,L33)=0,&quot;-&quot;,SUM(H33,L33))" table:style-name="ce5">
            <text:p>-</text:p>
          </table:table-cell>
          <table:table-cell office:value-type="string" office:string-value="-" table:formula="msoxl:=  IF(SUM(I33:J33)=0,&quot;-&quot;,SUM(I33:J3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3:N33)=0,&quot;-&quot;,SUM(M33:N3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3.5" table:formula="msoxl:=  IF(SUM(D34:E34)=0,&quot;-&quot;,SUM(D34:E34))" table:style-name="ce5">
            <text:p>3.50<text:s/></text:p>
          </table:table-cell>
          <table:table-cell office:value-type="float" office:value="3.5" table:style-name="ce5">
            <text:p>3.5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4,L34)=0,&quot;-&quot;,SUM(H34,L34))" table:style-name="ce5">
            <text:p>-</text:p>
          </table:table-cell>
          <table:table-cell office:value-type="string" office:string-value="-" table:formula="msoxl:=  IF(SUM(I34:J34)=0,&quot;-&quot;,SUM(I34:J3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4:N34)=0,&quot;-&quot;,SUM(M34:N3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35:E35)=0,&quot;-&quot;,SUM(D35:E35))" table:style-name="ce5">
            <text:p>-</text:p>
          </table:table-cell>
          <table:table-cell office:value-type="string" office:string-value="-" table:formula="msoxl:=  IF(SUM(D36:D37)=0,&quot;-&quot;,SUM(D36:D37))" table:style-name="ce5">
            <text:p>-</text:p>
          </table:table-cell>
          <table:table-cell office:value-type="string" office:string-value="-" table:formula="msoxl:=  IF(SUM(E36:E37)=0,&quot;-&quot;,SUM(E36:E37))" table:style-name="ce5">
            <text:p>-</text:p>
          </table:table-cell>
          <table:covered-table-cell/>
          <table:table-cell office:value-type="string" office:string-value="-" table:formula="msoxl:=  IF(SUM(H35,L35)=0,&quot;-&quot;,SUM(H35,L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36:L37)=0,&quot;-&quot;,SUM(L36:L3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36:E36)=0,&quot;-&quot;,SUM(D36:E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6,L36)=0,&quot;-&quot;,SUM(H36,L36))" table:style-name="ce5">
            <text:p>-</text:p>
          </table:table-cell>
          <table:table-cell office:value-type="string" office:string-value="-" table:formula="msoxl:=  IF(SUM(I36:J36)=0,&quot;-&quot;,SUM(I36:J3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6:N36)=0,&quot;-&quot;,SUM(M36:N3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37:E37)=0,&quot;-&quot;,SUM(D37:E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7,L37)=0,&quot;-&quot;,SUM(H37,L37))" table:style-name="ce5">
            <text:p>-</text:p>
          </table:table-cell>
          <table:table-cell office:value-type="string" office:string-value="-" table:formula="msoxl:=  IF(SUM(I37:J37)=0,&quot;-&quot;,SUM(I37:J3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7:N37)=0,&quot;-&quot;,SUM(M37:N3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table-cell office:value-type="string" table:number-columns-spanned="1" table:number-rows-spanned="14" table:style-name="ce99">
            <text:p>新北市</text:p>
          </table:table-cell>
          <table:table-cell office:value-type="string" table:style-name="ce4">
            <text:p>總計</text:p>
          </table:table-cell>
          <table:table-cell office:value-type="string" office:string-value="-" table:formula="msoxl:=  IF(SUM(D38:F38)=0,&quot;-&quot;,SUM(D38:F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38,L38)=0,&quot;-&quot;,SUM(H38,L38))" table:style-name="ce5">
            <text:p>-</text:p>
          </table:table-cell>
          <table:table-cell office:value-type="string" office:string-value="-" table:formula="msoxl:=  IF(SUM(I38:K38)=0,&quot;-&quot;,SUM(I38:K3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8:O38)=0,&quot;-&quot;,SUM(M38:O3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39:E39)=0,&quot;-&quot;,SUM(D39:E39))" table:style-name="ce5">
            <text:p>-</text:p>
          </table:table-cell>
          <table:table-cell office:value-type="string" office:string-value="-" table:formula="msoxl:=  IF(SUM(D40:D44)=0,&quot;-&quot;,SUM(D40:D44))" table:style-name="ce5">
            <text:p>-</text:p>
          </table:table-cell>
          <table:table-cell office:value-type="string" office:string-value="-" table:formula="msoxl:=  IF(SUM(E40:E44)=0,&quot;-&quot;,SUM(E40:E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39,L39)=0,&quot;-&quot;,SUM(H39,L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40:L44)=0,&quot;-&quot;,SUM(L40:L4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0,L40)=0,&quot;-&quot;,SUM(H40,L40))" table:style-name="ce5">
            <text:p>-</text:p>
          </table:table-cell>
          <table:table-cell office:value-type="string" office:string-value="-" table:formula="msoxl:=  IF(SUM(I40:J40)=0,&quot;-&quot;,SUM(I40:J4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0:N40)=0,&quot;-&quot;,SUM(M40:N4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41:E41)=0,&quot;-&quot;,SUM(D41:E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1,L41)=0,&quot;-&quot;,SUM(H41,L41))" table:style-name="ce5">
            <text:p>-</text:p>
          </table:table-cell>
          <table:table-cell office:value-type="string" office:string-value="-" table:formula="msoxl:=  IF(SUM(I41:J41)=0,&quot;-&quot;,SUM(I41:J4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1:N41)=0,&quot;-&quot;,SUM(M41:N4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42:E42)=0,&quot;-&quot;,SUM(D42:E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2,L42)=0,&quot;-&quot;,SUM(H42,L42))" table:style-name="ce5">
            <text:p>-</text:p>
          </table:table-cell>
          <table:table-cell office:value-type="string" office:string-value="-" table:formula="msoxl:=  IF(SUM(I42:J42)=0,&quot;-&quot;,SUM(I42:J4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2:N42)=0,&quot;-&quot;,SUM(M42:N4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43:E43)=0,&quot;-&quot;,SUM(D43:E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3,L43)=0,&quot;-&quot;,SUM(H43,L43))" table:style-name="ce5">
            <text:p>-</text:p>
          </table:table-cell>
          <table:table-cell office:value-type="string" office:string-value="-" table:formula="msoxl:=  IF(SUM(I43:J43)=0,&quot;-&quot;,SUM(I43:J4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3:N43)=0,&quot;-&quot;,SUM(M43:N4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4,L44)=0,&quot;-&quot;,SUM(H44,L44))" table:style-name="ce5">
            <text:p>-</text:p>
          </table:table-cell>
          <table:table-cell office:value-type="string" office:string-value="-" table:formula="msoxl:=  IF(SUM(I44:J44)=0,&quot;-&quot;,SUM(I44:J4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4:N44)=0,&quot;-&quot;,SUM(M44:N4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  IF(SUM(D46:D48)=0,&quot;-&quot;,SUM(D46:D48))" table:style-name="ce5">
            <text:p>-</text:p>
          </table:table-cell>
          <table:table-cell office:value-type="string" office:string-value="-" table:formula="msoxl:=  IF(SUM(E46:E48)=0,&quot;-&quot;,SUM(E46:E48))" table:style-name="ce5">
            <text:p>-</text:p>
          </table:table-cell>
          <table:covered-table-cell/>
          <table:table-cell office:value-type="string" office:string-value="-" table:formula="msoxl:=  IF(SUM(H45,L45)=0,&quot;-&quot;,SUM(H45,L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46:L48)=0,&quot;-&quot;,SUM(L46:L4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6,L46)=0,&quot;-&quot;,SUM(H46,L46))" table:style-name="ce5">
            <text:p>-</text:p>
          </table:table-cell>
          <table:table-cell office:value-type="string" office:string-value="-" table:formula="msoxl:=  IF(SUM(I46:J46)=0,&quot;-&quot;,SUM(I46:J4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6:N46)=0,&quot;-&quot;,SUM(M46:N4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7,L47)=0,&quot;-&quot;,SUM(H47,L47))" table:style-name="ce5">
            <text:p>-</text:p>
          </table:table-cell>
          <table:table-cell office:value-type="string" office:string-value="-" table:formula="msoxl:=  IF(SUM(I47:J47)=0,&quot;-&quot;,SUM(I47:J4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7:N47)=0,&quot;-&quot;,SUM(M47:N4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8,L48)=0,&quot;-&quot;,SUM(H48,L48))" table:style-name="ce5">
            <text:p>-</text:p>
          </table:table-cell>
          <table:table-cell office:value-type="string" office:string-value="-" table:formula="msoxl:=  IF(SUM(I48:J48)=0,&quot;-&quot;,SUM(I48:J4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8:N48)=0,&quot;-&quot;,SUM(M48:N4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49:E49)=0,&quot;-&quot;,SUM(D49:E49))" table:style-name="ce5">
            <text:p>-</text:p>
          </table:table-cell>
          <table:table-cell office:value-type="string" office:string-value="-" table:formula="msoxl:=  IF(SUM(D50:D51)=0,&quot;-&quot;,SUM(D50:D51))" table:style-name="ce5">
            <text:p>-</text:p>
          </table:table-cell>
          <table:table-cell office:value-type="string" office:string-value="-" table:formula="msoxl:=  IF(SUM(E50:E51)=0,&quot;-&quot;,SUM(E50:E51))" table:style-name="ce5">
            <text:p>-</text:p>
          </table:table-cell>
          <table:covered-table-cell/>
          <table:table-cell office:value-type="string" office:string-value="-" table:formula="msoxl:=  IF(SUM(H49,L49)=0,&quot;-&quot;,SUM(H49,L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50:L51)=0,&quot;-&quot;,SUM(L50:L5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50:E50)=0,&quot;-&quot;,SUM(D50:E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50,L50)=0,&quot;-&quot;,SUM(H50,L50))" table:style-name="ce5">
            <text:p>-</text:p>
          </table:table-cell>
          <table:table-cell office:value-type="string" office:string-value="-" table:formula="msoxl:=  IF(SUM(I50:J50)=0,&quot;-&quot;,SUM(I50:J5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50:N50)=0,&quot;-&quot;,SUM(M50:N5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51,L51)=0,&quot;-&quot;,SUM(H51,L51))" table:style-name="ce5">
            <text:p>-</text:p>
          </table:table-cell>
          <table:table-cell office:value-type="string" office:string-value="-" table:formula="msoxl:=  IF(SUM(I51:J51)=0,&quot;-&quot;,SUM(I51:J5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51:N51)=0,&quot;-&quot;,SUM(M51:N5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3"/>
          <table:table-cell table:number-columns-repeated="7" table:style-name="ce14"/>
          <table:table-cell table:style-name="ce60"/>
          <table:table-cell table:number-columns-repeated="16360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8">
            <text:p>註 本表只揭露主要魚種，各魚種養殖面積之合計，將不等於總養殖面積。</text:p>
          </table:table-cell>
          <table:table-cell table:number-columns-repeated="3" table:style-name="ce8"/>
          <table:table-cell table:number-columns-repeated="9" table:style-name="ce2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number-columns-repeated="6" table:style-name="ce68"/>
          <table:table-cell table:style-name="ce2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1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3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1" table:default-cell-style-name="ce2"/>
        <table:table-column table:style-name="co3" table:default-cell-style-name="ce49"/>
        <table:table-column table:style-name="co3" table:number-columns-repeated="3" table:default-cell-style-name="ce2"/>
        <table:table-column table:style-name="co3" table:default-cell-style-name="ce3"/>
        <table:table-column table:style-name="co4" table:number-columns-repeated="16366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8" table:style-name="ce63"/>
          <table:table-cell office:value-type="string" table:style-name="ce61">
            <text:p><text:s/>9．AQUACULTURE AREA BY SPECIES(Continued)</text:p>
          </table:table-cell>
          <table:table-cell table:number-columns-repeated="2" table:style-name="ce63"/>
          <table:table-cell table:style-name="ce66"/>
          <table:table-cell table:number-columns-repeated="3" table:style-name="ce63"/>
          <table:table-cell table:number-columns-repeated="16367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number-columns-repeated="5"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style-name="ce15"/>
          <table:table-cell table:style-name="ce45"/>
          <table:table-cell table:number-columns-repeated="16370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2" table:number-rows-spanned="1" table:style-name="ce87">
            <text:p>箱網養殖：立方公尺</text:p>
          </table:table-cell>
          <table:covered-table-cell/>
          <table:table-cell table:number-columns-repeated="2"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8"/>
          <table:table-cell table:style-name="ce46"/>
          <table:table-cell table:number-columns-repeated="16370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table:style-name="ce19"/>
          <table:table-cell table:number-columns-repeated="3" table:style-name="ce22"/>
          <table:table-cell office:value-type="string" table:number-columns-spanned="12" table:number-rows-spanned="1" table:style-name="ce103">
            <text:p>海面養殖</text:p>
          </table:table-cell>
          <table:covered-table-cell table:number-columns-repeated="11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2">
            <text:p>總計</text:p>
          </table:table-cell>
          <table:covered-table-cell table:number-columns-repeated="3"/>
          <table:table-cell office:value-type="string" table:number-columns-spanned="12" table:number-rows-spanned="1" table:style-name="ce98">
            <text:p>Marine Culture</text:p>
          </table:table-cell>
          <table:covered-table-cell table:number-columns-repeated="11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2">
            <text:p><text:s/>Grand Total</text:p>
          </table:table-cell>
          <table:covered-table-cell table:number-columns-repeated="3"/>
          <table:table-cell office:value-type="string" table:number-columns-spanned="4" table:number-rows-spanned="1" table:style-name="ce103">
            <text:p>海面養殖合計</text:p>
          </table:table-cell>
          <table:covered-table-cell table:number-columns-repeated="3"/>
          <table:table-cell office:value-type="string" table:number-columns-spanned="4" table:number-rows-spanned="1" table:style-name="ce103">
            <text:p>淺海養殖</text:p>
          </table:table-cell>
          <table:covered-table-cell table:number-columns-repeated="3"/>
          <table:table-cell office:value-type="string" table:number-columns-spanned="4" table:number-rows-spanned="1" table:style-name="ce103">
            <text:p>其他海面養殖</text:p>
          </table:table-cell>
          <table:covered-table-cell table:number-columns-repeated="3"/>
          <table:table-cell table:number-columns-repeated="16366" table:style-name="ce15"/>
        </table:table-row>
        <table:table-row table:style-name="ro3">
          <table:covered-table-cell/>
          <table:covered-table-cell/>
          <table:table-cell table:number-columns-spanned="4" table:number-rows-spanned="1" table:style-name="ce98"/>
          <table:covered-table-cell table:number-columns-repeated="3"/>
          <table:table-cell office:value-type="string" table:number-columns-spanned="4" table:number-rows-spanned="1" table:style-name="ce98">
            <text:p>Total Marine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Shallow Sea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Other Marine Culture</text:p>
          </table:table-cell>
          <table:covered-table-cell table:number-columns-repeated="3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style-name="ce34">
            <text:p>合計</text:p>
          </table:table-cell>
          <table:table-cell office:value-type="string" table:style-name="ce34">
            <text:p>單養</text:p>
          </table:table-cell>
          <table:table-cell office:value-type="string" table:style-name="ce34">
            <text:p>混養</text:p>
          </table:table-cell>
          <table:table-cell office:value-type="string" table:style-name="ce34">
            <text:p>休養</text:p>
          </table:table-cell>
          <table:table-cell office:value-type="string" table:style-name="ce34">
            <text:p>合計</text:p>
          </table:table-cell>
          <table:table-cell office:value-type="string" table:style-name="ce34">
            <text:p>單養</text:p>
          </table:table-cell>
          <table:table-cell office:value-type="string" table:style-name="ce34">
            <text:p>混養</text:p>
          </table:table-cell>
          <table:table-cell office:value-type="string" table:style-name="ce33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47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1">
            <text:p>Suspend-Culture</text:p>
          </table:table-cell>
          <table:table-cell office:value-type="string" table:style-name="ce52">
            <text:p>Sub Total</text:p>
          </table:table-cell>
          <table:table-cell office:value-type="string" table:style-name="ce52">
            <text:p>Mono-Culture</text:p>
          </table:table-cell>
          <table:table-cell office:value-type="string" table:style-name="ce52">
            <text:p>Poly-Culture</text:p>
          </table:table-cell>
          <table:table-cell office:value-type="string" table:style-name="ce53">
            <text:p>Suspend-Culture</text:p>
          </table:table-cell>
          <table:table-cell office:value-type="string" table:style-name="ce52">
            <text:p>Sub Total</text:p>
          </table:table-cell>
          <table:table-cell office:value-type="string" table:style-name="ce52">
            <text:p>Mono-Culture</text:p>
          </table:table-cell>
          <table:table-cell office:value-type="string" table:style-name="ce52">
            <text:p>Poly-Culture</text:p>
          </table:table-cell>
          <table:table-cell office:value-type="string" table:style-name="ce50">
            <text:p>Suspend-Culture</text:p>
          </table:table-cell>
          <table:table-cell table:number-columns-repeated="16366" table:style-name="ce15"/>
        </table:table-row>
        <table:table-row table:style-name="ro3">
          <table:table-cell office:value-type="string" table:number-columns-spanned="1" table:number-rows-spanned="14" table:style-name="ce100">
            <text:p>桃園市</text:p>
          </table:table-cell>
          <table:table-cell office:value-type="string" table:style-name="ce4">
            <text:p>總計</text:p>
          </table:table-cell>
          <table:table-cell office:value-type="float" office:value="1310.5899999999999" table:formula="msoxl:=  IF(SUM(D10:F10)=0,&quot;-&quot;,SUM(D10:F10))" table:style-name="ce5">
            <text:p>1,310.59<text:s/></text:p>
          </table:table-cell>
          <table:table-cell office:value-type="float" office:value="7.04" table:formula="msoxl:=IF(SUM(H10,水產養殖面積4!D10)=0,&quot;-&quot;,SUM(H10,水產養殖面積4!D10))" table:style-name="ce5">
            <text:p>7.04<text:s/></text:p>
          </table:table-cell>
          <table:table-cell office:value-type="float" office:value="1272.75" table:formula="msoxl:=IF(SUM(I10,水產養殖面積4!E10)=0,&quot;-&quot;,SUM(I10,水產養殖面積4!E10))" table:style-name="ce5">
            <text:p>1,272.75<text:s/></text:p>
          </table:table-cell>
          <table:table-cell office:value-type="float" office:value="30.799999999999997" table:formula="msoxl:=IF(SUM(J10,水產養殖面積4!F10)=0,&quot;-&quot;,SUM(J10,水產養殖面積4!F10))" table:style-name="ce5">
            <text:p>30.80<text:s/></text:p>
          </table:table-cell>
          <table:table-cell office:value-type="string" office:string-value="-" table:formula="msoxl:=  IF(SUM(H10:J10)=0,&quot;-&quot;,SUM(H10:J10))" table:style-name="ce5">
            <text:p>-</text:p>
          </table:table-cell>
          <table:table-cell office:value-type="string" office:string-value="-" table:formula="msoxl:=  IF(SUM(L10,P10)=0,&quot;-&quot;,SUM(L10,P10))" table:style-name="ce5">
            <text:p>-</text:p>
          </table:table-cell>
          <table:table-cell office:value-type="string" office:string-value="-" table:formula="msoxl:=  IF(SUM(M10,Q10)=0,&quot;-&quot;,SUM(M10,Q10))" table:style-name="ce5">
            <text:p>-</text:p>
          </table:table-cell>
          <table:table-cell office:value-type="string" office:string-value="-" table:formula="msoxl:=  IF(SUM(N10,R10)=0,&quot;-&quot;,SUM(N10,R10))" table:style-name="ce5">
            <text:p>-</text:p>
          </table:table-cell>
          <table:table-cell office:value-type="string" office:string-value="-" table:formula="msoxl:=  IF(SUM(L10:N10)=0,&quot;-&quot;,SUM(L10:N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10:R10)=0,&quot;-&quot;,SUM(P10:R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710.14" table:formula="msoxl:=  IF(SUM(D11:E11)=0,&quot;-&quot;,SUM(D11:E11))" table:style-name="ce5">
            <text:p>710.14<text:s/></text:p>
          </table:table-cell>
          <table:table-cell office:value-type="float" office:value="0.64" table:formula="msoxl:=IF(SUM(H11,水產養殖面積4!D11)=0,&quot;-&quot;,SUM(H11,水產養殖面積4!D11))" table:style-name="ce5">
            <text:p>0.64<text:s/></text:p>
          </table:table-cell>
          <table:table-cell office:value-type="float" office:value="709.5" table:formula="msoxl:=IF(SUM(I11,水產養殖面積4!E11)=0,&quot;-&quot;,SUM(I11,水產養殖面積4!E11))" table:style-name="ce5">
            <text:p>709.50<text:s/></text:p>
          </table:table-cell>
          <table:table-cell table:number-columns-spanned="1" table:number-rows-spanned="13" table:style-name="ce91"/>
          <table:table-cell office:value-type="string" office:string-value="-" table:formula="msoxl:=  IF(SUM(H11:I11)=0,&quot;-&quot;,SUM(H11:I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office:value-type="string" office:string-value="-" table:formula="msoxl:=  IF(SUM(I12:I16)=0,&quot;-&quot;,SUM(I12:I16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11:M11)=0,&quot;-&quot;,SUM(L11:M11))" table:style-name="ce5">
            <text:p>-</text:p>
          </table:table-cell>
          <table:table-cell office:value-type="string" office:string-value="-" table:formula="msoxl:=  IF(SUM(L12:L16)=0,&quot;-&quot;,SUM(L12:L16))" table:style-name="ce5">
            <text:p>-</text:p>
          </table:table-cell>
          <table:table-cell office:value-type="string" office:string-value="-" table:formula="msoxl:=  IF(SUM(M12:M16)=0,&quot;-&quot;,SUM(M12:M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11:Q11)=0,&quot;-&quot;,SUM(P11:Q11))" table:style-name="ce5">
            <text:p>-</text:p>
          </table:table-cell>
          <table:table-cell office:value-type="string" office:string-value="-" table:formula="msoxl:=  IF(SUM(P12:P16)=0,&quot;-&quot;,SUM(P12:P16))" table:style-name="ce5">
            <text:p>-</text:p>
          </table:table-cell>
          <table:table-cell office:value-type="string" office:string-value="-" table:formula="msoxl:=  IF(SUM(Q12:Q16)=0,&quot;-&quot;,SUM(Q12:Q16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12:E12)=0,&quot;-&quot;,SUM(D12:E12))" table:style-name="ce5">
            <text:p>-</text:p>
          </table:table-cell>
          <table:table-cell office:value-type="string" office:string-value="-" table:formula="msoxl:=IF(SUM(H12,水產養殖面積4!D12)=0,&quot;-&quot;,SUM(H12,水產養殖面積4!D12))" table:style-name="ce5">
            <text:p>-</text:p>
          </table:table-cell>
          <table:table-cell office:value-type="string" office:string-value="-" table:formula="msoxl:=IF(SUM(I12,水產養殖面積4!E12)=0,&quot;-&quot;,SUM(I12,水產養殖面積4!E12))" table:style-name="ce5">
            <text:p>-</text:p>
          </table:table-cell>
          <table:covered-table-cell/>
          <table:table-cell office:value-type="string" office:string-value="-" table:formula="msoxl:=  IF(SUM(H12:I12)=0,&quot;-&quot;,SUM(H12:I12))" table:style-name="ce5">
            <text:p>-</text:p>
          </table:table-cell>
          <table:table-cell office:value-type="string" office:string-value="-" table:formula="msoxl:=  IF(SUM(L12,P12)=0,&quot;-&quot;,SUM(L12,P12))" table:style-name="ce5">
            <text:p>-</text:p>
          </table:table-cell>
          <table:table-cell office:value-type="string" office:string-value="-" table:formula="msoxl:=  IF(SUM(M12,Q12)=0,&quot;-&quot;,SUM(M12,Q12))" table:style-name="ce5">
            <text:p>-</text:p>
          </table:table-cell>
          <table:covered-table-cell/>
          <table:table-cell office:value-type="string" office:string-value="-" table:formula="msoxl:=  IF(SUM(L12:M12)=0,&quot;-&quot;,SUM(L12:M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2:Q12)=0,&quot;-&quot;,SUM(P12:Q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677.14" table:formula="msoxl:=  IF(SUM(D13:E13)=0,&quot;-&quot;,SUM(D13:E13))" table:style-name="ce5">
            <text:p>677.14<text:s/></text:p>
          </table:table-cell>
          <table:table-cell office:value-type="float" office:value="0.64" table:formula="msoxl:=IF(SUM(H13,水產養殖面積4!D13)=0,&quot;-&quot;,SUM(H13,水產養殖面積4!D13))" table:style-name="ce5">
            <text:p>0.64<text:s/></text:p>
          </table:table-cell>
          <table:table-cell office:value-type="float" office:value="676.5" table:formula="msoxl:=IF(SUM(I13,水產養殖面積4!E13)=0,&quot;-&quot;,SUM(I13,水產養殖面積4!E13))" table:style-name="ce5">
            <text:p>676.50<text:s/></text:p>
          </table:table-cell>
          <table:covered-table-cell/>
          <table:table-cell office:value-type="string" office:string-value="-" table:formula="msoxl:=  IF(SUM(H13:I13)=0,&quot;-&quot;,SUM(H13:I13))" table:style-name="ce5">
            <text:p>-</text:p>
          </table:table-cell>
          <table:table-cell office:value-type="string" office:string-value="-" table:formula="msoxl:=  IF(SUM(L13,P13)=0,&quot;-&quot;,SUM(L13,P13))" table:style-name="ce5">
            <text:p>-</text:p>
          </table:table-cell>
          <table:table-cell office:value-type="string" office:string-value="-" table:formula="msoxl:=  IF(SUM(M13,Q13)=0,&quot;-&quot;,SUM(M13,Q13))" table:style-name="ce5">
            <text:p>-</text:p>
          </table:table-cell>
          <table:covered-table-cell/>
          <table:table-cell office:value-type="string" office:string-value="-" table:formula="msoxl:=  IF(SUM(L13:M13)=0,&quot;-&quot;,SUM(L13:M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3:Q13)=0,&quot;-&quot;,SUM(P13:Q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14:E14)=0,&quot;-&quot;,SUM(D14:E14))" table:style-name="ce5">
            <text:p>-</text:p>
          </table:table-cell>
          <table:table-cell office:value-type="string" office:string-value="-" table:formula="msoxl:=IF(SUM(H14,水產養殖面積4!D14)=0,&quot;-&quot;,SUM(H14,水產養殖面積4!D14))" table:style-name="ce5">
            <text:p>-</text:p>
          </table:table-cell>
          <table:table-cell office:value-type="string" office:string-value="-" table:formula="msoxl:=IF(SUM(I14,水產養殖面積4!E14)=0,&quot;-&quot;,SUM(I14,水產養殖面積4!E14))" table:style-name="ce5">
            <text:p>-</text:p>
          </table:table-cell>
          <table:covered-table-cell/>
          <table:table-cell office:value-type="string" office:string-value="-" table:formula="msoxl:=  IF(SUM(H14:I14)=0,&quot;-&quot;,SUM(H14:I14))" table:style-name="ce5">
            <text:p>-</text:p>
          </table:table-cell>
          <table:table-cell office:value-type="string" office:string-value="-" table:formula="msoxl:=  IF(SUM(L14,P14)=0,&quot;-&quot;,SUM(L14,P14))" table:style-name="ce5">
            <text:p>-</text:p>
          </table:table-cell>
          <table:table-cell office:value-type="string" office:string-value="-" table:formula="msoxl:=  IF(SUM(M14,Q14)=0,&quot;-&quot;,SUM(M14,Q14))" table:style-name="ce5">
            <text:p>-</text:p>
          </table:table-cell>
          <table:covered-table-cell/>
          <table:table-cell office:value-type="string" office:string-value="-" table:formula="msoxl:=  IF(SUM(L14:M14)=0,&quot;-&quot;,SUM(L14:M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4:Q14)=0,&quot;-&quot;,SUM(P14:Q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33" table:formula="msoxl:=  IF(SUM(D15:E15)=0,&quot;-&quot;,SUM(D15:E15))" table:style-name="ce5">
            <text:p>33.00<text:s/></text:p>
          </table:table-cell>
          <table:table-cell office:value-type="string" office:string-value="-" table:formula="msoxl:=IF(SUM(H15,水產養殖面積4!D15)=0,&quot;-&quot;,SUM(H15,水產養殖面積4!D15))" table:style-name="ce5">
            <text:p>-</text:p>
          </table:table-cell>
          <table:table-cell office:value-type="float" office:value="33" table:formula="msoxl:=IF(SUM(I15,水產養殖面積4!E15)=0,&quot;-&quot;,SUM(I15,水產養殖面積4!E15))" table:style-name="ce5">
            <text:p>33.00<text:s/></text:p>
          </table:table-cell>
          <table:covered-table-cell/>
          <table:table-cell office:value-type="string" office:string-value="-" table:formula="msoxl:=  IF(SUM(H15:I15)=0,&quot;-&quot;,SUM(H15:I15))" table:style-name="ce5">
            <text:p>-</text:p>
          </table:table-cell>
          <table:table-cell office:value-type="string" office:string-value="-" table:formula="msoxl:=  IF(SUM(L15,P15)=0,&quot;-&quot;,SUM(L15,P15))" table:style-name="ce5">
            <text:p>-</text:p>
          </table:table-cell>
          <table:table-cell office:value-type="string" office:string-value="-" table:formula="msoxl:=  IF(SUM(M15,Q15)=0,&quot;-&quot;,SUM(M15,Q15))" table:style-name="ce5">
            <text:p>-</text:p>
          </table:table-cell>
          <table:covered-table-cell/>
          <table:table-cell office:value-type="string" office:string-value="-" table:formula="msoxl:=  IF(SUM(L15:M15)=0,&quot;-&quot;,SUM(L15:M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5:Q15)=0,&quot;-&quot;,SUM(P15:Q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16:E16)=0,&quot;-&quot;,SUM(D16:E16))" table:style-name="ce5">
            <text:p>-</text:p>
          </table:table-cell>
          <table:table-cell office:value-type="string" office:string-value="-" table:formula="msoxl:=IF(SUM(H16,水產養殖面積4!D16)=0,&quot;-&quot;,SUM(H16,水產養殖面積4!D16))" table:style-name="ce5">
            <text:p>-</text:p>
          </table:table-cell>
          <table:table-cell office:value-type="string" office:string-value="-" table:formula="msoxl:=IF(SUM(I16,水產養殖面積4!E16)=0,&quot;-&quot;,SUM(I16,水產養殖面積4!E16))" table:style-name="ce5">
            <text:p>-</text:p>
          </table:table-cell>
          <table:covered-table-cell/>
          <table:table-cell office:value-type="string" office:string-value="-" table:formula="msoxl:=  IF(SUM(H16:I16)=0,&quot;-&quot;,SUM(H16:I16))" table:style-name="ce5">
            <text:p>-</text:p>
          </table:table-cell>
          <table:table-cell office:value-type="string" office:string-value="-" table:formula="msoxl:=  IF(SUM(L16,P16)=0,&quot;-&quot;,SUM(L16,P16))" table:style-name="ce5">
            <text:p>-</text:p>
          </table:table-cell>
          <table:table-cell office:value-type="string" office:string-value="-" table:formula="msoxl:=  IF(SUM(M16,Q16)=0,&quot;-&quot;,SUM(M16,Q16))" table:style-name="ce5">
            <text:p>-</text:p>
          </table:table-cell>
          <table:covered-table-cell/>
          <table:table-cell office:value-type="string" office:string-value="-" table:formula="msoxl:=  IF(SUM(L16:M16)=0,&quot;-&quot;,SUM(L16:M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6:Q16)=0,&quot;-&quot;,SUM(P16:Q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3.5" table:formula="msoxl:=  IF(SUM(D17:E17)=0,&quot;-&quot;,SUM(D17:E17))" table:style-name="ce5">
            <text:p>3.50<text:s/></text:p>
          </table:table-cell>
          <table:table-cell office:value-type="float" office:value="3.5" table:formula="msoxl:=IF(SUM(H17,水產養殖面積4!D17)=0,&quot;-&quot;,SUM(H17,水產養殖面積4!D17))" table:style-name="ce5">
            <text:p>3.50<text:s/></text:p>
          </table:table-cell>
          <table:table-cell office:value-type="string" office:string-value="-" table:formula="msoxl:=IF(SUM(I17,水產養殖面積4!E17)=0,&quot;-&quot;,SUM(I17,水產養殖面積4!E17))" table:style-name="ce5">
            <text:p>-</text:p>
          </table:table-cell>
          <table:covered-table-cell/>
          <table:table-cell office:value-type="string" office:string-value="-" table:formula="msoxl:=  IF(SUM(H17:I17)=0,&quot;-&quot;,SUM(H17:I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office:value-type="string" office:string-value="-" table:formula="msoxl:=  IF(SUM(I18:I20)=0,&quot;-&quot;,SUM(I18:I20))" table:style-name="ce5">
            <text:p>-</text:p>
          </table:table-cell>
          <table:covered-table-cell/>
          <table:table-cell office:value-type="string" office:string-value="-" table:formula="msoxl:=  IF(SUM(L17:M17)=0,&quot;-&quot;,SUM(L17:M17))" table:style-name="ce5">
            <text:p>-</text:p>
          </table:table-cell>
          <table:table-cell office:value-type="string" office:string-value="-" table:formula="msoxl:=  IF(SUM(L18:L20)=0,&quot;-&quot;,SUM(L18:L20))" table:style-name="ce5">
            <text:p>-</text:p>
          </table:table-cell>
          <table:table-cell office:value-type="string" office:string-value="-" table:formula="msoxl:=  IF(SUM(M18:M20)=0,&quot;-&quot;,SUM(M18:M20))" table:style-name="ce5">
            <text:p>-</text:p>
          </table:table-cell>
          <table:covered-table-cell/>
          <table:table-cell office:value-type="string" office:string-value="-" table:formula="msoxl:=  IF(SUM(P17:Q17)=0,&quot;-&quot;,SUM(P17:Q17))" table:style-name="ce5">
            <text:p>-</text:p>
          </table:table-cell>
          <table:table-cell office:value-type="string" office:string-value="-" table:formula="msoxl:=  IF(SUM(P18:P20)=0,&quot;-&quot;,SUM(P18:P20))" table:style-name="ce5">
            <text:p>-</text:p>
          </table:table-cell>
          <table:table-cell office:value-type="string" office:string-value="-" table:formula="msoxl:=  IF(SUM(Q18:Q20)=0,&quot;-&quot;,SUM(Q18:Q20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office:string-value="-" table:formula="msoxl:=IF(SUM(H18,水產養殖面積4!D18)=0,&quot;-&quot;,SUM(H18,水產養殖面積4!D18))" table:style-name="ce5">
            <text:p>-</text:p>
          </table:table-cell>
          <table:table-cell office:value-type="string" office:string-value="-" table:formula="msoxl:=IF(SUM(I18,水產養殖面積4!E18)=0,&quot;-&quot;,SUM(I18,水產養殖面積4!E18))" table:style-name="ce5">
            <text:p>-</text:p>
          </table:table-cell>
          <table:covered-table-cell/>
          <table:table-cell office:value-type="string" office:string-value="-" table:formula="msoxl:=  IF(SUM(H18:I18)=0,&quot;-&quot;,SUM(H18:I18))" table:style-name="ce5">
            <text:p>-</text:p>
          </table:table-cell>
          <table:table-cell office:value-type="string" office:string-value="-" table:formula="msoxl:=  IF(SUM(L18,P18)=0,&quot;-&quot;,SUM(L18,P18))" table:style-name="ce5">
            <text:p>-</text:p>
          </table:table-cell>
          <table:table-cell office:value-type="string" office:string-value="-" table:formula="msoxl:=  IF(SUM(M18,Q18)=0,&quot;-&quot;,SUM(M18,Q18))" table:style-name="ce5">
            <text:p>-</text:p>
          </table:table-cell>
          <table:covered-table-cell/>
          <table:table-cell office:value-type="string" office:string-value="-" table:formula="msoxl:=  IF(SUM(L18:M18)=0,&quot;-&quot;,SUM(L18:M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8:Q18)=0,&quot;-&quot;,SUM(P18:Q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office:string-value="-" table:formula="msoxl:=IF(SUM(H19,水產養殖面積4!D19)=0,&quot;-&quot;,SUM(H19,水產養殖面積4!D19))" table:style-name="ce5">
            <text:p>-</text:p>
          </table:table-cell>
          <table:table-cell office:value-type="string" office:string-value="-" table:formula="msoxl:=IF(SUM(I19,水產養殖面積4!E19)=0,&quot;-&quot;,SUM(I19,水產養殖面積4!E19))" table:style-name="ce5">
            <text:p>-</text:p>
          </table:table-cell>
          <table:covered-table-cell/>
          <table:table-cell office:value-type="string" office:string-value="-" table:formula="msoxl:=  IF(SUM(H19:I19)=0,&quot;-&quot;,SUM(H19:I19))" table:style-name="ce5">
            <text:p>-</text:p>
          </table:table-cell>
          <table:table-cell office:value-type="string" office:string-value="-" table:formula="msoxl:=  IF(SUM(L19,P19)=0,&quot;-&quot;,SUM(L19,P19))" table:style-name="ce5">
            <text:p>-</text:p>
          </table:table-cell>
          <table:table-cell office:value-type="string" office:string-value="-" table:formula="msoxl:=  IF(SUM(M19,Q19)=0,&quot;-&quot;,SUM(M19,Q19))" table:style-name="ce5">
            <text:p>-</text:p>
          </table:table-cell>
          <table:covered-table-cell/>
          <table:table-cell office:value-type="string" office:string-value="-" table:formula="msoxl:=  IF(SUM(L19:M19)=0,&quot;-&quot;,SUM(L19:M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9:Q19)=0,&quot;-&quot;,SUM(P19:Q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3.5" table:formula="msoxl:=  IF(SUM(D20:E20)=0,&quot;-&quot;,SUM(D20:E20))" table:style-name="ce5">
            <text:p>3.50<text:s/></text:p>
          </table:table-cell>
          <table:table-cell office:value-type="float" office:value="3.5" table:formula="msoxl:=IF(SUM(H20,水產養殖面積4!D20)=0,&quot;-&quot;,SUM(H20,水產養殖面積4!D20))" table:style-name="ce5">
            <text:p>3.50<text:s/></text:p>
          </table:table-cell>
          <table:table-cell office:value-type="string" office:string-value="-" table:formula="msoxl:=IF(SUM(I20,水產養殖面積4!E20)=0,&quot;-&quot;,SUM(I20,水產養殖面積4!E20))" table:style-name="ce5">
            <text:p>-</text:p>
          </table:table-cell>
          <table:covered-table-cell/>
          <table:table-cell office:value-type="string" office:string-value="-" table:formula="msoxl:=  IF(SUM(H20:I20)=0,&quot;-&quot;,SUM(H20:I20))" table:style-name="ce5">
            <text:p>-</text:p>
          </table:table-cell>
          <table:table-cell office:value-type="string" office:string-value="-" table:formula="msoxl:=  IF(SUM(L20,P20)=0,&quot;-&quot;,SUM(L20,P20))" table:style-name="ce5">
            <text:p>-</text:p>
          </table:table-cell>
          <table:table-cell office:value-type="string" office:string-value="-" table:formula="msoxl:=  IF(SUM(M20,Q20)=0,&quot;-&quot;,SUM(M20,Q20))" table:style-name="ce5">
            <text:p>-</text:p>
          </table:table-cell>
          <table:covered-table-cell/>
          <table:table-cell office:value-type="string" office:string-value="-" table:formula="msoxl:=  IF(SUM(L20:M20)=0,&quot;-&quot;,SUM(L20:M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0:Q20)=0,&quot;-&quot;,SUM(P20:Q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21:E21)=0,&quot;-&quot;,SUM(D21:E21))" table:style-name="ce5">
            <text:p>-</text:p>
          </table:table-cell>
          <table:table-cell office:value-type="string" office:string-value="-" table:formula="msoxl:=IF(SUM(H21,水產養殖面積4!D21)=0,&quot;-&quot;,SUM(H21,水產養殖面積4!D21))" table:style-name="ce5">
            <text:p>-</text:p>
          </table:table-cell>
          <table:table-cell office:value-type="string" office:string-value="-" table:formula="msoxl:=IF(SUM(I21,水產養殖面積4!E21)=0,&quot;-&quot;,SUM(I21,水產養殖面積4!E21))" table:style-name="ce5">
            <text:p>-</text:p>
          </table:table-cell>
          <table:covered-table-cell/>
          <table:table-cell office:value-type="string" office:string-value="-" table:formula="msoxl:=  IF(SUM(H21:I21)=0,&quot;-&quot;,SUM(H21:I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office:value-type="string" office:string-value="-" table:formula="msoxl:=  IF(SUM(I22:I23)=0,&quot;-&quot;,SUM(I22:I23))" table:style-name="ce5">
            <text:p>-</text:p>
          </table:table-cell>
          <table:covered-table-cell/>
          <table:table-cell office:value-type="string" office:string-value="-" table:formula="msoxl:=  IF(SUM(L21:M21)=0,&quot;-&quot;,SUM(L21:M21))" table:style-name="ce5">
            <text:p>-</text:p>
          </table:table-cell>
          <table:table-cell office:value-type="string" office:string-value="-" table:formula="msoxl:=  IF(SUM(L22:L23)=0,&quot;-&quot;,SUM(L22:L23))" table:style-name="ce5">
            <text:p>-</text:p>
          </table:table-cell>
          <table:table-cell office:value-type="string" office:string-value="-" table:formula="msoxl:=  IF(SUM(M22:M23)=0,&quot;-&quot;,SUM(M22:M23))" table:style-name="ce5">
            <text:p>-</text:p>
          </table:table-cell>
          <table:covered-table-cell/>
          <table:table-cell office:value-type="string" office:string-value="-" table:formula="msoxl:=  IF(SUM(P21:Q21)=0,&quot;-&quot;,SUM(P21:Q21))" table:style-name="ce5">
            <text:p>-</text:p>
          </table:table-cell>
          <table:table-cell office:value-type="string" office:string-value="-" table:formula="msoxl:=  IF(SUM(P22:P23)=0,&quot;-&quot;,SUM(P22:P23))" table:style-name="ce5">
            <text:p>-</text:p>
          </table:table-cell>
          <table:table-cell office:value-type="string" office:string-value="-" table:formula="msoxl:=  IF(SUM(Q22:Q23)=0,&quot;-&quot;,SUM(Q22:Q23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22:E22)=0,&quot;-&quot;,SUM(D22:E22))" table:style-name="ce5">
            <text:p>-</text:p>
          </table:table-cell>
          <table:table-cell office:value-type="string" office:string-value="-" table:formula="msoxl:=IF(SUM(H22,水產養殖面積4!D22)=0,&quot;-&quot;,SUM(H22,水產養殖面積4!D22))" table:style-name="ce5">
            <text:p>-</text:p>
          </table:table-cell>
          <table:table-cell office:value-type="string" office:string-value="-" table:formula="msoxl:=IF(SUM(I22,水產養殖面積4!E22)=0,&quot;-&quot;,SUM(I22,水產養殖面積4!E22))" table:style-name="ce5">
            <text:p>-</text:p>
          </table:table-cell>
          <table:covered-table-cell/>
          <table:table-cell office:value-type="string" office:string-value="-" table:formula="msoxl:=  IF(SUM(H22:I22)=0,&quot;-&quot;,SUM(H22:I22))" table:style-name="ce5">
            <text:p>-</text:p>
          </table:table-cell>
          <table:table-cell office:value-type="string" office:string-value="-" table:formula="msoxl:=  IF(SUM(L22,P22)=0,&quot;-&quot;,SUM(L22,P22))" table:style-name="ce5">
            <text:p>-</text:p>
          </table:table-cell>
          <table:table-cell office:value-type="string" office:string-value="-" table:formula="msoxl:=  IF(SUM(M22,Q22)=0,&quot;-&quot;,SUM(M22,Q22))" table:style-name="ce5">
            <text:p>-</text:p>
          </table:table-cell>
          <table:covered-table-cell/>
          <table:table-cell office:value-type="string" office:string-value="-" table:formula="msoxl:=  IF(SUM(L22:M22)=0,&quot;-&quot;,SUM(L22:M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2:Q22)=0,&quot;-&quot;,SUM(P22:Q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office:string-value="-" table:formula="msoxl:=IF(SUM(H23,水產養殖面積4!D23)=0,&quot;-&quot;,SUM(H23,水產養殖面積4!D23))" table:style-name="ce5">
            <text:p>-</text:p>
          </table:table-cell>
          <table:table-cell office:value-type="string" office:string-value="-" table:formula="msoxl:=IF(SUM(I23,水產養殖面積4!E23)=0,&quot;-&quot;,SUM(I23,水產養殖面積4!E23))" table:style-name="ce5">
            <text:p>-</text:p>
          </table:table-cell>
          <table:covered-table-cell/>
          <table:table-cell office:value-type="string" office:string-value="-" table:formula="msoxl:=  IF(SUM(H23:I23)=0,&quot;-&quot;,SUM(H23:I23))" table:style-name="ce5">
            <text:p>-</text:p>
          </table:table-cell>
          <table:table-cell office:value-type="string" office:string-value="-" table:formula="msoxl:=  IF(SUM(L23,P23)=0,&quot;-&quot;,SUM(L23,P23))" table:style-name="ce5">
            <text:p>-</text:p>
          </table:table-cell>
          <table:table-cell office:value-type="string" office:string-value="-" table:formula="msoxl:=  IF(SUM(M23,Q23)=0,&quot;-&quot;,SUM(M23,Q23))" table:style-name="ce5">
            <text:p>-</text:p>
          </table:table-cell>
          <table:covered-table-cell/>
          <table:table-cell office:value-type="string" office:string-value="-" table:formula="msoxl:=  IF(SUM(L23:M23)=0,&quot;-&quot;,SUM(L23:M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3:Q23)=0,&quot;-&quot;,SUM(P23:Q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table-cell office:value-type="string" table:number-columns-spanned="1" table:number-rows-spanned="14" table:style-name="ce100">
            <text:p>臺中市</text:p>
          </table:table-cell>
          <table:table-cell office:value-type="string" table:style-name="ce4">
            <text:p>總計</text:p>
          </table:table-cell>
          <table:table-cell office:value-type="float" office:value="31.25" table:formula="msoxl:=  IF(SUM(D24:F24)=0,&quot;-&quot;,SUM(D24:F24))" table:style-name="ce5">
            <text:p>31.25<text:s/></text:p>
          </table:table-cell>
          <table:table-cell office:value-type="float" office:value="27" table:formula="msoxl:=IF(SUM(H24,水產養殖面積4!D24)=0,&quot;-&quot;,SUM(H24,水產養殖面積4!D24))" table:style-name="ce5">
            <text:p>27.00<text:s/></text:p>
          </table:table-cell>
          <table:table-cell office:value-type="float" office:value="3.55" table:formula="msoxl:=IF(SUM(I24,水產養殖面積4!E24)=0,&quot;-&quot;,SUM(I24,水產養殖面積4!E24))" table:style-name="ce5">
            <text:p>3.55<text:s/></text:p>
          </table:table-cell>
          <table:table-cell office:value-type="float" office:value="0.7" table:formula="msoxl:=IF(SUM(J24,水產養殖面積4!F24)=0,&quot;-&quot;,SUM(J24,水產養殖面積4!F24))" table:style-name="ce5">
            <text:p>0.70<text:s/></text:p>
          </table:table-cell>
          <table:table-cell office:value-type="float" office:value="5" table:formula="msoxl:=  IF(SUM(H24:J24)=0,&quot;-&quot;,SUM(H24:J24))" table:style-name="ce5">
            <text:p>5.00<text:s/></text:p>
          </table:table-cell>
          <table:table-cell office:value-type="float" office:value="5" table:formula="msoxl:=  IF(SUM(L24,P24)=0,&quot;-&quot;,SUM(L24,P24))" table:style-name="ce5">
            <text:p>5.00<text:s/></text:p>
          </table:table-cell>
          <table:table-cell office:value-type="string" office:string-value="-" table:formula="msoxl:=  IF(SUM(M24,Q24)=0,&quot;-&quot;,SUM(M24,Q24))" table:style-name="ce5">
            <text:p>-</text:p>
          </table:table-cell>
          <table:table-cell office:value-type="string" office:string-value="-" table:formula="msoxl:=  IF(SUM(N24,R24)=0,&quot;-&quot;,SUM(N24,R24))" table:style-name="ce5">
            <text:p>-</text:p>
          </table:table-cell>
          <table:table-cell office:value-type="float" office:value="5" table:formula="msoxl:=  IF(SUM(L24:N24)=0,&quot;-&quot;,SUM(L24:N24))" table:style-name="ce5">
            <text:p>5.00<text:s/></text:p>
          </table:table-cell>
          <table:table-cell office:value-type="float" office:value="5" table:style-name="ce5">
            <text:p>5.00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24:R24)=0,&quot;-&quot;,SUM(P24:R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.25" table:formula="msoxl:=  IF(SUM(D25:E25)=0,&quot;-&quot;,SUM(D25:E25))" table:style-name="ce5">
            <text:p>1.25<text:s/></text:p>
          </table:table-cell>
          <table:table-cell office:value-type="float" office:value="0.25" table:formula="msoxl:=IF(SUM(H25,水產養殖面積4!D25)=0,&quot;-&quot;,SUM(H25,水產養殖面積4!D25))" table:style-name="ce5">
            <text:p>0.25<text:s/></text:p>
          </table:table-cell>
          <table:table-cell office:value-type="float" office:value="1" table:formula="msoxl:=IF(SUM(I25,水產養殖面積4!E25)=0,&quot;-&quot;,SUM(I25,水產養殖面積4!E25))" table:style-name="ce5">
            <text:p>1.00<text:s/></text:p>
          </table:table-cell>
          <table:table-cell table:number-columns-spanned="1" table:number-rows-spanned="13" table:style-name="ce91"/>
          <table:table-cell office:value-type="string" office:string-value="-" table:formula="msoxl:=  IF(SUM(H25:I25)=0,&quot;-&quot;,SUM(H25:I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office:value-type="string" office:string-value="-" table:formula="msoxl:=  IF(SUM(I26:I30)=0,&quot;-&quot;,SUM(I26:I30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25:M25)=0,&quot;-&quot;,SUM(L25:M25))" table:style-name="ce5">
            <text:p>-</text:p>
          </table:table-cell>
          <table:table-cell office:value-type="string" office:string-value="-" table:formula="msoxl:=  IF(SUM(L26:L30)=0,&quot;-&quot;,SUM(L26:L30))" table:style-name="ce5">
            <text:p>-</text:p>
          </table:table-cell>
          <table:table-cell office:value-type="string" office:string-value="-" table:formula="msoxl:=  IF(SUM(M26:M30)=0,&quot;-&quot;,SUM(M26:M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25:Q25)=0,&quot;-&quot;,SUM(P25:Q25))" table:style-name="ce5">
            <text:p>-</text:p>
          </table:table-cell>
          <table:table-cell office:value-type="string" office:string-value="-" table:formula="msoxl:=  IF(SUM(P26:P30)=0,&quot;-&quot;,SUM(P26:P30))" table:style-name="ce5">
            <text:p>-</text:p>
          </table:table-cell>
          <table:table-cell office:value-type="string" office:string-value="-" table:formula="msoxl:=  IF(SUM(Q26:Q30)=0,&quot;-&quot;,SUM(Q26:Q30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26:E26)=0,&quot;-&quot;,SUM(D26:E26))" table:style-name="ce5">
            <text:p>-</text:p>
          </table:table-cell>
          <table:table-cell office:value-type="string" office:string-value="-" table:formula="msoxl:=IF(SUM(H26,水產養殖面積4!D26)=0,&quot;-&quot;,SUM(H26,水產養殖面積4!D26))" table:style-name="ce5">
            <text:p>-</text:p>
          </table:table-cell>
          <table:table-cell office:value-type="string" office:string-value="-" table:formula="msoxl:=IF(SUM(I26,水產養殖面積4!E26)=0,&quot;-&quot;,SUM(I26,水產養殖面積4!E26))" table:style-name="ce5">
            <text:p>-</text:p>
          </table:table-cell>
          <table:covered-table-cell/>
          <table:table-cell office:value-type="string" office:string-value="-" table:formula="msoxl:=  IF(SUM(H26:I26)=0,&quot;-&quot;,SUM(H26:I26))" table:style-name="ce5">
            <text:p>-</text:p>
          </table:table-cell>
          <table:table-cell office:value-type="string" office:string-value="-" table:formula="msoxl:=  IF(SUM(L26,P26)=0,&quot;-&quot;,SUM(L26,P26))" table:style-name="ce5">
            <text:p>-</text:p>
          </table:table-cell>
          <table:table-cell office:value-type="string" office:string-value="-" table:formula="msoxl:=  IF(SUM(M26,Q26)=0,&quot;-&quot;,SUM(M26,Q26))" table:style-name="ce5">
            <text:p>-</text:p>
          </table:table-cell>
          <table:covered-table-cell/>
          <table:table-cell office:value-type="string" office:string-value="-" table:formula="msoxl:=  IF(SUM(L26:M26)=0,&quot;-&quot;,SUM(L26:M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6:Q26)=0,&quot;-&quot;,SUM(P26:Q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.25" table:formula="msoxl:=  IF(SUM(D27:E27)=0,&quot;-&quot;,SUM(D27:E27))" table:style-name="ce5">
            <text:p>1.25<text:s/></text:p>
          </table:table-cell>
          <table:table-cell office:value-type="float" office:value="0.25" table:formula="msoxl:=IF(SUM(H27,水產養殖面積4!D27)=0,&quot;-&quot;,SUM(H27,水產養殖面積4!D27))" table:style-name="ce5">
            <text:p>0.25<text:s/></text:p>
          </table:table-cell>
          <table:table-cell office:value-type="float" office:value="1" table:formula="msoxl:=IF(SUM(I27,水產養殖面積4!E27)=0,&quot;-&quot;,SUM(I27,水產養殖面積4!E27))" table:style-name="ce5">
            <text:p>1.00<text:s/></text:p>
          </table:table-cell>
          <table:covered-table-cell/>
          <table:table-cell office:value-type="string" office:string-value="-" table:formula="msoxl:=  IF(SUM(H27:I27)=0,&quot;-&quot;,SUM(H27:I27))" table:style-name="ce5">
            <text:p>-</text:p>
          </table:table-cell>
          <table:table-cell office:value-type="string" office:string-value="-" table:formula="msoxl:=  IF(SUM(L27,P27)=0,&quot;-&quot;,SUM(L27,P27))" table:style-name="ce5">
            <text:p>-</text:p>
          </table:table-cell>
          <table:table-cell office:value-type="string" office:string-value="-" table:formula="msoxl:=  IF(SUM(M27,Q27)=0,&quot;-&quot;,SUM(M27,Q27))" table:style-name="ce5">
            <text:p>-</text:p>
          </table:table-cell>
          <table:covered-table-cell/>
          <table:table-cell office:value-type="string" office:string-value="-" table:formula="msoxl:=  IF(SUM(L27:M27)=0,&quot;-&quot;,SUM(L27:M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7:Q27)=0,&quot;-&quot;,SUM(P27:Q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28:E28)=0,&quot;-&quot;,SUM(D28:E28))" table:style-name="ce5">
            <text:p>-</text:p>
          </table:table-cell>
          <table:table-cell office:value-type="string" office:string-value="-" table:formula="msoxl:=IF(SUM(H28,水產養殖面積4!D28)=0,&quot;-&quot;,SUM(H28,水產養殖面積4!D28))" table:style-name="ce5">
            <text:p>-</text:p>
          </table:table-cell>
          <table:table-cell office:value-type="string" office:string-value="-" table:formula="msoxl:=IF(SUM(I28,水產養殖面積4!E28)=0,&quot;-&quot;,SUM(I28,水產養殖面積4!E28))" table:style-name="ce5">
            <text:p>-</text:p>
          </table:table-cell>
          <table:covered-table-cell/>
          <table:table-cell office:value-type="string" office:string-value="-" table:formula="msoxl:=  IF(SUM(H28:I28)=0,&quot;-&quot;,SUM(H28:I28))" table:style-name="ce5">
            <text:p>-</text:p>
          </table:table-cell>
          <table:table-cell office:value-type="string" office:string-value="-" table:formula="msoxl:=  IF(SUM(L28,P28)=0,&quot;-&quot;,SUM(L28,P28))" table:style-name="ce5">
            <text:p>-</text:p>
          </table:table-cell>
          <table:table-cell office:value-type="string" office:string-value="-" table:formula="msoxl:=  IF(SUM(M28,Q28)=0,&quot;-&quot;,SUM(M28,Q28))" table:style-name="ce5">
            <text:p>-</text:p>
          </table:table-cell>
          <table:covered-table-cell/>
          <table:table-cell office:value-type="string" office:string-value="-" table:formula="msoxl:=  IF(SUM(L28:M28)=0,&quot;-&quot;,SUM(L28:M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8:Q28)=0,&quot;-&quot;,SUM(P28:Q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29:E29)=0,&quot;-&quot;,SUM(D29:E29))" table:style-name="ce5">
            <text:p>-</text:p>
          </table:table-cell>
          <table:table-cell office:value-type="string" office:string-value="-" table:formula="msoxl:=IF(SUM(H29,水產養殖面積4!D29)=0,&quot;-&quot;,SUM(H29,水產養殖面積4!D29))" table:style-name="ce5">
            <text:p>-</text:p>
          </table:table-cell>
          <table:table-cell office:value-type="string" office:string-value="-" table:formula="msoxl:=IF(SUM(I29,水產養殖面積4!E29)=0,&quot;-&quot;,SUM(I29,水產養殖面積4!E29))" table:style-name="ce5">
            <text:p>-</text:p>
          </table:table-cell>
          <table:covered-table-cell/>
          <table:table-cell office:value-type="string" office:string-value="-" table:formula="msoxl:=  IF(SUM(H29:I29)=0,&quot;-&quot;,SUM(H29:I29))" table:style-name="ce5">
            <text:p>-</text:p>
          </table:table-cell>
          <table:table-cell office:value-type="string" office:string-value="-" table:formula="msoxl:=  IF(SUM(L29,P29)=0,&quot;-&quot;,SUM(L29,P29))" table:style-name="ce5">
            <text:p>-</text:p>
          </table:table-cell>
          <table:table-cell office:value-type="string" office:string-value="-" table:formula="msoxl:=  IF(SUM(M29,Q29)=0,&quot;-&quot;,SUM(M29,Q29))" table:style-name="ce5">
            <text:p>-</text:p>
          </table:table-cell>
          <table:covered-table-cell/>
          <table:table-cell office:value-type="string" office:string-value="-" table:formula="msoxl:=  IF(SUM(L29:M29)=0,&quot;-&quot;,SUM(L29:M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9:Q29)=0,&quot;-&quot;,SUM(P29:Q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30:E30)=0,&quot;-&quot;,SUM(D30:E30))" table:style-name="ce5">
            <text:p>-</text:p>
          </table:table-cell>
          <table:table-cell office:value-type="string" office:string-value="-" table:formula="msoxl:=IF(SUM(H30,水產養殖面積4!D30)=0,&quot;-&quot;,SUM(H30,水產養殖面積4!D30))" table:style-name="ce5">
            <text:p>-</text:p>
          </table:table-cell>
          <table:table-cell office:value-type="string" office:string-value="-" table:formula="msoxl:=IF(SUM(I30,水產養殖面積4!E30)=0,&quot;-&quot;,SUM(I30,水產養殖面積4!E30))" table:style-name="ce5">
            <text:p>-</text:p>
          </table:table-cell>
          <table:covered-table-cell/>
          <table:table-cell office:value-type="string" office:string-value="-" table:formula="msoxl:=  IF(SUM(H30:I30)=0,&quot;-&quot;,SUM(H30:I30))" table:style-name="ce5">
            <text:p>-</text:p>
          </table:table-cell>
          <table:table-cell office:value-type="string" office:string-value="-" table:formula="msoxl:=  IF(SUM(L30,P30)=0,&quot;-&quot;,SUM(L30,P30))" table:style-name="ce5">
            <text:p>-</text:p>
          </table:table-cell>
          <table:table-cell office:value-type="string" office:string-value="-" table:formula="msoxl:=  IF(SUM(M30,Q30)=0,&quot;-&quot;,SUM(M30,Q30))" table:style-name="ce5">
            <text:p>-</text:p>
          </table:table-cell>
          <table:covered-table-cell/>
          <table:table-cell office:value-type="string" office:string-value="-" table:formula="msoxl:=  IF(SUM(L30:M30)=0,&quot;-&quot;,SUM(L30:M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0:Q30)=0,&quot;-&quot;,SUM(P30:Q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5" table:formula="msoxl:=  IF(SUM(D31:E31)=0,&quot;-&quot;,SUM(D31:E31))" table:style-name="ce5">
            <text:p>5.00<text:s/></text:p>
          </table:table-cell>
          <table:table-cell office:value-type="float" office:value="5" table:formula="msoxl:=IF(SUM(H31,水產養殖面積4!D31)=0,&quot;-&quot;,SUM(H31,水產養殖面積4!D31))" table:style-name="ce5">
            <text:p>5.00<text:s/></text:p>
          </table:table-cell>
          <table:table-cell office:value-type="string" office:string-value="-" table:formula="msoxl:=IF(SUM(I31,水產養殖面積4!E31)=0,&quot;-&quot;,SUM(I31,水產養殖面積4!E31))" table:style-name="ce5">
            <text:p>-</text:p>
          </table:table-cell>
          <table:covered-table-cell/>
          <table:table-cell office:value-type="float" office:value="5" table:formula="msoxl:=  IF(SUM(H31:I31)=0,&quot;-&quot;,SUM(H31:I31))" table:style-name="ce5">
            <text:p>5.00<text:s/></text:p>
          </table:table-cell>
          <table:table-cell office:value-type="float" office:value="5" table:formula="msoxl:=  IF(SUM(H32:H34)=0,&quot;-&quot;,SUM(H32:H34))" table:style-name="ce5">
            <text:p>5.00<text:s/></text:p>
          </table:table-cell>
          <table:table-cell office:value-type="string" office:string-value="-" table:formula="msoxl:=  IF(SUM(I32:I34)=0,&quot;-&quot;,SUM(I32:I34))" table:style-name="ce5">
            <text:p>-</text:p>
          </table:table-cell>
          <table:covered-table-cell/>
          <table:table-cell office:value-type="float" office:value="5" table:formula="msoxl:=  IF(SUM(L31:M31)=0,&quot;-&quot;,SUM(L31:M31))" table:style-name="ce5">
            <text:p>5.00<text:s/></text:p>
          </table:table-cell>
          <table:table-cell office:value-type="float" office:value="5" table:formula="msoxl:=  IF(SUM(L32:L34)=0,&quot;-&quot;,SUM(L32:L34))" table:style-name="ce5">
            <text:p>5.00<text:s/></text:p>
          </table:table-cell>
          <table:table-cell office:value-type="string" office:string-value="-" table:formula="msoxl:=  IF(SUM(M32:M34)=0,&quot;-&quot;,SUM(M32:M34))" table:style-name="ce5">
            <text:p>-</text:p>
          </table:table-cell>
          <table:covered-table-cell/>
          <table:table-cell office:value-type="string" office:string-value="-" table:formula="msoxl:=  IF(SUM(P31:Q31)=0,&quot;-&quot;,SUM(P31:Q31))" table:style-name="ce5">
            <text:p>-</text:p>
          </table:table-cell>
          <table:table-cell office:value-type="string" office:string-value="-" table:formula="msoxl:=  IF(SUM(P32:P34)=0,&quot;-&quot;,SUM(P32:P34))" table:style-name="ce5">
            <text:p>-</text:p>
          </table:table-cell>
          <table:table-cell office:value-type="string" office:string-value="-" table:formula="msoxl:=  IF(SUM(Q32:Q34)=0,&quot;-&quot;,SUM(Q32:Q34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office:string-value="-" table:formula="msoxl:=IF(SUM(H32,水產養殖面積4!D32)=0,&quot;-&quot;,SUM(H32,水產養殖面積4!D32))" table:style-name="ce5">
            <text:p>-</text:p>
          </table:table-cell>
          <table:table-cell office:value-type="string" office:string-value="-" table:formula="msoxl:=IF(SUM(I32,水產養殖面積4!E32)=0,&quot;-&quot;,SUM(I32,水產養殖面積4!E32))" table:style-name="ce5">
            <text:p>-</text:p>
          </table:table-cell>
          <table:covered-table-cell/>
          <table:table-cell office:value-type="string" office:string-value="-" table:formula="msoxl:=  IF(SUM(H32:I32)=0,&quot;-&quot;,SUM(H32:I32))" table:style-name="ce5">
            <text:p>-</text:p>
          </table:table-cell>
          <table:table-cell office:value-type="string" office:string-value="-" table:formula="msoxl:=  IF(SUM(L32,P32)=0,&quot;-&quot;,SUM(L32,P32))" table:style-name="ce5">
            <text:p>-</text:p>
          </table:table-cell>
          <table:table-cell office:value-type="string" office:string-value="-" table:formula="msoxl:=  IF(SUM(M32,Q32)=0,&quot;-&quot;,SUM(M32,Q32))" table:style-name="ce5">
            <text:p>-</text:p>
          </table:table-cell>
          <table:covered-table-cell/>
          <table:table-cell office:value-type="string" office:string-value="-" table:formula="msoxl:=  IF(SUM(L32:M32)=0,&quot;-&quot;,SUM(L32:M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2:Q32)=0,&quot;-&quot;,SUM(P32:Q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5" table:formula="msoxl:=  IF(SUM(D33:E33)=0,&quot;-&quot;,SUM(D33:E33))" table:style-name="ce5">
            <text:p>5.00<text:s/></text:p>
          </table:table-cell>
          <table:table-cell office:value-type="float" office:value="5" table:formula="msoxl:=IF(SUM(H33,水產養殖面積4!D33)=0,&quot;-&quot;,SUM(H33,水產養殖面積4!D33))" table:style-name="ce5">
            <text:p>5.00<text:s/></text:p>
          </table:table-cell>
          <table:table-cell office:value-type="string" office:string-value="-" table:formula="msoxl:=IF(SUM(I33,水產養殖面積4!E33)=0,&quot;-&quot;,SUM(I33,水產養殖面積4!E33))" table:style-name="ce5">
            <text:p>-</text:p>
          </table:table-cell>
          <table:covered-table-cell/>
          <table:table-cell office:value-type="float" office:value="5" table:formula="msoxl:=  IF(SUM(H33:I33)=0,&quot;-&quot;,SUM(H33:I33))" table:style-name="ce5">
            <text:p>5.00<text:s/></text:p>
          </table:table-cell>
          <table:table-cell office:value-type="float" office:value="5" table:formula="msoxl:=  IF(SUM(L33,P33)=0,&quot;-&quot;,SUM(L33,P33))" table:style-name="ce5">
            <text:p>5.00<text:s/></text:p>
          </table:table-cell>
          <table:table-cell office:value-type="string" office:string-value="-" table:formula="msoxl:=  IF(SUM(M33,Q33)=0,&quot;-&quot;,SUM(M33,Q33))" table:style-name="ce5">
            <text:p>-</text:p>
          </table:table-cell>
          <table:covered-table-cell/>
          <table:table-cell office:value-type="float" office:value="5" table:formula="msoxl:=  IF(SUM(L33:M33)=0,&quot;-&quot;,SUM(L33:M33))" table:style-name="ce5">
            <text:p>5.00<text:s/></text:p>
          </table:table-cell>
          <table:table-cell office:value-type="float" office:value="5" table:style-name="ce5">
            <text:p>5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3:Q33)=0,&quot;-&quot;,SUM(P33:Q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34:E34)=0,&quot;-&quot;,SUM(D34:E34))" table:style-name="ce5">
            <text:p>-</text:p>
          </table:table-cell>
          <table:table-cell office:value-type="string" office:string-value="-" table:formula="msoxl:=IF(SUM(H34,水產養殖面積4!D34)=0,&quot;-&quot;,SUM(H34,水產養殖面積4!D34))" table:style-name="ce5">
            <text:p>-</text:p>
          </table:table-cell>
          <table:table-cell office:value-type="string" office:string-value="-" table:formula="msoxl:=IF(SUM(I34,水產養殖面積4!E34)=0,&quot;-&quot;,SUM(I34,水產養殖面積4!E34))" table:style-name="ce5">
            <text:p>-</text:p>
          </table:table-cell>
          <table:covered-table-cell/>
          <table:table-cell office:value-type="string" office:string-value="-" table:formula="msoxl:=  IF(SUM(H34:I34)=0,&quot;-&quot;,SUM(H34:I34))" table:style-name="ce5">
            <text:p>-</text:p>
          </table:table-cell>
          <table:table-cell office:value-type="string" office:string-value="-" table:formula="msoxl:=  IF(SUM(L34,P34)=0,&quot;-&quot;,SUM(L34,P34))" table:style-name="ce5">
            <text:p>-</text:p>
          </table:table-cell>
          <table:table-cell office:value-type="string" office:string-value="-" table:formula="msoxl:=  IF(SUM(M34,Q34)=0,&quot;-&quot;,SUM(M34,Q34))" table:style-name="ce5">
            <text:p>-</text:p>
          </table:table-cell>
          <table:covered-table-cell/>
          <table:table-cell office:value-type="string" office:string-value="-" table:formula="msoxl:=  IF(SUM(L34:M34)=0,&quot;-&quot;,SUM(L34:M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4:Q34)=0,&quot;-&quot;,SUM(P34:Q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35:E35)=0,&quot;-&quot;,SUM(D35:E35))" table:style-name="ce5">
            <text:p>-</text:p>
          </table:table-cell>
          <table:table-cell office:value-type="string" office:string-value="-" table:formula="msoxl:=IF(SUM(H35,水產養殖面積4!D35)=0,&quot;-&quot;,SUM(H35,水產養殖面積4!D35))" table:style-name="ce5">
            <text:p>-</text:p>
          </table:table-cell>
          <table:table-cell office:value-type="string" office:string-value="-" table:formula="msoxl:=IF(SUM(I35,水產養殖面積4!E35)=0,&quot;-&quot;,SUM(I35,水產養殖面積4!E35))" table:style-name="ce5">
            <text:p>-</text:p>
          </table:table-cell>
          <table:covered-table-cell/>
          <table:table-cell office:value-type="string" office:string-value="-" table:formula="msoxl:=  IF(SUM(H35:I35)=0,&quot;-&quot;,SUM(H35:I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office:value-type="string" office:string-value="-" table:formula="msoxl:=  IF(SUM(I36:I37)=0,&quot;-&quot;,SUM(I36:I37))" table:style-name="ce5">
            <text:p>-</text:p>
          </table:table-cell>
          <table:covered-table-cell/>
          <table:table-cell office:value-type="string" office:string-value="-" table:formula="msoxl:=  IF(SUM(L35:M35)=0,&quot;-&quot;,SUM(L35:M35))" table:style-name="ce5">
            <text:p>-</text:p>
          </table:table-cell>
          <table:table-cell office:value-type="string" office:string-value="-" table:formula="msoxl:=  IF(SUM(L36:L37)=0,&quot;-&quot;,SUM(L36:L37))" table:style-name="ce5">
            <text:p>-</text:p>
          </table:table-cell>
          <table:table-cell office:value-type="string" office:string-value="-" table:formula="msoxl:=  IF(SUM(M36:M37)=0,&quot;-&quot;,SUM(M36:M37))" table:style-name="ce5">
            <text:p>-</text:p>
          </table:table-cell>
          <table:covered-table-cell/>
          <table:table-cell office:value-type="string" office:string-value="-" table:formula="msoxl:=  IF(SUM(P35:Q35)=0,&quot;-&quot;,SUM(P35:Q35))" table:style-name="ce5">
            <text:p>-</text:p>
          </table:table-cell>
          <table:table-cell office:value-type="string" office:string-value="-" table:formula="msoxl:=  IF(SUM(P36:P37)=0,&quot;-&quot;,SUM(P36:P37))" table:style-name="ce5">
            <text:p>-</text:p>
          </table:table-cell>
          <table:table-cell office:value-type="string" office:string-value="-" table:formula="msoxl:=  IF(SUM(Q36:Q37)=0,&quot;-&quot;,SUM(Q36:Q37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36:E36)=0,&quot;-&quot;,SUM(D36:E36))" table:style-name="ce5">
            <text:p>-</text:p>
          </table:table-cell>
          <table:table-cell office:value-type="string" office:string-value="-" table:formula="msoxl:=IF(SUM(H36,水產養殖面積4!D36)=0,&quot;-&quot;,SUM(H36,水產養殖面積4!D36))" table:style-name="ce5">
            <text:p>-</text:p>
          </table:table-cell>
          <table:table-cell office:value-type="string" office:string-value="-" table:formula="msoxl:=IF(SUM(I36,水產養殖面積4!E36)=0,&quot;-&quot;,SUM(I36,水產養殖面積4!E36))" table:style-name="ce5">
            <text:p>-</text:p>
          </table:table-cell>
          <table:covered-table-cell/>
          <table:table-cell office:value-type="string" office:string-value="-" table:formula="msoxl:=  IF(SUM(H36:I36)=0,&quot;-&quot;,SUM(H36:I36))" table:style-name="ce5">
            <text:p>-</text:p>
          </table:table-cell>
          <table:table-cell office:value-type="string" office:string-value="-" table:formula="msoxl:=  IF(SUM(L36,P36)=0,&quot;-&quot;,SUM(L36,P36))" table:style-name="ce5">
            <text:p>-</text:p>
          </table:table-cell>
          <table:table-cell office:value-type="string" office:string-value="-" table:formula="msoxl:=  IF(SUM(M36,Q36)=0,&quot;-&quot;,SUM(M36,Q36))" table:style-name="ce5">
            <text:p>-</text:p>
          </table:table-cell>
          <table:covered-table-cell/>
          <table:table-cell office:value-type="string" office:string-value="-" table:formula="msoxl:=  IF(SUM(L36:M36)=0,&quot;-&quot;,SUM(L36:M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6:Q36)=0,&quot;-&quot;,SUM(P36:Q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37:E37)=0,&quot;-&quot;,SUM(D37:E37))" table:style-name="ce5">
            <text:p>-</text:p>
          </table:table-cell>
          <table:table-cell office:value-type="string" office:string-value="-" table:formula="msoxl:=IF(SUM(H37,水產養殖面積4!D37)=0,&quot;-&quot;,SUM(H37,水產養殖面積4!D37))" table:style-name="ce5">
            <text:p>-</text:p>
          </table:table-cell>
          <table:table-cell office:value-type="string" office:string-value="-" table:formula="msoxl:=IF(SUM(I37,水產養殖面積4!E37)=0,&quot;-&quot;,SUM(I37,水產養殖面積4!E37))" table:style-name="ce5">
            <text:p>-</text:p>
          </table:table-cell>
          <table:covered-table-cell/>
          <table:table-cell office:value-type="string" office:string-value="-" table:formula="msoxl:=  IF(SUM(H37:I37)=0,&quot;-&quot;,SUM(H37:I37))" table:style-name="ce5">
            <text:p>-</text:p>
          </table:table-cell>
          <table:table-cell office:value-type="string" office:string-value="-" table:formula="msoxl:=  IF(SUM(L37,P37)=0,&quot;-&quot;,SUM(L37,P37))" table:style-name="ce5">
            <text:p>-</text:p>
          </table:table-cell>
          <table:table-cell office:value-type="string" office:string-value="-" table:formula="msoxl:=  IF(SUM(M37,Q37)=0,&quot;-&quot;,SUM(M37,Q37))" table:style-name="ce5">
            <text:p>-</text:p>
          </table:table-cell>
          <table:covered-table-cell/>
          <table:table-cell office:value-type="string" office:string-value="-" table:formula="msoxl:=  IF(SUM(L37:M37)=0,&quot;-&quot;,SUM(L37:M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7:Q37)=0,&quot;-&quot;,SUM(P37:Q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table-cell office:value-type="string" table:number-columns-spanned="1" table:number-rows-spanned="14" table:style-name="ce99">
            <text:p>臺南市</text:p>
          </table:table-cell>
          <table:table-cell office:value-type="string" table:style-name="ce4">
            <text:p>總計</text:p>
          </table:table-cell>
          <table:table-cell office:value-type="float" office:value="13654.519999999999" table:formula="msoxl:=  IF(SUM(D38:F38)=0,&quot;-&quot;,SUM(D38:F38))" table:style-name="ce5">
            <text:p>13,654.52<text:s/></text:p>
          </table:table-cell>
          <table:table-cell office:value-type="float" office:value="6620.91" table:formula="msoxl:=IF(SUM(H38,水產養殖面積4!D38)=0,&quot;-&quot;,SUM(H38,水產養殖面積4!D38))" table:style-name="ce5">
            <text:p>6,620.91<text:s/></text:p>
          </table:table-cell>
          <table:table-cell office:value-type="float" office:value="5839.96" table:formula="msoxl:=IF(SUM(I38,水產養殖面積4!E38)=0,&quot;-&quot;,SUM(I38,水產養殖面積4!E38))" table:style-name="ce5">
            <text:p>5,839.96<text:s/></text:p>
          </table:table-cell>
          <table:table-cell office:value-type="float" office:value="1193.6500000000001" table:formula="msoxl:=IF(SUM(J38,水產養殖面積4!F38)=0,&quot;-&quot;,SUM(J38,水產養殖面積4!F38))" table:style-name="ce5">
            <text:p>1,193.65<text:s/></text:p>
          </table:table-cell>
          <table:table-cell office:value-type="float" office:value="1926.75" table:formula="msoxl:=  IF(SUM(H38:J38)=0,&quot;-&quot;,SUM(H38:J38))" table:style-name="ce5">
            <text:p>1,926.75<text:s/></text:p>
          </table:table-cell>
          <table:table-cell office:value-type="float" office:value="1926.75" table:formula="msoxl:=  IF(SUM(L38,P38)=0,&quot;-&quot;,SUM(L38,P38))" table:style-name="ce5">
            <text:p>1,926.75<text:s/></text:p>
          </table:table-cell>
          <table:table-cell office:value-type="string" office:string-value="-" table:formula="msoxl:=  IF(SUM(M38,Q38)=0,&quot;-&quot;,SUM(M38,Q38))" table:style-name="ce5">
            <text:p>-</text:p>
          </table:table-cell>
          <table:table-cell office:value-type="string" office:string-value="-" table:formula="msoxl:=  IF(SUM(N38,R38)=0,&quot;-&quot;,SUM(N38,R38))" table:style-name="ce5">
            <text:p>-</text:p>
          </table:table-cell>
          <table:table-cell office:value-type="float" office:value="1926.75" table:formula="msoxl:=  IF(SUM(L38:N38)=0,&quot;-&quot;,SUM(L38:N38))" table:style-name="ce5">
            <text:p>1,926.75<text:s/></text:p>
          </table:table-cell>
          <table:table-cell office:value-type="float" office:value="1926.75" table:style-name="ce5">
            <text:p>1,926.75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38:R38)=0,&quot;-&quot;,SUM(P38:R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7466.5300000000007" table:formula="msoxl:=  IF(SUM(D39:E39)=0,&quot;-&quot;,SUM(D39:E39))" table:style-name="ce5">
            <text:p>7,466.53<text:s/></text:p>
          </table:table-cell>
          <table:table-cell office:value-type="float" office:value="3639.9700000000003" table:formula="msoxl:=IF(SUM(H39,水產養殖面積4!D39)=0,&quot;-&quot;,SUM(H39,水產養殖面積4!D39))" table:style-name="ce5">
            <text:p>3,639.97<text:s/></text:p>
          </table:table-cell>
          <table:table-cell office:value-type="float" office:value="3826.5600000000004" table:formula="msoxl:=IF(SUM(I39,水產養殖面積4!E39)=0,&quot;-&quot;,SUM(I39,水產養殖面積4!E39))" table:style-name="ce5">
            <text:p>3,826.56<text:s/></text:p>
          </table:table-cell>
          <table:table-cell table:number-columns-spanned="1" table:number-rows-spanned="13" table:style-name="ce91"/>
          <table:table-cell office:value-type="string" office:string-value="-" table:formula="msoxl:=  IF(SUM(H39:I39)=0,&quot;-&quot;,SUM(H39:I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office:value-type="string" office:string-value="-" table:formula="msoxl:=  IF(SUM(I40:I44)=0,&quot;-&quot;,SUM(I40:I44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39:M39)=0,&quot;-&quot;,SUM(L39:M39))" table:style-name="ce5">
            <text:p>-</text:p>
          </table:table-cell>
          <table:table-cell office:value-type="string" office:string-value="-" table:formula="msoxl:=  IF(SUM(L40:L44)=0,&quot;-&quot;,SUM(L40:L44))" table:style-name="ce5">
            <text:p>-</text:p>
          </table:table-cell>
          <table:table-cell office:value-type="string" office:string-value="-" table:formula="msoxl:=  IF(SUM(M40:M44)=0,&quot;-&quot;,SUM(M40:M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39:Q39)=0,&quot;-&quot;,SUM(P39:Q39))" table:style-name="ce5">
            <text:p>-</text:p>
          </table:table-cell>
          <table:table-cell office:value-type="string" office:string-value="-" table:formula="msoxl:=  IF(SUM(P40:P44)=0,&quot;-&quot;,SUM(P40:P44))" table:style-name="ce5">
            <text:p>-</text:p>
          </table:table-cell>
          <table:table-cell office:value-type="string" office:string-value="-" table:formula="msoxl:=  IF(SUM(Q40:Q44)=0,&quot;-&quot;,SUM(Q40:Q44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4979.54" table:formula="msoxl:=  IF(SUM(D40:E40)=0,&quot;-&quot;,SUM(D40:E40))" table:style-name="ce5">
            <text:p>4,979.54<text:s/></text:p>
          </table:table-cell>
          <table:table-cell office:value-type="float" office:value="2519.2600000000002" table:formula="msoxl:=IF(SUM(H40,水產養殖面積4!D40)=0,&quot;-&quot;,SUM(H40,水產養殖面積4!D40))" table:style-name="ce5">
            <text:p>2,519.26<text:s/></text:p>
          </table:table-cell>
          <table:table-cell office:value-type="float" office:value="2460.2799999999997" table:formula="msoxl:=IF(SUM(I40,水產養殖面積4!E40)=0,&quot;-&quot;,SUM(I40,水產養殖面積4!E40))" table:style-name="ce5">
            <text:p>2,460.28<text:s/></text:p>
          </table:table-cell>
          <table:covered-table-cell/>
          <table:table-cell office:value-type="string" office:string-value="-" table:formula="msoxl:=  IF(SUM(H40:I40)=0,&quot;-&quot;,SUM(H40:I40))" table:style-name="ce5">
            <text:p>-</text:p>
          </table:table-cell>
          <table:table-cell office:value-type="string" office:string-value="-" table:formula="msoxl:=  IF(SUM(L40,P40)=0,&quot;-&quot;,SUM(L40,P40))" table:style-name="ce5">
            <text:p>-</text:p>
          </table:table-cell>
          <table:table-cell office:value-type="string" office:string-value="-" table:formula="msoxl:=  IF(SUM(M40,Q40)=0,&quot;-&quot;,SUM(M40,Q40))" table:style-name="ce5">
            <text:p>-</text:p>
          </table:table-cell>
          <table:covered-table-cell/>
          <table:table-cell office:value-type="string" office:string-value="-" table:formula="msoxl:=  IF(SUM(L40:M40)=0,&quot;-&quot;,SUM(L40:M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0:Q40)=0,&quot;-&quot;,SUM(P40:Q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598.67" table:formula="msoxl:=  IF(SUM(D41:E41)=0,&quot;-&quot;,SUM(D41:E41))" table:style-name="ce5">
            <text:p>1,598.67<text:s/></text:p>
          </table:table-cell>
          <table:table-cell office:value-type="float" office:value="461.9" table:formula="msoxl:=IF(SUM(H41,水產養殖面積4!D41)=0,&quot;-&quot;,SUM(H41,水產養殖面積4!D41))" table:style-name="ce5">
            <text:p>461.90<text:s/></text:p>
          </table:table-cell>
          <table:table-cell office:value-type="float" office:value="1136.77" table:formula="msoxl:=IF(SUM(I41,水產養殖面積4!E41)=0,&quot;-&quot;,SUM(I41,水產養殖面積4!E41))" table:style-name="ce5">
            <text:p>1,136.77<text:s/></text:p>
          </table:table-cell>
          <table:covered-table-cell/>
          <table:table-cell office:value-type="string" office:string-value="-" table:formula="msoxl:=  IF(SUM(H41:I41)=0,&quot;-&quot;,SUM(H41:I41))" table:style-name="ce5">
            <text:p>-</text:p>
          </table:table-cell>
          <table:table-cell office:value-type="string" office:string-value="-" table:formula="msoxl:=  IF(SUM(L41,P41)=0,&quot;-&quot;,SUM(L41,P41))" table:style-name="ce5">
            <text:p>-</text:p>
          </table:table-cell>
          <table:table-cell office:value-type="string" office:string-value="-" table:formula="msoxl:=  IF(SUM(M41,Q41)=0,&quot;-&quot;,SUM(M41,Q41))" table:style-name="ce5">
            <text:p>-</text:p>
          </table:table-cell>
          <table:covered-table-cell/>
          <table:table-cell office:value-type="string" office:string-value="-" table:formula="msoxl:=  IF(SUM(L41:M41)=0,&quot;-&quot;,SUM(L41:M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1:Q41)=0,&quot;-&quot;,SUM(P41:Q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85.050000000000011" table:formula="msoxl:=  IF(SUM(D42:E42)=0,&quot;-&quot;,SUM(D42:E42))" table:style-name="ce5">
            <text:p>85.05<text:s/></text:p>
          </table:table-cell>
          <table:table-cell office:value-type="float" office:value="85.050000000000011" table:formula="msoxl:=IF(SUM(H42,水產養殖面積4!D42)=0,&quot;-&quot;,SUM(H42,水產養殖面積4!D42))" table:style-name="ce5">
            <text:p>85.05<text:s/></text:p>
          </table:table-cell>
          <table:table-cell office:value-type="string" office:string-value="-" table:formula="msoxl:=IF(SUM(I42,水產養殖面積4!E42)=0,&quot;-&quot;,SUM(I42,水產養殖面積4!E42))" table:style-name="ce5">
            <text:p>-</text:p>
          </table:table-cell>
          <table:covered-table-cell/>
          <table:table-cell office:value-type="string" office:string-value="-" table:formula="msoxl:=  IF(SUM(H42:I42)=0,&quot;-&quot;,SUM(H42:I42))" table:style-name="ce5">
            <text:p>-</text:p>
          </table:table-cell>
          <table:table-cell office:value-type="string" office:string-value="-" table:formula="msoxl:=  IF(SUM(L42,P42)=0,&quot;-&quot;,SUM(L42,P42))" table:style-name="ce5">
            <text:p>-</text:p>
          </table:table-cell>
          <table:table-cell office:value-type="string" office:string-value="-" table:formula="msoxl:=  IF(SUM(M42,Q42)=0,&quot;-&quot;,SUM(M42,Q42))" table:style-name="ce5">
            <text:p>-</text:p>
          </table:table-cell>
          <table:covered-table-cell/>
          <table:table-cell office:value-type="string" office:string-value="-" table:formula="msoxl:=  IF(SUM(L42:M42)=0,&quot;-&quot;,SUM(L42:M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2:Q42)=0,&quot;-&quot;,SUM(P42:Q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74.22" table:formula="msoxl:=  IF(SUM(D43:E43)=0,&quot;-&quot;,SUM(D43:E43))" table:style-name="ce5">
            <text:p>74.22<text:s/></text:p>
          </table:table-cell>
          <table:table-cell office:value-type="float" office:value="57.129999999999995" table:formula="msoxl:=IF(SUM(H43,水產養殖面積4!D43)=0,&quot;-&quot;,SUM(H43,水產養殖面積4!D43))" table:style-name="ce5">
            <text:p>57.13<text:s/></text:p>
          </table:table-cell>
          <table:table-cell office:value-type="float" office:value="17.09" table:formula="msoxl:=IF(SUM(I43,水產養殖面積4!E43)=0,&quot;-&quot;,SUM(I43,水產養殖面積4!E43))" table:style-name="ce5">
            <text:p>17.09<text:s/></text:p>
          </table:table-cell>
          <table:covered-table-cell/>
          <table:table-cell office:value-type="string" office:string-value="-" table:formula="msoxl:=  IF(SUM(H43:I43)=0,&quot;-&quot;,SUM(H43:I43))" table:style-name="ce5">
            <text:p>-</text:p>
          </table:table-cell>
          <table:table-cell office:value-type="string" office:string-value="-" table:formula="msoxl:=  IF(SUM(L43,P43)=0,&quot;-&quot;,SUM(L43,P43))" table:style-name="ce5">
            <text:p>-</text:p>
          </table:table-cell>
          <table:table-cell office:value-type="string" office:string-value="-" table:formula="msoxl:=  IF(SUM(M43,Q43)=0,&quot;-&quot;,SUM(M43,Q43))" table:style-name="ce5">
            <text:p>-</text:p>
          </table:table-cell>
          <table:covered-table-cell/>
          <table:table-cell office:value-type="string" office:string-value="-" table:formula="msoxl:=  IF(SUM(L43:M43)=0,&quot;-&quot;,SUM(L43:M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3:Q43)=0,&quot;-&quot;,SUM(P43:Q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729.05" table:formula="msoxl:=  IF(SUM(D44:E44)=0,&quot;-&quot;,SUM(D44:E44))" table:style-name="ce5">
            <text:p>729.05<text:s/></text:p>
          </table:table-cell>
          <table:table-cell office:value-type="float" office:value="516.63" table:formula="msoxl:=IF(SUM(H44,水產養殖面積4!D44)=0,&quot;-&quot;,SUM(H44,水產養殖面積4!D44))" table:style-name="ce5">
            <text:p>516.63<text:s/></text:p>
          </table:table-cell>
          <table:table-cell office:value-type="float" office:value="212.42" table:formula="msoxl:=IF(SUM(I44,水產養殖面積4!E44)=0,&quot;-&quot;,SUM(I44,水產養殖面積4!E44))" table:style-name="ce5">
            <text:p>212.42<text:s/></text:p>
          </table:table-cell>
          <table:covered-table-cell/>
          <table:table-cell office:value-type="string" office:string-value="-" table:formula="msoxl:=  IF(SUM(H44:I44)=0,&quot;-&quot;,SUM(H44:I44))" table:style-name="ce5">
            <text:p>-</text:p>
          </table:table-cell>
          <table:table-cell office:value-type="string" office:string-value="-" table:formula="msoxl:=  IF(SUM(L44,P44)=0,&quot;-&quot;,SUM(L44,P44))" table:style-name="ce5">
            <text:p>-</text:p>
          </table:table-cell>
          <table:table-cell office:value-type="string" office:string-value="-" table:formula="msoxl:=  IF(SUM(M44,Q44)=0,&quot;-&quot;,SUM(M44,Q44))" table:style-name="ce5">
            <text:p>-</text:p>
          </table:table-cell>
          <table:covered-table-cell/>
          <table:table-cell office:value-type="string" office:string-value="-" table:formula="msoxl:=  IF(SUM(L44:M44)=0,&quot;-&quot;,SUM(L44:M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4:Q44)=0,&quot;-&quot;,SUM(P44:Q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4114.6100000000006" table:formula="msoxl:=  IF(SUM(D45:E45)=0,&quot;-&quot;,SUM(D45:E45))" table:style-name="ce5">
            <text:p>4,114.61<text:s/></text:p>
          </table:table-cell>
          <table:table-cell office:value-type="float" office:value="2710.9700000000003" table:formula="msoxl:=IF(SUM(H45,水產養殖面積4!D45)=0,&quot;-&quot;,SUM(H45,水產養殖面積4!D45))" table:style-name="ce5">
            <text:p>2,710.97<text:s/></text:p>
          </table:table-cell>
          <table:table-cell office:value-type="float" office:value="1403.64" table:formula="msoxl:=IF(SUM(I45,水產養殖面積4!E45)=0,&quot;-&quot;,SUM(I45,水產養殖面積4!E45))" table:style-name="ce5">
            <text:p>1,403.64<text:s/></text:p>
          </table:table-cell>
          <table:covered-table-cell/>
          <table:table-cell office:value-type="float" office:value="1926.75" table:formula="msoxl:=  IF(SUM(H45:I45)=0,&quot;-&quot;,SUM(H45:I45))" table:style-name="ce5">
            <text:p>1,926.75<text:s/></text:p>
          </table:table-cell>
          <table:table-cell office:value-type="float" office:value="1926.75" table:formula="msoxl:=  IF(SUM(H46:H48)=0,&quot;-&quot;,SUM(H46:H48))" table:style-name="ce5">
            <text:p>1,926.75<text:s/></text:p>
          </table:table-cell>
          <table:table-cell office:value-type="string" office:string-value="-" table:formula="msoxl:=  IF(SUM(I46:I48)=0,&quot;-&quot;,SUM(I46:I48))" table:style-name="ce5">
            <text:p>-</text:p>
          </table:table-cell>
          <table:covered-table-cell/>
          <table:table-cell office:value-type="float" office:value="1926.75" table:formula="msoxl:=  IF(SUM(L45:M45)=0,&quot;-&quot;,SUM(L45:M45))" table:style-name="ce5">
            <text:p>1,926.75<text:s/></text:p>
          </table:table-cell>
          <table:table-cell office:value-type="float" office:value="1926.75" table:formula="msoxl:=  IF(SUM(L46:L48)=0,&quot;-&quot;,SUM(L46:L48))" table:style-name="ce5">
            <text:p>1,926.75<text:s/></text:p>
          </table:table-cell>
          <table:table-cell office:value-type="string" office:string-value="-" table:formula="msoxl:=  IF(SUM(M46:M48)=0,&quot;-&quot;,SUM(M46:M48))" table:style-name="ce5">
            <text:p>-</text:p>
          </table:table-cell>
          <table:covered-table-cell/>
          <table:table-cell office:value-type="string" office:string-value="-" table:formula="msoxl:=  IF(SUM(P45:Q45)=0,&quot;-&quot;,SUM(P45:Q45))" table:style-name="ce5">
            <text:p>-</text:p>
          </table:table-cell>
          <table:table-cell office:value-type="string" office:string-value="-" table:formula="msoxl:=  IF(SUM(P46:P48)=0,&quot;-&quot;,SUM(P46:P48))" table:style-name="ce5">
            <text:p>-</text:p>
          </table:table-cell>
          <table:table-cell office:value-type="string" office:string-value="-" table:formula="msoxl:=  IF(SUM(Q46:Q48)=0,&quot;-&quot;,SUM(Q46:Q48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float" office:value="1926.75" table:formula="msoxl:=  IF(SUM(D46:E46)=0,&quot;-&quot;,SUM(D46:E46))" table:style-name="ce5">
            <text:p>1,926.75<text:s/></text:p>
          </table:table-cell>
          <table:table-cell office:value-type="float" office:value="1926.75" table:formula="msoxl:=IF(SUM(H46,水產養殖面積4!D46)=0,&quot;-&quot;,SUM(H46,水產養殖面積4!D46))" table:style-name="ce5">
            <text:p>1,926.75<text:s/></text:p>
          </table:table-cell>
          <table:table-cell office:value-type="string" office:string-value="-" table:formula="msoxl:=IF(SUM(I46,水產養殖面積4!E46)=0,&quot;-&quot;,SUM(I46,水產養殖面積4!E46))" table:style-name="ce5">
            <text:p>-</text:p>
          </table:table-cell>
          <table:covered-table-cell/>
          <table:table-cell office:value-type="float" office:value="1926.75" table:formula="msoxl:=  IF(SUM(H46:I46)=0,&quot;-&quot;,SUM(H46:I46))" table:style-name="ce5">
            <text:p>1,926.75<text:s/></text:p>
          </table:table-cell>
          <table:table-cell office:value-type="float" office:value="1926.75" table:formula="msoxl:=  IF(SUM(L46,P46)=0,&quot;-&quot;,SUM(L46,P46))" table:style-name="ce5">
            <text:p>1,926.75<text:s/></text:p>
          </table:table-cell>
          <table:table-cell office:value-type="string" office:string-value="-" table:formula="msoxl:=  IF(SUM(M46,Q46)=0,&quot;-&quot;,SUM(M46,Q46))" table:style-name="ce5">
            <text:p>-</text:p>
          </table:table-cell>
          <table:covered-table-cell/>
          <table:table-cell office:value-type="float" office:value="1926.75" table:formula="msoxl:=  IF(SUM(L46:M46)=0,&quot;-&quot;,SUM(L46:M46))" table:style-name="ce5">
            <text:p>1,926.75<text:s/></text:p>
          </table:table-cell>
          <table:table-cell office:value-type="float" office:value="1926.75" table:style-name="ce5">
            <text:p>1,926.75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6:Q46)=0,&quot;-&quot;,SUM(P46:Q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2187.86" table:formula="msoxl:=  IF(SUM(D47:E47)=0,&quot;-&quot;,SUM(D47:E47))" table:style-name="ce5">
            <text:p>2,187.86<text:s/></text:p>
          </table:table-cell>
          <table:table-cell office:value-type="float" office:value="784.22" table:formula="msoxl:=IF(SUM(H47,水產養殖面積4!D47)=0,&quot;-&quot;,SUM(H47,水產養殖面積4!D47))" table:style-name="ce5">
            <text:p>784.22<text:s/></text:p>
          </table:table-cell>
          <table:table-cell office:value-type="float" office:value="1403.64" table:formula="msoxl:=IF(SUM(I47,水產養殖面積4!E47)=0,&quot;-&quot;,SUM(I47,水產養殖面積4!E47))" table:style-name="ce5">
            <text:p>1,403.64<text:s/></text:p>
          </table:table-cell>
          <table:covered-table-cell/>
          <table:table-cell office:value-type="string" office:string-value="-" table:formula="msoxl:=  IF(SUM(H47:I47)=0,&quot;-&quot;,SUM(H47:I47))" table:style-name="ce5">
            <text:p>-</text:p>
          </table:table-cell>
          <table:table-cell office:value-type="string" office:string-value="-" table:formula="msoxl:=  IF(SUM(L47,P47)=0,&quot;-&quot;,SUM(L47,P47))" table:style-name="ce5">
            <text:p>-</text:p>
          </table:table-cell>
          <table:table-cell office:value-type="string" office:string-value="-" table:formula="msoxl:=  IF(SUM(M47,Q47)=0,&quot;-&quot;,SUM(M47,Q47))" table:style-name="ce5">
            <text:p>-</text:p>
          </table:table-cell>
          <table:covered-table-cell/>
          <table:table-cell office:value-type="string" office:string-value="-" table:formula="msoxl:=  IF(SUM(L47:M47)=0,&quot;-&quot;,SUM(L47:M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7:Q47)=0,&quot;-&quot;,SUM(P47:Q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office:string-value="-" table:formula="msoxl:=IF(SUM(H48,水產養殖面積4!D48)=0,&quot;-&quot;,SUM(H48,水產養殖面積4!D48))" table:style-name="ce5">
            <text:p>-</text:p>
          </table:table-cell>
          <table:table-cell office:value-type="string" office:string-value="-" table:formula="msoxl:=IF(SUM(I48,水產養殖面積4!E48)=0,&quot;-&quot;,SUM(I48,水產養殖面積4!E48))" table:style-name="ce5">
            <text:p>-</text:p>
          </table:table-cell>
          <table:covered-table-cell/>
          <table:table-cell office:value-type="string" office:string-value="-" table:formula="msoxl:=  IF(SUM(H48:I48)=0,&quot;-&quot;,SUM(H48:I48))" table:style-name="ce5">
            <text:p>-</text:p>
          </table:table-cell>
          <table:table-cell office:value-type="string" office:string-value="-" table:formula="msoxl:=  IF(SUM(L48,P48)=0,&quot;-&quot;,SUM(L48,P48))" table:style-name="ce5">
            <text:p>-</text:p>
          </table:table-cell>
          <table:table-cell office:value-type="string" office:string-value="-" table:formula="msoxl:=  IF(SUM(M48,Q48)=0,&quot;-&quot;,SUM(M48,Q48))" table:style-name="ce5">
            <text:p>-</text:p>
          </table:table-cell>
          <table:covered-table-cell/>
          <table:table-cell office:value-type="string" office:string-value="-" table:formula="msoxl:=  IF(SUM(L48:M48)=0,&quot;-&quot;,SUM(L48:M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8:Q48)=0,&quot;-&quot;,SUM(P48:Q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472.54999999999995" table:formula="msoxl:=  IF(SUM(D49:E49)=0,&quot;-&quot;,SUM(D49:E49))" table:style-name="ce5">
            <text:p>472.55<text:s/></text:p>
          </table:table-cell>
          <table:table-cell office:value-type="float" office:value="101.66" table:formula="msoxl:=IF(SUM(H49,水產養殖面積4!D49)=0,&quot;-&quot;,SUM(H49,水產養殖面積4!D49))" table:style-name="ce5">
            <text:p>101.66<text:s/></text:p>
          </table:table-cell>
          <table:table-cell office:value-type="float" office:value="370.89" table:formula="msoxl:=IF(SUM(I49,水產養殖面積4!E49)=0,&quot;-&quot;,SUM(I49,水產養殖面積4!E49))" table:style-name="ce5">
            <text:p>370.89<text:s/></text:p>
          </table:table-cell>
          <table:covered-table-cell/>
          <table:table-cell office:value-type="string" office:string-value="-" table:formula="msoxl:=  IF(SUM(H49:I49)=0,&quot;-&quot;,SUM(H49:I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office:value-type="string" office:string-value="-" table:formula="msoxl:=  IF(SUM(I50:I51)=0,&quot;-&quot;,SUM(I50:I51))" table:style-name="ce5">
            <text:p>-</text:p>
          </table:table-cell>
          <table:covered-table-cell/>
          <table:table-cell office:value-type="string" office:string-value="-" table:formula="msoxl:=  IF(SUM(L49:M49)=0,&quot;-&quot;,SUM(L49:M49))" table:style-name="ce5">
            <text:p>-</text:p>
          </table:table-cell>
          <table:table-cell office:value-type="string" office:string-value="-" table:formula="msoxl:=  IF(SUM(L50:L51)=0,&quot;-&quot;,SUM(L50:L51))" table:style-name="ce5">
            <text:p>-</text:p>
          </table:table-cell>
          <table:table-cell office:value-type="string" office:string-value="-" table:formula="msoxl:=  IF(SUM(M50:M51)=0,&quot;-&quot;,SUM(M50:M51))" table:style-name="ce5">
            <text:p>-</text:p>
          </table:table-cell>
          <table:covered-table-cell/>
          <table:table-cell office:value-type="string" office:string-value="-" table:formula="msoxl:=  IF(SUM(P49:Q49)=0,&quot;-&quot;,SUM(P49:Q49))" table:style-name="ce5">
            <text:p>-</text:p>
          </table:table-cell>
          <table:table-cell office:value-type="string" office:string-value="-" table:formula="msoxl:=  IF(SUM(P50:P51)=0,&quot;-&quot;,SUM(P50:P51))" table:style-name="ce5">
            <text:p>-</text:p>
          </table:table-cell>
          <table:table-cell office:value-type="string" office:string-value="-" table:formula="msoxl:=  IF(SUM(Q50:Q51)=0,&quot;-&quot;,SUM(Q50:Q51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429.69" table:formula="msoxl:=  IF(SUM(D50:E50)=0,&quot;-&quot;,SUM(D50:E50))" table:style-name="ce5">
            <text:p>429.69<text:s/></text:p>
          </table:table-cell>
          <table:table-cell office:value-type="float" office:value="95.62" table:formula="msoxl:=IF(SUM(H50,水產養殖面積4!D50)=0,&quot;-&quot;,SUM(H50,水產養殖面積4!D50))" table:style-name="ce5">
            <text:p>95.62<text:s/></text:p>
          </table:table-cell>
          <table:table-cell office:value-type="float" office:value="334.07" table:formula="msoxl:=IF(SUM(I50,水產養殖面積4!E50)=0,&quot;-&quot;,SUM(I50,水產養殖面積4!E50))" table:style-name="ce5">
            <text:p>334.07<text:s/></text:p>
          </table:table-cell>
          <table:covered-table-cell/>
          <table:table-cell office:value-type="string" office:string-value="-" table:formula="msoxl:=  IF(SUM(H50:I50)=0,&quot;-&quot;,SUM(H50:I50))" table:style-name="ce5">
            <text:p>-</text:p>
          </table:table-cell>
          <table:table-cell office:value-type="string" office:string-value="-" table:formula="msoxl:=  IF(SUM(L50,P50)=0,&quot;-&quot;,SUM(L50,P50))" table:style-name="ce5">
            <text:p>-</text:p>
          </table:table-cell>
          <table:table-cell office:value-type="string" office:string-value="-" table:formula="msoxl:=  IF(SUM(M50,Q50)=0,&quot;-&quot;,SUM(M50,Q50))" table:style-name="ce5">
            <text:p>-</text:p>
          </table:table-cell>
          <table:covered-table-cell/>
          <table:table-cell office:value-type="string" office:string-value="-" table:formula="msoxl:=  IF(SUM(L50:M50)=0,&quot;-&quot;,SUM(L50:M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0:Q50)=0,&quot;-&quot;,SUM(P50:Q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42.86" table:formula="msoxl:=  IF(SUM(D51:E51)=0,&quot;-&quot;,SUM(D51:E51))" table:style-name="ce5">
            <text:p>42.86<text:s/></text:p>
          </table:table-cell>
          <table:table-cell office:value-type="float" office:value="6.04" table:formula="msoxl:=IF(SUM(H51,水產養殖面積4!D51)=0,&quot;-&quot;,SUM(H51,水產養殖面積4!D51))" table:style-name="ce5">
            <text:p>6.04<text:s/></text:p>
          </table:table-cell>
          <table:table-cell office:value-type="float" office:value="36.82" table:formula="msoxl:=IF(SUM(I51,水產養殖面積4!E51)=0,&quot;-&quot;,SUM(I51,水產養殖面積4!E51))" table:style-name="ce5">
            <text:p>36.82<text:s/></text:p>
          </table:table-cell>
          <table:covered-table-cell/>
          <table:table-cell office:value-type="string" office:string-value="-" table:formula="msoxl:=  IF(SUM(H51:I51)=0,&quot;-&quot;,SUM(H51:I51))" table:style-name="ce5">
            <text:p>-</text:p>
          </table:table-cell>
          <table:table-cell office:value-type="string" office:string-value="-" table:formula="msoxl:=  IF(SUM(L51,P51)=0,&quot;-&quot;,SUM(L51,P51))" table:style-name="ce5">
            <text:p>-</text:p>
          </table:table-cell>
          <table:table-cell office:value-type="string" office:string-value="-" table:formula="msoxl:=  IF(SUM(M51,Q51)=0,&quot;-&quot;,SUM(M51,Q51))" table:style-name="ce5">
            <text:p>-</text:p>
          </table:table-cell>
          <table:covered-table-cell/>
          <table:table-cell office:value-type="string" office:string-value="-" table:formula="msoxl:=  IF(SUM(L51:M51)=0,&quot;-&quot;,SUM(L51:M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1:Q51)=0,&quot;-&quot;,SUM(P51:Q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2">
            <text:p>註 本表只揭露主要魚種，各魚種養殖面積之合計，將不等於總養殖面積。</text:p>
          </table:table-cell>
          <table:table-cell table:number-columns-repeated="5" table:style-name="ce2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number-columns-repeated="7" table:style-name="ce68"/>
          <table:table-cell table:style-name="ce2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7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4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7" table:default-cell-style-name="ce2"/>
        <table:table-column table:style-name="co3" table:default-cell-style-name="ce40"/>
        <table:table-column table:style-name="co3" table:number-columns-repeated="8" table:default-cell-style-name="ce2"/>
        <table:table-column table:style-name="co5" table:number-columns-repeated="5" table:default-cell-style-name="ce2"/>
        <table:table-column table:style-name="co4" table:number-columns-repeated="16361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7" table:style-name="ce63"/>
          <table:table-cell table:style-name="ce64"/>
          <table:table-cell table:style-name="ce63"/>
          <table:table-cell office:value-type="string" table:style-name="ce61">
            <text:p><text:s/>9．AQUACULTURE AREA BY SPECIES(Continued)</text:p>
          </table:table-cell>
          <table:table-cell table:number-columns-repeated="11" table:style-name="ce63"/>
          <table:table-cell table:number-columns-repeated="16361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number-columns-repeated="4" table:style-name="ce15"/>
          <table:table-cell table:style-name="ce39"/>
          <table:table-cell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style-name="ce17"/>
          <table:table-cell table:number-columns-repeated="16370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2" table:number-rows-spanned="1" table:style-name="ce87">
            <text:p>箱網養殖：立方公尺</text:p>
          </table:table-cell>
          <table:covered-table-cell/>
          <table:table-cell table:number-columns-repeated="2" table:style-name="ce15"/>
          <table:table-cell table:number-columns-spanned="3" table:number-rows-spanned="1" table:style-name="ce86"/>
          <table:covered-table-cell table:number-columns-repeated="2"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7"/>
          <table:table-cell table:style-name="ce18"/>
          <table:table-cell table:number-columns-repeated="16369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office:value-type="string" table:number-columns-spanned="16" table:number-rows-spanned="1" table:style-name="ce103">
            <text:p>內陸養殖</text:p>
          </table:table-cell>
          <table:covered-table-cell table:number-columns-repeated="15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16" table:number-rows-spanned="1" table:style-name="ce98">
            <text:p>Inland Water Culture</text:p>
          </table:table-cell>
          <table:covered-table-cell table:number-columns-repeated="15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3">
            <text:p>內陸養殖合計</text:p>
          </table:table-cell>
          <table:covered-table-cell table:number-columns-repeated="3"/>
          <table:table-cell office:value-type="string" table:number-columns-spanned="4" table:number-rows-spanned="1" table:style-name="ce103">
            <text:p>鹹水魚塭</text:p>
          </table:table-cell>
          <table:covered-table-cell table:number-columns-repeated="3"/>
          <table:table-cell office:value-type="string" table:number-columns-spanned="4" table:number-rows-spanned="1" table:style-name="ce103">
            <text:p>淡水魚塭</text:p>
          </table:table-cell>
          <table:covered-table-cell table:number-columns-repeated="3"/>
          <table:table-cell office:value-type="string" table:number-columns-spanned="4" table:number-rows-spanned="1" table:style-name="ce103">
            <text:p>觀賞魚養殖</text:p>
          </table:table-cell>
          <table:covered-table-cell table:number-columns-repeated="3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Total Inland Water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Brackish Water Pond</text:p>
          </table:table-cell>
          <table:covered-table-cell table:number-columns-repeated="3"/>
          <table:table-cell office:value-type="string" table:number-columns-spanned="4" table:number-rows-spanned="1" table:style-name="ce98">
            <text:p>Fresh Water Pond</text:p>
          </table:table-cell>
          <table:covered-table-cell table:number-columns-repeated="3"/>
          <table:table-cell office:value-type="string" table:number-columns-spanned="4" table:number-rows-spanned="1" table:style-name="ce98">
            <text:p>Ornamental Fish Culture</text:p>
          </table:table-cell>
          <table:covered-table-cell table:number-columns-repeated="3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style-name="ce32">
            <text:p>合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29">
            <text:p>混養</text:p>
          </table:table-cell>
          <table:table-cell office:value-type="string" table:style-name="ce32">
            <text:p>休養</text:p>
          </table:table-cell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1">
            <text:p>Poly-Culture</text:p>
          </table:table-cell>
          <table:table-cell office:value-type="string" table:style-name="ce50">
            <text:p>Suspend-Culture</text:p>
          </table:table-cell>
          <table:table-cell table:number-columns-repeated="16366" table:style-name="ce54"/>
        </table:table-row>
        <table:table-row table:style-name="ro3">
          <table:table-cell office:value-type="string" table:number-columns-spanned="1" table:number-rows-spanned="14" table:style-name="ce100">
            <text:p>桃園市</text:p>
          </table:table-cell>
          <table:table-cell office:value-type="string" table:style-name="ce4">
            <text:p>總計</text:p>
          </table:table-cell>
          <table:table-cell office:value-type="float" office:value="1310.5899999999999" table:formula="msoxl:=  IF(SUM(D10:F10)=0,&quot;-&quot;,SUM(D10:F10))" table:style-name="ce5">
            <text:p>1,310.59<text:s/></text:p>
          </table:table-cell>
          <table:table-cell office:value-type="float" office:value="7.04" table:formula="msoxl:=IF(SUM(H10,L10,P10,水產養殖面積5!D10)=0,&quot;-&quot;,SUM(H10,L10,P10,水產養殖面積5!D10))" table:style-name="ce5">
            <text:p>7.04<text:s/></text:p>
          </table:table-cell>
          <table:table-cell office:value-type="float" office:value="1272.75" table:formula="msoxl:=IF(SUM(I10,M10,Q10,水產養殖面積5!E10)=0,&quot;-&quot;,SUM(I10,M10,Q10,水產養殖面積5!E10))" table:style-name="ce5">
            <text:p>1,272.75<text:s/></text:p>
          </table:table-cell>
          <table:table-cell office:value-type="float" office:value="30.799999999999997" table:formula="msoxl:=IF(SUM(J10,N10,R10,水產養殖面積5!F10)=0,&quot;-&quot;,SUM(J10,N10,R10,水產養殖面積5!F10))" table:style-name="ce5">
            <text:p>30.80<text:s/></text:p>
          </table:table-cell>
          <table:table-cell office:value-type="string" office:string-value="-" table:formula="msoxl:=  IF(SUM(H10:J10)=0,&quot;-&quot;,SUM(H10:J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float" office:value="1136.0900000000001" table:formula="msoxl:=  IF(SUM(L10:N10)=0,&quot;-&quot;,SUM(L10:N10))" table:style-name="ce5">
            <text:p>1,136.09<text:s/></text:p>
          </table:table-cell>
          <table:table-cell office:value-type="float" office:value="1.74" table:style-name="ce5">
            <text:p>1.74<text:s/></text:p>
          </table:table-cell>
          <table:table-cell office:value-type="float" office:value="1121.45" table:style-name="ce5">
            <text:p>1,121.45<text:s/></text:p>
          </table:table-cell>
          <table:table-cell office:value-type="float" office:value="12.9" table:style-name="ce48">
            <text:p>12.90<text:s/></text:p>
          </table:table-cell>
          <table:table-cell office:value-type="string" office:string-value="-" table:formula="msoxl:=  IF(SUM(P10:R10)=0,&quot;-&quot;,SUM(P10:R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710.14" table:formula="msoxl:=  IF(SUM(D11:E11)=0,&quot;-&quot;,SUM(D11:E11))" table:style-name="ce5">
            <text:p>710.14<text:s/></text:p>
          </table:table-cell>
          <table:table-cell office:value-type="float" office:value="0.64" table:formula="msoxl:=IF(SUM(H11,L11,P11,水產養殖面積5!D11)=0,&quot;-&quot;,SUM(H11,L11,P11,水產養殖面積5!D11))" table:style-name="ce5">
            <text:p>0.64<text:s/></text:p>
          </table:table-cell>
          <table:table-cell office:value-type="float" office:value="709.5" table:formula="msoxl:=IF(SUM(I11,M11,Q11,水產養殖面積5!E11)=0,&quot;-&quot;,SUM(I11,M11,Q11,水產養殖面積5!E11))" table:style-name="ce5">
            <text:p>709.50<text:s/></text:p>
          </table:table-cell>
          <table:table-cell table:number-columns-spanned="1" table:number-rows-spanned="13" table:style-name="ce91"/>
          <table:table-cell office:value-type="string" office:string-value="-" table:formula="msoxl:=  IF(SUM(H11:I11)=0,&quot;-&quot;,SUM(H11:I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office:value-type="string" office:string-value="-" table:formula="msoxl:=  IF(SUM(I12:I16)=0,&quot;-&quot;,SUM(I12:I16))" table:style-name="ce5">
            <text:p>-</text:p>
          </table:table-cell>
          <table:table-cell table:number-columns-spanned="1" table:number-rows-spanned="13" table:style-name="ce104"/>
          <table:table-cell office:value-type="float" office:value="562.84" table:formula="msoxl:=  IF(SUM(L11:M11)=0,&quot;-&quot;,SUM(L11:M11))" table:style-name="ce5">
            <text:p>562.84<text:s/></text:p>
          </table:table-cell>
          <table:table-cell office:value-type="float" office:value="0.34" table:formula="msoxl:=  IF(SUM(L12:L16)=0,&quot;-&quot;,SUM(L12:L16))" table:style-name="ce5">
            <text:p>0.34<text:s/></text:p>
          </table:table-cell>
          <table:table-cell office:value-type="float" office:value="562.5" table:formula="msoxl:=  IF(SUM(M12:M16)=0,&quot;-&quot;,SUM(M12:M16))" table:style-name="ce5">
            <text:p>562.50<text:s/></text:p>
          </table:table-cell>
          <table:table-cell table:number-columns-spanned="1" table:number-rows-spanned="13" table:style-name="ce104"/>
          <table:table-cell office:value-type="string" office:string-value="-" table:formula="msoxl:=  IF(SUM(P11:Q11)=0,&quot;-&quot;,SUM(P11:Q11))" table:style-name="ce5">
            <text:p>-</text:p>
          </table:table-cell>
          <table:table-cell office:value-type="string" office:string-value="-" table:formula="msoxl:=  IF(SUM(P12:P16)=0,&quot;-&quot;,SUM(P12:P16))" table:style-name="ce5">
            <text:p>-</text:p>
          </table:table-cell>
          <table:table-cell office:value-type="string" office:string-value="-" table:formula="msoxl:=  IF(SUM(Q12:Q16)=0,&quot;-&quot;,SUM(Q12:Q16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12:E12)=0,&quot;-&quot;,SUM(D12:E12))" table:style-name="ce5">
            <text:p>-</text:p>
          </table:table-cell>
          <table:table-cell office:value-type="string" office:string-value="-" table:formula="msoxl:=IF(SUM(H12,L12,P12,水產養殖面積5!D12)=0,&quot;-&quot;,SUM(H12,L12,P12,水產養殖面積5!D12))" table:style-name="ce5">
            <text:p>-</text:p>
          </table:table-cell>
          <table:table-cell office:value-type="string" office:string-value="-" table:formula="msoxl:=IF(SUM(I12,M12,Q12,水產養殖面積5!E12)=0,&quot;-&quot;,SUM(I12,M12,Q12,水產養殖面積5!E12))" table:style-name="ce5">
            <text:p>-</text:p>
          </table:table-cell>
          <table:covered-table-cell/>
          <table:table-cell office:value-type="string" office:string-value="-" table:formula="msoxl:=  IF(SUM(H12:I12)=0,&quot;-&quot;,SUM(H12:I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2:M12)=0,&quot;-&quot;,SUM(L12:M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2:Q12)=0,&quot;-&quot;,SUM(P12:Q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677.14" table:formula="msoxl:=  IF(SUM(D13:E13)=0,&quot;-&quot;,SUM(D13:E13))" table:style-name="ce5">
            <text:p>677.14<text:s/></text:p>
          </table:table-cell>
          <table:table-cell office:value-type="float" office:value="0.64" table:formula="msoxl:=IF(SUM(H13,L13,P13,水產養殖面積5!D13)=0,&quot;-&quot;,SUM(H13,L13,P13,水產養殖面積5!D13))" table:style-name="ce5">
            <text:p>0.64<text:s/></text:p>
          </table:table-cell>
          <table:table-cell office:value-type="float" office:value="676.5" table:formula="msoxl:=IF(SUM(I13,M13,Q13,水產養殖面積5!E13)=0,&quot;-&quot;,SUM(I13,M13,Q13,水產養殖面積5!E13))" table:style-name="ce5">
            <text:p>676.50<text:s/></text:p>
          </table:table-cell>
          <table:covered-table-cell/>
          <table:table-cell office:value-type="string" office:string-value="-" table:formula="msoxl:=  IF(SUM(H13:I13)=0,&quot;-&quot;,SUM(H13:I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562.84" table:formula="msoxl:=  IF(SUM(L13:M13)=0,&quot;-&quot;,SUM(L13:M13))" table:style-name="ce5">
            <text:p>562.84<text:s/></text:p>
          </table:table-cell>
          <table:table-cell office:value-type="float" office:value="0.34" table:style-name="ce5">
            <text:p>0.34<text:s/></text:p>
          </table:table-cell>
          <table:table-cell office:value-type="float" office:value="562.5" table:style-name="ce5">
            <text:p>562.50<text:s/></text:p>
          </table:table-cell>
          <table:covered-table-cell/>
          <table:table-cell office:value-type="string" office:string-value="-" table:formula="msoxl:=  IF(SUM(P13:Q13)=0,&quot;-&quot;,SUM(P13:Q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14:E14)=0,&quot;-&quot;,SUM(D14:E14))" table:style-name="ce5">
            <text:p>-</text:p>
          </table:table-cell>
          <table:table-cell office:value-type="string" office:string-value="-" table:formula="msoxl:=IF(SUM(H14,L14,P14,水產養殖面積5!D14)=0,&quot;-&quot;,SUM(H14,L14,P14,水產養殖面積5!D14))" table:style-name="ce5">
            <text:p>-</text:p>
          </table:table-cell>
          <table:table-cell office:value-type="string" office:string-value="-" table:formula="msoxl:=IF(SUM(I14,M14,Q14,水產養殖面積5!E14)=0,&quot;-&quot;,SUM(I14,M14,Q14,水產養殖面積5!E14))" table:style-name="ce5">
            <text:p>-</text:p>
          </table:table-cell>
          <table:covered-table-cell/>
          <table:table-cell office:value-type="string" office:string-value="-" table:formula="msoxl:=  IF(SUM(H14:I14)=0,&quot;-&quot;,SUM(H14:I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4:M14)=0,&quot;-&quot;,SUM(L14:M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4:Q14)=0,&quot;-&quot;,SUM(P14:Q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33" table:formula="msoxl:=  IF(SUM(D15:E15)=0,&quot;-&quot;,SUM(D15:E15))" table:style-name="ce5">
            <text:p>33.00<text:s/></text:p>
          </table:table-cell>
          <table:table-cell office:value-type="string" office:string-value="-" table:formula="msoxl:=IF(SUM(H15,L15,P15,水產養殖面積5!D15)=0,&quot;-&quot;,SUM(H15,L15,P15,水產養殖面積5!D15))" table:style-name="ce5">
            <text:p>-</text:p>
          </table:table-cell>
          <table:table-cell office:value-type="float" office:value="33" table:formula="msoxl:=IF(SUM(I15,M15,Q15,水產養殖面積5!E15)=0,&quot;-&quot;,SUM(I15,M15,Q15,水產養殖面積5!E15))" table:style-name="ce5">
            <text:p>33.00<text:s/></text:p>
          </table:table-cell>
          <table:covered-table-cell/>
          <table:table-cell office:value-type="string" office:string-value="-" table:formula="msoxl:=  IF(SUM(H15:I15)=0,&quot;-&quot;,SUM(H15:I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5:M15)=0,&quot;-&quot;,SUM(L15:M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5:Q15)=0,&quot;-&quot;,SUM(P15:Q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16:E16)=0,&quot;-&quot;,SUM(D16:E16))" table:style-name="ce5">
            <text:p>-</text:p>
          </table:table-cell>
          <table:table-cell office:value-type="string" office:string-value="-" table:formula="msoxl:=IF(SUM(H16,L16,P16,水產養殖面積5!D16)=0,&quot;-&quot;,SUM(H16,L16,P16,水產養殖面積5!D16))" table:style-name="ce5">
            <text:p>-</text:p>
          </table:table-cell>
          <table:table-cell office:value-type="string" office:string-value="-" table:formula="msoxl:=IF(SUM(I16,M16,Q16,水產養殖面積5!E16)=0,&quot;-&quot;,SUM(I16,M16,Q16,水產養殖面積5!E16))" table:style-name="ce5">
            <text:p>-</text:p>
          </table:table-cell>
          <table:covered-table-cell/>
          <table:table-cell office:value-type="string" office:string-value="-" table:formula="msoxl:=  IF(SUM(H16:I16)=0,&quot;-&quot;,SUM(H16:I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6:M16)=0,&quot;-&quot;,SUM(L16:M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6:Q16)=0,&quot;-&quot;,SUM(P16:Q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3.5" table:formula="msoxl:=  IF(SUM(D17:E17)=0,&quot;-&quot;,SUM(D17:E17))" table:style-name="ce5">
            <text:p>3.50<text:s/></text:p>
          </table:table-cell>
          <table:table-cell office:value-type="float" office:value="3.5" table:formula="msoxl:=IF(SUM(H17,L17,P17,水產養殖面積5!D17)=0,&quot;-&quot;,SUM(H17,L17,P17,水產養殖面積5!D17))" table:style-name="ce5">
            <text:p>3.50<text:s/></text:p>
          </table:table-cell>
          <table:table-cell office:value-type="string" office:string-value="-" table:formula="msoxl:=IF(SUM(I17,M17,Q17,水產養殖面積5!E17)=0,&quot;-&quot;,SUM(I17,M17,Q17,水產養殖面積5!E17))" table:style-name="ce5">
            <text:p>-</text:p>
          </table:table-cell>
          <table:covered-table-cell/>
          <table:table-cell office:value-type="string" office:string-value="-" table:formula="msoxl:=  IF(SUM(H17:I17)=0,&quot;-&quot;,SUM(H17:I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office:value-type="string" office:string-value="-" table:formula="msoxl:=  IF(SUM(I18:I20)=0,&quot;-&quot;,SUM(I18:I20))" table:style-name="ce5">
            <text:p>-</text:p>
          </table:table-cell>
          <table:covered-table-cell/>
          <table:table-cell office:value-type="string" office:string-value="-" table:formula="msoxl:=  IF(SUM(L17:M17)=0,&quot;-&quot;,SUM(L17:M17))" table:style-name="ce5">
            <text:p>-</text:p>
          </table:table-cell>
          <table:table-cell office:value-type="string" office:string-value="-" table:formula="msoxl:=  IF(SUM(L18:L20)=0,&quot;-&quot;,SUM(L18:L20))" table:style-name="ce5">
            <text:p>-</text:p>
          </table:table-cell>
          <table:table-cell office:value-type="string" office:string-value="-" table:formula="msoxl:=  IF(SUM(M18:M20)=0,&quot;-&quot;,SUM(M18:M20))" table:style-name="ce5">
            <text:p>-</text:p>
          </table:table-cell>
          <table:covered-table-cell/>
          <table:table-cell office:value-type="string" office:string-value="-" table:formula="msoxl:=  IF(SUM(P17:Q17)=0,&quot;-&quot;,SUM(P17:Q17))" table:style-name="ce5">
            <text:p>-</text:p>
          </table:table-cell>
          <table:table-cell office:value-type="string" office:string-value="-" table:formula="msoxl:=  IF(SUM(P18:P20)=0,&quot;-&quot;,SUM(P18:P20))" table:style-name="ce5">
            <text:p>-</text:p>
          </table:table-cell>
          <table:table-cell office:value-type="string" office:string-value="-" table:formula="msoxl:=  IF(SUM(Q18:Q20)=0,&quot;-&quot;,SUM(Q18:Q20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office:string-value="-" table:formula="msoxl:=IF(SUM(H18,L18,P18,水產養殖面積5!D18)=0,&quot;-&quot;,SUM(H18,L18,P18,水產養殖面積5!D18))" table:style-name="ce5">
            <text:p>-</text:p>
          </table:table-cell>
          <table:table-cell office:value-type="string" office:string-value="-" table:formula="msoxl:=IF(SUM(I18,M18,Q18,水產養殖面積5!E18)=0,&quot;-&quot;,SUM(I18,M18,Q18,水產養殖面積5!E18))" table:style-name="ce5">
            <text:p>-</text:p>
          </table:table-cell>
          <table:covered-table-cell/>
          <table:table-cell office:value-type="string" office:string-value="-" table:formula="msoxl:=  IF(SUM(H18:I18)=0,&quot;-&quot;,SUM(H18:I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8:M18)=0,&quot;-&quot;,SUM(L18:M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8:Q18)=0,&quot;-&quot;,SUM(P18:Q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office:string-value="-" table:formula="msoxl:=IF(SUM(H19,L19,P19,水產養殖面積5!D19)=0,&quot;-&quot;,SUM(H19,L19,P19,水產養殖面積5!D19))" table:style-name="ce5">
            <text:p>-</text:p>
          </table:table-cell>
          <table:table-cell office:value-type="string" office:string-value="-" table:formula="msoxl:=IF(SUM(I19,M19,Q19,水產養殖面積5!E19)=0,&quot;-&quot;,SUM(I19,M19,Q19,水產養殖面積5!E19))" table:style-name="ce5">
            <text:p>-</text:p>
          </table:table-cell>
          <table:covered-table-cell/>
          <table:table-cell office:value-type="string" office:string-value="-" table:formula="msoxl:=  IF(SUM(H19:I19)=0,&quot;-&quot;,SUM(H19:I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9:M19)=0,&quot;-&quot;,SUM(L19:M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9:Q19)=0,&quot;-&quot;,SUM(P19:Q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3.5" table:formula="msoxl:=  IF(SUM(D20:E20)=0,&quot;-&quot;,SUM(D20:E20))" table:style-name="ce5">
            <text:p>3.50<text:s/></text:p>
          </table:table-cell>
          <table:table-cell office:value-type="float" office:value="3.5" table:formula="msoxl:=IF(SUM(H20,L20,P20,水產養殖面積5!D20)=0,&quot;-&quot;,SUM(H20,L20,P20,水產養殖面積5!D20))" table:style-name="ce5">
            <text:p>3.50<text:s/></text:p>
          </table:table-cell>
          <table:table-cell office:value-type="string" office:string-value="-" table:formula="msoxl:=IF(SUM(I20,M20,Q20,水產養殖面積5!E20)=0,&quot;-&quot;,SUM(I20,M20,Q20,水產養殖面積5!E20))" table:style-name="ce5">
            <text:p>-</text:p>
          </table:table-cell>
          <table:covered-table-cell/>
          <table:table-cell office:value-type="string" office:string-value="-" table:formula="msoxl:=  IF(SUM(H20:I20)=0,&quot;-&quot;,SUM(H20:I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0:M20)=0,&quot;-&quot;,SUM(L20:M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0:Q20)=0,&quot;-&quot;,SUM(P20:Q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21:E21)=0,&quot;-&quot;,SUM(D21:E21))" table:style-name="ce5">
            <text:p>-</text:p>
          </table:table-cell>
          <table:table-cell office:value-type="string" office:string-value="-" table:formula="msoxl:=IF(SUM(H21,L21,P21,水產養殖面積5!D21)=0,&quot;-&quot;,SUM(H21,L21,P21,水產養殖面積5!D21))" table:style-name="ce5">
            <text:p>-</text:p>
          </table:table-cell>
          <table:table-cell office:value-type="string" office:string-value="-" table:formula="msoxl:=IF(SUM(I21,M21,Q21,水產養殖面積5!E21)=0,&quot;-&quot;,SUM(I21,M21,Q21,水產養殖面積5!E21))" table:style-name="ce5">
            <text:p>-</text:p>
          </table:table-cell>
          <table:covered-table-cell/>
          <table:table-cell office:value-type="string" office:string-value="-" table:formula="msoxl:=  IF(SUM(H21:I21)=0,&quot;-&quot;,SUM(H21:I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office:value-type="string" office:string-value="-" table:formula="msoxl:=  IF(SUM(I22:I23)=0,&quot;-&quot;,SUM(I22:I23))" table:style-name="ce5">
            <text:p>-</text:p>
          </table:table-cell>
          <table:covered-table-cell/>
          <table:table-cell office:value-type="string" office:string-value="-" table:formula="msoxl:=  IF(SUM(L21:M21)=0,&quot;-&quot;,SUM(L21:M21))" table:style-name="ce5">
            <text:p>-</text:p>
          </table:table-cell>
          <table:table-cell office:value-type="string" office:string-value="-" table:formula="msoxl:=  IF(SUM(L22:L23)=0,&quot;-&quot;,SUM(L22:L23))" table:style-name="ce5">
            <text:p>-</text:p>
          </table:table-cell>
          <table:table-cell office:value-type="string" office:string-value="-" table:formula="msoxl:=  IF(SUM(M22:M23)=0,&quot;-&quot;,SUM(M22:M23))" table:style-name="ce5">
            <text:p>-</text:p>
          </table:table-cell>
          <table:covered-table-cell/>
          <table:table-cell office:value-type="string" office:string-value="-" table:formula="msoxl:=  IF(SUM(P21:Q21)=0,&quot;-&quot;,SUM(P21:Q21))" table:style-name="ce5">
            <text:p>-</text:p>
          </table:table-cell>
          <table:table-cell office:value-type="string" office:string-value="-" table:formula="msoxl:=  IF(SUM(P22:P23)=0,&quot;-&quot;,SUM(P22:P23))" table:style-name="ce5">
            <text:p>-</text:p>
          </table:table-cell>
          <table:table-cell office:value-type="string" office:string-value="-" table:formula="msoxl:=  IF(SUM(Q22:Q23)=0,&quot;-&quot;,SUM(Q22:Q23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22:E22)=0,&quot;-&quot;,SUM(D22:E22))" table:style-name="ce5">
            <text:p>-</text:p>
          </table:table-cell>
          <table:table-cell office:value-type="string" office:string-value="-" table:formula="msoxl:=IF(SUM(H22,L22,P22,水產養殖面積5!D22)=0,&quot;-&quot;,SUM(H22,L22,P22,水產養殖面積5!D22))" table:style-name="ce5">
            <text:p>-</text:p>
          </table:table-cell>
          <table:table-cell office:value-type="string" office:string-value="-" table:formula="msoxl:=IF(SUM(I22,M22,Q22,水產養殖面積5!E22)=0,&quot;-&quot;,SUM(I22,M22,Q22,水產養殖面積5!E22))" table:style-name="ce5">
            <text:p>-</text:p>
          </table:table-cell>
          <table:covered-table-cell/>
          <table:table-cell office:value-type="string" office:string-value="-" table:formula="msoxl:=  IF(SUM(H22:I22)=0,&quot;-&quot;,SUM(H22:I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2:M22)=0,&quot;-&quot;,SUM(L22:M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2:Q22)=0,&quot;-&quot;,SUM(P22:Q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office:string-value="-" table:formula="msoxl:=IF(SUM(H23,L23,P23,水產養殖面積5!D23)=0,&quot;-&quot;,SUM(H23,L23,P23,水產養殖面積5!D23))" table:style-name="ce5">
            <text:p>-</text:p>
          </table:table-cell>
          <table:table-cell office:value-type="string" office:string-value="-" table:formula="msoxl:=IF(SUM(I23,M23,Q23,水產養殖面積5!E23)=0,&quot;-&quot;,SUM(I23,M23,Q23,水產養殖面積5!E23))" table:style-name="ce5">
            <text:p>-</text:p>
          </table:table-cell>
          <table:covered-table-cell/>
          <table:table-cell office:value-type="string" office:string-value="-" table:formula="msoxl:=  IF(SUM(H23:I23)=0,&quot;-&quot;,SUM(H23:I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3:M23)=0,&quot;-&quot;,SUM(L23:M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3:Q23)=0,&quot;-&quot;,SUM(P23:Q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table-cell office:value-type="string" table:number-columns-spanned="1" table:number-rows-spanned="14" table:style-name="ce100">
            <text:p>臺中市</text:p>
          </table:table-cell>
          <table:table-cell office:value-type="string" table:style-name="ce4">
            <text:p>總計</text:p>
          </table:table-cell>
          <table:table-cell office:value-type="float" office:value="26.25" table:formula="msoxl:=  IF(SUM(D24:F24)=0,&quot;-&quot;,SUM(D24:F24))" table:style-name="ce5">
            <text:p>26.25<text:s/></text:p>
          </table:table-cell>
          <table:table-cell office:value-type="float" office:value="22" table:formula="msoxl:=IF(SUM(H24,L24,P24,水產養殖面積5!D24)=0,&quot;-&quot;,SUM(H24,L24,P24,水產養殖面積5!D24))" table:style-name="ce5">
            <text:p>22.00<text:s/></text:p>
          </table:table-cell>
          <table:table-cell office:value-type="float" office:value="3.55" table:formula="msoxl:=IF(SUM(I24,M24,Q24,水產養殖面積5!E24)=0,&quot;-&quot;,SUM(I24,M24,Q24,水產養殖面積5!E24))" table:style-name="ce5">
            <text:p>3.55<text:s/></text:p>
          </table:table-cell>
          <table:table-cell office:value-type="float" office:value="0.7" table:formula="msoxl:=IF(SUM(J24,N24,R24,水產養殖面積5!F24)=0,&quot;-&quot;,SUM(J24,N24,R24,水產養殖面積5!F24))" table:style-name="ce5">
            <text:p>0.70<text:s/></text:p>
          </table:table-cell>
          <table:table-cell office:value-type="string" office:string-value="-" table:formula="msoxl:=  IF(SUM(H24:J24)=0,&quot;-&quot;,SUM(H24:J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float" office:value="26.25" table:formula="msoxl:=  IF(SUM(L24:N24)=0,&quot;-&quot;,SUM(L24:N24))" table:style-name="ce5">
            <text:p>26.25<text:s/></text:p>
          </table:table-cell>
          <table:table-cell office:value-type="float" office:value="22" table:style-name="ce5">
            <text:p>22.00<text:s/></text:p>
          </table:table-cell>
          <table:table-cell office:value-type="float" office:value="3.55" table:style-name="ce5">
            <text:p>3.55<text:s/></text:p>
          </table:table-cell>
          <table:table-cell office:value-type="float" office:value="0.7" table:style-name="ce48">
            <text:p>0.70<text:s/></text:p>
          </table:table-cell>
          <table:table-cell office:value-type="string" office:string-value="-" table:formula="msoxl:=  IF(SUM(P24:R24)=0,&quot;-&quot;,SUM(P24:R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.25" table:formula="msoxl:=  IF(SUM(D25:E25)=0,&quot;-&quot;,SUM(D25:E25))" table:style-name="ce5">
            <text:p>1.25<text:s/></text:p>
          </table:table-cell>
          <table:table-cell office:value-type="float" office:value="0.25" table:formula="msoxl:=IF(SUM(H25,L25,P25,水產養殖面積5!D25)=0,&quot;-&quot;,SUM(H25,L25,P25,水產養殖面積5!D25))" table:style-name="ce5">
            <text:p>0.25<text:s/></text:p>
          </table:table-cell>
          <table:table-cell office:value-type="float" office:value="1" table:formula="msoxl:=IF(SUM(I25,M25,Q25,水產養殖面積5!E25)=0,&quot;-&quot;,SUM(I25,M25,Q25,水產養殖面積5!E25))" table:style-name="ce5">
            <text:p>1.00<text:s/></text:p>
          </table:table-cell>
          <table:table-cell table:number-columns-spanned="1" table:number-rows-spanned="13" table:style-name="ce91"/>
          <table:table-cell office:value-type="string" office:string-value="-" table:formula="msoxl:=  IF(SUM(H25:I25)=0,&quot;-&quot;,SUM(H25:I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office:value-type="string" office:string-value="-" table:formula="msoxl:=  IF(SUM(I26:I30)=0,&quot;-&quot;,SUM(I26:I30))" table:style-name="ce5">
            <text:p>-</text:p>
          </table:table-cell>
          <table:table-cell table:number-columns-spanned="1" table:number-rows-spanned="13" table:style-name="ce104"/>
          <table:table-cell office:value-type="float" office:value="1.25" table:formula="msoxl:=  IF(SUM(L25:M25)=0,&quot;-&quot;,SUM(L25:M25))" table:style-name="ce5">
            <text:p>1.25<text:s/></text:p>
          </table:table-cell>
          <table:table-cell office:value-type="float" office:value="0.25" table:formula="msoxl:=  IF(SUM(L26:L30)=0,&quot;-&quot;,SUM(L26:L30))" table:style-name="ce5">
            <text:p>0.25<text:s/></text:p>
          </table:table-cell>
          <table:table-cell office:value-type="float" office:value="1" table:formula="msoxl:=  IF(SUM(M26:M30)=0,&quot;-&quot;,SUM(M26:M30))" table:style-name="ce5">
            <text:p>1.00<text:s/></text:p>
          </table:table-cell>
          <table:table-cell table:number-columns-spanned="1" table:number-rows-spanned="13" table:style-name="ce104"/>
          <table:table-cell office:value-type="string" office:string-value="-" table:formula="msoxl:=  IF(SUM(P25:Q25)=0,&quot;-&quot;,SUM(P25:Q25))" table:style-name="ce5">
            <text:p>-</text:p>
          </table:table-cell>
          <table:table-cell office:value-type="string" office:string-value="-" table:formula="msoxl:=  IF(SUM(P26:P30)=0,&quot;-&quot;,SUM(P26:P30))" table:style-name="ce5">
            <text:p>-</text:p>
          </table:table-cell>
          <table:table-cell office:value-type="string" office:string-value="-" table:formula="msoxl:=  IF(SUM(Q26:Q30)=0,&quot;-&quot;,SUM(Q26:Q30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26:E26)=0,&quot;-&quot;,SUM(D26:E26))" table:style-name="ce5">
            <text:p>-</text:p>
          </table:table-cell>
          <table:table-cell office:value-type="string" office:string-value="-" table:formula="msoxl:=IF(SUM(H26,L26,P26,水產養殖面積5!D26)=0,&quot;-&quot;,SUM(H26,L26,P26,水產養殖面積5!D26))" table:style-name="ce5">
            <text:p>-</text:p>
          </table:table-cell>
          <table:table-cell office:value-type="string" office:string-value="-" table:formula="msoxl:=IF(SUM(I26,M26,Q26,水產養殖面積5!E26)=0,&quot;-&quot;,SUM(I26,M26,Q26,水產養殖面積5!E26))" table:style-name="ce5">
            <text:p>-</text:p>
          </table:table-cell>
          <table:covered-table-cell/>
          <table:table-cell office:value-type="string" office:string-value="-" table:formula="msoxl:=  IF(SUM(H26:I26)=0,&quot;-&quot;,SUM(H26:I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6:M26)=0,&quot;-&quot;,SUM(L26:M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6:Q26)=0,&quot;-&quot;,SUM(P26:Q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.25" table:formula="msoxl:=  IF(SUM(D27:E27)=0,&quot;-&quot;,SUM(D27:E27))" table:style-name="ce5">
            <text:p>1.25<text:s/></text:p>
          </table:table-cell>
          <table:table-cell office:value-type="float" office:value="0.25" table:formula="msoxl:=IF(SUM(H27,L27,P27,水產養殖面積5!D27)=0,&quot;-&quot;,SUM(H27,L27,P27,水產養殖面積5!D27))" table:style-name="ce5">
            <text:p>0.25<text:s/></text:p>
          </table:table-cell>
          <table:table-cell office:value-type="float" office:value="1" table:formula="msoxl:=IF(SUM(I27,M27,Q27,水產養殖面積5!E27)=0,&quot;-&quot;,SUM(I27,M27,Q27,水產養殖面積5!E27))" table:style-name="ce5">
            <text:p>1.00<text:s/></text:p>
          </table:table-cell>
          <table:covered-table-cell/>
          <table:table-cell office:value-type="string" office:string-value="-" table:formula="msoxl:=  IF(SUM(H27:I27)=0,&quot;-&quot;,SUM(H27:I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1.25" table:formula="msoxl:=  IF(SUM(L27:M27)=0,&quot;-&quot;,SUM(L27:M27))" table:style-name="ce5">
            <text:p>1.25<text:s/></text:p>
          </table:table-cell>
          <table:table-cell office:value-type="float" office:value="0.25" table:style-name="ce5">
            <text:p>0.25<text:s/></text:p>
          </table:table-cell>
          <table:table-cell office:value-type="float" office:value="1" table:style-name="ce5">
            <text:p>1.00<text:s/></text:p>
          </table:table-cell>
          <table:covered-table-cell/>
          <table:table-cell office:value-type="string" office:string-value="-" table:formula="msoxl:=  IF(SUM(P27:Q27)=0,&quot;-&quot;,SUM(P27:Q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28:E28)=0,&quot;-&quot;,SUM(D28:E28))" table:style-name="ce5">
            <text:p>-</text:p>
          </table:table-cell>
          <table:table-cell office:value-type="string" office:string-value="-" table:formula="msoxl:=IF(SUM(H28,L28,P28,水產養殖面積5!D28)=0,&quot;-&quot;,SUM(H28,L28,P28,水產養殖面積5!D28))" table:style-name="ce5">
            <text:p>-</text:p>
          </table:table-cell>
          <table:table-cell office:value-type="string" office:string-value="-" table:formula="msoxl:=IF(SUM(I28,M28,Q28,水產養殖面積5!E28)=0,&quot;-&quot;,SUM(I28,M28,Q28,水產養殖面積5!E28))" table:style-name="ce5">
            <text:p>-</text:p>
          </table:table-cell>
          <table:covered-table-cell/>
          <table:table-cell office:value-type="string" office:string-value="-" table:formula="msoxl:=  IF(SUM(H28:I28)=0,&quot;-&quot;,SUM(H28:I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8:M28)=0,&quot;-&quot;,SUM(L28:M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8:Q28)=0,&quot;-&quot;,SUM(P28:Q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29:E29)=0,&quot;-&quot;,SUM(D29:E29))" table:style-name="ce5">
            <text:p>-</text:p>
          </table:table-cell>
          <table:table-cell office:value-type="string" office:string-value="-" table:formula="msoxl:=IF(SUM(H29,L29,P29,水產養殖面積5!D29)=0,&quot;-&quot;,SUM(H29,L29,P29,水產養殖面積5!D29))" table:style-name="ce5">
            <text:p>-</text:p>
          </table:table-cell>
          <table:table-cell office:value-type="string" office:string-value="-" table:formula="msoxl:=IF(SUM(I29,M29,Q29,水產養殖面積5!E29)=0,&quot;-&quot;,SUM(I29,M29,Q29,水產養殖面積5!E29))" table:style-name="ce5">
            <text:p>-</text:p>
          </table:table-cell>
          <table:covered-table-cell/>
          <table:table-cell office:value-type="string" office:string-value="-" table:formula="msoxl:=  IF(SUM(H29:I29)=0,&quot;-&quot;,SUM(H29:I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9:M29)=0,&quot;-&quot;,SUM(L29:M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9:Q29)=0,&quot;-&quot;,SUM(P29:Q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30:E30)=0,&quot;-&quot;,SUM(D30:E30))" table:style-name="ce5">
            <text:p>-</text:p>
          </table:table-cell>
          <table:table-cell office:value-type="string" office:string-value="-" table:formula="msoxl:=IF(SUM(H30,L30,P30,水產養殖面積5!D30)=0,&quot;-&quot;,SUM(H30,L30,P30,水產養殖面積5!D30))" table:style-name="ce5">
            <text:p>-</text:p>
          </table:table-cell>
          <table:table-cell office:value-type="string" office:string-value="-" table:formula="msoxl:=IF(SUM(I30,M30,Q30,水產養殖面積5!E30)=0,&quot;-&quot;,SUM(I30,M30,Q30,水產養殖面積5!E30))" table:style-name="ce5">
            <text:p>-</text:p>
          </table:table-cell>
          <table:covered-table-cell/>
          <table:table-cell office:value-type="string" office:string-value="-" table:formula="msoxl:=  IF(SUM(H30:I30)=0,&quot;-&quot;,SUM(H30:I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0:M30)=0,&quot;-&quot;,SUM(L30:M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0:Q30)=0,&quot;-&quot;,SUM(P30:Q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31:E31)=0,&quot;-&quot;,SUM(D31:E31))" table:style-name="ce5">
            <text:p>-</text:p>
          </table:table-cell>
          <table:table-cell office:value-type="string" office:string-value="-" table:formula="msoxl:=IF(SUM(H31,L31,P31,水產養殖面積5!D31)=0,&quot;-&quot;,SUM(H31,L31,P31,水產養殖面積5!D31))" table:style-name="ce5">
            <text:p>-</text:p>
          </table:table-cell>
          <table:table-cell office:value-type="string" office:string-value="-" table:formula="msoxl:=IF(SUM(I31,M31,Q31,水產養殖面積5!E31)=0,&quot;-&quot;,SUM(I31,M31,Q31,水產養殖面積5!E31))" table:style-name="ce5">
            <text:p>-</text:p>
          </table:table-cell>
          <table:covered-table-cell/>
          <table:table-cell office:value-type="string" office:string-value="-" table:formula="msoxl:=  IF(SUM(H31:I31)=0,&quot;-&quot;,SUM(H31:I31))" table:style-name="ce5">
            <text:p>-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office:value-type="string" office:string-value="-" table:formula="msoxl:=  IF(SUM(I32:I34)=0,&quot;-&quot;,SUM(I32:I34))" table:style-name="ce5">
            <text:p>-</text:p>
          </table:table-cell>
          <table:covered-table-cell/>
          <table:table-cell office:value-type="string" office:string-value="-" table:formula="msoxl:=  IF(SUM(L31:M31)=0,&quot;-&quot;,SUM(L31:M31))" table:style-name="ce5">
            <text:p>-</text:p>
          </table:table-cell>
          <table:table-cell office:value-type="string" office:string-value="-" table:formula="msoxl:=  IF(SUM(L32:L34)=0,&quot;-&quot;,SUM(L32:L34))" table:style-name="ce5">
            <text:p>-</text:p>
          </table:table-cell>
          <table:table-cell office:value-type="string" office:string-value="-" table:formula="msoxl:=  IF(SUM(M32:M34)=0,&quot;-&quot;,SUM(M32:M34))" table:style-name="ce5">
            <text:p>-</text:p>
          </table:table-cell>
          <table:covered-table-cell/>
          <table:table-cell office:value-type="string" office:string-value="-" table:formula="msoxl:=  IF(SUM(P31:Q31)=0,&quot;-&quot;,SUM(P31:Q31))" table:style-name="ce5">
            <text:p>-</text:p>
          </table:table-cell>
          <table:table-cell office:value-type="string" office:string-value="-" table:formula="msoxl:=  IF(SUM(P32:P34)=0,&quot;-&quot;,SUM(P32:P34))" table:style-name="ce5">
            <text:p>-</text:p>
          </table:table-cell>
          <table:table-cell office:value-type="string" office:string-value="-" table:formula="msoxl:=  IF(SUM(Q32:Q34)=0,&quot;-&quot;,SUM(Q32:Q34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office:string-value="-" table:formula="msoxl:=IF(SUM(H32,L32,P32,水產養殖面積5!D32)=0,&quot;-&quot;,SUM(H32,L32,P32,水產養殖面積5!D32))" table:style-name="ce5">
            <text:p>-</text:p>
          </table:table-cell>
          <table:table-cell office:value-type="string" office:string-value="-" table:formula="msoxl:=IF(SUM(I32,M32,Q32,水產養殖面積5!E32)=0,&quot;-&quot;,SUM(I32,M32,Q32,水產養殖面積5!E32))" table:style-name="ce5">
            <text:p>-</text:p>
          </table:table-cell>
          <table:covered-table-cell/>
          <table:table-cell office:value-type="string" office:string-value="-" table:formula="msoxl:=  IF(SUM(H32:I32)=0,&quot;-&quot;,SUM(H32:I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2:M32)=0,&quot;-&quot;,SUM(L32:M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2:Q32)=0,&quot;-&quot;,SUM(P32:Q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33:E33)=0,&quot;-&quot;,SUM(D33:E33))" table:style-name="ce5">
            <text:p>-</text:p>
          </table:table-cell>
          <table:table-cell office:value-type="string" office:string-value="-" table:formula="msoxl:=IF(SUM(H33,L33,P33,水產養殖面積5!D33)=0,&quot;-&quot;,SUM(H33,L33,P33,水產養殖面積5!D33))" table:style-name="ce5">
            <text:p>-</text:p>
          </table:table-cell>
          <table:table-cell office:value-type="string" office:string-value="-" table:formula="msoxl:=IF(SUM(I33,M33,Q33,水產養殖面積5!E33)=0,&quot;-&quot;,SUM(I33,M33,Q33,水產養殖面積5!E33))" table:style-name="ce5">
            <text:p>-</text:p>
          </table:table-cell>
          <table:covered-table-cell/>
          <table:table-cell office:value-type="string" office:string-value="-" table:formula="msoxl:=  IF(SUM(H33:I33)=0,&quot;-&quot;,SUM(H33:I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3:M33)=0,&quot;-&quot;,SUM(L33:M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3:Q33)=0,&quot;-&quot;,SUM(P33:Q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34:E34)=0,&quot;-&quot;,SUM(D34:E34))" table:style-name="ce5">
            <text:p>-</text:p>
          </table:table-cell>
          <table:table-cell office:value-type="string" office:string-value="-" table:formula="msoxl:=IF(SUM(H34,L34,P34,水產養殖面積5!D34)=0,&quot;-&quot;,SUM(H34,L34,P34,水產養殖面積5!D34))" table:style-name="ce5">
            <text:p>-</text:p>
          </table:table-cell>
          <table:table-cell office:value-type="string" office:string-value="-" table:formula="msoxl:=IF(SUM(I34,M34,Q34,水產養殖面積5!E34)=0,&quot;-&quot;,SUM(I34,M34,Q34,水產養殖面積5!E34))" table:style-name="ce5">
            <text:p>-</text:p>
          </table:table-cell>
          <table:covered-table-cell/>
          <table:table-cell office:value-type="string" office:string-value="-" table:formula="msoxl:=  IF(SUM(H34:I34)=0,&quot;-&quot;,SUM(H34:I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4:M34)=0,&quot;-&quot;,SUM(L34:M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4:Q34)=0,&quot;-&quot;,SUM(P34:Q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35:E35)=0,&quot;-&quot;,SUM(D35:E35))" table:style-name="ce5">
            <text:p>-</text:p>
          </table:table-cell>
          <table:table-cell office:value-type="string" office:string-value="-" table:formula="msoxl:=IF(SUM(H35,L35,P35,水產養殖面積5!D35)=0,&quot;-&quot;,SUM(H35,L35,P35,水產養殖面積5!D35))" table:style-name="ce5">
            <text:p>-</text:p>
          </table:table-cell>
          <table:table-cell office:value-type="string" office:string-value="-" table:formula="msoxl:=IF(SUM(I35,M35,Q35,水產養殖面積5!E35)=0,&quot;-&quot;,SUM(I35,M35,Q35,水產養殖面積5!E35))" table:style-name="ce5">
            <text:p>-</text:p>
          </table:table-cell>
          <table:covered-table-cell/>
          <table:table-cell office:value-type="string" office:string-value="-" table:formula="msoxl:=  IF(SUM(H35:I35)=0,&quot;-&quot;,SUM(H35:I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office:value-type="string" office:string-value="-" table:formula="msoxl:=  IF(SUM(I36:I37)=0,&quot;-&quot;,SUM(I36:I37))" table:style-name="ce5">
            <text:p>-</text:p>
          </table:table-cell>
          <table:covered-table-cell/>
          <table:table-cell office:value-type="string" office:string-value="-" table:formula="msoxl:=  IF(SUM(L35:M35)=0,&quot;-&quot;,SUM(L35:M35))" table:style-name="ce5">
            <text:p>-</text:p>
          </table:table-cell>
          <table:table-cell office:value-type="string" office:string-value="-" table:formula="msoxl:=  IF(SUM(L36:L37)=0,&quot;-&quot;,SUM(L36:L37))" table:style-name="ce5">
            <text:p>-</text:p>
          </table:table-cell>
          <table:table-cell office:value-type="string" office:string-value="-" table:formula="msoxl:=  IF(SUM(M36:M37)=0,&quot;-&quot;,SUM(M36:M37))" table:style-name="ce5">
            <text:p>-</text:p>
          </table:table-cell>
          <table:covered-table-cell/>
          <table:table-cell office:value-type="string" office:string-value="-" table:formula="msoxl:=  IF(SUM(P35:Q35)=0,&quot;-&quot;,SUM(P35:Q35))" table:style-name="ce5">
            <text:p>-</text:p>
          </table:table-cell>
          <table:table-cell office:value-type="string" office:string-value="-" table:formula="msoxl:=  IF(SUM(P36:P37)=0,&quot;-&quot;,SUM(P36:P37))" table:style-name="ce5">
            <text:p>-</text:p>
          </table:table-cell>
          <table:table-cell office:value-type="string" office:string-value="-" table:formula="msoxl:=  IF(SUM(Q36:Q37)=0,&quot;-&quot;,SUM(Q36:Q37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36:E36)=0,&quot;-&quot;,SUM(D36:E36))" table:style-name="ce5">
            <text:p>-</text:p>
          </table:table-cell>
          <table:table-cell office:value-type="string" office:string-value="-" table:formula="msoxl:=IF(SUM(H36,L36,P36,水產養殖面積5!D36)=0,&quot;-&quot;,SUM(H36,L36,P36,水產養殖面積5!D36))" table:style-name="ce5">
            <text:p>-</text:p>
          </table:table-cell>
          <table:table-cell office:value-type="string" office:string-value="-" table:formula="msoxl:=IF(SUM(I36,M36,Q36,水產養殖面積5!E36)=0,&quot;-&quot;,SUM(I36,M36,Q36,水產養殖面積5!E36))" table:style-name="ce5">
            <text:p>-</text:p>
          </table:table-cell>
          <table:covered-table-cell/>
          <table:table-cell office:value-type="string" office:string-value="-" table:formula="msoxl:=  IF(SUM(H36:I36)=0,&quot;-&quot;,SUM(H36:I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6:M36)=0,&quot;-&quot;,SUM(L36:M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6:Q36)=0,&quot;-&quot;,SUM(P36:Q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37:E37)=0,&quot;-&quot;,SUM(D37:E37))" table:style-name="ce5">
            <text:p>-</text:p>
          </table:table-cell>
          <table:table-cell office:value-type="string" office:string-value="-" table:formula="msoxl:=IF(SUM(H37,L37,P37,水產養殖面積5!D37)=0,&quot;-&quot;,SUM(H37,L37,P37,水產養殖面積5!D37))" table:style-name="ce5">
            <text:p>-</text:p>
          </table:table-cell>
          <table:table-cell office:value-type="string" office:string-value="-" table:formula="msoxl:=IF(SUM(I37,M37,Q37,水產養殖面積5!E37)=0,&quot;-&quot;,SUM(I37,M37,Q37,水產養殖面積5!E37))" table:style-name="ce5">
            <text:p>-</text:p>
          </table:table-cell>
          <table:covered-table-cell/>
          <table:table-cell office:value-type="string" office:string-value="-" table:formula="msoxl:=  IF(SUM(H37:I37)=0,&quot;-&quot;,SUM(H37:I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7:M37)=0,&quot;-&quot;,SUM(L37:M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7:Q37)=0,&quot;-&quot;,SUM(P37:Q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table-cell office:value-type="string" table:number-columns-spanned="1" table:number-rows-spanned="14" table:style-name="ce99">
            <text:p>臺南市</text:p>
          </table:table-cell>
          <table:table-cell office:value-type="string" table:style-name="ce4">
            <text:p>總計</text:p>
          </table:table-cell>
          <table:table-cell office:value-type="float" office:value="11727.769999999999" table:formula="msoxl:=  IF(SUM(D38:F38)=0,&quot;-&quot;,SUM(D38:F38))" table:style-name="ce5">
            <text:p>11,727.77<text:s/></text:p>
          </table:table-cell>
          <table:table-cell office:value-type="float" office:value="4694.16" table:formula="msoxl:=IF(SUM(H38,L38,P38,水產養殖面積5!D38)=0,&quot;-&quot;,SUM(H38,L38,P38,水產養殖面積5!D38))" table:style-name="ce5">
            <text:p>4,694.16<text:s/></text:p>
          </table:table-cell>
          <table:table-cell office:value-type="float" office:value="5839.96" table:formula="msoxl:=IF(SUM(I38,M38,Q38,水產養殖面積5!E38)=0,&quot;-&quot;,SUM(I38,M38,Q38,水產養殖面積5!E38))" table:style-name="ce5">
            <text:p>5,839.96<text:s/></text:p>
          </table:table-cell>
          <table:table-cell office:value-type="float" office:value="1193.6500000000001" table:formula="msoxl:=IF(SUM(J38,N38,R38,水產養殖面積5!F38)=0,&quot;-&quot;,SUM(J38,N38,R38,水產養殖面積5!F38))" table:style-name="ce5">
            <text:p>1,193.65<text:s/></text:p>
          </table:table-cell>
          <table:table-cell office:value-type="float" office:value="8676.7900000000009" table:formula="msoxl:=  IF(SUM(H38:J38)=0,&quot;-&quot;,SUM(H38:J38))" table:style-name="ce5">
            <text:p>8,676.79<text:s/></text:p>
          </table:table-cell>
          <table:table-cell office:value-type="float" office:value="3903.62" table:style-name="ce5">
            <text:p>3,903.62<text:s/></text:p>
          </table:table-cell>
          <table:table-cell office:value-type="float" office:value="3773.48" table:style-name="ce5">
            <text:p>3,773.48<text:s/></text:p>
          </table:table-cell>
          <table:table-cell office:value-type="float" office:value="999.69" table:style-name="ce48">
            <text:p>999.69<text:s/></text:p>
          </table:table-cell>
          <table:table-cell office:value-type="float" office:value="3042.61" table:formula="msoxl:=  IF(SUM(L38:N38)=0,&quot;-&quot;,SUM(L38:N38))" table:style-name="ce5">
            <text:p>3,042.61<text:s/></text:p>
          </table:table-cell>
          <table:table-cell office:value-type="float" office:value="782.39" table:style-name="ce5">
            <text:p>782.39<text:s/></text:p>
          </table:table-cell>
          <table:table-cell office:value-type="float" office:value="2066.2600000000002" table:style-name="ce5">
            <text:p>2,066.26<text:s/></text:p>
          </table:table-cell>
          <table:table-cell office:value-type="float" office:value="193.96" table:style-name="ce48">
            <text:p>193.96<text:s/></text:p>
          </table:table-cell>
          <table:table-cell office:value-type="string" office:string-value="-" table:formula="msoxl:=  IF(SUM(P38:R38)=0,&quot;-&quot;,SUM(P38:R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7466.5300000000007" table:formula="msoxl:=  IF(SUM(D39:E39)=0,&quot;-&quot;,SUM(D39:E39))" table:style-name="ce5">
            <text:p>7,466.53<text:s/></text:p>
          </table:table-cell>
          <table:table-cell office:value-type="float" office:value="3639.9700000000003" table:formula="msoxl:=IF(SUM(H39,L39,P39,水產養殖面積5!D39)=0,&quot;-&quot;,SUM(H39,L39,P39,水產養殖面積5!D39))" table:style-name="ce5">
            <text:p>3,639.97<text:s/></text:p>
          </table:table-cell>
          <table:table-cell office:value-type="float" office:value="3826.5600000000004" table:formula="msoxl:=IF(SUM(I39,M39,Q39,水產養殖面積5!E39)=0,&quot;-&quot;,SUM(I39,M39,Q39,水產養殖面積5!E39))" table:style-name="ce5">
            <text:p>3,826.56<text:s/></text:p>
          </table:table-cell>
          <table:table-cell table:number-columns-spanned="1" table:number-rows-spanned="13" table:style-name="ce91"/>
          <table:table-cell office:value-type="float" office:value="5167.92" table:formula="msoxl:=  IF(SUM(H39:I39)=0,&quot;-&quot;,SUM(H39:I39))" table:style-name="ce5">
            <text:p>5,167.92<text:s/></text:p>
          </table:table-cell>
          <table:table-cell office:value-type="float" office:value="2970.9800000000005" table:formula="msoxl:=  IF(SUM(H40:H44)=0,&quot;-&quot;,SUM(H40:H44))" table:style-name="ce5">
            <text:p>2,970.98<text:s/></text:p>
          </table:table-cell>
          <table:table-cell office:value-type="float" office:value="2196.94" table:formula="msoxl:=  IF(SUM(I40:I44)=0,&quot;-&quot;,SUM(I40:I44))" table:style-name="ce5">
            <text:p>2,196.94<text:s/></text:p>
          </table:table-cell>
          <table:table-cell table:number-columns-spanned="1" table:number-rows-spanned="13" table:style-name="ce104"/>
          <table:table-cell office:value-type="float" office:value="2298.61" table:formula="msoxl:=  IF(SUM(L39:M39)=0,&quot;-&quot;,SUM(L39:M39))" table:style-name="ce5">
            <text:p>2,298.61<text:s/></text:p>
          </table:table-cell>
          <table:table-cell office:value-type="float" office:value="668.9899999999999" table:formula="msoxl:=  IF(SUM(L40:L44)=0,&quot;-&quot;,SUM(L40:L44))" table:style-name="ce5">
            <text:p>668.99<text:s/></text:p>
          </table:table-cell>
          <table:table-cell office:value-type="float" office:value="1629.6200000000001" table:formula="msoxl:=  IF(SUM(M40:M44)=0,&quot;-&quot;,SUM(M40:M44))" table:style-name="ce5">
            <text:p>1,629.62<text:s/></text:p>
          </table:table-cell>
          <table:table-cell table:number-columns-spanned="1" table:number-rows-spanned="13" table:style-name="ce104"/>
          <table:table-cell office:value-type="string" office:string-value="-" table:formula="msoxl:=  IF(SUM(P39:Q39)=0,&quot;-&quot;,SUM(P39:Q39))" table:style-name="ce5">
            <text:p>-</text:p>
          </table:table-cell>
          <table:table-cell office:value-type="string" office:string-value="-" table:formula="msoxl:=  IF(SUM(P40:P44)=0,&quot;-&quot;,SUM(P40:P44))" table:style-name="ce5">
            <text:p>-</text:p>
          </table:table-cell>
          <table:table-cell office:value-type="string" office:string-value="-" table:formula="msoxl:=  IF(SUM(Q40:Q44)=0,&quot;-&quot;,SUM(Q40:Q44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4979.54" table:formula="msoxl:=  IF(SUM(D40:E40)=0,&quot;-&quot;,SUM(D40:E40))" table:style-name="ce5">
            <text:p>4,979.54<text:s/></text:p>
          </table:table-cell>
          <table:table-cell office:value-type="float" office:value="2519.2600000000002" table:formula="msoxl:=IF(SUM(H40,L40,P40,水產養殖面積5!D40)=0,&quot;-&quot;,SUM(H40,L40,P40,水產養殖面積5!D40))" table:style-name="ce5">
            <text:p>2,519.26<text:s/></text:p>
          </table:table-cell>
          <table:table-cell office:value-type="float" office:value="2460.2799999999997" table:formula="msoxl:=IF(SUM(I40,M40,Q40,水產養殖面積5!E40)=0,&quot;-&quot;,SUM(I40,M40,Q40,水產養殖面積5!E40))" table:style-name="ce5">
            <text:p>2,460.28<text:s/></text:p>
          </table:table-cell>
          <table:covered-table-cell/>
          <table:table-cell office:value-type="float" office:value="4153.6000000000004" table:formula="msoxl:=  IF(SUM(H40:I40)=0,&quot;-&quot;,SUM(H40:I40))" table:style-name="ce5">
            <text:p>4,153.60<text:s/></text:p>
          </table:table-cell>
          <table:table-cell office:value-type="float" office:value="2317.2600000000002" table:style-name="ce5">
            <text:p>2,317.26<text:s/></text:p>
          </table:table-cell>
          <table:table-cell office:value-type="float" office:value="1836.34" table:style-name="ce5">
            <text:p>1,836.34<text:s/></text:p>
          </table:table-cell>
          <table:covered-table-cell/>
          <table:table-cell office:value-type="float" office:value="825.94" table:formula="msoxl:=  IF(SUM(L40:M40)=0,&quot;-&quot;,SUM(L40:M40))" table:style-name="ce5">
            <text:p>825.94<text:s/></text:p>
          </table:table-cell>
          <table:table-cell office:value-type="float" office:value="202" table:style-name="ce5">
            <text:p>202.00<text:s/></text:p>
          </table:table-cell>
          <table:table-cell office:value-type="float" office:value="623.94000000000005" table:style-name="ce5">
            <text:p>623.94<text:s/></text:p>
          </table:table-cell>
          <table:covered-table-cell/>
          <table:table-cell office:value-type="string" office:string-value="-" table:formula="msoxl:=  IF(SUM(P40:Q40)=0,&quot;-&quot;,SUM(P40:Q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598.67" table:formula="msoxl:=  IF(SUM(D41:E41)=0,&quot;-&quot;,SUM(D41:E41))" table:style-name="ce5">
            <text:p>1,598.67<text:s/></text:p>
          </table:table-cell>
          <table:table-cell office:value-type="float" office:value="461.9" table:formula="msoxl:=IF(SUM(H41,L41,P41,水產養殖面積5!D41)=0,&quot;-&quot;,SUM(H41,L41,P41,水產養殖面積5!D41))" table:style-name="ce5">
            <text:p>461.90<text:s/></text:p>
          </table:table-cell>
          <table:table-cell office:value-type="float" office:value="1136.77" table:formula="msoxl:=IF(SUM(I41,M41,Q41,水產養殖面積5!E41)=0,&quot;-&quot;,SUM(I41,M41,Q41,水產養殖面積5!E41))" table:style-name="ce5">
            <text:p>1,136.77<text:s/></text:p>
          </table:table-cell>
          <table:covered-table-cell/>
          <table:table-cell office:value-type="float" office:value="216.08999999999997" table:formula="msoxl:=  IF(SUM(H41:I41)=0,&quot;-&quot;,SUM(H41:I41))" table:style-name="ce5">
            <text:p>216.09<text:s/></text:p>
          </table:table-cell>
          <table:table-cell office:value-type="float" office:value="81.83" table:style-name="ce5">
            <text:p>81.83<text:s/></text:p>
          </table:table-cell>
          <table:table-cell office:value-type="float" office:value="134.26" table:style-name="ce5">
            <text:p>134.26<text:s/></text:p>
          </table:table-cell>
          <table:covered-table-cell/>
          <table:table-cell office:value-type="float" office:value="1382.58" table:formula="msoxl:=  IF(SUM(L41:M41)=0,&quot;-&quot;,SUM(L41:M41))" table:style-name="ce5">
            <text:p>1,382.58<text:s/></text:p>
          </table:table-cell>
          <table:table-cell office:value-type="float" office:value="380.07" table:style-name="ce5">
            <text:p>380.07<text:s/></text:p>
          </table:table-cell>
          <table:table-cell office:value-type="float" office:value="1002.51" table:style-name="ce5">
            <text:p>1,002.51<text:s/></text:p>
          </table:table-cell>
          <table:covered-table-cell/>
          <table:table-cell office:value-type="string" office:string-value="-" table:formula="msoxl:=  IF(SUM(P41:Q41)=0,&quot;-&quot;,SUM(P41:Q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85.050000000000011" table:formula="msoxl:=  IF(SUM(D42:E42)=0,&quot;-&quot;,SUM(D42:E42))" table:style-name="ce5">
            <text:p>85.05<text:s/></text:p>
          </table:table-cell>
          <table:table-cell office:value-type="float" office:value="85.050000000000011" table:formula="msoxl:=IF(SUM(H42,L42,P42,水產養殖面積5!D42)=0,&quot;-&quot;,SUM(H42,L42,P42,水產養殖面積5!D42))" table:style-name="ce5">
            <text:p>85.05<text:s/></text:p>
          </table:table-cell>
          <table:table-cell office:value-type="string" office:string-value="-" table:formula="msoxl:=IF(SUM(I42,M42,Q42,水產養殖面積5!E42)=0,&quot;-&quot;,SUM(I42,M42,Q42,水產養殖面積5!E42))" table:style-name="ce5">
            <text:p>-</text:p>
          </table:table-cell>
          <table:covered-table-cell/>
          <table:table-cell office:value-type="string" office:string-value="-" table:formula="msoxl:=  IF(SUM(H42:I42)=0,&quot;-&quot;,SUM(H42:I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85.050000000000011" table:formula="msoxl:=  IF(SUM(L42:M42)=0,&quot;-&quot;,SUM(L42:M42))" table:style-name="ce5">
            <text:p>85.05<text:s/></text:p>
          </table:table-cell>
          <table:table-cell office:value-type="float" office:value="85.050000000000011" table:style-name="ce5">
            <text:p>85.05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2:Q42)=0,&quot;-&quot;,SUM(P42:Q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74.22" table:formula="msoxl:=  IF(SUM(D43:E43)=0,&quot;-&quot;,SUM(D43:E43))" table:style-name="ce5">
            <text:p>74.22<text:s/></text:p>
          </table:table-cell>
          <table:table-cell office:value-type="float" office:value="57.129999999999995" table:formula="msoxl:=IF(SUM(H43,L43,P43,水產養殖面積5!D43)=0,&quot;-&quot;,SUM(H43,L43,P43,水產養殖面積5!D43))" table:style-name="ce5">
            <text:p>57.13<text:s/></text:p>
          </table:table-cell>
          <table:table-cell office:value-type="float" office:value="17.09" table:formula="msoxl:=IF(SUM(I43,M43,Q43,水產養殖面積5!E43)=0,&quot;-&quot;,SUM(I43,M43,Q43,水產養殖面積5!E43))" table:style-name="ce5">
            <text:p>17.09<text:s/></text:p>
          </table:table-cell>
          <table:covered-table-cell/>
          <table:table-cell office:value-type="float" office:value="69.179999999999993" table:formula="msoxl:=  IF(SUM(H43:I43)=0,&quot;-&quot;,SUM(H43:I43))" table:style-name="ce5">
            <text:p>69.18<text:s/></text:p>
          </table:table-cell>
          <table:table-cell office:value-type="float" office:value="55.26" table:style-name="ce5">
            <text:p>55.26<text:s/></text:p>
          </table:table-cell>
          <table:table-cell office:value-type="float" office:value="13.92" table:style-name="ce5">
            <text:p>13.92<text:s/></text:p>
          </table:table-cell>
          <table:covered-table-cell/>
          <table:table-cell office:value-type="float" office:value="5.04" table:formula="msoxl:=  IF(SUM(L43:M43)=0,&quot;-&quot;,SUM(L43:M43))" table:style-name="ce5">
            <text:p>5.04<text:s/></text:p>
          </table:table-cell>
          <table:table-cell office:value-type="float" office:value="1.87" table:style-name="ce5">
            <text:p>1.87<text:s/></text:p>
          </table:table-cell>
          <table:table-cell office:value-type="float" office:value="3.17" table:style-name="ce5">
            <text:p>3.17<text:s/></text:p>
          </table:table-cell>
          <table:covered-table-cell/>
          <table:table-cell office:value-type="string" office:string-value="-" table:formula="msoxl:=  IF(SUM(P43:Q43)=0,&quot;-&quot;,SUM(P43:Q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729.05" table:formula="msoxl:=  IF(SUM(D44:E44)=0,&quot;-&quot;,SUM(D44:E44))" table:style-name="ce5">
            <text:p>729.05<text:s/></text:p>
          </table:table-cell>
          <table:table-cell office:value-type="float" office:value="516.63" table:formula="msoxl:=IF(SUM(H44,L44,P44,水產養殖面積5!D44)=0,&quot;-&quot;,SUM(H44,L44,P44,水產養殖面積5!D44))" table:style-name="ce5">
            <text:p>516.63<text:s/></text:p>
          </table:table-cell>
          <table:table-cell office:value-type="float" office:value="212.42" table:formula="msoxl:=IF(SUM(I44,M44,Q44,水產養殖面積5!E44)=0,&quot;-&quot;,SUM(I44,M44,Q44,水產養殖面積5!E44))" table:style-name="ce5">
            <text:p>212.42<text:s/></text:p>
          </table:table-cell>
          <table:covered-table-cell/>
          <table:table-cell office:value-type="float" office:value="729.05" table:formula="msoxl:=  IF(SUM(H44:I44)=0,&quot;-&quot;,SUM(H44:I44))" table:style-name="ce5">
            <text:p>729.05<text:s/></text:p>
          </table:table-cell>
          <table:table-cell office:value-type="float" office:value="516.63" table:style-name="ce5">
            <text:p>516.63<text:s/></text:p>
          </table:table-cell>
          <table:table-cell office:value-type="float" office:value="212.42" table:style-name="ce5">
            <text:p>212.42<text:s/></text:p>
          </table:table-cell>
          <table:covered-table-cell/>
          <table:table-cell office:value-type="string" office:string-value="-" table:formula="msoxl:=  IF(SUM(L44:M44)=0,&quot;-&quot;,SUM(L44:M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4:Q44)=0,&quot;-&quot;,SUM(P44:Q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2187.86" table:formula="msoxl:=  IF(SUM(D45:E45)=0,&quot;-&quot;,SUM(D45:E45))" table:style-name="ce5">
            <text:p>2,187.86<text:s/></text:p>
          </table:table-cell>
          <table:table-cell office:value-type="float" office:value="784.22" table:formula="msoxl:=IF(SUM(H45,L45,P45,水產養殖面積5!D45)=0,&quot;-&quot;,SUM(H45,L45,P45,水產養殖面積5!D45))" table:style-name="ce5">
            <text:p>784.22<text:s/></text:p>
          </table:table-cell>
          <table:table-cell office:value-type="float" office:value="1403.64" table:formula="msoxl:=IF(SUM(I45,M45,Q45,水產養殖面積5!E45)=0,&quot;-&quot;,SUM(I45,M45,Q45,水產養殖面積5!E45))" table:style-name="ce5">
            <text:p>1,403.64<text:s/></text:p>
          </table:table-cell>
          <table:covered-table-cell/>
          <table:table-cell office:value-type="float" office:value="2187.86" table:formula="msoxl:=  IF(SUM(H45:I45)=0,&quot;-&quot;,SUM(H45:I45))" table:style-name="ce5">
            <text:p>2,187.86<text:s/></text:p>
          </table:table-cell>
          <table:table-cell office:value-type="float" office:value="784.22" table:formula="msoxl:=  IF(SUM(H46:H48)=0,&quot;-&quot;,SUM(H46:H48))" table:style-name="ce5">
            <text:p>784.22<text:s/></text:p>
          </table:table-cell>
          <table:table-cell office:value-type="float" office:value="1403.64" table:formula="msoxl:=  IF(SUM(I46:I48)=0,&quot;-&quot;,SUM(I46:I48))" table:style-name="ce5">
            <text:p>1,403.64<text:s/></text:p>
          </table:table-cell>
          <table:covered-table-cell/>
          <table:table-cell office:value-type="string" office:string-value="-" table:formula="msoxl:=  IF(SUM(L45:M45)=0,&quot;-&quot;,SUM(L45:M45))" table:style-name="ce5">
            <text:p>-</text:p>
          </table:table-cell>
          <table:table-cell office:value-type="string" office:string-value="-" table:formula="msoxl:=  IF(SUM(L46:L48)=0,&quot;-&quot;,SUM(L46:L48))" table:style-name="ce5">
            <text:p>-</text:p>
          </table:table-cell>
          <table:table-cell office:value-type="string" office:string-value="-" table:formula="msoxl:=  IF(SUM(M46:M48)=0,&quot;-&quot;,SUM(M46:M48))" table:style-name="ce5">
            <text:p>-</text:p>
          </table:table-cell>
          <table:covered-table-cell/>
          <table:table-cell office:value-type="string" office:string-value="-" table:formula="msoxl:=  IF(SUM(P45:Q45)=0,&quot;-&quot;,SUM(P45:Q45))" table:style-name="ce5">
            <text:p>-</text:p>
          </table:table-cell>
          <table:table-cell office:value-type="string" office:string-value="-" table:formula="msoxl:=  IF(SUM(P46:P48)=0,&quot;-&quot;,SUM(P46:P48))" table:style-name="ce5">
            <text:p>-</text:p>
          </table:table-cell>
          <table:table-cell office:value-type="string" office:string-value="-" table:formula="msoxl:=  IF(SUM(Q46:Q48)=0,&quot;-&quot;,SUM(Q46:Q48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office:string-value="-" table:formula="msoxl:=IF(SUM(H46,L46,P46,水產養殖面積5!D46)=0,&quot;-&quot;,SUM(H46,L46,P46,水產養殖面積5!D46))" table:style-name="ce5">
            <text:p>-</text:p>
          </table:table-cell>
          <table:table-cell office:value-type="string" office:string-value="-" table:formula="msoxl:=IF(SUM(I46,M46,Q46,水產養殖面積5!E46)=0,&quot;-&quot;,SUM(I46,M46,Q46,水產養殖面積5!E46))" table:style-name="ce5">
            <text:p>-</text:p>
          </table:table-cell>
          <table:covered-table-cell/>
          <table:table-cell office:value-type="string" office:string-value="-" table:formula="msoxl:=  IF(SUM(H46:I46)=0,&quot;-&quot;,SUM(H46:I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6:M46)=0,&quot;-&quot;,SUM(L46:M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6:Q46)=0,&quot;-&quot;,SUM(P46:Q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2187.86" table:formula="msoxl:=  IF(SUM(D47:E47)=0,&quot;-&quot;,SUM(D47:E47))" table:style-name="ce5">
            <text:p>2,187.86<text:s/></text:p>
          </table:table-cell>
          <table:table-cell office:value-type="float" office:value="784.22" table:formula="msoxl:=IF(SUM(H47,L47,P47,水產養殖面積5!D47)=0,&quot;-&quot;,SUM(H47,L47,P47,水產養殖面積5!D47))" table:style-name="ce5">
            <text:p>784.22<text:s/></text:p>
          </table:table-cell>
          <table:table-cell office:value-type="float" office:value="1403.64" table:formula="msoxl:=IF(SUM(I47,M47,Q47,水產養殖面積5!E47)=0,&quot;-&quot;,SUM(I47,M47,Q47,水產養殖面積5!E47))" table:style-name="ce5">
            <text:p>1,403.64<text:s/></text:p>
          </table:table-cell>
          <table:covered-table-cell/>
          <table:table-cell office:value-type="float" office:value="2187.86" table:formula="msoxl:=  IF(SUM(H47:I47)=0,&quot;-&quot;,SUM(H47:I47))" table:style-name="ce5">
            <text:p>2,187.86<text:s/></text:p>
          </table:table-cell>
          <table:table-cell office:value-type="float" office:value="784.22" table:style-name="ce5">
            <text:p>784.22<text:s/></text:p>
          </table:table-cell>
          <table:table-cell office:value-type="float" office:value="1403.64" table:style-name="ce5">
            <text:p>1,403.64<text:s/></text:p>
          </table:table-cell>
          <table:covered-table-cell/>
          <table:table-cell office:value-type="string" office:string-value="-" table:formula="msoxl:=  IF(SUM(L47:M47)=0,&quot;-&quot;,SUM(L47:M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7:Q47)=0,&quot;-&quot;,SUM(P47:Q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office:string-value="-" table:formula="msoxl:=IF(SUM(H48,L48,P48,水產養殖面積5!D48)=0,&quot;-&quot;,SUM(H48,L48,P48,水產養殖面積5!D48))" table:style-name="ce5">
            <text:p>-</text:p>
          </table:table-cell>
          <table:table-cell office:value-type="string" office:string-value="-" table:formula="msoxl:=IF(SUM(I48,M48,Q48,水產養殖面積5!E48)=0,&quot;-&quot;,SUM(I48,M48,Q48,水產養殖面積5!E48))" table:style-name="ce5">
            <text:p>-</text:p>
          </table:table-cell>
          <table:covered-table-cell/>
          <table:table-cell office:value-type="string" office:string-value="-" table:formula="msoxl:=  IF(SUM(H48:I48)=0,&quot;-&quot;,SUM(H48:I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8:M48)=0,&quot;-&quot;,SUM(L48:M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8:Q48)=0,&quot;-&quot;,SUM(P48:Q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472.54999999999995" table:formula="msoxl:=  IF(SUM(D49:E49)=0,&quot;-&quot;,SUM(D49:E49))" table:style-name="ce5">
            <text:p>472.55<text:s/></text:p>
          </table:table-cell>
          <table:table-cell office:value-type="float" office:value="101.66" table:formula="msoxl:=IF(SUM(H49,L49,P49,水產養殖面積5!D49)=0,&quot;-&quot;,SUM(H49,L49,P49,水產養殖面積5!D49))" table:style-name="ce5">
            <text:p>101.66<text:s/></text:p>
          </table:table-cell>
          <table:table-cell office:value-type="float" office:value="370.89" table:formula="msoxl:=IF(SUM(I49,M49,Q49,水產養殖面積5!E49)=0,&quot;-&quot;,SUM(I49,M49,Q49,水產養殖面積5!E49))" table:style-name="ce5">
            <text:p>370.89<text:s/></text:p>
          </table:table-cell>
          <table:covered-table-cell/>
          <table:table-cell office:value-type="float" office:value="195.94" table:formula="msoxl:=  IF(SUM(H49:I49)=0,&quot;-&quot;,SUM(H49:I49))" table:style-name="ce5">
            <text:p>195.94<text:s/></text:p>
          </table:table-cell>
          <table:table-cell office:value-type="float" office:value="77.31" table:formula="msoxl:=  IF(SUM(H50:H51)=0,&quot;-&quot;,SUM(H50:H51))" table:style-name="ce5">
            <text:p>77.31<text:s/></text:p>
          </table:table-cell>
          <table:table-cell office:value-type="float" office:value="118.63" table:formula="msoxl:=  IF(SUM(I50:I51)=0,&quot;-&quot;,SUM(I50:I51))" table:style-name="ce5">
            <text:p>118.63<text:s/></text:p>
          </table:table-cell>
          <table:covered-table-cell/>
          <table:table-cell office:value-type="float" office:value="276.61" table:formula="msoxl:=  IF(SUM(L49:M49)=0,&quot;-&quot;,SUM(L49:M49))" table:style-name="ce5">
            <text:p>276.61<text:s/></text:p>
          </table:table-cell>
          <table:table-cell office:value-type="float" office:value="24.349999999999998" table:formula="msoxl:=  IF(SUM(L50:L51)=0,&quot;-&quot;,SUM(L50:L51))" table:style-name="ce5">
            <text:p>24.35<text:s/></text:p>
          </table:table-cell>
          <table:table-cell office:value-type="float" office:value="252.26" table:formula="msoxl:=  IF(SUM(M50:M51)=0,&quot;-&quot;,SUM(M50:M51))" table:style-name="ce5">
            <text:p>252.26<text:s/></text:p>
          </table:table-cell>
          <table:covered-table-cell/>
          <table:table-cell office:value-type="string" office:string-value="-" table:formula="msoxl:=  IF(SUM(P49:Q49)=0,&quot;-&quot;,SUM(P49:Q49))" table:style-name="ce5">
            <text:p>-</text:p>
          </table:table-cell>
          <table:table-cell office:value-type="string" office:string-value="-" table:formula="msoxl:=  IF(SUM(P50:P51)=0,&quot;-&quot;,SUM(P50:P51))" table:style-name="ce5">
            <text:p>-</text:p>
          </table:table-cell>
          <table:table-cell office:value-type="string" office:string-value="-" table:formula="msoxl:=  IF(SUM(Q50:Q51)=0,&quot;-&quot;,SUM(Q50:Q51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429.69" table:formula="msoxl:=  IF(SUM(D50:E50)=0,&quot;-&quot;,SUM(D50:E50))" table:style-name="ce5">
            <text:p>429.69<text:s/></text:p>
          </table:table-cell>
          <table:table-cell office:value-type="float" office:value="95.62" table:formula="msoxl:=IF(SUM(H50,L50,P50,水產養殖面積5!D50)=0,&quot;-&quot;,SUM(H50,L50,P50,水產養殖面積5!D50))" table:style-name="ce5">
            <text:p>95.62<text:s/></text:p>
          </table:table-cell>
          <table:table-cell office:value-type="float" office:value="334.07" table:formula="msoxl:=IF(SUM(I50,M50,Q50,水產養殖面積5!E50)=0,&quot;-&quot;,SUM(I50,M50,Q50,水產養殖面積5!E50))" table:style-name="ce5">
            <text:p>334.07<text:s/></text:p>
          </table:table-cell>
          <table:covered-table-cell/>
          <table:table-cell office:value-type="float" office:value="195.94" table:formula="msoxl:=  IF(SUM(H50:I50)=0,&quot;-&quot;,SUM(H50:I50))" table:style-name="ce5">
            <text:p>195.94<text:s/></text:p>
          </table:table-cell>
          <table:table-cell office:value-type="float" office:value="77.31" table:style-name="ce5">
            <text:p>77.31<text:s/></text:p>
          </table:table-cell>
          <table:table-cell office:value-type="float" office:value="118.63" table:style-name="ce5">
            <text:p>118.63<text:s/></text:p>
          </table:table-cell>
          <table:covered-table-cell/>
          <table:table-cell office:value-type="float" office:value="233.75" table:formula="msoxl:=  IF(SUM(L50:M50)=0,&quot;-&quot;,SUM(L50:M50))" table:style-name="ce5">
            <text:p>233.75<text:s/></text:p>
          </table:table-cell>
          <table:table-cell office:value-type="float" office:value="18.309999999999999" table:style-name="ce5">
            <text:p>18.31<text:s/></text:p>
          </table:table-cell>
          <table:table-cell office:value-type="float" office:value="215.44" table:style-name="ce5">
            <text:p>215.44<text:s/></text:p>
          </table:table-cell>
          <table:covered-table-cell/>
          <table:table-cell office:value-type="string" office:string-value="-" table:formula="msoxl:=  IF(SUM(P50:Q50)=0,&quot;-&quot;,SUM(P50:Q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42.86" table:formula="msoxl:=  IF(SUM(D51:E51)=0,&quot;-&quot;,SUM(D51:E51))" table:style-name="ce5">
            <text:p>42.86<text:s/></text:p>
          </table:table-cell>
          <table:table-cell office:value-type="float" office:value="6.04" table:formula="msoxl:=IF(SUM(H51,L51,P51,水產養殖面積5!D51)=0,&quot;-&quot;,SUM(H51,L51,P51,水產養殖面積5!D51))" table:style-name="ce5">
            <text:p>6.04<text:s/></text:p>
          </table:table-cell>
          <table:table-cell office:value-type="float" office:value="36.82" table:formula="msoxl:=IF(SUM(I51,M51,Q51,水產養殖面積5!E51)=0,&quot;-&quot;,SUM(I51,M51,Q51,水產養殖面積5!E51))" table:style-name="ce5">
            <text:p>36.82<text:s/></text:p>
          </table:table-cell>
          <table:covered-table-cell/>
          <table:table-cell office:value-type="string" office:string-value="-" table:formula="msoxl:=  IF(SUM(H51:I51)=0,&quot;-&quot;,SUM(H51:I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42.86" table:formula="msoxl:=  IF(SUM(L51:M51)=0,&quot;-&quot;,SUM(L51:M51))" table:style-name="ce5">
            <text:p>42.86<text:s/></text:p>
          </table:table-cell>
          <table:table-cell office:value-type="float" office:value="6.04" table:style-name="ce5">
            <text:p>6.04<text:s/></text:p>
          </table:table-cell>
          <table:table-cell office:value-type="float" office:value="36.82" table:style-name="ce5">
            <text:p>36.82<text:s/></text:p>
          </table:table-cell>
          <table:covered-table-cell/>
          <table:table-cell office:value-type="string" office:string-value="-" table:formula="msoxl:=  IF(SUM(P51:Q51)=0,&quot;-&quot;,SUM(P51:Q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2">
            <text:p>註 本表只揭露主要魚種，各魚種養殖面積之合計，將不等於總養殖面積。</text:p>
          </table:table-cell>
          <table:table-cell table:number-columns-repeated="3" table:style-name="ce2"/>
          <table:table-cell table:number-columns-repeated="2" table:style-name="ce8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style-name="ce67"/>
          <table:table-cell table:number-columns-repeated="7" table:style-name="ce68"/>
          <table:table-cell table:style-name="ce38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6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5" table:style-name="ta2">
        <table:table-column table:style-name="co1" table:default-cell-style-name="ce2"/>
        <table:table-column table:style-name="co2" table:default-cell-style-name="ce1"/>
        <table:table-column table:style-name="co3" table:number-columns-repeated="6" table:default-cell-style-name="ce2"/>
        <table:table-column table:style-name="co3" table:number-columns-repeated="3" table:default-cell-style-name="ce2" table:visibility="collapse"/>
        <table:table-column table:style-name="co3" table:default-cell-style-name="ce2"/>
        <table:table-column table:style-name="co3" table:number-columns-repeated="3" table:default-cell-style-name="ce2" table:visibility="collapse"/>
        <table:table-column table:style-name="co3" table:number-columns-repeated="9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6" table:default-cell-style-name="ce2"/>
        <table:table-column table:style-name="co4" table:number-columns-repeated="16341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15" table:style-name="ce63"/>
          <table:table-cell office:value-type="string" table:style-name="ce61">
            <text:p><text:s/>9．AQUACULTURE AREA BY SPECIES(Continued)</text:p>
          </table:table-cell>
          <table:table-cell table:number-columns-repeated="25" table:style-name="ce63"/>
          <table:table-cell table:number-columns-repeated="16341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style-name="ce17"/>
          <table:table-cell table:number-columns-repeated="11"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number-columns-repeated="16365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3" table:number-rows-spanned="1" table:style-name="ce87">
            <text:p>箱網養殖：立方公尺</text:p>
          </table:table-cell>
          <table:covered-table-cell table:number-columns-repeated="2"/>
          <table:table-cell table:number-columns-repeated="8"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8"/>
          <table:table-cell table:number-columns-repeated="16364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office:value-type="string" table:number-columns-spanned="4" table:number-rows-spanned="1" table:style-name="ce103">
            <text:p>內陸養殖</text:p>
          </table:table-cell>
          <table:covered-table-cell table:number-columns-repeated="3"/>
          <table:table-cell table:style-name="ce19"/>
          <table:table-cell office:value-type="string" table:style-name="ce20">
            <text:p>箱網養殖</text:p>
          </table:table-cell>
          <table:table-cell table:number-columns-repeated="7" table:style-name="ce21"/>
          <table:table-cell table:style-name="ce19"/>
          <table:table-cell table:number-columns-repeated="7" table:style-name="ce22"/>
          <table:table-cell table:style-name="ce23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Inland Water Culture</text:p>
          </table:table-cell>
          <table:covered-table-cell table:number-columns-repeated="3"/>
          <table:table-cell table:style-name="ce24"/>
          <table:table-cell office:value-type="string" table:style-name="ce25">
            <text:p>Cage Culture</text:p>
          </table:table-cell>
          <table:table-cell table:number-columns-repeated="7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3">
            <text:p>其他內陸養殖</text:p>
          </table:table-cell>
          <table:covered-table-cell table:number-columns-repeated="3"/>
          <table:table-cell table:style-name="ce30"/>
          <table:table-cell office:value-type="string" table:style-name="ce35">
            <text:p>箱網養殖</text:p>
          </table:table-cell>
          <table:table-cell table:number-columns-repeated="3" table:style-name="ce36"/>
          <table:table-cell office:value-type="string" table:style-name="ce35">
            <text:p>箱網養殖</text:p>
          </table:table-cell>
          <table:table-cell table:number-columns-repeated="3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Other Inland Culture</text:p>
          </table:table-cell>
          <table:covered-table-cell table:number-columns-repeated="3"/>
          <table:table-cell table:style-name="ce31"/>
          <table:table-cell office:value-type="string" table:style-name="ce37">
            <text:p>Cage Culture</text:p>
          </table:table-cell>
          <table:table-cell table:number-columns-repeated="3" table:style-name="ce36"/>
          <table:table-cell office:value-type="string" table:style-name="ce37">
            <text:p>Cage Culture</text:p>
          </table:table-cell>
          <table:table-cell table:number-columns-repeated="3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29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合計</text:p>
          </table:table-cell>
          <table:table-cell office:value-type="string" table:style-name="ce32">
            <text:p>海面養殖</text:p>
          </table:table-cell>
          <table:table-cell office:value-type="string" table:style-name="ce43">
            <text:p>單養</text:p>
          </table:table-cell>
          <table:table-cell office:value-type="string" table:style-name="ce44">
            <text:p><text:s/>混養</text:p>
          </table:table-cell>
          <table:table-cell office:value-type="string" table:style-name="ce44">
            <text:p>休養</text:p>
          </table:table-cell>
          <table:table-cell office:value-type="string" table:style-name="ce32">
            <text:p>內陸養殖</text:p>
          </table:table-cell>
          <table:table-cell office:value-type="string" table:style-name="ce43">
            <text:p>單養</text:p>
          </table:table-cell>
          <table:table-cell office:value-type="string" table:style-name="ce44">
            <text:p><text:s/>混養</text:p>
          </table:table-cell>
          <table:table-cell office:value-type="string" table:style-name="ce44">
            <text:p>休養</text:p>
          </table:table-cell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1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Total</text:p>
          </table:table-cell>
          <table:table-cell office:value-type="string" table:style-name="ce50">
            <text:p>Marine</text:p>
          </table:table-cell>
          <table:table-cell table:style-name="ce51"/>
          <table:table-cell table:number-columns-repeated="2" table:style-name="ce55"/>
          <table:table-cell office:value-type="string" table:style-name="ce50">
            <text:p>Inland</text:p>
          </table:table-cell>
          <table:table-cell table:style-name="ce51"/>
          <table:table-cell table:number-columns-repeated="2" table:style-name="ce55"/>
          <table:table-cell table:style-name="ce56"/>
          <table:table-cell table:number-columns-repeated="7" table:style-name="ce57"/>
          <table:table-cell table:style-name="ce58"/>
          <table:table-cell table:number-columns-repeated="16360" table:style-name="ce54"/>
        </table:table-row>
        <table:table-row table:style-name="ro3">
          <table:table-cell office:value-type="string" table:number-columns-spanned="1" table:number-rows-spanned="14" table:style-name="ce100">
            <text:p>桃園市</text:p>
          </table:table-cell>
          <table:table-cell office:value-type="string" table:style-name="ce4">
            <text:p>總計</text:p>
          </table:table-cell>
          <table:table-cell office:value-type="float" office:value="174.50000000000003" table:formula="msoxl:=  IF(SUM(D10:F10)=0,&quot;-&quot;,SUM(D10:F10))" table:style-name="ce5">
            <text:p>174.50<text:s/></text:p>
          </table:table-cell>
          <table:table-cell office:value-type="float" office:value="5.3" table:style-name="ce5">
            <text:p>5.30<text:s/></text:p>
          </table:table-cell>
          <table:table-cell office:value-type="float" office:value="151.30000000000001" table:style-name="ce5">
            <text:p>151.30<text:s/></text:p>
          </table:table-cell>
          <table:table-cell office:value-type="float" office:value="17.899999999999999" table:style-name="ce48">
            <text:p>17.90<text:s/></text:p>
          </table:table-cell>
          <table:table-cell office:value-type="string" office:string-value="-" table:formula="msoxl:=  IF(SUM(H10,L10)=0,&quot;-&quot;,SUM(H10,L10))" table:style-name="ce5">
            <text:p>-</text:p>
          </table:table-cell>
          <table:table-cell office:value-type="string" office:string-value="-" table:formula="msoxl:=  IF(SUM(I10:K10)=0,&quot;-&quot;,SUM(I10:K1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0:O10)=0,&quot;-&quot;,SUM(M10:O1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47.30000000000001" table:formula="msoxl:=  IF(SUM(D11:E11)=0,&quot;-&quot;,SUM(D11:E11))" table:style-name="ce5">
            <text:p>147.30<text:s/></text:p>
          </table:table-cell>
          <table:table-cell office:value-type="float" office:value="0.3" table:formula="msoxl:=  IF(SUM(D12:D16)=0,&quot;-&quot;,SUM(D12:D16))" table:style-name="ce5">
            <text:p>0.30<text:s/></text:p>
          </table:table-cell>
          <table:table-cell office:value-type="float" office:value="147" table:formula="msoxl:=  IF(SUM(E12:E16)=0,&quot;-&quot;,SUM(E12:E16))" table:style-name="ce5">
            <text:p>147.00<text:s/></text:p>
          </table:table-cell>
          <table:table-cell table:number-columns-spanned="1" table:number-rows-spanned="13" table:style-name="ce104"/>
          <table:table-cell office:value-type="string" office:string-value="-" table:formula="msoxl:=  IF(SUM(H11,L11)=0,&quot;-&quot;,SUM(H11,L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12:L16)=0,&quot;-&quot;,SUM(L12:L1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12:E12)=0,&quot;-&quot;,SUM(D12:E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2,L12)=0,&quot;-&quot;,SUM(H12,L12))" table:style-name="ce5">
            <text:p>-</text:p>
          </table:table-cell>
          <table:table-cell office:value-type="string" office:string-value="-" table:formula="msoxl:=  IF(SUM(I12:J12)=0,&quot;-&quot;,SUM(I12:J1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2:N12)=0,&quot;-&quot;,SUM(M12:N1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14.3" table:formula="msoxl:=  IF(SUM(D13:E13)=0,&quot;-&quot;,SUM(D13:E13))" table:style-name="ce5">
            <text:p>114.30<text:s/></text:p>
          </table:table-cell>
          <table:table-cell office:value-type="float" office:value="0.3" table:style-name="ce5">
            <text:p>0.30<text:s/></text:p>
          </table:table-cell>
          <table:table-cell office:value-type="float" office:value="114" table:style-name="ce5">
            <text:p>114.00<text:s/></text:p>
          </table:table-cell>
          <table:covered-table-cell/>
          <table:table-cell office:value-type="string" office:string-value="-" table:formula="msoxl:=  IF(SUM(H13,L13)=0,&quot;-&quot;,SUM(H13,L13))" table:style-name="ce5">
            <text:p>-</text:p>
          </table:table-cell>
          <table:table-cell office:value-type="string" office:string-value="-" table:formula="msoxl:=  IF(SUM(I13:J13)=0,&quot;-&quot;,SUM(I13:J1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3:N13)=0,&quot;-&quot;,SUM(M13:N1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14:E14)=0,&quot;-&quot;,SUM(D14:E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4,L14)=0,&quot;-&quot;,SUM(H14,L14))" table:style-name="ce5">
            <text:p>-</text:p>
          </table:table-cell>
          <table:table-cell office:value-type="string" office:string-value="-" table:formula="msoxl:=  IF(SUM(I14:J14)=0,&quot;-&quot;,SUM(I14:J1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4:N14)=0,&quot;-&quot;,SUM(M14:N1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33" table:formula="msoxl:=  IF(SUM(D15:E15)=0,&quot;-&quot;,SUM(D15:E15))" table:style-name="ce5">
            <text:p>33.00<text:s/></text:p>
          </table:table-cell>
          <table:table-cell office:value-type="string" table:style-name="ce5">
            <text:p>-</text:p>
          </table:table-cell>
          <table:table-cell office:value-type="float" office:value="33" table:style-name="ce5">
            <text:p>33.00<text:s/></text:p>
          </table:table-cell>
          <table:covered-table-cell/>
          <table:table-cell office:value-type="string" office:string-value="-" table:formula="msoxl:=  IF(SUM(H15,L15)=0,&quot;-&quot;,SUM(H15,L15))" table:style-name="ce5">
            <text:p>-</text:p>
          </table:table-cell>
          <table:table-cell office:value-type="string" office:string-value="-" table:formula="msoxl:=  IF(SUM(I15:J15)=0,&quot;-&quot;,SUM(I15:J15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5:N15)=0,&quot;-&quot;,SUM(M15:N15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16:E16)=0,&quot;-&quot;,SUM(D16:E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6,L16)=0,&quot;-&quot;,SUM(H16,L16))" table:style-name="ce5">
            <text:p>-</text:p>
          </table:table-cell>
          <table:table-cell office:value-type="string" office:string-value="-" table:formula="msoxl:=  IF(SUM(I16:J16)=0,&quot;-&quot;,SUM(I16:J1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6:N16)=0,&quot;-&quot;,SUM(M16:N1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3.5" table:formula="msoxl:=  IF(SUM(D17:E17)=0,&quot;-&quot;,SUM(D17:E17))" table:style-name="ce5">
            <text:p>3.50<text:s/></text:p>
          </table:table-cell>
          <table:table-cell office:value-type="float" office:value="3.5" table:formula="msoxl:=  IF(SUM(D18:D20)=0,&quot;-&quot;,SUM(D18:D20))" table:style-name="ce5">
            <text:p>3.50<text:s/></text:p>
          </table:table-cell>
          <table:table-cell office:value-type="string" office:string-value="-" table:formula="msoxl:=  IF(SUM(E18:E20)=0,&quot;-&quot;,SUM(E18:E20))" table:style-name="ce5">
            <text:p>-</text:p>
          </table:table-cell>
          <table:covered-table-cell/>
          <table:table-cell office:value-type="string" office:string-value="-" table:formula="msoxl:=  IF(SUM(H17,L17)=0,&quot;-&quot;,SUM(H17,L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18:L20)=0,&quot;-&quot;,SUM(L18:L2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8,L18)=0,&quot;-&quot;,SUM(H18,L18))" table:style-name="ce5">
            <text:p>-</text:p>
          </table:table-cell>
          <table:table-cell office:value-type="string" office:string-value="-" table:formula="msoxl:=  IF(SUM(I18:J18)=0,&quot;-&quot;,SUM(I18:J1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8:N18)=0,&quot;-&quot;,SUM(M18:N1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9,L19)=0,&quot;-&quot;,SUM(H19,L19))" table:style-name="ce5">
            <text:p>-</text:p>
          </table:table-cell>
          <table:table-cell office:value-type="string" office:string-value="-" table:formula="msoxl:=  IF(SUM(I19:J19)=0,&quot;-&quot;,SUM(I19:J19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9:N19)=0,&quot;-&quot;,SUM(M19:N19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3.5" table:formula="msoxl:=  IF(SUM(D20:E20)=0,&quot;-&quot;,SUM(D20:E20))" table:style-name="ce5">
            <text:p>3.50<text:s/></text:p>
          </table:table-cell>
          <table:table-cell office:value-type="float" office:value="3.5" table:style-name="ce5">
            <text:p>3.5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0,L20)=0,&quot;-&quot;,SUM(H20,L20))" table:style-name="ce5">
            <text:p>-</text:p>
          </table:table-cell>
          <table:table-cell office:value-type="string" office:string-value="-" table:formula="msoxl:=  IF(SUM(I20:J20)=0,&quot;-&quot;,SUM(I20:J2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0:N20)=0,&quot;-&quot;,SUM(M20:N2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21:E21)=0,&quot;-&quot;,SUM(D21:E21))" table:style-name="ce5">
            <text:p>-</text:p>
          </table:table-cell>
          <table:table-cell office:value-type="string" office:string-value="-" table:formula="msoxl:=  IF(SUM(D22:D23)=0,&quot;-&quot;,SUM(D22:D23))" table:style-name="ce5">
            <text:p>-</text:p>
          </table:table-cell>
          <table:table-cell office:value-type="string" office:string-value="-" table:formula="msoxl:=  IF(SUM(E22:E23)=0,&quot;-&quot;,SUM(E22:E23))" table:style-name="ce5">
            <text:p>-</text:p>
          </table:table-cell>
          <table:covered-table-cell/>
          <table:table-cell office:value-type="string" office:string-value="-" table:formula="msoxl:=  IF(SUM(H21,L21)=0,&quot;-&quot;,SUM(H21,L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22:L23)=0,&quot;-&quot;,SUM(L22:L2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22:E22)=0,&quot;-&quot;,SUM(D22:E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2,L22)=0,&quot;-&quot;,SUM(H22,L22))" table:style-name="ce5">
            <text:p>-</text:p>
          </table:table-cell>
          <table:table-cell office:value-type="string" office:string-value="-" table:formula="msoxl:=  IF(SUM(I22:J22)=0,&quot;-&quot;,SUM(I22:J2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2:N22)=0,&quot;-&quot;,SUM(M22:N2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3,L23)=0,&quot;-&quot;,SUM(H23,L23))" table:style-name="ce5">
            <text:p>-</text:p>
          </table:table-cell>
          <table:table-cell office:value-type="string" office:string-value="-" table:formula="msoxl:=  IF(SUM(I23:J23)=0,&quot;-&quot;,SUM(I23:J2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3:N23)=0,&quot;-&quot;,SUM(M23:N2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table-cell office:value-type="string" table:number-columns-spanned="1" table:number-rows-spanned="14" table:style-name="ce100">
            <text:p>臺中市</text:p>
          </table:table-cell>
          <table:table-cell office:value-type="string" table:style-name="ce4">
            <text:p>總計</text:p>
          </table:table-cell>
          <table:table-cell office:value-type="string" office:string-value="-" table:formula="msoxl:=  IF(SUM(D24:F24)=0,&quot;-&quot;,SUM(D24:F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24,L24)=0,&quot;-&quot;,SUM(H24,L24))" table:style-name="ce5">
            <text:p>-</text:p>
          </table:table-cell>
          <table:table-cell office:value-type="string" office:string-value="-" table:formula="msoxl:=  IF(SUM(I24:K24)=0,&quot;-&quot;,SUM(I24:K2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4:O24)=0,&quot;-&quot;,SUM(M24:O2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25:E25)=0,&quot;-&quot;,SUM(D25:E25))" table:style-name="ce5">
            <text:p>-</text:p>
          </table:table-cell>
          <table:table-cell office:value-type="string" office:string-value="-" table:formula="msoxl:=  IF(SUM(D26:D30)=0,&quot;-&quot;,SUM(D26:D30))" table:style-name="ce5">
            <text:p>-</text:p>
          </table:table-cell>
          <table:table-cell office:value-type="string" office:string-value="-" table:formula="msoxl:=  IF(SUM(E26:E30)=0,&quot;-&quot;,SUM(E26:E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25,L25)=0,&quot;-&quot;,SUM(H25,L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26:L30)=0,&quot;-&quot;,SUM(L26:L3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26:E26)=0,&quot;-&quot;,SUM(D26:E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6,L26)=0,&quot;-&quot;,SUM(H26,L26))" table:style-name="ce5">
            <text:p>-</text:p>
          </table:table-cell>
          <table:table-cell office:value-type="string" office:string-value="-" table:formula="msoxl:=  IF(SUM(I26:J26)=0,&quot;-&quot;,SUM(I26:J2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6:N26)=0,&quot;-&quot;,SUM(M26:N2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27:E27)=0,&quot;-&quot;,SUM(D27:E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7,L27)=0,&quot;-&quot;,SUM(H27,L27))" table:style-name="ce5">
            <text:p>-</text:p>
          </table:table-cell>
          <table:table-cell office:value-type="string" office:string-value="-" table:formula="msoxl:=  IF(SUM(I27:J27)=0,&quot;-&quot;,SUM(I27:J2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7:N27)=0,&quot;-&quot;,SUM(M27:N2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28:E28)=0,&quot;-&quot;,SUM(D28:E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8,L28)=0,&quot;-&quot;,SUM(H28,L28))" table:style-name="ce5">
            <text:p>-</text:p>
          </table:table-cell>
          <table:table-cell office:value-type="string" office:string-value="-" table:formula="msoxl:=  IF(SUM(I28:J28)=0,&quot;-&quot;,SUM(I28:J2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8:N28)=0,&quot;-&quot;,SUM(M28:N2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29:E29)=0,&quot;-&quot;,SUM(D29:E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9,L29)=0,&quot;-&quot;,SUM(H29,L29))" table:style-name="ce5">
            <text:p>-</text:p>
          </table:table-cell>
          <table:table-cell office:value-type="string" office:string-value="-" table:formula="msoxl:=  IF(SUM(I29:J29)=0,&quot;-&quot;,SUM(I29:J29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9:N29)=0,&quot;-&quot;,SUM(M29:N29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30:E30)=0,&quot;-&quot;,SUM(D30:E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0,L30)=0,&quot;-&quot;,SUM(H30,L30))" table:style-name="ce5">
            <text:p>-</text:p>
          </table:table-cell>
          <table:table-cell office:value-type="string" office:string-value="-" table:formula="msoxl:=  IF(SUM(I30:J30)=0,&quot;-&quot;,SUM(I30:J3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0:N30)=0,&quot;-&quot;,SUM(M30:N3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31:E31)=0,&quot;-&quot;,SUM(D31:E31))" table:style-name="ce5">
            <text:p>-</text:p>
          </table:table-cell>
          <table:table-cell office:value-type="string" office:string-value="-" table:formula="msoxl:=  IF(SUM(D32:D34)=0,&quot;-&quot;,SUM(D32:D34))" table:style-name="ce5">
            <text:p>-</text:p>
          </table:table-cell>
          <table:table-cell office:value-type="string" office:string-value="-" table:formula="msoxl:=  IF(SUM(E32:E34)=0,&quot;-&quot;,SUM(E32:E34))" table:style-name="ce5">
            <text:p>-</text:p>
          </table:table-cell>
          <table:covered-table-cell/>
          <table:table-cell office:value-type="string" office:string-value="-" table:formula="msoxl:=  IF(SUM(H31,L31)=0,&quot;-&quot;,SUM(H31,L31))" table:style-name="ce5">
            <text:p>-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32:L34)=0,&quot;-&quot;,SUM(L32:L3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2,L32)=0,&quot;-&quot;,SUM(H32,L32))" table:style-name="ce5">
            <text:p>-</text:p>
          </table:table-cell>
          <table:table-cell office:value-type="string" office:string-value="-" table:formula="msoxl:=  IF(SUM(I32:J32)=0,&quot;-&quot;,SUM(I32:J3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2:N32)=0,&quot;-&quot;,SUM(M32:N3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33:E33)=0,&quot;-&quot;,SUM(D33:E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3,L33)=0,&quot;-&quot;,SUM(H33,L33))" table:style-name="ce5">
            <text:p>-</text:p>
          </table:table-cell>
          <table:table-cell office:value-type="string" office:string-value="-" table:formula="msoxl:=  IF(SUM(I33:J33)=0,&quot;-&quot;,SUM(I33:J3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3:N33)=0,&quot;-&quot;,SUM(M33:N3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34:E34)=0,&quot;-&quot;,SUM(D34:E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4,L34)=0,&quot;-&quot;,SUM(H34,L34))" table:style-name="ce5">
            <text:p>-</text:p>
          </table:table-cell>
          <table:table-cell office:value-type="string" office:string-value="-" table:formula="msoxl:=  IF(SUM(I34:J34)=0,&quot;-&quot;,SUM(I34:J3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4:N34)=0,&quot;-&quot;,SUM(M34:N3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35:E35)=0,&quot;-&quot;,SUM(D35:E35))" table:style-name="ce5">
            <text:p>-</text:p>
          </table:table-cell>
          <table:table-cell office:value-type="string" office:string-value="-" table:formula="msoxl:=  IF(SUM(D36:D37)=0,&quot;-&quot;,SUM(D36:D37))" table:style-name="ce5">
            <text:p>-</text:p>
          </table:table-cell>
          <table:table-cell office:value-type="string" office:string-value="-" table:formula="msoxl:=  IF(SUM(E36:E37)=0,&quot;-&quot;,SUM(E36:E37))" table:style-name="ce5">
            <text:p>-</text:p>
          </table:table-cell>
          <table:covered-table-cell/>
          <table:table-cell office:value-type="string" office:string-value="-" table:formula="msoxl:=  IF(SUM(H35,L35)=0,&quot;-&quot;,SUM(H35,L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36:L37)=0,&quot;-&quot;,SUM(L36:L3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36:E36)=0,&quot;-&quot;,SUM(D36:E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6,L36)=0,&quot;-&quot;,SUM(H36,L36))" table:style-name="ce5">
            <text:p>-</text:p>
          </table:table-cell>
          <table:table-cell office:value-type="string" office:string-value="-" table:formula="msoxl:=  IF(SUM(I36:J36)=0,&quot;-&quot;,SUM(I36:J3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6:N36)=0,&quot;-&quot;,SUM(M36:N3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37:E37)=0,&quot;-&quot;,SUM(D37:E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7,L37)=0,&quot;-&quot;,SUM(H37,L37))" table:style-name="ce5">
            <text:p>-</text:p>
          </table:table-cell>
          <table:table-cell office:value-type="string" office:string-value="-" table:formula="msoxl:=  IF(SUM(I37:J37)=0,&quot;-&quot;,SUM(I37:J3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7:N37)=0,&quot;-&quot;,SUM(M37:N3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table-cell office:value-type="string" table:number-columns-spanned="1" table:number-rows-spanned="14" table:style-name="ce99">
            <text:p>臺南市</text:p>
          </table:table-cell>
          <table:table-cell office:value-type="string" table:style-name="ce4">
            <text:p>總計</text:p>
          </table:table-cell>
          <table:table-cell office:value-type="float" office:value="8.370000000000001" table:formula="msoxl:=  IF(SUM(D38:F38)=0,&quot;-&quot;,SUM(D38:F38))" table:style-name="ce5">
            <text:p>8.37<text:s/></text:p>
          </table:table-cell>
          <table:table-cell office:value-type="float" office:value="8.15" table:style-name="ce5">
            <text:p>8.15<text:s/></text:p>
          </table:table-cell>
          <table:table-cell office:value-type="float" office:value="0.22" table:style-name="ce5">
            <text:p>0.22<text:s/>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38,L38)=0,&quot;-&quot;,SUM(H38,L38))" table:style-name="ce5">
            <text:p>-</text:p>
          </table:table-cell>
          <table:table-cell office:value-type="string" office:string-value="-" table:formula="msoxl:=  IF(SUM(I38:K38)=0,&quot;-&quot;,SUM(I38:K3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8:O38)=0,&quot;-&quot;,SUM(M38:O3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39:E39)=0,&quot;-&quot;,SUM(D39:E39))" table:style-name="ce5">
            <text:p>-</text:p>
          </table:table-cell>
          <table:table-cell office:value-type="string" office:string-value="-" table:formula="msoxl:=  IF(SUM(D40:D44)=0,&quot;-&quot;,SUM(D40:D44))" table:style-name="ce5">
            <text:p>-</text:p>
          </table:table-cell>
          <table:table-cell office:value-type="string" office:string-value="-" table:formula="msoxl:=  IF(SUM(E40:E44)=0,&quot;-&quot;,SUM(E40:E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39,L39)=0,&quot;-&quot;,SUM(H39,L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40:L44)=0,&quot;-&quot;,SUM(L40:L4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0,L40)=0,&quot;-&quot;,SUM(H40,L40))" table:style-name="ce5">
            <text:p>-</text:p>
          </table:table-cell>
          <table:table-cell office:value-type="string" office:string-value="-" table:formula="msoxl:=  IF(SUM(I40:J40)=0,&quot;-&quot;,SUM(I40:J4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0:N40)=0,&quot;-&quot;,SUM(M40:N4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41:E41)=0,&quot;-&quot;,SUM(D41:E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1,L41)=0,&quot;-&quot;,SUM(H41,L41))" table:style-name="ce5">
            <text:p>-</text:p>
          </table:table-cell>
          <table:table-cell office:value-type="string" office:string-value="-" table:formula="msoxl:=  IF(SUM(I41:J41)=0,&quot;-&quot;,SUM(I41:J4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1:N41)=0,&quot;-&quot;,SUM(M41:N4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42:E42)=0,&quot;-&quot;,SUM(D42:E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2,L42)=0,&quot;-&quot;,SUM(H42,L42))" table:style-name="ce5">
            <text:p>-</text:p>
          </table:table-cell>
          <table:table-cell office:value-type="string" office:string-value="-" table:formula="msoxl:=  IF(SUM(I42:J42)=0,&quot;-&quot;,SUM(I42:J4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2:N42)=0,&quot;-&quot;,SUM(M42:N4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43:E43)=0,&quot;-&quot;,SUM(D43:E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3,L43)=0,&quot;-&quot;,SUM(H43,L43))" table:style-name="ce5">
            <text:p>-</text:p>
          </table:table-cell>
          <table:table-cell office:value-type="string" office:string-value="-" table:formula="msoxl:=  IF(SUM(I43:J43)=0,&quot;-&quot;,SUM(I43:J4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3:N43)=0,&quot;-&quot;,SUM(M43:N4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4,L44)=0,&quot;-&quot;,SUM(H44,L44))" table:style-name="ce5">
            <text:p>-</text:p>
          </table:table-cell>
          <table:table-cell office:value-type="string" office:string-value="-" table:formula="msoxl:=  IF(SUM(I44:J44)=0,&quot;-&quot;,SUM(I44:J4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4:N44)=0,&quot;-&quot;,SUM(M44:N4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  IF(SUM(D46:D48)=0,&quot;-&quot;,SUM(D46:D48))" table:style-name="ce5">
            <text:p>-</text:p>
          </table:table-cell>
          <table:table-cell office:value-type="string" office:string-value="-" table:formula="msoxl:=  IF(SUM(E46:E48)=0,&quot;-&quot;,SUM(E46:E48))" table:style-name="ce5">
            <text:p>-</text:p>
          </table:table-cell>
          <table:covered-table-cell/>
          <table:table-cell office:value-type="string" office:string-value="-" table:formula="msoxl:=  IF(SUM(H45,L45)=0,&quot;-&quot;,SUM(H45,L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46:L48)=0,&quot;-&quot;,SUM(L46:L4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6,L46)=0,&quot;-&quot;,SUM(H46,L46))" table:style-name="ce5">
            <text:p>-</text:p>
          </table:table-cell>
          <table:table-cell office:value-type="string" office:string-value="-" table:formula="msoxl:=  IF(SUM(I46:J46)=0,&quot;-&quot;,SUM(I46:J4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6:N46)=0,&quot;-&quot;,SUM(M46:N4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7,L47)=0,&quot;-&quot;,SUM(H47,L47))" table:style-name="ce5">
            <text:p>-</text:p>
          </table:table-cell>
          <table:table-cell office:value-type="string" office:string-value="-" table:formula="msoxl:=  IF(SUM(I47:J47)=0,&quot;-&quot;,SUM(I47:J4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7:N47)=0,&quot;-&quot;,SUM(M47:N4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8,L48)=0,&quot;-&quot;,SUM(H48,L48))" table:style-name="ce5">
            <text:p>-</text:p>
          </table:table-cell>
          <table:table-cell office:value-type="string" office:string-value="-" table:formula="msoxl:=  IF(SUM(I48:J48)=0,&quot;-&quot;,SUM(I48:J4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8:N48)=0,&quot;-&quot;,SUM(M48:N4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49:E49)=0,&quot;-&quot;,SUM(D49:E49))" table:style-name="ce5">
            <text:p>-</text:p>
          </table:table-cell>
          <table:table-cell office:value-type="string" office:string-value="-" table:formula="msoxl:=  IF(SUM(D50:D51)=0,&quot;-&quot;,SUM(D50:D51))" table:style-name="ce5">
            <text:p>-</text:p>
          </table:table-cell>
          <table:table-cell office:value-type="string" office:string-value="-" table:formula="msoxl:=  IF(SUM(E50:E51)=0,&quot;-&quot;,SUM(E50:E51))" table:style-name="ce5">
            <text:p>-</text:p>
          </table:table-cell>
          <table:covered-table-cell/>
          <table:table-cell office:value-type="string" office:string-value="-" table:formula="msoxl:=  IF(SUM(H49,L49)=0,&quot;-&quot;,SUM(H49,L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50:L51)=0,&quot;-&quot;,SUM(L50:L5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50:E50)=0,&quot;-&quot;,SUM(D50:E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50,L50)=0,&quot;-&quot;,SUM(H50,L50))" table:style-name="ce5">
            <text:p>-</text:p>
          </table:table-cell>
          <table:table-cell office:value-type="string" office:string-value="-" table:formula="msoxl:=  IF(SUM(I50:J50)=0,&quot;-&quot;,SUM(I50:J5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50:N50)=0,&quot;-&quot;,SUM(M50:N5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51,L51)=0,&quot;-&quot;,SUM(H51,L51))" table:style-name="ce5">
            <text:p>-</text:p>
          </table:table-cell>
          <table:table-cell office:value-type="string" office:string-value="-" table:formula="msoxl:=  IF(SUM(I51:J51)=0,&quot;-&quot;,SUM(I51:J5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51:N51)=0,&quot;-&quot;,SUM(M51:N5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3"/>
          <table:table-cell table:number-columns-repeated="7" table:style-name="ce14"/>
          <table:table-cell table:style-name="ce60"/>
          <table:table-cell table:number-columns-repeated="16360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8">
            <text:p>註 本表只揭露主要魚種，各魚種養殖面積之合計，將不等於總養殖面積。</text:p>
          </table:table-cell>
          <table:table-cell table:number-columns-repeated="3" table:style-name="ce8"/>
          <table:table-cell table:number-columns-repeated="9" table:style-name="ce2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number-columns-repeated="6" table:style-name="ce68"/>
          <table:table-cell table:style-name="ce2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1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6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1" table:default-cell-style-name="ce2"/>
        <table:table-column table:style-name="co3" table:default-cell-style-name="ce49"/>
        <table:table-column table:style-name="co3" table:number-columns-repeated="3" table:default-cell-style-name="ce2"/>
        <table:table-column table:style-name="co3" table:default-cell-style-name="ce3"/>
        <table:table-column table:style-name="co4" table:number-columns-repeated="16366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8" table:style-name="ce63"/>
          <table:table-cell office:value-type="string" table:style-name="ce61">
            <text:p><text:s/>9．AQUACULTURE AREA BY SPECIES(Continued)</text:p>
          </table:table-cell>
          <table:table-cell table:number-columns-repeated="2" table:style-name="ce63"/>
          <table:table-cell table:style-name="ce66"/>
          <table:table-cell table:number-columns-repeated="3" table:style-name="ce63"/>
          <table:table-cell table:number-columns-repeated="16367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number-columns-repeated="5"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style-name="ce15"/>
          <table:table-cell table:style-name="ce45"/>
          <table:table-cell table:number-columns-repeated="16370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2" table:number-rows-spanned="1" table:style-name="ce87">
            <text:p>箱網養殖：立方公尺</text:p>
          </table:table-cell>
          <table:covered-table-cell/>
          <table:table-cell table:number-columns-repeated="2"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8"/>
          <table:table-cell table:style-name="ce46"/>
          <table:table-cell table:number-columns-repeated="16370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table:style-name="ce19"/>
          <table:table-cell table:number-columns-repeated="3" table:style-name="ce22"/>
          <table:table-cell office:value-type="string" table:number-columns-spanned="12" table:number-rows-spanned="1" table:style-name="ce103">
            <text:p>海面養殖</text:p>
          </table:table-cell>
          <table:covered-table-cell table:number-columns-repeated="11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2">
            <text:p>總計</text:p>
          </table:table-cell>
          <table:covered-table-cell table:number-columns-repeated="3"/>
          <table:table-cell office:value-type="string" table:number-columns-spanned="12" table:number-rows-spanned="1" table:style-name="ce98">
            <text:p>Marine Culture</text:p>
          </table:table-cell>
          <table:covered-table-cell table:number-columns-repeated="11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2">
            <text:p><text:s/>Grand Total</text:p>
          </table:table-cell>
          <table:covered-table-cell table:number-columns-repeated="3"/>
          <table:table-cell office:value-type="string" table:number-columns-spanned="4" table:number-rows-spanned="1" table:style-name="ce103">
            <text:p>海面養殖合計</text:p>
          </table:table-cell>
          <table:covered-table-cell table:number-columns-repeated="3"/>
          <table:table-cell office:value-type="string" table:number-columns-spanned="4" table:number-rows-spanned="1" table:style-name="ce103">
            <text:p>淺海養殖</text:p>
          </table:table-cell>
          <table:covered-table-cell table:number-columns-repeated="3"/>
          <table:table-cell office:value-type="string" table:number-columns-spanned="4" table:number-rows-spanned="1" table:style-name="ce103">
            <text:p>其他海面養殖</text:p>
          </table:table-cell>
          <table:covered-table-cell table:number-columns-repeated="3"/>
          <table:table-cell table:number-columns-repeated="16366" table:style-name="ce15"/>
        </table:table-row>
        <table:table-row table:style-name="ro3">
          <table:covered-table-cell/>
          <table:covered-table-cell/>
          <table:table-cell table:number-columns-spanned="4" table:number-rows-spanned="1" table:style-name="ce98"/>
          <table:covered-table-cell table:number-columns-repeated="3"/>
          <table:table-cell office:value-type="string" table:number-columns-spanned="4" table:number-rows-spanned="1" table:style-name="ce98">
            <text:p>Total Marine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Shallow Sea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Other Marine Culture</text:p>
          </table:table-cell>
          <table:covered-table-cell table:number-columns-repeated="3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style-name="ce34">
            <text:p>合計</text:p>
          </table:table-cell>
          <table:table-cell office:value-type="string" table:style-name="ce34">
            <text:p>單養</text:p>
          </table:table-cell>
          <table:table-cell office:value-type="string" table:style-name="ce34">
            <text:p>混養</text:p>
          </table:table-cell>
          <table:table-cell office:value-type="string" table:style-name="ce34">
            <text:p>休養</text:p>
          </table:table-cell>
          <table:table-cell office:value-type="string" table:style-name="ce34">
            <text:p>合計</text:p>
          </table:table-cell>
          <table:table-cell office:value-type="string" table:style-name="ce34">
            <text:p>單養</text:p>
          </table:table-cell>
          <table:table-cell office:value-type="string" table:style-name="ce34">
            <text:p>混養</text:p>
          </table:table-cell>
          <table:table-cell office:value-type="string" table:style-name="ce33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47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1">
            <text:p>Suspend-Culture</text:p>
          </table:table-cell>
          <table:table-cell office:value-type="string" table:style-name="ce52">
            <text:p>Sub Total</text:p>
          </table:table-cell>
          <table:table-cell office:value-type="string" table:style-name="ce52">
            <text:p>Mono-Culture</text:p>
          </table:table-cell>
          <table:table-cell office:value-type="string" table:style-name="ce52">
            <text:p>Poly-Culture</text:p>
          </table:table-cell>
          <table:table-cell office:value-type="string" table:style-name="ce53">
            <text:p>Suspend-Culture</text:p>
          </table:table-cell>
          <table:table-cell office:value-type="string" table:style-name="ce52">
            <text:p>Sub Total</text:p>
          </table:table-cell>
          <table:table-cell office:value-type="string" table:style-name="ce52">
            <text:p>Mono-Culture</text:p>
          </table:table-cell>
          <table:table-cell office:value-type="string" table:style-name="ce52">
            <text:p>Poly-Culture</text:p>
          </table:table-cell>
          <table:table-cell office:value-type="string" table:style-name="ce50">
            <text:p>Suspend-Culture</text:p>
          </table:table-cell>
          <table:table-cell table:number-columns-repeated="16366" table:style-name="ce15"/>
        </table:table-row>
        <table:table-row table:style-name="ro3">
          <table:table-cell office:value-type="string" table:number-columns-spanned="1" table:number-rows-spanned="14" table:style-name="ce100">
            <text:p>高雄市</text:p>
          </table:table-cell>
          <table:table-cell office:value-type="string" table:style-name="ce4">
            <text:p>總計</text:p>
          </table:table-cell>
          <table:table-cell office:value-type="float" office:value="3926.08" table:formula="msoxl:=  IF(SUM(D10:F10)=0,&quot;-&quot;,SUM(D10:F10))" table:style-name="ce5">
            <text:p>3,926.08<text:s/></text:p>
          </table:table-cell>
          <table:table-cell office:value-type="float" office:value="1147.0999999999999" table:formula="msoxl:=IF(SUM(H10,水產養殖面積7!D10)=0,&quot;-&quot;,SUM(H10,水產養殖面積7!D10))" table:style-name="ce5">
            <text:p>1,147.10<text:s/></text:p>
          </table:table-cell>
          <table:table-cell office:value-type="float" office:value="2311.84" table:formula="msoxl:=IF(SUM(I10,水產養殖面積7!E10)=0,&quot;-&quot;,SUM(I10,水產養殖面積7!E10))" table:style-name="ce5">
            <text:p>2,311.84<text:s/></text:p>
          </table:table-cell>
          <table:table-cell office:value-type="float" office:value="467.14" table:formula="msoxl:=IF(SUM(J10,水產養殖面積7!F10)=0,&quot;-&quot;,SUM(J10,水產養殖面積7!F10))" table:style-name="ce5">
            <text:p>467.14<text:s/></text:p>
          </table:table-cell>
          <table:table-cell office:value-type="string" office:string-value="-" table:formula="msoxl:=  IF(SUM(H10:J10)=0,&quot;-&quot;,SUM(H10:J10))" table:style-name="ce5">
            <text:p>-</text:p>
          </table:table-cell>
          <table:table-cell office:value-type="string" office:string-value="-" table:formula="msoxl:=  IF(SUM(L10,P10)=0,&quot;-&quot;,SUM(L10,P10))" table:style-name="ce5">
            <text:p>-</text:p>
          </table:table-cell>
          <table:table-cell office:value-type="string" office:string-value="-" table:formula="msoxl:=  IF(SUM(M10,Q10)=0,&quot;-&quot;,SUM(M10,Q10))" table:style-name="ce5">
            <text:p>-</text:p>
          </table:table-cell>
          <table:table-cell office:value-type="string" office:string-value="-" table:formula="msoxl:=  IF(SUM(N10,R10)=0,&quot;-&quot;,SUM(N10,R10))" table:style-name="ce5">
            <text:p>-</text:p>
          </table:table-cell>
          <table:table-cell office:value-type="string" office:string-value="-" table:formula="msoxl:=  IF(SUM(L10:N10)=0,&quot;-&quot;,SUM(L10:N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10:R10)=0,&quot;-&quot;,SUM(P10:R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3211.4" table:formula="msoxl:=  IF(SUM(D11:E11)=0,&quot;-&quot;,SUM(D11:E11))" table:style-name="ce5">
            <text:p>3,211.40<text:s/></text:p>
          </table:table-cell>
          <table:table-cell office:value-type="float" office:value="958.25999999999988" table:formula="msoxl:=IF(SUM(H11,水產養殖面積7!D11)=0,&quot;-&quot;,SUM(H11,水產養殖面積7!D11))" table:style-name="ce5">
            <text:p>958.26<text:s/></text:p>
          </table:table-cell>
          <table:table-cell office:value-type="float" office:value="2253.1400000000003" table:formula="msoxl:=IF(SUM(I11,水產養殖面積7!E11)=0,&quot;-&quot;,SUM(I11,水產養殖面積7!E11))" table:style-name="ce5">
            <text:p>2,253.14<text:s/></text:p>
          </table:table-cell>
          <table:table-cell table:number-columns-spanned="1" table:number-rows-spanned="13" table:style-name="ce91"/>
          <table:table-cell office:value-type="string" office:string-value="-" table:formula="msoxl:=  IF(SUM(H11:I11)=0,&quot;-&quot;,SUM(H11:I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office:value-type="string" office:string-value="-" table:formula="msoxl:=  IF(SUM(I12:I16)=0,&quot;-&quot;,SUM(I12:I16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11:M11)=0,&quot;-&quot;,SUM(L11:M11))" table:style-name="ce5">
            <text:p>-</text:p>
          </table:table-cell>
          <table:table-cell office:value-type="string" office:string-value="-" table:formula="msoxl:=  IF(SUM(L12:L16)=0,&quot;-&quot;,SUM(L12:L16))" table:style-name="ce5">
            <text:p>-</text:p>
          </table:table-cell>
          <table:table-cell office:value-type="string" office:string-value="-" table:formula="msoxl:=  IF(SUM(M12:M16)=0,&quot;-&quot;,SUM(M12:M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11:Q11)=0,&quot;-&quot;,SUM(P11:Q11))" table:style-name="ce5">
            <text:p>-</text:p>
          </table:table-cell>
          <table:table-cell office:value-type="string" office:string-value="-" table:formula="msoxl:=  IF(SUM(P12:P16)=0,&quot;-&quot;,SUM(P12:P16))" table:style-name="ce5">
            <text:p>-</text:p>
          </table:table-cell>
          <table:table-cell office:value-type="string" office:string-value="-" table:formula="msoxl:=  IF(SUM(Q12:Q16)=0,&quot;-&quot;,SUM(Q12:Q16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2182.1700000000005" table:formula="msoxl:=  IF(SUM(D12:E12)=0,&quot;-&quot;,SUM(D12:E12))" table:style-name="ce5">
            <text:p>2,182.17<text:s/></text:p>
          </table:table-cell>
          <table:table-cell office:value-type="float" office:value="8.07" table:formula="msoxl:=IF(SUM(H12,水產養殖面積7!D12)=0,&quot;-&quot;,SUM(H12,水產養殖面積7!D12))" table:style-name="ce5">
            <text:p>8.07<text:s/></text:p>
          </table:table-cell>
          <table:table-cell office:value-type="float" office:value="2174.1000000000004" table:formula="msoxl:=IF(SUM(I12,水產養殖面積7!E12)=0,&quot;-&quot;,SUM(I12,水產養殖面積7!E12))" table:style-name="ce5">
            <text:p>2,174.10<text:s/></text:p>
          </table:table-cell>
          <table:covered-table-cell/>
          <table:table-cell office:value-type="string" office:string-value="-" table:formula="msoxl:=  IF(SUM(H12:I12)=0,&quot;-&quot;,SUM(H12:I12))" table:style-name="ce5">
            <text:p>-</text:p>
          </table:table-cell>
          <table:table-cell office:value-type="string" office:string-value="-" table:formula="msoxl:=  IF(SUM(L12,P12)=0,&quot;-&quot;,SUM(L12,P12))" table:style-name="ce5">
            <text:p>-</text:p>
          </table:table-cell>
          <table:table-cell office:value-type="string" office:string-value="-" table:formula="msoxl:=  IF(SUM(M12,Q12)=0,&quot;-&quot;,SUM(M12,Q12))" table:style-name="ce5">
            <text:p>-</text:p>
          </table:table-cell>
          <table:covered-table-cell/>
          <table:table-cell office:value-type="string" office:string-value="-" table:formula="msoxl:=  IF(SUM(L12:M12)=0,&quot;-&quot;,SUM(L12:M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2:Q12)=0,&quot;-&quot;,SUM(P12:Q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204.35000000000002" table:formula="msoxl:=  IF(SUM(D13:E13)=0,&quot;-&quot;,SUM(D13:E13))" table:style-name="ce5">
            <text:p>204.35<text:s/></text:p>
          </table:table-cell>
          <table:table-cell office:value-type="float" office:value="125.31" table:formula="msoxl:=IF(SUM(H13,水產養殖面積7!D13)=0,&quot;-&quot;,SUM(H13,水產養殖面積7!D13))" table:style-name="ce5">
            <text:p>125.31<text:s/></text:p>
          </table:table-cell>
          <table:table-cell office:value-type="float" office:value="79.040000000000006" table:formula="msoxl:=IF(SUM(I13,水產養殖面積7!E13)=0,&quot;-&quot;,SUM(I13,水產養殖面積7!E13))" table:style-name="ce5">
            <text:p>79.04<text:s/></text:p>
          </table:table-cell>
          <table:covered-table-cell/>
          <table:table-cell office:value-type="string" office:string-value="-" table:formula="msoxl:=  IF(SUM(H13:I13)=0,&quot;-&quot;,SUM(H13:I13))" table:style-name="ce5">
            <text:p>-</text:p>
          </table:table-cell>
          <table:table-cell office:value-type="string" office:string-value="-" table:formula="msoxl:=  IF(SUM(L13,P13)=0,&quot;-&quot;,SUM(L13,P13))" table:style-name="ce5">
            <text:p>-</text:p>
          </table:table-cell>
          <table:table-cell office:value-type="string" office:string-value="-" table:formula="msoxl:=  IF(SUM(M13,Q13)=0,&quot;-&quot;,SUM(M13,Q13))" table:style-name="ce5">
            <text:p>-</text:p>
          </table:table-cell>
          <table:covered-table-cell/>
          <table:table-cell office:value-type="string" office:string-value="-" table:formula="msoxl:=  IF(SUM(L13:M13)=0,&quot;-&quot;,SUM(L13:M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3:Q13)=0,&quot;-&quot;,SUM(P13:Q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15.72" table:formula="msoxl:=  IF(SUM(D14:E14)=0,&quot;-&quot;,SUM(D14:E14))" table:style-name="ce5">
            <text:p>15.72<text:s/></text:p>
          </table:table-cell>
          <table:table-cell office:value-type="float" office:value="15.72" table:formula="msoxl:=IF(SUM(H14,水產養殖面積7!D14)=0,&quot;-&quot;,SUM(H14,水產養殖面積7!D14))" table:style-name="ce5">
            <text:p>15.72<text:s/></text:p>
          </table:table-cell>
          <table:table-cell office:value-type="string" office:string-value="-" table:formula="msoxl:=IF(SUM(I14,水產養殖面積7!E14)=0,&quot;-&quot;,SUM(I14,水產養殖面積7!E14))" table:style-name="ce5">
            <text:p>-</text:p>
          </table:table-cell>
          <table:covered-table-cell/>
          <table:table-cell office:value-type="string" office:string-value="-" table:formula="msoxl:=  IF(SUM(H14:I14)=0,&quot;-&quot;,SUM(H14:I14))" table:style-name="ce5">
            <text:p>-</text:p>
          </table:table-cell>
          <table:table-cell office:value-type="string" office:string-value="-" table:formula="msoxl:=  IF(SUM(L14,P14)=0,&quot;-&quot;,SUM(L14,P14))" table:style-name="ce5">
            <text:p>-</text:p>
          </table:table-cell>
          <table:table-cell office:value-type="string" office:string-value="-" table:formula="msoxl:=  IF(SUM(M14,Q14)=0,&quot;-&quot;,SUM(M14,Q14))" table:style-name="ce5">
            <text:p>-</text:p>
          </table:table-cell>
          <table:covered-table-cell/>
          <table:table-cell office:value-type="string" office:string-value="-" table:formula="msoxl:=  IF(SUM(L14:M14)=0,&quot;-&quot;,SUM(L14:M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4:Q14)=0,&quot;-&quot;,SUM(P14:Q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288.24" table:formula="msoxl:=  IF(SUM(D15:E15)=0,&quot;-&quot;,SUM(D15:E15))" table:style-name="ce5">
            <text:p>288.24<text:s/></text:p>
          </table:table-cell>
          <table:table-cell office:value-type="float" office:value="288.24" table:formula="msoxl:=IF(SUM(H15,水產養殖面積7!D15)=0,&quot;-&quot;,SUM(H15,水產養殖面積7!D15))" table:style-name="ce5">
            <text:p>288.24<text:s/></text:p>
          </table:table-cell>
          <table:table-cell office:value-type="string" office:string-value="-" table:formula="msoxl:=IF(SUM(I15,水產養殖面積7!E15)=0,&quot;-&quot;,SUM(I15,水產養殖面積7!E15))" table:style-name="ce5">
            <text:p>-</text:p>
          </table:table-cell>
          <table:covered-table-cell/>
          <table:table-cell office:value-type="string" office:string-value="-" table:formula="msoxl:=  IF(SUM(H15:I15)=0,&quot;-&quot;,SUM(H15:I15))" table:style-name="ce5">
            <text:p>-</text:p>
          </table:table-cell>
          <table:table-cell office:value-type="string" office:string-value="-" table:formula="msoxl:=  IF(SUM(L15,P15)=0,&quot;-&quot;,SUM(L15,P15))" table:style-name="ce5">
            <text:p>-</text:p>
          </table:table-cell>
          <table:table-cell office:value-type="string" office:string-value="-" table:formula="msoxl:=  IF(SUM(M15,Q15)=0,&quot;-&quot;,SUM(M15,Q15))" table:style-name="ce5">
            <text:p>-</text:p>
          </table:table-cell>
          <table:covered-table-cell/>
          <table:table-cell office:value-type="string" office:string-value="-" table:formula="msoxl:=  IF(SUM(L15:M15)=0,&quot;-&quot;,SUM(L15:M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5:Q15)=0,&quot;-&quot;,SUM(P15:Q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520.91999999999996" table:formula="msoxl:=  IF(SUM(D16:E16)=0,&quot;-&quot;,SUM(D16:E16))" table:style-name="ce5">
            <text:p>520.92<text:s/></text:p>
          </table:table-cell>
          <table:table-cell office:value-type="float" office:value="520.91999999999996" table:formula="msoxl:=IF(SUM(H16,水產養殖面積7!D16)=0,&quot;-&quot;,SUM(H16,水產養殖面積7!D16))" table:style-name="ce5">
            <text:p>520.92<text:s/></text:p>
          </table:table-cell>
          <table:table-cell office:value-type="string" office:string-value="-" table:formula="msoxl:=IF(SUM(I16,水產養殖面積7!E16)=0,&quot;-&quot;,SUM(I16,水產養殖面積7!E16))" table:style-name="ce5">
            <text:p>-</text:p>
          </table:table-cell>
          <table:covered-table-cell/>
          <table:table-cell office:value-type="string" office:string-value="-" table:formula="msoxl:=  IF(SUM(H16:I16)=0,&quot;-&quot;,SUM(H16:I16))" table:style-name="ce5">
            <text:p>-</text:p>
          </table:table-cell>
          <table:table-cell office:value-type="string" office:string-value="-" table:formula="msoxl:=  IF(SUM(L16,P16)=0,&quot;-&quot;,SUM(L16,P16))" table:style-name="ce5">
            <text:p>-</text:p>
          </table:table-cell>
          <table:table-cell office:value-type="string" office:string-value="-" table:formula="msoxl:=  IF(SUM(M16,Q16)=0,&quot;-&quot;,SUM(M16,Q16))" table:style-name="ce5">
            <text:p>-</text:p>
          </table:table-cell>
          <table:covered-table-cell/>
          <table:table-cell office:value-type="string" office:string-value="-" table:formula="msoxl:=  IF(SUM(L16:M16)=0,&quot;-&quot;,SUM(L16:M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6:Q16)=0,&quot;-&quot;,SUM(P16:Q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17:E17)=0,&quot;-&quot;,SUM(D17:E17))" table:style-name="ce5">
            <text:p>-</text:p>
          </table:table-cell>
          <table:table-cell office:value-type="string" office:string-value="-" table:formula="msoxl:=IF(SUM(H17,水產養殖面積7!D17)=0,&quot;-&quot;,SUM(H17,水產養殖面積7!D17))" table:style-name="ce5">
            <text:p>-</text:p>
          </table:table-cell>
          <table:table-cell office:value-type="string" office:string-value="-" table:formula="msoxl:=IF(SUM(I17,水產養殖面積7!E17)=0,&quot;-&quot;,SUM(I17,水產養殖面積7!E17))" table:style-name="ce5">
            <text:p>-</text:p>
          </table:table-cell>
          <table:covered-table-cell/>
          <table:table-cell office:value-type="string" office:string-value="-" table:formula="msoxl:=  IF(SUM(H17:I17)=0,&quot;-&quot;,SUM(H17:I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office:value-type="string" office:string-value="-" table:formula="msoxl:=  IF(SUM(I18:I20)=0,&quot;-&quot;,SUM(I18:I20))" table:style-name="ce5">
            <text:p>-</text:p>
          </table:table-cell>
          <table:covered-table-cell/>
          <table:table-cell office:value-type="string" office:string-value="-" table:formula="msoxl:=  IF(SUM(L17:M17)=0,&quot;-&quot;,SUM(L17:M17))" table:style-name="ce5">
            <text:p>-</text:p>
          </table:table-cell>
          <table:table-cell office:value-type="string" office:string-value="-" table:formula="msoxl:=  IF(SUM(L18:L20)=0,&quot;-&quot;,SUM(L18:L20))" table:style-name="ce5">
            <text:p>-</text:p>
          </table:table-cell>
          <table:table-cell office:value-type="string" office:string-value="-" table:formula="msoxl:=  IF(SUM(M18:M20)=0,&quot;-&quot;,SUM(M18:M20))" table:style-name="ce5">
            <text:p>-</text:p>
          </table:table-cell>
          <table:covered-table-cell/>
          <table:table-cell office:value-type="string" office:string-value="-" table:formula="msoxl:=  IF(SUM(P17:Q17)=0,&quot;-&quot;,SUM(P17:Q17))" table:style-name="ce5">
            <text:p>-</text:p>
          </table:table-cell>
          <table:table-cell office:value-type="string" office:string-value="-" table:formula="msoxl:=  IF(SUM(P18:P20)=0,&quot;-&quot;,SUM(P18:P20))" table:style-name="ce5">
            <text:p>-</text:p>
          </table:table-cell>
          <table:table-cell office:value-type="string" office:string-value="-" table:formula="msoxl:=  IF(SUM(Q18:Q20)=0,&quot;-&quot;,SUM(Q18:Q20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office:string-value="-" table:formula="msoxl:=IF(SUM(H18,水產養殖面積7!D18)=0,&quot;-&quot;,SUM(H18,水產養殖面積7!D18))" table:style-name="ce5">
            <text:p>-</text:p>
          </table:table-cell>
          <table:table-cell office:value-type="string" office:string-value="-" table:formula="msoxl:=IF(SUM(I18,水產養殖面積7!E18)=0,&quot;-&quot;,SUM(I18,水產養殖面積7!E18))" table:style-name="ce5">
            <text:p>-</text:p>
          </table:table-cell>
          <table:covered-table-cell/>
          <table:table-cell office:value-type="string" office:string-value="-" table:formula="msoxl:=  IF(SUM(H18:I18)=0,&quot;-&quot;,SUM(H18:I18))" table:style-name="ce5">
            <text:p>-</text:p>
          </table:table-cell>
          <table:table-cell office:value-type="string" office:string-value="-" table:formula="msoxl:=  IF(SUM(L18,P18)=0,&quot;-&quot;,SUM(L18,P18))" table:style-name="ce5">
            <text:p>-</text:p>
          </table:table-cell>
          <table:table-cell office:value-type="string" office:string-value="-" table:formula="msoxl:=  IF(SUM(M18,Q18)=0,&quot;-&quot;,SUM(M18,Q18))" table:style-name="ce5">
            <text:p>-</text:p>
          </table:table-cell>
          <table:covered-table-cell/>
          <table:table-cell office:value-type="string" office:string-value="-" table:formula="msoxl:=  IF(SUM(L18:M18)=0,&quot;-&quot;,SUM(L18:M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8:Q18)=0,&quot;-&quot;,SUM(P18:Q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office:string-value="-" table:formula="msoxl:=IF(SUM(H19,水產養殖面積7!D19)=0,&quot;-&quot;,SUM(H19,水產養殖面積7!D19))" table:style-name="ce5">
            <text:p>-</text:p>
          </table:table-cell>
          <table:table-cell office:value-type="string" office:string-value="-" table:formula="msoxl:=IF(SUM(I19,水產養殖面積7!E19)=0,&quot;-&quot;,SUM(I19,水產養殖面積7!E19))" table:style-name="ce5">
            <text:p>-</text:p>
          </table:table-cell>
          <table:covered-table-cell/>
          <table:table-cell office:value-type="string" office:string-value="-" table:formula="msoxl:=  IF(SUM(H19:I19)=0,&quot;-&quot;,SUM(H19:I19))" table:style-name="ce5">
            <text:p>-</text:p>
          </table:table-cell>
          <table:table-cell office:value-type="string" office:string-value="-" table:formula="msoxl:=  IF(SUM(L19,P19)=0,&quot;-&quot;,SUM(L19,P19))" table:style-name="ce5">
            <text:p>-</text:p>
          </table:table-cell>
          <table:table-cell office:value-type="string" office:string-value="-" table:formula="msoxl:=  IF(SUM(M19,Q19)=0,&quot;-&quot;,SUM(M19,Q19))" table:style-name="ce5">
            <text:p>-</text:p>
          </table:table-cell>
          <table:covered-table-cell/>
          <table:table-cell office:value-type="string" office:string-value="-" table:formula="msoxl:=  IF(SUM(L19:M19)=0,&quot;-&quot;,SUM(L19:M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9:Q19)=0,&quot;-&quot;,SUM(P19:Q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20:E20)=0,&quot;-&quot;,SUM(D20:E20))" table:style-name="ce5">
            <text:p>-</text:p>
          </table:table-cell>
          <table:table-cell office:value-type="string" office:string-value="-" table:formula="msoxl:=IF(SUM(H20,水產養殖面積7!D20)=0,&quot;-&quot;,SUM(H20,水產養殖面積7!D20))" table:style-name="ce5">
            <text:p>-</text:p>
          </table:table-cell>
          <table:table-cell office:value-type="string" office:string-value="-" table:formula="msoxl:=IF(SUM(I20,水產養殖面積7!E20)=0,&quot;-&quot;,SUM(I20,水產養殖面積7!E20))" table:style-name="ce5">
            <text:p>-</text:p>
          </table:table-cell>
          <table:covered-table-cell/>
          <table:table-cell office:value-type="string" office:string-value="-" table:formula="msoxl:=  IF(SUM(H20:I20)=0,&quot;-&quot;,SUM(H20:I20))" table:style-name="ce5">
            <text:p>-</text:p>
          </table:table-cell>
          <table:table-cell office:value-type="string" office:string-value="-" table:formula="msoxl:=  IF(SUM(L20,P20)=0,&quot;-&quot;,SUM(L20,P20))" table:style-name="ce5">
            <text:p>-</text:p>
          </table:table-cell>
          <table:table-cell office:value-type="string" office:string-value="-" table:formula="msoxl:=  IF(SUM(M20,Q20)=0,&quot;-&quot;,SUM(M20,Q20))" table:style-name="ce5">
            <text:p>-</text:p>
          </table:table-cell>
          <table:covered-table-cell/>
          <table:table-cell office:value-type="string" office:string-value="-" table:formula="msoxl:=  IF(SUM(L20:M20)=0,&quot;-&quot;,SUM(L20:M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0:Q20)=0,&quot;-&quot;,SUM(P20:Q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113.48" table:formula="msoxl:=  IF(SUM(D21:E21)=0,&quot;-&quot;,SUM(D21:E21))" table:style-name="ce5">
            <text:p>113.48<text:s/></text:p>
          </table:table-cell>
          <table:table-cell office:value-type="float" office:value="65.47" table:formula="msoxl:=IF(SUM(H21,水產養殖面積7!D21)=0,&quot;-&quot;,SUM(H21,水產養殖面積7!D21))" table:style-name="ce5">
            <text:p>65.47<text:s/></text:p>
          </table:table-cell>
          <table:table-cell office:value-type="float" office:value="48.010000000000005" table:formula="msoxl:=IF(SUM(I21,水產養殖面積7!E21)=0,&quot;-&quot;,SUM(I21,水產養殖面積7!E21))" table:style-name="ce5">
            <text:p>48.01<text:s/></text:p>
          </table:table-cell>
          <table:covered-table-cell/>
          <table:table-cell office:value-type="string" office:string-value="-" table:formula="msoxl:=  IF(SUM(H21:I21)=0,&quot;-&quot;,SUM(H21:I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office:value-type="string" office:string-value="-" table:formula="msoxl:=  IF(SUM(I22:I23)=0,&quot;-&quot;,SUM(I22:I23))" table:style-name="ce5">
            <text:p>-</text:p>
          </table:table-cell>
          <table:covered-table-cell/>
          <table:table-cell office:value-type="string" office:string-value="-" table:formula="msoxl:=  IF(SUM(L21:M21)=0,&quot;-&quot;,SUM(L21:M21))" table:style-name="ce5">
            <text:p>-</text:p>
          </table:table-cell>
          <table:table-cell office:value-type="string" office:string-value="-" table:formula="msoxl:=  IF(SUM(L22:L23)=0,&quot;-&quot;,SUM(L22:L23))" table:style-name="ce5">
            <text:p>-</text:p>
          </table:table-cell>
          <table:table-cell office:value-type="string" office:string-value="-" table:formula="msoxl:=  IF(SUM(M22:M23)=0,&quot;-&quot;,SUM(M22:M23))" table:style-name="ce5">
            <text:p>-</text:p>
          </table:table-cell>
          <table:covered-table-cell/>
          <table:table-cell office:value-type="string" office:string-value="-" table:formula="msoxl:=  IF(SUM(P21:Q21)=0,&quot;-&quot;,SUM(P21:Q21))" table:style-name="ce5">
            <text:p>-</text:p>
          </table:table-cell>
          <table:table-cell office:value-type="string" office:string-value="-" table:formula="msoxl:=  IF(SUM(P22:P23)=0,&quot;-&quot;,SUM(P22:P23))" table:style-name="ce5">
            <text:p>-</text:p>
          </table:table-cell>
          <table:table-cell office:value-type="string" office:string-value="-" table:formula="msoxl:=  IF(SUM(Q22:Q23)=0,&quot;-&quot;,SUM(Q22:Q23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53.25" table:formula="msoxl:=  IF(SUM(D22:E22)=0,&quot;-&quot;,SUM(D22:E22))" table:style-name="ce5">
            <text:p>53.25<text:s/></text:p>
          </table:table-cell>
          <table:table-cell office:value-type="float" office:value="18.559999999999999" table:formula="msoxl:=IF(SUM(H22,水產養殖面積7!D22)=0,&quot;-&quot;,SUM(H22,水產養殖面積7!D22))" table:style-name="ce5">
            <text:p>18.56<text:s/></text:p>
          </table:table-cell>
          <table:table-cell office:value-type="float" office:value="34.69" table:formula="msoxl:=IF(SUM(I22,水產養殖面積7!E22)=0,&quot;-&quot;,SUM(I22,水產養殖面積7!E22))" table:style-name="ce5">
            <text:p>34.69<text:s/></text:p>
          </table:table-cell>
          <table:covered-table-cell/>
          <table:table-cell office:value-type="string" office:string-value="-" table:formula="msoxl:=  IF(SUM(H22:I22)=0,&quot;-&quot;,SUM(H22:I22))" table:style-name="ce5">
            <text:p>-</text:p>
          </table:table-cell>
          <table:table-cell office:value-type="string" office:string-value="-" table:formula="msoxl:=  IF(SUM(L22,P22)=0,&quot;-&quot;,SUM(L22,P22))" table:style-name="ce5">
            <text:p>-</text:p>
          </table:table-cell>
          <table:table-cell office:value-type="string" office:string-value="-" table:formula="msoxl:=  IF(SUM(M22,Q22)=0,&quot;-&quot;,SUM(M22,Q22))" table:style-name="ce5">
            <text:p>-</text:p>
          </table:table-cell>
          <table:covered-table-cell/>
          <table:table-cell office:value-type="string" office:string-value="-" table:formula="msoxl:=  IF(SUM(L22:M22)=0,&quot;-&quot;,SUM(L22:M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2:Q22)=0,&quot;-&quot;,SUM(P22:Q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60.23" table:formula="msoxl:=  IF(SUM(D23:E23)=0,&quot;-&quot;,SUM(D23:E23))" table:style-name="ce5">
            <text:p>60.23<text:s/></text:p>
          </table:table-cell>
          <table:table-cell office:value-type="float" office:value="46.91" table:formula="msoxl:=IF(SUM(H23,水產養殖面積7!D23)=0,&quot;-&quot;,SUM(H23,水產養殖面積7!D23))" table:style-name="ce5">
            <text:p>46.91<text:s/></text:p>
          </table:table-cell>
          <table:table-cell office:value-type="float" office:value="13.32" table:formula="msoxl:=IF(SUM(I23,水產養殖面積7!E23)=0,&quot;-&quot;,SUM(I23,水產養殖面積7!E23))" table:style-name="ce5">
            <text:p>13.32<text:s/></text:p>
          </table:table-cell>
          <table:covered-table-cell/>
          <table:table-cell office:value-type="string" office:string-value="-" table:formula="msoxl:=  IF(SUM(H23:I23)=0,&quot;-&quot;,SUM(H23:I23))" table:style-name="ce5">
            <text:p>-</text:p>
          </table:table-cell>
          <table:table-cell office:value-type="string" office:string-value="-" table:formula="msoxl:=  IF(SUM(L23,P23)=0,&quot;-&quot;,SUM(L23,P23))" table:style-name="ce5">
            <text:p>-</text:p>
          </table:table-cell>
          <table:table-cell office:value-type="string" office:string-value="-" table:formula="msoxl:=  IF(SUM(M23,Q23)=0,&quot;-&quot;,SUM(M23,Q23))" table:style-name="ce5">
            <text:p>-</text:p>
          </table:table-cell>
          <table:covered-table-cell/>
          <table:table-cell office:value-type="string" office:string-value="-" table:formula="msoxl:=  IF(SUM(L23:M23)=0,&quot;-&quot;,SUM(L23:M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3:Q23)=0,&quot;-&quot;,SUM(P23:Q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table-cell office:value-type="string" table:number-columns-spanned="1" table:number-rows-spanned="14" table:style-name="ce100">
            <text:p>宜蘭縣</text:p>
          </table:table-cell>
          <table:table-cell office:value-type="string" table:style-name="ce4">
            <text:p>總計</text:p>
          </table:table-cell>
          <table:table-cell office:value-type="float" office:value="399.83000000000004" table:formula="msoxl:=  IF(SUM(D24:F24)=0,&quot;-&quot;,SUM(D24:F24))" table:style-name="ce5">
            <text:p>399.83<text:s/></text:p>
          </table:table-cell>
          <table:table-cell office:value-type="float" office:value="318.58000000000004" table:formula="msoxl:=IF(SUM(H24,水產養殖面積7!D24)=0,&quot;-&quot;,SUM(H24,水產養殖面積7!D24))" table:style-name="ce5">
            <text:p>318.58<text:s/></text:p>
          </table:table-cell>
          <table:table-cell office:value-type="float" office:value="46.01" table:formula="msoxl:=IF(SUM(I24,水產養殖面積7!E24)=0,&quot;-&quot;,SUM(I24,水產養殖面積7!E24))" table:style-name="ce5">
            <text:p>46.01<text:s/></text:p>
          </table:table-cell>
          <table:table-cell office:value-type="float" office:value="35.24" table:formula="msoxl:=IF(SUM(J24,水產養殖面積7!F24)=0,&quot;-&quot;,SUM(J24,水產養殖面積7!F24))" table:style-name="ce5">
            <text:p>35.24<text:s/></text:p>
          </table:table-cell>
          <table:table-cell office:value-type="string" office:string-value="-" table:formula="msoxl:=  IF(SUM(H24:J24)=0,&quot;-&quot;,SUM(H24:J24))" table:style-name="ce5">
            <text:p>-</text:p>
          </table:table-cell>
          <table:table-cell office:value-type="string" office:string-value="-" table:formula="msoxl:=  IF(SUM(L24,P24)=0,&quot;-&quot;,SUM(L24,P24))" table:style-name="ce5">
            <text:p>-</text:p>
          </table:table-cell>
          <table:table-cell office:value-type="string" office:string-value="-" table:formula="msoxl:=  IF(SUM(M24,Q24)=0,&quot;-&quot;,SUM(M24,Q24))" table:style-name="ce5">
            <text:p>-</text:p>
          </table:table-cell>
          <table:table-cell office:value-type="string" office:string-value="-" table:formula="msoxl:=  IF(SUM(N24,R24)=0,&quot;-&quot;,SUM(N24,R24))" table:style-name="ce5">
            <text:p>-</text:p>
          </table:table-cell>
          <table:table-cell office:value-type="string" office:string-value="-" table:formula="msoxl:=  IF(SUM(L24:N24)=0,&quot;-&quot;,SUM(L24:N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24:R24)=0,&quot;-&quot;,SUM(P24:R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76.449999999999989" table:formula="msoxl:=  IF(SUM(D25:E25)=0,&quot;-&quot;,SUM(D25:E25))" table:style-name="ce5">
            <text:p>76.45<text:s/></text:p>
          </table:table-cell>
          <table:table-cell office:value-type="float" office:value="47.29" table:formula="msoxl:=IF(SUM(H25,水產養殖面積7!D25)=0,&quot;-&quot;,SUM(H25,水產養殖面積7!D25))" table:style-name="ce5">
            <text:p>47.29<text:s/></text:p>
          </table:table-cell>
          <table:table-cell office:value-type="float" office:value="29.159999999999997" table:formula="msoxl:=IF(SUM(I25,水產養殖面積7!E25)=0,&quot;-&quot;,SUM(I25,水產養殖面積7!E25))" table:style-name="ce5">
            <text:p>29.16<text:s/></text:p>
          </table:table-cell>
          <table:table-cell table:number-columns-spanned="1" table:number-rows-spanned="13" table:style-name="ce91"/>
          <table:table-cell office:value-type="string" office:string-value="-" table:formula="msoxl:=  IF(SUM(H25:I25)=0,&quot;-&quot;,SUM(H25:I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office:value-type="string" office:string-value="-" table:formula="msoxl:=  IF(SUM(I26:I30)=0,&quot;-&quot;,SUM(I26:I30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25:M25)=0,&quot;-&quot;,SUM(L25:M25))" table:style-name="ce5">
            <text:p>-</text:p>
          </table:table-cell>
          <table:table-cell office:value-type="string" office:string-value="-" table:formula="msoxl:=  IF(SUM(L26:L30)=0,&quot;-&quot;,SUM(L26:L30))" table:style-name="ce5">
            <text:p>-</text:p>
          </table:table-cell>
          <table:table-cell office:value-type="string" office:string-value="-" table:formula="msoxl:=  IF(SUM(M26:M30)=0,&quot;-&quot;,SUM(M26:M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25:Q25)=0,&quot;-&quot;,SUM(P25:Q25))" table:style-name="ce5">
            <text:p>-</text:p>
          </table:table-cell>
          <table:table-cell office:value-type="string" office:string-value="-" table:formula="msoxl:=  IF(SUM(P26:P30)=0,&quot;-&quot;,SUM(P26:P30))" table:style-name="ce5">
            <text:p>-</text:p>
          </table:table-cell>
          <table:table-cell office:value-type="string" office:string-value="-" table:formula="msoxl:=  IF(SUM(Q26:Q30)=0,&quot;-&quot;,SUM(Q26:Q30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17.37" table:formula="msoxl:=  IF(SUM(D26:E26)=0,&quot;-&quot;,SUM(D26:E26))" table:style-name="ce5">
            <text:p>17.37<text:s/></text:p>
          </table:table-cell>
          <table:table-cell office:value-type="float" office:value="12.32" table:formula="msoxl:=IF(SUM(H26,水產養殖面積7!D26)=0,&quot;-&quot;,SUM(H26,水產養殖面積7!D26))" table:style-name="ce5">
            <text:p>12.32<text:s/></text:p>
          </table:table-cell>
          <table:table-cell office:value-type="float" office:value="5.05" table:formula="msoxl:=IF(SUM(I26,水產養殖面積7!E26)=0,&quot;-&quot;,SUM(I26,水產養殖面積7!E26))" table:style-name="ce5">
            <text:p>5.05<text:s/></text:p>
          </table:table-cell>
          <table:covered-table-cell/>
          <table:table-cell office:value-type="string" office:string-value="-" table:formula="msoxl:=  IF(SUM(H26:I26)=0,&quot;-&quot;,SUM(H26:I26))" table:style-name="ce5">
            <text:p>-</text:p>
          </table:table-cell>
          <table:table-cell office:value-type="string" office:string-value="-" table:formula="msoxl:=  IF(SUM(L26,P26)=0,&quot;-&quot;,SUM(L26,P26))" table:style-name="ce5">
            <text:p>-</text:p>
          </table:table-cell>
          <table:table-cell office:value-type="string" office:string-value="-" table:formula="msoxl:=  IF(SUM(M26,Q26)=0,&quot;-&quot;,SUM(M26,Q26))" table:style-name="ce5">
            <text:p>-</text:p>
          </table:table-cell>
          <table:covered-table-cell/>
          <table:table-cell office:value-type="string" office:string-value="-" table:formula="msoxl:=  IF(SUM(L26:M26)=0,&quot;-&quot;,SUM(L26:M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6:Q26)=0,&quot;-&quot;,SUM(P26:Q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31.58" table:formula="msoxl:=  IF(SUM(D27:E27)=0,&quot;-&quot;,SUM(D27:E27))" table:style-name="ce5">
            <text:p>31.58<text:s/></text:p>
          </table:table-cell>
          <table:table-cell office:value-type="float" office:value="8.2800000000000011" table:formula="msoxl:=IF(SUM(H27,水產養殖面積7!D27)=0,&quot;-&quot;,SUM(H27,水產養殖面積7!D27))" table:style-name="ce5">
            <text:p>8.28<text:s/></text:p>
          </table:table-cell>
          <table:table-cell office:value-type="float" office:value="23.299999999999997" table:formula="msoxl:=IF(SUM(I27,水產養殖面積7!E27)=0,&quot;-&quot;,SUM(I27,水產養殖面積7!E27))" table:style-name="ce5">
            <text:p>23.30<text:s/></text:p>
          </table:table-cell>
          <table:covered-table-cell/>
          <table:table-cell office:value-type="string" office:string-value="-" table:formula="msoxl:=  IF(SUM(H27:I27)=0,&quot;-&quot;,SUM(H27:I27))" table:style-name="ce5">
            <text:p>-</text:p>
          </table:table-cell>
          <table:table-cell office:value-type="string" office:string-value="-" table:formula="msoxl:=  IF(SUM(L27,P27)=0,&quot;-&quot;,SUM(L27,P27))" table:style-name="ce5">
            <text:p>-</text:p>
          </table:table-cell>
          <table:table-cell office:value-type="string" office:string-value="-" table:formula="msoxl:=  IF(SUM(M27,Q27)=0,&quot;-&quot;,SUM(M27,Q27))" table:style-name="ce5">
            <text:p>-</text:p>
          </table:table-cell>
          <table:covered-table-cell/>
          <table:table-cell office:value-type="string" office:string-value="-" table:formula="msoxl:=  IF(SUM(L27:M27)=0,&quot;-&quot;,SUM(L27:M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7:Q27)=0,&quot;-&quot;,SUM(P27:Q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4.8599999999999994" table:formula="msoxl:=  IF(SUM(D28:E28)=0,&quot;-&quot;,SUM(D28:E28))" table:style-name="ce5">
            <text:p>4.86<text:s/></text:p>
          </table:table-cell>
          <table:table-cell office:value-type="float" office:value="4.8599999999999994" table:formula="msoxl:=IF(SUM(H28,水產養殖面積7!D28)=0,&quot;-&quot;,SUM(H28,水產養殖面積7!D28))" table:style-name="ce5">
            <text:p>4.86<text:s/></text:p>
          </table:table-cell>
          <table:table-cell office:value-type="string" office:string-value="-" table:formula="msoxl:=IF(SUM(I28,水產養殖面積7!E28)=0,&quot;-&quot;,SUM(I28,水產養殖面積7!E28))" table:style-name="ce5">
            <text:p>-</text:p>
          </table:table-cell>
          <table:covered-table-cell/>
          <table:table-cell office:value-type="string" office:string-value="-" table:formula="msoxl:=  IF(SUM(H28:I28)=0,&quot;-&quot;,SUM(H28:I28))" table:style-name="ce5">
            <text:p>-</text:p>
          </table:table-cell>
          <table:table-cell office:value-type="string" office:string-value="-" table:formula="msoxl:=  IF(SUM(L28,P28)=0,&quot;-&quot;,SUM(L28,P28))" table:style-name="ce5">
            <text:p>-</text:p>
          </table:table-cell>
          <table:table-cell office:value-type="string" office:string-value="-" table:formula="msoxl:=  IF(SUM(M28,Q28)=0,&quot;-&quot;,SUM(M28,Q28))" table:style-name="ce5">
            <text:p>-</text:p>
          </table:table-cell>
          <table:covered-table-cell/>
          <table:table-cell office:value-type="string" office:string-value="-" table:formula="msoxl:=  IF(SUM(L28:M28)=0,&quot;-&quot;,SUM(L28:M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8:Q28)=0,&quot;-&quot;,SUM(P28:Q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3.3699999999999997" table:formula="msoxl:=  IF(SUM(D29:E29)=0,&quot;-&quot;,SUM(D29:E29))" table:style-name="ce5">
            <text:p>3.37<text:s/></text:p>
          </table:table-cell>
          <table:table-cell office:value-type="float" office:value="2.5599999999999996" table:formula="msoxl:=IF(SUM(H29,水產養殖面積7!D29)=0,&quot;-&quot;,SUM(H29,水產養殖面積7!D29))" table:style-name="ce5">
            <text:p>2.56<text:s/></text:p>
          </table:table-cell>
          <table:table-cell office:value-type="float" office:value="0.81" table:formula="msoxl:=IF(SUM(I29,水產養殖面積7!E29)=0,&quot;-&quot;,SUM(I29,水產養殖面積7!E29))" table:style-name="ce5">
            <text:p>0.81<text:s/></text:p>
          </table:table-cell>
          <table:covered-table-cell/>
          <table:table-cell office:value-type="string" office:string-value="-" table:formula="msoxl:=  IF(SUM(H29:I29)=0,&quot;-&quot;,SUM(H29:I29))" table:style-name="ce5">
            <text:p>-</text:p>
          </table:table-cell>
          <table:table-cell office:value-type="string" office:string-value="-" table:formula="msoxl:=  IF(SUM(L29,P29)=0,&quot;-&quot;,SUM(L29,P29))" table:style-name="ce5">
            <text:p>-</text:p>
          </table:table-cell>
          <table:table-cell office:value-type="string" office:string-value="-" table:formula="msoxl:=  IF(SUM(M29,Q29)=0,&quot;-&quot;,SUM(M29,Q29))" table:style-name="ce5">
            <text:p>-</text:p>
          </table:table-cell>
          <table:covered-table-cell/>
          <table:table-cell office:value-type="string" office:string-value="-" table:formula="msoxl:=  IF(SUM(L29:M29)=0,&quot;-&quot;,SUM(L29:M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9:Q29)=0,&quot;-&quot;,SUM(P29:Q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19.27" table:formula="msoxl:=  IF(SUM(D30:E30)=0,&quot;-&quot;,SUM(D30:E30))" table:style-name="ce5">
            <text:p>19.27<text:s/></text:p>
          </table:table-cell>
          <table:table-cell office:value-type="float" office:value="19.27" table:formula="msoxl:=IF(SUM(H30,水產養殖面積7!D30)=0,&quot;-&quot;,SUM(H30,水產養殖面積7!D30))" table:style-name="ce5">
            <text:p>19.27<text:s/></text:p>
          </table:table-cell>
          <table:table-cell office:value-type="string" office:string-value="-" table:formula="msoxl:=IF(SUM(I30,水產養殖面積7!E30)=0,&quot;-&quot;,SUM(I30,水產養殖面積7!E30))" table:style-name="ce5">
            <text:p>-</text:p>
          </table:table-cell>
          <table:covered-table-cell/>
          <table:table-cell office:value-type="string" office:string-value="-" table:formula="msoxl:=  IF(SUM(H30:I30)=0,&quot;-&quot;,SUM(H30:I30))" table:style-name="ce5">
            <text:p>-</text:p>
          </table:table-cell>
          <table:table-cell office:value-type="string" office:string-value="-" table:formula="msoxl:=  IF(SUM(L30,P30)=0,&quot;-&quot;,SUM(L30,P30))" table:style-name="ce5">
            <text:p>-</text:p>
          </table:table-cell>
          <table:table-cell office:value-type="string" office:string-value="-" table:formula="msoxl:=  IF(SUM(M30,Q30)=0,&quot;-&quot;,SUM(M30,Q30))" table:style-name="ce5">
            <text:p>-</text:p>
          </table:table-cell>
          <table:covered-table-cell/>
          <table:table-cell office:value-type="string" office:string-value="-" table:formula="msoxl:=  IF(SUM(L30:M30)=0,&quot;-&quot;,SUM(L30:M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0:Q30)=0,&quot;-&quot;,SUM(P30:Q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0.05" table:formula="msoxl:=  IF(SUM(D31:E31)=0,&quot;-&quot;,SUM(D31:E31))" table:style-name="ce5">
            <text:p>0.05<text:s/></text:p>
          </table:table-cell>
          <table:table-cell office:value-type="float" office:value="0.05" table:formula="msoxl:=IF(SUM(H31,水產養殖面積7!D31)=0,&quot;-&quot;,SUM(H31,水產養殖面積7!D31))" table:style-name="ce5">
            <text:p>0.05<text:s/></text:p>
          </table:table-cell>
          <table:table-cell office:value-type="string" office:string-value="-" table:formula="msoxl:=IF(SUM(I31,水產養殖面積7!E31)=0,&quot;-&quot;,SUM(I31,水產養殖面積7!E31))" table:style-name="ce5">
            <text:p>-</text:p>
          </table:table-cell>
          <table:covered-table-cell/>
          <table:table-cell office:value-type="string" office:string-value="-" table:formula="msoxl:=  IF(SUM(H31:I31)=0,&quot;-&quot;,SUM(H31:I31))" table:style-name="ce5">
            <text:p>-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office:value-type="string" office:string-value="-" table:formula="msoxl:=  IF(SUM(I32:I34)=0,&quot;-&quot;,SUM(I32:I34))" table:style-name="ce5">
            <text:p>-</text:p>
          </table:table-cell>
          <table:covered-table-cell/>
          <table:table-cell office:value-type="string" office:string-value="-" table:formula="msoxl:=  IF(SUM(L31:M31)=0,&quot;-&quot;,SUM(L31:M31))" table:style-name="ce5">
            <text:p>-</text:p>
          </table:table-cell>
          <table:table-cell office:value-type="string" office:string-value="-" table:formula="msoxl:=  IF(SUM(L32:L34)=0,&quot;-&quot;,SUM(L32:L34))" table:style-name="ce5">
            <text:p>-</text:p>
          </table:table-cell>
          <table:table-cell office:value-type="string" office:string-value="-" table:formula="msoxl:=  IF(SUM(M32:M34)=0,&quot;-&quot;,SUM(M32:M34))" table:style-name="ce5">
            <text:p>-</text:p>
          </table:table-cell>
          <table:covered-table-cell/>
          <table:table-cell office:value-type="string" office:string-value="-" table:formula="msoxl:=  IF(SUM(P31:Q31)=0,&quot;-&quot;,SUM(P31:Q31))" table:style-name="ce5">
            <text:p>-</text:p>
          </table:table-cell>
          <table:table-cell office:value-type="string" office:string-value="-" table:formula="msoxl:=  IF(SUM(P32:P34)=0,&quot;-&quot;,SUM(P32:P34))" table:style-name="ce5">
            <text:p>-</text:p>
          </table:table-cell>
          <table:table-cell office:value-type="string" office:string-value="-" table:formula="msoxl:=  IF(SUM(Q32:Q34)=0,&quot;-&quot;,SUM(Q32:Q34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office:string-value="-" table:formula="msoxl:=IF(SUM(H32,水產養殖面積7!D32)=0,&quot;-&quot;,SUM(H32,水產養殖面積7!D32))" table:style-name="ce5">
            <text:p>-</text:p>
          </table:table-cell>
          <table:table-cell office:value-type="string" office:string-value="-" table:formula="msoxl:=IF(SUM(I32,水產養殖面積7!E32)=0,&quot;-&quot;,SUM(I32,水產養殖面積7!E32))" table:style-name="ce5">
            <text:p>-</text:p>
          </table:table-cell>
          <table:covered-table-cell/>
          <table:table-cell office:value-type="string" office:string-value="-" table:formula="msoxl:=  IF(SUM(H32:I32)=0,&quot;-&quot;,SUM(H32:I32))" table:style-name="ce5">
            <text:p>-</text:p>
          </table:table-cell>
          <table:table-cell office:value-type="string" office:string-value="-" table:formula="msoxl:=  IF(SUM(L32,P32)=0,&quot;-&quot;,SUM(L32,P32))" table:style-name="ce5">
            <text:p>-</text:p>
          </table:table-cell>
          <table:table-cell office:value-type="string" office:string-value="-" table:formula="msoxl:=  IF(SUM(M32,Q32)=0,&quot;-&quot;,SUM(M32,Q32))" table:style-name="ce5">
            <text:p>-</text:p>
          </table:table-cell>
          <table:covered-table-cell/>
          <table:table-cell office:value-type="string" office:string-value="-" table:formula="msoxl:=  IF(SUM(L32:M32)=0,&quot;-&quot;,SUM(L32:M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2:Q32)=0,&quot;-&quot;,SUM(P32:Q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33:E33)=0,&quot;-&quot;,SUM(D33:E33))" table:style-name="ce5">
            <text:p>-</text:p>
          </table:table-cell>
          <table:table-cell office:value-type="string" office:string-value="-" table:formula="msoxl:=IF(SUM(H33,水產養殖面積7!D33)=0,&quot;-&quot;,SUM(H33,水產養殖面積7!D33))" table:style-name="ce5">
            <text:p>-</text:p>
          </table:table-cell>
          <table:table-cell office:value-type="string" office:string-value="-" table:formula="msoxl:=IF(SUM(I33,水產養殖面積7!E33)=0,&quot;-&quot;,SUM(I33,水產養殖面積7!E33))" table:style-name="ce5">
            <text:p>-</text:p>
          </table:table-cell>
          <table:covered-table-cell/>
          <table:table-cell office:value-type="string" office:string-value="-" table:formula="msoxl:=  IF(SUM(H33:I33)=0,&quot;-&quot;,SUM(H33:I33))" table:style-name="ce5">
            <text:p>-</text:p>
          </table:table-cell>
          <table:table-cell office:value-type="string" office:string-value="-" table:formula="msoxl:=  IF(SUM(L33,P33)=0,&quot;-&quot;,SUM(L33,P33))" table:style-name="ce5">
            <text:p>-</text:p>
          </table:table-cell>
          <table:table-cell office:value-type="string" office:string-value="-" table:formula="msoxl:=  IF(SUM(M33,Q33)=0,&quot;-&quot;,SUM(M33,Q33))" table:style-name="ce5">
            <text:p>-</text:p>
          </table:table-cell>
          <table:covered-table-cell/>
          <table:table-cell office:value-type="string" office:string-value="-" table:formula="msoxl:=  IF(SUM(L33:M33)=0,&quot;-&quot;,SUM(L33:M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3:Q33)=0,&quot;-&quot;,SUM(P33:Q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0.05" table:formula="msoxl:=  IF(SUM(D34:E34)=0,&quot;-&quot;,SUM(D34:E34))" table:style-name="ce5">
            <text:p>0.05<text:s/></text:p>
          </table:table-cell>
          <table:table-cell office:value-type="float" office:value="0.05" table:formula="msoxl:=IF(SUM(H34,水產養殖面積7!D34)=0,&quot;-&quot;,SUM(H34,水產養殖面積7!D34))" table:style-name="ce5">
            <text:p>0.05<text:s/></text:p>
          </table:table-cell>
          <table:table-cell office:value-type="string" office:string-value="-" table:formula="msoxl:=IF(SUM(I34,水產養殖面積7!E34)=0,&quot;-&quot;,SUM(I34,水產養殖面積7!E34))" table:style-name="ce5">
            <text:p>-</text:p>
          </table:table-cell>
          <table:covered-table-cell/>
          <table:table-cell office:value-type="string" office:string-value="-" table:formula="msoxl:=  IF(SUM(H34:I34)=0,&quot;-&quot;,SUM(H34:I34))" table:style-name="ce5">
            <text:p>-</text:p>
          </table:table-cell>
          <table:table-cell office:value-type="string" office:string-value="-" table:formula="msoxl:=  IF(SUM(L34,P34)=0,&quot;-&quot;,SUM(L34,P34))" table:style-name="ce5">
            <text:p>-</text:p>
          </table:table-cell>
          <table:table-cell office:value-type="string" office:string-value="-" table:formula="msoxl:=  IF(SUM(M34,Q34)=0,&quot;-&quot;,SUM(M34,Q34))" table:style-name="ce5">
            <text:p>-</text:p>
          </table:table-cell>
          <table:covered-table-cell/>
          <table:table-cell office:value-type="string" office:string-value="-" table:formula="msoxl:=  IF(SUM(L34:M34)=0,&quot;-&quot;,SUM(L34:M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4:Q34)=0,&quot;-&quot;,SUM(P34:Q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190.69" table:formula="msoxl:=  IF(SUM(D35:E35)=0,&quot;-&quot;,SUM(D35:E35))" table:style-name="ce5">
            <text:p>190.69<text:s/></text:p>
          </table:table-cell>
          <table:table-cell office:value-type="float" office:value="190.69" table:formula="msoxl:=IF(SUM(H35,水產養殖面積7!D35)=0,&quot;-&quot;,SUM(H35,水產養殖面積7!D35))" table:style-name="ce5">
            <text:p>190.69<text:s/></text:p>
          </table:table-cell>
          <table:table-cell office:value-type="string" office:string-value="-" table:formula="msoxl:=IF(SUM(I35,水產養殖面積7!E35)=0,&quot;-&quot;,SUM(I35,水產養殖面積7!E35))" table:style-name="ce5">
            <text:p>-</text:p>
          </table:table-cell>
          <table:covered-table-cell/>
          <table:table-cell office:value-type="string" office:string-value="-" table:formula="msoxl:=  IF(SUM(H35:I35)=0,&quot;-&quot;,SUM(H35:I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office:value-type="string" office:string-value="-" table:formula="msoxl:=  IF(SUM(I36:I37)=0,&quot;-&quot;,SUM(I36:I37))" table:style-name="ce5">
            <text:p>-</text:p>
          </table:table-cell>
          <table:covered-table-cell/>
          <table:table-cell office:value-type="string" office:string-value="-" table:formula="msoxl:=  IF(SUM(L35:M35)=0,&quot;-&quot;,SUM(L35:M35))" table:style-name="ce5">
            <text:p>-</text:p>
          </table:table-cell>
          <table:table-cell office:value-type="string" office:string-value="-" table:formula="msoxl:=  IF(SUM(L36:L37)=0,&quot;-&quot;,SUM(L36:L37))" table:style-name="ce5">
            <text:p>-</text:p>
          </table:table-cell>
          <table:table-cell office:value-type="string" office:string-value="-" table:formula="msoxl:=  IF(SUM(M36:M37)=0,&quot;-&quot;,SUM(M36:M37))" table:style-name="ce5">
            <text:p>-</text:p>
          </table:table-cell>
          <table:covered-table-cell/>
          <table:table-cell office:value-type="string" office:string-value="-" table:formula="msoxl:=  IF(SUM(P35:Q35)=0,&quot;-&quot;,SUM(P35:Q35))" table:style-name="ce5">
            <text:p>-</text:p>
          </table:table-cell>
          <table:table-cell office:value-type="string" office:string-value="-" table:formula="msoxl:=  IF(SUM(P36:P37)=0,&quot;-&quot;,SUM(P36:P37))" table:style-name="ce5">
            <text:p>-</text:p>
          </table:table-cell>
          <table:table-cell office:value-type="string" office:string-value="-" table:formula="msoxl:=  IF(SUM(Q36:Q37)=0,&quot;-&quot;,SUM(Q36:Q37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143.78" table:formula="msoxl:=  IF(SUM(D36:E36)=0,&quot;-&quot;,SUM(D36:E36))" table:style-name="ce5">
            <text:p>143.78<text:s/></text:p>
          </table:table-cell>
          <table:table-cell office:value-type="float" office:value="143.78" table:formula="msoxl:=IF(SUM(H36,水產養殖面積7!D36)=0,&quot;-&quot;,SUM(H36,水產養殖面積7!D36))" table:style-name="ce5">
            <text:p>143.78<text:s/></text:p>
          </table:table-cell>
          <table:table-cell office:value-type="string" office:string-value="-" table:formula="msoxl:=IF(SUM(I36,水產養殖面積7!E36)=0,&quot;-&quot;,SUM(I36,水產養殖面積7!E36))" table:style-name="ce5">
            <text:p>-</text:p>
          </table:table-cell>
          <table:covered-table-cell/>
          <table:table-cell office:value-type="string" office:string-value="-" table:formula="msoxl:=  IF(SUM(H36:I36)=0,&quot;-&quot;,SUM(H36:I36))" table:style-name="ce5">
            <text:p>-</text:p>
          </table:table-cell>
          <table:table-cell office:value-type="string" office:string-value="-" table:formula="msoxl:=  IF(SUM(L36,P36)=0,&quot;-&quot;,SUM(L36,P36))" table:style-name="ce5">
            <text:p>-</text:p>
          </table:table-cell>
          <table:table-cell office:value-type="string" office:string-value="-" table:formula="msoxl:=  IF(SUM(M36,Q36)=0,&quot;-&quot;,SUM(M36,Q36))" table:style-name="ce5">
            <text:p>-</text:p>
          </table:table-cell>
          <table:covered-table-cell/>
          <table:table-cell office:value-type="string" office:string-value="-" table:formula="msoxl:=  IF(SUM(L36:M36)=0,&quot;-&quot;,SUM(L36:M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6:Q36)=0,&quot;-&quot;,SUM(P36:Q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46.91" table:formula="msoxl:=  IF(SUM(D37:E37)=0,&quot;-&quot;,SUM(D37:E37))" table:style-name="ce5">
            <text:p>46.91<text:s/></text:p>
          </table:table-cell>
          <table:table-cell office:value-type="float" office:value="46.91" table:formula="msoxl:=IF(SUM(H37,水產養殖面積7!D37)=0,&quot;-&quot;,SUM(H37,水產養殖面積7!D37))" table:style-name="ce5">
            <text:p>46.91<text:s/></text:p>
          </table:table-cell>
          <table:table-cell office:value-type="string" office:string-value="-" table:formula="msoxl:=IF(SUM(I37,水產養殖面積7!E37)=0,&quot;-&quot;,SUM(I37,水產養殖面積7!E37))" table:style-name="ce5">
            <text:p>-</text:p>
          </table:table-cell>
          <table:covered-table-cell/>
          <table:table-cell office:value-type="string" office:string-value="-" table:formula="msoxl:=  IF(SUM(H37:I37)=0,&quot;-&quot;,SUM(H37:I37))" table:style-name="ce5">
            <text:p>-</text:p>
          </table:table-cell>
          <table:table-cell office:value-type="string" office:string-value="-" table:formula="msoxl:=  IF(SUM(L37,P37)=0,&quot;-&quot;,SUM(L37,P37))" table:style-name="ce5">
            <text:p>-</text:p>
          </table:table-cell>
          <table:table-cell office:value-type="string" office:string-value="-" table:formula="msoxl:=  IF(SUM(M37,Q37)=0,&quot;-&quot;,SUM(M37,Q37))" table:style-name="ce5">
            <text:p>-</text:p>
          </table:table-cell>
          <table:covered-table-cell/>
          <table:table-cell office:value-type="string" office:string-value="-" table:formula="msoxl:=  IF(SUM(L37:M37)=0,&quot;-&quot;,SUM(L37:M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7:Q37)=0,&quot;-&quot;,SUM(P37:Q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table-cell office:value-type="string" table:number-columns-spanned="1" table:number-rows-spanned="14" table:style-name="ce99">
            <text:p>新竹縣</text:p>
          </table:table-cell>
          <table:table-cell office:value-type="string" table:style-name="ce4">
            <text:p>總計</text:p>
          </table:table-cell>
          <table:table-cell office:value-type="float" office:value="296.52999999999997" table:formula="msoxl:=  IF(SUM(D38:F38)=0,&quot;-&quot;,SUM(D38:F38))" table:style-name="ce5">
            <text:p>296.53<text:s/></text:p>
          </table:table-cell>
          <table:table-cell office:value-type="float" office:value="296.52999999999997" table:formula="msoxl:=IF(SUM(H38,水產養殖面積7!D38)=0,&quot;-&quot;,SUM(H38,水產養殖面積7!D38))" table:style-name="ce5">
            <text:p>296.53<text:s/></text:p>
          </table:table-cell>
          <table:table-cell office:value-type="string" office:string-value="-" table:formula="msoxl:=IF(SUM(I38,水產養殖面積7!E38)=0,&quot;-&quot;,SUM(I38,水產養殖面積7!E38))" table:style-name="ce5">
            <text:p>-</text:p>
          </table:table-cell>
          <table:table-cell office:value-type="string" office:string-value="-" table:formula="msoxl:=IF(SUM(J38,水產養殖面積7!F38)=0,&quot;-&quot;,SUM(J38,水產養殖面積7!F38))" table:style-name="ce5">
            <text:p>-</text:p>
          </table:table-cell>
          <table:table-cell office:value-type="string" office:string-value="-" table:formula="msoxl:=  IF(SUM(H38:J38)=0,&quot;-&quot;,SUM(H38:J38))" table:style-name="ce5">
            <text:p>-</text:p>
          </table:table-cell>
          <table:table-cell office:value-type="string" office:string-value="-" table:formula="msoxl:=  IF(SUM(L38,P38)=0,&quot;-&quot;,SUM(L38,P38))" table:style-name="ce5">
            <text:p>-</text:p>
          </table:table-cell>
          <table:table-cell office:value-type="string" office:string-value="-" table:formula="msoxl:=  IF(SUM(M38,Q38)=0,&quot;-&quot;,SUM(M38,Q38))" table:style-name="ce5">
            <text:p>-</text:p>
          </table:table-cell>
          <table:table-cell office:value-type="string" office:string-value="-" table:formula="msoxl:=  IF(SUM(N38,R38)=0,&quot;-&quot;,SUM(N38,R38))" table:style-name="ce5">
            <text:p>-</text:p>
          </table:table-cell>
          <table:table-cell office:value-type="string" office:string-value="-" table:formula="msoxl:=  IF(SUM(L38:N38)=0,&quot;-&quot;,SUM(L38:N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38:R38)=0,&quot;-&quot;,SUM(P38:R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260.24" table:formula="msoxl:=  IF(SUM(D39:E39)=0,&quot;-&quot;,SUM(D39:E39))" table:style-name="ce5">
            <text:p>260.24<text:s/></text:p>
          </table:table-cell>
          <table:table-cell office:value-type="float" office:value="260.24" table:formula="msoxl:=IF(SUM(H39,水產養殖面積7!D39)=0,&quot;-&quot;,SUM(H39,水產養殖面積7!D39))" table:style-name="ce5">
            <text:p>260.24<text:s/></text:p>
          </table:table-cell>
          <table:table-cell office:value-type="string" office:string-value="-" table:formula="msoxl:=IF(SUM(I39,水產養殖面積7!E39)=0,&quot;-&quot;,SUM(I39,水產養殖面積7!E39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H39:I39)=0,&quot;-&quot;,SUM(H39:I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office:value-type="string" office:string-value="-" table:formula="msoxl:=  IF(SUM(I40:I44)=0,&quot;-&quot;,SUM(I40:I44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39:M39)=0,&quot;-&quot;,SUM(L39:M39))" table:style-name="ce5">
            <text:p>-</text:p>
          </table:table-cell>
          <table:table-cell office:value-type="string" office:string-value="-" table:formula="msoxl:=  IF(SUM(L40:L44)=0,&quot;-&quot;,SUM(L40:L44))" table:style-name="ce5">
            <text:p>-</text:p>
          </table:table-cell>
          <table:table-cell office:value-type="string" office:string-value="-" table:formula="msoxl:=  IF(SUM(M40:M44)=0,&quot;-&quot;,SUM(M40:M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39:Q39)=0,&quot;-&quot;,SUM(P39:Q39))" table:style-name="ce5">
            <text:p>-</text:p>
          </table:table-cell>
          <table:table-cell office:value-type="string" office:string-value="-" table:formula="msoxl:=  IF(SUM(P40:P44)=0,&quot;-&quot;,SUM(P40:P44))" table:style-name="ce5">
            <text:p>-</text:p>
          </table:table-cell>
          <table:table-cell office:value-type="string" office:string-value="-" table:formula="msoxl:=  IF(SUM(Q40:Q44)=0,&quot;-&quot;,SUM(Q40:Q44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office:string-value="-" table:formula="msoxl:=IF(SUM(H40,水產養殖面積7!D40)=0,&quot;-&quot;,SUM(H40,水產養殖面積7!D40))" table:style-name="ce5">
            <text:p>-</text:p>
          </table:table-cell>
          <table:table-cell office:value-type="string" office:string-value="-" table:formula="msoxl:=IF(SUM(I40,水產養殖面積7!E40)=0,&quot;-&quot;,SUM(I40,水產養殖面積7!E40))" table:style-name="ce5">
            <text:p>-</text:p>
          </table:table-cell>
          <table:covered-table-cell/>
          <table:table-cell office:value-type="string" office:string-value="-" table:formula="msoxl:=  IF(SUM(H40:I40)=0,&quot;-&quot;,SUM(H40:I40))" table:style-name="ce5">
            <text:p>-</text:p>
          </table:table-cell>
          <table:table-cell office:value-type="string" office:string-value="-" table:formula="msoxl:=  IF(SUM(L40,P40)=0,&quot;-&quot;,SUM(L40,P40))" table:style-name="ce5">
            <text:p>-</text:p>
          </table:table-cell>
          <table:table-cell office:value-type="string" office:string-value="-" table:formula="msoxl:=  IF(SUM(M40,Q40)=0,&quot;-&quot;,SUM(M40,Q40))" table:style-name="ce5">
            <text:p>-</text:p>
          </table:table-cell>
          <table:covered-table-cell/>
          <table:table-cell office:value-type="string" office:string-value="-" table:formula="msoxl:=  IF(SUM(L40:M40)=0,&quot;-&quot;,SUM(L40:M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0:Q40)=0,&quot;-&quot;,SUM(P40:Q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255" table:formula="msoxl:=  IF(SUM(D41:E41)=0,&quot;-&quot;,SUM(D41:E41))" table:style-name="ce5">
            <text:p>255.00<text:s/></text:p>
          </table:table-cell>
          <table:table-cell office:value-type="float" office:value="255" table:formula="msoxl:=IF(SUM(H41,水產養殖面積7!D41)=0,&quot;-&quot;,SUM(H41,水產養殖面積7!D41))" table:style-name="ce5">
            <text:p>255.00<text:s/></text:p>
          </table:table-cell>
          <table:table-cell office:value-type="string" office:string-value="-" table:formula="msoxl:=IF(SUM(I41,水產養殖面積7!E41)=0,&quot;-&quot;,SUM(I41,水產養殖面積7!E41))" table:style-name="ce5">
            <text:p>-</text:p>
          </table:table-cell>
          <table:covered-table-cell/>
          <table:table-cell office:value-type="string" office:string-value="-" table:formula="msoxl:=  IF(SUM(H41:I41)=0,&quot;-&quot;,SUM(H41:I41))" table:style-name="ce5">
            <text:p>-</text:p>
          </table:table-cell>
          <table:table-cell office:value-type="string" office:string-value="-" table:formula="msoxl:=  IF(SUM(L41,P41)=0,&quot;-&quot;,SUM(L41,P41))" table:style-name="ce5">
            <text:p>-</text:p>
          </table:table-cell>
          <table:table-cell office:value-type="string" office:string-value="-" table:formula="msoxl:=  IF(SUM(M41,Q41)=0,&quot;-&quot;,SUM(M41,Q41))" table:style-name="ce5">
            <text:p>-</text:p>
          </table:table-cell>
          <table:covered-table-cell/>
          <table:table-cell office:value-type="string" office:string-value="-" table:formula="msoxl:=  IF(SUM(L41:M41)=0,&quot;-&quot;,SUM(L41:M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1:Q41)=0,&quot;-&quot;,SUM(P41:Q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42:E42)=0,&quot;-&quot;,SUM(D42:E42))" table:style-name="ce5">
            <text:p>-</text:p>
          </table:table-cell>
          <table:table-cell office:value-type="string" office:string-value="-" table:formula="msoxl:=IF(SUM(H42,水產養殖面積7!D42)=0,&quot;-&quot;,SUM(H42,水產養殖面積7!D42))" table:style-name="ce5">
            <text:p>-</text:p>
          </table:table-cell>
          <table:table-cell office:value-type="string" office:string-value="-" table:formula="msoxl:=IF(SUM(I42,水產養殖面積7!E42)=0,&quot;-&quot;,SUM(I42,水產養殖面積7!E42))" table:style-name="ce5">
            <text:p>-</text:p>
          </table:table-cell>
          <table:covered-table-cell/>
          <table:table-cell office:value-type="string" office:string-value="-" table:formula="msoxl:=  IF(SUM(H42:I42)=0,&quot;-&quot;,SUM(H42:I42))" table:style-name="ce5">
            <text:p>-</text:p>
          </table:table-cell>
          <table:table-cell office:value-type="string" office:string-value="-" table:formula="msoxl:=  IF(SUM(L42,P42)=0,&quot;-&quot;,SUM(L42,P42))" table:style-name="ce5">
            <text:p>-</text:p>
          </table:table-cell>
          <table:table-cell office:value-type="string" office:string-value="-" table:formula="msoxl:=  IF(SUM(M42,Q42)=0,&quot;-&quot;,SUM(M42,Q42))" table:style-name="ce5">
            <text:p>-</text:p>
          </table:table-cell>
          <table:covered-table-cell/>
          <table:table-cell office:value-type="string" office:string-value="-" table:formula="msoxl:=  IF(SUM(L42:M42)=0,&quot;-&quot;,SUM(L42:M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2:Q42)=0,&quot;-&quot;,SUM(P42:Q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5.24" table:formula="msoxl:=  IF(SUM(D43:E43)=0,&quot;-&quot;,SUM(D43:E43))" table:style-name="ce5">
            <text:p>5.24<text:s/></text:p>
          </table:table-cell>
          <table:table-cell office:value-type="float" office:value="5.24" table:formula="msoxl:=IF(SUM(H43,水產養殖面積7!D43)=0,&quot;-&quot;,SUM(H43,水產養殖面積7!D43))" table:style-name="ce5">
            <text:p>5.24<text:s/></text:p>
          </table:table-cell>
          <table:table-cell office:value-type="string" office:string-value="-" table:formula="msoxl:=IF(SUM(I43,水產養殖面積7!E43)=0,&quot;-&quot;,SUM(I43,水產養殖面積7!E43))" table:style-name="ce5">
            <text:p>-</text:p>
          </table:table-cell>
          <table:covered-table-cell/>
          <table:table-cell office:value-type="string" office:string-value="-" table:formula="msoxl:=  IF(SUM(H43:I43)=0,&quot;-&quot;,SUM(H43:I43))" table:style-name="ce5">
            <text:p>-</text:p>
          </table:table-cell>
          <table:table-cell office:value-type="string" office:string-value="-" table:formula="msoxl:=  IF(SUM(L43,P43)=0,&quot;-&quot;,SUM(L43,P43))" table:style-name="ce5">
            <text:p>-</text:p>
          </table:table-cell>
          <table:table-cell office:value-type="string" office:string-value="-" table:formula="msoxl:=  IF(SUM(M43,Q43)=0,&quot;-&quot;,SUM(M43,Q43))" table:style-name="ce5">
            <text:p>-</text:p>
          </table:table-cell>
          <table:covered-table-cell/>
          <table:table-cell office:value-type="string" office:string-value="-" table:formula="msoxl:=  IF(SUM(L43:M43)=0,&quot;-&quot;,SUM(L43:M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3:Q43)=0,&quot;-&quot;,SUM(P43:Q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office:string-value="-" table:formula="msoxl:=IF(SUM(H44,水產養殖面積7!D44)=0,&quot;-&quot;,SUM(H44,水產養殖面積7!D44))" table:style-name="ce5">
            <text:p>-</text:p>
          </table:table-cell>
          <table:table-cell office:value-type="string" office:string-value="-" table:formula="msoxl:=IF(SUM(I44,水產養殖面積7!E44)=0,&quot;-&quot;,SUM(I44,水產養殖面積7!E44))" table:style-name="ce5">
            <text:p>-</text:p>
          </table:table-cell>
          <table:covered-table-cell/>
          <table:table-cell office:value-type="string" office:string-value="-" table:formula="msoxl:=  IF(SUM(H44:I44)=0,&quot;-&quot;,SUM(H44:I44))" table:style-name="ce5">
            <text:p>-</text:p>
          </table:table-cell>
          <table:table-cell office:value-type="string" office:string-value="-" table:formula="msoxl:=  IF(SUM(L44,P44)=0,&quot;-&quot;,SUM(L44,P44))" table:style-name="ce5">
            <text:p>-</text:p>
          </table:table-cell>
          <table:table-cell office:value-type="string" office:string-value="-" table:formula="msoxl:=  IF(SUM(M44,Q44)=0,&quot;-&quot;,SUM(M44,Q44))" table:style-name="ce5">
            <text:p>-</text:p>
          </table:table-cell>
          <table:covered-table-cell/>
          <table:table-cell office:value-type="string" office:string-value="-" table:formula="msoxl:=  IF(SUM(L44:M44)=0,&quot;-&quot;,SUM(L44:M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4:Q44)=0,&quot;-&quot;,SUM(P44:Q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3.13" table:formula="msoxl:=  IF(SUM(D45:E45)=0,&quot;-&quot;,SUM(D45:E45))" table:style-name="ce5">
            <text:p>3.13<text:s/></text:p>
          </table:table-cell>
          <table:table-cell office:value-type="float" office:value="3.13" table:formula="msoxl:=IF(SUM(H45,水產養殖面積7!D45)=0,&quot;-&quot;,SUM(H45,水產養殖面積7!D45))" table:style-name="ce5">
            <text:p>3.13<text:s/></text:p>
          </table:table-cell>
          <table:table-cell office:value-type="string" office:string-value="-" table:formula="msoxl:=IF(SUM(I45,水產養殖面積7!E45)=0,&quot;-&quot;,SUM(I45,水產養殖面積7!E45))" table:style-name="ce5">
            <text:p>-</text:p>
          </table:table-cell>
          <table:covered-table-cell/>
          <table:table-cell office:value-type="string" office:string-value="-" table:formula="msoxl:=  IF(SUM(H45:I45)=0,&quot;-&quot;,SUM(H45:I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office:value-type="string" office:string-value="-" table:formula="msoxl:=  IF(SUM(I46:I48)=0,&quot;-&quot;,SUM(I46:I48))" table:style-name="ce5">
            <text:p>-</text:p>
          </table:table-cell>
          <table:covered-table-cell/>
          <table:table-cell office:value-type="string" office:string-value="-" table:formula="msoxl:=  IF(SUM(L45:M45)=0,&quot;-&quot;,SUM(L45:M45))" table:style-name="ce5">
            <text:p>-</text:p>
          </table:table-cell>
          <table:table-cell office:value-type="string" office:string-value="-" table:formula="msoxl:=  IF(SUM(L46:L48)=0,&quot;-&quot;,SUM(L46:L48))" table:style-name="ce5">
            <text:p>-</text:p>
          </table:table-cell>
          <table:table-cell office:value-type="string" office:string-value="-" table:formula="msoxl:=  IF(SUM(M46:M48)=0,&quot;-&quot;,SUM(M46:M48))" table:style-name="ce5">
            <text:p>-</text:p>
          </table:table-cell>
          <table:covered-table-cell/>
          <table:table-cell office:value-type="string" office:string-value="-" table:formula="msoxl:=  IF(SUM(P45:Q45)=0,&quot;-&quot;,SUM(P45:Q45))" table:style-name="ce5">
            <text:p>-</text:p>
          </table:table-cell>
          <table:table-cell office:value-type="string" office:string-value="-" table:formula="msoxl:=  IF(SUM(P46:P48)=0,&quot;-&quot;,SUM(P46:P48))" table:style-name="ce5">
            <text:p>-</text:p>
          </table:table-cell>
          <table:table-cell office:value-type="string" office:string-value="-" table:formula="msoxl:=  IF(SUM(Q46:Q48)=0,&quot;-&quot;,SUM(Q46:Q48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office:string-value="-" table:formula="msoxl:=IF(SUM(H46,水產養殖面積7!D46)=0,&quot;-&quot;,SUM(H46,水產養殖面積7!D46))" table:style-name="ce5">
            <text:p>-</text:p>
          </table:table-cell>
          <table:table-cell office:value-type="string" office:string-value="-" table:formula="msoxl:=IF(SUM(I46,水產養殖面積7!E46)=0,&quot;-&quot;,SUM(I46,水產養殖面積7!E46))" table:style-name="ce5">
            <text:p>-</text:p>
          </table:table-cell>
          <table:covered-table-cell/>
          <table:table-cell office:value-type="string" office:string-value="-" table:formula="msoxl:=  IF(SUM(H46:I46)=0,&quot;-&quot;,SUM(H46:I46))" table:style-name="ce5">
            <text:p>-</text:p>
          </table:table-cell>
          <table:table-cell office:value-type="string" office:string-value="-" table:formula="msoxl:=  IF(SUM(L46,P46)=0,&quot;-&quot;,SUM(L46,P46))" table:style-name="ce5">
            <text:p>-</text:p>
          </table:table-cell>
          <table:table-cell office:value-type="string" office:string-value="-" table:formula="msoxl:=  IF(SUM(M46,Q46)=0,&quot;-&quot;,SUM(M46,Q46))" table:style-name="ce5">
            <text:p>-</text:p>
          </table:table-cell>
          <table:covered-table-cell/>
          <table:table-cell office:value-type="string" office:string-value="-" table:formula="msoxl:=  IF(SUM(L46:M46)=0,&quot;-&quot;,SUM(L46:M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6:Q46)=0,&quot;-&quot;,SUM(P46:Q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3.13" table:formula="msoxl:=  IF(SUM(D47:E47)=0,&quot;-&quot;,SUM(D47:E47))" table:style-name="ce5">
            <text:p>3.13<text:s/></text:p>
          </table:table-cell>
          <table:table-cell office:value-type="float" office:value="3.13" table:formula="msoxl:=IF(SUM(H47,水產養殖面積7!D47)=0,&quot;-&quot;,SUM(H47,水產養殖面積7!D47))" table:style-name="ce5">
            <text:p>3.13<text:s/></text:p>
          </table:table-cell>
          <table:table-cell office:value-type="string" office:string-value="-" table:formula="msoxl:=IF(SUM(I47,水產養殖面積7!E47)=0,&quot;-&quot;,SUM(I47,水產養殖面積7!E47))" table:style-name="ce5">
            <text:p>-</text:p>
          </table:table-cell>
          <table:covered-table-cell/>
          <table:table-cell office:value-type="string" office:string-value="-" table:formula="msoxl:=  IF(SUM(H47:I47)=0,&quot;-&quot;,SUM(H47:I47))" table:style-name="ce5">
            <text:p>-</text:p>
          </table:table-cell>
          <table:table-cell office:value-type="string" office:string-value="-" table:formula="msoxl:=  IF(SUM(L47,P47)=0,&quot;-&quot;,SUM(L47,P47))" table:style-name="ce5">
            <text:p>-</text:p>
          </table:table-cell>
          <table:table-cell office:value-type="string" office:string-value="-" table:formula="msoxl:=  IF(SUM(M47,Q47)=0,&quot;-&quot;,SUM(M47,Q47))" table:style-name="ce5">
            <text:p>-</text:p>
          </table:table-cell>
          <table:covered-table-cell/>
          <table:table-cell office:value-type="string" office:string-value="-" table:formula="msoxl:=  IF(SUM(L47:M47)=0,&quot;-&quot;,SUM(L47:M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7:Q47)=0,&quot;-&quot;,SUM(P47:Q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office:string-value="-" table:formula="msoxl:=IF(SUM(H48,水產養殖面積7!D48)=0,&quot;-&quot;,SUM(H48,水產養殖面積7!D48))" table:style-name="ce5">
            <text:p>-</text:p>
          </table:table-cell>
          <table:table-cell office:value-type="string" office:string-value="-" table:formula="msoxl:=IF(SUM(I48,水產養殖面積7!E48)=0,&quot;-&quot;,SUM(I48,水產養殖面積7!E48))" table:style-name="ce5">
            <text:p>-</text:p>
          </table:table-cell>
          <table:covered-table-cell/>
          <table:table-cell office:value-type="string" office:string-value="-" table:formula="msoxl:=  IF(SUM(H48:I48)=0,&quot;-&quot;,SUM(H48:I48))" table:style-name="ce5">
            <text:p>-</text:p>
          </table:table-cell>
          <table:table-cell office:value-type="string" office:string-value="-" table:formula="msoxl:=  IF(SUM(L48,P48)=0,&quot;-&quot;,SUM(L48,P48))" table:style-name="ce5">
            <text:p>-</text:p>
          </table:table-cell>
          <table:table-cell office:value-type="string" office:string-value="-" table:formula="msoxl:=  IF(SUM(M48,Q48)=0,&quot;-&quot;,SUM(M48,Q48))" table:style-name="ce5">
            <text:p>-</text:p>
          </table:table-cell>
          <table:covered-table-cell/>
          <table:table-cell office:value-type="string" office:string-value="-" table:formula="msoxl:=  IF(SUM(L48:M48)=0,&quot;-&quot;,SUM(L48:M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8:Q48)=0,&quot;-&quot;,SUM(P48:Q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3.15" table:formula="msoxl:=  IF(SUM(D49:E49)=0,&quot;-&quot;,SUM(D49:E49))" table:style-name="ce5">
            <text:p>3.15<text:s/></text:p>
          </table:table-cell>
          <table:table-cell office:value-type="float" office:value="3.15" table:formula="msoxl:=IF(SUM(H49,水產養殖面積7!D49)=0,&quot;-&quot;,SUM(H49,水產養殖面積7!D49))" table:style-name="ce5">
            <text:p>3.15<text:s/></text:p>
          </table:table-cell>
          <table:table-cell office:value-type="string" office:string-value="-" table:formula="msoxl:=IF(SUM(I49,水產養殖面積7!E49)=0,&quot;-&quot;,SUM(I49,水產養殖面積7!E49))" table:style-name="ce5">
            <text:p>-</text:p>
          </table:table-cell>
          <table:covered-table-cell/>
          <table:table-cell office:value-type="string" office:string-value="-" table:formula="msoxl:=  IF(SUM(H49:I49)=0,&quot;-&quot;,SUM(H49:I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office:value-type="string" office:string-value="-" table:formula="msoxl:=  IF(SUM(I50:I51)=0,&quot;-&quot;,SUM(I50:I51))" table:style-name="ce5">
            <text:p>-</text:p>
          </table:table-cell>
          <table:covered-table-cell/>
          <table:table-cell office:value-type="string" office:string-value="-" table:formula="msoxl:=  IF(SUM(L49:M49)=0,&quot;-&quot;,SUM(L49:M49))" table:style-name="ce5">
            <text:p>-</text:p>
          </table:table-cell>
          <table:table-cell office:value-type="string" office:string-value="-" table:formula="msoxl:=  IF(SUM(L50:L51)=0,&quot;-&quot;,SUM(L50:L51))" table:style-name="ce5">
            <text:p>-</text:p>
          </table:table-cell>
          <table:table-cell office:value-type="string" office:string-value="-" table:formula="msoxl:=  IF(SUM(M50:M51)=0,&quot;-&quot;,SUM(M50:M51))" table:style-name="ce5">
            <text:p>-</text:p>
          </table:table-cell>
          <table:covered-table-cell/>
          <table:table-cell office:value-type="string" office:string-value="-" table:formula="msoxl:=  IF(SUM(P49:Q49)=0,&quot;-&quot;,SUM(P49:Q49))" table:style-name="ce5">
            <text:p>-</text:p>
          </table:table-cell>
          <table:table-cell office:value-type="string" office:string-value="-" table:formula="msoxl:=  IF(SUM(P50:P51)=0,&quot;-&quot;,SUM(P50:P51))" table:style-name="ce5">
            <text:p>-</text:p>
          </table:table-cell>
          <table:table-cell office:value-type="string" office:string-value="-" table:formula="msoxl:=  IF(SUM(Q50:Q51)=0,&quot;-&quot;,SUM(Q50:Q51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3.15" table:formula="msoxl:=  IF(SUM(D50:E50)=0,&quot;-&quot;,SUM(D50:E50))" table:style-name="ce5">
            <text:p>3.15<text:s/></text:p>
          </table:table-cell>
          <table:table-cell office:value-type="float" office:value="3.15" table:formula="msoxl:=IF(SUM(H50,水產養殖面積7!D50)=0,&quot;-&quot;,SUM(H50,水產養殖面積7!D50))" table:style-name="ce5">
            <text:p>3.15<text:s/></text:p>
          </table:table-cell>
          <table:table-cell office:value-type="string" office:string-value="-" table:formula="msoxl:=IF(SUM(I50,水產養殖面積7!E50)=0,&quot;-&quot;,SUM(I50,水產養殖面積7!E50))" table:style-name="ce5">
            <text:p>-</text:p>
          </table:table-cell>
          <table:covered-table-cell/>
          <table:table-cell office:value-type="string" office:string-value="-" table:formula="msoxl:=  IF(SUM(H50:I50)=0,&quot;-&quot;,SUM(H50:I50))" table:style-name="ce5">
            <text:p>-</text:p>
          </table:table-cell>
          <table:table-cell office:value-type="string" office:string-value="-" table:formula="msoxl:=  IF(SUM(L50,P50)=0,&quot;-&quot;,SUM(L50,P50))" table:style-name="ce5">
            <text:p>-</text:p>
          </table:table-cell>
          <table:table-cell office:value-type="string" office:string-value="-" table:formula="msoxl:=  IF(SUM(M50,Q50)=0,&quot;-&quot;,SUM(M50,Q50))" table:style-name="ce5">
            <text:p>-</text:p>
          </table:table-cell>
          <table:covered-table-cell/>
          <table:table-cell office:value-type="string" office:string-value="-" table:formula="msoxl:=  IF(SUM(L50:M50)=0,&quot;-&quot;,SUM(L50:M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0:Q50)=0,&quot;-&quot;,SUM(P50:Q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office:string-value="-" table:formula="msoxl:=IF(SUM(H51,水產養殖面積7!D51)=0,&quot;-&quot;,SUM(H51,水產養殖面積7!D51))" table:style-name="ce5">
            <text:p>-</text:p>
          </table:table-cell>
          <table:table-cell office:value-type="string" office:string-value="-" table:formula="msoxl:=IF(SUM(I51,水產養殖面積7!E51)=0,&quot;-&quot;,SUM(I51,水產養殖面積7!E51))" table:style-name="ce5">
            <text:p>-</text:p>
          </table:table-cell>
          <table:covered-table-cell/>
          <table:table-cell office:value-type="string" office:string-value="-" table:formula="msoxl:=  IF(SUM(H51:I51)=0,&quot;-&quot;,SUM(H51:I51))" table:style-name="ce5">
            <text:p>-</text:p>
          </table:table-cell>
          <table:table-cell office:value-type="string" office:string-value="-" table:formula="msoxl:=  IF(SUM(L51,P51)=0,&quot;-&quot;,SUM(L51,P51))" table:style-name="ce5">
            <text:p>-</text:p>
          </table:table-cell>
          <table:table-cell office:value-type="string" office:string-value="-" table:formula="msoxl:=  IF(SUM(M51,Q51)=0,&quot;-&quot;,SUM(M51,Q51))" table:style-name="ce5">
            <text:p>-</text:p>
          </table:table-cell>
          <table:covered-table-cell/>
          <table:table-cell office:value-type="string" office:string-value="-" table:formula="msoxl:=  IF(SUM(L51:M51)=0,&quot;-&quot;,SUM(L51:M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1:Q51)=0,&quot;-&quot;,SUM(P51:Q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2">
            <text:p>註 本表只揭露主要魚種，各魚種養殖面積之合計，將不等於總養殖面積。</text:p>
          </table:table-cell>
          <table:table-cell table:number-columns-repeated="5" table:style-name="ce2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number-columns-repeated="7" table:style-name="ce68"/>
          <table:table-cell table:style-name="ce2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7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7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7" table:default-cell-style-name="ce2"/>
        <table:table-column table:style-name="co3" table:default-cell-style-name="ce40"/>
        <table:table-column table:style-name="co3" table:number-columns-repeated="8" table:default-cell-style-name="ce2"/>
        <table:table-column table:style-name="co5" table:number-columns-repeated="5" table:default-cell-style-name="ce2"/>
        <table:table-column table:style-name="co4" table:number-columns-repeated="16361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7" table:style-name="ce63"/>
          <table:table-cell table:style-name="ce64"/>
          <table:table-cell table:style-name="ce63"/>
          <table:table-cell office:value-type="string" table:style-name="ce61">
            <text:p><text:s/>9．AQUACULTURE AREA BY SPECIES(Continued)</text:p>
          </table:table-cell>
          <table:table-cell table:number-columns-repeated="11" table:style-name="ce63"/>
          <table:table-cell table:number-columns-repeated="16361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number-columns-repeated="4" table:style-name="ce15"/>
          <table:table-cell table:style-name="ce39"/>
          <table:table-cell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style-name="ce17"/>
          <table:table-cell table:number-columns-repeated="16370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2" table:number-rows-spanned="1" table:style-name="ce87">
            <text:p>箱網養殖：立方公尺</text:p>
          </table:table-cell>
          <table:covered-table-cell/>
          <table:table-cell table:number-columns-repeated="2" table:style-name="ce15"/>
          <table:table-cell table:number-columns-spanned="3" table:number-rows-spanned="1" table:style-name="ce86"/>
          <table:covered-table-cell table:number-columns-repeated="2"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7"/>
          <table:table-cell table:style-name="ce18"/>
          <table:table-cell table:number-columns-repeated="16369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office:value-type="string" table:number-columns-spanned="16" table:number-rows-spanned="1" table:style-name="ce103">
            <text:p>內陸養殖</text:p>
          </table:table-cell>
          <table:covered-table-cell table:number-columns-repeated="15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16" table:number-rows-spanned="1" table:style-name="ce98">
            <text:p>Inland Water Culture</text:p>
          </table:table-cell>
          <table:covered-table-cell table:number-columns-repeated="15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3">
            <text:p>內陸養殖合計</text:p>
          </table:table-cell>
          <table:covered-table-cell table:number-columns-repeated="3"/>
          <table:table-cell office:value-type="string" table:number-columns-spanned="4" table:number-rows-spanned="1" table:style-name="ce103">
            <text:p>鹹水魚塭</text:p>
          </table:table-cell>
          <table:covered-table-cell table:number-columns-repeated="3"/>
          <table:table-cell office:value-type="string" table:number-columns-spanned="4" table:number-rows-spanned="1" table:style-name="ce103">
            <text:p>淡水魚塭</text:p>
          </table:table-cell>
          <table:covered-table-cell table:number-columns-repeated="3"/>
          <table:table-cell office:value-type="string" table:number-columns-spanned="4" table:number-rows-spanned="1" table:style-name="ce103">
            <text:p>觀賞魚養殖</text:p>
          </table:table-cell>
          <table:covered-table-cell table:number-columns-repeated="3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Total Inland Water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Brackish Water Pond</text:p>
          </table:table-cell>
          <table:covered-table-cell table:number-columns-repeated="3"/>
          <table:table-cell office:value-type="string" table:number-columns-spanned="4" table:number-rows-spanned="1" table:style-name="ce98">
            <text:p>Fresh Water Pond</text:p>
          </table:table-cell>
          <table:covered-table-cell table:number-columns-repeated="3"/>
          <table:table-cell office:value-type="string" table:number-columns-spanned="4" table:number-rows-spanned="1" table:style-name="ce98">
            <text:p>Ornamental Fish Culture</text:p>
          </table:table-cell>
          <table:covered-table-cell table:number-columns-repeated="3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style-name="ce32">
            <text:p>合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29">
            <text:p>混養</text:p>
          </table:table-cell>
          <table:table-cell office:value-type="string" table:style-name="ce32">
            <text:p>休養</text:p>
          </table:table-cell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1">
            <text:p>Poly-Culture</text:p>
          </table:table-cell>
          <table:table-cell office:value-type="string" table:style-name="ce50">
            <text:p>Suspend-Culture</text:p>
          </table:table-cell>
          <table:table-cell table:number-columns-repeated="16366" table:style-name="ce54"/>
        </table:table-row>
        <table:table-row table:style-name="ro3">
          <table:table-cell office:value-type="string" table:number-columns-spanned="1" table:number-rows-spanned="14" table:style-name="ce100">
            <text:p>高雄市</text:p>
          </table:table-cell>
          <table:table-cell office:value-type="string" table:style-name="ce4">
            <text:p>總計</text:p>
          </table:table-cell>
          <table:table-cell office:value-type="float" office:value="3926.08" table:formula="msoxl:=  IF(SUM(D10:F10)=0,&quot;-&quot;,SUM(D10:F10))" table:style-name="ce5">
            <text:p>3,926.08<text:s/></text:p>
          </table:table-cell>
          <table:table-cell office:value-type="float" office:value="1147.0999999999999" table:formula="msoxl:=IF(SUM(H10,L10,P10,水產養殖面積8!D10)=0,&quot;-&quot;,SUM(H10,L10,P10,水產養殖面積8!D10))" table:style-name="ce5">
            <text:p>1,147.10<text:s/></text:p>
          </table:table-cell>
          <table:table-cell office:value-type="float" office:value="2311.84" table:formula="msoxl:=IF(SUM(I10,M10,Q10,水產養殖面積8!E10)=0,&quot;-&quot;,SUM(I10,M10,Q10,水產養殖面積8!E10))" table:style-name="ce5">
            <text:p>2,311.84<text:s/></text:p>
          </table:table-cell>
          <table:table-cell office:value-type="float" office:value="467.14" table:formula="msoxl:=IF(SUM(J10,N10,R10,水產養殖面積8!F10)=0,&quot;-&quot;,SUM(J10,N10,R10,水產養殖面積8!F10))" table:style-name="ce5">
            <text:p>467.14<text:s/></text:p>
          </table:table-cell>
          <table:table-cell office:value-type="float" office:value="2177.84" table:formula="msoxl:=  IF(SUM(H10:J10)=0,&quot;-&quot;,SUM(H10:J10))" table:style-name="ce5">
            <text:p>2,177.84<text:s/></text:p>
          </table:table-cell>
          <table:table-cell office:value-type="float" office:value="880.09" table:style-name="ce5">
            <text:p>880.09<text:s/></text:p>
          </table:table-cell>
          <table:table-cell office:value-type="float" office:value="996.29" table:style-name="ce5">
            <text:p>996.29<text:s/></text:p>
          </table:table-cell>
          <table:table-cell office:value-type="float" office:value="301.45999999999998" table:style-name="ce48">
            <text:p>301.46<text:s/></text:p>
          </table:table-cell>
          <table:table-cell office:value-type="float" office:value="1722.3600000000001" table:formula="msoxl:=  IF(SUM(L10:N10)=0,&quot;-&quot;,SUM(L10:N10))" table:style-name="ce5">
            <text:p>1,722.36<text:s/></text:p>
          </table:table-cell>
          <table:table-cell office:value-type="float" office:value="250.14" table:style-name="ce5">
            <text:p>250.14<text:s/></text:p>
          </table:table-cell>
          <table:table-cell office:value-type="float" office:value="1315.55" table:style-name="ce5">
            <text:p>1,315.55<text:s/></text:p>
          </table:table-cell>
          <table:table-cell office:value-type="float" office:value="156.66999999999999" table:style-name="ce48">
            <text:p>156.67<text:s/></text:p>
          </table:table-cell>
          <table:table-cell office:value-type="string" office:string-value="-" table:formula="msoxl:=  IF(SUM(P10:R10)=0,&quot;-&quot;,SUM(P10:R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3211.4" table:formula="msoxl:=  IF(SUM(D11:E11)=0,&quot;-&quot;,SUM(D11:E11))" table:style-name="ce5">
            <text:p>3,211.40<text:s/></text:p>
          </table:table-cell>
          <table:table-cell office:value-type="float" office:value="958.25999999999988" table:formula="msoxl:=IF(SUM(H11,L11,P11,水產養殖面積8!D11)=0,&quot;-&quot;,SUM(H11,L11,P11,水產養殖面積8!D11))" table:style-name="ce5">
            <text:p>958.26<text:s/></text:p>
          </table:table-cell>
          <table:table-cell office:value-type="float" office:value="2253.1400000000003" table:formula="msoxl:=IF(SUM(I11,M11,Q11,水產養殖面積8!E11)=0,&quot;-&quot;,SUM(I11,M11,Q11,水產養殖面積8!E11))" table:style-name="ce5">
            <text:p>2,253.14<text:s/></text:p>
          </table:table-cell>
          <table:table-cell table:number-columns-spanned="1" table:number-rows-spanned="13" table:style-name="ce91"/>
          <table:table-cell office:value-type="float" office:value="1783.02" table:formula="msoxl:=  IF(SUM(H11:I11)=0,&quot;-&quot;,SUM(H11:I11))" table:style-name="ce5">
            <text:p>1,783.02<text:s/></text:p>
          </table:table-cell>
          <table:table-cell office:value-type="float" office:value="788.68" table:formula="msoxl:=  IF(SUM(H12:H16)=0,&quot;-&quot;,SUM(H12:H16))" table:style-name="ce5">
            <text:p>788.68<text:s/></text:p>
          </table:table-cell>
          <table:table-cell office:value-type="float" office:value="994.34" table:formula="msoxl:=  IF(SUM(I12:I16)=0,&quot;-&quot;,SUM(I12:I16))" table:style-name="ce5">
            <text:p>994.34<text:s/></text:p>
          </table:table-cell>
          <table:table-cell table:number-columns-spanned="1" table:number-rows-spanned="13" table:style-name="ce104"/>
          <table:table-cell office:value-type="float" office:value="1420.4900000000002" table:formula="msoxl:=  IF(SUM(L11:M11)=0,&quot;-&quot;,SUM(L11:M11))" table:style-name="ce5">
            <text:p>1,420.49<text:s/></text:p>
          </table:table-cell>
          <table:table-cell office:value-type="float" office:value="161.69" table:formula="msoxl:=  IF(SUM(L12:L16)=0,&quot;-&quot;,SUM(L12:L16))" table:style-name="ce5">
            <text:p>161.69<text:s/></text:p>
          </table:table-cell>
          <table:table-cell office:value-type="float" office:value="1258.8000000000002" table:formula="msoxl:=  IF(SUM(M12:M16)=0,&quot;-&quot;,SUM(M12:M16))" table:style-name="ce5">
            <text:p>1,258.80<text:s/></text:p>
          </table:table-cell>
          <table:table-cell table:number-columns-spanned="1" table:number-rows-spanned="13" table:style-name="ce104"/>
          <table:table-cell office:value-type="string" office:string-value="-" table:formula="msoxl:=  IF(SUM(P11:Q11)=0,&quot;-&quot;,SUM(P11:Q11))" table:style-name="ce5">
            <text:p>-</text:p>
          </table:table-cell>
          <table:table-cell office:value-type="string" office:string-value="-" table:formula="msoxl:=  IF(SUM(P12:P16)=0,&quot;-&quot;,SUM(P12:P16))" table:style-name="ce5">
            <text:p>-</text:p>
          </table:table-cell>
          <table:table-cell office:value-type="string" office:string-value="-" table:formula="msoxl:=  IF(SUM(Q12:Q16)=0,&quot;-&quot;,SUM(Q12:Q16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2182.1700000000005" table:formula="msoxl:=  IF(SUM(D12:E12)=0,&quot;-&quot;,SUM(D12:E12))" table:style-name="ce5">
            <text:p>2,182.17<text:s/></text:p>
          </table:table-cell>
          <table:table-cell office:value-type="float" office:value="8.07" table:formula="msoxl:=IF(SUM(H12,L12,P12,水產養殖面積8!D12)=0,&quot;-&quot;,SUM(H12,L12,P12,水產養殖面積8!D12))" table:style-name="ce5">
            <text:p>8.07<text:s/></text:p>
          </table:table-cell>
          <table:table-cell office:value-type="float" office:value="2174.1000000000004" table:formula="msoxl:=IF(SUM(I12,M12,Q12,水產養殖面積8!E12)=0,&quot;-&quot;,SUM(I12,M12,Q12,水產養殖面積8!E12))" table:style-name="ce5">
            <text:p>2,174.10<text:s/></text:p>
          </table:table-cell>
          <table:covered-table-cell/>
          <table:table-cell office:value-type="float" office:value="988.0100000000001" table:formula="msoxl:=  IF(SUM(H12:I12)=0,&quot;-&quot;,SUM(H12:I12))" table:style-name="ce5">
            <text:p>988.01<text:s/></text:p>
          </table:table-cell>
          <table:table-cell office:value-type="float" office:value="1.32" table:style-name="ce5">
            <text:p>1.32<text:s/></text:p>
          </table:table-cell>
          <table:table-cell office:value-type="float" office:value="986.69" table:style-name="ce5">
            <text:p>986.69<text:s/></text:p>
          </table:table-cell>
          <table:covered-table-cell/>
          <table:table-cell office:value-type="float" office:value="1194.1600000000001" table:formula="msoxl:=  IF(SUM(L12:M12)=0,&quot;-&quot;,SUM(L12:M12))" table:style-name="ce5">
            <text:p>1,194.16<text:s/></text:p>
          </table:table-cell>
          <table:table-cell office:value-type="float" office:value="6.75" table:style-name="ce5">
            <text:p>6.75<text:s/></text:p>
          </table:table-cell>
          <table:table-cell office:value-type="float" office:value="1187.4100000000001" table:style-name="ce5">
            <text:p>1,187.41<text:s/></text:p>
          </table:table-cell>
          <table:covered-table-cell/>
          <table:table-cell office:value-type="string" office:string-value="-" table:formula="msoxl:=  IF(SUM(P12:Q12)=0,&quot;-&quot;,SUM(P12:Q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204.35000000000002" table:formula="msoxl:=  IF(SUM(D13:E13)=0,&quot;-&quot;,SUM(D13:E13))" table:style-name="ce5">
            <text:p>204.35<text:s/></text:p>
          </table:table-cell>
          <table:table-cell office:value-type="float" office:value="125.31" table:formula="msoxl:=IF(SUM(H13,L13,P13,水產養殖面積8!D13)=0,&quot;-&quot;,SUM(H13,L13,P13,水產養殖面積8!D13))" table:style-name="ce5">
            <text:p>125.31<text:s/></text:p>
          </table:table-cell>
          <table:table-cell office:value-type="float" office:value="79.040000000000006" table:formula="msoxl:=IF(SUM(I13,M13,Q13,水產養殖面積8!E13)=0,&quot;-&quot;,SUM(I13,M13,Q13,水產養殖面積8!E13))" table:style-name="ce5">
            <text:p>79.04<text:s/></text:p>
          </table:table-cell>
          <table:covered-table-cell/>
          <table:table-cell office:value-type="float" office:value="61.55" table:formula="msoxl:=  IF(SUM(H13:I13)=0,&quot;-&quot;,SUM(H13:I13))" table:style-name="ce5">
            <text:p>61.55<text:s/></text:p>
          </table:table-cell>
          <table:table-cell office:value-type="float" office:value="53.9" table:style-name="ce5">
            <text:p>53.90<text:s/></text:p>
          </table:table-cell>
          <table:table-cell office:value-type="float" office:value="7.65" table:style-name="ce5">
            <text:p>7.65<text:s/></text:p>
          </table:table-cell>
          <table:covered-table-cell/>
          <table:table-cell office:value-type="float" office:value="134.91" table:formula="msoxl:=  IF(SUM(L13:M13)=0,&quot;-&quot;,SUM(L13:M13))" table:style-name="ce5">
            <text:p>134.91<text:s/></text:p>
          </table:table-cell>
          <table:table-cell office:value-type="float" office:value="63.52" table:style-name="ce5">
            <text:p>63.52<text:s/></text:p>
          </table:table-cell>
          <table:table-cell office:value-type="float" office:value="71.39" table:style-name="ce5">
            <text:p>71.39<text:s/></text:p>
          </table:table-cell>
          <table:covered-table-cell/>
          <table:table-cell office:value-type="string" office:string-value="-" table:formula="msoxl:=  IF(SUM(P13:Q13)=0,&quot;-&quot;,SUM(P13:Q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15.72" table:formula="msoxl:=  IF(SUM(D14:E14)=0,&quot;-&quot;,SUM(D14:E14))" table:style-name="ce5">
            <text:p>15.72<text:s/></text:p>
          </table:table-cell>
          <table:table-cell office:value-type="float" office:value="15.72" table:formula="msoxl:=IF(SUM(H14,L14,P14,水產養殖面積8!D14)=0,&quot;-&quot;,SUM(H14,L14,P14,水產養殖面積8!D14))" table:style-name="ce5">
            <text:p>15.72<text:s/></text:p>
          </table:table-cell>
          <table:table-cell office:value-type="string" office:string-value="-" table:formula="msoxl:=IF(SUM(I14,M14,Q14,水產養殖面積8!E14)=0,&quot;-&quot;,SUM(I14,M14,Q14,水產養殖面積8!E14))" table:style-name="ce5">
            <text:p>-</text:p>
          </table:table-cell>
          <table:covered-table-cell/>
          <table:table-cell office:value-type="string" office:string-value="-" table:formula="msoxl:=  IF(SUM(H14:I14)=0,&quot;-&quot;,SUM(H14:I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15.72" table:formula="msoxl:=  IF(SUM(L14:M14)=0,&quot;-&quot;,SUM(L14:M14))" table:style-name="ce5">
            <text:p>15.72<text:s/></text:p>
          </table:table-cell>
          <table:table-cell office:value-type="float" office:value="15.72" table:style-name="ce5">
            <text:p>15.72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4:Q14)=0,&quot;-&quot;,SUM(P14:Q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288.24" table:formula="msoxl:=  IF(SUM(D15:E15)=0,&quot;-&quot;,SUM(D15:E15))" table:style-name="ce5">
            <text:p>288.24<text:s/></text:p>
          </table:table-cell>
          <table:table-cell office:value-type="float" office:value="288.24" table:formula="msoxl:=IF(SUM(H15,L15,P15,水產養殖面積8!D15)=0,&quot;-&quot;,SUM(H15,L15,P15,水產養殖面積8!D15))" table:style-name="ce5">
            <text:p>288.24<text:s/></text:p>
          </table:table-cell>
          <table:table-cell office:value-type="string" office:string-value="-" table:formula="msoxl:=IF(SUM(I15,M15,Q15,水產養殖面積8!E15)=0,&quot;-&quot;,SUM(I15,M15,Q15,水產養殖面積8!E15))" table:style-name="ce5">
            <text:p>-</text:p>
          </table:table-cell>
          <table:covered-table-cell/>
          <table:table-cell office:value-type="float" office:value="212.54" table:formula="msoxl:=  IF(SUM(H15:I15)=0,&quot;-&quot;,SUM(H15:I15))" table:style-name="ce5">
            <text:p>212.54<text:s/></text:p>
          </table:table-cell>
          <table:table-cell office:value-type="float" office:value="212.54" table:style-name="ce5">
            <text:p>212.54<text:s/>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75.7" table:formula="msoxl:=  IF(SUM(L15:M15)=0,&quot;-&quot;,SUM(L15:M15))" table:style-name="ce5">
            <text:p>75.70<text:s/></text:p>
          </table:table-cell>
          <table:table-cell office:value-type="float" office:value="75.7" table:style-name="ce5">
            <text:p>75.7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5:Q15)=0,&quot;-&quot;,SUM(P15:Q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520.91999999999996" table:formula="msoxl:=  IF(SUM(D16:E16)=0,&quot;-&quot;,SUM(D16:E16))" table:style-name="ce5">
            <text:p>520.92<text:s/></text:p>
          </table:table-cell>
          <table:table-cell office:value-type="float" office:value="520.91999999999996" table:formula="msoxl:=IF(SUM(H16,L16,P16,水產養殖面積8!D16)=0,&quot;-&quot;,SUM(H16,L16,P16,水產養殖面積8!D16))" table:style-name="ce5">
            <text:p>520.92<text:s/></text:p>
          </table:table-cell>
          <table:table-cell office:value-type="string" office:string-value="-" table:formula="msoxl:=IF(SUM(I16,M16,Q16,水產養殖面積8!E16)=0,&quot;-&quot;,SUM(I16,M16,Q16,水產養殖面積8!E16))" table:style-name="ce5">
            <text:p>-</text:p>
          </table:table-cell>
          <table:covered-table-cell/>
          <table:table-cell office:value-type="float" office:value="520.91999999999996" table:formula="msoxl:=  IF(SUM(H16:I16)=0,&quot;-&quot;,SUM(H16:I16))" table:style-name="ce5">
            <text:p>520.92<text:s/></text:p>
          </table:table-cell>
          <table:table-cell office:value-type="float" office:value="520.91999999999996" table:style-name="ce5">
            <text:p>520.92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6:M16)=0,&quot;-&quot;,SUM(L16:M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6:Q16)=0,&quot;-&quot;,SUM(P16:Q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17:E17)=0,&quot;-&quot;,SUM(D17:E17))" table:style-name="ce5">
            <text:p>-</text:p>
          </table:table-cell>
          <table:table-cell office:value-type="string" office:string-value="-" table:formula="msoxl:=IF(SUM(H17,L17,P17,水產養殖面積8!D17)=0,&quot;-&quot;,SUM(H17,L17,P17,水產養殖面積8!D17))" table:style-name="ce5">
            <text:p>-</text:p>
          </table:table-cell>
          <table:table-cell office:value-type="string" office:string-value="-" table:formula="msoxl:=IF(SUM(I17,M17,Q17,水產養殖面積8!E17)=0,&quot;-&quot;,SUM(I17,M17,Q17,水產養殖面積8!E17))" table:style-name="ce5">
            <text:p>-</text:p>
          </table:table-cell>
          <table:covered-table-cell/>
          <table:table-cell office:value-type="string" office:string-value="-" table:formula="msoxl:=  IF(SUM(H17:I17)=0,&quot;-&quot;,SUM(H17:I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office:value-type="string" office:string-value="-" table:formula="msoxl:=  IF(SUM(I18:I20)=0,&quot;-&quot;,SUM(I18:I20))" table:style-name="ce5">
            <text:p>-</text:p>
          </table:table-cell>
          <table:covered-table-cell/>
          <table:table-cell office:value-type="string" office:string-value="-" table:formula="msoxl:=  IF(SUM(L17:M17)=0,&quot;-&quot;,SUM(L17:M17))" table:style-name="ce5">
            <text:p>-</text:p>
          </table:table-cell>
          <table:table-cell office:value-type="string" office:string-value="-" table:formula="msoxl:=  IF(SUM(L18:L20)=0,&quot;-&quot;,SUM(L18:L20))" table:style-name="ce5">
            <text:p>-</text:p>
          </table:table-cell>
          <table:table-cell office:value-type="string" office:string-value="-" table:formula="msoxl:=  IF(SUM(M18:M20)=0,&quot;-&quot;,SUM(M18:M20))" table:style-name="ce5">
            <text:p>-</text:p>
          </table:table-cell>
          <table:covered-table-cell/>
          <table:table-cell office:value-type="string" office:string-value="-" table:formula="msoxl:=  IF(SUM(P17:Q17)=0,&quot;-&quot;,SUM(P17:Q17))" table:style-name="ce5">
            <text:p>-</text:p>
          </table:table-cell>
          <table:table-cell office:value-type="string" office:string-value="-" table:formula="msoxl:=  IF(SUM(P18:P20)=0,&quot;-&quot;,SUM(P18:P20))" table:style-name="ce5">
            <text:p>-</text:p>
          </table:table-cell>
          <table:table-cell office:value-type="string" office:string-value="-" table:formula="msoxl:=  IF(SUM(Q18:Q20)=0,&quot;-&quot;,SUM(Q18:Q20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office:string-value="-" table:formula="msoxl:=IF(SUM(H18,L18,P18,水產養殖面積8!D18)=0,&quot;-&quot;,SUM(H18,L18,P18,水產養殖面積8!D18))" table:style-name="ce5">
            <text:p>-</text:p>
          </table:table-cell>
          <table:table-cell office:value-type="string" office:string-value="-" table:formula="msoxl:=IF(SUM(I18,M18,Q18,水產養殖面積8!E18)=0,&quot;-&quot;,SUM(I18,M18,Q18,水產養殖面積8!E18))" table:style-name="ce5">
            <text:p>-</text:p>
          </table:table-cell>
          <table:covered-table-cell/>
          <table:table-cell office:value-type="string" office:string-value="-" table:formula="msoxl:=  IF(SUM(H18:I18)=0,&quot;-&quot;,SUM(H18:I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8:M18)=0,&quot;-&quot;,SUM(L18:M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8:Q18)=0,&quot;-&quot;,SUM(P18:Q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office:string-value="-" table:formula="msoxl:=IF(SUM(H19,L19,P19,水產養殖面積8!D19)=0,&quot;-&quot;,SUM(H19,L19,P19,水產養殖面積8!D19))" table:style-name="ce5">
            <text:p>-</text:p>
          </table:table-cell>
          <table:table-cell office:value-type="string" office:string-value="-" table:formula="msoxl:=IF(SUM(I19,M19,Q19,水產養殖面積8!E19)=0,&quot;-&quot;,SUM(I19,M19,Q19,水產養殖面積8!E19))" table:style-name="ce5">
            <text:p>-</text:p>
          </table:table-cell>
          <table:covered-table-cell/>
          <table:table-cell office:value-type="string" office:string-value="-" table:formula="msoxl:=  IF(SUM(H19:I19)=0,&quot;-&quot;,SUM(H19:I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9:M19)=0,&quot;-&quot;,SUM(L19:M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9:Q19)=0,&quot;-&quot;,SUM(P19:Q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20:E20)=0,&quot;-&quot;,SUM(D20:E20))" table:style-name="ce5">
            <text:p>-</text:p>
          </table:table-cell>
          <table:table-cell office:value-type="string" office:string-value="-" table:formula="msoxl:=IF(SUM(H20,L20,P20,水產養殖面積8!D20)=0,&quot;-&quot;,SUM(H20,L20,P20,水產養殖面積8!D20))" table:style-name="ce5">
            <text:p>-</text:p>
          </table:table-cell>
          <table:table-cell office:value-type="string" office:string-value="-" table:formula="msoxl:=IF(SUM(I20,M20,Q20,水產養殖面積8!E20)=0,&quot;-&quot;,SUM(I20,M20,Q20,水產養殖面積8!E20))" table:style-name="ce5">
            <text:p>-</text:p>
          </table:table-cell>
          <table:covered-table-cell/>
          <table:table-cell office:value-type="string" office:string-value="-" table:formula="msoxl:=  IF(SUM(H20:I20)=0,&quot;-&quot;,SUM(H20:I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0:M20)=0,&quot;-&quot;,SUM(L20:M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0:Q20)=0,&quot;-&quot;,SUM(P20:Q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113.48" table:formula="msoxl:=  IF(SUM(D21:E21)=0,&quot;-&quot;,SUM(D21:E21))" table:style-name="ce5">
            <text:p>113.48<text:s/></text:p>
          </table:table-cell>
          <table:table-cell office:value-type="float" office:value="65.47" table:formula="msoxl:=IF(SUM(H21,L21,P21,水產養殖面積8!D21)=0,&quot;-&quot;,SUM(H21,L21,P21,水產養殖面積8!D21))" table:style-name="ce5">
            <text:p>65.47<text:s/></text:p>
          </table:table-cell>
          <table:table-cell office:value-type="float" office:value="48.010000000000005" table:formula="msoxl:=IF(SUM(I21,M21,Q21,水產養殖面積8!E21)=0,&quot;-&quot;,SUM(I21,M21,Q21,水產養殖面積8!E21))" table:style-name="ce5">
            <text:p>48.01<text:s/></text:p>
          </table:table-cell>
          <table:covered-table-cell/>
          <table:table-cell office:value-type="float" office:value="17.21" table:formula="msoxl:=  IF(SUM(H21:I21)=0,&quot;-&quot;,SUM(H21:I21))" table:style-name="ce5">
            <text:p>17.21<text:s/></text:p>
          </table:table-cell>
          <table:table-cell office:value-type="float" office:value="15.26" table:formula="msoxl:=  IF(SUM(H22:H23)=0,&quot;-&quot;,SUM(H22:H23))" table:style-name="ce5">
            <text:p>15.26<text:s/></text:p>
          </table:table-cell>
          <table:table-cell office:value-type="float" office:value="1.95" table:formula="msoxl:=  IF(SUM(I22:I23)=0,&quot;-&quot;,SUM(I22:I23))" table:style-name="ce5">
            <text:p>1.95<text:s/></text:p>
          </table:table-cell>
          <table:covered-table-cell/>
          <table:table-cell office:value-type="float" office:value="96.27" table:formula="msoxl:=  IF(SUM(L21:M21)=0,&quot;-&quot;,SUM(L21:M21))" table:style-name="ce5">
            <text:p>96.27<text:s/></text:p>
          </table:table-cell>
          <table:table-cell office:value-type="float" office:value="50.209999999999994" table:formula="msoxl:=  IF(SUM(L22:L23)=0,&quot;-&quot;,SUM(L22:L23))" table:style-name="ce5">
            <text:p>50.21<text:s/></text:p>
          </table:table-cell>
          <table:table-cell office:value-type="float" office:value="46.06" table:formula="msoxl:=  IF(SUM(M22:M23)=0,&quot;-&quot;,SUM(M22:M23))" table:style-name="ce5">
            <text:p>46.06<text:s/></text:p>
          </table:table-cell>
          <table:covered-table-cell/>
          <table:table-cell office:value-type="string" office:string-value="-" table:formula="msoxl:=  IF(SUM(P21:Q21)=0,&quot;-&quot;,SUM(P21:Q21))" table:style-name="ce5">
            <text:p>-</text:p>
          </table:table-cell>
          <table:table-cell office:value-type="string" office:string-value="-" table:formula="msoxl:=  IF(SUM(P22:P23)=0,&quot;-&quot;,SUM(P22:P23))" table:style-name="ce5">
            <text:p>-</text:p>
          </table:table-cell>
          <table:table-cell office:value-type="string" office:string-value="-" table:formula="msoxl:=  IF(SUM(Q22:Q23)=0,&quot;-&quot;,SUM(Q22:Q23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53.25" table:formula="msoxl:=  IF(SUM(D22:E22)=0,&quot;-&quot;,SUM(D22:E22))" table:style-name="ce5">
            <text:p>53.25<text:s/></text:p>
          </table:table-cell>
          <table:table-cell office:value-type="float" office:value="18.559999999999999" table:formula="msoxl:=IF(SUM(H22,L22,P22,水產養殖面積8!D22)=0,&quot;-&quot;,SUM(H22,L22,P22,水產養殖面積8!D22))" table:style-name="ce5">
            <text:p>18.56<text:s/></text:p>
          </table:table-cell>
          <table:table-cell office:value-type="float" office:value="34.69" table:formula="msoxl:=IF(SUM(I22,M22,Q22,水產養殖面積8!E22)=0,&quot;-&quot;,SUM(I22,M22,Q22,水產養殖面積8!E22))" table:style-name="ce5">
            <text:p>34.69<text:s/></text:p>
          </table:table-cell>
          <table:covered-table-cell/>
          <table:table-cell office:value-type="float" office:value="17.059999999999999" table:formula="msoxl:=  IF(SUM(H22:I22)=0,&quot;-&quot;,SUM(H22:I22))" table:style-name="ce5">
            <text:p>17.06<text:s/></text:p>
          </table:table-cell>
          <table:table-cell office:value-type="float" office:value="15.26" table:style-name="ce5">
            <text:p>15.26<text:s/></text:p>
          </table:table-cell>
          <table:table-cell office:value-type="float" office:value="1.8" table:style-name="ce5">
            <text:p>1.80<text:s/></text:p>
          </table:table-cell>
          <table:covered-table-cell/>
          <table:table-cell office:value-type="float" office:value="36.19" table:formula="msoxl:=  IF(SUM(L22:M22)=0,&quot;-&quot;,SUM(L22:M22))" table:style-name="ce5">
            <text:p>36.19<text:s/></text:p>
          </table:table-cell>
          <table:table-cell office:value-type="float" office:value="3.3" table:style-name="ce5">
            <text:p>3.30<text:s/></text:p>
          </table:table-cell>
          <table:table-cell office:value-type="float" office:value="32.89" table:style-name="ce5">
            <text:p>32.89<text:s/></text:p>
          </table:table-cell>
          <table:covered-table-cell/>
          <table:table-cell office:value-type="string" office:string-value="-" table:formula="msoxl:=  IF(SUM(P22:Q22)=0,&quot;-&quot;,SUM(P22:Q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60.23" table:formula="msoxl:=  IF(SUM(D23:E23)=0,&quot;-&quot;,SUM(D23:E23))" table:style-name="ce5">
            <text:p>60.23<text:s/></text:p>
          </table:table-cell>
          <table:table-cell office:value-type="float" office:value="46.91" table:formula="msoxl:=IF(SUM(H23,L23,P23,水產養殖面積8!D23)=0,&quot;-&quot;,SUM(H23,L23,P23,水產養殖面積8!D23))" table:style-name="ce5">
            <text:p>46.91<text:s/></text:p>
          </table:table-cell>
          <table:table-cell office:value-type="float" office:value="13.32" table:formula="msoxl:=IF(SUM(I23,M23,Q23,水產養殖面積8!E23)=0,&quot;-&quot;,SUM(I23,M23,Q23,水產養殖面積8!E23))" table:style-name="ce5">
            <text:p>13.32<text:s/></text:p>
          </table:table-cell>
          <table:covered-table-cell/>
          <table:table-cell office:value-type="float" office:value="0.15" table:formula="msoxl:=  IF(SUM(H23:I23)=0,&quot;-&quot;,SUM(H23:I23))" table:style-name="ce5">
            <text:p>0.15<text:s/></text:p>
          </table:table-cell>
          <table:table-cell office:value-type="string" table:style-name="ce5">
            <text:p>-</text:p>
          </table:table-cell>
          <table:table-cell office:value-type="float" office:value="0.15" table:style-name="ce5">
            <text:p>0.15<text:s/></text:p>
          </table:table-cell>
          <table:covered-table-cell/>
          <table:table-cell office:value-type="float" office:value="60.08" table:formula="msoxl:=  IF(SUM(L23:M23)=0,&quot;-&quot;,SUM(L23:M23))" table:style-name="ce5">
            <text:p>60.08<text:s/></text:p>
          </table:table-cell>
          <table:table-cell office:value-type="float" office:value="46.91" table:style-name="ce5">
            <text:p>46.91<text:s/></text:p>
          </table:table-cell>
          <table:table-cell office:value-type="float" office:value="13.17" table:style-name="ce5">
            <text:p>13.17<text:s/></text:p>
          </table:table-cell>
          <table:covered-table-cell/>
          <table:table-cell office:value-type="string" office:string-value="-" table:formula="msoxl:=  IF(SUM(P23:Q23)=0,&quot;-&quot;,SUM(P23:Q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table-cell office:value-type="string" table:number-columns-spanned="1" table:number-rows-spanned="14" table:style-name="ce100">
            <text:p>宜蘭縣</text:p>
          </table:table-cell>
          <table:table-cell office:value-type="string" table:style-name="ce4">
            <text:p>總計</text:p>
          </table:table-cell>
          <table:table-cell office:value-type="float" office:value="399.83000000000004" table:formula="msoxl:=  IF(SUM(D24:F24)=0,&quot;-&quot;,SUM(D24:F24))" table:style-name="ce5">
            <text:p>399.83<text:s/></text:p>
          </table:table-cell>
          <table:table-cell office:value-type="float" office:value="318.58000000000004" table:formula="msoxl:=IF(SUM(H24,L24,P24,水產養殖面積8!D24)=0,&quot;-&quot;,SUM(H24,L24,P24,水產養殖面積8!D24))" table:style-name="ce5">
            <text:p>318.58<text:s/></text:p>
          </table:table-cell>
          <table:table-cell office:value-type="float" office:value="46.01" table:formula="msoxl:=IF(SUM(I24,M24,Q24,水產養殖面積8!E24)=0,&quot;-&quot;,SUM(I24,M24,Q24,水產養殖面積8!E24))" table:style-name="ce5">
            <text:p>46.01<text:s/></text:p>
          </table:table-cell>
          <table:table-cell office:value-type="float" office:value="35.24" table:formula="msoxl:=IF(SUM(J24,N24,R24,水產養殖面積8!F24)=0,&quot;-&quot;,SUM(J24,N24,R24,水產養殖面積8!F24))" table:style-name="ce5">
            <text:p>35.24<text:s/></text:p>
          </table:table-cell>
          <table:table-cell office:value-type="float" office:value="309" table:formula="msoxl:=  IF(SUM(H24:J24)=0,&quot;-&quot;,SUM(H24:J24))" table:style-name="ce5">
            <text:p>309.00<text:s/></text:p>
          </table:table-cell>
          <table:table-cell office:value-type="float" office:value="246.93" table:style-name="ce5">
            <text:p>246.93<text:s/></text:p>
          </table:table-cell>
          <table:table-cell office:value-type="float" office:value="27.33" table:style-name="ce5">
            <text:p>27.33<text:s/></text:p>
          </table:table-cell>
          <table:table-cell office:value-type="float" office:value="34.74" table:style-name="ce48">
            <text:p>34.74<text:s/></text:p>
          </table:table-cell>
          <table:table-cell office:value-type="float" office:value="90.830000000000013" table:formula="msoxl:=  IF(SUM(L24:N24)=0,&quot;-&quot;,SUM(L24:N24))" table:style-name="ce5">
            <text:p>90.83<text:s/></text:p>
          </table:table-cell>
          <table:table-cell office:value-type="float" office:value="71.650000000000006" table:style-name="ce5">
            <text:p>71.65<text:s/></text:p>
          </table:table-cell>
          <table:table-cell office:value-type="float" office:value="18.68" table:style-name="ce5">
            <text:p>18.68<text:s/></text:p>
          </table:table-cell>
          <table:table-cell office:value-type="float" office:value="0.5" table:style-name="ce48">
            <text:p>0.50<text:s/></text:p>
          </table:table-cell>
          <table:table-cell office:value-type="string" office:string-value="-" table:formula="msoxl:=  IF(SUM(P24:R24)=0,&quot;-&quot;,SUM(P24:R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76.449999999999989" table:formula="msoxl:=  IF(SUM(D25:E25)=0,&quot;-&quot;,SUM(D25:E25))" table:style-name="ce5">
            <text:p>76.45<text:s/></text:p>
          </table:table-cell>
          <table:table-cell office:value-type="float" office:value="47.29" table:formula="msoxl:=IF(SUM(H25,L25,P25,水產養殖面積8!D25)=0,&quot;-&quot;,SUM(H25,L25,P25,水產養殖面積8!D25))" table:style-name="ce5">
            <text:p>47.29<text:s/></text:p>
          </table:table-cell>
          <table:table-cell office:value-type="float" office:value="29.159999999999997" table:formula="msoxl:=IF(SUM(I25,M25,Q25,水產養殖面積8!E25)=0,&quot;-&quot;,SUM(I25,M25,Q25,水產養殖面積8!E25))" table:style-name="ce5">
            <text:p>29.16<text:s/></text:p>
          </table:table-cell>
          <table:table-cell table:number-columns-spanned="1" table:number-rows-spanned="13" table:style-name="ce91"/>
          <table:table-cell office:value-type="float" office:value="52.78" table:formula="msoxl:=  IF(SUM(H25:I25)=0,&quot;-&quot;,SUM(H25:I25))" table:style-name="ce5">
            <text:p>52.78<text:s/></text:p>
          </table:table-cell>
          <table:table-cell office:value-type="float" office:value="42.17" table:formula="msoxl:=  IF(SUM(H26:H30)=0,&quot;-&quot;,SUM(H26:H30))" table:style-name="ce5">
            <text:p>42.17<text:s/></text:p>
          </table:table-cell>
          <table:table-cell office:value-type="float" office:value="10.61" table:formula="msoxl:=  IF(SUM(I26:I30)=0,&quot;-&quot;,SUM(I26:I30))" table:style-name="ce5">
            <text:p>10.61<text:s/></text:p>
          </table:table-cell>
          <table:table-cell table:number-columns-spanned="1" table:number-rows-spanned="13" table:style-name="ce104"/>
          <table:table-cell office:value-type="float" office:value="23.669999999999995" table:formula="msoxl:=  IF(SUM(L25:M25)=0,&quot;-&quot;,SUM(L25:M25))" table:style-name="ce5">
            <text:p>23.67<text:s/></text:p>
          </table:table-cell>
          <table:table-cell office:value-type="float" office:value="5.1199999999999992" table:formula="msoxl:=  IF(SUM(L26:L30)=0,&quot;-&quot;,SUM(L26:L30))" table:style-name="ce5">
            <text:p>5.12<text:s/></text:p>
          </table:table-cell>
          <table:table-cell office:value-type="float" office:value="18.549999999999997" table:formula="msoxl:=  IF(SUM(M26:M30)=0,&quot;-&quot;,SUM(M26:M30))" table:style-name="ce5">
            <text:p>18.55<text:s/></text:p>
          </table:table-cell>
          <table:table-cell table:number-columns-spanned="1" table:number-rows-spanned="13" table:style-name="ce104"/>
          <table:table-cell office:value-type="string" office:string-value="-" table:formula="msoxl:=  IF(SUM(P25:Q25)=0,&quot;-&quot;,SUM(P25:Q25))" table:style-name="ce5">
            <text:p>-</text:p>
          </table:table-cell>
          <table:table-cell office:value-type="string" office:string-value="-" table:formula="msoxl:=  IF(SUM(P26:P30)=0,&quot;-&quot;,SUM(P26:P30))" table:style-name="ce5">
            <text:p>-</text:p>
          </table:table-cell>
          <table:table-cell office:value-type="string" office:string-value="-" table:formula="msoxl:=  IF(SUM(Q26:Q30)=0,&quot;-&quot;,SUM(Q26:Q30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17.37" table:formula="msoxl:=  IF(SUM(D26:E26)=0,&quot;-&quot;,SUM(D26:E26))" table:style-name="ce5">
            <text:p>17.37<text:s/></text:p>
          </table:table-cell>
          <table:table-cell office:value-type="float" office:value="12.32" table:formula="msoxl:=IF(SUM(H26,L26,P26,水產養殖面積8!D26)=0,&quot;-&quot;,SUM(H26,L26,P26,水產養殖面積8!D26))" table:style-name="ce5">
            <text:p>12.32<text:s/></text:p>
          </table:table-cell>
          <table:table-cell office:value-type="float" office:value="5.05" table:formula="msoxl:=IF(SUM(I26,M26,Q26,水產養殖面積8!E26)=0,&quot;-&quot;,SUM(I26,M26,Q26,水產養殖面積8!E26))" table:style-name="ce5">
            <text:p>5.05<text:s/></text:p>
          </table:table-cell>
          <table:covered-table-cell/>
          <table:table-cell office:value-type="float" office:value="17.37" table:formula="msoxl:=  IF(SUM(H26:I26)=0,&quot;-&quot;,SUM(H26:I26))" table:style-name="ce5">
            <text:p>17.37<text:s/></text:p>
          </table:table-cell>
          <table:table-cell office:value-type="float" office:value="12.32" table:style-name="ce5">
            <text:p>12.32<text:s/></text:p>
          </table:table-cell>
          <table:table-cell office:value-type="float" office:value="5.05" table:style-name="ce5">
            <text:p>5.05<text:s/></text:p>
          </table:table-cell>
          <table:covered-table-cell/>
          <table:table-cell office:value-type="string" office:string-value="-" table:formula="msoxl:=  IF(SUM(L26:M26)=0,&quot;-&quot;,SUM(L26:M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6:Q26)=0,&quot;-&quot;,SUM(P26:Q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31.58" table:formula="msoxl:=  IF(SUM(D27:E27)=0,&quot;-&quot;,SUM(D27:E27))" table:style-name="ce5">
            <text:p>31.58<text:s/></text:p>
          </table:table-cell>
          <table:table-cell office:value-type="float" office:value="8.2800000000000011" table:formula="msoxl:=IF(SUM(H27,L27,P27,水產養殖面積8!D27)=0,&quot;-&quot;,SUM(H27,L27,P27,水產養殖面積8!D27))" table:style-name="ce5">
            <text:p>8.28<text:s/></text:p>
          </table:table-cell>
          <table:table-cell office:value-type="float" office:value="23.299999999999997" table:formula="msoxl:=IF(SUM(I27,M27,Q27,水產養殖面積8!E27)=0,&quot;-&quot;,SUM(I27,M27,Q27,水產養殖面積8!E27))" table:style-name="ce5">
            <text:p>23.30<text:s/></text:p>
          </table:table-cell>
          <table:covered-table-cell/>
          <table:table-cell office:value-type="float" office:value="10.84" table:formula="msoxl:=  IF(SUM(H27:I27)=0,&quot;-&quot;,SUM(H27:I27))" table:style-name="ce5">
            <text:p>10.84<text:s/></text:p>
          </table:table-cell>
          <table:table-cell office:value-type="float" office:value="5.78" table:style-name="ce5">
            <text:p>5.78<text:s/></text:p>
          </table:table-cell>
          <table:table-cell office:value-type="float" office:value="5.0599999999999996" table:style-name="ce5">
            <text:p>5.06<text:s/></text:p>
          </table:table-cell>
          <table:covered-table-cell/>
          <table:table-cell office:value-type="float" office:value="20.74" table:formula="msoxl:=  IF(SUM(L27:M27)=0,&quot;-&quot;,SUM(L27:M27))" table:style-name="ce5">
            <text:p>20.74<text:s/></text:p>
          </table:table-cell>
          <table:table-cell office:value-type="float" office:value="2.5" table:style-name="ce5">
            <text:p>2.50<text:s/></text:p>
          </table:table-cell>
          <table:table-cell office:value-type="float" office:value="18.239999999999998" table:style-name="ce5">
            <text:p>18.24<text:s/></text:p>
          </table:table-cell>
          <table:covered-table-cell/>
          <table:table-cell office:value-type="string" office:string-value="-" table:formula="msoxl:=  IF(SUM(P27:Q27)=0,&quot;-&quot;,SUM(P27:Q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4.8599999999999994" table:formula="msoxl:=  IF(SUM(D28:E28)=0,&quot;-&quot;,SUM(D28:E28))" table:style-name="ce5">
            <text:p>4.86<text:s/></text:p>
          </table:table-cell>
          <table:table-cell office:value-type="float" office:value="4.8599999999999994" table:formula="msoxl:=IF(SUM(H28,L28,P28,水產養殖面積8!D28)=0,&quot;-&quot;,SUM(H28,L28,P28,水產養殖面積8!D28))" table:style-name="ce5">
            <text:p>4.86<text:s/></text:p>
          </table:table-cell>
          <table:table-cell office:value-type="string" office:string-value="-" table:formula="msoxl:=IF(SUM(I28,M28,Q28,水產養殖面積8!E28)=0,&quot;-&quot;,SUM(I28,M28,Q28,水產養殖面積8!E28))" table:style-name="ce5">
            <text:p>-</text:p>
          </table:table-cell>
          <table:covered-table-cell/>
          <table:table-cell office:value-type="float" office:value="4.5199999999999996" table:formula="msoxl:=  IF(SUM(H28:I28)=0,&quot;-&quot;,SUM(H28:I28))" table:style-name="ce5">
            <text:p>4.52<text:s/></text:p>
          </table:table-cell>
          <table:table-cell office:value-type="float" office:value="4.5199999999999996" table:style-name="ce5">
            <text:p>4.52<text:s/>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0.34" table:formula="msoxl:=  IF(SUM(L28:M28)=0,&quot;-&quot;,SUM(L28:M28))" table:style-name="ce5">
            <text:p>0.34<text:s/></text:p>
          </table:table-cell>
          <table:table-cell office:value-type="float" office:value="0.34" table:style-name="ce5">
            <text:p>0.34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8:Q28)=0,&quot;-&quot;,SUM(P28:Q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3.3699999999999997" table:formula="msoxl:=  IF(SUM(D29:E29)=0,&quot;-&quot;,SUM(D29:E29))" table:style-name="ce5">
            <text:p>3.37<text:s/></text:p>
          </table:table-cell>
          <table:table-cell office:value-type="float" office:value="2.5599999999999996" table:formula="msoxl:=IF(SUM(H29,L29,P29,水產養殖面積8!D29)=0,&quot;-&quot;,SUM(H29,L29,P29,水產養殖面積8!D29))" table:style-name="ce5">
            <text:p>2.56<text:s/></text:p>
          </table:table-cell>
          <table:table-cell office:value-type="float" office:value="0.81" table:formula="msoxl:=IF(SUM(I29,M29,Q29,水產養殖面積8!E29)=0,&quot;-&quot;,SUM(I29,M29,Q29,水產養殖面積8!E29))" table:style-name="ce5">
            <text:p>0.81<text:s/></text:p>
          </table:table-cell>
          <table:covered-table-cell/>
          <table:table-cell office:value-type="float" office:value="0.8" table:formula="msoxl:=  IF(SUM(H29:I29)=0,&quot;-&quot;,SUM(H29:I29))" table:style-name="ce5">
            <text:p>0.80<text:s/></text:p>
          </table:table-cell>
          <table:table-cell office:value-type="float" office:value="0.3" table:style-name="ce5">
            <text:p>0.30<text:s/></text:p>
          </table:table-cell>
          <table:table-cell office:value-type="float" office:value="0.5" table:style-name="ce5">
            <text:p>0.50<text:s/></text:p>
          </table:table-cell>
          <table:covered-table-cell/>
          <table:table-cell office:value-type="float" office:value="2.57" table:formula="msoxl:=  IF(SUM(L29:M29)=0,&quot;-&quot;,SUM(L29:M29))" table:style-name="ce5">
            <text:p>2.57<text:s/></text:p>
          </table:table-cell>
          <table:table-cell office:value-type="float" office:value="2.2599999999999998" table:style-name="ce5">
            <text:p>2.26<text:s/></text:p>
          </table:table-cell>
          <table:table-cell office:value-type="float" office:value="0.31" table:style-name="ce5">
            <text:p>0.31<text:s/></text:p>
          </table:table-cell>
          <table:covered-table-cell/>
          <table:table-cell office:value-type="string" office:string-value="-" table:formula="msoxl:=  IF(SUM(P29:Q29)=0,&quot;-&quot;,SUM(P29:Q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19.27" table:formula="msoxl:=  IF(SUM(D30:E30)=0,&quot;-&quot;,SUM(D30:E30))" table:style-name="ce5">
            <text:p>19.27<text:s/></text:p>
          </table:table-cell>
          <table:table-cell office:value-type="float" office:value="19.27" table:formula="msoxl:=IF(SUM(H30,L30,P30,水產養殖面積8!D30)=0,&quot;-&quot;,SUM(H30,L30,P30,水產養殖面積8!D30))" table:style-name="ce5">
            <text:p>19.27<text:s/></text:p>
          </table:table-cell>
          <table:table-cell office:value-type="string" office:string-value="-" table:formula="msoxl:=IF(SUM(I30,M30,Q30,水產養殖面積8!E30)=0,&quot;-&quot;,SUM(I30,M30,Q30,水產養殖面積8!E30))" table:style-name="ce5">
            <text:p>-</text:p>
          </table:table-cell>
          <table:covered-table-cell/>
          <table:table-cell office:value-type="float" office:value="19.25" table:formula="msoxl:=  IF(SUM(H30:I30)=0,&quot;-&quot;,SUM(H30:I30))" table:style-name="ce5">
            <text:p>19.25<text:s/></text:p>
          </table:table-cell>
          <table:table-cell office:value-type="float" office:value="19.25" table:style-name="ce5">
            <text:p>19.25<text:s/>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0.02" table:formula="msoxl:=  IF(SUM(L30:M30)=0,&quot;-&quot;,SUM(L30:M30))" table:style-name="ce5">
            <text:p>0.02<text:s/></text:p>
          </table:table-cell>
          <table:table-cell office:value-type="float" office:value="0.02" table:style-name="ce5">
            <text:p>0.02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0:Q30)=0,&quot;-&quot;,SUM(P30:Q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0.05" table:formula="msoxl:=  IF(SUM(D31:E31)=0,&quot;-&quot;,SUM(D31:E31))" table:style-name="ce5">
            <text:p>0.05<text:s/></text:p>
          </table:table-cell>
          <table:table-cell office:value-type="float" office:value="0.05" table:formula="msoxl:=IF(SUM(H31,L31,P31,水產養殖面積8!D31)=0,&quot;-&quot;,SUM(H31,L31,P31,水產養殖面積8!D31))" table:style-name="ce5">
            <text:p>0.05<text:s/></text:p>
          </table:table-cell>
          <table:table-cell office:value-type="string" office:string-value="-" table:formula="msoxl:=IF(SUM(I31,M31,Q31,水產養殖面積8!E31)=0,&quot;-&quot;,SUM(I31,M31,Q31,水產養殖面積8!E31))" table:style-name="ce5">
            <text:p>-</text:p>
          </table:table-cell>
          <table:covered-table-cell/>
          <table:table-cell office:value-type="string" office:string-value="-" table:formula="msoxl:=  IF(SUM(H31:I31)=0,&quot;-&quot;,SUM(H31:I31))" table:style-name="ce5">
            <text:p>-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office:value-type="string" office:string-value="-" table:formula="msoxl:=  IF(SUM(I32:I34)=0,&quot;-&quot;,SUM(I32:I34))" table:style-name="ce5">
            <text:p>-</text:p>
          </table:table-cell>
          <table:covered-table-cell/>
          <table:table-cell office:value-type="float" office:value="0.05" table:formula="msoxl:=  IF(SUM(L31:M31)=0,&quot;-&quot;,SUM(L31:M31))" table:style-name="ce5">
            <text:p>0.05<text:s/></text:p>
          </table:table-cell>
          <table:table-cell office:value-type="float" office:value="0.05" table:formula="msoxl:=  IF(SUM(L32:L34)=0,&quot;-&quot;,SUM(L32:L34))" table:style-name="ce5">
            <text:p>0.05<text:s/></text:p>
          </table:table-cell>
          <table:table-cell office:value-type="string" office:string-value="-" table:formula="msoxl:=  IF(SUM(M32:M34)=0,&quot;-&quot;,SUM(M32:M34))" table:style-name="ce5">
            <text:p>-</text:p>
          </table:table-cell>
          <table:covered-table-cell/>
          <table:table-cell office:value-type="string" office:string-value="-" table:formula="msoxl:=  IF(SUM(P31:Q31)=0,&quot;-&quot;,SUM(P31:Q31))" table:style-name="ce5">
            <text:p>-</text:p>
          </table:table-cell>
          <table:table-cell office:value-type="string" office:string-value="-" table:formula="msoxl:=  IF(SUM(P32:P34)=0,&quot;-&quot;,SUM(P32:P34))" table:style-name="ce5">
            <text:p>-</text:p>
          </table:table-cell>
          <table:table-cell office:value-type="string" office:string-value="-" table:formula="msoxl:=  IF(SUM(Q32:Q34)=0,&quot;-&quot;,SUM(Q32:Q34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office:string-value="-" table:formula="msoxl:=IF(SUM(H32,L32,P32,水產養殖面積8!D32)=0,&quot;-&quot;,SUM(H32,L32,P32,水產養殖面積8!D32))" table:style-name="ce5">
            <text:p>-</text:p>
          </table:table-cell>
          <table:table-cell office:value-type="string" office:string-value="-" table:formula="msoxl:=IF(SUM(I32,M32,Q32,水產養殖面積8!E32)=0,&quot;-&quot;,SUM(I32,M32,Q32,水產養殖面積8!E32))" table:style-name="ce5">
            <text:p>-</text:p>
          </table:table-cell>
          <table:covered-table-cell/>
          <table:table-cell office:value-type="string" office:string-value="-" table:formula="msoxl:=  IF(SUM(H32:I32)=0,&quot;-&quot;,SUM(H32:I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2:M32)=0,&quot;-&quot;,SUM(L32:M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2:Q32)=0,&quot;-&quot;,SUM(P32:Q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33:E33)=0,&quot;-&quot;,SUM(D33:E33))" table:style-name="ce5">
            <text:p>-</text:p>
          </table:table-cell>
          <table:table-cell office:value-type="string" office:string-value="-" table:formula="msoxl:=IF(SUM(H33,L33,P33,水產養殖面積8!D33)=0,&quot;-&quot;,SUM(H33,L33,P33,水產養殖面積8!D33))" table:style-name="ce5">
            <text:p>-</text:p>
          </table:table-cell>
          <table:table-cell office:value-type="string" office:string-value="-" table:formula="msoxl:=IF(SUM(I33,M33,Q33,水產養殖面積8!E33)=0,&quot;-&quot;,SUM(I33,M33,Q33,水產養殖面積8!E33))" table:style-name="ce5">
            <text:p>-</text:p>
          </table:table-cell>
          <table:covered-table-cell/>
          <table:table-cell office:value-type="string" office:string-value="-" table:formula="msoxl:=  IF(SUM(H33:I33)=0,&quot;-&quot;,SUM(H33:I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3:M33)=0,&quot;-&quot;,SUM(L33:M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3:Q33)=0,&quot;-&quot;,SUM(P33:Q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0.05" table:formula="msoxl:=  IF(SUM(D34:E34)=0,&quot;-&quot;,SUM(D34:E34))" table:style-name="ce5">
            <text:p>0.05<text:s/></text:p>
          </table:table-cell>
          <table:table-cell office:value-type="float" office:value="0.05" table:formula="msoxl:=IF(SUM(H34,L34,P34,水產養殖面積8!D34)=0,&quot;-&quot;,SUM(H34,L34,P34,水產養殖面積8!D34))" table:style-name="ce5">
            <text:p>0.05<text:s/></text:p>
          </table:table-cell>
          <table:table-cell office:value-type="string" office:string-value="-" table:formula="msoxl:=IF(SUM(I34,M34,Q34,水產養殖面積8!E34)=0,&quot;-&quot;,SUM(I34,M34,Q34,水產養殖面積8!E34))" table:style-name="ce5">
            <text:p>-</text:p>
          </table:table-cell>
          <table:covered-table-cell/>
          <table:table-cell office:value-type="string" office:string-value="-" table:formula="msoxl:=  IF(SUM(H34:I34)=0,&quot;-&quot;,SUM(H34:I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0.05" table:formula="msoxl:=  IF(SUM(L34:M34)=0,&quot;-&quot;,SUM(L34:M34))" table:style-name="ce5">
            <text:p>0.05<text:s/></text:p>
          </table:table-cell>
          <table:table-cell office:value-type="float" office:value="0.05" table:style-name="ce5">
            <text:p>0.05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4:Q34)=0,&quot;-&quot;,SUM(P34:Q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190.69" table:formula="msoxl:=  IF(SUM(D35:E35)=0,&quot;-&quot;,SUM(D35:E35))" table:style-name="ce5">
            <text:p>190.69<text:s/></text:p>
          </table:table-cell>
          <table:table-cell office:value-type="float" office:value="190.69" table:formula="msoxl:=IF(SUM(H35,L35,P35,水產養殖面積8!D35)=0,&quot;-&quot;,SUM(H35,L35,P35,水產養殖面積8!D35))" table:style-name="ce5">
            <text:p>190.69<text:s/></text:p>
          </table:table-cell>
          <table:table-cell office:value-type="string" office:string-value="-" table:formula="msoxl:=IF(SUM(I35,M35,Q35,水產養殖面積8!E35)=0,&quot;-&quot;,SUM(I35,M35,Q35,水產養殖面積8!E35))" table:style-name="ce5">
            <text:p>-</text:p>
          </table:table-cell>
          <table:covered-table-cell/>
          <table:table-cell office:value-type="float" office:value="153.51" table:formula="msoxl:=  IF(SUM(H35:I35)=0,&quot;-&quot;,SUM(H35:I35))" table:style-name="ce5">
            <text:p>153.51<text:s/></text:p>
          </table:table-cell>
          <table:table-cell office:value-type="float" office:value="153.51" table:formula="msoxl:=  IF(SUM(H36:H37)=0,&quot;-&quot;,SUM(H36:H37))" table:style-name="ce5">
            <text:p>153.51<text:s/></text:p>
          </table:table-cell>
          <table:table-cell office:value-type="string" office:string-value="-" table:formula="msoxl:=  IF(SUM(I36:I37)=0,&quot;-&quot;,SUM(I36:I37))" table:style-name="ce5">
            <text:p>-</text:p>
          </table:table-cell>
          <table:covered-table-cell/>
          <table:table-cell office:value-type="float" office:value="37.18" table:formula="msoxl:=  IF(SUM(L35:M35)=0,&quot;-&quot;,SUM(L35:M35))" table:style-name="ce5">
            <text:p>37.18<text:s/></text:p>
          </table:table-cell>
          <table:table-cell office:value-type="float" office:value="37.18" table:formula="msoxl:=  IF(SUM(L36:L37)=0,&quot;-&quot;,SUM(L36:L37))" table:style-name="ce5">
            <text:p>37.18<text:s/></text:p>
          </table:table-cell>
          <table:table-cell office:value-type="string" office:string-value="-" table:formula="msoxl:=  IF(SUM(M36:M37)=0,&quot;-&quot;,SUM(M36:M37))" table:style-name="ce5">
            <text:p>-</text:p>
          </table:table-cell>
          <table:covered-table-cell/>
          <table:table-cell office:value-type="string" office:string-value="-" table:formula="msoxl:=  IF(SUM(P35:Q35)=0,&quot;-&quot;,SUM(P35:Q35))" table:style-name="ce5">
            <text:p>-</text:p>
          </table:table-cell>
          <table:table-cell office:value-type="string" office:string-value="-" table:formula="msoxl:=  IF(SUM(P36:P37)=0,&quot;-&quot;,SUM(P36:P37))" table:style-name="ce5">
            <text:p>-</text:p>
          </table:table-cell>
          <table:table-cell office:value-type="string" office:string-value="-" table:formula="msoxl:=  IF(SUM(Q36:Q37)=0,&quot;-&quot;,SUM(Q36:Q37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143.78" table:formula="msoxl:=  IF(SUM(D36:E36)=0,&quot;-&quot;,SUM(D36:E36))" table:style-name="ce5">
            <text:p>143.78<text:s/></text:p>
          </table:table-cell>
          <table:table-cell office:value-type="float" office:value="143.78" table:formula="msoxl:=IF(SUM(H36,L36,P36,水產養殖面積8!D36)=0,&quot;-&quot;,SUM(H36,L36,P36,水產養殖面積8!D36))" table:style-name="ce5">
            <text:p>143.78<text:s/></text:p>
          </table:table-cell>
          <table:table-cell office:value-type="string" office:string-value="-" table:formula="msoxl:=IF(SUM(I36,M36,Q36,水產養殖面積8!E36)=0,&quot;-&quot;,SUM(I36,M36,Q36,水產養殖面積8!E36))" table:style-name="ce5">
            <text:p>-</text:p>
          </table:table-cell>
          <table:covered-table-cell/>
          <table:table-cell office:value-type="float" office:value="139.4" table:formula="msoxl:=  IF(SUM(H36:I36)=0,&quot;-&quot;,SUM(H36:I36))" table:style-name="ce5">
            <text:p>139.40<text:s/></text:p>
          </table:table-cell>
          <table:table-cell office:value-type="float" office:value="139.4" table:style-name="ce5">
            <text:p>139.40<text:s/>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4.38" table:formula="msoxl:=  IF(SUM(L36:M36)=0,&quot;-&quot;,SUM(L36:M36))" table:style-name="ce5">
            <text:p>4.38<text:s/></text:p>
          </table:table-cell>
          <table:table-cell office:value-type="float" office:value="4.38" table:style-name="ce5">
            <text:p>4.38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6:Q36)=0,&quot;-&quot;,SUM(P36:Q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46.91" table:formula="msoxl:=  IF(SUM(D37:E37)=0,&quot;-&quot;,SUM(D37:E37))" table:style-name="ce5">
            <text:p>46.91<text:s/></text:p>
          </table:table-cell>
          <table:table-cell office:value-type="float" office:value="46.91" table:formula="msoxl:=IF(SUM(H37,L37,P37,水產養殖面積8!D37)=0,&quot;-&quot;,SUM(H37,L37,P37,水產養殖面積8!D37))" table:style-name="ce5">
            <text:p>46.91<text:s/></text:p>
          </table:table-cell>
          <table:table-cell office:value-type="string" office:string-value="-" table:formula="msoxl:=IF(SUM(I37,M37,Q37,水產養殖面積8!E37)=0,&quot;-&quot;,SUM(I37,M37,Q37,水產養殖面積8!E37))" table:style-name="ce5">
            <text:p>-</text:p>
          </table:table-cell>
          <table:covered-table-cell/>
          <table:table-cell office:value-type="float" office:value="14.11" table:formula="msoxl:=  IF(SUM(H37:I37)=0,&quot;-&quot;,SUM(H37:I37))" table:style-name="ce5">
            <text:p>14.11<text:s/></text:p>
          </table:table-cell>
          <table:table-cell office:value-type="float" office:value="14.11" table:style-name="ce5">
            <text:p>14.11<text:s/>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32.799999999999997" table:formula="msoxl:=  IF(SUM(L37:M37)=0,&quot;-&quot;,SUM(L37:M37))" table:style-name="ce5">
            <text:p>32.80<text:s/></text:p>
          </table:table-cell>
          <table:table-cell office:value-type="float" office:value="32.799999999999997" table:style-name="ce5">
            <text:p>32.8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7:Q37)=0,&quot;-&quot;,SUM(P37:Q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table-cell office:value-type="string" table:number-columns-spanned="1" table:number-rows-spanned="14" table:style-name="ce99">
            <text:p>新竹縣</text:p>
          </table:table-cell>
          <table:table-cell office:value-type="string" table:style-name="ce4">
            <text:p>總計</text:p>
          </table:table-cell>
          <table:table-cell office:value-type="float" office:value="296.52999999999997" table:formula="msoxl:=  IF(SUM(D38:F38)=0,&quot;-&quot;,SUM(D38:F38))" table:style-name="ce5">
            <text:p>296.53<text:s/></text:p>
          </table:table-cell>
          <table:table-cell office:value-type="float" office:value="296.52999999999997" table:formula="msoxl:=IF(SUM(H38,L38,P38,水產養殖面積8!D38)=0,&quot;-&quot;,SUM(H38,L38,P38,水產養殖面積8!D38))" table:style-name="ce5">
            <text:p>296.53<text:s/></text:p>
          </table:table-cell>
          <table:table-cell office:value-type="string" office:string-value="-" table:formula="msoxl:=IF(SUM(I38,M38,Q38,水產養殖面積8!E38)=0,&quot;-&quot;,SUM(I38,M38,Q38,水產養殖面積8!E38))" table:style-name="ce5">
            <text:p>-</text:p>
          </table:table-cell>
          <table:table-cell office:value-type="string" office:string-value="-" table:formula="msoxl:=IF(SUM(J38,N38,R38,水產養殖面積8!F38)=0,&quot;-&quot;,SUM(J38,N38,R38,水產養殖面積8!F38))" table:style-name="ce5">
            <text:p>-</text:p>
          </table:table-cell>
          <table:table-cell office:value-type="float" office:value="39.18" table:formula="msoxl:=  IF(SUM(H38:J38)=0,&quot;-&quot;,SUM(H38:J38))" table:style-name="ce5">
            <text:p>39.18<text:s/></text:p>
          </table:table-cell>
          <table:table-cell office:value-type="float" office:value="39.18" table:style-name="ce5">
            <text:p>39.18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float" office:value="256.14999999999998" table:formula="msoxl:=  IF(SUM(L38:N38)=0,&quot;-&quot;,SUM(L38:N38))" table:style-name="ce5">
            <text:p>256.15<text:s/></text:p>
          </table:table-cell>
          <table:table-cell office:value-type="float" office:value="256.14999999999998" table:style-name="ce5">
            <text:p>256.15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float" office:value="1.2" table:formula="msoxl:=  IF(SUM(P38:R38)=0,&quot;-&quot;,SUM(P38:R38))" table:style-name="ce5">
            <text:p>1.20<text:s/></text:p>
          </table:table-cell>
          <table:table-cell office:value-type="float" office:value="1.2" table:style-name="ce5">
            <text:p>1.20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260.24" table:formula="msoxl:=  IF(SUM(D39:E39)=0,&quot;-&quot;,SUM(D39:E39))" table:style-name="ce5">
            <text:p>260.24<text:s/></text:p>
          </table:table-cell>
          <table:table-cell office:value-type="float" office:value="260.24" table:formula="msoxl:=IF(SUM(H39,L39,P39,水產養殖面積8!D39)=0,&quot;-&quot;,SUM(H39,L39,P39,水產養殖面積8!D39))" table:style-name="ce5">
            <text:p>260.24<text:s/></text:p>
          </table:table-cell>
          <table:table-cell office:value-type="string" office:string-value="-" table:formula="msoxl:=IF(SUM(I39,M39,Q39,水產養殖面積8!E39)=0,&quot;-&quot;,SUM(I39,M39,Q39,水產養殖面積8!E39))" table:style-name="ce5">
            <text:p>-</text:p>
          </table:table-cell>
          <table:table-cell table:number-columns-spanned="1" table:number-rows-spanned="13" table:style-name="ce91"/>
          <table:table-cell office:value-type="float" office:value="4.9800000000000004" table:formula="msoxl:=  IF(SUM(H39:I39)=0,&quot;-&quot;,SUM(H39:I39))" table:style-name="ce5">
            <text:p>4.98<text:s/></text:p>
          </table:table-cell>
          <table:table-cell office:value-type="float" office:value="4.9800000000000004" table:formula="msoxl:=  IF(SUM(H40:H44)=0,&quot;-&quot;,SUM(H40:H44))" table:style-name="ce5">
            <text:p>4.98<text:s/></text:p>
          </table:table-cell>
          <table:table-cell office:value-type="string" office:string-value="-" table:formula="msoxl:=  IF(SUM(I40:I44)=0,&quot;-&quot;,SUM(I40:I44))" table:style-name="ce5">
            <text:p>-</text:p>
          </table:table-cell>
          <table:table-cell table:number-columns-spanned="1" table:number-rows-spanned="13" table:style-name="ce104"/>
          <table:table-cell office:value-type="float" office:value="255.26" table:formula="msoxl:=  IF(SUM(L39:M39)=0,&quot;-&quot;,SUM(L39:M39))" table:style-name="ce5">
            <text:p>255.26<text:s/></text:p>
          </table:table-cell>
          <table:table-cell office:value-type="float" office:value="255.26" table:formula="msoxl:=  IF(SUM(L40:L44)=0,&quot;-&quot;,SUM(L40:L44))" table:style-name="ce5">
            <text:p>255.26<text:s/></text:p>
          </table:table-cell>
          <table:table-cell office:value-type="string" office:string-value="-" table:formula="msoxl:=  IF(SUM(M40:M44)=0,&quot;-&quot;,SUM(M40:M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39:Q39)=0,&quot;-&quot;,SUM(P39:Q39))" table:style-name="ce5">
            <text:p>-</text:p>
          </table:table-cell>
          <table:table-cell office:value-type="string" office:string-value="-" table:formula="msoxl:=  IF(SUM(P40:P44)=0,&quot;-&quot;,SUM(P40:P44))" table:style-name="ce5">
            <text:p>-</text:p>
          </table:table-cell>
          <table:table-cell office:value-type="string" office:string-value="-" table:formula="msoxl:=  IF(SUM(Q40:Q44)=0,&quot;-&quot;,SUM(Q40:Q44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office:string-value="-" table:formula="msoxl:=IF(SUM(H40,L40,P40,水產養殖面積8!D40)=0,&quot;-&quot;,SUM(H40,L40,P40,水產養殖面積8!D40))" table:style-name="ce5">
            <text:p>-</text:p>
          </table:table-cell>
          <table:table-cell office:value-type="string" office:string-value="-" table:formula="msoxl:=IF(SUM(I40,M40,Q40,水產養殖面積8!E40)=0,&quot;-&quot;,SUM(I40,M40,Q40,水產養殖面積8!E40))" table:style-name="ce5">
            <text:p>-</text:p>
          </table:table-cell>
          <table:covered-table-cell/>
          <table:table-cell office:value-type="string" office:string-value="-" table:formula="msoxl:=  IF(SUM(H40:I40)=0,&quot;-&quot;,SUM(H40:I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0:M40)=0,&quot;-&quot;,SUM(L40:M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0:Q40)=0,&quot;-&quot;,SUM(P40:Q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255" table:formula="msoxl:=  IF(SUM(D41:E41)=0,&quot;-&quot;,SUM(D41:E41))" table:style-name="ce5">
            <text:p>255.00<text:s/></text:p>
          </table:table-cell>
          <table:table-cell office:value-type="float" office:value="255" table:formula="msoxl:=IF(SUM(H41,L41,P41,水產養殖面積8!D41)=0,&quot;-&quot;,SUM(H41,L41,P41,水產養殖面積8!D41))" table:style-name="ce5">
            <text:p>255.00<text:s/></text:p>
          </table:table-cell>
          <table:table-cell office:value-type="string" office:string-value="-" table:formula="msoxl:=IF(SUM(I41,M41,Q41,水產養殖面積8!E41)=0,&quot;-&quot;,SUM(I41,M41,Q41,水產養殖面積8!E41))" table:style-name="ce5">
            <text:p>-</text:p>
          </table:table-cell>
          <table:covered-table-cell/>
          <table:table-cell office:value-type="string" office:string-value="-" table:formula="msoxl:=  IF(SUM(H41:I41)=0,&quot;-&quot;,SUM(H41:I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255" table:formula="msoxl:=  IF(SUM(L41:M41)=0,&quot;-&quot;,SUM(L41:M41))" table:style-name="ce5">
            <text:p>255.00<text:s/></text:p>
          </table:table-cell>
          <table:table-cell office:value-type="float" office:value="255" table:style-name="ce5">
            <text:p>255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1:Q41)=0,&quot;-&quot;,SUM(P41:Q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42:E42)=0,&quot;-&quot;,SUM(D42:E42))" table:style-name="ce5">
            <text:p>-</text:p>
          </table:table-cell>
          <table:table-cell office:value-type="string" office:string-value="-" table:formula="msoxl:=IF(SUM(H42,L42,P42,水產養殖面積8!D42)=0,&quot;-&quot;,SUM(H42,L42,P42,水產養殖面積8!D42))" table:style-name="ce5">
            <text:p>-</text:p>
          </table:table-cell>
          <table:table-cell office:value-type="string" office:string-value="-" table:formula="msoxl:=IF(SUM(I42,M42,Q42,水產養殖面積8!E42)=0,&quot;-&quot;,SUM(I42,M42,Q42,水產養殖面積8!E42))" table:style-name="ce5">
            <text:p>-</text:p>
          </table:table-cell>
          <table:covered-table-cell/>
          <table:table-cell office:value-type="string" office:string-value="-" table:formula="msoxl:=  IF(SUM(H42:I42)=0,&quot;-&quot;,SUM(H42:I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2:M42)=0,&quot;-&quot;,SUM(L42:M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2:Q42)=0,&quot;-&quot;,SUM(P42:Q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5.24" table:formula="msoxl:=  IF(SUM(D43:E43)=0,&quot;-&quot;,SUM(D43:E43))" table:style-name="ce5">
            <text:p>5.24<text:s/></text:p>
          </table:table-cell>
          <table:table-cell office:value-type="float" office:value="5.24" table:formula="msoxl:=IF(SUM(H43,L43,P43,水產養殖面積8!D43)=0,&quot;-&quot;,SUM(H43,L43,P43,水產養殖面積8!D43))" table:style-name="ce5">
            <text:p>5.24<text:s/></text:p>
          </table:table-cell>
          <table:table-cell office:value-type="string" office:string-value="-" table:formula="msoxl:=IF(SUM(I43,M43,Q43,水產養殖面積8!E43)=0,&quot;-&quot;,SUM(I43,M43,Q43,水產養殖面積8!E43))" table:style-name="ce5">
            <text:p>-</text:p>
          </table:table-cell>
          <table:covered-table-cell/>
          <table:table-cell office:value-type="float" office:value="4.9800000000000004" table:formula="msoxl:=  IF(SUM(H43:I43)=0,&quot;-&quot;,SUM(H43:I43))" table:style-name="ce5">
            <text:p>4.98<text:s/></text:p>
          </table:table-cell>
          <table:table-cell office:value-type="float" office:value="4.9800000000000004" table:style-name="ce5">
            <text:p>4.98<text:s/>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0.26" table:formula="msoxl:=  IF(SUM(L43:M43)=0,&quot;-&quot;,SUM(L43:M43))" table:style-name="ce5">
            <text:p>0.26<text:s/></text:p>
          </table:table-cell>
          <table:table-cell office:value-type="float" office:value="0.26" table:style-name="ce5">
            <text:p>0.26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3:Q43)=0,&quot;-&quot;,SUM(P43:Q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office:string-value="-" table:formula="msoxl:=IF(SUM(H44,L44,P44,水產養殖面積8!D44)=0,&quot;-&quot;,SUM(H44,L44,P44,水產養殖面積8!D44))" table:style-name="ce5">
            <text:p>-</text:p>
          </table:table-cell>
          <table:table-cell office:value-type="string" office:string-value="-" table:formula="msoxl:=IF(SUM(I44,M44,Q44,水產養殖面積8!E44)=0,&quot;-&quot;,SUM(I44,M44,Q44,水產養殖面積8!E44))" table:style-name="ce5">
            <text:p>-</text:p>
          </table:table-cell>
          <table:covered-table-cell/>
          <table:table-cell office:value-type="string" office:string-value="-" table:formula="msoxl:=  IF(SUM(H44:I44)=0,&quot;-&quot;,SUM(H44:I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4:M44)=0,&quot;-&quot;,SUM(L44:M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4:Q44)=0,&quot;-&quot;,SUM(P44:Q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3.13" table:formula="msoxl:=  IF(SUM(D45:E45)=0,&quot;-&quot;,SUM(D45:E45))" table:style-name="ce5">
            <text:p>3.13<text:s/></text:p>
          </table:table-cell>
          <table:table-cell office:value-type="float" office:value="3.13" table:formula="msoxl:=IF(SUM(H45,L45,P45,水產養殖面積8!D45)=0,&quot;-&quot;,SUM(H45,L45,P45,水產養殖面積8!D45))" table:style-name="ce5">
            <text:p>3.13<text:s/></text:p>
          </table:table-cell>
          <table:table-cell office:value-type="string" office:string-value="-" table:formula="msoxl:=IF(SUM(I45,M45,Q45,水產養殖面積8!E45)=0,&quot;-&quot;,SUM(I45,M45,Q45,水產養殖面積8!E45))" table:style-name="ce5">
            <text:p>-</text:p>
          </table:table-cell>
          <table:covered-table-cell/>
          <table:table-cell office:value-type="float" office:value="3.13" table:formula="msoxl:=  IF(SUM(H45:I45)=0,&quot;-&quot;,SUM(H45:I45))" table:style-name="ce5">
            <text:p>3.13<text:s/></text:p>
          </table:table-cell>
          <table:table-cell office:value-type="float" office:value="3.13" table:formula="msoxl:=  IF(SUM(H46:H48)=0,&quot;-&quot;,SUM(H46:H48))" table:style-name="ce5">
            <text:p>3.13<text:s/></text:p>
          </table:table-cell>
          <table:table-cell office:value-type="string" office:string-value="-" table:formula="msoxl:=  IF(SUM(I46:I48)=0,&quot;-&quot;,SUM(I46:I48))" table:style-name="ce5">
            <text:p>-</text:p>
          </table:table-cell>
          <table:covered-table-cell/>
          <table:table-cell office:value-type="string" office:string-value="-" table:formula="msoxl:=  IF(SUM(L45:M45)=0,&quot;-&quot;,SUM(L45:M45))" table:style-name="ce5">
            <text:p>-</text:p>
          </table:table-cell>
          <table:table-cell office:value-type="string" office:string-value="-" table:formula="msoxl:=  IF(SUM(L46:L48)=0,&quot;-&quot;,SUM(L46:L48))" table:style-name="ce5">
            <text:p>-</text:p>
          </table:table-cell>
          <table:table-cell office:value-type="string" office:string-value="-" table:formula="msoxl:=  IF(SUM(M46:M48)=0,&quot;-&quot;,SUM(M46:M48))" table:style-name="ce5">
            <text:p>-</text:p>
          </table:table-cell>
          <table:covered-table-cell/>
          <table:table-cell office:value-type="string" office:string-value="-" table:formula="msoxl:=  IF(SUM(P45:Q45)=0,&quot;-&quot;,SUM(P45:Q45))" table:style-name="ce5">
            <text:p>-</text:p>
          </table:table-cell>
          <table:table-cell office:value-type="string" office:string-value="-" table:formula="msoxl:=  IF(SUM(P46:P48)=0,&quot;-&quot;,SUM(P46:P48))" table:style-name="ce5">
            <text:p>-</text:p>
          </table:table-cell>
          <table:table-cell office:value-type="string" office:string-value="-" table:formula="msoxl:=  IF(SUM(Q46:Q48)=0,&quot;-&quot;,SUM(Q46:Q48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office:string-value="-" table:formula="msoxl:=IF(SUM(H46,L46,P46,水產養殖面積8!D46)=0,&quot;-&quot;,SUM(H46,L46,P46,水產養殖面積8!D46))" table:style-name="ce5">
            <text:p>-</text:p>
          </table:table-cell>
          <table:table-cell office:value-type="string" office:string-value="-" table:formula="msoxl:=IF(SUM(I46,M46,Q46,水產養殖面積8!E46)=0,&quot;-&quot;,SUM(I46,M46,Q46,水產養殖面積8!E46))" table:style-name="ce5">
            <text:p>-</text:p>
          </table:table-cell>
          <table:covered-table-cell/>
          <table:table-cell office:value-type="string" office:string-value="-" table:formula="msoxl:=  IF(SUM(H46:I46)=0,&quot;-&quot;,SUM(H46:I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6:M46)=0,&quot;-&quot;,SUM(L46:M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6:Q46)=0,&quot;-&quot;,SUM(P46:Q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3.13" table:formula="msoxl:=  IF(SUM(D47:E47)=0,&quot;-&quot;,SUM(D47:E47))" table:style-name="ce5">
            <text:p>3.13<text:s/></text:p>
          </table:table-cell>
          <table:table-cell office:value-type="float" office:value="3.13" table:formula="msoxl:=IF(SUM(H47,L47,P47,水產養殖面積8!D47)=0,&quot;-&quot;,SUM(H47,L47,P47,水產養殖面積8!D47))" table:style-name="ce5">
            <text:p>3.13<text:s/></text:p>
          </table:table-cell>
          <table:table-cell office:value-type="string" office:string-value="-" table:formula="msoxl:=IF(SUM(I47,M47,Q47,水產養殖面積8!E47)=0,&quot;-&quot;,SUM(I47,M47,Q47,水產養殖面積8!E47))" table:style-name="ce5">
            <text:p>-</text:p>
          </table:table-cell>
          <table:covered-table-cell/>
          <table:table-cell office:value-type="float" office:value="3.13" table:formula="msoxl:=  IF(SUM(H47:I47)=0,&quot;-&quot;,SUM(H47:I47))" table:style-name="ce5">
            <text:p>3.13<text:s/></text:p>
          </table:table-cell>
          <table:table-cell office:value-type="float" office:value="3.13" table:style-name="ce5">
            <text:p>3.13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7:M47)=0,&quot;-&quot;,SUM(L47:M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7:Q47)=0,&quot;-&quot;,SUM(P47:Q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office:string-value="-" table:formula="msoxl:=IF(SUM(H48,L48,P48,水產養殖面積8!D48)=0,&quot;-&quot;,SUM(H48,L48,P48,水產養殖面積8!D48))" table:style-name="ce5">
            <text:p>-</text:p>
          </table:table-cell>
          <table:table-cell office:value-type="string" office:string-value="-" table:formula="msoxl:=IF(SUM(I48,M48,Q48,水產養殖面積8!E48)=0,&quot;-&quot;,SUM(I48,M48,Q48,水產養殖面積8!E48))" table:style-name="ce5">
            <text:p>-</text:p>
          </table:table-cell>
          <table:covered-table-cell/>
          <table:table-cell office:value-type="string" office:string-value="-" table:formula="msoxl:=  IF(SUM(H48:I48)=0,&quot;-&quot;,SUM(H48:I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8:M48)=0,&quot;-&quot;,SUM(L48:M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8:Q48)=0,&quot;-&quot;,SUM(P48:Q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3.15" table:formula="msoxl:=  IF(SUM(D49:E49)=0,&quot;-&quot;,SUM(D49:E49))" table:style-name="ce5">
            <text:p>3.15<text:s/></text:p>
          </table:table-cell>
          <table:table-cell office:value-type="float" office:value="3.15" table:formula="msoxl:=IF(SUM(H49,L49,P49,水產養殖面積8!D49)=0,&quot;-&quot;,SUM(H49,L49,P49,水產養殖面積8!D49))" table:style-name="ce5">
            <text:p>3.15<text:s/></text:p>
          </table:table-cell>
          <table:table-cell office:value-type="string" office:string-value="-" table:formula="msoxl:=IF(SUM(I49,M49,Q49,水產養殖面積8!E49)=0,&quot;-&quot;,SUM(I49,M49,Q49,水產養殖面積8!E49))" table:style-name="ce5">
            <text:p>-</text:p>
          </table:table-cell>
          <table:covered-table-cell/>
          <table:table-cell office:value-type="float" office:value="3.15" table:formula="msoxl:=  IF(SUM(H49:I49)=0,&quot;-&quot;,SUM(H49:I49))" table:style-name="ce5">
            <text:p>3.15<text:s/></text:p>
          </table:table-cell>
          <table:table-cell office:value-type="float" office:value="3.15" table:formula="msoxl:=  IF(SUM(H50:H51)=0,&quot;-&quot;,SUM(H50:H51))" table:style-name="ce5">
            <text:p>3.15<text:s/></text:p>
          </table:table-cell>
          <table:table-cell office:value-type="string" office:string-value="-" table:formula="msoxl:=  IF(SUM(I50:I51)=0,&quot;-&quot;,SUM(I50:I51))" table:style-name="ce5">
            <text:p>-</text:p>
          </table:table-cell>
          <table:covered-table-cell/>
          <table:table-cell office:value-type="string" office:string-value="-" table:formula="msoxl:=  IF(SUM(L49:M49)=0,&quot;-&quot;,SUM(L49:M49))" table:style-name="ce5">
            <text:p>-</text:p>
          </table:table-cell>
          <table:table-cell office:value-type="string" office:string-value="-" table:formula="msoxl:=  IF(SUM(L50:L51)=0,&quot;-&quot;,SUM(L50:L51))" table:style-name="ce5">
            <text:p>-</text:p>
          </table:table-cell>
          <table:table-cell office:value-type="string" office:string-value="-" table:formula="msoxl:=  IF(SUM(M50:M51)=0,&quot;-&quot;,SUM(M50:M51))" table:style-name="ce5">
            <text:p>-</text:p>
          </table:table-cell>
          <table:covered-table-cell/>
          <table:table-cell office:value-type="string" office:string-value="-" table:formula="msoxl:=  IF(SUM(P49:Q49)=0,&quot;-&quot;,SUM(P49:Q49))" table:style-name="ce5">
            <text:p>-</text:p>
          </table:table-cell>
          <table:table-cell office:value-type="string" office:string-value="-" table:formula="msoxl:=  IF(SUM(P50:P51)=0,&quot;-&quot;,SUM(P50:P51))" table:style-name="ce5">
            <text:p>-</text:p>
          </table:table-cell>
          <table:table-cell office:value-type="string" office:string-value="-" table:formula="msoxl:=  IF(SUM(Q50:Q51)=0,&quot;-&quot;,SUM(Q50:Q51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3.15" table:formula="msoxl:=  IF(SUM(D50:E50)=0,&quot;-&quot;,SUM(D50:E50))" table:style-name="ce5">
            <text:p>3.15<text:s/></text:p>
          </table:table-cell>
          <table:table-cell office:value-type="float" office:value="3.15" table:formula="msoxl:=IF(SUM(H50,L50,P50,水產養殖面積8!D50)=0,&quot;-&quot;,SUM(H50,L50,P50,水產養殖面積8!D50))" table:style-name="ce5">
            <text:p>3.15<text:s/></text:p>
          </table:table-cell>
          <table:table-cell office:value-type="string" office:string-value="-" table:formula="msoxl:=IF(SUM(I50,M50,Q50,水產養殖面積8!E50)=0,&quot;-&quot;,SUM(I50,M50,Q50,水產養殖面積8!E50))" table:style-name="ce5">
            <text:p>-</text:p>
          </table:table-cell>
          <table:covered-table-cell/>
          <table:table-cell office:value-type="float" office:value="3.15" table:formula="msoxl:=  IF(SUM(H50:I50)=0,&quot;-&quot;,SUM(H50:I50))" table:style-name="ce5">
            <text:p>3.15<text:s/></text:p>
          </table:table-cell>
          <table:table-cell office:value-type="float" office:value="3.15" table:style-name="ce5">
            <text:p>3.15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50:M50)=0,&quot;-&quot;,SUM(L50:M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0:Q50)=0,&quot;-&quot;,SUM(P50:Q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office:string-value="-" table:formula="msoxl:=IF(SUM(H51,L51,P51,水產養殖面積8!D51)=0,&quot;-&quot;,SUM(H51,L51,P51,水產養殖面積8!D51))" table:style-name="ce5">
            <text:p>-</text:p>
          </table:table-cell>
          <table:table-cell office:value-type="string" office:string-value="-" table:formula="msoxl:=IF(SUM(I51,M51,Q51,水產養殖面積8!E51)=0,&quot;-&quot;,SUM(I51,M51,Q51,水產養殖面積8!E51))" table:style-name="ce5">
            <text:p>-</text:p>
          </table:table-cell>
          <table:covered-table-cell/>
          <table:table-cell office:value-type="string" office:string-value="-" table:formula="msoxl:=  IF(SUM(H51:I51)=0,&quot;-&quot;,SUM(H51:I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51:M51)=0,&quot;-&quot;,SUM(L51:M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1:Q51)=0,&quot;-&quot;,SUM(P51:Q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2">
            <text:p>註 本表只揭露主要魚種，各魚種養殖面積之合計，將不等於總養殖面積。</text:p>
          </table:table-cell>
          <table:table-cell table:number-columns-repeated="3" table:style-name="ce2"/>
          <table:table-cell table:number-columns-repeated="2" table:style-name="ce8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style-name="ce67"/>
          <table:table-cell table:number-columns-repeated="7" table:style-name="ce68"/>
          <table:table-cell table:style-name="ce38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6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8" table:style-name="ta2">
        <table:table-column table:style-name="co1" table:default-cell-style-name="ce2"/>
        <table:table-column table:style-name="co2" table:default-cell-style-name="ce1"/>
        <table:table-column table:style-name="co3" table:number-columns-repeated="6" table:default-cell-style-name="ce2"/>
        <table:table-column table:style-name="co3" table:number-columns-repeated="3" table:default-cell-style-name="ce2" table:visibility="collapse"/>
        <table:table-column table:style-name="co3" table:default-cell-style-name="ce2"/>
        <table:table-column table:style-name="co3" table:number-columns-repeated="3" table:default-cell-style-name="ce2" table:visibility="collapse"/>
        <table:table-column table:style-name="co3" table:number-columns-repeated="9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6" table:default-cell-style-name="ce2"/>
        <table:table-column table:style-name="co4" table:number-columns-repeated="16341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15" table:style-name="ce63"/>
          <table:table-cell office:value-type="string" table:style-name="ce61">
            <text:p><text:s/>9．AQUACULTURE AREA BY SPECIES(Continued)</text:p>
          </table:table-cell>
          <table:table-cell table:number-columns-repeated="25" table:style-name="ce63"/>
          <table:table-cell table:number-columns-repeated="16341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style-name="ce17"/>
          <table:table-cell table:number-columns-repeated="11"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number-columns-repeated="16365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3" table:number-rows-spanned="1" table:style-name="ce87">
            <text:p>箱網養殖：立方公尺</text:p>
          </table:table-cell>
          <table:covered-table-cell table:number-columns-repeated="2"/>
          <table:table-cell table:number-columns-repeated="8"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8"/>
          <table:table-cell table:number-columns-repeated="16364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office:value-type="string" table:number-columns-spanned="4" table:number-rows-spanned="1" table:style-name="ce103">
            <text:p>內陸養殖</text:p>
          </table:table-cell>
          <table:covered-table-cell table:number-columns-repeated="3"/>
          <table:table-cell table:style-name="ce19"/>
          <table:table-cell office:value-type="string" table:style-name="ce20">
            <text:p>箱網養殖</text:p>
          </table:table-cell>
          <table:table-cell table:number-columns-repeated="7" table:style-name="ce21"/>
          <table:table-cell table:style-name="ce19"/>
          <table:table-cell table:number-columns-repeated="7" table:style-name="ce22"/>
          <table:table-cell table:style-name="ce23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Inland Water Culture</text:p>
          </table:table-cell>
          <table:covered-table-cell table:number-columns-repeated="3"/>
          <table:table-cell table:style-name="ce24"/>
          <table:table-cell office:value-type="string" table:style-name="ce25">
            <text:p>Cage Culture</text:p>
          </table:table-cell>
          <table:table-cell table:number-columns-repeated="7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3">
            <text:p>其他內陸養殖</text:p>
          </table:table-cell>
          <table:covered-table-cell table:number-columns-repeated="3"/>
          <table:table-cell table:style-name="ce30"/>
          <table:table-cell office:value-type="string" table:style-name="ce35">
            <text:p>箱網養殖</text:p>
          </table:table-cell>
          <table:table-cell table:number-columns-repeated="3" table:style-name="ce36"/>
          <table:table-cell office:value-type="string" table:style-name="ce35">
            <text:p>箱網養殖</text:p>
          </table:table-cell>
          <table:table-cell table:number-columns-repeated="3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Other Inland Culture</text:p>
          </table:table-cell>
          <table:covered-table-cell table:number-columns-repeated="3"/>
          <table:table-cell table:style-name="ce31"/>
          <table:table-cell office:value-type="string" table:style-name="ce37">
            <text:p>Cage Culture</text:p>
          </table:table-cell>
          <table:table-cell table:number-columns-repeated="3" table:style-name="ce36"/>
          <table:table-cell office:value-type="string" table:style-name="ce37">
            <text:p>Cage Culture</text:p>
          </table:table-cell>
          <table:table-cell table:number-columns-repeated="3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29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合計</text:p>
          </table:table-cell>
          <table:table-cell office:value-type="string" table:style-name="ce32">
            <text:p>海面養殖</text:p>
          </table:table-cell>
          <table:table-cell office:value-type="string" table:style-name="ce43">
            <text:p>單養</text:p>
          </table:table-cell>
          <table:table-cell office:value-type="string" table:style-name="ce44">
            <text:p><text:s/>混養</text:p>
          </table:table-cell>
          <table:table-cell office:value-type="string" table:style-name="ce44">
            <text:p>休養</text:p>
          </table:table-cell>
          <table:table-cell office:value-type="string" table:style-name="ce32">
            <text:p>內陸養殖</text:p>
          </table:table-cell>
          <table:table-cell office:value-type="string" table:style-name="ce43">
            <text:p>單養</text:p>
          </table:table-cell>
          <table:table-cell office:value-type="string" table:style-name="ce44">
            <text:p><text:s/>混養</text:p>
          </table:table-cell>
          <table:table-cell office:value-type="string" table:style-name="ce44">
            <text:p>休養</text:p>
          </table:table-cell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1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Total</text:p>
          </table:table-cell>
          <table:table-cell office:value-type="string" table:style-name="ce50">
            <text:p>Marine</text:p>
          </table:table-cell>
          <table:table-cell table:style-name="ce51"/>
          <table:table-cell table:number-columns-repeated="2" table:style-name="ce55"/>
          <table:table-cell office:value-type="string" table:style-name="ce50">
            <text:p>Inland</text:p>
          </table:table-cell>
          <table:table-cell table:style-name="ce51"/>
          <table:table-cell table:number-columns-repeated="2" table:style-name="ce55"/>
          <table:table-cell table:style-name="ce56"/>
          <table:table-cell table:number-columns-repeated="7" table:style-name="ce57"/>
          <table:table-cell table:style-name="ce58"/>
          <table:table-cell table:number-columns-repeated="16360" table:style-name="ce54"/>
        </table:table-row>
        <table:table-row table:style-name="ro3">
          <table:table-cell office:value-type="string" table:number-columns-spanned="1" table:number-rows-spanned="14" table:style-name="ce100">
            <text:p>高雄市</text:p>
          </table:table-cell>
          <table:table-cell office:value-type="string" table:style-name="ce4">
            <text:p>總計</text:p>
          </table:table-cell>
          <table:table-cell office:value-type="float" office:value="25.880000000000003" table:formula="msoxl:=  IF(SUM(D10:F10)=0,&quot;-&quot;,SUM(D10:F10))" table:style-name="ce5">
            <text:p>25.88<text:s/></text:p>
          </table:table-cell>
          <table:table-cell office:value-type="float" office:value="16.87" table:style-name="ce5">
            <text:p>16.87<text:s/></text:p>
          </table:table-cell>
          <table:table-cell office:value-type="string" table:style-name="ce5">
            <text:p>-</text:p>
          </table:table-cell>
          <table:table-cell office:value-type="float" office:value="9.01" table:style-name="ce48">
            <text:p>9.01<text:s/></text:p>
          </table:table-cell>
          <table:table-cell office:value-type="string" office:string-value="-" table:formula="msoxl:=  IF(SUM(H10,L10)=0,&quot;-&quot;,SUM(H10,L10))" table:style-name="ce5">
            <text:p>-</text:p>
          </table:table-cell>
          <table:table-cell office:value-type="string" office:string-value="-" table:formula="msoxl:=  IF(SUM(I10:K10)=0,&quot;-&quot;,SUM(I10:K1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0:O10)=0,&quot;-&quot;,SUM(M10:O1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7.89" table:formula="msoxl:=  IF(SUM(D11:E11)=0,&quot;-&quot;,SUM(D11:E11))" table:style-name="ce5">
            <text:p>7.89<text:s/></text:p>
          </table:table-cell>
          <table:table-cell office:value-type="float" office:value="7.89" table:formula="msoxl:=  IF(SUM(D12:D16)=0,&quot;-&quot;,SUM(D12:D16))" table:style-name="ce5">
            <text:p>7.89<text:s/></text:p>
          </table:table-cell>
          <table:table-cell office:value-type="string" office:string-value="-" table:formula="msoxl:=  IF(SUM(E12:E16)=0,&quot;-&quot;,SUM(E12:E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11,L11)=0,&quot;-&quot;,SUM(H11,L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12:L16)=0,&quot;-&quot;,SUM(L12:L1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12:E12)=0,&quot;-&quot;,SUM(D12:E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2,L12)=0,&quot;-&quot;,SUM(H12,L12))" table:style-name="ce5">
            <text:p>-</text:p>
          </table:table-cell>
          <table:table-cell office:value-type="string" office:string-value="-" table:formula="msoxl:=  IF(SUM(I12:J12)=0,&quot;-&quot;,SUM(I12:J1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2:N12)=0,&quot;-&quot;,SUM(M12:N1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7.89" table:formula="msoxl:=  IF(SUM(D13:E13)=0,&quot;-&quot;,SUM(D13:E13))" table:style-name="ce5">
            <text:p>7.89<text:s/></text:p>
          </table:table-cell>
          <table:table-cell office:value-type="float" office:value="7.89" table:style-name="ce5">
            <text:p>7.89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3,L13)=0,&quot;-&quot;,SUM(H13,L13))" table:style-name="ce5">
            <text:p>-</text:p>
          </table:table-cell>
          <table:table-cell office:value-type="string" office:string-value="-" table:formula="msoxl:=  IF(SUM(I13:J13)=0,&quot;-&quot;,SUM(I13:J1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3:N13)=0,&quot;-&quot;,SUM(M13:N1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14:E14)=0,&quot;-&quot;,SUM(D14:E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4,L14)=0,&quot;-&quot;,SUM(H14,L14))" table:style-name="ce5">
            <text:p>-</text:p>
          </table:table-cell>
          <table:table-cell office:value-type="string" office:string-value="-" table:formula="msoxl:=  IF(SUM(I14:J14)=0,&quot;-&quot;,SUM(I14:J1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4:N14)=0,&quot;-&quot;,SUM(M14:N1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15:E15)=0,&quot;-&quot;,SUM(D15:E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5,L15)=0,&quot;-&quot;,SUM(H15,L15))" table:style-name="ce5">
            <text:p>-</text:p>
          </table:table-cell>
          <table:table-cell office:value-type="string" office:string-value="-" table:formula="msoxl:=  IF(SUM(I15:J15)=0,&quot;-&quot;,SUM(I15:J15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5:N15)=0,&quot;-&quot;,SUM(M15:N15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16:E16)=0,&quot;-&quot;,SUM(D16:E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6,L16)=0,&quot;-&quot;,SUM(H16,L16))" table:style-name="ce5">
            <text:p>-</text:p>
          </table:table-cell>
          <table:table-cell office:value-type="string" office:string-value="-" table:formula="msoxl:=  IF(SUM(I16:J16)=0,&quot;-&quot;,SUM(I16:J1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6:N16)=0,&quot;-&quot;,SUM(M16:N1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17:E17)=0,&quot;-&quot;,SUM(D17:E17))" table:style-name="ce5">
            <text:p>-</text:p>
          </table:table-cell>
          <table:table-cell office:value-type="string" office:string-value="-" table:formula="msoxl:=  IF(SUM(D18:D20)=0,&quot;-&quot;,SUM(D18:D20))" table:style-name="ce5">
            <text:p>-</text:p>
          </table:table-cell>
          <table:table-cell office:value-type="string" office:string-value="-" table:formula="msoxl:=  IF(SUM(E18:E20)=0,&quot;-&quot;,SUM(E18:E20))" table:style-name="ce5">
            <text:p>-</text:p>
          </table:table-cell>
          <table:covered-table-cell/>
          <table:table-cell office:value-type="string" office:string-value="-" table:formula="msoxl:=  IF(SUM(H17,L17)=0,&quot;-&quot;,SUM(H17,L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18:L20)=0,&quot;-&quot;,SUM(L18:L2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8,L18)=0,&quot;-&quot;,SUM(H18,L18))" table:style-name="ce5">
            <text:p>-</text:p>
          </table:table-cell>
          <table:table-cell office:value-type="string" office:string-value="-" table:formula="msoxl:=  IF(SUM(I18:J18)=0,&quot;-&quot;,SUM(I18:J1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8:N18)=0,&quot;-&quot;,SUM(M18:N1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9,L19)=0,&quot;-&quot;,SUM(H19,L19))" table:style-name="ce5">
            <text:p>-</text:p>
          </table:table-cell>
          <table:table-cell office:value-type="string" office:string-value="-" table:formula="msoxl:=  IF(SUM(I19:J19)=0,&quot;-&quot;,SUM(I19:J19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9:N19)=0,&quot;-&quot;,SUM(M19:N19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20:E20)=0,&quot;-&quot;,SUM(D20:E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0,L20)=0,&quot;-&quot;,SUM(H20,L20))" table:style-name="ce5">
            <text:p>-</text:p>
          </table:table-cell>
          <table:table-cell office:value-type="string" office:string-value="-" table:formula="msoxl:=  IF(SUM(I20:J20)=0,&quot;-&quot;,SUM(I20:J2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0:N20)=0,&quot;-&quot;,SUM(M20:N2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21:E21)=0,&quot;-&quot;,SUM(D21:E21))" table:style-name="ce5">
            <text:p>-</text:p>
          </table:table-cell>
          <table:table-cell office:value-type="string" office:string-value="-" table:formula="msoxl:=  IF(SUM(D22:D23)=0,&quot;-&quot;,SUM(D22:D23))" table:style-name="ce5">
            <text:p>-</text:p>
          </table:table-cell>
          <table:table-cell office:value-type="string" office:string-value="-" table:formula="msoxl:=  IF(SUM(E22:E23)=0,&quot;-&quot;,SUM(E22:E23))" table:style-name="ce5">
            <text:p>-</text:p>
          </table:table-cell>
          <table:covered-table-cell/>
          <table:table-cell office:value-type="string" office:string-value="-" table:formula="msoxl:=  IF(SUM(H21,L21)=0,&quot;-&quot;,SUM(H21,L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22:L23)=0,&quot;-&quot;,SUM(L22:L2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22:E22)=0,&quot;-&quot;,SUM(D22:E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2,L22)=0,&quot;-&quot;,SUM(H22,L22))" table:style-name="ce5">
            <text:p>-</text:p>
          </table:table-cell>
          <table:table-cell office:value-type="string" office:string-value="-" table:formula="msoxl:=  IF(SUM(I22:J22)=0,&quot;-&quot;,SUM(I22:J2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2:N22)=0,&quot;-&quot;,SUM(M22:N2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3,L23)=0,&quot;-&quot;,SUM(H23,L23))" table:style-name="ce5">
            <text:p>-</text:p>
          </table:table-cell>
          <table:table-cell office:value-type="string" office:string-value="-" table:formula="msoxl:=  IF(SUM(I23:J23)=0,&quot;-&quot;,SUM(I23:J2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3:N23)=0,&quot;-&quot;,SUM(M23:N2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table-cell office:value-type="string" table:number-columns-spanned="1" table:number-rows-spanned="14" table:style-name="ce100">
            <text:p>宜蘭縣</text:p>
          </table:table-cell>
          <table:table-cell office:value-type="string" table:style-name="ce4">
            <text:p>總計</text:p>
          </table:table-cell>
          <table:table-cell office:value-type="string" office:string-value="-" table:formula="msoxl:=  IF(SUM(D24:F24)=0,&quot;-&quot;,SUM(D24:F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24,L24)=0,&quot;-&quot;,SUM(H24,L24))" table:style-name="ce5">
            <text:p>-</text:p>
          </table:table-cell>
          <table:table-cell office:value-type="string" office:string-value="-" table:formula="msoxl:=  IF(SUM(I24:K24)=0,&quot;-&quot;,SUM(I24:K2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4:O24)=0,&quot;-&quot;,SUM(M24:O2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25:E25)=0,&quot;-&quot;,SUM(D25:E25))" table:style-name="ce5">
            <text:p>-</text:p>
          </table:table-cell>
          <table:table-cell office:value-type="string" office:string-value="-" table:formula="msoxl:=  IF(SUM(D26:D30)=0,&quot;-&quot;,SUM(D26:D30))" table:style-name="ce5">
            <text:p>-</text:p>
          </table:table-cell>
          <table:table-cell office:value-type="string" office:string-value="-" table:formula="msoxl:=  IF(SUM(E26:E30)=0,&quot;-&quot;,SUM(E26:E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25,L25)=0,&quot;-&quot;,SUM(H25,L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26:L30)=0,&quot;-&quot;,SUM(L26:L3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26:E26)=0,&quot;-&quot;,SUM(D26:E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6,L26)=0,&quot;-&quot;,SUM(H26,L26))" table:style-name="ce5">
            <text:p>-</text:p>
          </table:table-cell>
          <table:table-cell office:value-type="string" office:string-value="-" table:formula="msoxl:=  IF(SUM(I26:J26)=0,&quot;-&quot;,SUM(I26:J2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6:N26)=0,&quot;-&quot;,SUM(M26:N2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27:E27)=0,&quot;-&quot;,SUM(D27:E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7,L27)=0,&quot;-&quot;,SUM(H27,L27))" table:style-name="ce5">
            <text:p>-</text:p>
          </table:table-cell>
          <table:table-cell office:value-type="string" office:string-value="-" table:formula="msoxl:=  IF(SUM(I27:J27)=0,&quot;-&quot;,SUM(I27:J2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7:N27)=0,&quot;-&quot;,SUM(M27:N2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28:E28)=0,&quot;-&quot;,SUM(D28:E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8,L28)=0,&quot;-&quot;,SUM(H28,L28))" table:style-name="ce5">
            <text:p>-</text:p>
          </table:table-cell>
          <table:table-cell office:value-type="string" office:string-value="-" table:formula="msoxl:=  IF(SUM(I28:J28)=0,&quot;-&quot;,SUM(I28:J2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8:N28)=0,&quot;-&quot;,SUM(M28:N2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29:E29)=0,&quot;-&quot;,SUM(D29:E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9,L29)=0,&quot;-&quot;,SUM(H29,L29))" table:style-name="ce5">
            <text:p>-</text:p>
          </table:table-cell>
          <table:table-cell office:value-type="string" office:string-value="-" table:formula="msoxl:=  IF(SUM(I29:J29)=0,&quot;-&quot;,SUM(I29:J29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9:N29)=0,&quot;-&quot;,SUM(M29:N29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30:E30)=0,&quot;-&quot;,SUM(D30:E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0,L30)=0,&quot;-&quot;,SUM(H30,L30))" table:style-name="ce5">
            <text:p>-</text:p>
          </table:table-cell>
          <table:table-cell office:value-type="string" office:string-value="-" table:formula="msoxl:=  IF(SUM(I30:J30)=0,&quot;-&quot;,SUM(I30:J3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0:N30)=0,&quot;-&quot;,SUM(M30:N3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31:E31)=0,&quot;-&quot;,SUM(D31:E31))" table:style-name="ce5">
            <text:p>-</text:p>
          </table:table-cell>
          <table:table-cell office:value-type="string" office:string-value="-" table:formula="msoxl:=  IF(SUM(D32:D34)=0,&quot;-&quot;,SUM(D32:D34))" table:style-name="ce5">
            <text:p>-</text:p>
          </table:table-cell>
          <table:table-cell office:value-type="string" office:string-value="-" table:formula="msoxl:=  IF(SUM(E32:E34)=0,&quot;-&quot;,SUM(E32:E34))" table:style-name="ce5">
            <text:p>-</text:p>
          </table:table-cell>
          <table:covered-table-cell/>
          <table:table-cell office:value-type="string" office:string-value="-" table:formula="msoxl:=  IF(SUM(H31,L31)=0,&quot;-&quot;,SUM(H31,L31))" table:style-name="ce5">
            <text:p>-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32:L34)=0,&quot;-&quot;,SUM(L32:L3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2,L32)=0,&quot;-&quot;,SUM(H32,L32))" table:style-name="ce5">
            <text:p>-</text:p>
          </table:table-cell>
          <table:table-cell office:value-type="string" office:string-value="-" table:formula="msoxl:=  IF(SUM(I32:J32)=0,&quot;-&quot;,SUM(I32:J3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2:N32)=0,&quot;-&quot;,SUM(M32:N3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33:E33)=0,&quot;-&quot;,SUM(D33:E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3,L33)=0,&quot;-&quot;,SUM(H33,L33))" table:style-name="ce5">
            <text:p>-</text:p>
          </table:table-cell>
          <table:table-cell office:value-type="string" office:string-value="-" table:formula="msoxl:=  IF(SUM(I33:J33)=0,&quot;-&quot;,SUM(I33:J3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3:N33)=0,&quot;-&quot;,SUM(M33:N3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34:E34)=0,&quot;-&quot;,SUM(D34:E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4,L34)=0,&quot;-&quot;,SUM(H34,L34))" table:style-name="ce5">
            <text:p>-</text:p>
          </table:table-cell>
          <table:table-cell office:value-type="string" office:string-value="-" table:formula="msoxl:=  IF(SUM(I34:J34)=0,&quot;-&quot;,SUM(I34:J3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4:N34)=0,&quot;-&quot;,SUM(M34:N3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35:E35)=0,&quot;-&quot;,SUM(D35:E35))" table:style-name="ce5">
            <text:p>-</text:p>
          </table:table-cell>
          <table:table-cell office:value-type="string" office:string-value="-" table:formula="msoxl:=  IF(SUM(D36:D37)=0,&quot;-&quot;,SUM(D36:D37))" table:style-name="ce5">
            <text:p>-</text:p>
          </table:table-cell>
          <table:table-cell office:value-type="string" office:string-value="-" table:formula="msoxl:=  IF(SUM(E36:E37)=0,&quot;-&quot;,SUM(E36:E37))" table:style-name="ce5">
            <text:p>-</text:p>
          </table:table-cell>
          <table:covered-table-cell/>
          <table:table-cell office:value-type="string" office:string-value="-" table:formula="msoxl:=  IF(SUM(H35,L35)=0,&quot;-&quot;,SUM(H35,L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36:L37)=0,&quot;-&quot;,SUM(L36:L3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36:E36)=0,&quot;-&quot;,SUM(D36:E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6,L36)=0,&quot;-&quot;,SUM(H36,L36))" table:style-name="ce5">
            <text:p>-</text:p>
          </table:table-cell>
          <table:table-cell office:value-type="string" office:string-value="-" table:formula="msoxl:=  IF(SUM(I36:J36)=0,&quot;-&quot;,SUM(I36:J3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6:N36)=0,&quot;-&quot;,SUM(M36:N3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37:E37)=0,&quot;-&quot;,SUM(D37:E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7,L37)=0,&quot;-&quot;,SUM(H37,L37))" table:style-name="ce5">
            <text:p>-</text:p>
          </table:table-cell>
          <table:table-cell office:value-type="string" office:string-value="-" table:formula="msoxl:=  IF(SUM(I37:J37)=0,&quot;-&quot;,SUM(I37:J3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7:N37)=0,&quot;-&quot;,SUM(M37:N3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table-cell office:value-type="string" table:number-columns-spanned="1" table:number-rows-spanned="14" table:style-name="ce99">
            <text:p>新竹縣</text:p>
          </table:table-cell>
          <table:table-cell office:value-type="string" table:style-name="ce4">
            <text:p>總計</text:p>
          </table:table-cell>
          <table:table-cell office:value-type="string" office:string-value="-" table:formula="msoxl:=  IF(SUM(D38:F38)=0,&quot;-&quot;,SUM(D38:F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38,L38)=0,&quot;-&quot;,SUM(H38,L38))" table:style-name="ce5">
            <text:p>-</text:p>
          </table:table-cell>
          <table:table-cell office:value-type="string" office:string-value="-" table:formula="msoxl:=  IF(SUM(I38:K38)=0,&quot;-&quot;,SUM(I38:K3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8:O38)=0,&quot;-&quot;,SUM(M38:O3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39:E39)=0,&quot;-&quot;,SUM(D39:E39))" table:style-name="ce5">
            <text:p>-</text:p>
          </table:table-cell>
          <table:table-cell office:value-type="string" office:string-value="-" table:formula="msoxl:=  IF(SUM(D40:D44)=0,&quot;-&quot;,SUM(D40:D44))" table:style-name="ce5">
            <text:p>-</text:p>
          </table:table-cell>
          <table:table-cell office:value-type="string" office:string-value="-" table:formula="msoxl:=  IF(SUM(E40:E44)=0,&quot;-&quot;,SUM(E40:E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39,L39)=0,&quot;-&quot;,SUM(H39,L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40:L44)=0,&quot;-&quot;,SUM(L40:L4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0,L40)=0,&quot;-&quot;,SUM(H40,L40))" table:style-name="ce5">
            <text:p>-</text:p>
          </table:table-cell>
          <table:table-cell office:value-type="string" office:string-value="-" table:formula="msoxl:=  IF(SUM(I40:J40)=0,&quot;-&quot;,SUM(I40:J4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0:N40)=0,&quot;-&quot;,SUM(M40:N4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41:E41)=0,&quot;-&quot;,SUM(D41:E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1,L41)=0,&quot;-&quot;,SUM(H41,L41))" table:style-name="ce5">
            <text:p>-</text:p>
          </table:table-cell>
          <table:table-cell office:value-type="string" office:string-value="-" table:formula="msoxl:=  IF(SUM(I41:J41)=0,&quot;-&quot;,SUM(I41:J4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1:N41)=0,&quot;-&quot;,SUM(M41:N4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42:E42)=0,&quot;-&quot;,SUM(D42:E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2,L42)=0,&quot;-&quot;,SUM(H42,L42))" table:style-name="ce5">
            <text:p>-</text:p>
          </table:table-cell>
          <table:table-cell office:value-type="string" office:string-value="-" table:formula="msoxl:=  IF(SUM(I42:J42)=0,&quot;-&quot;,SUM(I42:J4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2:N42)=0,&quot;-&quot;,SUM(M42:N4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43:E43)=0,&quot;-&quot;,SUM(D43:E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3,L43)=0,&quot;-&quot;,SUM(H43,L43))" table:style-name="ce5">
            <text:p>-</text:p>
          </table:table-cell>
          <table:table-cell office:value-type="string" office:string-value="-" table:formula="msoxl:=  IF(SUM(I43:J43)=0,&quot;-&quot;,SUM(I43:J4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3:N43)=0,&quot;-&quot;,SUM(M43:N4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4,L44)=0,&quot;-&quot;,SUM(H44,L44))" table:style-name="ce5">
            <text:p>-</text:p>
          </table:table-cell>
          <table:table-cell office:value-type="string" office:string-value="-" table:formula="msoxl:=  IF(SUM(I44:J44)=0,&quot;-&quot;,SUM(I44:J4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4:N44)=0,&quot;-&quot;,SUM(M44:N4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  IF(SUM(D46:D48)=0,&quot;-&quot;,SUM(D46:D48))" table:style-name="ce5">
            <text:p>-</text:p>
          </table:table-cell>
          <table:table-cell office:value-type="string" office:string-value="-" table:formula="msoxl:=  IF(SUM(E46:E48)=0,&quot;-&quot;,SUM(E46:E48))" table:style-name="ce5">
            <text:p>-</text:p>
          </table:table-cell>
          <table:covered-table-cell/>
          <table:table-cell office:value-type="string" office:string-value="-" table:formula="msoxl:=  IF(SUM(H45,L45)=0,&quot;-&quot;,SUM(H45,L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46:L48)=0,&quot;-&quot;,SUM(L46:L4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6,L46)=0,&quot;-&quot;,SUM(H46,L46))" table:style-name="ce5">
            <text:p>-</text:p>
          </table:table-cell>
          <table:table-cell office:value-type="string" office:string-value="-" table:formula="msoxl:=  IF(SUM(I46:J46)=0,&quot;-&quot;,SUM(I46:J4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6:N46)=0,&quot;-&quot;,SUM(M46:N4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7,L47)=0,&quot;-&quot;,SUM(H47,L47))" table:style-name="ce5">
            <text:p>-</text:p>
          </table:table-cell>
          <table:table-cell office:value-type="string" office:string-value="-" table:formula="msoxl:=  IF(SUM(I47:J47)=0,&quot;-&quot;,SUM(I47:J4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7:N47)=0,&quot;-&quot;,SUM(M47:N4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8,L48)=0,&quot;-&quot;,SUM(H48,L48))" table:style-name="ce5">
            <text:p>-</text:p>
          </table:table-cell>
          <table:table-cell office:value-type="string" office:string-value="-" table:formula="msoxl:=  IF(SUM(I48:J48)=0,&quot;-&quot;,SUM(I48:J4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8:N48)=0,&quot;-&quot;,SUM(M48:N4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49:E49)=0,&quot;-&quot;,SUM(D49:E49))" table:style-name="ce5">
            <text:p>-</text:p>
          </table:table-cell>
          <table:table-cell office:value-type="string" office:string-value="-" table:formula="msoxl:=  IF(SUM(D50:D51)=0,&quot;-&quot;,SUM(D50:D51))" table:style-name="ce5">
            <text:p>-</text:p>
          </table:table-cell>
          <table:table-cell office:value-type="string" office:string-value="-" table:formula="msoxl:=  IF(SUM(E50:E51)=0,&quot;-&quot;,SUM(E50:E51))" table:style-name="ce5">
            <text:p>-</text:p>
          </table:table-cell>
          <table:covered-table-cell/>
          <table:table-cell office:value-type="string" office:string-value="-" table:formula="msoxl:=  IF(SUM(H49,L49)=0,&quot;-&quot;,SUM(H49,L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50:L51)=0,&quot;-&quot;,SUM(L50:L5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50:E50)=0,&quot;-&quot;,SUM(D50:E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50,L50)=0,&quot;-&quot;,SUM(H50,L50))" table:style-name="ce5">
            <text:p>-</text:p>
          </table:table-cell>
          <table:table-cell office:value-type="string" office:string-value="-" table:formula="msoxl:=  IF(SUM(I50:J50)=0,&quot;-&quot;,SUM(I50:J5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50:N50)=0,&quot;-&quot;,SUM(M50:N5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51,L51)=0,&quot;-&quot;,SUM(H51,L51))" table:style-name="ce5">
            <text:p>-</text:p>
          </table:table-cell>
          <table:table-cell office:value-type="string" office:string-value="-" table:formula="msoxl:=  IF(SUM(I51:J51)=0,&quot;-&quot;,SUM(I51:J5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51:N51)=0,&quot;-&quot;,SUM(M51:N5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3"/>
          <table:table-cell table:number-columns-repeated="7" table:style-name="ce14"/>
          <table:table-cell table:style-name="ce60"/>
          <table:table-cell table:number-columns-repeated="16360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8">
            <text:p>註 本表只揭露主要魚種，各魚種養殖面積之合計，將不等於總養殖面積。</text:p>
          </table:table-cell>
          <table:table-cell table:number-columns-repeated="3" table:style-name="ce8"/>
          <table:table-cell table:number-columns-repeated="9" table:style-name="ce2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number-columns-repeated="6" table:style-name="ce68"/>
          <table:table-cell table:style-name="ce2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1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9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1" table:default-cell-style-name="ce2"/>
        <table:table-column table:style-name="co3" table:default-cell-style-name="ce49"/>
        <table:table-column table:style-name="co3" table:number-columns-repeated="3" table:default-cell-style-name="ce2"/>
        <table:table-column table:style-name="co3" table:default-cell-style-name="ce3"/>
        <table:table-column table:style-name="co4" table:number-columns-repeated="16366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8" table:style-name="ce63"/>
          <table:table-cell office:value-type="string" table:style-name="ce61">
            <text:p><text:s/>9．AQUACULTURE AREA BY SPECIES(Continued)</text:p>
          </table:table-cell>
          <table:table-cell table:number-columns-repeated="2" table:style-name="ce63"/>
          <table:table-cell table:style-name="ce66"/>
          <table:table-cell table:number-columns-repeated="3" table:style-name="ce63"/>
          <table:table-cell table:number-columns-repeated="16367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number-columns-repeated="5"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style-name="ce15"/>
          <table:table-cell table:style-name="ce45"/>
          <table:table-cell table:number-columns-repeated="16370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2" table:number-rows-spanned="1" table:style-name="ce87">
            <text:p>箱網養殖：立方公尺</text:p>
          </table:table-cell>
          <table:covered-table-cell/>
          <table:table-cell table:number-columns-repeated="2"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8"/>
          <table:table-cell table:style-name="ce46"/>
          <table:table-cell table:number-columns-repeated="16370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table:style-name="ce19"/>
          <table:table-cell table:number-columns-repeated="3" table:style-name="ce22"/>
          <table:table-cell office:value-type="string" table:number-columns-spanned="12" table:number-rows-spanned="1" table:style-name="ce103">
            <text:p>海面養殖</text:p>
          </table:table-cell>
          <table:covered-table-cell table:number-columns-repeated="11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2">
            <text:p>總計</text:p>
          </table:table-cell>
          <table:covered-table-cell table:number-columns-repeated="3"/>
          <table:table-cell office:value-type="string" table:number-columns-spanned="12" table:number-rows-spanned="1" table:style-name="ce98">
            <text:p>Marine Culture</text:p>
          </table:table-cell>
          <table:covered-table-cell table:number-columns-repeated="11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2">
            <text:p><text:s/>Grand Total</text:p>
          </table:table-cell>
          <table:covered-table-cell table:number-columns-repeated="3"/>
          <table:table-cell office:value-type="string" table:number-columns-spanned="4" table:number-rows-spanned="1" table:style-name="ce103">
            <text:p>海面養殖合計</text:p>
          </table:table-cell>
          <table:covered-table-cell table:number-columns-repeated="3"/>
          <table:table-cell office:value-type="string" table:number-columns-spanned="4" table:number-rows-spanned="1" table:style-name="ce103">
            <text:p>淺海養殖</text:p>
          </table:table-cell>
          <table:covered-table-cell table:number-columns-repeated="3"/>
          <table:table-cell office:value-type="string" table:number-columns-spanned="4" table:number-rows-spanned="1" table:style-name="ce103">
            <text:p>其他海面養殖</text:p>
          </table:table-cell>
          <table:covered-table-cell table:number-columns-repeated="3"/>
          <table:table-cell table:number-columns-repeated="16366" table:style-name="ce15"/>
        </table:table-row>
        <table:table-row table:style-name="ro3">
          <table:covered-table-cell/>
          <table:covered-table-cell/>
          <table:table-cell table:number-columns-spanned="4" table:number-rows-spanned="1" table:style-name="ce98"/>
          <table:covered-table-cell table:number-columns-repeated="3"/>
          <table:table-cell office:value-type="string" table:number-columns-spanned="4" table:number-rows-spanned="1" table:style-name="ce98">
            <text:p>Total Marine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Shallow Sea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Other Marine Culture</text:p>
          </table:table-cell>
          <table:covered-table-cell table:number-columns-repeated="3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style-name="ce34">
            <text:p>合計</text:p>
          </table:table-cell>
          <table:table-cell office:value-type="string" table:style-name="ce34">
            <text:p>單養</text:p>
          </table:table-cell>
          <table:table-cell office:value-type="string" table:style-name="ce34">
            <text:p>混養</text:p>
          </table:table-cell>
          <table:table-cell office:value-type="string" table:style-name="ce34">
            <text:p>休養</text:p>
          </table:table-cell>
          <table:table-cell office:value-type="string" table:style-name="ce34">
            <text:p>合計</text:p>
          </table:table-cell>
          <table:table-cell office:value-type="string" table:style-name="ce34">
            <text:p>單養</text:p>
          </table:table-cell>
          <table:table-cell office:value-type="string" table:style-name="ce34">
            <text:p>混養</text:p>
          </table:table-cell>
          <table:table-cell office:value-type="string" table:style-name="ce33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47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1">
            <text:p>Suspend-Culture</text:p>
          </table:table-cell>
          <table:table-cell office:value-type="string" table:style-name="ce52">
            <text:p>Sub Total</text:p>
          </table:table-cell>
          <table:table-cell office:value-type="string" table:style-name="ce52">
            <text:p>Mono-Culture</text:p>
          </table:table-cell>
          <table:table-cell office:value-type="string" table:style-name="ce52">
            <text:p>Poly-Culture</text:p>
          </table:table-cell>
          <table:table-cell office:value-type="string" table:style-name="ce53">
            <text:p>Suspend-Culture</text:p>
          </table:table-cell>
          <table:table-cell office:value-type="string" table:style-name="ce52">
            <text:p>Sub Total</text:p>
          </table:table-cell>
          <table:table-cell office:value-type="string" table:style-name="ce52">
            <text:p>Mono-Culture</text:p>
          </table:table-cell>
          <table:table-cell office:value-type="string" table:style-name="ce52">
            <text:p>Poly-Culture</text:p>
          </table:table-cell>
          <table:table-cell office:value-type="string" table:style-name="ce50">
            <text:p>Suspend-Culture</text:p>
          </table:table-cell>
          <table:table-cell table:number-columns-repeated="16366" table:style-name="ce15"/>
        </table:table-row>
        <table:table-row table:style-name="ro3">
          <table:table-cell office:value-type="string" table:number-columns-spanned="1" table:number-rows-spanned="14" table:style-name="ce100">
            <text:p>苗栗縣</text:p>
          </table:table-cell>
          <table:table-cell office:value-type="string" table:style-name="ce4">
            <text:p>總計</text:p>
          </table:table-cell>
          <table:table-cell office:value-type="float" office:value="39.010000000000005" table:formula="msoxl:=  IF(SUM(D10:F10)=0,&quot;-&quot;,SUM(D10:F10))" table:style-name="ce5">
            <text:p>39.01<text:s/></text:p>
          </table:table-cell>
          <table:table-cell office:value-type="float" office:value="39.010000000000005" table:formula="msoxl:=IF(SUM(H10,水產養殖面積10!D10)=0,&quot;-&quot;,SUM(H10,水產養殖面積10!D10))" table:style-name="ce5">
            <text:p>39.01<text:s/></text:p>
          </table:table-cell>
          <table:table-cell office:value-type="string" office:string-value="-" table:formula="msoxl:=IF(SUM(I10,水產養殖面積10!E10)=0,&quot;-&quot;,SUM(I10,水產養殖面積10!E10))" table:style-name="ce5">
            <text:p>-</text:p>
          </table:table-cell>
          <table:table-cell office:value-type="string" office:string-value="-" table:formula="msoxl:=IF(SUM(J10,水產養殖面積10!F10)=0,&quot;-&quot;,SUM(J10,水產養殖面積10!F10))" table:style-name="ce5">
            <text:p>-</text:p>
          </table:table-cell>
          <table:table-cell office:value-type="string" office:string-value="-" table:formula="msoxl:=  IF(SUM(H10:J10)=0,&quot;-&quot;,SUM(H10:J10))" table:style-name="ce5">
            <text:p>-</text:p>
          </table:table-cell>
          <table:table-cell office:value-type="string" office:string-value="-" table:formula="msoxl:=  IF(SUM(L10,P10)=0,&quot;-&quot;,SUM(L10,P10))" table:style-name="ce5">
            <text:p>-</text:p>
          </table:table-cell>
          <table:table-cell office:value-type="string" office:string-value="-" table:formula="msoxl:=  IF(SUM(M10,Q10)=0,&quot;-&quot;,SUM(M10,Q10))" table:style-name="ce5">
            <text:p>-</text:p>
          </table:table-cell>
          <table:table-cell office:value-type="string" office:string-value="-" table:formula="msoxl:=  IF(SUM(N10,R10)=0,&quot;-&quot;,SUM(N10,R10))" table:style-name="ce5">
            <text:p>-</text:p>
          </table:table-cell>
          <table:table-cell office:value-type="string" office:string-value="-" table:formula="msoxl:=  IF(SUM(L10:N10)=0,&quot;-&quot;,SUM(L10:N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10:R10)=0,&quot;-&quot;,SUM(P10:R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0" table:formula="msoxl:=  IF(SUM(D11:E11)=0,&quot;-&quot;,SUM(D11:E11))" table:style-name="ce5">
            <text:p>10.00<text:s/></text:p>
          </table:table-cell>
          <table:table-cell office:value-type="float" office:value="10" table:formula="msoxl:=IF(SUM(H11,水產養殖面積10!D11)=0,&quot;-&quot;,SUM(H11,水產養殖面積10!D11))" table:style-name="ce5">
            <text:p>10.00<text:s/></text:p>
          </table:table-cell>
          <table:table-cell office:value-type="string" office:string-value="-" table:formula="msoxl:=IF(SUM(I11,水產養殖面積10!E11)=0,&quot;-&quot;,SUM(I11,水產養殖面積10!E11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H11:I11)=0,&quot;-&quot;,SUM(H11:I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office:value-type="string" office:string-value="-" table:formula="msoxl:=  IF(SUM(I12:I16)=0,&quot;-&quot;,SUM(I12:I16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11:M11)=0,&quot;-&quot;,SUM(L11:M11))" table:style-name="ce5">
            <text:p>-</text:p>
          </table:table-cell>
          <table:table-cell office:value-type="string" office:string-value="-" table:formula="msoxl:=  IF(SUM(L12:L16)=0,&quot;-&quot;,SUM(L12:L16))" table:style-name="ce5">
            <text:p>-</text:p>
          </table:table-cell>
          <table:table-cell office:value-type="string" office:string-value="-" table:formula="msoxl:=  IF(SUM(M12:M16)=0,&quot;-&quot;,SUM(M12:M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11:Q11)=0,&quot;-&quot;,SUM(P11:Q11))" table:style-name="ce5">
            <text:p>-</text:p>
          </table:table-cell>
          <table:table-cell office:value-type="string" office:string-value="-" table:formula="msoxl:=  IF(SUM(P12:P16)=0,&quot;-&quot;,SUM(P12:P16))" table:style-name="ce5">
            <text:p>-</text:p>
          </table:table-cell>
          <table:table-cell office:value-type="string" office:string-value="-" table:formula="msoxl:=  IF(SUM(Q12:Q16)=0,&quot;-&quot;,SUM(Q12:Q16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12:E12)=0,&quot;-&quot;,SUM(D12:E12))" table:style-name="ce5">
            <text:p>-</text:p>
          </table:table-cell>
          <table:table-cell office:value-type="string" office:string-value="-" table:formula="msoxl:=IF(SUM(H12,水產養殖面積10!D12)=0,&quot;-&quot;,SUM(H12,水產養殖面積10!D12))" table:style-name="ce5">
            <text:p>-</text:p>
          </table:table-cell>
          <table:table-cell office:value-type="string" office:string-value="-" table:formula="msoxl:=IF(SUM(I12,水產養殖面積10!E12)=0,&quot;-&quot;,SUM(I12,水產養殖面積10!E12))" table:style-name="ce5">
            <text:p>-</text:p>
          </table:table-cell>
          <table:covered-table-cell/>
          <table:table-cell office:value-type="string" office:string-value="-" table:formula="msoxl:=  IF(SUM(H12:I12)=0,&quot;-&quot;,SUM(H12:I12))" table:style-name="ce5">
            <text:p>-</text:p>
          </table:table-cell>
          <table:table-cell office:value-type="string" office:string-value="-" table:formula="msoxl:=  IF(SUM(L12,P12)=0,&quot;-&quot;,SUM(L12,P12))" table:style-name="ce5">
            <text:p>-</text:p>
          </table:table-cell>
          <table:table-cell office:value-type="string" office:string-value="-" table:formula="msoxl:=  IF(SUM(M12,Q12)=0,&quot;-&quot;,SUM(M12,Q12))" table:style-name="ce5">
            <text:p>-</text:p>
          </table:table-cell>
          <table:covered-table-cell/>
          <table:table-cell office:value-type="string" office:string-value="-" table:formula="msoxl:=  IF(SUM(L12:M12)=0,&quot;-&quot;,SUM(L12:M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2:Q12)=0,&quot;-&quot;,SUM(P12:Q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13:E13)=0,&quot;-&quot;,SUM(D13:E13))" table:style-name="ce5">
            <text:p>-</text:p>
          </table:table-cell>
          <table:table-cell office:value-type="string" office:string-value="-" table:formula="msoxl:=IF(SUM(H13,水產養殖面積10!D13)=0,&quot;-&quot;,SUM(H13,水產養殖面積10!D13))" table:style-name="ce5">
            <text:p>-</text:p>
          </table:table-cell>
          <table:table-cell office:value-type="string" office:string-value="-" table:formula="msoxl:=IF(SUM(I13,水產養殖面積10!E13)=0,&quot;-&quot;,SUM(I13,水產養殖面積10!E13))" table:style-name="ce5">
            <text:p>-</text:p>
          </table:table-cell>
          <table:covered-table-cell/>
          <table:table-cell office:value-type="string" office:string-value="-" table:formula="msoxl:=  IF(SUM(H13:I13)=0,&quot;-&quot;,SUM(H13:I13))" table:style-name="ce5">
            <text:p>-</text:p>
          </table:table-cell>
          <table:table-cell office:value-type="string" office:string-value="-" table:formula="msoxl:=  IF(SUM(L13,P13)=0,&quot;-&quot;,SUM(L13,P13))" table:style-name="ce5">
            <text:p>-</text:p>
          </table:table-cell>
          <table:table-cell office:value-type="string" office:string-value="-" table:formula="msoxl:=  IF(SUM(M13,Q13)=0,&quot;-&quot;,SUM(M13,Q13))" table:style-name="ce5">
            <text:p>-</text:p>
          </table:table-cell>
          <table:covered-table-cell/>
          <table:table-cell office:value-type="string" office:string-value="-" table:formula="msoxl:=  IF(SUM(L13:M13)=0,&quot;-&quot;,SUM(L13:M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3:Q13)=0,&quot;-&quot;,SUM(P13:Q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10" table:formula="msoxl:=  IF(SUM(D14:E14)=0,&quot;-&quot;,SUM(D14:E14))" table:style-name="ce5">
            <text:p>10.00<text:s/></text:p>
          </table:table-cell>
          <table:table-cell office:value-type="float" office:value="10" table:formula="msoxl:=IF(SUM(H14,水產養殖面積10!D14)=0,&quot;-&quot;,SUM(H14,水產養殖面積10!D14))" table:style-name="ce5">
            <text:p>10.00<text:s/></text:p>
          </table:table-cell>
          <table:table-cell office:value-type="string" office:string-value="-" table:formula="msoxl:=IF(SUM(I14,水產養殖面積10!E14)=0,&quot;-&quot;,SUM(I14,水產養殖面積10!E14))" table:style-name="ce5">
            <text:p>-</text:p>
          </table:table-cell>
          <table:covered-table-cell/>
          <table:table-cell office:value-type="string" office:string-value="-" table:formula="msoxl:=  IF(SUM(H14:I14)=0,&quot;-&quot;,SUM(H14:I14))" table:style-name="ce5">
            <text:p>-</text:p>
          </table:table-cell>
          <table:table-cell office:value-type="string" office:string-value="-" table:formula="msoxl:=  IF(SUM(L14,P14)=0,&quot;-&quot;,SUM(L14,P14))" table:style-name="ce5">
            <text:p>-</text:p>
          </table:table-cell>
          <table:table-cell office:value-type="string" office:string-value="-" table:formula="msoxl:=  IF(SUM(M14,Q14)=0,&quot;-&quot;,SUM(M14,Q14))" table:style-name="ce5">
            <text:p>-</text:p>
          </table:table-cell>
          <table:covered-table-cell/>
          <table:table-cell office:value-type="string" office:string-value="-" table:formula="msoxl:=  IF(SUM(L14:M14)=0,&quot;-&quot;,SUM(L14:M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4:Q14)=0,&quot;-&quot;,SUM(P14:Q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15:E15)=0,&quot;-&quot;,SUM(D15:E15))" table:style-name="ce5">
            <text:p>-</text:p>
          </table:table-cell>
          <table:table-cell office:value-type="string" office:string-value="-" table:formula="msoxl:=IF(SUM(H15,水產養殖面積10!D15)=0,&quot;-&quot;,SUM(H15,水產養殖面積10!D15))" table:style-name="ce5">
            <text:p>-</text:p>
          </table:table-cell>
          <table:table-cell office:value-type="string" office:string-value="-" table:formula="msoxl:=IF(SUM(I15,水產養殖面積10!E15)=0,&quot;-&quot;,SUM(I15,水產養殖面積10!E15))" table:style-name="ce5">
            <text:p>-</text:p>
          </table:table-cell>
          <table:covered-table-cell/>
          <table:table-cell office:value-type="string" office:string-value="-" table:formula="msoxl:=  IF(SUM(H15:I15)=0,&quot;-&quot;,SUM(H15:I15))" table:style-name="ce5">
            <text:p>-</text:p>
          </table:table-cell>
          <table:table-cell office:value-type="string" office:string-value="-" table:formula="msoxl:=  IF(SUM(L15,P15)=0,&quot;-&quot;,SUM(L15,P15))" table:style-name="ce5">
            <text:p>-</text:p>
          </table:table-cell>
          <table:table-cell office:value-type="string" office:string-value="-" table:formula="msoxl:=  IF(SUM(M15,Q15)=0,&quot;-&quot;,SUM(M15,Q15))" table:style-name="ce5">
            <text:p>-</text:p>
          </table:table-cell>
          <table:covered-table-cell/>
          <table:table-cell office:value-type="string" office:string-value="-" table:formula="msoxl:=  IF(SUM(L15:M15)=0,&quot;-&quot;,SUM(L15:M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5:Q15)=0,&quot;-&quot;,SUM(P15:Q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16:E16)=0,&quot;-&quot;,SUM(D16:E16))" table:style-name="ce5">
            <text:p>-</text:p>
          </table:table-cell>
          <table:table-cell office:value-type="string" office:string-value="-" table:formula="msoxl:=IF(SUM(H16,水產養殖面積10!D16)=0,&quot;-&quot;,SUM(H16,水產養殖面積10!D16))" table:style-name="ce5">
            <text:p>-</text:p>
          </table:table-cell>
          <table:table-cell office:value-type="string" office:string-value="-" table:formula="msoxl:=IF(SUM(I16,水產養殖面積10!E16)=0,&quot;-&quot;,SUM(I16,水產養殖面積10!E16))" table:style-name="ce5">
            <text:p>-</text:p>
          </table:table-cell>
          <table:covered-table-cell/>
          <table:table-cell office:value-type="string" office:string-value="-" table:formula="msoxl:=  IF(SUM(H16:I16)=0,&quot;-&quot;,SUM(H16:I16))" table:style-name="ce5">
            <text:p>-</text:p>
          </table:table-cell>
          <table:table-cell office:value-type="string" office:string-value="-" table:formula="msoxl:=  IF(SUM(L16,P16)=0,&quot;-&quot;,SUM(L16,P16))" table:style-name="ce5">
            <text:p>-</text:p>
          </table:table-cell>
          <table:table-cell office:value-type="string" office:string-value="-" table:formula="msoxl:=  IF(SUM(M16,Q16)=0,&quot;-&quot;,SUM(M16,Q16))" table:style-name="ce5">
            <text:p>-</text:p>
          </table:table-cell>
          <table:covered-table-cell/>
          <table:table-cell office:value-type="string" office:string-value="-" table:formula="msoxl:=  IF(SUM(L16:M16)=0,&quot;-&quot;,SUM(L16:M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6:Q16)=0,&quot;-&quot;,SUM(P16:Q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17:E17)=0,&quot;-&quot;,SUM(D17:E17))" table:style-name="ce5">
            <text:p>-</text:p>
          </table:table-cell>
          <table:table-cell office:value-type="string" office:string-value="-" table:formula="msoxl:=IF(SUM(H17,水產養殖面積10!D17)=0,&quot;-&quot;,SUM(H17,水產養殖面積10!D17))" table:style-name="ce5">
            <text:p>-</text:p>
          </table:table-cell>
          <table:table-cell office:value-type="string" office:string-value="-" table:formula="msoxl:=IF(SUM(I17,水產養殖面積10!E17)=0,&quot;-&quot;,SUM(I17,水產養殖面積10!E17))" table:style-name="ce5">
            <text:p>-</text:p>
          </table:table-cell>
          <table:covered-table-cell/>
          <table:table-cell office:value-type="string" office:string-value="-" table:formula="msoxl:=  IF(SUM(H17:I17)=0,&quot;-&quot;,SUM(H17:I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office:value-type="string" office:string-value="-" table:formula="msoxl:=  IF(SUM(I18:I20)=0,&quot;-&quot;,SUM(I18:I20))" table:style-name="ce5">
            <text:p>-</text:p>
          </table:table-cell>
          <table:covered-table-cell/>
          <table:table-cell office:value-type="string" office:string-value="-" table:formula="msoxl:=  IF(SUM(L17:M17)=0,&quot;-&quot;,SUM(L17:M17))" table:style-name="ce5">
            <text:p>-</text:p>
          </table:table-cell>
          <table:table-cell office:value-type="string" office:string-value="-" table:formula="msoxl:=  IF(SUM(L18:L20)=0,&quot;-&quot;,SUM(L18:L20))" table:style-name="ce5">
            <text:p>-</text:p>
          </table:table-cell>
          <table:table-cell office:value-type="string" office:string-value="-" table:formula="msoxl:=  IF(SUM(M18:M20)=0,&quot;-&quot;,SUM(M18:M20))" table:style-name="ce5">
            <text:p>-</text:p>
          </table:table-cell>
          <table:covered-table-cell/>
          <table:table-cell office:value-type="string" office:string-value="-" table:formula="msoxl:=  IF(SUM(P17:Q17)=0,&quot;-&quot;,SUM(P17:Q17))" table:style-name="ce5">
            <text:p>-</text:p>
          </table:table-cell>
          <table:table-cell office:value-type="string" office:string-value="-" table:formula="msoxl:=  IF(SUM(P18:P20)=0,&quot;-&quot;,SUM(P18:P20))" table:style-name="ce5">
            <text:p>-</text:p>
          </table:table-cell>
          <table:table-cell office:value-type="string" office:string-value="-" table:formula="msoxl:=  IF(SUM(Q18:Q20)=0,&quot;-&quot;,SUM(Q18:Q20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office:string-value="-" table:formula="msoxl:=IF(SUM(H18,水產養殖面積10!D18)=0,&quot;-&quot;,SUM(H18,水產養殖面積10!D18))" table:style-name="ce5">
            <text:p>-</text:p>
          </table:table-cell>
          <table:table-cell office:value-type="string" office:string-value="-" table:formula="msoxl:=IF(SUM(I18,水產養殖面積10!E18)=0,&quot;-&quot;,SUM(I18,水產養殖面積10!E18))" table:style-name="ce5">
            <text:p>-</text:p>
          </table:table-cell>
          <table:covered-table-cell/>
          <table:table-cell office:value-type="string" office:string-value="-" table:formula="msoxl:=  IF(SUM(H18:I18)=0,&quot;-&quot;,SUM(H18:I18))" table:style-name="ce5">
            <text:p>-</text:p>
          </table:table-cell>
          <table:table-cell office:value-type="string" office:string-value="-" table:formula="msoxl:=  IF(SUM(L18,P18)=0,&quot;-&quot;,SUM(L18,P18))" table:style-name="ce5">
            <text:p>-</text:p>
          </table:table-cell>
          <table:table-cell office:value-type="string" office:string-value="-" table:formula="msoxl:=  IF(SUM(M18,Q18)=0,&quot;-&quot;,SUM(M18,Q18))" table:style-name="ce5">
            <text:p>-</text:p>
          </table:table-cell>
          <table:covered-table-cell/>
          <table:table-cell office:value-type="string" office:string-value="-" table:formula="msoxl:=  IF(SUM(L18:M18)=0,&quot;-&quot;,SUM(L18:M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8:Q18)=0,&quot;-&quot;,SUM(P18:Q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office:string-value="-" table:formula="msoxl:=IF(SUM(H19,水產養殖面積10!D19)=0,&quot;-&quot;,SUM(H19,水產養殖面積10!D19))" table:style-name="ce5">
            <text:p>-</text:p>
          </table:table-cell>
          <table:table-cell office:value-type="string" office:string-value="-" table:formula="msoxl:=IF(SUM(I19,水產養殖面積10!E19)=0,&quot;-&quot;,SUM(I19,水產養殖面積10!E19))" table:style-name="ce5">
            <text:p>-</text:p>
          </table:table-cell>
          <table:covered-table-cell/>
          <table:table-cell office:value-type="string" office:string-value="-" table:formula="msoxl:=  IF(SUM(H19:I19)=0,&quot;-&quot;,SUM(H19:I19))" table:style-name="ce5">
            <text:p>-</text:p>
          </table:table-cell>
          <table:table-cell office:value-type="string" office:string-value="-" table:formula="msoxl:=  IF(SUM(L19,P19)=0,&quot;-&quot;,SUM(L19,P19))" table:style-name="ce5">
            <text:p>-</text:p>
          </table:table-cell>
          <table:table-cell office:value-type="string" office:string-value="-" table:formula="msoxl:=  IF(SUM(M19,Q19)=0,&quot;-&quot;,SUM(M19,Q19))" table:style-name="ce5">
            <text:p>-</text:p>
          </table:table-cell>
          <table:covered-table-cell/>
          <table:table-cell office:value-type="string" office:string-value="-" table:formula="msoxl:=  IF(SUM(L19:M19)=0,&quot;-&quot;,SUM(L19:M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9:Q19)=0,&quot;-&quot;,SUM(P19:Q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20:E20)=0,&quot;-&quot;,SUM(D20:E20))" table:style-name="ce5">
            <text:p>-</text:p>
          </table:table-cell>
          <table:table-cell office:value-type="string" office:string-value="-" table:formula="msoxl:=IF(SUM(H20,水產養殖面積10!D20)=0,&quot;-&quot;,SUM(H20,水產養殖面積10!D20))" table:style-name="ce5">
            <text:p>-</text:p>
          </table:table-cell>
          <table:table-cell office:value-type="string" office:string-value="-" table:formula="msoxl:=IF(SUM(I20,水產養殖面積10!E20)=0,&quot;-&quot;,SUM(I20,水產養殖面積10!E20))" table:style-name="ce5">
            <text:p>-</text:p>
          </table:table-cell>
          <table:covered-table-cell/>
          <table:table-cell office:value-type="string" office:string-value="-" table:formula="msoxl:=  IF(SUM(H20:I20)=0,&quot;-&quot;,SUM(H20:I20))" table:style-name="ce5">
            <text:p>-</text:p>
          </table:table-cell>
          <table:table-cell office:value-type="string" office:string-value="-" table:formula="msoxl:=  IF(SUM(L20,P20)=0,&quot;-&quot;,SUM(L20,P20))" table:style-name="ce5">
            <text:p>-</text:p>
          </table:table-cell>
          <table:table-cell office:value-type="string" office:string-value="-" table:formula="msoxl:=  IF(SUM(M20,Q20)=0,&quot;-&quot;,SUM(M20,Q20))" table:style-name="ce5">
            <text:p>-</text:p>
          </table:table-cell>
          <table:covered-table-cell/>
          <table:table-cell office:value-type="string" office:string-value="-" table:formula="msoxl:=  IF(SUM(L20:M20)=0,&quot;-&quot;,SUM(L20:M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0:Q20)=0,&quot;-&quot;,SUM(P20:Q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21:E21)=0,&quot;-&quot;,SUM(D21:E21))" table:style-name="ce5">
            <text:p>-</text:p>
          </table:table-cell>
          <table:table-cell office:value-type="string" office:string-value="-" table:formula="msoxl:=IF(SUM(H21,水產養殖面積10!D21)=0,&quot;-&quot;,SUM(H21,水產養殖面積10!D21))" table:style-name="ce5">
            <text:p>-</text:p>
          </table:table-cell>
          <table:table-cell office:value-type="string" office:string-value="-" table:formula="msoxl:=IF(SUM(I21,水產養殖面積10!E21)=0,&quot;-&quot;,SUM(I21,水產養殖面積10!E21))" table:style-name="ce5">
            <text:p>-</text:p>
          </table:table-cell>
          <table:covered-table-cell/>
          <table:table-cell office:value-type="string" office:string-value="-" table:formula="msoxl:=  IF(SUM(H21:I21)=0,&quot;-&quot;,SUM(H21:I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office:value-type="string" office:string-value="-" table:formula="msoxl:=  IF(SUM(I22:I23)=0,&quot;-&quot;,SUM(I22:I23))" table:style-name="ce5">
            <text:p>-</text:p>
          </table:table-cell>
          <table:covered-table-cell/>
          <table:table-cell office:value-type="string" office:string-value="-" table:formula="msoxl:=  IF(SUM(L21:M21)=0,&quot;-&quot;,SUM(L21:M21))" table:style-name="ce5">
            <text:p>-</text:p>
          </table:table-cell>
          <table:table-cell office:value-type="string" office:string-value="-" table:formula="msoxl:=  IF(SUM(L22:L23)=0,&quot;-&quot;,SUM(L22:L23))" table:style-name="ce5">
            <text:p>-</text:p>
          </table:table-cell>
          <table:table-cell office:value-type="string" office:string-value="-" table:formula="msoxl:=  IF(SUM(M22:M23)=0,&quot;-&quot;,SUM(M22:M23))" table:style-name="ce5">
            <text:p>-</text:p>
          </table:table-cell>
          <table:covered-table-cell/>
          <table:table-cell office:value-type="string" office:string-value="-" table:formula="msoxl:=  IF(SUM(P21:Q21)=0,&quot;-&quot;,SUM(P21:Q21))" table:style-name="ce5">
            <text:p>-</text:p>
          </table:table-cell>
          <table:table-cell office:value-type="string" office:string-value="-" table:formula="msoxl:=  IF(SUM(P22:P23)=0,&quot;-&quot;,SUM(P22:P23))" table:style-name="ce5">
            <text:p>-</text:p>
          </table:table-cell>
          <table:table-cell office:value-type="string" office:string-value="-" table:formula="msoxl:=  IF(SUM(Q22:Q23)=0,&quot;-&quot;,SUM(Q22:Q23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22:E22)=0,&quot;-&quot;,SUM(D22:E22))" table:style-name="ce5">
            <text:p>-</text:p>
          </table:table-cell>
          <table:table-cell office:value-type="string" office:string-value="-" table:formula="msoxl:=IF(SUM(H22,水產養殖面積10!D22)=0,&quot;-&quot;,SUM(H22,水產養殖面積10!D22))" table:style-name="ce5">
            <text:p>-</text:p>
          </table:table-cell>
          <table:table-cell office:value-type="string" office:string-value="-" table:formula="msoxl:=IF(SUM(I22,水產養殖面積10!E22)=0,&quot;-&quot;,SUM(I22,水產養殖面積10!E22))" table:style-name="ce5">
            <text:p>-</text:p>
          </table:table-cell>
          <table:covered-table-cell/>
          <table:table-cell office:value-type="string" office:string-value="-" table:formula="msoxl:=  IF(SUM(H22:I22)=0,&quot;-&quot;,SUM(H22:I22))" table:style-name="ce5">
            <text:p>-</text:p>
          </table:table-cell>
          <table:table-cell office:value-type="string" office:string-value="-" table:formula="msoxl:=  IF(SUM(L22,P22)=0,&quot;-&quot;,SUM(L22,P22))" table:style-name="ce5">
            <text:p>-</text:p>
          </table:table-cell>
          <table:table-cell office:value-type="string" office:string-value="-" table:formula="msoxl:=  IF(SUM(M22,Q22)=0,&quot;-&quot;,SUM(M22,Q22))" table:style-name="ce5">
            <text:p>-</text:p>
          </table:table-cell>
          <table:covered-table-cell/>
          <table:table-cell office:value-type="string" office:string-value="-" table:formula="msoxl:=  IF(SUM(L22:M22)=0,&quot;-&quot;,SUM(L22:M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2:Q22)=0,&quot;-&quot;,SUM(P22:Q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office:string-value="-" table:formula="msoxl:=IF(SUM(H23,水產養殖面積10!D23)=0,&quot;-&quot;,SUM(H23,水產養殖面積10!D23))" table:style-name="ce5">
            <text:p>-</text:p>
          </table:table-cell>
          <table:table-cell office:value-type="string" office:string-value="-" table:formula="msoxl:=IF(SUM(I23,水產養殖面積10!E23)=0,&quot;-&quot;,SUM(I23,水產養殖面積10!E23))" table:style-name="ce5">
            <text:p>-</text:p>
          </table:table-cell>
          <table:covered-table-cell/>
          <table:table-cell office:value-type="string" office:string-value="-" table:formula="msoxl:=  IF(SUM(H23:I23)=0,&quot;-&quot;,SUM(H23:I23))" table:style-name="ce5">
            <text:p>-</text:p>
          </table:table-cell>
          <table:table-cell office:value-type="string" office:string-value="-" table:formula="msoxl:=  IF(SUM(L23,P23)=0,&quot;-&quot;,SUM(L23,P23))" table:style-name="ce5">
            <text:p>-</text:p>
          </table:table-cell>
          <table:table-cell office:value-type="string" office:string-value="-" table:formula="msoxl:=  IF(SUM(M23,Q23)=0,&quot;-&quot;,SUM(M23,Q23))" table:style-name="ce5">
            <text:p>-</text:p>
          </table:table-cell>
          <table:covered-table-cell/>
          <table:table-cell office:value-type="string" office:string-value="-" table:formula="msoxl:=  IF(SUM(L23:M23)=0,&quot;-&quot;,SUM(L23:M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3:Q23)=0,&quot;-&quot;,SUM(P23:Q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table-cell office:value-type="string" table:number-columns-spanned="1" table:number-rows-spanned="14" table:style-name="ce100">
            <text:p>彰化縣</text:p>
          </table:table-cell>
          <table:table-cell office:value-type="string" table:style-name="ce4">
            <text:p>總計</text:p>
          </table:table-cell>
          <table:table-cell office:value-type="float" office:value="3417.18" table:formula="msoxl:=  IF(SUM(D24:F24)=0,&quot;-&quot;,SUM(D24:F24))" table:style-name="ce5">
            <text:p>3,417.18<text:s/></text:p>
          </table:table-cell>
          <table:table-cell office:value-type="float" office:value="1602.05" table:formula="msoxl:=IF(SUM(H24,水產養殖面積10!D24)=0,&quot;-&quot;,SUM(H24,水產養殖面積10!D24))" table:style-name="ce5">
            <text:p>1,602.05<text:s/></text:p>
          </table:table-cell>
          <table:table-cell office:value-type="float" office:value="1379.53" table:formula="msoxl:=IF(SUM(I24,水產養殖面積10!E24)=0,&quot;-&quot;,SUM(I24,水產養殖面積10!E24))" table:style-name="ce5">
            <text:p>1,379.53<text:s/></text:p>
          </table:table-cell>
          <table:table-cell office:value-type="float" office:value="435.6" table:formula="msoxl:=IF(SUM(J24,水產養殖面積10!F24)=0,&quot;-&quot;,SUM(J24,水產養殖面積10!F24))" table:style-name="ce5">
            <text:p>435.60<text:s/></text:p>
          </table:table-cell>
          <table:table-cell office:value-type="float" office:value="1467.07" table:formula="msoxl:=  IF(SUM(H24:J24)=0,&quot;-&quot;,SUM(H24:J24))" table:style-name="ce5">
            <text:p>1,467.07<text:s/></text:p>
          </table:table-cell>
          <table:table-cell office:value-type="float" office:value="1237.07" table:formula="msoxl:=  IF(SUM(L24,P24)=0,&quot;-&quot;,SUM(L24,P24))" table:style-name="ce5">
            <text:p>1,237.07<text:s/></text:p>
          </table:table-cell>
          <table:table-cell office:value-type="string" office:string-value="-" table:formula="msoxl:=  IF(SUM(M24,Q24)=0,&quot;-&quot;,SUM(M24,Q24))" table:style-name="ce5">
            <text:p>-</text:p>
          </table:table-cell>
          <table:table-cell office:value-type="float" office:value="230" table:formula="msoxl:=  IF(SUM(N24,R24)=0,&quot;-&quot;,SUM(N24,R24))" table:style-name="ce5">
            <text:p>230.00<text:s/></text:p>
          </table:table-cell>
          <table:table-cell office:value-type="float" office:value="1467.07" table:formula="msoxl:=  IF(SUM(L24:N24)=0,&quot;-&quot;,SUM(L24:N24))" table:style-name="ce5">
            <text:p>1,467.07<text:s/></text:p>
          </table:table-cell>
          <table:table-cell office:value-type="float" office:value="1237.07" table:style-name="ce5">
            <text:p>1,237.07<text:s/></text:p>
          </table:table-cell>
          <table:table-cell office:value-type="string" table:style-name="ce5">
            <text:p>-</text:p>
          </table:table-cell>
          <table:table-cell office:value-type="float" office:value="230" table:style-name="ce48">
            <text:p>230.00<text:s/></text:p>
          </table:table-cell>
          <table:table-cell office:value-type="string" office:string-value="-" table:formula="msoxl:=  IF(SUM(P24:R24)=0,&quot;-&quot;,SUM(P24:R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03.33000000000001" table:formula="msoxl:=  IF(SUM(D25:E25)=0,&quot;-&quot;,SUM(D25:E25))" table:style-name="ce5">
            <text:p>103.33<text:s/></text:p>
          </table:table-cell>
          <table:table-cell office:value-type="float" office:value="32.410000000000004" table:formula="msoxl:=IF(SUM(H25,水產養殖面積10!D25)=0,&quot;-&quot;,SUM(H25,水產養殖面積10!D25))" table:style-name="ce5">
            <text:p>32.41<text:s/></text:p>
          </table:table-cell>
          <table:table-cell office:value-type="float" office:value="70.92" table:formula="msoxl:=IF(SUM(I25,水產養殖面積10!E25)=0,&quot;-&quot;,SUM(I25,水產養殖面積10!E25))" table:style-name="ce5">
            <text:p>70.92<text:s/></text:p>
          </table:table-cell>
          <table:table-cell table:number-columns-spanned="1" table:number-rows-spanned="13" table:style-name="ce91"/>
          <table:table-cell office:value-type="string" office:string-value="-" table:formula="msoxl:=  IF(SUM(H25:I25)=0,&quot;-&quot;,SUM(H25:I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office:value-type="string" office:string-value="-" table:formula="msoxl:=  IF(SUM(I26:I30)=0,&quot;-&quot;,SUM(I26:I30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25:M25)=0,&quot;-&quot;,SUM(L25:M25))" table:style-name="ce5">
            <text:p>-</text:p>
          </table:table-cell>
          <table:table-cell office:value-type="string" office:string-value="-" table:formula="msoxl:=  IF(SUM(L26:L30)=0,&quot;-&quot;,SUM(L26:L30))" table:style-name="ce5">
            <text:p>-</text:p>
          </table:table-cell>
          <table:table-cell office:value-type="string" office:string-value="-" table:formula="msoxl:=  IF(SUM(M26:M30)=0,&quot;-&quot;,SUM(M26:M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25:Q25)=0,&quot;-&quot;,SUM(P25:Q25))" table:style-name="ce5">
            <text:p>-</text:p>
          </table:table-cell>
          <table:table-cell office:value-type="string" office:string-value="-" table:formula="msoxl:=  IF(SUM(P26:P30)=0,&quot;-&quot;,SUM(P26:P30))" table:style-name="ce5">
            <text:p>-</text:p>
          </table:table-cell>
          <table:table-cell office:value-type="string" office:string-value="-" table:formula="msoxl:=  IF(SUM(Q26:Q30)=0,&quot;-&quot;,SUM(Q26:Q30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35" table:formula="msoxl:=  IF(SUM(D26:E26)=0,&quot;-&quot;,SUM(D26:E26))" table:style-name="ce5">
            <text:p>35.00<text:s/></text:p>
          </table:table-cell>
          <table:table-cell office:value-type="string" office:string-value="-" table:formula="msoxl:=IF(SUM(H26,水產養殖面積10!D26)=0,&quot;-&quot;,SUM(H26,水產養殖面積10!D26))" table:style-name="ce5">
            <text:p>-</text:p>
          </table:table-cell>
          <table:table-cell office:value-type="float" office:value="35" table:formula="msoxl:=IF(SUM(I26,水產養殖面積10!E26)=0,&quot;-&quot;,SUM(I26,水產養殖面積10!E26))" table:style-name="ce5">
            <text:p>35.00<text:s/></text:p>
          </table:table-cell>
          <table:covered-table-cell/>
          <table:table-cell office:value-type="string" office:string-value="-" table:formula="msoxl:=  IF(SUM(H26:I26)=0,&quot;-&quot;,SUM(H26:I26))" table:style-name="ce5">
            <text:p>-</text:p>
          </table:table-cell>
          <table:table-cell office:value-type="string" office:string-value="-" table:formula="msoxl:=  IF(SUM(L26,P26)=0,&quot;-&quot;,SUM(L26,P26))" table:style-name="ce5">
            <text:p>-</text:p>
          </table:table-cell>
          <table:table-cell office:value-type="string" office:string-value="-" table:formula="msoxl:=  IF(SUM(M26,Q26)=0,&quot;-&quot;,SUM(M26,Q26))" table:style-name="ce5">
            <text:p>-</text:p>
          </table:table-cell>
          <table:covered-table-cell/>
          <table:table-cell office:value-type="string" office:string-value="-" table:formula="msoxl:=  IF(SUM(L26:M26)=0,&quot;-&quot;,SUM(L26:M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6:Q26)=0,&quot;-&quot;,SUM(P26:Q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48.76" table:formula="msoxl:=  IF(SUM(D27:E27)=0,&quot;-&quot;,SUM(D27:E27))" table:style-name="ce5">
            <text:p>48.76<text:s/></text:p>
          </table:table-cell>
          <table:table-cell office:value-type="float" office:value="14.82" table:formula="msoxl:=IF(SUM(H27,水產養殖面積10!D27)=0,&quot;-&quot;,SUM(H27,水產養殖面積10!D27))" table:style-name="ce5">
            <text:p>14.82<text:s/></text:p>
          </table:table-cell>
          <table:table-cell office:value-type="float" office:value="33.94" table:formula="msoxl:=IF(SUM(I27,水產養殖面積10!E27)=0,&quot;-&quot;,SUM(I27,水產養殖面積10!E27))" table:style-name="ce5">
            <text:p>33.94<text:s/></text:p>
          </table:table-cell>
          <table:covered-table-cell/>
          <table:table-cell office:value-type="string" office:string-value="-" table:formula="msoxl:=  IF(SUM(H27:I27)=0,&quot;-&quot;,SUM(H27:I27))" table:style-name="ce5">
            <text:p>-</text:p>
          </table:table-cell>
          <table:table-cell office:value-type="string" office:string-value="-" table:formula="msoxl:=  IF(SUM(L27,P27)=0,&quot;-&quot;,SUM(L27,P27))" table:style-name="ce5">
            <text:p>-</text:p>
          </table:table-cell>
          <table:table-cell office:value-type="string" office:string-value="-" table:formula="msoxl:=  IF(SUM(M27,Q27)=0,&quot;-&quot;,SUM(M27,Q27))" table:style-name="ce5">
            <text:p>-</text:p>
          </table:table-cell>
          <table:covered-table-cell/>
          <table:table-cell office:value-type="string" office:string-value="-" table:formula="msoxl:=  IF(SUM(L27:M27)=0,&quot;-&quot;,SUM(L27:M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7:Q27)=0,&quot;-&quot;,SUM(P27:Q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15.139999999999999" table:formula="msoxl:=  IF(SUM(D28:E28)=0,&quot;-&quot;,SUM(D28:E28))" table:style-name="ce5">
            <text:p>15.14<text:s/></text:p>
          </table:table-cell>
          <table:table-cell office:value-type="float" office:value="14.649999999999999" table:formula="msoxl:=IF(SUM(H28,水產養殖面積10!D28)=0,&quot;-&quot;,SUM(H28,水產養殖面積10!D28))" table:style-name="ce5">
            <text:p>14.65<text:s/></text:p>
          </table:table-cell>
          <table:table-cell office:value-type="float" office:value="0.49" table:formula="msoxl:=IF(SUM(I28,水產養殖面積10!E28)=0,&quot;-&quot;,SUM(I28,水產養殖面積10!E28))" table:style-name="ce5">
            <text:p>0.49<text:s/></text:p>
          </table:table-cell>
          <table:covered-table-cell/>
          <table:table-cell office:value-type="string" office:string-value="-" table:formula="msoxl:=  IF(SUM(H28:I28)=0,&quot;-&quot;,SUM(H28:I28))" table:style-name="ce5">
            <text:p>-</text:p>
          </table:table-cell>
          <table:table-cell office:value-type="string" office:string-value="-" table:formula="msoxl:=  IF(SUM(L28,P28)=0,&quot;-&quot;,SUM(L28,P28))" table:style-name="ce5">
            <text:p>-</text:p>
          </table:table-cell>
          <table:table-cell office:value-type="string" office:string-value="-" table:formula="msoxl:=  IF(SUM(M28,Q28)=0,&quot;-&quot;,SUM(M28,Q28))" table:style-name="ce5">
            <text:p>-</text:p>
          </table:table-cell>
          <table:covered-table-cell/>
          <table:table-cell office:value-type="string" office:string-value="-" table:formula="msoxl:=  IF(SUM(L28:M28)=0,&quot;-&quot;,SUM(L28:M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8:Q28)=0,&quot;-&quot;,SUM(P28:Q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3.62" table:formula="msoxl:=  IF(SUM(D29:E29)=0,&quot;-&quot;,SUM(D29:E29))" table:style-name="ce5">
            <text:p>3.62<text:s/></text:p>
          </table:table-cell>
          <table:table-cell office:value-type="float" office:value="2.1300000000000003" table:formula="msoxl:=IF(SUM(H29,水產養殖面積10!D29)=0,&quot;-&quot;,SUM(H29,水產養殖面積10!D29))" table:style-name="ce5">
            <text:p>2.13<text:s/></text:p>
          </table:table-cell>
          <table:table-cell office:value-type="float" office:value="1.49" table:formula="msoxl:=IF(SUM(I29,水產養殖面積10!E29)=0,&quot;-&quot;,SUM(I29,水產養殖面積10!E29))" table:style-name="ce5">
            <text:p>1.49<text:s/></text:p>
          </table:table-cell>
          <table:covered-table-cell/>
          <table:table-cell office:value-type="string" office:string-value="-" table:formula="msoxl:=  IF(SUM(H29:I29)=0,&quot;-&quot;,SUM(H29:I29))" table:style-name="ce5">
            <text:p>-</text:p>
          </table:table-cell>
          <table:table-cell office:value-type="string" office:string-value="-" table:formula="msoxl:=  IF(SUM(L29,P29)=0,&quot;-&quot;,SUM(L29,P29))" table:style-name="ce5">
            <text:p>-</text:p>
          </table:table-cell>
          <table:table-cell office:value-type="string" office:string-value="-" table:formula="msoxl:=  IF(SUM(M29,Q29)=0,&quot;-&quot;,SUM(M29,Q29))" table:style-name="ce5">
            <text:p>-</text:p>
          </table:table-cell>
          <table:covered-table-cell/>
          <table:table-cell office:value-type="string" office:string-value="-" table:formula="msoxl:=  IF(SUM(L29:M29)=0,&quot;-&quot;,SUM(L29:M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9:Q29)=0,&quot;-&quot;,SUM(P29:Q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0.81" table:formula="msoxl:=  IF(SUM(D30:E30)=0,&quot;-&quot;,SUM(D30:E30))" table:style-name="ce5">
            <text:p>0.81<text:s/></text:p>
          </table:table-cell>
          <table:table-cell office:value-type="float" office:value="0.81" table:formula="msoxl:=IF(SUM(H30,水產養殖面積10!D30)=0,&quot;-&quot;,SUM(H30,水產養殖面積10!D30))" table:style-name="ce5">
            <text:p>0.81<text:s/></text:p>
          </table:table-cell>
          <table:table-cell office:value-type="string" office:string-value="-" table:formula="msoxl:=IF(SUM(I30,水產養殖面積10!E30)=0,&quot;-&quot;,SUM(I30,水產養殖面積10!E30))" table:style-name="ce5">
            <text:p>-</text:p>
          </table:table-cell>
          <table:covered-table-cell/>
          <table:table-cell office:value-type="string" office:string-value="-" table:formula="msoxl:=  IF(SUM(H30:I30)=0,&quot;-&quot;,SUM(H30:I30))" table:style-name="ce5">
            <text:p>-</text:p>
          </table:table-cell>
          <table:table-cell office:value-type="string" office:string-value="-" table:formula="msoxl:=  IF(SUM(L30,P30)=0,&quot;-&quot;,SUM(L30,P30))" table:style-name="ce5">
            <text:p>-</text:p>
          </table:table-cell>
          <table:table-cell office:value-type="string" office:string-value="-" table:formula="msoxl:=  IF(SUM(M30,Q30)=0,&quot;-&quot;,SUM(M30,Q30))" table:style-name="ce5">
            <text:p>-</text:p>
          </table:table-cell>
          <table:covered-table-cell/>
          <table:table-cell office:value-type="string" office:string-value="-" table:formula="msoxl:=  IF(SUM(L30:M30)=0,&quot;-&quot;,SUM(L30:M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0:Q30)=0,&quot;-&quot;,SUM(P30:Q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2732.14" table:formula="msoxl:=  IF(SUM(D31:E31)=0,&quot;-&quot;,SUM(D31:E31))" table:style-name="ce5">
            <text:p>2,732.14<text:s/></text:p>
          </table:table-cell>
          <table:table-cell office:value-type="float" office:value="1467.57" table:formula="msoxl:=IF(SUM(H31,水產養殖面積10!D31)=0,&quot;-&quot;,SUM(H31,水產養殖面積10!D31))" table:style-name="ce5">
            <text:p>1,467.57<text:s/></text:p>
          </table:table-cell>
          <table:table-cell office:value-type="float" office:value="1264.57" table:formula="msoxl:=IF(SUM(I31,水產養殖面積10!E31)=0,&quot;-&quot;,SUM(I31,水產養殖面積10!E31))" table:style-name="ce5">
            <text:p>1,264.57<text:s/></text:p>
          </table:table-cell>
          <table:covered-table-cell/>
          <table:table-cell office:value-type="float" office:value="1237.07" table:formula="msoxl:=  IF(SUM(H31:I31)=0,&quot;-&quot;,SUM(H31:I31))" table:style-name="ce5">
            <text:p>1,237.07<text:s/></text:p>
          </table:table-cell>
          <table:table-cell office:value-type="float" office:value="1237.07" table:formula="msoxl:=  IF(SUM(H32:H34)=0,&quot;-&quot;,SUM(H32:H34))" table:style-name="ce5">
            <text:p>1,237.07<text:s/></text:p>
          </table:table-cell>
          <table:table-cell office:value-type="string" office:string-value="-" table:formula="msoxl:=  IF(SUM(I32:I34)=0,&quot;-&quot;,SUM(I32:I34))" table:style-name="ce5">
            <text:p>-</text:p>
          </table:table-cell>
          <table:covered-table-cell/>
          <table:table-cell office:value-type="float" office:value="1237.07" table:formula="msoxl:=  IF(SUM(L31:M31)=0,&quot;-&quot;,SUM(L31:M31))" table:style-name="ce5">
            <text:p>1,237.07<text:s/></text:p>
          </table:table-cell>
          <table:table-cell office:value-type="float" office:value="1237.07" table:formula="msoxl:=  IF(SUM(L32:L34)=0,&quot;-&quot;,SUM(L32:L34))" table:style-name="ce5">
            <text:p>1,237.07<text:s/></text:p>
          </table:table-cell>
          <table:table-cell office:value-type="string" office:string-value="-" table:formula="msoxl:=  IF(SUM(M32:M34)=0,&quot;-&quot;,SUM(M32:M34))" table:style-name="ce5">
            <text:p>-</text:p>
          </table:table-cell>
          <table:covered-table-cell/>
          <table:table-cell office:value-type="string" office:string-value="-" table:formula="msoxl:=  IF(SUM(P31:Q31)=0,&quot;-&quot;,SUM(P31:Q31))" table:style-name="ce5">
            <text:p>-</text:p>
          </table:table-cell>
          <table:table-cell office:value-type="string" office:string-value="-" table:formula="msoxl:=  IF(SUM(P32:P34)=0,&quot;-&quot;,SUM(P32:P34))" table:style-name="ce5">
            <text:p>-</text:p>
          </table:table-cell>
          <table:table-cell office:value-type="string" office:string-value="-" table:formula="msoxl:=  IF(SUM(Q32:Q34)=0,&quot;-&quot;,SUM(Q32:Q34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float" office:value="787.37" table:formula="msoxl:=  IF(SUM(D32:E32)=0,&quot;-&quot;,SUM(D32:E32))" table:style-name="ce5">
            <text:p>787.37<text:s/></text:p>
          </table:table-cell>
          <table:table-cell office:value-type="float" office:value="787.37" table:formula="msoxl:=IF(SUM(H32,水產養殖面積10!D32)=0,&quot;-&quot;,SUM(H32,水產養殖面積10!D32))" table:style-name="ce5">
            <text:p>787.37<text:s/></text:p>
          </table:table-cell>
          <table:table-cell office:value-type="string" office:string-value="-" table:formula="msoxl:=IF(SUM(I32,水產養殖面積10!E32)=0,&quot;-&quot;,SUM(I32,水產養殖面積10!E32))" table:style-name="ce5">
            <text:p>-</text:p>
          </table:table-cell>
          <table:covered-table-cell/>
          <table:table-cell office:value-type="float" office:value="787.37" table:formula="msoxl:=  IF(SUM(H32:I32)=0,&quot;-&quot;,SUM(H32:I32))" table:style-name="ce5">
            <text:p>787.37<text:s/></text:p>
          </table:table-cell>
          <table:table-cell office:value-type="float" office:value="787.37" table:formula="msoxl:=  IF(SUM(L32,P32)=0,&quot;-&quot;,SUM(L32,P32))" table:style-name="ce5">
            <text:p>787.37<text:s/></text:p>
          </table:table-cell>
          <table:table-cell office:value-type="string" office:string-value="-" table:formula="msoxl:=  IF(SUM(M32,Q32)=0,&quot;-&quot;,SUM(M32,Q32))" table:style-name="ce5">
            <text:p>-</text:p>
          </table:table-cell>
          <table:covered-table-cell/>
          <table:table-cell office:value-type="float" office:value="787.37" table:formula="msoxl:=  IF(SUM(L32:M32)=0,&quot;-&quot;,SUM(L32:M32))" table:style-name="ce5">
            <text:p>787.37<text:s/></text:p>
          </table:table-cell>
          <table:table-cell office:value-type="float" office:value="787.37" table:style-name="ce5">
            <text:p>787.37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2:Q32)=0,&quot;-&quot;,SUM(P32:Q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1583.67" table:formula="msoxl:=  IF(SUM(D33:E33)=0,&quot;-&quot;,SUM(D33:E33))" table:style-name="ce5">
            <text:p>1,583.67<text:s/></text:p>
          </table:table-cell>
          <table:table-cell office:value-type="float" office:value="449.7" table:formula="msoxl:=IF(SUM(H33,水產養殖面積10!D33)=0,&quot;-&quot;,SUM(H33,水產養殖面積10!D33))" table:style-name="ce5">
            <text:p>449.70<text:s/></text:p>
          </table:table-cell>
          <table:table-cell office:value-type="float" office:value="1133.97" table:formula="msoxl:=IF(SUM(I33,水產養殖面積10!E33)=0,&quot;-&quot;,SUM(I33,水產養殖面積10!E33))" table:style-name="ce5">
            <text:p>1,133.97<text:s/></text:p>
          </table:table-cell>
          <table:covered-table-cell/>
          <table:table-cell office:value-type="float" office:value="449.7" table:formula="msoxl:=  IF(SUM(H33:I33)=0,&quot;-&quot;,SUM(H33:I33))" table:style-name="ce5">
            <text:p>449.70<text:s/></text:p>
          </table:table-cell>
          <table:table-cell office:value-type="float" office:value="449.7" table:formula="msoxl:=  IF(SUM(L33,P33)=0,&quot;-&quot;,SUM(L33,P33))" table:style-name="ce5">
            <text:p>449.70<text:s/></text:p>
          </table:table-cell>
          <table:table-cell office:value-type="string" office:string-value="-" table:formula="msoxl:=  IF(SUM(M33,Q33)=0,&quot;-&quot;,SUM(M33,Q33))" table:style-name="ce5">
            <text:p>-</text:p>
          </table:table-cell>
          <table:covered-table-cell/>
          <table:table-cell office:value-type="float" office:value="449.7" table:formula="msoxl:=  IF(SUM(L33:M33)=0,&quot;-&quot;,SUM(L33:M33))" table:style-name="ce5">
            <text:p>449.70<text:s/></text:p>
          </table:table-cell>
          <table:table-cell office:value-type="float" office:value="449.7" table:style-name="ce5">
            <text:p>449.7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3:Q33)=0,&quot;-&quot;,SUM(P33:Q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361.1" table:formula="msoxl:=  IF(SUM(D34:E34)=0,&quot;-&quot;,SUM(D34:E34))" table:style-name="ce5">
            <text:p>361.10<text:s/></text:p>
          </table:table-cell>
          <table:table-cell office:value-type="float" office:value="230.5" table:formula="msoxl:=IF(SUM(H34,水產養殖面積10!D34)=0,&quot;-&quot;,SUM(H34,水產養殖面積10!D34))" table:style-name="ce5">
            <text:p>230.50<text:s/></text:p>
          </table:table-cell>
          <table:table-cell office:value-type="float" office:value="130.6" table:formula="msoxl:=IF(SUM(I34,水產養殖面積10!E34)=0,&quot;-&quot;,SUM(I34,水產養殖面積10!E34))" table:style-name="ce5">
            <text:p>130.60<text:s/></text:p>
          </table:table-cell>
          <table:covered-table-cell/>
          <table:table-cell office:value-type="string" office:string-value="-" table:formula="msoxl:=  IF(SUM(H34:I34)=0,&quot;-&quot;,SUM(H34:I34))" table:style-name="ce5">
            <text:p>-</text:p>
          </table:table-cell>
          <table:table-cell office:value-type="string" office:string-value="-" table:formula="msoxl:=  IF(SUM(L34,P34)=0,&quot;-&quot;,SUM(L34,P34))" table:style-name="ce5">
            <text:p>-</text:p>
          </table:table-cell>
          <table:table-cell office:value-type="string" office:string-value="-" table:formula="msoxl:=  IF(SUM(M34,Q34)=0,&quot;-&quot;,SUM(M34,Q34))" table:style-name="ce5">
            <text:p>-</text:p>
          </table:table-cell>
          <table:covered-table-cell/>
          <table:table-cell office:value-type="string" office:string-value="-" table:formula="msoxl:=  IF(SUM(L34:M34)=0,&quot;-&quot;,SUM(L34:M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4:Q34)=0,&quot;-&quot;,SUM(P34:Q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60.67" table:formula="msoxl:=  IF(SUM(D35:E35)=0,&quot;-&quot;,SUM(D35:E35))" table:style-name="ce5">
            <text:p>60.67<text:s/></text:p>
          </table:table-cell>
          <table:table-cell office:value-type="float" office:value="60.67" table:formula="msoxl:=IF(SUM(H35,水產養殖面積10!D35)=0,&quot;-&quot;,SUM(H35,水產養殖面積10!D35))" table:style-name="ce5">
            <text:p>60.67<text:s/></text:p>
          </table:table-cell>
          <table:table-cell office:value-type="string" office:string-value="-" table:formula="msoxl:=IF(SUM(I35,水產養殖面積10!E35)=0,&quot;-&quot;,SUM(I35,水產養殖面積10!E35))" table:style-name="ce5">
            <text:p>-</text:p>
          </table:table-cell>
          <table:covered-table-cell/>
          <table:table-cell office:value-type="string" office:string-value="-" table:formula="msoxl:=  IF(SUM(H35:I35)=0,&quot;-&quot;,SUM(H35:I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office:value-type="string" office:string-value="-" table:formula="msoxl:=  IF(SUM(I36:I37)=0,&quot;-&quot;,SUM(I36:I37))" table:style-name="ce5">
            <text:p>-</text:p>
          </table:table-cell>
          <table:covered-table-cell/>
          <table:table-cell office:value-type="string" office:string-value="-" table:formula="msoxl:=  IF(SUM(L35:M35)=0,&quot;-&quot;,SUM(L35:M35))" table:style-name="ce5">
            <text:p>-</text:p>
          </table:table-cell>
          <table:table-cell office:value-type="string" office:string-value="-" table:formula="msoxl:=  IF(SUM(L36:L37)=0,&quot;-&quot;,SUM(L36:L37))" table:style-name="ce5">
            <text:p>-</text:p>
          </table:table-cell>
          <table:table-cell office:value-type="string" office:string-value="-" table:formula="msoxl:=  IF(SUM(M36:M37)=0,&quot;-&quot;,SUM(M36:M37))" table:style-name="ce5">
            <text:p>-</text:p>
          </table:table-cell>
          <table:covered-table-cell/>
          <table:table-cell office:value-type="string" office:string-value="-" table:formula="msoxl:=  IF(SUM(P35:Q35)=0,&quot;-&quot;,SUM(P35:Q35))" table:style-name="ce5">
            <text:p>-</text:p>
          </table:table-cell>
          <table:table-cell office:value-type="string" office:string-value="-" table:formula="msoxl:=  IF(SUM(P36:P37)=0,&quot;-&quot;,SUM(P36:P37))" table:style-name="ce5">
            <text:p>-</text:p>
          </table:table-cell>
          <table:table-cell office:value-type="string" office:string-value="-" table:formula="msoxl:=  IF(SUM(Q36:Q37)=0,&quot;-&quot;,SUM(Q36:Q37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9.34" table:formula="msoxl:=  IF(SUM(D36:E36)=0,&quot;-&quot;,SUM(D36:E36))" table:style-name="ce5">
            <text:p>9.34<text:s/></text:p>
          </table:table-cell>
          <table:table-cell office:value-type="float" office:value="9.34" table:formula="msoxl:=IF(SUM(H36,水產養殖面積10!D36)=0,&quot;-&quot;,SUM(H36,水產養殖面積10!D36))" table:style-name="ce5">
            <text:p>9.34<text:s/></text:p>
          </table:table-cell>
          <table:table-cell office:value-type="string" office:string-value="-" table:formula="msoxl:=IF(SUM(I36,水產養殖面積10!E36)=0,&quot;-&quot;,SUM(I36,水產養殖面積10!E36))" table:style-name="ce5">
            <text:p>-</text:p>
          </table:table-cell>
          <table:covered-table-cell/>
          <table:table-cell office:value-type="string" office:string-value="-" table:formula="msoxl:=  IF(SUM(H36:I36)=0,&quot;-&quot;,SUM(H36:I36))" table:style-name="ce5">
            <text:p>-</text:p>
          </table:table-cell>
          <table:table-cell office:value-type="string" office:string-value="-" table:formula="msoxl:=  IF(SUM(L36,P36)=0,&quot;-&quot;,SUM(L36,P36))" table:style-name="ce5">
            <text:p>-</text:p>
          </table:table-cell>
          <table:table-cell office:value-type="string" office:string-value="-" table:formula="msoxl:=  IF(SUM(M36,Q36)=0,&quot;-&quot;,SUM(M36,Q36))" table:style-name="ce5">
            <text:p>-</text:p>
          </table:table-cell>
          <table:covered-table-cell/>
          <table:table-cell office:value-type="string" office:string-value="-" table:formula="msoxl:=  IF(SUM(L36:M36)=0,&quot;-&quot;,SUM(L36:M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6:Q36)=0,&quot;-&quot;,SUM(P36:Q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51.33" table:formula="msoxl:=  IF(SUM(D37:E37)=0,&quot;-&quot;,SUM(D37:E37))" table:style-name="ce5">
            <text:p>51.33<text:s/></text:p>
          </table:table-cell>
          <table:table-cell office:value-type="float" office:value="51.33" table:formula="msoxl:=IF(SUM(H37,水產養殖面積10!D37)=0,&quot;-&quot;,SUM(H37,水產養殖面積10!D37))" table:style-name="ce5">
            <text:p>51.33<text:s/></text:p>
          </table:table-cell>
          <table:table-cell office:value-type="string" office:string-value="-" table:formula="msoxl:=IF(SUM(I37,水產養殖面積10!E37)=0,&quot;-&quot;,SUM(I37,水產養殖面積10!E37))" table:style-name="ce5">
            <text:p>-</text:p>
          </table:table-cell>
          <table:covered-table-cell/>
          <table:table-cell office:value-type="string" office:string-value="-" table:formula="msoxl:=  IF(SUM(H37:I37)=0,&quot;-&quot;,SUM(H37:I37))" table:style-name="ce5">
            <text:p>-</text:p>
          </table:table-cell>
          <table:table-cell office:value-type="string" office:string-value="-" table:formula="msoxl:=  IF(SUM(L37,P37)=0,&quot;-&quot;,SUM(L37,P37))" table:style-name="ce5">
            <text:p>-</text:p>
          </table:table-cell>
          <table:table-cell office:value-type="string" office:string-value="-" table:formula="msoxl:=  IF(SUM(M37,Q37)=0,&quot;-&quot;,SUM(M37,Q37))" table:style-name="ce5">
            <text:p>-</text:p>
          </table:table-cell>
          <table:covered-table-cell/>
          <table:table-cell office:value-type="string" office:string-value="-" table:formula="msoxl:=  IF(SUM(L37:M37)=0,&quot;-&quot;,SUM(L37:M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7:Q37)=0,&quot;-&quot;,SUM(P37:Q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table-cell office:value-type="string" table:number-columns-spanned="1" table:number-rows-spanned="14" table:style-name="ce99">
            <text:p>南投縣</text:p>
          </table:table-cell>
          <table:table-cell office:value-type="string" table:style-name="ce4">
            <text:p>總計</text:p>
          </table:table-cell>
          <table:table-cell office:value-type="float" office:value="9.35" table:formula="msoxl:=  IF(SUM(D38:F38)=0,&quot;-&quot;,SUM(D38:F38))" table:style-name="ce5">
            <text:p>9.35<text:s/></text:p>
          </table:table-cell>
          <table:table-cell office:value-type="float" office:value="8.25" table:formula="msoxl:=IF(SUM(H38,水產養殖面積10!D38)=0,&quot;-&quot;,SUM(H38,水產養殖面積10!D38))" table:style-name="ce5">
            <text:p>8.25<text:s/></text:p>
          </table:table-cell>
          <table:table-cell office:value-type="float" office:value="1.1000000000000001" table:formula="msoxl:=IF(SUM(I38,水產養殖面積10!E38)=0,&quot;-&quot;,SUM(I38,水產養殖面積10!E38))" table:style-name="ce5">
            <text:p>1.10<text:s/></text:p>
          </table:table-cell>
          <table:table-cell office:value-type="string" office:string-value="-" table:formula="msoxl:=IF(SUM(J38,水產養殖面積10!F38)=0,&quot;-&quot;,SUM(J38,水產養殖面積10!F38))" table:style-name="ce5">
            <text:p>-</text:p>
          </table:table-cell>
          <table:table-cell office:value-type="string" office:string-value="-" table:formula="msoxl:=  IF(SUM(H38:J38)=0,&quot;-&quot;,SUM(H38:J38))" table:style-name="ce5">
            <text:p>-</text:p>
          </table:table-cell>
          <table:table-cell office:value-type="string" office:string-value="-" table:formula="msoxl:=  IF(SUM(L38,P38)=0,&quot;-&quot;,SUM(L38,P38))" table:style-name="ce5">
            <text:p>-</text:p>
          </table:table-cell>
          <table:table-cell office:value-type="string" office:string-value="-" table:formula="msoxl:=  IF(SUM(M38,Q38)=0,&quot;-&quot;,SUM(M38,Q38))" table:style-name="ce5">
            <text:p>-</text:p>
          </table:table-cell>
          <table:table-cell office:value-type="string" office:string-value="-" table:formula="msoxl:=  IF(SUM(N38,R38)=0,&quot;-&quot;,SUM(N38,R38))" table:style-name="ce5">
            <text:p>-</text:p>
          </table:table-cell>
          <table:table-cell office:value-type="string" office:string-value="-" table:formula="msoxl:=  IF(SUM(L38:N38)=0,&quot;-&quot;,SUM(L38:N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38:R38)=0,&quot;-&quot;,SUM(P38:R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.26" table:formula="msoxl:=  IF(SUM(D39:E39)=0,&quot;-&quot;,SUM(D39:E39))" table:style-name="ce5">
            <text:p>1.26<text:s/></text:p>
          </table:table-cell>
          <table:table-cell office:value-type="float" office:value="0.45999999999999996" table:formula="msoxl:=IF(SUM(H39,水產養殖面積10!D39)=0,&quot;-&quot;,SUM(H39,水產養殖面積10!D39))" table:style-name="ce5">
            <text:p>0.46<text:s/></text:p>
          </table:table-cell>
          <table:table-cell office:value-type="float" office:value="0.8" table:formula="msoxl:=IF(SUM(I39,水產養殖面積10!E39)=0,&quot;-&quot;,SUM(I39,水產養殖面積10!E39))" table:style-name="ce5">
            <text:p>0.80<text:s/></text:p>
          </table:table-cell>
          <table:table-cell table:number-columns-spanned="1" table:number-rows-spanned="13" table:style-name="ce91"/>
          <table:table-cell office:value-type="string" office:string-value="-" table:formula="msoxl:=  IF(SUM(H39:I39)=0,&quot;-&quot;,SUM(H39:I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office:value-type="string" office:string-value="-" table:formula="msoxl:=  IF(SUM(I40:I44)=0,&quot;-&quot;,SUM(I40:I44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39:M39)=0,&quot;-&quot;,SUM(L39:M39))" table:style-name="ce5">
            <text:p>-</text:p>
          </table:table-cell>
          <table:table-cell office:value-type="string" office:string-value="-" table:formula="msoxl:=  IF(SUM(L40:L44)=0,&quot;-&quot;,SUM(L40:L44))" table:style-name="ce5">
            <text:p>-</text:p>
          </table:table-cell>
          <table:table-cell office:value-type="string" office:string-value="-" table:formula="msoxl:=  IF(SUM(M40:M44)=0,&quot;-&quot;,SUM(M40:M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39:Q39)=0,&quot;-&quot;,SUM(P39:Q39))" table:style-name="ce5">
            <text:p>-</text:p>
          </table:table-cell>
          <table:table-cell office:value-type="string" office:string-value="-" table:formula="msoxl:=  IF(SUM(P40:P44)=0,&quot;-&quot;,SUM(P40:P44))" table:style-name="ce5">
            <text:p>-</text:p>
          </table:table-cell>
          <table:table-cell office:value-type="string" office:string-value="-" table:formula="msoxl:=  IF(SUM(Q40:Q44)=0,&quot;-&quot;,SUM(Q40:Q44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office:string-value="-" table:formula="msoxl:=IF(SUM(H40,水產養殖面積10!D40)=0,&quot;-&quot;,SUM(H40,水產養殖面積10!D40))" table:style-name="ce5">
            <text:p>-</text:p>
          </table:table-cell>
          <table:table-cell office:value-type="string" office:string-value="-" table:formula="msoxl:=IF(SUM(I40,水產養殖面積10!E40)=0,&quot;-&quot;,SUM(I40,水產養殖面積10!E40))" table:style-name="ce5">
            <text:p>-</text:p>
          </table:table-cell>
          <table:covered-table-cell/>
          <table:table-cell office:value-type="string" office:string-value="-" table:formula="msoxl:=  IF(SUM(H40:I40)=0,&quot;-&quot;,SUM(H40:I40))" table:style-name="ce5">
            <text:p>-</text:p>
          </table:table-cell>
          <table:table-cell office:value-type="string" office:string-value="-" table:formula="msoxl:=  IF(SUM(L40,P40)=0,&quot;-&quot;,SUM(L40,P40))" table:style-name="ce5">
            <text:p>-</text:p>
          </table:table-cell>
          <table:table-cell office:value-type="string" office:string-value="-" table:formula="msoxl:=  IF(SUM(M40,Q40)=0,&quot;-&quot;,SUM(M40,Q40))" table:style-name="ce5">
            <text:p>-</text:p>
          </table:table-cell>
          <table:covered-table-cell/>
          <table:table-cell office:value-type="string" office:string-value="-" table:formula="msoxl:=  IF(SUM(L40:M40)=0,&quot;-&quot;,SUM(L40:M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0:Q40)=0,&quot;-&quot;,SUM(P40:Q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0.8" table:formula="msoxl:=  IF(SUM(D41:E41)=0,&quot;-&quot;,SUM(D41:E41))" table:style-name="ce5">
            <text:p>0.80<text:s/></text:p>
          </table:table-cell>
          <table:table-cell office:value-type="string" office:string-value="-" table:formula="msoxl:=IF(SUM(H41,水產養殖面積10!D41)=0,&quot;-&quot;,SUM(H41,水產養殖面積10!D41))" table:style-name="ce5">
            <text:p>-</text:p>
          </table:table-cell>
          <table:table-cell office:value-type="float" office:value="0.8" table:formula="msoxl:=IF(SUM(I41,水產養殖面積10!E41)=0,&quot;-&quot;,SUM(I41,水產養殖面積10!E41))" table:style-name="ce5">
            <text:p>0.80<text:s/></text:p>
          </table:table-cell>
          <table:covered-table-cell/>
          <table:table-cell office:value-type="string" office:string-value="-" table:formula="msoxl:=  IF(SUM(H41:I41)=0,&quot;-&quot;,SUM(H41:I41))" table:style-name="ce5">
            <text:p>-</text:p>
          </table:table-cell>
          <table:table-cell office:value-type="string" office:string-value="-" table:formula="msoxl:=  IF(SUM(L41,P41)=0,&quot;-&quot;,SUM(L41,P41))" table:style-name="ce5">
            <text:p>-</text:p>
          </table:table-cell>
          <table:table-cell office:value-type="string" office:string-value="-" table:formula="msoxl:=  IF(SUM(M41,Q41)=0,&quot;-&quot;,SUM(M41,Q41))" table:style-name="ce5">
            <text:p>-</text:p>
          </table:table-cell>
          <table:covered-table-cell/>
          <table:table-cell office:value-type="string" office:string-value="-" table:formula="msoxl:=  IF(SUM(L41:M41)=0,&quot;-&quot;,SUM(L41:M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1:Q41)=0,&quot;-&quot;,SUM(P41:Q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0.3" table:formula="msoxl:=  IF(SUM(D42:E42)=0,&quot;-&quot;,SUM(D42:E42))" table:style-name="ce5">
            <text:p>0.30<text:s/></text:p>
          </table:table-cell>
          <table:table-cell office:value-type="float" office:value="0.3" table:formula="msoxl:=IF(SUM(H42,水產養殖面積10!D42)=0,&quot;-&quot;,SUM(H42,水產養殖面積10!D42))" table:style-name="ce5">
            <text:p>0.30<text:s/></text:p>
          </table:table-cell>
          <table:table-cell office:value-type="string" office:string-value="-" table:formula="msoxl:=IF(SUM(I42,水產養殖面積10!E42)=0,&quot;-&quot;,SUM(I42,水產養殖面積10!E42))" table:style-name="ce5">
            <text:p>-</text:p>
          </table:table-cell>
          <table:covered-table-cell/>
          <table:table-cell office:value-type="string" office:string-value="-" table:formula="msoxl:=  IF(SUM(H42:I42)=0,&quot;-&quot;,SUM(H42:I42))" table:style-name="ce5">
            <text:p>-</text:p>
          </table:table-cell>
          <table:table-cell office:value-type="string" office:string-value="-" table:formula="msoxl:=  IF(SUM(L42,P42)=0,&quot;-&quot;,SUM(L42,P42))" table:style-name="ce5">
            <text:p>-</text:p>
          </table:table-cell>
          <table:table-cell office:value-type="string" office:string-value="-" table:formula="msoxl:=  IF(SUM(M42,Q42)=0,&quot;-&quot;,SUM(M42,Q42))" table:style-name="ce5">
            <text:p>-</text:p>
          </table:table-cell>
          <table:covered-table-cell/>
          <table:table-cell office:value-type="string" office:string-value="-" table:formula="msoxl:=  IF(SUM(L42:M42)=0,&quot;-&quot;,SUM(L42:M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2:Q42)=0,&quot;-&quot;,SUM(P42:Q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0.16" table:formula="msoxl:=  IF(SUM(D43:E43)=0,&quot;-&quot;,SUM(D43:E43))" table:style-name="ce5">
            <text:p>0.16<text:s/></text:p>
          </table:table-cell>
          <table:table-cell office:value-type="float" office:value="0.16" table:formula="msoxl:=IF(SUM(H43,水產養殖面積10!D43)=0,&quot;-&quot;,SUM(H43,水產養殖面積10!D43))" table:style-name="ce5">
            <text:p>0.16<text:s/></text:p>
          </table:table-cell>
          <table:table-cell office:value-type="string" office:string-value="-" table:formula="msoxl:=IF(SUM(I43,水產養殖面積10!E43)=0,&quot;-&quot;,SUM(I43,水產養殖面積10!E43))" table:style-name="ce5">
            <text:p>-</text:p>
          </table:table-cell>
          <table:covered-table-cell/>
          <table:table-cell office:value-type="string" office:string-value="-" table:formula="msoxl:=  IF(SUM(H43:I43)=0,&quot;-&quot;,SUM(H43:I43))" table:style-name="ce5">
            <text:p>-</text:p>
          </table:table-cell>
          <table:table-cell office:value-type="string" office:string-value="-" table:formula="msoxl:=  IF(SUM(L43,P43)=0,&quot;-&quot;,SUM(L43,P43))" table:style-name="ce5">
            <text:p>-</text:p>
          </table:table-cell>
          <table:table-cell office:value-type="string" office:string-value="-" table:formula="msoxl:=  IF(SUM(M43,Q43)=0,&quot;-&quot;,SUM(M43,Q43))" table:style-name="ce5">
            <text:p>-</text:p>
          </table:table-cell>
          <table:covered-table-cell/>
          <table:table-cell office:value-type="string" office:string-value="-" table:formula="msoxl:=  IF(SUM(L43:M43)=0,&quot;-&quot;,SUM(L43:M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3:Q43)=0,&quot;-&quot;,SUM(P43:Q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office:string-value="-" table:formula="msoxl:=IF(SUM(H44,水產養殖面積10!D44)=0,&quot;-&quot;,SUM(H44,水產養殖面積10!D44))" table:style-name="ce5">
            <text:p>-</text:p>
          </table:table-cell>
          <table:table-cell office:value-type="string" office:string-value="-" table:formula="msoxl:=IF(SUM(I44,水產養殖面積10!E44)=0,&quot;-&quot;,SUM(I44,水產養殖面積10!E44))" table:style-name="ce5">
            <text:p>-</text:p>
          </table:table-cell>
          <table:covered-table-cell/>
          <table:table-cell office:value-type="string" office:string-value="-" table:formula="msoxl:=  IF(SUM(H44:I44)=0,&quot;-&quot;,SUM(H44:I44))" table:style-name="ce5">
            <text:p>-</text:p>
          </table:table-cell>
          <table:table-cell office:value-type="string" office:string-value="-" table:formula="msoxl:=  IF(SUM(L44,P44)=0,&quot;-&quot;,SUM(L44,P44))" table:style-name="ce5">
            <text:p>-</text:p>
          </table:table-cell>
          <table:table-cell office:value-type="string" office:string-value="-" table:formula="msoxl:=  IF(SUM(M44,Q44)=0,&quot;-&quot;,SUM(M44,Q44))" table:style-name="ce5">
            <text:p>-</text:p>
          </table:table-cell>
          <table:covered-table-cell/>
          <table:table-cell office:value-type="string" office:string-value="-" table:formula="msoxl:=  IF(SUM(L44:M44)=0,&quot;-&quot;,SUM(L44:M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4:Q44)=0,&quot;-&quot;,SUM(P44:Q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IF(SUM(H45,水產養殖面積10!D45)=0,&quot;-&quot;,SUM(H45,水產養殖面積10!D45))" table:style-name="ce5">
            <text:p>-</text:p>
          </table:table-cell>
          <table:table-cell office:value-type="string" office:string-value="-" table:formula="msoxl:=IF(SUM(I45,水產養殖面積10!E45)=0,&quot;-&quot;,SUM(I45,水產養殖面積10!E45))" table:style-name="ce5">
            <text:p>-</text:p>
          </table:table-cell>
          <table:covered-table-cell/>
          <table:table-cell office:value-type="string" office:string-value="-" table:formula="msoxl:=  IF(SUM(H45:I45)=0,&quot;-&quot;,SUM(H45:I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office:value-type="string" office:string-value="-" table:formula="msoxl:=  IF(SUM(I46:I48)=0,&quot;-&quot;,SUM(I46:I48))" table:style-name="ce5">
            <text:p>-</text:p>
          </table:table-cell>
          <table:covered-table-cell/>
          <table:table-cell office:value-type="string" office:string-value="-" table:formula="msoxl:=  IF(SUM(L45:M45)=0,&quot;-&quot;,SUM(L45:M45))" table:style-name="ce5">
            <text:p>-</text:p>
          </table:table-cell>
          <table:table-cell office:value-type="string" office:string-value="-" table:formula="msoxl:=  IF(SUM(L46:L48)=0,&quot;-&quot;,SUM(L46:L48))" table:style-name="ce5">
            <text:p>-</text:p>
          </table:table-cell>
          <table:table-cell office:value-type="string" office:string-value="-" table:formula="msoxl:=  IF(SUM(M46:M48)=0,&quot;-&quot;,SUM(M46:M48))" table:style-name="ce5">
            <text:p>-</text:p>
          </table:table-cell>
          <table:covered-table-cell/>
          <table:table-cell office:value-type="string" office:string-value="-" table:formula="msoxl:=  IF(SUM(P45:Q45)=0,&quot;-&quot;,SUM(P45:Q45))" table:style-name="ce5">
            <text:p>-</text:p>
          </table:table-cell>
          <table:table-cell office:value-type="string" office:string-value="-" table:formula="msoxl:=  IF(SUM(P46:P48)=0,&quot;-&quot;,SUM(P46:P48))" table:style-name="ce5">
            <text:p>-</text:p>
          </table:table-cell>
          <table:table-cell office:value-type="string" office:string-value="-" table:formula="msoxl:=  IF(SUM(Q46:Q48)=0,&quot;-&quot;,SUM(Q46:Q48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office:string-value="-" table:formula="msoxl:=IF(SUM(H46,水產養殖面積10!D46)=0,&quot;-&quot;,SUM(H46,水產養殖面積10!D46))" table:style-name="ce5">
            <text:p>-</text:p>
          </table:table-cell>
          <table:table-cell office:value-type="string" office:string-value="-" table:formula="msoxl:=IF(SUM(I46,水產養殖面積10!E46)=0,&quot;-&quot;,SUM(I46,水產養殖面積10!E46))" table:style-name="ce5">
            <text:p>-</text:p>
          </table:table-cell>
          <table:covered-table-cell/>
          <table:table-cell office:value-type="string" office:string-value="-" table:formula="msoxl:=  IF(SUM(H46:I46)=0,&quot;-&quot;,SUM(H46:I46))" table:style-name="ce5">
            <text:p>-</text:p>
          </table:table-cell>
          <table:table-cell office:value-type="string" office:string-value="-" table:formula="msoxl:=  IF(SUM(L46,P46)=0,&quot;-&quot;,SUM(L46,P46))" table:style-name="ce5">
            <text:p>-</text:p>
          </table:table-cell>
          <table:table-cell office:value-type="string" office:string-value="-" table:formula="msoxl:=  IF(SUM(M46,Q46)=0,&quot;-&quot;,SUM(M46,Q46))" table:style-name="ce5">
            <text:p>-</text:p>
          </table:table-cell>
          <table:covered-table-cell/>
          <table:table-cell office:value-type="string" office:string-value="-" table:formula="msoxl:=  IF(SUM(L46:M46)=0,&quot;-&quot;,SUM(L46:M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6:Q46)=0,&quot;-&quot;,SUM(P46:Q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office:string-value="-" table:formula="msoxl:=IF(SUM(H47,水產養殖面積10!D47)=0,&quot;-&quot;,SUM(H47,水產養殖面積10!D47))" table:style-name="ce5">
            <text:p>-</text:p>
          </table:table-cell>
          <table:table-cell office:value-type="string" office:string-value="-" table:formula="msoxl:=IF(SUM(I47,水產養殖面積10!E47)=0,&quot;-&quot;,SUM(I47,水產養殖面積10!E47))" table:style-name="ce5">
            <text:p>-</text:p>
          </table:table-cell>
          <table:covered-table-cell/>
          <table:table-cell office:value-type="string" office:string-value="-" table:formula="msoxl:=  IF(SUM(H47:I47)=0,&quot;-&quot;,SUM(H47:I47))" table:style-name="ce5">
            <text:p>-</text:p>
          </table:table-cell>
          <table:table-cell office:value-type="string" office:string-value="-" table:formula="msoxl:=  IF(SUM(L47,P47)=0,&quot;-&quot;,SUM(L47,P47))" table:style-name="ce5">
            <text:p>-</text:p>
          </table:table-cell>
          <table:table-cell office:value-type="string" office:string-value="-" table:formula="msoxl:=  IF(SUM(M47,Q47)=0,&quot;-&quot;,SUM(M47,Q47))" table:style-name="ce5">
            <text:p>-</text:p>
          </table:table-cell>
          <table:covered-table-cell/>
          <table:table-cell office:value-type="string" office:string-value="-" table:formula="msoxl:=  IF(SUM(L47:M47)=0,&quot;-&quot;,SUM(L47:M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7:Q47)=0,&quot;-&quot;,SUM(P47:Q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office:string-value="-" table:formula="msoxl:=IF(SUM(H48,水產養殖面積10!D48)=0,&quot;-&quot;,SUM(H48,水產養殖面積10!D48))" table:style-name="ce5">
            <text:p>-</text:p>
          </table:table-cell>
          <table:table-cell office:value-type="string" office:string-value="-" table:formula="msoxl:=IF(SUM(I48,水產養殖面積10!E48)=0,&quot;-&quot;,SUM(I48,水產養殖面積10!E48))" table:style-name="ce5">
            <text:p>-</text:p>
          </table:table-cell>
          <table:covered-table-cell/>
          <table:table-cell office:value-type="string" office:string-value="-" table:formula="msoxl:=  IF(SUM(H48:I48)=0,&quot;-&quot;,SUM(H48:I48))" table:style-name="ce5">
            <text:p>-</text:p>
          </table:table-cell>
          <table:table-cell office:value-type="string" office:string-value="-" table:formula="msoxl:=  IF(SUM(L48,P48)=0,&quot;-&quot;,SUM(L48,P48))" table:style-name="ce5">
            <text:p>-</text:p>
          </table:table-cell>
          <table:table-cell office:value-type="string" office:string-value="-" table:formula="msoxl:=  IF(SUM(M48,Q48)=0,&quot;-&quot;,SUM(M48,Q48))" table:style-name="ce5">
            <text:p>-</text:p>
          </table:table-cell>
          <table:covered-table-cell/>
          <table:table-cell office:value-type="string" office:string-value="-" table:formula="msoxl:=  IF(SUM(L48:M48)=0,&quot;-&quot;,SUM(L48:M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8:Q48)=0,&quot;-&quot;,SUM(P48:Q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3.5" table:formula="msoxl:=  IF(SUM(D49:E49)=0,&quot;-&quot;,SUM(D49:E49))" table:style-name="ce5">
            <text:p>3.50<text:s/></text:p>
          </table:table-cell>
          <table:table-cell office:value-type="float" office:value="3.5" table:formula="msoxl:=IF(SUM(H49,水產養殖面積10!D49)=0,&quot;-&quot;,SUM(H49,水產養殖面積10!D49))" table:style-name="ce5">
            <text:p>3.50<text:s/></text:p>
          </table:table-cell>
          <table:table-cell office:value-type="string" office:string-value="-" table:formula="msoxl:=IF(SUM(I49,水產養殖面積10!E49)=0,&quot;-&quot;,SUM(I49,水產養殖面積10!E49))" table:style-name="ce5">
            <text:p>-</text:p>
          </table:table-cell>
          <table:covered-table-cell/>
          <table:table-cell office:value-type="string" office:string-value="-" table:formula="msoxl:=  IF(SUM(H49:I49)=0,&quot;-&quot;,SUM(H49:I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office:value-type="string" office:string-value="-" table:formula="msoxl:=  IF(SUM(I50:I51)=0,&quot;-&quot;,SUM(I50:I51))" table:style-name="ce5">
            <text:p>-</text:p>
          </table:table-cell>
          <table:covered-table-cell/>
          <table:table-cell office:value-type="string" office:string-value="-" table:formula="msoxl:=  IF(SUM(L49:M49)=0,&quot;-&quot;,SUM(L49:M49))" table:style-name="ce5">
            <text:p>-</text:p>
          </table:table-cell>
          <table:table-cell office:value-type="string" office:string-value="-" table:formula="msoxl:=  IF(SUM(L50:L51)=0,&quot;-&quot;,SUM(L50:L51))" table:style-name="ce5">
            <text:p>-</text:p>
          </table:table-cell>
          <table:table-cell office:value-type="string" office:string-value="-" table:formula="msoxl:=  IF(SUM(M50:M51)=0,&quot;-&quot;,SUM(M50:M51))" table:style-name="ce5">
            <text:p>-</text:p>
          </table:table-cell>
          <table:covered-table-cell/>
          <table:table-cell office:value-type="string" office:string-value="-" table:formula="msoxl:=  IF(SUM(P49:Q49)=0,&quot;-&quot;,SUM(P49:Q49))" table:style-name="ce5">
            <text:p>-</text:p>
          </table:table-cell>
          <table:table-cell office:value-type="string" office:string-value="-" table:formula="msoxl:=  IF(SUM(P50:P51)=0,&quot;-&quot;,SUM(P50:P51))" table:style-name="ce5">
            <text:p>-</text:p>
          </table:table-cell>
          <table:table-cell office:value-type="string" office:string-value="-" table:formula="msoxl:=  IF(SUM(Q50:Q51)=0,&quot;-&quot;,SUM(Q50:Q51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50:E50)=0,&quot;-&quot;,SUM(D50:E50))" table:style-name="ce5">
            <text:p>-</text:p>
          </table:table-cell>
          <table:table-cell office:value-type="string" office:string-value="-" table:formula="msoxl:=IF(SUM(H50,水產養殖面積10!D50)=0,&quot;-&quot;,SUM(H50,水產養殖面積10!D50))" table:style-name="ce5">
            <text:p>-</text:p>
          </table:table-cell>
          <table:table-cell office:value-type="string" office:string-value="-" table:formula="msoxl:=IF(SUM(I50,水產養殖面積10!E50)=0,&quot;-&quot;,SUM(I50,水產養殖面積10!E50))" table:style-name="ce5">
            <text:p>-</text:p>
          </table:table-cell>
          <table:covered-table-cell/>
          <table:table-cell office:value-type="string" office:string-value="-" table:formula="msoxl:=  IF(SUM(H50:I50)=0,&quot;-&quot;,SUM(H50:I50))" table:style-name="ce5">
            <text:p>-</text:p>
          </table:table-cell>
          <table:table-cell office:value-type="string" office:string-value="-" table:formula="msoxl:=  IF(SUM(L50,P50)=0,&quot;-&quot;,SUM(L50,P50))" table:style-name="ce5">
            <text:p>-</text:p>
          </table:table-cell>
          <table:table-cell office:value-type="string" office:string-value="-" table:formula="msoxl:=  IF(SUM(M50,Q50)=0,&quot;-&quot;,SUM(M50,Q50))" table:style-name="ce5">
            <text:p>-</text:p>
          </table:table-cell>
          <table:covered-table-cell/>
          <table:table-cell office:value-type="string" office:string-value="-" table:formula="msoxl:=  IF(SUM(L50:M50)=0,&quot;-&quot;,SUM(L50:M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0:Q50)=0,&quot;-&quot;,SUM(P50:Q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3.5" table:formula="msoxl:=  IF(SUM(D51:E51)=0,&quot;-&quot;,SUM(D51:E51))" table:style-name="ce5">
            <text:p>3.50<text:s/></text:p>
          </table:table-cell>
          <table:table-cell office:value-type="float" office:value="3.5" table:formula="msoxl:=IF(SUM(H51,水產養殖面積10!D51)=0,&quot;-&quot;,SUM(H51,水產養殖面積10!D51))" table:style-name="ce5">
            <text:p>3.50<text:s/></text:p>
          </table:table-cell>
          <table:table-cell office:value-type="string" office:string-value="-" table:formula="msoxl:=IF(SUM(I51,水產養殖面積10!E51)=0,&quot;-&quot;,SUM(I51,水產養殖面積10!E51))" table:style-name="ce5">
            <text:p>-</text:p>
          </table:table-cell>
          <table:covered-table-cell/>
          <table:table-cell office:value-type="string" office:string-value="-" table:formula="msoxl:=  IF(SUM(H51:I51)=0,&quot;-&quot;,SUM(H51:I51))" table:style-name="ce5">
            <text:p>-</text:p>
          </table:table-cell>
          <table:table-cell office:value-type="string" office:string-value="-" table:formula="msoxl:=  IF(SUM(L51,P51)=0,&quot;-&quot;,SUM(L51,P51))" table:style-name="ce5">
            <text:p>-</text:p>
          </table:table-cell>
          <table:table-cell office:value-type="string" office:string-value="-" table:formula="msoxl:=  IF(SUM(M51,Q51)=0,&quot;-&quot;,SUM(M51,Q51))" table:style-name="ce5">
            <text:p>-</text:p>
          </table:table-cell>
          <table:covered-table-cell/>
          <table:table-cell office:value-type="string" office:string-value="-" table:formula="msoxl:=  IF(SUM(L51:M51)=0,&quot;-&quot;,SUM(L51:M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1:Q51)=0,&quot;-&quot;,SUM(P51:Q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2">
            <text:p>註 本表只揭露主要魚種，各魚種養殖面積之合計，將不等於總養殖面積。</text:p>
          </table:table-cell>
          <table:table-cell table:number-columns-repeated="5" table:style-name="ce2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number-columns-repeated="7" table:style-name="ce68"/>
          <table:table-cell table:style-name="ce2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7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10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7" table:default-cell-style-name="ce2"/>
        <table:table-column table:style-name="co3" table:default-cell-style-name="ce40"/>
        <table:table-column table:style-name="co3" table:number-columns-repeated="8" table:default-cell-style-name="ce2"/>
        <table:table-column table:style-name="co5" table:number-columns-repeated="5" table:default-cell-style-name="ce2"/>
        <table:table-column table:style-name="co4" table:number-columns-repeated="16361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7" table:style-name="ce63"/>
          <table:table-cell table:style-name="ce64"/>
          <table:table-cell table:style-name="ce63"/>
          <table:table-cell office:value-type="string" table:style-name="ce61">
            <text:p><text:s/>9．AQUACULTURE AREA BY SPECIES(Continued)</text:p>
          </table:table-cell>
          <table:table-cell table:number-columns-repeated="11" table:style-name="ce63"/>
          <table:table-cell table:number-columns-repeated="16361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number-columns-repeated="4" table:style-name="ce15"/>
          <table:table-cell table:style-name="ce39"/>
          <table:table-cell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style-name="ce17"/>
          <table:table-cell table:number-columns-repeated="16370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2" table:number-rows-spanned="1" table:style-name="ce87">
            <text:p>箱網養殖：立方公尺</text:p>
          </table:table-cell>
          <table:covered-table-cell/>
          <table:table-cell table:number-columns-repeated="2" table:style-name="ce15"/>
          <table:table-cell table:number-columns-spanned="3" table:number-rows-spanned="1" table:style-name="ce86"/>
          <table:covered-table-cell table:number-columns-repeated="2"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7"/>
          <table:table-cell table:style-name="ce18"/>
          <table:table-cell table:number-columns-repeated="16369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office:value-type="string" table:number-columns-spanned="16" table:number-rows-spanned="1" table:style-name="ce103">
            <text:p>內陸養殖</text:p>
          </table:table-cell>
          <table:covered-table-cell table:number-columns-repeated="15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16" table:number-rows-spanned="1" table:style-name="ce98">
            <text:p>Inland Water Culture</text:p>
          </table:table-cell>
          <table:covered-table-cell table:number-columns-repeated="15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3">
            <text:p>內陸養殖合計</text:p>
          </table:table-cell>
          <table:covered-table-cell table:number-columns-repeated="3"/>
          <table:table-cell office:value-type="string" table:number-columns-spanned="4" table:number-rows-spanned="1" table:style-name="ce103">
            <text:p>鹹水魚塭</text:p>
          </table:table-cell>
          <table:covered-table-cell table:number-columns-repeated="3"/>
          <table:table-cell office:value-type="string" table:number-columns-spanned="4" table:number-rows-spanned="1" table:style-name="ce103">
            <text:p>淡水魚塭</text:p>
          </table:table-cell>
          <table:covered-table-cell table:number-columns-repeated="3"/>
          <table:table-cell office:value-type="string" table:number-columns-spanned="4" table:number-rows-spanned="1" table:style-name="ce103">
            <text:p>觀賞魚養殖</text:p>
          </table:table-cell>
          <table:covered-table-cell table:number-columns-repeated="3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Total Inland Water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Brackish Water Pond</text:p>
          </table:table-cell>
          <table:covered-table-cell table:number-columns-repeated="3"/>
          <table:table-cell office:value-type="string" table:number-columns-spanned="4" table:number-rows-spanned="1" table:style-name="ce98">
            <text:p>Fresh Water Pond</text:p>
          </table:table-cell>
          <table:covered-table-cell table:number-columns-repeated="3"/>
          <table:table-cell office:value-type="string" table:number-columns-spanned="4" table:number-rows-spanned="1" table:style-name="ce98">
            <text:p>Ornamental Fish Culture</text:p>
          </table:table-cell>
          <table:covered-table-cell table:number-columns-repeated="3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style-name="ce32">
            <text:p>合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29">
            <text:p>混養</text:p>
          </table:table-cell>
          <table:table-cell office:value-type="string" table:style-name="ce32">
            <text:p>休養</text:p>
          </table:table-cell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1">
            <text:p>Poly-Culture</text:p>
          </table:table-cell>
          <table:table-cell office:value-type="string" table:style-name="ce50">
            <text:p>Suspend-Culture</text:p>
          </table:table-cell>
          <table:table-cell table:number-columns-repeated="16366" table:style-name="ce54"/>
        </table:table-row>
        <table:table-row table:style-name="ro3">
          <table:table-cell office:value-type="string" table:number-columns-spanned="1" table:number-rows-spanned="14" table:style-name="ce100">
            <text:p>苗栗縣</text:p>
          </table:table-cell>
          <table:table-cell office:value-type="string" table:style-name="ce4">
            <text:p>總計</text:p>
          </table:table-cell>
          <table:table-cell office:value-type="float" office:value="39.010000000000005" table:formula="msoxl:=  IF(SUM(D10:F10)=0,&quot;-&quot;,SUM(D10:F10))" table:style-name="ce5">
            <text:p>39.01<text:s/></text:p>
          </table:table-cell>
          <table:table-cell office:value-type="float" office:value="39.010000000000005" table:formula="msoxl:=IF(SUM(H10,L10,P10,水產養殖面積11!D10)=0,&quot;-&quot;,SUM(H10,L10,P10,水產養殖面積11!D10))" table:style-name="ce5">
            <text:p>39.01<text:s/></text:p>
          </table:table-cell>
          <table:table-cell office:value-type="string" office:string-value="-" table:formula="msoxl:=IF(SUM(I10,M10,Q10,水產養殖面積11!E10)=0,&quot;-&quot;,SUM(I10,M10,Q10,水產養殖面積11!E10))" table:style-name="ce5">
            <text:p>-</text:p>
          </table:table-cell>
          <table:table-cell office:value-type="string" office:string-value="-" table:formula="msoxl:=IF(SUM(J10,N10,R10,水產養殖面積11!F10)=0,&quot;-&quot;,SUM(J10,N10,R10,水產養殖面積11!F10))" table:style-name="ce5">
            <text:p>-</text:p>
          </table:table-cell>
          <table:table-cell office:value-type="string" office:string-value="-" table:formula="msoxl:=  IF(SUM(H10:J10)=0,&quot;-&quot;,SUM(H10:J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float" office:value="29.01" table:formula="msoxl:=  IF(SUM(L10:N10)=0,&quot;-&quot;,SUM(L10:N10))" table:style-name="ce5">
            <text:p>29.01<text:s/></text:p>
          </table:table-cell>
          <table:table-cell office:value-type="float" office:value="29.01" table:style-name="ce5">
            <text:p>29.01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10:R10)=0,&quot;-&quot;,SUM(P10:R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0" table:formula="msoxl:=  IF(SUM(D11:E11)=0,&quot;-&quot;,SUM(D11:E11))" table:style-name="ce5">
            <text:p>10.00<text:s/></text:p>
          </table:table-cell>
          <table:table-cell office:value-type="float" office:value="10" table:formula="msoxl:=IF(SUM(H11,L11,P11,水產養殖面積11!D11)=0,&quot;-&quot;,SUM(H11,L11,P11,水產養殖面積11!D11))" table:style-name="ce5">
            <text:p>10.00<text:s/></text:p>
          </table:table-cell>
          <table:table-cell office:value-type="string" office:string-value="-" table:formula="msoxl:=IF(SUM(I11,M11,Q11,水產養殖面積11!E11)=0,&quot;-&quot;,SUM(I11,M11,Q11,水產養殖面積11!E11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H11:I11)=0,&quot;-&quot;,SUM(H11:I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office:value-type="string" office:string-value="-" table:formula="msoxl:=  IF(SUM(I12:I16)=0,&quot;-&quot;,SUM(I12:I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L11:M11)=0,&quot;-&quot;,SUM(L11:M11))" table:style-name="ce5">
            <text:p>-</text:p>
          </table:table-cell>
          <table:table-cell office:value-type="string" office:string-value="-" table:formula="msoxl:=  IF(SUM(L12:L16)=0,&quot;-&quot;,SUM(L12:L16))" table:style-name="ce5">
            <text:p>-</text:p>
          </table:table-cell>
          <table:table-cell office:value-type="string" office:string-value="-" table:formula="msoxl:=  IF(SUM(M12:M16)=0,&quot;-&quot;,SUM(M12:M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11:Q11)=0,&quot;-&quot;,SUM(P11:Q11))" table:style-name="ce5">
            <text:p>-</text:p>
          </table:table-cell>
          <table:table-cell office:value-type="string" office:string-value="-" table:formula="msoxl:=  IF(SUM(P12:P16)=0,&quot;-&quot;,SUM(P12:P16))" table:style-name="ce5">
            <text:p>-</text:p>
          </table:table-cell>
          <table:table-cell office:value-type="string" office:string-value="-" table:formula="msoxl:=  IF(SUM(Q12:Q16)=0,&quot;-&quot;,SUM(Q12:Q16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12:E12)=0,&quot;-&quot;,SUM(D12:E12))" table:style-name="ce5">
            <text:p>-</text:p>
          </table:table-cell>
          <table:table-cell office:value-type="string" office:string-value="-" table:formula="msoxl:=IF(SUM(H12,L12,P12,水產養殖面積11!D12)=0,&quot;-&quot;,SUM(H12,L12,P12,水產養殖面積11!D12))" table:style-name="ce5">
            <text:p>-</text:p>
          </table:table-cell>
          <table:table-cell office:value-type="string" office:string-value="-" table:formula="msoxl:=IF(SUM(I12,M12,Q12,水產養殖面積11!E12)=0,&quot;-&quot;,SUM(I12,M12,Q12,水產養殖面積11!E12))" table:style-name="ce5">
            <text:p>-</text:p>
          </table:table-cell>
          <table:covered-table-cell/>
          <table:table-cell office:value-type="string" office:string-value="-" table:formula="msoxl:=  IF(SUM(H12:I12)=0,&quot;-&quot;,SUM(H12:I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2:M12)=0,&quot;-&quot;,SUM(L12:M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2:Q12)=0,&quot;-&quot;,SUM(P12:Q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13:E13)=0,&quot;-&quot;,SUM(D13:E13))" table:style-name="ce5">
            <text:p>-</text:p>
          </table:table-cell>
          <table:table-cell office:value-type="string" office:string-value="-" table:formula="msoxl:=IF(SUM(H13,L13,P13,水產養殖面積11!D13)=0,&quot;-&quot;,SUM(H13,L13,P13,水產養殖面積11!D13))" table:style-name="ce5">
            <text:p>-</text:p>
          </table:table-cell>
          <table:table-cell office:value-type="string" office:string-value="-" table:formula="msoxl:=IF(SUM(I13,M13,Q13,水產養殖面積11!E13)=0,&quot;-&quot;,SUM(I13,M13,Q13,水產養殖面積11!E13))" table:style-name="ce5">
            <text:p>-</text:p>
          </table:table-cell>
          <table:covered-table-cell/>
          <table:table-cell office:value-type="string" office:string-value="-" table:formula="msoxl:=  IF(SUM(H13:I13)=0,&quot;-&quot;,SUM(H13:I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3:M13)=0,&quot;-&quot;,SUM(L13:M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3:Q13)=0,&quot;-&quot;,SUM(P13:Q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10" table:formula="msoxl:=  IF(SUM(D14:E14)=0,&quot;-&quot;,SUM(D14:E14))" table:style-name="ce5">
            <text:p>10.00<text:s/></text:p>
          </table:table-cell>
          <table:table-cell office:value-type="float" office:value="10" table:formula="msoxl:=IF(SUM(H14,L14,P14,水產養殖面積11!D14)=0,&quot;-&quot;,SUM(H14,L14,P14,水產養殖面積11!D14))" table:style-name="ce5">
            <text:p>10.00<text:s/></text:p>
          </table:table-cell>
          <table:table-cell office:value-type="string" office:string-value="-" table:formula="msoxl:=IF(SUM(I14,M14,Q14,水產養殖面積11!E14)=0,&quot;-&quot;,SUM(I14,M14,Q14,水產養殖面積11!E14))" table:style-name="ce5">
            <text:p>-</text:p>
          </table:table-cell>
          <table:covered-table-cell/>
          <table:table-cell office:value-type="string" office:string-value="-" table:formula="msoxl:=  IF(SUM(H14:I14)=0,&quot;-&quot;,SUM(H14:I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4:M14)=0,&quot;-&quot;,SUM(L14:M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4:Q14)=0,&quot;-&quot;,SUM(P14:Q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15:E15)=0,&quot;-&quot;,SUM(D15:E15))" table:style-name="ce5">
            <text:p>-</text:p>
          </table:table-cell>
          <table:table-cell office:value-type="string" office:string-value="-" table:formula="msoxl:=IF(SUM(H15,L15,P15,水產養殖面積11!D15)=0,&quot;-&quot;,SUM(H15,L15,P15,水產養殖面積11!D15))" table:style-name="ce5">
            <text:p>-</text:p>
          </table:table-cell>
          <table:table-cell office:value-type="string" office:string-value="-" table:formula="msoxl:=IF(SUM(I15,M15,Q15,水產養殖面積11!E15)=0,&quot;-&quot;,SUM(I15,M15,Q15,水產養殖面積11!E15))" table:style-name="ce5">
            <text:p>-</text:p>
          </table:table-cell>
          <table:covered-table-cell/>
          <table:table-cell office:value-type="string" office:string-value="-" table:formula="msoxl:=  IF(SUM(H15:I15)=0,&quot;-&quot;,SUM(H15:I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5:M15)=0,&quot;-&quot;,SUM(L15:M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5:Q15)=0,&quot;-&quot;,SUM(P15:Q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16:E16)=0,&quot;-&quot;,SUM(D16:E16))" table:style-name="ce5">
            <text:p>-</text:p>
          </table:table-cell>
          <table:table-cell office:value-type="string" office:string-value="-" table:formula="msoxl:=IF(SUM(H16,L16,P16,水產養殖面積11!D16)=0,&quot;-&quot;,SUM(H16,L16,P16,水產養殖面積11!D16))" table:style-name="ce5">
            <text:p>-</text:p>
          </table:table-cell>
          <table:table-cell office:value-type="string" office:string-value="-" table:formula="msoxl:=IF(SUM(I16,M16,Q16,水產養殖面積11!E16)=0,&quot;-&quot;,SUM(I16,M16,Q16,水產養殖面積11!E16))" table:style-name="ce5">
            <text:p>-</text:p>
          </table:table-cell>
          <table:covered-table-cell/>
          <table:table-cell office:value-type="string" office:string-value="-" table:formula="msoxl:=  IF(SUM(H16:I16)=0,&quot;-&quot;,SUM(H16:I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6:M16)=0,&quot;-&quot;,SUM(L16:M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6:Q16)=0,&quot;-&quot;,SUM(P16:Q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17:E17)=0,&quot;-&quot;,SUM(D17:E17))" table:style-name="ce5">
            <text:p>-</text:p>
          </table:table-cell>
          <table:table-cell office:value-type="string" office:string-value="-" table:formula="msoxl:=IF(SUM(H17,L17,P17,水產養殖面積11!D17)=0,&quot;-&quot;,SUM(H17,L17,P17,水產養殖面積11!D17))" table:style-name="ce5">
            <text:p>-</text:p>
          </table:table-cell>
          <table:table-cell office:value-type="string" office:string-value="-" table:formula="msoxl:=IF(SUM(I17,M17,Q17,水產養殖面積11!E17)=0,&quot;-&quot;,SUM(I17,M17,Q17,水產養殖面積11!E17))" table:style-name="ce5">
            <text:p>-</text:p>
          </table:table-cell>
          <table:covered-table-cell/>
          <table:table-cell office:value-type="string" office:string-value="-" table:formula="msoxl:=  IF(SUM(H17:I17)=0,&quot;-&quot;,SUM(H17:I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office:value-type="string" office:string-value="-" table:formula="msoxl:=  IF(SUM(I18:I20)=0,&quot;-&quot;,SUM(I18:I20))" table:style-name="ce5">
            <text:p>-</text:p>
          </table:table-cell>
          <table:covered-table-cell/>
          <table:table-cell office:value-type="string" office:string-value="-" table:formula="msoxl:=  IF(SUM(L17:M17)=0,&quot;-&quot;,SUM(L17:M17))" table:style-name="ce5">
            <text:p>-</text:p>
          </table:table-cell>
          <table:table-cell office:value-type="string" office:string-value="-" table:formula="msoxl:=  IF(SUM(L18:L20)=0,&quot;-&quot;,SUM(L18:L20))" table:style-name="ce5">
            <text:p>-</text:p>
          </table:table-cell>
          <table:table-cell office:value-type="string" office:string-value="-" table:formula="msoxl:=  IF(SUM(M18:M20)=0,&quot;-&quot;,SUM(M18:M20))" table:style-name="ce5">
            <text:p>-</text:p>
          </table:table-cell>
          <table:covered-table-cell/>
          <table:table-cell office:value-type="string" office:string-value="-" table:formula="msoxl:=  IF(SUM(P17:Q17)=0,&quot;-&quot;,SUM(P17:Q17))" table:style-name="ce5">
            <text:p>-</text:p>
          </table:table-cell>
          <table:table-cell office:value-type="string" office:string-value="-" table:formula="msoxl:=  IF(SUM(P18:P20)=0,&quot;-&quot;,SUM(P18:P20))" table:style-name="ce5">
            <text:p>-</text:p>
          </table:table-cell>
          <table:table-cell office:value-type="string" office:string-value="-" table:formula="msoxl:=  IF(SUM(Q18:Q20)=0,&quot;-&quot;,SUM(Q18:Q20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office:string-value="-" table:formula="msoxl:=IF(SUM(H18,L18,P18,水產養殖面積11!D18)=0,&quot;-&quot;,SUM(H18,L18,P18,水產養殖面積11!D18))" table:style-name="ce5">
            <text:p>-</text:p>
          </table:table-cell>
          <table:table-cell office:value-type="string" office:string-value="-" table:formula="msoxl:=IF(SUM(I18,M18,Q18,水產養殖面積11!E18)=0,&quot;-&quot;,SUM(I18,M18,Q18,水產養殖面積11!E18))" table:style-name="ce5">
            <text:p>-</text:p>
          </table:table-cell>
          <table:covered-table-cell/>
          <table:table-cell office:value-type="string" office:string-value="-" table:formula="msoxl:=  IF(SUM(H18:I18)=0,&quot;-&quot;,SUM(H18:I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8:M18)=0,&quot;-&quot;,SUM(L18:M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8:Q18)=0,&quot;-&quot;,SUM(P18:Q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office:string-value="-" table:formula="msoxl:=IF(SUM(H19,L19,P19,水產養殖面積11!D19)=0,&quot;-&quot;,SUM(H19,L19,P19,水產養殖面積11!D19))" table:style-name="ce5">
            <text:p>-</text:p>
          </table:table-cell>
          <table:table-cell office:value-type="string" office:string-value="-" table:formula="msoxl:=IF(SUM(I19,M19,Q19,水產養殖面積11!E19)=0,&quot;-&quot;,SUM(I19,M19,Q19,水產養殖面積11!E19))" table:style-name="ce5">
            <text:p>-</text:p>
          </table:table-cell>
          <table:covered-table-cell/>
          <table:table-cell office:value-type="string" office:string-value="-" table:formula="msoxl:=  IF(SUM(H19:I19)=0,&quot;-&quot;,SUM(H19:I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9:M19)=0,&quot;-&quot;,SUM(L19:M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9:Q19)=0,&quot;-&quot;,SUM(P19:Q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20:E20)=0,&quot;-&quot;,SUM(D20:E20))" table:style-name="ce5">
            <text:p>-</text:p>
          </table:table-cell>
          <table:table-cell office:value-type="string" office:string-value="-" table:formula="msoxl:=IF(SUM(H20,L20,P20,水產養殖面積11!D20)=0,&quot;-&quot;,SUM(H20,L20,P20,水產養殖面積11!D20))" table:style-name="ce5">
            <text:p>-</text:p>
          </table:table-cell>
          <table:table-cell office:value-type="string" office:string-value="-" table:formula="msoxl:=IF(SUM(I20,M20,Q20,水產養殖面積11!E20)=0,&quot;-&quot;,SUM(I20,M20,Q20,水產養殖面積11!E20))" table:style-name="ce5">
            <text:p>-</text:p>
          </table:table-cell>
          <table:covered-table-cell/>
          <table:table-cell office:value-type="string" office:string-value="-" table:formula="msoxl:=  IF(SUM(H20:I20)=0,&quot;-&quot;,SUM(H20:I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0:M20)=0,&quot;-&quot;,SUM(L20:M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0:Q20)=0,&quot;-&quot;,SUM(P20:Q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21:E21)=0,&quot;-&quot;,SUM(D21:E21))" table:style-name="ce5">
            <text:p>-</text:p>
          </table:table-cell>
          <table:table-cell office:value-type="string" office:string-value="-" table:formula="msoxl:=IF(SUM(H21,L21,P21,水產養殖面積11!D21)=0,&quot;-&quot;,SUM(H21,L21,P21,水產養殖面積11!D21))" table:style-name="ce5">
            <text:p>-</text:p>
          </table:table-cell>
          <table:table-cell office:value-type="string" office:string-value="-" table:formula="msoxl:=IF(SUM(I21,M21,Q21,水產養殖面積11!E21)=0,&quot;-&quot;,SUM(I21,M21,Q21,水產養殖面積11!E21))" table:style-name="ce5">
            <text:p>-</text:p>
          </table:table-cell>
          <table:covered-table-cell/>
          <table:table-cell office:value-type="string" office:string-value="-" table:formula="msoxl:=  IF(SUM(H21:I21)=0,&quot;-&quot;,SUM(H21:I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office:value-type="string" office:string-value="-" table:formula="msoxl:=  IF(SUM(I22:I23)=0,&quot;-&quot;,SUM(I22:I23))" table:style-name="ce5">
            <text:p>-</text:p>
          </table:table-cell>
          <table:covered-table-cell/>
          <table:table-cell office:value-type="string" office:string-value="-" table:formula="msoxl:=  IF(SUM(L21:M21)=0,&quot;-&quot;,SUM(L21:M21))" table:style-name="ce5">
            <text:p>-</text:p>
          </table:table-cell>
          <table:table-cell office:value-type="string" office:string-value="-" table:formula="msoxl:=  IF(SUM(L22:L23)=0,&quot;-&quot;,SUM(L22:L23))" table:style-name="ce5">
            <text:p>-</text:p>
          </table:table-cell>
          <table:table-cell office:value-type="string" office:string-value="-" table:formula="msoxl:=  IF(SUM(M22:M23)=0,&quot;-&quot;,SUM(M22:M23))" table:style-name="ce5">
            <text:p>-</text:p>
          </table:table-cell>
          <table:covered-table-cell/>
          <table:table-cell office:value-type="string" office:string-value="-" table:formula="msoxl:=  IF(SUM(P21:Q21)=0,&quot;-&quot;,SUM(P21:Q21))" table:style-name="ce5">
            <text:p>-</text:p>
          </table:table-cell>
          <table:table-cell office:value-type="string" office:string-value="-" table:formula="msoxl:=  IF(SUM(P22:P23)=0,&quot;-&quot;,SUM(P22:P23))" table:style-name="ce5">
            <text:p>-</text:p>
          </table:table-cell>
          <table:table-cell office:value-type="string" office:string-value="-" table:formula="msoxl:=  IF(SUM(Q22:Q23)=0,&quot;-&quot;,SUM(Q22:Q23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22:E22)=0,&quot;-&quot;,SUM(D22:E22))" table:style-name="ce5">
            <text:p>-</text:p>
          </table:table-cell>
          <table:table-cell office:value-type="string" office:string-value="-" table:formula="msoxl:=IF(SUM(H22,L22,P22,水產養殖面積11!D22)=0,&quot;-&quot;,SUM(H22,L22,P22,水產養殖面積11!D22))" table:style-name="ce5">
            <text:p>-</text:p>
          </table:table-cell>
          <table:table-cell office:value-type="string" office:string-value="-" table:formula="msoxl:=IF(SUM(I22,M22,Q22,水產養殖面積11!E22)=0,&quot;-&quot;,SUM(I22,M22,Q22,水產養殖面積11!E22))" table:style-name="ce5">
            <text:p>-</text:p>
          </table:table-cell>
          <table:covered-table-cell/>
          <table:table-cell office:value-type="string" office:string-value="-" table:formula="msoxl:=  IF(SUM(H22:I22)=0,&quot;-&quot;,SUM(H22:I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2:M22)=0,&quot;-&quot;,SUM(L22:M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2:Q22)=0,&quot;-&quot;,SUM(P22:Q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office:string-value="-" table:formula="msoxl:=IF(SUM(H23,L23,P23,水產養殖面積11!D23)=0,&quot;-&quot;,SUM(H23,L23,P23,水產養殖面積11!D23))" table:style-name="ce5">
            <text:p>-</text:p>
          </table:table-cell>
          <table:table-cell office:value-type="string" office:string-value="-" table:formula="msoxl:=IF(SUM(I23,M23,Q23,水產養殖面積11!E23)=0,&quot;-&quot;,SUM(I23,M23,Q23,水產養殖面積11!E23))" table:style-name="ce5">
            <text:p>-</text:p>
          </table:table-cell>
          <table:covered-table-cell/>
          <table:table-cell office:value-type="string" office:string-value="-" table:formula="msoxl:=  IF(SUM(H23:I23)=0,&quot;-&quot;,SUM(H23:I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3:M23)=0,&quot;-&quot;,SUM(L23:M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3:Q23)=0,&quot;-&quot;,SUM(P23:Q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table-cell office:value-type="string" table:number-columns-spanned="1" table:number-rows-spanned="14" table:style-name="ce100">
            <text:p>彰化縣</text:p>
          </table:table-cell>
          <table:table-cell office:value-type="string" table:style-name="ce4">
            <text:p>總計</text:p>
          </table:table-cell>
          <table:table-cell office:value-type="float" office:value="1950.1100000000001" table:formula="msoxl:=  IF(SUM(D24:F24)=0,&quot;-&quot;,SUM(D24:F24))" table:style-name="ce5">
            <text:p>1,950.11<text:s/></text:p>
          </table:table-cell>
          <table:table-cell office:value-type="float" office:value="364.98" table:formula="msoxl:=IF(SUM(H24,L24,P24,水產養殖面積11!D24)=0,&quot;-&quot;,SUM(H24,L24,P24,水產養殖面積11!D24))" table:style-name="ce5">
            <text:p>364.98<text:s/></text:p>
          </table:table-cell>
          <table:table-cell office:value-type="float" office:value="1379.53" table:formula="msoxl:=IF(SUM(I24,M24,Q24,水產養殖面積11!E24)=0,&quot;-&quot;,SUM(I24,M24,Q24,水產養殖面積11!E24))" table:style-name="ce5">
            <text:p>1,379.53<text:s/></text:p>
          </table:table-cell>
          <table:table-cell office:value-type="float" office:value="205.60000000000002" table:formula="msoxl:=IF(SUM(J24,N24,R24,水產養殖面積11!F24)=0,&quot;-&quot;,SUM(J24,N24,R24,水產養殖面積11!F24))" table:style-name="ce5">
            <text:p>205.60<text:s/></text:p>
          </table:table-cell>
          <table:table-cell office:value-type="float" office:value="1316.62" table:formula="msoxl:=  IF(SUM(H24:J24)=0,&quot;-&quot;,SUM(H24:J24))" table:style-name="ce5">
            <text:p>1,316.62<text:s/></text:p>
          </table:table-cell>
          <table:table-cell office:value-type="float" office:value="31.78" table:style-name="ce5">
            <text:p>31.78<text:s/></text:p>
          </table:table-cell>
          <table:table-cell office:value-type="float" office:value="1200.47" table:style-name="ce5">
            <text:p>1,200.47<text:s/></text:p>
          </table:table-cell>
          <table:table-cell office:value-type="float" office:value="84.37" table:style-name="ce48">
            <text:p>84.37<text:s/></text:p>
          </table:table-cell>
          <table:table-cell office:value-type="float" office:value="633.49" table:formula="msoxl:=  IF(SUM(L24:N24)=0,&quot;-&quot;,SUM(L24:N24))" table:style-name="ce5">
            <text:p>633.49<text:s/></text:p>
          </table:table-cell>
          <table:table-cell office:value-type="float" office:value="333.2" table:style-name="ce5">
            <text:p>333.20<text:s/></text:p>
          </table:table-cell>
          <table:table-cell office:value-type="float" office:value="179.06" table:style-name="ce5">
            <text:p>179.06<text:s/></text:p>
          </table:table-cell>
          <table:table-cell office:value-type="float" office:value="121.23" table:style-name="ce48">
            <text:p>121.23<text:s/></text:p>
          </table:table-cell>
          <table:table-cell office:value-type="string" office:string-value="-" table:formula="msoxl:=  IF(SUM(P24:R24)=0,&quot;-&quot;,SUM(P24:R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03.33000000000001" table:formula="msoxl:=  IF(SUM(D25:E25)=0,&quot;-&quot;,SUM(D25:E25))" table:style-name="ce5">
            <text:p>103.33<text:s/></text:p>
          </table:table-cell>
          <table:table-cell office:value-type="float" office:value="32.410000000000004" table:formula="msoxl:=IF(SUM(H25,L25,P25,水產養殖面積11!D25)=0,&quot;-&quot;,SUM(H25,L25,P25,水產養殖面積11!D25))" table:style-name="ce5">
            <text:p>32.41<text:s/></text:p>
          </table:table-cell>
          <table:table-cell office:value-type="float" office:value="70.92" table:formula="msoxl:=IF(SUM(I25,M25,Q25,水產養殖面積11!E25)=0,&quot;-&quot;,SUM(I25,M25,Q25,水產養殖面積11!E25))" table:style-name="ce5">
            <text:p>70.92<text:s/></text:p>
          </table:table-cell>
          <table:table-cell table:number-columns-spanned="1" table:number-rows-spanned="13" table:style-name="ce91"/>
          <table:table-cell office:value-type="float" office:value="47.68" table:formula="msoxl:=  IF(SUM(H25:I25)=0,&quot;-&quot;,SUM(H25:I25))" table:style-name="ce5">
            <text:p>47.68<text:s/></text:p>
          </table:table-cell>
          <table:table-cell office:value-type="float" office:value="3.68" table:formula="msoxl:=  IF(SUM(H26:H30)=0,&quot;-&quot;,SUM(H26:H30))" table:style-name="ce5">
            <text:p>3.68<text:s/></text:p>
          </table:table-cell>
          <table:table-cell office:value-type="float" office:value="44" table:formula="msoxl:=  IF(SUM(I26:I30)=0,&quot;-&quot;,SUM(I26:I30))" table:style-name="ce5">
            <text:p>44.00<text:s/></text:p>
          </table:table-cell>
          <table:table-cell table:number-columns-spanned="1" table:number-rows-spanned="13" table:style-name="ce104"/>
          <table:table-cell office:value-type="float" office:value="55.65" table:formula="msoxl:=  IF(SUM(L25:M25)=0,&quot;-&quot;,SUM(L25:M25))" table:style-name="ce5">
            <text:p>55.65<text:s/></text:p>
          </table:table-cell>
          <table:table-cell office:value-type="float" office:value="28.73" table:formula="msoxl:=  IF(SUM(L26:L30)=0,&quot;-&quot;,SUM(L26:L30))" table:style-name="ce5">
            <text:p>28.73<text:s/></text:p>
          </table:table-cell>
          <table:table-cell office:value-type="float" office:value="26.919999999999998" table:formula="msoxl:=  IF(SUM(M26:M30)=0,&quot;-&quot;,SUM(M26:M30))" table:style-name="ce5">
            <text:p>26.92<text:s/></text:p>
          </table:table-cell>
          <table:table-cell table:number-columns-spanned="1" table:number-rows-spanned="13" table:style-name="ce104"/>
          <table:table-cell office:value-type="string" office:string-value="-" table:formula="msoxl:=  IF(SUM(P25:Q25)=0,&quot;-&quot;,SUM(P25:Q25))" table:style-name="ce5">
            <text:p>-</text:p>
          </table:table-cell>
          <table:table-cell office:value-type="string" office:string-value="-" table:formula="msoxl:=  IF(SUM(P26:P30)=0,&quot;-&quot;,SUM(P26:P30))" table:style-name="ce5">
            <text:p>-</text:p>
          </table:table-cell>
          <table:table-cell office:value-type="string" office:string-value="-" table:formula="msoxl:=  IF(SUM(Q26:Q30)=0,&quot;-&quot;,SUM(Q26:Q30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35" table:formula="msoxl:=  IF(SUM(D26:E26)=0,&quot;-&quot;,SUM(D26:E26))" table:style-name="ce5">
            <text:p>35.00<text:s/></text:p>
          </table:table-cell>
          <table:table-cell office:value-type="string" office:string-value="-" table:formula="msoxl:=IF(SUM(H26,L26,P26,水產養殖面積11!D26)=0,&quot;-&quot;,SUM(H26,L26,P26,水產養殖面積11!D26))" table:style-name="ce5">
            <text:p>-</text:p>
          </table:table-cell>
          <table:table-cell office:value-type="float" office:value="35" table:formula="msoxl:=IF(SUM(I26,M26,Q26,水產養殖面積11!E26)=0,&quot;-&quot;,SUM(I26,M26,Q26,水產養殖面積11!E26))" table:style-name="ce5">
            <text:p>35.00<text:s/></text:p>
          </table:table-cell>
          <table:covered-table-cell/>
          <table:table-cell office:value-type="float" office:value="35" table:formula="msoxl:=  IF(SUM(H26:I26)=0,&quot;-&quot;,SUM(H26:I26))" table:style-name="ce5">
            <text:p>35.00<text:s/></text:p>
          </table:table-cell>
          <table:table-cell office:value-type="string" table:style-name="ce5">
            <text:p>-</text:p>
          </table:table-cell>
          <table:table-cell office:value-type="float" office:value="35" table:style-name="ce5">
            <text:p>35.00<text:s/></text:p>
          </table:table-cell>
          <table:covered-table-cell/>
          <table:table-cell office:value-type="string" office:string-value="-" table:formula="msoxl:=  IF(SUM(L26:M26)=0,&quot;-&quot;,SUM(L26:M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6:Q26)=0,&quot;-&quot;,SUM(P26:Q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48.76" table:formula="msoxl:=  IF(SUM(D27:E27)=0,&quot;-&quot;,SUM(D27:E27))" table:style-name="ce5">
            <text:p>48.76<text:s/></text:p>
          </table:table-cell>
          <table:table-cell office:value-type="float" office:value="14.82" table:formula="msoxl:=IF(SUM(H27,L27,P27,水產養殖面積11!D27)=0,&quot;-&quot;,SUM(H27,L27,P27,水產養殖面積11!D27))" table:style-name="ce5">
            <text:p>14.82<text:s/></text:p>
          </table:table-cell>
          <table:table-cell office:value-type="float" office:value="33.94" table:formula="msoxl:=IF(SUM(I27,M27,Q27,水產養殖面積11!E27)=0,&quot;-&quot;,SUM(I27,M27,Q27,水產養殖面積11!E27))" table:style-name="ce5">
            <text:p>33.94<text:s/></text:p>
          </table:table-cell>
          <table:covered-table-cell/>
          <table:table-cell office:value-type="float" office:value="11.43" table:formula="msoxl:=  IF(SUM(H27:I27)=0,&quot;-&quot;,SUM(H27:I27))" table:style-name="ce5">
            <text:p>11.43<text:s/></text:p>
          </table:table-cell>
          <table:table-cell office:value-type="float" office:value="2.4300000000000002" table:style-name="ce5">
            <text:p>2.43<text:s/></text:p>
          </table:table-cell>
          <table:table-cell office:value-type="float" office:value="9" table:style-name="ce5">
            <text:p>9.00<text:s/></text:p>
          </table:table-cell>
          <table:covered-table-cell/>
          <table:table-cell office:value-type="float" office:value="37.33" table:formula="msoxl:=  IF(SUM(L27:M27)=0,&quot;-&quot;,SUM(L27:M27))" table:style-name="ce5">
            <text:p>37.33<text:s/></text:p>
          </table:table-cell>
          <table:table-cell office:value-type="float" office:value="12.39" table:style-name="ce5">
            <text:p>12.39<text:s/></text:p>
          </table:table-cell>
          <table:table-cell office:value-type="float" office:value="24.94" table:style-name="ce5">
            <text:p>24.94<text:s/></text:p>
          </table:table-cell>
          <table:covered-table-cell/>
          <table:table-cell office:value-type="string" office:string-value="-" table:formula="msoxl:=  IF(SUM(P27:Q27)=0,&quot;-&quot;,SUM(P27:Q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15.139999999999999" table:formula="msoxl:=  IF(SUM(D28:E28)=0,&quot;-&quot;,SUM(D28:E28))" table:style-name="ce5">
            <text:p>15.14<text:s/></text:p>
          </table:table-cell>
          <table:table-cell office:value-type="float" office:value="14.649999999999999" table:formula="msoxl:=IF(SUM(H28,L28,P28,水產養殖面積11!D28)=0,&quot;-&quot;,SUM(H28,L28,P28,水產養殖面積11!D28))" table:style-name="ce5">
            <text:p>14.65<text:s/></text:p>
          </table:table-cell>
          <table:table-cell office:value-type="float" office:value="0.49" table:formula="msoxl:=IF(SUM(I28,M28,Q28,水產養殖面積11!E28)=0,&quot;-&quot;,SUM(I28,M28,Q28,水產養殖面積11!E28))" table:style-name="ce5">
            <text:p>0.49<text:s/></text:p>
          </table:table-cell>
          <table:covered-table-cell/>
          <table:table-cell office:value-type="string" office:string-value="-" table:formula="msoxl:=  IF(SUM(H28:I28)=0,&quot;-&quot;,SUM(H28:I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15.139999999999999" table:formula="msoxl:=  IF(SUM(L28:M28)=0,&quot;-&quot;,SUM(L28:M28))" table:style-name="ce5">
            <text:p>15.14<text:s/></text:p>
          </table:table-cell>
          <table:table-cell office:value-type="float" office:value="14.649999999999999" table:style-name="ce5">
            <text:p>14.65<text:s/></text:p>
          </table:table-cell>
          <table:table-cell office:value-type="float" office:value="0.49" table:style-name="ce5">
            <text:p>0.49<text:s/></text:p>
          </table:table-cell>
          <table:covered-table-cell/>
          <table:table-cell office:value-type="string" office:string-value="-" table:formula="msoxl:=  IF(SUM(P28:Q28)=0,&quot;-&quot;,SUM(P28:Q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3.62" table:formula="msoxl:=  IF(SUM(D29:E29)=0,&quot;-&quot;,SUM(D29:E29))" table:style-name="ce5">
            <text:p>3.62<text:s/></text:p>
          </table:table-cell>
          <table:table-cell office:value-type="float" office:value="2.1300000000000003" table:formula="msoxl:=IF(SUM(H29,L29,P29,水產養殖面積11!D29)=0,&quot;-&quot;,SUM(H29,L29,P29,水產養殖面積11!D29))" table:style-name="ce5">
            <text:p>2.13<text:s/></text:p>
          </table:table-cell>
          <table:table-cell office:value-type="float" office:value="1.49" table:formula="msoxl:=IF(SUM(I29,M29,Q29,水產養殖面積11!E29)=0,&quot;-&quot;,SUM(I29,M29,Q29,水產養殖面積11!E29))" table:style-name="ce5">
            <text:p>1.49<text:s/></text:p>
          </table:table-cell>
          <table:covered-table-cell/>
          <table:table-cell office:value-type="float" office:value="0.44" table:formula="msoxl:=  IF(SUM(H29:I29)=0,&quot;-&quot;,SUM(H29:I29))" table:style-name="ce5">
            <text:p>0.44<text:s/></text:p>
          </table:table-cell>
          <table:table-cell office:value-type="float" office:value="0.44" table:style-name="ce5">
            <text:p>0.44<text:s/>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3.18" table:formula="msoxl:=  IF(SUM(L29:M29)=0,&quot;-&quot;,SUM(L29:M29))" table:style-name="ce5">
            <text:p>3.18<text:s/></text:p>
          </table:table-cell>
          <table:table-cell office:value-type="float" office:value="1.6900000000000002" table:style-name="ce5">
            <text:p>1.69<text:s/></text:p>
          </table:table-cell>
          <table:table-cell office:value-type="float" office:value="1.49" table:style-name="ce5">
            <text:p>1.49<text:s/></text:p>
          </table:table-cell>
          <table:covered-table-cell/>
          <table:table-cell office:value-type="string" office:string-value="-" table:formula="msoxl:=  IF(SUM(P29:Q29)=0,&quot;-&quot;,SUM(P29:Q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0.81" table:formula="msoxl:=  IF(SUM(D30:E30)=0,&quot;-&quot;,SUM(D30:E30))" table:style-name="ce5">
            <text:p>0.81<text:s/></text:p>
          </table:table-cell>
          <table:table-cell office:value-type="float" office:value="0.81" table:formula="msoxl:=IF(SUM(H30,L30,P30,水產養殖面積11!D30)=0,&quot;-&quot;,SUM(H30,L30,P30,水產養殖面積11!D30))" table:style-name="ce5">
            <text:p>0.81<text:s/></text:p>
          </table:table-cell>
          <table:table-cell office:value-type="string" office:string-value="-" table:formula="msoxl:=IF(SUM(I30,M30,Q30,水產養殖面積11!E30)=0,&quot;-&quot;,SUM(I30,M30,Q30,水產養殖面積11!E30))" table:style-name="ce5">
            <text:p>-</text:p>
          </table:table-cell>
          <table:covered-table-cell/>
          <table:table-cell office:value-type="float" office:value="0.81" table:formula="msoxl:=  IF(SUM(H30:I30)=0,&quot;-&quot;,SUM(H30:I30))" table:style-name="ce5">
            <text:p>0.81<text:s/></text:p>
          </table:table-cell>
          <table:table-cell office:value-type="float" office:value="0.81" table:style-name="ce5">
            <text:p>0.81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0:M30)=0,&quot;-&quot;,SUM(L30:M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0:Q30)=0,&quot;-&quot;,SUM(P30:Q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1495.07" table:formula="msoxl:=  IF(SUM(D31:E31)=0,&quot;-&quot;,SUM(D31:E31))" table:style-name="ce5">
            <text:p>1,495.07<text:s/></text:p>
          </table:table-cell>
          <table:table-cell office:value-type="float" office:value="230.5" table:formula="msoxl:=IF(SUM(H31,L31,P31,水產養殖面積11!D31)=0,&quot;-&quot;,SUM(H31,L31,P31,水產養殖面積11!D31))" table:style-name="ce5">
            <text:p>230.50<text:s/></text:p>
          </table:table-cell>
          <table:table-cell office:value-type="float" office:value="1264.57" table:formula="msoxl:=IF(SUM(I31,M31,Q31,水產養殖面積11!E31)=0,&quot;-&quot;,SUM(I31,M31,Q31,水產養殖面積11!E31))" table:style-name="ce5">
            <text:p>1,264.57<text:s/></text:p>
          </table:table-cell>
          <table:covered-table-cell/>
          <table:table-cell office:value-type="float" office:value="1133.97" table:formula="msoxl:=  IF(SUM(H31:I31)=0,&quot;-&quot;,SUM(H31:I31))" table:style-name="ce5">
            <text:p>1,133.97<text:s/>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office:value-type="float" office:value="1133.97" table:formula="msoxl:=  IF(SUM(I32:I34)=0,&quot;-&quot;,SUM(I32:I34))" table:style-name="ce5">
            <text:p>1,133.97<text:s/></text:p>
          </table:table-cell>
          <table:covered-table-cell/>
          <table:table-cell office:value-type="float" office:value="361.1" table:formula="msoxl:=  IF(SUM(L31:M31)=0,&quot;-&quot;,SUM(L31:M31))" table:style-name="ce5">
            <text:p>361.10<text:s/></text:p>
          </table:table-cell>
          <table:table-cell office:value-type="float" office:value="230.5" table:formula="msoxl:=  IF(SUM(L32:L34)=0,&quot;-&quot;,SUM(L32:L34))" table:style-name="ce5">
            <text:p>230.50<text:s/></text:p>
          </table:table-cell>
          <table:table-cell office:value-type="float" office:value="130.6" table:formula="msoxl:=  IF(SUM(M32:M34)=0,&quot;-&quot;,SUM(M32:M34))" table:style-name="ce5">
            <text:p>130.60<text:s/></text:p>
          </table:table-cell>
          <table:covered-table-cell/>
          <table:table-cell office:value-type="string" office:string-value="-" table:formula="msoxl:=  IF(SUM(P31:Q31)=0,&quot;-&quot;,SUM(P31:Q31))" table:style-name="ce5">
            <text:p>-</text:p>
          </table:table-cell>
          <table:table-cell office:value-type="string" office:string-value="-" table:formula="msoxl:=  IF(SUM(P32:P34)=0,&quot;-&quot;,SUM(P32:P34))" table:style-name="ce5">
            <text:p>-</text:p>
          </table:table-cell>
          <table:table-cell office:value-type="string" office:string-value="-" table:formula="msoxl:=  IF(SUM(Q32:Q34)=0,&quot;-&quot;,SUM(Q32:Q34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office:string-value="-" table:formula="msoxl:=IF(SUM(H32,L32,P32,水產養殖面積11!D32)=0,&quot;-&quot;,SUM(H32,L32,P32,水產養殖面積11!D32))" table:style-name="ce5">
            <text:p>-</text:p>
          </table:table-cell>
          <table:table-cell office:value-type="string" office:string-value="-" table:formula="msoxl:=IF(SUM(I32,M32,Q32,水產養殖面積11!E32)=0,&quot;-&quot;,SUM(I32,M32,Q32,水產養殖面積11!E32))" table:style-name="ce5">
            <text:p>-</text:p>
          </table:table-cell>
          <table:covered-table-cell/>
          <table:table-cell office:value-type="string" office:string-value="-" table:formula="msoxl:=  IF(SUM(H32:I32)=0,&quot;-&quot;,SUM(H32:I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2:M32)=0,&quot;-&quot;,SUM(L32:M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2:Q32)=0,&quot;-&quot;,SUM(P32:Q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1133.97" table:formula="msoxl:=  IF(SUM(D33:E33)=0,&quot;-&quot;,SUM(D33:E33))" table:style-name="ce5">
            <text:p>1,133.97<text:s/></text:p>
          </table:table-cell>
          <table:table-cell office:value-type="string" office:string-value="-" table:formula="msoxl:=IF(SUM(H33,L33,P33,水產養殖面積11!D33)=0,&quot;-&quot;,SUM(H33,L33,P33,水產養殖面積11!D33))" table:style-name="ce5">
            <text:p>-</text:p>
          </table:table-cell>
          <table:table-cell office:value-type="float" office:value="1133.97" table:formula="msoxl:=IF(SUM(I33,M33,Q33,水產養殖面積11!E33)=0,&quot;-&quot;,SUM(I33,M33,Q33,水產養殖面積11!E33))" table:style-name="ce5">
            <text:p>1,133.97<text:s/></text:p>
          </table:table-cell>
          <table:covered-table-cell/>
          <table:table-cell office:value-type="float" office:value="1133.97" table:formula="msoxl:=  IF(SUM(H33:I33)=0,&quot;-&quot;,SUM(H33:I33))" table:style-name="ce5">
            <text:p>1,133.97<text:s/></text:p>
          </table:table-cell>
          <table:table-cell office:value-type="string" table:style-name="ce5">
            <text:p>-</text:p>
          </table:table-cell>
          <table:table-cell office:value-type="float" office:value="1133.97" table:style-name="ce5">
            <text:p>1,133.97<text:s/></text:p>
          </table:table-cell>
          <table:covered-table-cell/>
          <table:table-cell office:value-type="string" office:string-value="-" table:formula="msoxl:=  IF(SUM(L33:M33)=0,&quot;-&quot;,SUM(L33:M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3:Q33)=0,&quot;-&quot;,SUM(P33:Q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361.1" table:formula="msoxl:=  IF(SUM(D34:E34)=0,&quot;-&quot;,SUM(D34:E34))" table:style-name="ce5">
            <text:p>361.10<text:s/></text:p>
          </table:table-cell>
          <table:table-cell office:value-type="float" office:value="230.5" table:formula="msoxl:=IF(SUM(H34,L34,P34,水產養殖面積11!D34)=0,&quot;-&quot;,SUM(H34,L34,P34,水產養殖面積11!D34))" table:style-name="ce5">
            <text:p>230.50<text:s/></text:p>
          </table:table-cell>
          <table:table-cell office:value-type="float" office:value="130.6" table:formula="msoxl:=IF(SUM(I34,M34,Q34,水產養殖面積11!E34)=0,&quot;-&quot;,SUM(I34,M34,Q34,水產養殖面積11!E34))" table:style-name="ce5">
            <text:p>130.60<text:s/></text:p>
          </table:table-cell>
          <table:covered-table-cell/>
          <table:table-cell office:value-type="string" office:string-value="-" table:formula="msoxl:=  IF(SUM(H34:I34)=0,&quot;-&quot;,SUM(H34:I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361.1" table:formula="msoxl:=  IF(SUM(L34:M34)=0,&quot;-&quot;,SUM(L34:M34))" table:style-name="ce5">
            <text:p>361.10<text:s/></text:p>
          </table:table-cell>
          <table:table-cell office:value-type="float" office:value="230.5" table:style-name="ce5">
            <text:p>230.50<text:s/></text:p>
          </table:table-cell>
          <table:table-cell office:value-type="float" office:value="130.6" table:style-name="ce5">
            <text:p>130.60<text:s/></text:p>
          </table:table-cell>
          <table:covered-table-cell/>
          <table:table-cell office:value-type="string" office:string-value="-" table:formula="msoxl:=  IF(SUM(P34:Q34)=0,&quot;-&quot;,SUM(P34:Q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60.67" table:formula="msoxl:=  IF(SUM(D35:E35)=0,&quot;-&quot;,SUM(D35:E35))" table:style-name="ce5">
            <text:p>60.67<text:s/></text:p>
          </table:table-cell>
          <table:table-cell office:value-type="float" office:value="60.67" table:formula="msoxl:=IF(SUM(H35,L35,P35,水產養殖面積11!D35)=0,&quot;-&quot;,SUM(H35,L35,P35,水產養殖面積11!D35))" table:style-name="ce5">
            <text:p>60.67<text:s/></text:p>
          </table:table-cell>
          <table:table-cell office:value-type="string" office:string-value="-" table:formula="msoxl:=IF(SUM(I35,M35,Q35,水產養殖面積11!E35)=0,&quot;-&quot;,SUM(I35,M35,Q35,水產養殖面積11!E35))" table:style-name="ce5">
            <text:p>-</text:p>
          </table:table-cell>
          <table:covered-table-cell/>
          <table:table-cell office:value-type="float" office:value="9.34" table:formula="msoxl:=  IF(SUM(H35:I35)=0,&quot;-&quot;,SUM(H35:I35))" table:style-name="ce5">
            <text:p>9.34<text:s/></text:p>
          </table:table-cell>
          <table:table-cell office:value-type="float" office:value="9.34" table:formula="msoxl:=  IF(SUM(H36:H37)=0,&quot;-&quot;,SUM(H36:H37))" table:style-name="ce5">
            <text:p>9.34<text:s/></text:p>
          </table:table-cell>
          <table:table-cell office:value-type="string" office:string-value="-" table:formula="msoxl:=  IF(SUM(I36:I37)=0,&quot;-&quot;,SUM(I36:I37))" table:style-name="ce5">
            <text:p>-</text:p>
          </table:table-cell>
          <table:covered-table-cell/>
          <table:table-cell office:value-type="float" office:value="51.33" table:formula="msoxl:=  IF(SUM(L35:M35)=0,&quot;-&quot;,SUM(L35:M35))" table:style-name="ce5">
            <text:p>51.33<text:s/></text:p>
          </table:table-cell>
          <table:table-cell office:value-type="float" office:value="51.33" table:formula="msoxl:=  IF(SUM(L36:L37)=0,&quot;-&quot;,SUM(L36:L37))" table:style-name="ce5">
            <text:p>51.33<text:s/></text:p>
          </table:table-cell>
          <table:table-cell office:value-type="string" office:string-value="-" table:formula="msoxl:=  IF(SUM(M36:M37)=0,&quot;-&quot;,SUM(M36:M37))" table:style-name="ce5">
            <text:p>-</text:p>
          </table:table-cell>
          <table:covered-table-cell/>
          <table:table-cell office:value-type="string" office:string-value="-" table:formula="msoxl:=  IF(SUM(P35:Q35)=0,&quot;-&quot;,SUM(P35:Q35))" table:style-name="ce5">
            <text:p>-</text:p>
          </table:table-cell>
          <table:table-cell office:value-type="string" office:string-value="-" table:formula="msoxl:=  IF(SUM(P36:P37)=0,&quot;-&quot;,SUM(P36:P37))" table:style-name="ce5">
            <text:p>-</text:p>
          </table:table-cell>
          <table:table-cell office:value-type="string" office:string-value="-" table:formula="msoxl:=  IF(SUM(Q36:Q37)=0,&quot;-&quot;,SUM(Q36:Q37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9.34" table:formula="msoxl:=  IF(SUM(D36:E36)=0,&quot;-&quot;,SUM(D36:E36))" table:style-name="ce5">
            <text:p>9.34<text:s/></text:p>
          </table:table-cell>
          <table:table-cell office:value-type="float" office:value="9.34" table:formula="msoxl:=IF(SUM(H36,L36,P36,水產養殖面積11!D36)=0,&quot;-&quot;,SUM(H36,L36,P36,水產養殖面積11!D36))" table:style-name="ce5">
            <text:p>9.34<text:s/></text:p>
          </table:table-cell>
          <table:table-cell office:value-type="string" office:string-value="-" table:formula="msoxl:=IF(SUM(I36,M36,Q36,水產養殖面積11!E36)=0,&quot;-&quot;,SUM(I36,M36,Q36,水產養殖面積11!E36))" table:style-name="ce5">
            <text:p>-</text:p>
          </table:table-cell>
          <table:covered-table-cell/>
          <table:table-cell office:value-type="float" office:value="9.34" table:formula="msoxl:=  IF(SUM(H36:I36)=0,&quot;-&quot;,SUM(H36:I36))" table:style-name="ce5">
            <text:p>9.34<text:s/></text:p>
          </table:table-cell>
          <table:table-cell office:value-type="float" office:value="9.34" table:style-name="ce5">
            <text:p>9.34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6:M36)=0,&quot;-&quot;,SUM(L36:M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6:Q36)=0,&quot;-&quot;,SUM(P36:Q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51.33" table:formula="msoxl:=  IF(SUM(D37:E37)=0,&quot;-&quot;,SUM(D37:E37))" table:style-name="ce5">
            <text:p>51.33<text:s/></text:p>
          </table:table-cell>
          <table:table-cell office:value-type="float" office:value="51.33" table:formula="msoxl:=IF(SUM(H37,L37,P37,水產養殖面積11!D37)=0,&quot;-&quot;,SUM(H37,L37,P37,水產養殖面積11!D37))" table:style-name="ce5">
            <text:p>51.33<text:s/></text:p>
          </table:table-cell>
          <table:table-cell office:value-type="string" office:string-value="-" table:formula="msoxl:=IF(SUM(I37,M37,Q37,水產養殖面積11!E37)=0,&quot;-&quot;,SUM(I37,M37,Q37,水產養殖面積11!E37))" table:style-name="ce5">
            <text:p>-</text:p>
          </table:table-cell>
          <table:covered-table-cell/>
          <table:table-cell office:value-type="string" office:string-value="-" table:formula="msoxl:=  IF(SUM(H37:I37)=0,&quot;-&quot;,SUM(H37:I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51.33" table:formula="msoxl:=  IF(SUM(L37:M37)=0,&quot;-&quot;,SUM(L37:M37))" table:style-name="ce5">
            <text:p>51.33<text:s/></text:p>
          </table:table-cell>
          <table:table-cell office:value-type="float" office:value="51.33" table:style-name="ce5">
            <text:p>51.33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7:Q37)=0,&quot;-&quot;,SUM(P37:Q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table-cell office:value-type="string" table:number-columns-spanned="1" table:number-rows-spanned="14" table:style-name="ce99">
            <text:p>南投縣</text:p>
          </table:table-cell>
          <table:table-cell office:value-type="string" table:style-name="ce4">
            <text:p>總計</text:p>
          </table:table-cell>
          <table:table-cell office:value-type="float" office:value="9.35" table:formula="msoxl:=  IF(SUM(D38:F38)=0,&quot;-&quot;,SUM(D38:F38))" table:style-name="ce5">
            <text:p>9.35<text:s/></text:p>
          </table:table-cell>
          <table:table-cell office:value-type="float" office:value="8.25" table:formula="msoxl:=IF(SUM(H38,L38,P38,水產養殖面積11!D38)=0,&quot;-&quot;,SUM(H38,L38,P38,水產養殖面積11!D38))" table:style-name="ce5">
            <text:p>8.25<text:s/></text:p>
          </table:table-cell>
          <table:table-cell office:value-type="float" office:value="1.1000000000000001" table:formula="msoxl:=IF(SUM(I38,M38,Q38,水產養殖面積11!E38)=0,&quot;-&quot;,SUM(I38,M38,Q38,水產養殖面積11!E38))" table:style-name="ce5">
            <text:p>1.10<text:s/></text:p>
          </table:table-cell>
          <table:table-cell office:value-type="string" office:string-value="-" table:formula="msoxl:=IF(SUM(J38,N38,R38,水產養殖面積11!F38)=0,&quot;-&quot;,SUM(J38,N38,R38,水產養殖面積11!F38))" table:style-name="ce5">
            <text:p>-</text:p>
          </table:table-cell>
          <table:table-cell office:value-type="string" office:string-value="-" table:formula="msoxl:=  IF(SUM(H38:J38)=0,&quot;-&quot;,SUM(H38:J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float" office:value="9.35" table:formula="msoxl:=  IF(SUM(L38:N38)=0,&quot;-&quot;,SUM(L38:N38))" table:style-name="ce5">
            <text:p>9.35<text:s/></text:p>
          </table:table-cell>
          <table:table-cell office:value-type="float" office:value="8.25" table:style-name="ce5">
            <text:p>8.25<text:s/></text:p>
          </table:table-cell>
          <table:table-cell office:value-type="float" office:value="1.1000000000000001" table:style-name="ce5">
            <text:p>1.10<text:s/>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38:R38)=0,&quot;-&quot;,SUM(P38:R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.26" table:formula="msoxl:=  IF(SUM(D39:E39)=0,&quot;-&quot;,SUM(D39:E39))" table:style-name="ce5">
            <text:p>1.26<text:s/></text:p>
          </table:table-cell>
          <table:table-cell office:value-type="float" office:value="0.45999999999999996" table:formula="msoxl:=IF(SUM(H39,L39,P39,水產養殖面積11!D39)=0,&quot;-&quot;,SUM(H39,L39,P39,水產養殖面積11!D39))" table:style-name="ce5">
            <text:p>0.46<text:s/></text:p>
          </table:table-cell>
          <table:table-cell office:value-type="float" office:value="0.8" table:formula="msoxl:=IF(SUM(I39,M39,Q39,水產養殖面積11!E39)=0,&quot;-&quot;,SUM(I39,M39,Q39,水產養殖面積11!E39))" table:style-name="ce5">
            <text:p>0.80<text:s/></text:p>
          </table:table-cell>
          <table:table-cell table:number-columns-spanned="1" table:number-rows-spanned="13" table:style-name="ce91"/>
          <table:table-cell office:value-type="string" office:string-value="-" table:formula="msoxl:=  IF(SUM(H39:I39)=0,&quot;-&quot;,SUM(H39:I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office:value-type="string" office:string-value="-" table:formula="msoxl:=  IF(SUM(I40:I44)=0,&quot;-&quot;,SUM(I40:I44))" table:style-name="ce5">
            <text:p>-</text:p>
          </table:table-cell>
          <table:table-cell table:number-columns-spanned="1" table:number-rows-spanned="13" table:style-name="ce104"/>
          <table:table-cell office:value-type="float" office:value="1.26" table:formula="msoxl:=  IF(SUM(L39:M39)=0,&quot;-&quot;,SUM(L39:M39))" table:style-name="ce5">
            <text:p>1.26<text:s/></text:p>
          </table:table-cell>
          <table:table-cell office:value-type="float" office:value="0.45999999999999996" table:formula="msoxl:=  IF(SUM(L40:L44)=0,&quot;-&quot;,SUM(L40:L44))" table:style-name="ce5">
            <text:p>0.46<text:s/></text:p>
          </table:table-cell>
          <table:table-cell office:value-type="float" office:value="0.8" table:formula="msoxl:=  IF(SUM(M40:M44)=0,&quot;-&quot;,SUM(M40:M44))" table:style-name="ce5">
            <text:p>0.80<text:s/></text:p>
          </table:table-cell>
          <table:table-cell table:number-columns-spanned="1" table:number-rows-spanned="13" table:style-name="ce104"/>
          <table:table-cell office:value-type="string" office:string-value="-" table:formula="msoxl:=  IF(SUM(P39:Q39)=0,&quot;-&quot;,SUM(P39:Q39))" table:style-name="ce5">
            <text:p>-</text:p>
          </table:table-cell>
          <table:table-cell office:value-type="string" office:string-value="-" table:formula="msoxl:=  IF(SUM(P40:P44)=0,&quot;-&quot;,SUM(P40:P44))" table:style-name="ce5">
            <text:p>-</text:p>
          </table:table-cell>
          <table:table-cell office:value-type="string" office:string-value="-" table:formula="msoxl:=  IF(SUM(Q40:Q44)=0,&quot;-&quot;,SUM(Q40:Q44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office:string-value="-" table:formula="msoxl:=IF(SUM(H40,L40,P40,水產養殖面積11!D40)=0,&quot;-&quot;,SUM(H40,L40,P40,水產養殖面積11!D40))" table:style-name="ce5">
            <text:p>-</text:p>
          </table:table-cell>
          <table:table-cell office:value-type="string" office:string-value="-" table:formula="msoxl:=IF(SUM(I40,M40,Q40,水產養殖面積11!E40)=0,&quot;-&quot;,SUM(I40,M40,Q40,水產養殖面積11!E40))" table:style-name="ce5">
            <text:p>-</text:p>
          </table:table-cell>
          <table:covered-table-cell/>
          <table:table-cell office:value-type="string" office:string-value="-" table:formula="msoxl:=  IF(SUM(H40:I40)=0,&quot;-&quot;,SUM(H40:I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0:M40)=0,&quot;-&quot;,SUM(L40:M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0:Q40)=0,&quot;-&quot;,SUM(P40:Q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0.8" table:formula="msoxl:=  IF(SUM(D41:E41)=0,&quot;-&quot;,SUM(D41:E41))" table:style-name="ce5">
            <text:p>0.80<text:s/></text:p>
          </table:table-cell>
          <table:table-cell office:value-type="string" office:string-value="-" table:formula="msoxl:=IF(SUM(H41,L41,P41,水產養殖面積11!D41)=0,&quot;-&quot;,SUM(H41,L41,P41,水產養殖面積11!D41))" table:style-name="ce5">
            <text:p>-</text:p>
          </table:table-cell>
          <table:table-cell office:value-type="float" office:value="0.8" table:formula="msoxl:=IF(SUM(I41,M41,Q41,水產養殖面積11!E41)=0,&quot;-&quot;,SUM(I41,M41,Q41,水產養殖面積11!E41))" table:style-name="ce5">
            <text:p>0.80<text:s/></text:p>
          </table:table-cell>
          <table:covered-table-cell/>
          <table:table-cell office:value-type="string" office:string-value="-" table:formula="msoxl:=  IF(SUM(H41:I41)=0,&quot;-&quot;,SUM(H41:I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0.8" table:formula="msoxl:=  IF(SUM(L41:M41)=0,&quot;-&quot;,SUM(L41:M41))" table:style-name="ce5">
            <text:p>0.80<text:s/></text:p>
          </table:table-cell>
          <table:table-cell office:value-type="string" table:style-name="ce5">
            <text:p>-</text:p>
          </table:table-cell>
          <table:table-cell office:value-type="float" office:value="0.8" table:style-name="ce5">
            <text:p>0.80<text:s/></text:p>
          </table:table-cell>
          <table:covered-table-cell/>
          <table:table-cell office:value-type="string" office:string-value="-" table:formula="msoxl:=  IF(SUM(P41:Q41)=0,&quot;-&quot;,SUM(P41:Q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0.3" table:formula="msoxl:=  IF(SUM(D42:E42)=0,&quot;-&quot;,SUM(D42:E42))" table:style-name="ce5">
            <text:p>0.30<text:s/></text:p>
          </table:table-cell>
          <table:table-cell office:value-type="float" office:value="0.3" table:formula="msoxl:=IF(SUM(H42,L42,P42,水產養殖面積11!D42)=0,&quot;-&quot;,SUM(H42,L42,P42,水產養殖面積11!D42))" table:style-name="ce5">
            <text:p>0.30<text:s/></text:p>
          </table:table-cell>
          <table:table-cell office:value-type="string" office:string-value="-" table:formula="msoxl:=IF(SUM(I42,M42,Q42,水產養殖面積11!E42)=0,&quot;-&quot;,SUM(I42,M42,Q42,水產養殖面積11!E42))" table:style-name="ce5">
            <text:p>-</text:p>
          </table:table-cell>
          <table:covered-table-cell/>
          <table:table-cell office:value-type="string" office:string-value="-" table:formula="msoxl:=  IF(SUM(H42:I42)=0,&quot;-&quot;,SUM(H42:I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0.3" table:formula="msoxl:=  IF(SUM(L42:M42)=0,&quot;-&quot;,SUM(L42:M42))" table:style-name="ce5">
            <text:p>0.30<text:s/></text:p>
          </table:table-cell>
          <table:table-cell office:value-type="float" office:value="0.3" table:style-name="ce5">
            <text:p>0.3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2:Q42)=0,&quot;-&quot;,SUM(P42:Q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0.16" table:formula="msoxl:=  IF(SUM(D43:E43)=0,&quot;-&quot;,SUM(D43:E43))" table:style-name="ce5">
            <text:p>0.16<text:s/></text:p>
          </table:table-cell>
          <table:table-cell office:value-type="float" office:value="0.16" table:formula="msoxl:=IF(SUM(H43,L43,P43,水產養殖面積11!D43)=0,&quot;-&quot;,SUM(H43,L43,P43,水產養殖面積11!D43))" table:style-name="ce5">
            <text:p>0.16<text:s/></text:p>
          </table:table-cell>
          <table:table-cell office:value-type="string" office:string-value="-" table:formula="msoxl:=IF(SUM(I43,M43,Q43,水產養殖面積11!E43)=0,&quot;-&quot;,SUM(I43,M43,Q43,水產養殖面積11!E43))" table:style-name="ce5">
            <text:p>-</text:p>
          </table:table-cell>
          <table:covered-table-cell/>
          <table:table-cell office:value-type="string" office:string-value="-" table:formula="msoxl:=  IF(SUM(H43:I43)=0,&quot;-&quot;,SUM(H43:I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0.16" table:formula="msoxl:=  IF(SUM(L43:M43)=0,&quot;-&quot;,SUM(L43:M43))" table:style-name="ce5">
            <text:p>0.16<text:s/></text:p>
          </table:table-cell>
          <table:table-cell office:value-type="float" office:value="0.16" table:style-name="ce5">
            <text:p>0.16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3:Q43)=0,&quot;-&quot;,SUM(P43:Q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office:string-value="-" table:formula="msoxl:=IF(SUM(H44,L44,P44,水產養殖面積11!D44)=0,&quot;-&quot;,SUM(H44,L44,P44,水產養殖面積11!D44))" table:style-name="ce5">
            <text:p>-</text:p>
          </table:table-cell>
          <table:table-cell office:value-type="string" office:string-value="-" table:formula="msoxl:=IF(SUM(I44,M44,Q44,水產養殖面積11!E44)=0,&quot;-&quot;,SUM(I44,M44,Q44,水產養殖面積11!E44))" table:style-name="ce5">
            <text:p>-</text:p>
          </table:table-cell>
          <table:covered-table-cell/>
          <table:table-cell office:value-type="string" office:string-value="-" table:formula="msoxl:=  IF(SUM(H44:I44)=0,&quot;-&quot;,SUM(H44:I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4:M44)=0,&quot;-&quot;,SUM(L44:M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4:Q44)=0,&quot;-&quot;,SUM(P44:Q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IF(SUM(H45,L45,P45,水產養殖面積11!D45)=0,&quot;-&quot;,SUM(H45,L45,P45,水產養殖面積11!D45))" table:style-name="ce5">
            <text:p>-</text:p>
          </table:table-cell>
          <table:table-cell office:value-type="string" office:string-value="-" table:formula="msoxl:=IF(SUM(I45,M45,Q45,水產養殖面積11!E45)=0,&quot;-&quot;,SUM(I45,M45,Q45,水產養殖面積11!E45))" table:style-name="ce5">
            <text:p>-</text:p>
          </table:table-cell>
          <table:covered-table-cell/>
          <table:table-cell office:value-type="string" office:string-value="-" table:formula="msoxl:=  IF(SUM(H45:I45)=0,&quot;-&quot;,SUM(H45:I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office:value-type="string" office:string-value="-" table:formula="msoxl:=  IF(SUM(I46:I48)=0,&quot;-&quot;,SUM(I46:I48))" table:style-name="ce5">
            <text:p>-</text:p>
          </table:table-cell>
          <table:covered-table-cell/>
          <table:table-cell office:value-type="string" office:string-value="-" table:formula="msoxl:=  IF(SUM(L45:M45)=0,&quot;-&quot;,SUM(L45:M45))" table:style-name="ce5">
            <text:p>-</text:p>
          </table:table-cell>
          <table:table-cell office:value-type="string" office:string-value="-" table:formula="msoxl:=  IF(SUM(L46:L48)=0,&quot;-&quot;,SUM(L46:L48))" table:style-name="ce5">
            <text:p>-</text:p>
          </table:table-cell>
          <table:table-cell office:value-type="string" office:string-value="-" table:formula="msoxl:=  IF(SUM(M46:M48)=0,&quot;-&quot;,SUM(M46:M48))" table:style-name="ce5">
            <text:p>-</text:p>
          </table:table-cell>
          <table:covered-table-cell/>
          <table:table-cell office:value-type="string" office:string-value="-" table:formula="msoxl:=  IF(SUM(P45:Q45)=0,&quot;-&quot;,SUM(P45:Q45))" table:style-name="ce5">
            <text:p>-</text:p>
          </table:table-cell>
          <table:table-cell office:value-type="string" office:string-value="-" table:formula="msoxl:=  IF(SUM(P46:P48)=0,&quot;-&quot;,SUM(P46:P48))" table:style-name="ce5">
            <text:p>-</text:p>
          </table:table-cell>
          <table:table-cell office:value-type="string" office:string-value="-" table:formula="msoxl:=  IF(SUM(Q46:Q48)=0,&quot;-&quot;,SUM(Q46:Q48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office:string-value="-" table:formula="msoxl:=IF(SUM(H46,L46,P46,水產養殖面積11!D46)=0,&quot;-&quot;,SUM(H46,L46,P46,水產養殖面積11!D46))" table:style-name="ce5">
            <text:p>-</text:p>
          </table:table-cell>
          <table:table-cell office:value-type="string" office:string-value="-" table:formula="msoxl:=IF(SUM(I46,M46,Q46,水產養殖面積11!E46)=0,&quot;-&quot;,SUM(I46,M46,Q46,水產養殖面積11!E46))" table:style-name="ce5">
            <text:p>-</text:p>
          </table:table-cell>
          <table:covered-table-cell/>
          <table:table-cell office:value-type="string" office:string-value="-" table:formula="msoxl:=  IF(SUM(H46:I46)=0,&quot;-&quot;,SUM(H46:I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6:M46)=0,&quot;-&quot;,SUM(L46:M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6:Q46)=0,&quot;-&quot;,SUM(P46:Q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office:string-value="-" table:formula="msoxl:=IF(SUM(H47,L47,P47,水產養殖面積11!D47)=0,&quot;-&quot;,SUM(H47,L47,P47,水產養殖面積11!D47))" table:style-name="ce5">
            <text:p>-</text:p>
          </table:table-cell>
          <table:table-cell office:value-type="string" office:string-value="-" table:formula="msoxl:=IF(SUM(I47,M47,Q47,水產養殖面積11!E47)=0,&quot;-&quot;,SUM(I47,M47,Q47,水產養殖面積11!E47))" table:style-name="ce5">
            <text:p>-</text:p>
          </table:table-cell>
          <table:covered-table-cell/>
          <table:table-cell office:value-type="string" office:string-value="-" table:formula="msoxl:=  IF(SUM(H47:I47)=0,&quot;-&quot;,SUM(H47:I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7:M47)=0,&quot;-&quot;,SUM(L47:M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7:Q47)=0,&quot;-&quot;,SUM(P47:Q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office:string-value="-" table:formula="msoxl:=IF(SUM(H48,L48,P48,水產養殖面積11!D48)=0,&quot;-&quot;,SUM(H48,L48,P48,水產養殖面積11!D48))" table:style-name="ce5">
            <text:p>-</text:p>
          </table:table-cell>
          <table:table-cell office:value-type="string" office:string-value="-" table:formula="msoxl:=IF(SUM(I48,M48,Q48,水產養殖面積11!E48)=0,&quot;-&quot;,SUM(I48,M48,Q48,水產養殖面積11!E48))" table:style-name="ce5">
            <text:p>-</text:p>
          </table:table-cell>
          <table:covered-table-cell/>
          <table:table-cell office:value-type="string" office:string-value="-" table:formula="msoxl:=  IF(SUM(H48:I48)=0,&quot;-&quot;,SUM(H48:I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8:M48)=0,&quot;-&quot;,SUM(L48:M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8:Q48)=0,&quot;-&quot;,SUM(P48:Q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3.5" table:formula="msoxl:=  IF(SUM(D49:E49)=0,&quot;-&quot;,SUM(D49:E49))" table:style-name="ce5">
            <text:p>3.50<text:s/></text:p>
          </table:table-cell>
          <table:table-cell office:value-type="float" office:value="3.5" table:formula="msoxl:=IF(SUM(H49,L49,P49,水產養殖面積11!D49)=0,&quot;-&quot;,SUM(H49,L49,P49,水產養殖面積11!D49))" table:style-name="ce5">
            <text:p>3.50<text:s/></text:p>
          </table:table-cell>
          <table:table-cell office:value-type="string" office:string-value="-" table:formula="msoxl:=IF(SUM(I49,M49,Q49,水產養殖面積11!E49)=0,&quot;-&quot;,SUM(I49,M49,Q49,水產養殖面積11!E49))" table:style-name="ce5">
            <text:p>-</text:p>
          </table:table-cell>
          <table:covered-table-cell/>
          <table:table-cell office:value-type="string" office:string-value="-" table:formula="msoxl:=  IF(SUM(H49:I49)=0,&quot;-&quot;,SUM(H49:I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office:value-type="string" office:string-value="-" table:formula="msoxl:=  IF(SUM(I50:I51)=0,&quot;-&quot;,SUM(I50:I51))" table:style-name="ce5">
            <text:p>-</text:p>
          </table:table-cell>
          <table:covered-table-cell/>
          <table:table-cell office:value-type="float" office:value="3.5" table:formula="msoxl:=  IF(SUM(L49:M49)=0,&quot;-&quot;,SUM(L49:M49))" table:style-name="ce5">
            <text:p>3.50<text:s/></text:p>
          </table:table-cell>
          <table:table-cell office:value-type="float" office:value="3.5" table:formula="msoxl:=  IF(SUM(L50:L51)=0,&quot;-&quot;,SUM(L50:L51))" table:style-name="ce5">
            <text:p>3.50<text:s/></text:p>
          </table:table-cell>
          <table:table-cell office:value-type="string" office:string-value="-" table:formula="msoxl:=  IF(SUM(M50:M51)=0,&quot;-&quot;,SUM(M50:M51))" table:style-name="ce5">
            <text:p>-</text:p>
          </table:table-cell>
          <table:covered-table-cell/>
          <table:table-cell office:value-type="string" office:string-value="-" table:formula="msoxl:=  IF(SUM(P49:Q49)=0,&quot;-&quot;,SUM(P49:Q49))" table:style-name="ce5">
            <text:p>-</text:p>
          </table:table-cell>
          <table:table-cell office:value-type="string" office:string-value="-" table:formula="msoxl:=  IF(SUM(P50:P51)=0,&quot;-&quot;,SUM(P50:P51))" table:style-name="ce5">
            <text:p>-</text:p>
          </table:table-cell>
          <table:table-cell office:value-type="string" office:string-value="-" table:formula="msoxl:=  IF(SUM(Q50:Q51)=0,&quot;-&quot;,SUM(Q50:Q51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50:E50)=0,&quot;-&quot;,SUM(D50:E50))" table:style-name="ce5">
            <text:p>-</text:p>
          </table:table-cell>
          <table:table-cell office:value-type="string" office:string-value="-" table:formula="msoxl:=IF(SUM(H50,L50,P50,水產養殖面積11!D50)=0,&quot;-&quot;,SUM(H50,L50,P50,水產養殖面積11!D50))" table:style-name="ce5">
            <text:p>-</text:p>
          </table:table-cell>
          <table:table-cell office:value-type="string" office:string-value="-" table:formula="msoxl:=IF(SUM(I50,M50,Q50,水產養殖面積11!E50)=0,&quot;-&quot;,SUM(I50,M50,Q50,水產養殖面積11!E50))" table:style-name="ce5">
            <text:p>-</text:p>
          </table:table-cell>
          <table:covered-table-cell/>
          <table:table-cell office:value-type="string" office:string-value="-" table:formula="msoxl:=  IF(SUM(H50:I50)=0,&quot;-&quot;,SUM(H50:I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50:M50)=0,&quot;-&quot;,SUM(L50:M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0:Q50)=0,&quot;-&quot;,SUM(P50:Q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3.5" table:formula="msoxl:=  IF(SUM(D51:E51)=0,&quot;-&quot;,SUM(D51:E51))" table:style-name="ce5">
            <text:p>3.50<text:s/></text:p>
          </table:table-cell>
          <table:table-cell office:value-type="float" office:value="3.5" table:formula="msoxl:=IF(SUM(H51,L51,P51,水產養殖面積11!D51)=0,&quot;-&quot;,SUM(H51,L51,P51,水產養殖面積11!D51))" table:style-name="ce5">
            <text:p>3.50<text:s/></text:p>
          </table:table-cell>
          <table:table-cell office:value-type="string" office:string-value="-" table:formula="msoxl:=IF(SUM(I51,M51,Q51,水產養殖面積11!E51)=0,&quot;-&quot;,SUM(I51,M51,Q51,水產養殖面積11!E51))" table:style-name="ce5">
            <text:p>-</text:p>
          </table:table-cell>
          <table:covered-table-cell/>
          <table:table-cell office:value-type="string" office:string-value="-" table:formula="msoxl:=  IF(SUM(H51:I51)=0,&quot;-&quot;,SUM(H51:I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3.5" table:formula="msoxl:=  IF(SUM(L51:M51)=0,&quot;-&quot;,SUM(L51:M51))" table:style-name="ce5">
            <text:p>3.50<text:s/></text:p>
          </table:table-cell>
          <table:table-cell office:value-type="float" office:value="3.5" table:style-name="ce5">
            <text:p>3.5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1:Q51)=0,&quot;-&quot;,SUM(P51:Q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2">
            <text:p>註 本表只揭露主要魚種，各魚種養殖面積之合計，將不等於總養殖面積。</text:p>
          </table:table-cell>
          <table:table-cell table:number-columns-repeated="3" table:style-name="ce2"/>
          <table:table-cell table:number-columns-repeated="2" table:style-name="ce8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style-name="ce67"/>
          <table:table-cell table:number-columns-repeated="7" table:style-name="ce68"/>
          <table:table-cell table:style-name="ce38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6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11" table:style-name="ta2">
        <table:table-column table:style-name="co1" table:default-cell-style-name="ce2"/>
        <table:table-column table:style-name="co2" table:default-cell-style-name="ce1"/>
        <table:table-column table:style-name="co3" table:number-columns-repeated="6" table:default-cell-style-name="ce2"/>
        <table:table-column table:style-name="co3" table:number-columns-repeated="3" table:default-cell-style-name="ce2" table:visibility="collapse"/>
        <table:table-column table:style-name="co3" table:default-cell-style-name="ce2"/>
        <table:table-column table:style-name="co3" table:number-columns-repeated="3" table:default-cell-style-name="ce2" table:visibility="collapse"/>
        <table:table-column table:style-name="co3" table:number-columns-repeated="9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6" table:default-cell-style-name="ce2"/>
        <table:table-column table:style-name="co4" table:number-columns-repeated="16341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15" table:style-name="ce63"/>
          <table:table-cell office:value-type="string" table:style-name="ce61">
            <text:p><text:s/>9．AQUACULTURE AREA BY SPECIES(Continued)</text:p>
          </table:table-cell>
          <table:table-cell table:number-columns-repeated="25" table:style-name="ce63"/>
          <table:table-cell table:number-columns-repeated="16341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style-name="ce17"/>
          <table:table-cell table:number-columns-repeated="11"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number-columns-repeated="16365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3" table:number-rows-spanned="1" table:style-name="ce87">
            <text:p>箱網養殖：立方公尺</text:p>
          </table:table-cell>
          <table:covered-table-cell table:number-columns-repeated="2"/>
          <table:table-cell table:number-columns-repeated="8"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8"/>
          <table:table-cell table:number-columns-repeated="16364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office:value-type="string" table:number-columns-spanned="4" table:number-rows-spanned="1" table:style-name="ce103">
            <text:p>內陸養殖</text:p>
          </table:table-cell>
          <table:covered-table-cell table:number-columns-repeated="3"/>
          <table:table-cell table:style-name="ce19"/>
          <table:table-cell office:value-type="string" table:style-name="ce20">
            <text:p>箱網養殖</text:p>
          </table:table-cell>
          <table:table-cell table:number-columns-repeated="7" table:style-name="ce21"/>
          <table:table-cell table:style-name="ce19"/>
          <table:table-cell table:number-columns-repeated="7" table:style-name="ce22"/>
          <table:table-cell table:style-name="ce23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Inland Water Culture</text:p>
          </table:table-cell>
          <table:covered-table-cell table:number-columns-repeated="3"/>
          <table:table-cell table:style-name="ce24"/>
          <table:table-cell office:value-type="string" table:style-name="ce25">
            <text:p>Cage Culture</text:p>
          </table:table-cell>
          <table:table-cell table:number-columns-repeated="7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3">
            <text:p>其他內陸養殖</text:p>
          </table:table-cell>
          <table:covered-table-cell table:number-columns-repeated="3"/>
          <table:table-cell table:style-name="ce30"/>
          <table:table-cell office:value-type="string" table:style-name="ce35">
            <text:p>箱網養殖</text:p>
          </table:table-cell>
          <table:table-cell table:number-columns-repeated="3" table:style-name="ce36"/>
          <table:table-cell office:value-type="string" table:style-name="ce35">
            <text:p>箱網養殖</text:p>
          </table:table-cell>
          <table:table-cell table:number-columns-repeated="3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Other Inland Culture</text:p>
          </table:table-cell>
          <table:covered-table-cell table:number-columns-repeated="3"/>
          <table:table-cell table:style-name="ce31"/>
          <table:table-cell office:value-type="string" table:style-name="ce37">
            <text:p>Cage Culture</text:p>
          </table:table-cell>
          <table:table-cell table:number-columns-repeated="3" table:style-name="ce36"/>
          <table:table-cell office:value-type="string" table:style-name="ce37">
            <text:p>Cage Culture</text:p>
          </table:table-cell>
          <table:table-cell table:number-columns-repeated="3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29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合計</text:p>
          </table:table-cell>
          <table:table-cell office:value-type="string" table:style-name="ce32">
            <text:p>海面養殖</text:p>
          </table:table-cell>
          <table:table-cell office:value-type="string" table:style-name="ce43">
            <text:p>單養</text:p>
          </table:table-cell>
          <table:table-cell office:value-type="string" table:style-name="ce44">
            <text:p><text:s/>混養</text:p>
          </table:table-cell>
          <table:table-cell office:value-type="string" table:style-name="ce44">
            <text:p>休養</text:p>
          </table:table-cell>
          <table:table-cell office:value-type="string" table:style-name="ce32">
            <text:p>內陸養殖</text:p>
          </table:table-cell>
          <table:table-cell office:value-type="string" table:style-name="ce43">
            <text:p>單養</text:p>
          </table:table-cell>
          <table:table-cell office:value-type="string" table:style-name="ce44">
            <text:p><text:s/>混養</text:p>
          </table:table-cell>
          <table:table-cell office:value-type="string" table:style-name="ce44">
            <text:p>休養</text:p>
          </table:table-cell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1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Total</text:p>
          </table:table-cell>
          <table:table-cell office:value-type="string" table:style-name="ce50">
            <text:p>Marine</text:p>
          </table:table-cell>
          <table:table-cell table:style-name="ce51"/>
          <table:table-cell table:number-columns-repeated="2" table:style-name="ce55"/>
          <table:table-cell office:value-type="string" table:style-name="ce50">
            <text:p>Inland</text:p>
          </table:table-cell>
          <table:table-cell table:style-name="ce51"/>
          <table:table-cell table:number-columns-repeated="2" table:style-name="ce55"/>
          <table:table-cell table:style-name="ce56"/>
          <table:table-cell table:number-columns-repeated="7" table:style-name="ce57"/>
          <table:table-cell table:style-name="ce58"/>
          <table:table-cell table:number-columns-repeated="16360" table:style-name="ce54"/>
        </table:table-row>
        <table:table-row table:style-name="ro3">
          <table:table-cell office:value-type="string" table:number-columns-spanned="1" table:number-rows-spanned="14" table:style-name="ce100">
            <text:p>苗栗縣</text:p>
          </table:table-cell>
          <table:table-cell office:value-type="string" table:style-name="ce4">
            <text:p>總計</text:p>
          </table:table-cell>
          <table:table-cell office:value-type="float" office:value="10" table:formula="msoxl:=  IF(SUM(D10:F10)=0,&quot;-&quot;,SUM(D10:F10))" table:style-name="ce5">
            <text:p>10.00<text:s/></text:p>
          </table:table-cell>
          <table:table-cell office:value-type="float" office:value="10" table:style-name="ce5">
            <text:p>10.00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10,L10)=0,&quot;-&quot;,SUM(H10,L10))" table:style-name="ce5">
            <text:p>-</text:p>
          </table:table-cell>
          <table:table-cell office:value-type="string" office:string-value="-" table:formula="msoxl:=  IF(SUM(I10:K10)=0,&quot;-&quot;,SUM(I10:K1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0:O10)=0,&quot;-&quot;,SUM(M10:O1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0" table:formula="msoxl:=  IF(SUM(D11:E11)=0,&quot;-&quot;,SUM(D11:E11))" table:style-name="ce5">
            <text:p>10.00<text:s/></text:p>
          </table:table-cell>
          <table:table-cell office:value-type="float" office:value="10" table:formula="msoxl:=  IF(SUM(D12:D16)=0,&quot;-&quot;,SUM(D12:D16))" table:style-name="ce5">
            <text:p>10.00<text:s/></text:p>
          </table:table-cell>
          <table:table-cell office:value-type="string" office:string-value="-" table:formula="msoxl:=  IF(SUM(E12:E16)=0,&quot;-&quot;,SUM(E12:E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11,L11)=0,&quot;-&quot;,SUM(H11,L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12:L16)=0,&quot;-&quot;,SUM(L12:L1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12:E12)=0,&quot;-&quot;,SUM(D12:E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2,L12)=0,&quot;-&quot;,SUM(H12,L12))" table:style-name="ce5">
            <text:p>-</text:p>
          </table:table-cell>
          <table:table-cell office:value-type="string" office:string-value="-" table:formula="msoxl:=  IF(SUM(I12:J12)=0,&quot;-&quot;,SUM(I12:J1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2:N12)=0,&quot;-&quot;,SUM(M12:N1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13:E13)=0,&quot;-&quot;,SUM(D13:E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3,L13)=0,&quot;-&quot;,SUM(H13,L13))" table:style-name="ce5">
            <text:p>-</text:p>
          </table:table-cell>
          <table:table-cell office:value-type="string" office:string-value="-" table:formula="msoxl:=  IF(SUM(I13:J13)=0,&quot;-&quot;,SUM(I13:J1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3:N13)=0,&quot;-&quot;,SUM(M13:N1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10" table:formula="msoxl:=  IF(SUM(D14:E14)=0,&quot;-&quot;,SUM(D14:E14))" table:style-name="ce5">
            <text:p>10.00<text:s/></text:p>
          </table:table-cell>
          <table:table-cell office:value-type="float" office:value="10" table:style-name="ce5">
            <text:p>10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4,L14)=0,&quot;-&quot;,SUM(H14,L14))" table:style-name="ce5">
            <text:p>-</text:p>
          </table:table-cell>
          <table:table-cell office:value-type="string" office:string-value="-" table:formula="msoxl:=  IF(SUM(I14:J14)=0,&quot;-&quot;,SUM(I14:J1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4:N14)=0,&quot;-&quot;,SUM(M14:N1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15:E15)=0,&quot;-&quot;,SUM(D15:E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5,L15)=0,&quot;-&quot;,SUM(H15,L15))" table:style-name="ce5">
            <text:p>-</text:p>
          </table:table-cell>
          <table:table-cell office:value-type="string" office:string-value="-" table:formula="msoxl:=  IF(SUM(I15:J15)=0,&quot;-&quot;,SUM(I15:J15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5:N15)=0,&quot;-&quot;,SUM(M15:N15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16:E16)=0,&quot;-&quot;,SUM(D16:E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6,L16)=0,&quot;-&quot;,SUM(H16,L16))" table:style-name="ce5">
            <text:p>-</text:p>
          </table:table-cell>
          <table:table-cell office:value-type="string" office:string-value="-" table:formula="msoxl:=  IF(SUM(I16:J16)=0,&quot;-&quot;,SUM(I16:J1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6:N16)=0,&quot;-&quot;,SUM(M16:N1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17:E17)=0,&quot;-&quot;,SUM(D17:E17))" table:style-name="ce5">
            <text:p>-</text:p>
          </table:table-cell>
          <table:table-cell office:value-type="string" office:string-value="-" table:formula="msoxl:=  IF(SUM(D18:D20)=0,&quot;-&quot;,SUM(D18:D20))" table:style-name="ce5">
            <text:p>-</text:p>
          </table:table-cell>
          <table:table-cell office:value-type="string" office:string-value="-" table:formula="msoxl:=  IF(SUM(E18:E20)=0,&quot;-&quot;,SUM(E18:E20))" table:style-name="ce5">
            <text:p>-</text:p>
          </table:table-cell>
          <table:covered-table-cell/>
          <table:table-cell office:value-type="string" office:string-value="-" table:formula="msoxl:=  IF(SUM(H17,L17)=0,&quot;-&quot;,SUM(H17,L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18:L20)=0,&quot;-&quot;,SUM(L18:L2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8,L18)=0,&quot;-&quot;,SUM(H18,L18))" table:style-name="ce5">
            <text:p>-</text:p>
          </table:table-cell>
          <table:table-cell office:value-type="string" office:string-value="-" table:formula="msoxl:=  IF(SUM(I18:J18)=0,&quot;-&quot;,SUM(I18:J1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8:N18)=0,&quot;-&quot;,SUM(M18:N1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9,L19)=0,&quot;-&quot;,SUM(H19,L19))" table:style-name="ce5">
            <text:p>-</text:p>
          </table:table-cell>
          <table:table-cell office:value-type="string" office:string-value="-" table:formula="msoxl:=  IF(SUM(I19:J19)=0,&quot;-&quot;,SUM(I19:J19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9:N19)=0,&quot;-&quot;,SUM(M19:N19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20:E20)=0,&quot;-&quot;,SUM(D20:E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0,L20)=0,&quot;-&quot;,SUM(H20,L20))" table:style-name="ce5">
            <text:p>-</text:p>
          </table:table-cell>
          <table:table-cell office:value-type="string" office:string-value="-" table:formula="msoxl:=  IF(SUM(I20:J20)=0,&quot;-&quot;,SUM(I20:J2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0:N20)=0,&quot;-&quot;,SUM(M20:N2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21:E21)=0,&quot;-&quot;,SUM(D21:E21))" table:style-name="ce5">
            <text:p>-</text:p>
          </table:table-cell>
          <table:table-cell office:value-type="string" office:string-value="-" table:formula="msoxl:=  IF(SUM(D22:D23)=0,&quot;-&quot;,SUM(D22:D23))" table:style-name="ce5">
            <text:p>-</text:p>
          </table:table-cell>
          <table:table-cell office:value-type="string" office:string-value="-" table:formula="msoxl:=  IF(SUM(E22:E23)=0,&quot;-&quot;,SUM(E22:E23))" table:style-name="ce5">
            <text:p>-</text:p>
          </table:table-cell>
          <table:covered-table-cell/>
          <table:table-cell office:value-type="string" office:string-value="-" table:formula="msoxl:=  IF(SUM(H21,L21)=0,&quot;-&quot;,SUM(H21,L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22:L23)=0,&quot;-&quot;,SUM(L22:L2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22:E22)=0,&quot;-&quot;,SUM(D22:E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2,L22)=0,&quot;-&quot;,SUM(H22,L22))" table:style-name="ce5">
            <text:p>-</text:p>
          </table:table-cell>
          <table:table-cell office:value-type="string" office:string-value="-" table:formula="msoxl:=  IF(SUM(I22:J22)=0,&quot;-&quot;,SUM(I22:J2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2:N22)=0,&quot;-&quot;,SUM(M22:N2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3,L23)=0,&quot;-&quot;,SUM(H23,L23))" table:style-name="ce5">
            <text:p>-</text:p>
          </table:table-cell>
          <table:table-cell office:value-type="string" office:string-value="-" table:formula="msoxl:=  IF(SUM(I23:J23)=0,&quot;-&quot;,SUM(I23:J2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3:N23)=0,&quot;-&quot;,SUM(M23:N2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table-cell office:value-type="string" table:number-columns-spanned="1" table:number-rows-spanned="14" table:style-name="ce100">
            <text:p>彰化縣</text:p>
          </table:table-cell>
          <table:table-cell office:value-type="string" table:style-name="ce4">
            <text:p>總計</text:p>
          </table:table-cell>
          <table:table-cell office:value-type="string" office:string-value="-" table:formula="msoxl:=  IF(SUM(D24:F24)=0,&quot;-&quot;,SUM(D24:F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24,L24)=0,&quot;-&quot;,SUM(H24,L24))" table:style-name="ce5">
            <text:p>-</text:p>
          </table:table-cell>
          <table:table-cell office:value-type="string" office:string-value="-" table:formula="msoxl:=  IF(SUM(I24:K24)=0,&quot;-&quot;,SUM(I24:K2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4:O24)=0,&quot;-&quot;,SUM(M24:O2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25:E25)=0,&quot;-&quot;,SUM(D25:E25))" table:style-name="ce5">
            <text:p>-</text:p>
          </table:table-cell>
          <table:table-cell office:value-type="string" office:string-value="-" table:formula="msoxl:=  IF(SUM(D26:D30)=0,&quot;-&quot;,SUM(D26:D30))" table:style-name="ce5">
            <text:p>-</text:p>
          </table:table-cell>
          <table:table-cell office:value-type="string" office:string-value="-" table:formula="msoxl:=  IF(SUM(E26:E30)=0,&quot;-&quot;,SUM(E26:E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25,L25)=0,&quot;-&quot;,SUM(H25,L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26:L30)=0,&quot;-&quot;,SUM(L26:L3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26:E26)=0,&quot;-&quot;,SUM(D26:E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6,L26)=0,&quot;-&quot;,SUM(H26,L26))" table:style-name="ce5">
            <text:p>-</text:p>
          </table:table-cell>
          <table:table-cell office:value-type="string" office:string-value="-" table:formula="msoxl:=  IF(SUM(I26:J26)=0,&quot;-&quot;,SUM(I26:J2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6:N26)=0,&quot;-&quot;,SUM(M26:N2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27:E27)=0,&quot;-&quot;,SUM(D27:E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7,L27)=0,&quot;-&quot;,SUM(H27,L27))" table:style-name="ce5">
            <text:p>-</text:p>
          </table:table-cell>
          <table:table-cell office:value-type="string" office:string-value="-" table:formula="msoxl:=  IF(SUM(I27:J27)=0,&quot;-&quot;,SUM(I27:J2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7:N27)=0,&quot;-&quot;,SUM(M27:N2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28:E28)=0,&quot;-&quot;,SUM(D28:E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8,L28)=0,&quot;-&quot;,SUM(H28,L28))" table:style-name="ce5">
            <text:p>-</text:p>
          </table:table-cell>
          <table:table-cell office:value-type="string" office:string-value="-" table:formula="msoxl:=  IF(SUM(I28:J28)=0,&quot;-&quot;,SUM(I28:J2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8:N28)=0,&quot;-&quot;,SUM(M28:N2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29:E29)=0,&quot;-&quot;,SUM(D29:E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9,L29)=0,&quot;-&quot;,SUM(H29,L29))" table:style-name="ce5">
            <text:p>-</text:p>
          </table:table-cell>
          <table:table-cell office:value-type="string" office:string-value="-" table:formula="msoxl:=  IF(SUM(I29:J29)=0,&quot;-&quot;,SUM(I29:J29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9:N29)=0,&quot;-&quot;,SUM(M29:N29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30:E30)=0,&quot;-&quot;,SUM(D30:E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0,L30)=0,&quot;-&quot;,SUM(H30,L30))" table:style-name="ce5">
            <text:p>-</text:p>
          </table:table-cell>
          <table:table-cell office:value-type="string" office:string-value="-" table:formula="msoxl:=  IF(SUM(I30:J30)=0,&quot;-&quot;,SUM(I30:J3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0:N30)=0,&quot;-&quot;,SUM(M30:N3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31:E31)=0,&quot;-&quot;,SUM(D31:E31))" table:style-name="ce5">
            <text:p>-</text:p>
          </table:table-cell>
          <table:table-cell office:value-type="string" office:string-value="-" table:formula="msoxl:=  IF(SUM(D32:D34)=0,&quot;-&quot;,SUM(D32:D34))" table:style-name="ce5">
            <text:p>-</text:p>
          </table:table-cell>
          <table:table-cell office:value-type="string" office:string-value="-" table:formula="msoxl:=  IF(SUM(E32:E34)=0,&quot;-&quot;,SUM(E32:E34))" table:style-name="ce5">
            <text:p>-</text:p>
          </table:table-cell>
          <table:covered-table-cell/>
          <table:table-cell office:value-type="string" office:string-value="-" table:formula="msoxl:=  IF(SUM(H31,L31)=0,&quot;-&quot;,SUM(H31,L31))" table:style-name="ce5">
            <text:p>-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32:L34)=0,&quot;-&quot;,SUM(L32:L3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2,L32)=0,&quot;-&quot;,SUM(H32,L32))" table:style-name="ce5">
            <text:p>-</text:p>
          </table:table-cell>
          <table:table-cell office:value-type="string" office:string-value="-" table:formula="msoxl:=  IF(SUM(I32:J32)=0,&quot;-&quot;,SUM(I32:J3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2:N32)=0,&quot;-&quot;,SUM(M32:N3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33:E33)=0,&quot;-&quot;,SUM(D33:E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3,L33)=0,&quot;-&quot;,SUM(H33,L33))" table:style-name="ce5">
            <text:p>-</text:p>
          </table:table-cell>
          <table:table-cell office:value-type="string" office:string-value="-" table:formula="msoxl:=  IF(SUM(I33:J33)=0,&quot;-&quot;,SUM(I33:J3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3:N33)=0,&quot;-&quot;,SUM(M33:N3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34:E34)=0,&quot;-&quot;,SUM(D34:E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4,L34)=0,&quot;-&quot;,SUM(H34,L34))" table:style-name="ce5">
            <text:p>-</text:p>
          </table:table-cell>
          <table:table-cell office:value-type="string" office:string-value="-" table:formula="msoxl:=  IF(SUM(I34:J34)=0,&quot;-&quot;,SUM(I34:J3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4:N34)=0,&quot;-&quot;,SUM(M34:N3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35:E35)=0,&quot;-&quot;,SUM(D35:E35))" table:style-name="ce5">
            <text:p>-</text:p>
          </table:table-cell>
          <table:table-cell office:value-type="string" office:string-value="-" table:formula="msoxl:=  IF(SUM(D36:D37)=0,&quot;-&quot;,SUM(D36:D37))" table:style-name="ce5">
            <text:p>-</text:p>
          </table:table-cell>
          <table:table-cell office:value-type="string" office:string-value="-" table:formula="msoxl:=  IF(SUM(E36:E37)=0,&quot;-&quot;,SUM(E36:E37))" table:style-name="ce5">
            <text:p>-</text:p>
          </table:table-cell>
          <table:covered-table-cell/>
          <table:table-cell office:value-type="string" office:string-value="-" table:formula="msoxl:=  IF(SUM(H35,L35)=0,&quot;-&quot;,SUM(H35,L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36:L37)=0,&quot;-&quot;,SUM(L36:L3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36:E36)=0,&quot;-&quot;,SUM(D36:E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6,L36)=0,&quot;-&quot;,SUM(H36,L36))" table:style-name="ce5">
            <text:p>-</text:p>
          </table:table-cell>
          <table:table-cell office:value-type="string" office:string-value="-" table:formula="msoxl:=  IF(SUM(I36:J36)=0,&quot;-&quot;,SUM(I36:J3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6:N36)=0,&quot;-&quot;,SUM(M36:N3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37:E37)=0,&quot;-&quot;,SUM(D37:E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7,L37)=0,&quot;-&quot;,SUM(H37,L37))" table:style-name="ce5">
            <text:p>-</text:p>
          </table:table-cell>
          <table:table-cell office:value-type="string" office:string-value="-" table:formula="msoxl:=  IF(SUM(I37:J37)=0,&quot;-&quot;,SUM(I37:J3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7:N37)=0,&quot;-&quot;,SUM(M37:N3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table-cell office:value-type="string" table:number-columns-spanned="1" table:number-rows-spanned="14" table:style-name="ce99">
            <text:p>南投縣</text:p>
          </table:table-cell>
          <table:table-cell office:value-type="string" table:style-name="ce4">
            <text:p>總計</text:p>
          </table:table-cell>
          <table:table-cell office:value-type="string" office:string-value="-" table:formula="msoxl:=  IF(SUM(D38:F38)=0,&quot;-&quot;,SUM(D38:F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38,L38)=0,&quot;-&quot;,SUM(H38,L38))" table:style-name="ce5">
            <text:p>-</text:p>
          </table:table-cell>
          <table:table-cell office:value-type="string" office:string-value="-" table:formula="msoxl:=  IF(SUM(I38:K38)=0,&quot;-&quot;,SUM(I38:K3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8:O38)=0,&quot;-&quot;,SUM(M38:O3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39:E39)=0,&quot;-&quot;,SUM(D39:E39))" table:style-name="ce5">
            <text:p>-</text:p>
          </table:table-cell>
          <table:table-cell office:value-type="string" office:string-value="-" table:formula="msoxl:=  IF(SUM(D40:D44)=0,&quot;-&quot;,SUM(D40:D44))" table:style-name="ce5">
            <text:p>-</text:p>
          </table:table-cell>
          <table:table-cell office:value-type="string" office:string-value="-" table:formula="msoxl:=  IF(SUM(E40:E44)=0,&quot;-&quot;,SUM(E40:E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39,L39)=0,&quot;-&quot;,SUM(H39,L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40:L44)=0,&quot;-&quot;,SUM(L40:L4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0,L40)=0,&quot;-&quot;,SUM(H40,L40))" table:style-name="ce5">
            <text:p>-</text:p>
          </table:table-cell>
          <table:table-cell office:value-type="string" office:string-value="-" table:formula="msoxl:=  IF(SUM(I40:J40)=0,&quot;-&quot;,SUM(I40:J4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0:N40)=0,&quot;-&quot;,SUM(M40:N4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41:E41)=0,&quot;-&quot;,SUM(D41:E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1,L41)=0,&quot;-&quot;,SUM(H41,L41))" table:style-name="ce5">
            <text:p>-</text:p>
          </table:table-cell>
          <table:table-cell office:value-type="string" office:string-value="-" table:formula="msoxl:=  IF(SUM(I41:J41)=0,&quot;-&quot;,SUM(I41:J4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1:N41)=0,&quot;-&quot;,SUM(M41:N4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42:E42)=0,&quot;-&quot;,SUM(D42:E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2,L42)=0,&quot;-&quot;,SUM(H42,L42))" table:style-name="ce5">
            <text:p>-</text:p>
          </table:table-cell>
          <table:table-cell office:value-type="string" office:string-value="-" table:formula="msoxl:=  IF(SUM(I42:J42)=0,&quot;-&quot;,SUM(I42:J4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2:N42)=0,&quot;-&quot;,SUM(M42:N4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43:E43)=0,&quot;-&quot;,SUM(D43:E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3,L43)=0,&quot;-&quot;,SUM(H43,L43))" table:style-name="ce5">
            <text:p>-</text:p>
          </table:table-cell>
          <table:table-cell office:value-type="string" office:string-value="-" table:formula="msoxl:=  IF(SUM(I43:J43)=0,&quot;-&quot;,SUM(I43:J4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3:N43)=0,&quot;-&quot;,SUM(M43:N4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4,L44)=0,&quot;-&quot;,SUM(H44,L44))" table:style-name="ce5">
            <text:p>-</text:p>
          </table:table-cell>
          <table:table-cell office:value-type="string" office:string-value="-" table:formula="msoxl:=  IF(SUM(I44:J44)=0,&quot;-&quot;,SUM(I44:J4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4:N44)=0,&quot;-&quot;,SUM(M44:N4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  IF(SUM(D46:D48)=0,&quot;-&quot;,SUM(D46:D48))" table:style-name="ce5">
            <text:p>-</text:p>
          </table:table-cell>
          <table:table-cell office:value-type="string" office:string-value="-" table:formula="msoxl:=  IF(SUM(E46:E48)=0,&quot;-&quot;,SUM(E46:E48))" table:style-name="ce5">
            <text:p>-</text:p>
          </table:table-cell>
          <table:covered-table-cell/>
          <table:table-cell office:value-type="string" office:string-value="-" table:formula="msoxl:=  IF(SUM(H45,L45)=0,&quot;-&quot;,SUM(H45,L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46:L48)=0,&quot;-&quot;,SUM(L46:L4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6,L46)=0,&quot;-&quot;,SUM(H46,L46))" table:style-name="ce5">
            <text:p>-</text:p>
          </table:table-cell>
          <table:table-cell office:value-type="string" office:string-value="-" table:formula="msoxl:=  IF(SUM(I46:J46)=0,&quot;-&quot;,SUM(I46:J4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6:N46)=0,&quot;-&quot;,SUM(M46:N4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7,L47)=0,&quot;-&quot;,SUM(H47,L47))" table:style-name="ce5">
            <text:p>-</text:p>
          </table:table-cell>
          <table:table-cell office:value-type="string" office:string-value="-" table:formula="msoxl:=  IF(SUM(I47:J47)=0,&quot;-&quot;,SUM(I47:J4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7:N47)=0,&quot;-&quot;,SUM(M47:N4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8,L48)=0,&quot;-&quot;,SUM(H48,L48))" table:style-name="ce5">
            <text:p>-</text:p>
          </table:table-cell>
          <table:table-cell office:value-type="string" office:string-value="-" table:formula="msoxl:=  IF(SUM(I48:J48)=0,&quot;-&quot;,SUM(I48:J4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8:N48)=0,&quot;-&quot;,SUM(M48:N4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49:E49)=0,&quot;-&quot;,SUM(D49:E49))" table:style-name="ce5">
            <text:p>-</text:p>
          </table:table-cell>
          <table:table-cell office:value-type="string" office:string-value="-" table:formula="msoxl:=  IF(SUM(D50:D51)=0,&quot;-&quot;,SUM(D50:D51))" table:style-name="ce5">
            <text:p>-</text:p>
          </table:table-cell>
          <table:table-cell office:value-type="string" office:string-value="-" table:formula="msoxl:=  IF(SUM(E50:E51)=0,&quot;-&quot;,SUM(E50:E51))" table:style-name="ce5">
            <text:p>-</text:p>
          </table:table-cell>
          <table:covered-table-cell/>
          <table:table-cell office:value-type="string" office:string-value="-" table:formula="msoxl:=  IF(SUM(H49,L49)=0,&quot;-&quot;,SUM(H49,L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50:L51)=0,&quot;-&quot;,SUM(L50:L5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50:E50)=0,&quot;-&quot;,SUM(D50:E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50,L50)=0,&quot;-&quot;,SUM(H50,L50))" table:style-name="ce5">
            <text:p>-</text:p>
          </table:table-cell>
          <table:table-cell office:value-type="string" office:string-value="-" table:formula="msoxl:=  IF(SUM(I50:J50)=0,&quot;-&quot;,SUM(I50:J5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50:N50)=0,&quot;-&quot;,SUM(M50:N5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51,L51)=0,&quot;-&quot;,SUM(H51,L51))" table:style-name="ce5">
            <text:p>-</text:p>
          </table:table-cell>
          <table:table-cell office:value-type="string" office:string-value="-" table:formula="msoxl:=  IF(SUM(I51:J51)=0,&quot;-&quot;,SUM(I51:J5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51:N51)=0,&quot;-&quot;,SUM(M51:N5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3"/>
          <table:table-cell table:number-columns-repeated="7" table:style-name="ce14"/>
          <table:table-cell table:style-name="ce60"/>
          <table:table-cell table:number-columns-repeated="16360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8">
            <text:p>註 本表只揭露主要魚種，各魚種養殖面積之合計，將不等於總養殖面積。</text:p>
          </table:table-cell>
          <table:table-cell table:number-columns-repeated="3" table:style-name="ce8"/>
          <table:table-cell table:number-columns-repeated="9" table:style-name="ce2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number-columns-repeated="6" table:style-name="ce68"/>
          <table:table-cell table:style-name="ce2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1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12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1" table:default-cell-style-name="ce2"/>
        <table:table-column table:style-name="co3" table:default-cell-style-name="ce49"/>
        <table:table-column table:style-name="co3" table:number-columns-repeated="3" table:default-cell-style-name="ce2"/>
        <table:table-column table:style-name="co3" table:default-cell-style-name="ce3"/>
        <table:table-column table:style-name="co4" table:number-columns-repeated="16366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8" table:style-name="ce63"/>
          <table:table-cell office:value-type="string" table:style-name="ce61">
            <text:p><text:s/>9．AQUACULTURE AREA BY SPECIES(Continued)</text:p>
          </table:table-cell>
          <table:table-cell table:number-columns-repeated="2" table:style-name="ce63"/>
          <table:table-cell table:style-name="ce66"/>
          <table:table-cell table:number-columns-repeated="3" table:style-name="ce63"/>
          <table:table-cell table:number-columns-repeated="16367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number-columns-repeated="5"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style-name="ce15"/>
          <table:table-cell table:style-name="ce45"/>
          <table:table-cell table:number-columns-repeated="16370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2" table:number-rows-spanned="1" table:style-name="ce87">
            <text:p>箱網養殖：立方公尺</text:p>
          </table:table-cell>
          <table:covered-table-cell/>
          <table:table-cell table:number-columns-repeated="2"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8"/>
          <table:table-cell table:style-name="ce46"/>
          <table:table-cell table:number-columns-repeated="16370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table:style-name="ce19"/>
          <table:table-cell table:number-columns-repeated="3" table:style-name="ce22"/>
          <table:table-cell office:value-type="string" table:number-columns-spanned="12" table:number-rows-spanned="1" table:style-name="ce103">
            <text:p>海面養殖</text:p>
          </table:table-cell>
          <table:covered-table-cell table:number-columns-repeated="11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2">
            <text:p>總計</text:p>
          </table:table-cell>
          <table:covered-table-cell table:number-columns-repeated="3"/>
          <table:table-cell office:value-type="string" table:number-columns-spanned="12" table:number-rows-spanned="1" table:style-name="ce98">
            <text:p>Marine Culture</text:p>
          </table:table-cell>
          <table:covered-table-cell table:number-columns-repeated="11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2">
            <text:p><text:s/>Grand Total</text:p>
          </table:table-cell>
          <table:covered-table-cell table:number-columns-repeated="3"/>
          <table:table-cell office:value-type="string" table:number-columns-spanned="4" table:number-rows-spanned="1" table:style-name="ce103">
            <text:p>海面養殖合計</text:p>
          </table:table-cell>
          <table:covered-table-cell table:number-columns-repeated="3"/>
          <table:table-cell office:value-type="string" table:number-columns-spanned="4" table:number-rows-spanned="1" table:style-name="ce103">
            <text:p>淺海養殖</text:p>
          </table:table-cell>
          <table:covered-table-cell table:number-columns-repeated="3"/>
          <table:table-cell office:value-type="string" table:number-columns-spanned="4" table:number-rows-spanned="1" table:style-name="ce103">
            <text:p>其他海面養殖</text:p>
          </table:table-cell>
          <table:covered-table-cell table:number-columns-repeated="3"/>
          <table:table-cell table:number-columns-repeated="16366" table:style-name="ce15"/>
        </table:table-row>
        <table:table-row table:style-name="ro3">
          <table:covered-table-cell/>
          <table:covered-table-cell/>
          <table:table-cell table:number-columns-spanned="4" table:number-rows-spanned="1" table:style-name="ce98"/>
          <table:covered-table-cell table:number-columns-repeated="3"/>
          <table:table-cell office:value-type="string" table:number-columns-spanned="4" table:number-rows-spanned="1" table:style-name="ce98">
            <text:p>Total Marine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Shallow Sea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Other Marine Culture</text:p>
          </table:table-cell>
          <table:covered-table-cell table:number-columns-repeated="3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style-name="ce34">
            <text:p>合計</text:p>
          </table:table-cell>
          <table:table-cell office:value-type="string" table:style-name="ce34">
            <text:p>單養</text:p>
          </table:table-cell>
          <table:table-cell office:value-type="string" table:style-name="ce34">
            <text:p>混養</text:p>
          </table:table-cell>
          <table:table-cell office:value-type="string" table:style-name="ce34">
            <text:p>休養</text:p>
          </table:table-cell>
          <table:table-cell office:value-type="string" table:style-name="ce34">
            <text:p>合計</text:p>
          </table:table-cell>
          <table:table-cell office:value-type="string" table:style-name="ce34">
            <text:p>單養</text:p>
          </table:table-cell>
          <table:table-cell office:value-type="string" table:style-name="ce34">
            <text:p>混養</text:p>
          </table:table-cell>
          <table:table-cell office:value-type="string" table:style-name="ce33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47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1">
            <text:p>Suspend-Culture</text:p>
          </table:table-cell>
          <table:table-cell office:value-type="string" table:style-name="ce52">
            <text:p>Sub Total</text:p>
          </table:table-cell>
          <table:table-cell office:value-type="string" table:style-name="ce52">
            <text:p>Mono-Culture</text:p>
          </table:table-cell>
          <table:table-cell office:value-type="string" table:style-name="ce52">
            <text:p>Poly-Culture</text:p>
          </table:table-cell>
          <table:table-cell office:value-type="string" table:style-name="ce53">
            <text:p>Suspend-Culture</text:p>
          </table:table-cell>
          <table:table-cell office:value-type="string" table:style-name="ce52">
            <text:p>Sub Total</text:p>
          </table:table-cell>
          <table:table-cell office:value-type="string" table:style-name="ce52">
            <text:p>Mono-Culture</text:p>
          </table:table-cell>
          <table:table-cell office:value-type="string" table:style-name="ce52">
            <text:p>Poly-Culture</text:p>
          </table:table-cell>
          <table:table-cell office:value-type="string" table:style-name="ce50">
            <text:p>Suspend-Culture</text:p>
          </table:table-cell>
          <table:table-cell table:number-columns-repeated="16366" table:style-name="ce15"/>
        </table:table-row>
        <table:table-row table:style-name="ro3">
          <table:table-cell office:value-type="string" table:number-columns-spanned="1" table:number-rows-spanned="14" table:style-name="ce100">
            <text:p>雲林縣</text:p>
          </table:table-cell>
          <table:table-cell office:value-type="string" table:style-name="ce4">
            <text:p>總計</text:p>
          </table:table-cell>
          <table:table-cell office:value-type="float" office:value="7843.7800000000007" table:formula="msoxl:=  IF(SUM(D10:F10)=0,&quot;-&quot;,SUM(D10:F10))" table:style-name="ce5">
            <text:p>7,843.78<text:s/></text:p>
          </table:table-cell>
          <table:table-cell office:value-type="float" office:value="4578.97" table:formula="msoxl:=IF(SUM(H10,水產養殖面積13!D10)=0,&quot;-&quot;,SUM(H10,水產養殖面積13!D10))" table:style-name="ce5">
            <text:p>4,578.97<text:s/></text:p>
          </table:table-cell>
          <table:table-cell office:value-type="float" office:value="3264.81" table:formula="msoxl:=IF(SUM(I10,水產養殖面積13!E10)=0,&quot;-&quot;,SUM(I10,水產養殖面積13!E10))" table:style-name="ce5">
            <text:p>3,264.81<text:s/></text:p>
          </table:table-cell>
          <table:table-cell office:value-type="string" office:string-value="-" table:formula="msoxl:=IF(SUM(J10,水產養殖面積13!F10)=0,&quot;-&quot;,SUM(J10,水產養殖面積13!F10))" table:style-name="ce5">
            <text:p>-</text:p>
          </table:table-cell>
          <table:table-cell office:value-type="float" office:value="3388" table:formula="msoxl:=  IF(SUM(H10:J10)=0,&quot;-&quot;,SUM(H10:J10))" table:style-name="ce5">
            <text:p>3,388.00<text:s/></text:p>
          </table:table-cell>
          <table:table-cell office:value-type="float" office:value="3388" table:formula="msoxl:=  IF(SUM(L10,P10)=0,&quot;-&quot;,SUM(L10,P10))" table:style-name="ce5">
            <text:p>3,388.00<text:s/></text:p>
          </table:table-cell>
          <table:table-cell office:value-type="string" office:string-value="-" table:formula="msoxl:=  IF(SUM(M10,Q10)=0,&quot;-&quot;,SUM(M10,Q10))" table:style-name="ce5">
            <text:p>-</text:p>
          </table:table-cell>
          <table:table-cell office:value-type="string" office:string-value="-" table:formula="msoxl:=  IF(SUM(N10,R10)=0,&quot;-&quot;,SUM(N10,R10))" table:style-name="ce5">
            <text:p>-</text:p>
          </table:table-cell>
          <table:table-cell office:value-type="float" office:value="3388" table:formula="msoxl:=  IF(SUM(L10:N10)=0,&quot;-&quot;,SUM(L10:N10))" table:style-name="ce5">
            <text:p>3,388.00<text:s/></text:p>
          </table:table-cell>
          <table:table-cell office:value-type="float" office:value="3388" table:style-name="ce5">
            <text:p>3,388.00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10:R10)=0,&quot;-&quot;,SUM(P10:R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769.91000000000008" table:formula="msoxl:=  IF(SUM(D11:E11)=0,&quot;-&quot;,SUM(D11:E11))" table:style-name="ce5">
            <text:p>769.91<text:s/></text:p>
          </table:table-cell>
          <table:table-cell office:value-type="float" office:value="754.22" table:formula="msoxl:=IF(SUM(H11,水產養殖面積13!D11)=0,&quot;-&quot;,SUM(H11,水產養殖面積13!D11))" table:style-name="ce5">
            <text:p>754.22<text:s/></text:p>
          </table:table-cell>
          <table:table-cell office:value-type="float" office:value="15.69" table:formula="msoxl:=IF(SUM(I11,水產養殖面積13!E11)=0,&quot;-&quot;,SUM(I11,水產養殖面積13!E11))" table:style-name="ce5">
            <text:p>15.69<text:s/></text:p>
          </table:table-cell>
          <table:table-cell table:number-columns-spanned="1" table:number-rows-spanned="13" table:style-name="ce91"/>
          <table:table-cell office:value-type="string" office:string-value="-" table:formula="msoxl:=  IF(SUM(H11:I11)=0,&quot;-&quot;,SUM(H11:I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office:value-type="string" office:string-value="-" table:formula="msoxl:=  IF(SUM(I12:I16)=0,&quot;-&quot;,SUM(I12:I16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11:M11)=0,&quot;-&quot;,SUM(L11:M11))" table:style-name="ce5">
            <text:p>-</text:p>
          </table:table-cell>
          <table:table-cell office:value-type="string" office:string-value="-" table:formula="msoxl:=  IF(SUM(L12:L16)=0,&quot;-&quot;,SUM(L12:L16))" table:style-name="ce5">
            <text:p>-</text:p>
          </table:table-cell>
          <table:table-cell office:value-type="string" office:string-value="-" table:formula="msoxl:=  IF(SUM(M12:M16)=0,&quot;-&quot;,SUM(M12:M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11:Q11)=0,&quot;-&quot;,SUM(P11:Q11))" table:style-name="ce5">
            <text:p>-</text:p>
          </table:table-cell>
          <table:table-cell office:value-type="string" office:string-value="-" table:formula="msoxl:=  IF(SUM(P12:P16)=0,&quot;-&quot;,SUM(P12:P16))" table:style-name="ce5">
            <text:p>-</text:p>
          </table:table-cell>
          <table:table-cell office:value-type="string" office:string-value="-" table:formula="msoxl:=  IF(SUM(Q12:Q16)=0,&quot;-&quot;,SUM(Q12:Q16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19.91" table:formula="msoxl:=  IF(SUM(D12:E12)=0,&quot;-&quot;,SUM(D12:E12))" table:style-name="ce5">
            <text:p>19.91<text:s/></text:p>
          </table:table-cell>
          <table:table-cell office:value-type="float" office:value="12.19" table:formula="msoxl:=IF(SUM(H12,水產養殖面積13!D12)=0,&quot;-&quot;,SUM(H12,水產養殖面積13!D12))" table:style-name="ce5">
            <text:p>12.19<text:s/></text:p>
          </table:table-cell>
          <table:table-cell office:value-type="float" office:value="7.72" table:formula="msoxl:=IF(SUM(I12,水產養殖面積13!E12)=0,&quot;-&quot;,SUM(I12,水產養殖面積13!E12))" table:style-name="ce5">
            <text:p>7.72<text:s/></text:p>
          </table:table-cell>
          <table:covered-table-cell/>
          <table:table-cell office:value-type="string" office:string-value="-" table:formula="msoxl:=  IF(SUM(H12:I12)=0,&quot;-&quot;,SUM(H12:I12))" table:style-name="ce5">
            <text:p>-</text:p>
          </table:table-cell>
          <table:table-cell office:value-type="string" office:string-value="-" table:formula="msoxl:=  IF(SUM(L12,P12)=0,&quot;-&quot;,SUM(L12,P12))" table:style-name="ce5">
            <text:p>-</text:p>
          </table:table-cell>
          <table:table-cell office:value-type="string" office:string-value="-" table:formula="msoxl:=  IF(SUM(M12,Q12)=0,&quot;-&quot;,SUM(M12,Q12))" table:style-name="ce5">
            <text:p>-</text:p>
          </table:table-cell>
          <table:covered-table-cell/>
          <table:table-cell office:value-type="string" office:string-value="-" table:formula="msoxl:=  IF(SUM(L12:M12)=0,&quot;-&quot;,SUM(L12:M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2:Q12)=0,&quot;-&quot;,SUM(P12:Q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453.4" table:formula="msoxl:=  IF(SUM(D13:E13)=0,&quot;-&quot;,SUM(D13:E13))" table:style-name="ce5">
            <text:p>453.40<text:s/></text:p>
          </table:table-cell>
          <table:table-cell office:value-type="float" office:value="445.42999999999995" table:formula="msoxl:=IF(SUM(H13,水產養殖面積13!D13)=0,&quot;-&quot;,SUM(H13,水產養殖面積13!D13))" table:style-name="ce5">
            <text:p>445.43<text:s/></text:p>
          </table:table-cell>
          <table:table-cell office:value-type="float" office:value="7.97" table:formula="msoxl:=IF(SUM(I13,水產養殖面積13!E13)=0,&quot;-&quot;,SUM(I13,水產養殖面積13!E13))" table:style-name="ce5">
            <text:p>7.97<text:s/></text:p>
          </table:table-cell>
          <table:covered-table-cell/>
          <table:table-cell office:value-type="string" office:string-value="-" table:formula="msoxl:=  IF(SUM(H13:I13)=0,&quot;-&quot;,SUM(H13:I13))" table:style-name="ce5">
            <text:p>-</text:p>
          </table:table-cell>
          <table:table-cell office:value-type="string" office:string-value="-" table:formula="msoxl:=  IF(SUM(L13,P13)=0,&quot;-&quot;,SUM(L13,P13))" table:style-name="ce5">
            <text:p>-</text:p>
          </table:table-cell>
          <table:table-cell office:value-type="string" office:string-value="-" table:formula="msoxl:=  IF(SUM(M13,Q13)=0,&quot;-&quot;,SUM(M13,Q13))" table:style-name="ce5">
            <text:p>-</text:p>
          </table:table-cell>
          <table:covered-table-cell/>
          <table:table-cell office:value-type="string" office:string-value="-" table:formula="msoxl:=  IF(SUM(L13:M13)=0,&quot;-&quot;,SUM(L13:M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3:Q13)=0,&quot;-&quot;,SUM(P13:Q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164.54999999999998" table:formula="msoxl:=  IF(SUM(D14:E14)=0,&quot;-&quot;,SUM(D14:E14))" table:style-name="ce5">
            <text:p>164.55<text:s/></text:p>
          </table:table-cell>
          <table:table-cell office:value-type="float" office:value="164.54999999999998" table:formula="msoxl:=IF(SUM(H14,水產養殖面積13!D14)=0,&quot;-&quot;,SUM(H14,水產養殖面積13!D14))" table:style-name="ce5">
            <text:p>164.55<text:s/></text:p>
          </table:table-cell>
          <table:table-cell office:value-type="string" office:string-value="-" table:formula="msoxl:=IF(SUM(I14,水產養殖面積13!E14)=0,&quot;-&quot;,SUM(I14,水產養殖面積13!E14))" table:style-name="ce5">
            <text:p>-</text:p>
          </table:table-cell>
          <table:covered-table-cell/>
          <table:table-cell office:value-type="string" office:string-value="-" table:formula="msoxl:=  IF(SUM(H14:I14)=0,&quot;-&quot;,SUM(H14:I14))" table:style-name="ce5">
            <text:p>-</text:p>
          </table:table-cell>
          <table:table-cell office:value-type="string" office:string-value="-" table:formula="msoxl:=  IF(SUM(L14,P14)=0,&quot;-&quot;,SUM(L14,P14))" table:style-name="ce5">
            <text:p>-</text:p>
          </table:table-cell>
          <table:table-cell office:value-type="string" office:string-value="-" table:formula="msoxl:=  IF(SUM(M14,Q14)=0,&quot;-&quot;,SUM(M14,Q14))" table:style-name="ce5">
            <text:p>-</text:p>
          </table:table-cell>
          <table:covered-table-cell/>
          <table:table-cell office:value-type="string" office:string-value="-" table:formula="msoxl:=  IF(SUM(L14:M14)=0,&quot;-&quot;,SUM(L14:M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4:Q14)=0,&quot;-&quot;,SUM(P14:Q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83.18" table:formula="msoxl:=  IF(SUM(D15:E15)=0,&quot;-&quot;,SUM(D15:E15))" table:style-name="ce5">
            <text:p>83.18<text:s/></text:p>
          </table:table-cell>
          <table:table-cell office:value-type="float" office:value="83.18" table:formula="msoxl:=IF(SUM(H15,水產養殖面積13!D15)=0,&quot;-&quot;,SUM(H15,水產養殖面積13!D15))" table:style-name="ce5">
            <text:p>83.18<text:s/></text:p>
          </table:table-cell>
          <table:table-cell office:value-type="string" office:string-value="-" table:formula="msoxl:=IF(SUM(I15,水產養殖面積13!E15)=0,&quot;-&quot;,SUM(I15,水產養殖面積13!E15))" table:style-name="ce5">
            <text:p>-</text:p>
          </table:table-cell>
          <table:covered-table-cell/>
          <table:table-cell office:value-type="string" office:string-value="-" table:formula="msoxl:=  IF(SUM(H15:I15)=0,&quot;-&quot;,SUM(H15:I15))" table:style-name="ce5">
            <text:p>-</text:p>
          </table:table-cell>
          <table:table-cell office:value-type="string" office:string-value="-" table:formula="msoxl:=  IF(SUM(L15,P15)=0,&quot;-&quot;,SUM(L15,P15))" table:style-name="ce5">
            <text:p>-</text:p>
          </table:table-cell>
          <table:table-cell office:value-type="string" office:string-value="-" table:formula="msoxl:=  IF(SUM(M15,Q15)=0,&quot;-&quot;,SUM(M15,Q15))" table:style-name="ce5">
            <text:p>-</text:p>
          </table:table-cell>
          <table:covered-table-cell/>
          <table:table-cell office:value-type="string" office:string-value="-" table:formula="msoxl:=  IF(SUM(L15:M15)=0,&quot;-&quot;,SUM(L15:M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5:Q15)=0,&quot;-&quot;,SUM(P15:Q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48.87" table:formula="msoxl:=  IF(SUM(D16:E16)=0,&quot;-&quot;,SUM(D16:E16))" table:style-name="ce5">
            <text:p>48.87<text:s/></text:p>
          </table:table-cell>
          <table:table-cell office:value-type="float" office:value="48.87" table:formula="msoxl:=IF(SUM(H16,水產養殖面積13!D16)=0,&quot;-&quot;,SUM(H16,水產養殖面積13!D16))" table:style-name="ce5">
            <text:p>48.87<text:s/></text:p>
          </table:table-cell>
          <table:table-cell office:value-type="string" office:string-value="-" table:formula="msoxl:=IF(SUM(I16,水產養殖面積13!E16)=0,&quot;-&quot;,SUM(I16,水產養殖面積13!E16))" table:style-name="ce5">
            <text:p>-</text:p>
          </table:table-cell>
          <table:covered-table-cell/>
          <table:table-cell office:value-type="string" office:string-value="-" table:formula="msoxl:=  IF(SUM(H16:I16)=0,&quot;-&quot;,SUM(H16:I16))" table:style-name="ce5">
            <text:p>-</text:p>
          </table:table-cell>
          <table:table-cell office:value-type="string" office:string-value="-" table:formula="msoxl:=  IF(SUM(L16,P16)=0,&quot;-&quot;,SUM(L16,P16))" table:style-name="ce5">
            <text:p>-</text:p>
          </table:table-cell>
          <table:table-cell office:value-type="string" office:string-value="-" table:formula="msoxl:=  IF(SUM(M16,Q16)=0,&quot;-&quot;,SUM(M16,Q16))" table:style-name="ce5">
            <text:p>-</text:p>
          </table:table-cell>
          <table:covered-table-cell/>
          <table:table-cell office:value-type="string" office:string-value="-" table:formula="msoxl:=  IF(SUM(L16:M16)=0,&quot;-&quot;,SUM(L16:M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6:Q16)=0,&quot;-&quot;,SUM(P16:Q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6576.58" table:formula="msoxl:=  IF(SUM(D17:E17)=0,&quot;-&quot;,SUM(D17:E17))" table:style-name="ce5">
            <text:p>6,576.58<text:s/></text:p>
          </table:table-cell>
          <table:table-cell office:value-type="float" office:value="3445.1" table:formula="msoxl:=IF(SUM(H17,水產養殖面積13!D17)=0,&quot;-&quot;,SUM(H17,水產養殖面積13!D17))" table:style-name="ce5">
            <text:p>3,445.10<text:s/></text:p>
          </table:table-cell>
          <table:table-cell office:value-type="float" office:value="3131.48" table:formula="msoxl:=IF(SUM(I17,水產養殖面積13!E17)=0,&quot;-&quot;,SUM(I17,水產養殖面積13!E17))" table:style-name="ce5">
            <text:p>3,131.48<text:s/></text:p>
          </table:table-cell>
          <table:covered-table-cell/>
          <table:table-cell office:value-type="float" office:value="3388" table:formula="msoxl:=  IF(SUM(H17:I17)=0,&quot;-&quot;,SUM(H17:I17))" table:style-name="ce5">
            <text:p>3,388.00<text:s/></text:p>
          </table:table-cell>
          <table:table-cell office:value-type="float" office:value="3388" table:formula="msoxl:=  IF(SUM(H18:H20)=0,&quot;-&quot;,SUM(H18:H20))" table:style-name="ce5">
            <text:p>3,388.00<text:s/></text:p>
          </table:table-cell>
          <table:table-cell office:value-type="string" office:string-value="-" table:formula="msoxl:=  IF(SUM(I18:I20)=0,&quot;-&quot;,SUM(I18:I20))" table:style-name="ce5">
            <text:p>-</text:p>
          </table:table-cell>
          <table:covered-table-cell/>
          <table:table-cell office:value-type="float" office:value="3388" table:formula="msoxl:=  IF(SUM(L17:M17)=0,&quot;-&quot;,SUM(L17:M17))" table:style-name="ce5">
            <text:p>3,388.00<text:s/></text:p>
          </table:table-cell>
          <table:table-cell office:value-type="float" office:value="3388" table:formula="msoxl:=  IF(SUM(L18:L20)=0,&quot;-&quot;,SUM(L18:L20))" table:style-name="ce5">
            <text:p>3,388.00<text:s/></text:p>
          </table:table-cell>
          <table:table-cell office:value-type="string" office:string-value="-" table:formula="msoxl:=  IF(SUM(M18:M20)=0,&quot;-&quot;,SUM(M18:M20))" table:style-name="ce5">
            <text:p>-</text:p>
          </table:table-cell>
          <table:covered-table-cell/>
          <table:table-cell office:value-type="string" office:string-value="-" table:formula="msoxl:=  IF(SUM(P17:Q17)=0,&quot;-&quot;,SUM(P17:Q17))" table:style-name="ce5">
            <text:p>-</text:p>
          </table:table-cell>
          <table:table-cell office:value-type="string" office:string-value="-" table:formula="msoxl:=  IF(SUM(P18:P20)=0,&quot;-&quot;,SUM(P18:P20))" table:style-name="ce5">
            <text:p>-</text:p>
          </table:table-cell>
          <table:table-cell office:value-type="string" office:string-value="-" table:formula="msoxl:=  IF(SUM(Q18:Q20)=0,&quot;-&quot;,SUM(Q18:Q20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float" office:value="3388" table:formula="msoxl:=  IF(SUM(D18:E18)=0,&quot;-&quot;,SUM(D18:E18))" table:style-name="ce5">
            <text:p>3,388.00<text:s/></text:p>
          </table:table-cell>
          <table:table-cell office:value-type="float" office:value="3388" table:formula="msoxl:=IF(SUM(H18,水產養殖面積13!D18)=0,&quot;-&quot;,SUM(H18,水產養殖面積13!D18))" table:style-name="ce5">
            <text:p>3,388.00<text:s/></text:p>
          </table:table-cell>
          <table:table-cell office:value-type="string" office:string-value="-" table:formula="msoxl:=IF(SUM(I18,水產養殖面積13!E18)=0,&quot;-&quot;,SUM(I18,水產養殖面積13!E18))" table:style-name="ce5">
            <text:p>-</text:p>
          </table:table-cell>
          <table:covered-table-cell/>
          <table:table-cell office:value-type="float" office:value="3388" table:formula="msoxl:=  IF(SUM(H18:I18)=0,&quot;-&quot;,SUM(H18:I18))" table:style-name="ce5">
            <text:p>3,388.00<text:s/></text:p>
          </table:table-cell>
          <table:table-cell office:value-type="float" office:value="3388" table:formula="msoxl:=  IF(SUM(L18,P18)=0,&quot;-&quot;,SUM(L18,P18))" table:style-name="ce5">
            <text:p>3,388.00<text:s/></text:p>
          </table:table-cell>
          <table:table-cell office:value-type="string" office:string-value="-" table:formula="msoxl:=  IF(SUM(M18,Q18)=0,&quot;-&quot;,SUM(M18,Q18))" table:style-name="ce5">
            <text:p>-</text:p>
          </table:table-cell>
          <table:covered-table-cell/>
          <table:table-cell office:value-type="float" office:value="3388" table:formula="msoxl:=  IF(SUM(L18:M18)=0,&quot;-&quot;,SUM(L18:M18))" table:style-name="ce5">
            <text:p>3,388.00<text:s/></text:p>
          </table:table-cell>
          <table:table-cell office:value-type="float" office:value="3388" table:style-name="ce5">
            <text:p>3,388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8:Q18)=0,&quot;-&quot;,SUM(P18:Q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3131.48" table:formula="msoxl:=  IF(SUM(D19:E19)=0,&quot;-&quot;,SUM(D19:E19))" table:style-name="ce5">
            <text:p>3,131.48<text:s/></text:p>
          </table:table-cell>
          <table:table-cell office:value-type="string" office:string-value="-" table:formula="msoxl:=IF(SUM(H19,水產養殖面積13!D19)=0,&quot;-&quot;,SUM(H19,水產養殖面積13!D19))" table:style-name="ce5">
            <text:p>-</text:p>
          </table:table-cell>
          <table:table-cell office:value-type="float" office:value="3131.48" table:formula="msoxl:=IF(SUM(I19,水產養殖面積13!E19)=0,&quot;-&quot;,SUM(I19,水產養殖面積13!E19))" table:style-name="ce5">
            <text:p>3,131.48<text:s/></text:p>
          </table:table-cell>
          <table:covered-table-cell/>
          <table:table-cell office:value-type="string" office:string-value="-" table:formula="msoxl:=  IF(SUM(H19:I19)=0,&quot;-&quot;,SUM(H19:I19))" table:style-name="ce5">
            <text:p>-</text:p>
          </table:table-cell>
          <table:table-cell office:value-type="string" office:string-value="-" table:formula="msoxl:=  IF(SUM(L19,P19)=0,&quot;-&quot;,SUM(L19,P19))" table:style-name="ce5">
            <text:p>-</text:p>
          </table:table-cell>
          <table:table-cell office:value-type="string" office:string-value="-" table:formula="msoxl:=  IF(SUM(M19,Q19)=0,&quot;-&quot;,SUM(M19,Q19))" table:style-name="ce5">
            <text:p>-</text:p>
          </table:table-cell>
          <table:covered-table-cell/>
          <table:table-cell office:value-type="string" office:string-value="-" table:formula="msoxl:=  IF(SUM(L19:M19)=0,&quot;-&quot;,SUM(L19:M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9:Q19)=0,&quot;-&quot;,SUM(P19:Q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57.1" table:formula="msoxl:=  IF(SUM(D20:E20)=0,&quot;-&quot;,SUM(D20:E20))" table:style-name="ce5">
            <text:p>57.10<text:s/></text:p>
          </table:table-cell>
          <table:table-cell office:value-type="float" office:value="57.1" table:formula="msoxl:=IF(SUM(H20,水產養殖面積13!D20)=0,&quot;-&quot;,SUM(H20,水產養殖面積13!D20))" table:style-name="ce5">
            <text:p>57.10<text:s/></text:p>
          </table:table-cell>
          <table:table-cell office:value-type="string" office:string-value="-" table:formula="msoxl:=IF(SUM(I20,水產養殖面積13!E20)=0,&quot;-&quot;,SUM(I20,水產養殖面積13!E20))" table:style-name="ce5">
            <text:p>-</text:p>
          </table:table-cell>
          <table:covered-table-cell/>
          <table:table-cell office:value-type="string" office:string-value="-" table:formula="msoxl:=  IF(SUM(H20:I20)=0,&quot;-&quot;,SUM(H20:I20))" table:style-name="ce5">
            <text:p>-</text:p>
          </table:table-cell>
          <table:table-cell office:value-type="string" office:string-value="-" table:formula="msoxl:=  IF(SUM(L20,P20)=0,&quot;-&quot;,SUM(L20,P20))" table:style-name="ce5">
            <text:p>-</text:p>
          </table:table-cell>
          <table:table-cell office:value-type="string" office:string-value="-" table:formula="msoxl:=  IF(SUM(M20,Q20)=0,&quot;-&quot;,SUM(M20,Q20))" table:style-name="ce5">
            <text:p>-</text:p>
          </table:table-cell>
          <table:covered-table-cell/>
          <table:table-cell office:value-type="string" office:string-value="-" table:formula="msoxl:=  IF(SUM(L20:M20)=0,&quot;-&quot;,SUM(L20:M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0:Q20)=0,&quot;-&quot;,SUM(P20:Q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167.87" table:formula="msoxl:=  IF(SUM(D21:E21)=0,&quot;-&quot;,SUM(D21:E21))" table:style-name="ce5">
            <text:p>167.87<text:s/></text:p>
          </table:table-cell>
          <table:table-cell office:value-type="float" office:value="143.87" table:formula="msoxl:=IF(SUM(H21,水產養殖面積13!D21)=0,&quot;-&quot;,SUM(H21,水產養殖面積13!D21))" table:style-name="ce5">
            <text:p>143.87<text:s/></text:p>
          </table:table-cell>
          <table:table-cell office:value-type="float" office:value="24" table:formula="msoxl:=IF(SUM(I21,水產養殖面積13!E21)=0,&quot;-&quot;,SUM(I21,水產養殖面積13!E21))" table:style-name="ce5">
            <text:p>24.00<text:s/></text:p>
          </table:table-cell>
          <table:covered-table-cell/>
          <table:table-cell office:value-type="string" office:string-value="-" table:formula="msoxl:=  IF(SUM(H21:I21)=0,&quot;-&quot;,SUM(H21:I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office:value-type="string" office:string-value="-" table:formula="msoxl:=  IF(SUM(I22:I23)=0,&quot;-&quot;,SUM(I22:I23))" table:style-name="ce5">
            <text:p>-</text:p>
          </table:table-cell>
          <table:covered-table-cell/>
          <table:table-cell office:value-type="string" office:string-value="-" table:formula="msoxl:=  IF(SUM(L21:M21)=0,&quot;-&quot;,SUM(L21:M21))" table:style-name="ce5">
            <text:p>-</text:p>
          </table:table-cell>
          <table:table-cell office:value-type="string" office:string-value="-" table:formula="msoxl:=  IF(SUM(L22:L23)=0,&quot;-&quot;,SUM(L22:L23))" table:style-name="ce5">
            <text:p>-</text:p>
          </table:table-cell>
          <table:table-cell office:value-type="string" office:string-value="-" table:formula="msoxl:=  IF(SUM(M22:M23)=0,&quot;-&quot;,SUM(M22:M23))" table:style-name="ce5">
            <text:p>-</text:p>
          </table:table-cell>
          <table:covered-table-cell/>
          <table:table-cell office:value-type="string" office:string-value="-" table:formula="msoxl:=  IF(SUM(P21:Q21)=0,&quot;-&quot;,SUM(P21:Q21))" table:style-name="ce5">
            <text:p>-</text:p>
          </table:table-cell>
          <table:table-cell office:value-type="string" office:string-value="-" table:formula="msoxl:=  IF(SUM(P22:P23)=0,&quot;-&quot;,SUM(P22:P23))" table:style-name="ce5">
            <text:p>-</text:p>
          </table:table-cell>
          <table:table-cell office:value-type="string" office:string-value="-" table:formula="msoxl:=  IF(SUM(Q22:Q23)=0,&quot;-&quot;,SUM(Q22:Q23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164.51" table:formula="msoxl:=  IF(SUM(D22:E22)=0,&quot;-&quot;,SUM(D22:E22))" table:style-name="ce5">
            <text:p>164.51<text:s/></text:p>
          </table:table-cell>
          <table:table-cell office:value-type="float" office:value="140.51" table:formula="msoxl:=IF(SUM(H22,水產養殖面積13!D22)=0,&quot;-&quot;,SUM(H22,水產養殖面積13!D22))" table:style-name="ce5">
            <text:p>140.51<text:s/></text:p>
          </table:table-cell>
          <table:table-cell office:value-type="float" office:value="24" table:formula="msoxl:=IF(SUM(I22,水產養殖面積13!E22)=0,&quot;-&quot;,SUM(I22,水產養殖面積13!E22))" table:style-name="ce5">
            <text:p>24.00<text:s/></text:p>
          </table:table-cell>
          <table:covered-table-cell/>
          <table:table-cell office:value-type="string" office:string-value="-" table:formula="msoxl:=  IF(SUM(H22:I22)=0,&quot;-&quot;,SUM(H22:I22))" table:style-name="ce5">
            <text:p>-</text:p>
          </table:table-cell>
          <table:table-cell office:value-type="string" office:string-value="-" table:formula="msoxl:=  IF(SUM(L22,P22)=0,&quot;-&quot;,SUM(L22,P22))" table:style-name="ce5">
            <text:p>-</text:p>
          </table:table-cell>
          <table:table-cell office:value-type="string" office:string-value="-" table:formula="msoxl:=  IF(SUM(M22,Q22)=0,&quot;-&quot;,SUM(M22,Q22))" table:style-name="ce5">
            <text:p>-</text:p>
          </table:table-cell>
          <table:covered-table-cell/>
          <table:table-cell office:value-type="string" office:string-value="-" table:formula="msoxl:=  IF(SUM(L22:M22)=0,&quot;-&quot;,SUM(L22:M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2:Q22)=0,&quot;-&quot;,SUM(P22:Q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3.36" table:formula="msoxl:=  IF(SUM(D23:E23)=0,&quot;-&quot;,SUM(D23:E23))" table:style-name="ce5">
            <text:p>3.36<text:s/></text:p>
          </table:table-cell>
          <table:table-cell office:value-type="float" office:value="3.36" table:formula="msoxl:=IF(SUM(H23,水產養殖面積13!D23)=0,&quot;-&quot;,SUM(H23,水產養殖面積13!D23))" table:style-name="ce5">
            <text:p>3.36<text:s/></text:p>
          </table:table-cell>
          <table:table-cell office:value-type="string" office:string-value="-" table:formula="msoxl:=IF(SUM(I23,水產養殖面積13!E23)=0,&quot;-&quot;,SUM(I23,水產養殖面積13!E23))" table:style-name="ce5">
            <text:p>-</text:p>
          </table:table-cell>
          <table:covered-table-cell/>
          <table:table-cell office:value-type="string" office:string-value="-" table:formula="msoxl:=  IF(SUM(H23:I23)=0,&quot;-&quot;,SUM(H23:I23))" table:style-name="ce5">
            <text:p>-</text:p>
          </table:table-cell>
          <table:table-cell office:value-type="string" office:string-value="-" table:formula="msoxl:=  IF(SUM(L23,P23)=0,&quot;-&quot;,SUM(L23,P23))" table:style-name="ce5">
            <text:p>-</text:p>
          </table:table-cell>
          <table:table-cell office:value-type="string" office:string-value="-" table:formula="msoxl:=  IF(SUM(M23,Q23)=0,&quot;-&quot;,SUM(M23,Q23))" table:style-name="ce5">
            <text:p>-</text:p>
          </table:table-cell>
          <table:covered-table-cell/>
          <table:table-cell office:value-type="string" office:string-value="-" table:formula="msoxl:=  IF(SUM(L23:M23)=0,&quot;-&quot;,SUM(L23:M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3:Q23)=0,&quot;-&quot;,SUM(P23:Q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table-cell office:value-type="string" table:number-columns-spanned="1" table:number-rows-spanned="14" table:style-name="ce100">
            <text:p>嘉義縣</text:p>
          </table:table-cell>
          <table:table-cell office:value-type="string" table:style-name="ce4">
            <text:p>總計</text:p>
          </table:table-cell>
          <table:table-cell office:value-type="float" office:value="9697.1600000000017" table:formula="msoxl:=  IF(SUM(D24:F24)=0,&quot;-&quot;,SUM(D24:F24))" table:style-name="ce5">
            <text:p>9,697.16<text:s/></text:p>
          </table:table-cell>
          <table:table-cell office:value-type="float" office:value="5001.46" table:formula="msoxl:=IF(SUM(H24,水產養殖面積13!D24)=0,&quot;-&quot;,SUM(H24,水產養殖面積13!D24))" table:style-name="ce5">
            <text:p>5,001.46<text:s/></text:p>
          </table:table-cell>
          <table:table-cell office:value-type="float" office:value="4515.51" table:formula="msoxl:=IF(SUM(I24,水產養殖面積13!E24)=0,&quot;-&quot;,SUM(I24,水產養殖面積13!E24))" table:style-name="ce5">
            <text:p>4,515.51<text:s/></text:p>
          </table:table-cell>
          <table:table-cell office:value-type="float" office:value="180.19" table:formula="msoxl:=IF(SUM(J24,水產養殖面積13!F24)=0,&quot;-&quot;,SUM(J24,水產養殖面積13!F24))" table:style-name="ce5">
            <text:p>180.19<text:s/></text:p>
          </table:table-cell>
          <table:table-cell office:value-type="float" office:value="3890.41" table:formula="msoxl:=  IF(SUM(H24:J24)=0,&quot;-&quot;,SUM(H24:J24))" table:style-name="ce5">
            <text:p>3,890.41<text:s/></text:p>
          </table:table-cell>
          <table:table-cell office:value-type="float" office:value="3890.41" table:formula="msoxl:=  IF(SUM(L24,P24)=0,&quot;-&quot;,SUM(L24,P24))" table:style-name="ce5">
            <text:p>3,890.41<text:s/></text:p>
          </table:table-cell>
          <table:table-cell office:value-type="string" office:string-value="-" table:formula="msoxl:=  IF(SUM(M24,Q24)=0,&quot;-&quot;,SUM(M24,Q24))" table:style-name="ce5">
            <text:p>-</text:p>
          </table:table-cell>
          <table:table-cell office:value-type="string" office:string-value="-" table:formula="msoxl:=  IF(SUM(N24,R24)=0,&quot;-&quot;,SUM(N24,R24))" table:style-name="ce5">
            <text:p>-</text:p>
          </table:table-cell>
          <table:table-cell office:value-type="float" office:value="3890.41" table:formula="msoxl:=  IF(SUM(L24:N24)=0,&quot;-&quot;,SUM(L24:N24))" table:style-name="ce5">
            <text:p>3,890.41<text:s/></text:p>
          </table:table-cell>
          <table:table-cell office:value-type="float" office:value="3890.41" table:style-name="ce5">
            <text:p>3,890.41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24:R24)=0,&quot;-&quot;,SUM(P24:R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4528.33" table:formula="msoxl:=  IF(SUM(D25:E25)=0,&quot;-&quot;,SUM(D25:E25))" table:style-name="ce5">
            <text:p>4,528.33<text:s/></text:p>
          </table:table-cell>
          <table:table-cell office:value-type="float" office:value="974.32" table:formula="msoxl:=IF(SUM(H25,水產養殖面積13!D25)=0,&quot;-&quot;,SUM(H25,水產養殖面積13!D25))" table:style-name="ce5">
            <text:p>974.32<text:s/></text:p>
          </table:table-cell>
          <table:table-cell office:value-type="float" office:value="3554.01" table:formula="msoxl:=IF(SUM(I25,水產養殖面積13!E25)=0,&quot;-&quot;,SUM(I25,水產養殖面積13!E25))" table:style-name="ce5">
            <text:p>3,554.01<text:s/></text:p>
          </table:table-cell>
          <table:table-cell table:number-columns-spanned="1" table:number-rows-spanned="13" table:style-name="ce91"/>
          <table:table-cell office:value-type="string" office:string-value="-" table:formula="msoxl:=  IF(SUM(H25:I25)=0,&quot;-&quot;,SUM(H25:I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office:value-type="string" office:string-value="-" table:formula="msoxl:=  IF(SUM(I26:I30)=0,&quot;-&quot;,SUM(I26:I30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25:M25)=0,&quot;-&quot;,SUM(L25:M25))" table:style-name="ce5">
            <text:p>-</text:p>
          </table:table-cell>
          <table:table-cell office:value-type="string" office:string-value="-" table:formula="msoxl:=  IF(SUM(L26:L30)=0,&quot;-&quot;,SUM(L26:L30))" table:style-name="ce5">
            <text:p>-</text:p>
          </table:table-cell>
          <table:table-cell office:value-type="string" office:string-value="-" table:formula="msoxl:=  IF(SUM(M26:M30)=0,&quot;-&quot;,SUM(M26:M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25:Q25)=0,&quot;-&quot;,SUM(P25:Q25))" table:style-name="ce5">
            <text:p>-</text:p>
          </table:table-cell>
          <table:table-cell office:value-type="string" office:string-value="-" table:formula="msoxl:=  IF(SUM(P26:P30)=0,&quot;-&quot;,SUM(P26:P30))" table:style-name="ce5">
            <text:p>-</text:p>
          </table:table-cell>
          <table:table-cell office:value-type="string" office:string-value="-" table:formula="msoxl:=  IF(SUM(Q26:Q30)=0,&quot;-&quot;,SUM(Q26:Q30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2704.6299999999997" table:formula="msoxl:=  IF(SUM(D26:E26)=0,&quot;-&quot;,SUM(D26:E26))" table:style-name="ce5">
            <text:p>2,704.63<text:s/></text:p>
          </table:table-cell>
          <table:table-cell office:value-type="float" office:value="124.99" table:formula="msoxl:=IF(SUM(H26,水產養殖面積13!D26)=0,&quot;-&quot;,SUM(H26,水產養殖面積13!D26))" table:style-name="ce5">
            <text:p>124.99<text:s/></text:p>
          </table:table-cell>
          <table:table-cell office:value-type="float" office:value="2579.64" table:formula="msoxl:=IF(SUM(I26,水產養殖面積13!E26)=0,&quot;-&quot;,SUM(I26,水產養殖面積13!E26))" table:style-name="ce5">
            <text:p>2,579.64<text:s/></text:p>
          </table:table-cell>
          <table:covered-table-cell/>
          <table:table-cell office:value-type="string" office:string-value="-" table:formula="msoxl:=  IF(SUM(H26:I26)=0,&quot;-&quot;,SUM(H26:I26))" table:style-name="ce5">
            <text:p>-</text:p>
          </table:table-cell>
          <table:table-cell office:value-type="string" office:string-value="-" table:formula="msoxl:=  IF(SUM(L26,P26)=0,&quot;-&quot;,SUM(L26,P26))" table:style-name="ce5">
            <text:p>-</text:p>
          </table:table-cell>
          <table:table-cell office:value-type="string" office:string-value="-" table:formula="msoxl:=  IF(SUM(M26,Q26)=0,&quot;-&quot;,SUM(M26,Q26))" table:style-name="ce5">
            <text:p>-</text:p>
          </table:table-cell>
          <table:covered-table-cell/>
          <table:table-cell office:value-type="string" office:string-value="-" table:formula="msoxl:=  IF(SUM(L26:M26)=0,&quot;-&quot;,SUM(L26:M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6:Q26)=0,&quot;-&quot;,SUM(P26:Q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090.3699999999999" table:formula="msoxl:=  IF(SUM(D27:E27)=0,&quot;-&quot;,SUM(D27:E27))" table:style-name="ce5">
            <text:p>1,090.37<text:s/></text:p>
          </table:table-cell>
          <table:table-cell office:value-type="float" office:value="316.38" table:formula="msoxl:=IF(SUM(H27,水產養殖面積13!D27)=0,&quot;-&quot;,SUM(H27,水產養殖面積13!D27))" table:style-name="ce5">
            <text:p>316.38<text:s/></text:p>
          </table:table-cell>
          <table:table-cell office:value-type="float" office:value="773.99" table:formula="msoxl:=IF(SUM(I27,水產養殖面積13!E27)=0,&quot;-&quot;,SUM(I27,水產養殖面積13!E27))" table:style-name="ce5">
            <text:p>773.99<text:s/></text:p>
          </table:table-cell>
          <table:covered-table-cell/>
          <table:table-cell office:value-type="string" office:string-value="-" table:formula="msoxl:=  IF(SUM(H27:I27)=0,&quot;-&quot;,SUM(H27:I27))" table:style-name="ce5">
            <text:p>-</text:p>
          </table:table-cell>
          <table:table-cell office:value-type="string" office:string-value="-" table:formula="msoxl:=  IF(SUM(L27,P27)=0,&quot;-&quot;,SUM(L27,P27))" table:style-name="ce5">
            <text:p>-</text:p>
          </table:table-cell>
          <table:table-cell office:value-type="string" office:string-value="-" table:formula="msoxl:=  IF(SUM(M27,Q27)=0,&quot;-&quot;,SUM(M27,Q27))" table:style-name="ce5">
            <text:p>-</text:p>
          </table:table-cell>
          <table:covered-table-cell/>
          <table:table-cell office:value-type="string" office:string-value="-" table:formula="msoxl:=  IF(SUM(L27:M27)=0,&quot;-&quot;,SUM(L27:M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7:Q27)=0,&quot;-&quot;,SUM(P27:Q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42.55" table:formula="msoxl:=  IF(SUM(D28:E28)=0,&quot;-&quot;,SUM(D28:E28))" table:style-name="ce5">
            <text:p>42.55<text:s/></text:p>
          </table:table-cell>
          <table:table-cell office:value-type="float" office:value="41.9" table:formula="msoxl:=IF(SUM(H28,水產養殖面積13!D28)=0,&quot;-&quot;,SUM(H28,水產養殖面積13!D28))" table:style-name="ce5">
            <text:p>41.90<text:s/></text:p>
          </table:table-cell>
          <table:table-cell office:value-type="float" office:value="0.65" table:formula="msoxl:=IF(SUM(I28,水產養殖面積13!E28)=0,&quot;-&quot;,SUM(I28,水產養殖面積13!E28))" table:style-name="ce5">
            <text:p>0.65<text:s/></text:p>
          </table:table-cell>
          <table:covered-table-cell/>
          <table:table-cell office:value-type="string" office:string-value="-" table:formula="msoxl:=  IF(SUM(H28:I28)=0,&quot;-&quot;,SUM(H28:I28))" table:style-name="ce5">
            <text:p>-</text:p>
          </table:table-cell>
          <table:table-cell office:value-type="string" office:string-value="-" table:formula="msoxl:=  IF(SUM(L28,P28)=0,&quot;-&quot;,SUM(L28,P28))" table:style-name="ce5">
            <text:p>-</text:p>
          </table:table-cell>
          <table:table-cell office:value-type="string" office:string-value="-" table:formula="msoxl:=  IF(SUM(M28,Q28)=0,&quot;-&quot;,SUM(M28,Q28))" table:style-name="ce5">
            <text:p>-</text:p>
          </table:table-cell>
          <table:covered-table-cell/>
          <table:table-cell office:value-type="string" office:string-value="-" table:formula="msoxl:=  IF(SUM(L28:M28)=0,&quot;-&quot;,SUM(L28:M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8:Q28)=0,&quot;-&quot;,SUM(P28:Q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557" table:formula="msoxl:=  IF(SUM(D29:E29)=0,&quot;-&quot;,SUM(D29:E29))" table:style-name="ce5">
            <text:p>557.00<text:s/></text:p>
          </table:table-cell>
          <table:table-cell office:value-type="float" office:value="363.93000000000006" table:formula="msoxl:=IF(SUM(H29,水產養殖面積13!D29)=0,&quot;-&quot;,SUM(H29,水產養殖面積13!D29))" table:style-name="ce5">
            <text:p>363.93<text:s/></text:p>
          </table:table-cell>
          <table:table-cell office:value-type="float" office:value="193.07" table:formula="msoxl:=IF(SUM(I29,水產養殖面積13!E29)=0,&quot;-&quot;,SUM(I29,水產養殖面積13!E29))" table:style-name="ce5">
            <text:p>193.07<text:s/></text:p>
          </table:table-cell>
          <table:covered-table-cell/>
          <table:table-cell office:value-type="string" office:string-value="-" table:formula="msoxl:=  IF(SUM(H29:I29)=0,&quot;-&quot;,SUM(H29:I29))" table:style-name="ce5">
            <text:p>-</text:p>
          </table:table-cell>
          <table:table-cell office:value-type="string" office:string-value="-" table:formula="msoxl:=  IF(SUM(L29,P29)=0,&quot;-&quot;,SUM(L29,P29))" table:style-name="ce5">
            <text:p>-</text:p>
          </table:table-cell>
          <table:table-cell office:value-type="string" office:string-value="-" table:formula="msoxl:=  IF(SUM(M29,Q29)=0,&quot;-&quot;,SUM(M29,Q29))" table:style-name="ce5">
            <text:p>-</text:p>
          </table:table-cell>
          <table:covered-table-cell/>
          <table:table-cell office:value-type="string" office:string-value="-" table:formula="msoxl:=  IF(SUM(L29:M29)=0,&quot;-&quot;,SUM(L29:M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9:Q29)=0,&quot;-&quot;,SUM(P29:Q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133.78" table:formula="msoxl:=  IF(SUM(D30:E30)=0,&quot;-&quot;,SUM(D30:E30))" table:style-name="ce5">
            <text:p>133.78<text:s/></text:p>
          </table:table-cell>
          <table:table-cell office:value-type="float" office:value="127.12" table:formula="msoxl:=IF(SUM(H30,水產養殖面積13!D30)=0,&quot;-&quot;,SUM(H30,水產養殖面積13!D30))" table:style-name="ce5">
            <text:p>127.12<text:s/></text:p>
          </table:table-cell>
          <table:table-cell office:value-type="float" office:value="6.66" table:formula="msoxl:=IF(SUM(I30,水產養殖面積13!E30)=0,&quot;-&quot;,SUM(I30,水產養殖面積13!E30))" table:style-name="ce5">
            <text:p>6.66<text:s/></text:p>
          </table:table-cell>
          <table:covered-table-cell/>
          <table:table-cell office:value-type="string" office:string-value="-" table:formula="msoxl:=  IF(SUM(H30:I30)=0,&quot;-&quot;,SUM(H30:I30))" table:style-name="ce5">
            <text:p>-</text:p>
          </table:table-cell>
          <table:table-cell office:value-type="string" office:string-value="-" table:formula="msoxl:=  IF(SUM(L30,P30)=0,&quot;-&quot;,SUM(L30,P30))" table:style-name="ce5">
            <text:p>-</text:p>
          </table:table-cell>
          <table:table-cell office:value-type="string" office:string-value="-" table:formula="msoxl:=  IF(SUM(M30,Q30)=0,&quot;-&quot;,SUM(M30,Q30))" table:style-name="ce5">
            <text:p>-</text:p>
          </table:table-cell>
          <table:covered-table-cell/>
          <table:table-cell office:value-type="string" office:string-value="-" table:formula="msoxl:=  IF(SUM(L30:M30)=0,&quot;-&quot;,SUM(L30:M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0:Q30)=0,&quot;-&quot;,SUM(P30:Q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4138.54" table:formula="msoxl:=  IF(SUM(D31:E31)=0,&quot;-&quot;,SUM(D31:E31))" table:style-name="ce5">
            <text:p>4,138.54<text:s/></text:p>
          </table:table-cell>
          <table:table-cell office:value-type="float" office:value="3917.52" table:formula="msoxl:=IF(SUM(H31,水產養殖面積13!D31)=0,&quot;-&quot;,SUM(H31,水產養殖面積13!D31))" table:style-name="ce5">
            <text:p>3,917.52<text:s/></text:p>
          </table:table-cell>
          <table:table-cell office:value-type="float" office:value="221.02" table:formula="msoxl:=IF(SUM(I31,水產養殖面積13!E31)=0,&quot;-&quot;,SUM(I31,水產養殖面積13!E31))" table:style-name="ce5">
            <text:p>221.02<text:s/></text:p>
          </table:table-cell>
          <table:covered-table-cell/>
          <table:table-cell office:value-type="float" office:value="3890.41" table:formula="msoxl:=  IF(SUM(H31:I31)=0,&quot;-&quot;,SUM(H31:I31))" table:style-name="ce5">
            <text:p>3,890.41<text:s/></text:p>
          </table:table-cell>
          <table:table-cell office:value-type="float" office:value="3890.41" table:formula="msoxl:=  IF(SUM(H32:H34)=0,&quot;-&quot;,SUM(H32:H34))" table:style-name="ce5">
            <text:p>3,890.41<text:s/></text:p>
          </table:table-cell>
          <table:table-cell office:value-type="string" office:string-value="-" table:formula="msoxl:=  IF(SUM(I32:I34)=0,&quot;-&quot;,SUM(I32:I34))" table:style-name="ce5">
            <text:p>-</text:p>
          </table:table-cell>
          <table:covered-table-cell/>
          <table:table-cell office:value-type="float" office:value="3890.41" table:formula="msoxl:=  IF(SUM(L31:M31)=0,&quot;-&quot;,SUM(L31:M31))" table:style-name="ce5">
            <text:p>3,890.41<text:s/></text:p>
          </table:table-cell>
          <table:table-cell office:value-type="float" office:value="3890.41" table:formula="msoxl:=  IF(SUM(L32:L34)=0,&quot;-&quot;,SUM(L32:L34))" table:style-name="ce5">
            <text:p>3,890.41<text:s/></text:p>
          </table:table-cell>
          <table:table-cell office:value-type="string" office:string-value="-" table:formula="msoxl:=  IF(SUM(M32:M34)=0,&quot;-&quot;,SUM(M32:M34))" table:style-name="ce5">
            <text:p>-</text:p>
          </table:table-cell>
          <table:covered-table-cell/>
          <table:table-cell office:value-type="string" office:string-value="-" table:formula="msoxl:=  IF(SUM(P31:Q31)=0,&quot;-&quot;,SUM(P31:Q31))" table:style-name="ce5">
            <text:p>-</text:p>
          </table:table-cell>
          <table:table-cell office:value-type="string" office:string-value="-" table:formula="msoxl:=  IF(SUM(P32:P34)=0,&quot;-&quot;,SUM(P32:P34))" table:style-name="ce5">
            <text:p>-</text:p>
          </table:table-cell>
          <table:table-cell office:value-type="string" office:string-value="-" table:formula="msoxl:=  IF(SUM(Q32:Q34)=0,&quot;-&quot;,SUM(Q32:Q34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float" office:value="3890.41" table:formula="msoxl:=  IF(SUM(D32:E32)=0,&quot;-&quot;,SUM(D32:E32))" table:style-name="ce5">
            <text:p>3,890.41<text:s/></text:p>
          </table:table-cell>
          <table:table-cell office:value-type="float" office:value="3890.41" table:formula="msoxl:=IF(SUM(H32,水產養殖面積13!D32)=0,&quot;-&quot;,SUM(H32,水產養殖面積13!D32))" table:style-name="ce5">
            <text:p>3,890.41<text:s/></text:p>
          </table:table-cell>
          <table:table-cell office:value-type="string" office:string-value="-" table:formula="msoxl:=IF(SUM(I32,水產養殖面積13!E32)=0,&quot;-&quot;,SUM(I32,水產養殖面積13!E32))" table:style-name="ce5">
            <text:p>-</text:p>
          </table:table-cell>
          <table:covered-table-cell/>
          <table:table-cell office:value-type="float" office:value="3890.41" table:formula="msoxl:=  IF(SUM(H32:I32)=0,&quot;-&quot;,SUM(H32:I32))" table:style-name="ce5">
            <text:p>3,890.41<text:s/></text:p>
          </table:table-cell>
          <table:table-cell office:value-type="float" office:value="3890.41" table:formula="msoxl:=  IF(SUM(L32,P32)=0,&quot;-&quot;,SUM(L32,P32))" table:style-name="ce5">
            <text:p>3,890.41<text:s/></text:p>
          </table:table-cell>
          <table:table-cell office:value-type="string" office:string-value="-" table:formula="msoxl:=  IF(SUM(M32,Q32)=0,&quot;-&quot;,SUM(M32,Q32))" table:style-name="ce5">
            <text:p>-</text:p>
          </table:table-cell>
          <table:covered-table-cell/>
          <table:table-cell office:value-type="float" office:value="3890.41" table:formula="msoxl:=  IF(SUM(L32:M32)=0,&quot;-&quot;,SUM(L32:M32))" table:style-name="ce5">
            <text:p>3,890.41<text:s/></text:p>
          </table:table-cell>
          <table:table-cell office:value-type="float" office:value="3890.41" table:style-name="ce5">
            <text:p>3,890.41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2:Q32)=0,&quot;-&quot;,SUM(P32:Q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248.13" table:formula="msoxl:=  IF(SUM(D33:E33)=0,&quot;-&quot;,SUM(D33:E33))" table:style-name="ce5">
            <text:p>248.13<text:s/></text:p>
          </table:table-cell>
          <table:table-cell office:value-type="float" office:value="27.11" table:formula="msoxl:=IF(SUM(H33,水產養殖面積13!D33)=0,&quot;-&quot;,SUM(H33,水產養殖面積13!D33))" table:style-name="ce5">
            <text:p>27.11<text:s/></text:p>
          </table:table-cell>
          <table:table-cell office:value-type="float" office:value="221.02" table:formula="msoxl:=IF(SUM(I33,水產養殖面積13!E33)=0,&quot;-&quot;,SUM(I33,水產養殖面積13!E33))" table:style-name="ce5">
            <text:p>221.02<text:s/></text:p>
          </table:table-cell>
          <table:covered-table-cell/>
          <table:table-cell office:value-type="string" office:string-value="-" table:formula="msoxl:=  IF(SUM(H33:I33)=0,&quot;-&quot;,SUM(H33:I33))" table:style-name="ce5">
            <text:p>-</text:p>
          </table:table-cell>
          <table:table-cell office:value-type="string" office:string-value="-" table:formula="msoxl:=  IF(SUM(L33,P33)=0,&quot;-&quot;,SUM(L33,P33))" table:style-name="ce5">
            <text:p>-</text:p>
          </table:table-cell>
          <table:table-cell office:value-type="string" office:string-value="-" table:formula="msoxl:=  IF(SUM(M33,Q33)=0,&quot;-&quot;,SUM(M33,Q33))" table:style-name="ce5">
            <text:p>-</text:p>
          </table:table-cell>
          <table:covered-table-cell/>
          <table:table-cell office:value-type="string" office:string-value="-" table:formula="msoxl:=  IF(SUM(L33:M33)=0,&quot;-&quot;,SUM(L33:M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3:Q33)=0,&quot;-&quot;,SUM(P33:Q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34:E34)=0,&quot;-&quot;,SUM(D34:E34))" table:style-name="ce5">
            <text:p>-</text:p>
          </table:table-cell>
          <table:table-cell office:value-type="string" office:string-value="-" table:formula="msoxl:=IF(SUM(H34,水產養殖面積13!D34)=0,&quot;-&quot;,SUM(H34,水產養殖面積13!D34))" table:style-name="ce5">
            <text:p>-</text:p>
          </table:table-cell>
          <table:table-cell office:value-type="string" office:string-value="-" table:formula="msoxl:=IF(SUM(I34,水產養殖面積13!E34)=0,&quot;-&quot;,SUM(I34,水產養殖面積13!E34))" table:style-name="ce5">
            <text:p>-</text:p>
          </table:table-cell>
          <table:covered-table-cell/>
          <table:table-cell office:value-type="string" office:string-value="-" table:formula="msoxl:=  IF(SUM(H34:I34)=0,&quot;-&quot;,SUM(H34:I34))" table:style-name="ce5">
            <text:p>-</text:p>
          </table:table-cell>
          <table:table-cell office:value-type="string" office:string-value="-" table:formula="msoxl:=  IF(SUM(L34,P34)=0,&quot;-&quot;,SUM(L34,P34))" table:style-name="ce5">
            <text:p>-</text:p>
          </table:table-cell>
          <table:table-cell office:value-type="string" office:string-value="-" table:formula="msoxl:=  IF(SUM(M34,Q34)=0,&quot;-&quot;,SUM(M34,Q34))" table:style-name="ce5">
            <text:p>-</text:p>
          </table:table-cell>
          <table:covered-table-cell/>
          <table:table-cell office:value-type="string" office:string-value="-" table:formula="msoxl:=  IF(SUM(L34:M34)=0,&quot;-&quot;,SUM(L34:M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4:Q34)=0,&quot;-&quot;,SUM(P34:Q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294.65999999999997" table:formula="msoxl:=  IF(SUM(D35:E35)=0,&quot;-&quot;,SUM(D35:E35))" table:style-name="ce5">
            <text:p>294.66<text:s/></text:p>
          </table:table-cell>
          <table:table-cell office:value-type="float" office:value="53.539999999999992" table:formula="msoxl:=IF(SUM(H35,水產養殖面積13!D35)=0,&quot;-&quot;,SUM(H35,水產養殖面積13!D35))" table:style-name="ce5">
            <text:p>53.54<text:s/></text:p>
          </table:table-cell>
          <table:table-cell office:value-type="float" office:value="241.12" table:formula="msoxl:=IF(SUM(I35,水產養殖面積13!E35)=0,&quot;-&quot;,SUM(I35,水產養殖面積13!E35))" table:style-name="ce5">
            <text:p>241.12<text:s/></text:p>
          </table:table-cell>
          <table:covered-table-cell/>
          <table:table-cell office:value-type="string" office:string-value="-" table:formula="msoxl:=  IF(SUM(H35:I35)=0,&quot;-&quot;,SUM(H35:I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office:value-type="string" office:string-value="-" table:formula="msoxl:=  IF(SUM(I36:I37)=0,&quot;-&quot;,SUM(I36:I37))" table:style-name="ce5">
            <text:p>-</text:p>
          </table:table-cell>
          <table:covered-table-cell/>
          <table:table-cell office:value-type="string" office:string-value="-" table:formula="msoxl:=  IF(SUM(L35:M35)=0,&quot;-&quot;,SUM(L35:M35))" table:style-name="ce5">
            <text:p>-</text:p>
          </table:table-cell>
          <table:table-cell office:value-type="string" office:string-value="-" table:formula="msoxl:=  IF(SUM(L36:L37)=0,&quot;-&quot;,SUM(L36:L37))" table:style-name="ce5">
            <text:p>-</text:p>
          </table:table-cell>
          <table:table-cell office:value-type="string" office:string-value="-" table:formula="msoxl:=  IF(SUM(M36:M37)=0,&quot;-&quot;,SUM(M36:M37))" table:style-name="ce5">
            <text:p>-</text:p>
          </table:table-cell>
          <table:covered-table-cell/>
          <table:table-cell office:value-type="string" office:string-value="-" table:formula="msoxl:=  IF(SUM(P35:Q35)=0,&quot;-&quot;,SUM(P35:Q35))" table:style-name="ce5">
            <text:p>-</text:p>
          </table:table-cell>
          <table:table-cell office:value-type="string" office:string-value="-" table:formula="msoxl:=  IF(SUM(P36:P37)=0,&quot;-&quot;,SUM(P36:P37))" table:style-name="ce5">
            <text:p>-</text:p>
          </table:table-cell>
          <table:table-cell office:value-type="string" office:string-value="-" table:formula="msoxl:=  IF(SUM(Q36:Q37)=0,&quot;-&quot;,SUM(Q36:Q37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262.64999999999998" table:formula="msoxl:=  IF(SUM(D36:E36)=0,&quot;-&quot;,SUM(D36:E36))" table:style-name="ce5">
            <text:p>262.65<text:s/></text:p>
          </table:table-cell>
          <table:table-cell office:value-type="float" office:value="21.53" table:formula="msoxl:=IF(SUM(H36,水產養殖面積13!D36)=0,&quot;-&quot;,SUM(H36,水產養殖面積13!D36))" table:style-name="ce5">
            <text:p>21.53<text:s/></text:p>
          </table:table-cell>
          <table:table-cell office:value-type="float" office:value="241.12" table:formula="msoxl:=IF(SUM(I36,水產養殖面積13!E36)=0,&quot;-&quot;,SUM(I36,水產養殖面積13!E36))" table:style-name="ce5">
            <text:p>241.12<text:s/></text:p>
          </table:table-cell>
          <table:covered-table-cell/>
          <table:table-cell office:value-type="string" office:string-value="-" table:formula="msoxl:=  IF(SUM(H36:I36)=0,&quot;-&quot;,SUM(H36:I36))" table:style-name="ce5">
            <text:p>-</text:p>
          </table:table-cell>
          <table:table-cell office:value-type="string" office:string-value="-" table:formula="msoxl:=  IF(SUM(L36,P36)=0,&quot;-&quot;,SUM(L36,P36))" table:style-name="ce5">
            <text:p>-</text:p>
          </table:table-cell>
          <table:table-cell office:value-type="string" office:string-value="-" table:formula="msoxl:=  IF(SUM(M36,Q36)=0,&quot;-&quot;,SUM(M36,Q36))" table:style-name="ce5">
            <text:p>-</text:p>
          </table:table-cell>
          <table:covered-table-cell/>
          <table:table-cell office:value-type="string" office:string-value="-" table:formula="msoxl:=  IF(SUM(L36:M36)=0,&quot;-&quot;,SUM(L36:M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6:Q36)=0,&quot;-&quot;,SUM(P36:Q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32.01" table:formula="msoxl:=  IF(SUM(D37:E37)=0,&quot;-&quot;,SUM(D37:E37))" table:style-name="ce5">
            <text:p>32.01<text:s/></text:p>
          </table:table-cell>
          <table:table-cell office:value-type="float" office:value="32.01" table:formula="msoxl:=IF(SUM(H37,水產養殖面積13!D37)=0,&quot;-&quot;,SUM(H37,水產養殖面積13!D37))" table:style-name="ce5">
            <text:p>32.01<text:s/></text:p>
          </table:table-cell>
          <table:table-cell office:value-type="string" office:string-value="-" table:formula="msoxl:=IF(SUM(I37,水產養殖面積13!E37)=0,&quot;-&quot;,SUM(I37,水產養殖面積13!E37))" table:style-name="ce5">
            <text:p>-</text:p>
          </table:table-cell>
          <table:covered-table-cell/>
          <table:table-cell office:value-type="string" office:string-value="-" table:formula="msoxl:=  IF(SUM(H37:I37)=0,&quot;-&quot;,SUM(H37:I37))" table:style-name="ce5">
            <text:p>-</text:p>
          </table:table-cell>
          <table:table-cell office:value-type="string" office:string-value="-" table:formula="msoxl:=  IF(SUM(L37,P37)=0,&quot;-&quot;,SUM(L37,P37))" table:style-name="ce5">
            <text:p>-</text:p>
          </table:table-cell>
          <table:table-cell office:value-type="string" office:string-value="-" table:formula="msoxl:=  IF(SUM(M37,Q37)=0,&quot;-&quot;,SUM(M37,Q37))" table:style-name="ce5">
            <text:p>-</text:p>
          </table:table-cell>
          <table:covered-table-cell/>
          <table:table-cell office:value-type="string" office:string-value="-" table:formula="msoxl:=  IF(SUM(L37:M37)=0,&quot;-&quot;,SUM(L37:M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7:Q37)=0,&quot;-&quot;,SUM(P37:Q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table-cell office:value-type="string" table:number-columns-spanned="1" table:number-rows-spanned="14" table:style-name="ce99">
            <text:p>屏東縣</text:p>
          </table:table-cell>
          <table:table-cell office:value-type="string" table:style-name="ce4">
            <text:p>總計</text:p>
          </table:table-cell>
          <table:table-cell office:value-type="float" office:value="2936.76" table:formula="msoxl:=  IF(SUM(D38:F38)=0,&quot;-&quot;,SUM(D38:F38))" table:style-name="ce5">
            <text:p>2,936.76<text:s/></text:p>
          </table:table-cell>
          <table:table-cell office:value-type="float" office:value="2936.76" table:formula="msoxl:=IF(SUM(H38,水產養殖面積13!D38)=0,&quot;-&quot;,SUM(H38,水產養殖面積13!D38))" table:style-name="ce5">
            <text:p>2,936.76<text:s/></text:p>
          </table:table-cell>
          <table:table-cell office:value-type="string" office:string-value="-" table:formula="msoxl:=IF(SUM(I38,水產養殖面積13!E38)=0,&quot;-&quot;,SUM(I38,水產養殖面積13!E38))" table:style-name="ce5">
            <text:p>-</text:p>
          </table:table-cell>
          <table:table-cell office:value-type="string" office:string-value="-" table:formula="msoxl:=IF(SUM(J38,水產養殖面積13!F38)=0,&quot;-&quot;,SUM(J38,水產養殖面積13!F38))" table:style-name="ce5">
            <text:p>-</text:p>
          </table:table-cell>
          <table:table-cell office:value-type="string" office:string-value="-" table:formula="msoxl:=  IF(SUM(H38:J38)=0,&quot;-&quot;,SUM(H38:J38))" table:style-name="ce5">
            <text:p>-</text:p>
          </table:table-cell>
          <table:table-cell office:value-type="string" office:string-value="-" table:formula="msoxl:=  IF(SUM(L38,P38)=0,&quot;-&quot;,SUM(L38,P38))" table:style-name="ce5">
            <text:p>-</text:p>
          </table:table-cell>
          <table:table-cell office:value-type="string" office:string-value="-" table:formula="msoxl:=  IF(SUM(M38,Q38)=0,&quot;-&quot;,SUM(M38,Q38))" table:style-name="ce5">
            <text:p>-</text:p>
          </table:table-cell>
          <table:table-cell office:value-type="string" office:string-value="-" table:formula="msoxl:=  IF(SUM(N38,R38)=0,&quot;-&quot;,SUM(N38,R38))" table:style-name="ce5">
            <text:p>-</text:p>
          </table:table-cell>
          <table:table-cell office:value-type="string" office:string-value="-" table:formula="msoxl:=  IF(SUM(L38:N38)=0,&quot;-&quot;,SUM(L38:N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38:R38)=0,&quot;-&quot;,SUM(P38:R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072.6500000000001" table:formula="msoxl:=  IF(SUM(D39:E39)=0,&quot;-&quot;,SUM(D39:E39))" table:style-name="ce5">
            <text:p>1,072.65<text:s/></text:p>
          </table:table-cell>
          <table:table-cell office:value-type="float" office:value="1072.6500000000001" table:formula="msoxl:=IF(SUM(H39,水產養殖面積13!D39)=0,&quot;-&quot;,SUM(H39,水產養殖面積13!D39))" table:style-name="ce5">
            <text:p>1,072.65<text:s/></text:p>
          </table:table-cell>
          <table:table-cell office:value-type="string" office:string-value="-" table:formula="msoxl:=IF(SUM(I39,水產養殖面積13!E39)=0,&quot;-&quot;,SUM(I39,水產養殖面積13!E39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H39:I39)=0,&quot;-&quot;,SUM(H39:I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office:value-type="string" office:string-value="-" table:formula="msoxl:=  IF(SUM(I40:I44)=0,&quot;-&quot;,SUM(I40:I44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39:M39)=0,&quot;-&quot;,SUM(L39:M39))" table:style-name="ce5">
            <text:p>-</text:p>
          </table:table-cell>
          <table:table-cell office:value-type="string" office:string-value="-" table:formula="msoxl:=  IF(SUM(L40:L44)=0,&quot;-&quot;,SUM(L40:L44))" table:style-name="ce5">
            <text:p>-</text:p>
          </table:table-cell>
          <table:table-cell office:value-type="string" office:string-value="-" table:formula="msoxl:=  IF(SUM(M40:M44)=0,&quot;-&quot;,SUM(M40:M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39:Q39)=0,&quot;-&quot;,SUM(P39:Q39))" table:style-name="ce5">
            <text:p>-</text:p>
          </table:table-cell>
          <table:table-cell office:value-type="string" office:string-value="-" table:formula="msoxl:=  IF(SUM(P40:P44)=0,&quot;-&quot;,SUM(P40:P44))" table:style-name="ce5">
            <text:p>-</text:p>
          </table:table-cell>
          <table:table-cell office:value-type="string" office:string-value="-" table:formula="msoxl:=  IF(SUM(Q40:Q44)=0,&quot;-&quot;,SUM(Q40:Q44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96.68" table:formula="msoxl:=  IF(SUM(D40:E40)=0,&quot;-&quot;,SUM(D40:E40))" table:style-name="ce5">
            <text:p>96.68<text:s/></text:p>
          </table:table-cell>
          <table:table-cell office:value-type="float" office:value="96.68" table:formula="msoxl:=IF(SUM(H40,水產養殖面積13!D40)=0,&quot;-&quot;,SUM(H40,水產養殖面積13!D40))" table:style-name="ce5">
            <text:p>96.68<text:s/></text:p>
          </table:table-cell>
          <table:table-cell office:value-type="string" office:string-value="-" table:formula="msoxl:=IF(SUM(I40,水產養殖面積13!E40)=0,&quot;-&quot;,SUM(I40,水產養殖面積13!E40))" table:style-name="ce5">
            <text:p>-</text:p>
          </table:table-cell>
          <table:covered-table-cell/>
          <table:table-cell office:value-type="string" office:string-value="-" table:formula="msoxl:=  IF(SUM(H40:I40)=0,&quot;-&quot;,SUM(H40:I40))" table:style-name="ce5">
            <text:p>-</text:p>
          </table:table-cell>
          <table:table-cell office:value-type="string" office:string-value="-" table:formula="msoxl:=  IF(SUM(L40,P40)=0,&quot;-&quot;,SUM(L40,P40))" table:style-name="ce5">
            <text:p>-</text:p>
          </table:table-cell>
          <table:table-cell office:value-type="string" office:string-value="-" table:formula="msoxl:=  IF(SUM(M40,Q40)=0,&quot;-&quot;,SUM(M40,Q40))" table:style-name="ce5">
            <text:p>-</text:p>
          </table:table-cell>
          <table:covered-table-cell/>
          <table:table-cell office:value-type="string" office:string-value="-" table:formula="msoxl:=  IF(SUM(L40:M40)=0,&quot;-&quot;,SUM(L40:M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0:Q40)=0,&quot;-&quot;,SUM(P40:Q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01.93" table:formula="msoxl:=  IF(SUM(D41:E41)=0,&quot;-&quot;,SUM(D41:E41))" table:style-name="ce5">
            <text:p>101.93<text:s/></text:p>
          </table:table-cell>
          <table:table-cell office:value-type="float" office:value="101.93" table:formula="msoxl:=IF(SUM(H41,水產養殖面積13!D41)=0,&quot;-&quot;,SUM(H41,水產養殖面積13!D41))" table:style-name="ce5">
            <text:p>101.93<text:s/></text:p>
          </table:table-cell>
          <table:table-cell office:value-type="string" office:string-value="-" table:formula="msoxl:=IF(SUM(I41,水產養殖面積13!E41)=0,&quot;-&quot;,SUM(I41,水產養殖面積13!E41))" table:style-name="ce5">
            <text:p>-</text:p>
          </table:table-cell>
          <table:covered-table-cell/>
          <table:table-cell office:value-type="string" office:string-value="-" table:formula="msoxl:=  IF(SUM(H41:I41)=0,&quot;-&quot;,SUM(H41:I41))" table:style-name="ce5">
            <text:p>-</text:p>
          </table:table-cell>
          <table:table-cell office:value-type="string" office:string-value="-" table:formula="msoxl:=  IF(SUM(L41,P41)=0,&quot;-&quot;,SUM(L41,P41))" table:style-name="ce5">
            <text:p>-</text:p>
          </table:table-cell>
          <table:table-cell office:value-type="string" office:string-value="-" table:formula="msoxl:=  IF(SUM(M41,Q41)=0,&quot;-&quot;,SUM(M41,Q41))" table:style-name="ce5">
            <text:p>-</text:p>
          </table:table-cell>
          <table:covered-table-cell/>
          <table:table-cell office:value-type="string" office:string-value="-" table:formula="msoxl:=  IF(SUM(L41:M41)=0,&quot;-&quot;,SUM(L41:M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1:Q41)=0,&quot;-&quot;,SUM(P41:Q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53.5" table:formula="msoxl:=  IF(SUM(D42:E42)=0,&quot;-&quot;,SUM(D42:E42))" table:style-name="ce5">
            <text:p>53.50<text:s/></text:p>
          </table:table-cell>
          <table:table-cell office:value-type="float" office:value="53.5" table:formula="msoxl:=IF(SUM(H42,水產養殖面積13!D42)=0,&quot;-&quot;,SUM(H42,水產養殖面積13!D42))" table:style-name="ce5">
            <text:p>53.50<text:s/></text:p>
          </table:table-cell>
          <table:table-cell office:value-type="string" office:string-value="-" table:formula="msoxl:=IF(SUM(I42,水產養殖面積13!E42)=0,&quot;-&quot;,SUM(I42,水產養殖面積13!E42))" table:style-name="ce5">
            <text:p>-</text:p>
          </table:table-cell>
          <table:covered-table-cell/>
          <table:table-cell office:value-type="string" office:string-value="-" table:formula="msoxl:=  IF(SUM(H42:I42)=0,&quot;-&quot;,SUM(H42:I42))" table:style-name="ce5">
            <text:p>-</text:p>
          </table:table-cell>
          <table:table-cell office:value-type="string" office:string-value="-" table:formula="msoxl:=  IF(SUM(L42,P42)=0,&quot;-&quot;,SUM(L42,P42))" table:style-name="ce5">
            <text:p>-</text:p>
          </table:table-cell>
          <table:table-cell office:value-type="string" office:string-value="-" table:formula="msoxl:=  IF(SUM(M42,Q42)=0,&quot;-&quot;,SUM(M42,Q42))" table:style-name="ce5">
            <text:p>-</text:p>
          </table:table-cell>
          <table:covered-table-cell/>
          <table:table-cell office:value-type="string" office:string-value="-" table:formula="msoxl:=  IF(SUM(L42:M42)=0,&quot;-&quot;,SUM(L42:M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2:Q42)=0,&quot;-&quot;,SUM(P42:Q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201.17000000000002" table:formula="msoxl:=  IF(SUM(D43:E43)=0,&quot;-&quot;,SUM(D43:E43))" table:style-name="ce5">
            <text:p>201.17<text:s/></text:p>
          </table:table-cell>
          <table:table-cell office:value-type="float" office:value="201.17000000000002" table:formula="msoxl:=IF(SUM(H43,水產養殖面積13!D43)=0,&quot;-&quot;,SUM(H43,水產養殖面積13!D43))" table:style-name="ce5">
            <text:p>201.17<text:s/></text:p>
          </table:table-cell>
          <table:table-cell office:value-type="string" office:string-value="-" table:formula="msoxl:=IF(SUM(I43,水產養殖面積13!E43)=0,&quot;-&quot;,SUM(I43,水產養殖面積13!E43))" table:style-name="ce5">
            <text:p>-</text:p>
          </table:table-cell>
          <table:covered-table-cell/>
          <table:table-cell office:value-type="string" office:string-value="-" table:formula="msoxl:=  IF(SUM(H43:I43)=0,&quot;-&quot;,SUM(H43:I43))" table:style-name="ce5">
            <text:p>-</text:p>
          </table:table-cell>
          <table:table-cell office:value-type="string" office:string-value="-" table:formula="msoxl:=  IF(SUM(L43,P43)=0,&quot;-&quot;,SUM(L43,P43))" table:style-name="ce5">
            <text:p>-</text:p>
          </table:table-cell>
          <table:table-cell office:value-type="string" office:string-value="-" table:formula="msoxl:=  IF(SUM(M43,Q43)=0,&quot;-&quot;,SUM(M43,Q43))" table:style-name="ce5">
            <text:p>-</text:p>
          </table:table-cell>
          <table:covered-table-cell/>
          <table:table-cell office:value-type="string" office:string-value="-" table:formula="msoxl:=  IF(SUM(L43:M43)=0,&quot;-&quot;,SUM(L43:M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3:Q43)=0,&quot;-&quot;,SUM(P43:Q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619.37" table:formula="msoxl:=  IF(SUM(D44:E44)=0,&quot;-&quot;,SUM(D44:E44))" table:style-name="ce5">
            <text:p>619.37<text:s/></text:p>
          </table:table-cell>
          <table:table-cell office:value-type="float" office:value="619.37" table:formula="msoxl:=IF(SUM(H44,水產養殖面積13!D44)=0,&quot;-&quot;,SUM(H44,水產養殖面積13!D44))" table:style-name="ce5">
            <text:p>619.37<text:s/></text:p>
          </table:table-cell>
          <table:table-cell office:value-type="string" office:string-value="-" table:formula="msoxl:=IF(SUM(I44,水產養殖面積13!E44)=0,&quot;-&quot;,SUM(I44,水產養殖面積13!E44))" table:style-name="ce5">
            <text:p>-</text:p>
          </table:table-cell>
          <table:covered-table-cell/>
          <table:table-cell office:value-type="string" office:string-value="-" table:formula="msoxl:=  IF(SUM(H44:I44)=0,&quot;-&quot;,SUM(H44:I44))" table:style-name="ce5">
            <text:p>-</text:p>
          </table:table-cell>
          <table:table-cell office:value-type="string" office:string-value="-" table:formula="msoxl:=  IF(SUM(L44,P44)=0,&quot;-&quot;,SUM(L44,P44))" table:style-name="ce5">
            <text:p>-</text:p>
          </table:table-cell>
          <table:table-cell office:value-type="string" office:string-value="-" table:formula="msoxl:=  IF(SUM(M44,Q44)=0,&quot;-&quot;,SUM(M44,Q44))" table:style-name="ce5">
            <text:p>-</text:p>
          </table:table-cell>
          <table:covered-table-cell/>
          <table:table-cell office:value-type="string" office:string-value="-" table:formula="msoxl:=  IF(SUM(L44:M44)=0,&quot;-&quot;,SUM(L44:M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4:Q44)=0,&quot;-&quot;,SUM(P44:Q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IF(SUM(H45,水產養殖面積13!D45)=0,&quot;-&quot;,SUM(H45,水產養殖面積13!D45))" table:style-name="ce5">
            <text:p>-</text:p>
          </table:table-cell>
          <table:table-cell office:value-type="string" office:string-value="-" table:formula="msoxl:=IF(SUM(I45,水產養殖面積13!E45)=0,&quot;-&quot;,SUM(I45,水產養殖面積13!E45))" table:style-name="ce5">
            <text:p>-</text:p>
          </table:table-cell>
          <table:covered-table-cell/>
          <table:table-cell office:value-type="string" office:string-value="-" table:formula="msoxl:=  IF(SUM(H45:I45)=0,&quot;-&quot;,SUM(H45:I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office:value-type="string" office:string-value="-" table:formula="msoxl:=  IF(SUM(I46:I48)=0,&quot;-&quot;,SUM(I46:I48))" table:style-name="ce5">
            <text:p>-</text:p>
          </table:table-cell>
          <table:covered-table-cell/>
          <table:table-cell office:value-type="string" office:string-value="-" table:formula="msoxl:=  IF(SUM(L45:M45)=0,&quot;-&quot;,SUM(L45:M45))" table:style-name="ce5">
            <text:p>-</text:p>
          </table:table-cell>
          <table:table-cell office:value-type="string" office:string-value="-" table:formula="msoxl:=  IF(SUM(L46:L48)=0,&quot;-&quot;,SUM(L46:L48))" table:style-name="ce5">
            <text:p>-</text:p>
          </table:table-cell>
          <table:table-cell office:value-type="string" office:string-value="-" table:formula="msoxl:=  IF(SUM(M46:M48)=0,&quot;-&quot;,SUM(M46:M48))" table:style-name="ce5">
            <text:p>-</text:p>
          </table:table-cell>
          <table:covered-table-cell/>
          <table:table-cell office:value-type="string" office:string-value="-" table:formula="msoxl:=  IF(SUM(P45:Q45)=0,&quot;-&quot;,SUM(P45:Q45))" table:style-name="ce5">
            <text:p>-</text:p>
          </table:table-cell>
          <table:table-cell office:value-type="string" office:string-value="-" table:formula="msoxl:=  IF(SUM(P46:P48)=0,&quot;-&quot;,SUM(P46:P48))" table:style-name="ce5">
            <text:p>-</text:p>
          </table:table-cell>
          <table:table-cell office:value-type="string" office:string-value="-" table:formula="msoxl:=  IF(SUM(Q46:Q48)=0,&quot;-&quot;,SUM(Q46:Q48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office:string-value="-" table:formula="msoxl:=IF(SUM(H46,水產養殖面積13!D46)=0,&quot;-&quot;,SUM(H46,水產養殖面積13!D46))" table:style-name="ce5">
            <text:p>-</text:p>
          </table:table-cell>
          <table:table-cell office:value-type="string" office:string-value="-" table:formula="msoxl:=IF(SUM(I46,水產養殖面積13!E46)=0,&quot;-&quot;,SUM(I46,水產養殖面積13!E46))" table:style-name="ce5">
            <text:p>-</text:p>
          </table:table-cell>
          <table:covered-table-cell/>
          <table:table-cell office:value-type="string" office:string-value="-" table:formula="msoxl:=  IF(SUM(H46:I46)=0,&quot;-&quot;,SUM(H46:I46))" table:style-name="ce5">
            <text:p>-</text:p>
          </table:table-cell>
          <table:table-cell office:value-type="string" office:string-value="-" table:formula="msoxl:=  IF(SUM(L46,P46)=0,&quot;-&quot;,SUM(L46,P46))" table:style-name="ce5">
            <text:p>-</text:p>
          </table:table-cell>
          <table:table-cell office:value-type="string" office:string-value="-" table:formula="msoxl:=  IF(SUM(M46,Q46)=0,&quot;-&quot;,SUM(M46,Q46))" table:style-name="ce5">
            <text:p>-</text:p>
          </table:table-cell>
          <table:covered-table-cell/>
          <table:table-cell office:value-type="string" office:string-value="-" table:formula="msoxl:=  IF(SUM(L46:M46)=0,&quot;-&quot;,SUM(L46:M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6:Q46)=0,&quot;-&quot;,SUM(P46:Q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office:string-value="-" table:formula="msoxl:=IF(SUM(H47,水產養殖面積13!D47)=0,&quot;-&quot;,SUM(H47,水產養殖面積13!D47))" table:style-name="ce5">
            <text:p>-</text:p>
          </table:table-cell>
          <table:table-cell office:value-type="string" office:string-value="-" table:formula="msoxl:=IF(SUM(I47,水產養殖面積13!E47)=0,&quot;-&quot;,SUM(I47,水產養殖面積13!E47))" table:style-name="ce5">
            <text:p>-</text:p>
          </table:table-cell>
          <table:covered-table-cell/>
          <table:table-cell office:value-type="string" office:string-value="-" table:formula="msoxl:=  IF(SUM(H47:I47)=0,&quot;-&quot;,SUM(H47:I47))" table:style-name="ce5">
            <text:p>-</text:p>
          </table:table-cell>
          <table:table-cell office:value-type="string" office:string-value="-" table:formula="msoxl:=  IF(SUM(L47,P47)=0,&quot;-&quot;,SUM(L47,P47))" table:style-name="ce5">
            <text:p>-</text:p>
          </table:table-cell>
          <table:table-cell office:value-type="string" office:string-value="-" table:formula="msoxl:=  IF(SUM(M47,Q47)=0,&quot;-&quot;,SUM(M47,Q47))" table:style-name="ce5">
            <text:p>-</text:p>
          </table:table-cell>
          <table:covered-table-cell/>
          <table:table-cell office:value-type="string" office:string-value="-" table:formula="msoxl:=  IF(SUM(L47:M47)=0,&quot;-&quot;,SUM(L47:M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7:Q47)=0,&quot;-&quot;,SUM(P47:Q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office:string-value="-" table:formula="msoxl:=IF(SUM(H48,水產養殖面積13!D48)=0,&quot;-&quot;,SUM(H48,水產養殖面積13!D48))" table:style-name="ce5">
            <text:p>-</text:p>
          </table:table-cell>
          <table:table-cell office:value-type="string" office:string-value="-" table:formula="msoxl:=IF(SUM(I48,水產養殖面積13!E48)=0,&quot;-&quot;,SUM(I48,水產養殖面積13!E48))" table:style-name="ce5">
            <text:p>-</text:p>
          </table:table-cell>
          <table:covered-table-cell/>
          <table:table-cell office:value-type="string" office:string-value="-" table:formula="msoxl:=  IF(SUM(H48:I48)=0,&quot;-&quot;,SUM(H48:I48))" table:style-name="ce5">
            <text:p>-</text:p>
          </table:table-cell>
          <table:table-cell office:value-type="string" office:string-value="-" table:formula="msoxl:=  IF(SUM(L48,P48)=0,&quot;-&quot;,SUM(L48,P48))" table:style-name="ce5">
            <text:p>-</text:p>
          </table:table-cell>
          <table:table-cell office:value-type="string" office:string-value="-" table:formula="msoxl:=  IF(SUM(M48,Q48)=0,&quot;-&quot;,SUM(M48,Q48))" table:style-name="ce5">
            <text:p>-</text:p>
          </table:table-cell>
          <table:covered-table-cell/>
          <table:table-cell office:value-type="string" office:string-value="-" table:formula="msoxl:=  IF(SUM(L48:M48)=0,&quot;-&quot;,SUM(L48:M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8:Q48)=0,&quot;-&quot;,SUM(P48:Q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1292.7799999999997" table:formula="msoxl:=  IF(SUM(D49:E49)=0,&quot;-&quot;,SUM(D49:E49))" table:style-name="ce5">
            <text:p>1,292.78<text:s/></text:p>
          </table:table-cell>
          <table:table-cell office:value-type="float" office:value="1292.7799999999997" table:formula="msoxl:=IF(SUM(H49,水產養殖面積13!D49)=0,&quot;-&quot;,SUM(H49,水產養殖面積13!D49))" table:style-name="ce5">
            <text:p>1,292.78<text:s/></text:p>
          </table:table-cell>
          <table:table-cell office:value-type="string" office:string-value="-" table:formula="msoxl:=IF(SUM(I49,水產養殖面積13!E49)=0,&quot;-&quot;,SUM(I49,水產養殖面積13!E49))" table:style-name="ce5">
            <text:p>-</text:p>
          </table:table-cell>
          <table:covered-table-cell/>
          <table:table-cell office:value-type="string" office:string-value="-" table:formula="msoxl:=  IF(SUM(H49:I49)=0,&quot;-&quot;,SUM(H49:I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office:value-type="string" office:string-value="-" table:formula="msoxl:=  IF(SUM(I50:I51)=0,&quot;-&quot;,SUM(I50:I51))" table:style-name="ce5">
            <text:p>-</text:p>
          </table:table-cell>
          <table:covered-table-cell/>
          <table:table-cell office:value-type="string" office:string-value="-" table:formula="msoxl:=  IF(SUM(L49:M49)=0,&quot;-&quot;,SUM(L49:M49))" table:style-name="ce5">
            <text:p>-</text:p>
          </table:table-cell>
          <table:table-cell office:value-type="string" office:string-value="-" table:formula="msoxl:=  IF(SUM(L50:L51)=0,&quot;-&quot;,SUM(L50:L51))" table:style-name="ce5">
            <text:p>-</text:p>
          </table:table-cell>
          <table:table-cell office:value-type="string" office:string-value="-" table:formula="msoxl:=  IF(SUM(M50:M51)=0,&quot;-&quot;,SUM(M50:M51))" table:style-name="ce5">
            <text:p>-</text:p>
          </table:table-cell>
          <table:covered-table-cell/>
          <table:table-cell office:value-type="string" office:string-value="-" table:formula="msoxl:=  IF(SUM(P49:Q49)=0,&quot;-&quot;,SUM(P49:Q49))" table:style-name="ce5">
            <text:p>-</text:p>
          </table:table-cell>
          <table:table-cell office:value-type="string" office:string-value="-" table:formula="msoxl:=  IF(SUM(P50:P51)=0,&quot;-&quot;,SUM(P50:P51))" table:style-name="ce5">
            <text:p>-</text:p>
          </table:table-cell>
          <table:table-cell office:value-type="string" office:string-value="-" table:formula="msoxl:=  IF(SUM(Q50:Q51)=0,&quot;-&quot;,SUM(Q50:Q51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139.91" table:formula="msoxl:=  IF(SUM(D50:E50)=0,&quot;-&quot;,SUM(D50:E50))" table:style-name="ce5">
            <text:p>139.91<text:s/></text:p>
          </table:table-cell>
          <table:table-cell office:value-type="float" office:value="139.91" table:formula="msoxl:=IF(SUM(H50,水產養殖面積13!D50)=0,&quot;-&quot;,SUM(H50,水產養殖面積13!D50))" table:style-name="ce5">
            <text:p>139.91<text:s/></text:p>
          </table:table-cell>
          <table:table-cell office:value-type="string" office:string-value="-" table:formula="msoxl:=IF(SUM(I50,水產養殖面積13!E50)=0,&quot;-&quot;,SUM(I50,水產養殖面積13!E50))" table:style-name="ce5">
            <text:p>-</text:p>
          </table:table-cell>
          <table:covered-table-cell/>
          <table:table-cell office:value-type="string" office:string-value="-" table:formula="msoxl:=  IF(SUM(H50:I50)=0,&quot;-&quot;,SUM(H50:I50))" table:style-name="ce5">
            <text:p>-</text:p>
          </table:table-cell>
          <table:table-cell office:value-type="string" office:string-value="-" table:formula="msoxl:=  IF(SUM(L50,P50)=0,&quot;-&quot;,SUM(L50,P50))" table:style-name="ce5">
            <text:p>-</text:p>
          </table:table-cell>
          <table:table-cell office:value-type="string" office:string-value="-" table:formula="msoxl:=  IF(SUM(M50,Q50)=0,&quot;-&quot;,SUM(M50,Q50))" table:style-name="ce5">
            <text:p>-</text:p>
          </table:table-cell>
          <table:covered-table-cell/>
          <table:table-cell office:value-type="string" office:string-value="-" table:formula="msoxl:=  IF(SUM(L50:M50)=0,&quot;-&quot;,SUM(L50:M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0:Q50)=0,&quot;-&quot;,SUM(P50:Q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1152.8699999999999" table:formula="msoxl:=  IF(SUM(D51:E51)=0,&quot;-&quot;,SUM(D51:E51))" table:style-name="ce5">
            <text:p>1,152.87<text:s/></text:p>
          </table:table-cell>
          <table:table-cell office:value-type="float" office:value="1152.8699999999999" table:formula="msoxl:=IF(SUM(H51,水產養殖面積13!D51)=0,&quot;-&quot;,SUM(H51,水產養殖面積13!D51))" table:style-name="ce5">
            <text:p>1,152.87<text:s/></text:p>
          </table:table-cell>
          <table:table-cell office:value-type="string" office:string-value="-" table:formula="msoxl:=IF(SUM(I51,水產養殖面積13!E51)=0,&quot;-&quot;,SUM(I51,水產養殖面積13!E51))" table:style-name="ce5">
            <text:p>-</text:p>
          </table:table-cell>
          <table:covered-table-cell/>
          <table:table-cell office:value-type="string" office:string-value="-" table:formula="msoxl:=  IF(SUM(H51:I51)=0,&quot;-&quot;,SUM(H51:I51))" table:style-name="ce5">
            <text:p>-</text:p>
          </table:table-cell>
          <table:table-cell office:value-type="string" office:string-value="-" table:formula="msoxl:=  IF(SUM(L51,P51)=0,&quot;-&quot;,SUM(L51,P51))" table:style-name="ce5">
            <text:p>-</text:p>
          </table:table-cell>
          <table:table-cell office:value-type="string" office:string-value="-" table:formula="msoxl:=  IF(SUM(M51,Q51)=0,&quot;-&quot;,SUM(M51,Q51))" table:style-name="ce5">
            <text:p>-</text:p>
          </table:table-cell>
          <table:covered-table-cell/>
          <table:table-cell office:value-type="string" office:string-value="-" table:formula="msoxl:=  IF(SUM(L51:M51)=0,&quot;-&quot;,SUM(L51:M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1:Q51)=0,&quot;-&quot;,SUM(P51:Q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2">
            <text:p>註 本表只揭露主要魚種，各魚種養殖面積之合計，將不等於總養殖面積。</text:p>
          </table:table-cell>
          <table:table-cell table:number-columns-repeated="5" table:style-name="ce2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number-columns-repeated="7" table:style-name="ce68"/>
          <table:table-cell table:style-name="ce2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7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13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7" table:default-cell-style-name="ce2"/>
        <table:table-column table:style-name="co3" table:default-cell-style-name="ce40"/>
        <table:table-column table:style-name="co3" table:number-columns-repeated="8" table:default-cell-style-name="ce2"/>
        <table:table-column table:style-name="co5" table:number-columns-repeated="5" table:default-cell-style-name="ce2"/>
        <table:table-column table:style-name="co4" table:number-columns-repeated="16361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7" table:style-name="ce63"/>
          <table:table-cell table:style-name="ce64"/>
          <table:table-cell table:style-name="ce63"/>
          <table:table-cell office:value-type="string" table:style-name="ce61">
            <text:p><text:s/>9．AQUACULTURE AREA BY SPECIES(Continued)</text:p>
          </table:table-cell>
          <table:table-cell table:number-columns-repeated="11" table:style-name="ce63"/>
          <table:table-cell table:number-columns-repeated="16361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number-columns-repeated="4" table:style-name="ce15"/>
          <table:table-cell table:style-name="ce39"/>
          <table:table-cell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style-name="ce17"/>
          <table:table-cell table:number-columns-repeated="16370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2" table:number-rows-spanned="1" table:style-name="ce87">
            <text:p>箱網養殖：立方公尺</text:p>
          </table:table-cell>
          <table:covered-table-cell/>
          <table:table-cell table:number-columns-repeated="2" table:style-name="ce15"/>
          <table:table-cell table:number-columns-spanned="3" table:number-rows-spanned="1" table:style-name="ce86"/>
          <table:covered-table-cell table:number-columns-repeated="2"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7"/>
          <table:table-cell table:style-name="ce18"/>
          <table:table-cell table:number-columns-repeated="16369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office:value-type="string" table:number-columns-spanned="16" table:number-rows-spanned="1" table:style-name="ce103">
            <text:p>內陸養殖</text:p>
          </table:table-cell>
          <table:covered-table-cell table:number-columns-repeated="15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16" table:number-rows-spanned="1" table:style-name="ce98">
            <text:p>Inland Water Culture</text:p>
          </table:table-cell>
          <table:covered-table-cell table:number-columns-repeated="15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3">
            <text:p>內陸養殖合計</text:p>
          </table:table-cell>
          <table:covered-table-cell table:number-columns-repeated="3"/>
          <table:table-cell office:value-type="string" table:number-columns-spanned="4" table:number-rows-spanned="1" table:style-name="ce103">
            <text:p>鹹水魚塭</text:p>
          </table:table-cell>
          <table:covered-table-cell table:number-columns-repeated="3"/>
          <table:table-cell office:value-type="string" table:number-columns-spanned="4" table:number-rows-spanned="1" table:style-name="ce103">
            <text:p>淡水魚塭</text:p>
          </table:table-cell>
          <table:covered-table-cell table:number-columns-repeated="3"/>
          <table:table-cell office:value-type="string" table:number-columns-spanned="4" table:number-rows-spanned="1" table:style-name="ce103">
            <text:p>觀賞魚養殖</text:p>
          </table:table-cell>
          <table:covered-table-cell table:number-columns-repeated="3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Total Inland Water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Brackish Water Pond</text:p>
          </table:table-cell>
          <table:covered-table-cell table:number-columns-repeated="3"/>
          <table:table-cell office:value-type="string" table:number-columns-spanned="4" table:number-rows-spanned="1" table:style-name="ce98">
            <text:p>Fresh Water Pond</text:p>
          </table:table-cell>
          <table:covered-table-cell table:number-columns-repeated="3"/>
          <table:table-cell office:value-type="string" table:number-columns-spanned="4" table:number-rows-spanned="1" table:style-name="ce98">
            <text:p>Ornamental Fish Culture</text:p>
          </table:table-cell>
          <table:covered-table-cell table:number-columns-repeated="3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style-name="ce32">
            <text:p>合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29">
            <text:p>混養</text:p>
          </table:table-cell>
          <table:table-cell office:value-type="string" table:style-name="ce32">
            <text:p>休養</text:p>
          </table:table-cell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1">
            <text:p>Poly-Culture</text:p>
          </table:table-cell>
          <table:table-cell office:value-type="string" table:style-name="ce50">
            <text:p>Suspend-Culture</text:p>
          </table:table-cell>
          <table:table-cell table:number-columns-repeated="16366" table:style-name="ce54"/>
        </table:table-row>
        <table:table-row table:style-name="ro3">
          <table:table-cell office:value-type="string" table:number-columns-spanned="1" table:number-rows-spanned="14" table:style-name="ce100">
            <text:p>雲林縣</text:p>
          </table:table-cell>
          <table:table-cell office:value-type="string" table:style-name="ce4">
            <text:p>總計</text:p>
          </table:table-cell>
          <table:table-cell office:value-type="float" office:value="4455.78" table:formula="msoxl:=  IF(SUM(D10:F10)=0,&quot;-&quot;,SUM(D10:F10))" table:style-name="ce5">
            <text:p>4,455.78<text:s/></text:p>
          </table:table-cell>
          <table:table-cell office:value-type="float" office:value="1190.97" table:formula="msoxl:=IF(SUM(H10,L10,P10,水產養殖面積14!D10)=0,&quot;-&quot;,SUM(H10,L10,P10,水產養殖面積14!D10))" table:style-name="ce5">
            <text:p>1,190.97<text:s/></text:p>
          </table:table-cell>
          <table:table-cell office:value-type="float" office:value="3264.81" table:formula="msoxl:=IF(SUM(I10,M10,Q10,水產養殖面積14!E10)=0,&quot;-&quot;,SUM(I10,M10,Q10,水產養殖面積14!E10))" table:style-name="ce5">
            <text:p>3,264.81<text:s/></text:p>
          </table:table-cell>
          <table:table-cell office:value-type="string" office:string-value="-" table:formula="msoxl:=IF(SUM(J10,N10,R10,水產養殖面積14!F10)=0,&quot;-&quot;,SUM(J10,N10,R10,水產養殖面積14!F10))" table:style-name="ce5">
            <text:p>-</text:p>
          </table:table-cell>
          <table:table-cell office:value-type="float" office:value="3679.63" table:formula="msoxl:=  IF(SUM(H10:J10)=0,&quot;-&quot;,SUM(H10:J10))" table:style-name="ce5">
            <text:p>3,679.63<text:s/></text:p>
          </table:table-cell>
          <table:table-cell office:value-type="float" office:value="414.82" table:style-name="ce5">
            <text:p>414.82<text:s/></text:p>
          </table:table-cell>
          <table:table-cell office:value-type="float" office:value="3264.81" table:style-name="ce5">
            <text:p>3,264.81<text:s/></text:p>
          </table:table-cell>
          <table:table-cell office:value-type="string" table:style-name="ce48">
            <text:p>-</text:p>
          </table:table-cell>
          <table:table-cell office:value-type="float" office:value="776.15" table:formula="msoxl:=  IF(SUM(L10:N10)=0,&quot;-&quot;,SUM(L10:N10))" table:style-name="ce5">
            <text:p>776.15<text:s/></text:p>
          </table:table-cell>
          <table:table-cell office:value-type="float" office:value="776.15" table:style-name="ce5">
            <text:p>776.15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10:R10)=0,&quot;-&quot;,SUM(P10:R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769.91000000000008" table:formula="msoxl:=  IF(SUM(D11:E11)=0,&quot;-&quot;,SUM(D11:E11))" table:style-name="ce5">
            <text:p>769.91<text:s/></text:p>
          </table:table-cell>
          <table:table-cell office:value-type="float" office:value="754.22" table:formula="msoxl:=IF(SUM(H11,L11,P11,水產養殖面積14!D11)=0,&quot;-&quot;,SUM(H11,L11,P11,水產養殖面積14!D11))" table:style-name="ce5">
            <text:p>754.22<text:s/></text:p>
          </table:table-cell>
          <table:table-cell office:value-type="float" office:value="15.69" table:formula="msoxl:=IF(SUM(I11,M11,Q11,水產養殖面積14!E11)=0,&quot;-&quot;,SUM(I11,M11,Q11,水產養殖面積14!E11))" table:style-name="ce5">
            <text:p>15.69<text:s/></text:p>
          </table:table-cell>
          <table:table-cell table:number-columns-spanned="1" table:number-rows-spanned="13" table:style-name="ce91"/>
          <table:table-cell office:value-type="float" office:value="144.12" table:formula="msoxl:=  IF(SUM(H11:I11)=0,&quot;-&quot;,SUM(H11:I11))" table:style-name="ce5">
            <text:p>144.12<text:s/></text:p>
          </table:table-cell>
          <table:table-cell office:value-type="float" office:value="128.43" table:formula="msoxl:=  IF(SUM(H12:H16)=0,&quot;-&quot;,SUM(H12:H16))" table:style-name="ce5">
            <text:p>128.43<text:s/></text:p>
          </table:table-cell>
          <table:table-cell office:value-type="float" office:value="15.69" table:formula="msoxl:=  IF(SUM(I12:I16)=0,&quot;-&quot;,SUM(I12:I16))" table:style-name="ce5">
            <text:p>15.69<text:s/></text:p>
          </table:table-cell>
          <table:table-cell table:number-columns-spanned="1" table:number-rows-spanned="13" table:style-name="ce104"/>
          <table:table-cell office:value-type="float" office:value="625.79" table:formula="msoxl:=  IF(SUM(L11:M11)=0,&quot;-&quot;,SUM(L11:M11))" table:style-name="ce5">
            <text:p>625.79<text:s/></text:p>
          </table:table-cell>
          <table:table-cell office:value-type="float" office:value="625.79" table:formula="msoxl:=  IF(SUM(L12:L16)=0,&quot;-&quot;,SUM(L12:L16))" table:style-name="ce5">
            <text:p>625.79<text:s/></text:p>
          </table:table-cell>
          <table:table-cell office:value-type="string" office:string-value="-" table:formula="msoxl:=  IF(SUM(M12:M16)=0,&quot;-&quot;,SUM(M12:M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11:Q11)=0,&quot;-&quot;,SUM(P11:Q11))" table:style-name="ce5">
            <text:p>-</text:p>
          </table:table-cell>
          <table:table-cell office:value-type="string" office:string-value="-" table:formula="msoxl:=  IF(SUM(P12:P16)=0,&quot;-&quot;,SUM(P12:P16))" table:style-name="ce5">
            <text:p>-</text:p>
          </table:table-cell>
          <table:table-cell office:value-type="string" office:string-value="-" table:formula="msoxl:=  IF(SUM(Q12:Q16)=0,&quot;-&quot;,SUM(Q12:Q16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19.91" table:formula="msoxl:=  IF(SUM(D12:E12)=0,&quot;-&quot;,SUM(D12:E12))" table:style-name="ce5">
            <text:p>19.91<text:s/></text:p>
          </table:table-cell>
          <table:table-cell office:value-type="float" office:value="12.19" table:formula="msoxl:=IF(SUM(H12,L12,P12,水產養殖面積14!D12)=0,&quot;-&quot;,SUM(H12,L12,P12,水產養殖面積14!D12))" table:style-name="ce5">
            <text:p>12.19<text:s/></text:p>
          </table:table-cell>
          <table:table-cell office:value-type="float" office:value="7.72" table:formula="msoxl:=IF(SUM(I12,M12,Q12,水產養殖面積14!E12)=0,&quot;-&quot;,SUM(I12,M12,Q12,水產養殖面積14!E12))" table:style-name="ce5">
            <text:p>7.72<text:s/></text:p>
          </table:table-cell>
          <table:covered-table-cell/>
          <table:table-cell office:value-type="float" office:value="19.91" table:formula="msoxl:=  IF(SUM(H12:I12)=0,&quot;-&quot;,SUM(H12:I12))" table:style-name="ce5">
            <text:p>19.91<text:s/></text:p>
          </table:table-cell>
          <table:table-cell office:value-type="float" office:value="12.19" table:style-name="ce5">
            <text:p>12.19<text:s/></text:p>
          </table:table-cell>
          <table:table-cell office:value-type="float" office:value="7.72" table:style-name="ce5">
            <text:p>7.72<text:s/></text:p>
          </table:table-cell>
          <table:covered-table-cell/>
          <table:table-cell office:value-type="string" office:string-value="-" table:formula="msoxl:=  IF(SUM(L12:M12)=0,&quot;-&quot;,SUM(L12:M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2:Q12)=0,&quot;-&quot;,SUM(P12:Q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453.4" table:formula="msoxl:=  IF(SUM(D13:E13)=0,&quot;-&quot;,SUM(D13:E13))" table:style-name="ce5">
            <text:p>453.40<text:s/></text:p>
          </table:table-cell>
          <table:table-cell office:value-type="float" office:value="445.42999999999995" table:formula="msoxl:=IF(SUM(H13,L13,P13,水產養殖面積14!D13)=0,&quot;-&quot;,SUM(H13,L13,P13,水產養殖面積14!D13))" table:style-name="ce5">
            <text:p>445.43<text:s/></text:p>
          </table:table-cell>
          <table:table-cell office:value-type="float" office:value="7.97" table:formula="msoxl:=IF(SUM(I13,M13,Q13,水產養殖面積14!E13)=0,&quot;-&quot;,SUM(I13,M13,Q13,水產養殖面積14!E13))" table:style-name="ce5">
            <text:p>7.97<text:s/></text:p>
          </table:table-cell>
          <table:covered-table-cell/>
          <table:table-cell office:value-type="float" office:value="52.87" table:formula="msoxl:=  IF(SUM(H13:I13)=0,&quot;-&quot;,SUM(H13:I13))" table:style-name="ce5">
            <text:p>52.87<text:s/></text:p>
          </table:table-cell>
          <table:table-cell office:value-type="float" office:value="44.9" table:style-name="ce5">
            <text:p>44.90<text:s/></text:p>
          </table:table-cell>
          <table:table-cell office:value-type="float" office:value="7.97" table:style-name="ce5">
            <text:p>7.97<text:s/></text:p>
          </table:table-cell>
          <table:covered-table-cell/>
          <table:table-cell office:value-type="float" office:value="400.53" table:formula="msoxl:=  IF(SUM(L13:M13)=0,&quot;-&quot;,SUM(L13:M13))" table:style-name="ce5">
            <text:p>400.53<text:s/></text:p>
          </table:table-cell>
          <table:table-cell office:value-type="float" office:value="400.53" table:style-name="ce5">
            <text:p>400.53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3:Q13)=0,&quot;-&quot;,SUM(P13:Q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164.54999999999998" table:formula="msoxl:=  IF(SUM(D14:E14)=0,&quot;-&quot;,SUM(D14:E14))" table:style-name="ce5">
            <text:p>164.55<text:s/></text:p>
          </table:table-cell>
          <table:table-cell office:value-type="float" office:value="164.54999999999998" table:formula="msoxl:=IF(SUM(H14,L14,P14,水產養殖面積14!D14)=0,&quot;-&quot;,SUM(H14,L14,P14,水產養殖面積14!D14))" table:style-name="ce5">
            <text:p>164.55<text:s/></text:p>
          </table:table-cell>
          <table:table-cell office:value-type="string" office:string-value="-" table:formula="msoxl:=IF(SUM(I14,M14,Q14,水產養殖面積14!E14)=0,&quot;-&quot;,SUM(I14,M14,Q14,水產養殖面積14!E14))" table:style-name="ce5">
            <text:p>-</text:p>
          </table:table-cell>
          <table:covered-table-cell/>
          <table:table-cell office:value-type="float" office:value="19.7" table:formula="msoxl:=  IF(SUM(H14:I14)=0,&quot;-&quot;,SUM(H14:I14))" table:style-name="ce5">
            <text:p>19.70<text:s/></text:p>
          </table:table-cell>
          <table:table-cell office:value-type="float" office:value="19.7" table:style-name="ce5">
            <text:p>19.70<text:s/>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144.85" table:formula="msoxl:=  IF(SUM(L14:M14)=0,&quot;-&quot;,SUM(L14:M14))" table:style-name="ce5">
            <text:p>144.85<text:s/></text:p>
          </table:table-cell>
          <table:table-cell office:value-type="float" office:value="144.85" table:style-name="ce5">
            <text:p>144.85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4:Q14)=0,&quot;-&quot;,SUM(P14:Q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83.18" table:formula="msoxl:=  IF(SUM(D15:E15)=0,&quot;-&quot;,SUM(D15:E15))" table:style-name="ce5">
            <text:p>83.18<text:s/></text:p>
          </table:table-cell>
          <table:table-cell office:value-type="float" office:value="83.18" table:formula="msoxl:=IF(SUM(H15,L15,P15,水產養殖面積14!D15)=0,&quot;-&quot;,SUM(H15,L15,P15,水產養殖面積14!D15))" table:style-name="ce5">
            <text:p>83.18<text:s/></text:p>
          </table:table-cell>
          <table:table-cell office:value-type="string" office:string-value="-" table:formula="msoxl:=IF(SUM(I15,M15,Q15,水產養殖面積14!E15)=0,&quot;-&quot;,SUM(I15,M15,Q15,水產養殖面積14!E15))" table:style-name="ce5">
            <text:p>-</text:p>
          </table:table-cell>
          <table:covered-table-cell/>
          <table:table-cell office:value-type="float" office:value="2.93" table:formula="msoxl:=  IF(SUM(H15:I15)=0,&quot;-&quot;,SUM(H15:I15))" table:style-name="ce5">
            <text:p>2.93<text:s/></text:p>
          </table:table-cell>
          <table:table-cell office:value-type="float" office:value="2.93" table:style-name="ce5">
            <text:p>2.93<text:s/>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80.25" table:formula="msoxl:=  IF(SUM(L15:M15)=0,&quot;-&quot;,SUM(L15:M15))" table:style-name="ce5">
            <text:p>80.25<text:s/></text:p>
          </table:table-cell>
          <table:table-cell office:value-type="float" office:value="80.25" table:style-name="ce5">
            <text:p>80.25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5:Q15)=0,&quot;-&quot;,SUM(P15:Q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48.87" table:formula="msoxl:=  IF(SUM(D16:E16)=0,&quot;-&quot;,SUM(D16:E16))" table:style-name="ce5">
            <text:p>48.87<text:s/></text:p>
          </table:table-cell>
          <table:table-cell office:value-type="float" office:value="48.87" table:formula="msoxl:=IF(SUM(H16,L16,P16,水產養殖面積14!D16)=0,&quot;-&quot;,SUM(H16,L16,P16,水產養殖面積14!D16))" table:style-name="ce5">
            <text:p>48.87<text:s/></text:p>
          </table:table-cell>
          <table:table-cell office:value-type="string" office:string-value="-" table:formula="msoxl:=IF(SUM(I16,M16,Q16,水產養殖面積14!E16)=0,&quot;-&quot;,SUM(I16,M16,Q16,水產養殖面積14!E16))" table:style-name="ce5">
            <text:p>-</text:p>
          </table:table-cell>
          <table:covered-table-cell/>
          <table:table-cell office:value-type="float" office:value="48.71" table:formula="msoxl:=  IF(SUM(H16:I16)=0,&quot;-&quot;,SUM(H16:I16))" table:style-name="ce5">
            <text:p>48.71<text:s/></text:p>
          </table:table-cell>
          <table:table-cell office:value-type="float" office:value="48.71" table:style-name="ce5">
            <text:p>48.71<text:s/>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0.16" table:formula="msoxl:=  IF(SUM(L16:M16)=0,&quot;-&quot;,SUM(L16:M16))" table:style-name="ce5">
            <text:p>0.16<text:s/></text:p>
          </table:table-cell>
          <table:table-cell office:value-type="float" office:value="0.16" table:style-name="ce5">
            <text:p>0.16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6:Q16)=0,&quot;-&quot;,SUM(P16:Q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3188.58" table:formula="msoxl:=  IF(SUM(D17:E17)=0,&quot;-&quot;,SUM(D17:E17))" table:style-name="ce5">
            <text:p>3,188.58<text:s/></text:p>
          </table:table-cell>
          <table:table-cell office:value-type="float" office:value="57.1" table:formula="msoxl:=IF(SUM(H17,L17,P17,水產養殖面積14!D17)=0,&quot;-&quot;,SUM(H17,L17,P17,水產養殖面積14!D17))" table:style-name="ce5">
            <text:p>57.10<text:s/></text:p>
          </table:table-cell>
          <table:table-cell office:value-type="float" office:value="3131.48" table:formula="msoxl:=IF(SUM(I17,M17,Q17,水產養殖面積14!E17)=0,&quot;-&quot;,SUM(I17,M17,Q17,水產養殖面積14!E17))" table:style-name="ce5">
            <text:p>3,131.48<text:s/></text:p>
          </table:table-cell>
          <table:covered-table-cell/>
          <table:table-cell office:value-type="float" office:value="3131.48" table:formula="msoxl:=  IF(SUM(H17:I17)=0,&quot;-&quot;,SUM(H17:I17))" table:style-name="ce5">
            <text:p>3,131.48<text:s/>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office:value-type="float" office:value="3131.48" table:formula="msoxl:=  IF(SUM(I18:I20)=0,&quot;-&quot;,SUM(I18:I20))" table:style-name="ce5">
            <text:p>3,131.48<text:s/></text:p>
          </table:table-cell>
          <table:covered-table-cell/>
          <table:table-cell office:value-type="float" office:value="57.1" table:formula="msoxl:=  IF(SUM(L17:M17)=0,&quot;-&quot;,SUM(L17:M17))" table:style-name="ce5">
            <text:p>57.10<text:s/></text:p>
          </table:table-cell>
          <table:table-cell office:value-type="float" office:value="57.1" table:formula="msoxl:=  IF(SUM(L18:L20)=0,&quot;-&quot;,SUM(L18:L20))" table:style-name="ce5">
            <text:p>57.10<text:s/></text:p>
          </table:table-cell>
          <table:table-cell office:value-type="string" office:string-value="-" table:formula="msoxl:=  IF(SUM(M18:M20)=0,&quot;-&quot;,SUM(M18:M20))" table:style-name="ce5">
            <text:p>-</text:p>
          </table:table-cell>
          <table:covered-table-cell/>
          <table:table-cell office:value-type="string" office:string-value="-" table:formula="msoxl:=  IF(SUM(P17:Q17)=0,&quot;-&quot;,SUM(P17:Q17))" table:style-name="ce5">
            <text:p>-</text:p>
          </table:table-cell>
          <table:table-cell office:value-type="string" office:string-value="-" table:formula="msoxl:=  IF(SUM(P18:P20)=0,&quot;-&quot;,SUM(P18:P20))" table:style-name="ce5">
            <text:p>-</text:p>
          </table:table-cell>
          <table:table-cell office:value-type="string" office:string-value="-" table:formula="msoxl:=  IF(SUM(Q18:Q20)=0,&quot;-&quot;,SUM(Q18:Q20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office:string-value="-" table:formula="msoxl:=IF(SUM(H18,L18,P18,水產養殖面積14!D18)=0,&quot;-&quot;,SUM(H18,L18,P18,水產養殖面積14!D18))" table:style-name="ce5">
            <text:p>-</text:p>
          </table:table-cell>
          <table:table-cell office:value-type="string" office:string-value="-" table:formula="msoxl:=IF(SUM(I18,M18,Q18,水產養殖面積14!E18)=0,&quot;-&quot;,SUM(I18,M18,Q18,水產養殖面積14!E18))" table:style-name="ce5">
            <text:p>-</text:p>
          </table:table-cell>
          <table:covered-table-cell/>
          <table:table-cell office:value-type="string" office:string-value="-" table:formula="msoxl:=  IF(SUM(H18:I18)=0,&quot;-&quot;,SUM(H18:I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8:M18)=0,&quot;-&quot;,SUM(L18:M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8:Q18)=0,&quot;-&quot;,SUM(P18:Q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3131.48" table:formula="msoxl:=  IF(SUM(D19:E19)=0,&quot;-&quot;,SUM(D19:E19))" table:style-name="ce5">
            <text:p>3,131.48<text:s/></text:p>
          </table:table-cell>
          <table:table-cell office:value-type="string" office:string-value="-" table:formula="msoxl:=IF(SUM(H19,L19,P19,水產養殖面積14!D19)=0,&quot;-&quot;,SUM(H19,L19,P19,水產養殖面積14!D19))" table:style-name="ce5">
            <text:p>-</text:p>
          </table:table-cell>
          <table:table-cell office:value-type="float" office:value="3131.48" table:formula="msoxl:=IF(SUM(I19,M19,Q19,水產養殖面積14!E19)=0,&quot;-&quot;,SUM(I19,M19,Q19,水產養殖面積14!E19))" table:style-name="ce5">
            <text:p>3,131.48<text:s/></text:p>
          </table:table-cell>
          <table:covered-table-cell/>
          <table:table-cell office:value-type="float" office:value="3131.48" table:formula="msoxl:=  IF(SUM(H19:I19)=0,&quot;-&quot;,SUM(H19:I19))" table:style-name="ce5">
            <text:p>3,131.48<text:s/></text:p>
          </table:table-cell>
          <table:table-cell office:value-type="string" table:style-name="ce5">
            <text:p>-</text:p>
          </table:table-cell>
          <table:table-cell office:value-type="float" office:value="3131.48" table:style-name="ce5">
            <text:p>3,131.48<text:s/></text:p>
          </table:table-cell>
          <table:covered-table-cell/>
          <table:table-cell office:value-type="string" office:string-value="-" table:formula="msoxl:=  IF(SUM(L19:M19)=0,&quot;-&quot;,SUM(L19:M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9:Q19)=0,&quot;-&quot;,SUM(P19:Q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57.1" table:formula="msoxl:=  IF(SUM(D20:E20)=0,&quot;-&quot;,SUM(D20:E20))" table:style-name="ce5">
            <text:p>57.10<text:s/></text:p>
          </table:table-cell>
          <table:table-cell office:value-type="float" office:value="57.1" table:formula="msoxl:=IF(SUM(H20,L20,P20,水產養殖面積14!D20)=0,&quot;-&quot;,SUM(H20,L20,P20,水產養殖面積14!D20))" table:style-name="ce5">
            <text:p>57.10<text:s/></text:p>
          </table:table-cell>
          <table:table-cell office:value-type="string" office:string-value="-" table:formula="msoxl:=IF(SUM(I20,M20,Q20,水產養殖面積14!E20)=0,&quot;-&quot;,SUM(I20,M20,Q20,水產養殖面積14!E20))" table:style-name="ce5">
            <text:p>-</text:p>
          </table:table-cell>
          <table:covered-table-cell/>
          <table:table-cell office:value-type="string" office:string-value="-" table:formula="msoxl:=  IF(SUM(H20:I20)=0,&quot;-&quot;,SUM(H20:I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57.1" table:formula="msoxl:=  IF(SUM(L20:M20)=0,&quot;-&quot;,SUM(L20:M20))" table:style-name="ce5">
            <text:p>57.10<text:s/></text:p>
          </table:table-cell>
          <table:table-cell office:value-type="float" office:value="57.1" table:style-name="ce5">
            <text:p>57.1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0:Q20)=0,&quot;-&quot;,SUM(P20:Q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167.87" table:formula="msoxl:=  IF(SUM(D21:E21)=0,&quot;-&quot;,SUM(D21:E21))" table:style-name="ce5">
            <text:p>167.87<text:s/></text:p>
          </table:table-cell>
          <table:table-cell office:value-type="float" office:value="143.87" table:formula="msoxl:=IF(SUM(H21,L21,P21,水產養殖面積14!D21)=0,&quot;-&quot;,SUM(H21,L21,P21,水產養殖面積14!D21))" table:style-name="ce5">
            <text:p>143.87<text:s/></text:p>
          </table:table-cell>
          <table:table-cell office:value-type="float" office:value="24" table:formula="msoxl:=IF(SUM(I21,M21,Q21,水產養殖面積14!E21)=0,&quot;-&quot;,SUM(I21,M21,Q21,水產養殖面積14!E21))" table:style-name="ce5">
            <text:p>24.00<text:s/></text:p>
          </table:table-cell>
          <table:covered-table-cell/>
          <table:table-cell office:value-type="float" office:value="111.66" table:formula="msoxl:=  IF(SUM(H21:I21)=0,&quot;-&quot;,SUM(H21:I21))" table:style-name="ce5">
            <text:p>111.66<text:s/></text:p>
          </table:table-cell>
          <table:table-cell office:value-type="float" office:value="87.66" table:formula="msoxl:=  IF(SUM(H22:H23)=0,&quot;-&quot;,SUM(H22:H23))" table:style-name="ce5">
            <text:p>87.66<text:s/></text:p>
          </table:table-cell>
          <table:table-cell office:value-type="float" office:value="24" table:formula="msoxl:=  IF(SUM(I22:I23)=0,&quot;-&quot;,SUM(I22:I23))" table:style-name="ce5">
            <text:p>24.00<text:s/></text:p>
          </table:table-cell>
          <table:covered-table-cell/>
          <table:table-cell office:value-type="float" office:value="56.21" table:formula="msoxl:=  IF(SUM(L21:M21)=0,&quot;-&quot;,SUM(L21:M21))" table:style-name="ce5">
            <text:p>56.21<text:s/></text:p>
          </table:table-cell>
          <table:table-cell office:value-type="float" office:value="56.21" table:formula="msoxl:=  IF(SUM(L22:L23)=0,&quot;-&quot;,SUM(L22:L23))" table:style-name="ce5">
            <text:p>56.21<text:s/></text:p>
          </table:table-cell>
          <table:table-cell office:value-type="string" office:string-value="-" table:formula="msoxl:=  IF(SUM(M22:M23)=0,&quot;-&quot;,SUM(M22:M23))" table:style-name="ce5">
            <text:p>-</text:p>
          </table:table-cell>
          <table:covered-table-cell/>
          <table:table-cell office:value-type="string" office:string-value="-" table:formula="msoxl:=  IF(SUM(P21:Q21)=0,&quot;-&quot;,SUM(P21:Q21))" table:style-name="ce5">
            <text:p>-</text:p>
          </table:table-cell>
          <table:table-cell office:value-type="string" office:string-value="-" table:formula="msoxl:=  IF(SUM(P22:P23)=0,&quot;-&quot;,SUM(P22:P23))" table:style-name="ce5">
            <text:p>-</text:p>
          </table:table-cell>
          <table:table-cell office:value-type="string" office:string-value="-" table:formula="msoxl:=  IF(SUM(Q22:Q23)=0,&quot;-&quot;,SUM(Q22:Q23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164.51" table:formula="msoxl:=  IF(SUM(D22:E22)=0,&quot;-&quot;,SUM(D22:E22))" table:style-name="ce5">
            <text:p>164.51<text:s/></text:p>
          </table:table-cell>
          <table:table-cell office:value-type="float" office:value="140.51" table:formula="msoxl:=IF(SUM(H22,L22,P22,水產養殖面積14!D22)=0,&quot;-&quot;,SUM(H22,L22,P22,水產養殖面積14!D22))" table:style-name="ce5">
            <text:p>140.51<text:s/></text:p>
          </table:table-cell>
          <table:table-cell office:value-type="float" office:value="24" table:formula="msoxl:=IF(SUM(I22,M22,Q22,水產養殖面積14!E22)=0,&quot;-&quot;,SUM(I22,M22,Q22,水產養殖面積14!E22))" table:style-name="ce5">
            <text:p>24.00<text:s/></text:p>
          </table:table-cell>
          <table:covered-table-cell/>
          <table:table-cell office:value-type="float" office:value="111.66" table:formula="msoxl:=  IF(SUM(H22:I22)=0,&quot;-&quot;,SUM(H22:I22))" table:style-name="ce5">
            <text:p>111.66<text:s/></text:p>
          </table:table-cell>
          <table:table-cell office:value-type="float" office:value="87.66" table:style-name="ce5">
            <text:p>87.66<text:s/></text:p>
          </table:table-cell>
          <table:table-cell office:value-type="float" office:value="24" table:style-name="ce5">
            <text:p>24.00<text:s/></text:p>
          </table:table-cell>
          <table:covered-table-cell/>
          <table:table-cell office:value-type="float" office:value="52.85" table:formula="msoxl:=  IF(SUM(L22:M22)=0,&quot;-&quot;,SUM(L22:M22))" table:style-name="ce5">
            <text:p>52.85<text:s/></text:p>
          </table:table-cell>
          <table:table-cell office:value-type="float" office:value="52.85" table:style-name="ce5">
            <text:p>52.85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2:Q22)=0,&quot;-&quot;,SUM(P22:Q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3.36" table:formula="msoxl:=  IF(SUM(D23:E23)=0,&quot;-&quot;,SUM(D23:E23))" table:style-name="ce5">
            <text:p>3.36<text:s/></text:p>
          </table:table-cell>
          <table:table-cell office:value-type="float" office:value="3.36" table:formula="msoxl:=IF(SUM(H23,L23,P23,水產養殖面積14!D23)=0,&quot;-&quot;,SUM(H23,L23,P23,水產養殖面積14!D23))" table:style-name="ce5">
            <text:p>3.36<text:s/></text:p>
          </table:table-cell>
          <table:table-cell office:value-type="string" office:string-value="-" table:formula="msoxl:=IF(SUM(I23,M23,Q23,水產養殖面積14!E23)=0,&quot;-&quot;,SUM(I23,M23,Q23,水產養殖面積14!E23))" table:style-name="ce5">
            <text:p>-</text:p>
          </table:table-cell>
          <table:covered-table-cell/>
          <table:table-cell office:value-type="string" office:string-value="-" table:formula="msoxl:=  IF(SUM(H23:I23)=0,&quot;-&quot;,SUM(H23:I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3.36" table:formula="msoxl:=  IF(SUM(L23:M23)=0,&quot;-&quot;,SUM(L23:M23))" table:style-name="ce5">
            <text:p>3.36<text:s/></text:p>
          </table:table-cell>
          <table:table-cell office:value-type="float" office:value="3.36" table:style-name="ce5">
            <text:p>3.36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3:Q23)=0,&quot;-&quot;,SUM(P23:Q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table-cell office:value-type="string" table:number-columns-spanned="1" table:number-rows-spanned="14" table:style-name="ce100">
            <text:p>嘉義縣</text:p>
          </table:table-cell>
          <table:table-cell office:value-type="string" table:style-name="ce4">
            <text:p>總計</text:p>
          </table:table-cell>
          <table:table-cell office:value-type="float" office:value="5806.75" table:formula="msoxl:=  IF(SUM(D24:F24)=0,&quot;-&quot;,SUM(D24:F24))" table:style-name="ce5">
            <text:p>5,806.75<text:s/></text:p>
          </table:table-cell>
          <table:table-cell office:value-type="float" office:value="1111.0500000000002" table:formula="msoxl:=IF(SUM(H24,L24,P24,水產養殖面積14!D24)=0,&quot;-&quot;,SUM(H24,L24,P24,水產養殖面積14!D24))" table:style-name="ce5">
            <text:p>1,111.05<text:s/></text:p>
          </table:table-cell>
          <table:table-cell office:value-type="float" office:value="4515.51" table:formula="msoxl:=IF(SUM(I24,M24,Q24,水產養殖面積14!E24)=0,&quot;-&quot;,SUM(I24,M24,Q24,水產養殖面積14!E24))" table:style-name="ce5">
            <text:p>4,515.51<text:s/></text:p>
          </table:table-cell>
          <table:table-cell office:value-type="float" office:value="180.19" table:formula="msoxl:=IF(SUM(J24,N24,R24,水產養殖面積14!F24)=0,&quot;-&quot;,SUM(J24,N24,R24,水產養殖面積14!F24))" table:style-name="ce5">
            <text:p>180.19<text:s/></text:p>
          </table:table-cell>
          <table:table-cell office:value-type="float" office:value="2177.5" table:formula="msoxl:=  IF(SUM(H24:J24)=0,&quot;-&quot;,SUM(H24:J24))" table:style-name="ce5">
            <text:p>2,177.50<text:s/></text:p>
          </table:table-cell>
          <table:table-cell office:value-type="float" office:value="462.73" table:style-name="ce5">
            <text:p>462.73<text:s/></text:p>
          </table:table-cell>
          <table:table-cell office:value-type="float" office:value="1667.31" table:style-name="ce5">
            <text:p>1,667.31<text:s/></text:p>
          </table:table-cell>
          <table:table-cell office:value-type="float" office:value="47.46" table:style-name="ce48">
            <text:p>47.46<text:s/></text:p>
          </table:table-cell>
          <table:table-cell office:value-type="float" office:value="3629.25" table:formula="msoxl:=  IF(SUM(L24:N24)=0,&quot;-&quot;,SUM(L24:N24))" table:style-name="ce5">
            <text:p>3,629.25<text:s/></text:p>
          </table:table-cell>
          <table:table-cell office:value-type="float" office:value="648.32000000000005" table:style-name="ce5">
            <text:p>648.32<text:s/></text:p>
          </table:table-cell>
          <table:table-cell office:value-type="float" office:value="2848.2" table:style-name="ce5">
            <text:p>2,848.20<text:s/></text:p>
          </table:table-cell>
          <table:table-cell office:value-type="float" office:value="132.72999999999999" table:style-name="ce48">
            <text:p>132.73<text:s/></text:p>
          </table:table-cell>
          <table:table-cell office:value-type="string" office:string-value="-" table:formula="msoxl:=  IF(SUM(P24:R24)=0,&quot;-&quot;,SUM(P24:R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4528.33" table:formula="msoxl:=  IF(SUM(D25:E25)=0,&quot;-&quot;,SUM(D25:E25))" table:style-name="ce5">
            <text:p>4,528.33<text:s/></text:p>
          </table:table-cell>
          <table:table-cell office:value-type="float" office:value="974.32" table:formula="msoxl:=IF(SUM(H25,L25,P25,水產養殖面積14!D25)=0,&quot;-&quot;,SUM(H25,L25,P25,水產養殖面積14!D25))" table:style-name="ce5">
            <text:p>974.32<text:s/></text:p>
          </table:table-cell>
          <table:table-cell office:value-type="float" office:value="3554.01" table:formula="msoxl:=IF(SUM(I25,M25,Q25,水產養殖面積14!E25)=0,&quot;-&quot;,SUM(I25,M25,Q25,水產養殖面積14!E25))" table:style-name="ce5">
            <text:p>3,554.01<text:s/></text:p>
          </table:table-cell>
          <table:table-cell table:number-columns-spanned="1" table:number-rows-spanned="13" table:style-name="ce91"/>
          <table:table-cell office:value-type="float" office:value="1669.5900000000001" table:formula="msoxl:=  IF(SUM(H25:I25)=0,&quot;-&quot;,SUM(H25:I25))" table:style-name="ce5">
            <text:p>1,669.59<text:s/></text:p>
          </table:table-cell>
          <table:table-cell office:value-type="float" office:value="386.89" table:formula="msoxl:=  IF(SUM(H26:H30)=0,&quot;-&quot;,SUM(H26:H30))" table:style-name="ce5">
            <text:p>386.89<text:s/></text:p>
          </table:table-cell>
          <table:table-cell office:value-type="float" office:value="1282.7" table:formula="msoxl:=  IF(SUM(I26:I30)=0,&quot;-&quot;,SUM(I26:I30))" table:style-name="ce5">
            <text:p>1,282.70<text:s/></text:p>
          </table:table-cell>
          <table:table-cell table:number-columns-spanned="1" table:number-rows-spanned="13" table:style-name="ce104"/>
          <table:table-cell office:value-type="float" office:value="2858.74" table:formula="msoxl:=  IF(SUM(L25:M25)=0,&quot;-&quot;,SUM(L25:M25))" table:style-name="ce5">
            <text:p>2,858.74<text:s/></text:p>
          </table:table-cell>
          <table:table-cell office:value-type="float" office:value="587.43000000000006" table:formula="msoxl:=  IF(SUM(L26:L30)=0,&quot;-&quot;,SUM(L26:L30))" table:style-name="ce5">
            <text:p>587.43<text:s/></text:p>
          </table:table-cell>
          <table:table-cell office:value-type="float" office:value="2271.31" table:formula="msoxl:=  IF(SUM(M26:M30)=0,&quot;-&quot;,SUM(M26:M30))" table:style-name="ce5">
            <text:p>2,271.31<text:s/></text:p>
          </table:table-cell>
          <table:table-cell table:number-columns-spanned="1" table:number-rows-spanned="13" table:style-name="ce104"/>
          <table:table-cell office:value-type="string" office:string-value="-" table:formula="msoxl:=  IF(SUM(P25:Q25)=0,&quot;-&quot;,SUM(P25:Q25))" table:style-name="ce5">
            <text:p>-</text:p>
          </table:table-cell>
          <table:table-cell office:value-type="string" office:string-value="-" table:formula="msoxl:=  IF(SUM(P26:P30)=0,&quot;-&quot;,SUM(P26:P30))" table:style-name="ce5">
            <text:p>-</text:p>
          </table:table-cell>
          <table:table-cell office:value-type="string" office:string-value="-" table:formula="msoxl:=  IF(SUM(Q26:Q30)=0,&quot;-&quot;,SUM(Q26:Q30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2704.6299999999997" table:formula="msoxl:=  IF(SUM(D26:E26)=0,&quot;-&quot;,SUM(D26:E26))" table:style-name="ce5">
            <text:p>2,704.63<text:s/></text:p>
          </table:table-cell>
          <table:table-cell office:value-type="float" office:value="124.99" table:formula="msoxl:=IF(SUM(H26,L26,P26,水產養殖面積14!D26)=0,&quot;-&quot;,SUM(H26,L26,P26,水產養殖面積14!D26))" table:style-name="ce5">
            <text:p>124.99<text:s/></text:p>
          </table:table-cell>
          <table:table-cell office:value-type="float" office:value="2579.64" table:formula="msoxl:=IF(SUM(I26,M26,Q26,水產養殖面積14!E26)=0,&quot;-&quot;,SUM(I26,M26,Q26,水產養殖面積14!E26))" table:style-name="ce5">
            <text:p>2,579.64<text:s/></text:p>
          </table:table-cell>
          <table:covered-table-cell/>
          <table:table-cell office:value-type="float" office:value="1266.6099999999999" table:formula="msoxl:=  IF(SUM(H26:I26)=0,&quot;-&quot;,SUM(H26:I26))" table:style-name="ce5">
            <text:p>1,266.61<text:s/></text:p>
          </table:table-cell>
          <table:table-cell office:value-type="float" office:value="97.5" table:style-name="ce5">
            <text:p>97.50<text:s/></text:p>
          </table:table-cell>
          <table:table-cell office:value-type="float" office:value="1169.1099999999999" table:style-name="ce5">
            <text:p>1,169.11<text:s/></text:p>
          </table:table-cell>
          <table:covered-table-cell/>
          <table:table-cell office:value-type="float" office:value="1438.02" table:formula="msoxl:=  IF(SUM(L26:M26)=0,&quot;-&quot;,SUM(L26:M26))" table:style-name="ce5">
            <text:p>1,438.02<text:s/></text:p>
          </table:table-cell>
          <table:table-cell office:value-type="float" office:value="27.49" table:style-name="ce5">
            <text:p>27.49<text:s/></text:p>
          </table:table-cell>
          <table:table-cell office:value-type="float" office:value="1410.53" table:style-name="ce5">
            <text:p>1,410.53<text:s/></text:p>
          </table:table-cell>
          <table:covered-table-cell/>
          <table:table-cell office:value-type="string" office:string-value="-" table:formula="msoxl:=  IF(SUM(P26:Q26)=0,&quot;-&quot;,SUM(P26:Q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090.3699999999999" table:formula="msoxl:=  IF(SUM(D27:E27)=0,&quot;-&quot;,SUM(D27:E27))" table:style-name="ce5">
            <text:p>1,090.37<text:s/></text:p>
          </table:table-cell>
          <table:table-cell office:value-type="float" office:value="316.38" table:formula="msoxl:=IF(SUM(H27,L27,P27,水產養殖面積14!D27)=0,&quot;-&quot;,SUM(H27,L27,P27,水產養殖面積14!D27))" table:style-name="ce5">
            <text:p>316.38<text:s/></text:p>
          </table:table-cell>
          <table:table-cell office:value-type="float" office:value="773.99" table:formula="msoxl:=IF(SUM(I27,M27,Q27,水產養殖面積14!E27)=0,&quot;-&quot;,SUM(I27,M27,Q27,水產養殖面積14!E27))" table:style-name="ce5">
            <text:p>773.99<text:s/></text:p>
          </table:table-cell>
          <table:covered-table-cell/>
          <table:table-cell office:value-type="float" office:value="64.08" table:formula="msoxl:=  IF(SUM(H27:I27)=0,&quot;-&quot;,SUM(H27:I27))" table:style-name="ce5">
            <text:p>64.08<text:s/></text:p>
          </table:table-cell>
          <table:table-cell office:value-type="float" office:value="32.31" table:style-name="ce5">
            <text:p>32.31<text:s/></text:p>
          </table:table-cell>
          <table:table-cell office:value-type="float" office:value="31.77" table:style-name="ce5">
            <text:p>31.77<text:s/></text:p>
          </table:table-cell>
          <table:covered-table-cell/>
          <table:table-cell office:value-type="float" office:value="1026.29" table:formula="msoxl:=  IF(SUM(L27:M27)=0,&quot;-&quot;,SUM(L27:M27))" table:style-name="ce5">
            <text:p>1,026.29<text:s/></text:p>
          </table:table-cell>
          <table:table-cell office:value-type="float" office:value="284.07" table:style-name="ce5">
            <text:p>284.07<text:s/></text:p>
          </table:table-cell>
          <table:table-cell office:value-type="float" office:value="742.22" table:style-name="ce5">
            <text:p>742.22<text:s/></text:p>
          </table:table-cell>
          <table:covered-table-cell/>
          <table:table-cell office:value-type="string" office:string-value="-" table:formula="msoxl:=  IF(SUM(P27:Q27)=0,&quot;-&quot;,SUM(P27:Q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42.55" table:formula="msoxl:=  IF(SUM(D28:E28)=0,&quot;-&quot;,SUM(D28:E28))" table:style-name="ce5">
            <text:p>42.55<text:s/></text:p>
          </table:table-cell>
          <table:table-cell office:value-type="float" office:value="41.9" table:formula="msoxl:=IF(SUM(H28,L28,P28,水產養殖面積14!D28)=0,&quot;-&quot;,SUM(H28,L28,P28,水產養殖面積14!D28))" table:style-name="ce5">
            <text:p>41.90<text:s/></text:p>
          </table:table-cell>
          <table:table-cell office:value-type="float" office:value="0.65" table:formula="msoxl:=IF(SUM(I28,M28,Q28,水產養殖面積14!E28)=0,&quot;-&quot;,SUM(I28,M28,Q28,水產養殖面積14!E28))" table:style-name="ce5">
            <text:p>0.65<text:s/></text:p>
          </table:table-cell>
          <table:covered-table-cell/>
          <table:table-cell office:value-type="string" office:string-value="-" table:formula="msoxl:=  IF(SUM(H28:I28)=0,&quot;-&quot;,SUM(H28:I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42.55" table:formula="msoxl:=  IF(SUM(L28:M28)=0,&quot;-&quot;,SUM(L28:M28))" table:style-name="ce5">
            <text:p>42.55<text:s/></text:p>
          </table:table-cell>
          <table:table-cell office:value-type="float" office:value="41.9" table:style-name="ce5">
            <text:p>41.90<text:s/></text:p>
          </table:table-cell>
          <table:table-cell office:value-type="float" office:value="0.65" table:style-name="ce5">
            <text:p>0.65<text:s/></text:p>
          </table:table-cell>
          <table:covered-table-cell/>
          <table:table-cell office:value-type="string" office:string-value="-" table:formula="msoxl:=  IF(SUM(P28:Q28)=0,&quot;-&quot;,SUM(P28:Q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557" table:formula="msoxl:=  IF(SUM(D29:E29)=0,&quot;-&quot;,SUM(D29:E29))" table:style-name="ce5">
            <text:p>557.00<text:s/></text:p>
          </table:table-cell>
          <table:table-cell office:value-type="float" office:value="363.93000000000006" table:formula="msoxl:=IF(SUM(H29,L29,P29,水產養殖面積14!D29)=0,&quot;-&quot;,SUM(H29,L29,P29,水產養殖面積14!D29))" table:style-name="ce5">
            <text:p>363.93<text:s/></text:p>
          </table:table-cell>
          <table:table-cell office:value-type="float" office:value="193.07" table:formula="msoxl:=IF(SUM(I29,M29,Q29,水產養殖面積14!E29)=0,&quot;-&quot;,SUM(I29,M29,Q29,水產養殖面積14!E29))" table:style-name="ce5">
            <text:p>193.07<text:s/></text:p>
          </table:table-cell>
          <table:covered-table-cell/>
          <table:table-cell office:value-type="float" office:value="205.12" table:formula="msoxl:=  IF(SUM(H29:I29)=0,&quot;-&quot;,SUM(H29:I29))" table:style-name="ce5">
            <text:p>205.12<text:s/></text:p>
          </table:table-cell>
          <table:table-cell office:value-type="float" office:value="129.96" table:style-name="ce5">
            <text:p>129.96<text:s/></text:p>
          </table:table-cell>
          <table:table-cell office:value-type="float" office:value="75.16" table:style-name="ce5">
            <text:p>75.16<text:s/></text:p>
          </table:table-cell>
          <table:covered-table-cell/>
          <table:table-cell office:value-type="float" office:value="351.88" table:formula="msoxl:=  IF(SUM(L29:M29)=0,&quot;-&quot;,SUM(L29:M29))" table:style-name="ce5">
            <text:p>351.88<text:s/></text:p>
          </table:table-cell>
          <table:table-cell office:value-type="float" office:value="233.97000000000003" table:style-name="ce5">
            <text:p>233.97<text:s/></text:p>
          </table:table-cell>
          <table:table-cell office:value-type="float" office:value="117.91" table:style-name="ce5">
            <text:p>117.91<text:s/></text:p>
          </table:table-cell>
          <table:covered-table-cell/>
          <table:table-cell office:value-type="string" office:string-value="-" table:formula="msoxl:=  IF(SUM(P29:Q29)=0,&quot;-&quot;,SUM(P29:Q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133.78" table:formula="msoxl:=  IF(SUM(D30:E30)=0,&quot;-&quot;,SUM(D30:E30))" table:style-name="ce5">
            <text:p>133.78<text:s/></text:p>
          </table:table-cell>
          <table:table-cell office:value-type="float" office:value="127.12" table:formula="msoxl:=IF(SUM(H30,L30,P30,水產養殖面積14!D30)=0,&quot;-&quot;,SUM(H30,L30,P30,水產養殖面積14!D30))" table:style-name="ce5">
            <text:p>127.12<text:s/></text:p>
          </table:table-cell>
          <table:table-cell office:value-type="float" office:value="6.66" table:formula="msoxl:=IF(SUM(I30,M30,Q30,水產養殖面積14!E30)=0,&quot;-&quot;,SUM(I30,M30,Q30,水產養殖面積14!E30))" table:style-name="ce5">
            <text:p>6.66<text:s/></text:p>
          </table:table-cell>
          <table:covered-table-cell/>
          <table:table-cell office:value-type="float" office:value="133.78" table:formula="msoxl:=  IF(SUM(H30:I30)=0,&quot;-&quot;,SUM(H30:I30))" table:style-name="ce5">
            <text:p>133.78<text:s/></text:p>
          </table:table-cell>
          <table:table-cell office:value-type="float" office:value="127.12" table:style-name="ce5">
            <text:p>127.12<text:s/></text:p>
          </table:table-cell>
          <table:table-cell office:value-type="float" office:value="6.66" table:style-name="ce5">
            <text:p>6.66<text:s/></text:p>
          </table:table-cell>
          <table:covered-table-cell/>
          <table:table-cell office:value-type="string" office:string-value="-" table:formula="msoxl:=  IF(SUM(L30:M30)=0,&quot;-&quot;,SUM(L30:M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0:Q30)=0,&quot;-&quot;,SUM(P30:Q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248.13" table:formula="msoxl:=  IF(SUM(D31:E31)=0,&quot;-&quot;,SUM(D31:E31))" table:style-name="ce5">
            <text:p>248.13<text:s/></text:p>
          </table:table-cell>
          <table:table-cell office:value-type="float" office:value="27.11" table:formula="msoxl:=IF(SUM(H31,L31,P31,水產養殖面積14!D31)=0,&quot;-&quot;,SUM(H31,L31,P31,水產養殖面積14!D31))" table:style-name="ce5">
            <text:p>27.11<text:s/></text:p>
          </table:table-cell>
          <table:table-cell office:value-type="float" office:value="221.02" table:formula="msoxl:=IF(SUM(I31,M31,Q31,水產養殖面積14!E31)=0,&quot;-&quot;,SUM(I31,M31,Q31,水產養殖面積14!E31))" table:style-name="ce5">
            <text:p>221.02<text:s/></text:p>
          </table:table-cell>
          <table:covered-table-cell/>
          <table:table-cell office:value-type="float" office:value="248.13" table:formula="msoxl:=  IF(SUM(H31:I31)=0,&quot;-&quot;,SUM(H31:I31))" table:style-name="ce5">
            <text:p>248.13<text:s/></text:p>
          </table:table-cell>
          <table:table-cell office:value-type="float" office:value="27.11" table:formula="msoxl:=  IF(SUM(H32:H34)=0,&quot;-&quot;,SUM(H32:H34))" table:style-name="ce5">
            <text:p>27.11<text:s/></text:p>
          </table:table-cell>
          <table:table-cell office:value-type="float" office:value="221.02" table:formula="msoxl:=  IF(SUM(I32:I34)=0,&quot;-&quot;,SUM(I32:I34))" table:style-name="ce5">
            <text:p>221.02<text:s/></text:p>
          </table:table-cell>
          <table:covered-table-cell/>
          <table:table-cell office:value-type="string" office:string-value="-" table:formula="msoxl:=  IF(SUM(L31:M31)=0,&quot;-&quot;,SUM(L31:M31))" table:style-name="ce5">
            <text:p>-</text:p>
          </table:table-cell>
          <table:table-cell office:value-type="string" office:string-value="-" table:formula="msoxl:=  IF(SUM(L32:L34)=0,&quot;-&quot;,SUM(L32:L34))" table:style-name="ce5">
            <text:p>-</text:p>
          </table:table-cell>
          <table:table-cell office:value-type="string" office:string-value="-" table:formula="msoxl:=  IF(SUM(M32:M34)=0,&quot;-&quot;,SUM(M32:M34))" table:style-name="ce5">
            <text:p>-</text:p>
          </table:table-cell>
          <table:covered-table-cell/>
          <table:table-cell office:value-type="string" office:string-value="-" table:formula="msoxl:=  IF(SUM(P31:Q31)=0,&quot;-&quot;,SUM(P31:Q31))" table:style-name="ce5">
            <text:p>-</text:p>
          </table:table-cell>
          <table:table-cell office:value-type="string" office:string-value="-" table:formula="msoxl:=  IF(SUM(P32:P34)=0,&quot;-&quot;,SUM(P32:P34))" table:style-name="ce5">
            <text:p>-</text:p>
          </table:table-cell>
          <table:table-cell office:value-type="string" office:string-value="-" table:formula="msoxl:=  IF(SUM(Q32:Q34)=0,&quot;-&quot;,SUM(Q32:Q34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office:string-value="-" table:formula="msoxl:=IF(SUM(H32,L32,P32,水產養殖面積14!D32)=0,&quot;-&quot;,SUM(H32,L32,P32,水產養殖面積14!D32))" table:style-name="ce5">
            <text:p>-</text:p>
          </table:table-cell>
          <table:table-cell office:value-type="string" office:string-value="-" table:formula="msoxl:=IF(SUM(I32,M32,Q32,水產養殖面積14!E32)=0,&quot;-&quot;,SUM(I32,M32,Q32,水產養殖面積14!E32))" table:style-name="ce5">
            <text:p>-</text:p>
          </table:table-cell>
          <table:covered-table-cell/>
          <table:table-cell office:value-type="string" office:string-value="-" table:formula="msoxl:=  IF(SUM(H32:I32)=0,&quot;-&quot;,SUM(H32:I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2:M32)=0,&quot;-&quot;,SUM(L32:M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2:Q32)=0,&quot;-&quot;,SUM(P32:Q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248.13" table:formula="msoxl:=  IF(SUM(D33:E33)=0,&quot;-&quot;,SUM(D33:E33))" table:style-name="ce5">
            <text:p>248.13<text:s/></text:p>
          </table:table-cell>
          <table:table-cell office:value-type="float" office:value="27.11" table:formula="msoxl:=IF(SUM(H33,L33,P33,水產養殖面積14!D33)=0,&quot;-&quot;,SUM(H33,L33,P33,水產養殖面積14!D33))" table:style-name="ce5">
            <text:p>27.11<text:s/></text:p>
          </table:table-cell>
          <table:table-cell office:value-type="float" office:value="221.02" table:formula="msoxl:=IF(SUM(I33,M33,Q33,水產養殖面積14!E33)=0,&quot;-&quot;,SUM(I33,M33,Q33,水產養殖面積14!E33))" table:style-name="ce5">
            <text:p>221.02<text:s/></text:p>
          </table:table-cell>
          <table:covered-table-cell/>
          <table:table-cell office:value-type="float" office:value="248.13" table:formula="msoxl:=  IF(SUM(H33:I33)=0,&quot;-&quot;,SUM(H33:I33))" table:style-name="ce5">
            <text:p>248.13<text:s/></text:p>
          </table:table-cell>
          <table:table-cell office:value-type="float" office:value="27.11" table:style-name="ce5">
            <text:p>27.11<text:s/></text:p>
          </table:table-cell>
          <table:table-cell office:value-type="float" office:value="221.02" table:style-name="ce5">
            <text:p>221.02<text:s/></text:p>
          </table:table-cell>
          <table:covered-table-cell/>
          <table:table-cell office:value-type="string" office:string-value="-" table:formula="msoxl:=  IF(SUM(L33:M33)=0,&quot;-&quot;,SUM(L33:M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3:Q33)=0,&quot;-&quot;,SUM(P33:Q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34:E34)=0,&quot;-&quot;,SUM(D34:E34))" table:style-name="ce5">
            <text:p>-</text:p>
          </table:table-cell>
          <table:table-cell office:value-type="string" office:string-value="-" table:formula="msoxl:=IF(SUM(H34,L34,P34,水產養殖面積14!D34)=0,&quot;-&quot;,SUM(H34,L34,P34,水產養殖面積14!D34))" table:style-name="ce5">
            <text:p>-</text:p>
          </table:table-cell>
          <table:table-cell office:value-type="string" office:string-value="-" table:formula="msoxl:=IF(SUM(I34,M34,Q34,水產養殖面積14!E34)=0,&quot;-&quot;,SUM(I34,M34,Q34,水產養殖面積14!E34))" table:style-name="ce5">
            <text:p>-</text:p>
          </table:table-cell>
          <table:covered-table-cell/>
          <table:table-cell office:value-type="string" office:string-value="-" table:formula="msoxl:=  IF(SUM(H34:I34)=0,&quot;-&quot;,SUM(H34:I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4:M34)=0,&quot;-&quot;,SUM(L34:M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4:Q34)=0,&quot;-&quot;,SUM(P34:Q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294.65999999999997" table:formula="msoxl:=  IF(SUM(D35:E35)=0,&quot;-&quot;,SUM(D35:E35))" table:style-name="ce5">
            <text:p>294.66<text:s/></text:p>
          </table:table-cell>
          <table:table-cell office:value-type="float" office:value="53.539999999999992" table:formula="msoxl:=IF(SUM(H35,L35,P35,水產養殖面積14!D35)=0,&quot;-&quot;,SUM(H35,L35,P35,水產養殖面積14!D35))" table:style-name="ce5">
            <text:p>53.54<text:s/></text:p>
          </table:table-cell>
          <table:table-cell office:value-type="float" office:value="241.12" table:formula="msoxl:=IF(SUM(I35,M35,Q35,水產養殖面積14!E35)=0,&quot;-&quot;,SUM(I35,M35,Q35,水產養殖面積14!E35))" table:style-name="ce5">
            <text:p>241.12<text:s/></text:p>
          </table:table-cell>
          <table:covered-table-cell/>
          <table:table-cell office:value-type="float" office:value="100.36999999999999" table:formula="msoxl:=  IF(SUM(H35:I35)=0,&quot;-&quot;,SUM(H35:I35))" table:style-name="ce5">
            <text:p>100.37<text:s/></text:p>
          </table:table-cell>
          <table:table-cell office:value-type="float" office:value="10.3" table:formula="msoxl:=  IF(SUM(H36:H37)=0,&quot;-&quot;,SUM(H36:H37))" table:style-name="ce5">
            <text:p>10.30<text:s/></text:p>
          </table:table-cell>
          <table:table-cell office:value-type="float" office:value="90.07" table:formula="msoxl:=  IF(SUM(I36:I37)=0,&quot;-&quot;,SUM(I36:I37))" table:style-name="ce5">
            <text:p>90.07<text:s/></text:p>
          </table:table-cell>
          <table:covered-table-cell/>
          <table:table-cell office:value-type="float" office:value="194.29000000000002" table:formula="msoxl:=  IF(SUM(L35:M35)=0,&quot;-&quot;,SUM(L35:M35))" table:style-name="ce5">
            <text:p>194.29<text:s/></text:p>
          </table:table-cell>
          <table:table-cell office:value-type="float" office:value="43.239999999999995" table:formula="msoxl:=  IF(SUM(L36:L37)=0,&quot;-&quot;,SUM(L36:L37))" table:style-name="ce5">
            <text:p>43.24<text:s/></text:p>
          </table:table-cell>
          <table:table-cell office:value-type="float" office:value="151.05000000000001" table:formula="msoxl:=  IF(SUM(M36:M37)=0,&quot;-&quot;,SUM(M36:M37))" table:style-name="ce5">
            <text:p>151.05<text:s/></text:p>
          </table:table-cell>
          <table:covered-table-cell/>
          <table:table-cell office:value-type="string" office:string-value="-" table:formula="msoxl:=  IF(SUM(P35:Q35)=0,&quot;-&quot;,SUM(P35:Q35))" table:style-name="ce5">
            <text:p>-</text:p>
          </table:table-cell>
          <table:table-cell office:value-type="string" office:string-value="-" table:formula="msoxl:=  IF(SUM(P36:P37)=0,&quot;-&quot;,SUM(P36:P37))" table:style-name="ce5">
            <text:p>-</text:p>
          </table:table-cell>
          <table:table-cell office:value-type="string" office:string-value="-" table:formula="msoxl:=  IF(SUM(Q36:Q37)=0,&quot;-&quot;,SUM(Q36:Q37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262.64999999999998" table:formula="msoxl:=  IF(SUM(D36:E36)=0,&quot;-&quot;,SUM(D36:E36))" table:style-name="ce5">
            <text:p>262.65<text:s/></text:p>
          </table:table-cell>
          <table:table-cell office:value-type="float" office:value="21.53" table:formula="msoxl:=IF(SUM(H36,L36,P36,水產養殖面積14!D36)=0,&quot;-&quot;,SUM(H36,L36,P36,水產養殖面積14!D36))" table:style-name="ce5">
            <text:p>21.53<text:s/></text:p>
          </table:table-cell>
          <table:table-cell office:value-type="float" office:value="241.12" table:formula="msoxl:=IF(SUM(I36,M36,Q36,水產養殖面積14!E36)=0,&quot;-&quot;,SUM(I36,M36,Q36,水產養殖面積14!E36))" table:style-name="ce5">
            <text:p>241.12<text:s/></text:p>
          </table:table-cell>
          <table:covered-table-cell/>
          <table:table-cell office:value-type="float" office:value="100.36999999999999" table:formula="msoxl:=  IF(SUM(H36:I36)=0,&quot;-&quot;,SUM(H36:I36))" table:style-name="ce5">
            <text:p>100.37<text:s/></text:p>
          </table:table-cell>
          <table:table-cell office:value-type="float" office:value="10.3" table:style-name="ce5">
            <text:p>10.30<text:s/></text:p>
          </table:table-cell>
          <table:table-cell office:value-type="float" office:value="90.07" table:style-name="ce5">
            <text:p>90.07<text:s/></text:p>
          </table:table-cell>
          <table:covered-table-cell/>
          <table:table-cell office:value-type="float" office:value="162.28" table:formula="msoxl:=  IF(SUM(L36:M36)=0,&quot;-&quot;,SUM(L36:M36))" table:style-name="ce5">
            <text:p>162.28<text:s/></text:p>
          </table:table-cell>
          <table:table-cell office:value-type="float" office:value="11.23" table:style-name="ce5">
            <text:p>11.23<text:s/></text:p>
          </table:table-cell>
          <table:table-cell office:value-type="float" office:value="151.05000000000001" table:style-name="ce5">
            <text:p>151.05<text:s/></text:p>
          </table:table-cell>
          <table:covered-table-cell/>
          <table:table-cell office:value-type="string" office:string-value="-" table:formula="msoxl:=  IF(SUM(P36:Q36)=0,&quot;-&quot;,SUM(P36:Q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32.01" table:formula="msoxl:=  IF(SUM(D37:E37)=0,&quot;-&quot;,SUM(D37:E37))" table:style-name="ce5">
            <text:p>32.01<text:s/></text:p>
          </table:table-cell>
          <table:table-cell office:value-type="float" office:value="32.01" table:formula="msoxl:=IF(SUM(H37,L37,P37,水產養殖面積14!D37)=0,&quot;-&quot;,SUM(H37,L37,P37,水產養殖面積14!D37))" table:style-name="ce5">
            <text:p>32.01<text:s/></text:p>
          </table:table-cell>
          <table:table-cell office:value-type="string" office:string-value="-" table:formula="msoxl:=IF(SUM(I37,M37,Q37,水產養殖面積14!E37)=0,&quot;-&quot;,SUM(I37,M37,Q37,水產養殖面積14!E37))" table:style-name="ce5">
            <text:p>-</text:p>
          </table:table-cell>
          <table:covered-table-cell/>
          <table:table-cell office:value-type="string" office:string-value="-" table:formula="msoxl:=  IF(SUM(H37:I37)=0,&quot;-&quot;,SUM(H37:I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32.01" table:formula="msoxl:=  IF(SUM(L37:M37)=0,&quot;-&quot;,SUM(L37:M37))" table:style-name="ce5">
            <text:p>32.01<text:s/></text:p>
          </table:table-cell>
          <table:table-cell office:value-type="float" office:value="32.01" table:style-name="ce5">
            <text:p>32.01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7:Q37)=0,&quot;-&quot;,SUM(P37:Q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table-cell office:value-type="string" table:number-columns-spanned="1" table:number-rows-spanned="14" table:style-name="ce99">
            <text:p>屏東縣</text:p>
          </table:table-cell>
          <table:table-cell office:value-type="string" table:style-name="ce4">
            <text:p>總計</text:p>
          </table:table-cell>
          <table:table-cell office:value-type="float" office:value="2936.76" table:formula="msoxl:=  IF(SUM(D38:F38)=0,&quot;-&quot;,SUM(D38:F38))" table:style-name="ce5">
            <text:p>2,936.76<text:s/></text:p>
          </table:table-cell>
          <table:table-cell office:value-type="float" office:value="2936.76" table:formula="msoxl:=IF(SUM(H38,L38,P38,水產養殖面積14!D38)=0,&quot;-&quot;,SUM(H38,L38,P38,水產養殖面積14!D38))" table:style-name="ce5">
            <text:p>2,936.76<text:s/></text:p>
          </table:table-cell>
          <table:table-cell office:value-type="string" office:string-value="-" table:formula="msoxl:=IF(SUM(I38,M38,Q38,水產養殖面積14!E38)=0,&quot;-&quot;,SUM(I38,M38,Q38,水產養殖面積14!E38))" table:style-name="ce5">
            <text:p>-</text:p>
          </table:table-cell>
          <table:table-cell office:value-type="string" office:string-value="-" table:formula="msoxl:=IF(SUM(J38,N38,R38,水產養殖面積14!F38)=0,&quot;-&quot;,SUM(J38,N38,R38,水產養殖面積14!F38))" table:style-name="ce5">
            <text:p>-</text:p>
          </table:table-cell>
          <table:table-cell office:value-type="float" office:value="1158.6500000000001" table:formula="msoxl:=  IF(SUM(H38:J38)=0,&quot;-&quot;,SUM(H38:J38))" table:style-name="ce5">
            <text:p>1,158.65<text:s/></text:p>
          </table:table-cell>
          <table:table-cell office:value-type="float" office:value="1158.6500000000001" table:style-name="ce5">
            <text:p>1,158.65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float" office:value="1724.58" table:formula="msoxl:=  IF(SUM(L38:N38)=0,&quot;-&quot;,SUM(L38:N38))" table:style-name="ce5">
            <text:p>1,724.58<text:s/></text:p>
          </table:table-cell>
          <table:table-cell office:value-type="float" office:value="1724.58" table:style-name="ce5">
            <text:p>1,724.58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float" office:value="53.53" table:formula="msoxl:=  IF(SUM(P38:R38)=0,&quot;-&quot;,SUM(P38:R38))" table:style-name="ce5">
            <text:p>53.53<text:s/></text:p>
          </table:table-cell>
          <table:table-cell office:value-type="float" office:value="53.53" table:style-name="ce5">
            <text:p>53.53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072.6500000000001" table:formula="msoxl:=  IF(SUM(D39:E39)=0,&quot;-&quot;,SUM(D39:E39))" table:style-name="ce5">
            <text:p>1,072.65<text:s/></text:p>
          </table:table-cell>
          <table:table-cell office:value-type="float" office:value="1072.6500000000001" table:formula="msoxl:=IF(SUM(H39,L39,P39,水產養殖面積14!D39)=0,&quot;-&quot;,SUM(H39,L39,P39,水產養殖面積14!D39))" table:style-name="ce5">
            <text:p>1,072.65<text:s/></text:p>
          </table:table-cell>
          <table:table-cell office:value-type="string" office:string-value="-" table:formula="msoxl:=IF(SUM(I39,M39,Q39,水產養殖面積14!E39)=0,&quot;-&quot;,SUM(I39,M39,Q39,水產養殖面積14!E39))" table:style-name="ce5">
            <text:p>-</text:p>
          </table:table-cell>
          <table:table-cell table:number-columns-spanned="1" table:number-rows-spanned="13" table:style-name="ce91"/>
          <table:table-cell office:value-type="float" office:value="781.15" table:formula="msoxl:=  IF(SUM(H39:I39)=0,&quot;-&quot;,SUM(H39:I39))" table:style-name="ce5">
            <text:p>781.15<text:s/></text:p>
          </table:table-cell>
          <table:table-cell office:value-type="float" office:value="781.15" table:formula="msoxl:=  IF(SUM(H40:H44)=0,&quot;-&quot;,SUM(H40:H44))" table:style-name="ce5">
            <text:p>781.15<text:s/></text:p>
          </table:table-cell>
          <table:table-cell office:value-type="string" office:string-value="-" table:formula="msoxl:=  IF(SUM(I40:I44)=0,&quot;-&quot;,SUM(I40:I44))" table:style-name="ce5">
            <text:p>-</text:p>
          </table:table-cell>
          <table:table-cell table:number-columns-spanned="1" table:number-rows-spanned="13" table:style-name="ce104"/>
          <table:table-cell office:value-type="float" office:value="291.5" table:formula="msoxl:=  IF(SUM(L39:M39)=0,&quot;-&quot;,SUM(L39:M39))" table:style-name="ce5">
            <text:p>291.50<text:s/></text:p>
          </table:table-cell>
          <table:table-cell office:value-type="float" office:value="291.5" table:formula="msoxl:=  IF(SUM(L40:L44)=0,&quot;-&quot;,SUM(L40:L44))" table:style-name="ce5">
            <text:p>291.50<text:s/></text:p>
          </table:table-cell>
          <table:table-cell office:value-type="string" office:string-value="-" table:formula="msoxl:=  IF(SUM(M40:M44)=0,&quot;-&quot;,SUM(M40:M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39:Q39)=0,&quot;-&quot;,SUM(P39:Q39))" table:style-name="ce5">
            <text:p>-</text:p>
          </table:table-cell>
          <table:table-cell office:value-type="string" office:string-value="-" table:formula="msoxl:=  IF(SUM(P40:P44)=0,&quot;-&quot;,SUM(P40:P44))" table:style-name="ce5">
            <text:p>-</text:p>
          </table:table-cell>
          <table:table-cell office:value-type="string" office:string-value="-" table:formula="msoxl:=  IF(SUM(Q40:Q44)=0,&quot;-&quot;,SUM(Q40:Q44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96.68" table:formula="msoxl:=  IF(SUM(D40:E40)=0,&quot;-&quot;,SUM(D40:E40))" table:style-name="ce5">
            <text:p>96.68<text:s/></text:p>
          </table:table-cell>
          <table:table-cell office:value-type="float" office:value="96.68" table:formula="msoxl:=IF(SUM(H40,L40,P40,水產養殖面積14!D40)=0,&quot;-&quot;,SUM(H40,L40,P40,水產養殖面積14!D40))" table:style-name="ce5">
            <text:p>96.68<text:s/></text:p>
          </table:table-cell>
          <table:table-cell office:value-type="string" office:string-value="-" table:formula="msoxl:=IF(SUM(I40,M40,Q40,水產養殖面積14!E40)=0,&quot;-&quot;,SUM(I40,M40,Q40,水產養殖面積14!E40))" table:style-name="ce5">
            <text:p>-</text:p>
          </table:table-cell>
          <table:covered-table-cell/>
          <table:table-cell office:value-type="float" office:value="75.14" table:formula="msoxl:=  IF(SUM(H40:I40)=0,&quot;-&quot;,SUM(H40:I40))" table:style-name="ce5">
            <text:p>75.14<text:s/></text:p>
          </table:table-cell>
          <table:table-cell office:value-type="float" office:value="75.14" table:style-name="ce5">
            <text:p>75.14<text:s/>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21.54" table:formula="msoxl:=  IF(SUM(L40:M40)=0,&quot;-&quot;,SUM(L40:M40))" table:style-name="ce5">
            <text:p>21.54<text:s/></text:p>
          </table:table-cell>
          <table:table-cell office:value-type="float" office:value="21.54" table:style-name="ce5">
            <text:p>21.54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0:Q40)=0,&quot;-&quot;,SUM(P40:Q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01.93" table:formula="msoxl:=  IF(SUM(D41:E41)=0,&quot;-&quot;,SUM(D41:E41))" table:style-name="ce5">
            <text:p>101.93<text:s/></text:p>
          </table:table-cell>
          <table:table-cell office:value-type="float" office:value="101.93" table:formula="msoxl:=IF(SUM(H41,L41,P41,水產養殖面積14!D41)=0,&quot;-&quot;,SUM(H41,L41,P41,水產養殖面積14!D41))" table:style-name="ce5">
            <text:p>101.93<text:s/></text:p>
          </table:table-cell>
          <table:table-cell office:value-type="string" office:string-value="-" table:formula="msoxl:=IF(SUM(I41,M41,Q41,水產養殖面積14!E41)=0,&quot;-&quot;,SUM(I41,M41,Q41,水產養殖面積14!E41))" table:style-name="ce5">
            <text:p>-</text:p>
          </table:table-cell>
          <table:covered-table-cell/>
          <table:table-cell office:value-type="float" office:value="11.75" table:formula="msoxl:=  IF(SUM(H41:I41)=0,&quot;-&quot;,SUM(H41:I41))" table:style-name="ce5">
            <text:p>11.75<text:s/></text:p>
          </table:table-cell>
          <table:table-cell office:value-type="float" office:value="11.75" table:style-name="ce5">
            <text:p>11.75<text:s/>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90.18" table:formula="msoxl:=  IF(SUM(L41:M41)=0,&quot;-&quot;,SUM(L41:M41))" table:style-name="ce5">
            <text:p>90.18<text:s/></text:p>
          </table:table-cell>
          <table:table-cell office:value-type="float" office:value="90.18" table:style-name="ce5">
            <text:p>90.18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1:Q41)=0,&quot;-&quot;,SUM(P41:Q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53.5" table:formula="msoxl:=  IF(SUM(D42:E42)=0,&quot;-&quot;,SUM(D42:E42))" table:style-name="ce5">
            <text:p>53.50<text:s/></text:p>
          </table:table-cell>
          <table:table-cell office:value-type="float" office:value="53.5" table:formula="msoxl:=IF(SUM(H42,L42,P42,水產養殖面積14!D42)=0,&quot;-&quot;,SUM(H42,L42,P42,水產養殖面積14!D42))" table:style-name="ce5">
            <text:p>53.50<text:s/></text:p>
          </table:table-cell>
          <table:table-cell office:value-type="string" office:string-value="-" table:formula="msoxl:=IF(SUM(I42,M42,Q42,水產養殖面積14!E42)=0,&quot;-&quot;,SUM(I42,M42,Q42,水產養殖面積14!E42))" table:style-name="ce5">
            <text:p>-</text:p>
          </table:table-cell>
          <table:covered-table-cell/>
          <table:table-cell office:value-type="string" office:string-value="-" table:formula="msoxl:=  IF(SUM(H42:I42)=0,&quot;-&quot;,SUM(H42:I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53.5" table:formula="msoxl:=  IF(SUM(L42:M42)=0,&quot;-&quot;,SUM(L42:M42))" table:style-name="ce5">
            <text:p>53.50<text:s/></text:p>
          </table:table-cell>
          <table:table-cell office:value-type="float" office:value="53.5" table:style-name="ce5">
            <text:p>53.5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2:Q42)=0,&quot;-&quot;,SUM(P42:Q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201.17000000000002" table:formula="msoxl:=  IF(SUM(D43:E43)=0,&quot;-&quot;,SUM(D43:E43))" table:style-name="ce5">
            <text:p>201.17<text:s/></text:p>
          </table:table-cell>
          <table:table-cell office:value-type="float" office:value="201.17000000000002" table:formula="msoxl:=IF(SUM(H43,L43,P43,水產養殖面積14!D43)=0,&quot;-&quot;,SUM(H43,L43,P43,水產養殖面積14!D43))" table:style-name="ce5">
            <text:p>201.17<text:s/></text:p>
          </table:table-cell>
          <table:table-cell office:value-type="string" office:string-value="-" table:formula="msoxl:=IF(SUM(I43,M43,Q43,水產養殖面積14!E43)=0,&quot;-&quot;,SUM(I43,M43,Q43,水產養殖面積14!E43))" table:style-name="ce5">
            <text:p>-</text:p>
          </table:table-cell>
          <table:covered-table-cell/>
          <table:table-cell office:value-type="float" office:value="74.89" table:formula="msoxl:=  IF(SUM(H43:I43)=0,&quot;-&quot;,SUM(H43:I43))" table:style-name="ce5">
            <text:p>74.89<text:s/></text:p>
          </table:table-cell>
          <table:table-cell office:value-type="float" office:value="74.89" table:style-name="ce5">
            <text:p>74.89<text:s/>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126.28" table:formula="msoxl:=  IF(SUM(L43:M43)=0,&quot;-&quot;,SUM(L43:M43))" table:style-name="ce5">
            <text:p>126.28<text:s/></text:p>
          </table:table-cell>
          <table:table-cell office:value-type="float" office:value="126.28" table:style-name="ce5">
            <text:p>126.28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3:Q43)=0,&quot;-&quot;,SUM(P43:Q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619.37" table:formula="msoxl:=  IF(SUM(D44:E44)=0,&quot;-&quot;,SUM(D44:E44))" table:style-name="ce5">
            <text:p>619.37<text:s/></text:p>
          </table:table-cell>
          <table:table-cell office:value-type="float" office:value="619.37" table:formula="msoxl:=IF(SUM(H44,L44,P44,水產養殖面積14!D44)=0,&quot;-&quot;,SUM(H44,L44,P44,水產養殖面積14!D44))" table:style-name="ce5">
            <text:p>619.37<text:s/></text:p>
          </table:table-cell>
          <table:table-cell office:value-type="string" office:string-value="-" table:formula="msoxl:=IF(SUM(I44,M44,Q44,水產養殖面積14!E44)=0,&quot;-&quot;,SUM(I44,M44,Q44,水產養殖面積14!E44))" table:style-name="ce5">
            <text:p>-</text:p>
          </table:table-cell>
          <table:covered-table-cell/>
          <table:table-cell office:value-type="float" office:value="619.37" table:formula="msoxl:=  IF(SUM(H44:I44)=0,&quot;-&quot;,SUM(H44:I44))" table:style-name="ce5">
            <text:p>619.37<text:s/></text:p>
          </table:table-cell>
          <table:table-cell office:value-type="float" office:value="619.37" table:style-name="ce5">
            <text:p>619.37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4:M44)=0,&quot;-&quot;,SUM(L44:M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4:Q44)=0,&quot;-&quot;,SUM(P44:Q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IF(SUM(H45,L45,P45,水產養殖面積14!D45)=0,&quot;-&quot;,SUM(H45,L45,P45,水產養殖面積14!D45))" table:style-name="ce5">
            <text:p>-</text:p>
          </table:table-cell>
          <table:table-cell office:value-type="string" office:string-value="-" table:formula="msoxl:=IF(SUM(I45,M45,Q45,水產養殖面積14!E45)=0,&quot;-&quot;,SUM(I45,M45,Q45,水產養殖面積14!E45))" table:style-name="ce5">
            <text:p>-</text:p>
          </table:table-cell>
          <table:covered-table-cell/>
          <table:table-cell office:value-type="string" office:string-value="-" table:formula="msoxl:=  IF(SUM(H45:I45)=0,&quot;-&quot;,SUM(H45:I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office:value-type="string" office:string-value="-" table:formula="msoxl:=  IF(SUM(I46:I48)=0,&quot;-&quot;,SUM(I46:I48))" table:style-name="ce5">
            <text:p>-</text:p>
          </table:table-cell>
          <table:covered-table-cell/>
          <table:table-cell office:value-type="string" office:string-value="-" table:formula="msoxl:=  IF(SUM(L45:M45)=0,&quot;-&quot;,SUM(L45:M45))" table:style-name="ce5">
            <text:p>-</text:p>
          </table:table-cell>
          <table:table-cell office:value-type="string" office:string-value="-" table:formula="msoxl:=  IF(SUM(L46:L48)=0,&quot;-&quot;,SUM(L46:L48))" table:style-name="ce5">
            <text:p>-</text:p>
          </table:table-cell>
          <table:table-cell office:value-type="string" office:string-value="-" table:formula="msoxl:=  IF(SUM(M46:M48)=0,&quot;-&quot;,SUM(M46:M48))" table:style-name="ce5">
            <text:p>-</text:p>
          </table:table-cell>
          <table:covered-table-cell/>
          <table:table-cell office:value-type="string" office:string-value="-" table:formula="msoxl:=  IF(SUM(P45:Q45)=0,&quot;-&quot;,SUM(P45:Q45))" table:style-name="ce5">
            <text:p>-</text:p>
          </table:table-cell>
          <table:table-cell office:value-type="string" office:string-value="-" table:formula="msoxl:=  IF(SUM(P46:P48)=0,&quot;-&quot;,SUM(P46:P48))" table:style-name="ce5">
            <text:p>-</text:p>
          </table:table-cell>
          <table:table-cell office:value-type="string" office:string-value="-" table:formula="msoxl:=  IF(SUM(Q46:Q48)=0,&quot;-&quot;,SUM(Q46:Q48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office:string-value="-" table:formula="msoxl:=IF(SUM(H46,L46,P46,水產養殖面積14!D46)=0,&quot;-&quot;,SUM(H46,L46,P46,水產養殖面積14!D46))" table:style-name="ce5">
            <text:p>-</text:p>
          </table:table-cell>
          <table:table-cell office:value-type="string" office:string-value="-" table:formula="msoxl:=IF(SUM(I46,M46,Q46,水產養殖面積14!E46)=0,&quot;-&quot;,SUM(I46,M46,Q46,水產養殖面積14!E46))" table:style-name="ce5">
            <text:p>-</text:p>
          </table:table-cell>
          <table:covered-table-cell/>
          <table:table-cell office:value-type="string" office:string-value="-" table:formula="msoxl:=  IF(SUM(H46:I46)=0,&quot;-&quot;,SUM(H46:I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6:M46)=0,&quot;-&quot;,SUM(L46:M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6:Q46)=0,&quot;-&quot;,SUM(P46:Q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office:string-value="-" table:formula="msoxl:=IF(SUM(H47,L47,P47,水產養殖面積14!D47)=0,&quot;-&quot;,SUM(H47,L47,P47,水產養殖面積14!D47))" table:style-name="ce5">
            <text:p>-</text:p>
          </table:table-cell>
          <table:table-cell office:value-type="string" office:string-value="-" table:formula="msoxl:=IF(SUM(I47,M47,Q47,水產養殖面積14!E47)=0,&quot;-&quot;,SUM(I47,M47,Q47,水產養殖面積14!E47))" table:style-name="ce5">
            <text:p>-</text:p>
          </table:table-cell>
          <table:covered-table-cell/>
          <table:table-cell office:value-type="string" office:string-value="-" table:formula="msoxl:=  IF(SUM(H47:I47)=0,&quot;-&quot;,SUM(H47:I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7:M47)=0,&quot;-&quot;,SUM(L47:M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7:Q47)=0,&quot;-&quot;,SUM(P47:Q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office:string-value="-" table:formula="msoxl:=IF(SUM(H48,L48,P48,水產養殖面積14!D48)=0,&quot;-&quot;,SUM(H48,L48,P48,水產養殖面積14!D48))" table:style-name="ce5">
            <text:p>-</text:p>
          </table:table-cell>
          <table:table-cell office:value-type="string" office:string-value="-" table:formula="msoxl:=IF(SUM(I48,M48,Q48,水產養殖面積14!E48)=0,&quot;-&quot;,SUM(I48,M48,Q48,水產養殖面積14!E48))" table:style-name="ce5">
            <text:p>-</text:p>
          </table:table-cell>
          <table:covered-table-cell/>
          <table:table-cell office:value-type="string" office:string-value="-" table:formula="msoxl:=  IF(SUM(H48:I48)=0,&quot;-&quot;,SUM(H48:I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8:M48)=0,&quot;-&quot;,SUM(L48:M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8:Q48)=0,&quot;-&quot;,SUM(P48:Q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1292.7799999999997" table:formula="msoxl:=  IF(SUM(D49:E49)=0,&quot;-&quot;,SUM(D49:E49))" table:style-name="ce5">
            <text:p>1,292.78<text:s/></text:p>
          </table:table-cell>
          <table:table-cell office:value-type="float" office:value="1292.7799999999997" table:formula="msoxl:=IF(SUM(H49,L49,P49,水產養殖面積14!D49)=0,&quot;-&quot;,SUM(H49,L49,P49,水產養殖面積14!D49))" table:style-name="ce5">
            <text:p>1,292.78<text:s/></text:p>
          </table:table-cell>
          <table:table-cell office:value-type="string" office:string-value="-" table:formula="msoxl:=IF(SUM(I49,M49,Q49,水產養殖面積14!E49)=0,&quot;-&quot;,SUM(I49,M49,Q49,水產養殖面積14!E49))" table:style-name="ce5">
            <text:p>-</text:p>
          </table:table-cell>
          <table:covered-table-cell/>
          <table:table-cell office:value-type="float" office:value="29.36" table:formula="msoxl:=  IF(SUM(H49:I49)=0,&quot;-&quot;,SUM(H49:I49))" table:style-name="ce5">
            <text:p>29.36<text:s/></text:p>
          </table:table-cell>
          <table:table-cell office:value-type="float" office:value="29.36" table:formula="msoxl:=  IF(SUM(H50:H51)=0,&quot;-&quot;,SUM(H50:H51))" table:style-name="ce5">
            <text:p>29.36<text:s/></text:p>
          </table:table-cell>
          <table:table-cell office:value-type="string" office:string-value="-" table:formula="msoxl:=  IF(SUM(I50:I51)=0,&quot;-&quot;,SUM(I50:I51))" table:style-name="ce5">
            <text:p>-</text:p>
          </table:table-cell>
          <table:covered-table-cell/>
          <table:table-cell office:value-type="float" office:value="1263.4199999999998" table:formula="msoxl:=  IF(SUM(L49:M49)=0,&quot;-&quot;,SUM(L49:M49))" table:style-name="ce5">
            <text:p>1,263.42<text:s/></text:p>
          </table:table-cell>
          <table:table-cell office:value-type="float" office:value="1263.4199999999998" table:formula="msoxl:=  IF(SUM(L50:L51)=0,&quot;-&quot;,SUM(L50:L51))" table:style-name="ce5">
            <text:p>1,263.42<text:s/></text:p>
          </table:table-cell>
          <table:table-cell office:value-type="string" office:string-value="-" table:formula="msoxl:=  IF(SUM(M50:M51)=0,&quot;-&quot;,SUM(M50:M51))" table:style-name="ce5">
            <text:p>-</text:p>
          </table:table-cell>
          <table:covered-table-cell/>
          <table:table-cell office:value-type="string" office:string-value="-" table:formula="msoxl:=  IF(SUM(P49:Q49)=0,&quot;-&quot;,SUM(P49:Q49))" table:style-name="ce5">
            <text:p>-</text:p>
          </table:table-cell>
          <table:table-cell office:value-type="string" office:string-value="-" table:formula="msoxl:=  IF(SUM(P50:P51)=0,&quot;-&quot;,SUM(P50:P51))" table:style-name="ce5">
            <text:p>-</text:p>
          </table:table-cell>
          <table:table-cell office:value-type="string" office:string-value="-" table:formula="msoxl:=  IF(SUM(Q50:Q51)=0,&quot;-&quot;,SUM(Q50:Q51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139.91" table:formula="msoxl:=  IF(SUM(D50:E50)=0,&quot;-&quot;,SUM(D50:E50))" table:style-name="ce5">
            <text:p>139.91<text:s/></text:p>
          </table:table-cell>
          <table:table-cell office:value-type="float" office:value="139.91" table:formula="msoxl:=IF(SUM(H50,L50,P50,水產養殖面積14!D50)=0,&quot;-&quot;,SUM(H50,L50,P50,水產養殖面積14!D50))" table:style-name="ce5">
            <text:p>139.91<text:s/></text:p>
          </table:table-cell>
          <table:table-cell office:value-type="string" office:string-value="-" table:formula="msoxl:=IF(SUM(I50,M50,Q50,水產養殖面積14!E50)=0,&quot;-&quot;,SUM(I50,M50,Q50,水產養殖面積14!E50))" table:style-name="ce5">
            <text:p>-</text:p>
          </table:table-cell>
          <table:covered-table-cell/>
          <table:table-cell office:value-type="float" office:value="29.36" table:formula="msoxl:=  IF(SUM(H50:I50)=0,&quot;-&quot;,SUM(H50:I50))" table:style-name="ce5">
            <text:p>29.36<text:s/></text:p>
          </table:table-cell>
          <table:table-cell office:value-type="float" office:value="29.36" table:style-name="ce5">
            <text:p>29.36<text:s/>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110.55" table:formula="msoxl:=  IF(SUM(L50:M50)=0,&quot;-&quot;,SUM(L50:M50))" table:style-name="ce5">
            <text:p>110.55<text:s/></text:p>
          </table:table-cell>
          <table:table-cell office:value-type="float" office:value="110.55" table:style-name="ce5">
            <text:p>110.55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0:Q50)=0,&quot;-&quot;,SUM(P50:Q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1152.8699999999999" table:formula="msoxl:=  IF(SUM(D51:E51)=0,&quot;-&quot;,SUM(D51:E51))" table:style-name="ce5">
            <text:p>1,152.87<text:s/></text:p>
          </table:table-cell>
          <table:table-cell office:value-type="float" office:value="1152.8699999999999" table:formula="msoxl:=IF(SUM(H51,L51,P51,水產養殖面積14!D51)=0,&quot;-&quot;,SUM(H51,L51,P51,水產養殖面積14!D51))" table:style-name="ce5">
            <text:p>1,152.87<text:s/></text:p>
          </table:table-cell>
          <table:table-cell office:value-type="string" office:string-value="-" table:formula="msoxl:=IF(SUM(I51,M51,Q51,水產養殖面積14!E51)=0,&quot;-&quot;,SUM(I51,M51,Q51,水產養殖面積14!E51))" table:style-name="ce5">
            <text:p>-</text:p>
          </table:table-cell>
          <table:covered-table-cell/>
          <table:table-cell office:value-type="string" office:string-value="-" table:formula="msoxl:=  IF(SUM(H51:I51)=0,&quot;-&quot;,SUM(H51:I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1152.8699999999999" table:formula="msoxl:=  IF(SUM(L51:M51)=0,&quot;-&quot;,SUM(L51:M51))" table:style-name="ce5">
            <text:p>1,152.87<text:s/></text:p>
          </table:table-cell>
          <table:table-cell office:value-type="float" office:value="1152.8699999999999" table:style-name="ce5">
            <text:p>1,152.87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1:Q51)=0,&quot;-&quot;,SUM(P51:Q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2">
            <text:p>註 本表只揭露主要魚種，各魚種養殖面積之合計，將不等於總養殖面積。</text:p>
          </table:table-cell>
          <table:table-cell table:number-columns-repeated="3" table:style-name="ce2"/>
          <table:table-cell table:number-columns-repeated="2" table:style-name="ce8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style-name="ce67"/>
          <table:table-cell table:number-columns-repeated="7" table:style-name="ce68"/>
          <table:table-cell table:style-name="ce38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6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14" table:style-name="ta2">
        <table:table-column table:style-name="co1" table:default-cell-style-name="ce2"/>
        <table:table-column table:style-name="co2" table:default-cell-style-name="ce1"/>
        <table:table-column table:style-name="co3" table:number-columns-repeated="6" table:default-cell-style-name="ce2"/>
        <table:table-column table:style-name="co3" table:number-columns-repeated="3" table:default-cell-style-name="ce2" table:visibility="collapse"/>
        <table:table-column table:style-name="co3" table:default-cell-style-name="ce2"/>
        <table:table-column table:style-name="co3" table:number-columns-repeated="3" table:default-cell-style-name="ce2" table:visibility="collapse"/>
        <table:table-column table:style-name="co3" table:number-columns-repeated="9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6" table:default-cell-style-name="ce2"/>
        <table:table-column table:style-name="co4" table:number-columns-repeated="16341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15" table:style-name="ce63"/>
          <table:table-cell office:value-type="string" table:style-name="ce61">
            <text:p><text:s/>9．AQUACULTURE AREA BY SPECIES(Continued)</text:p>
          </table:table-cell>
          <table:table-cell table:number-columns-repeated="25" table:style-name="ce63"/>
          <table:table-cell table:number-columns-repeated="16341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style-name="ce17"/>
          <table:table-cell table:number-columns-repeated="11"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number-columns-repeated="16365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3" table:number-rows-spanned="1" table:style-name="ce87">
            <text:p>箱網養殖：立方公尺</text:p>
          </table:table-cell>
          <table:covered-table-cell table:number-columns-repeated="2"/>
          <table:table-cell table:number-columns-repeated="8"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8"/>
          <table:table-cell table:number-columns-repeated="16364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office:value-type="string" table:number-columns-spanned="4" table:number-rows-spanned="1" table:style-name="ce103">
            <text:p>內陸養殖</text:p>
          </table:table-cell>
          <table:covered-table-cell table:number-columns-repeated="3"/>
          <table:table-cell table:style-name="ce19"/>
          <table:table-cell office:value-type="string" table:style-name="ce20">
            <text:p>箱網養殖</text:p>
          </table:table-cell>
          <table:table-cell table:number-columns-repeated="7" table:style-name="ce21"/>
          <table:table-cell table:style-name="ce19"/>
          <table:table-cell table:number-columns-repeated="7" table:style-name="ce22"/>
          <table:table-cell table:style-name="ce23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Inland Water Culture</text:p>
          </table:table-cell>
          <table:covered-table-cell table:number-columns-repeated="3"/>
          <table:table-cell table:style-name="ce24"/>
          <table:table-cell office:value-type="string" table:style-name="ce25">
            <text:p>Cage Culture</text:p>
          </table:table-cell>
          <table:table-cell table:number-columns-repeated="7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3">
            <text:p>其他內陸養殖</text:p>
          </table:table-cell>
          <table:covered-table-cell table:number-columns-repeated="3"/>
          <table:table-cell table:style-name="ce30"/>
          <table:table-cell office:value-type="string" table:style-name="ce35">
            <text:p>箱網養殖</text:p>
          </table:table-cell>
          <table:table-cell table:number-columns-repeated="3" table:style-name="ce36"/>
          <table:table-cell office:value-type="string" table:style-name="ce35">
            <text:p>箱網養殖</text:p>
          </table:table-cell>
          <table:table-cell table:number-columns-repeated="3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Other Inland Culture</text:p>
          </table:table-cell>
          <table:covered-table-cell table:number-columns-repeated="3"/>
          <table:table-cell table:style-name="ce31"/>
          <table:table-cell office:value-type="string" table:style-name="ce37">
            <text:p>Cage Culture</text:p>
          </table:table-cell>
          <table:table-cell table:number-columns-repeated="3" table:style-name="ce36"/>
          <table:table-cell office:value-type="string" table:style-name="ce37">
            <text:p>Cage Culture</text:p>
          </table:table-cell>
          <table:table-cell table:number-columns-repeated="3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29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合計</text:p>
          </table:table-cell>
          <table:table-cell office:value-type="string" table:style-name="ce32">
            <text:p>海面養殖</text:p>
          </table:table-cell>
          <table:table-cell office:value-type="string" table:style-name="ce43">
            <text:p>單養</text:p>
          </table:table-cell>
          <table:table-cell office:value-type="string" table:style-name="ce44">
            <text:p><text:s/>混養</text:p>
          </table:table-cell>
          <table:table-cell office:value-type="string" table:style-name="ce44">
            <text:p>休養</text:p>
          </table:table-cell>
          <table:table-cell office:value-type="string" table:style-name="ce32">
            <text:p>內陸養殖</text:p>
          </table:table-cell>
          <table:table-cell office:value-type="string" table:style-name="ce43">
            <text:p>單養</text:p>
          </table:table-cell>
          <table:table-cell office:value-type="string" table:style-name="ce44">
            <text:p><text:s/>混養</text:p>
          </table:table-cell>
          <table:table-cell office:value-type="string" table:style-name="ce44">
            <text:p>休養</text:p>
          </table:table-cell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1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Total</text:p>
          </table:table-cell>
          <table:table-cell office:value-type="string" table:style-name="ce50">
            <text:p>Marine</text:p>
          </table:table-cell>
          <table:table-cell table:style-name="ce51"/>
          <table:table-cell table:number-columns-repeated="2" table:style-name="ce55"/>
          <table:table-cell office:value-type="string" table:style-name="ce50">
            <text:p>Inland</text:p>
          </table:table-cell>
          <table:table-cell table:style-name="ce51"/>
          <table:table-cell table:number-columns-repeated="2" table:style-name="ce55"/>
          <table:table-cell table:style-name="ce56"/>
          <table:table-cell table:number-columns-repeated="7" table:style-name="ce57"/>
          <table:table-cell table:style-name="ce58"/>
          <table:table-cell table:number-columns-repeated="16360" table:style-name="ce54"/>
        </table:table-row>
        <table:table-row table:style-name="ro3">
          <table:table-cell office:value-type="string" table:number-columns-spanned="1" table:number-rows-spanned="14" table:style-name="ce100">
            <text:p>雲林縣</text:p>
          </table:table-cell>
          <table:table-cell office:value-type="string" table:style-name="ce4">
            <text:p>總計</text:p>
          </table:table-cell>
          <table:table-cell office:value-type="string" office:string-value="-" table:formula="msoxl:=  IF(SUM(D10:F10)=0,&quot;-&quot;,SUM(D10:F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10,L10)=0,&quot;-&quot;,SUM(H10,L10))" table:style-name="ce5">
            <text:p>-</text:p>
          </table:table-cell>
          <table:table-cell office:value-type="string" office:string-value="-" table:formula="msoxl:=  IF(SUM(I10:K10)=0,&quot;-&quot;,SUM(I10:K1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0:O10)=0,&quot;-&quot;,SUM(M10:O1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11:E11)=0,&quot;-&quot;,SUM(D11:E11))" table:style-name="ce5">
            <text:p>-</text:p>
          </table:table-cell>
          <table:table-cell office:value-type="string" office:string-value="-" table:formula="msoxl:=  IF(SUM(D12:D16)=0,&quot;-&quot;,SUM(D12:D16))" table:style-name="ce5">
            <text:p>-</text:p>
          </table:table-cell>
          <table:table-cell office:value-type="string" office:string-value="-" table:formula="msoxl:=  IF(SUM(E12:E16)=0,&quot;-&quot;,SUM(E12:E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11,L11)=0,&quot;-&quot;,SUM(H11,L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12:L16)=0,&quot;-&quot;,SUM(L12:L1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12:E12)=0,&quot;-&quot;,SUM(D12:E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2,L12)=0,&quot;-&quot;,SUM(H12,L12))" table:style-name="ce5">
            <text:p>-</text:p>
          </table:table-cell>
          <table:table-cell office:value-type="string" office:string-value="-" table:formula="msoxl:=  IF(SUM(I12:J12)=0,&quot;-&quot;,SUM(I12:J1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2:N12)=0,&quot;-&quot;,SUM(M12:N1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13:E13)=0,&quot;-&quot;,SUM(D13:E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3,L13)=0,&quot;-&quot;,SUM(H13,L13))" table:style-name="ce5">
            <text:p>-</text:p>
          </table:table-cell>
          <table:table-cell office:value-type="string" office:string-value="-" table:formula="msoxl:=  IF(SUM(I13:J13)=0,&quot;-&quot;,SUM(I13:J1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3:N13)=0,&quot;-&quot;,SUM(M13:N1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14:E14)=0,&quot;-&quot;,SUM(D14:E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4,L14)=0,&quot;-&quot;,SUM(H14,L14))" table:style-name="ce5">
            <text:p>-</text:p>
          </table:table-cell>
          <table:table-cell office:value-type="string" office:string-value="-" table:formula="msoxl:=  IF(SUM(I14:J14)=0,&quot;-&quot;,SUM(I14:J1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4:N14)=0,&quot;-&quot;,SUM(M14:N1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15:E15)=0,&quot;-&quot;,SUM(D15:E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5,L15)=0,&quot;-&quot;,SUM(H15,L15))" table:style-name="ce5">
            <text:p>-</text:p>
          </table:table-cell>
          <table:table-cell office:value-type="string" office:string-value="-" table:formula="msoxl:=  IF(SUM(I15:J15)=0,&quot;-&quot;,SUM(I15:J15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5:N15)=0,&quot;-&quot;,SUM(M15:N15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16:E16)=0,&quot;-&quot;,SUM(D16:E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6,L16)=0,&quot;-&quot;,SUM(H16,L16))" table:style-name="ce5">
            <text:p>-</text:p>
          </table:table-cell>
          <table:table-cell office:value-type="string" office:string-value="-" table:formula="msoxl:=  IF(SUM(I16:J16)=0,&quot;-&quot;,SUM(I16:J1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6:N16)=0,&quot;-&quot;,SUM(M16:N1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17:E17)=0,&quot;-&quot;,SUM(D17:E17))" table:style-name="ce5">
            <text:p>-</text:p>
          </table:table-cell>
          <table:table-cell office:value-type="string" office:string-value="-" table:formula="msoxl:=  IF(SUM(D18:D20)=0,&quot;-&quot;,SUM(D18:D20))" table:style-name="ce5">
            <text:p>-</text:p>
          </table:table-cell>
          <table:table-cell office:value-type="string" office:string-value="-" table:formula="msoxl:=  IF(SUM(E18:E20)=0,&quot;-&quot;,SUM(E18:E20))" table:style-name="ce5">
            <text:p>-</text:p>
          </table:table-cell>
          <table:covered-table-cell/>
          <table:table-cell office:value-type="string" office:string-value="-" table:formula="msoxl:=  IF(SUM(H17,L17)=0,&quot;-&quot;,SUM(H17,L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18:L20)=0,&quot;-&quot;,SUM(L18:L2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8,L18)=0,&quot;-&quot;,SUM(H18,L18))" table:style-name="ce5">
            <text:p>-</text:p>
          </table:table-cell>
          <table:table-cell office:value-type="string" office:string-value="-" table:formula="msoxl:=  IF(SUM(I18:J18)=0,&quot;-&quot;,SUM(I18:J1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8:N18)=0,&quot;-&quot;,SUM(M18:N1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9,L19)=0,&quot;-&quot;,SUM(H19,L19))" table:style-name="ce5">
            <text:p>-</text:p>
          </table:table-cell>
          <table:table-cell office:value-type="string" office:string-value="-" table:formula="msoxl:=  IF(SUM(I19:J19)=0,&quot;-&quot;,SUM(I19:J19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9:N19)=0,&quot;-&quot;,SUM(M19:N19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20:E20)=0,&quot;-&quot;,SUM(D20:E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0,L20)=0,&quot;-&quot;,SUM(H20,L20))" table:style-name="ce5">
            <text:p>-</text:p>
          </table:table-cell>
          <table:table-cell office:value-type="string" office:string-value="-" table:formula="msoxl:=  IF(SUM(I20:J20)=0,&quot;-&quot;,SUM(I20:J2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0:N20)=0,&quot;-&quot;,SUM(M20:N2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21:E21)=0,&quot;-&quot;,SUM(D21:E21))" table:style-name="ce5">
            <text:p>-</text:p>
          </table:table-cell>
          <table:table-cell office:value-type="string" office:string-value="-" table:formula="msoxl:=  IF(SUM(D22:D23)=0,&quot;-&quot;,SUM(D22:D23))" table:style-name="ce5">
            <text:p>-</text:p>
          </table:table-cell>
          <table:table-cell office:value-type="string" office:string-value="-" table:formula="msoxl:=  IF(SUM(E22:E23)=0,&quot;-&quot;,SUM(E22:E23))" table:style-name="ce5">
            <text:p>-</text:p>
          </table:table-cell>
          <table:covered-table-cell/>
          <table:table-cell office:value-type="string" office:string-value="-" table:formula="msoxl:=  IF(SUM(H21,L21)=0,&quot;-&quot;,SUM(H21,L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22:L23)=0,&quot;-&quot;,SUM(L22:L2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22:E22)=0,&quot;-&quot;,SUM(D22:E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2,L22)=0,&quot;-&quot;,SUM(H22,L22))" table:style-name="ce5">
            <text:p>-</text:p>
          </table:table-cell>
          <table:table-cell office:value-type="string" office:string-value="-" table:formula="msoxl:=  IF(SUM(I22:J22)=0,&quot;-&quot;,SUM(I22:J2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2:N22)=0,&quot;-&quot;,SUM(M22:N2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3,L23)=0,&quot;-&quot;,SUM(H23,L23))" table:style-name="ce5">
            <text:p>-</text:p>
          </table:table-cell>
          <table:table-cell office:value-type="string" office:string-value="-" table:formula="msoxl:=  IF(SUM(I23:J23)=0,&quot;-&quot;,SUM(I23:J2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3:N23)=0,&quot;-&quot;,SUM(M23:N2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table-cell office:value-type="string" table:number-columns-spanned="1" table:number-rows-spanned="14" table:style-name="ce100">
            <text:p>嘉義縣</text:p>
          </table:table-cell>
          <table:table-cell office:value-type="string" table:style-name="ce4">
            <text:p>總計</text:p>
          </table:table-cell>
          <table:table-cell office:value-type="string" office:string-value="-" table:formula="msoxl:=  IF(SUM(D24:F24)=0,&quot;-&quot;,SUM(D24:F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24,L24)=0,&quot;-&quot;,SUM(H24,L24))" table:style-name="ce5">
            <text:p>-</text:p>
          </table:table-cell>
          <table:table-cell office:value-type="string" office:string-value="-" table:formula="msoxl:=  IF(SUM(I24:K24)=0,&quot;-&quot;,SUM(I24:K2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4:O24)=0,&quot;-&quot;,SUM(M24:O2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25:E25)=0,&quot;-&quot;,SUM(D25:E25))" table:style-name="ce5">
            <text:p>-</text:p>
          </table:table-cell>
          <table:table-cell office:value-type="string" office:string-value="-" table:formula="msoxl:=  IF(SUM(D26:D30)=0,&quot;-&quot;,SUM(D26:D30))" table:style-name="ce5">
            <text:p>-</text:p>
          </table:table-cell>
          <table:table-cell office:value-type="string" office:string-value="-" table:formula="msoxl:=  IF(SUM(E26:E30)=0,&quot;-&quot;,SUM(E26:E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25,L25)=0,&quot;-&quot;,SUM(H25,L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26:L30)=0,&quot;-&quot;,SUM(L26:L3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26:E26)=0,&quot;-&quot;,SUM(D26:E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6,L26)=0,&quot;-&quot;,SUM(H26,L26))" table:style-name="ce5">
            <text:p>-</text:p>
          </table:table-cell>
          <table:table-cell office:value-type="string" office:string-value="-" table:formula="msoxl:=  IF(SUM(I26:J26)=0,&quot;-&quot;,SUM(I26:J2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6:N26)=0,&quot;-&quot;,SUM(M26:N2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27:E27)=0,&quot;-&quot;,SUM(D27:E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7,L27)=0,&quot;-&quot;,SUM(H27,L27))" table:style-name="ce5">
            <text:p>-</text:p>
          </table:table-cell>
          <table:table-cell office:value-type="string" office:string-value="-" table:formula="msoxl:=  IF(SUM(I27:J27)=0,&quot;-&quot;,SUM(I27:J2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7:N27)=0,&quot;-&quot;,SUM(M27:N2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28:E28)=0,&quot;-&quot;,SUM(D28:E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8,L28)=0,&quot;-&quot;,SUM(H28,L28))" table:style-name="ce5">
            <text:p>-</text:p>
          </table:table-cell>
          <table:table-cell office:value-type="string" office:string-value="-" table:formula="msoxl:=  IF(SUM(I28:J28)=0,&quot;-&quot;,SUM(I28:J2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8:N28)=0,&quot;-&quot;,SUM(M28:N2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29:E29)=0,&quot;-&quot;,SUM(D29:E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9,L29)=0,&quot;-&quot;,SUM(H29,L29))" table:style-name="ce5">
            <text:p>-</text:p>
          </table:table-cell>
          <table:table-cell office:value-type="string" office:string-value="-" table:formula="msoxl:=  IF(SUM(I29:J29)=0,&quot;-&quot;,SUM(I29:J29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9:N29)=0,&quot;-&quot;,SUM(M29:N29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30:E30)=0,&quot;-&quot;,SUM(D30:E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0,L30)=0,&quot;-&quot;,SUM(H30,L30))" table:style-name="ce5">
            <text:p>-</text:p>
          </table:table-cell>
          <table:table-cell office:value-type="string" office:string-value="-" table:formula="msoxl:=  IF(SUM(I30:J30)=0,&quot;-&quot;,SUM(I30:J3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0:N30)=0,&quot;-&quot;,SUM(M30:N3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31:E31)=0,&quot;-&quot;,SUM(D31:E31))" table:style-name="ce5">
            <text:p>-</text:p>
          </table:table-cell>
          <table:table-cell office:value-type="string" office:string-value="-" table:formula="msoxl:=  IF(SUM(D32:D34)=0,&quot;-&quot;,SUM(D32:D34))" table:style-name="ce5">
            <text:p>-</text:p>
          </table:table-cell>
          <table:table-cell office:value-type="string" office:string-value="-" table:formula="msoxl:=  IF(SUM(E32:E34)=0,&quot;-&quot;,SUM(E32:E34))" table:style-name="ce5">
            <text:p>-</text:p>
          </table:table-cell>
          <table:covered-table-cell/>
          <table:table-cell office:value-type="string" office:string-value="-" table:formula="msoxl:=  IF(SUM(H31,L31)=0,&quot;-&quot;,SUM(H31,L31))" table:style-name="ce5">
            <text:p>-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32:L34)=0,&quot;-&quot;,SUM(L32:L3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2,L32)=0,&quot;-&quot;,SUM(H32,L32))" table:style-name="ce5">
            <text:p>-</text:p>
          </table:table-cell>
          <table:table-cell office:value-type="string" office:string-value="-" table:formula="msoxl:=  IF(SUM(I32:J32)=0,&quot;-&quot;,SUM(I32:J3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2:N32)=0,&quot;-&quot;,SUM(M32:N3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33:E33)=0,&quot;-&quot;,SUM(D33:E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3,L33)=0,&quot;-&quot;,SUM(H33,L33))" table:style-name="ce5">
            <text:p>-</text:p>
          </table:table-cell>
          <table:table-cell office:value-type="string" office:string-value="-" table:formula="msoxl:=  IF(SUM(I33:J33)=0,&quot;-&quot;,SUM(I33:J3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3:N33)=0,&quot;-&quot;,SUM(M33:N3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34:E34)=0,&quot;-&quot;,SUM(D34:E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4,L34)=0,&quot;-&quot;,SUM(H34,L34))" table:style-name="ce5">
            <text:p>-</text:p>
          </table:table-cell>
          <table:table-cell office:value-type="string" office:string-value="-" table:formula="msoxl:=  IF(SUM(I34:J34)=0,&quot;-&quot;,SUM(I34:J3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4:N34)=0,&quot;-&quot;,SUM(M34:N3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35:E35)=0,&quot;-&quot;,SUM(D35:E35))" table:style-name="ce5">
            <text:p>-</text:p>
          </table:table-cell>
          <table:table-cell office:value-type="string" office:string-value="-" table:formula="msoxl:=  IF(SUM(D36:D37)=0,&quot;-&quot;,SUM(D36:D37))" table:style-name="ce5">
            <text:p>-</text:p>
          </table:table-cell>
          <table:table-cell office:value-type="string" office:string-value="-" table:formula="msoxl:=  IF(SUM(E36:E37)=0,&quot;-&quot;,SUM(E36:E37))" table:style-name="ce5">
            <text:p>-</text:p>
          </table:table-cell>
          <table:covered-table-cell/>
          <table:table-cell office:value-type="string" office:string-value="-" table:formula="msoxl:=  IF(SUM(H35,L35)=0,&quot;-&quot;,SUM(H35,L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36:L37)=0,&quot;-&quot;,SUM(L36:L3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36:E36)=0,&quot;-&quot;,SUM(D36:E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6,L36)=0,&quot;-&quot;,SUM(H36,L36))" table:style-name="ce5">
            <text:p>-</text:p>
          </table:table-cell>
          <table:table-cell office:value-type="string" office:string-value="-" table:formula="msoxl:=  IF(SUM(I36:J36)=0,&quot;-&quot;,SUM(I36:J3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6:N36)=0,&quot;-&quot;,SUM(M36:N3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37:E37)=0,&quot;-&quot;,SUM(D37:E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7,L37)=0,&quot;-&quot;,SUM(H37,L37))" table:style-name="ce5">
            <text:p>-</text:p>
          </table:table-cell>
          <table:table-cell office:value-type="string" office:string-value="-" table:formula="msoxl:=  IF(SUM(I37:J37)=0,&quot;-&quot;,SUM(I37:J3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7:N37)=0,&quot;-&quot;,SUM(M37:N3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table-cell office:value-type="string" table:number-columns-spanned="1" table:number-rows-spanned="14" table:style-name="ce99">
            <text:p>屏東縣</text:p>
          </table:table-cell>
          <table:table-cell office:value-type="string" table:style-name="ce4">
            <text:p>總計</text:p>
          </table:table-cell>
          <table:table-cell office:value-type="string" office:string-value="-" table:formula="msoxl:=  IF(SUM(D38:F38)=0,&quot;-&quot;,SUM(D38:F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float" office:value="135116" table:formula="msoxl:=  IF(SUM(H38,L38)=0,&quot;-&quot;,SUM(H38,L38))" table:style-name="ce5">
            <text:p>135,116.00<text:s/></text:p>
          </table:table-cell>
          <table:table-cell office:value-type="float" office:value="135116" table:formula="msoxl:=  IF(SUM(I38:K38)=0,&quot;-&quot;,SUM(I38:K38))" table:style-name="ce5">
            <text:p>135,116.00<text:s/></text:p>
          </table:table-cell>
          <table:table-cell office:value-type="float" office:value="135116" table:style-name="ce41">
            <text:p>135,116.00<text:s/></text:p>
          </table:table-cell>
          <table:table-cell table:number-columns-repeated="2" table:style-name="ce42"/>
          <table:table-cell office:value-type="string" office:string-value="-" table:formula="msoxl:=  IF(SUM(M38:O38)=0,&quot;-&quot;,SUM(M38:O3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39:E39)=0,&quot;-&quot;,SUM(D39:E39))" table:style-name="ce5">
            <text:p>-</text:p>
          </table:table-cell>
          <table:table-cell office:value-type="string" office:string-value="-" table:formula="msoxl:=  IF(SUM(D40:D44)=0,&quot;-&quot;,SUM(D40:D44))" table:style-name="ce5">
            <text:p>-</text:p>
          </table:table-cell>
          <table:table-cell office:value-type="string" office:string-value="-" table:formula="msoxl:=  IF(SUM(E40:E44)=0,&quot;-&quot;,SUM(E40:E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39,L39)=0,&quot;-&quot;,SUM(H39,L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40:L44)=0,&quot;-&quot;,SUM(L40:L4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0,L40)=0,&quot;-&quot;,SUM(H40,L40))" table:style-name="ce5">
            <text:p>-</text:p>
          </table:table-cell>
          <table:table-cell office:value-type="string" office:string-value="-" table:formula="msoxl:=  IF(SUM(I40:J40)=0,&quot;-&quot;,SUM(I40:J4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0:N40)=0,&quot;-&quot;,SUM(M40:N4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41:E41)=0,&quot;-&quot;,SUM(D41:E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1,L41)=0,&quot;-&quot;,SUM(H41,L41))" table:style-name="ce5">
            <text:p>-</text:p>
          </table:table-cell>
          <table:table-cell office:value-type="string" office:string-value="-" table:formula="msoxl:=  IF(SUM(I41:J41)=0,&quot;-&quot;,SUM(I41:J4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1:N41)=0,&quot;-&quot;,SUM(M41:N4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42:E42)=0,&quot;-&quot;,SUM(D42:E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2,L42)=0,&quot;-&quot;,SUM(H42,L42))" table:style-name="ce5">
            <text:p>-</text:p>
          </table:table-cell>
          <table:table-cell office:value-type="string" office:string-value="-" table:formula="msoxl:=  IF(SUM(I42:J42)=0,&quot;-&quot;,SUM(I42:J4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2:N42)=0,&quot;-&quot;,SUM(M42:N4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43:E43)=0,&quot;-&quot;,SUM(D43:E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3,L43)=0,&quot;-&quot;,SUM(H43,L43))" table:style-name="ce5">
            <text:p>-</text:p>
          </table:table-cell>
          <table:table-cell office:value-type="string" office:string-value="-" table:formula="msoxl:=  IF(SUM(I43:J43)=0,&quot;-&quot;,SUM(I43:J4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3:N43)=0,&quot;-&quot;,SUM(M43:N4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4,L44)=0,&quot;-&quot;,SUM(H44,L44))" table:style-name="ce5">
            <text:p>-</text:p>
          </table:table-cell>
          <table:table-cell office:value-type="string" office:string-value="-" table:formula="msoxl:=  IF(SUM(I44:J44)=0,&quot;-&quot;,SUM(I44:J4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4:N44)=0,&quot;-&quot;,SUM(M44:N4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  IF(SUM(D46:D48)=0,&quot;-&quot;,SUM(D46:D48))" table:style-name="ce5">
            <text:p>-</text:p>
          </table:table-cell>
          <table:table-cell office:value-type="string" office:string-value="-" table:formula="msoxl:=  IF(SUM(E46:E48)=0,&quot;-&quot;,SUM(E46:E48))" table:style-name="ce5">
            <text:p>-</text:p>
          </table:table-cell>
          <table:covered-table-cell/>
          <table:table-cell office:value-type="string" office:string-value="-" table:formula="msoxl:=  IF(SUM(H45,L45)=0,&quot;-&quot;,SUM(H45,L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46:L48)=0,&quot;-&quot;,SUM(L46:L4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6,L46)=0,&quot;-&quot;,SUM(H46,L46))" table:style-name="ce5">
            <text:p>-</text:p>
          </table:table-cell>
          <table:table-cell office:value-type="string" office:string-value="-" table:formula="msoxl:=  IF(SUM(I46:J46)=0,&quot;-&quot;,SUM(I46:J4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6:N46)=0,&quot;-&quot;,SUM(M46:N4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7,L47)=0,&quot;-&quot;,SUM(H47,L47))" table:style-name="ce5">
            <text:p>-</text:p>
          </table:table-cell>
          <table:table-cell office:value-type="string" office:string-value="-" table:formula="msoxl:=  IF(SUM(I47:J47)=0,&quot;-&quot;,SUM(I47:J4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7:N47)=0,&quot;-&quot;,SUM(M47:N4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8,L48)=0,&quot;-&quot;,SUM(H48,L48))" table:style-name="ce5">
            <text:p>-</text:p>
          </table:table-cell>
          <table:table-cell office:value-type="string" office:string-value="-" table:formula="msoxl:=  IF(SUM(I48:J48)=0,&quot;-&quot;,SUM(I48:J4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8:N48)=0,&quot;-&quot;,SUM(M48:N4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49:E49)=0,&quot;-&quot;,SUM(D49:E49))" table:style-name="ce5">
            <text:p>-</text:p>
          </table:table-cell>
          <table:table-cell office:value-type="string" office:string-value="-" table:formula="msoxl:=  IF(SUM(D50:D51)=0,&quot;-&quot;,SUM(D50:D51))" table:style-name="ce5">
            <text:p>-</text:p>
          </table:table-cell>
          <table:table-cell office:value-type="string" office:string-value="-" table:formula="msoxl:=  IF(SUM(E50:E51)=0,&quot;-&quot;,SUM(E50:E51))" table:style-name="ce5">
            <text:p>-</text:p>
          </table:table-cell>
          <table:covered-table-cell/>
          <table:table-cell office:value-type="string" office:string-value="-" table:formula="msoxl:=  IF(SUM(H49,L49)=0,&quot;-&quot;,SUM(H49,L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50:L51)=0,&quot;-&quot;,SUM(L50:L5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50:E50)=0,&quot;-&quot;,SUM(D50:E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50,L50)=0,&quot;-&quot;,SUM(H50,L50))" table:style-name="ce5">
            <text:p>-</text:p>
          </table:table-cell>
          <table:table-cell office:value-type="string" office:string-value="-" table:formula="msoxl:=  IF(SUM(I50:J50)=0,&quot;-&quot;,SUM(I50:J5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50:N50)=0,&quot;-&quot;,SUM(M50:N5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51,L51)=0,&quot;-&quot;,SUM(H51,L51))" table:style-name="ce5">
            <text:p>-</text:p>
          </table:table-cell>
          <table:table-cell office:value-type="string" office:string-value="-" table:formula="msoxl:=  IF(SUM(I51:J51)=0,&quot;-&quot;,SUM(I51:J5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51:N51)=0,&quot;-&quot;,SUM(M51:N5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3"/>
          <table:table-cell table:number-columns-repeated="7" table:style-name="ce14"/>
          <table:table-cell table:style-name="ce60"/>
          <table:table-cell table:number-columns-repeated="16360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8">
            <text:p>註 本表只揭露主要魚種，各魚種養殖面積之合計，將不等於總養殖面積。</text:p>
          </table:table-cell>
          <table:table-cell table:number-columns-repeated="3" table:style-name="ce8"/>
          <table:table-cell table:number-columns-repeated="9" table:style-name="ce2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number-columns-repeated="6" table:style-name="ce68"/>
          <table:table-cell table:style-name="ce2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1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15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1" table:default-cell-style-name="ce2"/>
        <table:table-column table:style-name="co3" table:default-cell-style-name="ce49"/>
        <table:table-column table:style-name="co3" table:number-columns-repeated="3" table:default-cell-style-name="ce2"/>
        <table:table-column table:style-name="co3" table:default-cell-style-name="ce3"/>
        <table:table-column table:style-name="co4" table:number-columns-repeated="16366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8" table:style-name="ce63"/>
          <table:table-cell office:value-type="string" table:style-name="ce61">
            <text:p><text:s/>9．AQUACULTURE AREA BY SPECIES(Continued)</text:p>
          </table:table-cell>
          <table:table-cell table:number-columns-repeated="2" table:style-name="ce63"/>
          <table:table-cell table:style-name="ce66"/>
          <table:table-cell table:number-columns-repeated="3" table:style-name="ce63"/>
          <table:table-cell table:number-columns-repeated="16367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number-columns-repeated="5"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style-name="ce15"/>
          <table:table-cell table:style-name="ce45"/>
          <table:table-cell table:number-columns-repeated="16370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2" table:number-rows-spanned="1" table:style-name="ce87">
            <text:p>箱網養殖：立方公尺</text:p>
          </table:table-cell>
          <table:covered-table-cell/>
          <table:table-cell table:number-columns-repeated="2"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8"/>
          <table:table-cell table:style-name="ce46"/>
          <table:table-cell table:number-columns-repeated="16370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table:style-name="ce19"/>
          <table:table-cell table:number-columns-repeated="3" table:style-name="ce22"/>
          <table:table-cell office:value-type="string" table:number-columns-spanned="12" table:number-rows-spanned="1" table:style-name="ce103">
            <text:p>海面養殖</text:p>
          </table:table-cell>
          <table:covered-table-cell table:number-columns-repeated="11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2">
            <text:p>總計</text:p>
          </table:table-cell>
          <table:covered-table-cell table:number-columns-repeated="3"/>
          <table:table-cell office:value-type="string" table:number-columns-spanned="12" table:number-rows-spanned="1" table:style-name="ce98">
            <text:p>Marine Culture</text:p>
          </table:table-cell>
          <table:covered-table-cell table:number-columns-repeated="11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2">
            <text:p><text:s/>Grand Total</text:p>
          </table:table-cell>
          <table:covered-table-cell table:number-columns-repeated="3"/>
          <table:table-cell office:value-type="string" table:number-columns-spanned="4" table:number-rows-spanned="1" table:style-name="ce103">
            <text:p>海面養殖合計</text:p>
          </table:table-cell>
          <table:covered-table-cell table:number-columns-repeated="3"/>
          <table:table-cell office:value-type="string" table:number-columns-spanned="4" table:number-rows-spanned="1" table:style-name="ce103">
            <text:p>淺海養殖</text:p>
          </table:table-cell>
          <table:covered-table-cell table:number-columns-repeated="3"/>
          <table:table-cell office:value-type="string" table:number-columns-spanned="4" table:number-rows-spanned="1" table:style-name="ce103">
            <text:p>其他海面養殖</text:p>
          </table:table-cell>
          <table:covered-table-cell table:number-columns-repeated="3"/>
          <table:table-cell table:number-columns-repeated="16366" table:style-name="ce15"/>
        </table:table-row>
        <table:table-row table:style-name="ro3">
          <table:covered-table-cell/>
          <table:covered-table-cell/>
          <table:table-cell table:number-columns-spanned="4" table:number-rows-spanned="1" table:style-name="ce98"/>
          <table:covered-table-cell table:number-columns-repeated="3"/>
          <table:table-cell office:value-type="string" table:number-columns-spanned="4" table:number-rows-spanned="1" table:style-name="ce98">
            <text:p>Total Marine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Shallow Sea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Other Marine Culture</text:p>
          </table:table-cell>
          <table:covered-table-cell table:number-columns-repeated="3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style-name="ce34">
            <text:p>合計</text:p>
          </table:table-cell>
          <table:table-cell office:value-type="string" table:style-name="ce34">
            <text:p>單養</text:p>
          </table:table-cell>
          <table:table-cell office:value-type="string" table:style-name="ce34">
            <text:p>混養</text:p>
          </table:table-cell>
          <table:table-cell office:value-type="string" table:style-name="ce34">
            <text:p>休養</text:p>
          </table:table-cell>
          <table:table-cell office:value-type="string" table:style-name="ce34">
            <text:p>合計</text:p>
          </table:table-cell>
          <table:table-cell office:value-type="string" table:style-name="ce34">
            <text:p>單養</text:p>
          </table:table-cell>
          <table:table-cell office:value-type="string" table:style-name="ce34">
            <text:p>混養</text:p>
          </table:table-cell>
          <table:table-cell office:value-type="string" table:style-name="ce33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47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1">
            <text:p>Suspend-Culture</text:p>
          </table:table-cell>
          <table:table-cell office:value-type="string" table:style-name="ce52">
            <text:p>Sub Total</text:p>
          </table:table-cell>
          <table:table-cell office:value-type="string" table:style-name="ce52">
            <text:p>Mono-Culture</text:p>
          </table:table-cell>
          <table:table-cell office:value-type="string" table:style-name="ce52">
            <text:p>Poly-Culture</text:p>
          </table:table-cell>
          <table:table-cell office:value-type="string" table:style-name="ce53">
            <text:p>Suspend-Culture</text:p>
          </table:table-cell>
          <table:table-cell office:value-type="string" table:style-name="ce52">
            <text:p>Sub Total</text:p>
          </table:table-cell>
          <table:table-cell office:value-type="string" table:style-name="ce52">
            <text:p>Mono-Culture</text:p>
          </table:table-cell>
          <table:table-cell office:value-type="string" table:style-name="ce52">
            <text:p>Poly-Culture</text:p>
          </table:table-cell>
          <table:table-cell office:value-type="string" table:style-name="ce50">
            <text:p>Suspend-Culture</text:p>
          </table:table-cell>
          <table:table-cell table:number-columns-repeated="16366" table:style-name="ce15"/>
        </table:table-row>
        <table:table-row table:style-name="ro3">
          <table:table-cell office:value-type="string" table:number-columns-spanned="1" table:number-rows-spanned="14" table:style-name="ce100">
            <text:p>臺東縣</text:p>
          </table:table-cell>
          <table:table-cell office:value-type="string" table:style-name="ce4">
            <text:p>總計</text:p>
          </table:table-cell>
          <table:table-cell office:value-type="float" office:value="45.260000000000005" table:formula="msoxl:=  IF(SUM(D10:F10)=0,&quot;-&quot;,SUM(D10:F10))" table:style-name="ce5">
            <text:p>45.26<text:s/></text:p>
          </table:table-cell>
          <table:table-cell office:value-type="float" office:value="33.06" table:formula="msoxl:=IF(SUM(H10,水產養殖面積16!D10)=0,&quot;-&quot;,SUM(H10,水產養殖面積16!D10))" table:style-name="ce5">
            <text:p>33.06<text:s/></text:p>
          </table:table-cell>
          <table:table-cell office:value-type="float" office:value="5.92" table:formula="msoxl:=IF(SUM(I10,水產養殖面積16!E10)=0,&quot;-&quot;,SUM(I10,水產養殖面積16!E10))" table:style-name="ce5">
            <text:p>5.92<text:s/></text:p>
          </table:table-cell>
          <table:table-cell office:value-type="float" office:value="6.28" table:formula="msoxl:=IF(SUM(J10,水產養殖面積16!F10)=0,&quot;-&quot;,SUM(J10,水產養殖面積16!F10))" table:style-name="ce5">
            <text:p>6.28<text:s/></text:p>
          </table:table-cell>
          <table:table-cell office:value-type="string" office:string-value="-" table:formula="msoxl:=  IF(SUM(H10:J10)=0,&quot;-&quot;,SUM(H10:J10))" table:style-name="ce5">
            <text:p>-</text:p>
          </table:table-cell>
          <table:table-cell office:value-type="string" office:string-value="-" table:formula="msoxl:=  IF(SUM(L10,P10)=0,&quot;-&quot;,SUM(L10,P10))" table:style-name="ce5">
            <text:p>-</text:p>
          </table:table-cell>
          <table:table-cell office:value-type="string" office:string-value="-" table:formula="msoxl:=  IF(SUM(M10,Q10)=0,&quot;-&quot;,SUM(M10,Q10))" table:style-name="ce5">
            <text:p>-</text:p>
          </table:table-cell>
          <table:table-cell office:value-type="string" office:string-value="-" table:formula="msoxl:=  IF(SUM(N10,R10)=0,&quot;-&quot;,SUM(N10,R10))" table:style-name="ce5">
            <text:p>-</text:p>
          </table:table-cell>
          <table:table-cell office:value-type="string" office:string-value="-" table:formula="msoxl:=  IF(SUM(L10:N10)=0,&quot;-&quot;,SUM(L10:N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10:R10)=0,&quot;-&quot;,SUM(P10:R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2.7" table:formula="msoxl:=  IF(SUM(D11:E11)=0,&quot;-&quot;,SUM(D11:E11))" table:style-name="ce5">
            <text:p>12.70<text:s/></text:p>
          </table:table-cell>
          <table:table-cell office:value-type="float" office:value="9.52" table:formula="msoxl:=IF(SUM(H11,水產養殖面積16!D11)=0,&quot;-&quot;,SUM(H11,水產養殖面積16!D11))" table:style-name="ce5">
            <text:p>9.52<text:s/></text:p>
          </table:table-cell>
          <table:table-cell office:value-type="float" office:value="3.1799999999999997" table:formula="msoxl:=IF(SUM(I11,水產養殖面積16!E11)=0,&quot;-&quot;,SUM(I11,水產養殖面積16!E11))" table:style-name="ce5">
            <text:p>3.18<text:s/></text:p>
          </table:table-cell>
          <table:table-cell table:number-columns-spanned="1" table:number-rows-spanned="13" table:style-name="ce91"/>
          <table:table-cell office:value-type="string" office:string-value="-" table:formula="msoxl:=  IF(SUM(H11:I11)=0,&quot;-&quot;,SUM(H11:I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office:value-type="string" office:string-value="-" table:formula="msoxl:=  IF(SUM(I12:I16)=0,&quot;-&quot;,SUM(I12:I16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11:M11)=0,&quot;-&quot;,SUM(L11:M11))" table:style-name="ce5">
            <text:p>-</text:p>
          </table:table-cell>
          <table:table-cell office:value-type="string" office:string-value="-" table:formula="msoxl:=  IF(SUM(L12:L16)=0,&quot;-&quot;,SUM(L12:L16))" table:style-name="ce5">
            <text:p>-</text:p>
          </table:table-cell>
          <table:table-cell office:value-type="string" office:string-value="-" table:formula="msoxl:=  IF(SUM(M12:M16)=0,&quot;-&quot;,SUM(M12:M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11:Q11)=0,&quot;-&quot;,SUM(P11:Q11))" table:style-name="ce5">
            <text:p>-</text:p>
          </table:table-cell>
          <table:table-cell office:value-type="string" office:string-value="-" table:formula="msoxl:=  IF(SUM(P12:P16)=0,&quot;-&quot;,SUM(P12:P16))" table:style-name="ce5">
            <text:p>-</text:p>
          </table:table-cell>
          <table:table-cell office:value-type="string" office:string-value="-" table:formula="msoxl:=  IF(SUM(Q12:Q16)=0,&quot;-&quot;,SUM(Q12:Q16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12:E12)=0,&quot;-&quot;,SUM(D12:E12))" table:style-name="ce5">
            <text:p>-</text:p>
          </table:table-cell>
          <table:table-cell office:value-type="string" office:string-value="-" table:formula="msoxl:=IF(SUM(H12,水產養殖面積16!D12)=0,&quot;-&quot;,SUM(H12,水產養殖面積16!D12))" table:style-name="ce5">
            <text:p>-</text:p>
          </table:table-cell>
          <table:table-cell office:value-type="string" office:string-value="-" table:formula="msoxl:=IF(SUM(I12,水產養殖面積16!E12)=0,&quot;-&quot;,SUM(I12,水產養殖面積16!E12))" table:style-name="ce5">
            <text:p>-</text:p>
          </table:table-cell>
          <table:covered-table-cell/>
          <table:table-cell office:value-type="string" office:string-value="-" table:formula="msoxl:=  IF(SUM(H12:I12)=0,&quot;-&quot;,SUM(H12:I12))" table:style-name="ce5">
            <text:p>-</text:p>
          </table:table-cell>
          <table:table-cell office:value-type="string" office:string-value="-" table:formula="msoxl:=  IF(SUM(L12,P12)=0,&quot;-&quot;,SUM(L12,P12))" table:style-name="ce5">
            <text:p>-</text:p>
          </table:table-cell>
          <table:table-cell office:value-type="string" office:string-value="-" table:formula="msoxl:=  IF(SUM(M12,Q12)=0,&quot;-&quot;,SUM(M12,Q12))" table:style-name="ce5">
            <text:p>-</text:p>
          </table:table-cell>
          <table:covered-table-cell/>
          <table:table-cell office:value-type="string" office:string-value="-" table:formula="msoxl:=  IF(SUM(L12:M12)=0,&quot;-&quot;,SUM(L12:M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2:Q12)=0,&quot;-&quot;,SUM(P12:Q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2.089999999999998" table:formula="msoxl:=  IF(SUM(D13:E13)=0,&quot;-&quot;,SUM(D13:E13))" table:style-name="ce5">
            <text:p>12.09<text:s/></text:p>
          </table:table-cell>
          <table:table-cell office:value-type="float" office:value="8.9099999999999984" table:formula="msoxl:=IF(SUM(H13,水產養殖面積16!D13)=0,&quot;-&quot;,SUM(H13,水產養殖面積16!D13))" table:style-name="ce5">
            <text:p>8.91<text:s/></text:p>
          </table:table-cell>
          <table:table-cell office:value-type="float" office:value="3.1799999999999997" table:formula="msoxl:=IF(SUM(I13,水產養殖面積16!E13)=0,&quot;-&quot;,SUM(I13,水產養殖面積16!E13))" table:style-name="ce5">
            <text:p>3.18<text:s/></text:p>
          </table:table-cell>
          <table:covered-table-cell/>
          <table:table-cell office:value-type="string" office:string-value="-" table:formula="msoxl:=  IF(SUM(H13:I13)=0,&quot;-&quot;,SUM(H13:I13))" table:style-name="ce5">
            <text:p>-</text:p>
          </table:table-cell>
          <table:table-cell office:value-type="string" office:string-value="-" table:formula="msoxl:=  IF(SUM(L13,P13)=0,&quot;-&quot;,SUM(L13,P13))" table:style-name="ce5">
            <text:p>-</text:p>
          </table:table-cell>
          <table:table-cell office:value-type="string" office:string-value="-" table:formula="msoxl:=  IF(SUM(M13,Q13)=0,&quot;-&quot;,SUM(M13,Q13))" table:style-name="ce5">
            <text:p>-</text:p>
          </table:table-cell>
          <table:covered-table-cell/>
          <table:table-cell office:value-type="string" office:string-value="-" table:formula="msoxl:=  IF(SUM(L13:M13)=0,&quot;-&quot;,SUM(L13:M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3:Q13)=0,&quot;-&quot;,SUM(P13:Q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0.12" table:formula="msoxl:=  IF(SUM(D14:E14)=0,&quot;-&quot;,SUM(D14:E14))" table:style-name="ce5">
            <text:p>0.12<text:s/></text:p>
          </table:table-cell>
          <table:table-cell office:value-type="float" office:value="0.12" table:formula="msoxl:=IF(SUM(H14,水產養殖面積16!D14)=0,&quot;-&quot;,SUM(H14,水產養殖面積16!D14))" table:style-name="ce5">
            <text:p>0.12<text:s/></text:p>
          </table:table-cell>
          <table:table-cell office:value-type="string" office:string-value="-" table:formula="msoxl:=IF(SUM(I14,水產養殖面積16!E14)=0,&quot;-&quot;,SUM(I14,水產養殖面積16!E14))" table:style-name="ce5">
            <text:p>-</text:p>
          </table:table-cell>
          <table:covered-table-cell/>
          <table:table-cell office:value-type="string" office:string-value="-" table:formula="msoxl:=  IF(SUM(H14:I14)=0,&quot;-&quot;,SUM(H14:I14))" table:style-name="ce5">
            <text:p>-</text:p>
          </table:table-cell>
          <table:table-cell office:value-type="string" office:string-value="-" table:formula="msoxl:=  IF(SUM(L14,P14)=0,&quot;-&quot;,SUM(L14,P14))" table:style-name="ce5">
            <text:p>-</text:p>
          </table:table-cell>
          <table:table-cell office:value-type="string" office:string-value="-" table:formula="msoxl:=  IF(SUM(M14,Q14)=0,&quot;-&quot;,SUM(M14,Q14))" table:style-name="ce5">
            <text:p>-</text:p>
          </table:table-cell>
          <table:covered-table-cell/>
          <table:table-cell office:value-type="string" office:string-value="-" table:formula="msoxl:=  IF(SUM(L14:M14)=0,&quot;-&quot;,SUM(L14:M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4:Q14)=0,&quot;-&quot;,SUM(P14:Q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15:E15)=0,&quot;-&quot;,SUM(D15:E15))" table:style-name="ce5">
            <text:p>-</text:p>
          </table:table-cell>
          <table:table-cell office:value-type="string" office:string-value="-" table:formula="msoxl:=IF(SUM(H15,水產養殖面積16!D15)=0,&quot;-&quot;,SUM(H15,水產養殖面積16!D15))" table:style-name="ce5">
            <text:p>-</text:p>
          </table:table-cell>
          <table:table-cell office:value-type="string" office:string-value="-" table:formula="msoxl:=IF(SUM(I15,水產養殖面積16!E15)=0,&quot;-&quot;,SUM(I15,水產養殖面積16!E15))" table:style-name="ce5">
            <text:p>-</text:p>
          </table:table-cell>
          <table:covered-table-cell/>
          <table:table-cell office:value-type="string" office:string-value="-" table:formula="msoxl:=  IF(SUM(H15:I15)=0,&quot;-&quot;,SUM(H15:I15))" table:style-name="ce5">
            <text:p>-</text:p>
          </table:table-cell>
          <table:table-cell office:value-type="string" office:string-value="-" table:formula="msoxl:=  IF(SUM(L15,P15)=0,&quot;-&quot;,SUM(L15,P15))" table:style-name="ce5">
            <text:p>-</text:p>
          </table:table-cell>
          <table:table-cell office:value-type="string" office:string-value="-" table:formula="msoxl:=  IF(SUM(M15,Q15)=0,&quot;-&quot;,SUM(M15,Q15))" table:style-name="ce5">
            <text:p>-</text:p>
          </table:table-cell>
          <table:covered-table-cell/>
          <table:table-cell office:value-type="string" office:string-value="-" table:formula="msoxl:=  IF(SUM(L15:M15)=0,&quot;-&quot;,SUM(L15:M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5:Q15)=0,&quot;-&quot;,SUM(P15:Q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0.49" table:formula="msoxl:=  IF(SUM(D16:E16)=0,&quot;-&quot;,SUM(D16:E16))" table:style-name="ce5">
            <text:p>0.49<text:s/></text:p>
          </table:table-cell>
          <table:table-cell office:value-type="float" office:value="0.49" table:formula="msoxl:=IF(SUM(H16,水產養殖面積16!D16)=0,&quot;-&quot;,SUM(H16,水產養殖面積16!D16))" table:style-name="ce5">
            <text:p>0.49<text:s/></text:p>
          </table:table-cell>
          <table:table-cell office:value-type="string" office:string-value="-" table:formula="msoxl:=IF(SUM(I16,水產養殖面積16!E16)=0,&quot;-&quot;,SUM(I16,水產養殖面積16!E16))" table:style-name="ce5">
            <text:p>-</text:p>
          </table:table-cell>
          <table:covered-table-cell/>
          <table:table-cell office:value-type="string" office:string-value="-" table:formula="msoxl:=  IF(SUM(H16:I16)=0,&quot;-&quot;,SUM(H16:I16))" table:style-name="ce5">
            <text:p>-</text:p>
          </table:table-cell>
          <table:table-cell office:value-type="string" office:string-value="-" table:formula="msoxl:=  IF(SUM(L16,P16)=0,&quot;-&quot;,SUM(L16,P16))" table:style-name="ce5">
            <text:p>-</text:p>
          </table:table-cell>
          <table:table-cell office:value-type="string" office:string-value="-" table:formula="msoxl:=  IF(SUM(M16,Q16)=0,&quot;-&quot;,SUM(M16,Q16))" table:style-name="ce5">
            <text:p>-</text:p>
          </table:table-cell>
          <table:covered-table-cell/>
          <table:table-cell office:value-type="string" office:string-value="-" table:formula="msoxl:=  IF(SUM(L16:M16)=0,&quot;-&quot;,SUM(L16:M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6:Q16)=0,&quot;-&quot;,SUM(P16:Q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17:E17)=0,&quot;-&quot;,SUM(D17:E17))" table:style-name="ce5">
            <text:p>-</text:p>
          </table:table-cell>
          <table:table-cell office:value-type="string" office:string-value="-" table:formula="msoxl:=IF(SUM(H17,水產養殖面積16!D17)=0,&quot;-&quot;,SUM(H17,水產養殖面積16!D17))" table:style-name="ce5">
            <text:p>-</text:p>
          </table:table-cell>
          <table:table-cell office:value-type="string" office:string-value="-" table:formula="msoxl:=IF(SUM(I17,水產養殖面積16!E17)=0,&quot;-&quot;,SUM(I17,水產養殖面積16!E17))" table:style-name="ce5">
            <text:p>-</text:p>
          </table:table-cell>
          <table:covered-table-cell/>
          <table:table-cell office:value-type="string" office:string-value="-" table:formula="msoxl:=  IF(SUM(H17:I17)=0,&quot;-&quot;,SUM(H17:I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office:value-type="string" office:string-value="-" table:formula="msoxl:=  IF(SUM(I18:I20)=0,&quot;-&quot;,SUM(I18:I20))" table:style-name="ce5">
            <text:p>-</text:p>
          </table:table-cell>
          <table:covered-table-cell/>
          <table:table-cell office:value-type="string" office:string-value="-" table:formula="msoxl:=  IF(SUM(L17:M17)=0,&quot;-&quot;,SUM(L17:M17))" table:style-name="ce5">
            <text:p>-</text:p>
          </table:table-cell>
          <table:table-cell office:value-type="string" office:string-value="-" table:formula="msoxl:=  IF(SUM(L18:L20)=0,&quot;-&quot;,SUM(L18:L20))" table:style-name="ce5">
            <text:p>-</text:p>
          </table:table-cell>
          <table:table-cell office:value-type="string" office:string-value="-" table:formula="msoxl:=  IF(SUM(M18:M20)=0,&quot;-&quot;,SUM(M18:M20))" table:style-name="ce5">
            <text:p>-</text:p>
          </table:table-cell>
          <table:covered-table-cell/>
          <table:table-cell office:value-type="string" office:string-value="-" table:formula="msoxl:=  IF(SUM(P17:Q17)=0,&quot;-&quot;,SUM(P17:Q17))" table:style-name="ce5">
            <text:p>-</text:p>
          </table:table-cell>
          <table:table-cell office:value-type="string" office:string-value="-" table:formula="msoxl:=  IF(SUM(P18:P20)=0,&quot;-&quot;,SUM(P18:P20))" table:style-name="ce5">
            <text:p>-</text:p>
          </table:table-cell>
          <table:table-cell office:value-type="string" office:string-value="-" table:formula="msoxl:=  IF(SUM(Q18:Q20)=0,&quot;-&quot;,SUM(Q18:Q20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office:string-value="-" table:formula="msoxl:=IF(SUM(H18,水產養殖面積16!D18)=0,&quot;-&quot;,SUM(H18,水產養殖面積16!D18))" table:style-name="ce5">
            <text:p>-</text:p>
          </table:table-cell>
          <table:table-cell office:value-type="string" office:string-value="-" table:formula="msoxl:=IF(SUM(I18,水產養殖面積16!E18)=0,&quot;-&quot;,SUM(I18,水產養殖面積16!E18))" table:style-name="ce5">
            <text:p>-</text:p>
          </table:table-cell>
          <table:covered-table-cell/>
          <table:table-cell office:value-type="string" office:string-value="-" table:formula="msoxl:=  IF(SUM(H18:I18)=0,&quot;-&quot;,SUM(H18:I18))" table:style-name="ce5">
            <text:p>-</text:p>
          </table:table-cell>
          <table:table-cell office:value-type="string" office:string-value="-" table:formula="msoxl:=  IF(SUM(L18,P18)=0,&quot;-&quot;,SUM(L18,P18))" table:style-name="ce5">
            <text:p>-</text:p>
          </table:table-cell>
          <table:table-cell office:value-type="string" office:string-value="-" table:formula="msoxl:=  IF(SUM(M18,Q18)=0,&quot;-&quot;,SUM(M18,Q18))" table:style-name="ce5">
            <text:p>-</text:p>
          </table:table-cell>
          <table:covered-table-cell/>
          <table:table-cell office:value-type="string" office:string-value="-" table:formula="msoxl:=  IF(SUM(L18:M18)=0,&quot;-&quot;,SUM(L18:M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8:Q18)=0,&quot;-&quot;,SUM(P18:Q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office:string-value="-" table:formula="msoxl:=IF(SUM(H19,水產養殖面積16!D19)=0,&quot;-&quot;,SUM(H19,水產養殖面積16!D19))" table:style-name="ce5">
            <text:p>-</text:p>
          </table:table-cell>
          <table:table-cell office:value-type="string" office:string-value="-" table:formula="msoxl:=IF(SUM(I19,水產養殖面積16!E19)=0,&quot;-&quot;,SUM(I19,水產養殖面積16!E19))" table:style-name="ce5">
            <text:p>-</text:p>
          </table:table-cell>
          <table:covered-table-cell/>
          <table:table-cell office:value-type="string" office:string-value="-" table:formula="msoxl:=  IF(SUM(H19:I19)=0,&quot;-&quot;,SUM(H19:I19))" table:style-name="ce5">
            <text:p>-</text:p>
          </table:table-cell>
          <table:table-cell office:value-type="string" office:string-value="-" table:formula="msoxl:=  IF(SUM(L19,P19)=0,&quot;-&quot;,SUM(L19,P19))" table:style-name="ce5">
            <text:p>-</text:p>
          </table:table-cell>
          <table:table-cell office:value-type="string" office:string-value="-" table:formula="msoxl:=  IF(SUM(M19,Q19)=0,&quot;-&quot;,SUM(M19,Q19))" table:style-name="ce5">
            <text:p>-</text:p>
          </table:table-cell>
          <table:covered-table-cell/>
          <table:table-cell office:value-type="string" office:string-value="-" table:formula="msoxl:=  IF(SUM(L19:M19)=0,&quot;-&quot;,SUM(L19:M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9:Q19)=0,&quot;-&quot;,SUM(P19:Q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20:E20)=0,&quot;-&quot;,SUM(D20:E20))" table:style-name="ce5">
            <text:p>-</text:p>
          </table:table-cell>
          <table:table-cell office:value-type="string" office:string-value="-" table:formula="msoxl:=IF(SUM(H20,水產養殖面積16!D20)=0,&quot;-&quot;,SUM(H20,水產養殖面積16!D20))" table:style-name="ce5">
            <text:p>-</text:p>
          </table:table-cell>
          <table:table-cell office:value-type="string" office:string-value="-" table:formula="msoxl:=IF(SUM(I20,水產養殖面積16!E20)=0,&quot;-&quot;,SUM(I20,水產養殖面積16!E20))" table:style-name="ce5">
            <text:p>-</text:p>
          </table:table-cell>
          <table:covered-table-cell/>
          <table:table-cell office:value-type="string" office:string-value="-" table:formula="msoxl:=  IF(SUM(H20:I20)=0,&quot;-&quot;,SUM(H20:I20))" table:style-name="ce5">
            <text:p>-</text:p>
          </table:table-cell>
          <table:table-cell office:value-type="string" office:string-value="-" table:formula="msoxl:=  IF(SUM(L20,P20)=0,&quot;-&quot;,SUM(L20,P20))" table:style-name="ce5">
            <text:p>-</text:p>
          </table:table-cell>
          <table:table-cell office:value-type="string" office:string-value="-" table:formula="msoxl:=  IF(SUM(M20,Q20)=0,&quot;-&quot;,SUM(M20,Q20))" table:style-name="ce5">
            <text:p>-</text:p>
          </table:table-cell>
          <table:covered-table-cell/>
          <table:table-cell office:value-type="string" office:string-value="-" table:formula="msoxl:=  IF(SUM(L20:M20)=0,&quot;-&quot;,SUM(L20:M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0:Q20)=0,&quot;-&quot;,SUM(P20:Q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14.75" table:formula="msoxl:=  IF(SUM(D21:E21)=0,&quot;-&quot;,SUM(D21:E21))" table:style-name="ce5">
            <text:p>14.75<text:s/></text:p>
          </table:table-cell>
          <table:table-cell office:value-type="float" office:value="14.75" table:formula="msoxl:=IF(SUM(H21,水產養殖面積16!D21)=0,&quot;-&quot;,SUM(H21,水產養殖面積16!D21))" table:style-name="ce5">
            <text:p>14.75<text:s/></text:p>
          </table:table-cell>
          <table:table-cell office:value-type="string" office:string-value="-" table:formula="msoxl:=IF(SUM(I21,水產養殖面積16!E21)=0,&quot;-&quot;,SUM(I21,水產養殖面積16!E21))" table:style-name="ce5">
            <text:p>-</text:p>
          </table:table-cell>
          <table:covered-table-cell/>
          <table:table-cell office:value-type="string" office:string-value="-" table:formula="msoxl:=  IF(SUM(H21:I21)=0,&quot;-&quot;,SUM(H21:I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office:value-type="string" office:string-value="-" table:formula="msoxl:=  IF(SUM(I22:I23)=0,&quot;-&quot;,SUM(I22:I23))" table:style-name="ce5">
            <text:p>-</text:p>
          </table:table-cell>
          <table:covered-table-cell/>
          <table:table-cell office:value-type="string" office:string-value="-" table:formula="msoxl:=  IF(SUM(L21:M21)=0,&quot;-&quot;,SUM(L21:M21))" table:style-name="ce5">
            <text:p>-</text:p>
          </table:table-cell>
          <table:table-cell office:value-type="string" office:string-value="-" table:formula="msoxl:=  IF(SUM(L22:L23)=0,&quot;-&quot;,SUM(L22:L23))" table:style-name="ce5">
            <text:p>-</text:p>
          </table:table-cell>
          <table:table-cell office:value-type="string" office:string-value="-" table:formula="msoxl:=  IF(SUM(M22:M23)=0,&quot;-&quot;,SUM(M22:M23))" table:style-name="ce5">
            <text:p>-</text:p>
          </table:table-cell>
          <table:covered-table-cell/>
          <table:table-cell office:value-type="string" office:string-value="-" table:formula="msoxl:=  IF(SUM(P21:Q21)=0,&quot;-&quot;,SUM(P21:Q21))" table:style-name="ce5">
            <text:p>-</text:p>
          </table:table-cell>
          <table:table-cell office:value-type="string" office:string-value="-" table:formula="msoxl:=  IF(SUM(P22:P23)=0,&quot;-&quot;,SUM(P22:P23))" table:style-name="ce5">
            <text:p>-</text:p>
          </table:table-cell>
          <table:table-cell office:value-type="string" office:string-value="-" table:formula="msoxl:=  IF(SUM(Q22:Q23)=0,&quot;-&quot;,SUM(Q22:Q23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14.75" table:formula="msoxl:=  IF(SUM(D22:E22)=0,&quot;-&quot;,SUM(D22:E22))" table:style-name="ce5">
            <text:p>14.75<text:s/></text:p>
          </table:table-cell>
          <table:table-cell office:value-type="float" office:value="14.75" table:formula="msoxl:=IF(SUM(H22,水產養殖面積16!D22)=0,&quot;-&quot;,SUM(H22,水產養殖面積16!D22))" table:style-name="ce5">
            <text:p>14.75<text:s/></text:p>
          </table:table-cell>
          <table:table-cell office:value-type="string" office:string-value="-" table:formula="msoxl:=IF(SUM(I22,水產養殖面積16!E22)=0,&quot;-&quot;,SUM(I22,水產養殖面積16!E22))" table:style-name="ce5">
            <text:p>-</text:p>
          </table:table-cell>
          <table:covered-table-cell/>
          <table:table-cell office:value-type="string" office:string-value="-" table:formula="msoxl:=  IF(SUM(H22:I22)=0,&quot;-&quot;,SUM(H22:I22))" table:style-name="ce5">
            <text:p>-</text:p>
          </table:table-cell>
          <table:table-cell office:value-type="string" office:string-value="-" table:formula="msoxl:=  IF(SUM(L22,P22)=0,&quot;-&quot;,SUM(L22,P22))" table:style-name="ce5">
            <text:p>-</text:p>
          </table:table-cell>
          <table:table-cell office:value-type="string" office:string-value="-" table:formula="msoxl:=  IF(SUM(M22,Q22)=0,&quot;-&quot;,SUM(M22,Q22))" table:style-name="ce5">
            <text:p>-</text:p>
          </table:table-cell>
          <table:covered-table-cell/>
          <table:table-cell office:value-type="string" office:string-value="-" table:formula="msoxl:=  IF(SUM(L22:M22)=0,&quot;-&quot;,SUM(L22:M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2:Q22)=0,&quot;-&quot;,SUM(P22:Q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office:string-value="-" table:formula="msoxl:=IF(SUM(H23,水產養殖面積16!D23)=0,&quot;-&quot;,SUM(H23,水產養殖面積16!D23))" table:style-name="ce5">
            <text:p>-</text:p>
          </table:table-cell>
          <table:table-cell office:value-type="string" office:string-value="-" table:formula="msoxl:=IF(SUM(I23,水產養殖面積16!E23)=0,&quot;-&quot;,SUM(I23,水產養殖面積16!E23))" table:style-name="ce5">
            <text:p>-</text:p>
          </table:table-cell>
          <table:covered-table-cell/>
          <table:table-cell office:value-type="string" office:string-value="-" table:formula="msoxl:=  IF(SUM(H23:I23)=0,&quot;-&quot;,SUM(H23:I23))" table:style-name="ce5">
            <text:p>-</text:p>
          </table:table-cell>
          <table:table-cell office:value-type="string" office:string-value="-" table:formula="msoxl:=  IF(SUM(L23,P23)=0,&quot;-&quot;,SUM(L23,P23))" table:style-name="ce5">
            <text:p>-</text:p>
          </table:table-cell>
          <table:table-cell office:value-type="string" office:string-value="-" table:formula="msoxl:=  IF(SUM(M23,Q23)=0,&quot;-&quot;,SUM(M23,Q23))" table:style-name="ce5">
            <text:p>-</text:p>
          </table:table-cell>
          <table:covered-table-cell/>
          <table:table-cell office:value-type="string" office:string-value="-" table:formula="msoxl:=  IF(SUM(L23:M23)=0,&quot;-&quot;,SUM(L23:M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3:Q23)=0,&quot;-&quot;,SUM(P23:Q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table-cell office:value-type="string" table:number-columns-spanned="1" table:number-rows-spanned="14" table:style-name="ce100">
            <text:p>花蓮縣</text:p>
          </table:table-cell>
          <table:table-cell office:value-type="string" table:style-name="ce4">
            <text:p>總計</text:p>
          </table:table-cell>
          <table:table-cell office:value-type="float" office:value="703.06000000000006" table:formula="msoxl:=  IF(SUM(D24:F24)=0,&quot;-&quot;,SUM(D24:F24))" table:style-name="ce5">
            <text:p>703.06<text:s/></text:p>
          </table:table-cell>
          <table:table-cell office:value-type="float" office:value="674.06000000000006" table:formula="msoxl:=IF(SUM(H24,水產養殖面積16!D24)=0,&quot;-&quot;,SUM(H24,水產養殖面積16!D24))" table:style-name="ce5">
            <text:p>674.06<text:s/></text:p>
          </table:table-cell>
          <table:table-cell office:value-type="float" office:value="19" table:formula="msoxl:=IF(SUM(I24,水產養殖面積16!E24)=0,&quot;-&quot;,SUM(I24,水產養殖面積16!E24))" table:style-name="ce5">
            <text:p>19.00<text:s/></text:p>
          </table:table-cell>
          <table:table-cell office:value-type="float" office:value="10" table:formula="msoxl:=IF(SUM(J24,水產養殖面積16!F24)=0,&quot;-&quot;,SUM(J24,水產養殖面積16!F24))" table:style-name="ce5">
            <text:p>10.00<text:s/></text:p>
          </table:table-cell>
          <table:table-cell office:value-type="string" office:string-value="-" table:formula="msoxl:=  IF(SUM(H24:J24)=0,&quot;-&quot;,SUM(H24:J24))" table:style-name="ce5">
            <text:p>-</text:p>
          </table:table-cell>
          <table:table-cell office:value-type="string" office:string-value="-" table:formula="msoxl:=  IF(SUM(L24,P24)=0,&quot;-&quot;,SUM(L24,P24))" table:style-name="ce5">
            <text:p>-</text:p>
          </table:table-cell>
          <table:table-cell office:value-type="string" office:string-value="-" table:formula="msoxl:=  IF(SUM(M24,Q24)=0,&quot;-&quot;,SUM(M24,Q24))" table:style-name="ce5">
            <text:p>-</text:p>
          </table:table-cell>
          <table:table-cell office:value-type="string" office:string-value="-" table:formula="msoxl:=  IF(SUM(N24,R24)=0,&quot;-&quot;,SUM(N24,R24))" table:style-name="ce5">
            <text:p>-</text:p>
          </table:table-cell>
          <table:table-cell office:value-type="string" office:string-value="-" table:formula="msoxl:=  IF(SUM(L24:N24)=0,&quot;-&quot;,SUM(L24:N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24:R24)=0,&quot;-&quot;,SUM(P24:R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272.2" table:formula="msoxl:=  IF(SUM(D25:E25)=0,&quot;-&quot;,SUM(D25:E25))" table:style-name="ce5">
            <text:p>272.20<text:s/></text:p>
          </table:table-cell>
          <table:table-cell office:value-type="float" office:value="264.2" table:formula="msoxl:=IF(SUM(H25,水產養殖面積16!D25)=0,&quot;-&quot;,SUM(H25,水產養殖面積16!D25))" table:style-name="ce5">
            <text:p>264.20<text:s/></text:p>
          </table:table-cell>
          <table:table-cell office:value-type="float" office:value="8" table:formula="msoxl:=IF(SUM(I25,水產養殖面積16!E25)=0,&quot;-&quot;,SUM(I25,水產養殖面積16!E25))" table:style-name="ce5">
            <text:p>8.00<text:s/></text:p>
          </table:table-cell>
          <table:table-cell table:number-columns-spanned="1" table:number-rows-spanned="13" table:style-name="ce91"/>
          <table:table-cell office:value-type="string" office:string-value="-" table:formula="msoxl:=  IF(SUM(H25:I25)=0,&quot;-&quot;,SUM(H25:I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office:value-type="string" office:string-value="-" table:formula="msoxl:=  IF(SUM(I26:I30)=0,&quot;-&quot;,SUM(I26:I30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25:M25)=0,&quot;-&quot;,SUM(L25:M25))" table:style-name="ce5">
            <text:p>-</text:p>
          </table:table-cell>
          <table:table-cell office:value-type="string" office:string-value="-" table:formula="msoxl:=  IF(SUM(L26:L30)=0,&quot;-&quot;,SUM(L26:L30))" table:style-name="ce5">
            <text:p>-</text:p>
          </table:table-cell>
          <table:table-cell office:value-type="string" office:string-value="-" table:formula="msoxl:=  IF(SUM(M26:M30)=0,&quot;-&quot;,SUM(M26:M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25:Q25)=0,&quot;-&quot;,SUM(P25:Q25))" table:style-name="ce5">
            <text:p>-</text:p>
          </table:table-cell>
          <table:table-cell office:value-type="string" office:string-value="-" table:formula="msoxl:=  IF(SUM(P26:P30)=0,&quot;-&quot;,SUM(P26:P30))" table:style-name="ce5">
            <text:p>-</text:p>
          </table:table-cell>
          <table:table-cell office:value-type="string" office:string-value="-" table:formula="msoxl:=  IF(SUM(Q26:Q30)=0,&quot;-&quot;,SUM(Q26:Q30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26:E26)=0,&quot;-&quot;,SUM(D26:E26))" table:style-name="ce5">
            <text:p>-</text:p>
          </table:table-cell>
          <table:table-cell office:value-type="string" office:string-value="-" table:formula="msoxl:=IF(SUM(H26,水產養殖面積16!D26)=0,&quot;-&quot;,SUM(H26,水產養殖面積16!D26))" table:style-name="ce5">
            <text:p>-</text:p>
          </table:table-cell>
          <table:table-cell office:value-type="string" office:string-value="-" table:formula="msoxl:=IF(SUM(I26,水產養殖面積16!E26)=0,&quot;-&quot;,SUM(I26,水產養殖面積16!E26))" table:style-name="ce5">
            <text:p>-</text:p>
          </table:table-cell>
          <table:covered-table-cell/>
          <table:table-cell office:value-type="string" office:string-value="-" table:formula="msoxl:=  IF(SUM(H26:I26)=0,&quot;-&quot;,SUM(H26:I26))" table:style-name="ce5">
            <text:p>-</text:p>
          </table:table-cell>
          <table:table-cell office:value-type="string" office:string-value="-" table:formula="msoxl:=  IF(SUM(L26,P26)=0,&quot;-&quot;,SUM(L26,P26))" table:style-name="ce5">
            <text:p>-</text:p>
          </table:table-cell>
          <table:table-cell office:value-type="string" office:string-value="-" table:formula="msoxl:=  IF(SUM(M26,Q26)=0,&quot;-&quot;,SUM(M26,Q26))" table:style-name="ce5">
            <text:p>-</text:p>
          </table:table-cell>
          <table:covered-table-cell/>
          <table:table-cell office:value-type="string" office:string-value="-" table:formula="msoxl:=  IF(SUM(L26:M26)=0,&quot;-&quot;,SUM(L26:M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6:Q26)=0,&quot;-&quot;,SUM(P26:Q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264" table:formula="msoxl:=  IF(SUM(D27:E27)=0,&quot;-&quot;,SUM(D27:E27))" table:style-name="ce5">
            <text:p>264.00<text:s/></text:p>
          </table:table-cell>
          <table:table-cell office:value-type="float" office:value="256" table:formula="msoxl:=IF(SUM(H27,水產養殖面積16!D27)=0,&quot;-&quot;,SUM(H27,水產養殖面積16!D27))" table:style-name="ce5">
            <text:p>256.00<text:s/></text:p>
          </table:table-cell>
          <table:table-cell office:value-type="float" office:value="8" table:formula="msoxl:=IF(SUM(I27,水產養殖面積16!E27)=0,&quot;-&quot;,SUM(I27,水產養殖面積16!E27))" table:style-name="ce5">
            <text:p>8.00<text:s/></text:p>
          </table:table-cell>
          <table:covered-table-cell/>
          <table:table-cell office:value-type="string" office:string-value="-" table:formula="msoxl:=  IF(SUM(H27:I27)=0,&quot;-&quot;,SUM(H27:I27))" table:style-name="ce5">
            <text:p>-</text:p>
          </table:table-cell>
          <table:table-cell office:value-type="string" office:string-value="-" table:formula="msoxl:=  IF(SUM(L27,P27)=0,&quot;-&quot;,SUM(L27,P27))" table:style-name="ce5">
            <text:p>-</text:p>
          </table:table-cell>
          <table:table-cell office:value-type="string" office:string-value="-" table:formula="msoxl:=  IF(SUM(M27,Q27)=0,&quot;-&quot;,SUM(M27,Q27))" table:style-name="ce5">
            <text:p>-</text:p>
          </table:table-cell>
          <table:covered-table-cell/>
          <table:table-cell office:value-type="string" office:string-value="-" table:formula="msoxl:=  IF(SUM(L27:M27)=0,&quot;-&quot;,SUM(L27:M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7:Q27)=0,&quot;-&quot;,SUM(P27:Q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28:E28)=0,&quot;-&quot;,SUM(D28:E28))" table:style-name="ce5">
            <text:p>-</text:p>
          </table:table-cell>
          <table:table-cell office:value-type="string" office:string-value="-" table:formula="msoxl:=IF(SUM(H28,水產養殖面積16!D28)=0,&quot;-&quot;,SUM(H28,水產養殖面積16!D28))" table:style-name="ce5">
            <text:p>-</text:p>
          </table:table-cell>
          <table:table-cell office:value-type="string" office:string-value="-" table:formula="msoxl:=IF(SUM(I28,水產養殖面積16!E28)=0,&quot;-&quot;,SUM(I28,水產養殖面積16!E28))" table:style-name="ce5">
            <text:p>-</text:p>
          </table:table-cell>
          <table:covered-table-cell/>
          <table:table-cell office:value-type="string" office:string-value="-" table:formula="msoxl:=  IF(SUM(H28:I28)=0,&quot;-&quot;,SUM(H28:I28))" table:style-name="ce5">
            <text:p>-</text:p>
          </table:table-cell>
          <table:table-cell office:value-type="string" office:string-value="-" table:formula="msoxl:=  IF(SUM(L28,P28)=0,&quot;-&quot;,SUM(L28,P28))" table:style-name="ce5">
            <text:p>-</text:p>
          </table:table-cell>
          <table:table-cell office:value-type="string" office:string-value="-" table:formula="msoxl:=  IF(SUM(M28,Q28)=0,&quot;-&quot;,SUM(M28,Q28))" table:style-name="ce5">
            <text:p>-</text:p>
          </table:table-cell>
          <table:covered-table-cell/>
          <table:table-cell office:value-type="string" office:string-value="-" table:formula="msoxl:=  IF(SUM(L28:M28)=0,&quot;-&quot;,SUM(L28:M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8:Q28)=0,&quot;-&quot;,SUM(P28:Q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8.1999999999999993" table:formula="msoxl:=  IF(SUM(D29:E29)=0,&quot;-&quot;,SUM(D29:E29))" table:style-name="ce5">
            <text:p>8.20<text:s/></text:p>
          </table:table-cell>
          <table:table-cell office:value-type="float" office:value="8.1999999999999993" table:formula="msoxl:=IF(SUM(H29,水產養殖面積16!D29)=0,&quot;-&quot;,SUM(H29,水產養殖面積16!D29))" table:style-name="ce5">
            <text:p>8.20<text:s/></text:p>
          </table:table-cell>
          <table:table-cell office:value-type="string" office:string-value="-" table:formula="msoxl:=IF(SUM(I29,水產養殖面積16!E29)=0,&quot;-&quot;,SUM(I29,水產養殖面積16!E29))" table:style-name="ce5">
            <text:p>-</text:p>
          </table:table-cell>
          <table:covered-table-cell/>
          <table:table-cell office:value-type="string" office:string-value="-" table:formula="msoxl:=  IF(SUM(H29:I29)=0,&quot;-&quot;,SUM(H29:I29))" table:style-name="ce5">
            <text:p>-</text:p>
          </table:table-cell>
          <table:table-cell office:value-type="string" office:string-value="-" table:formula="msoxl:=  IF(SUM(L29,P29)=0,&quot;-&quot;,SUM(L29,P29))" table:style-name="ce5">
            <text:p>-</text:p>
          </table:table-cell>
          <table:table-cell office:value-type="string" office:string-value="-" table:formula="msoxl:=  IF(SUM(M29,Q29)=0,&quot;-&quot;,SUM(M29,Q29))" table:style-name="ce5">
            <text:p>-</text:p>
          </table:table-cell>
          <table:covered-table-cell/>
          <table:table-cell office:value-type="string" office:string-value="-" table:formula="msoxl:=  IF(SUM(L29:M29)=0,&quot;-&quot;,SUM(L29:M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9:Q29)=0,&quot;-&quot;,SUM(P29:Q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30:E30)=0,&quot;-&quot;,SUM(D30:E30))" table:style-name="ce5">
            <text:p>-</text:p>
          </table:table-cell>
          <table:table-cell office:value-type="string" office:string-value="-" table:formula="msoxl:=IF(SUM(H30,水產養殖面積16!D30)=0,&quot;-&quot;,SUM(H30,水產養殖面積16!D30))" table:style-name="ce5">
            <text:p>-</text:p>
          </table:table-cell>
          <table:table-cell office:value-type="string" office:string-value="-" table:formula="msoxl:=IF(SUM(I30,水產養殖面積16!E30)=0,&quot;-&quot;,SUM(I30,水產養殖面積16!E30))" table:style-name="ce5">
            <text:p>-</text:p>
          </table:table-cell>
          <table:covered-table-cell/>
          <table:table-cell office:value-type="string" office:string-value="-" table:formula="msoxl:=  IF(SUM(H30:I30)=0,&quot;-&quot;,SUM(H30:I30))" table:style-name="ce5">
            <text:p>-</text:p>
          </table:table-cell>
          <table:table-cell office:value-type="string" office:string-value="-" table:formula="msoxl:=  IF(SUM(L30,P30)=0,&quot;-&quot;,SUM(L30,P30))" table:style-name="ce5">
            <text:p>-</text:p>
          </table:table-cell>
          <table:table-cell office:value-type="string" office:string-value="-" table:formula="msoxl:=  IF(SUM(M30,Q30)=0,&quot;-&quot;,SUM(M30,Q30))" table:style-name="ce5">
            <text:p>-</text:p>
          </table:table-cell>
          <table:covered-table-cell/>
          <table:table-cell office:value-type="string" office:string-value="-" table:formula="msoxl:=  IF(SUM(L30:M30)=0,&quot;-&quot;,SUM(L30:M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0:Q30)=0,&quot;-&quot;,SUM(P30:Q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408" table:formula="msoxl:=  IF(SUM(D31:E31)=0,&quot;-&quot;,SUM(D31:E31))" table:style-name="ce5">
            <text:p>408.00<text:s/></text:p>
          </table:table-cell>
          <table:table-cell office:value-type="float" office:value="408" table:formula="msoxl:=IF(SUM(H31,水產養殖面積16!D31)=0,&quot;-&quot;,SUM(H31,水產養殖面積16!D31))" table:style-name="ce5">
            <text:p>408.00<text:s/></text:p>
          </table:table-cell>
          <table:table-cell office:value-type="string" office:string-value="-" table:formula="msoxl:=IF(SUM(I31,水產養殖面積16!E31)=0,&quot;-&quot;,SUM(I31,水產養殖面積16!E31))" table:style-name="ce5">
            <text:p>-</text:p>
          </table:table-cell>
          <table:covered-table-cell/>
          <table:table-cell office:value-type="string" office:string-value="-" table:formula="msoxl:=  IF(SUM(H31:I31)=0,&quot;-&quot;,SUM(H31:I31))" table:style-name="ce5">
            <text:p>-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office:value-type="string" office:string-value="-" table:formula="msoxl:=  IF(SUM(I32:I34)=0,&quot;-&quot;,SUM(I32:I34))" table:style-name="ce5">
            <text:p>-</text:p>
          </table:table-cell>
          <table:covered-table-cell/>
          <table:table-cell office:value-type="string" office:string-value="-" table:formula="msoxl:=  IF(SUM(L31:M31)=0,&quot;-&quot;,SUM(L31:M31))" table:style-name="ce5">
            <text:p>-</text:p>
          </table:table-cell>
          <table:table-cell office:value-type="string" office:string-value="-" table:formula="msoxl:=  IF(SUM(L32:L34)=0,&quot;-&quot;,SUM(L32:L34))" table:style-name="ce5">
            <text:p>-</text:p>
          </table:table-cell>
          <table:table-cell office:value-type="string" office:string-value="-" table:formula="msoxl:=  IF(SUM(M32:M34)=0,&quot;-&quot;,SUM(M32:M34))" table:style-name="ce5">
            <text:p>-</text:p>
          </table:table-cell>
          <table:covered-table-cell/>
          <table:table-cell office:value-type="string" office:string-value="-" table:formula="msoxl:=  IF(SUM(P31:Q31)=0,&quot;-&quot;,SUM(P31:Q31))" table:style-name="ce5">
            <text:p>-</text:p>
          </table:table-cell>
          <table:table-cell office:value-type="string" office:string-value="-" table:formula="msoxl:=  IF(SUM(P32:P34)=0,&quot;-&quot;,SUM(P32:P34))" table:style-name="ce5">
            <text:p>-</text:p>
          </table:table-cell>
          <table:table-cell office:value-type="string" office:string-value="-" table:formula="msoxl:=  IF(SUM(Q32:Q34)=0,&quot;-&quot;,SUM(Q32:Q34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office:string-value="-" table:formula="msoxl:=IF(SUM(H32,水產養殖面積16!D32)=0,&quot;-&quot;,SUM(H32,水產養殖面積16!D32))" table:style-name="ce5">
            <text:p>-</text:p>
          </table:table-cell>
          <table:table-cell office:value-type="string" office:string-value="-" table:formula="msoxl:=IF(SUM(I32,水產養殖面積16!E32)=0,&quot;-&quot;,SUM(I32,水產養殖面積16!E32))" table:style-name="ce5">
            <text:p>-</text:p>
          </table:table-cell>
          <table:covered-table-cell/>
          <table:table-cell office:value-type="string" office:string-value="-" table:formula="msoxl:=  IF(SUM(H32:I32)=0,&quot;-&quot;,SUM(H32:I32))" table:style-name="ce5">
            <text:p>-</text:p>
          </table:table-cell>
          <table:table-cell office:value-type="string" office:string-value="-" table:formula="msoxl:=  IF(SUM(L32,P32)=0,&quot;-&quot;,SUM(L32,P32))" table:style-name="ce5">
            <text:p>-</text:p>
          </table:table-cell>
          <table:table-cell office:value-type="string" office:string-value="-" table:formula="msoxl:=  IF(SUM(M32,Q32)=0,&quot;-&quot;,SUM(M32,Q32))" table:style-name="ce5">
            <text:p>-</text:p>
          </table:table-cell>
          <table:covered-table-cell/>
          <table:table-cell office:value-type="string" office:string-value="-" table:formula="msoxl:=  IF(SUM(L32:M32)=0,&quot;-&quot;,SUM(L32:M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2:Q32)=0,&quot;-&quot;,SUM(P32:Q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33:E33)=0,&quot;-&quot;,SUM(D33:E33))" table:style-name="ce5">
            <text:p>-</text:p>
          </table:table-cell>
          <table:table-cell office:value-type="string" office:string-value="-" table:formula="msoxl:=IF(SUM(H33,水產養殖面積16!D33)=0,&quot;-&quot;,SUM(H33,水產養殖面積16!D33))" table:style-name="ce5">
            <text:p>-</text:p>
          </table:table-cell>
          <table:table-cell office:value-type="string" office:string-value="-" table:formula="msoxl:=IF(SUM(I33,水產養殖面積16!E33)=0,&quot;-&quot;,SUM(I33,水產養殖面積16!E33))" table:style-name="ce5">
            <text:p>-</text:p>
          </table:table-cell>
          <table:covered-table-cell/>
          <table:table-cell office:value-type="string" office:string-value="-" table:formula="msoxl:=  IF(SUM(H33:I33)=0,&quot;-&quot;,SUM(H33:I33))" table:style-name="ce5">
            <text:p>-</text:p>
          </table:table-cell>
          <table:table-cell office:value-type="string" office:string-value="-" table:formula="msoxl:=  IF(SUM(L33,P33)=0,&quot;-&quot;,SUM(L33,P33))" table:style-name="ce5">
            <text:p>-</text:p>
          </table:table-cell>
          <table:table-cell office:value-type="string" office:string-value="-" table:formula="msoxl:=  IF(SUM(M33,Q33)=0,&quot;-&quot;,SUM(M33,Q33))" table:style-name="ce5">
            <text:p>-</text:p>
          </table:table-cell>
          <table:covered-table-cell/>
          <table:table-cell office:value-type="string" office:string-value="-" table:formula="msoxl:=  IF(SUM(L33:M33)=0,&quot;-&quot;,SUM(L33:M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3:Q33)=0,&quot;-&quot;,SUM(P33:Q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408" table:formula="msoxl:=  IF(SUM(D34:E34)=0,&quot;-&quot;,SUM(D34:E34))" table:style-name="ce5">
            <text:p>408.00<text:s/></text:p>
          </table:table-cell>
          <table:table-cell office:value-type="float" office:value="408" table:formula="msoxl:=IF(SUM(H34,水產養殖面積16!D34)=0,&quot;-&quot;,SUM(H34,水產養殖面積16!D34))" table:style-name="ce5">
            <text:p>408.00<text:s/></text:p>
          </table:table-cell>
          <table:table-cell office:value-type="string" office:string-value="-" table:formula="msoxl:=IF(SUM(I34,水產養殖面積16!E34)=0,&quot;-&quot;,SUM(I34,水產養殖面積16!E34))" table:style-name="ce5">
            <text:p>-</text:p>
          </table:table-cell>
          <table:covered-table-cell/>
          <table:table-cell office:value-type="string" office:string-value="-" table:formula="msoxl:=  IF(SUM(H34:I34)=0,&quot;-&quot;,SUM(H34:I34))" table:style-name="ce5">
            <text:p>-</text:p>
          </table:table-cell>
          <table:table-cell office:value-type="string" office:string-value="-" table:formula="msoxl:=  IF(SUM(L34,P34)=0,&quot;-&quot;,SUM(L34,P34))" table:style-name="ce5">
            <text:p>-</text:p>
          </table:table-cell>
          <table:table-cell office:value-type="string" office:string-value="-" table:formula="msoxl:=  IF(SUM(M34,Q34)=0,&quot;-&quot;,SUM(M34,Q34))" table:style-name="ce5">
            <text:p>-</text:p>
          </table:table-cell>
          <table:covered-table-cell/>
          <table:table-cell office:value-type="string" office:string-value="-" table:formula="msoxl:=  IF(SUM(L34:M34)=0,&quot;-&quot;,SUM(L34:M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4:Q34)=0,&quot;-&quot;,SUM(P34:Q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1.1399999999999999" table:formula="msoxl:=  IF(SUM(D35:E35)=0,&quot;-&quot;,SUM(D35:E35))" table:style-name="ce5">
            <text:p>1.14<text:s/></text:p>
          </table:table-cell>
          <table:table-cell office:value-type="float" office:value="1.1399999999999999" table:formula="msoxl:=IF(SUM(H35,水產養殖面積16!D35)=0,&quot;-&quot;,SUM(H35,水產養殖面積16!D35))" table:style-name="ce5">
            <text:p>1.14<text:s/></text:p>
          </table:table-cell>
          <table:table-cell office:value-type="string" office:string-value="-" table:formula="msoxl:=IF(SUM(I35,水產養殖面積16!E35)=0,&quot;-&quot;,SUM(I35,水產養殖面積16!E35))" table:style-name="ce5">
            <text:p>-</text:p>
          </table:table-cell>
          <table:covered-table-cell/>
          <table:table-cell office:value-type="string" office:string-value="-" table:formula="msoxl:=  IF(SUM(H35:I35)=0,&quot;-&quot;,SUM(H35:I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office:value-type="string" office:string-value="-" table:formula="msoxl:=  IF(SUM(I36:I37)=0,&quot;-&quot;,SUM(I36:I37))" table:style-name="ce5">
            <text:p>-</text:p>
          </table:table-cell>
          <table:covered-table-cell/>
          <table:table-cell office:value-type="string" office:string-value="-" table:formula="msoxl:=  IF(SUM(L35:M35)=0,&quot;-&quot;,SUM(L35:M35))" table:style-name="ce5">
            <text:p>-</text:p>
          </table:table-cell>
          <table:table-cell office:value-type="string" office:string-value="-" table:formula="msoxl:=  IF(SUM(L36:L37)=0,&quot;-&quot;,SUM(L36:L37))" table:style-name="ce5">
            <text:p>-</text:p>
          </table:table-cell>
          <table:table-cell office:value-type="string" office:string-value="-" table:formula="msoxl:=  IF(SUM(M36:M37)=0,&quot;-&quot;,SUM(M36:M37))" table:style-name="ce5">
            <text:p>-</text:p>
          </table:table-cell>
          <table:covered-table-cell/>
          <table:table-cell office:value-type="string" office:string-value="-" table:formula="msoxl:=  IF(SUM(P35:Q35)=0,&quot;-&quot;,SUM(P35:Q35))" table:style-name="ce5">
            <text:p>-</text:p>
          </table:table-cell>
          <table:table-cell office:value-type="string" office:string-value="-" table:formula="msoxl:=  IF(SUM(P36:P37)=0,&quot;-&quot;,SUM(P36:P37))" table:style-name="ce5">
            <text:p>-</text:p>
          </table:table-cell>
          <table:table-cell office:value-type="string" office:string-value="-" table:formula="msoxl:=  IF(SUM(Q36:Q37)=0,&quot;-&quot;,SUM(Q36:Q37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0.94" table:formula="msoxl:=  IF(SUM(D36:E36)=0,&quot;-&quot;,SUM(D36:E36))" table:style-name="ce5">
            <text:p>0.94<text:s/></text:p>
          </table:table-cell>
          <table:table-cell office:value-type="float" office:value="0.94" table:formula="msoxl:=IF(SUM(H36,水產養殖面積16!D36)=0,&quot;-&quot;,SUM(H36,水產養殖面積16!D36))" table:style-name="ce5">
            <text:p>0.94<text:s/></text:p>
          </table:table-cell>
          <table:table-cell office:value-type="string" office:string-value="-" table:formula="msoxl:=IF(SUM(I36,水產養殖面積16!E36)=0,&quot;-&quot;,SUM(I36,水產養殖面積16!E36))" table:style-name="ce5">
            <text:p>-</text:p>
          </table:table-cell>
          <table:covered-table-cell/>
          <table:table-cell office:value-type="string" office:string-value="-" table:formula="msoxl:=  IF(SUM(H36:I36)=0,&quot;-&quot;,SUM(H36:I36))" table:style-name="ce5">
            <text:p>-</text:p>
          </table:table-cell>
          <table:table-cell office:value-type="string" office:string-value="-" table:formula="msoxl:=  IF(SUM(L36,P36)=0,&quot;-&quot;,SUM(L36,P36))" table:style-name="ce5">
            <text:p>-</text:p>
          </table:table-cell>
          <table:table-cell office:value-type="string" office:string-value="-" table:formula="msoxl:=  IF(SUM(M36,Q36)=0,&quot;-&quot;,SUM(M36,Q36))" table:style-name="ce5">
            <text:p>-</text:p>
          </table:table-cell>
          <table:covered-table-cell/>
          <table:table-cell office:value-type="string" office:string-value="-" table:formula="msoxl:=  IF(SUM(L36:M36)=0,&quot;-&quot;,SUM(L36:M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6:Q36)=0,&quot;-&quot;,SUM(P36:Q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0.2" table:formula="msoxl:=  IF(SUM(D37:E37)=0,&quot;-&quot;,SUM(D37:E37))" table:style-name="ce5">
            <text:p>0.20<text:s/></text:p>
          </table:table-cell>
          <table:table-cell office:value-type="float" office:value="0.2" table:formula="msoxl:=IF(SUM(H37,水產養殖面積16!D37)=0,&quot;-&quot;,SUM(H37,水產養殖面積16!D37))" table:style-name="ce5">
            <text:p>0.20<text:s/></text:p>
          </table:table-cell>
          <table:table-cell office:value-type="string" office:string-value="-" table:formula="msoxl:=IF(SUM(I37,水產養殖面積16!E37)=0,&quot;-&quot;,SUM(I37,水產養殖面積16!E37))" table:style-name="ce5">
            <text:p>-</text:p>
          </table:table-cell>
          <table:covered-table-cell/>
          <table:table-cell office:value-type="string" office:string-value="-" table:formula="msoxl:=  IF(SUM(H37:I37)=0,&quot;-&quot;,SUM(H37:I37))" table:style-name="ce5">
            <text:p>-</text:p>
          </table:table-cell>
          <table:table-cell office:value-type="string" office:string-value="-" table:formula="msoxl:=  IF(SUM(L37,P37)=0,&quot;-&quot;,SUM(L37,P37))" table:style-name="ce5">
            <text:p>-</text:p>
          </table:table-cell>
          <table:table-cell office:value-type="string" office:string-value="-" table:formula="msoxl:=  IF(SUM(M37,Q37)=0,&quot;-&quot;,SUM(M37,Q37))" table:style-name="ce5">
            <text:p>-</text:p>
          </table:table-cell>
          <table:covered-table-cell/>
          <table:table-cell office:value-type="string" office:string-value="-" table:formula="msoxl:=  IF(SUM(L37:M37)=0,&quot;-&quot;,SUM(L37:M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7:Q37)=0,&quot;-&quot;,SUM(P37:Q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table-cell office:value-type="string" table:number-columns-spanned="1" table:number-rows-spanned="14" table:style-name="ce99">
            <text:p>澎湖縣</text:p>
          </table:table-cell>
          <table:table-cell office:value-type="string" table:style-name="ce4">
            <text:p>總計</text:p>
          </table:table-cell>
          <table:table-cell office:value-type="float" office:value="170.92000000000002" table:formula="msoxl:=  IF(SUM(D38:F38)=0,&quot;-&quot;,SUM(D38:F38))" table:style-name="ce5">
            <text:p>170.92<text:s/></text:p>
          </table:table-cell>
          <table:table-cell office:value-type="float" office:value="170.92000000000002" table:formula="msoxl:=IF(SUM(H38,水產養殖面積16!D38)=0,&quot;-&quot;,SUM(H38,水產養殖面積16!D38))" table:style-name="ce5">
            <text:p>170.92<text:s/></text:p>
          </table:table-cell>
          <table:table-cell office:value-type="string" office:string-value="-" table:formula="msoxl:=IF(SUM(I38,水產養殖面積16!E38)=0,&quot;-&quot;,SUM(I38,水產養殖面積16!E38))" table:style-name="ce5">
            <text:p>-</text:p>
          </table:table-cell>
          <table:table-cell office:value-type="string" office:string-value="-" table:formula="msoxl:=IF(SUM(J38,水產養殖面積16!F38)=0,&quot;-&quot;,SUM(J38,水產養殖面積16!F38))" table:style-name="ce5">
            <text:p>-</text:p>
          </table:table-cell>
          <table:table-cell office:value-type="float" office:value="155.08000000000001" table:formula="msoxl:=  IF(SUM(H38:J38)=0,&quot;-&quot;,SUM(H38:J38))" table:style-name="ce5">
            <text:p>155.08<text:s/></text:p>
          </table:table-cell>
          <table:table-cell office:value-type="float" office:value="155.08000000000001" table:formula="msoxl:=  IF(SUM(L38,P38)=0,&quot;-&quot;,SUM(L38,P38))" table:style-name="ce5">
            <text:p>155.08<text:s/></text:p>
          </table:table-cell>
          <table:table-cell office:value-type="string" office:string-value="-" table:formula="msoxl:=  IF(SUM(M38,Q38)=0,&quot;-&quot;,SUM(M38,Q38))" table:style-name="ce5">
            <text:p>-</text:p>
          </table:table-cell>
          <table:table-cell office:value-type="string" office:string-value="-" table:formula="msoxl:=  IF(SUM(N38,R38)=0,&quot;-&quot;,SUM(N38,R38))" table:style-name="ce5">
            <text:p>-</text:p>
          </table:table-cell>
          <table:table-cell office:value-type="float" office:value="155.08000000000001" table:formula="msoxl:=  IF(SUM(L38:N38)=0,&quot;-&quot;,SUM(L38:N38))" table:style-name="ce5">
            <text:p>155.08<text:s/></text:p>
          </table:table-cell>
          <table:table-cell office:value-type="float" office:value="155.08000000000001" table:style-name="ce5">
            <text:p>155.08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38:R38)=0,&quot;-&quot;,SUM(P38:R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9.59" table:formula="msoxl:=  IF(SUM(D39:E39)=0,&quot;-&quot;,SUM(D39:E39))" table:style-name="ce5">
            <text:p>9.59<text:s/></text:p>
          </table:table-cell>
          <table:table-cell office:value-type="float" office:value="9.59" table:formula="msoxl:=IF(SUM(H39,水產養殖面積16!D39)=0,&quot;-&quot;,SUM(H39,水產養殖面積16!D39))" table:style-name="ce5">
            <text:p>9.59<text:s/></text:p>
          </table:table-cell>
          <table:table-cell office:value-type="string" office:string-value="-" table:formula="msoxl:=IF(SUM(I39,水產養殖面積16!E39)=0,&quot;-&quot;,SUM(I39,水產養殖面積16!E39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H39:I39)=0,&quot;-&quot;,SUM(H39:I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office:value-type="string" office:string-value="-" table:formula="msoxl:=  IF(SUM(I40:I44)=0,&quot;-&quot;,SUM(I40:I44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39:M39)=0,&quot;-&quot;,SUM(L39:M39))" table:style-name="ce5">
            <text:p>-</text:p>
          </table:table-cell>
          <table:table-cell office:value-type="string" office:string-value="-" table:formula="msoxl:=  IF(SUM(L40:L44)=0,&quot;-&quot;,SUM(L40:L44))" table:style-name="ce5">
            <text:p>-</text:p>
          </table:table-cell>
          <table:table-cell office:value-type="string" office:string-value="-" table:formula="msoxl:=  IF(SUM(M40:M44)=0,&quot;-&quot;,SUM(M40:M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39:Q39)=0,&quot;-&quot;,SUM(P39:Q39))" table:style-name="ce5">
            <text:p>-</text:p>
          </table:table-cell>
          <table:table-cell office:value-type="string" office:string-value="-" table:formula="msoxl:=  IF(SUM(P40:P44)=0,&quot;-&quot;,SUM(P40:P44))" table:style-name="ce5">
            <text:p>-</text:p>
          </table:table-cell>
          <table:table-cell office:value-type="string" office:string-value="-" table:formula="msoxl:=  IF(SUM(Q40:Q44)=0,&quot;-&quot;,SUM(Q40:Q44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office:string-value="-" table:formula="msoxl:=IF(SUM(H40,水產養殖面積16!D40)=0,&quot;-&quot;,SUM(H40,水產養殖面積16!D40))" table:style-name="ce5">
            <text:p>-</text:p>
          </table:table-cell>
          <table:table-cell office:value-type="string" office:string-value="-" table:formula="msoxl:=IF(SUM(I40,水產養殖面積16!E40)=0,&quot;-&quot;,SUM(I40,水產養殖面積16!E40))" table:style-name="ce5">
            <text:p>-</text:p>
          </table:table-cell>
          <table:covered-table-cell/>
          <table:table-cell office:value-type="string" office:string-value="-" table:formula="msoxl:=  IF(SUM(H40:I40)=0,&quot;-&quot;,SUM(H40:I40))" table:style-name="ce5">
            <text:p>-</text:p>
          </table:table-cell>
          <table:table-cell office:value-type="string" office:string-value="-" table:formula="msoxl:=  IF(SUM(L40,P40)=0,&quot;-&quot;,SUM(L40,P40))" table:style-name="ce5">
            <text:p>-</text:p>
          </table:table-cell>
          <table:table-cell office:value-type="string" office:string-value="-" table:formula="msoxl:=  IF(SUM(M40,Q40)=0,&quot;-&quot;,SUM(M40,Q40))" table:style-name="ce5">
            <text:p>-</text:p>
          </table:table-cell>
          <table:covered-table-cell/>
          <table:table-cell office:value-type="string" office:string-value="-" table:formula="msoxl:=  IF(SUM(L40:M40)=0,&quot;-&quot;,SUM(L40:M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0:Q40)=0,&quot;-&quot;,SUM(P40:Q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41:E41)=0,&quot;-&quot;,SUM(D41:E41))" table:style-name="ce5">
            <text:p>-</text:p>
          </table:table-cell>
          <table:table-cell office:value-type="string" office:string-value="-" table:formula="msoxl:=IF(SUM(H41,水產養殖面積16!D41)=0,&quot;-&quot;,SUM(H41,水產養殖面積16!D41))" table:style-name="ce5">
            <text:p>-</text:p>
          </table:table-cell>
          <table:table-cell office:value-type="string" office:string-value="-" table:formula="msoxl:=IF(SUM(I41,水產養殖面積16!E41)=0,&quot;-&quot;,SUM(I41,水產養殖面積16!E41))" table:style-name="ce5">
            <text:p>-</text:p>
          </table:table-cell>
          <table:covered-table-cell/>
          <table:table-cell office:value-type="string" office:string-value="-" table:formula="msoxl:=  IF(SUM(H41:I41)=0,&quot;-&quot;,SUM(H41:I41))" table:style-name="ce5">
            <text:p>-</text:p>
          </table:table-cell>
          <table:table-cell office:value-type="string" office:string-value="-" table:formula="msoxl:=  IF(SUM(L41,P41)=0,&quot;-&quot;,SUM(L41,P41))" table:style-name="ce5">
            <text:p>-</text:p>
          </table:table-cell>
          <table:table-cell office:value-type="string" office:string-value="-" table:formula="msoxl:=  IF(SUM(M41,Q41)=0,&quot;-&quot;,SUM(M41,Q41))" table:style-name="ce5">
            <text:p>-</text:p>
          </table:table-cell>
          <table:covered-table-cell/>
          <table:table-cell office:value-type="string" office:string-value="-" table:formula="msoxl:=  IF(SUM(L41:M41)=0,&quot;-&quot;,SUM(L41:M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1:Q41)=0,&quot;-&quot;,SUM(P41:Q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42:E42)=0,&quot;-&quot;,SUM(D42:E42))" table:style-name="ce5">
            <text:p>-</text:p>
          </table:table-cell>
          <table:table-cell office:value-type="string" office:string-value="-" table:formula="msoxl:=IF(SUM(H42,水產養殖面積16!D42)=0,&quot;-&quot;,SUM(H42,水產養殖面積16!D42))" table:style-name="ce5">
            <text:p>-</text:p>
          </table:table-cell>
          <table:table-cell office:value-type="string" office:string-value="-" table:formula="msoxl:=IF(SUM(I42,水產養殖面積16!E42)=0,&quot;-&quot;,SUM(I42,水產養殖面積16!E42))" table:style-name="ce5">
            <text:p>-</text:p>
          </table:table-cell>
          <table:covered-table-cell/>
          <table:table-cell office:value-type="string" office:string-value="-" table:formula="msoxl:=  IF(SUM(H42:I42)=0,&quot;-&quot;,SUM(H42:I42))" table:style-name="ce5">
            <text:p>-</text:p>
          </table:table-cell>
          <table:table-cell office:value-type="string" office:string-value="-" table:formula="msoxl:=  IF(SUM(L42,P42)=0,&quot;-&quot;,SUM(L42,P42))" table:style-name="ce5">
            <text:p>-</text:p>
          </table:table-cell>
          <table:table-cell office:value-type="string" office:string-value="-" table:formula="msoxl:=  IF(SUM(M42,Q42)=0,&quot;-&quot;,SUM(M42,Q42))" table:style-name="ce5">
            <text:p>-</text:p>
          </table:table-cell>
          <table:covered-table-cell/>
          <table:table-cell office:value-type="string" office:string-value="-" table:formula="msoxl:=  IF(SUM(L42:M42)=0,&quot;-&quot;,SUM(L42:M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2:Q42)=0,&quot;-&quot;,SUM(P42:Q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43:E43)=0,&quot;-&quot;,SUM(D43:E43))" table:style-name="ce5">
            <text:p>-</text:p>
          </table:table-cell>
          <table:table-cell office:value-type="string" office:string-value="-" table:formula="msoxl:=IF(SUM(H43,水產養殖面積16!D43)=0,&quot;-&quot;,SUM(H43,水產養殖面積16!D43))" table:style-name="ce5">
            <text:p>-</text:p>
          </table:table-cell>
          <table:table-cell office:value-type="string" office:string-value="-" table:formula="msoxl:=IF(SUM(I43,水產養殖面積16!E43)=0,&quot;-&quot;,SUM(I43,水產養殖面積16!E43))" table:style-name="ce5">
            <text:p>-</text:p>
          </table:table-cell>
          <table:covered-table-cell/>
          <table:table-cell office:value-type="string" office:string-value="-" table:formula="msoxl:=  IF(SUM(H43:I43)=0,&quot;-&quot;,SUM(H43:I43))" table:style-name="ce5">
            <text:p>-</text:p>
          </table:table-cell>
          <table:table-cell office:value-type="string" office:string-value="-" table:formula="msoxl:=  IF(SUM(L43,P43)=0,&quot;-&quot;,SUM(L43,P43))" table:style-name="ce5">
            <text:p>-</text:p>
          </table:table-cell>
          <table:table-cell office:value-type="string" office:string-value="-" table:formula="msoxl:=  IF(SUM(M43,Q43)=0,&quot;-&quot;,SUM(M43,Q43))" table:style-name="ce5">
            <text:p>-</text:p>
          </table:table-cell>
          <table:covered-table-cell/>
          <table:table-cell office:value-type="string" office:string-value="-" table:formula="msoxl:=  IF(SUM(L43:M43)=0,&quot;-&quot;,SUM(L43:M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3:Q43)=0,&quot;-&quot;,SUM(P43:Q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9.59" table:formula="msoxl:=  IF(SUM(D44:E44)=0,&quot;-&quot;,SUM(D44:E44))" table:style-name="ce5">
            <text:p>9.59<text:s/></text:p>
          </table:table-cell>
          <table:table-cell office:value-type="float" office:value="9.59" table:formula="msoxl:=IF(SUM(H44,水產養殖面積16!D44)=0,&quot;-&quot;,SUM(H44,水產養殖面積16!D44))" table:style-name="ce5">
            <text:p>9.59<text:s/></text:p>
          </table:table-cell>
          <table:table-cell office:value-type="string" office:string-value="-" table:formula="msoxl:=IF(SUM(I44,水產養殖面積16!E44)=0,&quot;-&quot;,SUM(I44,水產養殖面積16!E44))" table:style-name="ce5">
            <text:p>-</text:p>
          </table:table-cell>
          <table:covered-table-cell/>
          <table:table-cell office:value-type="string" office:string-value="-" table:formula="msoxl:=  IF(SUM(H44:I44)=0,&quot;-&quot;,SUM(H44:I44))" table:style-name="ce5">
            <text:p>-</text:p>
          </table:table-cell>
          <table:table-cell office:value-type="string" office:string-value="-" table:formula="msoxl:=  IF(SUM(L44,P44)=0,&quot;-&quot;,SUM(L44,P44))" table:style-name="ce5">
            <text:p>-</text:p>
          </table:table-cell>
          <table:table-cell office:value-type="string" office:string-value="-" table:formula="msoxl:=  IF(SUM(M44,Q44)=0,&quot;-&quot;,SUM(M44,Q44))" table:style-name="ce5">
            <text:p>-</text:p>
          </table:table-cell>
          <table:covered-table-cell/>
          <table:table-cell office:value-type="string" office:string-value="-" table:formula="msoxl:=  IF(SUM(L44:M44)=0,&quot;-&quot;,SUM(L44:M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4:Q44)=0,&quot;-&quot;,SUM(P44:Q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145.08000000000001" table:formula="msoxl:=  IF(SUM(D45:E45)=0,&quot;-&quot;,SUM(D45:E45))" table:style-name="ce5">
            <text:p>145.08<text:s/></text:p>
          </table:table-cell>
          <table:table-cell office:value-type="float" office:value="145.08000000000001" table:formula="msoxl:=IF(SUM(H45,水產養殖面積16!D45)=0,&quot;-&quot;,SUM(H45,水產養殖面積16!D45))" table:style-name="ce5">
            <text:p>145.08<text:s/></text:p>
          </table:table-cell>
          <table:table-cell office:value-type="string" office:string-value="-" table:formula="msoxl:=IF(SUM(I45,水產養殖面積16!E45)=0,&quot;-&quot;,SUM(I45,水產養殖面積16!E45))" table:style-name="ce5">
            <text:p>-</text:p>
          </table:table-cell>
          <table:covered-table-cell/>
          <table:table-cell office:value-type="float" office:value="145.08000000000001" table:formula="msoxl:=  IF(SUM(H45:I45)=0,&quot;-&quot;,SUM(H45:I45))" table:style-name="ce5">
            <text:p>145.08<text:s/></text:p>
          </table:table-cell>
          <table:table-cell office:value-type="float" office:value="145.08000000000001" table:formula="msoxl:=  IF(SUM(H46:H48)=0,&quot;-&quot;,SUM(H46:H48))" table:style-name="ce5">
            <text:p>145.08<text:s/></text:p>
          </table:table-cell>
          <table:table-cell office:value-type="string" office:string-value="-" table:formula="msoxl:=  IF(SUM(I46:I48)=0,&quot;-&quot;,SUM(I46:I48))" table:style-name="ce5">
            <text:p>-</text:p>
          </table:table-cell>
          <table:covered-table-cell/>
          <table:table-cell office:value-type="float" office:value="145.08000000000001" table:formula="msoxl:=  IF(SUM(L45:M45)=0,&quot;-&quot;,SUM(L45:M45))" table:style-name="ce5">
            <text:p>145.08<text:s/></text:p>
          </table:table-cell>
          <table:table-cell office:value-type="float" office:value="145.08000000000001" table:formula="msoxl:=  IF(SUM(L46:L48)=0,&quot;-&quot;,SUM(L46:L48))" table:style-name="ce5">
            <text:p>145.08<text:s/></text:p>
          </table:table-cell>
          <table:table-cell office:value-type="string" office:string-value="-" table:formula="msoxl:=  IF(SUM(M46:M48)=0,&quot;-&quot;,SUM(M46:M48))" table:style-name="ce5">
            <text:p>-</text:p>
          </table:table-cell>
          <table:covered-table-cell/>
          <table:table-cell office:value-type="string" office:string-value="-" table:formula="msoxl:=  IF(SUM(P45:Q45)=0,&quot;-&quot;,SUM(P45:Q45))" table:style-name="ce5">
            <text:p>-</text:p>
          </table:table-cell>
          <table:table-cell office:value-type="string" office:string-value="-" table:formula="msoxl:=  IF(SUM(P46:P48)=0,&quot;-&quot;,SUM(P46:P48))" table:style-name="ce5">
            <text:p>-</text:p>
          </table:table-cell>
          <table:table-cell office:value-type="string" office:string-value="-" table:formula="msoxl:=  IF(SUM(Q46:Q48)=0,&quot;-&quot;,SUM(Q46:Q48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float" office:value="145.08000000000001" table:formula="msoxl:=  IF(SUM(D46:E46)=0,&quot;-&quot;,SUM(D46:E46))" table:style-name="ce5">
            <text:p>145.08<text:s/></text:p>
          </table:table-cell>
          <table:table-cell office:value-type="float" office:value="145.08000000000001" table:formula="msoxl:=IF(SUM(H46,水產養殖面積16!D46)=0,&quot;-&quot;,SUM(H46,水產養殖面積16!D46))" table:style-name="ce5">
            <text:p>145.08<text:s/></text:p>
          </table:table-cell>
          <table:table-cell office:value-type="string" office:string-value="-" table:formula="msoxl:=IF(SUM(I46,水產養殖面積16!E46)=0,&quot;-&quot;,SUM(I46,水產養殖面積16!E46))" table:style-name="ce5">
            <text:p>-</text:p>
          </table:table-cell>
          <table:covered-table-cell/>
          <table:table-cell office:value-type="float" office:value="145.08000000000001" table:formula="msoxl:=  IF(SUM(H46:I46)=0,&quot;-&quot;,SUM(H46:I46))" table:style-name="ce5">
            <text:p>145.08<text:s/></text:p>
          </table:table-cell>
          <table:table-cell office:value-type="float" office:value="145.08000000000001" table:formula="msoxl:=  IF(SUM(L46,P46)=0,&quot;-&quot;,SUM(L46,P46))" table:style-name="ce5">
            <text:p>145.08<text:s/></text:p>
          </table:table-cell>
          <table:table-cell office:value-type="string" office:string-value="-" table:formula="msoxl:=  IF(SUM(M46,Q46)=0,&quot;-&quot;,SUM(M46,Q46))" table:style-name="ce5">
            <text:p>-</text:p>
          </table:table-cell>
          <table:covered-table-cell/>
          <table:table-cell office:value-type="float" office:value="145.08000000000001" table:formula="msoxl:=  IF(SUM(L46:M46)=0,&quot;-&quot;,SUM(L46:M46))" table:style-name="ce5">
            <text:p>145.08<text:s/></text:p>
          </table:table-cell>
          <table:table-cell office:value-type="float" office:value="145.08000000000001" table:style-name="ce5">
            <text:p>145.08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6:Q46)=0,&quot;-&quot;,SUM(P46:Q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office:string-value="-" table:formula="msoxl:=IF(SUM(H47,水產養殖面積16!D47)=0,&quot;-&quot;,SUM(H47,水產養殖面積16!D47))" table:style-name="ce5">
            <text:p>-</text:p>
          </table:table-cell>
          <table:table-cell office:value-type="string" office:string-value="-" table:formula="msoxl:=IF(SUM(I47,水產養殖面積16!E47)=0,&quot;-&quot;,SUM(I47,水產養殖面積16!E47))" table:style-name="ce5">
            <text:p>-</text:p>
          </table:table-cell>
          <table:covered-table-cell/>
          <table:table-cell office:value-type="string" office:string-value="-" table:formula="msoxl:=  IF(SUM(H47:I47)=0,&quot;-&quot;,SUM(H47:I47))" table:style-name="ce5">
            <text:p>-</text:p>
          </table:table-cell>
          <table:table-cell office:value-type="string" office:string-value="-" table:formula="msoxl:=  IF(SUM(L47,P47)=0,&quot;-&quot;,SUM(L47,P47))" table:style-name="ce5">
            <text:p>-</text:p>
          </table:table-cell>
          <table:table-cell office:value-type="string" office:string-value="-" table:formula="msoxl:=  IF(SUM(M47,Q47)=0,&quot;-&quot;,SUM(M47,Q47))" table:style-name="ce5">
            <text:p>-</text:p>
          </table:table-cell>
          <table:covered-table-cell/>
          <table:table-cell office:value-type="string" office:string-value="-" table:formula="msoxl:=  IF(SUM(L47:M47)=0,&quot;-&quot;,SUM(L47:M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7:Q47)=0,&quot;-&quot;,SUM(P47:Q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office:string-value="-" table:formula="msoxl:=IF(SUM(H48,水產養殖面積16!D48)=0,&quot;-&quot;,SUM(H48,水產養殖面積16!D48))" table:style-name="ce5">
            <text:p>-</text:p>
          </table:table-cell>
          <table:table-cell office:value-type="string" office:string-value="-" table:formula="msoxl:=IF(SUM(I48,水產養殖面積16!E48)=0,&quot;-&quot;,SUM(I48,水產養殖面積16!E48))" table:style-name="ce5">
            <text:p>-</text:p>
          </table:table-cell>
          <table:covered-table-cell/>
          <table:table-cell office:value-type="string" office:string-value="-" table:formula="msoxl:=  IF(SUM(H48:I48)=0,&quot;-&quot;,SUM(H48:I48))" table:style-name="ce5">
            <text:p>-</text:p>
          </table:table-cell>
          <table:table-cell office:value-type="string" office:string-value="-" table:formula="msoxl:=  IF(SUM(L48,P48)=0,&quot;-&quot;,SUM(L48,P48))" table:style-name="ce5">
            <text:p>-</text:p>
          </table:table-cell>
          <table:table-cell office:value-type="string" office:string-value="-" table:formula="msoxl:=  IF(SUM(M48,Q48)=0,&quot;-&quot;,SUM(M48,Q48))" table:style-name="ce5">
            <text:p>-</text:p>
          </table:table-cell>
          <table:covered-table-cell/>
          <table:table-cell office:value-type="string" office:string-value="-" table:formula="msoxl:=  IF(SUM(L48:M48)=0,&quot;-&quot;,SUM(L48:M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8:Q48)=0,&quot;-&quot;,SUM(P48:Q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49:E49)=0,&quot;-&quot;,SUM(D49:E49))" table:style-name="ce5">
            <text:p>-</text:p>
          </table:table-cell>
          <table:table-cell office:value-type="string" office:string-value="-" table:formula="msoxl:=IF(SUM(H49,水產養殖面積16!D49)=0,&quot;-&quot;,SUM(H49,水產養殖面積16!D49))" table:style-name="ce5">
            <text:p>-</text:p>
          </table:table-cell>
          <table:table-cell office:value-type="string" office:string-value="-" table:formula="msoxl:=IF(SUM(I49,水產養殖面積16!E49)=0,&quot;-&quot;,SUM(I49,水產養殖面積16!E49))" table:style-name="ce5">
            <text:p>-</text:p>
          </table:table-cell>
          <table:covered-table-cell/>
          <table:table-cell office:value-type="string" office:string-value="-" table:formula="msoxl:=  IF(SUM(H49:I49)=0,&quot;-&quot;,SUM(H49:I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office:value-type="string" office:string-value="-" table:formula="msoxl:=  IF(SUM(I50:I51)=0,&quot;-&quot;,SUM(I50:I51))" table:style-name="ce5">
            <text:p>-</text:p>
          </table:table-cell>
          <table:covered-table-cell/>
          <table:table-cell office:value-type="string" office:string-value="-" table:formula="msoxl:=  IF(SUM(L49:M49)=0,&quot;-&quot;,SUM(L49:M49))" table:style-name="ce5">
            <text:p>-</text:p>
          </table:table-cell>
          <table:table-cell office:value-type="string" office:string-value="-" table:formula="msoxl:=  IF(SUM(L50:L51)=0,&quot;-&quot;,SUM(L50:L51))" table:style-name="ce5">
            <text:p>-</text:p>
          </table:table-cell>
          <table:table-cell office:value-type="string" office:string-value="-" table:formula="msoxl:=  IF(SUM(M50:M51)=0,&quot;-&quot;,SUM(M50:M51))" table:style-name="ce5">
            <text:p>-</text:p>
          </table:table-cell>
          <table:covered-table-cell/>
          <table:table-cell office:value-type="string" office:string-value="-" table:formula="msoxl:=  IF(SUM(P49:Q49)=0,&quot;-&quot;,SUM(P49:Q49))" table:style-name="ce5">
            <text:p>-</text:p>
          </table:table-cell>
          <table:table-cell office:value-type="string" office:string-value="-" table:formula="msoxl:=  IF(SUM(P50:P51)=0,&quot;-&quot;,SUM(P50:P51))" table:style-name="ce5">
            <text:p>-</text:p>
          </table:table-cell>
          <table:table-cell office:value-type="string" office:string-value="-" table:formula="msoxl:=  IF(SUM(Q50:Q51)=0,&quot;-&quot;,SUM(Q50:Q51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50:E50)=0,&quot;-&quot;,SUM(D50:E50))" table:style-name="ce5">
            <text:p>-</text:p>
          </table:table-cell>
          <table:table-cell office:value-type="string" office:string-value="-" table:formula="msoxl:=IF(SUM(H50,水產養殖面積16!D50)=0,&quot;-&quot;,SUM(H50,水產養殖面積16!D50))" table:style-name="ce5">
            <text:p>-</text:p>
          </table:table-cell>
          <table:table-cell office:value-type="string" office:string-value="-" table:formula="msoxl:=IF(SUM(I50,水產養殖面積16!E50)=0,&quot;-&quot;,SUM(I50,水產養殖面積16!E50))" table:style-name="ce5">
            <text:p>-</text:p>
          </table:table-cell>
          <table:covered-table-cell/>
          <table:table-cell office:value-type="string" office:string-value="-" table:formula="msoxl:=  IF(SUM(H50:I50)=0,&quot;-&quot;,SUM(H50:I50))" table:style-name="ce5">
            <text:p>-</text:p>
          </table:table-cell>
          <table:table-cell office:value-type="string" office:string-value="-" table:formula="msoxl:=  IF(SUM(L50,P50)=0,&quot;-&quot;,SUM(L50,P50))" table:style-name="ce5">
            <text:p>-</text:p>
          </table:table-cell>
          <table:table-cell office:value-type="string" office:string-value="-" table:formula="msoxl:=  IF(SUM(M50,Q50)=0,&quot;-&quot;,SUM(M50,Q50))" table:style-name="ce5">
            <text:p>-</text:p>
          </table:table-cell>
          <table:covered-table-cell/>
          <table:table-cell office:value-type="string" office:string-value="-" table:formula="msoxl:=  IF(SUM(L50:M50)=0,&quot;-&quot;,SUM(L50:M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0:Q50)=0,&quot;-&quot;,SUM(P50:Q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office:string-value="-" table:formula="msoxl:=IF(SUM(H51,水產養殖面積16!D51)=0,&quot;-&quot;,SUM(H51,水產養殖面積16!D51))" table:style-name="ce5">
            <text:p>-</text:p>
          </table:table-cell>
          <table:table-cell office:value-type="string" office:string-value="-" table:formula="msoxl:=IF(SUM(I51,水產養殖面積16!E51)=0,&quot;-&quot;,SUM(I51,水產養殖面積16!E51))" table:style-name="ce5">
            <text:p>-</text:p>
          </table:table-cell>
          <table:covered-table-cell/>
          <table:table-cell office:value-type="string" office:string-value="-" table:formula="msoxl:=  IF(SUM(H51:I51)=0,&quot;-&quot;,SUM(H51:I51))" table:style-name="ce5">
            <text:p>-</text:p>
          </table:table-cell>
          <table:table-cell office:value-type="string" office:string-value="-" table:formula="msoxl:=  IF(SUM(L51,P51)=0,&quot;-&quot;,SUM(L51,P51))" table:style-name="ce5">
            <text:p>-</text:p>
          </table:table-cell>
          <table:table-cell office:value-type="string" office:string-value="-" table:formula="msoxl:=  IF(SUM(M51,Q51)=0,&quot;-&quot;,SUM(M51,Q51))" table:style-name="ce5">
            <text:p>-</text:p>
          </table:table-cell>
          <table:covered-table-cell/>
          <table:table-cell office:value-type="string" office:string-value="-" table:formula="msoxl:=  IF(SUM(L51:M51)=0,&quot;-&quot;,SUM(L51:M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1:Q51)=0,&quot;-&quot;,SUM(P51:Q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2">
            <text:p>註 本表只揭露主要魚種，各魚種養殖面積之合計，將不等於總養殖面積。</text:p>
          </table:table-cell>
          <table:table-cell table:number-columns-repeated="5" table:style-name="ce2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number-columns-repeated="7" table:style-name="ce68"/>
          <table:table-cell table:style-name="ce2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7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16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7" table:default-cell-style-name="ce2"/>
        <table:table-column table:style-name="co3" table:default-cell-style-name="ce40"/>
        <table:table-column table:style-name="co3" table:number-columns-repeated="8" table:default-cell-style-name="ce2"/>
        <table:table-column table:style-name="co5" table:number-columns-repeated="5" table:default-cell-style-name="ce2"/>
        <table:table-column table:style-name="co4" table:number-columns-repeated="16361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7" table:style-name="ce63"/>
          <table:table-cell table:style-name="ce64"/>
          <table:table-cell table:style-name="ce63"/>
          <table:table-cell office:value-type="string" table:style-name="ce61">
            <text:p><text:s/>9．AQUACULTURE AREA BY SPECIES(Continued)</text:p>
          </table:table-cell>
          <table:table-cell table:number-columns-repeated="11" table:style-name="ce63"/>
          <table:table-cell table:number-columns-repeated="16361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number-columns-repeated="4" table:style-name="ce15"/>
          <table:table-cell table:style-name="ce39"/>
          <table:table-cell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style-name="ce17"/>
          <table:table-cell table:number-columns-repeated="16370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2" table:number-rows-spanned="1" table:style-name="ce87">
            <text:p>箱網養殖：立方公尺</text:p>
          </table:table-cell>
          <table:covered-table-cell/>
          <table:table-cell table:number-columns-repeated="2" table:style-name="ce15"/>
          <table:table-cell table:number-columns-spanned="3" table:number-rows-spanned="1" table:style-name="ce86"/>
          <table:covered-table-cell table:number-columns-repeated="2"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7"/>
          <table:table-cell table:style-name="ce18"/>
          <table:table-cell table:number-columns-repeated="16369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office:value-type="string" table:number-columns-spanned="16" table:number-rows-spanned="1" table:style-name="ce103">
            <text:p>內陸養殖</text:p>
          </table:table-cell>
          <table:covered-table-cell table:number-columns-repeated="15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16" table:number-rows-spanned="1" table:style-name="ce98">
            <text:p>Inland Water Culture</text:p>
          </table:table-cell>
          <table:covered-table-cell table:number-columns-repeated="15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3">
            <text:p>內陸養殖合計</text:p>
          </table:table-cell>
          <table:covered-table-cell table:number-columns-repeated="3"/>
          <table:table-cell office:value-type="string" table:number-columns-spanned="4" table:number-rows-spanned="1" table:style-name="ce103">
            <text:p>鹹水魚塭</text:p>
          </table:table-cell>
          <table:covered-table-cell table:number-columns-repeated="3"/>
          <table:table-cell office:value-type="string" table:number-columns-spanned="4" table:number-rows-spanned="1" table:style-name="ce103">
            <text:p>淡水魚塭</text:p>
          </table:table-cell>
          <table:covered-table-cell table:number-columns-repeated="3"/>
          <table:table-cell office:value-type="string" table:number-columns-spanned="4" table:number-rows-spanned="1" table:style-name="ce103">
            <text:p>觀賞魚養殖</text:p>
          </table:table-cell>
          <table:covered-table-cell table:number-columns-repeated="3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Total Inland Water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Brackish Water Pond</text:p>
          </table:table-cell>
          <table:covered-table-cell table:number-columns-repeated="3"/>
          <table:table-cell office:value-type="string" table:number-columns-spanned="4" table:number-rows-spanned="1" table:style-name="ce98">
            <text:p>Fresh Water Pond</text:p>
          </table:table-cell>
          <table:covered-table-cell table:number-columns-repeated="3"/>
          <table:table-cell office:value-type="string" table:number-columns-spanned="4" table:number-rows-spanned="1" table:style-name="ce98">
            <text:p>Ornamental Fish Culture</text:p>
          </table:table-cell>
          <table:covered-table-cell table:number-columns-repeated="3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style-name="ce32">
            <text:p>合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29">
            <text:p>混養</text:p>
          </table:table-cell>
          <table:table-cell office:value-type="string" table:style-name="ce32">
            <text:p>休養</text:p>
          </table:table-cell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1">
            <text:p>Poly-Culture</text:p>
          </table:table-cell>
          <table:table-cell office:value-type="string" table:style-name="ce50">
            <text:p>Suspend-Culture</text:p>
          </table:table-cell>
          <table:table-cell table:number-columns-repeated="16366" table:style-name="ce54"/>
        </table:table-row>
        <table:table-row table:style-name="ro3">
          <table:table-cell office:value-type="string" table:number-columns-spanned="1" table:number-rows-spanned="14" table:style-name="ce100">
            <text:p>臺東縣</text:p>
          </table:table-cell>
          <table:table-cell office:value-type="string" table:style-name="ce4">
            <text:p>總計</text:p>
          </table:table-cell>
          <table:table-cell office:value-type="float" office:value="45.260000000000005" table:formula="msoxl:=  IF(SUM(D10:F10)=0,&quot;-&quot;,SUM(D10:F10))" table:style-name="ce5">
            <text:p>45.26<text:s/></text:p>
          </table:table-cell>
          <table:table-cell office:value-type="float" office:value="33.06" table:formula="msoxl:=IF(SUM(H10,L10,P10,水產養殖面積17!D10)=0,&quot;-&quot;,SUM(H10,L10,P10,水產養殖面積17!D10))" table:style-name="ce5">
            <text:p>33.06<text:s/></text:p>
          </table:table-cell>
          <table:table-cell office:value-type="float" office:value="5.92" table:formula="msoxl:=IF(SUM(I10,M10,Q10,水產養殖面積17!E10)=0,&quot;-&quot;,SUM(I10,M10,Q10,水產養殖面積17!E10))" table:style-name="ce5">
            <text:p>5.92<text:s/></text:p>
          </table:table-cell>
          <table:table-cell office:value-type="float" office:value="6.28" table:formula="msoxl:=IF(SUM(J10,N10,R10,水產養殖面積17!F10)=0,&quot;-&quot;,SUM(J10,N10,R10,水產養殖面積17!F10))" table:style-name="ce5">
            <text:p>6.28<text:s/></text:p>
          </table:table-cell>
          <table:table-cell office:value-type="float" office:value="36.410000000000004" table:formula="msoxl:=  IF(SUM(H10:J10)=0,&quot;-&quot;,SUM(H10:J10))" table:style-name="ce5">
            <text:p>36.41<text:s/></text:p>
          </table:table-cell>
          <table:table-cell office:value-type="float" office:value="25.53" table:style-name="ce5">
            <text:p>25.53<text:s/></text:p>
          </table:table-cell>
          <table:table-cell office:value-type="float" office:value="5.5" table:style-name="ce5">
            <text:p>5.50<text:s/></text:p>
          </table:table-cell>
          <table:table-cell office:value-type="float" office:value="5.38" table:style-name="ce48">
            <text:p>5.38<text:s/></text:p>
          </table:table-cell>
          <table:table-cell office:value-type="float" office:value="7.5" table:formula="msoxl:=  IF(SUM(L10:N10)=0,&quot;-&quot;,SUM(L10:N10))" table:style-name="ce5">
            <text:p>7.50<text:s/></text:p>
          </table:table-cell>
          <table:table-cell office:value-type="float" office:value="7.08" table:style-name="ce5">
            <text:p>7.08<text:s/></text:p>
          </table:table-cell>
          <table:table-cell office:value-type="float" office:value="0.42" table:style-name="ce5">
            <text:p>0.42<text:s/>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10:R10)=0,&quot;-&quot;,SUM(P10:R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2.7" table:formula="msoxl:=  IF(SUM(D11:E11)=0,&quot;-&quot;,SUM(D11:E11))" table:style-name="ce5">
            <text:p>12.70<text:s/></text:p>
          </table:table-cell>
          <table:table-cell office:value-type="float" office:value="9.52" table:formula="msoxl:=IF(SUM(H11,L11,P11,水產養殖面積17!D11)=0,&quot;-&quot;,SUM(H11,L11,P11,水產養殖面積17!D11))" table:style-name="ce5">
            <text:p>9.52<text:s/></text:p>
          </table:table-cell>
          <table:table-cell office:value-type="float" office:value="3.1799999999999997" table:formula="msoxl:=IF(SUM(I11,M11,Q11,水產養殖面積17!E11)=0,&quot;-&quot;,SUM(I11,M11,Q11,水產養殖面積17!E11))" table:style-name="ce5">
            <text:p>3.18<text:s/></text:p>
          </table:table-cell>
          <table:table-cell table:number-columns-spanned="1" table:number-rows-spanned="13" table:style-name="ce91"/>
          <table:table-cell office:value-type="float" office:value="5.0999999999999996" table:formula="msoxl:=  IF(SUM(H11:I11)=0,&quot;-&quot;,SUM(H11:I11))" table:style-name="ce5">
            <text:p>5.10<text:s/></text:p>
          </table:table-cell>
          <table:table-cell office:value-type="float" office:value="2.2999999999999998" table:formula="msoxl:=  IF(SUM(H12:H16)=0,&quot;-&quot;,SUM(H12:H16))" table:style-name="ce5">
            <text:p>2.30<text:s/></text:p>
          </table:table-cell>
          <table:table-cell office:value-type="float" office:value="2.8" table:formula="msoxl:=  IF(SUM(I12:I16)=0,&quot;-&quot;,SUM(I12:I16))" table:style-name="ce5">
            <text:p>2.80<text:s/></text:p>
          </table:table-cell>
          <table:table-cell table:number-columns-spanned="1" table:number-rows-spanned="13" table:style-name="ce104"/>
          <table:table-cell office:value-type="float" office:value="7.1499999999999995" table:formula="msoxl:=  IF(SUM(L11:M11)=0,&quot;-&quot;,SUM(L11:M11))" table:style-name="ce5">
            <text:p>7.15<text:s/></text:p>
          </table:table-cell>
          <table:table-cell office:value-type="float" office:value="6.77" table:formula="msoxl:=  IF(SUM(L12:L16)=0,&quot;-&quot;,SUM(L12:L16))" table:style-name="ce5">
            <text:p>6.77<text:s/></text:p>
          </table:table-cell>
          <table:table-cell office:value-type="float" office:value="0.38" table:formula="msoxl:=  IF(SUM(M12:M16)=0,&quot;-&quot;,SUM(M12:M16))" table:style-name="ce5">
            <text:p>0.38<text:s/></text:p>
          </table:table-cell>
          <table:table-cell table:number-columns-spanned="1" table:number-rows-spanned="13" table:style-name="ce104"/>
          <table:table-cell office:value-type="string" office:string-value="-" table:formula="msoxl:=  IF(SUM(P11:Q11)=0,&quot;-&quot;,SUM(P11:Q11))" table:style-name="ce5">
            <text:p>-</text:p>
          </table:table-cell>
          <table:table-cell office:value-type="string" office:string-value="-" table:formula="msoxl:=  IF(SUM(P12:P16)=0,&quot;-&quot;,SUM(P12:P16))" table:style-name="ce5">
            <text:p>-</text:p>
          </table:table-cell>
          <table:table-cell office:value-type="string" office:string-value="-" table:formula="msoxl:=  IF(SUM(Q12:Q16)=0,&quot;-&quot;,SUM(Q12:Q16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12:E12)=0,&quot;-&quot;,SUM(D12:E12))" table:style-name="ce5">
            <text:p>-</text:p>
          </table:table-cell>
          <table:table-cell office:value-type="string" office:string-value="-" table:formula="msoxl:=IF(SUM(H12,L12,P12,水產養殖面積17!D12)=0,&quot;-&quot;,SUM(H12,L12,P12,水產養殖面積17!D12))" table:style-name="ce5">
            <text:p>-</text:p>
          </table:table-cell>
          <table:table-cell office:value-type="string" office:string-value="-" table:formula="msoxl:=IF(SUM(I12,M12,Q12,水產養殖面積17!E12)=0,&quot;-&quot;,SUM(I12,M12,Q12,水產養殖面積17!E12))" table:style-name="ce5">
            <text:p>-</text:p>
          </table:table-cell>
          <table:covered-table-cell/>
          <table:table-cell office:value-type="string" office:string-value="-" table:formula="msoxl:=  IF(SUM(H12:I12)=0,&quot;-&quot;,SUM(H12:I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2:M12)=0,&quot;-&quot;,SUM(L12:M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2:Q12)=0,&quot;-&quot;,SUM(P12:Q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2.089999999999998" table:formula="msoxl:=  IF(SUM(D13:E13)=0,&quot;-&quot;,SUM(D13:E13))" table:style-name="ce5">
            <text:p>12.09<text:s/></text:p>
          </table:table-cell>
          <table:table-cell office:value-type="float" office:value="8.9099999999999984" table:formula="msoxl:=IF(SUM(H13,L13,P13,水產養殖面積17!D13)=0,&quot;-&quot;,SUM(H13,L13,P13,水產養殖面積17!D13))" table:style-name="ce5">
            <text:p>8.91<text:s/></text:p>
          </table:table-cell>
          <table:table-cell office:value-type="float" office:value="3.1799999999999997" table:formula="msoxl:=IF(SUM(I13,M13,Q13,水產養殖面積17!E13)=0,&quot;-&quot;,SUM(I13,M13,Q13,水產養殖面積17!E13))" table:style-name="ce5">
            <text:p>3.18<text:s/></text:p>
          </table:table-cell>
          <table:covered-table-cell/>
          <table:table-cell office:value-type="float" office:value="4.49" table:formula="msoxl:=  IF(SUM(H13:I13)=0,&quot;-&quot;,SUM(H13:I13))" table:style-name="ce5">
            <text:p>4.49<text:s/></text:p>
          </table:table-cell>
          <table:table-cell office:value-type="float" office:value="1.69" table:style-name="ce5">
            <text:p>1.69<text:s/></text:p>
          </table:table-cell>
          <table:table-cell office:value-type="float" office:value="2.8" table:style-name="ce5">
            <text:p>2.80<text:s/></text:p>
          </table:table-cell>
          <table:covered-table-cell/>
          <table:table-cell office:value-type="float" office:value="7.1499999999999995" table:formula="msoxl:=  IF(SUM(L13:M13)=0,&quot;-&quot;,SUM(L13:M13))" table:style-name="ce5">
            <text:p>7.15<text:s/></text:p>
          </table:table-cell>
          <table:table-cell office:value-type="float" office:value="6.77" table:style-name="ce5">
            <text:p>6.77<text:s/></text:p>
          </table:table-cell>
          <table:table-cell office:value-type="float" office:value="0.38" table:style-name="ce5">
            <text:p>0.38<text:s/></text:p>
          </table:table-cell>
          <table:covered-table-cell/>
          <table:table-cell office:value-type="string" office:string-value="-" table:formula="msoxl:=  IF(SUM(P13:Q13)=0,&quot;-&quot;,SUM(P13:Q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float" office:value="0.12" table:formula="msoxl:=  IF(SUM(D14:E14)=0,&quot;-&quot;,SUM(D14:E14))" table:style-name="ce5">
            <text:p>0.12<text:s/></text:p>
          </table:table-cell>
          <table:table-cell office:value-type="float" office:value="0.12" table:formula="msoxl:=IF(SUM(H14,L14,P14,水產養殖面積17!D14)=0,&quot;-&quot;,SUM(H14,L14,P14,水產養殖面積17!D14))" table:style-name="ce5">
            <text:p>0.12<text:s/></text:p>
          </table:table-cell>
          <table:table-cell office:value-type="string" office:string-value="-" table:formula="msoxl:=IF(SUM(I14,M14,Q14,水產養殖面積17!E14)=0,&quot;-&quot;,SUM(I14,M14,Q14,水產養殖面積17!E14))" table:style-name="ce5">
            <text:p>-</text:p>
          </table:table-cell>
          <table:covered-table-cell/>
          <table:table-cell office:value-type="float" office:value="0.12" table:formula="msoxl:=  IF(SUM(H14:I14)=0,&quot;-&quot;,SUM(H14:I14))" table:style-name="ce5">
            <text:p>0.12<text:s/></text:p>
          </table:table-cell>
          <table:table-cell office:value-type="float" office:value="0.12" table:style-name="ce5">
            <text:p>0.12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4:M14)=0,&quot;-&quot;,SUM(L14:M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4:Q14)=0,&quot;-&quot;,SUM(P14:Q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15:E15)=0,&quot;-&quot;,SUM(D15:E15))" table:style-name="ce5">
            <text:p>-</text:p>
          </table:table-cell>
          <table:table-cell office:value-type="string" office:string-value="-" table:formula="msoxl:=IF(SUM(H15,L15,P15,水產養殖面積17!D15)=0,&quot;-&quot;,SUM(H15,L15,P15,水產養殖面積17!D15))" table:style-name="ce5">
            <text:p>-</text:p>
          </table:table-cell>
          <table:table-cell office:value-type="string" office:string-value="-" table:formula="msoxl:=IF(SUM(I15,M15,Q15,水產養殖面積17!E15)=0,&quot;-&quot;,SUM(I15,M15,Q15,水產養殖面積17!E15))" table:style-name="ce5">
            <text:p>-</text:p>
          </table:table-cell>
          <table:covered-table-cell/>
          <table:table-cell office:value-type="string" office:string-value="-" table:formula="msoxl:=  IF(SUM(H15:I15)=0,&quot;-&quot;,SUM(H15:I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5:M15)=0,&quot;-&quot;,SUM(L15:M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5:Q15)=0,&quot;-&quot;,SUM(P15:Q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0.49" table:formula="msoxl:=  IF(SUM(D16:E16)=0,&quot;-&quot;,SUM(D16:E16))" table:style-name="ce5">
            <text:p>0.49<text:s/></text:p>
          </table:table-cell>
          <table:table-cell office:value-type="float" office:value="0.49" table:formula="msoxl:=IF(SUM(H16,L16,P16,水產養殖面積17!D16)=0,&quot;-&quot;,SUM(H16,L16,P16,水產養殖面積17!D16))" table:style-name="ce5">
            <text:p>0.49<text:s/></text:p>
          </table:table-cell>
          <table:table-cell office:value-type="string" office:string-value="-" table:formula="msoxl:=IF(SUM(I16,M16,Q16,水產養殖面積17!E16)=0,&quot;-&quot;,SUM(I16,M16,Q16,水產養殖面積17!E16))" table:style-name="ce5">
            <text:p>-</text:p>
          </table:table-cell>
          <table:covered-table-cell/>
          <table:table-cell office:value-type="float" office:value="0.49" table:formula="msoxl:=  IF(SUM(H16:I16)=0,&quot;-&quot;,SUM(H16:I16))" table:style-name="ce5">
            <text:p>0.49<text:s/></text:p>
          </table:table-cell>
          <table:table-cell office:value-type="float" office:value="0.49" table:style-name="ce5">
            <text:p>0.49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6:M16)=0,&quot;-&quot;,SUM(L16:M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6:Q16)=0,&quot;-&quot;,SUM(P16:Q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17:E17)=0,&quot;-&quot;,SUM(D17:E17))" table:style-name="ce5">
            <text:p>-</text:p>
          </table:table-cell>
          <table:table-cell office:value-type="string" office:string-value="-" table:formula="msoxl:=IF(SUM(H17,L17,P17,水產養殖面積17!D17)=0,&quot;-&quot;,SUM(H17,L17,P17,水產養殖面積17!D17))" table:style-name="ce5">
            <text:p>-</text:p>
          </table:table-cell>
          <table:table-cell office:value-type="string" office:string-value="-" table:formula="msoxl:=IF(SUM(I17,M17,Q17,水產養殖面積17!E17)=0,&quot;-&quot;,SUM(I17,M17,Q17,水產養殖面積17!E17))" table:style-name="ce5">
            <text:p>-</text:p>
          </table:table-cell>
          <table:covered-table-cell/>
          <table:table-cell office:value-type="string" office:string-value="-" table:formula="msoxl:=  IF(SUM(H17:I17)=0,&quot;-&quot;,SUM(H17:I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office:value-type="string" office:string-value="-" table:formula="msoxl:=  IF(SUM(I18:I20)=0,&quot;-&quot;,SUM(I18:I20))" table:style-name="ce5">
            <text:p>-</text:p>
          </table:table-cell>
          <table:covered-table-cell/>
          <table:table-cell office:value-type="string" office:string-value="-" table:formula="msoxl:=  IF(SUM(L17:M17)=0,&quot;-&quot;,SUM(L17:M17))" table:style-name="ce5">
            <text:p>-</text:p>
          </table:table-cell>
          <table:table-cell office:value-type="string" office:string-value="-" table:formula="msoxl:=  IF(SUM(L18:L20)=0,&quot;-&quot;,SUM(L18:L20))" table:style-name="ce5">
            <text:p>-</text:p>
          </table:table-cell>
          <table:table-cell office:value-type="string" office:string-value="-" table:formula="msoxl:=  IF(SUM(M18:M20)=0,&quot;-&quot;,SUM(M18:M20))" table:style-name="ce5">
            <text:p>-</text:p>
          </table:table-cell>
          <table:covered-table-cell/>
          <table:table-cell office:value-type="string" office:string-value="-" table:formula="msoxl:=  IF(SUM(P17:Q17)=0,&quot;-&quot;,SUM(P17:Q17))" table:style-name="ce5">
            <text:p>-</text:p>
          </table:table-cell>
          <table:table-cell office:value-type="string" office:string-value="-" table:formula="msoxl:=  IF(SUM(P18:P20)=0,&quot;-&quot;,SUM(P18:P20))" table:style-name="ce5">
            <text:p>-</text:p>
          </table:table-cell>
          <table:table-cell office:value-type="string" office:string-value="-" table:formula="msoxl:=  IF(SUM(Q18:Q20)=0,&quot;-&quot;,SUM(Q18:Q20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office:string-value="-" table:formula="msoxl:=IF(SUM(H18,L18,P18,水產養殖面積17!D18)=0,&quot;-&quot;,SUM(H18,L18,P18,水產養殖面積17!D18))" table:style-name="ce5">
            <text:p>-</text:p>
          </table:table-cell>
          <table:table-cell office:value-type="string" office:string-value="-" table:formula="msoxl:=IF(SUM(I18,M18,Q18,水產養殖面積17!E18)=0,&quot;-&quot;,SUM(I18,M18,Q18,水產養殖面積17!E18))" table:style-name="ce5">
            <text:p>-</text:p>
          </table:table-cell>
          <table:covered-table-cell/>
          <table:table-cell office:value-type="string" office:string-value="-" table:formula="msoxl:=  IF(SUM(H18:I18)=0,&quot;-&quot;,SUM(H18:I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8:M18)=0,&quot;-&quot;,SUM(L18:M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8:Q18)=0,&quot;-&quot;,SUM(P18:Q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office:string-value="-" table:formula="msoxl:=IF(SUM(H19,L19,P19,水產養殖面積17!D19)=0,&quot;-&quot;,SUM(H19,L19,P19,水產養殖面積17!D19))" table:style-name="ce5">
            <text:p>-</text:p>
          </table:table-cell>
          <table:table-cell office:value-type="string" office:string-value="-" table:formula="msoxl:=IF(SUM(I19,M19,Q19,水產養殖面積17!E19)=0,&quot;-&quot;,SUM(I19,M19,Q19,水產養殖面積17!E19))" table:style-name="ce5">
            <text:p>-</text:p>
          </table:table-cell>
          <table:covered-table-cell/>
          <table:table-cell office:value-type="string" office:string-value="-" table:formula="msoxl:=  IF(SUM(H19:I19)=0,&quot;-&quot;,SUM(H19:I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9:M19)=0,&quot;-&quot;,SUM(L19:M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9:Q19)=0,&quot;-&quot;,SUM(P19:Q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20:E20)=0,&quot;-&quot;,SUM(D20:E20))" table:style-name="ce5">
            <text:p>-</text:p>
          </table:table-cell>
          <table:table-cell office:value-type="string" office:string-value="-" table:formula="msoxl:=IF(SUM(H20,L20,P20,水產養殖面積17!D20)=0,&quot;-&quot;,SUM(H20,L20,P20,水產養殖面積17!D20))" table:style-name="ce5">
            <text:p>-</text:p>
          </table:table-cell>
          <table:table-cell office:value-type="string" office:string-value="-" table:formula="msoxl:=IF(SUM(I20,M20,Q20,水產養殖面積17!E20)=0,&quot;-&quot;,SUM(I20,M20,Q20,水產養殖面積17!E20))" table:style-name="ce5">
            <text:p>-</text:p>
          </table:table-cell>
          <table:covered-table-cell/>
          <table:table-cell office:value-type="string" office:string-value="-" table:formula="msoxl:=  IF(SUM(H20:I20)=0,&quot;-&quot;,SUM(H20:I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0:M20)=0,&quot;-&quot;,SUM(L20:M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0:Q20)=0,&quot;-&quot;,SUM(P20:Q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14.75" table:formula="msoxl:=  IF(SUM(D21:E21)=0,&quot;-&quot;,SUM(D21:E21))" table:style-name="ce5">
            <text:p>14.75<text:s/></text:p>
          </table:table-cell>
          <table:table-cell office:value-type="float" office:value="14.75" table:formula="msoxl:=IF(SUM(H21,L21,P21,水產養殖面積17!D21)=0,&quot;-&quot;,SUM(H21,L21,P21,水產養殖面積17!D21))" table:style-name="ce5">
            <text:p>14.75<text:s/></text:p>
          </table:table-cell>
          <table:table-cell office:value-type="string" office:string-value="-" table:formula="msoxl:=IF(SUM(I21,M21,Q21,水產養殖面積17!E21)=0,&quot;-&quot;,SUM(I21,M21,Q21,水產養殖面積17!E21))" table:style-name="ce5">
            <text:p>-</text:p>
          </table:table-cell>
          <table:covered-table-cell/>
          <table:table-cell office:value-type="float" office:value="14.75" table:formula="msoxl:=  IF(SUM(H21:I21)=0,&quot;-&quot;,SUM(H21:I21))" table:style-name="ce5">
            <text:p>14.75<text:s/></text:p>
          </table:table-cell>
          <table:table-cell office:value-type="float" office:value="14.75" table:formula="msoxl:=  IF(SUM(H22:H23)=0,&quot;-&quot;,SUM(H22:H23))" table:style-name="ce5">
            <text:p>14.75<text:s/></text:p>
          </table:table-cell>
          <table:table-cell office:value-type="string" office:string-value="-" table:formula="msoxl:=  IF(SUM(I22:I23)=0,&quot;-&quot;,SUM(I22:I23))" table:style-name="ce5">
            <text:p>-</text:p>
          </table:table-cell>
          <table:covered-table-cell/>
          <table:table-cell office:value-type="string" office:string-value="-" table:formula="msoxl:=  IF(SUM(L21:M21)=0,&quot;-&quot;,SUM(L21:M21))" table:style-name="ce5">
            <text:p>-</text:p>
          </table:table-cell>
          <table:table-cell office:value-type="string" office:string-value="-" table:formula="msoxl:=  IF(SUM(L22:L23)=0,&quot;-&quot;,SUM(L22:L23))" table:style-name="ce5">
            <text:p>-</text:p>
          </table:table-cell>
          <table:table-cell office:value-type="string" office:string-value="-" table:formula="msoxl:=  IF(SUM(M22:M23)=0,&quot;-&quot;,SUM(M22:M23))" table:style-name="ce5">
            <text:p>-</text:p>
          </table:table-cell>
          <table:covered-table-cell/>
          <table:table-cell office:value-type="string" office:string-value="-" table:formula="msoxl:=  IF(SUM(P21:Q21)=0,&quot;-&quot;,SUM(P21:Q21))" table:style-name="ce5">
            <text:p>-</text:p>
          </table:table-cell>
          <table:table-cell office:value-type="string" office:string-value="-" table:formula="msoxl:=  IF(SUM(P22:P23)=0,&quot;-&quot;,SUM(P22:P23))" table:style-name="ce5">
            <text:p>-</text:p>
          </table:table-cell>
          <table:table-cell office:value-type="string" office:string-value="-" table:formula="msoxl:=  IF(SUM(Q22:Q23)=0,&quot;-&quot;,SUM(Q22:Q23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14.75" table:formula="msoxl:=  IF(SUM(D22:E22)=0,&quot;-&quot;,SUM(D22:E22))" table:style-name="ce5">
            <text:p>14.75<text:s/></text:p>
          </table:table-cell>
          <table:table-cell office:value-type="float" office:value="14.75" table:formula="msoxl:=IF(SUM(H22,L22,P22,水產養殖面積17!D22)=0,&quot;-&quot;,SUM(H22,L22,P22,水產養殖面積17!D22))" table:style-name="ce5">
            <text:p>14.75<text:s/></text:p>
          </table:table-cell>
          <table:table-cell office:value-type="string" office:string-value="-" table:formula="msoxl:=IF(SUM(I22,M22,Q22,水產養殖面積17!E22)=0,&quot;-&quot;,SUM(I22,M22,Q22,水產養殖面積17!E22))" table:style-name="ce5">
            <text:p>-</text:p>
          </table:table-cell>
          <table:covered-table-cell/>
          <table:table-cell office:value-type="float" office:value="14.75" table:formula="msoxl:=  IF(SUM(H22:I22)=0,&quot;-&quot;,SUM(H22:I22))" table:style-name="ce5">
            <text:p>14.75<text:s/></text:p>
          </table:table-cell>
          <table:table-cell office:value-type="float" office:value="14.75" table:style-name="ce5">
            <text:p>14.75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2:M22)=0,&quot;-&quot;,SUM(L22:M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2:Q22)=0,&quot;-&quot;,SUM(P22:Q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office:string-value="-" table:formula="msoxl:=IF(SUM(H23,L23,P23,水產養殖面積17!D23)=0,&quot;-&quot;,SUM(H23,L23,P23,水產養殖面積17!D23))" table:style-name="ce5">
            <text:p>-</text:p>
          </table:table-cell>
          <table:table-cell office:value-type="string" office:string-value="-" table:formula="msoxl:=IF(SUM(I23,M23,Q23,水產養殖面積17!E23)=0,&quot;-&quot;,SUM(I23,M23,Q23,水產養殖面積17!E23))" table:style-name="ce5">
            <text:p>-</text:p>
          </table:table-cell>
          <table:covered-table-cell/>
          <table:table-cell office:value-type="string" office:string-value="-" table:formula="msoxl:=  IF(SUM(H23:I23)=0,&quot;-&quot;,SUM(H23:I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3:M23)=0,&quot;-&quot;,SUM(L23:M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3:Q23)=0,&quot;-&quot;,SUM(P23:Q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table-cell office:value-type="string" table:number-columns-spanned="1" table:number-rows-spanned="14" table:style-name="ce100">
            <text:p>花蓮縣</text:p>
          </table:table-cell>
          <table:table-cell office:value-type="string" table:style-name="ce4">
            <text:p>總計</text:p>
          </table:table-cell>
          <table:table-cell office:value-type="float" office:value="703.06000000000006" table:formula="msoxl:=  IF(SUM(D24:F24)=0,&quot;-&quot;,SUM(D24:F24))" table:style-name="ce5">
            <text:p>703.06<text:s/></text:p>
          </table:table-cell>
          <table:table-cell office:value-type="float" office:value="674.06000000000006" table:formula="msoxl:=IF(SUM(H24,L24,P24,水產養殖面積17!D24)=0,&quot;-&quot;,SUM(H24,L24,P24,水產養殖面積17!D24))" table:style-name="ce5">
            <text:p>674.06<text:s/></text:p>
          </table:table-cell>
          <table:table-cell office:value-type="float" office:value="19" table:formula="msoxl:=IF(SUM(I24,M24,Q24,水產養殖面積17!E24)=0,&quot;-&quot;,SUM(I24,M24,Q24,水產養殖面積17!E24))" table:style-name="ce5">
            <text:p>19.00<text:s/></text:p>
          </table:table-cell>
          <table:table-cell office:value-type="float" office:value="10" table:formula="msoxl:=IF(SUM(J24,N24,R24,水產養殖面積17!F24)=0,&quot;-&quot;,SUM(J24,N24,R24,水產養殖面積17!F24))" table:style-name="ce5">
            <text:p>10.00<text:s/></text:p>
          </table:table-cell>
          <table:table-cell office:value-type="float" office:value="0.94" table:formula="msoxl:=  IF(SUM(H24:J24)=0,&quot;-&quot;,SUM(H24:J24))" table:style-name="ce5">
            <text:p>0.94<text:s/></text:p>
          </table:table-cell>
          <table:table-cell office:value-type="float" office:value="0.94" table:style-name="ce5">
            <text:p>0.94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float" office:value="702.12" table:formula="msoxl:=  IF(SUM(L24:N24)=0,&quot;-&quot;,SUM(L24:N24))" table:style-name="ce5">
            <text:p>702.12<text:s/></text:p>
          </table:table-cell>
          <table:table-cell office:value-type="float" office:value="673.12" table:style-name="ce5">
            <text:p>673.12<text:s/></text:p>
          </table:table-cell>
          <table:table-cell office:value-type="float" office:value="19" table:style-name="ce5">
            <text:p>19.00<text:s/></text:p>
          </table:table-cell>
          <table:table-cell office:value-type="float" office:value="10" table:style-name="ce48">
            <text:p>10.00<text:s/></text:p>
          </table:table-cell>
          <table:table-cell office:value-type="string" office:string-value="-" table:formula="msoxl:=  IF(SUM(P24:R24)=0,&quot;-&quot;,SUM(P24:R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272.2" table:formula="msoxl:=  IF(SUM(D25:E25)=0,&quot;-&quot;,SUM(D25:E25))" table:style-name="ce5">
            <text:p>272.20<text:s/></text:p>
          </table:table-cell>
          <table:table-cell office:value-type="float" office:value="264.2" table:formula="msoxl:=IF(SUM(H25,L25,P25,水產養殖面積17!D25)=0,&quot;-&quot;,SUM(H25,L25,P25,水產養殖面積17!D25))" table:style-name="ce5">
            <text:p>264.20<text:s/></text:p>
          </table:table-cell>
          <table:table-cell office:value-type="float" office:value="8" table:formula="msoxl:=IF(SUM(I25,M25,Q25,水產養殖面積17!E25)=0,&quot;-&quot;,SUM(I25,M25,Q25,水產養殖面積17!E25))" table:style-name="ce5">
            <text:p>8.00<text:s/></text:p>
          </table:table-cell>
          <table:table-cell table:number-columns-spanned="1" table:number-rows-spanned="13" table:style-name="ce91"/>
          <table:table-cell office:value-type="string" office:string-value="-" table:formula="msoxl:=  IF(SUM(H25:I25)=0,&quot;-&quot;,SUM(H25:I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office:value-type="string" office:string-value="-" table:formula="msoxl:=  IF(SUM(I26:I30)=0,&quot;-&quot;,SUM(I26:I30))" table:style-name="ce5">
            <text:p>-</text:p>
          </table:table-cell>
          <table:table-cell table:number-columns-spanned="1" table:number-rows-spanned="13" table:style-name="ce104"/>
          <table:table-cell office:value-type="float" office:value="272.2" table:formula="msoxl:=  IF(SUM(L25:M25)=0,&quot;-&quot;,SUM(L25:M25))" table:style-name="ce5">
            <text:p>272.20<text:s/></text:p>
          </table:table-cell>
          <table:table-cell office:value-type="float" office:value="264.2" table:formula="msoxl:=  IF(SUM(L26:L30)=0,&quot;-&quot;,SUM(L26:L30))" table:style-name="ce5">
            <text:p>264.20<text:s/></text:p>
          </table:table-cell>
          <table:table-cell office:value-type="float" office:value="8" table:formula="msoxl:=  IF(SUM(M26:M30)=0,&quot;-&quot;,SUM(M26:M30))" table:style-name="ce5">
            <text:p>8.00<text:s/></text:p>
          </table:table-cell>
          <table:table-cell table:number-columns-spanned="1" table:number-rows-spanned="13" table:style-name="ce104"/>
          <table:table-cell office:value-type="string" office:string-value="-" table:formula="msoxl:=  IF(SUM(P25:Q25)=0,&quot;-&quot;,SUM(P25:Q25))" table:style-name="ce5">
            <text:p>-</text:p>
          </table:table-cell>
          <table:table-cell office:value-type="string" office:string-value="-" table:formula="msoxl:=  IF(SUM(P26:P30)=0,&quot;-&quot;,SUM(P26:P30))" table:style-name="ce5">
            <text:p>-</text:p>
          </table:table-cell>
          <table:table-cell office:value-type="string" office:string-value="-" table:formula="msoxl:=  IF(SUM(Q26:Q30)=0,&quot;-&quot;,SUM(Q26:Q30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26:E26)=0,&quot;-&quot;,SUM(D26:E26))" table:style-name="ce5">
            <text:p>-</text:p>
          </table:table-cell>
          <table:table-cell office:value-type="string" office:string-value="-" table:formula="msoxl:=IF(SUM(H26,L26,P26,水產養殖面積17!D26)=0,&quot;-&quot;,SUM(H26,L26,P26,水產養殖面積17!D26))" table:style-name="ce5">
            <text:p>-</text:p>
          </table:table-cell>
          <table:table-cell office:value-type="string" office:string-value="-" table:formula="msoxl:=IF(SUM(I26,M26,Q26,水產養殖面積17!E26)=0,&quot;-&quot;,SUM(I26,M26,Q26,水產養殖面積17!E26))" table:style-name="ce5">
            <text:p>-</text:p>
          </table:table-cell>
          <table:covered-table-cell/>
          <table:table-cell office:value-type="string" office:string-value="-" table:formula="msoxl:=  IF(SUM(H26:I26)=0,&quot;-&quot;,SUM(H26:I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6:M26)=0,&quot;-&quot;,SUM(L26:M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6:Q26)=0,&quot;-&quot;,SUM(P26:Q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264" table:formula="msoxl:=  IF(SUM(D27:E27)=0,&quot;-&quot;,SUM(D27:E27))" table:style-name="ce5">
            <text:p>264.00<text:s/></text:p>
          </table:table-cell>
          <table:table-cell office:value-type="float" office:value="256" table:formula="msoxl:=IF(SUM(H27,L27,P27,水產養殖面積17!D27)=0,&quot;-&quot;,SUM(H27,L27,P27,水產養殖面積17!D27))" table:style-name="ce5">
            <text:p>256.00<text:s/></text:p>
          </table:table-cell>
          <table:table-cell office:value-type="float" office:value="8" table:formula="msoxl:=IF(SUM(I27,M27,Q27,水產養殖面積17!E27)=0,&quot;-&quot;,SUM(I27,M27,Q27,水產養殖面積17!E27))" table:style-name="ce5">
            <text:p>8.00<text:s/></text:p>
          </table:table-cell>
          <table:covered-table-cell/>
          <table:table-cell office:value-type="string" office:string-value="-" table:formula="msoxl:=  IF(SUM(H27:I27)=0,&quot;-&quot;,SUM(H27:I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264" table:formula="msoxl:=  IF(SUM(L27:M27)=0,&quot;-&quot;,SUM(L27:M27))" table:style-name="ce5">
            <text:p>264.00<text:s/></text:p>
          </table:table-cell>
          <table:table-cell office:value-type="float" office:value="256" table:style-name="ce5">
            <text:p>256.00<text:s/></text:p>
          </table:table-cell>
          <table:table-cell office:value-type="float" office:value="8" table:style-name="ce5">
            <text:p>8.00<text:s/></text:p>
          </table:table-cell>
          <table:covered-table-cell/>
          <table:table-cell office:value-type="string" office:string-value="-" table:formula="msoxl:=  IF(SUM(P27:Q27)=0,&quot;-&quot;,SUM(P27:Q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28:E28)=0,&quot;-&quot;,SUM(D28:E28))" table:style-name="ce5">
            <text:p>-</text:p>
          </table:table-cell>
          <table:table-cell office:value-type="string" office:string-value="-" table:formula="msoxl:=IF(SUM(H28,L28,P28,水產養殖面積17!D28)=0,&quot;-&quot;,SUM(H28,L28,P28,水產養殖面積17!D28))" table:style-name="ce5">
            <text:p>-</text:p>
          </table:table-cell>
          <table:table-cell office:value-type="string" office:string-value="-" table:formula="msoxl:=IF(SUM(I28,M28,Q28,水產養殖面積17!E28)=0,&quot;-&quot;,SUM(I28,M28,Q28,水產養殖面積17!E28))" table:style-name="ce5">
            <text:p>-</text:p>
          </table:table-cell>
          <table:covered-table-cell/>
          <table:table-cell office:value-type="string" office:string-value="-" table:formula="msoxl:=  IF(SUM(H28:I28)=0,&quot;-&quot;,SUM(H28:I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8:M28)=0,&quot;-&quot;,SUM(L28:M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8:Q28)=0,&quot;-&quot;,SUM(P28:Q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8.1999999999999993" table:formula="msoxl:=  IF(SUM(D29:E29)=0,&quot;-&quot;,SUM(D29:E29))" table:style-name="ce5">
            <text:p>8.20<text:s/></text:p>
          </table:table-cell>
          <table:table-cell office:value-type="float" office:value="8.1999999999999993" table:formula="msoxl:=IF(SUM(H29,L29,P29,水產養殖面積17!D29)=0,&quot;-&quot;,SUM(H29,L29,P29,水產養殖面積17!D29))" table:style-name="ce5">
            <text:p>8.20<text:s/></text:p>
          </table:table-cell>
          <table:table-cell office:value-type="string" office:string-value="-" table:formula="msoxl:=IF(SUM(I29,M29,Q29,水產養殖面積17!E29)=0,&quot;-&quot;,SUM(I29,M29,Q29,水產養殖面積17!E29))" table:style-name="ce5">
            <text:p>-</text:p>
          </table:table-cell>
          <table:covered-table-cell/>
          <table:table-cell office:value-type="string" office:string-value="-" table:formula="msoxl:=  IF(SUM(H29:I29)=0,&quot;-&quot;,SUM(H29:I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8.1999999999999993" table:formula="msoxl:=  IF(SUM(L29:M29)=0,&quot;-&quot;,SUM(L29:M29))" table:style-name="ce5">
            <text:p>8.20<text:s/></text:p>
          </table:table-cell>
          <table:table-cell office:value-type="float" office:value="8.1999999999999993" table:style-name="ce5">
            <text:p>8.2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9:Q29)=0,&quot;-&quot;,SUM(P29:Q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30:E30)=0,&quot;-&quot;,SUM(D30:E30))" table:style-name="ce5">
            <text:p>-</text:p>
          </table:table-cell>
          <table:table-cell office:value-type="string" office:string-value="-" table:formula="msoxl:=IF(SUM(H30,L30,P30,水產養殖面積17!D30)=0,&quot;-&quot;,SUM(H30,L30,P30,水產養殖面積17!D30))" table:style-name="ce5">
            <text:p>-</text:p>
          </table:table-cell>
          <table:table-cell office:value-type="string" office:string-value="-" table:formula="msoxl:=IF(SUM(I30,M30,Q30,水產養殖面積17!E30)=0,&quot;-&quot;,SUM(I30,M30,Q30,水產養殖面積17!E30))" table:style-name="ce5">
            <text:p>-</text:p>
          </table:table-cell>
          <table:covered-table-cell/>
          <table:table-cell office:value-type="string" office:string-value="-" table:formula="msoxl:=  IF(SUM(H30:I30)=0,&quot;-&quot;,SUM(H30:I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0:M30)=0,&quot;-&quot;,SUM(L30:M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0:Q30)=0,&quot;-&quot;,SUM(P30:Q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408" table:formula="msoxl:=  IF(SUM(D31:E31)=0,&quot;-&quot;,SUM(D31:E31))" table:style-name="ce5">
            <text:p>408.00<text:s/></text:p>
          </table:table-cell>
          <table:table-cell office:value-type="float" office:value="408" table:formula="msoxl:=IF(SUM(H31,L31,P31,水產養殖面積17!D31)=0,&quot;-&quot;,SUM(H31,L31,P31,水產養殖面積17!D31))" table:style-name="ce5">
            <text:p>408.00<text:s/></text:p>
          </table:table-cell>
          <table:table-cell office:value-type="string" office:string-value="-" table:formula="msoxl:=IF(SUM(I31,M31,Q31,水產養殖面積17!E31)=0,&quot;-&quot;,SUM(I31,M31,Q31,水產養殖面積17!E31))" table:style-name="ce5">
            <text:p>-</text:p>
          </table:table-cell>
          <table:covered-table-cell/>
          <table:table-cell office:value-type="string" office:string-value="-" table:formula="msoxl:=  IF(SUM(H31:I31)=0,&quot;-&quot;,SUM(H31:I31))" table:style-name="ce5">
            <text:p>-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office:value-type="string" office:string-value="-" table:formula="msoxl:=  IF(SUM(I32:I34)=0,&quot;-&quot;,SUM(I32:I34))" table:style-name="ce5">
            <text:p>-</text:p>
          </table:table-cell>
          <table:covered-table-cell/>
          <table:table-cell office:value-type="float" office:value="408" table:formula="msoxl:=  IF(SUM(L31:M31)=0,&quot;-&quot;,SUM(L31:M31))" table:style-name="ce5">
            <text:p>408.00<text:s/></text:p>
          </table:table-cell>
          <table:table-cell office:value-type="float" office:value="408" table:formula="msoxl:=  IF(SUM(L32:L34)=0,&quot;-&quot;,SUM(L32:L34))" table:style-name="ce5">
            <text:p>408.00<text:s/></text:p>
          </table:table-cell>
          <table:table-cell office:value-type="string" office:string-value="-" table:formula="msoxl:=  IF(SUM(M32:M34)=0,&quot;-&quot;,SUM(M32:M34))" table:style-name="ce5">
            <text:p>-</text:p>
          </table:table-cell>
          <table:covered-table-cell/>
          <table:table-cell office:value-type="string" office:string-value="-" table:formula="msoxl:=  IF(SUM(P31:Q31)=0,&quot;-&quot;,SUM(P31:Q31))" table:style-name="ce5">
            <text:p>-</text:p>
          </table:table-cell>
          <table:table-cell office:value-type="string" office:string-value="-" table:formula="msoxl:=  IF(SUM(P32:P34)=0,&quot;-&quot;,SUM(P32:P34))" table:style-name="ce5">
            <text:p>-</text:p>
          </table:table-cell>
          <table:table-cell office:value-type="string" office:string-value="-" table:formula="msoxl:=  IF(SUM(Q32:Q34)=0,&quot;-&quot;,SUM(Q32:Q34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office:string-value="-" table:formula="msoxl:=IF(SUM(H32,L32,P32,水產養殖面積17!D32)=0,&quot;-&quot;,SUM(H32,L32,P32,水產養殖面積17!D32))" table:style-name="ce5">
            <text:p>-</text:p>
          </table:table-cell>
          <table:table-cell office:value-type="string" office:string-value="-" table:formula="msoxl:=IF(SUM(I32,M32,Q32,水產養殖面積17!E32)=0,&quot;-&quot;,SUM(I32,M32,Q32,水產養殖面積17!E32))" table:style-name="ce5">
            <text:p>-</text:p>
          </table:table-cell>
          <table:covered-table-cell/>
          <table:table-cell office:value-type="string" office:string-value="-" table:formula="msoxl:=  IF(SUM(H32:I32)=0,&quot;-&quot;,SUM(H32:I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2:M32)=0,&quot;-&quot;,SUM(L32:M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2:Q32)=0,&quot;-&quot;,SUM(P32:Q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33:E33)=0,&quot;-&quot;,SUM(D33:E33))" table:style-name="ce5">
            <text:p>-</text:p>
          </table:table-cell>
          <table:table-cell office:value-type="string" office:string-value="-" table:formula="msoxl:=IF(SUM(H33,L33,P33,水產養殖面積17!D33)=0,&quot;-&quot;,SUM(H33,L33,P33,水產養殖面積17!D33))" table:style-name="ce5">
            <text:p>-</text:p>
          </table:table-cell>
          <table:table-cell office:value-type="string" office:string-value="-" table:formula="msoxl:=IF(SUM(I33,M33,Q33,水產養殖面積17!E33)=0,&quot;-&quot;,SUM(I33,M33,Q33,水產養殖面積17!E33))" table:style-name="ce5">
            <text:p>-</text:p>
          </table:table-cell>
          <table:covered-table-cell/>
          <table:table-cell office:value-type="string" office:string-value="-" table:formula="msoxl:=  IF(SUM(H33:I33)=0,&quot;-&quot;,SUM(H33:I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3:M33)=0,&quot;-&quot;,SUM(L33:M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3:Q33)=0,&quot;-&quot;,SUM(P33:Q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float" office:value="408" table:formula="msoxl:=  IF(SUM(D34:E34)=0,&quot;-&quot;,SUM(D34:E34))" table:style-name="ce5">
            <text:p>408.00<text:s/></text:p>
          </table:table-cell>
          <table:table-cell office:value-type="float" office:value="408" table:formula="msoxl:=IF(SUM(H34,L34,P34,水產養殖面積17!D34)=0,&quot;-&quot;,SUM(H34,L34,P34,水產養殖面積17!D34))" table:style-name="ce5">
            <text:p>408.00<text:s/></text:p>
          </table:table-cell>
          <table:table-cell office:value-type="string" office:string-value="-" table:formula="msoxl:=IF(SUM(I34,M34,Q34,水產養殖面積17!E34)=0,&quot;-&quot;,SUM(I34,M34,Q34,水產養殖面積17!E34))" table:style-name="ce5">
            <text:p>-</text:p>
          </table:table-cell>
          <table:covered-table-cell/>
          <table:table-cell office:value-type="string" office:string-value="-" table:formula="msoxl:=  IF(SUM(H34:I34)=0,&quot;-&quot;,SUM(H34:I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408" table:formula="msoxl:=  IF(SUM(L34:M34)=0,&quot;-&quot;,SUM(L34:M34))" table:style-name="ce5">
            <text:p>408.00<text:s/></text:p>
          </table:table-cell>
          <table:table-cell office:value-type="float" office:value="408" table:style-name="ce5">
            <text:p>408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4:Q34)=0,&quot;-&quot;,SUM(P34:Q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1.1399999999999999" table:formula="msoxl:=  IF(SUM(D35:E35)=0,&quot;-&quot;,SUM(D35:E35))" table:style-name="ce5">
            <text:p>1.14<text:s/></text:p>
          </table:table-cell>
          <table:table-cell office:value-type="float" office:value="1.1399999999999999" table:formula="msoxl:=IF(SUM(H35,L35,P35,水產養殖面積17!D35)=0,&quot;-&quot;,SUM(H35,L35,P35,水產養殖面積17!D35))" table:style-name="ce5">
            <text:p>1.14<text:s/></text:p>
          </table:table-cell>
          <table:table-cell office:value-type="string" office:string-value="-" table:formula="msoxl:=IF(SUM(I35,M35,Q35,水產養殖面積17!E35)=0,&quot;-&quot;,SUM(I35,M35,Q35,水產養殖面積17!E35))" table:style-name="ce5">
            <text:p>-</text:p>
          </table:table-cell>
          <table:covered-table-cell/>
          <table:table-cell office:value-type="float" office:value="0.94" table:formula="msoxl:=  IF(SUM(H35:I35)=0,&quot;-&quot;,SUM(H35:I35))" table:style-name="ce5">
            <text:p>0.94<text:s/></text:p>
          </table:table-cell>
          <table:table-cell office:value-type="float" office:value="0.94" table:formula="msoxl:=  IF(SUM(H36:H37)=0,&quot;-&quot;,SUM(H36:H37))" table:style-name="ce5">
            <text:p>0.94<text:s/></text:p>
          </table:table-cell>
          <table:table-cell office:value-type="string" office:string-value="-" table:formula="msoxl:=  IF(SUM(I36:I37)=0,&quot;-&quot;,SUM(I36:I37))" table:style-name="ce5">
            <text:p>-</text:p>
          </table:table-cell>
          <table:covered-table-cell/>
          <table:table-cell office:value-type="float" office:value="0.2" table:formula="msoxl:=  IF(SUM(L35:M35)=0,&quot;-&quot;,SUM(L35:M35))" table:style-name="ce5">
            <text:p>0.20<text:s/></text:p>
          </table:table-cell>
          <table:table-cell office:value-type="float" office:value="0.2" table:formula="msoxl:=  IF(SUM(L36:L37)=0,&quot;-&quot;,SUM(L36:L37))" table:style-name="ce5">
            <text:p>0.20<text:s/></text:p>
          </table:table-cell>
          <table:table-cell office:value-type="string" office:string-value="-" table:formula="msoxl:=  IF(SUM(M36:M37)=0,&quot;-&quot;,SUM(M36:M37))" table:style-name="ce5">
            <text:p>-</text:p>
          </table:table-cell>
          <table:covered-table-cell/>
          <table:table-cell office:value-type="string" office:string-value="-" table:formula="msoxl:=  IF(SUM(P35:Q35)=0,&quot;-&quot;,SUM(P35:Q35))" table:style-name="ce5">
            <text:p>-</text:p>
          </table:table-cell>
          <table:table-cell office:value-type="string" office:string-value="-" table:formula="msoxl:=  IF(SUM(P36:P37)=0,&quot;-&quot;,SUM(P36:P37))" table:style-name="ce5">
            <text:p>-</text:p>
          </table:table-cell>
          <table:table-cell office:value-type="string" office:string-value="-" table:formula="msoxl:=  IF(SUM(Q36:Q37)=0,&quot;-&quot;,SUM(Q36:Q37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0.94" table:formula="msoxl:=  IF(SUM(D36:E36)=0,&quot;-&quot;,SUM(D36:E36))" table:style-name="ce5">
            <text:p>0.94<text:s/></text:p>
          </table:table-cell>
          <table:table-cell office:value-type="float" office:value="0.94" table:formula="msoxl:=IF(SUM(H36,L36,P36,水產養殖面積17!D36)=0,&quot;-&quot;,SUM(H36,L36,P36,水產養殖面積17!D36))" table:style-name="ce5">
            <text:p>0.94<text:s/></text:p>
          </table:table-cell>
          <table:table-cell office:value-type="string" office:string-value="-" table:formula="msoxl:=IF(SUM(I36,M36,Q36,水產養殖面積17!E36)=0,&quot;-&quot;,SUM(I36,M36,Q36,水產養殖面積17!E36))" table:style-name="ce5">
            <text:p>-</text:p>
          </table:table-cell>
          <table:covered-table-cell/>
          <table:table-cell office:value-type="float" office:value="0.94" table:formula="msoxl:=  IF(SUM(H36:I36)=0,&quot;-&quot;,SUM(H36:I36))" table:style-name="ce5">
            <text:p>0.94<text:s/></text:p>
          </table:table-cell>
          <table:table-cell office:value-type="float" office:value="0.94" table:style-name="ce5">
            <text:p>0.94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6:M36)=0,&quot;-&quot;,SUM(L36:M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6:Q36)=0,&quot;-&quot;,SUM(P36:Q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float" office:value="0.2" table:formula="msoxl:=  IF(SUM(D37:E37)=0,&quot;-&quot;,SUM(D37:E37))" table:style-name="ce5">
            <text:p>0.20<text:s/></text:p>
          </table:table-cell>
          <table:table-cell office:value-type="float" office:value="0.2" table:formula="msoxl:=IF(SUM(H37,L37,P37,水產養殖面積17!D37)=0,&quot;-&quot;,SUM(H37,L37,P37,水產養殖面積17!D37))" table:style-name="ce5">
            <text:p>0.20<text:s/></text:p>
          </table:table-cell>
          <table:table-cell office:value-type="string" office:string-value="-" table:formula="msoxl:=IF(SUM(I37,M37,Q37,水產養殖面積17!E37)=0,&quot;-&quot;,SUM(I37,M37,Q37,水產養殖面積17!E37))" table:style-name="ce5">
            <text:p>-</text:p>
          </table:table-cell>
          <table:covered-table-cell/>
          <table:table-cell office:value-type="string" office:string-value="-" table:formula="msoxl:=  IF(SUM(H37:I37)=0,&quot;-&quot;,SUM(H37:I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0.2" table:formula="msoxl:=  IF(SUM(L37:M37)=0,&quot;-&quot;,SUM(L37:M37))" table:style-name="ce5">
            <text:p>0.20<text:s/></text:p>
          </table:table-cell>
          <table:table-cell office:value-type="float" office:value="0.2" table:style-name="ce5">
            <text:p>0.2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7:Q37)=0,&quot;-&quot;,SUM(P37:Q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table-cell office:value-type="string" table:number-columns-spanned="1" table:number-rows-spanned="14" table:style-name="ce99">
            <text:p>澎湖縣</text:p>
          </table:table-cell>
          <table:table-cell office:value-type="string" table:style-name="ce4">
            <text:p>總計</text:p>
          </table:table-cell>
          <table:table-cell office:value-type="float" office:value="15.84" table:formula="msoxl:=  IF(SUM(D38:F38)=0,&quot;-&quot;,SUM(D38:F38))" table:style-name="ce5">
            <text:p>15.84<text:s/></text:p>
          </table:table-cell>
          <table:table-cell office:value-type="float" office:value="15.84" table:formula="msoxl:=IF(SUM(H38,L38,P38,水產養殖面積17!D38)=0,&quot;-&quot;,SUM(H38,L38,P38,水產養殖面積17!D38))" table:style-name="ce5">
            <text:p>15.84<text:s/></text:p>
          </table:table-cell>
          <table:table-cell office:value-type="string" office:string-value="-" table:formula="msoxl:=IF(SUM(I38,M38,Q38,水產養殖面積17!E38)=0,&quot;-&quot;,SUM(I38,M38,Q38,水產養殖面積17!E38))" table:style-name="ce5">
            <text:p>-</text:p>
          </table:table-cell>
          <table:table-cell office:value-type="string" office:string-value="-" table:formula="msoxl:=IF(SUM(J38,N38,R38,水產養殖面積17!F38)=0,&quot;-&quot;,SUM(J38,N38,R38,水產養殖面積17!F38))" table:style-name="ce5">
            <text:p>-</text:p>
          </table:table-cell>
          <table:table-cell office:value-type="float" office:value="15.84" table:formula="msoxl:=  IF(SUM(H38:J38)=0,&quot;-&quot;,SUM(H38:J38))" table:style-name="ce5">
            <text:p>15.84<text:s/></text:p>
          </table:table-cell>
          <table:table-cell office:value-type="float" office:value="15.84" table:style-name="ce5">
            <text:p>15.84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L38:N38)=0,&quot;-&quot;,SUM(L38:N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38:R38)=0,&quot;-&quot;,SUM(P38:R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9.59" table:formula="msoxl:=  IF(SUM(D39:E39)=0,&quot;-&quot;,SUM(D39:E39))" table:style-name="ce5">
            <text:p>9.59<text:s/></text:p>
          </table:table-cell>
          <table:table-cell office:value-type="float" office:value="9.59" table:formula="msoxl:=IF(SUM(H39,L39,P39,水產養殖面積17!D39)=0,&quot;-&quot;,SUM(H39,L39,P39,水產養殖面積17!D39))" table:style-name="ce5">
            <text:p>9.59<text:s/></text:p>
          </table:table-cell>
          <table:table-cell office:value-type="string" office:string-value="-" table:formula="msoxl:=IF(SUM(I39,M39,Q39,水產養殖面積17!E39)=0,&quot;-&quot;,SUM(I39,M39,Q39,水產養殖面積17!E39))" table:style-name="ce5">
            <text:p>-</text:p>
          </table:table-cell>
          <table:table-cell table:number-columns-spanned="1" table:number-rows-spanned="13" table:style-name="ce91"/>
          <table:table-cell office:value-type="float" office:value="9.59" table:formula="msoxl:=  IF(SUM(H39:I39)=0,&quot;-&quot;,SUM(H39:I39))" table:style-name="ce5">
            <text:p>9.59<text:s/></text:p>
          </table:table-cell>
          <table:table-cell office:value-type="float" office:value="9.59" table:formula="msoxl:=  IF(SUM(H40:H44)=0,&quot;-&quot;,SUM(H40:H44))" table:style-name="ce5">
            <text:p>9.59<text:s/></text:p>
          </table:table-cell>
          <table:table-cell office:value-type="string" office:string-value="-" table:formula="msoxl:=  IF(SUM(I40:I44)=0,&quot;-&quot;,SUM(I40:I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L39:M39)=0,&quot;-&quot;,SUM(L39:M39))" table:style-name="ce5">
            <text:p>-</text:p>
          </table:table-cell>
          <table:table-cell office:value-type="string" office:string-value="-" table:formula="msoxl:=  IF(SUM(L40:L44)=0,&quot;-&quot;,SUM(L40:L44))" table:style-name="ce5">
            <text:p>-</text:p>
          </table:table-cell>
          <table:table-cell office:value-type="string" office:string-value="-" table:formula="msoxl:=  IF(SUM(M40:M44)=0,&quot;-&quot;,SUM(M40:M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39:Q39)=0,&quot;-&quot;,SUM(P39:Q39))" table:style-name="ce5">
            <text:p>-</text:p>
          </table:table-cell>
          <table:table-cell office:value-type="string" office:string-value="-" table:formula="msoxl:=  IF(SUM(P40:P44)=0,&quot;-&quot;,SUM(P40:P44))" table:style-name="ce5">
            <text:p>-</text:p>
          </table:table-cell>
          <table:table-cell office:value-type="string" office:string-value="-" table:formula="msoxl:=  IF(SUM(Q40:Q44)=0,&quot;-&quot;,SUM(Q40:Q44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office:string-value="-" table:formula="msoxl:=IF(SUM(H40,L40,P40,水產養殖面積17!D40)=0,&quot;-&quot;,SUM(H40,L40,P40,水產養殖面積17!D40))" table:style-name="ce5">
            <text:p>-</text:p>
          </table:table-cell>
          <table:table-cell office:value-type="string" office:string-value="-" table:formula="msoxl:=IF(SUM(I40,M40,Q40,水產養殖面積17!E40)=0,&quot;-&quot;,SUM(I40,M40,Q40,水產養殖面積17!E40))" table:style-name="ce5">
            <text:p>-</text:p>
          </table:table-cell>
          <table:covered-table-cell/>
          <table:table-cell office:value-type="string" office:string-value="-" table:formula="msoxl:=  IF(SUM(H40:I40)=0,&quot;-&quot;,SUM(H40:I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0:M40)=0,&quot;-&quot;,SUM(L40:M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0:Q40)=0,&quot;-&quot;,SUM(P40:Q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41:E41)=0,&quot;-&quot;,SUM(D41:E41))" table:style-name="ce5">
            <text:p>-</text:p>
          </table:table-cell>
          <table:table-cell office:value-type="string" office:string-value="-" table:formula="msoxl:=IF(SUM(H41,L41,P41,水產養殖面積17!D41)=0,&quot;-&quot;,SUM(H41,L41,P41,水產養殖面積17!D41))" table:style-name="ce5">
            <text:p>-</text:p>
          </table:table-cell>
          <table:table-cell office:value-type="string" office:string-value="-" table:formula="msoxl:=IF(SUM(I41,M41,Q41,水產養殖面積17!E41)=0,&quot;-&quot;,SUM(I41,M41,Q41,水產養殖面積17!E41))" table:style-name="ce5">
            <text:p>-</text:p>
          </table:table-cell>
          <table:covered-table-cell/>
          <table:table-cell office:value-type="string" office:string-value="-" table:formula="msoxl:=  IF(SUM(H41:I41)=0,&quot;-&quot;,SUM(H41:I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1:M41)=0,&quot;-&quot;,SUM(L41:M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1:Q41)=0,&quot;-&quot;,SUM(P41:Q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42:E42)=0,&quot;-&quot;,SUM(D42:E42))" table:style-name="ce5">
            <text:p>-</text:p>
          </table:table-cell>
          <table:table-cell office:value-type="string" office:string-value="-" table:formula="msoxl:=IF(SUM(H42,L42,P42,水產養殖面積17!D42)=0,&quot;-&quot;,SUM(H42,L42,P42,水產養殖面積17!D42))" table:style-name="ce5">
            <text:p>-</text:p>
          </table:table-cell>
          <table:table-cell office:value-type="string" office:string-value="-" table:formula="msoxl:=IF(SUM(I42,M42,Q42,水產養殖面積17!E42)=0,&quot;-&quot;,SUM(I42,M42,Q42,水產養殖面積17!E42))" table:style-name="ce5">
            <text:p>-</text:p>
          </table:table-cell>
          <table:covered-table-cell/>
          <table:table-cell office:value-type="string" office:string-value="-" table:formula="msoxl:=  IF(SUM(H42:I42)=0,&quot;-&quot;,SUM(H42:I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2:M42)=0,&quot;-&quot;,SUM(L42:M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2:Q42)=0,&quot;-&quot;,SUM(P42:Q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43:E43)=0,&quot;-&quot;,SUM(D43:E43))" table:style-name="ce5">
            <text:p>-</text:p>
          </table:table-cell>
          <table:table-cell office:value-type="string" office:string-value="-" table:formula="msoxl:=IF(SUM(H43,L43,P43,水產養殖面積17!D43)=0,&quot;-&quot;,SUM(H43,L43,P43,水產養殖面積17!D43))" table:style-name="ce5">
            <text:p>-</text:p>
          </table:table-cell>
          <table:table-cell office:value-type="string" office:string-value="-" table:formula="msoxl:=IF(SUM(I43,M43,Q43,水產養殖面積17!E43)=0,&quot;-&quot;,SUM(I43,M43,Q43,水產養殖面積17!E43))" table:style-name="ce5">
            <text:p>-</text:p>
          </table:table-cell>
          <table:covered-table-cell/>
          <table:table-cell office:value-type="string" office:string-value="-" table:formula="msoxl:=  IF(SUM(H43:I43)=0,&quot;-&quot;,SUM(H43:I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3:M43)=0,&quot;-&quot;,SUM(L43:M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3:Q43)=0,&quot;-&quot;,SUM(P43:Q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9.59" table:formula="msoxl:=  IF(SUM(D44:E44)=0,&quot;-&quot;,SUM(D44:E44))" table:style-name="ce5">
            <text:p>9.59<text:s/></text:p>
          </table:table-cell>
          <table:table-cell office:value-type="float" office:value="9.59" table:formula="msoxl:=IF(SUM(H44,L44,P44,水產養殖面積17!D44)=0,&quot;-&quot;,SUM(H44,L44,P44,水產養殖面積17!D44))" table:style-name="ce5">
            <text:p>9.59<text:s/></text:p>
          </table:table-cell>
          <table:table-cell office:value-type="string" office:string-value="-" table:formula="msoxl:=IF(SUM(I44,M44,Q44,水產養殖面積17!E44)=0,&quot;-&quot;,SUM(I44,M44,Q44,水產養殖面積17!E44))" table:style-name="ce5">
            <text:p>-</text:p>
          </table:table-cell>
          <table:covered-table-cell/>
          <table:table-cell office:value-type="float" office:value="9.59" table:formula="msoxl:=  IF(SUM(H44:I44)=0,&quot;-&quot;,SUM(H44:I44))" table:style-name="ce5">
            <text:p>9.59<text:s/></text:p>
          </table:table-cell>
          <table:table-cell office:value-type="float" office:value="9.59" table:style-name="ce5">
            <text:p>9.59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4:M44)=0,&quot;-&quot;,SUM(L44:M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4:Q44)=0,&quot;-&quot;,SUM(P44:Q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IF(SUM(H45,L45,P45,水產養殖面積17!D45)=0,&quot;-&quot;,SUM(H45,L45,P45,水產養殖面積17!D45))" table:style-name="ce5">
            <text:p>-</text:p>
          </table:table-cell>
          <table:table-cell office:value-type="string" office:string-value="-" table:formula="msoxl:=IF(SUM(I45,M45,Q45,水產養殖面積17!E45)=0,&quot;-&quot;,SUM(I45,M45,Q45,水產養殖面積17!E45))" table:style-name="ce5">
            <text:p>-</text:p>
          </table:table-cell>
          <table:covered-table-cell/>
          <table:table-cell office:value-type="string" office:string-value="-" table:formula="msoxl:=  IF(SUM(H45:I45)=0,&quot;-&quot;,SUM(H45:I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office:value-type="string" office:string-value="-" table:formula="msoxl:=  IF(SUM(I46:I48)=0,&quot;-&quot;,SUM(I46:I48))" table:style-name="ce5">
            <text:p>-</text:p>
          </table:table-cell>
          <table:covered-table-cell/>
          <table:table-cell office:value-type="string" office:string-value="-" table:formula="msoxl:=  IF(SUM(L45:M45)=0,&quot;-&quot;,SUM(L45:M45))" table:style-name="ce5">
            <text:p>-</text:p>
          </table:table-cell>
          <table:table-cell office:value-type="string" office:string-value="-" table:formula="msoxl:=  IF(SUM(L46:L48)=0,&quot;-&quot;,SUM(L46:L48))" table:style-name="ce5">
            <text:p>-</text:p>
          </table:table-cell>
          <table:table-cell office:value-type="string" office:string-value="-" table:formula="msoxl:=  IF(SUM(M46:M48)=0,&quot;-&quot;,SUM(M46:M48))" table:style-name="ce5">
            <text:p>-</text:p>
          </table:table-cell>
          <table:covered-table-cell/>
          <table:table-cell office:value-type="string" office:string-value="-" table:formula="msoxl:=  IF(SUM(P45:Q45)=0,&quot;-&quot;,SUM(P45:Q45))" table:style-name="ce5">
            <text:p>-</text:p>
          </table:table-cell>
          <table:table-cell office:value-type="string" office:string-value="-" table:formula="msoxl:=  IF(SUM(P46:P48)=0,&quot;-&quot;,SUM(P46:P48))" table:style-name="ce5">
            <text:p>-</text:p>
          </table:table-cell>
          <table:table-cell office:value-type="string" office:string-value="-" table:formula="msoxl:=  IF(SUM(Q46:Q48)=0,&quot;-&quot;,SUM(Q46:Q48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office:string-value="-" table:formula="msoxl:=IF(SUM(H46,L46,P46,水產養殖面積17!D46)=0,&quot;-&quot;,SUM(H46,L46,P46,水產養殖面積17!D46))" table:style-name="ce5">
            <text:p>-</text:p>
          </table:table-cell>
          <table:table-cell office:value-type="string" office:string-value="-" table:formula="msoxl:=IF(SUM(I46,M46,Q46,水產養殖面積17!E46)=0,&quot;-&quot;,SUM(I46,M46,Q46,水產養殖面積17!E46))" table:style-name="ce5">
            <text:p>-</text:p>
          </table:table-cell>
          <table:covered-table-cell/>
          <table:table-cell office:value-type="string" office:string-value="-" table:formula="msoxl:=  IF(SUM(H46:I46)=0,&quot;-&quot;,SUM(H46:I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6:M46)=0,&quot;-&quot;,SUM(L46:M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6:Q46)=0,&quot;-&quot;,SUM(P46:Q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office:string-value="-" table:formula="msoxl:=IF(SUM(H47,L47,P47,水產養殖面積17!D47)=0,&quot;-&quot;,SUM(H47,L47,P47,水產養殖面積17!D47))" table:style-name="ce5">
            <text:p>-</text:p>
          </table:table-cell>
          <table:table-cell office:value-type="string" office:string-value="-" table:formula="msoxl:=IF(SUM(I47,M47,Q47,水產養殖面積17!E47)=0,&quot;-&quot;,SUM(I47,M47,Q47,水產養殖面積17!E47))" table:style-name="ce5">
            <text:p>-</text:p>
          </table:table-cell>
          <table:covered-table-cell/>
          <table:table-cell office:value-type="string" office:string-value="-" table:formula="msoxl:=  IF(SUM(H47:I47)=0,&quot;-&quot;,SUM(H47:I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7:M47)=0,&quot;-&quot;,SUM(L47:M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7:Q47)=0,&quot;-&quot;,SUM(P47:Q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office:string-value="-" table:formula="msoxl:=IF(SUM(H48,L48,P48,水產養殖面積17!D48)=0,&quot;-&quot;,SUM(H48,L48,P48,水產養殖面積17!D48))" table:style-name="ce5">
            <text:p>-</text:p>
          </table:table-cell>
          <table:table-cell office:value-type="string" office:string-value="-" table:formula="msoxl:=IF(SUM(I48,M48,Q48,水產養殖面積17!E48)=0,&quot;-&quot;,SUM(I48,M48,Q48,水產養殖面積17!E48))" table:style-name="ce5">
            <text:p>-</text:p>
          </table:table-cell>
          <table:covered-table-cell/>
          <table:table-cell office:value-type="string" office:string-value="-" table:formula="msoxl:=  IF(SUM(H48:I48)=0,&quot;-&quot;,SUM(H48:I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8:M48)=0,&quot;-&quot;,SUM(L48:M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8:Q48)=0,&quot;-&quot;,SUM(P48:Q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49:E49)=0,&quot;-&quot;,SUM(D49:E49))" table:style-name="ce5">
            <text:p>-</text:p>
          </table:table-cell>
          <table:table-cell office:value-type="string" office:string-value="-" table:formula="msoxl:=IF(SUM(H49,L49,P49,水產養殖面積17!D49)=0,&quot;-&quot;,SUM(H49,L49,P49,水產養殖面積17!D49))" table:style-name="ce5">
            <text:p>-</text:p>
          </table:table-cell>
          <table:table-cell office:value-type="string" office:string-value="-" table:formula="msoxl:=IF(SUM(I49,M49,Q49,水產養殖面積17!E49)=0,&quot;-&quot;,SUM(I49,M49,Q49,水產養殖面積17!E49))" table:style-name="ce5">
            <text:p>-</text:p>
          </table:table-cell>
          <table:covered-table-cell/>
          <table:table-cell office:value-type="string" office:string-value="-" table:formula="msoxl:=  IF(SUM(H49:I49)=0,&quot;-&quot;,SUM(H49:I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office:value-type="string" office:string-value="-" table:formula="msoxl:=  IF(SUM(I50:I51)=0,&quot;-&quot;,SUM(I50:I51))" table:style-name="ce5">
            <text:p>-</text:p>
          </table:table-cell>
          <table:covered-table-cell/>
          <table:table-cell office:value-type="string" office:string-value="-" table:formula="msoxl:=  IF(SUM(L49:M49)=0,&quot;-&quot;,SUM(L49:M49))" table:style-name="ce5">
            <text:p>-</text:p>
          </table:table-cell>
          <table:table-cell office:value-type="string" office:string-value="-" table:formula="msoxl:=  IF(SUM(L50:L51)=0,&quot;-&quot;,SUM(L50:L51))" table:style-name="ce5">
            <text:p>-</text:p>
          </table:table-cell>
          <table:table-cell office:value-type="string" office:string-value="-" table:formula="msoxl:=  IF(SUM(M50:M51)=0,&quot;-&quot;,SUM(M50:M51))" table:style-name="ce5">
            <text:p>-</text:p>
          </table:table-cell>
          <table:covered-table-cell/>
          <table:table-cell office:value-type="string" office:string-value="-" table:formula="msoxl:=  IF(SUM(P49:Q49)=0,&quot;-&quot;,SUM(P49:Q49))" table:style-name="ce5">
            <text:p>-</text:p>
          </table:table-cell>
          <table:table-cell office:value-type="string" office:string-value="-" table:formula="msoxl:=  IF(SUM(P50:P51)=0,&quot;-&quot;,SUM(P50:P51))" table:style-name="ce5">
            <text:p>-</text:p>
          </table:table-cell>
          <table:table-cell office:value-type="string" office:string-value="-" table:formula="msoxl:=  IF(SUM(Q50:Q51)=0,&quot;-&quot;,SUM(Q50:Q51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50:E50)=0,&quot;-&quot;,SUM(D50:E50))" table:style-name="ce5">
            <text:p>-</text:p>
          </table:table-cell>
          <table:table-cell office:value-type="string" office:string-value="-" table:formula="msoxl:=IF(SUM(H50,L50,P50,水產養殖面積17!D50)=0,&quot;-&quot;,SUM(H50,L50,P50,水產養殖面積17!D50))" table:style-name="ce5">
            <text:p>-</text:p>
          </table:table-cell>
          <table:table-cell office:value-type="string" office:string-value="-" table:formula="msoxl:=IF(SUM(I50,M50,Q50,水產養殖面積17!E50)=0,&quot;-&quot;,SUM(I50,M50,Q50,水產養殖面積17!E50))" table:style-name="ce5">
            <text:p>-</text:p>
          </table:table-cell>
          <table:covered-table-cell/>
          <table:table-cell office:value-type="string" office:string-value="-" table:formula="msoxl:=  IF(SUM(H50:I50)=0,&quot;-&quot;,SUM(H50:I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50:M50)=0,&quot;-&quot;,SUM(L50:M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0:Q50)=0,&quot;-&quot;,SUM(P50:Q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office:string-value="-" table:formula="msoxl:=IF(SUM(H51,L51,P51,水產養殖面積17!D51)=0,&quot;-&quot;,SUM(H51,L51,P51,水產養殖面積17!D51))" table:style-name="ce5">
            <text:p>-</text:p>
          </table:table-cell>
          <table:table-cell office:value-type="string" office:string-value="-" table:formula="msoxl:=IF(SUM(I51,M51,Q51,水產養殖面積17!E51)=0,&quot;-&quot;,SUM(I51,M51,Q51,水產養殖面積17!E51))" table:style-name="ce5">
            <text:p>-</text:p>
          </table:table-cell>
          <table:covered-table-cell/>
          <table:table-cell office:value-type="string" office:string-value="-" table:formula="msoxl:=  IF(SUM(H51:I51)=0,&quot;-&quot;,SUM(H51:I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51:M51)=0,&quot;-&quot;,SUM(L51:M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1:Q51)=0,&quot;-&quot;,SUM(P51:Q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2">
            <text:p>註 本表只揭露主要魚種，各魚種養殖面積之合計，將不等於總養殖面積。</text:p>
          </table:table-cell>
          <table:table-cell table:number-columns-repeated="3" table:style-name="ce2"/>
          <table:table-cell table:number-columns-repeated="2" table:style-name="ce8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style-name="ce67"/>
          <table:table-cell table:number-columns-repeated="7" table:style-name="ce68"/>
          <table:table-cell table:style-name="ce38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6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17" table:style-name="ta2">
        <table:table-column table:style-name="co1" table:default-cell-style-name="ce2"/>
        <table:table-column table:style-name="co2" table:default-cell-style-name="ce1"/>
        <table:table-column table:style-name="co3" table:number-columns-repeated="6" table:default-cell-style-name="ce2"/>
        <table:table-column table:style-name="co3" table:number-columns-repeated="3" table:default-cell-style-name="ce2" table:visibility="collapse"/>
        <table:table-column table:style-name="co3" table:default-cell-style-name="ce2"/>
        <table:table-column table:style-name="co3" table:number-columns-repeated="3" table:default-cell-style-name="ce2" table:visibility="collapse"/>
        <table:table-column table:style-name="co3" table:number-columns-repeated="9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6" table:default-cell-style-name="ce2"/>
        <table:table-column table:style-name="co4" table:number-columns-repeated="16341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15" table:style-name="ce63"/>
          <table:table-cell office:value-type="string" table:style-name="ce61">
            <text:p><text:s/>9．AQUACULTURE AREA BY SPECIES(Continued)</text:p>
          </table:table-cell>
          <table:table-cell table:number-columns-repeated="25" table:style-name="ce63"/>
          <table:table-cell table:number-columns-repeated="16341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style-name="ce17"/>
          <table:table-cell table:number-columns-repeated="11"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number-columns-repeated="16365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3" table:number-rows-spanned="1" table:style-name="ce87">
            <text:p>箱網養殖：立方公尺</text:p>
          </table:table-cell>
          <table:covered-table-cell table:number-columns-repeated="2"/>
          <table:table-cell table:number-columns-repeated="8"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8"/>
          <table:table-cell table:number-columns-repeated="16364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office:value-type="string" table:number-columns-spanned="4" table:number-rows-spanned="1" table:style-name="ce103">
            <text:p>內陸養殖</text:p>
          </table:table-cell>
          <table:covered-table-cell table:number-columns-repeated="3"/>
          <table:table-cell table:style-name="ce19"/>
          <table:table-cell office:value-type="string" table:style-name="ce20">
            <text:p>箱網養殖</text:p>
          </table:table-cell>
          <table:table-cell table:number-columns-repeated="7" table:style-name="ce21"/>
          <table:table-cell table:style-name="ce19"/>
          <table:table-cell table:number-columns-repeated="7" table:style-name="ce22"/>
          <table:table-cell table:style-name="ce23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Inland Water Culture</text:p>
          </table:table-cell>
          <table:covered-table-cell table:number-columns-repeated="3"/>
          <table:table-cell table:style-name="ce24"/>
          <table:table-cell office:value-type="string" table:style-name="ce25">
            <text:p>Cage Culture</text:p>
          </table:table-cell>
          <table:table-cell table:number-columns-repeated="7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3">
            <text:p>其他內陸養殖</text:p>
          </table:table-cell>
          <table:covered-table-cell table:number-columns-repeated="3"/>
          <table:table-cell table:style-name="ce30"/>
          <table:table-cell office:value-type="string" table:style-name="ce35">
            <text:p>箱網養殖</text:p>
          </table:table-cell>
          <table:table-cell table:number-columns-repeated="3" table:style-name="ce36"/>
          <table:table-cell office:value-type="string" table:style-name="ce35">
            <text:p>箱網養殖</text:p>
          </table:table-cell>
          <table:table-cell table:number-columns-repeated="3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Other Inland Culture</text:p>
          </table:table-cell>
          <table:covered-table-cell table:number-columns-repeated="3"/>
          <table:table-cell table:style-name="ce31"/>
          <table:table-cell office:value-type="string" table:style-name="ce37">
            <text:p>Cage Culture</text:p>
          </table:table-cell>
          <table:table-cell table:number-columns-repeated="3" table:style-name="ce36"/>
          <table:table-cell office:value-type="string" table:style-name="ce37">
            <text:p>Cage Culture</text:p>
          </table:table-cell>
          <table:table-cell table:number-columns-repeated="3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29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合計</text:p>
          </table:table-cell>
          <table:table-cell office:value-type="string" table:style-name="ce32">
            <text:p>海面養殖</text:p>
          </table:table-cell>
          <table:table-cell office:value-type="string" table:style-name="ce43">
            <text:p>單養</text:p>
          </table:table-cell>
          <table:table-cell office:value-type="string" table:style-name="ce44">
            <text:p><text:s/>混養</text:p>
          </table:table-cell>
          <table:table-cell office:value-type="string" table:style-name="ce44">
            <text:p>休養</text:p>
          </table:table-cell>
          <table:table-cell office:value-type="string" table:style-name="ce32">
            <text:p>內陸養殖</text:p>
          </table:table-cell>
          <table:table-cell office:value-type="string" table:style-name="ce43">
            <text:p>單養</text:p>
          </table:table-cell>
          <table:table-cell office:value-type="string" table:style-name="ce44">
            <text:p><text:s/>混養</text:p>
          </table:table-cell>
          <table:table-cell office:value-type="string" table:style-name="ce44">
            <text:p>休養</text:p>
          </table:table-cell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1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Total</text:p>
          </table:table-cell>
          <table:table-cell office:value-type="string" table:style-name="ce50">
            <text:p>Marine</text:p>
          </table:table-cell>
          <table:table-cell table:style-name="ce51"/>
          <table:table-cell table:number-columns-repeated="2" table:style-name="ce55"/>
          <table:table-cell office:value-type="string" table:style-name="ce50">
            <text:p>Inland</text:p>
          </table:table-cell>
          <table:table-cell table:style-name="ce51"/>
          <table:table-cell table:number-columns-repeated="2" table:style-name="ce55"/>
          <table:table-cell table:style-name="ce56"/>
          <table:table-cell table:number-columns-repeated="7" table:style-name="ce57"/>
          <table:table-cell table:style-name="ce58"/>
          <table:table-cell table:number-columns-repeated="16360" table:style-name="ce54"/>
        </table:table-row>
        <table:table-row table:style-name="ro3">
          <table:table-cell office:value-type="string" table:number-columns-spanned="1" table:number-rows-spanned="14" table:style-name="ce100">
            <text:p>臺東縣</text:p>
          </table:table-cell>
          <table:table-cell office:value-type="string" table:style-name="ce4">
            <text:p>總計</text:p>
          </table:table-cell>
          <table:table-cell office:value-type="float" office:value="1.35" table:formula="msoxl:=  IF(SUM(D10:F10)=0,&quot;-&quot;,SUM(D10:F10))" table:style-name="ce5">
            <text:p>1.35<text:s/></text:p>
          </table:table-cell>
          <table:table-cell office:value-type="float" office:value="0.45" table:style-name="ce5">
            <text:p>0.45<text:s/></text:p>
          </table:table-cell>
          <table:table-cell office:value-type="string" table:style-name="ce5">
            <text:p>-</text:p>
          </table:table-cell>
          <table:table-cell office:value-type="float" office:value="0.9" table:style-name="ce48">
            <text:p>0.90<text:s/></text:p>
          </table:table-cell>
          <table:table-cell office:value-type="string" office:string-value="-" table:formula="msoxl:=  IF(SUM(H10,L10)=0,&quot;-&quot;,SUM(H10,L10))" table:style-name="ce5">
            <text:p>-</text:p>
          </table:table-cell>
          <table:table-cell office:value-type="string" office:string-value="-" table:formula="msoxl:=  IF(SUM(I10:K10)=0,&quot;-&quot;,SUM(I10:K1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0:O10)=0,&quot;-&quot;,SUM(M10:O1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0.45" table:formula="msoxl:=  IF(SUM(D11:E11)=0,&quot;-&quot;,SUM(D11:E11))" table:style-name="ce5">
            <text:p>0.45<text:s/></text:p>
          </table:table-cell>
          <table:table-cell office:value-type="float" office:value="0.45" table:formula="msoxl:=  IF(SUM(D12:D16)=0,&quot;-&quot;,SUM(D12:D16))" table:style-name="ce5">
            <text:p>0.45<text:s/></text:p>
          </table:table-cell>
          <table:table-cell office:value-type="string" office:string-value="-" table:formula="msoxl:=  IF(SUM(E12:E16)=0,&quot;-&quot;,SUM(E12:E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11,L11)=0,&quot;-&quot;,SUM(H11,L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12:L16)=0,&quot;-&quot;,SUM(L12:L1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12:E12)=0,&quot;-&quot;,SUM(D12:E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2,L12)=0,&quot;-&quot;,SUM(H12,L12))" table:style-name="ce5">
            <text:p>-</text:p>
          </table:table-cell>
          <table:table-cell office:value-type="string" office:string-value="-" table:formula="msoxl:=  IF(SUM(I12:J12)=0,&quot;-&quot;,SUM(I12:J1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2:N12)=0,&quot;-&quot;,SUM(M12:N1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0.45" table:formula="msoxl:=  IF(SUM(D13:E13)=0,&quot;-&quot;,SUM(D13:E13))" table:style-name="ce5">
            <text:p>0.45<text:s/></text:p>
          </table:table-cell>
          <table:table-cell office:value-type="float" office:value="0.45" table:style-name="ce5">
            <text:p>0.45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3,L13)=0,&quot;-&quot;,SUM(H13,L13))" table:style-name="ce5">
            <text:p>-</text:p>
          </table:table-cell>
          <table:table-cell office:value-type="string" office:string-value="-" table:formula="msoxl:=  IF(SUM(I13:J13)=0,&quot;-&quot;,SUM(I13:J1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3:N13)=0,&quot;-&quot;,SUM(M13:N1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14:E14)=0,&quot;-&quot;,SUM(D14:E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4,L14)=0,&quot;-&quot;,SUM(H14,L14))" table:style-name="ce5">
            <text:p>-</text:p>
          </table:table-cell>
          <table:table-cell office:value-type="string" office:string-value="-" table:formula="msoxl:=  IF(SUM(I14:J14)=0,&quot;-&quot;,SUM(I14:J1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4:N14)=0,&quot;-&quot;,SUM(M14:N1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15:E15)=0,&quot;-&quot;,SUM(D15:E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5,L15)=0,&quot;-&quot;,SUM(H15,L15))" table:style-name="ce5">
            <text:p>-</text:p>
          </table:table-cell>
          <table:table-cell office:value-type="string" office:string-value="-" table:formula="msoxl:=  IF(SUM(I15:J15)=0,&quot;-&quot;,SUM(I15:J15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5:N15)=0,&quot;-&quot;,SUM(M15:N15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16:E16)=0,&quot;-&quot;,SUM(D16:E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6,L16)=0,&quot;-&quot;,SUM(H16,L16))" table:style-name="ce5">
            <text:p>-</text:p>
          </table:table-cell>
          <table:table-cell office:value-type="string" office:string-value="-" table:formula="msoxl:=  IF(SUM(I16:J16)=0,&quot;-&quot;,SUM(I16:J1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6:N16)=0,&quot;-&quot;,SUM(M16:N1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17:E17)=0,&quot;-&quot;,SUM(D17:E17))" table:style-name="ce5">
            <text:p>-</text:p>
          </table:table-cell>
          <table:table-cell office:value-type="string" office:string-value="-" table:formula="msoxl:=  IF(SUM(D18:D20)=0,&quot;-&quot;,SUM(D18:D20))" table:style-name="ce5">
            <text:p>-</text:p>
          </table:table-cell>
          <table:table-cell office:value-type="string" office:string-value="-" table:formula="msoxl:=  IF(SUM(E18:E20)=0,&quot;-&quot;,SUM(E18:E20))" table:style-name="ce5">
            <text:p>-</text:p>
          </table:table-cell>
          <table:covered-table-cell/>
          <table:table-cell office:value-type="string" office:string-value="-" table:formula="msoxl:=  IF(SUM(H17,L17)=0,&quot;-&quot;,SUM(H17,L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18:L20)=0,&quot;-&quot;,SUM(L18:L2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8,L18)=0,&quot;-&quot;,SUM(H18,L18))" table:style-name="ce5">
            <text:p>-</text:p>
          </table:table-cell>
          <table:table-cell office:value-type="string" office:string-value="-" table:formula="msoxl:=  IF(SUM(I18:J18)=0,&quot;-&quot;,SUM(I18:J1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8:N18)=0,&quot;-&quot;,SUM(M18:N1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9,L19)=0,&quot;-&quot;,SUM(H19,L19))" table:style-name="ce5">
            <text:p>-</text:p>
          </table:table-cell>
          <table:table-cell office:value-type="string" office:string-value="-" table:formula="msoxl:=  IF(SUM(I19:J19)=0,&quot;-&quot;,SUM(I19:J19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9:N19)=0,&quot;-&quot;,SUM(M19:N19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20:E20)=0,&quot;-&quot;,SUM(D20:E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0,L20)=0,&quot;-&quot;,SUM(H20,L20))" table:style-name="ce5">
            <text:p>-</text:p>
          </table:table-cell>
          <table:table-cell office:value-type="string" office:string-value="-" table:formula="msoxl:=  IF(SUM(I20:J20)=0,&quot;-&quot;,SUM(I20:J2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0:N20)=0,&quot;-&quot;,SUM(M20:N2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21:E21)=0,&quot;-&quot;,SUM(D21:E21))" table:style-name="ce5">
            <text:p>-</text:p>
          </table:table-cell>
          <table:table-cell office:value-type="string" office:string-value="-" table:formula="msoxl:=  IF(SUM(D22:D23)=0,&quot;-&quot;,SUM(D22:D23))" table:style-name="ce5">
            <text:p>-</text:p>
          </table:table-cell>
          <table:table-cell office:value-type="string" office:string-value="-" table:formula="msoxl:=  IF(SUM(E22:E23)=0,&quot;-&quot;,SUM(E22:E23))" table:style-name="ce5">
            <text:p>-</text:p>
          </table:table-cell>
          <table:covered-table-cell/>
          <table:table-cell office:value-type="string" office:string-value="-" table:formula="msoxl:=  IF(SUM(H21,L21)=0,&quot;-&quot;,SUM(H21,L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22:L23)=0,&quot;-&quot;,SUM(L22:L2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22:E22)=0,&quot;-&quot;,SUM(D22:E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2,L22)=0,&quot;-&quot;,SUM(H22,L22))" table:style-name="ce5">
            <text:p>-</text:p>
          </table:table-cell>
          <table:table-cell office:value-type="string" office:string-value="-" table:formula="msoxl:=  IF(SUM(I22:J22)=0,&quot;-&quot;,SUM(I22:J2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2:N22)=0,&quot;-&quot;,SUM(M22:N2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3,L23)=0,&quot;-&quot;,SUM(H23,L23))" table:style-name="ce5">
            <text:p>-</text:p>
          </table:table-cell>
          <table:table-cell office:value-type="string" office:string-value="-" table:formula="msoxl:=  IF(SUM(I23:J23)=0,&quot;-&quot;,SUM(I23:J2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3:N23)=0,&quot;-&quot;,SUM(M23:N2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table-cell office:value-type="string" table:number-columns-spanned="1" table:number-rows-spanned="14" table:style-name="ce100">
            <text:p>花蓮縣</text:p>
          </table:table-cell>
          <table:table-cell office:value-type="string" table:style-name="ce4">
            <text:p>總計</text:p>
          </table:table-cell>
          <table:table-cell office:value-type="string" office:string-value="-" table:formula="msoxl:=  IF(SUM(D24:F24)=0,&quot;-&quot;,SUM(D24:F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24,L24)=0,&quot;-&quot;,SUM(H24,L24))" table:style-name="ce5">
            <text:p>-</text:p>
          </table:table-cell>
          <table:table-cell office:value-type="string" office:string-value="-" table:formula="msoxl:=  IF(SUM(I24:K24)=0,&quot;-&quot;,SUM(I24:K2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4:O24)=0,&quot;-&quot;,SUM(M24:O2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25:E25)=0,&quot;-&quot;,SUM(D25:E25))" table:style-name="ce5">
            <text:p>-</text:p>
          </table:table-cell>
          <table:table-cell office:value-type="string" office:string-value="-" table:formula="msoxl:=  IF(SUM(D26:D30)=0,&quot;-&quot;,SUM(D26:D30))" table:style-name="ce5">
            <text:p>-</text:p>
          </table:table-cell>
          <table:table-cell office:value-type="string" office:string-value="-" table:formula="msoxl:=  IF(SUM(E26:E30)=0,&quot;-&quot;,SUM(E26:E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25,L25)=0,&quot;-&quot;,SUM(H25,L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26:L30)=0,&quot;-&quot;,SUM(L26:L3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26:E26)=0,&quot;-&quot;,SUM(D26:E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6,L26)=0,&quot;-&quot;,SUM(H26,L26))" table:style-name="ce5">
            <text:p>-</text:p>
          </table:table-cell>
          <table:table-cell office:value-type="string" office:string-value="-" table:formula="msoxl:=  IF(SUM(I26:J26)=0,&quot;-&quot;,SUM(I26:J2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6:N26)=0,&quot;-&quot;,SUM(M26:N2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27:E27)=0,&quot;-&quot;,SUM(D27:E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7,L27)=0,&quot;-&quot;,SUM(H27,L27))" table:style-name="ce5">
            <text:p>-</text:p>
          </table:table-cell>
          <table:table-cell office:value-type="string" office:string-value="-" table:formula="msoxl:=  IF(SUM(I27:J27)=0,&quot;-&quot;,SUM(I27:J2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7:N27)=0,&quot;-&quot;,SUM(M27:N2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28:E28)=0,&quot;-&quot;,SUM(D28:E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8,L28)=0,&quot;-&quot;,SUM(H28,L28))" table:style-name="ce5">
            <text:p>-</text:p>
          </table:table-cell>
          <table:table-cell office:value-type="string" office:string-value="-" table:formula="msoxl:=  IF(SUM(I28:J28)=0,&quot;-&quot;,SUM(I28:J2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8:N28)=0,&quot;-&quot;,SUM(M28:N2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29:E29)=0,&quot;-&quot;,SUM(D29:E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9,L29)=0,&quot;-&quot;,SUM(H29,L29))" table:style-name="ce5">
            <text:p>-</text:p>
          </table:table-cell>
          <table:table-cell office:value-type="string" office:string-value="-" table:formula="msoxl:=  IF(SUM(I29:J29)=0,&quot;-&quot;,SUM(I29:J29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9:N29)=0,&quot;-&quot;,SUM(M29:N29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30:E30)=0,&quot;-&quot;,SUM(D30:E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0,L30)=0,&quot;-&quot;,SUM(H30,L30))" table:style-name="ce5">
            <text:p>-</text:p>
          </table:table-cell>
          <table:table-cell office:value-type="string" office:string-value="-" table:formula="msoxl:=  IF(SUM(I30:J30)=0,&quot;-&quot;,SUM(I30:J3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0:N30)=0,&quot;-&quot;,SUM(M30:N3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31:E31)=0,&quot;-&quot;,SUM(D31:E31))" table:style-name="ce5">
            <text:p>-</text:p>
          </table:table-cell>
          <table:table-cell office:value-type="string" office:string-value="-" table:formula="msoxl:=  IF(SUM(D32:D34)=0,&quot;-&quot;,SUM(D32:D34))" table:style-name="ce5">
            <text:p>-</text:p>
          </table:table-cell>
          <table:table-cell office:value-type="string" office:string-value="-" table:formula="msoxl:=  IF(SUM(E32:E34)=0,&quot;-&quot;,SUM(E32:E34))" table:style-name="ce5">
            <text:p>-</text:p>
          </table:table-cell>
          <table:covered-table-cell/>
          <table:table-cell office:value-type="string" office:string-value="-" table:formula="msoxl:=  IF(SUM(H31,L31)=0,&quot;-&quot;,SUM(H31,L31))" table:style-name="ce5">
            <text:p>-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32:L34)=0,&quot;-&quot;,SUM(L32:L3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2,L32)=0,&quot;-&quot;,SUM(H32,L32))" table:style-name="ce5">
            <text:p>-</text:p>
          </table:table-cell>
          <table:table-cell office:value-type="string" office:string-value="-" table:formula="msoxl:=  IF(SUM(I32:J32)=0,&quot;-&quot;,SUM(I32:J3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2:N32)=0,&quot;-&quot;,SUM(M32:N3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33:E33)=0,&quot;-&quot;,SUM(D33:E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3,L33)=0,&quot;-&quot;,SUM(H33,L33))" table:style-name="ce5">
            <text:p>-</text:p>
          </table:table-cell>
          <table:table-cell office:value-type="string" office:string-value="-" table:formula="msoxl:=  IF(SUM(I33:J33)=0,&quot;-&quot;,SUM(I33:J3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3:N33)=0,&quot;-&quot;,SUM(M33:N3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34:E34)=0,&quot;-&quot;,SUM(D34:E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4,L34)=0,&quot;-&quot;,SUM(H34,L34))" table:style-name="ce5">
            <text:p>-</text:p>
          </table:table-cell>
          <table:table-cell office:value-type="string" office:string-value="-" table:formula="msoxl:=  IF(SUM(I34:J34)=0,&quot;-&quot;,SUM(I34:J3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4:N34)=0,&quot;-&quot;,SUM(M34:N3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35:E35)=0,&quot;-&quot;,SUM(D35:E35))" table:style-name="ce5">
            <text:p>-</text:p>
          </table:table-cell>
          <table:table-cell office:value-type="string" office:string-value="-" table:formula="msoxl:=  IF(SUM(D36:D37)=0,&quot;-&quot;,SUM(D36:D37))" table:style-name="ce5">
            <text:p>-</text:p>
          </table:table-cell>
          <table:table-cell office:value-type="string" office:string-value="-" table:formula="msoxl:=  IF(SUM(E36:E37)=0,&quot;-&quot;,SUM(E36:E37))" table:style-name="ce5">
            <text:p>-</text:p>
          </table:table-cell>
          <table:covered-table-cell/>
          <table:table-cell office:value-type="string" office:string-value="-" table:formula="msoxl:=  IF(SUM(H35,L35)=0,&quot;-&quot;,SUM(H35,L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36:L37)=0,&quot;-&quot;,SUM(L36:L3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36:E36)=0,&quot;-&quot;,SUM(D36:E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6,L36)=0,&quot;-&quot;,SUM(H36,L36))" table:style-name="ce5">
            <text:p>-</text:p>
          </table:table-cell>
          <table:table-cell office:value-type="string" office:string-value="-" table:formula="msoxl:=  IF(SUM(I36:J36)=0,&quot;-&quot;,SUM(I36:J3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6:N36)=0,&quot;-&quot;,SUM(M36:N3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37:E37)=0,&quot;-&quot;,SUM(D37:E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7,L37)=0,&quot;-&quot;,SUM(H37,L37))" table:style-name="ce5">
            <text:p>-</text:p>
          </table:table-cell>
          <table:table-cell office:value-type="string" office:string-value="-" table:formula="msoxl:=  IF(SUM(I37:J37)=0,&quot;-&quot;,SUM(I37:J3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7:N37)=0,&quot;-&quot;,SUM(M37:N3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table-cell office:value-type="string" table:number-columns-spanned="1" table:number-rows-spanned="14" table:style-name="ce99">
            <text:p>澎湖縣</text:p>
          </table:table-cell>
          <table:table-cell office:value-type="string" table:style-name="ce4">
            <text:p>總計</text:p>
          </table:table-cell>
          <table:table-cell office:value-type="string" office:string-value="-" table:formula="msoxl:=  IF(SUM(D38:F38)=0,&quot;-&quot;,SUM(D38:F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float" office:value="161500" table:formula="msoxl:=  IF(SUM(H38,L38)=0,&quot;-&quot;,SUM(H38,L38))" table:style-name="ce5">
            <text:p>161,500.00<text:s/></text:p>
          </table:table-cell>
          <table:table-cell office:value-type="float" office:value="161500" table:formula="msoxl:=  IF(SUM(I38:K38)=0,&quot;-&quot;,SUM(I38:K38))" table:style-name="ce5">
            <text:p>161,500.00<text:s/></text:p>
          </table:table-cell>
          <table:table-cell office:value-type="float" office:value="161500" table:style-name="ce41">
            <text:p>161,500.00<text:s/></text:p>
          </table:table-cell>
          <table:table-cell table:number-columns-repeated="2" table:style-name="ce42"/>
          <table:table-cell office:value-type="string" office:string-value="-" table:formula="msoxl:=  IF(SUM(M38:O38)=0,&quot;-&quot;,SUM(M38:O3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39:E39)=0,&quot;-&quot;,SUM(D39:E39))" table:style-name="ce5">
            <text:p>-</text:p>
          </table:table-cell>
          <table:table-cell office:value-type="string" office:string-value="-" table:formula="msoxl:=  IF(SUM(D40:D44)=0,&quot;-&quot;,SUM(D40:D44))" table:style-name="ce5">
            <text:p>-</text:p>
          </table:table-cell>
          <table:table-cell office:value-type="string" office:string-value="-" table:formula="msoxl:=  IF(SUM(E40:E44)=0,&quot;-&quot;,SUM(E40:E44))" table:style-name="ce5">
            <text:p>-</text:p>
          </table:table-cell>
          <table:table-cell table:number-columns-spanned="1" table:number-rows-spanned="13" table:style-name="ce104"/>
          <table:table-cell office:value-type="float" office:value="49500" table:formula="msoxl:=  IF(SUM(H39,L39)=0,&quot;-&quot;,SUM(H39,L39))" table:style-name="ce5">
            <text:p>49,500.00<text:s/></text:p>
          </table:table-cell>
          <table:table-cell office:value-type="float" office:value="49500" table:formula="msoxl:=  IF(SUM(H40:H44)=0,&quot;-&quot;,SUM(H40:H44))" table:style-name="ce5">
            <text:p>49,500.00<text:s/>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40:L44)=0,&quot;-&quot;,SUM(L40:L4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0,L40)=0,&quot;-&quot;,SUM(H40,L40))" table:style-name="ce5">
            <text:p>-</text:p>
          </table:table-cell>
          <table:table-cell office:value-type="string" office:string-value="-" table:formula="msoxl:=  IF(SUM(I40:J40)=0,&quot;-&quot;,SUM(I40:J4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0:N40)=0,&quot;-&quot;,SUM(M40:N4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41:E41)=0,&quot;-&quot;,SUM(D41:E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1,L41)=0,&quot;-&quot;,SUM(H41,L41))" table:style-name="ce5">
            <text:p>-</text:p>
          </table:table-cell>
          <table:table-cell office:value-type="string" office:string-value="-" table:formula="msoxl:=  IF(SUM(I41:J41)=0,&quot;-&quot;,SUM(I41:J4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1:N41)=0,&quot;-&quot;,SUM(M41:N4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42:E42)=0,&quot;-&quot;,SUM(D42:E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2,L42)=0,&quot;-&quot;,SUM(H42,L42))" table:style-name="ce5">
            <text:p>-</text:p>
          </table:table-cell>
          <table:table-cell office:value-type="string" office:string-value="-" table:formula="msoxl:=  IF(SUM(I42:J42)=0,&quot;-&quot;,SUM(I42:J4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2:N42)=0,&quot;-&quot;,SUM(M42:N4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43:E43)=0,&quot;-&quot;,SUM(D43:E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3,L43)=0,&quot;-&quot;,SUM(H43,L43))" table:style-name="ce5">
            <text:p>-</text:p>
          </table:table-cell>
          <table:table-cell office:value-type="string" office:string-value="-" table:formula="msoxl:=  IF(SUM(I43:J43)=0,&quot;-&quot;,SUM(I43:J4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3:N43)=0,&quot;-&quot;,SUM(M43:N4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49500" table:formula="msoxl:=  IF(SUM(H44,L44)=0,&quot;-&quot;,SUM(H44,L44))" table:style-name="ce5">
            <text:p>49,500.00<text:s/></text:p>
          </table:table-cell>
          <table:table-cell office:value-type="float" office:value="49500" table:formula="msoxl:=  IF(SUM(I44:J44)=0,&quot;-&quot;,SUM(I44:J44))" table:style-name="ce5">
            <text:p>49,500.00<text:s/></text:p>
          </table:table-cell>
          <table:table-cell office:value-type="float" office:value="49500" table:style-name="ce41">
            <text:p>49,500.00<text:s/></text:p>
          </table:table-cell>
          <table:table-cell table:number-columns-repeated="2" table:style-name="ce42"/>
          <table:table-cell office:value-type="string" office:string-value="-" table:formula="msoxl:=  IF(SUM(M44:N44)=0,&quot;-&quot;,SUM(M44:N4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  IF(SUM(D46:D48)=0,&quot;-&quot;,SUM(D46:D48))" table:style-name="ce5">
            <text:p>-</text:p>
          </table:table-cell>
          <table:table-cell office:value-type="string" office:string-value="-" table:formula="msoxl:=  IF(SUM(E46:E48)=0,&quot;-&quot;,SUM(E46:E48))" table:style-name="ce5">
            <text:p>-</text:p>
          </table:table-cell>
          <table:covered-table-cell/>
          <table:table-cell office:value-type="string" office:string-value="-" table:formula="msoxl:=  IF(SUM(H45,L45)=0,&quot;-&quot;,SUM(H45,L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46:L48)=0,&quot;-&quot;,SUM(L46:L4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6,L46)=0,&quot;-&quot;,SUM(H46,L46))" table:style-name="ce5">
            <text:p>-</text:p>
          </table:table-cell>
          <table:table-cell office:value-type="string" office:string-value="-" table:formula="msoxl:=  IF(SUM(I46:J46)=0,&quot;-&quot;,SUM(I46:J4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6:N46)=0,&quot;-&quot;,SUM(M46:N4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7,L47)=0,&quot;-&quot;,SUM(H47,L47))" table:style-name="ce5">
            <text:p>-</text:p>
          </table:table-cell>
          <table:table-cell office:value-type="string" office:string-value="-" table:formula="msoxl:=  IF(SUM(I47:J47)=0,&quot;-&quot;,SUM(I47:J4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7:N47)=0,&quot;-&quot;,SUM(M47:N4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8,L48)=0,&quot;-&quot;,SUM(H48,L48))" table:style-name="ce5">
            <text:p>-</text:p>
          </table:table-cell>
          <table:table-cell office:value-type="string" office:string-value="-" table:formula="msoxl:=  IF(SUM(I48:J48)=0,&quot;-&quot;,SUM(I48:J4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8:N48)=0,&quot;-&quot;,SUM(M48:N4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49:E49)=0,&quot;-&quot;,SUM(D49:E49))" table:style-name="ce5">
            <text:p>-</text:p>
          </table:table-cell>
          <table:table-cell office:value-type="string" office:string-value="-" table:formula="msoxl:=  IF(SUM(D50:D51)=0,&quot;-&quot;,SUM(D50:D51))" table:style-name="ce5">
            <text:p>-</text:p>
          </table:table-cell>
          <table:table-cell office:value-type="string" office:string-value="-" table:formula="msoxl:=  IF(SUM(E50:E51)=0,&quot;-&quot;,SUM(E50:E51))" table:style-name="ce5">
            <text:p>-</text:p>
          </table:table-cell>
          <table:covered-table-cell/>
          <table:table-cell office:value-type="string" office:string-value="-" table:formula="msoxl:=  IF(SUM(H49,L49)=0,&quot;-&quot;,SUM(H49,L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50:L51)=0,&quot;-&quot;,SUM(L50:L5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50:E50)=0,&quot;-&quot;,SUM(D50:E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50,L50)=0,&quot;-&quot;,SUM(H50,L50))" table:style-name="ce5">
            <text:p>-</text:p>
          </table:table-cell>
          <table:table-cell office:value-type="string" office:string-value="-" table:formula="msoxl:=  IF(SUM(I50:J50)=0,&quot;-&quot;,SUM(I50:J5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50:N50)=0,&quot;-&quot;,SUM(M50:N5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51,L51)=0,&quot;-&quot;,SUM(H51,L51))" table:style-name="ce5">
            <text:p>-</text:p>
          </table:table-cell>
          <table:table-cell office:value-type="string" office:string-value="-" table:formula="msoxl:=  IF(SUM(I51:J51)=0,&quot;-&quot;,SUM(I51:J5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51:N51)=0,&quot;-&quot;,SUM(M51:N5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3"/>
          <table:table-cell table:number-columns-repeated="7" table:style-name="ce14"/>
          <table:table-cell table:style-name="ce60"/>
          <table:table-cell table:number-columns-repeated="16360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8">
            <text:p>註 本表只揭露主要魚種，各魚種養殖面積之合計，將不等於總養殖面積。</text:p>
          </table:table-cell>
          <table:table-cell table:number-columns-repeated="3" table:style-name="ce8"/>
          <table:table-cell table:number-columns-repeated="9" table:style-name="ce2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number-columns-repeated="6" table:style-name="ce68"/>
          <table:table-cell table:style-name="ce2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1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18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1" table:default-cell-style-name="ce2"/>
        <table:table-column table:style-name="co3" table:default-cell-style-name="ce49"/>
        <table:table-column table:style-name="co3" table:number-columns-repeated="3" table:default-cell-style-name="ce2"/>
        <table:table-column table:style-name="co3" table:default-cell-style-name="ce3"/>
        <table:table-column table:style-name="co4" table:number-columns-repeated="16366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8" table:style-name="ce63"/>
          <table:table-cell office:value-type="string" table:style-name="ce61">
            <text:p><text:s/>9．AQUACULTURE AREA BY SPECIES(Continued)</text:p>
          </table:table-cell>
          <table:table-cell table:number-columns-repeated="2" table:style-name="ce63"/>
          <table:table-cell table:style-name="ce66"/>
          <table:table-cell table:number-columns-repeated="3" table:style-name="ce63"/>
          <table:table-cell table:number-columns-repeated="16367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number-columns-repeated="5"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style-name="ce15"/>
          <table:table-cell table:style-name="ce45"/>
          <table:table-cell table:number-columns-repeated="16370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2" table:number-rows-spanned="1" table:style-name="ce87">
            <text:p>箱網養殖：立方公尺</text:p>
          </table:table-cell>
          <table:covered-table-cell/>
          <table:table-cell table:number-columns-repeated="2"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8"/>
          <table:table-cell table:style-name="ce46"/>
          <table:table-cell table:number-columns-repeated="16370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table:style-name="ce19"/>
          <table:table-cell table:number-columns-repeated="3" table:style-name="ce22"/>
          <table:table-cell office:value-type="string" table:number-columns-spanned="12" table:number-rows-spanned="1" table:style-name="ce103">
            <text:p>海面養殖</text:p>
          </table:table-cell>
          <table:covered-table-cell table:number-columns-repeated="11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2">
            <text:p>總計</text:p>
          </table:table-cell>
          <table:covered-table-cell table:number-columns-repeated="3"/>
          <table:table-cell office:value-type="string" table:number-columns-spanned="12" table:number-rows-spanned="1" table:style-name="ce98">
            <text:p>Marine Culture</text:p>
          </table:table-cell>
          <table:covered-table-cell table:number-columns-repeated="11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2">
            <text:p><text:s/>Grand Total</text:p>
          </table:table-cell>
          <table:covered-table-cell table:number-columns-repeated="3"/>
          <table:table-cell office:value-type="string" table:number-columns-spanned="4" table:number-rows-spanned="1" table:style-name="ce103">
            <text:p>海面養殖合計</text:p>
          </table:table-cell>
          <table:covered-table-cell table:number-columns-repeated="3"/>
          <table:table-cell office:value-type="string" table:number-columns-spanned="4" table:number-rows-spanned="1" table:style-name="ce103">
            <text:p>淺海養殖</text:p>
          </table:table-cell>
          <table:covered-table-cell table:number-columns-repeated="3"/>
          <table:table-cell office:value-type="string" table:number-columns-spanned="4" table:number-rows-spanned="1" table:style-name="ce103">
            <text:p>其他海面養殖</text:p>
          </table:table-cell>
          <table:covered-table-cell table:number-columns-repeated="3"/>
          <table:table-cell table:number-columns-repeated="16366" table:style-name="ce15"/>
        </table:table-row>
        <table:table-row table:style-name="ro3">
          <table:covered-table-cell/>
          <table:covered-table-cell/>
          <table:table-cell table:number-columns-spanned="4" table:number-rows-spanned="1" table:style-name="ce98"/>
          <table:covered-table-cell table:number-columns-repeated="3"/>
          <table:table-cell office:value-type="string" table:number-columns-spanned="4" table:number-rows-spanned="1" table:style-name="ce98">
            <text:p>Total Marine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Shallow Sea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Other Marine Culture</text:p>
          </table:table-cell>
          <table:covered-table-cell table:number-columns-repeated="3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style-name="ce34">
            <text:p>合計</text:p>
          </table:table-cell>
          <table:table-cell office:value-type="string" table:style-name="ce34">
            <text:p>單養</text:p>
          </table:table-cell>
          <table:table-cell office:value-type="string" table:style-name="ce34">
            <text:p>混養</text:p>
          </table:table-cell>
          <table:table-cell office:value-type="string" table:style-name="ce34">
            <text:p>休養</text:p>
          </table:table-cell>
          <table:table-cell office:value-type="string" table:style-name="ce34">
            <text:p>合計</text:p>
          </table:table-cell>
          <table:table-cell office:value-type="string" table:style-name="ce34">
            <text:p>單養</text:p>
          </table:table-cell>
          <table:table-cell office:value-type="string" table:style-name="ce34">
            <text:p>混養</text:p>
          </table:table-cell>
          <table:table-cell office:value-type="string" table:style-name="ce33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47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1">
            <text:p>Suspend-Culture</text:p>
          </table:table-cell>
          <table:table-cell office:value-type="string" table:style-name="ce52">
            <text:p>Sub Total</text:p>
          </table:table-cell>
          <table:table-cell office:value-type="string" table:style-name="ce52">
            <text:p>Mono-Culture</text:p>
          </table:table-cell>
          <table:table-cell office:value-type="string" table:style-name="ce52">
            <text:p>Poly-Culture</text:p>
          </table:table-cell>
          <table:table-cell office:value-type="string" table:style-name="ce53">
            <text:p>Suspend-Culture</text:p>
          </table:table-cell>
          <table:table-cell office:value-type="string" table:style-name="ce52">
            <text:p>Sub Total</text:p>
          </table:table-cell>
          <table:table-cell office:value-type="string" table:style-name="ce52">
            <text:p>Mono-Culture</text:p>
          </table:table-cell>
          <table:table-cell office:value-type="string" table:style-name="ce52">
            <text:p>Poly-Culture</text:p>
          </table:table-cell>
          <table:table-cell office:value-type="string" table:style-name="ce50">
            <text:p>Suspend-Culture</text:p>
          </table:table-cell>
          <table:table-cell table:number-columns-repeated="16366" table:style-name="ce15"/>
        </table:table-row>
        <table:table-row table:style-name="ro3">
          <table:table-cell office:value-type="string" table:number-columns-spanned="1" table:number-rows-spanned="14" table:style-name="ce100">
            <text:p>新竹市</text:p>
          </table:table-cell>
          <table:table-cell office:value-type="string" table:style-name="ce4">
            <text:p>總計</text:p>
          </table:table-cell>
          <table:table-cell office:value-type="float" office:value="111.48" table:formula="msoxl:=  IF(SUM(D10:F10)=0,&quot;-&quot;,SUM(D10:F10))" table:style-name="ce5">
            <text:p>111.48<text:s/></text:p>
          </table:table-cell>
          <table:table-cell office:value-type="float" office:value="46.89" table:formula="msoxl:=IF(SUM(H10,水產養殖面積19!D10)=0,&quot;-&quot;,SUM(H10,水產養殖面積19!D10))" table:style-name="ce5">
            <text:p>46.89<text:s/></text:p>
          </table:table-cell>
          <table:table-cell office:value-type="float" office:value="18.59" table:formula="msoxl:=IF(SUM(I10,水產養殖面積19!E10)=0,&quot;-&quot;,SUM(I10,水產養殖面積19!E10))" table:style-name="ce5">
            <text:p>18.59<text:s/></text:p>
          </table:table-cell>
          <table:table-cell office:value-type="float" office:value="46" table:formula="msoxl:=IF(SUM(J10,水產養殖面積19!F10)=0,&quot;-&quot;,SUM(J10,水產養殖面積19!F10))" table:style-name="ce5">
            <text:p>46.00<text:s/></text:p>
          </table:table-cell>
          <table:table-cell office:value-type="float" office:value="80" table:formula="msoxl:=  IF(SUM(H10:J10)=0,&quot;-&quot;,SUM(H10:J10))" table:style-name="ce5">
            <text:p>80.00<text:s/></text:p>
          </table:table-cell>
          <table:table-cell office:value-type="float" office:value="39" table:formula="msoxl:=  IF(SUM(L10,P10)=0,&quot;-&quot;,SUM(L10,P10))" table:style-name="ce5">
            <text:p>39.00<text:s/></text:p>
          </table:table-cell>
          <table:table-cell office:value-type="string" office:string-value="-" table:formula="msoxl:=  IF(SUM(M10,Q10)=0,&quot;-&quot;,SUM(M10,Q10))" table:style-name="ce5">
            <text:p>-</text:p>
          </table:table-cell>
          <table:table-cell office:value-type="float" office:value="41" table:formula="msoxl:=  IF(SUM(N10,R10)=0,&quot;-&quot;,SUM(N10,R10))" table:style-name="ce5">
            <text:p>41.00<text:s/></text:p>
          </table:table-cell>
          <table:table-cell office:value-type="float" office:value="80" table:formula="msoxl:=  IF(SUM(L10:N10)=0,&quot;-&quot;,SUM(L10:N10))" table:style-name="ce5">
            <text:p>80.00<text:s/></text:p>
          </table:table-cell>
          <table:table-cell office:value-type="float" office:value="39" table:style-name="ce5">
            <text:p>39.00<text:s/></text:p>
          </table:table-cell>
          <table:table-cell office:value-type="string" table:style-name="ce5">
            <text:p>-</text:p>
          </table:table-cell>
          <table:table-cell office:value-type="float" office:value="41" table:style-name="ce48">
            <text:p>41.00<text:s/></text:p>
          </table:table-cell>
          <table:table-cell office:value-type="string" office:string-value="-" table:formula="msoxl:=  IF(SUM(P10:R10)=0,&quot;-&quot;,SUM(P10:R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5.13" table:formula="msoxl:=  IF(SUM(D11:E11)=0,&quot;-&quot;,SUM(D11:E11))" table:style-name="ce5">
            <text:p>5.13<text:s/></text:p>
          </table:table-cell>
          <table:table-cell office:value-type="float" office:value="2.61" table:formula="msoxl:=IF(SUM(H11,水產養殖面積19!D11)=0,&quot;-&quot;,SUM(H11,水產養殖面積19!D11))" table:style-name="ce5">
            <text:p>2.61<text:s/></text:p>
          </table:table-cell>
          <table:table-cell office:value-type="float" office:value="2.52" table:formula="msoxl:=IF(SUM(I11,水產養殖面積19!E11)=0,&quot;-&quot;,SUM(I11,水產養殖面積19!E11))" table:style-name="ce5">
            <text:p>2.52<text:s/></text:p>
          </table:table-cell>
          <table:table-cell table:number-columns-spanned="1" table:number-rows-spanned="13" table:style-name="ce91"/>
          <table:table-cell office:value-type="string" office:string-value="-" table:formula="msoxl:=  IF(SUM(H11:I11)=0,&quot;-&quot;,SUM(H11:I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office:value-type="string" office:string-value="-" table:formula="msoxl:=  IF(SUM(I12:I16)=0,&quot;-&quot;,SUM(I12:I16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11:M11)=0,&quot;-&quot;,SUM(L11:M11))" table:style-name="ce5">
            <text:p>-</text:p>
          </table:table-cell>
          <table:table-cell office:value-type="string" office:string-value="-" table:formula="msoxl:=  IF(SUM(L12:L16)=0,&quot;-&quot;,SUM(L12:L16))" table:style-name="ce5">
            <text:p>-</text:p>
          </table:table-cell>
          <table:table-cell office:value-type="string" office:string-value="-" table:formula="msoxl:=  IF(SUM(M12:M16)=0,&quot;-&quot;,SUM(M12:M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11:Q11)=0,&quot;-&quot;,SUM(P11:Q11))" table:style-name="ce5">
            <text:p>-</text:p>
          </table:table-cell>
          <table:table-cell office:value-type="string" office:string-value="-" table:formula="msoxl:=  IF(SUM(P12:P16)=0,&quot;-&quot;,SUM(P12:P16))" table:style-name="ce5">
            <text:p>-</text:p>
          </table:table-cell>
          <table:table-cell office:value-type="string" office:string-value="-" table:formula="msoxl:=  IF(SUM(Q12:Q16)=0,&quot;-&quot;,SUM(Q12:Q16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2.52" table:formula="msoxl:=  IF(SUM(D12:E12)=0,&quot;-&quot;,SUM(D12:E12))" table:style-name="ce5">
            <text:p>2.52<text:s/></text:p>
          </table:table-cell>
          <table:table-cell office:value-type="string" office:string-value="-" table:formula="msoxl:=IF(SUM(H12,水產養殖面積19!D12)=0,&quot;-&quot;,SUM(H12,水產養殖面積19!D12))" table:style-name="ce5">
            <text:p>-</text:p>
          </table:table-cell>
          <table:table-cell office:value-type="float" office:value="2.52" table:formula="msoxl:=IF(SUM(I12,水產養殖面積19!E12)=0,&quot;-&quot;,SUM(I12,水產養殖面積19!E12))" table:style-name="ce5">
            <text:p>2.52<text:s/></text:p>
          </table:table-cell>
          <table:covered-table-cell/>
          <table:table-cell office:value-type="string" office:string-value="-" table:formula="msoxl:=  IF(SUM(H12:I12)=0,&quot;-&quot;,SUM(H12:I12))" table:style-name="ce5">
            <text:p>-</text:p>
          </table:table-cell>
          <table:table-cell office:value-type="string" office:string-value="-" table:formula="msoxl:=  IF(SUM(L12,P12)=0,&quot;-&quot;,SUM(L12,P12))" table:style-name="ce5">
            <text:p>-</text:p>
          </table:table-cell>
          <table:table-cell office:value-type="string" office:string-value="-" table:formula="msoxl:=  IF(SUM(M12,Q12)=0,&quot;-&quot;,SUM(M12,Q12))" table:style-name="ce5">
            <text:p>-</text:p>
          </table:table-cell>
          <table:covered-table-cell/>
          <table:table-cell office:value-type="string" office:string-value="-" table:formula="msoxl:=  IF(SUM(L12:M12)=0,&quot;-&quot;,SUM(L12:M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2:Q12)=0,&quot;-&quot;,SUM(P12:Q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13:E13)=0,&quot;-&quot;,SUM(D13:E13))" table:style-name="ce5">
            <text:p>-</text:p>
          </table:table-cell>
          <table:table-cell office:value-type="string" office:string-value="-" table:formula="msoxl:=IF(SUM(H13,水產養殖面積19!D13)=0,&quot;-&quot;,SUM(H13,水產養殖面積19!D13))" table:style-name="ce5">
            <text:p>-</text:p>
          </table:table-cell>
          <table:table-cell office:value-type="string" office:string-value="-" table:formula="msoxl:=IF(SUM(I13,水產養殖面積19!E13)=0,&quot;-&quot;,SUM(I13,水產養殖面積19!E13))" table:style-name="ce5">
            <text:p>-</text:p>
          </table:table-cell>
          <table:covered-table-cell/>
          <table:table-cell office:value-type="string" office:string-value="-" table:formula="msoxl:=  IF(SUM(H13:I13)=0,&quot;-&quot;,SUM(H13:I13))" table:style-name="ce5">
            <text:p>-</text:p>
          </table:table-cell>
          <table:table-cell office:value-type="string" office:string-value="-" table:formula="msoxl:=  IF(SUM(L13,P13)=0,&quot;-&quot;,SUM(L13,P13))" table:style-name="ce5">
            <text:p>-</text:p>
          </table:table-cell>
          <table:table-cell office:value-type="string" office:string-value="-" table:formula="msoxl:=  IF(SUM(M13,Q13)=0,&quot;-&quot;,SUM(M13,Q13))" table:style-name="ce5">
            <text:p>-</text:p>
          </table:table-cell>
          <table:covered-table-cell/>
          <table:table-cell office:value-type="string" office:string-value="-" table:formula="msoxl:=  IF(SUM(L13:M13)=0,&quot;-&quot;,SUM(L13:M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3:Q13)=0,&quot;-&quot;,SUM(P13:Q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14:E14)=0,&quot;-&quot;,SUM(D14:E14))" table:style-name="ce5">
            <text:p>-</text:p>
          </table:table-cell>
          <table:table-cell office:value-type="string" office:string-value="-" table:formula="msoxl:=IF(SUM(H14,水產養殖面積19!D14)=0,&quot;-&quot;,SUM(H14,水產養殖面積19!D14))" table:style-name="ce5">
            <text:p>-</text:p>
          </table:table-cell>
          <table:table-cell office:value-type="string" office:string-value="-" table:formula="msoxl:=IF(SUM(I14,水產養殖面積19!E14)=0,&quot;-&quot;,SUM(I14,水產養殖面積19!E14))" table:style-name="ce5">
            <text:p>-</text:p>
          </table:table-cell>
          <table:covered-table-cell/>
          <table:table-cell office:value-type="string" office:string-value="-" table:formula="msoxl:=  IF(SUM(H14:I14)=0,&quot;-&quot;,SUM(H14:I14))" table:style-name="ce5">
            <text:p>-</text:p>
          </table:table-cell>
          <table:table-cell office:value-type="string" office:string-value="-" table:formula="msoxl:=  IF(SUM(L14,P14)=0,&quot;-&quot;,SUM(L14,P14))" table:style-name="ce5">
            <text:p>-</text:p>
          </table:table-cell>
          <table:table-cell office:value-type="string" office:string-value="-" table:formula="msoxl:=  IF(SUM(M14,Q14)=0,&quot;-&quot;,SUM(M14,Q14))" table:style-name="ce5">
            <text:p>-</text:p>
          </table:table-cell>
          <table:covered-table-cell/>
          <table:table-cell office:value-type="string" office:string-value="-" table:formula="msoxl:=  IF(SUM(L14:M14)=0,&quot;-&quot;,SUM(L14:M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4:Q14)=0,&quot;-&quot;,SUM(P14:Q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15:E15)=0,&quot;-&quot;,SUM(D15:E15))" table:style-name="ce5">
            <text:p>-</text:p>
          </table:table-cell>
          <table:table-cell office:value-type="string" office:string-value="-" table:formula="msoxl:=IF(SUM(H15,水產養殖面積19!D15)=0,&quot;-&quot;,SUM(H15,水產養殖面積19!D15))" table:style-name="ce5">
            <text:p>-</text:p>
          </table:table-cell>
          <table:table-cell office:value-type="string" office:string-value="-" table:formula="msoxl:=IF(SUM(I15,水產養殖面積19!E15)=0,&quot;-&quot;,SUM(I15,水產養殖面積19!E15))" table:style-name="ce5">
            <text:p>-</text:p>
          </table:table-cell>
          <table:covered-table-cell/>
          <table:table-cell office:value-type="string" office:string-value="-" table:formula="msoxl:=  IF(SUM(H15:I15)=0,&quot;-&quot;,SUM(H15:I15))" table:style-name="ce5">
            <text:p>-</text:p>
          </table:table-cell>
          <table:table-cell office:value-type="string" office:string-value="-" table:formula="msoxl:=  IF(SUM(L15,P15)=0,&quot;-&quot;,SUM(L15,P15))" table:style-name="ce5">
            <text:p>-</text:p>
          </table:table-cell>
          <table:table-cell office:value-type="string" office:string-value="-" table:formula="msoxl:=  IF(SUM(M15,Q15)=0,&quot;-&quot;,SUM(M15,Q15))" table:style-name="ce5">
            <text:p>-</text:p>
          </table:table-cell>
          <table:covered-table-cell/>
          <table:table-cell office:value-type="string" office:string-value="-" table:formula="msoxl:=  IF(SUM(L15:M15)=0,&quot;-&quot;,SUM(L15:M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5:Q15)=0,&quot;-&quot;,SUM(P15:Q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2.61" table:formula="msoxl:=  IF(SUM(D16:E16)=0,&quot;-&quot;,SUM(D16:E16))" table:style-name="ce5">
            <text:p>2.61<text:s/></text:p>
          </table:table-cell>
          <table:table-cell office:value-type="float" office:value="2.61" table:formula="msoxl:=IF(SUM(H16,水產養殖面積19!D16)=0,&quot;-&quot;,SUM(H16,水產養殖面積19!D16))" table:style-name="ce5">
            <text:p>2.61<text:s/></text:p>
          </table:table-cell>
          <table:table-cell office:value-type="string" office:string-value="-" table:formula="msoxl:=IF(SUM(I16,水產養殖面積19!E16)=0,&quot;-&quot;,SUM(I16,水產養殖面積19!E16))" table:style-name="ce5">
            <text:p>-</text:p>
          </table:table-cell>
          <table:covered-table-cell/>
          <table:table-cell office:value-type="string" office:string-value="-" table:formula="msoxl:=  IF(SUM(H16:I16)=0,&quot;-&quot;,SUM(H16:I16))" table:style-name="ce5">
            <text:p>-</text:p>
          </table:table-cell>
          <table:table-cell office:value-type="string" office:string-value="-" table:formula="msoxl:=  IF(SUM(L16,P16)=0,&quot;-&quot;,SUM(L16,P16))" table:style-name="ce5">
            <text:p>-</text:p>
          </table:table-cell>
          <table:table-cell office:value-type="string" office:string-value="-" table:formula="msoxl:=  IF(SUM(M16,Q16)=0,&quot;-&quot;,SUM(M16,Q16))" table:style-name="ce5">
            <text:p>-</text:p>
          </table:table-cell>
          <table:covered-table-cell/>
          <table:table-cell office:value-type="string" office:string-value="-" table:formula="msoxl:=  IF(SUM(L16:M16)=0,&quot;-&quot;,SUM(L16:M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6:Q16)=0,&quot;-&quot;,SUM(P16:Q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39" table:formula="msoxl:=  IF(SUM(D17:E17)=0,&quot;-&quot;,SUM(D17:E17))" table:style-name="ce5">
            <text:p>39.00<text:s/></text:p>
          </table:table-cell>
          <table:table-cell office:value-type="float" office:value="39" table:formula="msoxl:=IF(SUM(H17,水產養殖面積19!D17)=0,&quot;-&quot;,SUM(H17,水產養殖面積19!D17))" table:style-name="ce5">
            <text:p>39.00<text:s/></text:p>
          </table:table-cell>
          <table:table-cell office:value-type="string" office:string-value="-" table:formula="msoxl:=IF(SUM(I17,水產養殖面積19!E17)=0,&quot;-&quot;,SUM(I17,水產養殖面積19!E17))" table:style-name="ce5">
            <text:p>-</text:p>
          </table:table-cell>
          <table:covered-table-cell/>
          <table:table-cell office:value-type="float" office:value="39" table:formula="msoxl:=  IF(SUM(H17:I17)=0,&quot;-&quot;,SUM(H17:I17))" table:style-name="ce5">
            <text:p>39.00<text:s/></text:p>
          </table:table-cell>
          <table:table-cell office:value-type="float" office:value="39" table:formula="msoxl:=  IF(SUM(H18:H20)=0,&quot;-&quot;,SUM(H18:H20))" table:style-name="ce5">
            <text:p>39.00<text:s/></text:p>
          </table:table-cell>
          <table:table-cell office:value-type="string" office:string-value="-" table:formula="msoxl:=  IF(SUM(I18:I20)=0,&quot;-&quot;,SUM(I18:I20))" table:style-name="ce5">
            <text:p>-</text:p>
          </table:table-cell>
          <table:covered-table-cell/>
          <table:table-cell office:value-type="float" office:value="39" table:formula="msoxl:=  IF(SUM(L17:M17)=0,&quot;-&quot;,SUM(L17:M17))" table:style-name="ce5">
            <text:p>39.00<text:s/></text:p>
          </table:table-cell>
          <table:table-cell office:value-type="float" office:value="39" table:formula="msoxl:=  IF(SUM(L18:L20)=0,&quot;-&quot;,SUM(L18:L20))" table:style-name="ce5">
            <text:p>39.00<text:s/></text:p>
          </table:table-cell>
          <table:table-cell office:value-type="string" office:string-value="-" table:formula="msoxl:=  IF(SUM(M18:M20)=0,&quot;-&quot;,SUM(M18:M20))" table:style-name="ce5">
            <text:p>-</text:p>
          </table:table-cell>
          <table:covered-table-cell/>
          <table:table-cell office:value-type="string" office:string-value="-" table:formula="msoxl:=  IF(SUM(P17:Q17)=0,&quot;-&quot;,SUM(P17:Q17))" table:style-name="ce5">
            <text:p>-</text:p>
          </table:table-cell>
          <table:table-cell office:value-type="string" office:string-value="-" table:formula="msoxl:=  IF(SUM(P18:P20)=0,&quot;-&quot;,SUM(P18:P20))" table:style-name="ce5">
            <text:p>-</text:p>
          </table:table-cell>
          <table:table-cell office:value-type="string" office:string-value="-" table:formula="msoxl:=  IF(SUM(Q18:Q20)=0,&quot;-&quot;,SUM(Q18:Q20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float" office:value="29" table:formula="msoxl:=  IF(SUM(D18:E18)=0,&quot;-&quot;,SUM(D18:E18))" table:style-name="ce5">
            <text:p>29.00<text:s/></text:p>
          </table:table-cell>
          <table:table-cell office:value-type="float" office:value="29" table:formula="msoxl:=IF(SUM(H18,水產養殖面積19!D18)=0,&quot;-&quot;,SUM(H18,水產養殖面積19!D18))" table:style-name="ce5">
            <text:p>29.00<text:s/></text:p>
          </table:table-cell>
          <table:table-cell office:value-type="string" office:string-value="-" table:formula="msoxl:=IF(SUM(I18,水產養殖面積19!E18)=0,&quot;-&quot;,SUM(I18,水產養殖面積19!E18))" table:style-name="ce5">
            <text:p>-</text:p>
          </table:table-cell>
          <table:covered-table-cell/>
          <table:table-cell office:value-type="float" office:value="29" table:formula="msoxl:=  IF(SUM(H18:I18)=0,&quot;-&quot;,SUM(H18:I18))" table:style-name="ce5">
            <text:p>29.00<text:s/></text:p>
          </table:table-cell>
          <table:table-cell office:value-type="float" office:value="29" table:formula="msoxl:=  IF(SUM(L18,P18)=0,&quot;-&quot;,SUM(L18,P18))" table:style-name="ce5">
            <text:p>29.00<text:s/></text:p>
          </table:table-cell>
          <table:table-cell office:value-type="string" office:string-value="-" table:formula="msoxl:=  IF(SUM(M18,Q18)=0,&quot;-&quot;,SUM(M18,Q18))" table:style-name="ce5">
            <text:p>-</text:p>
          </table:table-cell>
          <table:covered-table-cell/>
          <table:table-cell office:value-type="float" office:value="29" table:formula="msoxl:=  IF(SUM(L18:M18)=0,&quot;-&quot;,SUM(L18:M18))" table:style-name="ce5">
            <text:p>29.00<text:s/></text:p>
          </table:table-cell>
          <table:table-cell office:value-type="float" office:value="29" table:style-name="ce5">
            <text:p>29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8:Q18)=0,&quot;-&quot;,SUM(P18:Q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10" table:formula="msoxl:=  IF(SUM(D19:E19)=0,&quot;-&quot;,SUM(D19:E19))" table:style-name="ce5">
            <text:p>10.00<text:s/></text:p>
          </table:table-cell>
          <table:table-cell office:value-type="float" office:value="10" table:formula="msoxl:=IF(SUM(H19,水產養殖面積19!D19)=0,&quot;-&quot;,SUM(H19,水產養殖面積19!D19))" table:style-name="ce5">
            <text:p>10.00<text:s/></text:p>
          </table:table-cell>
          <table:table-cell office:value-type="string" office:string-value="-" table:formula="msoxl:=IF(SUM(I19,水產養殖面積19!E19)=0,&quot;-&quot;,SUM(I19,水產養殖面積19!E19))" table:style-name="ce5">
            <text:p>-</text:p>
          </table:table-cell>
          <table:covered-table-cell/>
          <table:table-cell office:value-type="float" office:value="10" table:formula="msoxl:=  IF(SUM(H19:I19)=0,&quot;-&quot;,SUM(H19:I19))" table:style-name="ce5">
            <text:p>10.00<text:s/></text:p>
          </table:table-cell>
          <table:table-cell office:value-type="float" office:value="10" table:formula="msoxl:=  IF(SUM(L19,P19)=0,&quot;-&quot;,SUM(L19,P19))" table:style-name="ce5">
            <text:p>10.00<text:s/></text:p>
          </table:table-cell>
          <table:table-cell office:value-type="string" office:string-value="-" table:formula="msoxl:=  IF(SUM(M19,Q19)=0,&quot;-&quot;,SUM(M19,Q19))" table:style-name="ce5">
            <text:p>-</text:p>
          </table:table-cell>
          <table:covered-table-cell/>
          <table:table-cell office:value-type="float" office:value="10" table:formula="msoxl:=  IF(SUM(L19:M19)=0,&quot;-&quot;,SUM(L19:M19))" table:style-name="ce5">
            <text:p>10.00<text:s/></text:p>
          </table:table-cell>
          <table:table-cell office:value-type="float" office:value="10" table:style-name="ce5">
            <text:p>10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9:Q19)=0,&quot;-&quot;,SUM(P19:Q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20:E20)=0,&quot;-&quot;,SUM(D20:E20))" table:style-name="ce5">
            <text:p>-</text:p>
          </table:table-cell>
          <table:table-cell office:value-type="string" office:string-value="-" table:formula="msoxl:=IF(SUM(H20,水產養殖面積19!D20)=0,&quot;-&quot;,SUM(H20,水產養殖面積19!D20))" table:style-name="ce5">
            <text:p>-</text:p>
          </table:table-cell>
          <table:table-cell office:value-type="string" office:string-value="-" table:formula="msoxl:=IF(SUM(I20,水產養殖面積19!E20)=0,&quot;-&quot;,SUM(I20,水產養殖面積19!E20))" table:style-name="ce5">
            <text:p>-</text:p>
          </table:table-cell>
          <table:covered-table-cell/>
          <table:table-cell office:value-type="string" office:string-value="-" table:formula="msoxl:=  IF(SUM(H20:I20)=0,&quot;-&quot;,SUM(H20:I20))" table:style-name="ce5">
            <text:p>-</text:p>
          </table:table-cell>
          <table:table-cell office:value-type="string" office:string-value="-" table:formula="msoxl:=  IF(SUM(L20,P20)=0,&quot;-&quot;,SUM(L20,P20))" table:style-name="ce5">
            <text:p>-</text:p>
          </table:table-cell>
          <table:table-cell office:value-type="string" office:string-value="-" table:formula="msoxl:=  IF(SUM(M20,Q20)=0,&quot;-&quot;,SUM(M20,Q20))" table:style-name="ce5">
            <text:p>-</text:p>
          </table:table-cell>
          <table:covered-table-cell/>
          <table:table-cell office:value-type="string" office:string-value="-" table:formula="msoxl:=  IF(SUM(L20:M20)=0,&quot;-&quot;,SUM(L20:M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0:Q20)=0,&quot;-&quot;,SUM(P20:Q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4.93" table:formula="msoxl:=  IF(SUM(D21:E21)=0,&quot;-&quot;,SUM(D21:E21))" table:style-name="ce5">
            <text:p>4.93<text:s/></text:p>
          </table:table-cell>
          <table:table-cell office:value-type="float" office:value="1.42" table:formula="msoxl:=IF(SUM(H21,水產養殖面積19!D21)=0,&quot;-&quot;,SUM(H21,水產養殖面積19!D21))" table:style-name="ce5">
            <text:p>1.42<text:s/></text:p>
          </table:table-cell>
          <table:table-cell office:value-type="float" office:value="3.51" table:formula="msoxl:=IF(SUM(I21,水產養殖面積19!E21)=0,&quot;-&quot;,SUM(I21,水產養殖面積19!E21))" table:style-name="ce5">
            <text:p>3.51<text:s/></text:p>
          </table:table-cell>
          <table:covered-table-cell/>
          <table:table-cell office:value-type="string" office:string-value="-" table:formula="msoxl:=  IF(SUM(H21:I21)=0,&quot;-&quot;,SUM(H21:I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office:value-type="string" office:string-value="-" table:formula="msoxl:=  IF(SUM(I22:I23)=0,&quot;-&quot;,SUM(I22:I23))" table:style-name="ce5">
            <text:p>-</text:p>
          </table:table-cell>
          <table:covered-table-cell/>
          <table:table-cell office:value-type="string" office:string-value="-" table:formula="msoxl:=  IF(SUM(L21:M21)=0,&quot;-&quot;,SUM(L21:M21))" table:style-name="ce5">
            <text:p>-</text:p>
          </table:table-cell>
          <table:table-cell office:value-type="string" office:string-value="-" table:formula="msoxl:=  IF(SUM(L22:L23)=0,&quot;-&quot;,SUM(L22:L23))" table:style-name="ce5">
            <text:p>-</text:p>
          </table:table-cell>
          <table:table-cell office:value-type="string" office:string-value="-" table:formula="msoxl:=  IF(SUM(M22:M23)=0,&quot;-&quot;,SUM(M22:M23))" table:style-name="ce5">
            <text:p>-</text:p>
          </table:table-cell>
          <table:covered-table-cell/>
          <table:table-cell office:value-type="string" office:string-value="-" table:formula="msoxl:=  IF(SUM(P21:Q21)=0,&quot;-&quot;,SUM(P21:Q21))" table:style-name="ce5">
            <text:p>-</text:p>
          </table:table-cell>
          <table:table-cell office:value-type="string" office:string-value="-" table:formula="msoxl:=  IF(SUM(P22:P23)=0,&quot;-&quot;,SUM(P22:P23))" table:style-name="ce5">
            <text:p>-</text:p>
          </table:table-cell>
          <table:table-cell office:value-type="string" office:string-value="-" table:formula="msoxl:=  IF(SUM(Q22:Q23)=0,&quot;-&quot;,SUM(Q22:Q23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4.93" table:formula="msoxl:=  IF(SUM(D22:E22)=0,&quot;-&quot;,SUM(D22:E22))" table:style-name="ce5">
            <text:p>4.93<text:s/></text:p>
          </table:table-cell>
          <table:table-cell office:value-type="float" office:value="1.42" table:formula="msoxl:=IF(SUM(H22,水產養殖面積19!D22)=0,&quot;-&quot;,SUM(H22,水產養殖面積19!D22))" table:style-name="ce5">
            <text:p>1.42<text:s/></text:p>
          </table:table-cell>
          <table:table-cell office:value-type="float" office:value="3.51" table:formula="msoxl:=IF(SUM(I22,水產養殖面積19!E22)=0,&quot;-&quot;,SUM(I22,水產養殖面積19!E22))" table:style-name="ce5">
            <text:p>3.51<text:s/></text:p>
          </table:table-cell>
          <table:covered-table-cell/>
          <table:table-cell office:value-type="string" office:string-value="-" table:formula="msoxl:=  IF(SUM(H22:I22)=0,&quot;-&quot;,SUM(H22:I22))" table:style-name="ce5">
            <text:p>-</text:p>
          </table:table-cell>
          <table:table-cell office:value-type="string" office:string-value="-" table:formula="msoxl:=  IF(SUM(L22,P22)=0,&quot;-&quot;,SUM(L22,P22))" table:style-name="ce5">
            <text:p>-</text:p>
          </table:table-cell>
          <table:table-cell office:value-type="string" office:string-value="-" table:formula="msoxl:=  IF(SUM(M22,Q22)=0,&quot;-&quot;,SUM(M22,Q22))" table:style-name="ce5">
            <text:p>-</text:p>
          </table:table-cell>
          <table:covered-table-cell/>
          <table:table-cell office:value-type="string" office:string-value="-" table:formula="msoxl:=  IF(SUM(L22:M22)=0,&quot;-&quot;,SUM(L22:M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2:Q22)=0,&quot;-&quot;,SUM(P22:Q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office:string-value="-" table:formula="msoxl:=IF(SUM(H23,水產養殖面積19!D23)=0,&quot;-&quot;,SUM(H23,水產養殖面積19!D23))" table:style-name="ce5">
            <text:p>-</text:p>
          </table:table-cell>
          <table:table-cell office:value-type="string" office:string-value="-" table:formula="msoxl:=IF(SUM(I23,水產養殖面積19!E23)=0,&quot;-&quot;,SUM(I23,水產養殖面積19!E23))" table:style-name="ce5">
            <text:p>-</text:p>
          </table:table-cell>
          <table:covered-table-cell/>
          <table:table-cell office:value-type="string" office:string-value="-" table:formula="msoxl:=  IF(SUM(H23:I23)=0,&quot;-&quot;,SUM(H23:I23))" table:style-name="ce5">
            <text:p>-</text:p>
          </table:table-cell>
          <table:table-cell office:value-type="string" office:string-value="-" table:formula="msoxl:=  IF(SUM(L23,P23)=0,&quot;-&quot;,SUM(L23,P23))" table:style-name="ce5">
            <text:p>-</text:p>
          </table:table-cell>
          <table:table-cell office:value-type="string" office:string-value="-" table:formula="msoxl:=  IF(SUM(M23,Q23)=0,&quot;-&quot;,SUM(M23,Q23))" table:style-name="ce5">
            <text:p>-</text:p>
          </table:table-cell>
          <table:covered-table-cell/>
          <table:table-cell office:value-type="string" office:string-value="-" table:formula="msoxl:=  IF(SUM(L23:M23)=0,&quot;-&quot;,SUM(L23:M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3:Q23)=0,&quot;-&quot;,SUM(P23:Q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table-cell office:value-type="string" table:number-columns-spanned="1" table:number-rows-spanned="14" table:style-name="ce100">
            <text:p>金馬地區</text:p>
          </table:table-cell>
          <table:table-cell office:value-type="string" table:style-name="ce4">
            <text:p>總計</text:p>
          </table:table-cell>
          <table:table-cell office:value-type="float" office:value="483" table:formula="msoxl:=  IF(SUM(D24:F24)=0,&quot;-&quot;,SUM(D24:F24))" table:style-name="ce5">
            <text:p>483.00<text:s/></text:p>
          </table:table-cell>
          <table:table-cell office:value-type="float" office:value="271" table:formula="msoxl:=IF(SUM(H24,水產養殖面積19!D24)=0,&quot;-&quot;,SUM(H24,水產養殖面積19!D24))" table:style-name="ce5">
            <text:p>271.00<text:s/></text:p>
          </table:table-cell>
          <table:table-cell office:value-type="float" office:value="212" table:formula="msoxl:=IF(SUM(I24,水產養殖面積19!E24)=0,&quot;-&quot;,SUM(I24,水產養殖面積19!E24))" table:style-name="ce5">
            <text:p>212.00<text:s/></text:p>
          </table:table-cell>
          <table:table-cell office:value-type="string" office:string-value="-" table:formula="msoxl:=IF(SUM(J24,水產養殖面積19!F24)=0,&quot;-&quot;,SUM(J24,水產養殖面積19!F24))" table:style-name="ce5">
            <text:p>-</text:p>
          </table:table-cell>
          <table:table-cell office:value-type="float" office:value="447" table:formula="msoxl:=  IF(SUM(H24:J24)=0,&quot;-&quot;,SUM(H24:J24))" table:style-name="ce5">
            <text:p>447.00<text:s/></text:p>
          </table:table-cell>
          <table:table-cell office:value-type="float" office:value="249" table:formula="msoxl:=  IF(SUM(L24,P24)=0,&quot;-&quot;,SUM(L24,P24))" table:style-name="ce5">
            <text:p>249.00<text:s/></text:p>
          </table:table-cell>
          <table:table-cell office:value-type="float" office:value="198" table:formula="msoxl:=  IF(SUM(M24,Q24)=0,&quot;-&quot;,SUM(M24,Q24))" table:style-name="ce5">
            <text:p>198.00<text:s/></text:p>
          </table:table-cell>
          <table:table-cell office:value-type="string" office:string-value="-" table:formula="msoxl:=  IF(SUM(N24,R24)=0,&quot;-&quot;,SUM(N24,R24))" table:style-name="ce5">
            <text:p>-</text:p>
          </table:table-cell>
          <table:table-cell office:value-type="float" office:value="447" table:formula="msoxl:=  IF(SUM(L24:N24)=0,&quot;-&quot;,SUM(L24:N24))" table:style-name="ce5">
            <text:p>447.00<text:s/></text:p>
          </table:table-cell>
          <table:table-cell office:value-type="float" office:value="249" table:style-name="ce5">
            <text:p>249.00<text:s/></text:p>
          </table:table-cell>
          <table:table-cell office:value-type="float" office:value="198" table:style-name="ce5">
            <text:p>198.00<text:s/>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24:R24)=0,&quot;-&quot;,SUM(P24:R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6" table:formula="msoxl:=  IF(SUM(D25:E25)=0,&quot;-&quot;,SUM(D25:E25))" table:style-name="ce5">
            <text:p>16.00<text:s/></text:p>
          </table:table-cell>
          <table:table-cell office:value-type="float" office:value="16" table:formula="msoxl:=IF(SUM(H25,水產養殖面積19!D25)=0,&quot;-&quot;,SUM(H25,水產養殖面積19!D25))" table:style-name="ce5">
            <text:p>16.00<text:s/></text:p>
          </table:table-cell>
          <table:table-cell office:value-type="string" office:string-value="-" table:formula="msoxl:=IF(SUM(I25,水產養殖面積19!E25)=0,&quot;-&quot;,SUM(I25,水產養殖面積19!E25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H25:I25)=0,&quot;-&quot;,SUM(H25:I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office:value-type="string" office:string-value="-" table:formula="msoxl:=  IF(SUM(I26:I30)=0,&quot;-&quot;,SUM(I26:I30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25:M25)=0,&quot;-&quot;,SUM(L25:M25))" table:style-name="ce5">
            <text:p>-</text:p>
          </table:table-cell>
          <table:table-cell office:value-type="string" office:string-value="-" table:formula="msoxl:=  IF(SUM(L26:L30)=0,&quot;-&quot;,SUM(L26:L30))" table:style-name="ce5">
            <text:p>-</text:p>
          </table:table-cell>
          <table:table-cell office:value-type="string" office:string-value="-" table:formula="msoxl:=  IF(SUM(M26:M30)=0,&quot;-&quot;,SUM(M26:M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25:Q25)=0,&quot;-&quot;,SUM(P25:Q25))" table:style-name="ce5">
            <text:p>-</text:p>
          </table:table-cell>
          <table:table-cell office:value-type="string" office:string-value="-" table:formula="msoxl:=  IF(SUM(P26:P30)=0,&quot;-&quot;,SUM(P26:P30))" table:style-name="ce5">
            <text:p>-</text:p>
          </table:table-cell>
          <table:table-cell office:value-type="string" office:string-value="-" table:formula="msoxl:=  IF(SUM(Q26:Q30)=0,&quot;-&quot;,SUM(Q26:Q30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26:E26)=0,&quot;-&quot;,SUM(D26:E26))" table:style-name="ce5">
            <text:p>-</text:p>
          </table:table-cell>
          <table:table-cell office:value-type="string" office:string-value="-" table:formula="msoxl:=IF(SUM(H26,水產養殖面積19!D26)=0,&quot;-&quot;,SUM(H26,水產養殖面積19!D26))" table:style-name="ce5">
            <text:p>-</text:p>
          </table:table-cell>
          <table:table-cell office:value-type="string" office:string-value="-" table:formula="msoxl:=IF(SUM(I26,水產養殖面積19!E26)=0,&quot;-&quot;,SUM(I26,水產養殖面積19!E26))" table:style-name="ce5">
            <text:p>-</text:p>
          </table:table-cell>
          <table:covered-table-cell/>
          <table:table-cell office:value-type="string" office:string-value="-" table:formula="msoxl:=  IF(SUM(H26:I26)=0,&quot;-&quot;,SUM(H26:I26))" table:style-name="ce5">
            <text:p>-</text:p>
          </table:table-cell>
          <table:table-cell office:value-type="string" office:string-value="-" table:formula="msoxl:=  IF(SUM(L26,P26)=0,&quot;-&quot;,SUM(L26,P26))" table:style-name="ce5">
            <text:p>-</text:p>
          </table:table-cell>
          <table:table-cell office:value-type="string" office:string-value="-" table:formula="msoxl:=  IF(SUM(M26,Q26)=0,&quot;-&quot;,SUM(M26,Q26))" table:style-name="ce5">
            <text:p>-</text:p>
          </table:table-cell>
          <table:covered-table-cell/>
          <table:table-cell office:value-type="string" office:string-value="-" table:formula="msoxl:=  IF(SUM(L26:M26)=0,&quot;-&quot;,SUM(L26:M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6:Q26)=0,&quot;-&quot;,SUM(P26:Q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5" table:formula="msoxl:=  IF(SUM(D27:E27)=0,&quot;-&quot;,SUM(D27:E27))" table:style-name="ce5">
            <text:p>15.00<text:s/></text:p>
          </table:table-cell>
          <table:table-cell office:value-type="float" office:value="15" table:formula="msoxl:=IF(SUM(H27,水產養殖面積19!D27)=0,&quot;-&quot;,SUM(H27,水產養殖面積19!D27))" table:style-name="ce5">
            <text:p>15.00<text:s/></text:p>
          </table:table-cell>
          <table:table-cell office:value-type="string" office:string-value="-" table:formula="msoxl:=IF(SUM(I27,水產養殖面積19!E27)=0,&quot;-&quot;,SUM(I27,水產養殖面積19!E27))" table:style-name="ce5">
            <text:p>-</text:p>
          </table:table-cell>
          <table:covered-table-cell/>
          <table:table-cell office:value-type="string" office:string-value="-" table:formula="msoxl:=  IF(SUM(H27:I27)=0,&quot;-&quot;,SUM(H27:I27))" table:style-name="ce5">
            <text:p>-</text:p>
          </table:table-cell>
          <table:table-cell office:value-type="string" office:string-value="-" table:formula="msoxl:=  IF(SUM(L27,P27)=0,&quot;-&quot;,SUM(L27,P27))" table:style-name="ce5">
            <text:p>-</text:p>
          </table:table-cell>
          <table:table-cell office:value-type="string" office:string-value="-" table:formula="msoxl:=  IF(SUM(M27,Q27)=0,&quot;-&quot;,SUM(M27,Q27))" table:style-name="ce5">
            <text:p>-</text:p>
          </table:table-cell>
          <table:covered-table-cell/>
          <table:table-cell office:value-type="string" office:string-value="-" table:formula="msoxl:=  IF(SUM(L27:M27)=0,&quot;-&quot;,SUM(L27:M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7:Q27)=0,&quot;-&quot;,SUM(P27:Q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28:E28)=0,&quot;-&quot;,SUM(D28:E28))" table:style-name="ce5">
            <text:p>-</text:p>
          </table:table-cell>
          <table:table-cell office:value-type="string" office:string-value="-" table:formula="msoxl:=IF(SUM(H28,水產養殖面積19!D28)=0,&quot;-&quot;,SUM(H28,水產養殖面積19!D28))" table:style-name="ce5">
            <text:p>-</text:p>
          </table:table-cell>
          <table:table-cell office:value-type="string" office:string-value="-" table:formula="msoxl:=IF(SUM(I28,水產養殖面積19!E28)=0,&quot;-&quot;,SUM(I28,水產養殖面積19!E28))" table:style-name="ce5">
            <text:p>-</text:p>
          </table:table-cell>
          <table:covered-table-cell/>
          <table:table-cell office:value-type="string" office:string-value="-" table:formula="msoxl:=  IF(SUM(H28:I28)=0,&quot;-&quot;,SUM(H28:I28))" table:style-name="ce5">
            <text:p>-</text:p>
          </table:table-cell>
          <table:table-cell office:value-type="string" office:string-value="-" table:formula="msoxl:=  IF(SUM(L28,P28)=0,&quot;-&quot;,SUM(L28,P28))" table:style-name="ce5">
            <text:p>-</text:p>
          </table:table-cell>
          <table:table-cell office:value-type="string" office:string-value="-" table:formula="msoxl:=  IF(SUM(M28,Q28)=0,&quot;-&quot;,SUM(M28,Q28))" table:style-name="ce5">
            <text:p>-</text:p>
          </table:table-cell>
          <table:covered-table-cell/>
          <table:table-cell office:value-type="string" office:string-value="-" table:formula="msoxl:=  IF(SUM(L28:M28)=0,&quot;-&quot;,SUM(L28:M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8:Q28)=0,&quot;-&quot;,SUM(P28:Q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1" table:formula="msoxl:=  IF(SUM(D29:E29)=0,&quot;-&quot;,SUM(D29:E29))" table:style-name="ce5">
            <text:p>1.00<text:s/></text:p>
          </table:table-cell>
          <table:table-cell office:value-type="float" office:value="1" table:formula="msoxl:=IF(SUM(H29,水產養殖面積19!D29)=0,&quot;-&quot;,SUM(H29,水產養殖面積19!D29))" table:style-name="ce5">
            <text:p>1.00<text:s/></text:p>
          </table:table-cell>
          <table:table-cell office:value-type="string" office:string-value="-" table:formula="msoxl:=IF(SUM(I29,水產養殖面積19!E29)=0,&quot;-&quot;,SUM(I29,水產養殖面積19!E29))" table:style-name="ce5">
            <text:p>-</text:p>
          </table:table-cell>
          <table:covered-table-cell/>
          <table:table-cell office:value-type="string" office:string-value="-" table:formula="msoxl:=  IF(SUM(H29:I29)=0,&quot;-&quot;,SUM(H29:I29))" table:style-name="ce5">
            <text:p>-</text:p>
          </table:table-cell>
          <table:table-cell office:value-type="string" office:string-value="-" table:formula="msoxl:=  IF(SUM(L29,P29)=0,&quot;-&quot;,SUM(L29,P29))" table:style-name="ce5">
            <text:p>-</text:p>
          </table:table-cell>
          <table:table-cell office:value-type="string" office:string-value="-" table:formula="msoxl:=  IF(SUM(M29,Q29)=0,&quot;-&quot;,SUM(M29,Q29))" table:style-name="ce5">
            <text:p>-</text:p>
          </table:table-cell>
          <table:covered-table-cell/>
          <table:table-cell office:value-type="string" office:string-value="-" table:formula="msoxl:=  IF(SUM(L29:M29)=0,&quot;-&quot;,SUM(L29:M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9:Q29)=0,&quot;-&quot;,SUM(P29:Q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30:E30)=0,&quot;-&quot;,SUM(D30:E30))" table:style-name="ce5">
            <text:p>-</text:p>
          </table:table-cell>
          <table:table-cell office:value-type="string" office:string-value="-" table:formula="msoxl:=IF(SUM(H30,水產養殖面積19!D30)=0,&quot;-&quot;,SUM(H30,水產養殖面積19!D30))" table:style-name="ce5">
            <text:p>-</text:p>
          </table:table-cell>
          <table:table-cell office:value-type="string" office:string-value="-" table:formula="msoxl:=IF(SUM(I30,水產養殖面積19!E30)=0,&quot;-&quot;,SUM(I30,水產養殖面積19!E30))" table:style-name="ce5">
            <text:p>-</text:p>
          </table:table-cell>
          <table:covered-table-cell/>
          <table:table-cell office:value-type="string" office:string-value="-" table:formula="msoxl:=  IF(SUM(H30:I30)=0,&quot;-&quot;,SUM(H30:I30))" table:style-name="ce5">
            <text:p>-</text:p>
          </table:table-cell>
          <table:table-cell office:value-type="string" office:string-value="-" table:formula="msoxl:=  IF(SUM(L30,P30)=0,&quot;-&quot;,SUM(L30,P30))" table:style-name="ce5">
            <text:p>-</text:p>
          </table:table-cell>
          <table:table-cell office:value-type="string" office:string-value="-" table:formula="msoxl:=  IF(SUM(M30,Q30)=0,&quot;-&quot;,SUM(M30,Q30))" table:style-name="ce5">
            <text:p>-</text:p>
          </table:table-cell>
          <table:covered-table-cell/>
          <table:table-cell office:value-type="string" office:string-value="-" table:formula="msoxl:=  IF(SUM(L30:M30)=0,&quot;-&quot;,SUM(L30:M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0:Q30)=0,&quot;-&quot;,SUM(P30:Q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244" table:formula="msoxl:=  IF(SUM(D31:E31)=0,&quot;-&quot;,SUM(D31:E31))" table:style-name="ce5">
            <text:p>244.00<text:s/></text:p>
          </table:table-cell>
          <table:table-cell office:value-type="float" office:value="244" table:formula="msoxl:=IF(SUM(H31,水產養殖面積19!D31)=0,&quot;-&quot;,SUM(H31,水產養殖面積19!D31))" table:style-name="ce5">
            <text:p>244.00<text:s/></text:p>
          </table:table-cell>
          <table:table-cell office:value-type="string" office:string-value="-" table:formula="msoxl:=IF(SUM(I31,水產養殖面積19!E31)=0,&quot;-&quot;,SUM(I31,水產養殖面積19!E31))" table:style-name="ce5">
            <text:p>-</text:p>
          </table:table-cell>
          <table:covered-table-cell/>
          <table:table-cell office:value-type="float" office:value="244" table:formula="msoxl:=  IF(SUM(H31:I31)=0,&quot;-&quot;,SUM(H31:I31))" table:style-name="ce5">
            <text:p>244.00<text:s/></text:p>
          </table:table-cell>
          <table:table-cell office:value-type="float" office:value="244" table:formula="msoxl:=  IF(SUM(H32:H34)=0,&quot;-&quot;,SUM(H32:H34))" table:style-name="ce5">
            <text:p>244.00<text:s/></text:p>
          </table:table-cell>
          <table:table-cell office:value-type="string" office:string-value="-" table:formula="msoxl:=  IF(SUM(I32:I34)=0,&quot;-&quot;,SUM(I32:I34))" table:style-name="ce5">
            <text:p>-</text:p>
          </table:table-cell>
          <table:covered-table-cell/>
          <table:table-cell office:value-type="float" office:value="244" table:formula="msoxl:=  IF(SUM(L31:M31)=0,&quot;-&quot;,SUM(L31:M31))" table:style-name="ce5">
            <text:p>244.00<text:s/></text:p>
          </table:table-cell>
          <table:table-cell office:value-type="float" office:value="244" table:formula="msoxl:=  IF(SUM(L32:L34)=0,&quot;-&quot;,SUM(L32:L34))" table:style-name="ce5">
            <text:p>244.00<text:s/></text:p>
          </table:table-cell>
          <table:table-cell office:value-type="string" office:string-value="-" table:formula="msoxl:=  IF(SUM(M32:M34)=0,&quot;-&quot;,SUM(M32:M34))" table:style-name="ce5">
            <text:p>-</text:p>
          </table:table-cell>
          <table:covered-table-cell/>
          <table:table-cell office:value-type="string" office:string-value="-" table:formula="msoxl:=  IF(SUM(P31:Q31)=0,&quot;-&quot;,SUM(P31:Q31))" table:style-name="ce5">
            <text:p>-</text:p>
          </table:table-cell>
          <table:table-cell office:value-type="string" office:string-value="-" table:formula="msoxl:=  IF(SUM(P32:P34)=0,&quot;-&quot;,SUM(P32:P34))" table:style-name="ce5">
            <text:p>-</text:p>
          </table:table-cell>
          <table:table-cell office:value-type="string" office:string-value="-" table:formula="msoxl:=  IF(SUM(Q32:Q34)=0,&quot;-&quot;,SUM(Q32:Q34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float" office:value="242" table:formula="msoxl:=  IF(SUM(D32:E32)=0,&quot;-&quot;,SUM(D32:E32))" table:style-name="ce5">
            <text:p>242.00<text:s/></text:p>
          </table:table-cell>
          <table:table-cell office:value-type="float" office:value="242" table:formula="msoxl:=IF(SUM(H32,水產養殖面積19!D32)=0,&quot;-&quot;,SUM(H32,水產養殖面積19!D32))" table:style-name="ce5">
            <text:p>242.00<text:s/></text:p>
          </table:table-cell>
          <table:table-cell office:value-type="string" office:string-value="-" table:formula="msoxl:=IF(SUM(I32,水產養殖面積19!E32)=0,&quot;-&quot;,SUM(I32,水產養殖面積19!E32))" table:style-name="ce5">
            <text:p>-</text:p>
          </table:table-cell>
          <table:covered-table-cell/>
          <table:table-cell office:value-type="float" office:value="242" table:formula="msoxl:=  IF(SUM(H32:I32)=0,&quot;-&quot;,SUM(H32:I32))" table:style-name="ce5">
            <text:p>242.00<text:s/></text:p>
          </table:table-cell>
          <table:table-cell office:value-type="float" office:value="242" table:formula="msoxl:=  IF(SUM(L32,P32)=0,&quot;-&quot;,SUM(L32,P32))" table:style-name="ce5">
            <text:p>242.00<text:s/></text:p>
          </table:table-cell>
          <table:table-cell office:value-type="string" office:string-value="-" table:formula="msoxl:=  IF(SUM(M32,Q32)=0,&quot;-&quot;,SUM(M32,Q32))" table:style-name="ce5">
            <text:p>-</text:p>
          </table:table-cell>
          <table:covered-table-cell/>
          <table:table-cell office:value-type="float" office:value="242" table:formula="msoxl:=  IF(SUM(L32:M32)=0,&quot;-&quot;,SUM(L32:M32))" table:style-name="ce5">
            <text:p>242.00<text:s/></text:p>
          </table:table-cell>
          <table:table-cell office:value-type="float" office:value="242" table:style-name="ce5">
            <text:p>242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2:Q32)=0,&quot;-&quot;,SUM(P32:Q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2" table:formula="msoxl:=  IF(SUM(D33:E33)=0,&quot;-&quot;,SUM(D33:E33))" table:style-name="ce5">
            <text:p>2.00<text:s/></text:p>
          </table:table-cell>
          <table:table-cell office:value-type="float" office:value="2" table:formula="msoxl:=IF(SUM(H33,水產養殖面積19!D33)=0,&quot;-&quot;,SUM(H33,水產養殖面積19!D33))" table:style-name="ce5">
            <text:p>2.00<text:s/></text:p>
          </table:table-cell>
          <table:table-cell office:value-type="string" office:string-value="-" table:formula="msoxl:=IF(SUM(I33,水產養殖面積19!E33)=0,&quot;-&quot;,SUM(I33,水產養殖面積19!E33))" table:style-name="ce5">
            <text:p>-</text:p>
          </table:table-cell>
          <table:covered-table-cell/>
          <table:table-cell office:value-type="float" office:value="2" table:formula="msoxl:=  IF(SUM(H33:I33)=0,&quot;-&quot;,SUM(H33:I33))" table:style-name="ce5">
            <text:p>2.00<text:s/></text:p>
          </table:table-cell>
          <table:table-cell office:value-type="float" office:value="2" table:formula="msoxl:=  IF(SUM(L33,P33)=0,&quot;-&quot;,SUM(L33,P33))" table:style-name="ce5">
            <text:p>2.00<text:s/></text:p>
          </table:table-cell>
          <table:table-cell office:value-type="string" office:string-value="-" table:formula="msoxl:=  IF(SUM(M33,Q33)=0,&quot;-&quot;,SUM(M33,Q33))" table:style-name="ce5">
            <text:p>-</text:p>
          </table:table-cell>
          <table:covered-table-cell/>
          <table:table-cell office:value-type="float" office:value="2" table:formula="msoxl:=  IF(SUM(L33:M33)=0,&quot;-&quot;,SUM(L33:M33))" table:style-name="ce5">
            <text:p>2.00<text:s/></text:p>
          </table:table-cell>
          <table:table-cell office:value-type="float" office:value="2" table:style-name="ce5">
            <text:p>2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3:Q33)=0,&quot;-&quot;,SUM(P33:Q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34:E34)=0,&quot;-&quot;,SUM(D34:E34))" table:style-name="ce5">
            <text:p>-</text:p>
          </table:table-cell>
          <table:table-cell office:value-type="string" office:string-value="-" table:formula="msoxl:=IF(SUM(H34,水產養殖面積19!D34)=0,&quot;-&quot;,SUM(H34,水產養殖面積19!D34))" table:style-name="ce5">
            <text:p>-</text:p>
          </table:table-cell>
          <table:table-cell office:value-type="string" office:string-value="-" table:formula="msoxl:=IF(SUM(I34,水產養殖面積19!E34)=0,&quot;-&quot;,SUM(I34,水產養殖面積19!E34))" table:style-name="ce5">
            <text:p>-</text:p>
          </table:table-cell>
          <table:covered-table-cell/>
          <table:table-cell office:value-type="string" office:string-value="-" table:formula="msoxl:=  IF(SUM(H34:I34)=0,&quot;-&quot;,SUM(H34:I34))" table:style-name="ce5">
            <text:p>-</text:p>
          </table:table-cell>
          <table:table-cell office:value-type="string" office:string-value="-" table:formula="msoxl:=  IF(SUM(L34,P34)=0,&quot;-&quot;,SUM(L34,P34))" table:style-name="ce5">
            <text:p>-</text:p>
          </table:table-cell>
          <table:table-cell office:value-type="string" office:string-value="-" table:formula="msoxl:=  IF(SUM(M34,Q34)=0,&quot;-&quot;,SUM(M34,Q34))" table:style-name="ce5">
            <text:p>-</text:p>
          </table:table-cell>
          <table:covered-table-cell/>
          <table:table-cell office:value-type="string" office:string-value="-" table:formula="msoxl:=  IF(SUM(L34:M34)=0,&quot;-&quot;,SUM(L34:M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4:Q34)=0,&quot;-&quot;,SUM(P34:Q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9" table:formula="msoxl:=  IF(SUM(D35:E35)=0,&quot;-&quot;,SUM(D35:E35))" table:style-name="ce5">
            <text:p>9.00<text:s/></text:p>
          </table:table-cell>
          <table:table-cell office:value-type="float" office:value="4" table:formula="msoxl:=IF(SUM(H35,水產養殖面積19!D35)=0,&quot;-&quot;,SUM(H35,水產養殖面積19!D35))" table:style-name="ce5">
            <text:p>4.00<text:s/></text:p>
          </table:table-cell>
          <table:table-cell office:value-type="float" office:value="5" table:formula="msoxl:=IF(SUM(I35,水產養殖面積19!E35)=0,&quot;-&quot;,SUM(I35,水產養殖面積19!E35))" table:style-name="ce5">
            <text:p>5.00<text:s/></text:p>
          </table:table-cell>
          <table:covered-table-cell/>
          <table:table-cell office:value-type="string" office:string-value="-" table:formula="msoxl:=  IF(SUM(H35:I35)=0,&quot;-&quot;,SUM(H35:I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office:value-type="string" office:string-value="-" table:formula="msoxl:=  IF(SUM(I36:I37)=0,&quot;-&quot;,SUM(I36:I37))" table:style-name="ce5">
            <text:p>-</text:p>
          </table:table-cell>
          <table:covered-table-cell/>
          <table:table-cell office:value-type="string" office:string-value="-" table:formula="msoxl:=  IF(SUM(L35:M35)=0,&quot;-&quot;,SUM(L35:M35))" table:style-name="ce5">
            <text:p>-</text:p>
          </table:table-cell>
          <table:table-cell office:value-type="string" office:string-value="-" table:formula="msoxl:=  IF(SUM(L36:L37)=0,&quot;-&quot;,SUM(L36:L37))" table:style-name="ce5">
            <text:p>-</text:p>
          </table:table-cell>
          <table:table-cell office:value-type="string" office:string-value="-" table:formula="msoxl:=  IF(SUM(M36:M37)=0,&quot;-&quot;,SUM(M36:M37))" table:style-name="ce5">
            <text:p>-</text:p>
          </table:table-cell>
          <table:covered-table-cell/>
          <table:table-cell office:value-type="string" office:string-value="-" table:formula="msoxl:=  IF(SUM(P35:Q35)=0,&quot;-&quot;,SUM(P35:Q35))" table:style-name="ce5">
            <text:p>-</text:p>
          </table:table-cell>
          <table:table-cell office:value-type="string" office:string-value="-" table:formula="msoxl:=  IF(SUM(P36:P37)=0,&quot;-&quot;,SUM(P36:P37))" table:style-name="ce5">
            <text:p>-</text:p>
          </table:table-cell>
          <table:table-cell office:value-type="string" office:string-value="-" table:formula="msoxl:=  IF(SUM(Q36:Q37)=0,&quot;-&quot;,SUM(Q36:Q37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9" table:formula="msoxl:=  IF(SUM(D36:E36)=0,&quot;-&quot;,SUM(D36:E36))" table:style-name="ce5">
            <text:p>9.00<text:s/></text:p>
          </table:table-cell>
          <table:table-cell office:value-type="float" office:value="4" table:formula="msoxl:=IF(SUM(H36,水產養殖面積19!D36)=0,&quot;-&quot;,SUM(H36,水產養殖面積19!D36))" table:style-name="ce5">
            <text:p>4.00<text:s/></text:p>
          </table:table-cell>
          <table:table-cell office:value-type="float" office:value="5" table:formula="msoxl:=IF(SUM(I36,水產養殖面積19!E36)=0,&quot;-&quot;,SUM(I36,水產養殖面積19!E36))" table:style-name="ce5">
            <text:p>5.00<text:s/></text:p>
          </table:table-cell>
          <table:covered-table-cell/>
          <table:table-cell office:value-type="string" office:string-value="-" table:formula="msoxl:=  IF(SUM(H36:I36)=0,&quot;-&quot;,SUM(H36:I36))" table:style-name="ce5">
            <text:p>-</text:p>
          </table:table-cell>
          <table:table-cell office:value-type="string" office:string-value="-" table:formula="msoxl:=  IF(SUM(L36,P36)=0,&quot;-&quot;,SUM(L36,P36))" table:style-name="ce5">
            <text:p>-</text:p>
          </table:table-cell>
          <table:table-cell office:value-type="string" office:string-value="-" table:formula="msoxl:=  IF(SUM(M36,Q36)=0,&quot;-&quot;,SUM(M36,Q36))" table:style-name="ce5">
            <text:p>-</text:p>
          </table:table-cell>
          <table:covered-table-cell/>
          <table:table-cell office:value-type="string" office:string-value="-" table:formula="msoxl:=  IF(SUM(L36:M36)=0,&quot;-&quot;,SUM(L36:M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6:Q36)=0,&quot;-&quot;,SUM(P36:Q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37:E37)=0,&quot;-&quot;,SUM(D37:E37))" table:style-name="ce5">
            <text:p>-</text:p>
          </table:table-cell>
          <table:table-cell office:value-type="string" office:string-value="-" table:formula="msoxl:=IF(SUM(H37,水產養殖面積19!D37)=0,&quot;-&quot;,SUM(H37,水產養殖面積19!D37))" table:style-name="ce5">
            <text:p>-</text:p>
          </table:table-cell>
          <table:table-cell office:value-type="string" office:string-value="-" table:formula="msoxl:=IF(SUM(I37,水產養殖面積19!E37)=0,&quot;-&quot;,SUM(I37,水產養殖面積19!E37))" table:style-name="ce5">
            <text:p>-</text:p>
          </table:table-cell>
          <table:covered-table-cell/>
          <table:table-cell office:value-type="string" office:string-value="-" table:formula="msoxl:=  IF(SUM(H37:I37)=0,&quot;-&quot;,SUM(H37:I37))" table:style-name="ce5">
            <text:p>-</text:p>
          </table:table-cell>
          <table:table-cell office:value-type="string" office:string-value="-" table:formula="msoxl:=  IF(SUM(L37,P37)=0,&quot;-&quot;,SUM(L37,P37))" table:style-name="ce5">
            <text:p>-</text:p>
          </table:table-cell>
          <table:table-cell office:value-type="string" office:string-value="-" table:formula="msoxl:=  IF(SUM(M37,Q37)=0,&quot;-&quot;,SUM(M37,Q37))" table:style-name="ce5">
            <text:p>-</text:p>
          </table:table-cell>
          <table:covered-table-cell/>
          <table:table-cell office:value-type="string" office:string-value="-" table:formula="msoxl:=  IF(SUM(L37:M37)=0,&quot;-&quot;,SUM(L37:M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7:Q37)=0,&quot;-&quot;,SUM(P37:Q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table-cell office:value-type="string" table:number-columns-spanned="1" table:number-rows-spanned="14" table:style-name="ce99">
            <text:p>金門縣</text:p>
          </table:table-cell>
          <table:table-cell office:value-type="string" table:style-name="ce4">
            <text:p>總計</text:p>
          </table:table-cell>
          <table:table-cell office:value-type="float" office:value="285" table:formula="msoxl:=  IF(SUM(D38:F38)=0,&quot;-&quot;,SUM(D38:F38))" table:style-name="ce5">
            <text:p>285.00<text:s/></text:p>
          </table:table-cell>
          <table:table-cell office:value-type="float" office:value="271" table:formula="msoxl:=IF(SUM(H38,水產養殖面積19!D38)=0,&quot;-&quot;,SUM(H38,水產養殖面積19!D38))" table:style-name="ce5">
            <text:p>271.00<text:s/></text:p>
          </table:table-cell>
          <table:table-cell office:value-type="float" office:value="14" table:formula="msoxl:=IF(SUM(I38,水產養殖面積19!E38)=0,&quot;-&quot;,SUM(I38,水產養殖面積19!E38))" table:style-name="ce5">
            <text:p>14.00<text:s/></text:p>
          </table:table-cell>
          <table:table-cell office:value-type="string" office:string-value="-" table:formula="msoxl:=IF(SUM(J38,水產養殖面積19!F38)=0,&quot;-&quot;,SUM(J38,水產養殖面積19!F38))" table:style-name="ce5">
            <text:p>-</text:p>
          </table:table-cell>
          <table:table-cell office:value-type="float" office:value="249" table:formula="msoxl:=  IF(SUM(H38:J38)=0,&quot;-&quot;,SUM(H38:J38))" table:style-name="ce5">
            <text:p>249.00<text:s/></text:p>
          </table:table-cell>
          <table:table-cell office:value-type="float" office:value="249" table:formula="msoxl:=  IF(SUM(L38,P38)=0,&quot;-&quot;,SUM(L38,P38))" table:style-name="ce5">
            <text:p>249.00<text:s/></text:p>
          </table:table-cell>
          <table:table-cell office:value-type="string" office:string-value="-" table:formula="msoxl:=  IF(SUM(M38,Q38)=0,&quot;-&quot;,SUM(M38,Q38))" table:style-name="ce5">
            <text:p>-</text:p>
          </table:table-cell>
          <table:table-cell office:value-type="string" office:string-value="-" table:formula="msoxl:=  IF(SUM(N38,R38)=0,&quot;-&quot;,SUM(N38,R38))" table:style-name="ce5">
            <text:p>-</text:p>
          </table:table-cell>
          <table:table-cell office:value-type="float" office:value="249" table:formula="msoxl:=  IF(SUM(L38:N38)=0,&quot;-&quot;,SUM(L38:N38))" table:style-name="ce5">
            <text:p>249.00<text:s/></text:p>
          </table:table-cell>
          <table:table-cell office:value-type="float" office:value="249" table:style-name="ce5">
            <text:p>249.00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38:R38)=0,&quot;-&quot;,SUM(P38:R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6" table:formula="msoxl:=  IF(SUM(D39:E39)=0,&quot;-&quot;,SUM(D39:E39))" table:style-name="ce5">
            <text:p>16.00<text:s/></text:p>
          </table:table-cell>
          <table:table-cell office:value-type="float" office:value="16" table:formula="msoxl:=IF(SUM(H39,水產養殖面積19!D39)=0,&quot;-&quot;,SUM(H39,水產養殖面積19!D39))" table:style-name="ce5">
            <text:p>16.00<text:s/></text:p>
          </table:table-cell>
          <table:table-cell office:value-type="string" office:string-value="-" table:formula="msoxl:=IF(SUM(I39,水產養殖面積19!E39)=0,&quot;-&quot;,SUM(I39,水產養殖面積19!E39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H39:I39)=0,&quot;-&quot;,SUM(H39:I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office:value-type="string" office:string-value="-" table:formula="msoxl:=  IF(SUM(I40:I44)=0,&quot;-&quot;,SUM(I40:I44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39:M39)=0,&quot;-&quot;,SUM(L39:M39))" table:style-name="ce5">
            <text:p>-</text:p>
          </table:table-cell>
          <table:table-cell office:value-type="string" office:string-value="-" table:formula="msoxl:=  IF(SUM(L40:L44)=0,&quot;-&quot;,SUM(L40:L44))" table:style-name="ce5">
            <text:p>-</text:p>
          </table:table-cell>
          <table:table-cell office:value-type="string" office:string-value="-" table:formula="msoxl:=  IF(SUM(M40:M44)=0,&quot;-&quot;,SUM(M40:M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39:Q39)=0,&quot;-&quot;,SUM(P39:Q39))" table:style-name="ce5">
            <text:p>-</text:p>
          </table:table-cell>
          <table:table-cell office:value-type="string" office:string-value="-" table:formula="msoxl:=  IF(SUM(P40:P44)=0,&quot;-&quot;,SUM(P40:P44))" table:style-name="ce5">
            <text:p>-</text:p>
          </table:table-cell>
          <table:table-cell office:value-type="string" office:string-value="-" table:formula="msoxl:=  IF(SUM(Q40:Q44)=0,&quot;-&quot;,SUM(Q40:Q44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office:string-value="-" table:formula="msoxl:=IF(SUM(H40,水產養殖面積19!D40)=0,&quot;-&quot;,SUM(H40,水產養殖面積19!D40))" table:style-name="ce5">
            <text:p>-</text:p>
          </table:table-cell>
          <table:table-cell office:value-type="string" office:string-value="-" table:formula="msoxl:=IF(SUM(I40,水產養殖面積19!E40)=0,&quot;-&quot;,SUM(I40,水產養殖面積19!E40))" table:style-name="ce5">
            <text:p>-</text:p>
          </table:table-cell>
          <table:covered-table-cell/>
          <table:table-cell office:value-type="string" office:string-value="-" table:formula="msoxl:=  IF(SUM(H40:I40)=0,&quot;-&quot;,SUM(H40:I40))" table:style-name="ce5">
            <text:p>-</text:p>
          </table:table-cell>
          <table:table-cell office:value-type="string" office:string-value="-" table:formula="msoxl:=  IF(SUM(L40,P40)=0,&quot;-&quot;,SUM(L40,P40))" table:style-name="ce5">
            <text:p>-</text:p>
          </table:table-cell>
          <table:table-cell office:value-type="string" office:string-value="-" table:formula="msoxl:=  IF(SUM(M40,Q40)=0,&quot;-&quot;,SUM(M40,Q40))" table:style-name="ce5">
            <text:p>-</text:p>
          </table:table-cell>
          <table:covered-table-cell/>
          <table:table-cell office:value-type="string" office:string-value="-" table:formula="msoxl:=  IF(SUM(L40:M40)=0,&quot;-&quot;,SUM(L40:M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0:Q40)=0,&quot;-&quot;,SUM(P40:Q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5" table:formula="msoxl:=  IF(SUM(D41:E41)=0,&quot;-&quot;,SUM(D41:E41))" table:style-name="ce5">
            <text:p>15.00<text:s/></text:p>
          </table:table-cell>
          <table:table-cell office:value-type="float" office:value="15" table:formula="msoxl:=IF(SUM(H41,水產養殖面積19!D41)=0,&quot;-&quot;,SUM(H41,水產養殖面積19!D41))" table:style-name="ce5">
            <text:p>15.00<text:s/></text:p>
          </table:table-cell>
          <table:table-cell office:value-type="string" office:string-value="-" table:formula="msoxl:=IF(SUM(I41,水產養殖面積19!E41)=0,&quot;-&quot;,SUM(I41,水產養殖面積19!E41))" table:style-name="ce5">
            <text:p>-</text:p>
          </table:table-cell>
          <table:covered-table-cell/>
          <table:table-cell office:value-type="string" office:string-value="-" table:formula="msoxl:=  IF(SUM(H41:I41)=0,&quot;-&quot;,SUM(H41:I41))" table:style-name="ce5">
            <text:p>-</text:p>
          </table:table-cell>
          <table:table-cell office:value-type="string" office:string-value="-" table:formula="msoxl:=  IF(SUM(L41,P41)=0,&quot;-&quot;,SUM(L41,P41))" table:style-name="ce5">
            <text:p>-</text:p>
          </table:table-cell>
          <table:table-cell office:value-type="string" office:string-value="-" table:formula="msoxl:=  IF(SUM(M41,Q41)=0,&quot;-&quot;,SUM(M41,Q41))" table:style-name="ce5">
            <text:p>-</text:p>
          </table:table-cell>
          <table:covered-table-cell/>
          <table:table-cell office:value-type="string" office:string-value="-" table:formula="msoxl:=  IF(SUM(L41:M41)=0,&quot;-&quot;,SUM(L41:M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1:Q41)=0,&quot;-&quot;,SUM(P41:Q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42:E42)=0,&quot;-&quot;,SUM(D42:E42))" table:style-name="ce5">
            <text:p>-</text:p>
          </table:table-cell>
          <table:table-cell office:value-type="string" office:string-value="-" table:formula="msoxl:=IF(SUM(H42,水產養殖面積19!D42)=0,&quot;-&quot;,SUM(H42,水產養殖面積19!D42))" table:style-name="ce5">
            <text:p>-</text:p>
          </table:table-cell>
          <table:table-cell office:value-type="string" office:string-value="-" table:formula="msoxl:=IF(SUM(I42,水產養殖面積19!E42)=0,&quot;-&quot;,SUM(I42,水產養殖面積19!E42))" table:style-name="ce5">
            <text:p>-</text:p>
          </table:table-cell>
          <table:covered-table-cell/>
          <table:table-cell office:value-type="string" office:string-value="-" table:formula="msoxl:=  IF(SUM(H42:I42)=0,&quot;-&quot;,SUM(H42:I42))" table:style-name="ce5">
            <text:p>-</text:p>
          </table:table-cell>
          <table:table-cell office:value-type="string" office:string-value="-" table:formula="msoxl:=  IF(SUM(L42,P42)=0,&quot;-&quot;,SUM(L42,P42))" table:style-name="ce5">
            <text:p>-</text:p>
          </table:table-cell>
          <table:table-cell office:value-type="string" office:string-value="-" table:formula="msoxl:=  IF(SUM(M42,Q42)=0,&quot;-&quot;,SUM(M42,Q42))" table:style-name="ce5">
            <text:p>-</text:p>
          </table:table-cell>
          <table:covered-table-cell/>
          <table:table-cell office:value-type="string" office:string-value="-" table:formula="msoxl:=  IF(SUM(L42:M42)=0,&quot;-&quot;,SUM(L42:M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2:Q42)=0,&quot;-&quot;,SUM(P42:Q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1" table:formula="msoxl:=  IF(SUM(D43:E43)=0,&quot;-&quot;,SUM(D43:E43))" table:style-name="ce5">
            <text:p>1.00<text:s/></text:p>
          </table:table-cell>
          <table:table-cell office:value-type="float" office:value="1" table:formula="msoxl:=IF(SUM(H43,水產養殖面積19!D43)=0,&quot;-&quot;,SUM(H43,水產養殖面積19!D43))" table:style-name="ce5">
            <text:p>1.00<text:s/></text:p>
          </table:table-cell>
          <table:table-cell office:value-type="string" office:string-value="-" table:formula="msoxl:=IF(SUM(I43,水產養殖面積19!E43)=0,&quot;-&quot;,SUM(I43,水產養殖面積19!E43))" table:style-name="ce5">
            <text:p>-</text:p>
          </table:table-cell>
          <table:covered-table-cell/>
          <table:table-cell office:value-type="string" office:string-value="-" table:formula="msoxl:=  IF(SUM(H43:I43)=0,&quot;-&quot;,SUM(H43:I43))" table:style-name="ce5">
            <text:p>-</text:p>
          </table:table-cell>
          <table:table-cell office:value-type="string" office:string-value="-" table:formula="msoxl:=  IF(SUM(L43,P43)=0,&quot;-&quot;,SUM(L43,P43))" table:style-name="ce5">
            <text:p>-</text:p>
          </table:table-cell>
          <table:table-cell office:value-type="string" office:string-value="-" table:formula="msoxl:=  IF(SUM(M43,Q43)=0,&quot;-&quot;,SUM(M43,Q43))" table:style-name="ce5">
            <text:p>-</text:p>
          </table:table-cell>
          <table:covered-table-cell/>
          <table:table-cell office:value-type="string" office:string-value="-" table:formula="msoxl:=  IF(SUM(L43:M43)=0,&quot;-&quot;,SUM(L43:M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3:Q43)=0,&quot;-&quot;,SUM(P43:Q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office:string-value="-" table:formula="msoxl:=IF(SUM(H44,水產養殖面積19!D44)=0,&quot;-&quot;,SUM(H44,水產養殖面積19!D44))" table:style-name="ce5">
            <text:p>-</text:p>
          </table:table-cell>
          <table:table-cell office:value-type="string" office:string-value="-" table:formula="msoxl:=IF(SUM(I44,水產養殖面積19!E44)=0,&quot;-&quot;,SUM(I44,水產養殖面積19!E44))" table:style-name="ce5">
            <text:p>-</text:p>
          </table:table-cell>
          <table:covered-table-cell/>
          <table:table-cell office:value-type="string" office:string-value="-" table:formula="msoxl:=  IF(SUM(H44:I44)=0,&quot;-&quot;,SUM(H44:I44))" table:style-name="ce5">
            <text:p>-</text:p>
          </table:table-cell>
          <table:table-cell office:value-type="string" office:string-value="-" table:formula="msoxl:=  IF(SUM(L44,P44)=0,&quot;-&quot;,SUM(L44,P44))" table:style-name="ce5">
            <text:p>-</text:p>
          </table:table-cell>
          <table:table-cell office:value-type="string" office:string-value="-" table:formula="msoxl:=  IF(SUM(M44,Q44)=0,&quot;-&quot;,SUM(M44,Q44))" table:style-name="ce5">
            <text:p>-</text:p>
          </table:table-cell>
          <table:covered-table-cell/>
          <table:table-cell office:value-type="string" office:string-value="-" table:formula="msoxl:=  IF(SUM(L44:M44)=0,&quot;-&quot;,SUM(L44:M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4:Q44)=0,&quot;-&quot;,SUM(P44:Q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float" office:value="244" table:formula="msoxl:=  IF(SUM(D45:E45)=0,&quot;-&quot;,SUM(D45:E45))" table:style-name="ce5">
            <text:p>244.00<text:s/></text:p>
          </table:table-cell>
          <table:table-cell office:value-type="float" office:value="244" table:formula="msoxl:=IF(SUM(H45,水產養殖面積19!D45)=0,&quot;-&quot;,SUM(H45,水產養殖面積19!D45))" table:style-name="ce5">
            <text:p>244.00<text:s/></text:p>
          </table:table-cell>
          <table:table-cell office:value-type="string" office:string-value="-" table:formula="msoxl:=IF(SUM(I45,水產養殖面積19!E45)=0,&quot;-&quot;,SUM(I45,水產養殖面積19!E45))" table:style-name="ce5">
            <text:p>-</text:p>
          </table:table-cell>
          <table:covered-table-cell/>
          <table:table-cell office:value-type="float" office:value="244" table:formula="msoxl:=  IF(SUM(H45:I45)=0,&quot;-&quot;,SUM(H45:I45))" table:style-name="ce5">
            <text:p>244.00<text:s/></text:p>
          </table:table-cell>
          <table:table-cell office:value-type="float" office:value="244" table:formula="msoxl:=  IF(SUM(H46:H48)=0,&quot;-&quot;,SUM(H46:H48))" table:style-name="ce5">
            <text:p>244.00<text:s/></text:p>
          </table:table-cell>
          <table:table-cell office:value-type="string" office:string-value="-" table:formula="msoxl:=  IF(SUM(I46:I48)=0,&quot;-&quot;,SUM(I46:I48))" table:style-name="ce5">
            <text:p>-</text:p>
          </table:table-cell>
          <table:covered-table-cell/>
          <table:table-cell office:value-type="float" office:value="244" table:formula="msoxl:=  IF(SUM(L45:M45)=0,&quot;-&quot;,SUM(L45:M45))" table:style-name="ce5">
            <text:p>244.00<text:s/></text:p>
          </table:table-cell>
          <table:table-cell office:value-type="float" office:value="244" table:formula="msoxl:=  IF(SUM(L46:L48)=0,&quot;-&quot;,SUM(L46:L48))" table:style-name="ce5">
            <text:p>244.00<text:s/></text:p>
          </table:table-cell>
          <table:table-cell office:value-type="string" office:string-value="-" table:formula="msoxl:=  IF(SUM(M46:M48)=0,&quot;-&quot;,SUM(M46:M48))" table:style-name="ce5">
            <text:p>-</text:p>
          </table:table-cell>
          <table:covered-table-cell/>
          <table:table-cell office:value-type="string" office:string-value="-" table:formula="msoxl:=  IF(SUM(P45:Q45)=0,&quot;-&quot;,SUM(P45:Q45))" table:style-name="ce5">
            <text:p>-</text:p>
          </table:table-cell>
          <table:table-cell office:value-type="string" office:string-value="-" table:formula="msoxl:=  IF(SUM(P46:P48)=0,&quot;-&quot;,SUM(P46:P48))" table:style-name="ce5">
            <text:p>-</text:p>
          </table:table-cell>
          <table:table-cell office:value-type="string" office:string-value="-" table:formula="msoxl:=  IF(SUM(Q46:Q48)=0,&quot;-&quot;,SUM(Q46:Q48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float" office:value="242" table:formula="msoxl:=  IF(SUM(D46:E46)=0,&quot;-&quot;,SUM(D46:E46))" table:style-name="ce5">
            <text:p>242.00<text:s/></text:p>
          </table:table-cell>
          <table:table-cell office:value-type="float" office:value="242" table:formula="msoxl:=IF(SUM(H46,水產養殖面積19!D46)=0,&quot;-&quot;,SUM(H46,水產養殖面積19!D46))" table:style-name="ce5">
            <text:p>242.00<text:s/></text:p>
          </table:table-cell>
          <table:table-cell office:value-type="string" office:string-value="-" table:formula="msoxl:=IF(SUM(I46,水產養殖面積19!E46)=0,&quot;-&quot;,SUM(I46,水產養殖面積19!E46))" table:style-name="ce5">
            <text:p>-</text:p>
          </table:table-cell>
          <table:covered-table-cell/>
          <table:table-cell office:value-type="float" office:value="242" table:formula="msoxl:=  IF(SUM(H46:I46)=0,&quot;-&quot;,SUM(H46:I46))" table:style-name="ce5">
            <text:p>242.00<text:s/></text:p>
          </table:table-cell>
          <table:table-cell office:value-type="float" office:value="242" table:formula="msoxl:=  IF(SUM(L46,P46)=0,&quot;-&quot;,SUM(L46,P46))" table:style-name="ce5">
            <text:p>242.00<text:s/></text:p>
          </table:table-cell>
          <table:table-cell office:value-type="string" office:string-value="-" table:formula="msoxl:=  IF(SUM(M46,Q46)=0,&quot;-&quot;,SUM(M46,Q46))" table:style-name="ce5">
            <text:p>-</text:p>
          </table:table-cell>
          <table:covered-table-cell/>
          <table:table-cell office:value-type="float" office:value="242" table:formula="msoxl:=  IF(SUM(L46:M46)=0,&quot;-&quot;,SUM(L46:M46))" table:style-name="ce5">
            <text:p>242.00<text:s/></text:p>
          </table:table-cell>
          <table:table-cell office:value-type="float" office:value="242" table:style-name="ce5">
            <text:p>242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6:Q46)=0,&quot;-&quot;,SUM(P46:Q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float" office:value="2" table:formula="msoxl:=  IF(SUM(D47:E47)=0,&quot;-&quot;,SUM(D47:E47))" table:style-name="ce5">
            <text:p>2.00<text:s/></text:p>
          </table:table-cell>
          <table:table-cell office:value-type="float" office:value="2" table:formula="msoxl:=IF(SUM(H47,水產養殖面積19!D47)=0,&quot;-&quot;,SUM(H47,水產養殖面積19!D47))" table:style-name="ce5">
            <text:p>2.00<text:s/></text:p>
          </table:table-cell>
          <table:table-cell office:value-type="string" office:string-value="-" table:formula="msoxl:=IF(SUM(I47,水產養殖面積19!E47)=0,&quot;-&quot;,SUM(I47,水產養殖面積19!E47))" table:style-name="ce5">
            <text:p>-</text:p>
          </table:table-cell>
          <table:covered-table-cell/>
          <table:table-cell office:value-type="float" office:value="2" table:formula="msoxl:=  IF(SUM(H47:I47)=0,&quot;-&quot;,SUM(H47:I47))" table:style-name="ce5">
            <text:p>2.00<text:s/></text:p>
          </table:table-cell>
          <table:table-cell office:value-type="float" office:value="2" table:formula="msoxl:=  IF(SUM(L47,P47)=0,&quot;-&quot;,SUM(L47,P47))" table:style-name="ce5">
            <text:p>2.00<text:s/></text:p>
          </table:table-cell>
          <table:table-cell office:value-type="string" office:string-value="-" table:formula="msoxl:=  IF(SUM(M47,Q47)=0,&quot;-&quot;,SUM(M47,Q47))" table:style-name="ce5">
            <text:p>-</text:p>
          </table:table-cell>
          <table:covered-table-cell/>
          <table:table-cell office:value-type="float" office:value="2" table:formula="msoxl:=  IF(SUM(L47:M47)=0,&quot;-&quot;,SUM(L47:M47))" table:style-name="ce5">
            <text:p>2.00<text:s/></text:p>
          </table:table-cell>
          <table:table-cell office:value-type="float" office:value="2" table:style-name="ce5">
            <text:p>2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7:Q47)=0,&quot;-&quot;,SUM(P47:Q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office:string-value="-" table:formula="msoxl:=IF(SUM(H48,水產養殖面積19!D48)=0,&quot;-&quot;,SUM(H48,水產養殖面積19!D48))" table:style-name="ce5">
            <text:p>-</text:p>
          </table:table-cell>
          <table:table-cell office:value-type="string" office:string-value="-" table:formula="msoxl:=IF(SUM(I48,水產養殖面積19!E48)=0,&quot;-&quot;,SUM(I48,水產養殖面積19!E48))" table:style-name="ce5">
            <text:p>-</text:p>
          </table:table-cell>
          <table:covered-table-cell/>
          <table:table-cell office:value-type="string" office:string-value="-" table:formula="msoxl:=  IF(SUM(H48:I48)=0,&quot;-&quot;,SUM(H48:I48))" table:style-name="ce5">
            <text:p>-</text:p>
          </table:table-cell>
          <table:table-cell office:value-type="string" office:string-value="-" table:formula="msoxl:=  IF(SUM(L48,P48)=0,&quot;-&quot;,SUM(L48,P48))" table:style-name="ce5">
            <text:p>-</text:p>
          </table:table-cell>
          <table:table-cell office:value-type="string" office:string-value="-" table:formula="msoxl:=  IF(SUM(M48,Q48)=0,&quot;-&quot;,SUM(M48,Q48))" table:style-name="ce5">
            <text:p>-</text:p>
          </table:table-cell>
          <table:covered-table-cell/>
          <table:table-cell office:value-type="string" office:string-value="-" table:formula="msoxl:=  IF(SUM(L48:M48)=0,&quot;-&quot;,SUM(L48:M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8:Q48)=0,&quot;-&quot;,SUM(P48:Q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9" table:formula="msoxl:=  IF(SUM(D49:E49)=0,&quot;-&quot;,SUM(D49:E49))" table:style-name="ce5">
            <text:p>9.00<text:s/></text:p>
          </table:table-cell>
          <table:table-cell office:value-type="float" office:value="4" table:formula="msoxl:=IF(SUM(H49,水產養殖面積19!D49)=0,&quot;-&quot;,SUM(H49,水產養殖面積19!D49))" table:style-name="ce5">
            <text:p>4.00<text:s/></text:p>
          </table:table-cell>
          <table:table-cell office:value-type="float" office:value="5" table:formula="msoxl:=IF(SUM(I49,水產養殖面積19!E49)=0,&quot;-&quot;,SUM(I49,水產養殖面積19!E49))" table:style-name="ce5">
            <text:p>5.00<text:s/></text:p>
          </table:table-cell>
          <table:covered-table-cell/>
          <table:table-cell office:value-type="string" office:string-value="-" table:formula="msoxl:=  IF(SUM(H49:I49)=0,&quot;-&quot;,SUM(H49:I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office:value-type="string" office:string-value="-" table:formula="msoxl:=  IF(SUM(I50:I51)=0,&quot;-&quot;,SUM(I50:I51))" table:style-name="ce5">
            <text:p>-</text:p>
          </table:table-cell>
          <table:covered-table-cell/>
          <table:table-cell office:value-type="string" office:string-value="-" table:formula="msoxl:=  IF(SUM(L49:M49)=0,&quot;-&quot;,SUM(L49:M49))" table:style-name="ce5">
            <text:p>-</text:p>
          </table:table-cell>
          <table:table-cell office:value-type="string" office:string-value="-" table:formula="msoxl:=  IF(SUM(L50:L51)=0,&quot;-&quot;,SUM(L50:L51))" table:style-name="ce5">
            <text:p>-</text:p>
          </table:table-cell>
          <table:table-cell office:value-type="string" office:string-value="-" table:formula="msoxl:=  IF(SUM(M50:M51)=0,&quot;-&quot;,SUM(M50:M51))" table:style-name="ce5">
            <text:p>-</text:p>
          </table:table-cell>
          <table:covered-table-cell/>
          <table:table-cell office:value-type="string" office:string-value="-" table:formula="msoxl:=  IF(SUM(P49:Q49)=0,&quot;-&quot;,SUM(P49:Q49))" table:style-name="ce5">
            <text:p>-</text:p>
          </table:table-cell>
          <table:table-cell office:value-type="string" office:string-value="-" table:formula="msoxl:=  IF(SUM(P50:P51)=0,&quot;-&quot;,SUM(P50:P51))" table:style-name="ce5">
            <text:p>-</text:p>
          </table:table-cell>
          <table:table-cell office:value-type="string" office:string-value="-" table:formula="msoxl:=  IF(SUM(Q50:Q51)=0,&quot;-&quot;,SUM(Q50:Q51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9" table:formula="msoxl:=  IF(SUM(D50:E50)=0,&quot;-&quot;,SUM(D50:E50))" table:style-name="ce5">
            <text:p>9.00<text:s/></text:p>
          </table:table-cell>
          <table:table-cell office:value-type="float" office:value="4" table:formula="msoxl:=IF(SUM(H50,水產養殖面積19!D50)=0,&quot;-&quot;,SUM(H50,水產養殖面積19!D50))" table:style-name="ce5">
            <text:p>4.00<text:s/></text:p>
          </table:table-cell>
          <table:table-cell office:value-type="float" office:value="5" table:formula="msoxl:=IF(SUM(I50,水產養殖面積19!E50)=0,&quot;-&quot;,SUM(I50,水產養殖面積19!E50))" table:style-name="ce5">
            <text:p>5.00<text:s/></text:p>
          </table:table-cell>
          <table:covered-table-cell/>
          <table:table-cell office:value-type="string" office:string-value="-" table:formula="msoxl:=  IF(SUM(H50:I50)=0,&quot;-&quot;,SUM(H50:I50))" table:style-name="ce5">
            <text:p>-</text:p>
          </table:table-cell>
          <table:table-cell office:value-type="string" office:string-value="-" table:formula="msoxl:=  IF(SUM(L50,P50)=0,&quot;-&quot;,SUM(L50,P50))" table:style-name="ce5">
            <text:p>-</text:p>
          </table:table-cell>
          <table:table-cell office:value-type="string" office:string-value="-" table:formula="msoxl:=  IF(SUM(M50,Q50)=0,&quot;-&quot;,SUM(M50,Q50))" table:style-name="ce5">
            <text:p>-</text:p>
          </table:table-cell>
          <table:covered-table-cell/>
          <table:table-cell office:value-type="string" office:string-value="-" table:formula="msoxl:=  IF(SUM(L50:M50)=0,&quot;-&quot;,SUM(L50:M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0:Q50)=0,&quot;-&quot;,SUM(P50:Q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office:string-value="-" table:formula="msoxl:=IF(SUM(H51,水產養殖面積19!D51)=0,&quot;-&quot;,SUM(H51,水產養殖面積19!D51))" table:style-name="ce5">
            <text:p>-</text:p>
          </table:table-cell>
          <table:table-cell office:value-type="string" office:string-value="-" table:formula="msoxl:=IF(SUM(I51,水產養殖面積19!E51)=0,&quot;-&quot;,SUM(I51,水產養殖面積19!E51))" table:style-name="ce5">
            <text:p>-</text:p>
          </table:table-cell>
          <table:covered-table-cell/>
          <table:table-cell office:value-type="string" office:string-value="-" table:formula="msoxl:=  IF(SUM(H51:I51)=0,&quot;-&quot;,SUM(H51:I51))" table:style-name="ce5">
            <text:p>-</text:p>
          </table:table-cell>
          <table:table-cell office:value-type="string" office:string-value="-" table:formula="msoxl:=  IF(SUM(L51,P51)=0,&quot;-&quot;,SUM(L51,P51))" table:style-name="ce5">
            <text:p>-</text:p>
          </table:table-cell>
          <table:table-cell office:value-type="string" office:string-value="-" table:formula="msoxl:=  IF(SUM(M51,Q51)=0,&quot;-&quot;,SUM(M51,Q51))" table:style-name="ce5">
            <text:p>-</text:p>
          </table:table-cell>
          <table:covered-table-cell/>
          <table:table-cell office:value-type="string" office:string-value="-" table:formula="msoxl:=  IF(SUM(L51:M51)=0,&quot;-&quot;,SUM(L51:M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1:Q51)=0,&quot;-&quot;,SUM(P51:Q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2">
            <text:p>註 本表只揭露主要魚種，各魚種養殖面積之合計，將不等於總養殖面積。</text:p>
          </table:table-cell>
          <table:table-cell table:number-columns-repeated="5" table:style-name="ce2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number-columns-repeated="7" table:style-name="ce68"/>
          <table:table-cell table:style-name="ce2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7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19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7" table:default-cell-style-name="ce2"/>
        <table:table-column table:style-name="co3" table:default-cell-style-name="ce40"/>
        <table:table-column table:style-name="co3" table:number-columns-repeated="8" table:default-cell-style-name="ce2"/>
        <table:table-column table:style-name="co5" table:number-columns-repeated="5" table:default-cell-style-name="ce2"/>
        <table:table-column table:style-name="co4" table:number-columns-repeated="16361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7" table:style-name="ce63"/>
          <table:table-cell table:style-name="ce64"/>
          <table:table-cell table:style-name="ce63"/>
          <table:table-cell office:value-type="string" table:style-name="ce61">
            <text:p><text:s/>9．AQUACULTURE AREA BY SPECIES(Continued)</text:p>
          </table:table-cell>
          <table:table-cell table:number-columns-repeated="11" table:style-name="ce63"/>
          <table:table-cell table:number-columns-repeated="16361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number-columns-repeated="4" table:style-name="ce15"/>
          <table:table-cell table:style-name="ce39"/>
          <table:table-cell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style-name="ce17"/>
          <table:table-cell table:number-columns-repeated="16370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2" table:number-rows-spanned="1" table:style-name="ce87">
            <text:p>箱網養殖：立方公尺</text:p>
          </table:table-cell>
          <table:covered-table-cell/>
          <table:table-cell table:number-columns-repeated="2" table:style-name="ce15"/>
          <table:table-cell table:number-columns-spanned="3" table:number-rows-spanned="1" table:style-name="ce86"/>
          <table:covered-table-cell table:number-columns-repeated="2"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7"/>
          <table:table-cell table:style-name="ce18"/>
          <table:table-cell table:number-columns-repeated="16369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office:value-type="string" table:number-columns-spanned="16" table:number-rows-spanned="1" table:style-name="ce103">
            <text:p>內陸養殖</text:p>
          </table:table-cell>
          <table:covered-table-cell table:number-columns-repeated="15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16" table:number-rows-spanned="1" table:style-name="ce98">
            <text:p>Inland Water Culture</text:p>
          </table:table-cell>
          <table:covered-table-cell table:number-columns-repeated="15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3">
            <text:p>內陸養殖合計</text:p>
          </table:table-cell>
          <table:covered-table-cell table:number-columns-repeated="3"/>
          <table:table-cell office:value-type="string" table:number-columns-spanned="4" table:number-rows-spanned="1" table:style-name="ce103">
            <text:p>鹹水魚塭</text:p>
          </table:table-cell>
          <table:covered-table-cell table:number-columns-repeated="3"/>
          <table:table-cell office:value-type="string" table:number-columns-spanned="4" table:number-rows-spanned="1" table:style-name="ce103">
            <text:p>淡水魚塭</text:p>
          </table:table-cell>
          <table:covered-table-cell table:number-columns-repeated="3"/>
          <table:table-cell office:value-type="string" table:number-columns-spanned="4" table:number-rows-spanned="1" table:style-name="ce103">
            <text:p>觀賞魚養殖</text:p>
          </table:table-cell>
          <table:covered-table-cell table:number-columns-repeated="3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Total Inland Water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Brackish Water Pond</text:p>
          </table:table-cell>
          <table:covered-table-cell table:number-columns-repeated="3"/>
          <table:table-cell office:value-type="string" table:number-columns-spanned="4" table:number-rows-spanned="1" table:style-name="ce98">
            <text:p>Fresh Water Pond</text:p>
          </table:table-cell>
          <table:covered-table-cell table:number-columns-repeated="3"/>
          <table:table-cell office:value-type="string" table:number-columns-spanned="4" table:number-rows-spanned="1" table:style-name="ce98">
            <text:p>Ornamental Fish Culture</text:p>
          </table:table-cell>
          <table:covered-table-cell table:number-columns-repeated="3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style-name="ce32">
            <text:p>合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29">
            <text:p>混養</text:p>
          </table:table-cell>
          <table:table-cell office:value-type="string" table:style-name="ce32">
            <text:p>休養</text:p>
          </table:table-cell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1">
            <text:p>Poly-Culture</text:p>
          </table:table-cell>
          <table:table-cell office:value-type="string" table:style-name="ce50">
            <text:p>Suspend-Culture</text:p>
          </table:table-cell>
          <table:table-cell table:number-columns-repeated="16366" table:style-name="ce54"/>
        </table:table-row>
        <table:table-row table:style-name="ro3">
          <table:table-cell office:value-type="string" table:number-columns-spanned="1" table:number-rows-spanned="14" table:style-name="ce100">
            <text:p>新竹市</text:p>
          </table:table-cell>
          <table:table-cell office:value-type="string" table:style-name="ce4">
            <text:p>總計</text:p>
          </table:table-cell>
          <table:table-cell office:value-type="float" office:value="31.48" table:formula="msoxl:=  IF(SUM(D10:F10)=0,&quot;-&quot;,SUM(D10:F10))" table:style-name="ce5">
            <text:p>31.48<text:s/></text:p>
          </table:table-cell>
          <table:table-cell office:value-type="float" office:value="7.89" table:formula="msoxl:=IF(SUM(H10,L10,P10,水產養殖面積20!D10)=0,&quot;-&quot;,SUM(H10,L10,P10,水產養殖面積20!D10))" table:style-name="ce5">
            <text:p>7.89<text:s/></text:p>
          </table:table-cell>
          <table:table-cell office:value-type="float" office:value="18.59" table:formula="msoxl:=IF(SUM(I10,M10,Q10,水產養殖面積20!E10)=0,&quot;-&quot;,SUM(I10,M10,Q10,水產養殖面積20!E10))" table:style-name="ce5">
            <text:p>18.59<text:s/></text:p>
          </table:table-cell>
          <table:table-cell office:value-type="float" office:value="5" table:formula="msoxl:=IF(SUM(J10,N10,R10,水產養殖面積20!F10)=0,&quot;-&quot;,SUM(J10,N10,R10,水產養殖面積20!F10))" table:style-name="ce5">
            <text:p>5.00<text:s/></text:p>
          </table:table-cell>
          <table:table-cell office:value-type="float" office:value="31.48" table:formula="msoxl:=  IF(SUM(H10:J10)=0,&quot;-&quot;,SUM(H10:J10))" table:style-name="ce5">
            <text:p>31.48<text:s/></text:p>
          </table:table-cell>
          <table:table-cell office:value-type="float" office:value="7.89" table:style-name="ce5">
            <text:p>7.89<text:s/></text:p>
          </table:table-cell>
          <table:table-cell office:value-type="float" office:value="18.59" table:style-name="ce5">
            <text:p>18.59<text:s/></text:p>
          </table:table-cell>
          <table:table-cell office:value-type="float" office:value="5" table:style-name="ce48">
            <text:p>5.00<text:s/></text:p>
          </table:table-cell>
          <table:table-cell office:value-type="string" office:string-value="-" table:formula="msoxl:=  IF(SUM(L10:N10)=0,&quot;-&quot;,SUM(L10:N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10:R10)=0,&quot;-&quot;,SUM(P10:R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5.13" table:formula="msoxl:=  IF(SUM(D11:E11)=0,&quot;-&quot;,SUM(D11:E11))" table:style-name="ce5">
            <text:p>5.13<text:s/></text:p>
          </table:table-cell>
          <table:table-cell office:value-type="float" office:value="2.61" table:formula="msoxl:=IF(SUM(H11,L11,P11,水產養殖面積20!D11)=0,&quot;-&quot;,SUM(H11,L11,P11,水產養殖面積20!D11))" table:style-name="ce5">
            <text:p>2.61<text:s/></text:p>
          </table:table-cell>
          <table:table-cell office:value-type="float" office:value="2.52" table:formula="msoxl:=IF(SUM(I11,M11,Q11,水產養殖面積20!E11)=0,&quot;-&quot;,SUM(I11,M11,Q11,水產養殖面積20!E11))" table:style-name="ce5">
            <text:p>2.52<text:s/></text:p>
          </table:table-cell>
          <table:table-cell table:number-columns-spanned="1" table:number-rows-spanned="13" table:style-name="ce91"/>
          <table:table-cell office:value-type="float" office:value="5.13" table:formula="msoxl:=  IF(SUM(H11:I11)=0,&quot;-&quot;,SUM(H11:I11))" table:style-name="ce5">
            <text:p>5.13<text:s/></text:p>
          </table:table-cell>
          <table:table-cell office:value-type="float" office:value="2.61" table:formula="msoxl:=  IF(SUM(H12:H16)=0,&quot;-&quot;,SUM(H12:H16))" table:style-name="ce5">
            <text:p>2.61<text:s/></text:p>
          </table:table-cell>
          <table:table-cell office:value-type="float" office:value="2.52" table:formula="msoxl:=  IF(SUM(I12:I16)=0,&quot;-&quot;,SUM(I12:I16))" table:style-name="ce5">
            <text:p>2.52<text:s/></text:p>
          </table:table-cell>
          <table:table-cell table:number-columns-spanned="1" table:number-rows-spanned="13" table:style-name="ce104"/>
          <table:table-cell office:value-type="string" office:string-value="-" table:formula="msoxl:=  IF(SUM(L11:M11)=0,&quot;-&quot;,SUM(L11:M11))" table:style-name="ce5">
            <text:p>-</text:p>
          </table:table-cell>
          <table:table-cell office:value-type="string" office:string-value="-" table:formula="msoxl:=  IF(SUM(L12:L16)=0,&quot;-&quot;,SUM(L12:L16))" table:style-name="ce5">
            <text:p>-</text:p>
          </table:table-cell>
          <table:table-cell office:value-type="string" office:string-value="-" table:formula="msoxl:=  IF(SUM(M12:M16)=0,&quot;-&quot;,SUM(M12:M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11:Q11)=0,&quot;-&quot;,SUM(P11:Q11))" table:style-name="ce5">
            <text:p>-</text:p>
          </table:table-cell>
          <table:table-cell office:value-type="string" office:string-value="-" table:formula="msoxl:=  IF(SUM(P12:P16)=0,&quot;-&quot;,SUM(P12:P16))" table:style-name="ce5">
            <text:p>-</text:p>
          </table:table-cell>
          <table:table-cell office:value-type="string" office:string-value="-" table:formula="msoxl:=  IF(SUM(Q12:Q16)=0,&quot;-&quot;,SUM(Q12:Q16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float" office:value="2.52" table:formula="msoxl:=  IF(SUM(D12:E12)=0,&quot;-&quot;,SUM(D12:E12))" table:style-name="ce5">
            <text:p>2.52<text:s/></text:p>
          </table:table-cell>
          <table:table-cell office:value-type="string" office:string-value="-" table:formula="msoxl:=IF(SUM(H12,L12,P12,水產養殖面積20!D12)=0,&quot;-&quot;,SUM(H12,L12,P12,水產養殖面積20!D12))" table:style-name="ce5">
            <text:p>-</text:p>
          </table:table-cell>
          <table:table-cell office:value-type="float" office:value="2.52" table:formula="msoxl:=IF(SUM(I12,M12,Q12,水產養殖面積20!E12)=0,&quot;-&quot;,SUM(I12,M12,Q12,水產養殖面積20!E12))" table:style-name="ce5">
            <text:p>2.52<text:s/></text:p>
          </table:table-cell>
          <table:covered-table-cell/>
          <table:table-cell office:value-type="float" office:value="2.52" table:formula="msoxl:=  IF(SUM(H12:I12)=0,&quot;-&quot;,SUM(H12:I12))" table:style-name="ce5">
            <text:p>2.52<text:s/></text:p>
          </table:table-cell>
          <table:table-cell office:value-type="string" table:style-name="ce5">
            <text:p>-</text:p>
          </table:table-cell>
          <table:table-cell office:value-type="float" office:value="2.52" table:style-name="ce5">
            <text:p>2.52<text:s/></text:p>
          </table:table-cell>
          <table:covered-table-cell/>
          <table:table-cell office:value-type="string" office:string-value="-" table:formula="msoxl:=  IF(SUM(L12:M12)=0,&quot;-&quot;,SUM(L12:M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2:Q12)=0,&quot;-&quot;,SUM(P12:Q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13:E13)=0,&quot;-&quot;,SUM(D13:E13))" table:style-name="ce5">
            <text:p>-</text:p>
          </table:table-cell>
          <table:table-cell office:value-type="string" office:string-value="-" table:formula="msoxl:=IF(SUM(H13,L13,P13,水產養殖面積20!D13)=0,&quot;-&quot;,SUM(H13,L13,P13,水產養殖面積20!D13))" table:style-name="ce5">
            <text:p>-</text:p>
          </table:table-cell>
          <table:table-cell office:value-type="string" office:string-value="-" table:formula="msoxl:=IF(SUM(I13,M13,Q13,水產養殖面積20!E13)=0,&quot;-&quot;,SUM(I13,M13,Q13,水產養殖面積20!E13))" table:style-name="ce5">
            <text:p>-</text:p>
          </table:table-cell>
          <table:covered-table-cell/>
          <table:table-cell office:value-type="string" office:string-value="-" table:formula="msoxl:=  IF(SUM(H13:I13)=0,&quot;-&quot;,SUM(H13:I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3:M13)=0,&quot;-&quot;,SUM(L13:M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3:Q13)=0,&quot;-&quot;,SUM(P13:Q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14:E14)=0,&quot;-&quot;,SUM(D14:E14))" table:style-name="ce5">
            <text:p>-</text:p>
          </table:table-cell>
          <table:table-cell office:value-type="string" office:string-value="-" table:formula="msoxl:=IF(SUM(H14,L14,P14,水產養殖面積20!D14)=0,&quot;-&quot;,SUM(H14,L14,P14,水產養殖面積20!D14))" table:style-name="ce5">
            <text:p>-</text:p>
          </table:table-cell>
          <table:table-cell office:value-type="string" office:string-value="-" table:formula="msoxl:=IF(SUM(I14,M14,Q14,水產養殖面積20!E14)=0,&quot;-&quot;,SUM(I14,M14,Q14,水產養殖面積20!E14))" table:style-name="ce5">
            <text:p>-</text:p>
          </table:table-cell>
          <table:covered-table-cell/>
          <table:table-cell office:value-type="string" office:string-value="-" table:formula="msoxl:=  IF(SUM(H14:I14)=0,&quot;-&quot;,SUM(H14:I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4:M14)=0,&quot;-&quot;,SUM(L14:M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4:Q14)=0,&quot;-&quot;,SUM(P14:Q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15:E15)=0,&quot;-&quot;,SUM(D15:E15))" table:style-name="ce5">
            <text:p>-</text:p>
          </table:table-cell>
          <table:table-cell office:value-type="string" office:string-value="-" table:formula="msoxl:=IF(SUM(H15,L15,P15,水產養殖面積20!D15)=0,&quot;-&quot;,SUM(H15,L15,P15,水產養殖面積20!D15))" table:style-name="ce5">
            <text:p>-</text:p>
          </table:table-cell>
          <table:table-cell office:value-type="string" office:string-value="-" table:formula="msoxl:=IF(SUM(I15,M15,Q15,水產養殖面積20!E15)=0,&quot;-&quot;,SUM(I15,M15,Q15,水產養殖面積20!E15))" table:style-name="ce5">
            <text:p>-</text:p>
          </table:table-cell>
          <table:covered-table-cell/>
          <table:table-cell office:value-type="string" office:string-value="-" table:formula="msoxl:=  IF(SUM(H15:I15)=0,&quot;-&quot;,SUM(H15:I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5:M15)=0,&quot;-&quot;,SUM(L15:M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5:Q15)=0,&quot;-&quot;,SUM(P15:Q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float" office:value="2.61" table:formula="msoxl:=  IF(SUM(D16:E16)=0,&quot;-&quot;,SUM(D16:E16))" table:style-name="ce5">
            <text:p>2.61<text:s/></text:p>
          </table:table-cell>
          <table:table-cell office:value-type="float" office:value="2.61" table:formula="msoxl:=IF(SUM(H16,L16,P16,水產養殖面積20!D16)=0,&quot;-&quot;,SUM(H16,L16,P16,水產養殖面積20!D16))" table:style-name="ce5">
            <text:p>2.61<text:s/></text:p>
          </table:table-cell>
          <table:table-cell office:value-type="string" office:string-value="-" table:formula="msoxl:=IF(SUM(I16,M16,Q16,水產養殖面積20!E16)=0,&quot;-&quot;,SUM(I16,M16,Q16,水產養殖面積20!E16))" table:style-name="ce5">
            <text:p>-</text:p>
          </table:table-cell>
          <table:covered-table-cell/>
          <table:table-cell office:value-type="float" office:value="2.61" table:formula="msoxl:=  IF(SUM(H16:I16)=0,&quot;-&quot;,SUM(H16:I16))" table:style-name="ce5">
            <text:p>2.61<text:s/></text:p>
          </table:table-cell>
          <table:table-cell office:value-type="float" office:value="2.61" table:style-name="ce5">
            <text:p>2.61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6:M16)=0,&quot;-&quot;,SUM(L16:M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6:Q16)=0,&quot;-&quot;,SUM(P16:Q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17:E17)=0,&quot;-&quot;,SUM(D17:E17))" table:style-name="ce5">
            <text:p>-</text:p>
          </table:table-cell>
          <table:table-cell office:value-type="string" office:string-value="-" table:formula="msoxl:=IF(SUM(H17,L17,P17,水產養殖面積20!D17)=0,&quot;-&quot;,SUM(H17,L17,P17,水產養殖面積20!D17))" table:style-name="ce5">
            <text:p>-</text:p>
          </table:table-cell>
          <table:table-cell office:value-type="string" office:string-value="-" table:formula="msoxl:=IF(SUM(I17,M17,Q17,水產養殖面積20!E17)=0,&quot;-&quot;,SUM(I17,M17,Q17,水產養殖面積20!E17))" table:style-name="ce5">
            <text:p>-</text:p>
          </table:table-cell>
          <table:covered-table-cell/>
          <table:table-cell office:value-type="string" office:string-value="-" table:formula="msoxl:=  IF(SUM(H17:I17)=0,&quot;-&quot;,SUM(H17:I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office:value-type="string" office:string-value="-" table:formula="msoxl:=  IF(SUM(I18:I20)=0,&quot;-&quot;,SUM(I18:I20))" table:style-name="ce5">
            <text:p>-</text:p>
          </table:table-cell>
          <table:covered-table-cell/>
          <table:table-cell office:value-type="string" office:string-value="-" table:formula="msoxl:=  IF(SUM(L17:M17)=0,&quot;-&quot;,SUM(L17:M17))" table:style-name="ce5">
            <text:p>-</text:p>
          </table:table-cell>
          <table:table-cell office:value-type="string" office:string-value="-" table:formula="msoxl:=  IF(SUM(L18:L20)=0,&quot;-&quot;,SUM(L18:L20))" table:style-name="ce5">
            <text:p>-</text:p>
          </table:table-cell>
          <table:table-cell office:value-type="string" office:string-value="-" table:formula="msoxl:=  IF(SUM(M18:M20)=0,&quot;-&quot;,SUM(M18:M20))" table:style-name="ce5">
            <text:p>-</text:p>
          </table:table-cell>
          <table:covered-table-cell/>
          <table:table-cell office:value-type="string" office:string-value="-" table:formula="msoxl:=  IF(SUM(P17:Q17)=0,&quot;-&quot;,SUM(P17:Q17))" table:style-name="ce5">
            <text:p>-</text:p>
          </table:table-cell>
          <table:table-cell office:value-type="string" office:string-value="-" table:formula="msoxl:=  IF(SUM(P18:P20)=0,&quot;-&quot;,SUM(P18:P20))" table:style-name="ce5">
            <text:p>-</text:p>
          </table:table-cell>
          <table:table-cell office:value-type="string" office:string-value="-" table:formula="msoxl:=  IF(SUM(Q18:Q20)=0,&quot;-&quot;,SUM(Q18:Q20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office:string-value="-" table:formula="msoxl:=IF(SUM(H18,L18,P18,水產養殖面積20!D18)=0,&quot;-&quot;,SUM(H18,L18,P18,水產養殖面積20!D18))" table:style-name="ce5">
            <text:p>-</text:p>
          </table:table-cell>
          <table:table-cell office:value-type="string" office:string-value="-" table:formula="msoxl:=IF(SUM(I18,M18,Q18,水產養殖面積20!E18)=0,&quot;-&quot;,SUM(I18,M18,Q18,水產養殖面積20!E18))" table:style-name="ce5">
            <text:p>-</text:p>
          </table:table-cell>
          <table:covered-table-cell/>
          <table:table-cell office:value-type="string" office:string-value="-" table:formula="msoxl:=  IF(SUM(H18:I18)=0,&quot;-&quot;,SUM(H18:I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8:M18)=0,&quot;-&quot;,SUM(L18:M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8:Q18)=0,&quot;-&quot;,SUM(P18:Q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office:string-value="-" table:formula="msoxl:=IF(SUM(H19,L19,P19,水產養殖面積20!D19)=0,&quot;-&quot;,SUM(H19,L19,P19,水產養殖面積20!D19))" table:style-name="ce5">
            <text:p>-</text:p>
          </table:table-cell>
          <table:table-cell office:value-type="string" office:string-value="-" table:formula="msoxl:=IF(SUM(I19,M19,Q19,水產養殖面積20!E19)=0,&quot;-&quot;,SUM(I19,M19,Q19,水產養殖面積20!E19))" table:style-name="ce5">
            <text:p>-</text:p>
          </table:table-cell>
          <table:covered-table-cell/>
          <table:table-cell office:value-type="string" office:string-value="-" table:formula="msoxl:=  IF(SUM(H19:I19)=0,&quot;-&quot;,SUM(H19:I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9:M19)=0,&quot;-&quot;,SUM(L19:M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9:Q19)=0,&quot;-&quot;,SUM(P19:Q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20:E20)=0,&quot;-&quot;,SUM(D20:E20))" table:style-name="ce5">
            <text:p>-</text:p>
          </table:table-cell>
          <table:table-cell office:value-type="string" office:string-value="-" table:formula="msoxl:=IF(SUM(H20,L20,P20,水產養殖面積20!D20)=0,&quot;-&quot;,SUM(H20,L20,P20,水產養殖面積20!D20))" table:style-name="ce5">
            <text:p>-</text:p>
          </table:table-cell>
          <table:table-cell office:value-type="string" office:string-value="-" table:formula="msoxl:=IF(SUM(I20,M20,Q20,水產養殖面積20!E20)=0,&quot;-&quot;,SUM(I20,M20,Q20,水產養殖面積20!E20))" table:style-name="ce5">
            <text:p>-</text:p>
          </table:table-cell>
          <table:covered-table-cell/>
          <table:table-cell office:value-type="string" office:string-value="-" table:formula="msoxl:=  IF(SUM(H20:I20)=0,&quot;-&quot;,SUM(H20:I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0:M20)=0,&quot;-&quot;,SUM(L20:M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0:Q20)=0,&quot;-&quot;,SUM(P20:Q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4.93" table:formula="msoxl:=  IF(SUM(D21:E21)=0,&quot;-&quot;,SUM(D21:E21))" table:style-name="ce5">
            <text:p>4.93<text:s/></text:p>
          </table:table-cell>
          <table:table-cell office:value-type="float" office:value="1.42" table:formula="msoxl:=IF(SUM(H21,L21,P21,水產養殖面積20!D21)=0,&quot;-&quot;,SUM(H21,L21,P21,水產養殖面積20!D21))" table:style-name="ce5">
            <text:p>1.42<text:s/></text:p>
          </table:table-cell>
          <table:table-cell office:value-type="float" office:value="3.51" table:formula="msoxl:=IF(SUM(I21,M21,Q21,水產養殖面積20!E21)=0,&quot;-&quot;,SUM(I21,M21,Q21,水產養殖面積20!E21))" table:style-name="ce5">
            <text:p>3.51<text:s/></text:p>
          </table:table-cell>
          <table:covered-table-cell/>
          <table:table-cell office:value-type="float" office:value="4.93" table:formula="msoxl:=  IF(SUM(H21:I21)=0,&quot;-&quot;,SUM(H21:I21))" table:style-name="ce5">
            <text:p>4.93<text:s/></text:p>
          </table:table-cell>
          <table:table-cell office:value-type="float" office:value="1.42" table:formula="msoxl:=  IF(SUM(H22:H23)=0,&quot;-&quot;,SUM(H22:H23))" table:style-name="ce5">
            <text:p>1.42<text:s/></text:p>
          </table:table-cell>
          <table:table-cell office:value-type="float" office:value="3.51" table:formula="msoxl:=  IF(SUM(I22:I23)=0,&quot;-&quot;,SUM(I22:I23))" table:style-name="ce5">
            <text:p>3.51<text:s/></text:p>
          </table:table-cell>
          <table:covered-table-cell/>
          <table:table-cell office:value-type="string" office:string-value="-" table:formula="msoxl:=  IF(SUM(L21:M21)=0,&quot;-&quot;,SUM(L21:M21))" table:style-name="ce5">
            <text:p>-</text:p>
          </table:table-cell>
          <table:table-cell office:value-type="string" office:string-value="-" table:formula="msoxl:=  IF(SUM(L22:L23)=0,&quot;-&quot;,SUM(L22:L23))" table:style-name="ce5">
            <text:p>-</text:p>
          </table:table-cell>
          <table:table-cell office:value-type="string" office:string-value="-" table:formula="msoxl:=  IF(SUM(M22:M23)=0,&quot;-&quot;,SUM(M22:M23))" table:style-name="ce5">
            <text:p>-</text:p>
          </table:table-cell>
          <table:covered-table-cell/>
          <table:table-cell office:value-type="string" office:string-value="-" table:formula="msoxl:=  IF(SUM(P21:Q21)=0,&quot;-&quot;,SUM(P21:Q21))" table:style-name="ce5">
            <text:p>-</text:p>
          </table:table-cell>
          <table:table-cell office:value-type="string" office:string-value="-" table:formula="msoxl:=  IF(SUM(P22:P23)=0,&quot;-&quot;,SUM(P22:P23))" table:style-name="ce5">
            <text:p>-</text:p>
          </table:table-cell>
          <table:table-cell office:value-type="string" office:string-value="-" table:formula="msoxl:=  IF(SUM(Q22:Q23)=0,&quot;-&quot;,SUM(Q22:Q23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4.93" table:formula="msoxl:=  IF(SUM(D22:E22)=0,&quot;-&quot;,SUM(D22:E22))" table:style-name="ce5">
            <text:p>4.93<text:s/></text:p>
          </table:table-cell>
          <table:table-cell office:value-type="float" office:value="1.42" table:formula="msoxl:=IF(SUM(H22,L22,P22,水產養殖面積20!D22)=0,&quot;-&quot;,SUM(H22,L22,P22,水產養殖面積20!D22))" table:style-name="ce5">
            <text:p>1.42<text:s/></text:p>
          </table:table-cell>
          <table:table-cell office:value-type="float" office:value="3.51" table:formula="msoxl:=IF(SUM(I22,M22,Q22,水產養殖面積20!E22)=0,&quot;-&quot;,SUM(I22,M22,Q22,水產養殖面積20!E22))" table:style-name="ce5">
            <text:p>3.51<text:s/></text:p>
          </table:table-cell>
          <table:covered-table-cell/>
          <table:table-cell office:value-type="float" office:value="4.93" table:formula="msoxl:=  IF(SUM(H22:I22)=0,&quot;-&quot;,SUM(H22:I22))" table:style-name="ce5">
            <text:p>4.93<text:s/></text:p>
          </table:table-cell>
          <table:table-cell office:value-type="float" office:value="1.42" table:style-name="ce5">
            <text:p>1.42<text:s/></text:p>
          </table:table-cell>
          <table:table-cell office:value-type="float" office:value="3.51" table:style-name="ce5">
            <text:p>3.51<text:s/></text:p>
          </table:table-cell>
          <table:covered-table-cell/>
          <table:table-cell office:value-type="string" office:string-value="-" table:formula="msoxl:=  IF(SUM(L22:M22)=0,&quot;-&quot;,SUM(L22:M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2:Q22)=0,&quot;-&quot;,SUM(P22:Q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office:string-value="-" table:formula="msoxl:=IF(SUM(H23,L23,P23,水產養殖面積20!D23)=0,&quot;-&quot;,SUM(H23,L23,P23,水產養殖面積20!D23))" table:style-name="ce5">
            <text:p>-</text:p>
          </table:table-cell>
          <table:table-cell office:value-type="string" office:string-value="-" table:formula="msoxl:=IF(SUM(I23,M23,Q23,水產養殖面積20!E23)=0,&quot;-&quot;,SUM(I23,M23,Q23,水產養殖面積20!E23))" table:style-name="ce5">
            <text:p>-</text:p>
          </table:table-cell>
          <table:covered-table-cell/>
          <table:table-cell office:value-type="string" office:string-value="-" table:formula="msoxl:=  IF(SUM(H23:I23)=0,&quot;-&quot;,SUM(H23:I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3:M23)=0,&quot;-&quot;,SUM(L23:M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3:Q23)=0,&quot;-&quot;,SUM(P23:Q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table-cell office:value-type="string" table:number-columns-spanned="1" table:number-rows-spanned="14" table:style-name="ce100">
            <text:p>金馬地區</text:p>
          </table:table-cell>
          <table:table-cell office:value-type="string" table:style-name="ce4">
            <text:p>總計</text:p>
          </table:table-cell>
          <table:table-cell office:value-type="float" office:value="36" table:formula="msoxl:=  IF(SUM(D24:F24)=0,&quot;-&quot;,SUM(D24:F24))" table:style-name="ce5">
            <text:p>36.00<text:s/></text:p>
          </table:table-cell>
          <table:table-cell office:value-type="float" office:value="22" table:formula="msoxl:=IF(SUM(H24,L24,P24,水產養殖面積20!D24)=0,&quot;-&quot;,SUM(H24,L24,P24,水產養殖面積20!D24))" table:style-name="ce5">
            <text:p>22.00<text:s/></text:p>
          </table:table-cell>
          <table:table-cell office:value-type="float" office:value="14" table:formula="msoxl:=IF(SUM(I24,M24,Q24,水產養殖面積20!E24)=0,&quot;-&quot;,SUM(I24,M24,Q24,水產養殖面積20!E24))" table:style-name="ce5">
            <text:p>14.00<text:s/></text:p>
          </table:table-cell>
          <table:table-cell office:value-type="string" office:string-value="-" table:formula="msoxl:=IF(SUM(J24,N24,R24,水產養殖面積20!F24)=0,&quot;-&quot;,SUM(J24,N24,R24,水產養殖面積20!F24))" table:style-name="ce5">
            <text:p>-</text:p>
          </table:table-cell>
          <table:table-cell office:value-type="float" office:value="21" table:formula="msoxl:=  IF(SUM(H24:J24)=0,&quot;-&quot;,SUM(H24:J24))" table:style-name="ce5">
            <text:p>21.00<text:s/></text:p>
          </table:table-cell>
          <table:table-cell office:value-type="float" office:value="7" table:style-name="ce5">
            <text:p>7.00<text:s/></text:p>
          </table:table-cell>
          <table:table-cell office:value-type="float" office:value="14" table:style-name="ce5">
            <text:p>14.00<text:s/></text:p>
          </table:table-cell>
          <table:table-cell office:value-type="string" table:style-name="ce48">
            <text:p>-</text:p>
          </table:table-cell>
          <table:table-cell office:value-type="float" office:value="15" table:formula="msoxl:=  IF(SUM(L24:N24)=0,&quot;-&quot;,SUM(L24:N24))" table:style-name="ce5">
            <text:p>15.00<text:s/></text:p>
          </table:table-cell>
          <table:table-cell office:value-type="float" office:value="15" table:style-name="ce5">
            <text:p>15.00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24:R24)=0,&quot;-&quot;,SUM(P24:R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6" table:formula="msoxl:=  IF(SUM(D25:E25)=0,&quot;-&quot;,SUM(D25:E25))" table:style-name="ce5">
            <text:p>16.00<text:s/></text:p>
          </table:table-cell>
          <table:table-cell office:value-type="float" office:value="16" table:formula="msoxl:=IF(SUM(H25,L25,P25,水產養殖面積20!D25)=0,&quot;-&quot;,SUM(H25,L25,P25,水產養殖面積20!D25))" table:style-name="ce5">
            <text:p>16.00<text:s/></text:p>
          </table:table-cell>
          <table:table-cell office:value-type="string" office:string-value="-" table:formula="msoxl:=IF(SUM(I25,M25,Q25,水產養殖面積20!E25)=0,&quot;-&quot;,SUM(I25,M25,Q25,水產養殖面積20!E25))" table:style-name="ce5">
            <text:p>-</text:p>
          </table:table-cell>
          <table:table-cell table:number-columns-spanned="1" table:number-rows-spanned="13" table:style-name="ce91"/>
          <table:table-cell office:value-type="float" office:value="1" table:formula="msoxl:=  IF(SUM(H25:I25)=0,&quot;-&quot;,SUM(H25:I25))" table:style-name="ce5">
            <text:p>1.00<text:s/></text:p>
          </table:table-cell>
          <table:table-cell office:value-type="float" office:value="1" table:formula="msoxl:=  IF(SUM(H26:H30)=0,&quot;-&quot;,SUM(H26:H30))" table:style-name="ce5">
            <text:p>1.00<text:s/></text:p>
          </table:table-cell>
          <table:table-cell office:value-type="string" office:string-value="-" table:formula="msoxl:=  IF(SUM(I26:I30)=0,&quot;-&quot;,SUM(I26:I30))" table:style-name="ce5">
            <text:p>-</text:p>
          </table:table-cell>
          <table:table-cell table:number-columns-spanned="1" table:number-rows-spanned="13" table:style-name="ce104"/>
          <table:table-cell office:value-type="float" office:value="15" table:formula="msoxl:=  IF(SUM(L25:M25)=0,&quot;-&quot;,SUM(L25:M25))" table:style-name="ce5">
            <text:p>15.00<text:s/></text:p>
          </table:table-cell>
          <table:table-cell office:value-type="float" office:value="15" table:formula="msoxl:=  IF(SUM(L26:L30)=0,&quot;-&quot;,SUM(L26:L30))" table:style-name="ce5">
            <text:p>15.00<text:s/></text:p>
          </table:table-cell>
          <table:table-cell office:value-type="string" office:string-value="-" table:formula="msoxl:=  IF(SUM(M26:M30)=0,&quot;-&quot;,SUM(M26:M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25:Q25)=0,&quot;-&quot;,SUM(P25:Q25))" table:style-name="ce5">
            <text:p>-</text:p>
          </table:table-cell>
          <table:table-cell office:value-type="string" office:string-value="-" table:formula="msoxl:=  IF(SUM(P26:P30)=0,&quot;-&quot;,SUM(P26:P30))" table:style-name="ce5">
            <text:p>-</text:p>
          </table:table-cell>
          <table:table-cell office:value-type="string" office:string-value="-" table:formula="msoxl:=  IF(SUM(Q26:Q30)=0,&quot;-&quot;,SUM(Q26:Q30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26:E26)=0,&quot;-&quot;,SUM(D26:E26))" table:style-name="ce5">
            <text:p>-</text:p>
          </table:table-cell>
          <table:table-cell office:value-type="string" office:string-value="-" table:formula="msoxl:=IF(SUM(H26,L26,P26,水產養殖面積20!D26)=0,&quot;-&quot;,SUM(H26,L26,P26,水產養殖面積20!D26))" table:style-name="ce5">
            <text:p>-</text:p>
          </table:table-cell>
          <table:table-cell office:value-type="string" office:string-value="-" table:formula="msoxl:=IF(SUM(I26,M26,Q26,水產養殖面積20!E26)=0,&quot;-&quot;,SUM(I26,M26,Q26,水產養殖面積20!E26))" table:style-name="ce5">
            <text:p>-</text:p>
          </table:table-cell>
          <table:covered-table-cell/>
          <table:table-cell office:value-type="string" office:string-value="-" table:formula="msoxl:=  IF(SUM(H26:I26)=0,&quot;-&quot;,SUM(H26:I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6:M26)=0,&quot;-&quot;,SUM(L26:M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6:Q26)=0,&quot;-&quot;,SUM(P26:Q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5" table:formula="msoxl:=  IF(SUM(D27:E27)=0,&quot;-&quot;,SUM(D27:E27))" table:style-name="ce5">
            <text:p>15.00<text:s/></text:p>
          </table:table-cell>
          <table:table-cell office:value-type="float" office:value="15" table:formula="msoxl:=IF(SUM(H27,L27,P27,水產養殖面積20!D27)=0,&quot;-&quot;,SUM(H27,L27,P27,水產養殖面積20!D27))" table:style-name="ce5">
            <text:p>15.00<text:s/></text:p>
          </table:table-cell>
          <table:table-cell office:value-type="string" office:string-value="-" table:formula="msoxl:=IF(SUM(I27,M27,Q27,水產養殖面積20!E27)=0,&quot;-&quot;,SUM(I27,M27,Q27,水產養殖面積20!E27))" table:style-name="ce5">
            <text:p>-</text:p>
          </table:table-cell>
          <table:covered-table-cell/>
          <table:table-cell office:value-type="string" office:string-value="-" table:formula="msoxl:=  IF(SUM(H27:I27)=0,&quot;-&quot;,SUM(H27:I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15" table:formula="msoxl:=  IF(SUM(L27:M27)=0,&quot;-&quot;,SUM(L27:M27))" table:style-name="ce5">
            <text:p>15.00<text:s/></text:p>
          </table:table-cell>
          <table:table-cell office:value-type="float" office:value="15" table:style-name="ce5">
            <text:p>15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7:Q27)=0,&quot;-&quot;,SUM(P27:Q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28:E28)=0,&quot;-&quot;,SUM(D28:E28))" table:style-name="ce5">
            <text:p>-</text:p>
          </table:table-cell>
          <table:table-cell office:value-type="string" office:string-value="-" table:formula="msoxl:=IF(SUM(H28,L28,P28,水產養殖面積20!D28)=0,&quot;-&quot;,SUM(H28,L28,P28,水產養殖面積20!D28))" table:style-name="ce5">
            <text:p>-</text:p>
          </table:table-cell>
          <table:table-cell office:value-type="string" office:string-value="-" table:formula="msoxl:=IF(SUM(I28,M28,Q28,水產養殖面積20!E28)=0,&quot;-&quot;,SUM(I28,M28,Q28,水產養殖面積20!E28))" table:style-name="ce5">
            <text:p>-</text:p>
          </table:table-cell>
          <table:covered-table-cell/>
          <table:table-cell office:value-type="string" office:string-value="-" table:formula="msoxl:=  IF(SUM(H28:I28)=0,&quot;-&quot;,SUM(H28:I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8:M28)=0,&quot;-&quot;,SUM(L28:M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8:Q28)=0,&quot;-&quot;,SUM(P28:Q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1" table:formula="msoxl:=  IF(SUM(D29:E29)=0,&quot;-&quot;,SUM(D29:E29))" table:style-name="ce5">
            <text:p>1.00<text:s/></text:p>
          </table:table-cell>
          <table:table-cell office:value-type="float" office:value="1" table:formula="msoxl:=IF(SUM(H29,L29,P29,水產養殖面積20!D29)=0,&quot;-&quot;,SUM(H29,L29,P29,水產養殖面積20!D29))" table:style-name="ce5">
            <text:p>1.00<text:s/></text:p>
          </table:table-cell>
          <table:table-cell office:value-type="string" office:string-value="-" table:formula="msoxl:=IF(SUM(I29,M29,Q29,水產養殖面積20!E29)=0,&quot;-&quot;,SUM(I29,M29,Q29,水產養殖面積20!E29))" table:style-name="ce5">
            <text:p>-</text:p>
          </table:table-cell>
          <table:covered-table-cell/>
          <table:table-cell office:value-type="float" office:value="1" table:formula="msoxl:=  IF(SUM(H29:I29)=0,&quot;-&quot;,SUM(H29:I29))" table:style-name="ce5">
            <text:p>1.00<text:s/></text:p>
          </table:table-cell>
          <table:table-cell office:value-type="float" office:value="1" table:style-name="ce5">
            <text:p>1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9:M29)=0,&quot;-&quot;,SUM(L29:M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9:Q29)=0,&quot;-&quot;,SUM(P29:Q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30:E30)=0,&quot;-&quot;,SUM(D30:E30))" table:style-name="ce5">
            <text:p>-</text:p>
          </table:table-cell>
          <table:table-cell office:value-type="string" office:string-value="-" table:formula="msoxl:=IF(SUM(H30,L30,P30,水產養殖面積20!D30)=0,&quot;-&quot;,SUM(H30,L30,P30,水產養殖面積20!D30))" table:style-name="ce5">
            <text:p>-</text:p>
          </table:table-cell>
          <table:table-cell office:value-type="string" office:string-value="-" table:formula="msoxl:=IF(SUM(I30,M30,Q30,水產養殖面積20!E30)=0,&quot;-&quot;,SUM(I30,M30,Q30,水產養殖面積20!E30))" table:style-name="ce5">
            <text:p>-</text:p>
          </table:table-cell>
          <table:covered-table-cell/>
          <table:table-cell office:value-type="string" office:string-value="-" table:formula="msoxl:=  IF(SUM(H30:I30)=0,&quot;-&quot;,SUM(H30:I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0:M30)=0,&quot;-&quot;,SUM(L30:M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0:Q30)=0,&quot;-&quot;,SUM(P30:Q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31:E31)=0,&quot;-&quot;,SUM(D31:E31))" table:style-name="ce5">
            <text:p>-</text:p>
          </table:table-cell>
          <table:table-cell office:value-type="string" office:string-value="-" table:formula="msoxl:=IF(SUM(H31,L31,P31,水產養殖面積20!D31)=0,&quot;-&quot;,SUM(H31,L31,P31,水產養殖面積20!D31))" table:style-name="ce5">
            <text:p>-</text:p>
          </table:table-cell>
          <table:table-cell office:value-type="string" office:string-value="-" table:formula="msoxl:=IF(SUM(I31,M31,Q31,水產養殖面積20!E31)=0,&quot;-&quot;,SUM(I31,M31,Q31,水產養殖面積20!E31))" table:style-name="ce5">
            <text:p>-</text:p>
          </table:table-cell>
          <table:covered-table-cell/>
          <table:table-cell office:value-type="string" office:string-value="-" table:formula="msoxl:=  IF(SUM(H31:I31)=0,&quot;-&quot;,SUM(H31:I31))" table:style-name="ce5">
            <text:p>-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office:value-type="string" office:string-value="-" table:formula="msoxl:=  IF(SUM(I32:I34)=0,&quot;-&quot;,SUM(I32:I34))" table:style-name="ce5">
            <text:p>-</text:p>
          </table:table-cell>
          <table:covered-table-cell/>
          <table:table-cell office:value-type="string" office:string-value="-" table:formula="msoxl:=  IF(SUM(L31:M31)=0,&quot;-&quot;,SUM(L31:M31))" table:style-name="ce5">
            <text:p>-</text:p>
          </table:table-cell>
          <table:table-cell office:value-type="string" office:string-value="-" table:formula="msoxl:=  IF(SUM(L32:L34)=0,&quot;-&quot;,SUM(L32:L34))" table:style-name="ce5">
            <text:p>-</text:p>
          </table:table-cell>
          <table:table-cell office:value-type="string" office:string-value="-" table:formula="msoxl:=  IF(SUM(M32:M34)=0,&quot;-&quot;,SUM(M32:M34))" table:style-name="ce5">
            <text:p>-</text:p>
          </table:table-cell>
          <table:covered-table-cell/>
          <table:table-cell office:value-type="string" office:string-value="-" table:formula="msoxl:=  IF(SUM(P31:Q31)=0,&quot;-&quot;,SUM(P31:Q31))" table:style-name="ce5">
            <text:p>-</text:p>
          </table:table-cell>
          <table:table-cell office:value-type="string" office:string-value="-" table:formula="msoxl:=  IF(SUM(P32:P34)=0,&quot;-&quot;,SUM(P32:P34))" table:style-name="ce5">
            <text:p>-</text:p>
          </table:table-cell>
          <table:table-cell office:value-type="string" office:string-value="-" table:formula="msoxl:=  IF(SUM(Q32:Q34)=0,&quot;-&quot;,SUM(Q32:Q34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office:string-value="-" table:formula="msoxl:=IF(SUM(H32,L32,P32,水產養殖面積20!D32)=0,&quot;-&quot;,SUM(H32,L32,P32,水產養殖面積20!D32))" table:style-name="ce5">
            <text:p>-</text:p>
          </table:table-cell>
          <table:table-cell office:value-type="string" office:string-value="-" table:formula="msoxl:=IF(SUM(I32,M32,Q32,水產養殖面積20!E32)=0,&quot;-&quot;,SUM(I32,M32,Q32,水產養殖面積20!E32))" table:style-name="ce5">
            <text:p>-</text:p>
          </table:table-cell>
          <table:covered-table-cell/>
          <table:table-cell office:value-type="string" office:string-value="-" table:formula="msoxl:=  IF(SUM(H32:I32)=0,&quot;-&quot;,SUM(H32:I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2:M32)=0,&quot;-&quot;,SUM(L32:M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2:Q32)=0,&quot;-&quot;,SUM(P32:Q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33:E33)=0,&quot;-&quot;,SUM(D33:E33))" table:style-name="ce5">
            <text:p>-</text:p>
          </table:table-cell>
          <table:table-cell office:value-type="string" office:string-value="-" table:formula="msoxl:=IF(SUM(H33,L33,P33,水產養殖面積20!D33)=0,&quot;-&quot;,SUM(H33,L33,P33,水產養殖面積20!D33))" table:style-name="ce5">
            <text:p>-</text:p>
          </table:table-cell>
          <table:table-cell office:value-type="string" office:string-value="-" table:formula="msoxl:=IF(SUM(I33,M33,Q33,水產養殖面積20!E33)=0,&quot;-&quot;,SUM(I33,M33,Q33,水產養殖面積20!E33))" table:style-name="ce5">
            <text:p>-</text:p>
          </table:table-cell>
          <table:covered-table-cell/>
          <table:table-cell office:value-type="string" office:string-value="-" table:formula="msoxl:=  IF(SUM(H33:I33)=0,&quot;-&quot;,SUM(H33:I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3:M33)=0,&quot;-&quot;,SUM(L33:M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3:Q33)=0,&quot;-&quot;,SUM(P33:Q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34:E34)=0,&quot;-&quot;,SUM(D34:E34))" table:style-name="ce5">
            <text:p>-</text:p>
          </table:table-cell>
          <table:table-cell office:value-type="string" office:string-value="-" table:formula="msoxl:=IF(SUM(H34,L34,P34,水產養殖面積20!D34)=0,&quot;-&quot;,SUM(H34,L34,P34,水產養殖面積20!D34))" table:style-name="ce5">
            <text:p>-</text:p>
          </table:table-cell>
          <table:table-cell office:value-type="string" office:string-value="-" table:formula="msoxl:=IF(SUM(I34,M34,Q34,水產養殖面積20!E34)=0,&quot;-&quot;,SUM(I34,M34,Q34,水產養殖面積20!E34))" table:style-name="ce5">
            <text:p>-</text:p>
          </table:table-cell>
          <table:covered-table-cell/>
          <table:table-cell office:value-type="string" office:string-value="-" table:formula="msoxl:=  IF(SUM(H34:I34)=0,&quot;-&quot;,SUM(H34:I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4:M34)=0,&quot;-&quot;,SUM(L34:M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4:Q34)=0,&quot;-&quot;,SUM(P34:Q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9" table:formula="msoxl:=  IF(SUM(D35:E35)=0,&quot;-&quot;,SUM(D35:E35))" table:style-name="ce5">
            <text:p>9.00<text:s/></text:p>
          </table:table-cell>
          <table:table-cell office:value-type="float" office:value="4" table:formula="msoxl:=IF(SUM(H35,L35,P35,水產養殖面積20!D35)=0,&quot;-&quot;,SUM(H35,L35,P35,水產養殖面積20!D35))" table:style-name="ce5">
            <text:p>4.00<text:s/></text:p>
          </table:table-cell>
          <table:table-cell office:value-type="float" office:value="5" table:formula="msoxl:=IF(SUM(I35,M35,Q35,水產養殖面積20!E35)=0,&quot;-&quot;,SUM(I35,M35,Q35,水產養殖面積20!E35))" table:style-name="ce5">
            <text:p>5.00<text:s/></text:p>
          </table:table-cell>
          <table:covered-table-cell/>
          <table:table-cell office:value-type="float" office:value="9" table:formula="msoxl:=  IF(SUM(H35:I35)=0,&quot;-&quot;,SUM(H35:I35))" table:style-name="ce5">
            <text:p>9.00<text:s/></text:p>
          </table:table-cell>
          <table:table-cell office:value-type="float" office:value="4" table:formula="msoxl:=  IF(SUM(H36:H37)=0,&quot;-&quot;,SUM(H36:H37))" table:style-name="ce5">
            <text:p>4.00<text:s/></text:p>
          </table:table-cell>
          <table:table-cell office:value-type="float" office:value="5" table:formula="msoxl:=  IF(SUM(I36:I37)=0,&quot;-&quot;,SUM(I36:I37))" table:style-name="ce5">
            <text:p>5.00<text:s/></text:p>
          </table:table-cell>
          <table:covered-table-cell/>
          <table:table-cell office:value-type="string" office:string-value="-" table:formula="msoxl:=  IF(SUM(L35:M35)=0,&quot;-&quot;,SUM(L35:M35))" table:style-name="ce5">
            <text:p>-</text:p>
          </table:table-cell>
          <table:table-cell office:value-type="string" office:string-value="-" table:formula="msoxl:=  IF(SUM(L36:L37)=0,&quot;-&quot;,SUM(L36:L37))" table:style-name="ce5">
            <text:p>-</text:p>
          </table:table-cell>
          <table:table-cell office:value-type="string" office:string-value="-" table:formula="msoxl:=  IF(SUM(M36:M37)=0,&quot;-&quot;,SUM(M36:M37))" table:style-name="ce5">
            <text:p>-</text:p>
          </table:table-cell>
          <table:covered-table-cell/>
          <table:table-cell office:value-type="string" office:string-value="-" table:formula="msoxl:=  IF(SUM(P35:Q35)=0,&quot;-&quot;,SUM(P35:Q35))" table:style-name="ce5">
            <text:p>-</text:p>
          </table:table-cell>
          <table:table-cell office:value-type="string" office:string-value="-" table:formula="msoxl:=  IF(SUM(P36:P37)=0,&quot;-&quot;,SUM(P36:P37))" table:style-name="ce5">
            <text:p>-</text:p>
          </table:table-cell>
          <table:table-cell office:value-type="string" office:string-value="-" table:formula="msoxl:=  IF(SUM(Q36:Q37)=0,&quot;-&quot;,SUM(Q36:Q37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9" table:formula="msoxl:=  IF(SUM(D36:E36)=0,&quot;-&quot;,SUM(D36:E36))" table:style-name="ce5">
            <text:p>9.00<text:s/></text:p>
          </table:table-cell>
          <table:table-cell office:value-type="float" office:value="4" table:formula="msoxl:=IF(SUM(H36,L36,P36,水產養殖面積20!D36)=0,&quot;-&quot;,SUM(H36,L36,P36,水產養殖面積20!D36))" table:style-name="ce5">
            <text:p>4.00<text:s/></text:p>
          </table:table-cell>
          <table:table-cell office:value-type="float" office:value="5" table:formula="msoxl:=IF(SUM(I36,M36,Q36,水產養殖面積20!E36)=0,&quot;-&quot;,SUM(I36,M36,Q36,水產養殖面積20!E36))" table:style-name="ce5">
            <text:p>5.00<text:s/></text:p>
          </table:table-cell>
          <table:covered-table-cell/>
          <table:table-cell office:value-type="float" office:value="9" table:formula="msoxl:=  IF(SUM(H36:I36)=0,&quot;-&quot;,SUM(H36:I36))" table:style-name="ce5">
            <text:p>9.00<text:s/></text:p>
          </table:table-cell>
          <table:table-cell office:value-type="float" office:value="4" table:style-name="ce5">
            <text:p>4.00<text:s/></text:p>
          </table:table-cell>
          <table:table-cell office:value-type="float" office:value="5" table:style-name="ce5">
            <text:p>5.00<text:s/></text:p>
          </table:table-cell>
          <table:covered-table-cell/>
          <table:table-cell office:value-type="string" office:string-value="-" table:formula="msoxl:=  IF(SUM(L36:M36)=0,&quot;-&quot;,SUM(L36:M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6:Q36)=0,&quot;-&quot;,SUM(P36:Q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37:E37)=0,&quot;-&quot;,SUM(D37:E37))" table:style-name="ce5">
            <text:p>-</text:p>
          </table:table-cell>
          <table:table-cell office:value-type="string" office:string-value="-" table:formula="msoxl:=IF(SUM(H37,L37,P37,水產養殖面積20!D37)=0,&quot;-&quot;,SUM(H37,L37,P37,水產養殖面積20!D37))" table:style-name="ce5">
            <text:p>-</text:p>
          </table:table-cell>
          <table:table-cell office:value-type="string" office:string-value="-" table:formula="msoxl:=IF(SUM(I37,M37,Q37,水產養殖面積20!E37)=0,&quot;-&quot;,SUM(I37,M37,Q37,水產養殖面積20!E37))" table:style-name="ce5">
            <text:p>-</text:p>
          </table:table-cell>
          <table:covered-table-cell/>
          <table:table-cell office:value-type="string" office:string-value="-" table:formula="msoxl:=  IF(SUM(H37:I37)=0,&quot;-&quot;,SUM(H37:I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7:M37)=0,&quot;-&quot;,SUM(L37:M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7:Q37)=0,&quot;-&quot;,SUM(P37:Q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table-cell office:value-type="string" table:number-columns-spanned="1" table:number-rows-spanned="14" table:style-name="ce99">
            <text:p>金門縣</text:p>
          </table:table-cell>
          <table:table-cell office:value-type="string" table:style-name="ce4">
            <text:p>總計</text:p>
          </table:table-cell>
          <table:table-cell office:value-type="float" office:value="36" table:formula="msoxl:=  IF(SUM(D38:F38)=0,&quot;-&quot;,SUM(D38:F38))" table:style-name="ce5">
            <text:p>36.00<text:s/></text:p>
          </table:table-cell>
          <table:table-cell office:value-type="float" office:value="22" table:formula="msoxl:=IF(SUM(H38,L38,P38,水產養殖面積20!D38)=0,&quot;-&quot;,SUM(H38,L38,P38,水產養殖面積20!D38))" table:style-name="ce5">
            <text:p>22.00<text:s/></text:p>
          </table:table-cell>
          <table:table-cell office:value-type="float" office:value="14" table:formula="msoxl:=IF(SUM(I38,M38,Q38,水產養殖面積20!E38)=0,&quot;-&quot;,SUM(I38,M38,Q38,水產養殖面積20!E38))" table:style-name="ce5">
            <text:p>14.00<text:s/></text:p>
          </table:table-cell>
          <table:table-cell office:value-type="string" office:string-value="-" table:formula="msoxl:=IF(SUM(J38,N38,R38,水產養殖面積20!F38)=0,&quot;-&quot;,SUM(J38,N38,R38,水產養殖面積20!F38))" table:style-name="ce5">
            <text:p>-</text:p>
          </table:table-cell>
          <table:table-cell office:value-type="float" office:value="21" table:formula="msoxl:=  IF(SUM(H38:J38)=0,&quot;-&quot;,SUM(H38:J38))" table:style-name="ce5">
            <text:p>21.00<text:s/></text:p>
          </table:table-cell>
          <table:table-cell office:value-type="float" office:value="7" table:style-name="ce5">
            <text:p>7.00<text:s/></text:p>
          </table:table-cell>
          <table:table-cell office:value-type="float" office:value="14" table:style-name="ce5">
            <text:p>14.00<text:s/></text:p>
          </table:table-cell>
          <table:table-cell office:value-type="string" table:style-name="ce48">
            <text:p>-</text:p>
          </table:table-cell>
          <table:table-cell office:value-type="float" office:value="15" table:formula="msoxl:=  IF(SUM(L38:N38)=0,&quot;-&quot;,SUM(L38:N38))" table:style-name="ce5">
            <text:p>15.00<text:s/></text:p>
          </table:table-cell>
          <table:table-cell office:value-type="float" office:value="15" table:style-name="ce5">
            <text:p>15.00<text:s/>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38:R38)=0,&quot;-&quot;,SUM(P38:R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float" office:value="16" table:formula="msoxl:=  IF(SUM(D39:E39)=0,&quot;-&quot;,SUM(D39:E39))" table:style-name="ce5">
            <text:p>16.00<text:s/></text:p>
          </table:table-cell>
          <table:table-cell office:value-type="float" office:value="16" table:formula="msoxl:=IF(SUM(H39,L39,P39,水產養殖面積20!D39)=0,&quot;-&quot;,SUM(H39,L39,P39,水產養殖面積20!D39))" table:style-name="ce5">
            <text:p>16.00<text:s/></text:p>
          </table:table-cell>
          <table:table-cell office:value-type="string" office:string-value="-" table:formula="msoxl:=IF(SUM(I39,M39,Q39,水產養殖面積20!E39)=0,&quot;-&quot;,SUM(I39,M39,Q39,水產養殖面積20!E39))" table:style-name="ce5">
            <text:p>-</text:p>
          </table:table-cell>
          <table:table-cell table:number-columns-spanned="1" table:number-rows-spanned="13" table:style-name="ce91"/>
          <table:table-cell office:value-type="float" office:value="1" table:formula="msoxl:=  IF(SUM(H39:I39)=0,&quot;-&quot;,SUM(H39:I39))" table:style-name="ce5">
            <text:p>1.00<text:s/></text:p>
          </table:table-cell>
          <table:table-cell office:value-type="float" office:value="1" table:formula="msoxl:=  IF(SUM(H40:H44)=0,&quot;-&quot;,SUM(H40:H44))" table:style-name="ce5">
            <text:p>1.00<text:s/></text:p>
          </table:table-cell>
          <table:table-cell office:value-type="string" office:string-value="-" table:formula="msoxl:=  IF(SUM(I40:I44)=0,&quot;-&quot;,SUM(I40:I44))" table:style-name="ce5">
            <text:p>-</text:p>
          </table:table-cell>
          <table:table-cell table:number-columns-spanned="1" table:number-rows-spanned="13" table:style-name="ce104"/>
          <table:table-cell office:value-type="float" office:value="15" table:formula="msoxl:=  IF(SUM(L39:M39)=0,&quot;-&quot;,SUM(L39:M39))" table:style-name="ce5">
            <text:p>15.00<text:s/></text:p>
          </table:table-cell>
          <table:table-cell office:value-type="float" office:value="15" table:formula="msoxl:=  IF(SUM(L40:L44)=0,&quot;-&quot;,SUM(L40:L44))" table:style-name="ce5">
            <text:p>15.00<text:s/></text:p>
          </table:table-cell>
          <table:table-cell office:value-type="string" office:string-value="-" table:formula="msoxl:=  IF(SUM(M40:M44)=0,&quot;-&quot;,SUM(M40:M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39:Q39)=0,&quot;-&quot;,SUM(P39:Q39))" table:style-name="ce5">
            <text:p>-</text:p>
          </table:table-cell>
          <table:table-cell office:value-type="string" office:string-value="-" table:formula="msoxl:=  IF(SUM(P40:P44)=0,&quot;-&quot;,SUM(P40:P44))" table:style-name="ce5">
            <text:p>-</text:p>
          </table:table-cell>
          <table:table-cell office:value-type="string" office:string-value="-" table:formula="msoxl:=  IF(SUM(Q40:Q44)=0,&quot;-&quot;,SUM(Q40:Q44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office:string-value="-" table:formula="msoxl:=IF(SUM(H40,L40,P40,水產養殖面積20!D40)=0,&quot;-&quot;,SUM(H40,L40,P40,水產養殖面積20!D40))" table:style-name="ce5">
            <text:p>-</text:p>
          </table:table-cell>
          <table:table-cell office:value-type="string" office:string-value="-" table:formula="msoxl:=IF(SUM(I40,M40,Q40,水產養殖面積20!E40)=0,&quot;-&quot;,SUM(I40,M40,Q40,水產養殖面積20!E40))" table:style-name="ce5">
            <text:p>-</text:p>
          </table:table-cell>
          <table:covered-table-cell/>
          <table:table-cell office:value-type="string" office:string-value="-" table:formula="msoxl:=  IF(SUM(H40:I40)=0,&quot;-&quot;,SUM(H40:I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0:M40)=0,&quot;-&quot;,SUM(L40:M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0:Q40)=0,&quot;-&quot;,SUM(P40:Q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float" office:value="15" table:formula="msoxl:=  IF(SUM(D41:E41)=0,&quot;-&quot;,SUM(D41:E41))" table:style-name="ce5">
            <text:p>15.00<text:s/></text:p>
          </table:table-cell>
          <table:table-cell office:value-type="float" office:value="15" table:formula="msoxl:=IF(SUM(H41,L41,P41,水產養殖面積20!D41)=0,&quot;-&quot;,SUM(H41,L41,P41,水產養殖面積20!D41))" table:style-name="ce5">
            <text:p>15.00<text:s/></text:p>
          </table:table-cell>
          <table:table-cell office:value-type="string" office:string-value="-" table:formula="msoxl:=IF(SUM(I41,M41,Q41,水產養殖面積20!E41)=0,&quot;-&quot;,SUM(I41,M41,Q41,水產養殖面積20!E41))" table:style-name="ce5">
            <text:p>-</text:p>
          </table:table-cell>
          <table:covered-table-cell/>
          <table:table-cell office:value-type="string" office:string-value="-" table:formula="msoxl:=  IF(SUM(H41:I41)=0,&quot;-&quot;,SUM(H41:I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float" office:value="15" table:formula="msoxl:=  IF(SUM(L41:M41)=0,&quot;-&quot;,SUM(L41:M41))" table:style-name="ce5">
            <text:p>15.00<text:s/></text:p>
          </table:table-cell>
          <table:table-cell office:value-type="float" office:value="15" table:style-name="ce5">
            <text:p>15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1:Q41)=0,&quot;-&quot;,SUM(P41:Q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42:E42)=0,&quot;-&quot;,SUM(D42:E42))" table:style-name="ce5">
            <text:p>-</text:p>
          </table:table-cell>
          <table:table-cell office:value-type="string" office:string-value="-" table:formula="msoxl:=IF(SUM(H42,L42,P42,水產養殖面積20!D42)=0,&quot;-&quot;,SUM(H42,L42,P42,水產養殖面積20!D42))" table:style-name="ce5">
            <text:p>-</text:p>
          </table:table-cell>
          <table:table-cell office:value-type="string" office:string-value="-" table:formula="msoxl:=IF(SUM(I42,M42,Q42,水產養殖面積20!E42)=0,&quot;-&quot;,SUM(I42,M42,Q42,水產養殖面積20!E42))" table:style-name="ce5">
            <text:p>-</text:p>
          </table:table-cell>
          <table:covered-table-cell/>
          <table:table-cell office:value-type="string" office:string-value="-" table:formula="msoxl:=  IF(SUM(H42:I42)=0,&quot;-&quot;,SUM(H42:I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2:M42)=0,&quot;-&quot;,SUM(L42:M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2:Q42)=0,&quot;-&quot;,SUM(P42:Q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float" office:value="1" table:formula="msoxl:=  IF(SUM(D43:E43)=0,&quot;-&quot;,SUM(D43:E43))" table:style-name="ce5">
            <text:p>1.00<text:s/></text:p>
          </table:table-cell>
          <table:table-cell office:value-type="float" office:value="1" table:formula="msoxl:=IF(SUM(H43,L43,P43,水產養殖面積20!D43)=0,&quot;-&quot;,SUM(H43,L43,P43,水產養殖面積20!D43))" table:style-name="ce5">
            <text:p>1.00<text:s/></text:p>
          </table:table-cell>
          <table:table-cell office:value-type="string" office:string-value="-" table:formula="msoxl:=IF(SUM(I43,M43,Q43,水產養殖面積20!E43)=0,&quot;-&quot;,SUM(I43,M43,Q43,水產養殖面積20!E43))" table:style-name="ce5">
            <text:p>-</text:p>
          </table:table-cell>
          <table:covered-table-cell/>
          <table:table-cell office:value-type="float" office:value="1" table:formula="msoxl:=  IF(SUM(H43:I43)=0,&quot;-&quot;,SUM(H43:I43))" table:style-name="ce5">
            <text:p>1.00<text:s/></text:p>
          </table:table-cell>
          <table:table-cell office:value-type="float" office:value="1" table:style-name="ce5">
            <text:p>1.00<text:s/>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3:M43)=0,&quot;-&quot;,SUM(L43:M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3:Q43)=0,&quot;-&quot;,SUM(P43:Q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office:string-value="-" table:formula="msoxl:=IF(SUM(H44,L44,P44,水產養殖面積20!D44)=0,&quot;-&quot;,SUM(H44,L44,P44,水產養殖面積20!D44))" table:style-name="ce5">
            <text:p>-</text:p>
          </table:table-cell>
          <table:table-cell office:value-type="string" office:string-value="-" table:formula="msoxl:=IF(SUM(I44,M44,Q44,水產養殖面積20!E44)=0,&quot;-&quot;,SUM(I44,M44,Q44,水產養殖面積20!E44))" table:style-name="ce5">
            <text:p>-</text:p>
          </table:table-cell>
          <table:covered-table-cell/>
          <table:table-cell office:value-type="string" office:string-value="-" table:formula="msoxl:=  IF(SUM(H44:I44)=0,&quot;-&quot;,SUM(H44:I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4:M44)=0,&quot;-&quot;,SUM(L44:M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4:Q44)=0,&quot;-&quot;,SUM(P44:Q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IF(SUM(H45,L45,P45,水產養殖面積20!D45)=0,&quot;-&quot;,SUM(H45,L45,P45,水產養殖面積20!D45))" table:style-name="ce5">
            <text:p>-</text:p>
          </table:table-cell>
          <table:table-cell office:value-type="string" office:string-value="-" table:formula="msoxl:=IF(SUM(I45,M45,Q45,水產養殖面積20!E45)=0,&quot;-&quot;,SUM(I45,M45,Q45,水產養殖面積20!E45))" table:style-name="ce5">
            <text:p>-</text:p>
          </table:table-cell>
          <table:covered-table-cell/>
          <table:table-cell office:value-type="string" office:string-value="-" table:formula="msoxl:=  IF(SUM(H45:I45)=0,&quot;-&quot;,SUM(H45:I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office:value-type="string" office:string-value="-" table:formula="msoxl:=  IF(SUM(I46:I48)=0,&quot;-&quot;,SUM(I46:I48))" table:style-name="ce5">
            <text:p>-</text:p>
          </table:table-cell>
          <table:covered-table-cell/>
          <table:table-cell office:value-type="string" office:string-value="-" table:formula="msoxl:=  IF(SUM(L45:M45)=0,&quot;-&quot;,SUM(L45:M45))" table:style-name="ce5">
            <text:p>-</text:p>
          </table:table-cell>
          <table:table-cell office:value-type="string" office:string-value="-" table:formula="msoxl:=  IF(SUM(L46:L48)=0,&quot;-&quot;,SUM(L46:L48))" table:style-name="ce5">
            <text:p>-</text:p>
          </table:table-cell>
          <table:table-cell office:value-type="string" office:string-value="-" table:formula="msoxl:=  IF(SUM(M46:M48)=0,&quot;-&quot;,SUM(M46:M48))" table:style-name="ce5">
            <text:p>-</text:p>
          </table:table-cell>
          <table:covered-table-cell/>
          <table:table-cell office:value-type="string" office:string-value="-" table:formula="msoxl:=  IF(SUM(P45:Q45)=0,&quot;-&quot;,SUM(P45:Q45))" table:style-name="ce5">
            <text:p>-</text:p>
          </table:table-cell>
          <table:table-cell office:value-type="string" office:string-value="-" table:formula="msoxl:=  IF(SUM(P46:P48)=0,&quot;-&quot;,SUM(P46:P48))" table:style-name="ce5">
            <text:p>-</text:p>
          </table:table-cell>
          <table:table-cell office:value-type="string" office:string-value="-" table:formula="msoxl:=  IF(SUM(Q46:Q48)=0,&quot;-&quot;,SUM(Q46:Q48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office:string-value="-" table:formula="msoxl:=IF(SUM(H46,L46,P46,水產養殖面積20!D46)=0,&quot;-&quot;,SUM(H46,L46,P46,水產養殖面積20!D46))" table:style-name="ce5">
            <text:p>-</text:p>
          </table:table-cell>
          <table:table-cell office:value-type="string" office:string-value="-" table:formula="msoxl:=IF(SUM(I46,M46,Q46,水產養殖面積20!E46)=0,&quot;-&quot;,SUM(I46,M46,Q46,水產養殖面積20!E46))" table:style-name="ce5">
            <text:p>-</text:p>
          </table:table-cell>
          <table:covered-table-cell/>
          <table:table-cell office:value-type="string" office:string-value="-" table:formula="msoxl:=  IF(SUM(H46:I46)=0,&quot;-&quot;,SUM(H46:I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6:M46)=0,&quot;-&quot;,SUM(L46:M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6:Q46)=0,&quot;-&quot;,SUM(P46:Q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office:string-value="-" table:formula="msoxl:=IF(SUM(H47,L47,P47,水產養殖面積20!D47)=0,&quot;-&quot;,SUM(H47,L47,P47,水產養殖面積20!D47))" table:style-name="ce5">
            <text:p>-</text:p>
          </table:table-cell>
          <table:table-cell office:value-type="string" office:string-value="-" table:formula="msoxl:=IF(SUM(I47,M47,Q47,水產養殖面積20!E47)=0,&quot;-&quot;,SUM(I47,M47,Q47,水產養殖面積20!E47))" table:style-name="ce5">
            <text:p>-</text:p>
          </table:table-cell>
          <table:covered-table-cell/>
          <table:table-cell office:value-type="string" office:string-value="-" table:formula="msoxl:=  IF(SUM(H47:I47)=0,&quot;-&quot;,SUM(H47:I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7:M47)=0,&quot;-&quot;,SUM(L47:M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7:Q47)=0,&quot;-&quot;,SUM(P47:Q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office:string-value="-" table:formula="msoxl:=IF(SUM(H48,L48,P48,水產養殖面積20!D48)=0,&quot;-&quot;,SUM(H48,L48,P48,水產養殖面積20!D48))" table:style-name="ce5">
            <text:p>-</text:p>
          </table:table-cell>
          <table:table-cell office:value-type="string" office:string-value="-" table:formula="msoxl:=IF(SUM(I48,M48,Q48,水產養殖面積20!E48)=0,&quot;-&quot;,SUM(I48,M48,Q48,水產養殖面積20!E48))" table:style-name="ce5">
            <text:p>-</text:p>
          </table:table-cell>
          <table:covered-table-cell/>
          <table:table-cell office:value-type="string" office:string-value="-" table:formula="msoxl:=  IF(SUM(H48:I48)=0,&quot;-&quot;,SUM(H48:I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8:M48)=0,&quot;-&quot;,SUM(L48:M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8:Q48)=0,&quot;-&quot;,SUM(P48:Q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float" office:value="9" table:formula="msoxl:=  IF(SUM(D49:E49)=0,&quot;-&quot;,SUM(D49:E49))" table:style-name="ce5">
            <text:p>9.00<text:s/></text:p>
          </table:table-cell>
          <table:table-cell office:value-type="float" office:value="4" table:formula="msoxl:=IF(SUM(H49,L49,P49,水產養殖面積20!D49)=0,&quot;-&quot;,SUM(H49,L49,P49,水產養殖面積20!D49))" table:style-name="ce5">
            <text:p>4.00<text:s/></text:p>
          </table:table-cell>
          <table:table-cell office:value-type="float" office:value="5" table:formula="msoxl:=IF(SUM(I49,M49,Q49,水產養殖面積20!E49)=0,&quot;-&quot;,SUM(I49,M49,Q49,水產養殖面積20!E49))" table:style-name="ce5">
            <text:p>5.00<text:s/></text:p>
          </table:table-cell>
          <table:covered-table-cell/>
          <table:table-cell office:value-type="float" office:value="9" table:formula="msoxl:=  IF(SUM(H49:I49)=0,&quot;-&quot;,SUM(H49:I49))" table:style-name="ce5">
            <text:p>9.00<text:s/></text:p>
          </table:table-cell>
          <table:table-cell office:value-type="float" office:value="4" table:formula="msoxl:=  IF(SUM(H50:H51)=0,&quot;-&quot;,SUM(H50:H51))" table:style-name="ce5">
            <text:p>4.00<text:s/></text:p>
          </table:table-cell>
          <table:table-cell office:value-type="float" office:value="5" table:formula="msoxl:=  IF(SUM(I50:I51)=0,&quot;-&quot;,SUM(I50:I51))" table:style-name="ce5">
            <text:p>5.00<text:s/></text:p>
          </table:table-cell>
          <table:covered-table-cell/>
          <table:table-cell office:value-type="string" office:string-value="-" table:formula="msoxl:=  IF(SUM(L49:M49)=0,&quot;-&quot;,SUM(L49:M49))" table:style-name="ce5">
            <text:p>-</text:p>
          </table:table-cell>
          <table:table-cell office:value-type="string" office:string-value="-" table:formula="msoxl:=  IF(SUM(L50:L51)=0,&quot;-&quot;,SUM(L50:L51))" table:style-name="ce5">
            <text:p>-</text:p>
          </table:table-cell>
          <table:table-cell office:value-type="string" office:string-value="-" table:formula="msoxl:=  IF(SUM(M50:M51)=0,&quot;-&quot;,SUM(M50:M51))" table:style-name="ce5">
            <text:p>-</text:p>
          </table:table-cell>
          <table:covered-table-cell/>
          <table:table-cell office:value-type="string" office:string-value="-" table:formula="msoxl:=  IF(SUM(P49:Q49)=0,&quot;-&quot;,SUM(P49:Q49))" table:style-name="ce5">
            <text:p>-</text:p>
          </table:table-cell>
          <table:table-cell office:value-type="string" office:string-value="-" table:formula="msoxl:=  IF(SUM(P50:P51)=0,&quot;-&quot;,SUM(P50:P51))" table:style-name="ce5">
            <text:p>-</text:p>
          </table:table-cell>
          <table:table-cell office:value-type="string" office:string-value="-" table:formula="msoxl:=  IF(SUM(Q50:Q51)=0,&quot;-&quot;,SUM(Q50:Q51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float" office:value="9" table:formula="msoxl:=  IF(SUM(D50:E50)=0,&quot;-&quot;,SUM(D50:E50))" table:style-name="ce5">
            <text:p>9.00<text:s/></text:p>
          </table:table-cell>
          <table:table-cell office:value-type="float" office:value="4" table:formula="msoxl:=IF(SUM(H50,L50,P50,水產養殖面積20!D50)=0,&quot;-&quot;,SUM(H50,L50,P50,水產養殖面積20!D50))" table:style-name="ce5">
            <text:p>4.00<text:s/></text:p>
          </table:table-cell>
          <table:table-cell office:value-type="float" office:value="5" table:formula="msoxl:=IF(SUM(I50,M50,Q50,水產養殖面積20!E50)=0,&quot;-&quot;,SUM(I50,M50,Q50,水產養殖面積20!E50))" table:style-name="ce5">
            <text:p>5.00<text:s/></text:p>
          </table:table-cell>
          <table:covered-table-cell/>
          <table:table-cell office:value-type="float" office:value="9" table:formula="msoxl:=  IF(SUM(H50:I50)=0,&quot;-&quot;,SUM(H50:I50))" table:style-name="ce5">
            <text:p>9.00<text:s/></text:p>
          </table:table-cell>
          <table:table-cell office:value-type="float" office:value="4" table:style-name="ce5">
            <text:p>4.00<text:s/></text:p>
          </table:table-cell>
          <table:table-cell office:value-type="float" office:value="5" table:style-name="ce5">
            <text:p>5.00<text:s/></text:p>
          </table:table-cell>
          <table:covered-table-cell/>
          <table:table-cell office:value-type="string" office:string-value="-" table:formula="msoxl:=  IF(SUM(L50:M50)=0,&quot;-&quot;,SUM(L50:M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0:Q50)=0,&quot;-&quot;,SUM(P50:Q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office:string-value="-" table:formula="msoxl:=IF(SUM(H51,L51,P51,水產養殖面積20!D51)=0,&quot;-&quot;,SUM(H51,L51,P51,水產養殖面積20!D51))" table:style-name="ce5">
            <text:p>-</text:p>
          </table:table-cell>
          <table:table-cell office:value-type="string" office:string-value="-" table:formula="msoxl:=IF(SUM(I51,M51,Q51,水產養殖面積20!E51)=0,&quot;-&quot;,SUM(I51,M51,Q51,水產養殖面積20!E51))" table:style-name="ce5">
            <text:p>-</text:p>
          </table:table-cell>
          <table:covered-table-cell/>
          <table:table-cell office:value-type="string" office:string-value="-" table:formula="msoxl:=  IF(SUM(H51:I51)=0,&quot;-&quot;,SUM(H51:I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51:M51)=0,&quot;-&quot;,SUM(L51:M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1:Q51)=0,&quot;-&quot;,SUM(P51:Q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2">
            <text:p>註 本表只揭露主要魚種，各魚種養殖面積之合計，將不等於總養殖面積。</text:p>
          </table:table-cell>
          <table:table-cell table:number-columns-repeated="3" table:style-name="ce2"/>
          <table:table-cell table:number-columns-repeated="2" table:style-name="ce8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style-name="ce67"/>
          <table:table-cell table:number-columns-repeated="7" table:style-name="ce68"/>
          <table:table-cell table:style-name="ce38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6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20" table:style-name="ta2">
        <table:table-column table:style-name="co1" table:default-cell-style-name="ce2"/>
        <table:table-column table:style-name="co2" table:default-cell-style-name="ce1"/>
        <table:table-column table:style-name="co3" table:number-columns-repeated="6" table:default-cell-style-name="ce2"/>
        <table:table-column table:style-name="co3" table:number-columns-repeated="3" table:default-cell-style-name="ce2" table:visibility="collapse"/>
        <table:table-column table:style-name="co3" table:default-cell-style-name="ce2"/>
        <table:table-column table:style-name="co3" table:number-columns-repeated="3" table:default-cell-style-name="ce2" table:visibility="collapse"/>
        <table:table-column table:style-name="co3" table:number-columns-repeated="9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6" table:default-cell-style-name="ce2"/>
        <table:table-column table:style-name="co4" table:number-columns-repeated="16341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15" table:style-name="ce63"/>
          <table:table-cell office:value-type="string" table:style-name="ce61">
            <text:p><text:s/>9．AQUACULTURE AREA BY SPECIES(Continued)</text:p>
          </table:table-cell>
          <table:table-cell table:number-columns-repeated="25" table:style-name="ce63"/>
          <table:table-cell table:number-columns-repeated="16341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style-name="ce17"/>
          <table:table-cell table:number-columns-repeated="11"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number-columns-repeated="16365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3" table:number-rows-spanned="1" table:style-name="ce87">
            <text:p>箱網養殖：立方公尺</text:p>
          </table:table-cell>
          <table:covered-table-cell table:number-columns-repeated="2"/>
          <table:table-cell table:number-columns-repeated="8"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8"/>
          <table:table-cell table:number-columns-repeated="16364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office:value-type="string" table:number-columns-spanned="4" table:number-rows-spanned="1" table:style-name="ce103">
            <text:p>內陸養殖</text:p>
          </table:table-cell>
          <table:covered-table-cell table:number-columns-repeated="3"/>
          <table:table-cell table:style-name="ce19"/>
          <table:table-cell office:value-type="string" table:style-name="ce20">
            <text:p>箱網養殖</text:p>
          </table:table-cell>
          <table:table-cell table:number-columns-repeated="7" table:style-name="ce21"/>
          <table:table-cell table:style-name="ce19"/>
          <table:table-cell table:number-columns-repeated="7" table:style-name="ce22"/>
          <table:table-cell table:style-name="ce23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Inland Water Culture</text:p>
          </table:table-cell>
          <table:covered-table-cell table:number-columns-repeated="3"/>
          <table:table-cell table:style-name="ce24"/>
          <table:table-cell office:value-type="string" table:style-name="ce25">
            <text:p>Cage Culture</text:p>
          </table:table-cell>
          <table:table-cell table:number-columns-repeated="7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3">
            <text:p>其他內陸養殖</text:p>
          </table:table-cell>
          <table:covered-table-cell table:number-columns-repeated="3"/>
          <table:table-cell table:style-name="ce30"/>
          <table:table-cell office:value-type="string" table:style-name="ce35">
            <text:p>箱網養殖</text:p>
          </table:table-cell>
          <table:table-cell table:number-columns-repeated="3" table:style-name="ce36"/>
          <table:table-cell office:value-type="string" table:style-name="ce35">
            <text:p>箱網養殖</text:p>
          </table:table-cell>
          <table:table-cell table:number-columns-repeated="3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Other Inland Culture</text:p>
          </table:table-cell>
          <table:covered-table-cell table:number-columns-repeated="3"/>
          <table:table-cell table:style-name="ce31"/>
          <table:table-cell office:value-type="string" table:style-name="ce37">
            <text:p>Cage Culture</text:p>
          </table:table-cell>
          <table:table-cell table:number-columns-repeated="3" table:style-name="ce36"/>
          <table:table-cell office:value-type="string" table:style-name="ce37">
            <text:p>Cage Culture</text:p>
          </table:table-cell>
          <table:table-cell table:number-columns-repeated="3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29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合計</text:p>
          </table:table-cell>
          <table:table-cell office:value-type="string" table:style-name="ce32">
            <text:p>海面養殖</text:p>
          </table:table-cell>
          <table:table-cell office:value-type="string" table:style-name="ce43">
            <text:p>單養</text:p>
          </table:table-cell>
          <table:table-cell office:value-type="string" table:style-name="ce44">
            <text:p><text:s/>混養</text:p>
          </table:table-cell>
          <table:table-cell office:value-type="string" table:style-name="ce44">
            <text:p>休養</text:p>
          </table:table-cell>
          <table:table-cell office:value-type="string" table:style-name="ce32">
            <text:p>內陸養殖</text:p>
          </table:table-cell>
          <table:table-cell office:value-type="string" table:style-name="ce43">
            <text:p>單養</text:p>
          </table:table-cell>
          <table:table-cell office:value-type="string" table:style-name="ce44">
            <text:p><text:s/>混養</text:p>
          </table:table-cell>
          <table:table-cell office:value-type="string" table:style-name="ce44">
            <text:p>休養</text:p>
          </table:table-cell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1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Total</text:p>
          </table:table-cell>
          <table:table-cell office:value-type="string" table:style-name="ce50">
            <text:p>Marine</text:p>
          </table:table-cell>
          <table:table-cell table:style-name="ce51"/>
          <table:table-cell table:number-columns-repeated="2" table:style-name="ce55"/>
          <table:table-cell office:value-type="string" table:style-name="ce50">
            <text:p>Inland</text:p>
          </table:table-cell>
          <table:table-cell table:style-name="ce51"/>
          <table:table-cell table:number-columns-repeated="2" table:style-name="ce55"/>
          <table:table-cell table:style-name="ce56"/>
          <table:table-cell table:number-columns-repeated="7" table:style-name="ce57"/>
          <table:table-cell table:style-name="ce58"/>
          <table:table-cell table:number-columns-repeated="16360" table:style-name="ce54"/>
        </table:table-row>
        <table:table-row table:style-name="ro3">
          <table:table-cell office:value-type="string" table:number-columns-spanned="1" table:number-rows-spanned="14" table:style-name="ce100">
            <text:p>新竹市</text:p>
          </table:table-cell>
          <table:table-cell office:value-type="string" table:style-name="ce4">
            <text:p>總計</text:p>
          </table:table-cell>
          <table:table-cell office:value-type="string" office:string-value="-" table:formula="msoxl:=  IF(SUM(D10:F10)=0,&quot;-&quot;,SUM(D10:F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10,L10)=0,&quot;-&quot;,SUM(H10,L10))" table:style-name="ce5">
            <text:p>-</text:p>
          </table:table-cell>
          <table:table-cell office:value-type="string" office:string-value="-" table:formula="msoxl:=  IF(SUM(I10:K10)=0,&quot;-&quot;,SUM(I10:K1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0:O10)=0,&quot;-&quot;,SUM(M10:O1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11:E11)=0,&quot;-&quot;,SUM(D11:E11))" table:style-name="ce5">
            <text:p>-</text:p>
          </table:table-cell>
          <table:table-cell office:value-type="string" office:string-value="-" table:formula="msoxl:=  IF(SUM(D12:D16)=0,&quot;-&quot;,SUM(D12:D16))" table:style-name="ce5">
            <text:p>-</text:p>
          </table:table-cell>
          <table:table-cell office:value-type="string" office:string-value="-" table:formula="msoxl:=  IF(SUM(E12:E16)=0,&quot;-&quot;,SUM(E12:E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11,L11)=0,&quot;-&quot;,SUM(H11,L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12:L16)=0,&quot;-&quot;,SUM(L12:L1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12:E12)=0,&quot;-&quot;,SUM(D12:E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2,L12)=0,&quot;-&quot;,SUM(H12,L12))" table:style-name="ce5">
            <text:p>-</text:p>
          </table:table-cell>
          <table:table-cell office:value-type="string" office:string-value="-" table:formula="msoxl:=  IF(SUM(I12:J12)=0,&quot;-&quot;,SUM(I12:J1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2:N12)=0,&quot;-&quot;,SUM(M12:N1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13:E13)=0,&quot;-&quot;,SUM(D13:E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3,L13)=0,&quot;-&quot;,SUM(H13,L13))" table:style-name="ce5">
            <text:p>-</text:p>
          </table:table-cell>
          <table:table-cell office:value-type="string" office:string-value="-" table:formula="msoxl:=  IF(SUM(I13:J13)=0,&quot;-&quot;,SUM(I13:J1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3:N13)=0,&quot;-&quot;,SUM(M13:N1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14:E14)=0,&quot;-&quot;,SUM(D14:E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4,L14)=0,&quot;-&quot;,SUM(H14,L14))" table:style-name="ce5">
            <text:p>-</text:p>
          </table:table-cell>
          <table:table-cell office:value-type="string" office:string-value="-" table:formula="msoxl:=  IF(SUM(I14:J14)=0,&quot;-&quot;,SUM(I14:J1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4:N14)=0,&quot;-&quot;,SUM(M14:N1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15:E15)=0,&quot;-&quot;,SUM(D15:E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5,L15)=0,&quot;-&quot;,SUM(H15,L15))" table:style-name="ce5">
            <text:p>-</text:p>
          </table:table-cell>
          <table:table-cell office:value-type="string" office:string-value="-" table:formula="msoxl:=  IF(SUM(I15:J15)=0,&quot;-&quot;,SUM(I15:J15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5:N15)=0,&quot;-&quot;,SUM(M15:N15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16:E16)=0,&quot;-&quot;,SUM(D16:E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6,L16)=0,&quot;-&quot;,SUM(H16,L16))" table:style-name="ce5">
            <text:p>-</text:p>
          </table:table-cell>
          <table:table-cell office:value-type="string" office:string-value="-" table:formula="msoxl:=  IF(SUM(I16:J16)=0,&quot;-&quot;,SUM(I16:J1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6:N16)=0,&quot;-&quot;,SUM(M16:N1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17:E17)=0,&quot;-&quot;,SUM(D17:E17))" table:style-name="ce5">
            <text:p>-</text:p>
          </table:table-cell>
          <table:table-cell office:value-type="string" office:string-value="-" table:formula="msoxl:=  IF(SUM(D18:D20)=0,&quot;-&quot;,SUM(D18:D20))" table:style-name="ce5">
            <text:p>-</text:p>
          </table:table-cell>
          <table:table-cell office:value-type="string" office:string-value="-" table:formula="msoxl:=  IF(SUM(E18:E20)=0,&quot;-&quot;,SUM(E18:E20))" table:style-name="ce5">
            <text:p>-</text:p>
          </table:table-cell>
          <table:covered-table-cell/>
          <table:table-cell office:value-type="string" office:string-value="-" table:formula="msoxl:=  IF(SUM(H17,L17)=0,&quot;-&quot;,SUM(H17,L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18:L20)=0,&quot;-&quot;,SUM(L18:L2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8,L18)=0,&quot;-&quot;,SUM(H18,L18))" table:style-name="ce5">
            <text:p>-</text:p>
          </table:table-cell>
          <table:table-cell office:value-type="string" office:string-value="-" table:formula="msoxl:=  IF(SUM(I18:J18)=0,&quot;-&quot;,SUM(I18:J1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8:N18)=0,&quot;-&quot;,SUM(M18:N1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9,L19)=0,&quot;-&quot;,SUM(H19,L19))" table:style-name="ce5">
            <text:p>-</text:p>
          </table:table-cell>
          <table:table-cell office:value-type="string" office:string-value="-" table:formula="msoxl:=  IF(SUM(I19:J19)=0,&quot;-&quot;,SUM(I19:J19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9:N19)=0,&quot;-&quot;,SUM(M19:N19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20:E20)=0,&quot;-&quot;,SUM(D20:E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0,L20)=0,&quot;-&quot;,SUM(H20,L20))" table:style-name="ce5">
            <text:p>-</text:p>
          </table:table-cell>
          <table:table-cell office:value-type="string" office:string-value="-" table:formula="msoxl:=  IF(SUM(I20:J20)=0,&quot;-&quot;,SUM(I20:J2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0:N20)=0,&quot;-&quot;,SUM(M20:N2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21:E21)=0,&quot;-&quot;,SUM(D21:E21))" table:style-name="ce5">
            <text:p>-</text:p>
          </table:table-cell>
          <table:table-cell office:value-type="string" office:string-value="-" table:formula="msoxl:=  IF(SUM(D22:D23)=0,&quot;-&quot;,SUM(D22:D23))" table:style-name="ce5">
            <text:p>-</text:p>
          </table:table-cell>
          <table:table-cell office:value-type="string" office:string-value="-" table:formula="msoxl:=  IF(SUM(E22:E23)=0,&quot;-&quot;,SUM(E22:E23))" table:style-name="ce5">
            <text:p>-</text:p>
          </table:table-cell>
          <table:covered-table-cell/>
          <table:table-cell office:value-type="string" office:string-value="-" table:formula="msoxl:=  IF(SUM(H21,L21)=0,&quot;-&quot;,SUM(H21,L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22:L23)=0,&quot;-&quot;,SUM(L22:L2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22:E22)=0,&quot;-&quot;,SUM(D22:E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2,L22)=0,&quot;-&quot;,SUM(H22,L22))" table:style-name="ce5">
            <text:p>-</text:p>
          </table:table-cell>
          <table:table-cell office:value-type="string" office:string-value="-" table:formula="msoxl:=  IF(SUM(I22:J22)=0,&quot;-&quot;,SUM(I22:J2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2:N22)=0,&quot;-&quot;,SUM(M22:N2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3,L23)=0,&quot;-&quot;,SUM(H23,L23))" table:style-name="ce5">
            <text:p>-</text:p>
          </table:table-cell>
          <table:table-cell office:value-type="string" office:string-value="-" table:formula="msoxl:=  IF(SUM(I23:J23)=0,&quot;-&quot;,SUM(I23:J2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3:N23)=0,&quot;-&quot;,SUM(M23:N2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table-cell office:value-type="string" table:number-columns-spanned="1" table:number-rows-spanned="14" table:style-name="ce100">
            <text:p>金馬地區</text:p>
          </table:table-cell>
          <table:table-cell office:value-type="string" table:style-name="ce4">
            <text:p>總計</text:p>
          </table:table-cell>
          <table:table-cell office:value-type="string" office:string-value="-" table:formula="msoxl:=  IF(SUM(D24:F24)=0,&quot;-&quot;,SUM(D24:F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24,L24)=0,&quot;-&quot;,SUM(H24,L24))" table:style-name="ce5">
            <text:p>-</text:p>
          </table:table-cell>
          <table:table-cell office:value-type="string" office:string-value="-" table:formula="msoxl:=  IF(SUM(I24:K24)=0,&quot;-&quot;,SUM(I24:K2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4:O24)=0,&quot;-&quot;,SUM(M24:O2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25:E25)=0,&quot;-&quot;,SUM(D25:E25))" table:style-name="ce5">
            <text:p>-</text:p>
          </table:table-cell>
          <table:table-cell office:value-type="string" office:string-value="-" table:formula="msoxl:=  IF(SUM(D26:D30)=0,&quot;-&quot;,SUM(D26:D30))" table:style-name="ce5">
            <text:p>-</text:p>
          </table:table-cell>
          <table:table-cell office:value-type="string" office:string-value="-" table:formula="msoxl:=  IF(SUM(E26:E30)=0,&quot;-&quot;,SUM(E26:E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25,L25)=0,&quot;-&quot;,SUM(H25,L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26:L30)=0,&quot;-&quot;,SUM(L26:L3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26:E26)=0,&quot;-&quot;,SUM(D26:E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6,L26)=0,&quot;-&quot;,SUM(H26,L26))" table:style-name="ce5">
            <text:p>-</text:p>
          </table:table-cell>
          <table:table-cell office:value-type="string" office:string-value="-" table:formula="msoxl:=  IF(SUM(I26:J26)=0,&quot;-&quot;,SUM(I26:J2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6:N26)=0,&quot;-&quot;,SUM(M26:N2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27:E27)=0,&quot;-&quot;,SUM(D27:E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7,L27)=0,&quot;-&quot;,SUM(H27,L27))" table:style-name="ce5">
            <text:p>-</text:p>
          </table:table-cell>
          <table:table-cell office:value-type="string" office:string-value="-" table:formula="msoxl:=  IF(SUM(I27:J27)=0,&quot;-&quot;,SUM(I27:J2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7:N27)=0,&quot;-&quot;,SUM(M27:N2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28:E28)=0,&quot;-&quot;,SUM(D28:E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8,L28)=0,&quot;-&quot;,SUM(H28,L28))" table:style-name="ce5">
            <text:p>-</text:p>
          </table:table-cell>
          <table:table-cell office:value-type="string" office:string-value="-" table:formula="msoxl:=  IF(SUM(I28:J28)=0,&quot;-&quot;,SUM(I28:J2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8:N28)=0,&quot;-&quot;,SUM(M28:N2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29:E29)=0,&quot;-&quot;,SUM(D29:E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9,L29)=0,&quot;-&quot;,SUM(H29,L29))" table:style-name="ce5">
            <text:p>-</text:p>
          </table:table-cell>
          <table:table-cell office:value-type="string" office:string-value="-" table:formula="msoxl:=  IF(SUM(I29:J29)=0,&quot;-&quot;,SUM(I29:J29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9:N29)=0,&quot;-&quot;,SUM(M29:N29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30:E30)=0,&quot;-&quot;,SUM(D30:E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0,L30)=0,&quot;-&quot;,SUM(H30,L30))" table:style-name="ce5">
            <text:p>-</text:p>
          </table:table-cell>
          <table:table-cell office:value-type="string" office:string-value="-" table:formula="msoxl:=  IF(SUM(I30:J30)=0,&quot;-&quot;,SUM(I30:J3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0:N30)=0,&quot;-&quot;,SUM(M30:N3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31:E31)=0,&quot;-&quot;,SUM(D31:E31))" table:style-name="ce5">
            <text:p>-</text:p>
          </table:table-cell>
          <table:table-cell office:value-type="string" office:string-value="-" table:formula="msoxl:=  IF(SUM(D32:D34)=0,&quot;-&quot;,SUM(D32:D34))" table:style-name="ce5">
            <text:p>-</text:p>
          </table:table-cell>
          <table:table-cell office:value-type="string" office:string-value="-" table:formula="msoxl:=  IF(SUM(E32:E34)=0,&quot;-&quot;,SUM(E32:E34))" table:style-name="ce5">
            <text:p>-</text:p>
          </table:table-cell>
          <table:covered-table-cell/>
          <table:table-cell office:value-type="string" office:string-value="-" table:formula="msoxl:=  IF(SUM(H31,L31)=0,&quot;-&quot;,SUM(H31,L31))" table:style-name="ce5">
            <text:p>-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32:L34)=0,&quot;-&quot;,SUM(L32:L3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2,L32)=0,&quot;-&quot;,SUM(H32,L32))" table:style-name="ce5">
            <text:p>-</text:p>
          </table:table-cell>
          <table:table-cell office:value-type="string" office:string-value="-" table:formula="msoxl:=  IF(SUM(I32:J32)=0,&quot;-&quot;,SUM(I32:J3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2:N32)=0,&quot;-&quot;,SUM(M32:N3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33:E33)=0,&quot;-&quot;,SUM(D33:E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3,L33)=0,&quot;-&quot;,SUM(H33,L33))" table:style-name="ce5">
            <text:p>-</text:p>
          </table:table-cell>
          <table:table-cell office:value-type="string" office:string-value="-" table:formula="msoxl:=  IF(SUM(I33:J33)=0,&quot;-&quot;,SUM(I33:J3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3:N33)=0,&quot;-&quot;,SUM(M33:N3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34:E34)=0,&quot;-&quot;,SUM(D34:E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4,L34)=0,&quot;-&quot;,SUM(H34,L34))" table:style-name="ce5">
            <text:p>-</text:p>
          </table:table-cell>
          <table:table-cell office:value-type="string" office:string-value="-" table:formula="msoxl:=  IF(SUM(I34:J34)=0,&quot;-&quot;,SUM(I34:J3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4:N34)=0,&quot;-&quot;,SUM(M34:N3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35:E35)=0,&quot;-&quot;,SUM(D35:E35))" table:style-name="ce5">
            <text:p>-</text:p>
          </table:table-cell>
          <table:table-cell office:value-type="string" office:string-value="-" table:formula="msoxl:=  IF(SUM(D36:D37)=0,&quot;-&quot;,SUM(D36:D37))" table:style-name="ce5">
            <text:p>-</text:p>
          </table:table-cell>
          <table:table-cell office:value-type="string" office:string-value="-" table:formula="msoxl:=  IF(SUM(E36:E37)=0,&quot;-&quot;,SUM(E36:E37))" table:style-name="ce5">
            <text:p>-</text:p>
          </table:table-cell>
          <table:covered-table-cell/>
          <table:table-cell office:value-type="string" office:string-value="-" table:formula="msoxl:=  IF(SUM(H35,L35)=0,&quot;-&quot;,SUM(H35,L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36:L37)=0,&quot;-&quot;,SUM(L36:L3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36:E36)=0,&quot;-&quot;,SUM(D36:E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6,L36)=0,&quot;-&quot;,SUM(H36,L36))" table:style-name="ce5">
            <text:p>-</text:p>
          </table:table-cell>
          <table:table-cell office:value-type="string" office:string-value="-" table:formula="msoxl:=  IF(SUM(I36:J36)=0,&quot;-&quot;,SUM(I36:J3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6:N36)=0,&quot;-&quot;,SUM(M36:N3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37:E37)=0,&quot;-&quot;,SUM(D37:E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7,L37)=0,&quot;-&quot;,SUM(H37,L37))" table:style-name="ce5">
            <text:p>-</text:p>
          </table:table-cell>
          <table:table-cell office:value-type="string" office:string-value="-" table:formula="msoxl:=  IF(SUM(I37:J37)=0,&quot;-&quot;,SUM(I37:J3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7:N37)=0,&quot;-&quot;,SUM(M37:N3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table-cell office:value-type="string" table:number-columns-spanned="1" table:number-rows-spanned="14" table:style-name="ce99">
            <text:p>金門縣</text:p>
          </table:table-cell>
          <table:table-cell office:value-type="string" table:style-name="ce4">
            <text:p>總計</text:p>
          </table:table-cell>
          <table:table-cell office:value-type="string" office:string-value="-" table:formula="msoxl:=  IF(SUM(D38:F38)=0,&quot;-&quot;,SUM(D38:F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38,L38)=0,&quot;-&quot;,SUM(H38,L38))" table:style-name="ce5">
            <text:p>-</text:p>
          </table:table-cell>
          <table:table-cell office:value-type="string" office:string-value="-" table:formula="msoxl:=  IF(SUM(I38:K38)=0,&quot;-&quot;,SUM(I38:K3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8:O38)=0,&quot;-&quot;,SUM(M38:O3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39:E39)=0,&quot;-&quot;,SUM(D39:E39))" table:style-name="ce5">
            <text:p>-</text:p>
          </table:table-cell>
          <table:table-cell office:value-type="string" office:string-value="-" table:formula="msoxl:=  IF(SUM(D40:D44)=0,&quot;-&quot;,SUM(D40:D44))" table:style-name="ce5">
            <text:p>-</text:p>
          </table:table-cell>
          <table:table-cell office:value-type="string" office:string-value="-" table:formula="msoxl:=  IF(SUM(E40:E44)=0,&quot;-&quot;,SUM(E40:E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39,L39)=0,&quot;-&quot;,SUM(H39,L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40:L44)=0,&quot;-&quot;,SUM(L40:L4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0,L40)=0,&quot;-&quot;,SUM(H40,L40))" table:style-name="ce5">
            <text:p>-</text:p>
          </table:table-cell>
          <table:table-cell office:value-type="string" office:string-value="-" table:formula="msoxl:=  IF(SUM(I40:J40)=0,&quot;-&quot;,SUM(I40:J4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0:N40)=0,&quot;-&quot;,SUM(M40:N4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41:E41)=0,&quot;-&quot;,SUM(D41:E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1,L41)=0,&quot;-&quot;,SUM(H41,L41))" table:style-name="ce5">
            <text:p>-</text:p>
          </table:table-cell>
          <table:table-cell office:value-type="string" office:string-value="-" table:formula="msoxl:=  IF(SUM(I41:J41)=0,&quot;-&quot;,SUM(I41:J4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1:N41)=0,&quot;-&quot;,SUM(M41:N4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42:E42)=0,&quot;-&quot;,SUM(D42:E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2,L42)=0,&quot;-&quot;,SUM(H42,L42))" table:style-name="ce5">
            <text:p>-</text:p>
          </table:table-cell>
          <table:table-cell office:value-type="string" office:string-value="-" table:formula="msoxl:=  IF(SUM(I42:J42)=0,&quot;-&quot;,SUM(I42:J4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2:N42)=0,&quot;-&quot;,SUM(M42:N4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43:E43)=0,&quot;-&quot;,SUM(D43:E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3,L43)=0,&quot;-&quot;,SUM(H43,L43))" table:style-name="ce5">
            <text:p>-</text:p>
          </table:table-cell>
          <table:table-cell office:value-type="string" office:string-value="-" table:formula="msoxl:=  IF(SUM(I43:J43)=0,&quot;-&quot;,SUM(I43:J4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3:N43)=0,&quot;-&quot;,SUM(M43:N4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4,L44)=0,&quot;-&quot;,SUM(H44,L44))" table:style-name="ce5">
            <text:p>-</text:p>
          </table:table-cell>
          <table:table-cell office:value-type="string" office:string-value="-" table:formula="msoxl:=  IF(SUM(I44:J44)=0,&quot;-&quot;,SUM(I44:J4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4:N44)=0,&quot;-&quot;,SUM(M44:N4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  IF(SUM(D46:D48)=0,&quot;-&quot;,SUM(D46:D48))" table:style-name="ce5">
            <text:p>-</text:p>
          </table:table-cell>
          <table:table-cell office:value-type="string" office:string-value="-" table:formula="msoxl:=  IF(SUM(E46:E48)=0,&quot;-&quot;,SUM(E46:E48))" table:style-name="ce5">
            <text:p>-</text:p>
          </table:table-cell>
          <table:covered-table-cell/>
          <table:table-cell office:value-type="string" office:string-value="-" table:formula="msoxl:=  IF(SUM(H45,L45)=0,&quot;-&quot;,SUM(H45,L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46:L48)=0,&quot;-&quot;,SUM(L46:L4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6,L46)=0,&quot;-&quot;,SUM(H46,L46))" table:style-name="ce5">
            <text:p>-</text:p>
          </table:table-cell>
          <table:table-cell office:value-type="string" office:string-value="-" table:formula="msoxl:=  IF(SUM(I46:J46)=0,&quot;-&quot;,SUM(I46:J4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6:N46)=0,&quot;-&quot;,SUM(M46:N4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7,L47)=0,&quot;-&quot;,SUM(H47,L47))" table:style-name="ce5">
            <text:p>-</text:p>
          </table:table-cell>
          <table:table-cell office:value-type="string" office:string-value="-" table:formula="msoxl:=  IF(SUM(I47:J47)=0,&quot;-&quot;,SUM(I47:J4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7:N47)=0,&quot;-&quot;,SUM(M47:N4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8,L48)=0,&quot;-&quot;,SUM(H48,L48))" table:style-name="ce5">
            <text:p>-</text:p>
          </table:table-cell>
          <table:table-cell office:value-type="string" office:string-value="-" table:formula="msoxl:=  IF(SUM(I48:J48)=0,&quot;-&quot;,SUM(I48:J4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8:N48)=0,&quot;-&quot;,SUM(M48:N4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49:E49)=0,&quot;-&quot;,SUM(D49:E49))" table:style-name="ce5">
            <text:p>-</text:p>
          </table:table-cell>
          <table:table-cell office:value-type="string" office:string-value="-" table:formula="msoxl:=  IF(SUM(D50:D51)=0,&quot;-&quot;,SUM(D50:D51))" table:style-name="ce5">
            <text:p>-</text:p>
          </table:table-cell>
          <table:table-cell office:value-type="string" office:string-value="-" table:formula="msoxl:=  IF(SUM(E50:E51)=0,&quot;-&quot;,SUM(E50:E51))" table:style-name="ce5">
            <text:p>-</text:p>
          </table:table-cell>
          <table:covered-table-cell/>
          <table:table-cell office:value-type="string" office:string-value="-" table:formula="msoxl:=  IF(SUM(H49,L49)=0,&quot;-&quot;,SUM(H49,L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50:L51)=0,&quot;-&quot;,SUM(L50:L5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50:E50)=0,&quot;-&quot;,SUM(D50:E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50,L50)=0,&quot;-&quot;,SUM(H50,L50))" table:style-name="ce5">
            <text:p>-</text:p>
          </table:table-cell>
          <table:table-cell office:value-type="string" office:string-value="-" table:formula="msoxl:=  IF(SUM(I50:J50)=0,&quot;-&quot;,SUM(I50:J5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50:N50)=0,&quot;-&quot;,SUM(M50:N5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51,L51)=0,&quot;-&quot;,SUM(H51,L51))" table:style-name="ce5">
            <text:p>-</text:p>
          </table:table-cell>
          <table:table-cell office:value-type="string" office:string-value="-" table:formula="msoxl:=  IF(SUM(I51:J51)=0,&quot;-&quot;,SUM(I51:J5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51:N51)=0,&quot;-&quot;,SUM(M51:N5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3"/>
          <table:table-cell table:number-columns-repeated="7" table:style-name="ce14"/>
          <table:table-cell table:style-name="ce60"/>
          <table:table-cell table:number-columns-repeated="16360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8">
            <text:p>註 本表只揭露主要魚種，各魚種養殖面積之合計，將不等於總養殖面積。</text:p>
          </table:table-cell>
          <table:table-cell table:number-columns-repeated="3" table:style-name="ce8"/>
          <table:table-cell table:number-columns-repeated="9" table:style-name="ce2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number-columns-repeated="6" table:style-name="ce68"/>
          <table:table-cell table:style-name="ce2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1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2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1" table:default-cell-style-name="ce2"/>
        <table:table-column table:style-name="co3" table:default-cell-style-name="ce49"/>
        <table:table-column table:style-name="co3" table:number-columns-repeated="3" table:default-cell-style-name="ce2"/>
        <table:table-column table:style-name="co3" table:default-cell-style-name="ce3"/>
        <table:table-column table:style-name="co4" table:number-columns-repeated="16366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8" table:style-name="ce63"/>
          <table:table-cell office:value-type="string" table:style-name="ce61">
            <text:p><text:s/>9．AQUACULTURE AREA BY SPECIES(Continued)</text:p>
          </table:table-cell>
          <table:table-cell table:number-columns-repeated="2" table:style-name="ce63"/>
          <table:table-cell table:style-name="ce66"/>
          <table:table-cell table:number-columns-repeated="3" table:style-name="ce63"/>
          <table:table-cell table:number-columns-repeated="16367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number-columns-repeated="5"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style-name="ce15"/>
          <table:table-cell table:style-name="ce45"/>
          <table:table-cell table:number-columns-repeated="16370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2" table:number-rows-spanned="1" table:style-name="ce87">
            <text:p>箱網養殖：立方公尺</text:p>
          </table:table-cell>
          <table:covered-table-cell/>
          <table:table-cell table:number-columns-repeated="2"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8"/>
          <table:table-cell table:style-name="ce46"/>
          <table:table-cell table:number-columns-repeated="16370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table:style-name="ce19"/>
          <table:table-cell table:number-columns-repeated="3" table:style-name="ce22"/>
          <table:table-cell office:value-type="string" table:number-columns-spanned="12" table:number-rows-spanned="1" table:style-name="ce103">
            <text:p>海面養殖</text:p>
          </table:table-cell>
          <table:covered-table-cell table:number-columns-repeated="11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2">
            <text:p>總計</text:p>
          </table:table-cell>
          <table:covered-table-cell table:number-columns-repeated="3"/>
          <table:table-cell office:value-type="string" table:number-columns-spanned="12" table:number-rows-spanned="1" table:style-name="ce98">
            <text:p>Marine Culture</text:p>
          </table:table-cell>
          <table:covered-table-cell table:number-columns-repeated="11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2">
            <text:p><text:s/>Grand Total</text:p>
          </table:table-cell>
          <table:covered-table-cell table:number-columns-repeated="3"/>
          <table:table-cell office:value-type="string" table:number-columns-spanned="4" table:number-rows-spanned="1" table:style-name="ce103">
            <text:p>海面養殖合計</text:p>
          </table:table-cell>
          <table:covered-table-cell table:number-columns-repeated="3"/>
          <table:table-cell office:value-type="string" table:number-columns-spanned="4" table:number-rows-spanned="1" table:style-name="ce103">
            <text:p>淺海養殖</text:p>
          </table:table-cell>
          <table:covered-table-cell table:number-columns-repeated="3"/>
          <table:table-cell office:value-type="string" table:number-columns-spanned="4" table:number-rows-spanned="1" table:style-name="ce103">
            <text:p>其他海面養殖</text:p>
          </table:table-cell>
          <table:covered-table-cell table:number-columns-repeated="3"/>
          <table:table-cell table:number-columns-repeated="16366" table:style-name="ce15"/>
        </table:table-row>
        <table:table-row table:style-name="ro3">
          <table:covered-table-cell/>
          <table:covered-table-cell/>
          <table:table-cell table:number-columns-spanned="4" table:number-rows-spanned="1" table:style-name="ce98"/>
          <table:covered-table-cell table:number-columns-repeated="3"/>
          <table:table-cell office:value-type="string" table:number-columns-spanned="4" table:number-rows-spanned="1" table:style-name="ce98">
            <text:p>Total Marine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Shallow Sea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Other Marine Culture</text:p>
          </table:table-cell>
          <table:covered-table-cell table:number-columns-repeated="3"/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style-name="ce34">
            <text:p>合計</text:p>
          </table:table-cell>
          <table:table-cell office:value-type="string" table:style-name="ce34">
            <text:p>單養</text:p>
          </table:table-cell>
          <table:table-cell office:value-type="string" table:style-name="ce34">
            <text:p>混養</text:p>
          </table:table-cell>
          <table:table-cell office:value-type="string" table:style-name="ce34">
            <text:p>休養</text:p>
          </table:table-cell>
          <table:table-cell office:value-type="string" table:style-name="ce34">
            <text:p>合計</text:p>
          </table:table-cell>
          <table:table-cell office:value-type="string" table:style-name="ce34">
            <text:p>單養</text:p>
          </table:table-cell>
          <table:table-cell office:value-type="string" table:style-name="ce34">
            <text:p>混養</text:p>
          </table:table-cell>
          <table:table-cell office:value-type="string" table:style-name="ce33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47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table:number-columns-repeated="16366" table:style-name="ce15"/>
        </table:table-row>
        <table:table-row table:style-name="ro3">
          <table:covered-table-cell/>
          <table:covered-table-cell/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1">
            <text:p>Suspend-Culture</text:p>
          </table:table-cell>
          <table:table-cell office:value-type="string" table:style-name="ce52">
            <text:p>Sub Total</text:p>
          </table:table-cell>
          <table:table-cell office:value-type="string" table:style-name="ce52">
            <text:p>Mono-Culture</text:p>
          </table:table-cell>
          <table:table-cell office:value-type="string" table:style-name="ce52">
            <text:p>Poly-Culture</text:p>
          </table:table-cell>
          <table:table-cell office:value-type="string" table:style-name="ce53">
            <text:p>Suspend-Culture</text:p>
          </table:table-cell>
          <table:table-cell office:value-type="string" table:style-name="ce52">
            <text:p>Sub Total</text:p>
          </table:table-cell>
          <table:table-cell office:value-type="string" table:style-name="ce52">
            <text:p>Mono-Culture</text:p>
          </table:table-cell>
          <table:table-cell office:value-type="string" table:style-name="ce52">
            <text:p>Poly-Culture</text:p>
          </table:table-cell>
          <table:table-cell office:value-type="string" table:style-name="ce50">
            <text:p>Suspend-Culture</text:p>
          </table:table-cell>
          <table:table-cell table:number-columns-repeated="16366" table:style-name="ce15"/>
        </table:table-row>
        <table:table-row table:style-name="ro3">
          <table:table-cell office:value-type="string" table:number-columns-spanned="1" table:number-rows-spanned="14" table:style-name="ce100">
            <text:p>連江縣</text:p>
          </table:table-cell>
          <table:table-cell office:value-type="string" table:style-name="ce4">
            <text:p>總計</text:p>
          </table:table-cell>
          <table:table-cell office:value-type="float" office:value="198" table:formula="msoxl:=  IF(SUM(D10:F10)=0,&quot;-&quot;,SUM(D10:F10))" table:style-name="ce5">
            <text:p>198.00<text:s/></text:p>
          </table:table-cell>
          <table:table-cell office:value-type="string" office:string-value="-" table:formula="msoxl:=IF(SUM(H10,水產養殖面積22!D10)=0,&quot;-&quot;,SUM(H10,水產養殖面積22!D10))" table:style-name="ce5">
            <text:p>-</text:p>
          </table:table-cell>
          <table:table-cell office:value-type="float" office:value="198" table:formula="msoxl:=IF(SUM(I10,水產養殖面積22!E10)=0,&quot;-&quot;,SUM(I10,水產養殖面積22!E10))" table:style-name="ce5">
            <text:p>198.00<text:s/></text:p>
          </table:table-cell>
          <table:table-cell office:value-type="string" office:string-value="-" table:formula="msoxl:=IF(SUM(J10,水產養殖面積22!F10)=0,&quot;-&quot;,SUM(J10,水產養殖面積22!F10))" table:style-name="ce5">
            <text:p>-</text:p>
          </table:table-cell>
          <table:table-cell office:value-type="float" office:value="198" table:formula="msoxl:=  IF(SUM(H10:J10)=0,&quot;-&quot;,SUM(H10:J10))" table:style-name="ce5">
            <text:p>198.00<text:s/></text:p>
          </table:table-cell>
          <table:table-cell office:value-type="string" office:string-value="-" table:formula="msoxl:=  IF(SUM(L10,P10)=0,&quot;-&quot;,SUM(L10,P10))" table:style-name="ce5">
            <text:p>-</text:p>
          </table:table-cell>
          <table:table-cell office:value-type="float" office:value="198" table:formula="msoxl:=  IF(SUM(M10,Q10)=0,&quot;-&quot;,SUM(M10,Q10))" table:style-name="ce5">
            <text:p>198.00<text:s/></text:p>
          </table:table-cell>
          <table:table-cell office:value-type="string" office:string-value="-" table:formula="msoxl:=  IF(SUM(N10,R10)=0,&quot;-&quot;,SUM(N10,R10))" table:style-name="ce5">
            <text:p>-</text:p>
          </table:table-cell>
          <table:table-cell office:value-type="float" office:value="198" table:formula="msoxl:=  IF(SUM(L10:N10)=0,&quot;-&quot;,SUM(L10:N10))" table:style-name="ce5">
            <text:p>198.00<text:s/></text:p>
          </table:table-cell>
          <table:table-cell office:value-type="string" table:style-name="ce5">
            <text:p>-</text:p>
          </table:table-cell>
          <table:table-cell office:value-type="float" office:value="198" table:style-name="ce5">
            <text:p>198.00<text:s/>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10:R10)=0,&quot;-&quot;,SUM(P10:R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11:E11)=0,&quot;-&quot;,SUM(D11:E11))" table:style-name="ce5">
            <text:p>-</text:p>
          </table:table-cell>
          <table:table-cell office:value-type="string" office:string-value="-" table:formula="msoxl:=IF(SUM(H11,水產養殖面積22!D11)=0,&quot;-&quot;,SUM(H11,水產養殖面積22!D11))" table:style-name="ce5">
            <text:p>-</text:p>
          </table:table-cell>
          <table:table-cell office:value-type="string" office:string-value="-" table:formula="msoxl:=IF(SUM(I11,水產養殖面積22!E11)=0,&quot;-&quot;,SUM(I11,水產養殖面積22!E11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H11:I11)=0,&quot;-&quot;,SUM(H11:I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office:value-type="string" office:string-value="-" table:formula="msoxl:=  IF(SUM(I12:I16)=0,&quot;-&quot;,SUM(I12:I16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11:M11)=0,&quot;-&quot;,SUM(L11:M11))" table:style-name="ce5">
            <text:p>-</text:p>
          </table:table-cell>
          <table:table-cell office:value-type="string" office:string-value="-" table:formula="msoxl:=  IF(SUM(L12:L16)=0,&quot;-&quot;,SUM(L12:L16))" table:style-name="ce5">
            <text:p>-</text:p>
          </table:table-cell>
          <table:table-cell office:value-type="string" office:string-value="-" table:formula="msoxl:=  IF(SUM(M12:M16)=0,&quot;-&quot;,SUM(M12:M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11:Q11)=0,&quot;-&quot;,SUM(P11:Q11))" table:style-name="ce5">
            <text:p>-</text:p>
          </table:table-cell>
          <table:table-cell office:value-type="string" office:string-value="-" table:formula="msoxl:=  IF(SUM(P12:P16)=0,&quot;-&quot;,SUM(P12:P16))" table:style-name="ce5">
            <text:p>-</text:p>
          </table:table-cell>
          <table:table-cell office:value-type="string" office:string-value="-" table:formula="msoxl:=  IF(SUM(Q12:Q16)=0,&quot;-&quot;,SUM(Q12:Q16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12:E12)=0,&quot;-&quot;,SUM(D12:E12))" table:style-name="ce5">
            <text:p>-</text:p>
          </table:table-cell>
          <table:table-cell office:value-type="string" office:string-value="-" table:formula="msoxl:=IF(SUM(H12,水產養殖面積22!D12)=0,&quot;-&quot;,SUM(H12,水產養殖面積22!D12))" table:style-name="ce5">
            <text:p>-</text:p>
          </table:table-cell>
          <table:table-cell office:value-type="string" office:string-value="-" table:formula="msoxl:=IF(SUM(I12,水產養殖面積22!E12)=0,&quot;-&quot;,SUM(I12,水產養殖面積22!E12))" table:style-name="ce5">
            <text:p>-</text:p>
          </table:table-cell>
          <table:covered-table-cell/>
          <table:table-cell office:value-type="string" office:string-value="-" table:formula="msoxl:=  IF(SUM(H12:I12)=0,&quot;-&quot;,SUM(H12:I12))" table:style-name="ce5">
            <text:p>-</text:p>
          </table:table-cell>
          <table:table-cell office:value-type="string" office:string-value="-" table:formula="msoxl:=  IF(SUM(L12,P12)=0,&quot;-&quot;,SUM(L12,P12))" table:style-name="ce5">
            <text:p>-</text:p>
          </table:table-cell>
          <table:table-cell office:value-type="string" office:string-value="-" table:formula="msoxl:=  IF(SUM(M12,Q12)=0,&quot;-&quot;,SUM(M12,Q12))" table:style-name="ce5">
            <text:p>-</text:p>
          </table:table-cell>
          <table:covered-table-cell/>
          <table:table-cell office:value-type="string" office:string-value="-" table:formula="msoxl:=  IF(SUM(L12:M12)=0,&quot;-&quot;,SUM(L12:M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2:Q12)=0,&quot;-&quot;,SUM(P12:Q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13:E13)=0,&quot;-&quot;,SUM(D13:E13))" table:style-name="ce5">
            <text:p>-</text:p>
          </table:table-cell>
          <table:table-cell office:value-type="string" office:string-value="-" table:formula="msoxl:=IF(SUM(H13,水產養殖面積22!D13)=0,&quot;-&quot;,SUM(H13,水產養殖面積22!D13))" table:style-name="ce5">
            <text:p>-</text:p>
          </table:table-cell>
          <table:table-cell office:value-type="string" office:string-value="-" table:formula="msoxl:=IF(SUM(I13,水產養殖面積22!E13)=0,&quot;-&quot;,SUM(I13,水產養殖面積22!E13))" table:style-name="ce5">
            <text:p>-</text:p>
          </table:table-cell>
          <table:covered-table-cell/>
          <table:table-cell office:value-type="string" office:string-value="-" table:formula="msoxl:=  IF(SUM(H13:I13)=0,&quot;-&quot;,SUM(H13:I13))" table:style-name="ce5">
            <text:p>-</text:p>
          </table:table-cell>
          <table:table-cell office:value-type="string" office:string-value="-" table:formula="msoxl:=  IF(SUM(L13,P13)=0,&quot;-&quot;,SUM(L13,P13))" table:style-name="ce5">
            <text:p>-</text:p>
          </table:table-cell>
          <table:table-cell office:value-type="string" office:string-value="-" table:formula="msoxl:=  IF(SUM(M13,Q13)=0,&quot;-&quot;,SUM(M13,Q13))" table:style-name="ce5">
            <text:p>-</text:p>
          </table:table-cell>
          <table:covered-table-cell/>
          <table:table-cell office:value-type="string" office:string-value="-" table:formula="msoxl:=  IF(SUM(L13:M13)=0,&quot;-&quot;,SUM(L13:M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3:Q13)=0,&quot;-&quot;,SUM(P13:Q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14:E14)=0,&quot;-&quot;,SUM(D14:E14))" table:style-name="ce5">
            <text:p>-</text:p>
          </table:table-cell>
          <table:table-cell office:value-type="string" office:string-value="-" table:formula="msoxl:=IF(SUM(H14,水產養殖面積22!D14)=0,&quot;-&quot;,SUM(H14,水產養殖面積22!D14))" table:style-name="ce5">
            <text:p>-</text:p>
          </table:table-cell>
          <table:table-cell office:value-type="string" office:string-value="-" table:formula="msoxl:=IF(SUM(I14,水產養殖面積22!E14)=0,&quot;-&quot;,SUM(I14,水產養殖面積22!E14))" table:style-name="ce5">
            <text:p>-</text:p>
          </table:table-cell>
          <table:covered-table-cell/>
          <table:table-cell office:value-type="string" office:string-value="-" table:formula="msoxl:=  IF(SUM(H14:I14)=0,&quot;-&quot;,SUM(H14:I14))" table:style-name="ce5">
            <text:p>-</text:p>
          </table:table-cell>
          <table:table-cell office:value-type="string" office:string-value="-" table:formula="msoxl:=  IF(SUM(L14,P14)=0,&quot;-&quot;,SUM(L14,P14))" table:style-name="ce5">
            <text:p>-</text:p>
          </table:table-cell>
          <table:table-cell office:value-type="string" office:string-value="-" table:formula="msoxl:=  IF(SUM(M14,Q14)=0,&quot;-&quot;,SUM(M14,Q14))" table:style-name="ce5">
            <text:p>-</text:p>
          </table:table-cell>
          <table:covered-table-cell/>
          <table:table-cell office:value-type="string" office:string-value="-" table:formula="msoxl:=  IF(SUM(L14:M14)=0,&quot;-&quot;,SUM(L14:M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4:Q14)=0,&quot;-&quot;,SUM(P14:Q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15:E15)=0,&quot;-&quot;,SUM(D15:E15))" table:style-name="ce5">
            <text:p>-</text:p>
          </table:table-cell>
          <table:table-cell office:value-type="string" office:string-value="-" table:formula="msoxl:=IF(SUM(H15,水產養殖面積22!D15)=0,&quot;-&quot;,SUM(H15,水產養殖面積22!D15))" table:style-name="ce5">
            <text:p>-</text:p>
          </table:table-cell>
          <table:table-cell office:value-type="string" office:string-value="-" table:formula="msoxl:=IF(SUM(I15,水產養殖面積22!E15)=0,&quot;-&quot;,SUM(I15,水產養殖面積22!E15))" table:style-name="ce5">
            <text:p>-</text:p>
          </table:table-cell>
          <table:covered-table-cell/>
          <table:table-cell office:value-type="string" office:string-value="-" table:formula="msoxl:=  IF(SUM(H15:I15)=0,&quot;-&quot;,SUM(H15:I15))" table:style-name="ce5">
            <text:p>-</text:p>
          </table:table-cell>
          <table:table-cell office:value-type="string" office:string-value="-" table:formula="msoxl:=  IF(SUM(L15,P15)=0,&quot;-&quot;,SUM(L15,P15))" table:style-name="ce5">
            <text:p>-</text:p>
          </table:table-cell>
          <table:table-cell office:value-type="string" office:string-value="-" table:formula="msoxl:=  IF(SUM(M15,Q15)=0,&quot;-&quot;,SUM(M15,Q15))" table:style-name="ce5">
            <text:p>-</text:p>
          </table:table-cell>
          <table:covered-table-cell/>
          <table:table-cell office:value-type="string" office:string-value="-" table:formula="msoxl:=  IF(SUM(L15:M15)=0,&quot;-&quot;,SUM(L15:M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5:Q15)=0,&quot;-&quot;,SUM(P15:Q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16:E16)=0,&quot;-&quot;,SUM(D16:E16))" table:style-name="ce5">
            <text:p>-</text:p>
          </table:table-cell>
          <table:table-cell office:value-type="string" office:string-value="-" table:formula="msoxl:=IF(SUM(H16,水產養殖面積22!D16)=0,&quot;-&quot;,SUM(H16,水產養殖面積22!D16))" table:style-name="ce5">
            <text:p>-</text:p>
          </table:table-cell>
          <table:table-cell office:value-type="string" office:string-value="-" table:formula="msoxl:=IF(SUM(I16,水產養殖面積22!E16)=0,&quot;-&quot;,SUM(I16,水產養殖面積22!E16))" table:style-name="ce5">
            <text:p>-</text:p>
          </table:table-cell>
          <table:covered-table-cell/>
          <table:table-cell office:value-type="string" office:string-value="-" table:formula="msoxl:=  IF(SUM(H16:I16)=0,&quot;-&quot;,SUM(H16:I16))" table:style-name="ce5">
            <text:p>-</text:p>
          </table:table-cell>
          <table:table-cell office:value-type="string" office:string-value="-" table:formula="msoxl:=  IF(SUM(L16,P16)=0,&quot;-&quot;,SUM(L16,P16))" table:style-name="ce5">
            <text:p>-</text:p>
          </table:table-cell>
          <table:table-cell office:value-type="string" office:string-value="-" table:formula="msoxl:=  IF(SUM(M16,Q16)=0,&quot;-&quot;,SUM(M16,Q16))" table:style-name="ce5">
            <text:p>-</text:p>
          </table:table-cell>
          <table:covered-table-cell/>
          <table:table-cell office:value-type="string" office:string-value="-" table:formula="msoxl:=  IF(SUM(L16:M16)=0,&quot;-&quot;,SUM(L16:M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6:Q16)=0,&quot;-&quot;,SUM(P16:Q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17:E17)=0,&quot;-&quot;,SUM(D17:E17))" table:style-name="ce5">
            <text:p>-</text:p>
          </table:table-cell>
          <table:table-cell office:value-type="string" office:string-value="-" table:formula="msoxl:=IF(SUM(H17,水產養殖面積22!D17)=0,&quot;-&quot;,SUM(H17,水產養殖面積22!D17))" table:style-name="ce5">
            <text:p>-</text:p>
          </table:table-cell>
          <table:table-cell office:value-type="string" office:string-value="-" table:formula="msoxl:=IF(SUM(I17,水產養殖面積22!E17)=0,&quot;-&quot;,SUM(I17,水產養殖面積22!E17))" table:style-name="ce5">
            <text:p>-</text:p>
          </table:table-cell>
          <table:covered-table-cell/>
          <table:table-cell office:value-type="string" office:string-value="-" table:formula="msoxl:=  IF(SUM(H17:I17)=0,&quot;-&quot;,SUM(H17:I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office:value-type="string" office:string-value="-" table:formula="msoxl:=  IF(SUM(I18:I20)=0,&quot;-&quot;,SUM(I18:I20))" table:style-name="ce5">
            <text:p>-</text:p>
          </table:table-cell>
          <table:covered-table-cell/>
          <table:table-cell office:value-type="string" office:string-value="-" table:formula="msoxl:=  IF(SUM(L17:M17)=0,&quot;-&quot;,SUM(L17:M17))" table:style-name="ce5">
            <text:p>-</text:p>
          </table:table-cell>
          <table:table-cell office:value-type="string" office:string-value="-" table:formula="msoxl:=  IF(SUM(L18:L20)=0,&quot;-&quot;,SUM(L18:L20))" table:style-name="ce5">
            <text:p>-</text:p>
          </table:table-cell>
          <table:table-cell office:value-type="string" office:string-value="-" table:formula="msoxl:=  IF(SUM(M18:M20)=0,&quot;-&quot;,SUM(M18:M20))" table:style-name="ce5">
            <text:p>-</text:p>
          </table:table-cell>
          <table:covered-table-cell/>
          <table:table-cell office:value-type="string" office:string-value="-" table:formula="msoxl:=  IF(SUM(P17:Q17)=0,&quot;-&quot;,SUM(P17:Q17))" table:style-name="ce5">
            <text:p>-</text:p>
          </table:table-cell>
          <table:table-cell office:value-type="string" office:string-value="-" table:formula="msoxl:=  IF(SUM(P18:P20)=0,&quot;-&quot;,SUM(P18:P20))" table:style-name="ce5">
            <text:p>-</text:p>
          </table:table-cell>
          <table:table-cell office:value-type="string" office:string-value="-" table:formula="msoxl:=  IF(SUM(Q18:Q20)=0,&quot;-&quot;,SUM(Q18:Q20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office:string-value="-" table:formula="msoxl:=IF(SUM(H18,水產養殖面積22!D18)=0,&quot;-&quot;,SUM(H18,水產養殖面積22!D18))" table:style-name="ce5">
            <text:p>-</text:p>
          </table:table-cell>
          <table:table-cell office:value-type="string" office:string-value="-" table:formula="msoxl:=IF(SUM(I18,水產養殖面積22!E18)=0,&quot;-&quot;,SUM(I18,水產養殖面積22!E18))" table:style-name="ce5">
            <text:p>-</text:p>
          </table:table-cell>
          <table:covered-table-cell/>
          <table:table-cell office:value-type="string" office:string-value="-" table:formula="msoxl:=  IF(SUM(H18:I18)=0,&quot;-&quot;,SUM(H18:I18))" table:style-name="ce5">
            <text:p>-</text:p>
          </table:table-cell>
          <table:table-cell office:value-type="string" office:string-value="-" table:formula="msoxl:=  IF(SUM(L18,P18)=0,&quot;-&quot;,SUM(L18,P18))" table:style-name="ce5">
            <text:p>-</text:p>
          </table:table-cell>
          <table:table-cell office:value-type="string" office:string-value="-" table:formula="msoxl:=  IF(SUM(M18,Q18)=0,&quot;-&quot;,SUM(M18,Q18))" table:style-name="ce5">
            <text:p>-</text:p>
          </table:table-cell>
          <table:covered-table-cell/>
          <table:table-cell office:value-type="string" office:string-value="-" table:formula="msoxl:=  IF(SUM(L18:M18)=0,&quot;-&quot;,SUM(L18:M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8:Q18)=0,&quot;-&quot;,SUM(P18:Q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office:string-value="-" table:formula="msoxl:=IF(SUM(H19,水產養殖面積22!D19)=0,&quot;-&quot;,SUM(H19,水產養殖面積22!D19))" table:style-name="ce5">
            <text:p>-</text:p>
          </table:table-cell>
          <table:table-cell office:value-type="string" office:string-value="-" table:formula="msoxl:=IF(SUM(I19,水產養殖面積22!E19)=0,&quot;-&quot;,SUM(I19,水產養殖面積22!E19))" table:style-name="ce5">
            <text:p>-</text:p>
          </table:table-cell>
          <table:covered-table-cell/>
          <table:table-cell office:value-type="string" office:string-value="-" table:formula="msoxl:=  IF(SUM(H19:I19)=0,&quot;-&quot;,SUM(H19:I19))" table:style-name="ce5">
            <text:p>-</text:p>
          </table:table-cell>
          <table:table-cell office:value-type="string" office:string-value="-" table:formula="msoxl:=  IF(SUM(L19,P19)=0,&quot;-&quot;,SUM(L19,P19))" table:style-name="ce5">
            <text:p>-</text:p>
          </table:table-cell>
          <table:table-cell office:value-type="string" office:string-value="-" table:formula="msoxl:=  IF(SUM(M19,Q19)=0,&quot;-&quot;,SUM(M19,Q19))" table:style-name="ce5">
            <text:p>-</text:p>
          </table:table-cell>
          <table:covered-table-cell/>
          <table:table-cell office:value-type="string" office:string-value="-" table:formula="msoxl:=  IF(SUM(L19:M19)=0,&quot;-&quot;,SUM(L19:M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9:Q19)=0,&quot;-&quot;,SUM(P19:Q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20:E20)=0,&quot;-&quot;,SUM(D20:E20))" table:style-name="ce5">
            <text:p>-</text:p>
          </table:table-cell>
          <table:table-cell office:value-type="string" office:string-value="-" table:formula="msoxl:=IF(SUM(H20,水產養殖面積22!D20)=0,&quot;-&quot;,SUM(H20,水產養殖面積22!D20))" table:style-name="ce5">
            <text:p>-</text:p>
          </table:table-cell>
          <table:table-cell office:value-type="string" office:string-value="-" table:formula="msoxl:=IF(SUM(I20,水產養殖面積22!E20)=0,&quot;-&quot;,SUM(I20,水產養殖面積22!E20))" table:style-name="ce5">
            <text:p>-</text:p>
          </table:table-cell>
          <table:covered-table-cell/>
          <table:table-cell office:value-type="string" office:string-value="-" table:formula="msoxl:=  IF(SUM(H20:I20)=0,&quot;-&quot;,SUM(H20:I20))" table:style-name="ce5">
            <text:p>-</text:p>
          </table:table-cell>
          <table:table-cell office:value-type="string" office:string-value="-" table:formula="msoxl:=  IF(SUM(L20,P20)=0,&quot;-&quot;,SUM(L20,P20))" table:style-name="ce5">
            <text:p>-</text:p>
          </table:table-cell>
          <table:table-cell office:value-type="string" office:string-value="-" table:formula="msoxl:=  IF(SUM(M20,Q20)=0,&quot;-&quot;,SUM(M20,Q20))" table:style-name="ce5">
            <text:p>-</text:p>
          </table:table-cell>
          <table:covered-table-cell/>
          <table:table-cell office:value-type="string" office:string-value="-" table:formula="msoxl:=  IF(SUM(L20:M20)=0,&quot;-&quot;,SUM(L20:M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0:Q20)=0,&quot;-&quot;,SUM(P20:Q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21:E21)=0,&quot;-&quot;,SUM(D21:E21))" table:style-name="ce5">
            <text:p>-</text:p>
          </table:table-cell>
          <table:table-cell office:value-type="string" office:string-value="-" table:formula="msoxl:=IF(SUM(H21,水產養殖面積22!D21)=0,&quot;-&quot;,SUM(H21,水產養殖面積22!D21))" table:style-name="ce5">
            <text:p>-</text:p>
          </table:table-cell>
          <table:table-cell office:value-type="string" office:string-value="-" table:formula="msoxl:=IF(SUM(I21,水產養殖面積22!E21)=0,&quot;-&quot;,SUM(I21,水產養殖面積22!E21))" table:style-name="ce5">
            <text:p>-</text:p>
          </table:table-cell>
          <table:covered-table-cell/>
          <table:table-cell office:value-type="string" office:string-value="-" table:formula="msoxl:=  IF(SUM(H21:I21)=0,&quot;-&quot;,SUM(H21:I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office:value-type="string" office:string-value="-" table:formula="msoxl:=  IF(SUM(I22:I23)=0,&quot;-&quot;,SUM(I22:I23))" table:style-name="ce5">
            <text:p>-</text:p>
          </table:table-cell>
          <table:covered-table-cell/>
          <table:table-cell office:value-type="string" office:string-value="-" table:formula="msoxl:=  IF(SUM(L21:M21)=0,&quot;-&quot;,SUM(L21:M21))" table:style-name="ce5">
            <text:p>-</text:p>
          </table:table-cell>
          <table:table-cell office:value-type="string" office:string-value="-" table:formula="msoxl:=  IF(SUM(L22:L23)=0,&quot;-&quot;,SUM(L22:L23))" table:style-name="ce5">
            <text:p>-</text:p>
          </table:table-cell>
          <table:table-cell office:value-type="string" office:string-value="-" table:formula="msoxl:=  IF(SUM(M22:M23)=0,&quot;-&quot;,SUM(M22:M23))" table:style-name="ce5">
            <text:p>-</text:p>
          </table:table-cell>
          <table:covered-table-cell/>
          <table:table-cell office:value-type="string" office:string-value="-" table:formula="msoxl:=  IF(SUM(P21:Q21)=0,&quot;-&quot;,SUM(P21:Q21))" table:style-name="ce5">
            <text:p>-</text:p>
          </table:table-cell>
          <table:table-cell office:value-type="string" office:string-value="-" table:formula="msoxl:=  IF(SUM(P22:P23)=0,&quot;-&quot;,SUM(P22:P23))" table:style-name="ce5">
            <text:p>-</text:p>
          </table:table-cell>
          <table:table-cell office:value-type="string" office:string-value="-" table:formula="msoxl:=  IF(SUM(Q22:Q23)=0,&quot;-&quot;,SUM(Q22:Q23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22:E22)=0,&quot;-&quot;,SUM(D22:E22))" table:style-name="ce5">
            <text:p>-</text:p>
          </table:table-cell>
          <table:table-cell office:value-type="string" office:string-value="-" table:formula="msoxl:=IF(SUM(H22,水產養殖面積22!D22)=0,&quot;-&quot;,SUM(H22,水產養殖面積22!D22))" table:style-name="ce5">
            <text:p>-</text:p>
          </table:table-cell>
          <table:table-cell office:value-type="string" office:string-value="-" table:formula="msoxl:=IF(SUM(I22,水產養殖面積22!E22)=0,&quot;-&quot;,SUM(I22,水產養殖面積22!E22))" table:style-name="ce5">
            <text:p>-</text:p>
          </table:table-cell>
          <table:covered-table-cell/>
          <table:table-cell office:value-type="string" office:string-value="-" table:formula="msoxl:=  IF(SUM(H22:I22)=0,&quot;-&quot;,SUM(H22:I22))" table:style-name="ce5">
            <text:p>-</text:p>
          </table:table-cell>
          <table:table-cell office:value-type="string" office:string-value="-" table:formula="msoxl:=  IF(SUM(L22,P22)=0,&quot;-&quot;,SUM(L22,P22))" table:style-name="ce5">
            <text:p>-</text:p>
          </table:table-cell>
          <table:table-cell office:value-type="string" office:string-value="-" table:formula="msoxl:=  IF(SUM(M22,Q22)=0,&quot;-&quot;,SUM(M22,Q22))" table:style-name="ce5">
            <text:p>-</text:p>
          </table:table-cell>
          <table:covered-table-cell/>
          <table:table-cell office:value-type="string" office:string-value="-" table:formula="msoxl:=  IF(SUM(L22:M22)=0,&quot;-&quot;,SUM(L22:M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2:Q22)=0,&quot;-&quot;,SUM(P22:Q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office:string-value="-" table:formula="msoxl:=IF(SUM(H23,水產養殖面積22!D23)=0,&quot;-&quot;,SUM(H23,水產養殖面積22!D23))" table:style-name="ce5">
            <text:p>-</text:p>
          </table:table-cell>
          <table:table-cell office:value-type="string" office:string-value="-" table:formula="msoxl:=IF(SUM(I23,水產養殖面積22!E23)=0,&quot;-&quot;,SUM(I23,水產養殖面積22!E23))" table:style-name="ce5">
            <text:p>-</text:p>
          </table:table-cell>
          <table:covered-table-cell/>
          <table:table-cell office:value-type="string" office:string-value="-" table:formula="msoxl:=  IF(SUM(H23:I23)=0,&quot;-&quot;,SUM(H23:I23))" table:style-name="ce5">
            <text:p>-</text:p>
          </table:table-cell>
          <table:table-cell office:value-type="string" office:string-value="-" table:formula="msoxl:=  IF(SUM(L23,P23)=0,&quot;-&quot;,SUM(L23,P23))" table:style-name="ce5">
            <text:p>-</text:p>
          </table:table-cell>
          <table:table-cell office:value-type="string" office:string-value="-" table:formula="msoxl:=  IF(SUM(M23,Q23)=0,&quot;-&quot;,SUM(M23,Q23))" table:style-name="ce5">
            <text:p>-</text:p>
          </table:table-cell>
          <table:covered-table-cell/>
          <table:table-cell office:value-type="string" office:string-value="-" table:formula="msoxl:=  IF(SUM(L23:M23)=0,&quot;-&quot;,SUM(L23:M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3:Q23)=0,&quot;-&quot;,SUM(P23:Q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table-cell table:number-columns-spanned="1" table:number-rows-spanned="14" table:style-name="ce100"/>
          <table:table-cell office:value-type="string" table:style-name="ce4">
            <text:p>總計</text:p>
          </table:table-cell>
          <table:table-cell office:value-type="string" office:string-value="-" table:formula="msoxl:=  IF(SUM(D24:F24)=0,&quot;-&quot;,SUM(D24:F24))" table:style-name="ce5">
            <text:p>-</text:p>
          </table:table-cell>
          <table:table-cell office:value-type="string" office:string-value="-" table:formula="msoxl:=IF(SUM(H24,水產養殖面積22!D24)=0,&quot;-&quot;,SUM(H24,水產養殖面積22!D24))" table:style-name="ce5">
            <text:p>-</text:p>
          </table:table-cell>
          <table:table-cell office:value-type="string" office:string-value="-" table:formula="msoxl:=IF(SUM(I24,水產養殖面積22!E24)=0,&quot;-&quot;,SUM(I24,水產養殖面積22!E24))" table:style-name="ce5">
            <text:p>-</text:p>
          </table:table-cell>
          <table:table-cell office:value-type="string" office:string-value="-" table:formula="msoxl:=IF(SUM(J24,水產養殖面積22!F24)=0,&quot;-&quot;,SUM(J24,水產養殖面積22!F24))" table:style-name="ce5">
            <text:p>-</text:p>
          </table:table-cell>
          <table:table-cell office:value-type="string" office:string-value="-" table:formula="msoxl:=  IF(SUM(H24:J24)=0,&quot;-&quot;,SUM(H24:J24))" table:style-name="ce5">
            <text:p>-</text:p>
          </table:table-cell>
          <table:table-cell office:value-type="string" office:string-value="-" table:formula="msoxl:=  IF(SUM(L24,P24)=0,&quot;-&quot;,SUM(L24,P24))" table:style-name="ce5">
            <text:p>-</text:p>
          </table:table-cell>
          <table:table-cell office:value-type="string" office:string-value="-" table:formula="msoxl:=  IF(SUM(M24,Q24)=0,&quot;-&quot;,SUM(M24,Q24))" table:style-name="ce5">
            <text:p>-</text:p>
          </table:table-cell>
          <table:table-cell office:value-type="string" office:string-value="-" table:formula="msoxl:=  IF(SUM(N24,R24)=0,&quot;-&quot;,SUM(N24,R24))" table:style-name="ce5">
            <text:p>-</text:p>
          </table:table-cell>
          <table:table-cell office:value-type="string" office:string-value="-" table:formula="msoxl:=  IF(SUM(L24:N24)=0,&quot;-&quot;,SUM(L24:N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24:R24)=0,&quot;-&quot;,SUM(P24:R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25:E25)=0,&quot;-&quot;,SUM(D25:E25))" table:style-name="ce5">
            <text:p>-</text:p>
          </table:table-cell>
          <table:table-cell office:value-type="string" office:string-value="-" table:formula="msoxl:=IF(SUM(H25,水產養殖面積22!D25)=0,&quot;-&quot;,SUM(H25,水產養殖面積22!D25))" table:style-name="ce5">
            <text:p>-</text:p>
          </table:table-cell>
          <table:table-cell office:value-type="string" office:string-value="-" table:formula="msoxl:=IF(SUM(I25,水產養殖面積22!E25)=0,&quot;-&quot;,SUM(I25,水產養殖面積22!E25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H25:I25)=0,&quot;-&quot;,SUM(H25:I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office:value-type="string" office:string-value="-" table:formula="msoxl:=  IF(SUM(I26:I30)=0,&quot;-&quot;,SUM(I26:I30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25:M25)=0,&quot;-&quot;,SUM(L25:M25))" table:style-name="ce5">
            <text:p>-</text:p>
          </table:table-cell>
          <table:table-cell office:value-type="string" office:string-value="-" table:formula="msoxl:=  IF(SUM(L26:L30)=0,&quot;-&quot;,SUM(L26:L30))" table:style-name="ce5">
            <text:p>-</text:p>
          </table:table-cell>
          <table:table-cell office:value-type="string" office:string-value="-" table:formula="msoxl:=  IF(SUM(M26:M30)=0,&quot;-&quot;,SUM(M26:M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25:Q25)=0,&quot;-&quot;,SUM(P25:Q25))" table:style-name="ce5">
            <text:p>-</text:p>
          </table:table-cell>
          <table:table-cell office:value-type="string" office:string-value="-" table:formula="msoxl:=  IF(SUM(P26:P30)=0,&quot;-&quot;,SUM(P26:P30))" table:style-name="ce5">
            <text:p>-</text:p>
          </table:table-cell>
          <table:table-cell office:value-type="string" office:string-value="-" table:formula="msoxl:=  IF(SUM(Q26:Q30)=0,&quot;-&quot;,SUM(Q26:Q30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26:E26)=0,&quot;-&quot;,SUM(D26:E26))" table:style-name="ce5">
            <text:p>-</text:p>
          </table:table-cell>
          <table:table-cell office:value-type="string" office:string-value="-" table:formula="msoxl:=IF(SUM(H26,水產養殖面積22!D26)=0,&quot;-&quot;,SUM(H26,水產養殖面積22!D26))" table:style-name="ce5">
            <text:p>-</text:p>
          </table:table-cell>
          <table:table-cell office:value-type="string" office:string-value="-" table:formula="msoxl:=IF(SUM(I26,水產養殖面積22!E26)=0,&quot;-&quot;,SUM(I26,水產養殖面積22!E26))" table:style-name="ce5">
            <text:p>-</text:p>
          </table:table-cell>
          <table:covered-table-cell/>
          <table:table-cell office:value-type="string" office:string-value="-" table:formula="msoxl:=  IF(SUM(H26:I26)=0,&quot;-&quot;,SUM(H26:I26))" table:style-name="ce5">
            <text:p>-</text:p>
          </table:table-cell>
          <table:table-cell office:value-type="string" office:string-value="-" table:formula="msoxl:=  IF(SUM(L26,P26)=0,&quot;-&quot;,SUM(L26,P26))" table:style-name="ce5">
            <text:p>-</text:p>
          </table:table-cell>
          <table:table-cell office:value-type="string" office:string-value="-" table:formula="msoxl:=  IF(SUM(M26,Q26)=0,&quot;-&quot;,SUM(M26,Q26))" table:style-name="ce5">
            <text:p>-</text:p>
          </table:table-cell>
          <table:covered-table-cell/>
          <table:table-cell office:value-type="string" office:string-value="-" table:formula="msoxl:=  IF(SUM(L26:M26)=0,&quot;-&quot;,SUM(L26:M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6:Q26)=0,&quot;-&quot;,SUM(P26:Q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27:E27)=0,&quot;-&quot;,SUM(D27:E27))" table:style-name="ce5">
            <text:p>-</text:p>
          </table:table-cell>
          <table:table-cell office:value-type="string" office:string-value="-" table:formula="msoxl:=IF(SUM(H27,水產養殖面積22!D27)=0,&quot;-&quot;,SUM(H27,水產養殖面積22!D27))" table:style-name="ce5">
            <text:p>-</text:p>
          </table:table-cell>
          <table:table-cell office:value-type="string" office:string-value="-" table:formula="msoxl:=IF(SUM(I27,水產養殖面積22!E27)=0,&quot;-&quot;,SUM(I27,水產養殖面積22!E27))" table:style-name="ce5">
            <text:p>-</text:p>
          </table:table-cell>
          <table:covered-table-cell/>
          <table:table-cell office:value-type="string" office:string-value="-" table:formula="msoxl:=  IF(SUM(H27:I27)=0,&quot;-&quot;,SUM(H27:I27))" table:style-name="ce5">
            <text:p>-</text:p>
          </table:table-cell>
          <table:table-cell office:value-type="string" office:string-value="-" table:formula="msoxl:=  IF(SUM(L27,P27)=0,&quot;-&quot;,SUM(L27,P27))" table:style-name="ce5">
            <text:p>-</text:p>
          </table:table-cell>
          <table:table-cell office:value-type="string" office:string-value="-" table:formula="msoxl:=  IF(SUM(M27,Q27)=0,&quot;-&quot;,SUM(M27,Q27))" table:style-name="ce5">
            <text:p>-</text:p>
          </table:table-cell>
          <table:covered-table-cell/>
          <table:table-cell office:value-type="string" office:string-value="-" table:formula="msoxl:=  IF(SUM(L27:M27)=0,&quot;-&quot;,SUM(L27:M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7:Q27)=0,&quot;-&quot;,SUM(P27:Q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28:E28)=0,&quot;-&quot;,SUM(D28:E28))" table:style-name="ce5">
            <text:p>-</text:p>
          </table:table-cell>
          <table:table-cell office:value-type="string" office:string-value="-" table:formula="msoxl:=IF(SUM(H28,水產養殖面積22!D28)=0,&quot;-&quot;,SUM(H28,水產養殖面積22!D28))" table:style-name="ce5">
            <text:p>-</text:p>
          </table:table-cell>
          <table:table-cell office:value-type="string" office:string-value="-" table:formula="msoxl:=IF(SUM(I28,水產養殖面積22!E28)=0,&quot;-&quot;,SUM(I28,水產養殖面積22!E28))" table:style-name="ce5">
            <text:p>-</text:p>
          </table:table-cell>
          <table:covered-table-cell/>
          <table:table-cell office:value-type="string" office:string-value="-" table:formula="msoxl:=  IF(SUM(H28:I28)=0,&quot;-&quot;,SUM(H28:I28))" table:style-name="ce5">
            <text:p>-</text:p>
          </table:table-cell>
          <table:table-cell office:value-type="string" office:string-value="-" table:formula="msoxl:=  IF(SUM(L28,P28)=0,&quot;-&quot;,SUM(L28,P28))" table:style-name="ce5">
            <text:p>-</text:p>
          </table:table-cell>
          <table:table-cell office:value-type="string" office:string-value="-" table:formula="msoxl:=  IF(SUM(M28,Q28)=0,&quot;-&quot;,SUM(M28,Q28))" table:style-name="ce5">
            <text:p>-</text:p>
          </table:table-cell>
          <table:covered-table-cell/>
          <table:table-cell office:value-type="string" office:string-value="-" table:formula="msoxl:=  IF(SUM(L28:M28)=0,&quot;-&quot;,SUM(L28:M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8:Q28)=0,&quot;-&quot;,SUM(P28:Q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29:E29)=0,&quot;-&quot;,SUM(D29:E29))" table:style-name="ce5">
            <text:p>-</text:p>
          </table:table-cell>
          <table:table-cell office:value-type="string" office:string-value="-" table:formula="msoxl:=IF(SUM(H29,水產養殖面積22!D29)=0,&quot;-&quot;,SUM(H29,水產養殖面積22!D29))" table:style-name="ce5">
            <text:p>-</text:p>
          </table:table-cell>
          <table:table-cell office:value-type="string" office:string-value="-" table:formula="msoxl:=IF(SUM(I29,水產養殖面積22!E29)=0,&quot;-&quot;,SUM(I29,水產養殖面積22!E29))" table:style-name="ce5">
            <text:p>-</text:p>
          </table:table-cell>
          <table:covered-table-cell/>
          <table:table-cell office:value-type="string" office:string-value="-" table:formula="msoxl:=  IF(SUM(H29:I29)=0,&quot;-&quot;,SUM(H29:I29))" table:style-name="ce5">
            <text:p>-</text:p>
          </table:table-cell>
          <table:table-cell office:value-type="string" office:string-value="-" table:formula="msoxl:=  IF(SUM(L29,P29)=0,&quot;-&quot;,SUM(L29,P29))" table:style-name="ce5">
            <text:p>-</text:p>
          </table:table-cell>
          <table:table-cell office:value-type="string" office:string-value="-" table:formula="msoxl:=  IF(SUM(M29,Q29)=0,&quot;-&quot;,SUM(M29,Q29))" table:style-name="ce5">
            <text:p>-</text:p>
          </table:table-cell>
          <table:covered-table-cell/>
          <table:table-cell office:value-type="string" office:string-value="-" table:formula="msoxl:=  IF(SUM(L29:M29)=0,&quot;-&quot;,SUM(L29:M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9:Q29)=0,&quot;-&quot;,SUM(P29:Q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30:E30)=0,&quot;-&quot;,SUM(D30:E30))" table:style-name="ce5">
            <text:p>-</text:p>
          </table:table-cell>
          <table:table-cell office:value-type="string" office:string-value="-" table:formula="msoxl:=IF(SUM(H30,水產養殖面積22!D30)=0,&quot;-&quot;,SUM(H30,水產養殖面積22!D30))" table:style-name="ce5">
            <text:p>-</text:p>
          </table:table-cell>
          <table:table-cell office:value-type="string" office:string-value="-" table:formula="msoxl:=IF(SUM(I30,水產養殖面積22!E30)=0,&quot;-&quot;,SUM(I30,水產養殖面積22!E30))" table:style-name="ce5">
            <text:p>-</text:p>
          </table:table-cell>
          <table:covered-table-cell/>
          <table:table-cell office:value-type="string" office:string-value="-" table:formula="msoxl:=  IF(SUM(H30:I30)=0,&quot;-&quot;,SUM(H30:I30))" table:style-name="ce5">
            <text:p>-</text:p>
          </table:table-cell>
          <table:table-cell office:value-type="string" office:string-value="-" table:formula="msoxl:=  IF(SUM(L30,P30)=0,&quot;-&quot;,SUM(L30,P30))" table:style-name="ce5">
            <text:p>-</text:p>
          </table:table-cell>
          <table:table-cell office:value-type="string" office:string-value="-" table:formula="msoxl:=  IF(SUM(M30,Q30)=0,&quot;-&quot;,SUM(M30,Q30))" table:style-name="ce5">
            <text:p>-</text:p>
          </table:table-cell>
          <table:covered-table-cell/>
          <table:table-cell office:value-type="string" office:string-value="-" table:formula="msoxl:=  IF(SUM(L30:M30)=0,&quot;-&quot;,SUM(L30:M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0:Q30)=0,&quot;-&quot;,SUM(P30:Q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31:E31)=0,&quot;-&quot;,SUM(D31:E31))" table:style-name="ce5">
            <text:p>-</text:p>
          </table:table-cell>
          <table:table-cell office:value-type="string" office:string-value="-" table:formula="msoxl:=IF(SUM(H31,水產養殖面積22!D31)=0,&quot;-&quot;,SUM(H31,水產養殖面積22!D31))" table:style-name="ce5">
            <text:p>-</text:p>
          </table:table-cell>
          <table:table-cell office:value-type="string" office:string-value="-" table:formula="msoxl:=IF(SUM(I31,水產養殖面積22!E31)=0,&quot;-&quot;,SUM(I31,水產養殖面積22!E31))" table:style-name="ce5">
            <text:p>-</text:p>
          </table:table-cell>
          <table:covered-table-cell/>
          <table:table-cell office:value-type="string" office:string-value="-" table:formula="msoxl:=  IF(SUM(H31:I31)=0,&quot;-&quot;,SUM(H31:I31))" table:style-name="ce5">
            <text:p>-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office:value-type="string" office:string-value="-" table:formula="msoxl:=  IF(SUM(I32:I34)=0,&quot;-&quot;,SUM(I32:I34))" table:style-name="ce5">
            <text:p>-</text:p>
          </table:table-cell>
          <table:covered-table-cell/>
          <table:table-cell office:value-type="string" office:string-value="-" table:formula="msoxl:=  IF(SUM(L31:M31)=0,&quot;-&quot;,SUM(L31:M31))" table:style-name="ce5">
            <text:p>-</text:p>
          </table:table-cell>
          <table:table-cell office:value-type="string" office:string-value="-" table:formula="msoxl:=  IF(SUM(L32:L34)=0,&quot;-&quot;,SUM(L32:L34))" table:style-name="ce5">
            <text:p>-</text:p>
          </table:table-cell>
          <table:table-cell office:value-type="string" office:string-value="-" table:formula="msoxl:=  IF(SUM(M32:M34)=0,&quot;-&quot;,SUM(M32:M34))" table:style-name="ce5">
            <text:p>-</text:p>
          </table:table-cell>
          <table:covered-table-cell/>
          <table:table-cell office:value-type="string" office:string-value="-" table:formula="msoxl:=  IF(SUM(P31:Q31)=0,&quot;-&quot;,SUM(P31:Q31))" table:style-name="ce5">
            <text:p>-</text:p>
          </table:table-cell>
          <table:table-cell office:value-type="string" office:string-value="-" table:formula="msoxl:=  IF(SUM(P32:P34)=0,&quot;-&quot;,SUM(P32:P34))" table:style-name="ce5">
            <text:p>-</text:p>
          </table:table-cell>
          <table:table-cell office:value-type="string" office:string-value="-" table:formula="msoxl:=  IF(SUM(Q32:Q34)=0,&quot;-&quot;,SUM(Q32:Q34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office:string-value="-" table:formula="msoxl:=IF(SUM(H32,水產養殖面積22!D32)=0,&quot;-&quot;,SUM(H32,水產養殖面積22!D32))" table:style-name="ce5">
            <text:p>-</text:p>
          </table:table-cell>
          <table:table-cell office:value-type="string" office:string-value="-" table:formula="msoxl:=IF(SUM(I32,水產養殖面積22!E32)=0,&quot;-&quot;,SUM(I32,水產養殖面積22!E32))" table:style-name="ce5">
            <text:p>-</text:p>
          </table:table-cell>
          <table:covered-table-cell/>
          <table:table-cell office:value-type="string" office:string-value="-" table:formula="msoxl:=  IF(SUM(H32:I32)=0,&quot;-&quot;,SUM(H32:I32))" table:style-name="ce5">
            <text:p>-</text:p>
          </table:table-cell>
          <table:table-cell office:value-type="string" office:string-value="-" table:formula="msoxl:=  IF(SUM(L32,P32)=0,&quot;-&quot;,SUM(L32,P32))" table:style-name="ce5">
            <text:p>-</text:p>
          </table:table-cell>
          <table:table-cell office:value-type="string" office:string-value="-" table:formula="msoxl:=  IF(SUM(M32,Q32)=0,&quot;-&quot;,SUM(M32,Q32))" table:style-name="ce5">
            <text:p>-</text:p>
          </table:table-cell>
          <table:covered-table-cell/>
          <table:table-cell office:value-type="string" office:string-value="-" table:formula="msoxl:=  IF(SUM(L32:M32)=0,&quot;-&quot;,SUM(L32:M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2:Q32)=0,&quot;-&quot;,SUM(P32:Q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33:E33)=0,&quot;-&quot;,SUM(D33:E33))" table:style-name="ce5">
            <text:p>-</text:p>
          </table:table-cell>
          <table:table-cell office:value-type="string" office:string-value="-" table:formula="msoxl:=IF(SUM(H33,水產養殖面積22!D33)=0,&quot;-&quot;,SUM(H33,水產養殖面積22!D33))" table:style-name="ce5">
            <text:p>-</text:p>
          </table:table-cell>
          <table:table-cell office:value-type="string" office:string-value="-" table:formula="msoxl:=IF(SUM(I33,水產養殖面積22!E33)=0,&quot;-&quot;,SUM(I33,水產養殖面積22!E33))" table:style-name="ce5">
            <text:p>-</text:p>
          </table:table-cell>
          <table:covered-table-cell/>
          <table:table-cell office:value-type="string" office:string-value="-" table:formula="msoxl:=  IF(SUM(H33:I33)=0,&quot;-&quot;,SUM(H33:I33))" table:style-name="ce5">
            <text:p>-</text:p>
          </table:table-cell>
          <table:table-cell office:value-type="string" office:string-value="-" table:formula="msoxl:=  IF(SUM(L33,P33)=0,&quot;-&quot;,SUM(L33,P33))" table:style-name="ce5">
            <text:p>-</text:p>
          </table:table-cell>
          <table:table-cell office:value-type="string" office:string-value="-" table:formula="msoxl:=  IF(SUM(M33,Q33)=0,&quot;-&quot;,SUM(M33,Q33))" table:style-name="ce5">
            <text:p>-</text:p>
          </table:table-cell>
          <table:covered-table-cell/>
          <table:table-cell office:value-type="string" office:string-value="-" table:formula="msoxl:=  IF(SUM(L33:M33)=0,&quot;-&quot;,SUM(L33:M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3:Q33)=0,&quot;-&quot;,SUM(P33:Q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34:E34)=0,&quot;-&quot;,SUM(D34:E34))" table:style-name="ce5">
            <text:p>-</text:p>
          </table:table-cell>
          <table:table-cell office:value-type="string" office:string-value="-" table:formula="msoxl:=IF(SUM(H34,水產養殖面積22!D34)=0,&quot;-&quot;,SUM(H34,水產養殖面積22!D34))" table:style-name="ce5">
            <text:p>-</text:p>
          </table:table-cell>
          <table:table-cell office:value-type="string" office:string-value="-" table:formula="msoxl:=IF(SUM(I34,水產養殖面積22!E34)=0,&quot;-&quot;,SUM(I34,水產養殖面積22!E34))" table:style-name="ce5">
            <text:p>-</text:p>
          </table:table-cell>
          <table:covered-table-cell/>
          <table:table-cell office:value-type="string" office:string-value="-" table:formula="msoxl:=  IF(SUM(H34:I34)=0,&quot;-&quot;,SUM(H34:I34))" table:style-name="ce5">
            <text:p>-</text:p>
          </table:table-cell>
          <table:table-cell office:value-type="string" office:string-value="-" table:formula="msoxl:=  IF(SUM(L34,P34)=0,&quot;-&quot;,SUM(L34,P34))" table:style-name="ce5">
            <text:p>-</text:p>
          </table:table-cell>
          <table:table-cell office:value-type="string" office:string-value="-" table:formula="msoxl:=  IF(SUM(M34,Q34)=0,&quot;-&quot;,SUM(M34,Q34))" table:style-name="ce5">
            <text:p>-</text:p>
          </table:table-cell>
          <table:covered-table-cell/>
          <table:table-cell office:value-type="string" office:string-value="-" table:formula="msoxl:=  IF(SUM(L34:M34)=0,&quot;-&quot;,SUM(L34:M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4:Q34)=0,&quot;-&quot;,SUM(P34:Q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35:E35)=0,&quot;-&quot;,SUM(D35:E35))" table:style-name="ce5">
            <text:p>-</text:p>
          </table:table-cell>
          <table:table-cell office:value-type="string" office:string-value="-" table:formula="msoxl:=IF(SUM(H35,水產養殖面積22!D35)=0,&quot;-&quot;,SUM(H35,水產養殖面積22!D35))" table:style-name="ce5">
            <text:p>-</text:p>
          </table:table-cell>
          <table:table-cell office:value-type="string" office:string-value="-" table:formula="msoxl:=IF(SUM(I35,水產養殖面積22!E35)=0,&quot;-&quot;,SUM(I35,水產養殖面積22!E35))" table:style-name="ce5">
            <text:p>-</text:p>
          </table:table-cell>
          <table:covered-table-cell/>
          <table:table-cell office:value-type="string" office:string-value="-" table:formula="msoxl:=  IF(SUM(H35:I35)=0,&quot;-&quot;,SUM(H35:I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office:value-type="string" office:string-value="-" table:formula="msoxl:=  IF(SUM(I36:I37)=0,&quot;-&quot;,SUM(I36:I37))" table:style-name="ce5">
            <text:p>-</text:p>
          </table:table-cell>
          <table:covered-table-cell/>
          <table:table-cell office:value-type="string" office:string-value="-" table:formula="msoxl:=  IF(SUM(L35:M35)=0,&quot;-&quot;,SUM(L35:M35))" table:style-name="ce5">
            <text:p>-</text:p>
          </table:table-cell>
          <table:table-cell office:value-type="string" office:string-value="-" table:formula="msoxl:=  IF(SUM(L36:L37)=0,&quot;-&quot;,SUM(L36:L37))" table:style-name="ce5">
            <text:p>-</text:p>
          </table:table-cell>
          <table:table-cell office:value-type="string" office:string-value="-" table:formula="msoxl:=  IF(SUM(M36:M37)=0,&quot;-&quot;,SUM(M36:M37))" table:style-name="ce5">
            <text:p>-</text:p>
          </table:table-cell>
          <table:covered-table-cell/>
          <table:table-cell office:value-type="string" office:string-value="-" table:formula="msoxl:=  IF(SUM(P35:Q35)=0,&quot;-&quot;,SUM(P35:Q35))" table:style-name="ce5">
            <text:p>-</text:p>
          </table:table-cell>
          <table:table-cell office:value-type="string" office:string-value="-" table:formula="msoxl:=  IF(SUM(P36:P37)=0,&quot;-&quot;,SUM(P36:P37))" table:style-name="ce5">
            <text:p>-</text:p>
          </table:table-cell>
          <table:table-cell office:value-type="string" office:string-value="-" table:formula="msoxl:=  IF(SUM(Q36:Q37)=0,&quot;-&quot;,SUM(Q36:Q37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36:E36)=0,&quot;-&quot;,SUM(D36:E36))" table:style-name="ce5">
            <text:p>-</text:p>
          </table:table-cell>
          <table:table-cell office:value-type="string" office:string-value="-" table:formula="msoxl:=IF(SUM(H36,水產養殖面積22!D36)=0,&quot;-&quot;,SUM(H36,水產養殖面積22!D36))" table:style-name="ce5">
            <text:p>-</text:p>
          </table:table-cell>
          <table:table-cell office:value-type="string" office:string-value="-" table:formula="msoxl:=IF(SUM(I36,水產養殖面積22!E36)=0,&quot;-&quot;,SUM(I36,水產養殖面積22!E36))" table:style-name="ce5">
            <text:p>-</text:p>
          </table:table-cell>
          <table:covered-table-cell/>
          <table:table-cell office:value-type="string" office:string-value="-" table:formula="msoxl:=  IF(SUM(H36:I36)=0,&quot;-&quot;,SUM(H36:I36))" table:style-name="ce5">
            <text:p>-</text:p>
          </table:table-cell>
          <table:table-cell office:value-type="string" office:string-value="-" table:formula="msoxl:=  IF(SUM(L36,P36)=0,&quot;-&quot;,SUM(L36,P36))" table:style-name="ce5">
            <text:p>-</text:p>
          </table:table-cell>
          <table:table-cell office:value-type="string" office:string-value="-" table:formula="msoxl:=  IF(SUM(M36,Q36)=0,&quot;-&quot;,SUM(M36,Q36))" table:style-name="ce5">
            <text:p>-</text:p>
          </table:table-cell>
          <table:covered-table-cell/>
          <table:table-cell office:value-type="string" office:string-value="-" table:formula="msoxl:=  IF(SUM(L36:M36)=0,&quot;-&quot;,SUM(L36:M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6:Q36)=0,&quot;-&quot;,SUM(P36:Q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37:E37)=0,&quot;-&quot;,SUM(D37:E37))" table:style-name="ce5">
            <text:p>-</text:p>
          </table:table-cell>
          <table:table-cell office:value-type="string" office:string-value="-" table:formula="msoxl:=IF(SUM(H37,水產養殖面積22!D37)=0,&quot;-&quot;,SUM(H37,水產養殖面積22!D37))" table:style-name="ce5">
            <text:p>-</text:p>
          </table:table-cell>
          <table:table-cell office:value-type="string" office:string-value="-" table:formula="msoxl:=IF(SUM(I37,水產養殖面積22!E37)=0,&quot;-&quot;,SUM(I37,水產養殖面積22!E37))" table:style-name="ce5">
            <text:p>-</text:p>
          </table:table-cell>
          <table:covered-table-cell/>
          <table:table-cell office:value-type="string" office:string-value="-" table:formula="msoxl:=  IF(SUM(H37:I37)=0,&quot;-&quot;,SUM(H37:I37))" table:style-name="ce5">
            <text:p>-</text:p>
          </table:table-cell>
          <table:table-cell office:value-type="string" office:string-value="-" table:formula="msoxl:=  IF(SUM(L37,P37)=0,&quot;-&quot;,SUM(L37,P37))" table:style-name="ce5">
            <text:p>-</text:p>
          </table:table-cell>
          <table:table-cell office:value-type="string" office:string-value="-" table:formula="msoxl:=  IF(SUM(M37,Q37)=0,&quot;-&quot;,SUM(M37,Q37))" table:style-name="ce5">
            <text:p>-</text:p>
          </table:table-cell>
          <table:covered-table-cell/>
          <table:table-cell office:value-type="string" office:string-value="-" table:formula="msoxl:=  IF(SUM(L37:M37)=0,&quot;-&quot;,SUM(L37:M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7:Q37)=0,&quot;-&quot;,SUM(P37:Q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table-cell table:number-columns-spanned="1" table:number-rows-spanned="14" table:style-name="ce99"/>
          <table:table-cell office:value-type="string" table:style-name="ce4">
            <text:p>總計</text:p>
          </table:table-cell>
          <table:table-cell office:value-type="string" office:string-value="-" table:formula="msoxl:=  IF(SUM(D38:F38)=0,&quot;-&quot;,SUM(D38:F38))" table:style-name="ce5">
            <text:p>-</text:p>
          </table:table-cell>
          <table:table-cell office:value-type="string" office:string-value="-" table:formula="msoxl:=IF(SUM(H38,水產養殖面積22!D38)=0,&quot;-&quot;,SUM(H38,水產養殖面積22!D38))" table:style-name="ce5">
            <text:p>-</text:p>
          </table:table-cell>
          <table:table-cell office:value-type="string" office:string-value="-" table:formula="msoxl:=IF(SUM(I38,水產養殖面積22!E38)=0,&quot;-&quot;,SUM(I38,水產養殖面積22!E38))" table:style-name="ce5">
            <text:p>-</text:p>
          </table:table-cell>
          <table:table-cell office:value-type="string" office:string-value="-" table:formula="msoxl:=IF(SUM(J38,水產養殖面積22!F38)=0,&quot;-&quot;,SUM(J38,水產養殖面積22!F38))" table:style-name="ce5">
            <text:p>-</text:p>
          </table:table-cell>
          <table:table-cell office:value-type="string" office:string-value="-" table:formula="msoxl:=  IF(SUM(H38:J38)=0,&quot;-&quot;,SUM(H38:J38))" table:style-name="ce5">
            <text:p>-</text:p>
          </table:table-cell>
          <table:table-cell office:value-type="string" office:string-value="-" table:formula="msoxl:=  IF(SUM(L38,P38)=0,&quot;-&quot;,SUM(L38,P38))" table:style-name="ce5">
            <text:p>-</text:p>
          </table:table-cell>
          <table:table-cell office:value-type="string" office:string-value="-" table:formula="msoxl:=  IF(SUM(M38,Q38)=0,&quot;-&quot;,SUM(M38,Q38))" table:style-name="ce5">
            <text:p>-</text:p>
          </table:table-cell>
          <table:table-cell office:value-type="string" office:string-value="-" table:formula="msoxl:=  IF(SUM(N38,R38)=0,&quot;-&quot;,SUM(N38,R38))" table:style-name="ce5">
            <text:p>-</text:p>
          </table:table-cell>
          <table:table-cell office:value-type="string" office:string-value="-" table:formula="msoxl:=  IF(SUM(L38:N38)=0,&quot;-&quot;,SUM(L38:N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38:R38)=0,&quot;-&quot;,SUM(P38:R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39:E39)=0,&quot;-&quot;,SUM(D39:E39))" table:style-name="ce5">
            <text:p>-</text:p>
          </table:table-cell>
          <table:table-cell office:value-type="string" office:string-value="-" table:formula="msoxl:=IF(SUM(H39,水產養殖面積22!D39)=0,&quot;-&quot;,SUM(H39,水產養殖面積22!D39))" table:style-name="ce5">
            <text:p>-</text:p>
          </table:table-cell>
          <table:table-cell office:value-type="string" office:string-value="-" table:formula="msoxl:=IF(SUM(I39,水產養殖面積22!E39)=0,&quot;-&quot;,SUM(I39,水產養殖面積22!E39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H39:I39)=0,&quot;-&quot;,SUM(H39:I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office:value-type="string" office:string-value="-" table:formula="msoxl:=  IF(SUM(I40:I44)=0,&quot;-&quot;,SUM(I40:I44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L39:M39)=0,&quot;-&quot;,SUM(L39:M39))" table:style-name="ce5">
            <text:p>-</text:p>
          </table:table-cell>
          <table:table-cell office:value-type="string" office:string-value="-" table:formula="msoxl:=  IF(SUM(L40:L44)=0,&quot;-&quot;,SUM(L40:L44))" table:style-name="ce5">
            <text:p>-</text:p>
          </table:table-cell>
          <table:table-cell office:value-type="string" office:string-value="-" table:formula="msoxl:=  IF(SUM(M40:M44)=0,&quot;-&quot;,SUM(M40:M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39:Q39)=0,&quot;-&quot;,SUM(P39:Q39))" table:style-name="ce5">
            <text:p>-</text:p>
          </table:table-cell>
          <table:table-cell office:value-type="string" office:string-value="-" table:formula="msoxl:=  IF(SUM(P40:P44)=0,&quot;-&quot;,SUM(P40:P44))" table:style-name="ce5">
            <text:p>-</text:p>
          </table:table-cell>
          <table:table-cell office:value-type="string" office:string-value="-" table:formula="msoxl:=  IF(SUM(Q40:Q44)=0,&quot;-&quot;,SUM(Q40:Q44))" table:style-name="ce5">
            <text:p>-</text:p>
          </table:table-cell>
          <table:table-cell table:number-columns-spanned="1" table:number-rows-spanned="13" table:style-name="ce104"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office:string-value="-" table:formula="msoxl:=IF(SUM(H40,水產養殖面積22!D40)=0,&quot;-&quot;,SUM(H40,水產養殖面積22!D40))" table:style-name="ce5">
            <text:p>-</text:p>
          </table:table-cell>
          <table:table-cell office:value-type="string" office:string-value="-" table:formula="msoxl:=IF(SUM(I40,水產養殖面積22!E40)=0,&quot;-&quot;,SUM(I40,水產養殖面積22!E40))" table:style-name="ce5">
            <text:p>-</text:p>
          </table:table-cell>
          <table:covered-table-cell/>
          <table:table-cell office:value-type="string" office:string-value="-" table:formula="msoxl:=  IF(SUM(H40:I40)=0,&quot;-&quot;,SUM(H40:I40))" table:style-name="ce5">
            <text:p>-</text:p>
          </table:table-cell>
          <table:table-cell office:value-type="string" office:string-value="-" table:formula="msoxl:=  IF(SUM(L40,P40)=0,&quot;-&quot;,SUM(L40,P40))" table:style-name="ce5">
            <text:p>-</text:p>
          </table:table-cell>
          <table:table-cell office:value-type="string" office:string-value="-" table:formula="msoxl:=  IF(SUM(M40,Q40)=0,&quot;-&quot;,SUM(M40,Q40))" table:style-name="ce5">
            <text:p>-</text:p>
          </table:table-cell>
          <table:covered-table-cell/>
          <table:table-cell office:value-type="string" office:string-value="-" table:formula="msoxl:=  IF(SUM(L40:M40)=0,&quot;-&quot;,SUM(L40:M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0:Q40)=0,&quot;-&quot;,SUM(P40:Q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41:E41)=0,&quot;-&quot;,SUM(D41:E41))" table:style-name="ce5">
            <text:p>-</text:p>
          </table:table-cell>
          <table:table-cell office:value-type="string" office:string-value="-" table:formula="msoxl:=IF(SUM(H41,水產養殖面積22!D41)=0,&quot;-&quot;,SUM(H41,水產養殖面積22!D41))" table:style-name="ce5">
            <text:p>-</text:p>
          </table:table-cell>
          <table:table-cell office:value-type="string" office:string-value="-" table:formula="msoxl:=IF(SUM(I41,水產養殖面積22!E41)=0,&quot;-&quot;,SUM(I41,水產養殖面積22!E41))" table:style-name="ce5">
            <text:p>-</text:p>
          </table:table-cell>
          <table:covered-table-cell/>
          <table:table-cell office:value-type="string" office:string-value="-" table:formula="msoxl:=  IF(SUM(H41:I41)=0,&quot;-&quot;,SUM(H41:I41))" table:style-name="ce5">
            <text:p>-</text:p>
          </table:table-cell>
          <table:table-cell office:value-type="string" office:string-value="-" table:formula="msoxl:=  IF(SUM(L41,P41)=0,&quot;-&quot;,SUM(L41,P41))" table:style-name="ce5">
            <text:p>-</text:p>
          </table:table-cell>
          <table:table-cell office:value-type="string" office:string-value="-" table:formula="msoxl:=  IF(SUM(M41,Q41)=0,&quot;-&quot;,SUM(M41,Q41))" table:style-name="ce5">
            <text:p>-</text:p>
          </table:table-cell>
          <table:covered-table-cell/>
          <table:table-cell office:value-type="string" office:string-value="-" table:formula="msoxl:=  IF(SUM(L41:M41)=0,&quot;-&quot;,SUM(L41:M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1:Q41)=0,&quot;-&quot;,SUM(P41:Q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42:E42)=0,&quot;-&quot;,SUM(D42:E42))" table:style-name="ce5">
            <text:p>-</text:p>
          </table:table-cell>
          <table:table-cell office:value-type="string" office:string-value="-" table:formula="msoxl:=IF(SUM(H42,水產養殖面積22!D42)=0,&quot;-&quot;,SUM(H42,水產養殖面積22!D42))" table:style-name="ce5">
            <text:p>-</text:p>
          </table:table-cell>
          <table:table-cell office:value-type="string" office:string-value="-" table:formula="msoxl:=IF(SUM(I42,水產養殖面積22!E42)=0,&quot;-&quot;,SUM(I42,水產養殖面積22!E42))" table:style-name="ce5">
            <text:p>-</text:p>
          </table:table-cell>
          <table:covered-table-cell/>
          <table:table-cell office:value-type="string" office:string-value="-" table:formula="msoxl:=  IF(SUM(H42:I42)=0,&quot;-&quot;,SUM(H42:I42))" table:style-name="ce5">
            <text:p>-</text:p>
          </table:table-cell>
          <table:table-cell office:value-type="string" office:string-value="-" table:formula="msoxl:=  IF(SUM(L42,P42)=0,&quot;-&quot;,SUM(L42,P42))" table:style-name="ce5">
            <text:p>-</text:p>
          </table:table-cell>
          <table:table-cell office:value-type="string" office:string-value="-" table:formula="msoxl:=  IF(SUM(M42,Q42)=0,&quot;-&quot;,SUM(M42,Q42))" table:style-name="ce5">
            <text:p>-</text:p>
          </table:table-cell>
          <table:covered-table-cell/>
          <table:table-cell office:value-type="string" office:string-value="-" table:formula="msoxl:=  IF(SUM(L42:M42)=0,&quot;-&quot;,SUM(L42:M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2:Q42)=0,&quot;-&quot;,SUM(P42:Q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43:E43)=0,&quot;-&quot;,SUM(D43:E43))" table:style-name="ce5">
            <text:p>-</text:p>
          </table:table-cell>
          <table:table-cell office:value-type="string" office:string-value="-" table:formula="msoxl:=IF(SUM(H43,水產養殖面積22!D43)=0,&quot;-&quot;,SUM(H43,水產養殖面積22!D43))" table:style-name="ce5">
            <text:p>-</text:p>
          </table:table-cell>
          <table:table-cell office:value-type="string" office:string-value="-" table:formula="msoxl:=IF(SUM(I43,水產養殖面積22!E43)=0,&quot;-&quot;,SUM(I43,水產養殖面積22!E43))" table:style-name="ce5">
            <text:p>-</text:p>
          </table:table-cell>
          <table:covered-table-cell/>
          <table:table-cell office:value-type="string" office:string-value="-" table:formula="msoxl:=  IF(SUM(H43:I43)=0,&quot;-&quot;,SUM(H43:I43))" table:style-name="ce5">
            <text:p>-</text:p>
          </table:table-cell>
          <table:table-cell office:value-type="string" office:string-value="-" table:formula="msoxl:=  IF(SUM(L43,P43)=0,&quot;-&quot;,SUM(L43,P43))" table:style-name="ce5">
            <text:p>-</text:p>
          </table:table-cell>
          <table:table-cell office:value-type="string" office:string-value="-" table:formula="msoxl:=  IF(SUM(M43,Q43)=0,&quot;-&quot;,SUM(M43,Q43))" table:style-name="ce5">
            <text:p>-</text:p>
          </table:table-cell>
          <table:covered-table-cell/>
          <table:table-cell office:value-type="string" office:string-value="-" table:formula="msoxl:=  IF(SUM(L43:M43)=0,&quot;-&quot;,SUM(L43:M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3:Q43)=0,&quot;-&quot;,SUM(P43:Q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office:string-value="-" table:formula="msoxl:=IF(SUM(H44,水產養殖面積22!D44)=0,&quot;-&quot;,SUM(H44,水產養殖面積22!D44))" table:style-name="ce5">
            <text:p>-</text:p>
          </table:table-cell>
          <table:table-cell office:value-type="string" office:string-value="-" table:formula="msoxl:=IF(SUM(I44,水產養殖面積22!E44)=0,&quot;-&quot;,SUM(I44,水產養殖面積22!E44))" table:style-name="ce5">
            <text:p>-</text:p>
          </table:table-cell>
          <table:covered-table-cell/>
          <table:table-cell office:value-type="string" office:string-value="-" table:formula="msoxl:=  IF(SUM(H44:I44)=0,&quot;-&quot;,SUM(H44:I44))" table:style-name="ce5">
            <text:p>-</text:p>
          </table:table-cell>
          <table:table-cell office:value-type="string" office:string-value="-" table:formula="msoxl:=  IF(SUM(L44,P44)=0,&quot;-&quot;,SUM(L44,P44))" table:style-name="ce5">
            <text:p>-</text:p>
          </table:table-cell>
          <table:table-cell office:value-type="string" office:string-value="-" table:formula="msoxl:=  IF(SUM(M44,Q44)=0,&quot;-&quot;,SUM(M44,Q44))" table:style-name="ce5">
            <text:p>-</text:p>
          </table:table-cell>
          <table:covered-table-cell/>
          <table:table-cell office:value-type="string" office:string-value="-" table:formula="msoxl:=  IF(SUM(L44:M44)=0,&quot;-&quot;,SUM(L44:M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4:Q44)=0,&quot;-&quot;,SUM(P44:Q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IF(SUM(H45,水產養殖面積22!D45)=0,&quot;-&quot;,SUM(H45,水產養殖面積22!D45))" table:style-name="ce5">
            <text:p>-</text:p>
          </table:table-cell>
          <table:table-cell office:value-type="string" office:string-value="-" table:formula="msoxl:=IF(SUM(I45,水產養殖面積22!E45)=0,&quot;-&quot;,SUM(I45,水產養殖面積22!E45))" table:style-name="ce5">
            <text:p>-</text:p>
          </table:table-cell>
          <table:covered-table-cell/>
          <table:table-cell office:value-type="string" office:string-value="-" table:formula="msoxl:=  IF(SUM(H45:I45)=0,&quot;-&quot;,SUM(H45:I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office:value-type="string" office:string-value="-" table:formula="msoxl:=  IF(SUM(I46:I48)=0,&quot;-&quot;,SUM(I46:I48))" table:style-name="ce5">
            <text:p>-</text:p>
          </table:table-cell>
          <table:covered-table-cell/>
          <table:table-cell office:value-type="string" office:string-value="-" table:formula="msoxl:=  IF(SUM(L45:M45)=0,&quot;-&quot;,SUM(L45:M45))" table:style-name="ce5">
            <text:p>-</text:p>
          </table:table-cell>
          <table:table-cell office:value-type="string" office:string-value="-" table:formula="msoxl:=  IF(SUM(L46:L48)=0,&quot;-&quot;,SUM(L46:L48))" table:style-name="ce5">
            <text:p>-</text:p>
          </table:table-cell>
          <table:table-cell office:value-type="string" office:string-value="-" table:formula="msoxl:=  IF(SUM(M46:M48)=0,&quot;-&quot;,SUM(M46:M48))" table:style-name="ce5">
            <text:p>-</text:p>
          </table:table-cell>
          <table:covered-table-cell/>
          <table:table-cell office:value-type="string" office:string-value="-" table:formula="msoxl:=  IF(SUM(P45:Q45)=0,&quot;-&quot;,SUM(P45:Q45))" table:style-name="ce5">
            <text:p>-</text:p>
          </table:table-cell>
          <table:table-cell office:value-type="string" office:string-value="-" table:formula="msoxl:=  IF(SUM(P46:P48)=0,&quot;-&quot;,SUM(P46:P48))" table:style-name="ce5">
            <text:p>-</text:p>
          </table:table-cell>
          <table:table-cell office:value-type="string" office:string-value="-" table:formula="msoxl:=  IF(SUM(Q46:Q48)=0,&quot;-&quot;,SUM(Q46:Q48))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office:string-value="-" table:formula="msoxl:=IF(SUM(H46,水產養殖面積22!D46)=0,&quot;-&quot;,SUM(H46,水產養殖面積22!D46))" table:style-name="ce5">
            <text:p>-</text:p>
          </table:table-cell>
          <table:table-cell office:value-type="string" office:string-value="-" table:formula="msoxl:=IF(SUM(I46,水產養殖面積22!E46)=0,&quot;-&quot;,SUM(I46,水產養殖面積22!E46))" table:style-name="ce5">
            <text:p>-</text:p>
          </table:table-cell>
          <table:covered-table-cell/>
          <table:table-cell office:value-type="string" office:string-value="-" table:formula="msoxl:=  IF(SUM(H46:I46)=0,&quot;-&quot;,SUM(H46:I46))" table:style-name="ce5">
            <text:p>-</text:p>
          </table:table-cell>
          <table:table-cell office:value-type="string" office:string-value="-" table:formula="msoxl:=  IF(SUM(L46,P46)=0,&quot;-&quot;,SUM(L46,P46))" table:style-name="ce5">
            <text:p>-</text:p>
          </table:table-cell>
          <table:table-cell office:value-type="string" office:string-value="-" table:formula="msoxl:=  IF(SUM(M46,Q46)=0,&quot;-&quot;,SUM(M46,Q46))" table:style-name="ce5">
            <text:p>-</text:p>
          </table:table-cell>
          <table:covered-table-cell/>
          <table:table-cell office:value-type="string" office:string-value="-" table:formula="msoxl:=  IF(SUM(L46:M46)=0,&quot;-&quot;,SUM(L46:M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6:Q46)=0,&quot;-&quot;,SUM(P46:Q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office:string-value="-" table:formula="msoxl:=IF(SUM(H47,水產養殖面積22!D47)=0,&quot;-&quot;,SUM(H47,水產養殖面積22!D47))" table:style-name="ce5">
            <text:p>-</text:p>
          </table:table-cell>
          <table:table-cell office:value-type="string" office:string-value="-" table:formula="msoxl:=IF(SUM(I47,水產養殖面積22!E47)=0,&quot;-&quot;,SUM(I47,水產養殖面積22!E47))" table:style-name="ce5">
            <text:p>-</text:p>
          </table:table-cell>
          <table:covered-table-cell/>
          <table:table-cell office:value-type="string" office:string-value="-" table:formula="msoxl:=  IF(SUM(H47:I47)=0,&quot;-&quot;,SUM(H47:I47))" table:style-name="ce5">
            <text:p>-</text:p>
          </table:table-cell>
          <table:table-cell office:value-type="string" office:string-value="-" table:formula="msoxl:=  IF(SUM(L47,P47)=0,&quot;-&quot;,SUM(L47,P47))" table:style-name="ce5">
            <text:p>-</text:p>
          </table:table-cell>
          <table:table-cell office:value-type="string" office:string-value="-" table:formula="msoxl:=  IF(SUM(M47,Q47)=0,&quot;-&quot;,SUM(M47,Q47))" table:style-name="ce5">
            <text:p>-</text:p>
          </table:table-cell>
          <table:covered-table-cell/>
          <table:table-cell office:value-type="string" office:string-value="-" table:formula="msoxl:=  IF(SUM(L47:M47)=0,&quot;-&quot;,SUM(L47:M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7:Q47)=0,&quot;-&quot;,SUM(P47:Q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office:string-value="-" table:formula="msoxl:=IF(SUM(H48,水產養殖面積22!D48)=0,&quot;-&quot;,SUM(H48,水產養殖面積22!D48))" table:style-name="ce5">
            <text:p>-</text:p>
          </table:table-cell>
          <table:table-cell office:value-type="string" office:string-value="-" table:formula="msoxl:=IF(SUM(I48,水產養殖面積22!E48)=0,&quot;-&quot;,SUM(I48,水產養殖面積22!E48))" table:style-name="ce5">
            <text:p>-</text:p>
          </table:table-cell>
          <table:covered-table-cell/>
          <table:table-cell office:value-type="string" office:string-value="-" table:formula="msoxl:=  IF(SUM(H48:I48)=0,&quot;-&quot;,SUM(H48:I48))" table:style-name="ce5">
            <text:p>-</text:p>
          </table:table-cell>
          <table:table-cell office:value-type="string" office:string-value="-" table:formula="msoxl:=  IF(SUM(L48,P48)=0,&quot;-&quot;,SUM(L48,P48))" table:style-name="ce5">
            <text:p>-</text:p>
          </table:table-cell>
          <table:table-cell office:value-type="string" office:string-value="-" table:formula="msoxl:=  IF(SUM(M48,Q48)=0,&quot;-&quot;,SUM(M48,Q48))" table:style-name="ce5">
            <text:p>-</text:p>
          </table:table-cell>
          <table:covered-table-cell/>
          <table:table-cell office:value-type="string" office:string-value="-" table:formula="msoxl:=  IF(SUM(L48:M48)=0,&quot;-&quot;,SUM(L48:M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8:Q48)=0,&quot;-&quot;,SUM(P48:Q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49:E49)=0,&quot;-&quot;,SUM(D49:E49))" table:style-name="ce5">
            <text:p>-</text:p>
          </table:table-cell>
          <table:table-cell office:value-type="string" office:string-value="-" table:formula="msoxl:=IF(SUM(H49,水產養殖面積22!D49)=0,&quot;-&quot;,SUM(H49,水產養殖面積22!D49))" table:style-name="ce5">
            <text:p>-</text:p>
          </table:table-cell>
          <table:table-cell office:value-type="string" office:string-value="-" table:formula="msoxl:=IF(SUM(I49,水產養殖面積22!E49)=0,&quot;-&quot;,SUM(I49,水產養殖面積22!E49))" table:style-name="ce5">
            <text:p>-</text:p>
          </table:table-cell>
          <table:covered-table-cell/>
          <table:table-cell office:value-type="string" office:string-value="-" table:formula="msoxl:=  IF(SUM(H49:I49)=0,&quot;-&quot;,SUM(H49:I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office:value-type="string" office:string-value="-" table:formula="msoxl:=  IF(SUM(I50:I51)=0,&quot;-&quot;,SUM(I50:I51))" table:style-name="ce5">
            <text:p>-</text:p>
          </table:table-cell>
          <table:covered-table-cell/>
          <table:table-cell office:value-type="string" office:string-value="-" table:formula="msoxl:=  IF(SUM(L49:M49)=0,&quot;-&quot;,SUM(L49:M49))" table:style-name="ce5">
            <text:p>-</text:p>
          </table:table-cell>
          <table:table-cell office:value-type="string" office:string-value="-" table:formula="msoxl:=  IF(SUM(L50:L51)=0,&quot;-&quot;,SUM(L50:L51))" table:style-name="ce5">
            <text:p>-</text:p>
          </table:table-cell>
          <table:table-cell office:value-type="string" office:string-value="-" table:formula="msoxl:=  IF(SUM(M50:M51)=0,&quot;-&quot;,SUM(M50:M51))" table:style-name="ce5">
            <text:p>-</text:p>
          </table:table-cell>
          <table:covered-table-cell/>
          <table:table-cell office:value-type="string" office:string-value="-" table:formula="msoxl:=  IF(SUM(P49:Q49)=0,&quot;-&quot;,SUM(P49:Q49))" table:style-name="ce5">
            <text:p>-</text:p>
          </table:table-cell>
          <table:table-cell office:value-type="string" office:string-value="-" table:formula="msoxl:=  IF(SUM(P50:P51)=0,&quot;-&quot;,SUM(P50:P51))" table:style-name="ce5">
            <text:p>-</text:p>
          </table:table-cell>
          <table:table-cell office:value-type="string" office:string-value="-" table:formula="msoxl:=  IF(SUM(Q50:Q51)=0,&quot;-&quot;,SUM(Q50:Q51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50:E50)=0,&quot;-&quot;,SUM(D50:E50))" table:style-name="ce5">
            <text:p>-</text:p>
          </table:table-cell>
          <table:table-cell office:value-type="string" office:string-value="-" table:formula="msoxl:=IF(SUM(H50,水產養殖面積22!D50)=0,&quot;-&quot;,SUM(H50,水產養殖面積22!D50))" table:style-name="ce5">
            <text:p>-</text:p>
          </table:table-cell>
          <table:table-cell office:value-type="string" office:string-value="-" table:formula="msoxl:=IF(SUM(I50,水產養殖面積22!E50)=0,&quot;-&quot;,SUM(I50,水產養殖面積22!E50))" table:style-name="ce5">
            <text:p>-</text:p>
          </table:table-cell>
          <table:covered-table-cell/>
          <table:table-cell office:value-type="string" office:string-value="-" table:formula="msoxl:=  IF(SUM(H50:I50)=0,&quot;-&quot;,SUM(H50:I50))" table:style-name="ce5">
            <text:p>-</text:p>
          </table:table-cell>
          <table:table-cell office:value-type="string" office:string-value="-" table:formula="msoxl:=  IF(SUM(L50,P50)=0,&quot;-&quot;,SUM(L50,P50))" table:style-name="ce5">
            <text:p>-</text:p>
          </table:table-cell>
          <table:table-cell office:value-type="string" office:string-value="-" table:formula="msoxl:=  IF(SUM(M50,Q50)=0,&quot;-&quot;,SUM(M50,Q50))" table:style-name="ce5">
            <text:p>-</text:p>
          </table:table-cell>
          <table:covered-table-cell/>
          <table:table-cell office:value-type="string" office:string-value="-" table:formula="msoxl:=  IF(SUM(L50:M50)=0,&quot;-&quot;,SUM(L50:M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0:Q50)=0,&quot;-&quot;,SUM(P50:Q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office:string-value="-" table:formula="msoxl:=IF(SUM(H51,水產養殖面積22!D51)=0,&quot;-&quot;,SUM(H51,水產養殖面積22!D51))" table:style-name="ce5">
            <text:p>-</text:p>
          </table:table-cell>
          <table:table-cell office:value-type="string" office:string-value="-" table:formula="msoxl:=IF(SUM(I51,水產養殖面積22!E51)=0,&quot;-&quot;,SUM(I51,水產養殖面積22!E51))" table:style-name="ce5">
            <text:p>-</text:p>
          </table:table-cell>
          <table:covered-table-cell/>
          <table:table-cell office:value-type="string" office:string-value="-" table:formula="msoxl:=  IF(SUM(H51:I51)=0,&quot;-&quot;,SUM(H51:I51))" table:style-name="ce5">
            <text:p>-</text:p>
          </table:table-cell>
          <table:table-cell office:value-type="string" office:string-value="-" table:formula="msoxl:=  IF(SUM(L51,P51)=0,&quot;-&quot;,SUM(L51,P51))" table:style-name="ce5">
            <text:p>-</text:p>
          </table:table-cell>
          <table:table-cell office:value-type="string" office:string-value="-" table:formula="msoxl:=  IF(SUM(M51,Q51)=0,&quot;-&quot;,SUM(M51,Q51))" table:style-name="ce5">
            <text:p>-</text:p>
          </table:table-cell>
          <table:covered-table-cell/>
          <table:table-cell office:value-type="string" office:string-value="-" table:formula="msoxl:=  IF(SUM(L51:M51)=0,&quot;-&quot;,SUM(L51:M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1:Q51)=0,&quot;-&quot;,SUM(P51:Q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2">
            <text:p>註 本表只揭露主要魚種，各魚種養殖面積之合計，將不等於總養殖面積。</text:p>
          </table:table-cell>
          <table:table-cell table:number-columns-repeated="5" table:style-name="ce2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number-columns-repeated="7" table:style-name="ce68"/>
          <table:table-cell table:style-name="ce2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7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22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7" table:default-cell-style-name="ce2"/>
        <table:table-column table:style-name="co3" table:default-cell-style-name="ce40"/>
        <table:table-column table:style-name="co3" table:number-columns-repeated="8" table:default-cell-style-name="ce2"/>
        <table:table-column table:style-name="co5" table:number-columns-repeated="5" table:default-cell-style-name="ce2"/>
        <table:table-column table:style-name="co4" table:number-columns-repeated="16361" table:default-cell-style-name="ce3"/>
        <table:table-row table:style-name="ro1">
          <table:table-cell office:value-type="string" table:style-name="ce61">
            <text:p><text:s/>9．水產養殖面積(續)</text:p>
          </table:table-cell>
          <table:table-cell table:style-name="ce62"/>
          <table:table-cell table:number-columns-repeated="7" table:style-name="ce63"/>
          <table:table-cell table:style-name="ce64"/>
          <table:table-cell table:style-name="ce63"/>
          <table:table-cell office:value-type="string" table:style-name="ce61">
            <text:p><text:s/>9．AQUACULTURE AREA BY SPECIES(Continued)</text:p>
          </table:table-cell>
          <table:table-cell table:number-columns-repeated="11" table:style-name="ce63"/>
          <table:table-cell table:number-columns-repeated="16361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number-columns-repeated="4" table:style-name="ce15"/>
          <table:table-cell table:style-name="ce39"/>
          <table:table-cell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style-name="ce17"/>
          <table:table-cell table:number-columns-repeated="16370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2" table:number-rows-spanned="1" table:style-name="ce87">
            <text:p>箱網養殖：立方公尺</text:p>
          </table:table-cell>
          <table:covered-table-cell/>
          <table:table-cell table:number-columns-repeated="2" table:style-name="ce15"/>
          <table:table-cell table:number-columns-spanned="3" table:number-rows-spanned="1" table:style-name="ce86"/>
          <table:covered-table-cell table:number-columns-repeated="2"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7"/>
          <table:table-cell table:style-name="ce18"/>
          <table:table-cell table:number-columns-repeated="16369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office:value-type="string" table:number-columns-spanned="16" table:number-rows-spanned="1" table:style-name="ce103">
            <text:p>內陸養殖</text:p>
          </table:table-cell>
          <table:covered-table-cell table:number-columns-repeated="15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16" table:number-rows-spanned="1" table:style-name="ce98">
            <text:p>Inland Water Culture</text:p>
          </table:table-cell>
          <table:covered-table-cell table:number-columns-repeated="15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3">
            <text:p>內陸養殖合計</text:p>
          </table:table-cell>
          <table:covered-table-cell table:number-columns-repeated="3"/>
          <table:table-cell office:value-type="string" table:number-columns-spanned="4" table:number-rows-spanned="1" table:style-name="ce103">
            <text:p>鹹水魚塭</text:p>
          </table:table-cell>
          <table:covered-table-cell table:number-columns-repeated="3"/>
          <table:table-cell office:value-type="string" table:number-columns-spanned="4" table:number-rows-spanned="1" table:style-name="ce103">
            <text:p>淡水魚塭</text:p>
          </table:table-cell>
          <table:covered-table-cell table:number-columns-repeated="3"/>
          <table:table-cell office:value-type="string" table:number-columns-spanned="4" table:number-rows-spanned="1" table:style-name="ce103">
            <text:p>觀賞魚養殖</text:p>
          </table:table-cell>
          <table:covered-table-cell table:number-columns-repeated="3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Total Inland Water Culture</text:p>
          </table:table-cell>
          <table:covered-table-cell table:number-columns-repeated="3"/>
          <table:table-cell office:value-type="string" table:number-columns-spanned="4" table:number-rows-spanned="1" table:style-name="ce98">
            <text:p>Brackish Water Pond</text:p>
          </table:table-cell>
          <table:covered-table-cell table:number-columns-repeated="3"/>
          <table:table-cell office:value-type="string" table:number-columns-spanned="4" table:number-rows-spanned="1" table:style-name="ce98">
            <text:p>Fresh Water Pond</text:p>
          </table:table-cell>
          <table:covered-table-cell table:number-columns-repeated="3"/>
          <table:table-cell office:value-type="string" table:number-columns-spanned="4" table:number-rows-spanned="1" table:style-name="ce98">
            <text:p>Ornamental Fish Culture</text:p>
          </table:table-cell>
          <table:covered-table-cell table:number-columns-repeated="3"/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style-name="ce32">
            <text:p>合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32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29">
            <text:p>混養</text:p>
          </table:table-cell>
          <table:table-cell office:value-type="string" table:style-name="ce32">
            <text:p>休養</text:p>
          </table:table-cell>
          <table:table-cell table:number-columns-repeated="16366" table:style-name="ce16"/>
        </table:table-row>
        <table:table-row table:style-name="ro3">
          <table:covered-table-cell/>
          <table:covered-table-cell/>
          <table:table-cell office:value-type="string" table:style-name="ce50">
            <text:p>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0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1">
            <text:p>Poly-Culture</text:p>
          </table:table-cell>
          <table:table-cell office:value-type="string" table:style-name="ce50">
            <text:p>Suspend-Culture</text:p>
          </table:table-cell>
          <table:table-cell table:number-columns-repeated="16366" table:style-name="ce54"/>
        </table:table-row>
        <table:table-row table:style-name="ro3">
          <table:table-cell office:value-type="string" table:number-columns-spanned="1" table:number-rows-spanned="14" table:style-name="ce100">
            <text:p>連江縣</text:p>
          </table:table-cell>
          <table:table-cell office:value-type="string" table:style-name="ce4">
            <text:p>總計</text:p>
          </table:table-cell>
          <table:table-cell office:value-type="string" office:string-value="-" table:formula="msoxl:=  IF(SUM(D10:F10)=0,&quot;-&quot;,SUM(D10:F10))" table:style-name="ce5">
            <text:p>-</text:p>
          </table:table-cell>
          <table:table-cell office:value-type="string" office:string-value="-" table:formula="msoxl:=IF(SUM(H10,L10,P10,水產養殖面積23!D10)=0,&quot;-&quot;,SUM(H10,L10,P10,水產養殖面積23!D10))" table:style-name="ce5">
            <text:p>-</text:p>
          </table:table-cell>
          <table:table-cell office:value-type="string" office:string-value="-" table:formula="msoxl:=IF(SUM(I10,M10,Q10,水產養殖面積23!E10)=0,&quot;-&quot;,SUM(I10,M10,Q10,水產養殖面積23!E10))" table:style-name="ce5">
            <text:p>-</text:p>
          </table:table-cell>
          <table:table-cell office:value-type="string" office:string-value="-" table:formula="msoxl:=IF(SUM(J10,N10,R10,水產養殖面積23!F10)=0,&quot;-&quot;,SUM(J10,N10,R10,水產養殖面積23!F10))" table:style-name="ce5">
            <text:p>-</text:p>
          </table:table-cell>
          <table:table-cell office:value-type="string" office:string-value="-" table:formula="msoxl:=  IF(SUM(H10:J10)=0,&quot;-&quot;,SUM(H10:J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L10:N10)=0,&quot;-&quot;,SUM(L10:N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10:R10)=0,&quot;-&quot;,SUM(P10:R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11:E11)=0,&quot;-&quot;,SUM(D11:E11))" table:style-name="ce5">
            <text:p>-</text:p>
          </table:table-cell>
          <table:table-cell office:value-type="string" office:string-value="-" table:formula="msoxl:=IF(SUM(H11,L11,P11,水產養殖面積23!D11)=0,&quot;-&quot;,SUM(H11,L11,P11,水產養殖面積23!D11))" table:style-name="ce5">
            <text:p>-</text:p>
          </table:table-cell>
          <table:table-cell office:value-type="string" office:string-value="-" table:formula="msoxl:=IF(SUM(I11,M11,Q11,水產養殖面積23!E11)=0,&quot;-&quot;,SUM(I11,M11,Q11,水產養殖面積23!E11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H11:I11)=0,&quot;-&quot;,SUM(H11:I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office:value-type="string" office:string-value="-" table:formula="msoxl:=  IF(SUM(I12:I16)=0,&quot;-&quot;,SUM(I12:I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L11:M11)=0,&quot;-&quot;,SUM(L11:M11))" table:style-name="ce5">
            <text:p>-</text:p>
          </table:table-cell>
          <table:table-cell office:value-type="string" office:string-value="-" table:formula="msoxl:=  IF(SUM(L12:L16)=0,&quot;-&quot;,SUM(L12:L16))" table:style-name="ce5">
            <text:p>-</text:p>
          </table:table-cell>
          <table:table-cell office:value-type="string" office:string-value="-" table:formula="msoxl:=  IF(SUM(M12:M16)=0,&quot;-&quot;,SUM(M12:M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11:Q11)=0,&quot;-&quot;,SUM(P11:Q11))" table:style-name="ce5">
            <text:p>-</text:p>
          </table:table-cell>
          <table:table-cell office:value-type="string" office:string-value="-" table:formula="msoxl:=  IF(SUM(P12:P16)=0,&quot;-&quot;,SUM(P12:P16))" table:style-name="ce5">
            <text:p>-</text:p>
          </table:table-cell>
          <table:table-cell office:value-type="string" office:string-value="-" table:formula="msoxl:=  IF(SUM(Q12:Q16)=0,&quot;-&quot;,SUM(Q12:Q16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12:E12)=0,&quot;-&quot;,SUM(D12:E12))" table:style-name="ce5">
            <text:p>-</text:p>
          </table:table-cell>
          <table:table-cell office:value-type="string" office:string-value="-" table:formula="msoxl:=IF(SUM(H12,L12,P12,水產養殖面積23!D12)=0,&quot;-&quot;,SUM(H12,L12,P12,水產養殖面積23!D12))" table:style-name="ce5">
            <text:p>-</text:p>
          </table:table-cell>
          <table:table-cell office:value-type="string" office:string-value="-" table:formula="msoxl:=IF(SUM(I12,M12,Q12,水產養殖面積23!E12)=0,&quot;-&quot;,SUM(I12,M12,Q12,水產養殖面積23!E12))" table:style-name="ce5">
            <text:p>-</text:p>
          </table:table-cell>
          <table:covered-table-cell/>
          <table:table-cell office:value-type="string" office:string-value="-" table:formula="msoxl:=  IF(SUM(H12:I12)=0,&quot;-&quot;,SUM(H12:I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2:M12)=0,&quot;-&quot;,SUM(L12:M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2:Q12)=0,&quot;-&quot;,SUM(P12:Q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13:E13)=0,&quot;-&quot;,SUM(D13:E13))" table:style-name="ce5">
            <text:p>-</text:p>
          </table:table-cell>
          <table:table-cell office:value-type="string" office:string-value="-" table:formula="msoxl:=IF(SUM(H13,L13,P13,水產養殖面積23!D13)=0,&quot;-&quot;,SUM(H13,L13,P13,水產養殖面積23!D13))" table:style-name="ce5">
            <text:p>-</text:p>
          </table:table-cell>
          <table:table-cell office:value-type="string" office:string-value="-" table:formula="msoxl:=IF(SUM(I13,M13,Q13,水產養殖面積23!E13)=0,&quot;-&quot;,SUM(I13,M13,Q13,水產養殖面積23!E13))" table:style-name="ce5">
            <text:p>-</text:p>
          </table:table-cell>
          <table:covered-table-cell/>
          <table:table-cell office:value-type="string" office:string-value="-" table:formula="msoxl:=  IF(SUM(H13:I13)=0,&quot;-&quot;,SUM(H13:I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3:M13)=0,&quot;-&quot;,SUM(L13:M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3:Q13)=0,&quot;-&quot;,SUM(P13:Q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14:E14)=0,&quot;-&quot;,SUM(D14:E14))" table:style-name="ce5">
            <text:p>-</text:p>
          </table:table-cell>
          <table:table-cell office:value-type="string" office:string-value="-" table:formula="msoxl:=IF(SUM(H14,L14,P14,水產養殖面積23!D14)=0,&quot;-&quot;,SUM(H14,L14,P14,水產養殖面積23!D14))" table:style-name="ce5">
            <text:p>-</text:p>
          </table:table-cell>
          <table:table-cell office:value-type="string" office:string-value="-" table:formula="msoxl:=IF(SUM(I14,M14,Q14,水產養殖面積23!E14)=0,&quot;-&quot;,SUM(I14,M14,Q14,水產養殖面積23!E14))" table:style-name="ce5">
            <text:p>-</text:p>
          </table:table-cell>
          <table:covered-table-cell/>
          <table:table-cell office:value-type="string" office:string-value="-" table:formula="msoxl:=  IF(SUM(H14:I14)=0,&quot;-&quot;,SUM(H14:I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4:M14)=0,&quot;-&quot;,SUM(L14:M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4:Q14)=0,&quot;-&quot;,SUM(P14:Q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15:E15)=0,&quot;-&quot;,SUM(D15:E15))" table:style-name="ce5">
            <text:p>-</text:p>
          </table:table-cell>
          <table:table-cell office:value-type="string" office:string-value="-" table:formula="msoxl:=IF(SUM(H15,L15,P15,水產養殖面積23!D15)=0,&quot;-&quot;,SUM(H15,L15,P15,水產養殖面積23!D15))" table:style-name="ce5">
            <text:p>-</text:p>
          </table:table-cell>
          <table:table-cell office:value-type="string" office:string-value="-" table:formula="msoxl:=IF(SUM(I15,M15,Q15,水產養殖面積23!E15)=0,&quot;-&quot;,SUM(I15,M15,Q15,水產養殖面積23!E15))" table:style-name="ce5">
            <text:p>-</text:p>
          </table:table-cell>
          <table:covered-table-cell/>
          <table:table-cell office:value-type="string" office:string-value="-" table:formula="msoxl:=  IF(SUM(H15:I15)=0,&quot;-&quot;,SUM(H15:I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5:M15)=0,&quot;-&quot;,SUM(L15:M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5:Q15)=0,&quot;-&quot;,SUM(P15:Q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16:E16)=0,&quot;-&quot;,SUM(D16:E16))" table:style-name="ce5">
            <text:p>-</text:p>
          </table:table-cell>
          <table:table-cell office:value-type="string" office:string-value="-" table:formula="msoxl:=IF(SUM(H16,L16,P16,水產養殖面積23!D16)=0,&quot;-&quot;,SUM(H16,L16,P16,水產養殖面積23!D16))" table:style-name="ce5">
            <text:p>-</text:p>
          </table:table-cell>
          <table:table-cell office:value-type="string" office:string-value="-" table:formula="msoxl:=IF(SUM(I16,M16,Q16,水產養殖面積23!E16)=0,&quot;-&quot;,SUM(I16,M16,Q16,水產養殖面積23!E16))" table:style-name="ce5">
            <text:p>-</text:p>
          </table:table-cell>
          <table:covered-table-cell/>
          <table:table-cell office:value-type="string" office:string-value="-" table:formula="msoxl:=  IF(SUM(H16:I16)=0,&quot;-&quot;,SUM(H16:I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6:M16)=0,&quot;-&quot;,SUM(L16:M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6:Q16)=0,&quot;-&quot;,SUM(P16:Q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17:E17)=0,&quot;-&quot;,SUM(D17:E17))" table:style-name="ce5">
            <text:p>-</text:p>
          </table:table-cell>
          <table:table-cell office:value-type="string" office:string-value="-" table:formula="msoxl:=IF(SUM(H17,L17,P17,水產養殖面積23!D17)=0,&quot;-&quot;,SUM(H17,L17,P17,水產養殖面積23!D17))" table:style-name="ce5">
            <text:p>-</text:p>
          </table:table-cell>
          <table:table-cell office:value-type="string" office:string-value="-" table:formula="msoxl:=IF(SUM(I17,M17,Q17,水產養殖面積23!E17)=0,&quot;-&quot;,SUM(I17,M17,Q17,水產養殖面積23!E17))" table:style-name="ce5">
            <text:p>-</text:p>
          </table:table-cell>
          <table:covered-table-cell/>
          <table:table-cell office:value-type="string" office:string-value="-" table:formula="msoxl:=  IF(SUM(H17:I17)=0,&quot;-&quot;,SUM(H17:I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office:value-type="string" office:string-value="-" table:formula="msoxl:=  IF(SUM(I18:I20)=0,&quot;-&quot;,SUM(I18:I20))" table:style-name="ce5">
            <text:p>-</text:p>
          </table:table-cell>
          <table:covered-table-cell/>
          <table:table-cell office:value-type="string" office:string-value="-" table:formula="msoxl:=  IF(SUM(L17:M17)=0,&quot;-&quot;,SUM(L17:M17))" table:style-name="ce5">
            <text:p>-</text:p>
          </table:table-cell>
          <table:table-cell office:value-type="string" office:string-value="-" table:formula="msoxl:=  IF(SUM(L18:L20)=0,&quot;-&quot;,SUM(L18:L20))" table:style-name="ce5">
            <text:p>-</text:p>
          </table:table-cell>
          <table:table-cell office:value-type="string" office:string-value="-" table:formula="msoxl:=  IF(SUM(M18:M20)=0,&quot;-&quot;,SUM(M18:M20))" table:style-name="ce5">
            <text:p>-</text:p>
          </table:table-cell>
          <table:covered-table-cell/>
          <table:table-cell office:value-type="string" office:string-value="-" table:formula="msoxl:=  IF(SUM(P17:Q17)=0,&quot;-&quot;,SUM(P17:Q17))" table:style-name="ce5">
            <text:p>-</text:p>
          </table:table-cell>
          <table:table-cell office:value-type="string" office:string-value="-" table:formula="msoxl:=  IF(SUM(P18:P20)=0,&quot;-&quot;,SUM(P18:P20))" table:style-name="ce5">
            <text:p>-</text:p>
          </table:table-cell>
          <table:table-cell office:value-type="string" office:string-value="-" table:formula="msoxl:=  IF(SUM(Q18:Q20)=0,&quot;-&quot;,SUM(Q18:Q20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office:string-value="-" table:formula="msoxl:=IF(SUM(H18,L18,P18,水產養殖面積23!D18)=0,&quot;-&quot;,SUM(H18,L18,P18,水產養殖面積23!D18))" table:style-name="ce5">
            <text:p>-</text:p>
          </table:table-cell>
          <table:table-cell office:value-type="string" office:string-value="-" table:formula="msoxl:=IF(SUM(I18,M18,Q18,水產養殖面積23!E18)=0,&quot;-&quot;,SUM(I18,M18,Q18,水產養殖面積23!E18))" table:style-name="ce5">
            <text:p>-</text:p>
          </table:table-cell>
          <table:covered-table-cell/>
          <table:table-cell office:value-type="string" office:string-value="-" table:formula="msoxl:=  IF(SUM(H18:I18)=0,&quot;-&quot;,SUM(H18:I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8:M18)=0,&quot;-&quot;,SUM(L18:M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8:Q18)=0,&quot;-&quot;,SUM(P18:Q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office:string-value="-" table:formula="msoxl:=IF(SUM(H19,L19,P19,水產養殖面積23!D19)=0,&quot;-&quot;,SUM(H19,L19,P19,水產養殖面積23!D19))" table:style-name="ce5">
            <text:p>-</text:p>
          </table:table-cell>
          <table:table-cell office:value-type="string" office:string-value="-" table:formula="msoxl:=IF(SUM(I19,M19,Q19,水產養殖面積23!E19)=0,&quot;-&quot;,SUM(I19,M19,Q19,水產養殖面積23!E19))" table:style-name="ce5">
            <text:p>-</text:p>
          </table:table-cell>
          <table:covered-table-cell/>
          <table:table-cell office:value-type="string" office:string-value="-" table:formula="msoxl:=  IF(SUM(H19:I19)=0,&quot;-&quot;,SUM(H19:I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19:M19)=0,&quot;-&quot;,SUM(L19:M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19:Q19)=0,&quot;-&quot;,SUM(P19:Q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20:E20)=0,&quot;-&quot;,SUM(D20:E20))" table:style-name="ce5">
            <text:p>-</text:p>
          </table:table-cell>
          <table:table-cell office:value-type="string" office:string-value="-" table:formula="msoxl:=IF(SUM(H20,L20,P20,水產養殖面積23!D20)=0,&quot;-&quot;,SUM(H20,L20,P20,水產養殖面積23!D20))" table:style-name="ce5">
            <text:p>-</text:p>
          </table:table-cell>
          <table:table-cell office:value-type="string" office:string-value="-" table:formula="msoxl:=IF(SUM(I20,M20,Q20,水產養殖面積23!E20)=0,&quot;-&quot;,SUM(I20,M20,Q20,水產養殖面積23!E20))" table:style-name="ce5">
            <text:p>-</text:p>
          </table:table-cell>
          <table:covered-table-cell/>
          <table:table-cell office:value-type="string" office:string-value="-" table:formula="msoxl:=  IF(SUM(H20:I20)=0,&quot;-&quot;,SUM(H20:I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0:M20)=0,&quot;-&quot;,SUM(L20:M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0:Q20)=0,&quot;-&quot;,SUM(P20:Q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21:E21)=0,&quot;-&quot;,SUM(D21:E21))" table:style-name="ce5">
            <text:p>-</text:p>
          </table:table-cell>
          <table:table-cell office:value-type="string" office:string-value="-" table:formula="msoxl:=IF(SUM(H21,L21,P21,水產養殖面積23!D21)=0,&quot;-&quot;,SUM(H21,L21,P21,水產養殖面積23!D21))" table:style-name="ce5">
            <text:p>-</text:p>
          </table:table-cell>
          <table:table-cell office:value-type="string" office:string-value="-" table:formula="msoxl:=IF(SUM(I21,M21,Q21,水產養殖面積23!E21)=0,&quot;-&quot;,SUM(I21,M21,Q21,水產養殖面積23!E21))" table:style-name="ce5">
            <text:p>-</text:p>
          </table:table-cell>
          <table:covered-table-cell/>
          <table:table-cell office:value-type="string" office:string-value="-" table:formula="msoxl:=  IF(SUM(H21:I21)=0,&quot;-&quot;,SUM(H21:I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office:value-type="string" office:string-value="-" table:formula="msoxl:=  IF(SUM(I22:I23)=0,&quot;-&quot;,SUM(I22:I23))" table:style-name="ce5">
            <text:p>-</text:p>
          </table:table-cell>
          <table:covered-table-cell/>
          <table:table-cell office:value-type="string" office:string-value="-" table:formula="msoxl:=  IF(SUM(L21:M21)=0,&quot;-&quot;,SUM(L21:M21))" table:style-name="ce5">
            <text:p>-</text:p>
          </table:table-cell>
          <table:table-cell office:value-type="string" office:string-value="-" table:formula="msoxl:=  IF(SUM(L22:L23)=0,&quot;-&quot;,SUM(L22:L23))" table:style-name="ce5">
            <text:p>-</text:p>
          </table:table-cell>
          <table:table-cell office:value-type="string" office:string-value="-" table:formula="msoxl:=  IF(SUM(M22:M23)=0,&quot;-&quot;,SUM(M22:M23))" table:style-name="ce5">
            <text:p>-</text:p>
          </table:table-cell>
          <table:covered-table-cell/>
          <table:table-cell office:value-type="string" office:string-value="-" table:formula="msoxl:=  IF(SUM(P21:Q21)=0,&quot;-&quot;,SUM(P21:Q21))" table:style-name="ce5">
            <text:p>-</text:p>
          </table:table-cell>
          <table:table-cell office:value-type="string" office:string-value="-" table:formula="msoxl:=  IF(SUM(P22:P23)=0,&quot;-&quot;,SUM(P22:P23))" table:style-name="ce5">
            <text:p>-</text:p>
          </table:table-cell>
          <table:table-cell office:value-type="string" office:string-value="-" table:formula="msoxl:=  IF(SUM(Q22:Q23)=0,&quot;-&quot;,SUM(Q22:Q23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22:E22)=0,&quot;-&quot;,SUM(D22:E22))" table:style-name="ce5">
            <text:p>-</text:p>
          </table:table-cell>
          <table:table-cell office:value-type="string" office:string-value="-" table:formula="msoxl:=IF(SUM(H22,L22,P22,水產養殖面積23!D22)=0,&quot;-&quot;,SUM(H22,L22,P22,水產養殖面積23!D22))" table:style-name="ce5">
            <text:p>-</text:p>
          </table:table-cell>
          <table:table-cell office:value-type="string" office:string-value="-" table:formula="msoxl:=IF(SUM(I22,M22,Q22,水產養殖面積23!E22)=0,&quot;-&quot;,SUM(I22,M22,Q22,水產養殖面積23!E22))" table:style-name="ce5">
            <text:p>-</text:p>
          </table:table-cell>
          <table:covered-table-cell/>
          <table:table-cell office:value-type="string" office:string-value="-" table:formula="msoxl:=  IF(SUM(H22:I22)=0,&quot;-&quot;,SUM(H22:I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2:M22)=0,&quot;-&quot;,SUM(L22:M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2:Q22)=0,&quot;-&quot;,SUM(P22:Q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office:string-value="-" table:formula="msoxl:=IF(SUM(H23,L23,P23,水產養殖面積23!D23)=0,&quot;-&quot;,SUM(H23,L23,P23,水產養殖面積23!D23))" table:style-name="ce5">
            <text:p>-</text:p>
          </table:table-cell>
          <table:table-cell office:value-type="string" office:string-value="-" table:formula="msoxl:=IF(SUM(I23,M23,Q23,水產養殖面積23!E23)=0,&quot;-&quot;,SUM(I23,M23,Q23,水產養殖面積23!E23))" table:style-name="ce5">
            <text:p>-</text:p>
          </table:table-cell>
          <table:covered-table-cell/>
          <table:table-cell office:value-type="string" office:string-value="-" table:formula="msoxl:=  IF(SUM(H23:I23)=0,&quot;-&quot;,SUM(H23:I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3:M23)=0,&quot;-&quot;,SUM(L23:M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3:Q23)=0,&quot;-&quot;,SUM(P23:Q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table-cell table:number-columns-spanned="1" table:number-rows-spanned="14" table:style-name="ce100"/>
          <table:table-cell office:value-type="string" table:style-name="ce4">
            <text:p>總計</text:p>
          </table:table-cell>
          <table:table-cell office:value-type="string" office:string-value="-" table:formula="msoxl:=  IF(SUM(D24:F24)=0,&quot;-&quot;,SUM(D24:F24))" table:style-name="ce5">
            <text:p>-</text:p>
          </table:table-cell>
          <table:table-cell office:value-type="string" office:string-value="-" table:formula="msoxl:=IF(SUM(H24,L24,P24,水產養殖面積23!D24)=0,&quot;-&quot;,SUM(H24,L24,P24,水產養殖面積23!D24))" table:style-name="ce5">
            <text:p>-</text:p>
          </table:table-cell>
          <table:table-cell office:value-type="string" office:string-value="-" table:formula="msoxl:=IF(SUM(I24,M24,Q24,水產養殖面積23!E24)=0,&quot;-&quot;,SUM(I24,M24,Q24,水產養殖面積23!E24))" table:style-name="ce5">
            <text:p>-</text:p>
          </table:table-cell>
          <table:table-cell office:value-type="string" office:string-value="-" table:formula="msoxl:=IF(SUM(J24,N24,R24,水產養殖面積23!F24)=0,&quot;-&quot;,SUM(J24,N24,R24,水產養殖面積23!F24))" table:style-name="ce5">
            <text:p>-</text:p>
          </table:table-cell>
          <table:table-cell office:value-type="string" office:string-value="-" table:formula="msoxl:=  IF(SUM(H24:J24)=0,&quot;-&quot;,SUM(H24:J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L24:N24)=0,&quot;-&quot;,SUM(L24:N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24:R24)=0,&quot;-&quot;,SUM(P24:R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25:E25)=0,&quot;-&quot;,SUM(D25:E25))" table:style-name="ce5">
            <text:p>-</text:p>
          </table:table-cell>
          <table:table-cell office:value-type="string" office:string-value="-" table:formula="msoxl:=IF(SUM(H25,L25,P25,水產養殖面積23!D25)=0,&quot;-&quot;,SUM(H25,L25,P25,水產養殖面積23!D25))" table:style-name="ce5">
            <text:p>-</text:p>
          </table:table-cell>
          <table:table-cell office:value-type="string" office:string-value="-" table:formula="msoxl:=IF(SUM(I25,M25,Q25,水產養殖面積23!E25)=0,&quot;-&quot;,SUM(I25,M25,Q25,水產養殖面積23!E25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H25:I25)=0,&quot;-&quot;,SUM(H25:I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office:value-type="string" office:string-value="-" table:formula="msoxl:=  IF(SUM(I26:I30)=0,&quot;-&quot;,SUM(I26:I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L25:M25)=0,&quot;-&quot;,SUM(L25:M25))" table:style-name="ce5">
            <text:p>-</text:p>
          </table:table-cell>
          <table:table-cell office:value-type="string" office:string-value="-" table:formula="msoxl:=  IF(SUM(L26:L30)=0,&quot;-&quot;,SUM(L26:L30))" table:style-name="ce5">
            <text:p>-</text:p>
          </table:table-cell>
          <table:table-cell office:value-type="string" office:string-value="-" table:formula="msoxl:=  IF(SUM(M26:M30)=0,&quot;-&quot;,SUM(M26:M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25:Q25)=0,&quot;-&quot;,SUM(P25:Q25))" table:style-name="ce5">
            <text:p>-</text:p>
          </table:table-cell>
          <table:table-cell office:value-type="string" office:string-value="-" table:formula="msoxl:=  IF(SUM(P26:P30)=0,&quot;-&quot;,SUM(P26:P30))" table:style-name="ce5">
            <text:p>-</text:p>
          </table:table-cell>
          <table:table-cell office:value-type="string" office:string-value="-" table:formula="msoxl:=  IF(SUM(Q26:Q30)=0,&quot;-&quot;,SUM(Q26:Q30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26:E26)=0,&quot;-&quot;,SUM(D26:E26))" table:style-name="ce5">
            <text:p>-</text:p>
          </table:table-cell>
          <table:table-cell office:value-type="string" office:string-value="-" table:formula="msoxl:=IF(SUM(H26,L26,P26,水產養殖面積23!D26)=0,&quot;-&quot;,SUM(H26,L26,P26,水產養殖面積23!D26))" table:style-name="ce5">
            <text:p>-</text:p>
          </table:table-cell>
          <table:table-cell office:value-type="string" office:string-value="-" table:formula="msoxl:=IF(SUM(I26,M26,Q26,水產養殖面積23!E26)=0,&quot;-&quot;,SUM(I26,M26,Q26,水產養殖面積23!E26))" table:style-name="ce5">
            <text:p>-</text:p>
          </table:table-cell>
          <table:covered-table-cell/>
          <table:table-cell office:value-type="string" office:string-value="-" table:formula="msoxl:=  IF(SUM(H26:I26)=0,&quot;-&quot;,SUM(H26:I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6:M26)=0,&quot;-&quot;,SUM(L26:M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6:Q26)=0,&quot;-&quot;,SUM(P26:Q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27:E27)=0,&quot;-&quot;,SUM(D27:E27))" table:style-name="ce5">
            <text:p>-</text:p>
          </table:table-cell>
          <table:table-cell office:value-type="string" office:string-value="-" table:formula="msoxl:=IF(SUM(H27,L27,P27,水產養殖面積23!D27)=0,&quot;-&quot;,SUM(H27,L27,P27,水產養殖面積23!D27))" table:style-name="ce5">
            <text:p>-</text:p>
          </table:table-cell>
          <table:table-cell office:value-type="string" office:string-value="-" table:formula="msoxl:=IF(SUM(I27,M27,Q27,水產養殖面積23!E27)=0,&quot;-&quot;,SUM(I27,M27,Q27,水產養殖面積23!E27))" table:style-name="ce5">
            <text:p>-</text:p>
          </table:table-cell>
          <table:covered-table-cell/>
          <table:table-cell office:value-type="string" office:string-value="-" table:formula="msoxl:=  IF(SUM(H27:I27)=0,&quot;-&quot;,SUM(H27:I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7:M27)=0,&quot;-&quot;,SUM(L27:M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7:Q27)=0,&quot;-&quot;,SUM(P27:Q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28:E28)=0,&quot;-&quot;,SUM(D28:E28))" table:style-name="ce5">
            <text:p>-</text:p>
          </table:table-cell>
          <table:table-cell office:value-type="string" office:string-value="-" table:formula="msoxl:=IF(SUM(H28,L28,P28,水產養殖面積23!D28)=0,&quot;-&quot;,SUM(H28,L28,P28,水產養殖面積23!D28))" table:style-name="ce5">
            <text:p>-</text:p>
          </table:table-cell>
          <table:table-cell office:value-type="string" office:string-value="-" table:formula="msoxl:=IF(SUM(I28,M28,Q28,水產養殖面積23!E28)=0,&quot;-&quot;,SUM(I28,M28,Q28,水產養殖面積23!E28))" table:style-name="ce5">
            <text:p>-</text:p>
          </table:table-cell>
          <table:covered-table-cell/>
          <table:table-cell office:value-type="string" office:string-value="-" table:formula="msoxl:=  IF(SUM(H28:I28)=0,&quot;-&quot;,SUM(H28:I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8:M28)=0,&quot;-&quot;,SUM(L28:M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8:Q28)=0,&quot;-&quot;,SUM(P28:Q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29:E29)=0,&quot;-&quot;,SUM(D29:E29))" table:style-name="ce5">
            <text:p>-</text:p>
          </table:table-cell>
          <table:table-cell office:value-type="string" office:string-value="-" table:formula="msoxl:=IF(SUM(H29,L29,P29,水產養殖面積23!D29)=0,&quot;-&quot;,SUM(H29,L29,P29,水產養殖面積23!D29))" table:style-name="ce5">
            <text:p>-</text:p>
          </table:table-cell>
          <table:table-cell office:value-type="string" office:string-value="-" table:formula="msoxl:=IF(SUM(I29,M29,Q29,水產養殖面積23!E29)=0,&quot;-&quot;,SUM(I29,M29,Q29,水產養殖面積23!E29))" table:style-name="ce5">
            <text:p>-</text:p>
          </table:table-cell>
          <table:covered-table-cell/>
          <table:table-cell office:value-type="string" office:string-value="-" table:formula="msoxl:=  IF(SUM(H29:I29)=0,&quot;-&quot;,SUM(H29:I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29:M29)=0,&quot;-&quot;,SUM(L29:M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29:Q29)=0,&quot;-&quot;,SUM(P29:Q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30:E30)=0,&quot;-&quot;,SUM(D30:E30))" table:style-name="ce5">
            <text:p>-</text:p>
          </table:table-cell>
          <table:table-cell office:value-type="string" office:string-value="-" table:formula="msoxl:=IF(SUM(H30,L30,P30,水產養殖面積23!D30)=0,&quot;-&quot;,SUM(H30,L30,P30,水產養殖面積23!D30))" table:style-name="ce5">
            <text:p>-</text:p>
          </table:table-cell>
          <table:table-cell office:value-type="string" office:string-value="-" table:formula="msoxl:=IF(SUM(I30,M30,Q30,水產養殖面積23!E30)=0,&quot;-&quot;,SUM(I30,M30,Q30,水產養殖面積23!E30))" table:style-name="ce5">
            <text:p>-</text:p>
          </table:table-cell>
          <table:covered-table-cell/>
          <table:table-cell office:value-type="string" office:string-value="-" table:formula="msoxl:=  IF(SUM(H30:I30)=0,&quot;-&quot;,SUM(H30:I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0:M30)=0,&quot;-&quot;,SUM(L30:M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0:Q30)=0,&quot;-&quot;,SUM(P30:Q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31:E31)=0,&quot;-&quot;,SUM(D31:E31))" table:style-name="ce5">
            <text:p>-</text:p>
          </table:table-cell>
          <table:table-cell office:value-type="string" office:string-value="-" table:formula="msoxl:=IF(SUM(H31,L31,P31,水產養殖面積23!D31)=0,&quot;-&quot;,SUM(H31,L31,P31,水產養殖面積23!D31))" table:style-name="ce5">
            <text:p>-</text:p>
          </table:table-cell>
          <table:table-cell office:value-type="string" office:string-value="-" table:formula="msoxl:=IF(SUM(I31,M31,Q31,水產養殖面積23!E31)=0,&quot;-&quot;,SUM(I31,M31,Q31,水產養殖面積23!E31))" table:style-name="ce5">
            <text:p>-</text:p>
          </table:table-cell>
          <table:covered-table-cell/>
          <table:table-cell office:value-type="string" office:string-value="-" table:formula="msoxl:=  IF(SUM(H31:I31)=0,&quot;-&quot;,SUM(H31:I31))" table:style-name="ce5">
            <text:p>-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office:value-type="string" office:string-value="-" table:formula="msoxl:=  IF(SUM(I32:I34)=0,&quot;-&quot;,SUM(I32:I34))" table:style-name="ce5">
            <text:p>-</text:p>
          </table:table-cell>
          <table:covered-table-cell/>
          <table:table-cell office:value-type="string" office:string-value="-" table:formula="msoxl:=  IF(SUM(L31:M31)=0,&quot;-&quot;,SUM(L31:M31))" table:style-name="ce5">
            <text:p>-</text:p>
          </table:table-cell>
          <table:table-cell office:value-type="string" office:string-value="-" table:formula="msoxl:=  IF(SUM(L32:L34)=0,&quot;-&quot;,SUM(L32:L34))" table:style-name="ce5">
            <text:p>-</text:p>
          </table:table-cell>
          <table:table-cell office:value-type="string" office:string-value="-" table:formula="msoxl:=  IF(SUM(M32:M34)=0,&quot;-&quot;,SUM(M32:M34))" table:style-name="ce5">
            <text:p>-</text:p>
          </table:table-cell>
          <table:covered-table-cell/>
          <table:table-cell office:value-type="string" office:string-value="-" table:formula="msoxl:=  IF(SUM(P31:Q31)=0,&quot;-&quot;,SUM(P31:Q31))" table:style-name="ce5">
            <text:p>-</text:p>
          </table:table-cell>
          <table:table-cell office:value-type="string" office:string-value="-" table:formula="msoxl:=  IF(SUM(P32:P34)=0,&quot;-&quot;,SUM(P32:P34))" table:style-name="ce5">
            <text:p>-</text:p>
          </table:table-cell>
          <table:table-cell office:value-type="string" office:string-value="-" table:formula="msoxl:=  IF(SUM(Q32:Q34)=0,&quot;-&quot;,SUM(Q32:Q34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office:string-value="-" table:formula="msoxl:=IF(SUM(H32,L32,P32,水產養殖面積23!D32)=0,&quot;-&quot;,SUM(H32,L32,P32,水產養殖面積23!D32))" table:style-name="ce5">
            <text:p>-</text:p>
          </table:table-cell>
          <table:table-cell office:value-type="string" office:string-value="-" table:formula="msoxl:=IF(SUM(I32,M32,Q32,水產養殖面積23!E32)=0,&quot;-&quot;,SUM(I32,M32,Q32,水產養殖面積23!E32))" table:style-name="ce5">
            <text:p>-</text:p>
          </table:table-cell>
          <table:covered-table-cell/>
          <table:table-cell office:value-type="string" office:string-value="-" table:formula="msoxl:=  IF(SUM(H32:I32)=0,&quot;-&quot;,SUM(H32:I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2:M32)=0,&quot;-&quot;,SUM(L32:M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2:Q32)=0,&quot;-&quot;,SUM(P32:Q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33:E33)=0,&quot;-&quot;,SUM(D33:E33))" table:style-name="ce5">
            <text:p>-</text:p>
          </table:table-cell>
          <table:table-cell office:value-type="string" office:string-value="-" table:formula="msoxl:=IF(SUM(H33,L33,P33,水產養殖面積23!D33)=0,&quot;-&quot;,SUM(H33,L33,P33,水產養殖面積23!D33))" table:style-name="ce5">
            <text:p>-</text:p>
          </table:table-cell>
          <table:table-cell office:value-type="string" office:string-value="-" table:formula="msoxl:=IF(SUM(I33,M33,Q33,水產養殖面積23!E33)=0,&quot;-&quot;,SUM(I33,M33,Q33,水產養殖面積23!E33))" table:style-name="ce5">
            <text:p>-</text:p>
          </table:table-cell>
          <table:covered-table-cell/>
          <table:table-cell office:value-type="string" office:string-value="-" table:formula="msoxl:=  IF(SUM(H33:I33)=0,&quot;-&quot;,SUM(H33:I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3:M33)=0,&quot;-&quot;,SUM(L33:M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3:Q33)=0,&quot;-&quot;,SUM(P33:Q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34:E34)=0,&quot;-&quot;,SUM(D34:E34))" table:style-name="ce5">
            <text:p>-</text:p>
          </table:table-cell>
          <table:table-cell office:value-type="string" office:string-value="-" table:formula="msoxl:=IF(SUM(H34,L34,P34,水產養殖面積23!D34)=0,&quot;-&quot;,SUM(H34,L34,P34,水產養殖面積23!D34))" table:style-name="ce5">
            <text:p>-</text:p>
          </table:table-cell>
          <table:table-cell office:value-type="string" office:string-value="-" table:formula="msoxl:=IF(SUM(I34,M34,Q34,水產養殖面積23!E34)=0,&quot;-&quot;,SUM(I34,M34,Q34,水產養殖面積23!E34))" table:style-name="ce5">
            <text:p>-</text:p>
          </table:table-cell>
          <table:covered-table-cell/>
          <table:table-cell office:value-type="string" office:string-value="-" table:formula="msoxl:=  IF(SUM(H34:I34)=0,&quot;-&quot;,SUM(H34:I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4:M34)=0,&quot;-&quot;,SUM(L34:M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4:Q34)=0,&quot;-&quot;,SUM(P34:Q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35:E35)=0,&quot;-&quot;,SUM(D35:E35))" table:style-name="ce5">
            <text:p>-</text:p>
          </table:table-cell>
          <table:table-cell office:value-type="string" office:string-value="-" table:formula="msoxl:=IF(SUM(H35,L35,P35,水產養殖面積23!D35)=0,&quot;-&quot;,SUM(H35,L35,P35,水產養殖面積23!D35))" table:style-name="ce5">
            <text:p>-</text:p>
          </table:table-cell>
          <table:table-cell office:value-type="string" office:string-value="-" table:formula="msoxl:=IF(SUM(I35,M35,Q35,水產養殖面積23!E35)=0,&quot;-&quot;,SUM(I35,M35,Q35,水產養殖面積23!E35))" table:style-name="ce5">
            <text:p>-</text:p>
          </table:table-cell>
          <table:covered-table-cell/>
          <table:table-cell office:value-type="string" office:string-value="-" table:formula="msoxl:=  IF(SUM(H35:I35)=0,&quot;-&quot;,SUM(H35:I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office:value-type="string" office:string-value="-" table:formula="msoxl:=  IF(SUM(I36:I37)=0,&quot;-&quot;,SUM(I36:I37))" table:style-name="ce5">
            <text:p>-</text:p>
          </table:table-cell>
          <table:covered-table-cell/>
          <table:table-cell office:value-type="string" office:string-value="-" table:formula="msoxl:=  IF(SUM(L35:M35)=0,&quot;-&quot;,SUM(L35:M35))" table:style-name="ce5">
            <text:p>-</text:p>
          </table:table-cell>
          <table:table-cell office:value-type="string" office:string-value="-" table:formula="msoxl:=  IF(SUM(L36:L37)=0,&quot;-&quot;,SUM(L36:L37))" table:style-name="ce5">
            <text:p>-</text:p>
          </table:table-cell>
          <table:table-cell office:value-type="string" office:string-value="-" table:formula="msoxl:=  IF(SUM(M36:M37)=0,&quot;-&quot;,SUM(M36:M37))" table:style-name="ce5">
            <text:p>-</text:p>
          </table:table-cell>
          <table:covered-table-cell/>
          <table:table-cell office:value-type="string" office:string-value="-" table:formula="msoxl:=  IF(SUM(P35:Q35)=0,&quot;-&quot;,SUM(P35:Q35))" table:style-name="ce5">
            <text:p>-</text:p>
          </table:table-cell>
          <table:table-cell office:value-type="string" office:string-value="-" table:formula="msoxl:=  IF(SUM(P36:P37)=0,&quot;-&quot;,SUM(P36:P37))" table:style-name="ce5">
            <text:p>-</text:p>
          </table:table-cell>
          <table:table-cell office:value-type="string" office:string-value="-" table:formula="msoxl:=  IF(SUM(Q36:Q37)=0,&quot;-&quot;,SUM(Q36:Q37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36:E36)=0,&quot;-&quot;,SUM(D36:E36))" table:style-name="ce5">
            <text:p>-</text:p>
          </table:table-cell>
          <table:table-cell office:value-type="string" office:string-value="-" table:formula="msoxl:=IF(SUM(H36,L36,P36,水產養殖面積23!D36)=0,&quot;-&quot;,SUM(H36,L36,P36,水產養殖面積23!D36))" table:style-name="ce5">
            <text:p>-</text:p>
          </table:table-cell>
          <table:table-cell office:value-type="string" office:string-value="-" table:formula="msoxl:=IF(SUM(I36,M36,Q36,水產養殖面積23!E36)=0,&quot;-&quot;,SUM(I36,M36,Q36,水產養殖面積23!E36))" table:style-name="ce5">
            <text:p>-</text:p>
          </table:table-cell>
          <table:covered-table-cell/>
          <table:table-cell office:value-type="string" office:string-value="-" table:formula="msoxl:=  IF(SUM(H36:I36)=0,&quot;-&quot;,SUM(H36:I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6:M36)=0,&quot;-&quot;,SUM(L36:M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6:Q36)=0,&quot;-&quot;,SUM(P36:Q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37:E37)=0,&quot;-&quot;,SUM(D37:E37))" table:style-name="ce5">
            <text:p>-</text:p>
          </table:table-cell>
          <table:table-cell office:value-type="string" office:string-value="-" table:formula="msoxl:=IF(SUM(H37,L37,P37,水產養殖面積23!D37)=0,&quot;-&quot;,SUM(H37,L37,P37,水產養殖面積23!D37))" table:style-name="ce5">
            <text:p>-</text:p>
          </table:table-cell>
          <table:table-cell office:value-type="string" office:string-value="-" table:formula="msoxl:=IF(SUM(I37,M37,Q37,水產養殖面積23!E37)=0,&quot;-&quot;,SUM(I37,M37,Q37,水產養殖面積23!E37))" table:style-name="ce5">
            <text:p>-</text:p>
          </table:table-cell>
          <table:covered-table-cell/>
          <table:table-cell office:value-type="string" office:string-value="-" table:formula="msoxl:=  IF(SUM(H37:I37)=0,&quot;-&quot;,SUM(H37:I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37:M37)=0,&quot;-&quot;,SUM(L37:M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37:Q37)=0,&quot;-&quot;,SUM(P37:Q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table-cell table:number-columns-spanned="1" table:number-rows-spanned="14" table:style-name="ce99"/>
          <table:table-cell office:value-type="string" table:style-name="ce4">
            <text:p>總計</text:p>
          </table:table-cell>
          <table:table-cell office:value-type="string" office:string-value="-" table:formula="msoxl:=  IF(SUM(D38:F38)=0,&quot;-&quot;,SUM(D38:F38))" table:style-name="ce5">
            <text:p>-</text:p>
          </table:table-cell>
          <table:table-cell office:value-type="string" office:string-value="-" table:formula="msoxl:=IF(SUM(H38,L38,P38,水產養殖面積23!D38)=0,&quot;-&quot;,SUM(H38,L38,P38,水產養殖面積23!D38))" table:style-name="ce5">
            <text:p>-</text:p>
          </table:table-cell>
          <table:table-cell office:value-type="string" office:string-value="-" table:formula="msoxl:=IF(SUM(I38,M38,Q38,水產養殖面積23!E38)=0,&quot;-&quot;,SUM(I38,M38,Q38,水產養殖面積23!E38))" table:style-name="ce5">
            <text:p>-</text:p>
          </table:table-cell>
          <table:table-cell office:value-type="string" office:string-value="-" table:formula="msoxl:=IF(SUM(J38,N38,R38,水產養殖面積23!F38)=0,&quot;-&quot;,SUM(J38,N38,R38,水產養殖面積23!F38))" table:style-name="ce5">
            <text:p>-</text:p>
          </table:table-cell>
          <table:table-cell office:value-type="string" office:string-value="-" table:formula="msoxl:=  IF(SUM(H38:J38)=0,&quot;-&quot;,SUM(H38:J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L38:N38)=0,&quot;-&quot;,SUM(L38:N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P38:R38)=0,&quot;-&quot;,SUM(P38:R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39:E39)=0,&quot;-&quot;,SUM(D39:E39))" table:style-name="ce5">
            <text:p>-</text:p>
          </table:table-cell>
          <table:table-cell office:value-type="string" office:string-value="-" table:formula="msoxl:=IF(SUM(H39,L39,P39,水產養殖面積23!D39)=0,&quot;-&quot;,SUM(H39,L39,P39,水產養殖面積23!D39))" table:style-name="ce5">
            <text:p>-</text:p>
          </table:table-cell>
          <table:table-cell office:value-type="string" office:string-value="-" table:formula="msoxl:=IF(SUM(I39,M39,Q39,水產養殖面積23!E39)=0,&quot;-&quot;,SUM(I39,M39,Q39,水產養殖面積23!E39))" table:style-name="ce5">
            <text:p>-</text:p>
          </table:table-cell>
          <table:table-cell table:number-columns-spanned="1" table:number-rows-spanned="13" table:style-name="ce91"/>
          <table:table-cell office:value-type="string" office:string-value="-" table:formula="msoxl:=  IF(SUM(H39:I39)=0,&quot;-&quot;,SUM(H39:I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office:value-type="string" office:string-value="-" table:formula="msoxl:=  IF(SUM(I40:I44)=0,&quot;-&quot;,SUM(I40:I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L39:M39)=0,&quot;-&quot;,SUM(L39:M39))" table:style-name="ce5">
            <text:p>-</text:p>
          </table:table-cell>
          <table:table-cell office:value-type="string" office:string-value="-" table:formula="msoxl:=  IF(SUM(L40:L44)=0,&quot;-&quot;,SUM(L40:L44))" table:style-name="ce5">
            <text:p>-</text:p>
          </table:table-cell>
          <table:table-cell office:value-type="string" office:string-value="-" table:formula="msoxl:=  IF(SUM(M40:M44)=0,&quot;-&quot;,SUM(M40:M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P39:Q39)=0,&quot;-&quot;,SUM(P39:Q39))" table:style-name="ce5">
            <text:p>-</text:p>
          </table:table-cell>
          <table:table-cell office:value-type="string" office:string-value="-" table:formula="msoxl:=  IF(SUM(P40:P44)=0,&quot;-&quot;,SUM(P40:P44))" table:style-name="ce5">
            <text:p>-</text:p>
          </table:table-cell>
          <table:table-cell office:value-type="string" office:string-value="-" table:formula="msoxl:=  IF(SUM(Q40:Q44)=0,&quot;-&quot;,SUM(Q40:Q44))" table:style-name="ce5">
            <text:p>-</text:p>
          </table:table-cell>
          <table:table-cell table:number-columns-spanned="1" table:number-rows-spanned="13" table:style-name="ce104"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office:string-value="-" table:formula="msoxl:=IF(SUM(H40,L40,P40,水產養殖面積23!D40)=0,&quot;-&quot;,SUM(H40,L40,P40,水產養殖面積23!D40))" table:style-name="ce5">
            <text:p>-</text:p>
          </table:table-cell>
          <table:table-cell office:value-type="string" office:string-value="-" table:formula="msoxl:=IF(SUM(I40,M40,Q40,水產養殖面積23!E40)=0,&quot;-&quot;,SUM(I40,M40,Q40,水產養殖面積23!E40))" table:style-name="ce5">
            <text:p>-</text:p>
          </table:table-cell>
          <table:covered-table-cell/>
          <table:table-cell office:value-type="string" office:string-value="-" table:formula="msoxl:=  IF(SUM(H40:I40)=0,&quot;-&quot;,SUM(H40:I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0:M40)=0,&quot;-&quot;,SUM(L40:M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0:Q40)=0,&quot;-&quot;,SUM(P40:Q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41:E41)=0,&quot;-&quot;,SUM(D41:E41))" table:style-name="ce5">
            <text:p>-</text:p>
          </table:table-cell>
          <table:table-cell office:value-type="string" office:string-value="-" table:formula="msoxl:=IF(SUM(H41,L41,P41,水產養殖面積23!D41)=0,&quot;-&quot;,SUM(H41,L41,P41,水產養殖面積23!D41))" table:style-name="ce5">
            <text:p>-</text:p>
          </table:table-cell>
          <table:table-cell office:value-type="string" office:string-value="-" table:formula="msoxl:=IF(SUM(I41,M41,Q41,水產養殖面積23!E41)=0,&quot;-&quot;,SUM(I41,M41,Q41,水產養殖面積23!E41))" table:style-name="ce5">
            <text:p>-</text:p>
          </table:table-cell>
          <table:covered-table-cell/>
          <table:table-cell office:value-type="string" office:string-value="-" table:formula="msoxl:=  IF(SUM(H41:I41)=0,&quot;-&quot;,SUM(H41:I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1:M41)=0,&quot;-&quot;,SUM(L41:M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1:Q41)=0,&quot;-&quot;,SUM(P41:Q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42:E42)=0,&quot;-&quot;,SUM(D42:E42))" table:style-name="ce5">
            <text:p>-</text:p>
          </table:table-cell>
          <table:table-cell office:value-type="string" office:string-value="-" table:formula="msoxl:=IF(SUM(H42,L42,P42,水產養殖面積23!D42)=0,&quot;-&quot;,SUM(H42,L42,P42,水產養殖面積23!D42))" table:style-name="ce5">
            <text:p>-</text:p>
          </table:table-cell>
          <table:table-cell office:value-type="string" office:string-value="-" table:formula="msoxl:=IF(SUM(I42,M42,Q42,水產養殖面積23!E42)=0,&quot;-&quot;,SUM(I42,M42,Q42,水產養殖面積23!E42))" table:style-name="ce5">
            <text:p>-</text:p>
          </table:table-cell>
          <table:covered-table-cell/>
          <table:table-cell office:value-type="string" office:string-value="-" table:formula="msoxl:=  IF(SUM(H42:I42)=0,&quot;-&quot;,SUM(H42:I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2:M42)=0,&quot;-&quot;,SUM(L42:M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2:Q42)=0,&quot;-&quot;,SUM(P42:Q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43:E43)=0,&quot;-&quot;,SUM(D43:E43))" table:style-name="ce5">
            <text:p>-</text:p>
          </table:table-cell>
          <table:table-cell office:value-type="string" office:string-value="-" table:formula="msoxl:=IF(SUM(H43,L43,P43,水產養殖面積23!D43)=0,&quot;-&quot;,SUM(H43,L43,P43,水產養殖面積23!D43))" table:style-name="ce5">
            <text:p>-</text:p>
          </table:table-cell>
          <table:table-cell office:value-type="string" office:string-value="-" table:formula="msoxl:=IF(SUM(I43,M43,Q43,水產養殖面積23!E43)=0,&quot;-&quot;,SUM(I43,M43,Q43,水產養殖面積23!E43))" table:style-name="ce5">
            <text:p>-</text:p>
          </table:table-cell>
          <table:covered-table-cell/>
          <table:table-cell office:value-type="string" office:string-value="-" table:formula="msoxl:=  IF(SUM(H43:I43)=0,&quot;-&quot;,SUM(H43:I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3:M43)=0,&quot;-&quot;,SUM(L43:M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3:Q43)=0,&quot;-&quot;,SUM(P43:Q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office:string-value="-" table:formula="msoxl:=IF(SUM(H44,L44,P44,水產養殖面積23!D44)=0,&quot;-&quot;,SUM(H44,L44,P44,水產養殖面積23!D44))" table:style-name="ce5">
            <text:p>-</text:p>
          </table:table-cell>
          <table:table-cell office:value-type="string" office:string-value="-" table:formula="msoxl:=IF(SUM(I44,M44,Q44,水產養殖面積23!E44)=0,&quot;-&quot;,SUM(I44,M44,Q44,水產養殖面積23!E44))" table:style-name="ce5">
            <text:p>-</text:p>
          </table:table-cell>
          <table:covered-table-cell/>
          <table:table-cell office:value-type="string" office:string-value="-" table:formula="msoxl:=  IF(SUM(H44:I44)=0,&quot;-&quot;,SUM(H44:I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4:M44)=0,&quot;-&quot;,SUM(L44:M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4:Q44)=0,&quot;-&quot;,SUM(P44:Q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IF(SUM(H45,L45,P45,水產養殖面積23!D45)=0,&quot;-&quot;,SUM(H45,L45,P45,水產養殖面積23!D45))" table:style-name="ce5">
            <text:p>-</text:p>
          </table:table-cell>
          <table:table-cell office:value-type="string" office:string-value="-" table:formula="msoxl:=IF(SUM(I45,M45,Q45,水產養殖面積23!E45)=0,&quot;-&quot;,SUM(I45,M45,Q45,水產養殖面積23!E45))" table:style-name="ce5">
            <text:p>-</text:p>
          </table:table-cell>
          <table:covered-table-cell/>
          <table:table-cell office:value-type="string" office:string-value="-" table:formula="msoxl:=  IF(SUM(H45:I45)=0,&quot;-&quot;,SUM(H45:I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office:value-type="string" office:string-value="-" table:formula="msoxl:=  IF(SUM(I46:I48)=0,&quot;-&quot;,SUM(I46:I48))" table:style-name="ce5">
            <text:p>-</text:p>
          </table:table-cell>
          <table:covered-table-cell/>
          <table:table-cell office:value-type="string" office:string-value="-" table:formula="msoxl:=  IF(SUM(L45:M45)=0,&quot;-&quot;,SUM(L45:M45))" table:style-name="ce5">
            <text:p>-</text:p>
          </table:table-cell>
          <table:table-cell office:value-type="string" office:string-value="-" table:formula="msoxl:=  IF(SUM(L46:L48)=0,&quot;-&quot;,SUM(L46:L48))" table:style-name="ce5">
            <text:p>-</text:p>
          </table:table-cell>
          <table:table-cell office:value-type="string" office:string-value="-" table:formula="msoxl:=  IF(SUM(M46:M48)=0,&quot;-&quot;,SUM(M46:M48))" table:style-name="ce5">
            <text:p>-</text:p>
          </table:table-cell>
          <table:covered-table-cell/>
          <table:table-cell office:value-type="string" office:string-value="-" table:formula="msoxl:=  IF(SUM(P45:Q45)=0,&quot;-&quot;,SUM(P45:Q45))" table:style-name="ce5">
            <text:p>-</text:p>
          </table:table-cell>
          <table:table-cell office:value-type="string" office:string-value="-" table:formula="msoxl:=  IF(SUM(P46:P48)=0,&quot;-&quot;,SUM(P46:P48))" table:style-name="ce5">
            <text:p>-</text:p>
          </table:table-cell>
          <table:table-cell office:value-type="string" office:string-value="-" table:formula="msoxl:=  IF(SUM(Q46:Q48)=0,&quot;-&quot;,SUM(Q46:Q48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office:string-value="-" table:formula="msoxl:=IF(SUM(H46,L46,P46,水產養殖面積23!D46)=0,&quot;-&quot;,SUM(H46,L46,P46,水產養殖面積23!D46))" table:style-name="ce5">
            <text:p>-</text:p>
          </table:table-cell>
          <table:table-cell office:value-type="string" office:string-value="-" table:formula="msoxl:=IF(SUM(I46,M46,Q46,水產養殖面積23!E46)=0,&quot;-&quot;,SUM(I46,M46,Q46,水產養殖面積23!E46))" table:style-name="ce5">
            <text:p>-</text:p>
          </table:table-cell>
          <table:covered-table-cell/>
          <table:table-cell office:value-type="string" office:string-value="-" table:formula="msoxl:=  IF(SUM(H46:I46)=0,&quot;-&quot;,SUM(H46:I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6:M46)=0,&quot;-&quot;,SUM(L46:M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6:Q46)=0,&quot;-&quot;,SUM(P46:Q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office:string-value="-" table:formula="msoxl:=IF(SUM(H47,L47,P47,水產養殖面積23!D47)=0,&quot;-&quot;,SUM(H47,L47,P47,水產養殖面積23!D47))" table:style-name="ce5">
            <text:p>-</text:p>
          </table:table-cell>
          <table:table-cell office:value-type="string" office:string-value="-" table:formula="msoxl:=IF(SUM(I47,M47,Q47,水產養殖面積23!E47)=0,&quot;-&quot;,SUM(I47,M47,Q47,水產養殖面積23!E47))" table:style-name="ce5">
            <text:p>-</text:p>
          </table:table-cell>
          <table:covered-table-cell/>
          <table:table-cell office:value-type="string" office:string-value="-" table:formula="msoxl:=  IF(SUM(H47:I47)=0,&quot;-&quot;,SUM(H47:I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7:M47)=0,&quot;-&quot;,SUM(L47:M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7:Q47)=0,&quot;-&quot;,SUM(P47:Q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office:string-value="-" table:formula="msoxl:=IF(SUM(H48,L48,P48,水產養殖面積23!D48)=0,&quot;-&quot;,SUM(H48,L48,P48,水產養殖面積23!D48))" table:style-name="ce5">
            <text:p>-</text:p>
          </table:table-cell>
          <table:table-cell office:value-type="string" office:string-value="-" table:formula="msoxl:=IF(SUM(I48,M48,Q48,水產養殖面積23!E48)=0,&quot;-&quot;,SUM(I48,M48,Q48,水產養殖面積23!E48))" table:style-name="ce5">
            <text:p>-</text:p>
          </table:table-cell>
          <table:covered-table-cell/>
          <table:table-cell office:value-type="string" office:string-value="-" table:formula="msoxl:=  IF(SUM(H48:I48)=0,&quot;-&quot;,SUM(H48:I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48:M48)=0,&quot;-&quot;,SUM(L48:M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48:Q48)=0,&quot;-&quot;,SUM(P48:Q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49:E49)=0,&quot;-&quot;,SUM(D49:E49))" table:style-name="ce5">
            <text:p>-</text:p>
          </table:table-cell>
          <table:table-cell office:value-type="string" office:string-value="-" table:formula="msoxl:=IF(SUM(H49,L49,P49,水產養殖面積23!D49)=0,&quot;-&quot;,SUM(H49,L49,P49,水產養殖面積23!D49))" table:style-name="ce5">
            <text:p>-</text:p>
          </table:table-cell>
          <table:table-cell office:value-type="string" office:string-value="-" table:formula="msoxl:=IF(SUM(I49,M49,Q49,水產養殖面積23!E49)=0,&quot;-&quot;,SUM(I49,M49,Q49,水產養殖面積23!E49))" table:style-name="ce5">
            <text:p>-</text:p>
          </table:table-cell>
          <table:covered-table-cell/>
          <table:table-cell office:value-type="string" office:string-value="-" table:formula="msoxl:=  IF(SUM(H49:I49)=0,&quot;-&quot;,SUM(H49:I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office:value-type="string" office:string-value="-" table:formula="msoxl:=  IF(SUM(I50:I51)=0,&quot;-&quot;,SUM(I50:I51))" table:style-name="ce5">
            <text:p>-</text:p>
          </table:table-cell>
          <table:covered-table-cell/>
          <table:table-cell office:value-type="string" office:string-value="-" table:formula="msoxl:=  IF(SUM(L49:M49)=0,&quot;-&quot;,SUM(L49:M49))" table:style-name="ce5">
            <text:p>-</text:p>
          </table:table-cell>
          <table:table-cell office:value-type="string" office:string-value="-" table:formula="msoxl:=  IF(SUM(L50:L51)=0,&quot;-&quot;,SUM(L50:L51))" table:style-name="ce5">
            <text:p>-</text:p>
          </table:table-cell>
          <table:table-cell office:value-type="string" office:string-value="-" table:formula="msoxl:=  IF(SUM(M50:M51)=0,&quot;-&quot;,SUM(M50:M51))" table:style-name="ce5">
            <text:p>-</text:p>
          </table:table-cell>
          <table:covered-table-cell/>
          <table:table-cell office:value-type="string" office:string-value="-" table:formula="msoxl:=  IF(SUM(P49:Q49)=0,&quot;-&quot;,SUM(P49:Q49))" table:style-name="ce5">
            <text:p>-</text:p>
          </table:table-cell>
          <table:table-cell office:value-type="string" office:string-value="-" table:formula="msoxl:=  IF(SUM(P50:P51)=0,&quot;-&quot;,SUM(P50:P51))" table:style-name="ce5">
            <text:p>-</text:p>
          </table:table-cell>
          <table:table-cell office:value-type="string" office:string-value="-" table:formula="msoxl:=  IF(SUM(Q50:Q51)=0,&quot;-&quot;,SUM(Q50:Q51))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50:E50)=0,&quot;-&quot;,SUM(D50:E50))" table:style-name="ce5">
            <text:p>-</text:p>
          </table:table-cell>
          <table:table-cell office:value-type="string" office:string-value="-" table:formula="msoxl:=IF(SUM(H50,L50,P50,水產養殖面積23!D50)=0,&quot;-&quot;,SUM(H50,L50,P50,水產養殖面積23!D50))" table:style-name="ce5">
            <text:p>-</text:p>
          </table:table-cell>
          <table:table-cell office:value-type="string" office:string-value="-" table:formula="msoxl:=IF(SUM(I50,M50,Q50,水產養殖面積23!E50)=0,&quot;-&quot;,SUM(I50,M50,Q50,水產養殖面積23!E50))" table:style-name="ce5">
            <text:p>-</text:p>
          </table:table-cell>
          <table:covered-table-cell/>
          <table:table-cell office:value-type="string" office:string-value="-" table:formula="msoxl:=  IF(SUM(H50:I50)=0,&quot;-&quot;,SUM(H50:I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50:M50)=0,&quot;-&quot;,SUM(L50:M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0:Q50)=0,&quot;-&quot;,SUM(P50:Q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office:string-value="-" table:formula="msoxl:=IF(SUM(H51,L51,P51,水產養殖面積23!D51)=0,&quot;-&quot;,SUM(H51,L51,P51,水產養殖面積23!D51))" table:style-name="ce5">
            <text:p>-</text:p>
          </table:table-cell>
          <table:table-cell office:value-type="string" office:string-value="-" table:formula="msoxl:=IF(SUM(I51,M51,Q51,水產養殖面積23!E51)=0,&quot;-&quot;,SUM(I51,M51,Q51,水產養殖面積23!E51))" table:style-name="ce5">
            <text:p>-</text:p>
          </table:table-cell>
          <table:covered-table-cell/>
          <table:table-cell office:value-type="string" office:string-value="-" table:formula="msoxl:=  IF(SUM(H51:I51)=0,&quot;-&quot;,SUM(H51:I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L51:M51)=0,&quot;-&quot;,SUM(L51:M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P51:Q51)=0,&quot;-&quot;,SUM(P51:Q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table:number-columns-repeated="16366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2">
            <text:p>註 本表只揭露主要魚種，各魚種養殖面積之合計，將不等於總養殖面積。</text:p>
          </table:table-cell>
          <table:table-cell table:number-columns-repeated="3" table:style-name="ce2"/>
          <table:table-cell table:number-columns-repeated="2" table:style-name="ce8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style-name="ce67"/>
          <table:table-cell table:number-columns-repeated="7" table:style-name="ce68"/>
          <table:table-cell table:style-name="ce38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6" table:style-name="ce10"/>
        </table:table-row>
        <table:table-row table:number-rows-repeated="1048524" table:style-name="ro1">
          <table:table-cell table:number-columns-repeated="16384"/>
        </table:table-row>
      </table:table>
      <table:table table:name="水產養殖面積23" table:style-name="ta2">
        <table:table-column table:style-name="co1" table:default-cell-style-name="ce2"/>
        <table:table-column table:style-name="co2" table:default-cell-style-name="ce1"/>
        <table:table-column table:style-name="co3" table:number-columns-repeated="6" table:default-cell-style-name="ce2"/>
        <table:table-column table:style-name="co3" table:number-columns-repeated="3" table:default-cell-style-name="ce2" table:visibility="collapse"/>
        <table:table-column table:style-name="co3" table:default-cell-style-name="ce2"/>
        <table:table-column table:style-name="co3" table:number-columns-repeated="3" table:default-cell-style-name="ce2" table:visibility="collapse"/>
        <table:table-column table:style-name="co3" table:number-columns-repeated="9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6" table:default-cell-style-name="ce2"/>
        <table:table-column table:style-name="co4" table:number-columns-repeated="16341" table:default-cell-style-name="ce3"/>
        <table:table-row table:style-name="ro1">
          <table:table-cell office:value-type="string" table:style-name="ce61">
            <text:p><text:s/>9．水產養殖面積(續完)</text:p>
          </table:table-cell>
          <table:table-cell table:style-name="ce62"/>
          <table:table-cell table:number-columns-repeated="15" table:style-name="ce63"/>
          <table:table-cell office:value-type="string" table:style-name="ce61">
            <text:p><text:s/>9．AQUACULTURE AREA BY SPECIES(End)</text:p>
          </table:table-cell>
          <table:table-cell table:number-columns-repeated="25" table:style-name="ce63"/>
          <table:table-cell table:number-columns-repeated="16341" table:style-name="ce65"/>
        </table:table-row>
        <table:table-row table:style-name="ro2">
          <table:table-cell table:style-name="ce15"/>
          <table:table-cell table:style-name="ce16"/>
          <table:table-cell table:style-name="ce15"/>
          <table:table-cell office:value-type="string" table:number-columns-spanned="1" table:number-rows-spanned="2" table:style-name="ce84">
            <text:p>單位｛</text:p>
          </table:table-cell>
          <table:table-cell office:value-type="string" table:style-name="ce17">
            <text:p>公頃</text:p>
          </table:table-cell>
          <table:table-cell table:style-name="ce17"/>
          <table:table-cell table:number-columns-repeated="11" table:style-name="ce15"/>
          <table:table-cell office:value-type="string" table:number-columns-spanned="1" table:number-rows-spanned="2" table:style-name="ce84">
            <text:p>Unit｛</text:p>
          </table:table-cell>
          <table:table-cell office:value-type="string" table:style-name="ce17">
            <text:p><text:s/>Ha.</text:p>
          </table:table-cell>
          <table:table-cell table:number-columns-repeated="16365" table:style-name="ce15"/>
        </table:table-row>
        <table:table-row table:style-name="ro2">
          <table:table-cell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number-columns-spanned="3" table:number-rows-spanned="1" table:style-name="ce87">
            <text:p>箱網養殖：立方公尺</text:p>
          </table:table-cell>
          <table:covered-table-cell table:number-columns-repeated="2"/>
          <table:table-cell table:number-columns-repeated="8" table:style-name="ce15"/>
          <table:table-cell table:number-columns-spanned="2" table:number-rows-spanned="1" table:style-name="ce86"/>
          <table:covered-table-cell/>
          <table:covered-table-cell/>
          <table:table-cell office:value-type="string" table:style-name="ce17">
            <text:p>Cage Culture: m<text:span text:style-name="T2">3</text:span></text:p>
          </table:table-cell>
          <table:table-cell table:style-name="ce18"/>
          <table:table-cell table:number-columns-repeated="16364" table:style-name="ce15"/>
        </table:table-row>
        <table:table-row table:style-name="ro3">
          <table:table-cell office:value-type="string" table:number-columns-spanned="1" table:number-rows-spanned="6" table:style-name="ce101">
            <text:p>縣市別</text:p>
            <text:p>District</text:p>
          </table:table-cell>
          <table:table-cell office:value-type="string" table:number-columns-spanned="1" table:number-rows-spanned="6" table:style-name="ce101">
            <text:p>主要魚種別</text:p>
            <text:p><text:span text:style-name="T3">Major Species</text:span></text:p>
          </table:table-cell>
          <table:table-cell office:value-type="string" table:number-columns-spanned="4" table:number-rows-spanned="1" table:style-name="ce103">
            <text:p>內陸養殖</text:p>
          </table:table-cell>
          <table:covered-table-cell table:number-columns-repeated="3"/>
          <table:table-cell table:style-name="ce19"/>
          <table:table-cell office:value-type="string" table:style-name="ce20">
            <text:p>箱網養殖</text:p>
          </table:table-cell>
          <table:table-cell table:number-columns-repeated="7" table:style-name="ce21"/>
          <table:table-cell table:style-name="ce19"/>
          <table:table-cell table:number-columns-repeated="7" table:style-name="ce22"/>
          <table:table-cell table:style-name="ce23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Inland Water Culture</text:p>
          </table:table-cell>
          <table:covered-table-cell table:number-columns-repeated="3"/>
          <table:table-cell table:style-name="ce24"/>
          <table:table-cell office:value-type="string" table:style-name="ce25">
            <text:p>Cage Culture</text:p>
          </table:table-cell>
          <table:table-cell table:number-columns-repeated="7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103">
            <text:p>其他內陸養殖</text:p>
          </table:table-cell>
          <table:covered-table-cell table:number-columns-repeated="3"/>
          <table:table-cell table:style-name="ce30"/>
          <table:table-cell office:value-type="string" table:style-name="ce35">
            <text:p>箱網養殖</text:p>
          </table:table-cell>
          <table:table-cell table:number-columns-repeated="3" table:style-name="ce36"/>
          <table:table-cell office:value-type="string" table:style-name="ce35">
            <text:p>箱網養殖</text:p>
          </table:table-cell>
          <table:table-cell table:number-columns-repeated="3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number-columns-spanned="4" table:number-rows-spanned="1" table:style-name="ce98">
            <text:p>Other Inland Culture</text:p>
          </table:table-cell>
          <table:covered-table-cell table:number-columns-repeated="3"/>
          <table:table-cell table:style-name="ce31"/>
          <table:table-cell office:value-type="string" table:style-name="ce37">
            <text:p>Cage Culture</text:p>
          </table:table-cell>
          <table:table-cell table:number-columns-repeated="3" table:style-name="ce36"/>
          <table:table-cell office:value-type="string" table:style-name="ce37">
            <text:p>Cage Culture</text:p>
          </table:table-cell>
          <table:table-cell table:number-columns-repeated="3" table:style-name="ce26"/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style-name="ce32">
            <text:p>小計</text:p>
          </table:table-cell>
          <table:table-cell office:value-type="string" table:style-name="ce32">
            <text:p>單養</text:p>
          </table:table-cell>
          <table:table-cell office:value-type="string" table:style-name="ce29">
            <text:p>混養</text:p>
          </table:table-cell>
          <table:table-cell office:value-type="string" table:style-name="ce32">
            <text:p>休養</text:p>
          </table:table-cell>
          <table:table-cell office:value-type="string" table:style-name="ce32">
            <text:p>合計</text:p>
          </table:table-cell>
          <table:table-cell office:value-type="string" table:style-name="ce32">
            <text:p>海面養殖</text:p>
          </table:table-cell>
          <table:table-cell office:value-type="string" table:style-name="ce43">
            <text:p>單養</text:p>
          </table:table-cell>
          <table:table-cell office:value-type="string" table:style-name="ce44">
            <text:p><text:s/>混養</text:p>
          </table:table-cell>
          <table:table-cell office:value-type="string" table:style-name="ce44">
            <text:p>休養</text:p>
          </table:table-cell>
          <table:table-cell office:value-type="string" table:style-name="ce32">
            <text:p>內陸養殖</text:p>
          </table:table-cell>
          <table:table-cell office:value-type="string" table:style-name="ce43">
            <text:p>單養</text:p>
          </table:table-cell>
          <table:table-cell office:value-type="string" table:style-name="ce44">
            <text:p><text:s/>混養</text:p>
          </table:table-cell>
          <table:table-cell office:value-type="string" table:style-name="ce44">
            <text:p>休養</text:p>
          </table:table-cell>
          <table:table-cell table:style-name="ce24"/>
          <table:table-cell table:number-columns-repeated="7" table:style-name="ce27"/>
          <table:table-cell table:style-name="ce28"/>
          <table:table-cell table:number-columns-repeated="16360" table:style-name="ce16"/>
        </table:table-row>
        <table:table-row table:style-name="ro3">
          <table:covered-table-cell/>
          <table:covered-table-cell/>
          <table:table-cell office:value-type="string" table:style-name="ce50">
            <text:p>Sub Total</text:p>
          </table:table-cell>
          <table:table-cell office:value-type="string" table:style-name="ce50">
            <text:p>Mono-Culture</text:p>
          </table:table-cell>
          <table:table-cell office:value-type="string" table:style-name="ce51">
            <text:p>Poly-Culture</text:p>
          </table:table-cell>
          <table:table-cell office:value-type="string" table:style-name="ce50">
            <text:p>Suspend-Culture</text:p>
          </table:table-cell>
          <table:table-cell office:value-type="string" table:style-name="ce50">
            <text:p>Total</text:p>
          </table:table-cell>
          <table:table-cell office:value-type="string" table:style-name="ce50">
            <text:p>Marine</text:p>
          </table:table-cell>
          <table:table-cell table:style-name="ce51"/>
          <table:table-cell table:number-columns-repeated="2" table:style-name="ce55"/>
          <table:table-cell office:value-type="string" table:style-name="ce50">
            <text:p>Inland</text:p>
          </table:table-cell>
          <table:table-cell table:style-name="ce51"/>
          <table:table-cell table:number-columns-repeated="2" table:style-name="ce55"/>
          <table:table-cell table:style-name="ce56"/>
          <table:table-cell table:number-columns-repeated="7" table:style-name="ce57"/>
          <table:table-cell table:style-name="ce58"/>
          <table:table-cell table:number-columns-repeated="16360" table:style-name="ce54"/>
        </table:table-row>
        <table:table-row table:style-name="ro3">
          <table:table-cell office:value-type="string" table:number-columns-spanned="1" table:number-rows-spanned="14" table:style-name="ce100">
            <text:p>連江縣</text:p>
          </table:table-cell>
          <table:table-cell office:value-type="string" table:style-name="ce4">
            <text:p>總計</text:p>
          </table:table-cell>
          <table:table-cell office:value-type="string" office:string-value="-" table:formula="msoxl:=  IF(SUM(D10:F10)=0,&quot;-&quot;,SUM(D10:F1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10,L10)=0,&quot;-&quot;,SUM(H10,L10))" table:style-name="ce5">
            <text:p>-</text:p>
          </table:table-cell>
          <table:table-cell office:value-type="string" office:string-value="-" table:formula="msoxl:=  IF(SUM(I10:K10)=0,&quot;-&quot;,SUM(I10:K1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0:O10)=0,&quot;-&quot;,SUM(M10:O1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11:E11)=0,&quot;-&quot;,SUM(D11:E11))" table:style-name="ce5">
            <text:p>-</text:p>
          </table:table-cell>
          <table:table-cell office:value-type="string" office:string-value="-" table:formula="msoxl:=  IF(SUM(D12:D16)=0,&quot;-&quot;,SUM(D12:D16))" table:style-name="ce5">
            <text:p>-</text:p>
          </table:table-cell>
          <table:table-cell office:value-type="string" office:string-value="-" table:formula="msoxl:=  IF(SUM(E12:E16)=0,&quot;-&quot;,SUM(E12:E16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11,L11)=0,&quot;-&quot;,SUM(H11,L11))" table:style-name="ce5">
            <text:p>-</text:p>
          </table:table-cell>
          <table:table-cell office:value-type="string" office:string-value="-" table:formula="msoxl:=  IF(SUM(H12:H16)=0,&quot;-&quot;,SUM(H12:H1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12:L16)=0,&quot;-&quot;,SUM(L12:L1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12:E12)=0,&quot;-&quot;,SUM(D12:E1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2,L12)=0,&quot;-&quot;,SUM(H12,L12))" table:style-name="ce5">
            <text:p>-</text:p>
          </table:table-cell>
          <table:table-cell office:value-type="string" office:string-value="-" table:formula="msoxl:=  IF(SUM(I12:J12)=0,&quot;-&quot;,SUM(I12:J1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2:N12)=0,&quot;-&quot;,SUM(M12:N1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13:E13)=0,&quot;-&quot;,SUM(D13:E1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3,L13)=0,&quot;-&quot;,SUM(H13,L13))" table:style-name="ce5">
            <text:p>-</text:p>
          </table:table-cell>
          <table:table-cell office:value-type="string" office:string-value="-" table:formula="msoxl:=  IF(SUM(I13:J13)=0,&quot;-&quot;,SUM(I13:J1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3:N13)=0,&quot;-&quot;,SUM(M13:N1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14:E14)=0,&quot;-&quot;,SUM(D14:E1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4,L14)=0,&quot;-&quot;,SUM(H14,L14))" table:style-name="ce5">
            <text:p>-</text:p>
          </table:table-cell>
          <table:table-cell office:value-type="string" office:string-value="-" table:formula="msoxl:=  IF(SUM(I14:J14)=0,&quot;-&quot;,SUM(I14:J1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4:N14)=0,&quot;-&quot;,SUM(M14:N1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15:E15)=0,&quot;-&quot;,SUM(D15:E15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5,L15)=0,&quot;-&quot;,SUM(H15,L15))" table:style-name="ce5">
            <text:p>-</text:p>
          </table:table-cell>
          <table:table-cell office:value-type="string" office:string-value="-" table:formula="msoxl:=  IF(SUM(I15:J15)=0,&quot;-&quot;,SUM(I15:J15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5:N15)=0,&quot;-&quot;,SUM(M15:N15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16:E16)=0,&quot;-&quot;,SUM(D16:E1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6,L16)=0,&quot;-&quot;,SUM(H16,L16))" table:style-name="ce5">
            <text:p>-</text:p>
          </table:table-cell>
          <table:table-cell office:value-type="string" office:string-value="-" table:formula="msoxl:=  IF(SUM(I16:J16)=0,&quot;-&quot;,SUM(I16:J1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6:N16)=0,&quot;-&quot;,SUM(M16:N1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17:E17)=0,&quot;-&quot;,SUM(D17:E17))" table:style-name="ce5">
            <text:p>-</text:p>
          </table:table-cell>
          <table:table-cell office:value-type="string" office:string-value="-" table:formula="msoxl:=  IF(SUM(D18:D20)=0,&quot;-&quot;,SUM(D18:D20))" table:style-name="ce5">
            <text:p>-</text:p>
          </table:table-cell>
          <table:table-cell office:value-type="string" office:string-value="-" table:formula="msoxl:=  IF(SUM(E18:E20)=0,&quot;-&quot;,SUM(E18:E20))" table:style-name="ce5">
            <text:p>-</text:p>
          </table:table-cell>
          <table:covered-table-cell/>
          <table:table-cell office:value-type="string" office:string-value="-" table:formula="msoxl:=  IF(SUM(H17,L17)=0,&quot;-&quot;,SUM(H17,L17))" table:style-name="ce5">
            <text:p>-</text:p>
          </table:table-cell>
          <table:table-cell office:value-type="string" office:string-value="-" table:formula="msoxl:=  IF(SUM(H18:H20)=0,&quot;-&quot;,SUM(H18:H2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18:L20)=0,&quot;-&quot;,SUM(L18:L2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18:E18)=0,&quot;-&quot;,SUM(D18:E1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8,L18)=0,&quot;-&quot;,SUM(H18,L18))" table:style-name="ce5">
            <text:p>-</text:p>
          </table:table-cell>
          <table:table-cell office:value-type="string" office:string-value="-" table:formula="msoxl:=  IF(SUM(I18:J18)=0,&quot;-&quot;,SUM(I18:J1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8:N18)=0,&quot;-&quot;,SUM(M18:N1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19:E19)=0,&quot;-&quot;,SUM(D19:E1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19,L19)=0,&quot;-&quot;,SUM(H19,L19))" table:style-name="ce5">
            <text:p>-</text:p>
          </table:table-cell>
          <table:table-cell office:value-type="string" office:string-value="-" table:formula="msoxl:=  IF(SUM(I19:J19)=0,&quot;-&quot;,SUM(I19:J19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19:N19)=0,&quot;-&quot;,SUM(M19:N19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20:E20)=0,&quot;-&quot;,SUM(D20:E2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0,L20)=0,&quot;-&quot;,SUM(H20,L20))" table:style-name="ce5">
            <text:p>-</text:p>
          </table:table-cell>
          <table:table-cell office:value-type="string" office:string-value="-" table:formula="msoxl:=  IF(SUM(I20:J20)=0,&quot;-&quot;,SUM(I20:J2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0:N20)=0,&quot;-&quot;,SUM(M20:N2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21:E21)=0,&quot;-&quot;,SUM(D21:E21))" table:style-name="ce5">
            <text:p>-</text:p>
          </table:table-cell>
          <table:table-cell office:value-type="string" office:string-value="-" table:formula="msoxl:=  IF(SUM(D22:D23)=0,&quot;-&quot;,SUM(D22:D23))" table:style-name="ce5">
            <text:p>-</text:p>
          </table:table-cell>
          <table:table-cell office:value-type="string" office:string-value="-" table:formula="msoxl:=  IF(SUM(E22:E23)=0,&quot;-&quot;,SUM(E22:E23))" table:style-name="ce5">
            <text:p>-</text:p>
          </table:table-cell>
          <table:covered-table-cell/>
          <table:table-cell office:value-type="string" office:string-value="-" table:formula="msoxl:=  IF(SUM(H21,L21)=0,&quot;-&quot;,SUM(H21,L21))" table:style-name="ce5">
            <text:p>-</text:p>
          </table:table-cell>
          <table:table-cell office:value-type="string" office:string-value="-" table:formula="msoxl:=  IF(SUM(H22:H23)=0,&quot;-&quot;,SUM(H22:H2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22:L23)=0,&quot;-&quot;,SUM(L22:L2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22:E22)=0,&quot;-&quot;,SUM(D22:E2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2,L22)=0,&quot;-&quot;,SUM(H22,L22))" table:style-name="ce5">
            <text:p>-</text:p>
          </table:table-cell>
          <table:table-cell office:value-type="string" office:string-value="-" table:formula="msoxl:=  IF(SUM(I22:J22)=0,&quot;-&quot;,SUM(I22:J2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2:N22)=0,&quot;-&quot;,SUM(M22:N2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23:E23)=0,&quot;-&quot;,SUM(D23:E2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3,L23)=0,&quot;-&quot;,SUM(H23,L23))" table:style-name="ce5">
            <text:p>-</text:p>
          </table:table-cell>
          <table:table-cell office:value-type="string" office:string-value="-" table:formula="msoxl:=  IF(SUM(I23:J23)=0,&quot;-&quot;,SUM(I23:J2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3:N23)=0,&quot;-&quot;,SUM(M23:N2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table-cell table:number-columns-spanned="1" table:number-rows-spanned="14" table:style-name="ce100"/>
          <table:table-cell office:value-type="string" table:style-name="ce4">
            <text:p>總計</text:p>
          </table:table-cell>
          <table:table-cell office:value-type="string" office:string-value="-" table:formula="msoxl:=  IF(SUM(D24:F24)=0,&quot;-&quot;,SUM(D24:F2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24,L24)=0,&quot;-&quot;,SUM(H24,L24))" table:style-name="ce5">
            <text:p>-</text:p>
          </table:table-cell>
          <table:table-cell office:value-type="string" office:string-value="-" table:formula="msoxl:=  IF(SUM(I24:K24)=0,&quot;-&quot;,SUM(I24:K2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4:O24)=0,&quot;-&quot;,SUM(M24:O2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25:E25)=0,&quot;-&quot;,SUM(D25:E25))" table:style-name="ce5">
            <text:p>-</text:p>
          </table:table-cell>
          <table:table-cell office:value-type="string" office:string-value="-" table:formula="msoxl:=  IF(SUM(D26:D30)=0,&quot;-&quot;,SUM(D26:D30))" table:style-name="ce5">
            <text:p>-</text:p>
          </table:table-cell>
          <table:table-cell office:value-type="string" office:string-value="-" table:formula="msoxl:=  IF(SUM(E26:E30)=0,&quot;-&quot;,SUM(E26:E30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25,L25)=0,&quot;-&quot;,SUM(H25,L25))" table:style-name="ce5">
            <text:p>-</text:p>
          </table:table-cell>
          <table:table-cell office:value-type="string" office:string-value="-" table:formula="msoxl:=  IF(SUM(H26:H30)=0,&quot;-&quot;,SUM(H26:H3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26:L30)=0,&quot;-&quot;,SUM(L26:L3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26:E26)=0,&quot;-&quot;,SUM(D26:E2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6,L26)=0,&quot;-&quot;,SUM(H26,L26))" table:style-name="ce5">
            <text:p>-</text:p>
          </table:table-cell>
          <table:table-cell office:value-type="string" office:string-value="-" table:formula="msoxl:=  IF(SUM(I26:J26)=0,&quot;-&quot;,SUM(I26:J2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6:N26)=0,&quot;-&quot;,SUM(M26:N2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27:E27)=0,&quot;-&quot;,SUM(D27:E2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7,L27)=0,&quot;-&quot;,SUM(H27,L27))" table:style-name="ce5">
            <text:p>-</text:p>
          </table:table-cell>
          <table:table-cell office:value-type="string" office:string-value="-" table:formula="msoxl:=  IF(SUM(I27:J27)=0,&quot;-&quot;,SUM(I27:J2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7:N27)=0,&quot;-&quot;,SUM(M27:N2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28:E28)=0,&quot;-&quot;,SUM(D28:E2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8,L28)=0,&quot;-&quot;,SUM(H28,L28))" table:style-name="ce5">
            <text:p>-</text:p>
          </table:table-cell>
          <table:table-cell office:value-type="string" office:string-value="-" table:formula="msoxl:=  IF(SUM(I28:J28)=0,&quot;-&quot;,SUM(I28:J2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8:N28)=0,&quot;-&quot;,SUM(M28:N2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29:E29)=0,&quot;-&quot;,SUM(D29:E29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29,L29)=0,&quot;-&quot;,SUM(H29,L29))" table:style-name="ce5">
            <text:p>-</text:p>
          </table:table-cell>
          <table:table-cell office:value-type="string" office:string-value="-" table:formula="msoxl:=  IF(SUM(I29:J29)=0,&quot;-&quot;,SUM(I29:J29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29:N29)=0,&quot;-&quot;,SUM(M29:N29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30:E30)=0,&quot;-&quot;,SUM(D30:E3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0,L30)=0,&quot;-&quot;,SUM(H30,L30))" table:style-name="ce5">
            <text:p>-</text:p>
          </table:table-cell>
          <table:table-cell office:value-type="string" office:string-value="-" table:formula="msoxl:=  IF(SUM(I30:J30)=0,&quot;-&quot;,SUM(I30:J3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0:N30)=0,&quot;-&quot;,SUM(M30:N3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31:E31)=0,&quot;-&quot;,SUM(D31:E31))" table:style-name="ce5">
            <text:p>-</text:p>
          </table:table-cell>
          <table:table-cell office:value-type="string" office:string-value="-" table:formula="msoxl:=  IF(SUM(D32:D34)=0,&quot;-&quot;,SUM(D32:D34))" table:style-name="ce5">
            <text:p>-</text:p>
          </table:table-cell>
          <table:table-cell office:value-type="string" office:string-value="-" table:formula="msoxl:=  IF(SUM(E32:E34)=0,&quot;-&quot;,SUM(E32:E34))" table:style-name="ce5">
            <text:p>-</text:p>
          </table:table-cell>
          <table:covered-table-cell/>
          <table:table-cell office:value-type="string" office:string-value="-" table:formula="msoxl:=  IF(SUM(H31,L31)=0,&quot;-&quot;,SUM(H31,L31))" table:style-name="ce5">
            <text:p>-</text:p>
          </table:table-cell>
          <table:table-cell office:value-type="string" office:string-value="-" table:formula="msoxl:=  IF(SUM(H32:H34)=0,&quot;-&quot;,SUM(H32:H3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32:L34)=0,&quot;-&quot;,SUM(L32:L3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32:E32)=0,&quot;-&quot;,SUM(D32:E3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2,L32)=0,&quot;-&quot;,SUM(H32,L32))" table:style-name="ce5">
            <text:p>-</text:p>
          </table:table-cell>
          <table:table-cell office:value-type="string" office:string-value="-" table:formula="msoxl:=  IF(SUM(I32:J32)=0,&quot;-&quot;,SUM(I32:J3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2:N32)=0,&quot;-&quot;,SUM(M32:N3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33:E33)=0,&quot;-&quot;,SUM(D33:E3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3,L33)=0,&quot;-&quot;,SUM(H33,L33))" table:style-name="ce5">
            <text:p>-</text:p>
          </table:table-cell>
          <table:table-cell office:value-type="string" office:string-value="-" table:formula="msoxl:=  IF(SUM(I33:J33)=0,&quot;-&quot;,SUM(I33:J3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3:N33)=0,&quot;-&quot;,SUM(M33:N3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34:E34)=0,&quot;-&quot;,SUM(D34:E3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4,L34)=0,&quot;-&quot;,SUM(H34,L34))" table:style-name="ce5">
            <text:p>-</text:p>
          </table:table-cell>
          <table:table-cell office:value-type="string" office:string-value="-" table:formula="msoxl:=  IF(SUM(I34:J34)=0,&quot;-&quot;,SUM(I34:J3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4:N34)=0,&quot;-&quot;,SUM(M34:N3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35:E35)=0,&quot;-&quot;,SUM(D35:E35))" table:style-name="ce5">
            <text:p>-</text:p>
          </table:table-cell>
          <table:table-cell office:value-type="string" office:string-value="-" table:formula="msoxl:=  IF(SUM(D36:D37)=0,&quot;-&quot;,SUM(D36:D37))" table:style-name="ce5">
            <text:p>-</text:p>
          </table:table-cell>
          <table:table-cell office:value-type="string" office:string-value="-" table:formula="msoxl:=  IF(SUM(E36:E37)=0,&quot;-&quot;,SUM(E36:E37))" table:style-name="ce5">
            <text:p>-</text:p>
          </table:table-cell>
          <table:covered-table-cell/>
          <table:table-cell office:value-type="string" office:string-value="-" table:formula="msoxl:=  IF(SUM(H35,L35)=0,&quot;-&quot;,SUM(H35,L35))" table:style-name="ce5">
            <text:p>-</text:p>
          </table:table-cell>
          <table:table-cell office:value-type="string" office:string-value="-" table:formula="msoxl:=  IF(SUM(H36:H37)=0,&quot;-&quot;,SUM(H36:H3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36:L37)=0,&quot;-&quot;,SUM(L36:L3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36:E36)=0,&quot;-&quot;,SUM(D36:E3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6,L36)=0,&quot;-&quot;,SUM(H36,L36))" table:style-name="ce5">
            <text:p>-</text:p>
          </table:table-cell>
          <table:table-cell office:value-type="string" office:string-value="-" table:formula="msoxl:=  IF(SUM(I36:J36)=0,&quot;-&quot;,SUM(I36:J3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6:N36)=0,&quot;-&quot;,SUM(M36:N3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37:E37)=0,&quot;-&quot;,SUM(D37:E3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37,L37)=0,&quot;-&quot;,SUM(H37,L37))" table:style-name="ce5">
            <text:p>-</text:p>
          </table:table-cell>
          <table:table-cell office:value-type="string" office:string-value="-" table:formula="msoxl:=  IF(SUM(I37:J37)=0,&quot;-&quot;,SUM(I37:J3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7:N37)=0,&quot;-&quot;,SUM(M37:N3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table-cell table:number-columns-spanned="1" table:number-rows-spanned="14" table:style-name="ce99"/>
          <table:table-cell office:value-type="string" table:style-name="ce4">
            <text:p>總計</text:p>
          </table:table-cell>
          <table:table-cell office:value-type="string" office:string-value="-" table:formula="msoxl:=  IF(SUM(D38:F38)=0,&quot;-&quot;,SUM(D38:F3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48">
            <text:p>-</text:p>
          </table:table-cell>
          <table:table-cell office:value-type="string" office:string-value="-" table:formula="msoxl:=  IF(SUM(H38,L38)=0,&quot;-&quot;,SUM(H38,L38))" table:style-name="ce5">
            <text:p>-</text:p>
          </table:table-cell>
          <table:table-cell office:value-type="string" office:string-value="-" table:formula="msoxl:=  IF(SUM(I38:K38)=0,&quot;-&quot;,SUM(I38:K3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38:O38)=0,&quot;-&quot;,SUM(M38:O3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4">
            <text:p>魚類</text:p>
          </table:table-cell>
          <table:table-cell office:value-type="string" office:string-value="-" table:formula="msoxl:=  IF(SUM(D39:E39)=0,&quot;-&quot;,SUM(D39:E39))" table:style-name="ce5">
            <text:p>-</text:p>
          </table:table-cell>
          <table:table-cell office:value-type="string" office:string-value="-" table:formula="msoxl:=  IF(SUM(D40:D44)=0,&quot;-&quot;,SUM(D40:D44))" table:style-name="ce5">
            <text:p>-</text:p>
          </table:table-cell>
          <table:table-cell office:value-type="string" office:string-value="-" table:formula="msoxl:=  IF(SUM(E40:E44)=0,&quot;-&quot;,SUM(E40:E44))" table:style-name="ce5">
            <text:p>-</text:p>
          </table:table-cell>
          <table:table-cell table:number-columns-spanned="1" table:number-rows-spanned="13" table:style-name="ce104"/>
          <table:table-cell office:value-type="string" office:string-value="-" table:formula="msoxl:=  IF(SUM(H39,L39)=0,&quot;-&quot;,SUM(H39,L39))" table:style-name="ce5">
            <text:p>-</text:p>
          </table:table-cell>
          <table:table-cell office:value-type="string" office:string-value="-" table:formula="msoxl:=  IF(SUM(H40:H44)=0,&quot;-&quot;,SUM(H40:H4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40:L44)=0,&quot;-&quot;,SUM(L40:L4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虱目魚</text:p>
          </table:table-cell>
          <table:table-cell office:value-type="string" office:string-value="-" table:formula="msoxl:=  IF(SUM(D40:E40)=0,&quot;-&quot;,SUM(D40:E4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0,L40)=0,&quot;-&quot;,SUM(H40,L40))" table:style-name="ce5">
            <text:p>-</text:p>
          </table:table-cell>
          <table:table-cell office:value-type="string" office:string-value="-" table:formula="msoxl:=  IF(SUM(I40:J40)=0,&quot;-&quot;,SUM(I40:J4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0:N40)=0,&quot;-&quot;,SUM(M40:N4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吳郭魚類</text:p>
          </table:table-cell>
          <table:table-cell office:value-type="string" office:string-value="-" table:formula="msoxl:=  IF(SUM(D41:E41)=0,&quot;-&quot;,SUM(D41:E4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1,L41)=0,&quot;-&quot;,SUM(H41,L41))" table:style-name="ce5">
            <text:p>-</text:p>
          </table:table-cell>
          <table:table-cell office:value-type="string" office:string-value="-" table:formula="msoxl:=  IF(SUM(I41:J41)=0,&quot;-&quot;,SUM(I41:J4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1:N41)=0,&quot;-&quot;,SUM(M41:N4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鰻 <text:s/>鱺 <text:s/>科</text:p>
          </table:table-cell>
          <table:table-cell office:value-type="string" office:string-value="-" table:formula="msoxl:=  IF(SUM(D42:E42)=0,&quot;-&quot;,SUM(D42:E42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2,L42)=0,&quot;-&quot;,SUM(H42,L42))" table:style-name="ce5">
            <text:p>-</text:p>
          </table:table-cell>
          <table:table-cell office:value-type="string" office:string-value="-" table:formula="msoxl:=  IF(SUM(I42:J42)=0,&quot;-&quot;,SUM(I42:J42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2:N42)=0,&quot;-&quot;,SUM(M42:N42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鱸 <text:s/>魚 <text:s/>類</text:p>
          </table:table-cell>
          <table:table-cell office:value-type="string" office:string-value="-" table:formula="msoxl:=  IF(SUM(D43:E43)=0,&quot;-&quot;,SUM(D43:E43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3,L43)=0,&quot;-&quot;,SUM(H43,L43))" table:style-name="ce5">
            <text:p>-</text:p>
          </table:table-cell>
          <table:table-cell office:value-type="string" office:string-value="-" table:formula="msoxl:=  IF(SUM(I43:J43)=0,&quot;-&quot;,SUM(I43:J43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3:N43)=0,&quot;-&quot;,SUM(M43:N43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石 <text:s/>斑 <text:s/>類</text:p>
          </table:table-cell>
          <table:table-cell office:value-type="string" office:string-value="-" table:formula="msoxl:=  IF(SUM(D44:E44)=0,&quot;-&quot;,SUM(D44:E44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4,L44)=0,&quot;-&quot;,SUM(H44,L44))" table:style-name="ce5">
            <text:p>-</text:p>
          </table:table-cell>
          <table:table-cell office:value-type="string" office:string-value="-" table:formula="msoxl:=  IF(SUM(I44:J44)=0,&quot;-&quot;,SUM(I44:J44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4:N44)=0,&quot;-&quot;,SUM(M44:N44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貝類</text:p>
          </table:table-cell>
          <table:table-cell office:value-type="string" office:string-value="-" table:formula="msoxl:=  IF(SUM(D45:E45)=0,&quot;-&quot;,SUM(D45:E45))" table:style-name="ce5">
            <text:p>-</text:p>
          </table:table-cell>
          <table:table-cell office:value-type="string" office:string-value="-" table:formula="msoxl:=  IF(SUM(D46:D48)=0,&quot;-&quot;,SUM(D46:D48))" table:style-name="ce5">
            <text:p>-</text:p>
          </table:table-cell>
          <table:table-cell office:value-type="string" office:string-value="-" table:formula="msoxl:=  IF(SUM(E46:E48)=0,&quot;-&quot;,SUM(E46:E48))" table:style-name="ce5">
            <text:p>-</text:p>
          </table:table-cell>
          <table:covered-table-cell/>
          <table:table-cell office:value-type="string" office:string-value="-" table:formula="msoxl:=  IF(SUM(H45,L45)=0,&quot;-&quot;,SUM(H45,L45))" table:style-name="ce5">
            <text:p>-</text:p>
          </table:table-cell>
          <table:table-cell office:value-type="string" office:string-value="-" table:formula="msoxl:=  IF(SUM(H46:H48)=0,&quot;-&quot;,SUM(H46:H4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46:L48)=0,&quot;-&quot;,SUM(L46:L4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牡蠣</text:p>
          </table:table-cell>
          <table:table-cell office:value-type="string" office:string-value="-" table:formula="msoxl:=  IF(SUM(D46:E46)=0,&quot;-&quot;,SUM(D46:E46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6,L46)=0,&quot;-&quot;,SUM(H46,L46))" table:style-name="ce5">
            <text:p>-</text:p>
          </table:table-cell>
          <table:table-cell office:value-type="string" office:string-value="-" table:formula="msoxl:=  IF(SUM(I46:J46)=0,&quot;-&quot;,SUM(I46:J46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6:N46)=0,&quot;-&quot;,SUM(M46:N46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文蛤</text:p>
          </table:table-cell>
          <table:table-cell office:value-type="string" office:string-value="-" table:formula="msoxl:=  IF(SUM(D47:E47)=0,&quot;-&quot;,SUM(D47:E47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7,L47)=0,&quot;-&quot;,SUM(H47,L47))" table:style-name="ce5">
            <text:p>-</text:p>
          </table:table-cell>
          <table:table-cell office:value-type="string" office:string-value="-" table:formula="msoxl:=  IF(SUM(I47:J47)=0,&quot;-&quot;,SUM(I47:J47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7:N47)=0,&quot;-&quot;,SUM(M47:N47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臺灣蜆</text:p>
          </table:table-cell>
          <table:table-cell office:value-type="string" office:string-value="-" table:formula="msoxl:=  IF(SUM(D48:E48)=0,&quot;-&quot;,SUM(D48:E48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48,L48)=0,&quot;-&quot;,SUM(H48,L48))" table:style-name="ce5">
            <text:p>-</text:p>
          </table:table-cell>
          <table:table-cell office:value-type="string" office:string-value="-" table:formula="msoxl:=  IF(SUM(I48:J48)=0,&quot;-&quot;,SUM(I48:J48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48:N48)=0,&quot;-&quot;,SUM(M48:N48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7">
            <text:p>蝦類</text:p>
          </table:table-cell>
          <table:table-cell office:value-type="string" office:string-value="-" table:formula="msoxl:=  IF(SUM(D49:E49)=0,&quot;-&quot;,SUM(D49:E49))" table:style-name="ce5">
            <text:p>-</text:p>
          </table:table-cell>
          <table:table-cell office:value-type="string" office:string-value="-" table:formula="msoxl:=  IF(SUM(D50:D51)=0,&quot;-&quot;,SUM(D50:D51))" table:style-name="ce5">
            <text:p>-</text:p>
          </table:table-cell>
          <table:table-cell office:value-type="string" office:string-value="-" table:formula="msoxl:=  IF(SUM(E50:E51)=0,&quot;-&quot;,SUM(E50:E51))" table:style-name="ce5">
            <text:p>-</text:p>
          </table:table-cell>
          <table:covered-table-cell/>
          <table:table-cell office:value-type="string" office:string-value="-" table:formula="msoxl:=  IF(SUM(H49,L49)=0,&quot;-&quot;,SUM(H49,L49))" table:style-name="ce5">
            <text:p>-</text:p>
          </table:table-cell>
          <table:table-cell office:value-type="string" office:string-value="-" table:formula="msoxl:=  IF(SUM(H50:H51)=0,&quot;-&quot;,SUM(H50:H5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L50:L51)=0,&quot;-&quot;,SUM(L50:L5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凡納對蝦</text:p>
          </table:table-cell>
          <table:table-cell office:value-type="string" office:string-value="-" table:formula="msoxl:=  IF(SUM(D50:E50)=0,&quot;-&quot;,SUM(D50:E50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50,L50)=0,&quot;-&quot;,SUM(H50,L50))" table:style-name="ce5">
            <text:p>-</text:p>
          </table:table-cell>
          <table:table-cell office:value-type="string" office:string-value="-" table:formula="msoxl:=  IF(SUM(I50:J50)=0,&quot;-&quot;,SUM(I50:J50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50:N50)=0,&quot;-&quot;,SUM(M50:N50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1"/>
          <table:table-cell table:number-columns-repeated="7" table:style-name="ce12"/>
          <table:table-cell table:style-name="ce59"/>
          <table:table-cell table:number-columns-repeated="16360" table:style-name="ce3"/>
        </table:table-row>
        <table:table-row table:style-name="ro3">
          <table:covered-table-cell/>
          <table:table-cell office:value-type="string" table:style-name="ce6">
            <text:p>羅氏沼蝦</text:p>
          </table:table-cell>
          <table:table-cell office:value-type="string" office:string-value="-" table:formula="msoxl:=  IF(SUM(D51:E51)=0,&quot;-&quot;,SUM(D51:E51))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covered-table-cell/>
          <table:table-cell office:value-type="string" office:string-value="-" table:formula="msoxl:=  IF(SUM(H51,L51)=0,&quot;-&quot;,SUM(H51,L51))" table:style-name="ce5">
            <text:p>-</text:p>
          </table:table-cell>
          <table:table-cell office:value-type="string" office:string-value="-" table:formula="msoxl:=  IF(SUM(I51:J51)=0,&quot;-&quot;,SUM(I51:J51))" table:style-name="ce5">
            <text:p>-</text:p>
          </table:table-cell>
          <table:table-cell table:style-name="ce41"/>
          <table:table-cell table:number-columns-repeated="2" table:style-name="ce42"/>
          <table:table-cell office:value-type="string" office:string-value="-" table:formula="msoxl:=  IF(SUM(M51:N51)=0,&quot;-&quot;,SUM(M51:N51))" table:style-name="ce5">
            <text:p>-</text:p>
          </table:table-cell>
          <table:table-cell table:style-name="ce41"/>
          <table:table-cell table:number-columns-repeated="2" table:style-name="ce42"/>
          <table:table-cell table:style-name="ce13"/>
          <table:table-cell table:number-columns-repeated="7" table:style-name="ce14"/>
          <table:table-cell table:style-name="ce60"/>
          <table:table-cell table:number-columns-repeated="16360" table:style-name="ce3"/>
        </table:table-row>
        <table:table-row table:style-name="ro1">
          <table:table-cell table:style-name="ce8"/>
          <table:table-cell table:style-name="ce9"/>
          <table:table-cell office:value-type="string" table:style-name="ce8">
            <text:p>註 本表只揭露主要魚種，各魚種養殖面積之合計，將不等於總養殖面積。</text:p>
          </table:table-cell>
          <table:table-cell table:number-columns-repeated="3" table:style-name="ce8"/>
          <table:table-cell table:number-columns-repeated="9" table:style-name="ce2"/>
          <table:table-cell office:value-type="string" table:style-name="ce67">
            <text:p><text:s/>Only major species are showed in this table, therefore the area sum of species does not match the grand total.<text:s/></text:p>
          </table:table-cell>
          <table:table-cell table:number-columns-repeated="6" table:style-name="ce68"/>
          <table:table-cell table:style-name="ce2"/>
          <table:table-cell table:number-columns-repeated="13" table:style-name="ce8"/>
          <table:table-cell table:style-name="ce2"/>
          <table:table-cell table:number-columns-repeated="6" table:style-name="ce8"/>
          <table:table-cell table:number-columns-repeated="16341" table:style-name="ce10"/>
        </table:table-row>
        <table:table-row table:number-rows-repeated="1048524" table:style-name="ro1">
          <table:table-cell table:number-columns-repeated="16384"/>
        </table:table-row>
      </table:table>
      <table:named-expressions>
        <table:named-range table:name="Print_Area" table:cell-range-address="水產養殖面積2.$A$1:水產養殖面積2.$X$52" table:base-cell-address="水產養殖面積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6">
      <number:number number:decimal-places="2" number:min-integer-digits="1" number:grouping="true"/>
      <number:text> </number:text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196850393700787in" fo:margin-right="0.196850393700787in" style:print-orientation="landscape" style:print-page-order="ttb" style:first-page-number="continue" style:scale-to="94%" style:table-centering="none" style:print="objects charts drawings"/>
      <style:header-style>
        <style:header-footer-properties fo:min-height="0.433070866141732in" fo:margin-left="0.196850393700787in" fo:margin-right="0.196850393700787in" fo:margin-bottom="0in"/>
      </style:header-style>
      <style:footer-style>
        <style:header-footer-properties fo:min-height="0.433070866141732in" fo:margin-left="0.196850393700787in" fo:margin-right="0.196850393700787in" fo:margin-top="0in"/>
      </style:footer-style>
    </style:page-layout>
    <style:page-layout style:name="pm2">
      <style:page-layout-properties fo:margin-top="0.31496062992126in" fo:margin-bottom="0.31496062992126in" fo:margin-left="0.196850393700787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196850393700787in" fo:margin-right="0.196850393700787in" fo:margin-bottom="0in"/>
      </style:header-style>
      <style:footer-style>
        <style:header-footer-properties fo:min-height="0.433070866141732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hihsiun</meta:initial-creator>
    <dc:creator>李境超</dc:creator>
    <meta:creation-date>2013-08-20T02:12:28Z</meta:creation-date>
    <dc:date>2017-11-29T03:40:39Z</dc:date>
    <meta:print-date>2017-11-29T03:40:18Z</meta:print-date>
  </office:meta>
</office:document-meta>
</file>